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Arial1" svg:font-family="Arial" style:font-family-generic="swiss"/>
    <style:font-face style:name="Courier New1" svg:font-family="'Courier New'" style:font-family-generic="modern" style:font-pitch="fixed"/>
    <style:font-face style:name="Courier New2" svg:font-family="'Courier New'" style:font-adornments="Обычный"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ira Mono" svg:font-family="'Fira Mono', 'Source Code Pro', monos"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size="11pt" fo:font-style="normal" style:font-size-asian="11pt" style:font-style-asian="normal" style:font-size-complex="11pt" style:font-style-complex="normal"/>
    </style:style>
    <style:style style:name="P3" style:family="paragraph" style:parent-style-name="Standard">
      <style:text-properties style:font-name="Times New Roman" fo:font-size="11pt" fo:language="ru" fo:country="RU" officeooo:paragraph-rsid="0080d73a" style:font-size-asian="11pt" style:font-size-complex="11pt"/>
    </style:style>
    <style:style style:name="P4" style:family="paragraph" style:parent-style-name="Standard">
      <style:text-properties style:font-name="Times New Roman" fo:font-size="11pt" fo:font-weight="normal" officeooo:rsid="00bf4a29" officeooo:paragraph-rsid="00bf4a29" style:font-size-asian="11pt" style:font-weight-asian="normal" style:font-size-complex="11pt" style:font-weight-complex="normal"/>
    </style:style>
    <style:style style:name="P5" style:family="paragraph" style:parent-style-name="Standard">
      <style:text-properties style:font-name="Times New Roman" fo:font-weight="bold" style:font-weight-asian="bold" style:font-weight-complex="bold"/>
    </style:style>
    <style:style style:name="P6" style:family="paragraph" style:parent-style-name="Standard">
      <style:text-properties style:font-name="Times New Roman" style:font-name-complex="Times New Roman1"/>
    </style:style>
    <style:style style:name="P7" style:family="paragraph" style:parent-style-name="Standard">
      <style:text-properties style:font-name="Times New Roman" officeooo:paragraph-rsid="00fcbafe"/>
    </style:style>
    <style:style style:name="P8" style:family="paragraph" style:parent-style-name="Standard">
      <style:text-properties style:font-name="Times New Roman" officeooo:paragraph-rsid="00fd610b"/>
    </style:style>
    <style:style style:name="P9" style:family="paragraph" style:parent-style-name="Standard">
      <style:text-properties style:font-name="Times New Roman" officeooo:rsid="00fa83c3" officeooo:paragraph-rsid="00fd610b"/>
    </style:style>
    <style:style style:name="P10" style:family="paragraph" style:parent-style-name="Standard">
      <style:text-properties style:font-name="Courier New" fo:font-size="10pt" fo:language="en" fo:country="US" style:font-size-asian="10pt" style:font-size-complex="10pt"/>
    </style:style>
    <style:style style:name="P11" style:family="paragraph" style:parent-style-name="Standard">
      <style:text-properties style:font-name="Courier New" fo:font-size="10pt" fo:language="en" fo:country="US" officeooo:paragraph-rsid="005807d9" style:font-size-asian="10pt" style:font-size-complex="10pt"/>
    </style:style>
    <style:style style:name="P12" style:family="paragraph" style:parent-style-name="Standard">
      <style:text-properties style:font-name="Courier New" fo:font-size="10pt" fo:language="en" fo:country="US" style:font-size-asian="10pt" style:font-name-complex="Courier New3" style:font-size-complex="10pt"/>
    </style:style>
    <style:style style:name="P13" style:family="paragraph" style:parent-style-name="Standard">
      <style:text-properties style:font-name="Courier New" fo:font-size="10pt" fo:language="en" fo:country="US" style:font-size-asian="10pt" style:font-name-complex="Courier New3" style:font-size-complex="10pt" style:font-weight-complex="bold"/>
    </style:style>
    <style:style style:name="P14" style:family="paragraph" style:parent-style-name="Standard">
      <style:text-properties style:font-name="Courier New" fo:font-size="10pt" fo:language="en" fo:country="US"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text-properties style:font-name="Courier New" fo:font-size="10pt" fo:language="en" fo:country="US" fo:font-weight="normal" officeooo:rsid="00db7d03" officeooo:paragraph-rsid="00db7d03" style:font-size-asian="10pt" style:font-weight-asian="normal" style:font-size-complex="10pt" style:font-weight-complex="normal"/>
    </style:style>
    <style:style style:name="P16" style:family="paragraph" style:parent-style-name="Standard">
      <style:text-properties style:font-name="Courier New" fo:font-size="10pt" style:font-size-asian="10pt" style:font-name-complex="Courier New3" style:font-size-complex="10pt"/>
    </style:style>
    <style:style style:name="P17" style:family="paragraph" style:parent-style-name="Standard">
      <style:text-properties style:font-name="Courier New" fo:font-size="10pt" style:font-size-asian="10pt" style:font-name-complex="Courier New3" style:font-size-complex="10pt" style:font-weight-complex="bold"/>
    </style:style>
    <style:style style:name="P18" style:family="paragraph" style:parent-style-name="Standard">
      <style:text-properties style:font-name="Courier New" fo:font-size="10pt" style:font-size-asian="10pt" style:font-size-complex="10pt"/>
    </style:style>
    <style:style style:name="P19" style:family="paragraph" style:parent-style-name="Standard">
      <style:text-properties style:font-name="Courier New" fo:font-size="10pt" officeooo:paragraph-rsid="0104a393" style:font-size-asian="10pt" style:font-size-complex="10pt"/>
    </style:style>
    <style:style style:name="P20" style:family="paragraph" style:parent-style-name="Standard">
      <style:text-properties style:font-name="Courier New" fo:font-size="10pt" style:font-size-asian="10pt" style:font-name-complex="Times New Roman1" style:font-size-complex="10pt"/>
    </style:style>
    <style:style style:name="P21" style:family="paragraph" style:parent-style-name="Standard">
      <style:text-properties style:font-name="Courier New" fo:font-size="10pt" fo:language="ru" fo:country="RU" fo:font-weight="normal" style:font-size-asian="10pt" style:font-weight-asian="normal" style:font-size-complex="10pt" style:font-weight-complex="normal"/>
    </style:style>
    <style:style style:name="P22" style:family="paragraph" style:parent-style-name="Standard">
      <style:text-properties style:font-name="Courier New" fo:font-size="10pt" fo:language="ru" fo:country="RU" style:font-size-asian="10pt" style:font-size-complex="10pt"/>
    </style:style>
    <style:style style:name="P23" style:family="paragraph" style:parent-style-name="Standard">
      <style:text-properties style:font-name="Courier New" fo:font-size="10pt" fo:font-weight="normal" style:font-size-asian="10pt" style:font-weight-asian="normal" style:font-size-complex="10pt" style:font-weight-complex="normal"/>
    </style:style>
    <style:style style:name="P24" style:family="paragraph" style:parent-style-name="Standard">
      <style:text-properties style:font-name="Courier New" fo:font-size="10pt" fo:font-style="normal" style:font-size-asian="10pt" style:font-style-asian="normal" style:font-size-complex="10pt" style:font-style-complex="normal"/>
    </style:style>
    <style:style style:name="P25"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26" style:family="paragraph" style:parent-style-name="Standard">
      <style:text-properties style:font-name="Courier New" fo:language="en" fo:country="US"/>
    </style:style>
    <style:style style:name="P27" style:family="paragraph" style:parent-style-name="Standard">
      <style:text-properties fo:language="en" fo:country="US"/>
    </style:style>
    <style:style style:name="P28" style:family="paragraph" style:parent-style-name="Standard">
      <style:text-properties fo:language="en" fo:country="US" fo:font-weight="bold" style:font-weight-asian="bold" style:font-weight-complex="bold"/>
    </style:style>
    <style:style style:name="P29" style:family="paragraph" style:parent-style-name="Standard">
      <style:text-properties fo:language="en" fo:country="US" fo:font-style="italic" style:font-style-asian="italic" style:font-style-complex="italic"/>
    </style:style>
    <style:style style:name="P30" style:family="paragraph" style:parent-style-name="Standard">
      <style:text-properties fo:language="en" fo:country="US" fo:font-style="italic" officeooo:paragraph-rsid="00f8fd95" style:font-style-asian="italic" style:font-style-complex="italic"/>
    </style:style>
    <style:style style:name="P31" style:family="paragraph" style:parent-style-name="Standard">
      <style:text-properties fo:language="en" fo:country="US" fo:font-style="italic" fo:font-weight="normal" style:font-style-asian="italic" style:font-weight-asian="normal" style:font-style-complex="italic" style:font-weight-complex="normal"/>
    </style:style>
    <style:style style:name="P32" style:family="paragraph" style:parent-style-name="Standard">
      <style:text-properties fo:language="en" fo:country="US" fo:font-style="normal" style:font-style-asian="normal" style:font-style-complex="normal"/>
    </style:style>
    <style:style style:name="P33" style:family="paragraph" style:parent-style-name="Standard">
      <style:text-properties fo:language="en" fo:country="US" fo:font-style="normal" fo:font-weight="bold" style:font-style-asian="normal" style:font-weight-asian="bold" style:font-style-complex="normal" style:font-weight-complex="bold"/>
    </style:style>
    <style:style style:name="P34" style:family="paragraph" style:parent-style-name="Standard">
      <style:text-properties fo:language="en" fo:country="US" fo:font-weight="normal" style:font-weight-asian="normal" style:font-weight-complex="normal"/>
    </style:style>
    <style:style style:name="P35" style:family="paragraph" style:parent-style-name="Standard">
      <style:text-properties fo:language="en" fo:country="US" officeooo:paragraph-rsid="00f8fd95"/>
    </style:style>
    <style:style style:name="P36" style:family="paragraph" style:parent-style-name="Standard">
      <style:text-properties fo:language="en" fo:country="US" officeooo:rsid="00f94be5" officeooo:paragraph-rsid="00f94be5"/>
    </style:style>
    <style:style style:name="P37" style:family="paragraph" style:parent-style-name="Standard">
      <style:text-properties style:font-name-complex="Times New Roman1" style:font-weight-complex="bold"/>
    </style:style>
    <style:style style:name="P38" style:family="paragraph" style:parent-style-name="Standard">
      <style:text-properties fo:color="#333333"/>
    </style:style>
    <style:style style:name="P39" style:family="paragraph" style:parent-style-name="Standard">
      <style:text-properties fo:color="#333333" fo:language="en" fo:country="US"/>
    </style:style>
    <style:style style:name="P40" style:family="paragraph" style:parent-style-name="Standard">
      <style:text-properties fo:color="#333333" fo:font-style="normal" style:font-style-asian="normal" style:font-style-complex="normal"/>
    </style:style>
    <style:style style:name="P41" style:family="paragraph" style:parent-style-name="Standard">
      <style:text-properties fo:color="#333333" style:font-name="Courier New" fo:font-size="10pt" fo:language="en" fo:country="US" fo:font-style="normal" style:font-size-asian="10pt" style:font-style-asian="normal" style:font-size-complex="10pt" style:font-style-complex="normal"/>
    </style:style>
    <style:style style:name="P42" style:family="paragraph" style:parent-style-name="Standard">
      <style:text-properties fo:color="#333333" style:font-name="Courier New" fo:font-size="10pt" fo:language="en" fo:country="US" style:font-size-asian="10pt" style:font-size-complex="10pt"/>
    </style:style>
    <style:style style:name="P43" style:family="paragraph" style:parent-style-name="Standard">
      <style:text-properties fo:color="#333333" style:font-name="Courier New" fo:font-size="10pt" style:font-size-asian="10pt" style:font-size-complex="10pt"/>
    </style:style>
    <style:style style:name="P44" style:family="paragraph" style:parent-style-name="Standard">
      <style:text-properties fo:color="#000000"/>
    </style:style>
    <style:style style:name="P45" style:family="paragraph" style:parent-style-name="Standard">
      <style:text-properties fo:color="#000000" style:font-name="Courier New" fo:font-size="10pt" style:font-size-asian="10pt" style:font-size-complex="10pt"/>
    </style:style>
    <style:style style:name="P46" style:family="paragraph" style:parent-style-name="Standard">
      <style:text-properties fo:color="#000000" style:font-name="Courier New" fo:font-size="10pt" fo:language="en" fo:country="US" style:font-size-asian="10pt" style:font-size-complex="10pt"/>
    </style:style>
    <style:style style:name="P47" style:family="paragraph" style:parent-style-name="Standard">
      <style:text-properties fo:color="#000000" fo:font-style="italic" style:font-style-asian="italic" style:font-style-complex="italic"/>
    </style:style>
    <style:style style:name="P48" style:family="paragraph" style:parent-style-name="Standard">
      <style:text-properties fo:font-style="normal" fo:font-weight="normal" style:font-style-asian="normal" style:font-weight-asian="normal" style:font-style-complex="normal" style:font-weight-complex="normal"/>
    </style:style>
    <style:style style:name="P49" style:family="paragraph" style:parent-style-name="Standard">
      <style:text-properties fo:font-style="normal" fo:font-weight="normal" officeooo:paragraph-rsid="007089b8" style:font-style-asian="normal" style:font-weight-asian="normal" style:font-style-complex="normal" style:font-weight-complex="normal"/>
    </style:style>
    <style:style style:name="P50" style:family="paragraph" style:parent-style-name="Standard">
      <style:text-properties fo:font-style="normal" fo:font-weight="normal" officeooo:paragraph-rsid="00719c56" style:font-style-asian="normal" style:font-weight-asian="normal" style:font-style-complex="normal" style:font-weight-complex="normal"/>
    </style:style>
    <style:style style:name="P51" style:family="paragraph" style:parent-style-name="Standard">
      <style:text-properties fo:font-style="normal" fo:font-weight="normal" officeooo:paragraph-rsid="0072eaae" style:font-style-asian="normal" style:font-weight-asian="normal" style:font-style-complex="normal" style:font-weight-complex="normal"/>
    </style:style>
    <style:style style:name="P52" style:family="paragraph" style:parent-style-name="Standard">
      <style:text-properties fo:font-style="normal" fo:font-weight="normal" officeooo:paragraph-rsid="007a2512" style:font-style-asian="normal" style:font-weight-asian="normal" style:font-style-complex="normal" style:font-weight-complex="normal"/>
    </style:style>
    <style:style style:name="P53" style:family="paragraph" style:parent-style-name="Standard">
      <style:text-properties fo:font-style="normal" fo:font-weight="normal" officeooo:paragraph-rsid="007ba749" style:font-style-asian="normal" style:font-weight-asian="normal" style:font-style-complex="normal" style:font-weight-complex="normal"/>
    </style:style>
    <style:style style:name="P54" style:family="paragraph" style:parent-style-name="Standard">
      <style:text-properties fo:font-style="normal" fo:font-weight="normal" officeooo:paragraph-rsid="007cc2df" style:font-style-asian="normal" style:font-weight-asian="normal" style:font-style-complex="normal" style:font-weight-complex="normal"/>
    </style:style>
    <style:style style:name="P55" style:family="paragraph" style:parent-style-name="Standard">
      <style:text-properties fo:font-style="normal" fo:font-weight="normal" officeooo:paragraph-rsid="008323db" style:font-style-asian="normal" style:font-weight-asian="normal" style:font-style-complex="normal" style:font-weight-complex="normal"/>
    </style:style>
    <style:style style:name="P56" style:family="paragraph" style:parent-style-name="Standard">
      <style:text-properties fo:font-style="normal" style:font-style-asian="normal" style:font-style-complex="normal"/>
    </style:style>
    <style:style style:name="P57" style:family="paragraph" style:parent-style-name="Standard">
      <style:text-properties fo:font-style="normal" officeooo:rsid="009343fe" officeooo:paragraph-rsid="009343fe" style:font-style-asian="normal" style:font-style-complex="normal"/>
    </style:style>
    <style:style style:name="P58" style:family="paragraph" style:parent-style-name="Standard">
      <style:text-properties fo:font-style="normal" fo:font-weight="bold" style:font-style-asian="normal" style:font-weight-asian="bold" style:font-style-complex="normal" style:font-weight-complex="bold"/>
    </style:style>
    <style:style style:name="P59" style:family="paragraph" style:parent-style-name="Standard">
      <style:text-properties fo:font-style="normal" fo:font-weight="bold" officeooo:rsid="009343fe" officeooo:paragraph-rsid="00991d1b" style:font-style-asian="normal" style:font-weight-asian="bold" style:font-style-complex="normal" style:font-weight-complex="bold"/>
    </style:style>
    <style:style style:name="P60" style:family="paragraph" style:parent-style-name="Standard">
      <style:paragraph-properties>
        <style:tab-stops>
          <style:tab-stop style:position="11.509cm"/>
        </style:tab-stops>
      </style:paragraph-properties>
    </style:style>
    <style:style style:name="P61" style:family="paragraph" style:parent-style-name="Standard">
      <style:text-properties fo:font-weight="normal" style:font-weight-asian="normal" style:font-weight-complex="normal"/>
    </style:style>
    <style:style style:name="P62" style:family="paragraph" style:parent-style-name="Standard">
      <style:text-properties fo:font-weight="normal" officeooo:rsid="0087c4ab" officeooo:paragraph-rsid="0087c4ab" style:font-weight-asian="normal" style:font-weight-complex="normal"/>
    </style:style>
    <style:style style:name="P63" style:family="paragraph" style:parent-style-name="Standard">
      <style:text-properties style:font-name="Fira Mono" fo:font-size="10.5pt" fo:language="en" fo:country="US" style:font-size-asian="10.5pt"/>
    </style:style>
    <style:style style:name="P64" style:family="paragraph" style:parent-style-name="Standard">
      <style:text-properties fo:font-weight="bold" style:font-weight-asian="bold"/>
    </style:style>
    <style:style style:name="P65" style:family="paragraph" style:parent-style-name="Standard">
      <style:text-properties fo:font-weight="bold" style:font-weight-asian="bold" style:font-weight-complex="bold"/>
    </style:style>
    <style:style style:name="P66" style:family="paragraph" style:parent-style-name="Standard">
      <style:paragraph-properties>
        <style:tab-stops>
          <style:tab-stop style:position="0cm"/>
        </style:tab-stops>
      </style:paragraph-properties>
    </style:style>
    <style:style style:name="P67" style:family="paragraph" style:parent-style-name="Standard">
      <style:text-properties fo:font-size="14pt" fo:language="en" fo:country="US" fo:font-weight="bold" style:font-size-asian="14pt" style:font-weight-asian="bold" style:font-size-complex="14pt" style:font-weight-complex="bold"/>
    </style:style>
    <style:style style:name="P68" style:family="paragraph" style:parent-style-name="Standard">
      <style:text-properties fo:font-size="14pt" fo:font-weight="bold" style:font-size-asian="14pt" style:font-weight-asian="bold" style:font-size-complex="14pt" style:font-weight-complex="bold"/>
    </style:style>
    <style:style style:name="P69" style:family="paragraph" style:parent-style-name="Standard">
      <style:text-properties fo:font-style="italic" style:font-style-asian="italic" style:font-style-complex="italic"/>
    </style:style>
    <style:style style:name="P70" style:family="paragraph" style:parent-style-name="Standard">
      <style:text-properties fo:font-style="italic" officeooo:rsid="009343fe" officeooo:paragraph-rsid="009343fe" style:font-style-asian="italic" style:font-style-complex="italic"/>
    </style:style>
    <style:style style:name="P71" style:family="paragraph" style:parent-style-name="Standard">
      <style:text-properties fo:font-style="italic" officeooo:rsid="009343fe" officeooo:paragraph-rsid="0099aa0c" style:font-style-asian="italic" style:font-style-complex="italic"/>
    </style:style>
    <style:style style:name="P72" style:family="paragraph" style:parent-style-name="Standard">
      <style:text-properties fo:font-style="italic" officeooo:rsid="00a746e7" officeooo:paragraph-rsid="00a746e7" style:font-style-asian="italic" style:font-style-complex="italic"/>
    </style:style>
    <style:style style:name="P73" style:family="paragraph" style:parent-style-name="Standard">
      <style:text-properties fo:font-style="italic" officeooo:rsid="00c234e7" officeooo:paragraph-rsid="00c234e7" style:font-style-asian="italic" style:font-style-complex="italic"/>
    </style:style>
    <style:style style:name="P74" style:family="paragraph" style:parent-style-name="Standard">
      <style:text-properties fo:font-style="italic" style:font-style-asian="italic" style:font-weight-complex="bold"/>
    </style:style>
    <style:style style:name="P75" style:family="paragraph" style:parent-style-name="Standard">
      <style:text-properties fo:font-style="italic" fo:font-weight="bold" style:font-style-asian="italic" style:font-weight-asian="bold" style:font-style-complex="italic" style:font-weight-complex="bold"/>
    </style:style>
    <style:style style:name="P76" style:family="paragraph" style:parent-style-name="Standard">
      <style:text-properties fo:font-style="italic" fo:font-weight="bold" officeooo:paragraph-rsid="004ed444" style:font-style-asian="italic" style:font-weight-asian="bold" style:font-style-complex="italic" style:font-weight-complex="bold"/>
    </style:style>
    <style:style style:name="P77" style:family="paragraph" style:parent-style-name="Standard">
      <style:text-properties fo:font-style="italic" fo:font-weight="normal" style:font-style-asian="italic" style:font-weight-asian="normal" style:font-style-complex="italic" style:font-weight-complex="normal"/>
    </style:style>
    <style:style style:name="P78" style:family="paragraph" style:parent-style-name="Standard">
      <style:text-properties style:font-weight-complex="bold"/>
    </style:style>
    <style:style style:name="P79" style:family="paragraph" style:parent-style-name="Standard">
      <style:text-properties style:font-size-complex="10pt"/>
    </style:style>
    <style:style style:name="P80" style:family="paragraph" style:parent-style-name="Standard">
      <style:text-properties fo:font-size="11pt" fo:language="en" fo:country="US" style:font-size-asian="11pt" style:font-size-complex="11pt"/>
    </style:style>
    <style:style style:name="P81" style:family="paragraph" style:parent-style-name="Standard">
      <style:text-properties fo:font-size="11pt" fo:language="en" fo:country="US" fo:font-weight="normal" style:font-size-asian="11pt" style:font-weight-asian="normal" style:font-size-complex="11pt" style:font-weight-complex="normal"/>
    </style:style>
    <style:style style:name="P82" style:family="paragraph" style:parent-style-name="Standard">
      <style:text-properties fo:font-size="11pt" fo:language="en" fo:country="US" fo:font-weight="bold" style:font-size-asian="11pt" style:font-weight-asian="bold" style:font-size-complex="11pt" style:font-weight-complex="bold"/>
    </style:style>
    <style:style style:name="P83" style:family="paragraph" style:parent-style-name="Standard">
      <style:text-properties fo:font-size="11pt" fo:language="en" fo:country="US" fo:font-weight="bold" officeooo:rsid="0028de73" officeooo:paragraph-rsid="0028de73" style:font-size-asian="11pt" style:font-weight-asian="bold" style:font-size-complex="11pt" style:font-weight-complex="bold"/>
    </style:style>
    <style:style style:name="P84" style:family="paragraph" style:parent-style-name="Standard">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85" style:family="paragraph" style:parent-style-name="Standard">
      <style:text-properties fo:font-size="11pt" fo:language="en" fo:country="US" fo:font-style="italic" fo:font-weight="normal" officeooo:rsid="00db7d03" officeooo:paragraph-rsid="00db7d03" style:font-size-asian="9.60000038146973pt" style:font-style-asian="italic" style:font-weight-asian="normal" style:font-size-complex="11pt" style:font-style-complex="italic" style:font-weight-complex="normal"/>
    </style:style>
    <style:style style:name="P86" style:family="paragraph" style:parent-style-name="Standard">
      <style:text-properties fo:font-size="11pt" fo:language="ru" fo:country="RU" fo:font-weight="bold" style:font-size-asian="11pt" style:font-weight-asian="bold" style:font-size-complex="11pt" style:font-weight-complex="bold"/>
    </style:style>
    <style:style style:name="P87" style:family="paragraph" style:parent-style-name="Standard">
      <style:text-properties fo:font-size="11pt" fo:language="ru" fo:country="RU" style:font-size-asian="11pt" style:font-size-complex="11pt"/>
    </style:style>
    <style:style style:name="P88" style:family="paragraph" style:parent-style-name="Standard">
      <style:text-properties fo:font-size="11pt" fo:language="ru" fo:country="RU" style:text-underline-style="none" style:font-size-asian="11pt" style:font-size-complex="11pt"/>
    </style:style>
    <style:style style:name="P89" style:family="paragraph" style:parent-style-name="Standard">
      <style:text-properties fo:font-size="11pt" fo:language="ru" fo:country="RU" style:text-underline-style="none" officeooo:paragraph-rsid="0081d12f" style:font-size-asian="11pt" style:font-size-complex="11pt"/>
    </style:style>
    <style:style style:name="P90" style:family="paragraph" style:parent-style-name="Standard">
      <style:text-properties fo:font-size="11pt" fo:language="ru" fo:country="RU" style:text-underline-style="none" officeooo:paragraph-rsid="00d5926e" style:font-size-asian="11pt" style:font-size-complex="11pt"/>
    </style:style>
    <style:style style:name="P91" style:family="paragraph" style:parent-style-name="Standard">
      <style:text-properties fo:font-size="11pt" fo:language="ru" fo:country="RU" style:text-underline-style="none" fo:font-weight="bold" style:font-size-asian="11pt" style:font-weight-asian="bold" style:font-size-complex="11pt" style:font-weight-complex="bold"/>
    </style:style>
    <style:style style:name="P92" style:family="paragraph" style:parent-style-name="Standard">
      <style:text-properties fo:font-size="11pt" fo:language="ru" fo:country="RU" fo:font-weight="normal" style:font-size-asian="11pt" style:font-weight-asian="normal" style:font-size-complex="11pt" style:font-weight-complex="normal"/>
    </style:style>
    <style:style style:name="P93" style:family="paragraph" style:parent-style-name="Standard">
      <style:text-properties fo:font-size="11pt" fo:language="ru" fo:country="RU" fo:font-weight="normal" officeooo:rsid="0027b612" officeooo:paragraph-rsid="0027b612" style:font-size-asian="11pt" style:font-weight-asian="normal" style:font-size-complex="11pt" style:font-weight-complex="normal"/>
    </style:style>
    <style:style style:name="P94" style:family="paragraph" style:parent-style-name="Standard">
      <style:text-properties fo:font-size="11pt" fo:language="ru" fo:country="RU" fo:font-weight="normal" officeooo:rsid="0027b612" officeooo:paragraph-rsid="0028de73" style:font-size-asian="11pt" style:font-weight-asian="normal" style:font-size-complex="11pt" style:font-weight-complex="normal"/>
    </style:style>
    <style:style style:name="P95" style:family="paragraph" style:parent-style-name="Standard">
      <style:text-properties fo:font-size="11pt" fo:language="ru" fo:country="RU" fo:font-weight="normal" officeooo:rsid="0027b612" officeooo:paragraph-rsid="002999da" style:font-size-asian="11pt" style:font-weight-asian="normal" style:font-size-complex="11pt" style:font-weight-complex="normal"/>
    </style:style>
    <style:style style:name="P96" style:family="paragraph" style:parent-style-name="Standard">
      <style:text-properties fo:font-size="11pt" fo:language="ru" fo:country="RU" fo:font-weight="normal" officeooo:rsid="0027b612" officeooo:paragraph-rsid="002b785a" style:font-size-asian="11pt" style:font-weight-asian="normal" style:font-size-complex="11pt" style:font-weight-complex="normal"/>
    </style:style>
    <style:style style:name="P97" style:family="paragraph" style:parent-style-name="Standard">
      <style:text-properties fo:font-size="11pt" fo:font-weight="normal" style:font-size-asian="11pt" style:font-weight-asian="normal" style:font-size-complex="11pt" style:font-weight-complex="normal"/>
    </style:style>
    <style:style style:name="P98" style:family="paragraph" style:parent-style-name="Standard">
      <style:text-properties fo:font-size="11pt" fo:font-weight="normal" officeooo:paragraph-rsid="0027b612" style:font-size-asian="11pt" style:font-weight-asian="normal" style:font-size-complex="11pt" style:font-weight-complex="normal"/>
    </style:style>
    <style:style style:name="P99" style:family="paragraph" style:parent-style-name="Standard">
      <style:text-properties fo:font-size="11pt" fo:font-weight="normal" officeooo:paragraph-rsid="0015d278" style:font-size-asian="11pt" style:font-weight-asian="normal" style:font-size-complex="11pt" style:font-weight-complex="normal"/>
    </style:style>
    <style:style style:name="P100" style:family="paragraph" style:parent-style-name="Standard">
      <style:text-properties fo:font-size="11pt" fo:font-weight="normal" officeooo:paragraph-rsid="00bec6d0"/>
    </style:style>
    <style:style style:name="P101" style:family="paragraph" style:parent-style-name="Standard">
      <style:text-properties fo:font-size="11pt" style:font-size-asian="11pt" style:font-size-complex="11pt"/>
    </style:style>
    <style:style style:name="P102" style:family="paragraph" style:parent-style-name="Standard">
      <style:text-properties fo:font-size="11pt" fo:font-weight="bold" style:font-size-asian="11pt" style:font-weight-asian="bold" style:font-size-complex="11pt" style:font-weight-complex="bold"/>
    </style:style>
    <style:style style:name="P103" style:family="paragraph" style:parent-style-name="Standard">
      <style:text-properties fo:font-size="11pt" fo:font-style="normal" style:font-size-asian="11pt" style:font-style-asian="normal" style:font-size-complex="11pt" style:font-style-complex="normal"/>
    </style:style>
    <style:style style:name="P104"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105" style:family="paragraph" style:parent-style-name="Standard">
      <style:text-properties fo:font-size="11pt" fo:font-style="italic" style:font-size-asian="11pt" style:font-style-asian="italic" style:font-size-complex="11pt" style:font-style-complex="italic"/>
    </style:style>
    <style:style style:name="P106" style:family="paragraph" style:parent-style-name="Standard">
      <style:text-properties fo:font-size="10pt" style:font-size-asian="10pt" style:font-size-complex="10pt"/>
    </style:style>
    <style:style style:name="P107" style:family="paragraph" style:parent-style-name="Standard">
      <style:text-properties fo:font-size="13pt" fo:language="en" fo:country="US" fo:font-weight="bold" style:font-size-asian="13pt" style:font-weight-asian="bold" style:font-size-complex="13pt" style:font-weight-complex="bold"/>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color="#00000a"/>
    </style:style>
    <style:style style:name="P110" style:family="paragraph" style:parent-style-name="Standard">
      <style:text-properties fo:font-variant="normal" fo:text-transform="none" fo:color="#00000a" fo:font-size="11pt" fo:letter-spacing="normal" fo:language="en" fo:country="US" fo:font-style="normal" fo:font-weight="normal" style:font-size-asian="11pt" style:font-style-asian="normal" style:font-weight-asian="normal" style:font-size-complex="11pt"/>
    </style:style>
    <style:style style:name="P111" style:family="paragraph" style:parent-style-name="Standard">
      <style:text-properties fo:font-variant="normal" fo:text-transform="none" style:use-window-font-color="true" style:font-name="Times New Roman" fo:font-size="11pt" fo:letter-spacing="normal" fo:language="ru" fo:country="RU" fo:font-style="italic" fo:font-weight="normal" fo:background-color="transparent" style:font-size-asian="11pt" style:font-style-asian="italic" style:font-weight-asian="normal" style:font-size-complex="11pt" style:font-style-complex="italic" style:font-weight-complex="normal"/>
    </style:style>
    <style:style style:name="P112" style:family="paragraph" style:parent-style-name="Standard">
      <style:text-properties fo:language="ru" fo:country="RU"/>
    </style:style>
    <style:style style:name="P113" style:family="paragraph" style:parent-style-name="Standard">
      <style:text-properties fo:language="ru" fo:country="RU" fo:font-weight="bold" style:font-weight-asian="bold" style:font-weight-complex="bold"/>
    </style:style>
    <style:style style:name="P114" style:family="paragraph" style:parent-style-name="Standard">
      <style:text-properties style:text-underline-style="solid" style:text-underline-width="auto" style:text-underline-color="font-color"/>
    </style:style>
    <style:style style:name="P115" style:family="paragraph" style:parent-style-name="Standard">
      <style:text-properties fo:color="#242021" style:font-name="Courier New" fo:font-size="10pt" fo:font-style="normal" fo:font-weight="normal" style:font-size-asian="10pt" style:font-style-asian="normal" style:font-weight-asian="normal" style:font-size-complex="10pt"/>
    </style:style>
    <style:style style:name="P116" style:family="paragraph" style:parent-style-name="Standard">
      <style:text-properties officeooo:paragraph-rsid="000faa97"/>
    </style:style>
    <style:style style:name="P117" style:family="paragraph" style:parent-style-name="Standard">
      <style:text-properties officeooo:paragraph-rsid="0013f0e1"/>
    </style:style>
    <style:style style:name="P118" style:family="paragraph" style:parent-style-name="Standard">
      <style:text-properties officeooo:paragraph-rsid="00304147"/>
    </style:style>
    <style:style style:name="P119" style:family="paragraph" style:parent-style-name="Standard">
      <style:text-properties officeooo:paragraph-rsid="0031dbed"/>
    </style:style>
    <style:style style:name="P120" style:family="paragraph" style:parent-style-name="Standard">
      <style:text-properties officeooo:rsid="0032c3e3" officeooo:paragraph-rsid="0032c3e3"/>
    </style:style>
    <style:style style:name="P121" style:family="paragraph" style:parent-style-name="Standard">
      <style:text-properties officeooo:rsid="00333ecd" officeooo:paragraph-rsid="00333ecd"/>
    </style:style>
    <style:style style:name="P122" style:family="paragraph" style:parent-style-name="Standard">
      <style:text-properties officeooo:paragraph-rsid="0034f32d"/>
    </style:style>
    <style:style style:name="P123" style:family="paragraph" style:parent-style-name="Standard">
      <style:text-properties officeooo:paragraph-rsid="0035e0e2"/>
    </style:style>
    <style:style style:name="P124" style:family="paragraph" style:parent-style-name="Standard">
      <style:text-properties officeooo:rsid="0035e0e2" officeooo:paragraph-rsid="0035e0e2"/>
    </style:style>
    <style:style style:name="P125" style:family="paragraph" style:parent-style-name="Standard">
      <style:text-properties officeooo:rsid="0037b9d0" officeooo:paragraph-rsid="0037b9d0"/>
    </style:style>
    <style:style style:name="P126" style:family="paragraph" style:parent-style-name="Standard">
      <style:text-properties officeooo:paragraph-rsid="003a166c"/>
    </style:style>
    <style:style style:name="P127" style:family="paragraph" style:parent-style-name="Standard">
      <style:text-properties officeooo:paragraph-rsid="003b423a"/>
    </style:style>
    <style:style style:name="P128" style:family="paragraph" style:parent-style-name="Standard">
      <style:text-properties officeooo:paragraph-rsid="003b4ab2"/>
    </style:style>
    <style:style style:name="P129" style:family="paragraph" style:parent-style-name="Standard">
      <style:text-properties officeooo:paragraph-rsid="003d14ac"/>
    </style:style>
    <style:style style:name="P130" style:family="paragraph" style:parent-style-name="Standard">
      <style:text-properties officeooo:paragraph-rsid="0042a351"/>
    </style:style>
    <style:style style:name="P131" style:family="paragraph" style:parent-style-name="Standard">
      <style:text-properties style:font-name="Courier New1" fo:font-size="10pt" style:font-size-asian="10pt" style:font-size-complex="10pt"/>
    </style:style>
    <style:style style:name="P132" style:family="paragraph" style:parent-style-name="Standard">
      <style:text-properties style:font-name="Courier New1" fo:font-size="10pt" officeooo:rsid="003e855b" officeooo:paragraph-rsid="003d14ac" style:font-size-asian="10pt" style:font-size-complex="10pt"/>
    </style:style>
    <style:style style:name="P133" style:family="paragraph" style:parent-style-name="Standard">
      <style:text-properties style:font-name="Courier New1" fo:font-size="10pt" officeooo:paragraph-rsid="0060f174" style:font-size-asian="10pt" style:font-size-complex="10pt"/>
    </style:style>
    <style:style style:name="P134" style:family="paragraph" style:parent-style-name="Standard">
      <style:text-properties style:font-name="Courier New1" fo:font-size="10pt" officeooo:paragraph-rsid="00b15616" style:font-size-asian="10pt" style:font-size-complex="10pt"/>
    </style:style>
    <style:style style:name="P135" style:family="paragraph" style:parent-style-name="Standard">
      <style:text-properties style:font-name="Courier New1" fo:font-size="10pt" officeooo:paragraph-rsid="00b7ebd9" style:font-size-asian="10pt" style:font-size-complex="10pt"/>
    </style:style>
    <style:style style:name="P136" style:family="paragraph" style:parent-style-name="Standard">
      <style:text-properties style:font-name="Courier New1" fo:font-size="10pt" fo:font-style="normal" fo:font-weight="normal" officeooo:paragraph-rsid="007a2512" style:font-size-asian="10pt" style:font-style-asian="normal" style:font-weight-asian="normal" style:font-size-complex="10pt" style:font-style-complex="normal" style:font-weight-complex="normal"/>
    </style:style>
    <style:style style:name="P137" style:family="paragraph" style:parent-style-name="Standard">
      <style:text-properties style:font-name="Courier New1" fo:font-size="10pt" fo:font-style="normal" officeooo:rsid="009343fe" officeooo:paragraph-rsid="009343fe" style:font-size-asian="10pt" style:font-style-asian="normal" style:font-size-complex="10pt" style:font-style-complex="normal"/>
    </style:style>
    <style:style style:name="P138" style:family="paragraph" style:parent-style-name="Standard">
      <style:text-properties style:font-name="Courier New1" fo:font-size="10pt" fo:font-weight="normal" style:font-size-asian="10pt" style:font-weight-asian="normal" style:font-size-complex="10pt" style:font-weight-complex="normal"/>
    </style:style>
    <style:style style:name="P139" style:family="paragraph" style:parent-style-name="Standard">
      <style:text-properties style:font-name="Courier New1" fo:font-size="10pt" fo:font-weight="normal" officeooo:rsid="004b4aa2" officeooo:paragraph-rsid="004b4aa2" style:font-size-asian="10pt" style:font-weight-asian="normal" style:font-size-complex="10pt" style:font-weight-complex="normal"/>
    </style:style>
    <style:style style:name="P140" style:family="paragraph" style:parent-style-name="Standard">
      <style:text-properties style:font-name="Courier New1" fo:font-size="10pt" fo:font-weight="normal" officeooo:paragraph-rsid="00b15616" style:font-size-asian="10pt" style:font-weight-asian="normal" style:font-size-complex="10pt" style:font-weight-complex="normal"/>
    </style:style>
    <style:style style:name="P141" style:family="paragraph" style:parent-style-name="Standard">
      <style:text-properties style:font-name="Courier New1" fo:font-size="10pt" fo:font-weight="normal" officeooo:rsid="00b15616" officeooo:paragraph-rsid="00b7ebd9" style:font-size-asian="10pt" style:font-weight-asian="normal" style:font-size-complex="10pt" style:font-weight-complex="normal"/>
    </style:style>
    <style:style style:name="P142" style:family="paragraph" style:parent-style-name="Standard">
      <style:text-properties style:font-name="Courier New1" fo:font-size="10pt" fo:font-weight="normal" officeooo:rsid="00b15616" officeooo:paragraph-rsid="00b9f04b" style:font-size-asian="10pt" style:font-weight-asian="normal" style:font-size-complex="10pt" style:font-weight-complex="normal"/>
    </style:style>
    <style:style style:name="P143" style:family="paragraph" style:parent-style-name="Standard">
      <style:text-properties style:font-name="Courier New1" fo:font-size="10pt" fo:font-weight="normal" officeooo:rsid="00bf4a29" officeooo:paragraph-rsid="00bf4a29" style:font-size-asian="10pt" style:font-weight-asian="normal" style:font-size-complex="10pt" style:font-weight-complex="normal"/>
    </style:style>
    <style:style style:name="P144" style:family="paragraph" style:parent-style-name="Standard">
      <style:text-properties style:use-window-font-color="true" style:font-name="Times New Roman" fo:font-size="11pt" officeooo:paragraph-rsid="003b423a" style:font-size-asian="11pt" style:font-size-complex="11pt"/>
    </style:style>
    <style:style style:name="P145" style:family="paragraph" style:parent-style-name="Standard">
      <style:text-properties officeooo:paragraph-rsid="004a3c94"/>
    </style:style>
    <style:style style:name="P146" style:family="paragraph" style:parent-style-name="Standard">
      <style:text-properties officeooo:paragraph-rsid="004b4aa2"/>
    </style:style>
    <style:style style:name="P147" style:family="paragraph" style:parent-style-name="Standard">
      <style:text-properties officeooo:paragraph-rsid="0052be1b"/>
    </style:style>
    <style:style style:name="P148" style:family="paragraph" style:parent-style-name="Standard">
      <style:text-properties officeooo:paragraph-rsid="0062342f"/>
    </style:style>
    <style:style style:name="P149" style:family="paragraph" style:parent-style-name="Standard">
      <style:text-properties officeooo:paragraph-rsid="0068de05"/>
    </style:style>
    <style:style style:name="P150" style:family="paragraph" style:parent-style-name="Standard">
      <style:text-properties officeooo:paragraph-rsid="006bf1a8"/>
    </style:style>
    <style:style style:name="P151" style:family="paragraph" style:parent-style-name="Standard">
      <style:text-properties officeooo:paragraph-rsid="0074d8f8"/>
    </style:style>
    <style:style style:name="P152" style:family="paragraph" style:parent-style-name="Standard">
      <style:text-properties officeooo:paragraph-rsid="0080d73a"/>
    </style:style>
    <style:style style:name="P153" style:family="paragraph" style:parent-style-name="Standard">
      <style:text-properties officeooo:paragraph-rsid="008a5117"/>
    </style:style>
    <style:style style:name="P154" style:family="paragraph" style:parent-style-name="Standard">
      <style:text-properties officeooo:rsid="00a0c77e" officeooo:paragraph-rsid="00a0c77e"/>
    </style:style>
    <style:style style:name="P155" style:family="paragraph" style:parent-style-name="Standard">
      <style:text-properties officeooo:paragraph-rsid="00a4382f"/>
    </style:style>
    <style:style style:name="P156" style:family="paragraph" style:parent-style-name="Standard">
      <style:text-properties officeooo:paragraph-rsid="00a4990e"/>
    </style:style>
    <style:style style:name="P157" style:family="paragraph" style:parent-style-name="Standard">
      <style:text-properties officeooo:paragraph-rsid="00a746e7"/>
    </style:style>
    <style:style style:name="P158" style:family="paragraph" style:parent-style-name="Standard">
      <style:text-properties officeooo:paragraph-rsid="00a93c1b"/>
    </style:style>
    <style:style style:name="P159" style:family="paragraph" style:parent-style-name="Standard">
      <style:text-properties officeooo:paragraph-rsid="00b15616"/>
    </style:style>
    <style:style style:name="P160" style:family="paragraph" style:parent-style-name="Standard">
      <style:text-properties officeooo:paragraph-rsid="00b2d2e9"/>
    </style:style>
    <style:style style:name="P161" style:family="paragraph" style:parent-style-name="Standard">
      <style:text-properties officeooo:paragraph-rsid="00b7ebd9"/>
    </style:style>
    <style:style style:name="P162" style:family="paragraph" style:parent-style-name="Standard">
      <style:text-properties officeooo:paragraph-rsid="00b971a8"/>
    </style:style>
    <style:style style:name="P163" style:family="paragraph" style:parent-style-name="Standard">
      <style:text-properties officeooo:rsid="00cb4f29" officeooo:paragraph-rsid="00cb4f29"/>
    </style:style>
    <style:style style:name="P164" style:family="paragraph" style:parent-style-name="Standard">
      <style:text-properties officeooo:paragraph-rsid="00d17f13"/>
    </style:style>
    <style:style style:name="P165" style:family="paragraph" style:parent-style-name="Standard">
      <style:text-properties fo:color="#252525" officeooo:rsid="00cb4f29" officeooo:paragraph-rsid="00cb4f29"/>
    </style:style>
    <style:style style:name="P166" style:family="paragraph" style:parent-style-name="Standard">
      <style:text-properties officeooo:paragraph-rsid="00d36d73"/>
    </style:style>
    <style:style style:name="P167" style:family="paragraph" style:parent-style-name="Standard">
      <style:text-properties officeooo:paragraph-rsid="00d59779"/>
    </style:style>
    <style:style style:name="P168" style:family="paragraph" style:parent-style-name="Standard">
      <style:text-properties officeooo:paragraph-rsid="00d7bf60"/>
    </style:style>
    <style:style style:name="P169" style:family="paragraph" style:parent-style-name="Standard">
      <style:text-properties officeooo:paragraph-rsid="00db7d03"/>
    </style:style>
    <style:style style:name="P170" style:family="paragraph" style:parent-style-name="Standard">
      <style:text-properties officeooo:paragraph-rsid="00df5701"/>
    </style:style>
    <style:style style:name="P171" style:family="paragraph" style:parent-style-name="Standard">
      <style:text-properties officeooo:paragraph-rsid="00e767c8"/>
    </style:style>
    <style:style style:name="P172" style:family="paragraph" style:parent-style-name="Standard">
      <style:text-properties officeooo:rsid="00e767c8" officeooo:paragraph-rsid="00ebd38c"/>
    </style:style>
    <style:style style:name="P173" style:family="paragraph" style:parent-style-name="Standard">
      <style:text-properties officeooo:rsid="0102321a" officeooo:paragraph-rsid="0102321a"/>
    </style:style>
    <style:style style:name="P174" style:family="paragraph" style:parent-style-name="Standard">
      <style:paragraph-properties fo:margin-left="1.27cm" fo:margin-right="0cm" fo:text-indent="0cm" style:auto-text-indent="false"/>
    </style:style>
    <style:style style:name="P175" style:family="paragraph" style:parent-style-name="Standard">
      <style:paragraph-properties fo:margin-left="1.27cm" fo:margin-right="0cm" fo:text-indent="0cm" style:auto-text-indent="false"/>
      <style:text-properties style:font-name="Courier New" fo:font-size="10pt" fo:language="en" fo:country="US" style:font-size-asian="10pt" style:font-name-complex="Courier New3" style:font-size-complex="10pt"/>
    </style:style>
    <style:style style:name="P176" style:family="paragraph" style:parent-style-name="Standard">
      <style:paragraph-properties fo:margin-left="1.27cm" fo:margin-right="0cm" fo:text-indent="0cm" style:auto-text-indent="false"/>
      <style:text-properties style:font-name="Courier New" fo:font-size="10pt" fo:language="en" fo:country="US" style:font-size-asian="10pt" style:font-name-complex="Courier New3" style:font-size-complex="10pt" style:font-weight-complex="bold"/>
    </style:style>
    <style:style style:name="P177" style:family="paragraph" style:parent-style-name="Standard">
      <style:paragraph-properties fo:margin-left="1.27cm" fo:margin-right="0cm" fo:margin-top="0cm" fo:margin-bottom="0cm" loext:contextual-spacing="false" fo:text-align="start" style:justify-single-word="false" fo:text-indent="0cm" style:auto-text-indent="false"/>
    </style:style>
    <style:style style:name="P178" style:family="paragraph" style:parent-style-name="Standard">
      <style:paragraph-properties fo:margin-left="1.27cm" fo:margin-right="0cm" fo:line-height="115%" fo:text-align="justify" style:justify-single-word="false" fo:orphans="2" fo:widows="2" fo:text-indent="0cm" style:auto-text-indent="false" style:writing-mode="lr-tb"/>
    </style:style>
    <style:style style:name="P179" style:family="paragraph" style:parent-style-name="Standard">
      <style:paragraph-properties fo:margin-top="0cm" fo:margin-bottom="0cm" loext:contextual-spacing="false"/>
    </style:style>
    <style:style style:name="P180" style:family="paragraph" style:parent-style-name="Standard">
      <style:paragraph-properties fo:margin-top="0cm" fo:margin-bottom="0cm" loext:contextual-spacing="false">
        <style:tab-stops>
          <style:tab-stop style:position="12.767cm"/>
        </style:tab-stops>
      </style:paragraph-properties>
    </style:style>
    <style:style style:name="P181" style:family="paragraph" style:parent-style-name="Standard">
      <style:paragraph-properties fo:margin-top="0cm" fo:margin-bottom="0cm" loext:contextual-spacing="false"/>
      <style:text-properties fo:font-style="normal" fo:font-weight="normal" style:font-style-asian="normal" style:font-weight-asian="normal" style:font-style-complex="normal" style:font-weight-complex="normal"/>
    </style:style>
    <style:style style:name="P182" style:family="paragraph" style:parent-style-name="Standard">
      <style:paragraph-properties fo:margin-top="0cm" fo:margin-bottom="0cm" loext:contextual-spacing="false"/>
      <style:text-properties style:font-name="Courier New" fo:font-size="10pt" style:font-size-asian="10pt" style:font-size-complex="10pt"/>
    </style:style>
    <style:style style:name="P183" style:family="paragraph" style:parent-style-name="Standard">
      <style:paragraph-properties fo:margin-top="0cm" fo:margin-bottom="0cm" loext:contextual-spacing="false"/>
      <style:text-properties style:font-name="Courier New" fo:font-size="10pt" fo:font-weight="normal" style:font-size-asian="10pt" style:font-weight-asian="normal" style:font-size-complex="10pt" style:font-weight-complex="normal"/>
    </style:style>
    <style:style style:name="P184" style:family="paragraph" style:parent-style-name="Standard">
      <style:paragraph-properties fo:margin-top="0cm" fo:margin-bottom="0cm" loext:contextual-spacing="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85" style:family="paragraph" style:parent-style-name="Standard">
      <style:paragraph-properties fo:margin-top="0cm" fo:margin-bottom="0cm" loext:contextual-spacing="false"/>
      <style:text-properties fo:font-size="11pt" fo:font-weight="normal" style:font-size-asian="11pt" style:font-weight-asian="normal" style:font-size-complex="11pt" style:font-weight-complex="normal"/>
    </style:style>
    <style:style style:name="P186" style:family="paragraph" style:parent-style-name="Standard">
      <style:paragraph-properties fo:margin-top="0cm" fo:margin-bottom="0cm" loext:contextual-spacing="false"/>
      <style:text-properties fo:font-size="11pt" fo:font-style="italic" fo:font-weight="normal" style:font-size-asian="11pt" style:font-style-asian="italic" style:font-weight-asian="normal" style:font-size-complex="11pt" style:font-style-complex="italic" style:font-weight-complex="normal"/>
    </style:style>
    <style:style style:name="P187" style:family="paragraph" style:parent-style-name="Standard">
      <style:paragraph-properties fo:margin-top="0cm" fo:margin-bottom="0cm" loext:contextual-spacing="false"/>
      <style:text-properties fo:font-weight="normal" style:font-weight-asian="normal" style:font-weight-complex="normal"/>
    </style:style>
    <style:style style:name="P188" style:family="paragraph" style:parent-style-name="Standard">
      <style:paragraph-properties fo:margin-top="0cm" fo:margin-bottom="0cm" loext:contextual-spacing="false"/>
      <style:text-properties fo:font-style="italic" style:font-style-asian="italic" style:font-style-complex="italic"/>
    </style:style>
    <style:style style:name="P189" style:family="paragraph" style:parent-style-name="Standard">
      <style:paragraph-properties fo:margin-top="0cm" fo:margin-bottom="0cm" loext:contextual-spacing="false"/>
      <style:text-properties fo:font-style="italic" fo:font-weight="normal" style:font-style-asian="italic" style:font-weight-asian="normal" style:font-style-complex="italic" style:font-weight-complex="normal"/>
    </style:style>
    <style:style style:name="P190" style:family="paragraph" style:parent-style-name="Standard">
      <style:paragraph-properties fo:margin-top="0cm" fo:margin-bottom="0cm" loext:contextual-spacing="false"/>
      <style:text-properties fo:font-weight="bold" style:font-weight-asian="bold" style:font-weight-complex="bold"/>
    </style:style>
    <style:style style:name="P191" style:family="paragraph" style:parent-style-name="Standard">
      <style:paragraph-properties fo:margin-top="0cm" fo:margin-bottom="0cm" loext:contextual-spacing="false"/>
      <style:text-properties officeooo:paragraph-rsid="00686ded"/>
    </style:style>
    <style:style style:name="P192" style:family="paragraph" style:parent-style-name="Standard">
      <style:paragraph-properties fo:margin-left="0.499cm" fo:margin-right="0cm" fo:text-indent="0cm" style:auto-text-indent="false"/>
    </style:style>
    <style:style style:name="P193" style:family="paragraph" style:parent-style-name="Standard">
      <style:paragraph-properties fo:margin-left="0.801cm" fo:margin-right="0cm" fo:line-height="115%" fo:text-align="justify" style:justify-single-word="false" fo:orphans="2" fo:widows="2" fo:text-indent="0cm" style:auto-text-indent="false" style:writing-mode="lr-tb"/>
    </style:style>
    <style:style style:name="P194" style:family="paragraph" style:parent-style-name="Standard">
      <style:paragraph-properties fo:margin-left="0.801cm" fo:margin-right="0cm" fo:line-height="115%" fo:text-align="justify" style:justify-single-word="false" fo:orphans="2" fo:widows="2" fo:text-indent="0cm" style:auto-text-indent="false" style:writing-mode="lr-tb"/>
      <style:text-properties fo:font-size="11pt" fo:language="ru" fo:country="RU" style:font-size-asian="11pt" style:font-size-complex="11pt"/>
    </style:style>
    <style:style style:name="P195" style:family="paragraph" style:parent-style-name="Standard">
      <style:paragraph-properties fo:margin-left="1cm" fo:margin-right="0cm" fo:line-height="115%" fo:text-align="justify" style:justify-single-word="false" fo:orphans="2" fo:widows="2" fo:text-indent="0cm" style:auto-text-indent="false" style:writing-mode="lr-tb"/>
    </style:style>
    <style:style style:name="P196" style:family="paragraph" style:parent-style-name="Heading_20_3">
      <style:paragraph-properties fo:margin-top="0.101cm" fo:margin-bottom="0.101cm" loext:contextual-spacing="false" fo:text-align="start" style:justify-single-word="false"/>
    </style:style>
    <style:style style:name="P197" style:family="paragraph" style:parent-style-name="Contents_20_3">
      <style:paragraph-properties>
        <style:tab-stops>
          <style:tab-stop style:position="16.501cm" style:type="right" style:leader-style="dotted" style:leader-text="."/>
        </style:tab-stops>
      </style:paragraph-properties>
    </style:style>
    <style:style style:name="P198" style:family="paragraph" style:parent-style-name="Contents_20_2">
      <style:paragraph-properties>
        <style:tab-stops>
          <style:tab-stop style:position="16.501cm" style:type="right" style:leader-style="dotted" style:leader-text="."/>
        </style:tab-stops>
      </style:paragraph-properties>
    </style:style>
    <style:style style:name="P199" style:family="paragraph" style:parent-style-name="Heading_20_2">
      <style:paragraph-properties fo:margin-top="0.423cm" fo:margin-bottom="0.212cm" loext:contextual-spacing="false"/>
      <style:text-properties fo:language="en" fo:country="US"/>
    </style:style>
    <style:style style:name="P200" style:family="paragraph" style:parent-style-name="Standard">
      <style:paragraph-properties fo:margin-left="0cm" fo:margin-right="0cm" fo:text-indent="1.27cm" style:auto-text-indent="false"/>
      <style:text-properties style:font-name="Courier New" fo:font-size="10pt" fo:language="en" fo:country="US" style:font-size-asian="10pt" style:font-size-complex="10pt"/>
    </style:style>
    <style:style style:name="P201" style:family="paragraph" style:parent-style-name="Standard">
      <style:paragraph-properties fo:margin-left="0cm" fo:margin-right="0cm" fo:text-indent="1.27cm" style:auto-text-indent="false"/>
      <style:text-properties style:font-name="Courier New" fo:font-size="10pt" style:font-size-asian="10pt" style:font-size-complex="10pt"/>
    </style:style>
    <style:style style:name="P202" style:family="paragraph" style:parent-style-name="Standard">
      <style:paragraph-properties fo:margin-left="1.27cm" fo:margin-right="0cm" fo:text-indent="1.27cm" style:auto-text-indent="false"/>
      <style:text-properties style:font-name="Courier New" fo:font-size="10pt" style:font-size-asian="10pt" style:font-size-complex="10pt"/>
    </style:style>
    <style:style style:name="P203" style:family="paragraph" style:parent-style-name="Standard">
      <style:paragraph-properties fo:margin-left="0.499cm" fo:margin-right="0cm" fo:text-indent="-0.499cm" style:auto-text-indent="false">
        <style:tab-stops>
          <style:tab-stop style:position="0.492cm"/>
        </style:tab-stops>
      </style:paragraph-properties>
      <style:text-properties style:font-name="Courier New" fo:font-size="10pt" style:font-size-asian="10pt" style:font-size-complex="10pt"/>
    </style:style>
    <style:style style:name="P204" style:family="paragraph" style:parent-style-name="Heading_20_3">
      <style:text-properties fo:language="en" fo:country="US"/>
    </style:style>
    <style:style style:name="P205" style:family="paragraph" style:parent-style-name="Heading_20_3">
      <style:text-properties fo:language="en" fo:country="US" style:language-asian="ru" style:country-asian="RU"/>
    </style:style>
    <style:style style:name="P206" style:family="paragraph" style:parent-style-name="Heading_20_3">
      <style:text-properties officeooo:paragraph-rsid="009ed54e"/>
    </style:style>
    <style:style style:name="P207" style:family="paragraph" style:parent-style-name="Heading_20_2">
      <style:text-properties fo:language="en" fo:country="US"/>
    </style:style>
    <style:style style:name="P208" style:family="paragraph" style:parent-style-name="Heading_20_2">
      <style:text-properties fo:language="en" fo:country="US" fo:font-style="normal" fo:font-weight="normal" style:font-style-asian="normal" style:font-weight-asian="normal" style:font-style-complex="normal" style:font-weight-complex="normal"/>
    </style:style>
    <style:style style:name="P209" style:family="paragraph" style:parent-style-name="Heading_20_2">
      <style:paragraph-properties fo:break-before="page"/>
    </style:style>
    <style:style style:name="P210" style:family="paragraph" style:parent-style-name="Standard">
      <style:paragraph-properties fo:margin-left="0cm" fo:margin-right="0cm" fo:orphans="2" fo:widows="2" fo:text-indent="0cm" style:auto-text-indent="false"/>
      <style:text-properties style:font-name="Times New Roman" fo:font-size="11pt" officeooo:paragraph-rsid="006eb6f3" style:font-size-asian="11pt" style:font-size-complex="11pt"/>
    </style:style>
    <style:style style:name="P211" style:family="paragraph" style:parent-style-name="Standard" style:master-page-name="Standard">
      <style:paragraph-properties fo:margin-top="0.423cm" fo:margin-bottom="0.212cm" loext:contextual-spacing="false" style:page-number="auto"/>
      <style:text-properties fo:font-weight="bold" style:font-weight-asian="bold" style:font-weight-complex="bold"/>
    </style:style>
    <style:style style:name="P212" style:family="paragraph" style:parent-style-name="Standard" style:list-style-name="WWNum20"/>
    <style:style style:name="P213" style:family="paragraph" style:parent-style-name="Standard" style:list-style-name="WWNum21"/>
    <style:style style:name="P214" style:family="paragraph" style:parent-style-name="Standard" style:list-style-name="WWNum10"/>
    <style:style style:name="P215" style:family="paragraph" style:parent-style-name="Standard" style:list-style-name="WWNum11"/>
    <style:style style:name="P216" style:family="paragraph" style:parent-style-name="Standard" style:list-style-name="WWNum15"/>
    <style:style style:name="P217" style:family="paragraph" style:parent-style-name="Standard" style:list-style-name="WWNum15">
      <style:text-properties style:font-name-complex="Times New Roman1"/>
    </style:style>
    <style:style style:name="P218" style:family="paragraph" style:parent-style-name="Standard" style:list-style-name="WWNum12">
      <style:text-properties style:font-name-complex="Times New Roman1"/>
    </style:style>
    <style:style style:name="P219" style:family="paragraph" style:parent-style-name="Standard" style:list-style-name="WWNum14">
      <style:text-properties style:font-name-complex="Times New Roman1"/>
    </style:style>
    <style:style style:name="P220" style:family="paragraph" style:parent-style-name="Standard" style:list-style-name="WWNum16">
      <style:text-properties style:font-name-complex="Times New Roman1"/>
    </style:style>
    <style:style style:name="P221" style:family="paragraph" style:parent-style-name="Standard" style:list-style-name="WWNum12"/>
    <style:style style:name="P222" style:family="paragraph" style:parent-style-name="Standard" style:list-style-name="WWNum12">
      <style:text-properties fo:language="en" fo:country="US" style:font-name-complex="Times New Roman1"/>
    </style:style>
    <style:style style:name="P223" style:family="paragraph" style:parent-style-name="Standard" style:list-style-name="WWNum17">
      <style:text-properties fo:language="en" fo:country="US"/>
    </style:style>
    <style:style style:name="P224" style:family="paragraph" style:parent-style-name="Standard" style:list-style-name="WWNum31">
      <style:text-properties fo:language="en" fo:country="US" fo:font-style="normal" style:font-style-asian="normal" style:font-style-complex="normal"/>
    </style:style>
    <style:style style:name="P225" style:family="paragraph" style:parent-style-name="Standard" style:list-style-name="WWNum29">
      <style:text-properties fo:language="en" fo:country="US"/>
    </style:style>
    <style:style style:name="P226" style:family="paragraph" style:parent-style-name="Standard" style:list-style-name="WWNum13"/>
    <style:style style:name="P227" style:family="paragraph" style:parent-style-name="Standard" style:list-style-name="WWNum24"/>
    <style:style style:name="P228" style:family="paragraph" style:parent-style-name="Standard" style:list-style-name="WWNum14"/>
    <style:style style:name="P229" style:family="paragraph" style:parent-style-name="Standard" style:list-style-name="WWNum16"/>
    <style:style style:name="P230" style:family="paragraph" style:parent-style-name="Standard" style:list-style-name="WWNum17"/>
    <style:style style:name="P231" style:family="paragraph" style:parent-style-name="Standard" style:list-style-name="WWNum18">
      <style:text-properties style:font-weight-complex="bold"/>
    </style:style>
    <style:style style:name="P232" style:family="paragraph" style:parent-style-name="Standard" style:list-style-name="WWNum19"/>
    <style:style style:name="P233" style:family="paragraph" style:parent-style-name="Standard" style:list-style-name="WWNum19">
      <style:text-properties officeooo:paragraph-rsid="00c61405"/>
    </style:style>
    <style:style style:name="P234" style:family="paragraph" style:parent-style-name="Standard" style:list-style-name="WWNum2">
      <style:paragraph-properties fo:line-height="110%"/>
    </style:style>
    <style:style style:name="P235" style:family="paragraph" style:parent-style-name="Standard" style:list-style-name="WWNum3"/>
    <style:style style:name="P236" style:family="paragraph" style:parent-style-name="Standard" style:list-style-name="WWNum4"/>
    <style:style style:name="P237" style:family="paragraph" style:parent-style-name="Standard" style:list-style-name="WWNum5"/>
    <style:style style:name="P238" style:family="paragraph" style:parent-style-name="Standard" style:list-style-name="WWNum22"/>
    <style:style style:name="P239" style:family="paragraph" style:parent-style-name="Standard">
      <style:text-properties style:font-name="Courier New1" fo:font-size="10pt" fo:font-style="normal" officeooo:rsid="01065bac" style:font-size-asian="10pt" style:font-style-asian="normal" style:font-size-complex="10pt" style:font-style-complex="normal"/>
    </style:style>
    <style:style style:name="P240" style:family="paragraph" style:parent-style-name="Standard" style:list-style-name="WWNum23">
      <style:text-properties fo:color="#000000"/>
    </style:style>
    <style:style style:name="P241" style:family="paragraph" style:parent-style-name="Standard" style:list-style-name="WWNum8"/>
    <style:style style:name="P242" style:family="paragraph" style:parent-style-name="Standard" style:list-style-name="WWNum30"/>
    <style:style style:name="P243" style:family="paragraph" style:parent-style-name="Standard" style:list-style-name="WWNum29"/>
    <style:style style:name="P244" style:family="paragraph" style:parent-style-name="Standard" style:list-style-name="WWNum43">
      <style:text-properties fo:language="ru" fo:country="RU"/>
    </style:style>
    <style:style style:name="P245" style:family="paragraph" style:parent-style-name="Standard" style:list-style-name="WWNum44">
      <style:text-properties fo:font-size="11pt" style:font-size-asian="11pt" style:font-size-complex="11pt"/>
    </style:style>
    <style:style style:name="P246" style:family="paragraph" style:parent-style-name="Standard" style:list-style-name="WWNum45">
      <style:text-properties fo:font-size="11pt" style:font-size-asian="11pt" style:font-size-complex="11pt"/>
    </style:style>
    <style:style style:name="P247" style:family="paragraph" style:parent-style-name="Standard" style:list-style-name="WWNum46">
      <style:text-properties fo:font-size="11pt" fo:font-weight="normal" style:font-size-asian="11pt" style:font-weight-asian="normal" style:font-size-complex="11pt" style:font-weight-complex="normal"/>
    </style:style>
    <style:style style:name="P248" style:family="paragraph" style:parent-style-name="Standard" style:list-style-name="WWNum36">
      <style:text-properties fo:font-size="11pt" fo:font-style="normal" style:font-size-asian="11pt" style:font-style-asian="normal" style:font-size-complex="11pt" style:font-style-complex="normal"/>
    </style:style>
    <style:style style:name="P249" style:family="paragraph" style:parent-style-name="Standard" style:list-style-name="WWNum47"/>
    <style:style style:name="P250" style:family="paragraph" style:parent-style-name="Standard" style:list-style-name="WWNum48"/>
    <style:style style:name="P251" style:family="paragraph" style:parent-style-name="Standard" style:list-style-name="WWNum7"/>
    <style:style style:name="P252" style:family="paragraph" style:parent-style-name="Standard" style:list-style-name="WWNum49"/>
    <style:style style:name="P253" style:family="paragraph" style:parent-style-name="Standard" style:list-style-name="WWNum32"/>
    <style:style style:name="P254" style:family="paragraph" style:parent-style-name="Standard" style:list-style-name="WWNum33"/>
    <style:style style:name="P255" style:family="paragraph" style:parent-style-name="Standard" style:list-style-name="WWNum34"/>
    <style:style style:name="P256" style:family="paragraph" style:parent-style-name="Standard" style:list-style-name="WWNum38">
      <style:text-properties fo:font-weight="normal" style:font-weight-asian="normal" style:font-weight-complex="normal"/>
    </style:style>
    <style:style style:name="P257" style:family="paragraph" style:parent-style-name="Standard" style:list-style-name="WWNum37">
      <style:text-properties fo:font-weight="normal" style:font-weight-asian="normal" style:font-weight-complex="normal"/>
    </style:style>
    <style:style style:name="P258" style:family="paragraph" style:parent-style-name="Standard" style:list-style-name="WWNum35"/>
    <style:style style:name="P259" style:family="paragraph" style:parent-style-name="Standard" style:list-style-name="WWNum39">
      <style:text-properties fo:font-style="normal" fo:font-weight="normal" style:font-style-asian="normal" style:font-weight-asian="normal" style:font-style-complex="normal" style:font-weight-complex="normal"/>
    </style:style>
    <style:style style:name="P260" style:family="paragraph" style:parent-style-name="Standard" style:list-style-name="WWNum42"/>
    <style:style style:name="P261" style:family="paragraph" style:parent-style-name="Standard" style:list-style-name="WWNum40"/>
    <style:style style:name="P262" style:family="paragraph" style:parent-style-name="Standard" style:list-style-name="WWNum41"/>
    <style:style style:name="P263" style:family="paragraph" style:parent-style-name="Standard" style:list-style-name="WWNum6">
      <style:paragraph-properties fo:margin-left="0.499cm" fo:margin-right="0cm" fo:text-indent="-0.499cm" style:auto-text-indent="false">
        <style:tab-stops>
          <style:tab-stop style:position="0.492cm"/>
        </style:tab-stops>
      </style:paragraph-properties>
    </style:style>
    <style:style style:name="P264" style:family="paragraph" style:parent-style-name="Standard" style:list-style-name="WWNum9">
      <style:paragraph-properties fo:margin-left="0.499cm" fo:margin-right="0cm" fo:text-indent="-0.499cm" style:auto-text-indent="false">
        <style:tab-stops>
          <style:tab-stop style:position="0.508cm"/>
        </style:tab-stops>
      </style:paragraph-properties>
    </style:style>
    <style:style style:name="P265" style:family="paragraph" style:parent-style-name="Standard" style:list-style-name="WWNum28">
      <style:paragraph-properties fo:margin-left="0.499cm" fo:margin-right="0cm" fo:margin-top="0cm" fo:margin-bottom="0cm" loext:contextual-spacing="false" fo:line-height="115%" fo:text-align="justify" style:justify-single-word="false" fo:orphans="2" fo:widows="2" fo:text-indent="-0.499cm" style:auto-text-indent="false" style:writing-mode="lr-tb">
        <style:tab-stops>
          <style:tab-stop style:position="0.508cm"/>
        </style:tab-stops>
      </style:paragraph-properties>
      <style:text-properties fo:font-weight="normal" style:font-weight-asian="normal" style:font-weight-complex="normal"/>
    </style:style>
    <style:style style:name="P266" style:family="paragraph" style:parent-style-name="Standard" style:list-style-name="WWNum25">
      <style:paragraph-properties fo:margin-top="0cm" fo:margin-bottom="0cm" loext:contextual-spacing="false"/>
    </style:style>
    <style:style style:name="P267" style:family="paragraph" style:parent-style-name="Standard" style:list-style-name="WWNum27">
      <style:paragraph-properties fo:margin-top="0cm" fo:margin-bottom="0cm" loext:contextual-spacing="false"/>
      <style:text-properties fo:font-weight="normal" style:font-weight-asian="normal" style:font-weight-complex="normal"/>
    </style:style>
    <style:style style:name="P268" style:family="paragraph" style:parent-style-name="Standard" style:list-style-name="WWNum26">
      <style:paragraph-properties fo:margin-top="0cm" fo:margin-bottom="0cm" loext:contextual-spacing="false"/>
      <style:text-properties fo:font-weight="normal" style:font-weight-asian="normal" style:font-weight-complex="normal"/>
    </style:style>
    <style:style style:name="P269" style:family="paragraph" style:parent-style-name="Standard" style:list-style-name="WWNum27">
      <style:paragraph-properties fo:margin-top="0cm" fo:margin-bottom="0cm" loext:contextual-spacing="false"/>
      <style:text-properties fo:language="ru" fo:country="RU" fo:font-weight="normal" style:font-weight-asian="normal"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68de05" style:font-weight-asian="bold" style:font-weight-complex="bold"/>
    </style:style>
    <style:style style:name="T4" style:family="text">
      <style:text-properties fo:font-weight="bold" officeooo:rsid="00938b7b" style:font-weight-asian="bold" style:font-weight-complex="bold"/>
    </style:style>
    <style:style style:name="T5" style:family="text">
      <style:text-properties fo:font-weight="bold" style:font-weight-asian="bold" style:font-name-complex="Times New Roman1"/>
    </style:style>
    <style:style style:name="T6" style:family="text">
      <style:text-properties fo:font-style="normal" style:font-style-asian="normal" style:font-style-complex="normal"/>
    </style:style>
    <style:style style:name="T7" style:family="text">
      <style:text-properties fo:font-style="normal" officeooo:rsid="01065bac"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officeooo:rsid="0074d8f8" style:font-style-asian="normal" style:font-weight-asian="bold" style:font-style-complex="normal" style:font-weight-complex="bold"/>
    </style:style>
    <style:style style:name="T10" style:family="text">
      <style:text-properties fo:font-style="normal" fo:font-weight="bold" officeooo:rsid="0084ab7e"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765988" style:font-style-asian="normal" style:font-weight-asian="normal" style:font-style-complex="normal" style:font-weight-complex="normal"/>
    </style:style>
    <style:style style:name="T13" style:family="text">
      <style:text-properties fo:font-style="normal" fo:font-weight="normal" officeooo:rsid="007dfe62" style:font-style-asian="normal" style:font-weight-asian="normal" style:font-style-complex="normal" style:font-weight-complex="normal"/>
    </style:style>
    <style:style style:name="T14" style:family="text">
      <style:text-properties fo:font-style="normal" fo:font-weight="normal" officeooo:rsid="007fd922" style:font-style-asian="normal" style:font-weight-asian="normal" style:font-style-complex="normal" style:font-weight-complex="normal"/>
    </style:style>
    <style:style style:name="T15" style:family="text">
      <style:text-properties fo:font-style="normal" fo:font-weight="normal" officeooo:rsid="0084ab7e" style:font-style-asian="normal" style:font-weight-asian="normal" style:font-style-complex="normal" style:font-weight-complex="normal"/>
    </style:style>
    <style:style style:name="T16" style:family="text">
      <style:text-properties fo:language="en" fo:country="US"/>
    </style:style>
    <style:style style:name="T17" style:family="text">
      <style:text-properties fo:language="en" fo:country="US" fo:font-weight="bold" style:font-weight-asian="bold"/>
    </style:style>
    <style:style style:name="T18" style:family="text">
      <style:text-properties fo:language="en" fo:country="US" fo:font-weight="bold" style:font-weight-asian="bold" style:font-weight-complex="bold"/>
    </style:style>
    <style:style style:name="T19" style:family="text">
      <style:text-properties fo:language="en" fo:country="US" fo:font-weight="bold" style:font-weight-asian="bold" style:font-name-complex="Times New Roman1"/>
    </style:style>
    <style:style style:name="T20" style:family="text">
      <style:text-properties fo:language="en" fo:country="US" style:font-name-complex="Times New Roman1"/>
    </style:style>
    <style:style style:name="T21" style:family="text">
      <style:text-properties fo:language="en" fo:country="US" style:font-weight-complex="bold"/>
    </style:style>
    <style:style style:name="T22" style:family="text">
      <style:text-properties fo:language="en" fo:country="US" fo:font-style="italic" style:font-style-asian="italic" style:font-style-complex="italic"/>
    </style:style>
    <style:style style:name="T23" style:family="text">
      <style:text-properties fo:language="en" fo:country="US" fo:font-style="italic" officeooo:rsid="00a93c1b" style:font-style-asian="italic" style:font-style-complex="italic"/>
    </style:style>
    <style:style style:name="T24" style:family="text">
      <style:text-properties fo:language="en" fo:country="US" fo:font-style="italic" officeooo:rsid="00d7bf60" style:font-style-asian="italic" style:font-style-complex="italic"/>
    </style:style>
    <style:style style:name="T25" style:family="text">
      <style:text-properties fo:language="en" fo:country="US" fo:font-style="italic" officeooo:rsid="00d71356" style:font-style-asian="italic" style:font-style-complex="italic"/>
    </style:style>
    <style:style style:name="T26" style:family="text">
      <style:text-properties fo:language="en" fo:country="US" fo:font-style="italic" fo:font-weight="normal" style:font-style-asian="italic" style:font-weight-asian="normal" style:font-style-complex="italic" style:font-weight-complex="normal"/>
    </style:style>
    <style:style style:name="T27" style:family="text">
      <style:text-properties fo:language="en" fo:country="US" fo:font-style="italic" fo:font-weight="bold" style:font-style-asian="italic" style:font-weight-asian="bold" style:font-style-complex="italic" style:font-weight-complex="bold"/>
    </style:style>
    <style:style style:name="T28" style:family="text">
      <style:text-properties fo:language="en" fo:country="US" fo:font-style="normal" style:font-style-asian="normal" style:font-style-complex="normal"/>
    </style:style>
    <style:style style:name="T29" style:family="text">
      <style:text-properties fo:language="en" fo:country="US" fo:font-style="normal" style:text-underline-style="none" fo:font-weight="normal" style:font-style-asian="normal" style:font-weight-asian="normal" style:font-style-complex="normal" style:font-weight-complex="normal"/>
    </style:style>
    <style:style style:name="T30" style:family="text">
      <style:text-properties fo:language="en" fo:country="US" fo:font-weight="normal" style:font-weight-asian="normal"/>
    </style:style>
    <style:style style:name="T31" style:family="text">
      <style:text-properties fo:language="en" fo:country="US" fo:font-weight="normal" style:font-weight-asian="normal" style:font-weight-complex="normal"/>
    </style:style>
    <style:style style:name="T32" style:family="text">
      <style:text-properties fo:language="en" fo:country="US" officeooo:rsid="002ccf0a"/>
    </style:style>
    <style:style style:name="T33" style:family="text">
      <style:text-properties fo:language="en" fo:country="US" officeooo:rsid="004ed444"/>
    </style:style>
    <style:style style:name="T34" style:family="text">
      <style:text-properties fo:language="en" fo:country="US" officeooo:rsid="00d71356"/>
    </style:style>
    <style:style style:name="T35" style:family="text">
      <style:text-properties fo:language="en" fo:country="US" officeooo:rsid="00d7bf60"/>
    </style:style>
    <style:style style:name="T36" style:family="text">
      <style:text-properties fo:language="en" fo:country="US" officeooo:rsid="00ddcf93"/>
    </style:style>
    <style:style style:name="T37" style:family="text">
      <style:text-properties style:font-name="Courier New"/>
    </style:style>
    <style:style style:name="T38" style:family="text">
      <style:text-properties style:font-name="Courier New" fo:font-size="10pt" fo:language="en" fo:country="US" style:font-size-asian="10pt" style:font-size-complex="10pt"/>
    </style:style>
    <style:style style:name="T39" style:family="text">
      <style:text-properties style:font-name="Courier New" fo:font-size="10pt" fo:language="en" fo:country="US" officeooo:rsid="00db7d03" style:font-size-asian="10pt" style:font-size-complex="10pt"/>
    </style:style>
    <style:style style:name="T40" style:family="text">
      <style:text-properties style:font-name="Courier New" fo:font-size="10pt" fo:language="en" fo:country="US" style:font-size-asian="10pt" style:font-name-complex="Courier New3" style:font-size-complex="10pt"/>
    </style:style>
    <style:style style:name="T41" style:family="text">
      <style:text-properties style:font-name="Courier New" fo:font-size="10pt" fo:language="en" fo:country="US" style:font-size-asian="10pt" style:font-name-complex="Courier New3" style:font-size-complex="10pt" style:font-weight-complex="bold"/>
    </style:style>
    <style:style style:name="T42" style:family="text">
      <style:text-properties style:font-name="Courier New" fo:font-size="10pt" fo:language="en" fo:country="US" fo:font-weight="bold" style:font-size-asian="10pt" style:font-weight-asian="bold" style:font-name-complex="Courier New3" style:font-size-complex="10pt"/>
    </style:style>
    <style:style style:name="T43" style:family="text">
      <style:text-properties style:font-name="Courier New" fo:font-size="10pt" fo:language="en" fo:country="US" fo:font-weight="bold" style:font-size-asian="10pt" style:font-weight-asian="bold" style:font-size-complex="10pt" style:font-weight-complex="bold"/>
    </style:style>
    <style:style style:name="T44" style:family="text">
      <style:text-properties style:font-name="Courier New" fo:font-size="10pt" fo:language="en" fo:country="US" fo:font-style="normal" style:font-size-asian="10pt" style:font-style-asian="normal" style:font-size-complex="10pt" style:font-style-complex="normal"/>
    </style:style>
    <style:style style:name="T45" style:family="text">
      <style:text-properties style:font-name="Courier New" fo:font-size="10pt" fo:language="en" fo:country="US" fo:font-style="normal" fo:background-color="#ffffff" loext:char-shading-value="0" style:font-size-asian="10pt" style:font-style-asian="normal" style:font-size-complex="10pt" style:font-style-complex="normal"/>
    </style:style>
    <style:style style:name="T46" style:family="text">
      <style:text-properties style:font-name="Courier New" fo:font-size="10pt" fo:language="en" fo:country="US" fo:font-weight="normal" style:font-size-asian="10pt" style:font-weight-asian="normal" style:font-size-complex="10pt"/>
    </style:style>
    <style:style style:name="T47" style:family="text">
      <style:text-properties style:font-name="Courier New" fo:font-size="10pt" fo:language="en" fo:country="US" fo:font-weight="normal" style:font-size-asian="10pt" style:font-weight-asian="normal" style:font-size-complex="10pt" style:font-weight-complex="normal"/>
    </style:style>
    <style:style style:name="T48" style:family="text">
      <style:text-properties style:font-name="Courier New" fo:font-size="10pt" style:font-size-asian="10pt" style:font-size-complex="10pt"/>
    </style:style>
    <style:style style:name="T49" style:family="text">
      <style:text-properties style:font-name="Courier New" fo:font-size="10pt" style:font-size-asian="10pt" style:font-name-complex="Courier New3" style:font-size-complex="10pt"/>
    </style:style>
    <style:style style:name="T50" style:family="text">
      <style:text-properties style:font-name="Courier New" fo:font-size="10pt" style:font-size-asian="10pt" style:font-name-complex="Courier New3" style:font-size-complex="10pt" style:font-weight-complex="bold"/>
    </style:style>
    <style:style style:name="T51" style:family="text">
      <style:text-properties style:font-name="Courier New" fo:font-size="10pt" fo:font-weight="bold" style:font-size-asian="10pt" style:font-weight-asian="bold" style:font-name-complex="Courier New3" style:font-size-complex="10pt"/>
    </style:style>
    <style:style style:name="T52"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53" style:family="text">
      <style:text-properties style:font-name="Courier New" fo:font-size="10pt" fo:font-style="normal" style:font-size-asian="10pt" style:font-style-asian="normal" style:font-size-complex="10pt" style:font-style-complex="normal"/>
    </style:style>
    <style:style style:name="T54" style:family="text">
      <style:text-properties style:font-name="Courier New" fo:font-size="10pt" fo:font-weight="normal" style:font-size-asian="10pt" style:font-weight-asian="normal" style:font-size-complex="10pt"/>
    </style:style>
    <style:style style:name="T55" style:family="text">
      <style:text-properties style:font-name="Courier New" fo:font-size="10pt" fo:font-weight="normal" style:font-size-asian="10pt" style:font-weight-asian="normal" style:font-size-complex="10pt" style:font-weight-complex="normal"/>
    </style:style>
    <style:style style:name="T56" style:family="text">
      <style:text-properties style:font-name="Courier New" fo:font-size="10pt" fo:language="ru" fo:country="RU" fo:font-weight="normal" style:font-size-asian="10pt" style:font-weight-asian="normal" style:font-size-complex="10pt" style:font-weight-complex="normal"/>
    </style:style>
    <style:style style:name="T57" style:family="text">
      <style:text-properties fo:font-style="italic" style:font-style-asian="italic" style:font-style-complex="italic"/>
    </style:style>
    <style:style style:name="T58" style:family="text">
      <style:text-properties fo:font-style="italic" officeooo:rsid="00e85059" style:font-style-asian="italic" style:font-style-complex="italic"/>
    </style:style>
    <style:style style:name="T59" style:family="text">
      <style:text-properties fo:font-style="italic" officeooo:rsid="00e9b6af" style:font-style-asian="italic" style:font-style-complex="italic"/>
    </style:style>
    <style:style style:name="T60" style:family="text">
      <style:text-properties fo:font-style="italic" officeooo:rsid="00eb11fe" style:font-style-asian="italic" style:font-style-complex="italic"/>
    </style:style>
    <style:style style:name="T61" style:family="text">
      <style:text-properties fo:font-style="italic" officeooo:rsid="00edc735" style:font-style-asian="italic" style:font-style-complex="italic"/>
    </style:style>
    <style:style style:name="T62" style:family="text">
      <style:text-properties fo:font-style="italic" officeooo:rsid="01065bac" style:font-style-asian="italic" style:font-style-complex="italic"/>
    </style:style>
    <style:style style:name="T63" style:family="text">
      <style:text-properties fo:font-style="italic" style:font-style-asian="italic" style:font-name-complex="Times New Roman1"/>
    </style:style>
    <style:style style:name="T64" style:family="text">
      <style:text-properties fo:font-style="italic" style:font-style-asian="italic" style:font-name-complex="Times New Roman1" style:font-style-complex="italic"/>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normal" style:font-style-asian="italic" style:font-weight-asian="normal" style:font-style-complex="italic"/>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color="#333333"/>
    </style:style>
    <style:style style:name="T69" style:family="text">
      <style:text-properties fo:color="#333333" fo:language="en" fo:country="US"/>
    </style:style>
    <style:style style:name="T70" style:family="text">
      <style:text-properties fo:color="#333333" fo:language="en" fo:country="US" fo:font-style="normal" style:font-style-asian="normal" style:font-style-complex="normal"/>
    </style:style>
    <style:style style:name="T71" style:family="text">
      <style:text-properties fo:color="#333333" fo:language="en" fo:country="US" fo:font-style="normal" style:text-underline-style="solid" style:text-underline-width="auto" style:text-underline-color="font-color" style:font-style-asian="normal" style:font-style-complex="normal"/>
    </style:style>
    <style:style style:name="T72" style:family="text">
      <style:text-properties fo:color="#333333" fo:font-style="normal" style:font-style-asian="normal" style:font-style-complex="normal"/>
    </style:style>
    <style:style style:name="T73" style:family="text">
      <style:text-properties fo:color="#333333" fo:font-style="normal" style:text-underline-style="solid" style:text-underline-width="auto" style:text-underline-color="font-color" style:font-style-asian="normal" style:font-style-complex="normal"/>
    </style:style>
    <style:style style:name="T74" style:family="text">
      <style:text-properties fo:color="#333333" fo:font-style="normal" fo:font-weight="bold" style:font-style-asian="normal" style:font-weight-asian="bold" style:font-style-complex="normal" style:font-weight-complex="bold"/>
    </style:style>
    <style:style style:name="T75" style:family="text">
      <style:text-properties fo:color="#333333" style:font-name="Courier New" fo:font-size="10pt" fo:language="en" fo:country="US" fo:font-style="normal" style:font-size-asian="10pt" style:font-style-asian="normal" style:font-size-complex="10pt" style:font-style-complex="normal"/>
    </style:style>
    <style:style style:name="T76" style:family="text">
      <style:text-properties fo:color="#333333" style:font-name="Courier New" fo:font-size="10pt" fo:language="en" fo:country="US" fo:font-style="normal" fo:background-color="#ffffff" loext:char-shading-value="0" style:font-size-asian="10pt" style:font-style-asian="normal" style:font-size-complex="10pt" style:font-style-complex="normal"/>
    </style:style>
    <style:style style:name="T77" style:family="text">
      <style:text-properties fo:color="#333333" style:font-name="Courier New" fo:font-size="10pt" fo:language="en" fo:country="US" style:font-size-asian="10pt" style:font-size-complex="10pt"/>
    </style:style>
    <style:style style:name="T78" style:family="text">
      <style:text-properties fo:color="#333333" style:font-name="Courier New" fo:font-size="10pt" fo:font-style="normal" style:font-size-asian="10pt" style:font-style-asian="normal" style:font-size-complex="10pt" style:font-style-complex="normal"/>
    </style:style>
    <style:style style:name="T79" style:family="text">
      <style:text-properties fo:color="#333333" style:font-name="Courier New" fo:font-size="10pt" fo:font-style="normal" fo:background-color="#ffffff" loext:char-shading-value="0" style:font-size-asian="10pt" style:font-style-asian="normal" style:font-size-complex="10pt" style:font-style-complex="normal"/>
    </style:style>
    <style:style style:name="T80" style:family="text">
      <style:text-properties fo:color="#333333" style:font-name="Courier New" fo:font-size="10pt" style:font-size-asian="10pt" style:font-size-complex="10pt"/>
    </style:style>
    <style:style style:name="T81" style:family="text">
      <style:text-properties fo:color="#333333" style:font-name="Courier New" fo:font-size="10.5pt" fo:language="en" fo:country="US" fo:font-style="normal" style:font-size-asian="10.5pt" style:font-style-asian="normal" style:font-style-complex="normal"/>
    </style:style>
    <style:style style:name="T82" style:family="text">
      <style:text-properties fo:color="#333333" style:font-name="Courier New" fo:font-size="10.5pt" fo:language="en" fo:country="US" fo:font-weight="bold" style:font-size-asian="10.5pt" style:font-weight-asian="bold" style:font-weight-complex="bold"/>
    </style:style>
    <style:style style:name="T83" style:family="text">
      <style:text-properties fo:color="#333333" style:font-name="Courier New" fo:font-size="10.5pt" fo:font-weight="bold" style:font-size-asian="10.5pt" style:font-weight-asian="bold" style:font-weight-complex="bold"/>
    </style:style>
    <style:style style:name="T84" style:family="text">
      <style:text-properties fo:color="#333333" style:font-name="Courier New" fo:font-size="10.5pt" fo:font-style="normal" style:font-size-asian="10.5pt" style:font-style-asian="normal" style:font-style-complex="normal"/>
    </style:style>
    <style:style style:name="T85" style:family="text">
      <style:text-properties fo:color="#333333" fo:font-style="italic" style:font-style-asian="italic" style:font-style-complex="italic"/>
    </style:style>
    <style:style style:name="T86" style:family="text">
      <style:text-properties fo:color="#333333" fo:font-size="11pt" fo:letter-spacing="normal" fo:font-style="normal" fo:font-weight="normal" style:font-size-asian="11pt" style:font-style-asian="normal" style:font-weight-asian="normal" style:font-size-complex="11pt" style:font-style-complex="normal"/>
    </style:style>
    <style:style style:name="T87" style:family="text">
      <style:text-properties style:font-name-complex="Times New Roman1"/>
    </style:style>
    <style:style style:name="T88" style:family="text">
      <style:text-properties officeooo:rsid="00c4afca" style:font-name-complex="Times New Roman1"/>
    </style:style>
    <style:style style:name="T89" style:family="text">
      <style:text-properties style:font-weight-complex="bold"/>
    </style:style>
    <style:style style:name="T90" style:family="text">
      <style:text-properties fo:color="#252525"/>
    </style:style>
    <style:style style:name="T91" style:family="text">
      <style:text-properties fo:color="#252525" fo:font-weight="bold" style:font-weight-asian="bold" style:font-weight-complex="bold"/>
    </style:style>
    <style:style style:name="T92" style:family="text">
      <style:text-properties fo:color="#252525" fo:language="en" fo:country="US"/>
    </style:style>
    <style:style style:name="T93" style:family="text">
      <style:text-properties fo:color="#000000"/>
    </style:style>
    <style:style style:name="T94" style:family="text">
      <style:text-properties fo:color="#000000" fo:font-style="italic" style:font-style-asian="italic" style:font-style-complex="italic"/>
    </style:style>
    <style:style style:name="T95" style:family="text">
      <style:text-properties fo:color="#000000" fo:font-size="12pt" fo:font-style="italic" style:font-size-asian="12pt" style:font-style-asian="italic" style:font-style-complex="italic"/>
    </style:style>
    <style:style style:name="T96" style:family="text">
      <style:text-properties fo:color="#000000" style:font-name="Courier New" fo:font-size="10pt" fo:language="en" fo:country="US" style:font-size-asian="10pt" style:font-size-complex="10pt"/>
    </style:style>
    <style:style style:name="T97" style:family="text">
      <style:text-properties fo:color="#000000" style:font-name="Courier New" fo:font-size="10pt" style:font-size-asian="10pt" style:font-size-complex="10pt"/>
    </style:style>
    <style:style style:name="T98" style:family="text">
      <style:text-properties fo:color="#000000" style:font-name="Courier New" fo:font-size="10pt" fo:font-style="normal" style:font-size-asian="10pt" style:font-style-asian="normal" style:font-size-complex="10pt" style:font-style-complex="normal"/>
    </style:style>
    <style:style style:name="T99" style:family="text">
      <style:text-properties fo:color="#000000" fo:language="en" fo:country="US"/>
    </style:style>
    <style:style style:name="T100" style:family="text">
      <style:text-properties fo:color="#000000" fo:language="en" fo:country="US" fo:font-weight="bold" style:font-weight-asian="bold" style:font-weight-complex="bold"/>
    </style:style>
    <style:style style:name="T101" style:family="text">
      <style:text-properties fo:color="#000000" fo:font-style="normal" style:font-style-asian="normal" style:font-style-complex="normal"/>
    </style:style>
    <style:style style:name="T102" style:family="text">
      <style:text-properties fo:color="#000000" fo:font-weight="bold" style:font-weight-asian="bold" style:font-weight-complex="bold"/>
    </style:style>
    <style:style style:name="T103" style:family="text">
      <style:text-properties fo:color="#000000" fo:font-size="11pt" fo:language="en" fo:country="US" fo:font-style="normal" fo:font-weight="bold" style:font-size-asian="11pt" style:font-style-asian="normal" style:font-weight-asian="bold" style:font-size-complex="11pt" style:font-weight-complex="bold"/>
    </style:style>
    <style:style style:name="T104" style:family="text">
      <style:text-properties fo:color="#000000" fo:font-size="11pt" fo:language="en" fo:country="US" fo:font-style="normal" fo:font-weight="normal" style:font-size-asian="11pt" style:font-style-asian="normal" style:font-weight-asian="normal" style:font-size-complex="11pt"/>
    </style:style>
    <style:style style:name="T105" style:family="text">
      <style:text-properties fo:color="#000000" fo:font-size="11pt" fo:language="en" fo:country="US" fo:font-style="normal" fo:font-weight="normal" style:font-size-asian="11pt" style:font-style-asian="normal" style:font-weight-asian="normal" style:font-size-complex="11pt" style:font-weight-complex="normal"/>
    </style:style>
    <style:style style:name="T106" style:family="text">
      <style:text-properties fo:color="#000000" fo:font-size="11pt" fo:language="ru" fo:country="RU" fo:font-style="normal" fo:font-weight="normal" style:font-size-asian="11pt" style:font-style-asian="normal" style:font-weight-asian="normal" style:font-size-complex="11pt" style:font-weight-complex="normal"/>
    </style:style>
    <style:style style:name="T107" style:family="text">
      <style:text-properties fo:color="#000000" fo:font-size="11pt" fo:font-style="normal" fo:font-weight="bold" style:font-size-asian="11pt" style:font-style-asian="normal" style:font-weight-asian="bold" style:font-size-complex="11pt" style:font-weight-complex="bold"/>
    </style:style>
    <style:style style:name="T108" style:family="text">
      <style:text-properties fo:language="ru" fo:country="RU"/>
    </style:style>
    <style:style style:name="T109" style:family="text">
      <style:text-properties fo:language="ru" fo:country="RU" fo:font-style="italic" style:font-style-asian="italic" style:font-style-complex="italic"/>
    </style:style>
    <style:style style:name="T110" style:family="text">
      <style:text-properties fo:language="ru" fo:country="RU" fo:font-style="italic" fo:font-weight="normal" style:font-style-asian="italic" style:font-weight-asian="normal" style:font-style-complex="italic"/>
    </style:style>
    <style:style style:name="T111" style:family="text">
      <style:text-properties fo:language="ru" fo:country="RU" fo:font-weight="normal" style:font-weight-asian="normal"/>
    </style:style>
    <style:style style:name="T112" style:family="text">
      <style:text-properties fo:language="ru" fo:country="RU" fo:font-weight="normal" style:font-weight-asian="normal" style:font-weight-complex="normal"/>
    </style:style>
    <style:style style:name="T113" style:family="text">
      <style:text-properties fo:language="ru" fo:country="RU" fo:font-weight="bold" style:font-weight-asian="bold" style:font-weight-complex="bold"/>
    </style:style>
    <style:style style:name="T114" style:family="text">
      <style:text-properties fo:language="ru" fo:country="RU" officeooo:rsid="000faa97"/>
    </style:style>
    <style:style style:name="T115" style:family="text">
      <style:text-properties fo:language="ru" fo:country="RU" officeooo:rsid="0027b612"/>
    </style:style>
    <style:style style:name="T116" style:family="text">
      <style:text-properties fo:language="ru" fo:country="RU" officeooo:rsid="002ccf0a"/>
    </style:style>
    <style:style style:name="T117" style:family="text">
      <style:text-properties style:font-size-complex="10pt"/>
    </style:style>
    <style:style style:name="T118" style:family="text">
      <style:text-properties fo:font-size="11pt" style:font-size-asian="11pt" style:font-size-complex="11pt"/>
    </style:style>
    <style:style style:name="T119" style:family="text">
      <style:text-properties fo:font-size="11pt" officeooo:rsid="003e855b" style:font-size-asian="11pt" style:font-size-complex="11pt"/>
    </style:style>
    <style:style style:name="T120" style:family="text">
      <style:text-properties fo:font-size="11pt" fo:language="en" fo:country="US" style:font-size-asian="11pt" style:font-size-complex="11pt"/>
    </style:style>
    <style:style style:name="T121" style:family="text">
      <style:text-properties fo:font-size="11pt" fo:language="en" fo:country="US" fo:font-weight="normal" style:font-size-asian="11pt" style:font-weight-asian="normal" style:font-size-complex="11pt" style:font-weight-complex="normal"/>
    </style:style>
    <style:style style:name="T122" style:family="text">
      <style:text-properties fo:font-size="11pt" fo:language="en" fo:country="US" fo:font-weight="bold" style:font-size-asian="11pt" style:font-weight-asian="bold" style:font-size-complex="11pt" style:font-weight-complex="bold"/>
    </style:style>
    <style:style style:name="T123" style:family="text">
      <style:text-properties fo:font-size="11pt" fo:language="en" fo:country="US" fo:font-style="normal" style:font-size-asian="11pt" style:font-style-asian="normal" style:font-size-complex="11pt" style:font-style-complex="normal"/>
    </style:style>
    <style:style style:name="T124" style:family="text">
      <style:text-properties fo:font-size="11pt" fo:language="en" fo:country="US" fo:font-style="normal" fo:font-weight="bold" style:font-size-asian="11pt" style:font-style-asian="normal" style:font-weight-asian="bold" style:font-size-complex="11pt" style:font-style-complex="normal" style:font-weight-complex="bold"/>
    </style:style>
    <style:style style:name="T125" style:family="text">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T126" style:family="text">
      <style:text-properties fo:font-size="11pt" fo:language="en" fo:country="US" fo:font-style="italic" style:font-size-asian="11pt" style:font-style-asian="italic" style:font-size-complex="11pt" style:font-style-complex="italic"/>
    </style:style>
    <style:style style:name="T127" style:family="text">
      <style:text-properties fo:font-size="11pt" fo:language="en" fo:country="US" style:text-underline-style="none" fo:font-weight="normal" style:font-size-asian="11pt" style:font-weight-asian="normal" style:font-size-complex="11pt" style:font-weight-complex="normal"/>
    </style:style>
    <style:style style:name="T128" style:family="text">
      <style:text-properties fo:font-size="11pt" fo:font-style="normal" style:font-size-asian="11pt" style:font-style-asian="normal" style:font-size-complex="11pt" style:font-style-complex="normal"/>
    </style:style>
    <style:style style:name="T129" style:family="text">
      <style:text-properties fo:font-size="11pt" fo:font-style="normal" fo:font-weight="bold" style:font-size-asian="11pt" style:font-style-asian="normal" style:font-weight-asian="bold" style:font-size-complex="11pt" style:font-style-complex="normal" style:font-weight-complex="bold"/>
    </style:style>
    <style:style style:name="T130"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31" style:family="text">
      <style:text-properties fo:font-size="11pt" fo:font-weight="normal" style:font-size-asian="11pt" style:font-weight-asian="normal" style:font-size-complex="11pt" style:font-weight-complex="normal"/>
    </style:style>
    <style:style style:name="T132" style:family="text">
      <style:text-properties fo:font-size="11pt" fo:font-weight="normal" officeooo:rsid="0013f0e1" style:font-size-asian="11pt" style:font-weight-asian="normal" style:font-size-complex="11pt" style:font-weight-complex="normal"/>
    </style:style>
    <style:style style:name="T133" style:family="text">
      <style:text-properties fo:font-size="11pt" fo:font-weight="normal" officeooo:rsid="0015b8ea" style:font-size-asian="11pt" style:font-weight-asian="normal" style:font-size-complex="11pt" style:font-weight-complex="normal"/>
    </style:style>
    <style:style style:name="T134" style:family="text">
      <style:text-properties fo:font-size="11pt" fo:font-weight="normal" officeooo:rsid="004b4aa2" style:font-size-asian="11pt" style:font-weight-asian="normal" style:font-size-complex="11pt" style:font-weight-complex="normal"/>
    </style:style>
    <style:style style:name="T135" style:family="text">
      <style:text-properties fo:font-size="11pt" fo:font-weight="normal" officeooo:rsid="00b02950" style:font-size-asian="11pt" style:font-weight-asian="normal" style:font-size-complex="11pt" style:font-weight-complex="normal"/>
    </style:style>
    <style:style style:name="T136" style:family="text">
      <style:text-properties fo:font-size="11pt" fo:font-weight="normal" officeooo:rsid="00b15616" style:font-size-asian="11pt" style:font-weight-asian="normal" style:font-size-complex="11pt" style:font-weight-complex="normal"/>
    </style:style>
    <style:style style:name="T137" style:family="text">
      <style:text-properties fo:font-size="11pt" fo:font-weight="normal" officeooo:rsid="00b41549" style:font-size-asian="11pt" style:font-weight-asian="normal" style:font-size-complex="11pt" style:font-weight-complex="normal"/>
    </style:style>
    <style:style style:name="T138" style:family="text">
      <style:text-properties fo:font-size="11pt" fo:font-weight="normal" officeooo:rsid="00b660ce" style:font-size-asian="11pt" style:font-weight-asian="normal" style:font-size-complex="11pt" style:font-weight-complex="normal"/>
    </style:style>
    <style:style style:name="T139" style:family="text">
      <style:text-properties fo:font-size="11pt" fo:font-weight="normal" officeooo:rsid="00b971a8" style:font-size-asian="11pt" style:font-weight-asian="normal" style:font-size-complex="11pt" style:font-weight-complex="normal"/>
    </style:style>
    <style:style style:name="T140" style:family="text">
      <style:text-properties fo:font-size="11pt" fo:font-style="italic" style:font-size-asian="11pt" style:font-style-asian="italic" style:font-size-complex="11pt" style:font-style-complex="italic"/>
    </style:style>
    <style:style style:name="T141" style:family="text">
      <style:text-properties fo:font-size="11pt" fo:language="ru" fo:country="RU" fo:font-style="italic" style:font-size-asian="11pt" style:font-style-asian="italic" style:font-size-complex="11pt" style:font-style-complex="italic"/>
    </style:style>
    <style:style style:name="T142" style:family="text">
      <style:text-properties fo:font-size="11pt" fo:language="ru" fo:country="RU" fo:font-weight="normal" style:font-size-asian="11pt" style:font-weight-asian="normal" style:font-size-complex="11pt" style:font-weight-complex="normal"/>
    </style:style>
    <style:style style:name="T143" style:family="text">
      <style:text-properties fo:font-size="11pt" fo:language="ru" fo:country="RU" fo:font-weight="bold" style:font-size-asian="11pt" style:font-weight-asian="bold" style:font-size-complex="11pt" style:font-weight-complex="bold"/>
    </style:style>
    <style:style style:name="T144" style:family="text">
      <style:text-properties fo:font-size="11pt" fo:language="ru" fo:country="RU" fo:font-style="normal" fo:font-weight="normal" style:font-size-asian="11pt" style:font-style-asian="normal" style:font-weight-asian="normal" style:font-size-complex="11pt" style:font-style-complex="normal" style:font-weight-complex="normal"/>
    </style:style>
    <style:style style:name="T145" style:family="text">
      <style:text-properties fo:font-size="11pt" fo:language="ru" fo:country="RU" fo:font-style="normal" fo:font-weight="bold" style:font-size-asian="11pt" style:font-style-asian="normal" style:font-weight-asian="bold" style:font-size-complex="11pt" style:font-style-complex="normal" style:font-weight-complex="bold"/>
    </style:style>
    <style:style style:name="T146" style:family="text">
      <style:text-properties fo:font-size="11pt" fo:language="ru" fo:country="RU" style:font-size-asian="11pt" style:font-size-complex="11pt"/>
    </style:style>
    <style:style style:name="T147" style:family="text">
      <style:text-properties fo:font-size="11pt" fo:language="ru" fo:country="RU" style:text-underline-style="none" style:font-size-asian="11pt" style:font-size-complex="11pt"/>
    </style:style>
    <style:style style:name="T148" style:family="text">
      <style:text-properties fo:font-size="11pt" fo:language="ru" fo:country="RU" style:text-underline-style="none" fo:font-weight="bold" style:font-size-asian="11pt" style:font-weight-asian="bold" style:font-size-complex="11pt" style:font-weight-complex="bold"/>
    </style:style>
    <style:style style:name="T149" style:family="text">
      <style:text-properties fo:font-size="11pt" fo:language="ru" fo:country="RU" style:text-underline-style="none" fo:font-weight="normal" style:font-size-asian="11pt" style:font-weight-asian="normal" style:font-size-complex="11pt" style:font-weight-complex="normal"/>
    </style:style>
    <style:style style:name="T150" style:family="text">
      <style:text-properties fo:font-size="11pt" fo:font-weight="bold" style:font-size-asian="11pt" style:font-weight-asian="bold" style:font-size-complex="11pt" style:font-weight-complex="bold"/>
    </style:style>
    <style:style style:name="T151" style:family="text">
      <style:text-properties fo:font-size="11pt" fo:font-weight="bold" officeooo:rsid="00b15616" style:font-size-asian="11pt" style:font-weight-asian="bold" style:font-size-complex="11pt" style:font-weight-complex="bold"/>
    </style:style>
    <style:style style:name="T152" style:family="text">
      <style:text-properties fo:font-size="11pt" fo:letter-spacing="normal" fo:font-style="italic" fo:font-weight="normal" style:font-size-asian="11pt" style:font-style-asian="italic" style:font-weight-asian="normal" style:font-size-complex="11pt"/>
    </style:style>
    <style:style style:name="T153" style:family="text">
      <style:text-properties fo:font-weight="normal" style:font-weight-asian="normal"/>
    </style:style>
    <style:style style:name="T154" style:family="text">
      <style:text-properties fo:font-weight="normal" style:font-weight-asian="normal" style:font-weight-complex="normal"/>
    </style:style>
    <style:style style:name="T155" style:family="text">
      <style:text-properties fo:font-weight="normal" officeooo:rsid="006bf1a8" style:font-weight-asian="normal" style:font-weight-complex="normal"/>
    </style:style>
    <style:style style:name="T156" style:family="text">
      <style:text-properties fo:font-weight="normal" officeooo:rsid="00b15616" style:font-weight-asian="normal" style:font-weight-complex="normal"/>
    </style:style>
    <style:style style:name="T157" style:family="text">
      <style:text-properties fo:font-weight="normal" officeooo:rsid="00bb7b7a" style:font-weight-asian="normal" style:font-weight-complex="normal"/>
    </style:style>
    <style:style style:name="T158" style:family="text">
      <style:text-properties fo:color="#00000a" fo:font-size="11pt" fo:language="en" fo:country="US" style:font-size-asian="11pt" style:font-size-complex="11pt"/>
    </style:style>
    <style:style style:name="T159" style:family="text">
      <style:text-properties fo:color="#00000a" style:font-name="Courier New" fo:font-size="10pt" style:font-size-asian="10pt" style:font-size-complex="10pt"/>
    </style:style>
    <style:style style:name="T160" style:family="text">
      <style:text-properties fo:font-variant="normal" fo:text-transform="none" fo:color="#00000a" fo:font-size="11pt" fo:letter-spacing="normal" fo:language="en" fo:country="US" fo:font-style="normal" fo:font-weight="normal" style:font-size-asian="11pt" style:font-style-asian="normal" style:font-weight-asian="normal" style:font-size-complex="11pt"/>
    </style:style>
    <style:style style:name="T161" style:family="text">
      <style:text-properties fo:font-variant="normal" fo:text-transform="none" fo:color="#00000a" style:font-name="Courier New" fo:font-size="10pt" fo:letter-spacing="normal" fo:font-style="normal" fo:font-weight="normal" style:font-size-asian="10pt" style:font-style-asian="normal" style:font-weight-asian="normal" style:font-size-complex="10pt"/>
    </style:style>
    <style:style style:name="T162" style:family="text">
      <style:text-properties fo:font-variant="normal" fo:text-transform="none" fo:color="#333333" fo:letter-spacing="normal"/>
    </style:style>
    <style:style style:name="T163" style:family="text">
      <style:text-properties fo:font-variant="normal" fo:text-transform="none" fo:color="#333333" fo:letter-spacing="normal" fo:font-style="normal" fo:font-weight="normal"/>
    </style:style>
    <style:style style:name="T164" style:family="text">
      <style:text-properties fo:font-variant="normal" fo:text-transform="none" fo:color="#333333" fo:letter-spacing="normal" fo:font-style="normal" fo:font-weight="normal" officeooo:rsid="006e1709" style:font-weight-asian="normal" style:font-weight-complex="normal"/>
    </style:style>
    <style:style style:name="T165" style:family="text">
      <style:text-properties fo:font-variant="normal" fo:text-transform="none" fo:color="#333333" fo:letter-spacing="normal" fo:font-style="normal" fo:font-weight="normal" officeooo:rsid="006eb6f3"/>
    </style:style>
    <style:style style:name="T166" style:family="text">
      <style:text-properties fo:font-variant="normal" fo:text-transform="none" fo:color="#333333" fo:letter-spacing="normal" fo:font-style="normal" fo:font-weight="bold" style:font-weight-asian="bold" style:font-weight-complex="bold"/>
    </style:style>
    <style:style style:name="T167" style:family="text">
      <style:text-properties fo:font-variant="normal" fo:text-transform="none" fo:color="#333333" fo:letter-spacing="normal" officeooo:rsid="006e1709"/>
    </style:style>
    <style:style style:name="T168" style:family="text">
      <style:text-properties fo:font-variant="normal" fo:text-transform="none" style:use-window-font-color="true" style:font-name="Times New Roman" fo:font-size="11pt" fo:letter-spacing="normal" fo:font-style="normal" fo:font-weight="normal" officeooo:rsid="003b423a" style:font-size-asian="11pt" style:font-size-complex="11pt"/>
    </style:style>
    <style:style style:name="T169" style:family="text">
      <style:text-properties fo:font-variant="normal" fo:text-transform="none" style:use-window-font-color="true" style:font-name="Times New Roman" fo:letter-spacing="normal" fo:font-style="normal" officeooo:rsid="00bb8fc2" fo:background-color="transparent" loext:char-shading-value="0" style:font-size-asian="11pt" style:font-weight-asian="normal" style:font-size-complex="11pt" style:font-weight-complex="normal"/>
    </style:style>
    <style:style style:name="T170" style:family="text">
      <style:text-properties fo:font-variant="normal" fo:text-transform="none" style:use-window-font-color="true" style:font-name="Times New Roman" fo:letter-spacing="normal" fo:font-style="normal" officeooo:rsid="00bce263" fo:background-color="transparent" loext:char-shading-value="0" style:font-size-asian="11pt" style:font-weight-asian="normal" style:font-size-complex="11pt" style:font-weight-complex="normal"/>
    </style:style>
    <style:style style:name="T171" style:family="text">
      <style:text-properties fo:font-variant="normal" fo:text-transform="none" style:use-window-font-color="true" style:font-name="Times New Roman" fo:letter-spacing="normal" fo:font-style="normal" officeooo:rsid="00bec6d0" fo:background-color="transparent" loext:char-shading-value="0" style:font-size-asian="11pt" style:font-weight-asian="normal" style:font-size-complex="11pt" style:font-weight-complex="normal"/>
    </style:style>
    <style:style style:name="T172" style:family="text">
      <style:text-properties fo:font-variant="normal" fo:text-transform="none" fo:color="#000000" fo:letter-spacing="normal" fo:font-style="normal" fo:font-weight="normal"/>
    </style:style>
    <style:style style:name="T173" style:family="text">
      <style:text-properties fo:font-variant="normal" fo:text-transform="none" fo:font-size="11pt" fo:letter-spacing="normal" fo:font-style="normal" fo:font-weight="normal" style:font-size-asian="11pt" style:font-style-asian="normal" style:font-weight-asian="normal" style:font-size-complex="11pt"/>
    </style:style>
    <style:style style:name="T174" style:family="text">
      <style:text-properties fo:font-variant="normal" fo:text-transform="none" fo:font-size="11pt" fo:letter-spacing="normal" fo:font-style="normal" fo:font-weight="normal" style:font-size-asian="11pt" style:font-style-asian="normal" style:font-weight-asian="normal" style:font-size-complex="11pt" style:font-style-complex="normal" style:font-weight-complex="normal"/>
    </style:style>
    <style:style style:name="T175" style:family="text">
      <style:text-properties fo:font-variant="normal" fo:text-transform="none" fo:font-size="11pt" fo:letter-spacing="normal" fo:language="ru" fo:country="RU" fo:font-style="normal" fo:font-weight="normal" style:font-size-asian="11pt" style:font-style-asian="normal" style:font-weight-asian="normal" style:font-size-complex="11pt"/>
    </style:style>
    <style:style style:name="T176" style:family="text">
      <style:text-properties style:text-underline-style="solid" style:text-underline-type="double" style:text-underline-width="auto" style:text-underline-color="font-color" fo:font-weight="normal" style:font-weight-asian="normal" style:font-weight-complex="normal"/>
    </style:style>
    <style:style style:name="T177" style:family="text">
      <style:text-properties style:font-name="Fira Mono" fo:font-size="10.5pt" style:font-size-asian="10.5pt"/>
    </style:style>
    <style:style style:name="T178" style:family="text">
      <style:text-properties fo:font-size="12pt" fo:language="en" fo:country="US" fo:font-weight="normal" style:font-size-asian="12pt" style:font-weight-asian="normal" style:font-weight-complex="normal"/>
    </style:style>
    <style:style style:name="T179" style:family="text">
      <style:text-properties fo:color="#242729" style:font-name="Times New Roman" fo:font-size="11pt" fo:font-style="italic" style:font-size-asian="11pt" style:font-style-asian="italic" style:font-name-complex="Times New Roman1" style:font-size-complex="11pt" style:font-style-complex="italic"/>
    </style:style>
    <style:style style:name="T180" style:family="text">
      <style:text-properties fo:color="#242729" style:font-name="Times New Roman" fo:font-size="11pt" fo:language="en" fo:country="US" fo:font-style="italic" style:font-size-asian="11pt" style:font-style-asian="italic" style:font-name-complex="Times New Roman1" style:font-size-complex="11pt" style:font-style-complex="italic"/>
    </style:style>
    <style:style style:name="T181" style:family="text">
      <style:text-properties style:text-underline-style="none"/>
    </style:style>
    <style:style style:name="T182" style:family="text">
      <style:text-properties style:text-underline-style="none" fo:font-weight="bold" style:font-weight-asian="bold" style:font-weight-complex="bold"/>
    </style:style>
    <style:style style:name="T183" style:family="text">
      <style:text-properties style:font-name="Times New Roman"/>
    </style:style>
    <style:style style:name="T184" style:family="text">
      <style:text-properties style:font-name="Times New Roman" fo:font-size="11pt" fo:language="en" fo:country="US" style:font-size-asian="11pt" style:font-size-complex="11pt"/>
    </style:style>
    <style:style style:name="T185" style:family="text">
      <style:text-properties style:font-name="Times New Roman" fo:font-size="11pt" fo:language="en" fo:country="US" style:font-size-asian="11pt" style:font-name-complex="Times New Roman1" style:font-size-complex="11pt"/>
    </style:style>
    <style:style style:name="T186" style:family="text">
      <style:text-properties style:font-name="Times New Roman" fo:font-size="11pt" fo:language="en" fo:country="US" fo:font-weight="bold" style:font-size-asian="11pt" style:font-weight-asian="bold" style:font-name-complex="Times New Roman1" style:font-size-complex="11pt" style:font-weight-complex="bold"/>
    </style:style>
    <style:style style:name="T187" style:family="text">
      <style:text-properties style:font-name="Times New Roman" fo:font-size="11pt" fo:language="en" fo:country="US" fo:font-style="italic" style:font-size-asian="11pt" style:font-style-asian="italic" style:font-name-complex="Times New Roman1" style:font-size-complex="11pt" style:font-style-complex="italic"/>
    </style:style>
    <style:style style:name="T188" style:family="text">
      <style:text-properties style:font-name="Times New Roman" fo:font-size="11pt" style:font-size-asian="11pt" style:font-size-complex="11pt"/>
    </style:style>
    <style:style style:name="T189" style:family="text">
      <style:text-properties style:font-name="Times New Roman" fo:font-size="11pt" style:font-size-asian="11pt" style:font-name-complex="Times New Roman1" style:font-size-complex="11pt"/>
    </style:style>
    <style:style style:name="T190" style:family="text">
      <style:text-properties style:font-name="Times New Roman" fo:font-size="11pt" fo:font-style="italic" style:font-size-asian="11pt" style:font-style-asian="italic" style:font-name-complex="Times New Roman1" style:font-size-complex="11pt" style:font-style-complex="italic"/>
    </style:style>
    <style:style style:name="T191" style:family="text">
      <style:text-properties style:font-name="Times New Roman" fo:font-size="11pt" fo:font-style="italic" style:font-size-asian="11pt" style:font-style-asian="italic" style:font-size-complex="11pt" style:font-style-complex="italic"/>
    </style:style>
    <style:style style:name="T192" style:family="text">
      <style:text-properties style:font-name="Times New Roman" fo:font-size="11pt" fo:font-style="italic" officeooo:rsid="0021fa2b" style:font-size-asian="11pt" style:font-style-asian="italic" style:font-size-complex="11pt" style:font-style-complex="italic"/>
    </style:style>
    <style:style style:name="T193" style:family="text">
      <style:text-properties style:font-name="Times New Roman" fo:font-size="11pt" fo:font-weight="bold" style:font-size-asian="11pt" style:font-weight-asian="bold" style:font-size-complex="11pt" style:font-weight-complex="bold"/>
    </style:style>
    <style:style style:name="T194" style:family="text">
      <style:text-properties style:font-name="Times New Roman" fo:language="en" fo:country="US"/>
    </style:style>
    <style:style style:name="T195" style:family="text">
      <style:text-properties style:font-name="Times New Roman" fo:language="en" fo:country="US" style:font-name-complex="Times New Roman1"/>
    </style:style>
    <style:style style:name="T196" style:family="text">
      <style:text-properties style:font-name="Times New Roman" fo:language="en" fo:country="US" fo:font-weight="bold" style:font-weight-asian="bold" style:font-weight-complex="bold"/>
    </style:style>
    <style:style style:name="T197" style:family="text">
      <style:text-properties style:font-name="Times New Roman" fo:language="en" fo:country="US" fo:font-weight="bold" style:font-weight-asian="bold" style:font-name-complex="Times New Roman1" style:font-weight-complex="bold"/>
    </style:style>
    <style:style style:name="T198" style:family="text">
      <style:text-properties style:font-name="Times New Roman" fo:language="en" fo:country="US" fo:font-style="italic" style:font-style-asian="italic" style:font-name-complex="Times New Roman1" style:font-style-complex="italic"/>
    </style:style>
    <style:style style:name="T199" style:family="text">
      <style:text-properties style:font-name="Times New Roman" style:font-name-complex="Times New Roman1"/>
    </style:style>
    <style:style style:name="T200" style:family="text">
      <style:text-properties style:font-name="Times New Roman" fo:font-weight="bold" style:font-weight-asian="bold" style:font-weight-complex="bold"/>
    </style:style>
    <style:style style:name="T201" style:family="text">
      <style:text-properties style:font-name="Times New Roman" fo:font-weight="bold" officeooo:rsid="00fcbafe" style:font-weight-asian="bold" style:font-weight-complex="bold"/>
    </style:style>
    <style:style style:name="T202" style:family="text">
      <style:text-properties style:font-name="Times New Roman" fo:font-weight="bold" style:font-weight-asian="bold" style:font-name-complex="Times New Roman1" style:font-weight-complex="bold"/>
    </style:style>
    <style:style style:name="T203" style:family="text">
      <style:text-properties style:font-name="Times New Roman" fo:font-weight="normal" style:font-weight-asian="normal" style:font-weight-complex="normal"/>
    </style:style>
    <style:style style:name="T204" style:family="text">
      <style:text-properties style:font-name="Times New Roman" fo:font-style="normal" style:font-style-asian="normal" style:font-style-complex="normal"/>
    </style:style>
    <style:style style:name="T205" style:family="text">
      <style:text-properties style:font-name="Times New Roman" fo:font-style="italic" style:font-style-asian="italic" style:font-style-complex="italic"/>
    </style:style>
    <style:style style:name="T206" style:family="text">
      <style:text-properties style:font-name="Times New Roman" fo:font-style="italic" officeooo:rsid="00fcbafe" style:font-style-asian="italic" style:font-style-complex="italic"/>
    </style:style>
    <style:style style:name="T207" style:family="text">
      <style:text-properties style:font-name="Times New Roman" fo:font-style="italic" style:font-style-asian="italic" style:font-name-complex="Times New Roman1" style:font-style-complex="italic"/>
    </style:style>
    <style:style style:name="T208" style:family="text">
      <style:text-properties style:font-name="Times New Roman" officeooo:rsid="0025c250"/>
    </style:style>
    <style:style style:name="T209" style:family="text">
      <style:text-properties style:font-name="Times New Roman" officeooo:rsid="00304147"/>
    </style:style>
    <style:style style:name="T210" style:family="text">
      <style:text-properties style:font-name="Times New Roman" officeooo:rsid="0031dbed"/>
    </style:style>
    <style:style style:name="T211" style:family="text">
      <style:text-properties style:font-name="Times New Roman" officeooo:rsid="003a166c"/>
    </style:style>
    <style:style style:name="T212" style:family="text">
      <style:text-properties style:font-name="Times New Roman" fo:language="ru" fo:country="RU" style:font-name-complex="Times New Roman1"/>
    </style:style>
    <style:style style:name="T213" style:family="text">
      <style:text-properties style:font-name="Times New Roman" fo:letter-spacing="-0.026cm"/>
    </style:style>
    <style:style style:name="T214" style:family="text">
      <style:text-properties style:font-name="Times New Roman" officeooo:rsid="00d36d73"/>
    </style:style>
    <style:style style:name="T215" style:family="text">
      <style:text-properties style:font-name="Times New Roman" officeooo:rsid="00fa83c3"/>
    </style:style>
    <style:style style:name="T216" style:family="text">
      <style:text-properties style:font-name="Times New Roman" officeooo:rsid="00fcbafe"/>
    </style:style>
    <style:style style:name="T217" style:family="text">
      <style:text-properties style:font-name="Times New Roman" officeooo:rsid="00fd610b"/>
    </style:style>
    <style:style style:name="T218" style:family="text">
      <style:text-properties officeooo:rsid="0027b612"/>
    </style:style>
    <style:style style:name="T219" style:family="text">
      <style:text-properties officeooo:rsid="002cda7e"/>
    </style:style>
    <style:style style:name="T220" style:family="text">
      <style:text-properties officeooo:rsid="0031dbed"/>
    </style:style>
    <style:style style:name="T221" style:family="text">
      <style:text-properties officeooo:rsid="00333ecd"/>
    </style:style>
    <style:style style:name="T222" style:family="text">
      <style:text-properties officeooo:rsid="0034f32d"/>
    </style:style>
    <style:style style:name="T223" style:family="text">
      <style:text-properties officeooo:rsid="0035e0e2"/>
    </style:style>
    <style:style style:name="T224" style:family="text">
      <style:text-properties style:use-window-font-color="true" style:font-name="Times New Roman" fo:font-size="11pt" style:font-size-asian="11pt" style:font-size-complex="11pt"/>
    </style:style>
    <style:style style:name="T225" style:family="text">
      <style:text-properties style:use-window-font-color="true" style:font-name="Times New Roman" fo:font-size="11pt" officeooo:rsid="003b423a" style:font-size-asian="11pt" style:font-size-complex="11pt"/>
    </style:style>
    <style:style style:name="T226" style:family="text">
      <style:text-properties style:use-window-font-color="true" style:font-name="Times New Roman" fo:font-size="11pt" officeooo:rsid="003b4ab2" style:font-size-asian="11pt" style:font-size-complex="11pt"/>
    </style:style>
    <style:style style:name="T227" style:family="text">
      <style:text-properties style:use-window-font-color="true" style:font-name="Times New Roman" fo:font-size="11pt" officeooo:rsid="0042a351" style:font-size-asian="11pt" style:font-size-complex="11pt"/>
    </style:style>
    <style:style style:name="T228" style:family="text">
      <style:text-properties style:use-window-font-color="true" style:font-name="Times New Roman" fo:font-size="11pt" officeooo:rsid="00449038" style:font-size-asian="11pt" style:font-size-complex="11pt"/>
    </style:style>
    <style:style style:name="T229" style:family="text">
      <style:text-properties style:use-window-font-color="true" style:font-name="Times New Roman" fo:font-size="11pt" officeooo:rsid="0045da1f" style:font-size-asian="11pt" style:font-size-complex="11pt"/>
    </style:style>
    <style:style style:name="T230" style:family="text">
      <style:text-properties style:use-window-font-color="true" style:font-name="Times New Roman" fo:font-size="11pt" officeooo:rsid="004727c7" style:font-size-asian="11pt" style:font-size-complex="11pt"/>
    </style:style>
    <style:style style:name="T231" style:family="text">
      <style:text-properties style:use-window-font-color="true" style:font-name="Times New Roman" fo:font-size="11pt" officeooo:rsid="0047c7a8" style:font-size-asian="11pt" style:font-size-complex="11pt"/>
    </style:style>
    <style:style style:name="T232" style:family="text">
      <style:text-properties style:use-window-font-color="true" style:font-name="Times New Roman" fo:font-size="11pt" fo:font-weight="bold" style:font-size-asian="11pt" style:font-weight-asian="bold" style:font-size-complex="11pt" style:font-weight-complex="bold"/>
    </style:style>
    <style:style style:name="T233" style:family="text">
      <style:text-properties style:use-window-font-color="true" style:font-name="Times New Roman" fo:background-color="transparent" loext:char-shading-value="0" style:font-size-asian="11pt" style:font-weight-asian="normal" style:font-size-complex="11pt" style:font-weight-complex="normal"/>
    </style:style>
    <style:style style:name="T234" style:family="text">
      <style:text-properties style:use-window-font-color="true" style:font-name="Times New Roman" officeooo:rsid="00bb8fc2" fo:background-color="transparent" loext:char-shading-value="0" style:font-size-asian="11pt" style:font-weight-asian="normal" style:font-size-complex="11pt" style:font-weight-complex="normal"/>
    </style:style>
    <style:style style:name="T235" style:family="text">
      <style:text-properties style:use-window-font-color="true" style:font-name="Times New Roman" officeooo:rsid="00bce263" fo:background-color="transparent" loext:char-shading-value="0" style:font-size-asian="11pt" style:font-weight-asian="normal" style:font-size-complex="11pt" style:font-weight-complex="normal"/>
    </style:style>
    <style:style style:name="T236" style:family="text">
      <style:text-properties officeooo:rsid="00494e9e"/>
    </style:style>
    <style:style style:name="T237" style:family="text">
      <style:text-properties officeooo:rsid="004a3c94"/>
    </style:style>
    <style:style style:name="T238" style:family="text">
      <style:text-properties officeooo:rsid="004ed444"/>
    </style:style>
    <style:style style:name="T239" style:family="text">
      <style:text-properties officeooo:rsid="0068de05"/>
    </style:style>
    <style:style style:name="T240" style:family="text">
      <style:text-properties officeooo:rsid="006ae966"/>
    </style:style>
    <style:style style:name="T241" style:family="text">
      <style:text-properties officeooo:rsid="007089b8"/>
    </style:style>
    <style:style style:name="T242" style:family="text">
      <style:text-properties officeooo:rsid="00719c56"/>
    </style:style>
    <style:style style:name="T243" style:family="text">
      <style:text-properties officeooo:rsid="0072eaae"/>
    </style:style>
    <style:style style:name="T244" style:family="text">
      <style:text-properties officeooo:rsid="0078fa47"/>
    </style:style>
    <style:style style:name="T245" style:family="text">
      <style:text-properties officeooo:rsid="007a2512"/>
    </style:style>
    <style:style style:name="T246" style:family="text">
      <style:text-properties officeooo:rsid="007ba749"/>
    </style:style>
    <style:style style:name="T247" style:family="text">
      <style:text-properties officeooo:rsid="007cc2df"/>
    </style:style>
    <style:style style:name="T248" style:family="text">
      <style:text-properties officeooo:rsid="0080d73a"/>
    </style:style>
    <style:style style:name="T249" style:family="text">
      <style:text-properties officeooo:rsid="0081d12f"/>
    </style:style>
    <style:style style:name="T250" style:family="text">
      <style:text-properties officeooo:rsid="008238e9"/>
    </style:style>
    <style:style style:name="T251" style:family="text">
      <style:text-properties officeooo:rsid="008323db"/>
    </style:style>
    <style:style style:name="T252" style:family="text">
      <style:text-properties officeooo:rsid="008a5117"/>
    </style:style>
    <style:style style:name="T253" style:family="text">
      <style:text-properties officeooo:rsid="00938b7b"/>
    </style:style>
    <style:style style:name="T254" style:family="text">
      <style:text-properties officeooo:rsid="009b6297"/>
    </style:style>
    <style:style style:name="T255" style:family="text">
      <style:text-properties officeooo:rsid="00a20fe0"/>
    </style:style>
    <style:style style:name="T256" style:family="text">
      <style:text-properties officeooo:rsid="00a40f7f"/>
    </style:style>
    <style:style style:name="T257" style:family="text">
      <style:text-properties officeooo:rsid="00a4382f"/>
    </style:style>
    <style:style style:name="T258" style:family="text">
      <style:text-properties style:font-name="Courier New1" fo:font-size="10pt" fo:font-weight="normal" officeooo:rsid="004b4aa2" style:font-size-asian="10pt" style:font-weight-asian="normal" style:font-size-complex="10pt" style:font-weight-complex="normal"/>
    </style:style>
    <style:style style:name="T259" style:family="text">
      <style:text-properties style:font-name="Courier New1" fo:font-size="10pt" fo:font-weight="normal" officeooo:rsid="00ad0828" style:font-size-asian="10pt" style:font-weight-asian="normal" style:font-size-complex="10pt" style:font-weight-complex="normal"/>
    </style:style>
    <style:style style:name="T260" style:family="text">
      <style:text-properties style:font-size-asian="11pt" style:font-weight-asian="normal" style:font-size-complex="11pt" style:font-weight-complex="normal"/>
    </style:style>
    <style:style style:name="T261" style:family="text">
      <style:text-properties officeooo:rsid="00bb8fc2" style:font-size-asian="11pt" style:font-weight-asian="normal" style:font-size-complex="11pt" style:font-weight-complex="normal"/>
    </style:style>
    <style:style style:name="T262" style:family="text">
      <style:text-properties officeooo:rsid="00c31869"/>
    </style:style>
    <style:style style:name="T263" style:family="text">
      <style:text-properties officeooo:rsid="00c61405"/>
    </style:style>
    <style:style style:name="T264" style:family="text">
      <style:text-properties officeooo:rsid="00d5926e"/>
    </style:style>
    <style:style style:name="T265" style:family="text">
      <style:text-properties officeooo:rsid="00d59779"/>
    </style:style>
    <style:style style:name="T266" style:family="text">
      <style:text-properties officeooo:rsid="00e767c8"/>
    </style:style>
    <style:style style:name="T267" style:family="text">
      <style:text-properties officeooo:rsid="00f11e1d"/>
    </style:style>
    <style:style style:name="T268" style:family="text">
      <style:text-properties officeooo:rsid="00f30a76"/>
    </style:style>
    <style:style style:name="T269" style:family="text">
      <style:text-properties officeooo:rsid="00f54c6a"/>
    </style:style>
    <style:style style:name="T270" style:family="text">
      <style:text-properties officeooo:rsid="00fa83c3"/>
    </style:style>
    <style:style style:name="T271" style:family="text">
      <style:text-properties officeooo:rsid="00fe7d96"/>
    </style:style>
    <style:style style:name="T272" style:family="text">
      <style:text-properties officeooo:rsid="0104a393"/>
    </style:style>
    <style:style style:name="T273" style:family="text">
      <style:text-properties officeooo:rsid="01065ba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1">Оглавление</text:p>
      <text:table-of-content text:style-name="Sect1" text:protected="true" text:name="Оглавление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8"><text:a xlink:type="simple" xlink:href="#__RefHeading___Toc13350_3770485249" text:style-name="Index_20_Link" text:visited-style-name="Index_20_Link">PHP Basics<text:tab/>3</text:a></text:p>
          <text:p text:style-name="P197"><text:a xlink:type="simple" xlink:href="#__RefHeading___Toc12153_1995911267" text:style-name="Index_20_Link" text:visited-style-name="Index_20_Link">Syntax<text:tab/>3</text:a></text:p>
          <text:p text:style-name="P197"><text:a xlink:type="simple" xlink:href="#__RefHeading___Toc12155_1995911267" text:style-name="Index_20_Link" text:visited-style-name="Index_20_Link">Operators<text:tab/>4</text:a></text:p>
          <text:p text:style-name="P197"><text:a xlink:type="simple" xlink:href="#__RefHeading___Toc12157_1995911267" text:style-name="Index_20_Link" text:visited-style-name="Index_20_Link">Variables<text:tab/>7</text:a></text:p>
          <text:p text:style-name="P197"><text:a xlink:type="simple" xlink:href="#__RefHeading___Toc12159_1995911267" text:style-name="Index_20_Link" text:visited-style-name="Index_20_Link">Control Structures<text:tab/>13</text:a></text:p>
          <text:p text:style-name="P197"><text:a xlink:type="simple" xlink:href="#__RefHeading___Toc12161_1995911267" text:style-name="Index_20_Link" text:visited-style-name="Index_20_Link">Language Constructs and Functions<text:tab/>14</text:a></text:p>
          <text:p text:style-name="P197"><text:a xlink:type="simple" xlink:href="#__RefHeading___Toc12163_1995911267" text:style-name="Index_20_Link" text:visited-style-name="Index_20_Link">Namespaces<text:tab/>16</text:a></text:p>
          <text:p text:style-name="P197"><text:a xlink:type="simple" xlink:href="#__RefHeading___Toc12165_1995911267" text:style-name="Index_20_Link" text:visited-style-name="Index_20_Link">Extensions<text:tab/>18</text:a></text:p>
          <text:p text:style-name="P197"><text:a xlink:type="simple" xlink:href="#__RefHeading___Toc12167_1995911267" text:style-name="Index_20_Link" text:visited-style-name="Index_20_Link">Config<text:tab/>19</text:a></text:p>
          <text:p text:style-name="P197"><text:a xlink:type="simple" xlink:href="#__RefHeading___Toc12169_1995911267" text:style-name="Index_20_Link" text:visited-style-name="Index_20_Link"><text:span text:style-name="T6">Performance/bytecode caching (Производительность)</text:span></text:a><text:a xlink:type="simple" xlink:href="#__RefHeading___Toc12169_1995911267" text:style-name="Index_20_Link" text:visited-style-name="Index_20_Link"><text:tab/>20</text:a></text:p>
          <text:p text:style-name="P198"><text:a xlink:type="simple" xlink:href="#__RefHeading___Toc12171_1995911267" text:style-name="Index_20_Link" text:visited-style-name="Index_20_Link">Functions<text:tab/>23</text:a></text:p>
          <text:p text:style-name="P197"><text:a xlink:type="simple" xlink:href="#__RefHeading___Toc12173_1995911267" text:style-name="Index_20_Link" text:visited-style-name="Index_20_Link">Arguments<text:tab/>24</text:a></text:p>
          <text:p text:style-name="P197"><text:a xlink:type="simple" xlink:href="#__RefHeading___Toc12175_1995911267" text:style-name="Index_20_Link" text:visited-style-name="Index_20_Link">Variables<text:tab/>24</text:a></text:p>
          <text:p text:style-name="P197"><text:a xlink:type="simple" xlink:href="#__RefHeading___Toc12177_1995911267" text:style-name="Index_20_Link" text:visited-style-name="Index_20_Link">References<text:tab/>25</text:a></text:p>
          <text:p text:style-name="P197"><text:a xlink:type="simple" xlink:href="#__RefHeading___Toc12179_1995911267" text:style-name="Index_20_Link" text:visited-style-name="Index_20_Link">Returns<text:tab/>25</text:a></text:p>
          <text:p text:style-name="P197"><text:a xlink:type="simple" xlink:href="#__RefHeading___Toc12181_1995911267" text:style-name="Index_20_Link" text:visited-style-name="Index_20_Link">Variable Scope<text:tab/>26</text:a></text:p>
          <text:p text:style-name="P197"><text:a xlink:type="simple" xlink:href="#__RefHeading___Toc12183_1995911267" text:style-name="Index_20_Link" text:visited-style-name="Index_20_Link">Anonymous Function, closures<text:tab/>27</text:a></text:p>
          <text:p text:style-name="P197"><text:a xlink:type="simple" xlink:href="#__RefHeading___Toc12185_1995911267" text:style-name="Index_20_Link" text:visited-style-name="Index_20_Link">Type Declarations<text:tab/>29</text:a></text:p>
          <text:p text:style-name="P198"><text:a xlink:type="simple" xlink:href="#__RefHeading___Toc12187_1995911267" text:style-name="Index_20_Link" text:visited-style-name="Index_20_Link">String &amp; Patterns<text:tab/>30</text:a></text:p>
          <text:p text:style-name="P197"><text:a xlink:type="simple" xlink:href="#__RefHeading___Toc12189_1995911267" text:style-name="Index_20_Link" text:visited-style-name="Index_20_Link">Quoting<text:tab/>32</text:a></text:p>
          <text:p text:style-name="P197"><text:a xlink:type="simple" xlink:href="#__RefHeading___Toc12191_1995911267" text:style-name="Index_20_Link" text:visited-style-name="Index_20_Link">Matching<text:tab/>34</text:a></text:p>
          <text:p text:style-name="P197"><text:a xlink:type="simple" xlink:href="#__RefHeading___Toc12193_1995911267" text:style-name="Index_20_Link" text:visited-style-name="Index_20_Link">Extracting<text:tab/>35</text:a></text:p>
          <text:p text:style-name="P197"><text:a xlink:type="simple" xlink:href="#__RefHeading___Toc12195_1995911267" text:style-name="Index_20_Link" text:visited-style-name="Index_20_Link">Searching<text:tab/>36</text:a></text:p>
          <text:p text:style-name="P197"><text:a xlink:type="simple" xlink:href="#__RefHeading___Toc12197_1995911267" text:style-name="Index_20_Link" text:visited-style-name="Index_20_Link">Replacing<text:tab/>37</text:a></text:p>
          <text:p text:style-name="P197"><text:a xlink:type="simple" xlink:href="#__RefHeading___Toc12199_1995911267" text:style-name="Index_20_Link" text:visited-style-name="Index_20_Link">Formatting<text:tab/>38</text:a></text:p>
          <text:p text:style-name="P197"><text:a xlink:type="simple" xlink:href="#__RefHeading___Toc12201_1995911267" text:style-name="Index_20_Link" text:visited-style-name="Index_20_Link">PCRE<text:tab/>41</text:a></text:p>
          <text:p text:style-name="P197"><text:a xlink:type="simple" xlink:href="#__RefHeading___Toc12203_1995911267" text:style-name="Index_20_Link" text:visited-style-name="Index_20_Link">NOWDOC<text:tab/>46</text:a></text:p>
          <text:p text:style-name="P197"><text:a xlink:type="simple" xlink:href="#__RefHeading___Toc12205_1995911267" text:style-name="Index_20_Link" text:visited-style-name="Index_20_Link">Encodings<text:tab/>46</text:a></text:p>
          <text:p text:style-name="P198"><text:a xlink:type="simple" xlink:href="#__RefHeading___Toc12207_1995911267" text:style-name="Index_20_Link" text:visited-style-name="Index_20_Link">Object Oriented Programming<text:tab/>47</text:a></text:p>
          <text:p text:style-name="P197"><text:a xlink:type="simple" xlink:href="#__RefHeading___Toc12209_1995911267" text:style-name="Index_20_Link" text:visited-style-name="Index_20_Link">Instantiation<text:tab/>47</text:a></text:p>
          <text:p text:style-name="P197"><text:a xlink:type="simple" xlink:href="#__RefHeading___Toc12211_1995911267" text:style-name="Index_20_Link" text:visited-style-name="Index_20_Link">Modifiers/Inheritance<text:tab/>51</text:a></text:p>
          <text:p text:style-name="P197"><text:a xlink:type="simple" xlink:href="#__RefHeading___Toc12213_1995911267" text:style-name="Index_20_Link" text:visited-style-name="Index_20_Link">Interfaces<text:tab/>54</text:a></text:p>
          <text:p text:style-name="P197"><text:a xlink:type="simple" xlink:href="#__RefHeading___Toc12215_1995911267" text:style-name="Index_20_Link" text:visited-style-name="Index_20_Link">Return Types<text:tab/>55</text:a></text:p>
          <text:p text:style-name="P197"><text:a xlink:type="simple" xlink:href="#__RefHeading___Toc12217_1995911267" text:style-name="Index_20_Link" text:visited-style-name="Index_20_Link">Autoload<text:tab/>55</text:a></text:p>
          <text:p text:style-name="P197"><text:a xlink:type="simple" xlink:href="#__RefHeading___Toc12219_1995911267" text:style-name="Index_20_Link" text:visited-style-name="Index_20_Link">Reflection<text:tab/>55</text:a></text:p>
          <text:p text:style-name="P197"><text:a xlink:type="simple" xlink:href="#__RefHeading___Toc12221_1995911267" text:style-name="Index_20_Link" text:visited-style-name="Index_20_Link">Type Hinting<text:tab/>64</text:a></text:p>
          <text:p text:style-name="P197"><text:a xlink:type="simple" xlink:href="#__RefHeading___Toc12223_1995911267" text:style-name="Index_20_Link" text:visited-style-name="Index_20_Link">Class Constants<text:tab/>64</text:a></text:p>
          <text:p text:style-name="P197"><text:a xlink:type="simple" xlink:href="#__RefHeading___Toc12225_1995911267" text:style-name="Index_20_Link" text:visited-style-name="Index_20_Link">Late Static Binding<text:tab/>65</text:a></text:p>
          <text:p text:style-name="P197"><text:a xlink:type="simple" xlink:href="#__RefHeading___Toc12227_1995911267" text:style-name="Index_20_Link" text:visited-style-name="Index_20_Link">Magic(_*) Methods<text:tab/>67</text:a></text:p>
          <text:p text:style-name="P197"><text:a xlink:type="simple" xlink:href="#__RefHeading___Toc12229_1995911267" text:style-name="Index_20_Link" text:visited-style-name="Index_20_Link">Instance Methods &amp; Properties<text:tab/>70</text:a></text:p>
          <text:p text:style-name="P197"><text:a xlink:type="simple" xlink:href="#__RefHeading___Toc12231_1995911267" text:style-name="Index_20_Link" text:visited-style-name="Index_20_Link">SPL<text:tab/>72</text:a></text:p>
          <text:p text:style-name="P197"><text:a xlink:type="simple" xlink:href="#__RefHeading___Toc12233_1995911267" text:style-name="Index_20_Link" text:visited-style-name="Index_20_Link">Traits<text:tab/>78</text:a></text:p>
          <text:p text:style-name="P198"><text:a xlink:type="simple" xlink:href="#__RefHeading___Toc12235_1995911267" text:style-name="Index_20_Link" text:visited-style-name="Index_20_Link">Data Format &amp; Types<text:tab/>82</text:a></text:p>
          <text:p text:style-name="P197"><text:a xlink:type="simple" xlink:href="#__RefHeading___Toc12237_1995911267" text:style-name="Index_20_Link" text:visited-style-name="Index_20_Link">XML Basics<text:tab/>82</text:a></text:p>
          <text:p text:style-name="P197"><text:soft-page-break/><text:a xlink:type="simple" xlink:href="#__RefHeading___Toc12239_1995911267" text:style-name="Index_20_Link" text:visited-style-name="Index_20_Link">SimpleXML<text:tab/>84</text:a></text:p>
          <text:p text:style-name="P197"><text:a xlink:type="simple" xlink:href="#__RefHeading___Toc12241_1995911267" text:style-name="Index_20_Link" text:visited-style-name="Index_20_Link">XML Extension<text:tab/>86</text:a></text:p>
          <text:p text:style-name="P197"><text:a xlink:type="simple" xlink:href="#__RefHeading___Toc12243_1995911267" text:style-name="Index_20_Link" text:visited-style-name="Index_20_Link">Webservices Basics<text:tab/>86</text:a></text:p>
          <text:p text:style-name="P197"><text:a xlink:type="simple" xlink:href="#__RefHeading___Toc12245_1995911267" text:style-name="Index_20_Link" text:visited-style-name="Index_20_Link">SOAP<text:tab/>88</text:a></text:p>
          <text:p text:style-name="P197"><text:a xlink:type="simple" xlink:href="#__RefHeading___Toc12247_1995911267" text:style-name="Index_20_Link" text:visited-style-name="Index_20_Link">JSON<text:tab/>93</text:a></text:p>
          <text:p text:style-name="P197"><text:a xlink:type="simple" xlink:href="#__RefHeading___Toc12249_1995911267" text:style-name="Index_20_Link" text:visited-style-name="Index_20_Link">DateTime<text:tab/>93</text:a></text:p>
          <text:p text:style-name="P197"><text:a xlink:type="simple" xlink:href="#__RefHeading___Toc12251_1995911267" text:style-name="Index_20_Link" text:visited-style-name="Index_20_Link">DOMDocument<text:tab/>97</text:a></text:p>
          <text:p text:style-name="P198"><text:a xlink:type="simple" xlink:href="#__RefHeading___Toc12253_1995911267" text:style-name="Index_20_Link" text:visited-style-name="Index_20_Link">Web Features<text:tab/>100</text:a></text:p>
          <text:p text:style-name="P197"><text:a xlink:type="simple" xlink:href="#__RefHeading___Toc12255_1995911267" text:style-name="Index_20_Link" text:visited-style-name="Index_20_Link">Sessions<text:tab/>100</text:a></text:p>
          <text:p text:style-name="P197"><text:a xlink:type="simple" xlink:href="#__RefHeading___Toc12257_1995911267" text:style-name="Index_20_Link" text:visited-style-name="Index_20_Link">Forms<text:tab/>103</text:a></text:p>
          <text:p text:style-name="P197"><text:a xlink:type="simple" xlink:href="#__RefHeading___Toc12259_1995911267" text:style-name="Index_20_Link" text:visited-style-name="Index_20_Link">GET and POST data<text:tab/>104</text:a></text:p>
          <text:p text:style-name="P197"><text:a xlink:type="simple" xlink:href="#__RefHeading___Toc12261_1995911267" text:style-name="Index_20_Link" text:visited-style-name="Index_20_Link">Cookies<text:tab/>106</text:a></text:p>
          <text:p text:style-name="P197"><text:a xlink:type="simple" xlink:href="#__RefHeading___Toc12263_1995911267" text:style-name="Index_20_Link" text:visited-style-name="Index_20_Link">HTTP Headers<text:tab/>108</text:a></text:p>
          <text:p text:style-name="P197"><text:a xlink:type="simple" xlink:href="#__RefHeading___Toc12265_1995911267" text:style-name="Index_20_Link" text:visited-style-name="Index_20_Link">HTTP Authentication<text:tab/>110</text:a></text:p>
          <text:p text:style-name="P197"><text:a xlink:type="simple" xlink:href="#__RefHeading___Toc12267_1995911267" text:style-name="Index_20_Link" text:visited-style-name="Index_20_Link">HTTP Status Codes<text:tab/>110</text:a></text:p>
          <text:p text:style-name="P198"><text:a xlink:type="simple" xlink:href="#__RefHeading___Toc12269_1995911267" text:style-name="Index_20_Link" text:visited-style-name="Index_20_Link">Array<text:tab/>112</text:a></text:p>
          <text:p text:style-name="P197"><text:a xlink:type="simple" xlink:href="#__RefHeading___Toc12271_1995911267" text:style-name="Index_20_Link" text:visited-style-name="Index_20_Link">Associative Arrays<text:tab/>112</text:a></text:p>
          <text:p text:style-name="P197"><text:a xlink:type="simple" xlink:href="#__RefHeading___Toc12273_1995911267" text:style-name="Index_20_Link" text:visited-style-name="Index_20_Link">Array Iteration<text:tab/>112</text:a></text:p>
          <text:p text:style-name="P197"><text:a xlink:type="simple" xlink:href="#__RefHeading___Toc12275_1995911267" text:style-name="Index_20_Link" text:visited-style-name="Index_20_Link">Array Functions<text:tab/>113</text:a></text:p>
          <text:p text:style-name="P197"><text:a xlink:type="simple" xlink:href="#__RefHeading___Toc12277_1995911267" text:style-name="Index_20_Link" text:visited-style-name="Index_20_Link">SPL, Objects as arrays<text:tab/>120</text:a></text:p>
          <text:p text:style-name="P197"><text:a xlink:type="simple" xlink:href="#__RefHeading___Toc12279_1995911267" text:style-name="Index_20_Link" text:visited-style-name="Index_20_Link">Casting<text:tab/>122</text:a></text:p>
          <text:p text:style-name="P198"><text:a xlink:type="simple" xlink:href="#__RefHeading___Toc12281_1995911267" text:style-name="Index_20_Link" text:visited-style-name="Index_20_Link">Security<text:tab/>122</text:a></text:p>
          <text:p text:style-name="P197"><text:a xlink:type="simple" xlink:href="#__RefHeading___Toc12283_1995911267" text:style-name="Index_20_Link" text:visited-style-name="Index_20_Link">Configuration<text:tab/>122</text:a></text:p>
          <text:p text:style-name="P197"><text:a xlink:type="simple" xlink:href="#__RefHeading___Toc12285_1995911267" text:style-name="Index_20_Link" text:visited-style-name="Index_20_Link">Session Security<text:tab/>125</text:a></text:p>
          <text:p text:style-name="P197"><text:a xlink:type="simple" xlink:href="#__RefHeading___Toc12287_1995911267" text:style-name="Index_20_Link" text:visited-style-name="Index_20_Link">Cross-Site Scripting<text:tab/>126</text:a></text:p>
          <text:p text:style-name="P197"><text:a xlink:type="simple" xlink:href="#__RefHeading___Toc12289_1995911267" text:style-name="Index_20_Link" text:visited-style-name="Index_20_Link">Cross-Site Request Forgeries<text:tab/>127</text:a></text:p>
          <text:p text:style-name="P197"><text:a xlink:type="simple" xlink:href="#__RefHeading___Toc12291_1995911267" text:style-name="Index_20_Link" text:visited-style-name="Index_20_Link">SQL Injection<text:tab/>128</text:a></text:p>
          <text:p text:style-name="P197"><text:a xlink:type="simple" xlink:href="#__RefHeading___Toc12293_1995911267" text:style-name="Index_20_Link" text:visited-style-name="Index_20_Link">Remote Code Injection<text:tab/>129</text:a></text:p>
          <text:p text:style-name="P197"><text:a xlink:type="simple" xlink:href="#__RefHeading___Toc12295_1995911267" text:style-name="Index_20_Link" text:visited-style-name="Index_20_Link">Email Injection<text:tab/>130</text:a></text:p>
          <text:p text:style-name="P197"><text:a xlink:type="simple" xlink:href="#__RefHeading___Toc12297_1995911267" text:style-name="Index_20_Link" text:visited-style-name="Index_20_Link">Filter Input<text:tab/>131</text:a></text:p>
          <text:p text:style-name="P197"><text:a xlink:type="simple" xlink:href="#__RefHeading___Toc12299_1995911267" text:style-name="Index_20_Link" text:visited-style-name="Index_20_Link">Escape Output<text:tab/>132</text:a></text:p>
          <text:p text:style-name="P197"><text:a xlink:type="simple" xlink:href="#__RefHeading___Toc12301_1995911267" text:style-name="Index_20_Link" text:visited-style-name="Index_20_Link">Encryption, Hashing algorithms (Алгоритмы шифрования и хеширования) и Password hashing API<text:tab/>133</text:a></text:p>
          <text:p text:style-name="P197"><text:a xlink:type="simple" xlink:href="#__RefHeading___Toc12303_1995911267" text:style-name="Index_20_Link" text:visited-style-name="Index_20_Link">File uploads<text:tab/>134</text:a></text:p>
          <text:p text:style-name="P198"><text:a xlink:type="simple" xlink:href="#__RefHeading___Toc12305_1995911267" text:style-name="Index_20_Link" text:visited-style-name="Index_20_Link"><text:span text:style-name="T6">I/O</text:span></text:a><text:a xlink:type="simple" xlink:href="#__RefHeading___Toc12305_1995911267" text:style-name="Index_20_Link" text:visited-style-name="Index_20_Link"><text:tab/>136</text:a></text:p>
          <text:p text:style-name="P197"><text:a xlink:type="simple" xlink:href="#__RefHeading___Toc12307_1995911267" text:style-name="Index_20_Link" text:visited-style-name="Index_20_Link">Files<text:tab/>136</text:a></text:p>
          <text:p text:style-name="P197"><text:a xlink:type="simple" xlink:href="#__RefHeading___Toc12309_1995911267" text:style-name="Index_20_Link" text:visited-style-name="Index_20_Link">Reading<text:tab/>137</text:a></text:p>
          <text:p text:style-name="P197"><text:a xlink:type="simple" xlink:href="#__RefHeading___Toc12311_1995911267" text:style-name="Index_20_Link" text:visited-style-name="Index_20_Link">Writing<text:tab/>138</text:a></text:p>
          <text:p text:style-name="P197"><text:a xlink:type="simple" xlink:href="#__RefHeading___Toc12313_1995911267" text:style-name="Index_20_Link" text:visited-style-name="Index_20_Link">File System Functions<text:tab/>139</text:a></text:p>
          <text:p text:style-name="P197"><text:a xlink:type="simple" xlink:href="#__RefHeading___Toc12315_1995911267" text:style-name="Index_20_Link" text:visited-style-name="Index_20_Link">Streams<text:tab/>140</text:a></text:p>
          <text:p text:style-name="P197"><text:a xlink:type="simple" xlink:href="#__RefHeading___Toc12317_1995911267" text:style-name="Index_20_Link" text:visited-style-name="Index_20_Link">Contexts<text:tab/>142</text:a></text:p>
          <text:p text:style-name="P198"><text:a xlink:type="simple" xlink:href="#__RefHeading___Toc12319_1995911267" text:style-name="Index_20_Link" text:visited-style-name="Index_20_Link">Databases and SQL<text:tab/>143</text:a></text:p>
          <text:p text:style-name="P197"><text:a xlink:type="simple" xlink:href="#__RefHeading___Toc12321_1995911267" text:style-name="Index_20_Link" text:visited-style-name="Index_20_Link">SQL<text:tab/>144</text:a></text:p>
          <text:p text:style-name="P197"><text:a xlink:type="simple" xlink:href="#__RefHeading___Toc12323_1995911267" text:style-name="Index_20_Link" text:visited-style-name="Index_20_Link">Joins<text:tab/>145</text:a></text:p>
          <text:p text:style-name="P197"><text:a xlink:type="simple" xlink:href="#__RefHeading___Toc12325_1995911267" text:style-name="Index_20_Link" text:visited-style-name="Index_20_Link">Prepared Statements<text:tab/>145</text:a></text:p>
          <text:p text:style-name="P197"><text:a xlink:type="simple" xlink:href="#__RefHeading___Toc12327_1995911267" text:style-name="Index_20_Link" text:visited-style-name="Index_20_Link">Transactions<text:tab/>147</text:a></text:p>
          <text:p text:style-name="P197"><text:soft-page-break/><text:a xlink:type="simple" xlink:href="#__RefHeading___Toc12329_1995911267" text:style-name="Index_20_Link" text:visited-style-name="Index_20_Link">PDO<text:tab/>148</text:a></text:p>
          <text:p text:style-name="P198"><text:a xlink:type="simple" xlink:href="#__RefHeading___Toc12331_1995911267" text:style-name="Index_20_Link" text:visited-style-name="Index_20_Link">Error Handling<text:tab/>152</text:a></text:p>
          <text:p text:style-name="P197"><text:a xlink:type="simple" xlink:href="#__RefHeading___Toc12333_1995911267" text:style-name="Index_20_Link" text:visited-style-name="Index_20_Link">Handling Exceptions<text:tab/>152</text:a></text:p>
          <text:p text:style-name="P197"><text:a xlink:type="simple" xlink:href="#__RefHeading___Toc12335_1995911267" text:style-name="Index_20_Link" text:visited-style-name="Index_20_Link">Errors<text:tab/>154</text:a></text:p>
          <text:p text:style-name="P197"><text:a xlink:type="simple" xlink:href="#__RefHeading___Toc12337_1995911267" text:style-name="Index_20_Link" text:visited-style-name="Index_20_Link">Throwables<text:tab/>158</text:a></text:p>
        </text:index-body>
      </text:table-of-content>
      <text:h text:style-name="P204" text:outline-level="3"/>
      <text:h text:style-name="P209" text:outline-level="2"><text:bookmark-start text:name="__RefHeading___Toc13350_3770485249"/>PHP Basics<text:bookmark-end text:name="__RefHeading___Toc13350_3770485249"/></text:h>
      <text:h text:style-name="P204" text:outline-level="3"><text:bookmark-start text:name="__RefHeading___Toc12153_1995911267"/>Syntax<text:bookmark-end text:name="__RefHeading___Toc12153_1995911267"/></text:h>
      <text:p text:style-name="Standard">Все выражения должны заканчиваться ";". Исключением является только последний оператор перед закрывающим тегом "?&gt;".</text:p>
      <text:p text:style-name="Standard">Пробелы не имеют семантического значения в PHP. Пробелы не могут отображаться в середине имен функций, имен переменных или ключевых слов.</text:p>
      <text:p text:style-name="Standard">Несколько выражений разрешено на одной строке.</text:p>
      <text:p text:style-name="Standard">Блок кода обозначается символами {}.</text:p>
      <text:p text:style-name="Standard">PHP языковая конструкция и функция имен (имена классов и т.п.) не регистрозависимая. При этом переменные и константы регистрозависимые.</text:p>
      <text:p text:style-name="P10">ECHO "Hello World"; // works</text:p>
      <text:p text:style-name="P10">$variable = "Hello World";</text:p>
      <text:p text:style-name="P18">echo $VARIABLE; // won't work</text:p>
      <text:p text:style-name="Standard">Есть несколько путей определения наличия PHP скрипта:</text:p>
      <text:p text:style-name="P69">Тип <text:tab/><text:tab/>Тег <text:tab/><text:tab/><text:tab/><text:tab/><text:tab/>Описание</text:p>
      <text:p text:style-name="Standard">Standard <text:tab/>&lt;?php ?&gt; </text:p>
      <text:p text:style-name="P27">Echo <text:tab/><text:tab/>&lt;?= ?&gt; </text:p>
      <text:p text:style-name="P27">Short<text:tab/> <text:tab/>&lt;? ?&gt; <text:tab/><text:tab/><text:tab/><text:tab/><text:tab/>Deprecated</text:p>
      <text:p text:style-name="P27">Script <text:tab/><text:tab/>&lt;script language="php"&gt; &lt;/script&gt; <text:tab/>Do not use</text:p>
      <text:p text:style-name="Standard">ASP <text:tab/><text:tab/>&lt;% %&gt; <text:tab/><text:tab/><text:tab/><text:tab/>Deprecated</text:p>
      <text:p text:style-name="Standard">Идентичны следующие выражения: &lt;?= <text:span text:style-name="T16">$variable ?&gt; </text:span>и<text:span text:style-name="T16"> &lt;?php echo $variable ?&gt;</text:span></text:p>
      <text:p text:style-name="Standard">Не закрывая скрипт в файле PHP "?&gt;", вы предотвращаете отправку символов новой строки.</text:p>
      <text:p text:style-name="P65">В PHP существует три способа оставить комментарий:</text:p>
      <text:p text:style-name="P27"># Perl style comments</text:p>
      <text:p text:style-name="P27">// C style comments</text:p>
      <text:p text:style-name="Standard">/* Multiline comment */</text:p>
      <text:p text:style-name="P65">Представление чисел</text:p>
      <text:p text:style-name="Standard">Decimal (<text:span text:style-name="T57">десятичные</text:span>) 1234 </text:p>
      <text:p text:style-name="Standard">Binary (<text:span text:style-name="T57">двоичные</text:span>) 0b10011010010 Определяется ведущими 0b или 0B.</text:p>
      <text:p text:style-name="Standard">Octal (<text:span text:style-name="T57">восьмиричные</text:span>) 02322 Определяется ведущим 0</text:p>
      <text:p text:style-name="Standard">Hexadecimal (<text:span text:style-name="T57">Шестнадцатиричные</text:span>) 0x4D2 Определяется ведущим 0x или 0X</text:p>
      <text:p text:style-name="Standard">Числа с плавающей запятой float (называемые double в некоторых других языках) могут быть выражены либо в стандартном десятичном формате, либо в экспоненциальном формате.</text:p>
      <text:p text:style-name="Standard">Decimal (десятичное)123.456</text:p>
      <text:p text:style-name="Standard">Exponential (экспоненциальное) 0.123456e3 или 0.123456E3</text:p>
      <text:p text:style-name="Standard">Буква «е» в экспоненциальной форме нечувствительна к регистру, как и другие буквы, используемые в целочисленных форматах</text:p>
      <text:p text:style-name="Standard"/>
      <text:p text:style-name="Standard"><text:span text:style-name="T16">string </text:span><text:span text:style-name="T18">decbin</text:span><text:span text:style-name="T16">(int), string </text:span><text:span text:style-name="T18">decoct</text:span><text:span text:style-name="T16">(int), string </text:span><text:span text:style-name="T18">dechex</text:span><text:span text:style-name="T16">(int) </text:span><text:span text:style-name="Выделение1"><text:span text:style-name="T70">—</text:span></text:span><text:span text:style-name="T16"> </text:span>из<text:span text:style-name="T16"> </text:span>десятичной<text:span text:style-name="T16"> </text:span>системы<text:span text:style-name="T16"> </text:span>счисления<text:span text:style-name="T16"> </text:span>в<text:span text:style-name="T16"> </text:span>другие<text:span text:style-name="T16">;</text:span></text:p>
      <text:p text:style-name="Standard"><text:span text:style-name="T16">int </text:span><text:span text:style-name="T18">bindec</text:span><text:span text:style-name="T16">(string), string </text:span><text:span text:style-name="T18">bin2hex</text:span><text:span text:style-name="T16">(string) </text:span><text:span text:style-name="Выделение1"><text:span text:style-name="T70">—</text:span></text:span><text:span text:style-name="T16"> </text:span>из<text:span text:style-name="T16"> </text:span>двоичной<text:span text:style-name="T16"> </text:span>системы<text:span text:style-name="T16"> </text:span>счисления<text:span text:style-name="T16"> </text:span>в<text:span text:style-name="T16"> </text:span>другие<text:span text:style-name="T16">;</text:span></text:p>
      <text:p text:style-name="Standard">int <text:span text:style-name="T2">octdec</text:span>(string) <text:span text:style-name="Выделение1"><text:span text:style-name="T72">—</text:span></text:span> из восьмеричной системы счисления в другие;</text:p>
      <text:p text:style-name="Standard"><text:span text:style-name="T16">string</text:span> <text:span text:style-name="T18">hex</text:span><text:span text:style-name="T2">2</text:span><text:span text:style-name="T18">bin</text:span>(<text:span text:style-name="T16">string</text:span>), int <text:span text:style-name="T18">hexdec</text:span>(<text:span text:style-name="T16">string</text:span>)<text:span text:style-name="T2"> </text:span><text:s/><text:span text:style-name="Выделение1"><text:span text:style-name="T72">—</text:span></text:span> из шестнадцатеричной системы счисления в другие.</text:p>
      <text:p text:style-name="Standard">string <text:span text:style-name="T2">chr</text:span> ( int $bytevalue ) — генерирует односимвольную строку по заданному числу</text:p>
      <text:p text:style-name="P167">int <text:span text:style-name="T2">ord</text:span> ( string $string ) — <text:s/>конвертирует первый байт строки в число от 0 до 255 <text:span text:style-name="T265">A — 65, a — 97.</text:span></text:p>
      <text:h text:style-name="Heading_20_3" text:outline-level="3"><text:bookmark-start text:name="__RefHeading___Toc12155_1995911267"/>Operators<text:bookmark-end text:name="__RefHeading___Toc12155_1995911267"/></text:h>
      <text:p text:style-name="Standard"><text:soft-page-break/><text:span text:style-name="T57">Ассоциативность</text:span><text:span text:style-name="T65"> </text:span><text:span text:style-name="Выделение1"><text:span text:style-name="T72">— е</text:span></text:span>сли операторы имеют равный приоритет, то будут ли они выполняться справа налево или слева направо.</text:p>
      <text:p text:style-name="P65">!!! Порядок выполнения операторов</text:p>
      <text:p text:style-name="P69">Ассоциативность<text:tab/><text:tab/>Оператор<text:tab/><text:tab/><text:tab/>Дополнительная информация</text:p>
      <text:p text:style-name="Standard">неассоциативна<text:tab/><text:tab/><text:span text:style-name="T16">clone</text:span> <text:span text:style-name="T16">new</text:span><text:tab/><text:tab/><text:tab/><text:span text:style-name="T16">clone</text:span> и <text:span text:style-name="T16">new</text:span></text:p>
      <text:p text:style-name="Standard">левая<text:tab/><text:tab/><text:tab/><text:tab/>[<text:tab/><text:tab/><text:tab/><text:tab/><text:span text:style-name="T16">array</text:span>()</text:p>
      <text:p text:style-name="Standard">правая<text:tab/><text:tab/><text:tab/><text:tab/>**<text:tab/><text:tab/><text:tab/><text:tab/>арифметические операторы</text:p>
      <text:p text:style-name="Standard">правая<text:tab/>++ -- ~ (<text:span text:style-name="T16">int</text:span>) (<text:span text:style-name="T16">float</text:span>) (<text:span text:style-name="T16">string</text:span>) (<text:span text:style-name="T16">array</text:span>) (<text:span text:style-name="T16">object</text:span>) (<text:span text:style-name="T16">bool</text:span>) @<text:tab/>типы и инкремент/декремент</text:p>
      <text:p text:style-name="Standard">неассоциативна<text:tab/>instanceof<text:tab/><text:tab/><text:tab/><text:tab/>типы</text:p>
      <text:p text:style-name="Standard">правая<text:tab/><text:tab/><text:tab/>!<text:tab/><text:tab/><text:tab/><text:tab/><text:tab/>логические операторы</text:p>
      <text:p text:style-name="Standard">левая<text:tab/><text:tab/><text:tab/>* / %<text:tab/><text:tab/><text:tab/><text:tab/><text:tab/>арифметические операторы</text:p>
      <text:p text:style-name="Standard">левая<text:tab/><text:tab/><text:tab/>+ - .<text:tab/><text:tab/><text:tab/>арифметические операторы и строковые операторы</text:p>
      <text:p text:style-name="Standard">левая<text:tab/><text:tab/><text:tab/>&lt;&lt; &gt;&gt;<text:tab/><text:tab/><text:tab/><text:tab/><text:tab/>побитовые операторы</text:p>
      <text:p text:style-name="Standard">неассоциативна<text:tab/>&lt; &lt;= &gt; &gt;=<text:tab/><text:tab/><text:tab/><text:tab/>операторы сравнения</text:p>
      <text:p text:style-name="Standard">неассоциативна<text:tab/>== != === !== &lt;&gt; &lt;=&gt;<text:tab/><text:tab/><text:tab/>операторы сравнения</text:p>
      <text:p text:style-name="Standard">левая<text:tab/><text:tab/><text:tab/>&amp;<text:tab/> <text:tab/><text:tab/><text:tab/><text:tab/>побитовые операторы и ссылки</text:p>
      <text:p text:style-name="Standard">левая<text:tab/><text:tab/><text:tab/>^<text:tab/><text:tab/><text:tab/><text:tab/><text:tab/>побитовые операторы</text:p>
      <text:p text:style-name="Standard">левая<text:tab/><text:tab/><text:tab/>|<text:tab/><text:tab/><text:tab/><text:tab/><text:tab/>побитовые операторы</text:p>
      <text:p text:style-name="Standard">левая<text:tab/><text:tab/><text:tab/>&amp;&amp;<text:tab/><text:tab/><text:tab/><text:tab/><text:tab/>логические операторы</text:p>
      <text:p text:style-name="Standard">левая<text:tab/><text:tab/><text:tab/>||<text:tab/><text:tab/><text:tab/><text:tab/><text:tab/>логические операторы</text:p>
      <text:p text:style-name="Standard">правая<text:tab/><text:tab/><text:tab/>??<text:tab/><text:tab/><text:tab/><text:tab/><text:tab/>операторы сравнения</text:p>
      <text:p text:style-name="Standard">левая<text:tab/><text:tab/><text:tab/>? :<text:tab/><text:tab/><text:tab/><text:tab/><text:tab/>тернарный оператор</text:p>
      <text:p text:style-name="Standard">правая<text:tab/>= += -= *= **= /= .= %= &amp;= |= ^= &lt;&lt;= &gt;&gt;=<text:tab/><text:tab/>операторы присваивания</text:p>
      <text:p text:style-name="Standard">левая<text:tab/><text:tab/><text:tab/>and<text:tab/><text:tab/><text:tab/><text:tab/><text:tab/>логические операторы</text:p>
      <text:p text:style-name="Standard">левая<text:tab/><text:tab/><text:tab/>xor<text:tab/><text:tab/><text:tab/><text:tab/><text:tab/>логические операторы</text:p>
      <text:p text:style-name="Standard">левая<text:tab/><text:tab/><text:tab/>or<text:tab/><text:tab/><text:tab/><text:tab/><text:tab/>логические операторы</text:p>
      <text:p text:style-name="Standard">Пример:</text:p>
      <text:p text:style-name="P10">$a = true;</text:p>
      <text:p text:style-name="P10">$b = false;</text:p>
      <text:p text:style-name="P10">$truth = $a and $b; <text:s/>// true</text:p>
      <text:p text:style-name="P10">$pravda = $a &amp;&amp; $b; <text:s/>// false</text:p>
      <text:p text:style-name="P10"/>
      <text:p text:style-name="P10">$a = $b += 3; // $a = ($b += 3) -&gt; $a = 5, $b = 5</text:p>
      <text:p text:style-name="Standard"><text:span text:style-name="T2">Бинарные</text:span><text:span text:style-name="T18"> </text:span><text:span text:style-name="T2">операции</text:span><text:span text:style-name="T18">:</text:span></text:p>
      <text:p text:style-name="P27">Addition <text:tab/>1 + 2.3 </text:p>
      <text:p text:style-name="P27">Subtraction <text:tab/>4 – 5 </text:p>
      <text:p text:style-name="P27">Division <text:tab/>6 / 7 </text:p>
      <text:p text:style-name="Standard"><text:span text:style-name="T16">Multiplication</text:span> <text:tab/>8 * 9 </text:p>
      <text:p text:style-name="Standard"><text:span text:style-name="T16">Modulus</text:span> <text:tab/>10 % 11 <text:s/>Остаток от деления</text:p>
      <text:p text:style-name="Standard">Power <text:tab/><text:tab/>12 ** 13 Степень</text:p>
      <text:p text:style-name="P65">Унарные операции:</text:p>
      <text:list xml:id="list2508785897" text:style-name="WWNum20">
        <text:list-item>
          <text:p text:style-name="P212">Если оператор появляется перед переменной (префикс), то интерпретатор сначала оценит его, а затем вернет измененную переменную.</text:p>
        </text:list-item>
        <text:list-item>
          <text:p text:style-name="P212">Если оператор появляется после переменной (постфикс), то интерпретатор вернет переменную, как это было до утверждения и затем изменит переменную.</text:p>
        </text:list-item>
      </text:list>
      <text:p text:style-name="P27">Command <text:tab/><text:tab/>Output <text:tab/><text:tab/>Value of $a Afterwards <text:tab/><text:tab/>Description</text:p>
      <text:p text:style-name="P27">$a = 1;<text:tab/><text:tab/><text:tab/><text:tab/><text:tab/><text:tab/>1</text:p>
      <text:p text:style-name="P27"><text:soft-page-break/>echo $a++; <text:tab/><text:tab/>1 <text:tab/><text:tab/><text:tab/>2 <text:tab/><text:tab/><text:tab/>Postfix</text:p>
      <text:p text:style-name="P27">echo ++$a; <text:tab/><text:tab/>3 <text:tab/><text:tab/><text:tab/>3<text:tab/> <text:tab/><text:tab/>Prefix</text:p>
      <text:p text:style-name="P27">echo $a--; <text:tab/><text:tab/>3 <text:tab/><text:tab/><text:tab/>2 <text:tab/><text:tab/><text:tab/>Postfix</text:p>
      <text:p text:style-name="P27">echo --$a; <text:tab/><text:tab/>1 <text:tab/><text:tab/><text:tab/>1<text:tab/> <text:tab/><text:tab/>Prefix</text:p>
      <text:p text:style-name="P65">Логические операторы:</text:p>
      <text:p text:style-name="Standard">and (&amp;&amp;), or (||), xor (^) <text:span text:style-name="Выделение1"><text:span text:style-name="T72">—</text:span></text:span> только один true, <text:s/>! <text:span text:style-name="Выделение1"><text:span text:style-name="T72">—</text:span></text:span> не true.</text:p>
      <text:p text:style-name="P65">Тернарный оператор:</text:p>
      <text:p text:style-name="P18">$a = true ? 0 : true ? 1 : 2; // (true ? 0 : true) ? 1 : 2 = 2</text:p>
      <text:p text:style-name="Standard">Можно использовать сокращенную запись в PHP 7:</text:p>
      <text:p text:style-name="P10">$a = true;</text:p>
      <text:p text:style-name="P10">$b = $a ?: 'foo';</text:p>
      <text:p text:style-name="P10">echo $b; <text:s text:c="2"/>// 1</text:p>
      <text:p text:style-name="Standard"><text:span text:style-name="T18">Null Coalescing Operator (</text:span><text:span text:style-name="T2">Оператор</text:span><text:span text:style-name="T18"> </text:span><text:span text:style-name="T2">объединения</text:span><text:span text:style-name="T18"> </text:span><text:span text:style-name="T2">с</text:span><text:span text:style-name="T18"> null) ??</text:span></text:p>
      <text:p text:style-name="Standard">Выражение<text:span text:style-name="T16"> (expr1) ?? </text:span>(expr2) вычисляется так: expr2, если expr1 равен NULL и expr1 в противном случае.</text:p>
      <text:p text:style-name="Standard">// Пример использования оператора</text:p>
      <text:p text:style-name="P18">$action = $_POST['action'] ?? 'default';</text:p>
      <text:p text:style-name="Standard"/>
      <text:p text:style-name="Standard">// Пример выше аналогичен следующему коду</text:p>
      <text:p text:style-name="Standard"><text:span text:style-name="T38">if</text:span><text:span text:style-name="T48"> (</text:span><text:span text:style-name="T38">isset</text:span><text:span text:style-name="T48">($_</text:span><text:span text:style-name="T38">POST</text:span><text:span text:style-name="T48">['</text:span><text:span text:style-name="T38">action</text:span><text:span text:style-name="T48">'])) {</text:span></text:p>
      <text:p text:style-name="Standard"><text:span text:style-name="T48"><text:s text:c="4"/></text:span><text:span text:style-name="T38">$action = $_POST['action'];</text:span></text:p>
      <text:p text:style-name="P10">} else {</text:p>
      <text:p text:style-name="P10"><text:s text:c="4"/>$action = 'default';</text:p>
      <text:p text:style-name="P18">}</text:p>
      <text:p text:style-name="Standard">Выражение <text:span text:style-name="T16">return</text:span> $<text:span text:style-name="T16">foo</text:span> ?? $bar; в функции возвращающей ссылку будет не работать, а выводить предупреждение (так как возвращается значение, а не переменная).</text:p>
      <text:p text:style-name="P18">$a = $b ?? &amp;$c // так нельзя писать.</text:p>
      <text:p text:style-name="Standard"><text:span text:style-name="T16">!</text:span>Правая<text:span text:style-name="T16"> </text:span>ассоциативность<text:span text:style-name="T16">:</text:span></text:p>
      <text:p text:style-name="P10">$sortDirection = $_GET['sort_dir'] ?? $defaultSortDir ?? 'ASC'; </text:p>
      <text:p text:style-name="Standard"><text:span text:style-name="T38">// </text:span><text:span text:style-name="T48">Аналогично</text:span><text:span text:style-name="T38"> $_GET['sort_dir'] ?? </text:span><text:span text:style-name="T48">($defaultSortDir ?? 'ASC');</text:span></text:p>
      <text:p text:style-name="P65">Spaceship</text:p>
      <text:p text:style-name="Standard">Оператор космического корабля используется для сравнения двух разных значений и особенно полезен для написания обратных вызовов для функций сортировки. Он возвращает -1, 0 или 1, если левый операнд соответственно меньше, равен или больше правого.</text:p>
      <text:p text:style-name="P10">1 &lt;=&gt; 2 <text:s/>// -1</text:p>
      <text:p text:style-name="P10">'apples' &lt;=&gt; 'Bananas' <text:s/>// 1</text:p>
      <text:p text:style-name="P10">'Apples' &lt;=&gt; 'bananas' // -1</text:p>
      <text:p text:style-name="Standard"><text:span text:style-name="T2">Бинарные</text:span><text:span text:style-name="T18"> </text:span><text:span text:style-name="T2">операторы</text:span><text:span text:style-name="T18"> &amp;, |, ^</text:span></text:p>
      <text:p text:style-name="Standard">Бит в каждой позиции операндов оценивается с соответствующим битом в том же положении другого операнда.</text:p>
      <text:p text:style-name="P10">$a = 50; <text:s text:c="7"/>// 0b110010</text:p>
      <text:p text:style-name="P10">$b = 25; <text:s text:c="7"/>// 0b011001</text:p>
      <text:p text:style-name="P10">$c = 50 &amp; 25; <text:s text:c="2"/>// 0b010000</text:p>
      <text:p text:style-name="P10">echo $c; <text:s text:c="7"/>// 16</text:p>
      <text:p text:style-name="Standard"><text:span text:style-name="T2">Побитовое</text:span><text:span text:style-name="T18"> </text:span><text:span text:style-name="T2">смещение</text:span><text:span text:style-name="T18"> &lt;&lt; , &gt;&gt;</text:span></text:p>
      <text:p text:style-name="P10">50 // 00110010</text:p>
      <text:p text:style-name="P10">50 &gt;&gt; 1 // 00011001 (25)</text:p>
      <text:p text:style-name="P10">50 &lt;&lt; 1 // 001100100 (100)</text:p>
      <text:p text:style-name="Standard"><text:soft-page-break/><text:span text:style-name="T16">string </text:span><text:span text:style-name="T18">base_convert</text:span><text:span text:style-name="T16"> ( string $number , int $frombase , int $tobase ) — </text:span>возвращает<text:span text:style-name="T16"> </text:span>строку<text:span text:style-name="T16">, </text:span>содержащую<text:span text:style-name="T16"> </text:span>число<text:span text:style-name="T16"> number, </text:span>представленное<text:span text:style-name="T16"> </text:span>в<text:span text:style-name="T16"> </text:span>системе<text:span text:style-name="T16"> </text:span>счисления<text:span text:style-name="T16"> tobase. </text:span>Система счисления, в которой дано число number указана в frombase. Значения frombase и tobase должны быть между 2 и 36 (включительно). Цифры в числах, представленных в системе счисления выше десятичной, будут представлены буквами a-z.</text:p>
      <text:p text:style-name="P27">$hexadecimal = 'a37334';</text:p>
      <text:p text:style-name="P27">echo base_convert($hexadecimal, 16, 2); <text:s/>// 101000110111001100110100</text:p>
      <text:p text:style-name="P65">Побитовое НЕ (~)</text:p>
      <text:p text:style-name="Standard">echo ~(50); // -51</text:p>
      <text:p text:style-name="Standard">50 <text:s/><text:tab/><text:span text:style-name="Выделение1"><text:span text:style-name="T72">—</text:span></text:span> 110010</text:p>
      <text:p text:style-name="Standard">~ (50) <text:tab/><text:span text:style-name="Выделение1"><text:span text:style-name="T72">—</text:span></text:span> 001101</text:p>
      <text:p text:style-name="P65">Операторы присваивания</text:p>
      <text:p text:style-name="P18">$a += 345; <text:s/>// $a = $a + 345;</text:p>
      <text:p text:style-name="P10">$a .= 'foo'; <text:s/>// $a = $a . 'foo';</text:p>
      <text:p text:style-name="P65">Оператор ссылки &amp;</text:p>
      <text:p text:style-name="P69">!Назначение по значению быстрее назначения по ссылке</text:p>
      <text:p text:style-name="P10">$a = 1;</text:p>
      <text:p text:style-name="P10">$b = &amp;$a; // assign by reference</text:p>
      <text:p text:style-name="P10">$b += 5; <text:s/>// $a = 6</text:p>
      <text:p text:style-name="P27"/>
      <text:p text:style-name="P10">class MyClass {}</text:p>
      <text:p text:style-name="P10">// Parse error: syntax error, unexpected 'new'</text:p>
      <text:p text:style-name="P18">$a = &amp;new MyClass;</text:p>
      <text:p text:style-name="P65">Операторы сравнения</text:p>
      <text:p text:style-name="Standard">== — эквивалентны;</text:p>
      <text:p text:style-name="Standard">&lt;&gt; (!=) — не эквивалентны;</text:p>
      <text:p text:style-name="Standard">=== — идентичны.</text:p>
      <text:p text:style-name="Standard">!== — не идентичны.</text:p>
      <text:list xml:id="list1124608852" text:style-name="WWNum21">
        <text:list-item>
          <text:p text:style-name="P213">Операнды эквивалентны, если их можно свести к общему типу данных, и они имеют одинаковое значение.</text:p>
        </text:list-item>
        <text:list-item>
          <text:p text:style-name="P213">Операнды идентичны, если они имеют один и тот же тип данных и имеют такое же значение.</text:p>
        </text:list-item>
      </text:list>
      <text:p text:style-name="Standard">Массивы эквивалентны, если они имеют одинаковые пары ключей и значений. </text:p>
      <text:p text:style-name="Standard">Они идентичны, если они имеют одинаковые пары ключей и значений, в том же порядке и того же типа.</text:p>
      <text:p text:style-name="Standard">При использовании операторов сравнения на массивах подсчет их ключей используется для определения того, что больше или меньше.</text:p>
      <text:p text:style-name="Standard">Объект и массив больше чем скаляр:</text:p>
      <text:p text:style-name="P18">$a = [1];</text:p>
      <text:p text:style-name="P18">$b = 100;</text:p>
      <text:p text:style-name="P18">echo $a &lt;=&gt; $b; // 1</text:p>
      <text:p text:style-name="P65">Оператор подавления ошибок @:</text:p>
      <text:p text:style-name="Standard">$dbConnection = @mysqli_connect(...);</text:p>
      <text:p text:style-name="Standard"><text:span text:style-name="T2">Оператор запуска команд shell </text:span>—<text:span text:style-name="T2"> ``</text:span>:</text:p>
      <text:p text:style-name="P18">// Эквивалентно echo shell_exec('whoami');</text:p>
      <text:p text:style-name="P18">echo `whoami`; // Выведет имя пользователя, который запустил интерпретатор.</text:p>
      <text:p text:style-name="Standard"/>
      <text:h text:style-name="P204" text:outline-level="3"><text:bookmark-start text:name="__RefHeading___Toc12157_1995911267"/><text:soft-page-break/>Variables<text:bookmark-end text:name="__RefHeading___Toc12157_1995911267"/></text:h>
      <text:p text:style-name="Standard"><text:span text:style-name="T16">"PHP is a loosely typed language"</text:span><text:span text:style-name="T18"> </text:span><text:span text:style-name="Выделение1"><text:span text:style-name="T70">—</text:span></text:span><text:span text:style-name="T16"> PHP </text:span>свободно<text:span text:style-name="T16"> </text:span>типизированный<text:span text:style-name="T16"> </text:span>язык<text:span text:style-name="T16">. </text:span>PHP будет неявно приводить переменную к типу данных, требуемому для операции. Вы можете явно изменить тип PHP делает это неявно для вас.</text:p>
      <text:p text:style-name="Standard">PHP имеет три категории переменных:</text:p>
      <text:list xml:id="list3591474707" text:style-name="WWNum10">
        <text:list-item>
          <text:p text:style-name="P214">скалярные (scalars) могут содержать только одну переменную;</text:p>
        </text:list-item>
        <text:list-item>
          <text:p text:style-name="P214">составные (composite) могут содержать несколько переменных;</text:p>
        </text:list-item>
        <text:list-item>
          <text:p text:style-name="P214">ресурсы (resources) указывают на то, что не является родным для PHP, как дескриптор, предоставляемый ОС, файлу или соединению с базой данных. Эти переменные нельзя преобразовывать в другой тип.</text:p>
        </text:list-item>
        <text:list-item>
          <text:p text:style-name="P214">null — это значение переменных, у которых не установлено значение. В PHP 7.1 вы не можете изменить его тип.</text:p>
        </text:list-item>
      </text:list>
      <text:p text:style-name="Standard">Существует <text:span text:style-name="T2">4 скалярных типа</text:span>:</text:p>
      <text:p text:style-name="Standard">Boolean (bool) True или False</text:p>
      <text:p text:style-name="Standard">Integer (int) целочисленное значение с указанием знака.</text:p>
      <text:p text:style-name="Standard">Float вещественной число (float или double).</text:p>
      <text:p text:style-name="Standard">String упорядоченный набор двоичных данных.</text:p>
      <text:p text:style-name="P10">$a = (boolean)true;</text:p>
      <text:p text:style-name="P10">$b = (bool)true;</text:p>
      <text:p text:style-name="Standard">Строки в PHP<text:bookmark-start text:name="__DdeLink__14371_1944152893"/> <text:bookmark-start text:name="__DdeLink__8408_3636576073"/>— <text:bookmark-end text:name="__DdeLink__14371_1944152893"/><text:bookmark-end text:name="__DdeLink__8408_3636576073"/>это не просто список символов. Внутренне строки PHP содержат информацию об их длине и не имеют нулевого завершения. Это означает, что они могут содержать двоичную информацию, такую как файл изображения, который был прочитан с диска. Другими словами, строки PHP являются двоичными.</text:p>
      <text:p text:style-name="Standard">Существует <text:span text:style-name="T2">2 составных типа</text:span>: массивы и объекты (подробно рассмотрены ниже).</text:p>
      <text:p text:style-name="P65">Преобразование типов</text:p>
      <text:p text:style-name="Standard">string<text:span text:style-name="T2"> gettype </text:span>( mixed $var ) — возвращает тип переменной. !<text:span text:style-name="T57">Когда значение float, выдается double.</text:span></text:p>
      <text:p text:style-name="Standard">PHP неявно переводит переменные в тип, необходимый для выполнения операции. Также можно явно менять тип переменных, используя один из двух вариантов:</text:p>
      <text:list xml:id="list4059800852" text:style-name="WWNum11">
        <text:list-item>
          <text:p text:style-name="P215">оператор преобразования типа;</text:p>
        </text:list-item>
        <text:list-item>
          <text:p text:style-name="P215">функцию PHP.</text:p>
        </text:list-item>
      </text:list>
      <text:p text:style-name="Standard">Оператор преобразования типа:</text:p>
      <text:p text:style-name="Standard"><text:span text:style-name="T5">(</text:span><text:span text:style-name="T19">int</text:span><text:span text:style-name="T5">), (</text:span><text:span text:style-name="T19">integer</text:span><text:span text:style-name="T5">)</text:span><text:span text:style-name="T87"> – преобразует в </text:span><text:span text:style-name="T20">integer</text:span></text:p>
      <text:list xml:id="list2897931327" text:style-name="WWNum15">
        <text:list-item>
          <text:p text:style-name="P216"><text:span text:style-name="T87">Если ресурс (</text:span><text:span text:style-name="T20">resource</text:span><text:span text:style-name="T87">) преобразуется в целое число, то результатом будет уникальный номер ресурса, назначенный ресурсу </text:span><text:span text:style-name="T20">PHP</text:span><text:span text:style-name="T87"> во время выполнения.</text:span></text:p>
        </text:list-item>
        <text:list-item>
          <text:p text:style-name="P216"><text:span text:style-name="T87">Из</text:span><text:span text:style-name="T20"> Boolean: false =&gt; 0, true =&gt; 1.</text:span></text:p>
        </text:list-item>
        <text:list-item>
          <text:p text:style-name="P216"><text:span text:style-name="T87">Из </text:span><text:span text:style-name="T20">Float</text:span><text:span text:style-name="T87">: округлено в сторону нуля. Если размер будет больше размера </text:span><text:span text:style-name="T20">int</text:span><text:span text:style-name="T87">, то результат будет неопределен.</text:span></text:p>
        </text:list-item>
      </text:list>
      <text:p text:style-name="P20"><text:tab/>echo (int) ((0.1+0.7) * 10); // 7</text:p>
      <text:p text:style-name="P20"><text:tab/>echo (int) ((0.1+0.5) * 10); <text:s/>// 6</text:p>
      <text:list xml:id="list225408469580635" text:continue-numbering="true" text:style-name="WWNum15">
        <text:list-item>
          <text:p text:style-name="P217">В PHP 7.0.0, NaN и Infinity при приведении к integer становятся равны нулю, вместо неопределенного значения в зависимости от платформы.</text:p>
        </text:list-item>
        <text:list-item>
          <text:p text:style-name="P217">Значение определяется по начальной части строки. Если строка начинается с верного числового значения, будет использовано это значение. Иначе значением будет 0 (ноль). </text:p>
        </text:list-item>
      </text:list>
      <text:p text:style-name="Standard"><text:span text:style-name="T5">(</text:span><text:span text:style-name="T19">bool</text:span><text:span text:style-name="T5">), (</text:span><text:span text:style-name="T19">boolean</text:span><text:span text:style-name="T5">)</text:span><text:span text:style-name="T87"> – преобразует в </text:span><text:span text:style-name="T20">Boolean</text:span></text:p>
      <text:p text:style-name="Standard"><text:span text:style-name="T87">При преобразовании в </text:span><text:span text:style-name="T20">boolean</text:span><text:span text:style-name="T87">, следующие значения рассматриваются как </text:span><text:span text:style-name="T20">FALSE</text:span><text:span text:style-name="T87">:</text:span></text:p>
      <text:list xml:id="list2390351168" text:style-name="WWNum12">
        <text:list-item>
          <text:p text:style-name="P222"><text:soft-page-break/>integer 0 (ноль)</text:p>
        </text:list-item>
        <text:list-item>
          <text:p text:style-name="P221"><text:span text:style-name="T20">float</text:span><text:span text:style-name="T87"> 0.0 (ноль)</text:span></text:p>
        </text:list-item>
        <text:list-item>
          <text:p text:style-name="P218">пустая строка, и строка "0"</text:p>
        </text:list-item>
        <text:list-item>
          <text:p text:style-name="P218">массив без элементов</text:p>
        </text:list-item>
        <text:list-item>
          <text:p text:style-name="P221"><text:span text:style-name="T87">особый тип </text:span><text:span text:style-name="T20">NULL</text:span><text:span text:style-name="T87"> (включая неустановленные переменные)</text:span></text:p>
        </text:list-item>
        <text:list-item>
          <text:p text:style-name="P221"><text:span text:style-name="T87">Объекты </text:span><text:span text:style-name="T20">SimpleXML</text:span><text:span text:style-name="T87">, созданные из пустых тегов</text:span></text:p>
        </text:list-item>
      </text:list>
      <text:p text:style-name="Standard"><text:span text:style-name="T87">Все остальные значения рассматриваются как </text:span><text:span text:style-name="T20">TRUE</text:span><text:span text:style-name="T87"> (включая любой </text:span><text:span text:style-name="T20">resource</text:span><text:span text:style-name="T87"> и </text:span><text:span text:style-name="T20">NAN</text:span><text:span text:style-name="T87">).</text:span></text:p>
      <text:p text:style-name="Standard"><text:span text:style-name="T19">(float), (double), (real)</text:span><text:span text:style-name="T20"> – </text:span><text:span text:style-name="T87">преобразует</text:span><text:span text:style-name="T20"> </text:span><text:span text:style-name="T87">в</text:span><text:span text:style-name="T20"> float</text:span></text:p>
      <text:list xml:id="list78188884" text:style-name="WWNum13">
        <text:list-item>
          <text:p text:style-name="P226"><text:span text:style-name="T87">Если строка (с числом) не содержит какой-либо из символов '.', '</text:span><text:span text:style-name="T20">e</text:span><text:span text:style-name="T87">', или '</text:span><text:span text:style-name="T20">E</text:span><text:span text:style-name="T87">', и значение числа помещается в пределы целых чисел (определенных </text:span><text:span text:style-name="T20">PHP</text:span><text:span text:style-name="T87">_</text:span><text:span text:style-name="T20">INT</text:span><text:span text:style-name="T87">_</text:span><text:span text:style-name="T20">MAX</text:span><text:span text:style-name="T87">), строка будет распознана как целое число (</text:span><text:span text:style-name="T20">integer</text:span><text:span text:style-name="T87">). Во всех остальных случаях она считается числом с плавающей точкой (</text:span><text:span text:style-name="T20">float</text:span><text:span text:style-name="T87">).</text:span></text:p>
        </text:list-item>
        <text:list-item>
          <text:p text:style-name="P226"><text:span text:style-name="T87">Для значений других типов преобразование будет сначала осуществлено в тип integer, а затем в число с плавающей точкой. </text:span><text:span text:style-name="T63">Начиная с версии PHP 5, при преобразовании объекта к числу выводится замечание об ошибке.</text:span></text:p>
        </text:list-item>
      </text:list>
      <text:p text:style-name="Standard"><text:span text:style-name="T19">(string)</text:span><text:span text:style-name="T20"> – </text:span><text:span text:style-name="T87">преобразует</text:span><text:span text:style-name="T20"> </text:span><text:span text:style-name="T87">в</text:span><text:span text:style-name="T20"> string</text:span></text:p>
      <text:list xml:id="list2375089014" text:style-name="WWNum24">
        <text:list-item>
          <text:p text:style-name="P227"><text:span text:style-name="T87">Из</text:span><text:span text:style-name="T20"> Boolean: true =&gt; “1”, false =&gt; “”.</text:span></text:p>
        </text:list-item>
      </text:list>
      <text:list xml:id="list711810711" text:style-name="WWNum14">
        <text:list-item>
          <text:p text:style-name="P228"><text:span text:style-name="T87">Целое (</text:span><text:span text:style-name="T20">integer</text:span><text:span text:style-name="T87">) или число с плавающей точкой (</text:span><text:span text:style-name="T20">float</text:span><text:span text:style-name="T87">) преобразуется в строку, представленную числом, состоящим из его цифр (включая показатель степени для чисел с плавающей точкой). Числа с плавающей точкой могут быть преобразованы с помощью экспоненциального представления (4.1</text:span><text:span text:style-name="T20">E</text:span><text:span text:style-name="T87">+6).</text:span></text:p>
        </text:list-item>
      </text:list>
      <text:p text:style-name="Standard"><text:span text:style-name="T51"><text:tab/></text:span><text:span text:style-name="T42">!!! empty(“0”) // true</text:span></text:p>
      <text:list xml:id="list225408892746537" text:continue-numbering="true" text:style-name="WWNum14">
        <text:list-item>
          <text:p text:style-name="P219">Массивы всегда преобразуются в строку "Array"</text:p>
        </text:list-item>
        <text:list-item>
          <text:p text:style-name="P219">Для преобразования переменной типа "Object" в тип string используется магический метод __toString.</text:p>
        </text:list-item>
        <text:list-item>
          <text:p text:style-name="P219">Resource всегда преобразуется в string вида "Resource id #1", где 1 является номером ресурса привязанного к resource во время выполнения.</text:p>
        </text:list-item>
        <text:list-item>
          <text:p text:style-name="P219">NULL всегда преобразуется в пустую строку.</text:p>
        </text:list-item>
      </text:list>
      <text:p text:style-name="Standard"><text:span text:style-name="T19">(array)</text:span><text:span text:style-name="T20"> – </text:span><text:span text:style-name="T87">преобразует</text:span><text:span text:style-name="T20"> </text:span><text:span text:style-name="T87">в</text:span><text:span text:style-name="T20"> array</text:span></text:p>
      <text:list xml:id="list1952494689" text:style-name="WWNum16">
        <text:list-item>
          <text:p text:style-name="P229"><text:span text:style-name="T20">integer</text:span><text:span text:style-name="T87">, </text:span><text:span text:style-name="T20">float</text:span><text:span text:style-name="T87">, </text:span><text:span text:style-name="T20">string</text:span><text:span text:style-name="T87">, </text:span><text:span text:style-name="T20">boolean</text:span><text:span text:style-name="T87"> и </text:span><text:span text:style-name="T20">resource</text:span><text:span text:style-name="T87">: преобразование значения в массив дает результатом массив с одним элементом (с индексом 0)</text:span></text:p>
        </text:list-item>
        <text:list-item>
          <text:p text:style-name="P220">Object: в качестве элементов массива свойства (переменные-члены) этого объекта. Ключами будут имена переменных-членов, с некоторыми примечательными исключениями: целочисленные свойства (имя переменной - число) станут недоступны; к закрытым полям класса (private) спереди будет дописано имя класса; к защищенным полям класса (protected) вначале будет добавлен символ '*'. Эти добавленные значения с обоих сторон также имеют нулевые байты.</text:p>
        </text:list-item>
      </text:list>
      <text:p text:style-name="P12">class B extends A {</text:p>
      <text:p text:style-name="Standard"><text:span text:style-name="T40">private $A; // </text:span><text:span text:style-name="T49">Это</text:span><text:span text:style-name="T40"> </text:span><text:span text:style-name="T49">станет</text:span><text:span text:style-name="T40"> '\0B\0A'</text:span></text:p>
      <text:p text:style-name="P16">public $AA; // Это станет 'AA'</text:p>
      <text:p text:style-name="P16">}</text:p>
      <text:list xml:id="list225407588933140" text:continue-numbering="true" text:style-name="WWNum16">
        <text:list-item>
          <text:p text:style-name="P229"><text:span text:style-name="T87">NULL</text:span><text:span text:style-name="T20">:</text:span><text:span text:style-name="T87"> пустой массив</text:span></text:p>
        </text:list-item>
      </text:list>
      <text:p text:style-name="Standard"><text:span text:style-name="T19">(object) </text:span><text:span text:style-name="T20">– </text:span><text:span text:style-name="T87">преобразует</text:span><text:span text:style-name="T20"> </text:span><text:span text:style-name="T87">в</text:span><text:span text:style-name="T20"> object</text:span></text:p>
      <text:list xml:id="list225408235596668" text:continue-numbering="true" text:style-name="WWNum16">
        <text:list-item>
          <text:p text:style-name="P229"><text:span text:style-name="T87">Если </text:span><text:span text:style-name="T20">object</text:span><text:span text:style-name="T87"> преобразуется в </text:span><text:span text:style-name="T20">object</text:span><text:span text:style-name="T87">, он н</text:span><text:span text:style-name="T88">е</text:span><text:span text:style-name="T87"> изменяется. Если значение другого типа преобразуется в </text:span><text:span text:style-name="T20">object</text:span><text:span text:style-name="T87">, создается новый экземпляр встроенного класса </text:span><text:span text:style-name="T20">stdClass</text:span><text:span text:style-name="T87">. До PHP 7.2.0 числовые ключи не будут доступны, пока не проитерирован объект.</text:span></text:p>
        </text:list-item>
        <text:list-item>
          <text:p text:style-name="P229"><text:soft-page-break/><text:span text:style-name="T20">Array</text:span><text:span text:style-name="T87">: преобразуются в </text:span><text:span text:style-name="T20">object класса stdClass</text:span><text:span text:style-name="T87"> с именами полей, названными согласно ключам массива и соответствующими им значениям. </text:span><text:span text:style-name="T64">Вложенный массив не преобразуется во вложенный объект.</text:span></text:p>
        </text:list-item>
        <text:list-item>
          <text:p text:style-name="P229"><text:span text:style-name="T87">При преобразовании любого другого значения, оно будет помещено в поле с именем соответствующему типу sca</text:span><text:span text:style-name="T20">lar</text:span><text:span text:style-name="T87">.</text:span></text:p>
        </text:list-item>
      </text:list>
      <text:p text:style-name="P175">$obj = (object) 'ciao';</text:p>
      <text:p text:style-name="P174"><text:span text:style-name="T40">echo $obj-&gt;scalar; <text:s/>// </text:span><text:span text:style-name="T49">выведет</text:span><text:span text:style-name="T40"> 'ciao'</text:span></text:p>
      <text:list xml:id="list225407709689327" text:continue-numbering="true" text:style-name="WWNum16">
        <text:list-item>
          <text:p text:style-name="P229"><text:span text:style-name="T20">Null: </text:span><text:span text:style-name="T87">экземпляр будет пустым.</text:span></text:p>
        </text:list-item>
      </text:list>
      <text:p text:style-name="Standard"><text:span text:style-name="T19">(unset)</text:span><text:span text:style-name="T20"> – </text:span><text:span text:style-name="T87">преобразует</text:span><text:span text:style-name="T20"> </text:span><text:span text:style-name="T87">в</text:span><text:span text:style-name="T20"> NULL// Deprecated in PHP 7.2 (NULL)</text:span></text:p>
      <text:p text:style-name="Standard">Существуют также функции PHP, которые преобразуют переменную в тип данных. Они называются таким образом, что они самодокументированы: floatval, intval, strval и boolval.</text:p>
      <text:p text:style-name="Standard">int <text:span text:style-name="T2">intdiv</text:span> ( int $dividend , int $divisor ) — возвращает целочисленный результат деления $dividend на $divisor. Без округления.</text:p>
      <text:p text:style-name="Standard"><text:span text:style-name="T16">bool</text:span> <text:span text:style-name="T18">settype</text:span> ( <text:span text:style-name="T16">mixed</text:span> &amp;$<text:span text:style-name="T16">var</text:span> , <text:span text:style-name="T16">string</text:span> $<text:span text:style-name="T16">type</text:span> ) — присваивает переменной новый тип.</text:p>
      <text:p text:style-name="Standard"/>
      <text:p text:style-name="P65">Наименование переменных</text:p>
      <text:list xml:id="list1606927451" text:style-name="WWNum17">
        <text:list-item>
          <text:p text:style-name="P223">Наименования регистро-чувствительны;</text:p>
        </text:list-item>
        <text:list-item>
          <text:p text:style-name="P223">[_0-9a-zA-Z];</text:p>
        </text:list-item>
        <text:list-item>
          <text:p text:style-name="P230">Не могут начинаться с числа.</text:p>
        </text:list-item>
      </text:list>
      <text:p text:style-name="Standard">Соглашения о кодировании различаются по использованию <text:span text:style-name="T16">camelCase</text:span>, <text:span text:style-name="T16">StudlyCase</text:span> или <text:span text:style-name="T16">snake</text:span>_<text:span text:style-name="T16">case</text:span>, но все эти форматы являются допустимыми форматами имен переменных <text:span text:style-name="T16">PHP</text:span>.</text:p>
      <text:p text:style-name="Standard"><text:span text:style-name="T16">PHP</text:span> также допускает имена переменных в виде значения другой переменной:</text:p>
      <text:p text:style-name="P10">$a = 'foo';</text:p>
      <text:p text:style-name="P10">$$a = 'bar'; // $a is 'foo', so variable $foo is set</text:p>
      <text:p text:style-name="Standard"><text:span text:style-name="T38">echo</text:span><text:span text:style-name="T48"> $</text:span><text:span text:style-name="T38">foo</text:span><text:span text:style-name="T48">; <text:s text:c="2"/>// </text:span><text:span text:style-name="T38">bar</text:span></text:p>
      <text:p text:style-name="Standard"><text:span text:style-name="T16">PHP</text:span> 7 всегда будет оценивать доступ строго слева направо. У старых версий был сложный набор правил, чтобы определить, как он будет оценивать этот тип синтаксиса.</text:p>
      <text:p text:style-name="P10">$a = 'foo';</text:p>
      <text:p text:style-name="P10">$$a['bar'] = 'Murky code';</text:p>
      <text:p text:style-name="P10">// this assert passes</text:p>
      <text:p text:style-name="P10">assert($$a['bar'] === $foo['bar']);</text:p>
      <text:p text:style-name="P10">var_dump($foo); // array(1) { <text:s/>["bar"]=&gt; <text:s/>string(10) "Murky code" }</text:p>
      <text:p text:style-name="P27"/>
      <text:p text:style-name="P65">Константы</text:p>
      <text:p text:style-name="P78">Такие же правила именования как и у переменных.</text:p>
      <text:p text:style-name="Standard"><text:span text:style-name="T21">bool </text:span><text:span text:style-name="T18">define</text:span><text:span text:style-name="T21"> ( string $name , mixed $value [, bool $case_insensitive = FALSE ] ) </text:span><text:bookmark-start text:name="__DdeLink__8415_2246774201"/><text:span text:style-name="T20">– </text:span><text:span text:style-name="T87">определяет</text:span><text:bookmark-end text:name="__DdeLink__8415_2246774201"/><text:span text:style-name="T20"> </text:span><text:span text:style-name="T87">константу</text:span><text:span text:style-name="T20">. $value – integer, float, string, boolean или NULL (</text:span><text:span text:style-name="T87">в</text:span><text:span text:style-name="T20"> PHP 7 также тип array). </text:span><text:span text:style-name="T89">$</text:span><text:span text:style-name="T21">case</text:span><text:span text:style-name="T89">_</text:span><text:span text:style-name="T21">insensitive</text:span><text:span text:style-name="T89"> </text:span><text:span text:style-name="T87">– если параметр установлен как </text:span><text:span text:style-name="T20">TRUE</text:span><text:span text:style-name="T87">, то константа будет определена без учета регистра.</text:span></text:p>
      <text:p text:style-name="Standard">bool <text:span text:style-name="T2">defined</text:span> ( string $name ) <text:span text:style-name="T87">– определяет существование константы.</text:span></text:p>
      <text:p text:style-name="P13">define("CONSTANT", "Hello world.");</text:p>
      <text:p text:style-name="P13">echo CONSTANT; // выводит "Hello world."</text:p>
      <text:p text:style-name="Standard"><text:span text:style-name="T41">echo</text:span><text:span text:style-name="T50"> </text:span><text:span text:style-name="T41">Constant</text:span><text:span text:style-name="T50">; // выводит "</text:span><text:span text:style-name="T41">Constant</text:span><text:span text:style-name="T50">" и выдает уведомление.</text:span></text:p>
      <text:p text:style-name="P17"/>
      <text:p text:style-name="P13">define("GREETING", "Hello you.", true);</text:p>
      <text:p text:style-name="P13">echo GREETING; // выводит "Hello you."</text:p>
      <text:p text:style-name="P13">echo Greeting; // выводит. "Hello you."</text:p>
      <text:p text:style-name="Standard"><text:span text:style-name="T89">Константу можно определить ключевым словом </text:span><text:span text:style-name="T41">const</text:span><text:span text:style-name="T89">:</text:span></text:p>
      <text:p text:style-name="P13"><text:soft-page-break/>const UNITS = ['MILES_CONVERSION' =&gt; 1.6, 'INCHES_CONVERSION' =&gt; '2.54'];</text:p>
      <text:p text:style-name="Standard"><text:span text:style-name="T89">Ключевое слово </text:span><text:span text:style-name="T21">const</text:span><text:span text:style-name="T89"> может использоваться для создания константного пространства имен:</text:span></text:p>
      <text:p text:style-name="P13">namespace Foo;</text:p>
      <text:p text:style-name="P13">const AVOCADO = 6.02214086;</text:p>
      <text:p text:style-name="P13">// using define() will generate a warning</text:p>
      <text:p text:style-name="Standard"><text:span text:style-name="T41">define</text:span><text:span text:style-name="T50">(</text:span><text:span text:style-name="T41">MOLE</text:span><text:span text:style-name="T50">, '</text:span><text:span text:style-name="T41">hill</text:span><text:span text:style-name="T50">'); // </text:span><text:span text:style-name="T41">MOLE</text:span><text:span text:style-name="T50"> надо в кавычках писать</text:span></text:p>
      <text:p text:style-name="P13">namespace Bar;</text:p>
      <text:p text:style-name="P13">echo \Foo\AVOCADO;</text:p>
      <text:p text:style-name="P13">// referencing the constant we tried to define() results in a fatal error</text:p>
      <text:p text:style-name="P17">echo \Foo\MOLE;</text:p>
      <text:list xml:id="list189468009" text:style-name="WWNum18">
        <text:list-item>
          <text:p text:style-name="P231">нельзя назначить переменную константе (в define можно).</text:p>
        </text:list-item>
        <text:list-item>
          <text:p text:style-name="P231">можно использовать статические скалярные значения для определения константы, например: </text:p>
        </text:list-item>
      </text:list>
      <text:p text:style-name="P176">const STORAGE_PATH = __DIR__ . '/storage';</text:p>
      <text:p text:style-name="Standard"><text:span text:style-name="T21">mixed</text:span><text:span text:style-name="T89"> </text:span><text:span text:style-name="T18">constant</text:span><text:span text:style-name="T89"> ( </text:span><text:span text:style-name="T21">string</text:span><text:span text:style-name="T89"> $</text:span><text:span text:style-name="T21">name</text:span><text:span text:style-name="T89"> ) </text:span><text:span text:style-name="T87">– возвращает значение константы. Функция полезна, если нужно получить значение константы, но неизвестно ее имя. Например, если оно хранится в переменной или возвращается функцией.</text:span></text:p>
      <text:p text:style-name="Standard"><text:span text:style-name="T18">PHP</text:span><text:span text:style-name="T2">_</text:span><text:span text:style-name="T18">INT</text:span><text:span text:style-name="T2">_</text:span><text:span text:style-name="T18">SIZE</text:span> <text:s/>— размер <text:span text:style-name="T16">integer</text:span> в байтах.</text:p>
      <text:p text:style-name="Standard"><text:span text:style-name="T18">PHP</text:span><text:span text:style-name="T2">_</text:span><text:span text:style-name="T18">INT</text:span><text:span text:style-name="T2">_</text:span><text:span text:style-name="T18">MAX</text:span> — максимальное число <text:span text:style-name="T16">integer</text:span> обычно <text:span text:style-name="T16">int</text:span>(2147483647) в 32 <text:span text:style-name="T16">bit</text:span> системах и <text:span text:style-name="T16">int</text:span>(9223372036854775807) в 64 <text:span text:style-name="T16">bit</text:span> системах.</text:p>
      <text:p text:style-name="Standard"><text:span text:style-name="T18">PHP</text:span><text:span text:style-name="T2">_</text:span><text:span text:style-name="T18">INT</text:span><text:span text:style-name="T2">_</text:span><text:span text:style-name="T18">MIN</text:span> — минимальное число <text:span text:style-name="T16">integer</text:span> обычно <text:span text:style-name="T16">int</text:span>(-2147483648) в 32 <text:span text:style-name="T16">bit</text:span> системах и <text:span text:style-name="T16">int</text:span>(-9223372036854775808) в 64 <text:span text:style-name="T16">bit</text:span> системах.</text:p>
      <text:p text:style-name="Standard"><text:span text:style-name="T1">PHP_EOL</text:span> — символ конца строки, используемый на данной платформе.</text:p>
      <text:p text:style-name="Standard"/>
      <text:p text:style-name="P64">Глобальные переменные</text:p>
      <text:p text:style-name="Standard">Доступны во всех областях видимости.</text:p>
      <text:p text:style-name="Standard">$<text:span text:style-name="T16">GLOBALS</text:span> — массив переменных, что существуют в глобальной области видимости.</text:p>
      <text:p text:style-name="Standard">$_<text:span text:style-name="T16">GET</text:span>, $_<text:span text:style-name="T16">POST</text:span>, $_<text:span text:style-name="T16">FILES</text:span>, $_<text:span text:style-name="T16">COOKIE</text:span>, $_<text:span text:style-name="T16">SESSION</text:span>, $_<text:span text:style-name="T16">REQUEST</text:span> – данные, полученные от клиента (браузера).</text:p>
      <text:p text:style-name="Standard">$_<text:span text:style-name="T16">ENV</text:span> — ассоциативный массив (<text:span text:style-name="T16">array</text:span>) значений, переданных скрипту через переменные окружения.</text:p>
      <text:p text:style-name="P163">$argv <text:span text:style-name="T90">— массив переданных скрипту аргументов</text:span></text:p>
      <text:p text:style-name="P165">$argc — <text:s/>кол-во аргументов, переданных скрипту</text:p>
      <text:p text:style-name="Standard">$_<text:span text:style-name="T16">SERVER</text:span> — информация о сервере и среде исполнения:</text:p>
      <text:list xml:id="list10874265" text:style-name="WWNum19">
        <text:list-item>
          <text:p text:style-name="P232">'PHP_SELF' — имя файла скрипта, который сейчас выполняется, относительно корня документа. $_SERVER['PHP_SELF'] в скрипте по адресу http://example.com/foo/bar.php будет /foo/bar.php;</text:p>
        </text:list-item>
        <text:list-item>
          <text:p text:style-name="P232">'argv' — массив аргументов переданные скрипту. Когда сценарий запускается в командной строке, это дает C-стиль доступ к параметрам командной строки. При вызове через метод GET он будет содержать строку запроса;</text:p>
        </text:list-item>
        <text:list-item>
          <text:p text:style-name="P232">'argc' — содержит количество параметров командной строки, переданных скрипту (если они запущены в командной строке);</text:p>
        </text:list-item>
        <text:list-item>
          <text:p text:style-name="P232">'GATEWAY_INTERFACE' — версия CGI интерфейса: CGI/1.1;</text:p>
        </text:list-item>
        <text:list-item>
          <text:p text:style-name="P232">'SERVER_ADDR' — IP-адрес сервера, на котором выполняется скрипт;</text:p>
        </text:list-item>
        <text:list-item>
          <text:p text:style-name="P232">'SERVER_NAME' — имя хоста сервера, в котором скрипт выполняется. Если скрипт запущен на виртуальном хосте, это будет значение, определенное для этого виртуального хоста;</text:p>
        </text:list-item>
        <text:list-item>
          <text:p text:style-name="P232"><text:soft-page-break/>'SERVER_SOFTWARE' — строка идентификации сервера, указанная в заголовках при ответе на запросы. 'nginx/1.10.3';</text:p>
        </text:list-item>
        <text:list-item>
          <text:p text:style-name="P232">'SERVER_PROTOCOL' — имя и ревизия информационного протокола, через который была запрошена страница; т.е. «HTTP / 1.0»;</text:p>
        </text:list-item>
        <text:list-item>
          <text:p text:style-name="P232">'SERVER_ADMIN' — эта переменная получает свое значение (для Apache) из директивы конфигурационного файла сервера;</text:p>
        </text:list-item>
        <text:list-item>
          <text:p text:style-name="P232">'SERVER_PORT' — порт на компьютере сервера, используемый веб-сервером для соединения;</text:p>
        </text:list-item>
        <text:list-item>
          <text:p text:style-name="P232">'SERVER_SIGNATURE' — строка, содержащая версию сервера и имя виртуального хоста, которые добавляются к генерируемым сервером страницам, если включено.</text:p>
        </text:list-item>
        <text:list-item>
          <text:p text:style-name="P232">'REQUEST_METHOD' — какой метод запроса использовался для доступа к странице; то есть «GET», «HEAD», «POST», «PUT».</text:p>
        </text:list-item>
        <text:list-item>
          <text:p text:style-name="P232">'REQUEST_TIME' — временная метка начала запроса.</text:p>
        </text:list-item>
        <text:list-item>
          <text:p text:style-name="P232">'REQUEST_TIME_FLOAT — временная метка начала запроса с точностью до микросекунды;</text:p>
        </text:list-item>
        <text:list-item>
          <text:p text:style-name="P232">'REQUEST_URI' — URI, который был предоставлен для доступа к этой странице. Например, '/index.html?ert=r';</text:p>
        </text:list-item>
        <text:list-item>
          <text:p text:style-name="P232">'QUERY_STRING' — строка запроса, если таковая имеется, через которую была доступна страница (всё, что после ? );</text:p>
        </text:list-item>
        <text:list-item>
          <text:p text:style-name="P232">'DOCUMENT_ROOT' — корневой каталог документа, под которым выполняется текущий скрипт, как определено в конфигурационном файле сервера. Например: /home/demon/www/naobmen/public</text:p>
        </text:list-item>
        <text:list-item>
          <text:p text:style-name="P232"><text:span text:style-name="T16">'HTTP_{type}' — </text:span>содержимое<text:span text:style-name="T16"> </text:span>заголовка<text:span text:style-name="T16"> </text:span>запроса<text:span text:style-name="T16"> </text:span>типа<text:span text:style-name="T16"> {type}: ACCEPT — "</text:span><text:span text:style-name="T22">Accept:</text:span><text:span text:style-name="T16">", ACCEPT_CHARSET — "</text:span><text:span text:style-name="T22">Accept-Charset:</text:span><text:span text:style-name="T16">", ACCEPT_ENCODING — "</text:span><text:span text:style-name="T22">Accept-Encoding:</text:span><text:span text:style-name="T16">" (gzip), ACCEPT_LANGUAGE — "</text:span><text:span text:style-name="T22">Accept-Language</text:span><text:span text:style-name="T16">" (en), CONNECTION (keep-alive), HOST</text:span></text:p>
        </text:list-item>
        <text:list-item>
          <text:p text:style-name="P232">'HTTP_REFERER' — адрес страницы (если есть), с которой браузер пользователя перешёл на эту страницу. Этот заголовок устанавливается веб-браузером пользователя;</text:p>
        </text:list-item>
        <text:list-item>
          <text:p text:style-name="P232">'HTTP_USER_AGENT' — содержимое заголовка User-Agent: из текущего запроса, если он есть. Эта строка, обозначающая браузер, который открыл данную страницу;</text:p>
        </text:list-item>
        <text:list-item>
          <text:p text:style-name="P232">'HTTPS' — принимает непустое значение, если запрос был произведен через протокол HTTPS;</text:p>
        </text:list-item>
        <text:list-item>
          <text:p text:style-name="P232">'REMOTE_ADDR' — IP-адрес, с которого пользователь просматривает текущую страницу;</text:p>
        </text:list-item>
        <text:list-item>
          <text:p text:style-name="P232">'REMOTE_HOST' — удаленный хост, с которого пользователь просматривает текущую страницу. Обратный поиск DNS основан на значении переменной REMOTE_ADDR;</text:p>
        </text:list-item>
        <text:list-item>
          <text:p text:style-name="P232">'REMOTE_PORT' — порт на удаленной машине, который используется для связи с веб-сервером;</text:p>
        </text:list-item>
        <text:list-item>
          <text:p text:style-name="P232">'REMOTE_USER' — аутентифицированный пользователь;</text:p>
        </text:list-item>
        <text:list-item>
          <text:p text:style-name="P232">'REDIRECT_REMOTE_USER' — аутентифицированный пользователь, если запрос был перенаправлен изнутри;</text:p>
        </text:list-item>
        <text:list-item>
          <text:p text:style-name="P232">'SCRIPT_FILENAME' — абсолютный путь к исполняемому скрипту. Если скрипт запускается в командной строке (CLI), используя относительный путь, такой как file.php или ../file.php, переменная $_SERVER['SCRIPT_FILENAME'] будет содержать относительный путь, указанный пользователем;</text:p>
        </text:list-item>
        <text:list-item>
          <text:p text:style-name="P232">'SCRIPT_NAME' — содержит путь к текущему исполняемому скрипту. Это полезно для страниц, которые должны указывать на самих себя;</text:p>
        </text:list-item>
        <text:list-item>
          <text:p text:style-name="P232"><text:soft-page-break/>'PHP_AUTH_DIGEST' — при выполнении аутентификации HTTP Digest этой переменной присваивается заголовок 'Authorization', отправленный клиентом (который затем следует использовать для проведения соответствующей проверки);</text:p>
        </text:list-item>
        <text:list-item>
          <text:p text:style-name="P232">'PHP_AUTH_USER' — при выполнении HTTP-аутентификации <text:span text:style-name="T263">(Basic)</text:span> этой переменной присваивается имя пользователя, предоставленное пользователем;</text:p>
        </text:list-item>
        <text:list-item>
          <text:p text:style-name="P233">'PHP_AUTH_PW' — при выполнении HTTP-аутентификации <text:span text:style-name="T263">(Basic)</text:span> этой переменной присваивается пароль, предоставленный пользователем;</text:p>
        </text:list-item>
        <text:list-item>
          <text:p text:style-name="P232">'AUTH_TYPE' — при выполнении HTTP-аутентификации этой переменной присваивается тип аутентификации, который используется;</text:p>
        </text:list-item>
        <text:list-item>
          <text:p text:style-name="P232">'PATH_INFO' — содержит любой предоставленный пользователем путь, содержащийся после имени скрипта, но до строки запроса, если она есть. Например, если текущий скрипт запрошен по URL http://www.example.com/php/path_info.php/some/stuff?foo=bar, то переменная $_SERVER['PATH_INFO'] будет содержать /some/stuff;</text:p>
        </text:list-item>
        <text:list-item>
          <text:p text:style-name="P232">'ORIG_PATH_INFO' — исходное значение переменной 'PATH_INFO' перед обработкой PHP.</text:p>
        </text:list-item>
      </text:list>
      <text:p text:style-name="P165"/>
      <text:p text:style-name="P65">Магические константы</text:p>
      <text:p text:style-name="P69">Все магические константы разрешаются во время компиляции, в отличие от обычных констант, которые разрешаются во время выполнения. Специальные константы нечувствительны к регистру и их список приведен ниже:</text:p>
      <text:p text:style-name="Standard"><text:span text:style-name="T2">__LINE__</text:span><text:span text:style-name="T90"> — т</text:span>екущий номер строки в файле.</text:p>
      <text:p text:style-name="Standard"><text:span text:style-name="T2">__FILE__</text:span><text:span text:style-name="T90"> — п</text:span>олный путь и имя текущего файла с развернутыми симлинками. Если используется внутри подключаемого файла, то возвращается имя данного (подключаемого) файла.</text:p>
      <text:p text:style-name="Standard"><text:span text:style-name="T2">__DIR__</text:span><text:span text:style-name="T91"> </text:span><text:span text:style-name="T90">— д</text:span>иректория файла. Если используется внутри подключаемого файла, то возвращается директория этого файла. Это эквивалентно вызову dirname(__FILE__). Возвращаемое имя директории не оканчивается на слеш, за исключением корневой директории.</text:p>
      <text:p text:style-name="Standard"><text:span text:style-name="T2">__FUNCTION__</text:span><text:span text:style-name="T90"> — и</text:span>мя функции.</text:p>
      <text:p text:style-name="Standard"><text:span text:style-name="T2">__CLASS__</text:span><text:span text:style-name="T90"> — и</text:span>мя класса. Это имя содержит название пространства имен, в котором класс был объявлен (например, Foo\Bar). Обратите внимание, что начиная с PHP 5.4 __CLASS__ также работает в трейтах. При использовании в методах трейтов __CLASS__ является именем класса, в котором эти методы используется.</text:p>
      <text:p text:style-name="Standard"><text:span text:style-name="T2">__TRAIT__</text:span><text:span text:style-name="T90"> — и</text:span>мя трейта. Это имя содержит название пространства имен, в котором трейт был объявлен (например, Foo\Bar).</text:p>
      <text:p text:style-name="Standard"><text:span text:style-name="T2">__METHOD__</text:span><text:span text:style-name="T90"> — и</text:span>мя метода класса.</text:p>
      <text:p text:style-name="Standard"><text:span text:style-name="T2">__NAMESPACE__</text:span><text:span text:style-name="T90"> — и</text:span>мя текущего пространства имен.</text:p>
      <text:p text:style-name="Standard"><text:span text:style-name="T2">ClassName::class</text:span><text:span text:style-name="T90"> — п</text:span>олное имя класса (с указанием пространства имен). См. также ::class.</text:p>
      <text:p text:style-name="Standard"/>
      <text:p text:style-name="P65">Область видимости переменной</text:p>
      <text:p text:style-name="P18">$a = 1; // глобальная область видимости</text:p>
      <text:p text:style-name="P18">include 'b.inc'; // Доступна $a.</text:p>
      <text:p text:style-name="P10">$b = 2;</text:p>
      <text:p text:style-name="P10">function test() {</text:p>
      <text:p text:style-name="P10"><text:s text:c="4"/>global $b;</text:p>
      <text:p text:style-name="Standard"><text:span text:style-name="T38"><text:s text:c="4"/></text:span><text:span text:style-name="T48">static $c; // Локальная область видимости с сохранением значения в ней</text:span></text:p>
      <text:p text:style-name="P18"><text:s text:c="4"/>echo $a; // локальной область видимости </text:p>
      <text:p text:style-name="P18"><text:s text:c="4"/>$b+=1; // Изменится глобальная переменная</text:p>
      <text:p text:style-name="P18"><text:s text:c="4"/>$GLOBALS['b'] += 1 // Также изменится глобальная переменная</text:p>
      <text:p text:style-name="P18"><text:soft-page-break/>}</text:p>
      <text:p text:style-name="P69">! Использование ключевого слова global вне функции не является ошибкой. Оно может быть использовано в файле, который включается внутри функции.</text:p>
      <text:p text:style-name="P65">Функции</text:p>
      <text:p text:style-name="Standard"><text:span text:style-name="T16">float</text:span> <text:span text:style-name="T17">ceil</text:span> ( <text:span text:style-name="T16">float</text:span> $<text:span text:style-name="T16">value</text:span> )<text:span text:style-name="T90"> — </text:span>округляет дробь в большую сторону.</text:p>
      <text:p text:style-name="Standard">float <text:span text:style-name="T1">floor</text:span> ( float $value )<text:span text:style-name="T90"> — округляет дробь в меньшую сторону.</text:span></text:p>
      <text:p text:style-name="Standard"><text:span text:style-name="T16">float</text:span> <text:span text:style-name="T17">round</text:span> ( <text:span text:style-name="T16">float</text:span> $<text:span text:style-name="T16">val</text:span> [, <text:span text:style-name="T16">int</text:span> $<text:span text:style-name="T16">precision</text:span> = 0 [, <text:span text:style-name="T16">int</text:span> $<text:span text:style-name="T16">mode</text:span> = <text:span text:style-name="T16">PHP</text:span>_<text:span text:style-name="T16">ROUND</text:span>_<text:span text:style-name="T16">HALF</text:span>_<text:span text:style-name="T16">UP</text:span> ]] )<text:span text:style-name="T90"> — возвращает округлённое значение </text:span><text:span text:style-name="T92">val</text:span><text:span text:style-name="T90"> с указанной точностью </text:span><text:span text:style-name="T92">precision</text:span><text:span text:style-name="T90"> (количество цифр после запятой). </text:span><text:span text:style-name="T92">precision</text:span><text:span text:style-name="T90"> может быть отрицательным или нулём (по умолчанию).</text:span></text:p>
      <text:p text:style-name="Standard"/>
      <text:h text:style-name="Heading_20_3" text:outline-level="3"><text:bookmark-start text:name="__RefHeading___Toc12159_1995911267"/>Control Structures<text:bookmark-end text:name="__RefHeading___Toc12159_1995911267"/></text:h>
      <text:p text:style-name="Standard">Управляющие конструкции позволяют анализировать переменные и выбирать направление работы программы.</text:p>
      <text:p text:style-name="Standard"><text:span text:style-name="T2">Условные</text:span><text:span text:style-name="T18"> </text:span><text:span text:style-name="T2">конструкции</text:span></text:p>
      <text:p text:style-name="P10">if (condition) {</text:p>
      <text:p text:style-name="P10">} esleif (second condition) {</text:p>
      <text:p text:style-name="P10">} else {</text:p>
      <text:p text:style-name="P10">}</text:p>
      <text:p text:style-name="P10">switch ($value) {</text:p>
      <text:p text:style-name="P10"><text:tab/>case '10':</text:p>
      <text:p text:style-name="P10"><text:tab/>break;</text:p>
      <text:p text:style-name="P10"><text:tab/>case '20':</text:p>
      <text:p text:style-name="P10"><text:tab/>break;</text:p>
      <text:p text:style-name="P10"><text:tab/>default:</text:p>
      <text:p text:style-name="Standard"><text:span text:style-name="T38"><text:tab/></text:span><text:span text:style-name="T48">break;</text:span></text:p>
      <text:p text:style-name="P18">}</text:p>
      <text:p text:style-name="P157">Когда случай соответствует значению, инструкции в блоке кода будут выполняться до тех пор, пока он не достигнет команды break. </text:p>
      <text:p text:style-name="P72">! Default может быть не в самом конце</text:p>
      <text:p text:style-name="P65">Циклы</text:p>
      <text:p text:style-name="P10">while (expression) {</text:p>
      <text:p text:style-name="P10"><text:s text:c="2"/>// statements to execute</text:p>
      <text:p text:style-name="P10">}</text:p>
      <text:p text:style-name="P10">do {</text:p>
      <text:p text:style-name="P10"><text:s text:c="2"/>// statements to execute</text:p>
      <text:p text:style-name="P10">} while (expression);</text:p>
      <text:p text:style-name="P10">for ($i = 0; $i &lt; 10; $i++) {</text:p>
      <text:p text:style-name="P10"><text:s text:c="2"/>// do something</text:p>
      <text:p text:style-name="P10">}</text:p>
      <text:p text:style-name="P10">foreach ($arr as $key =&gt; $value) {</text:p>
      <text:p text:style-name="P10"><text:s text:c="2"/>// do something</text:p>
      <text:p text:style-name="P10">}</text:p>
      <text:p text:style-name="Standard"><text:span text:style-name="T2">Операторы</text:span><text:span text:style-name="T18"> </text:span><text:span text:style-name="T2">прерывания</text:span></text:p>
      <text:p text:style-name="Standard"><text:span text:style-name="T18">break</text:span><text:span text:style-name="T16"> </text:span>и<text:span text:style-name="T16"> </text:span><text:span text:style-name="T18">continue</text:span><text:span text:style-name="T16">.</text:span></text:p>
      <text:p text:style-name="Standard">Оператор <text:span text:style-name="T2">break</text:span> принимает необязательное целочисленное значение, которое может использоваться для выхода из нескольких уровней вложенного цикла. Если значение не указано, по умолчанию оно равно 1. В continue тоже самое, можно пропустить в нескольких уровнях вложенности.</text:p>
      <text:p text:style-name="Standard"><text:soft-page-break/>for ($j = 0; $j &lt; 3; ++$j) {</text:p>
      <text:p text:style-name="Standard"><text:s text:c="4"/>for ($i = 0; $i &lt; 5; ++$i) {</text:p>
      <text:p text:style-name="Standard"><text:s text:c="8"/>if ($i == 2)</text:p>
      <text:p text:style-name="Standard"><text:s text:c="12"/>continue 2;</text:p>
      <text:p text:style-name="Standard"><text:s text:c="8"/>print "$i\n";</text:p>
      <text:p text:style-name="Standard"><text:s text:c="4"/>}</text:p>
      <text:p text:style-name="Standard">} // 010101</text:p>
      <text:h text:style-name="Heading_20_3" text:outline-level="3"><text:bookmark-start text:name="__RefHeading___Toc12161_1995911267"/>Language Constructs and Functions<text:bookmark-end text:name="__RefHeading___Toc12161_1995911267"/></text:h>
      <text:p text:style-name="Standard">Языковые конструкции могут быть поняты непосредственно парсером и не нуждаются в разбивке. Они не являются функциями, поэтому не могут быть использованы как callback ф-ии.</text:p>
      <text:p text:style-name="Standard">Они следуют правилам, отличным от функций, когда речь идет о параметрах и использовании круглых скобок.</text:p>
      <text:p text:style-name="P10">echo "hello\r\n"; // one parameter, no brackets</text:p>
      <text:p text:style-name="P10">echo('hello', 'world'); // two parameters, brackets (syntax error)</text:p>
      <text:p text:style-name="P10">echo 'hello', 'world'; // two parameters, no brackets</text:p>
      <text:p text:style-name="Standard">Кроме того, echo не возвращает значение, тогда как каждая функция всегда возвращает значение (или null).</text:p>
      <text:p text:style-name="P69">!!! Конструкция echo не возвращает значение, даже не null, и поэтому не подходит для использования внутри выражения. Конструкция print, однако, вернет значение 1.</text:p>
      <text:p text:style-name="Standard">Список основных языковых конструкций: </text:p>
      <text:p text:style-name="Standard">bool <text:span text:style-name="T2">assert</text:span> ( mixed $assertion [, string $description ] ) <text:s/>или </text:p>
      <text:p text:style-name="Standard"><text:span text:style-name="T16">bool </text:span><text:span text:style-name="T18">assert</text:span><text:span text:style-name="T16"> ( mixed $assertion [, Throwable $exception ] ) </text:span><text:span text:style-name="Выделение1"><text:span text:style-name="T70">— </text:span></text:span>отладка<text:span text:style-name="T16">. </text:span>Проверяет, является ли утверждение $assertion FALSE</text:p>
      <text:p text:style-name="Standard"><text:span text:style-name="T2">echo</text:span>, <text:span text:style-name="T2">print</text:span> <text:span text:style-name="Выделение1"><text:span text:style-name="T72">—</text:span></text:span> вывод на экран. Print может быть со скобками и без них. Основные отличия от <text:span text:style-name="T2">echo</text:span> заключаются в том, что печать только принимает единственный аргумент и всегда возвращает 1.</text:p>
      <text:p text:style-name="P10">print 1 . (print(2)) + 1; // 212</text:p>
      <text:p text:style-name="Standard"><text:span text:style-name="T16">void </text:span><text:span text:style-name="T18">exit</text:span><text:span text:style-name="T16"> ([string $status]) </text:span>или<text:span text:style-name="T16"> void </text:span><text:span text:style-name="T18">exit</text:span><text:span text:style-name="T16"> (int $status) </text:span><text:span text:style-name="Выделение1"><text:span text:style-name="T70">—</text:span></text:span><text:span text:style-name="T16"> </text:span>выводит<text:span text:style-name="T16"> </text:span>сообщение<text:span text:style-name="T16"> </text:span>и<text:span text:style-name="T16"> </text:span>завершает<text:span text:style-name="T16"> </text:span>программу<text:span text:style-name="T16">. </text:span>Если статус является целым числом, это значение будет использоваться в качестве статуса выхода, а не для печати. Состояние 0 используется для успешного завершения программы.</text:p>
      <text:p text:style-name="Standard"><text:span text:style-name="T2">die</text:span> (псевдоним exit), </text:p>
      <text:p text:style-name="Standard"><text:span text:style-name="T2">return</text:span> <text:span text:style-name="Выделение1"><text:span text:style-name="T72">—</text:span></text:span> возвращает управление программой вызывающему модулю, </text:p>
      <text:p text:style-name="Standard"><text:span text:style-name="T2">include</text:span>, <text:span text:style-name="T2">include_once </text:span><text:span text:style-name="Выделение1"><text:span text:style-name="T72">—</text:span></text:span> включает файл и оценивает его. PHP выдаст предупреждение, если файл не найден или не может быть прочитан. Если вы укажете include_once, тогда PHP убедится, что он включает файл только один раз. </text:p>
      <text:p text:style-name="Standard">Обработка возвращаемых значений: оператор include возвращает значение FALSE при ошибке и выдает предупреждение. Успешные включения, пока это не переопределено во включаемом файле, возвращают значение 1. Возможно выполнить выражение return внутри включаемого файла, чтобы завершить процесс выполнения в этом файле и вернуться к выполнению включающего файла. Кроме того, возможно вернуть значение из включаемых файлов.</text:p>
      <text:p text:style-name="Standard">Если во включаемом файле определены функции, они могут быть использованы в главном файле вне зависимости от того, были ли они объявлены до return или после. Если файл включается дважды, PHP 5 выдаст фатальную ошибку, потому что функции уже были определены</text:p>
      <text:p text:style-name="P18">// не сработает, интерпретируется как include(('vars.php') == TRUE), то есть </text:p>
      <text:p text:style-name="P10">// include('')</text:p>
      <text:p text:style-name="P10">if (include('vars.php') == TRUE) {</text:p>
      <text:p text:style-name="P10"><text:s text:c="4"/>echo 'OK';</text:p>
      <text:p text:style-name="P10"><text:soft-page-break/>}</text:p>
      <text:p text:style-name="Standard"><text:span text:style-name="T38">// </text:span><text:span text:style-name="T48">сработает</text:span></text:p>
      <text:p text:style-name="P10">if ((include 'vars.php') == TRUE) {</text:p>
      <text:p text:style-name="Standard"><text:span text:style-name="T38"><text:s text:c="4"/>echo</text:span><text:span text:style-name="T48"> '</text:span><text:span text:style-name="T38">OK</text:span><text:span text:style-name="T48">';</text:span></text:p>
      <text:p text:style-name="P18">}</text:p>
      <text:p text:style-name="Standard"><text:span text:style-name="T89">Файлы включаются исходя из пути указанного файла, или, если путь не указан, используется путь, указанный в директиве </text:span><text:span text:style-name="T21">include</text:span><text:span text:style-name="T89">_</text:span><text:span text:style-name="T21">path</text:span><text:span text:style-name="T89">. Если файл не найден в </text:span><text:span text:style-name="T21">include</text:span><text:span text:style-name="T89">_</text:span><text:span text:style-name="T21">path</text:span><text:span text:style-name="T89">, </text:span><text:span text:style-name="T21">include</text:span><text:span text:style-name="T89"> попытается проверить директорию, в которой находится текущий включающий скрипт и текущую рабочую директорию перед тем, как выдать ошибку.</text:span></text:p>
      <text:p text:style-name="P74">!!!Когда файл включается, его код наследует ту же область видимости переменных, что и строка, на которой произошло включение. Все переменные, доступные на этой строке во включающем файле, будут также доступны во включаемом файле. Однако все функции и классы, объявленные во включаемом файле, имеют глобальную область видимости. </text:p>
      <text:p text:style-name="P78">Если включение происходит внутри функции включающего файла, тогда весь код, содержащийся во включаемом файле, будет вести себя так, как будто он был определен внутри этой функции. Исключением к этому правилу являются магические константы, которые выполняются парсером перед тем, как происходит включение.</text:p>
      <text:p text:style-name="P78">Может и так задаваться:</text:p>
      <text:p text:style-name="Standard"><text:span text:style-name="T41">include</text:span><text:span text:style-name="T50"> '</text:span><text:span text:style-name="T41">http</text:span><text:span text:style-name="T50">://</text:span><text:span text:style-name="T41">www</text:span><text:span text:style-name="T50">.</text:span><text:span text:style-name="T41">example</text:span><text:span text:style-name="T50">.</text:span><text:span text:style-name="T41">com</text:span><text:span text:style-name="T50">/</text:span><text:span text:style-name="T41">file</text:span><text:span text:style-name="T50">.</text:span><text:span text:style-name="T41">php</text:span><text:span text:style-name="T50">?</text:span><text:span text:style-name="T41">foo</text:span><text:span text:style-name="T50">=1&amp;</text:span><text:span text:style-name="T41">bar</text:span><text:span text:style-name="T50">=2';</text:span></text:p>
      <text:p text:style-name="P37"/>
      <text:p text:style-name="Standard"><text:span text:style-name="T18">require</text:span>, <text:span text:style-name="T18">require</text:span><text:span text:style-name="T2">_</text:span><text:span text:style-name="T18">once</text:span> <text:span text:style-name="Выделение1"><text:span text:style-name="T72">—</text:span></text:span> аналогично <text:span text:style-name="T16">include</text:span>, за исключением того, что при ошибке (отсутствии файла) он также выдаст фатальную ошибку уровня <text:span text:style-name="T16">E</text:span>_<text:span text:style-name="T16">COMPILE</text:span>_<text:span text:style-name="T16">ERROR</text:span>. Он остановит выполнение скрипта, тогда как <text:span text:style-name="T16">include</text:span> только выдал бы предупреждение <text:span text:style-name="T16">E</text:span>_<text:span text:style-name="T16">WARNING</text:span>, которое позволило бы скрипту продолжить выполнение.</text:p>
      <text:p text:style-name="Standard">mixed <text:span text:style-name="T2">eval</text:span> ( string $code ) <text:span text:style-name="Выделение1"><text:span text:style-name="T72">—</text:span></text:span> выполняет код PHP, содержащейся в строке. Код не должен быть обернут открывающимся и закрывающимся тегами PHP. Функция eval() возвращает NULL, если не вызывается return, в случае чего возвращается значение, переданное return. С PHP 7, если в исполняемом коде присутствует ошибка, то eval() вызывает исключение "ParseError". До PHP 7 в этом случае возвращается FALSE и продолжается нормальное выполнение последующего кода. Невозможно поймать ошибку парсера в eval(), используя set_error_handler().</text:p>
      <text:p text:style-name="Standard">bool <text:span text:style-name="T2">empty</text:span> ( mixed $var ) <text:span text:style-name="Выделение1"><text:span text:style-name="T72">—</text:span></text:span> проверяет пуста ли переменная. Помните, что строка «0» считается пустой, но на самом деле установлена.</text:p>
      <text:p text:style-name="Standard"><text:span text:style-name="T16">bool </text:span><text:span text:style-name="T18">isset</text:span><text:span text:style-name="T16"> ( mixed $var [, mixed $... ] </text:span>) <text:span text:style-name="Выделение1"><text:span text:style-name="T72">—</text:span></text:span> определяет, была ли установлена переменная значением, отличным от NULL. Команда isset () вернет значение true, если переменная была установлена и false в противном случае. Предпочтительно использовать эту функцию вместо проверки, является ли переменная нулевой, поскольку это не приведет к тому, что PHP будет генерировать предупреждение.</text:p>
      <text:p text:style-name="Standard"><text:span text:style-name="T16">void </text:span><text:span text:style-name="T18">unset</text:span><text:span text:style-name="T16"> ( mixed $var [, mixed $... ] </text:span>) <text:span text:style-name="Выделение1"><text:span text:style-name="T72">—</text:span></text:span> удаляет перечисленные переменные. При удалении переменной-ссылки, данная ссылка убирается не очищая значение в памяти.</text:p>
      <text:p text:style-name="Standard"><text:span text:style-name="T16">array </text:span><text:span text:style-name="T18">list</text:span><text:span text:style-name="T16"> ( mixed $var1 [, mixed $... ] </text:span>) <text:span text:style-name="Выделение1"><text:span text:style-name="T72">—</text:span></text:span> присваивает переменным из списка значения подобно массиву. Возвращает присвоенный массив.</text:p>
      <text:p text:style-name="Standard">Причиной не использовать include_once () и require_once () все время является проблема производительности. PHP отслеживает список файлов, которые были включены для поддержки функциональности этих функций. Это требует памяти, поэтому эти функции скорее используются, когда они необходимы, а не в пользу include или require.</text:p>
      <text:h text:style-name="Heading_20_3" text:outline-level="3"><text:bookmark-start text:name="__RefHeading___Toc12163_1995911267"/>Namespaces<text:bookmark-end text:name="__RefHeading___Toc12163_1995911267"/></text:h>
      <text:p text:style-name="Standard"><text:soft-page-break/><text:span text:style-name="T94">Пространства имен PHP предоставляют возможность группировать логически связанные классы, интерфейсы, функции и константы.</text:span><text:span text:style-name="T95"> </text:span><text:span text:style-name="T94">А также trait`ы.</text:span></text:p>
      <text:p text:style-name="P47">!Имена пространств имен регистронезависимы.</text:p>
      <text:p text:style-name="P44">Определяются следующим образом:</text:p>
      <text:p text:style-name="P46">namespace MyNS1;</text:p>
      <text:p text:style-name="P46">...code...</text:p>
      <text:p text:style-name="P46">namespace MyNS2;</text:p>
      <text:p text:style-name="P46">...code...</text:p>
      <text:p text:style-name="P44">или</text:p>
      <text:p text:style-name="Standard"><text:span text:style-name="T96">namespace MyNS1 { ...code... </text:span><text:span text:style-name="T97">}</text:span></text:p>
      <text:p text:style-name="Standard"><text:span text:style-name="T96">namespace</text:span><text:span text:style-name="T97"> </text:span><text:span text:style-name="T96">MyNS</text:span><text:span text:style-name="T97">2 { ...</text:span><text:span text:style-name="T96">code</text:span><text:span text:style-name="T97">... }</text:span></text:p>
      <text:p text:style-name="P44">Одновременно обе эти конструкции (с точкой с запятой и со скобками) вместе не могут использоваться в одном файле. </text:p>
      <text:p text:style-name="P44">В одном файле пространства имен может повторяться.</text:p>
      <text:p text:style-name="P46">namespace MyNS1 { ...code... }</text:p>
      <text:p text:style-name="P46">namespace MyNS2 { ...code... }</text:p>
      <text:p text:style-name="P46">namespace MyNS1 { ...code... }</text:p>
      <text:p text:style-name="Standard"><text:span text:style-name="T100">!</text:span><text:span text:style-name="T99"> </text:span><text:span text:style-name="T93">Перед</text:span><text:span text:style-name="T99"> namespace </text:span><text:span text:style-name="T93">не</text:span><text:span text:style-name="T99"> </text:span><text:span text:style-name="T93">должно</text:span><text:span text:style-name="T99"> </text:span><text:span text:style-name="T93">быть</text:span><text:span text:style-name="T99"> </text:span><text:span text:style-name="T93">кода</text:span><text:span text:style-name="T99"> </text:span><text:span text:style-name="T93">и</text:span><text:span text:style-name="T99"> html </text:span><text:span text:style-name="T93">вставок</text:span><text:span text:style-name="T99">. </text:span><text:span text:style-name="T93">Исключением является оператор </text:span><text:span text:style-name="T97">declare</text:span><text:span text:style-name="T93"> (выполняется при компиляции файла), который может использоваться в трёх случаях:</text:span></text:p>
      <text:list xml:id="list418422271" text:style-name="WWNum2">
        <text:list-item>
          <text:p text:style-name="P234"><text:span text:style-name="T97">declare(strict_types=1);</text:span><text:span text:style-name="T93"> Включение строгой типизации. Где позволительно только передавать int, когда требуется float. Иначе, при несоответствии типов выдается Fatal error.</text:span></text:p>
        </text:list-item>
        <text:list-item>
          <text:p text:style-name="P234"><text:span text:style-name="T96">declare(ticks=1);</text:span><text:span text:style-name="T99"> </text:span><text:span text:style-name="T93">или</text:span><text:span text:style-name="T99"> </text:span><text:span text:style-name="T96">declare(ticks=1){..code...}</text:span><text:span text:style-name="T99"> </text:span><text:span text:style-name="T93">определяет сколько низкоуровневых операций — это один тик. <text:s text:c="2"/>На каждый тик выполняется действие с помощью следующей ф-ии </text:span><text:span text:style-name="T97">register_tick_function(имя ф-ии);</text:span></text:p>
        </text:list-item>
        <text:list-item>
          <text:p text:style-name="P234"><text:span text:style-name="T97">declare(encoding='ISO-8859-1');</text:span><text:span text:style-name="T93"> Определяет кодировку файла. Нужно, чтобы была включена настройка php </text:span><text:span text:style-name="T97">—</text:span><text:span text:style-name="Выделение1"><text:span text:style-name="T98">enable-zend-multibyte</text:span></text:span><text:span text:style-name="Выделение1"><text:span text:style-name="T101">.</text:span></text:span></text:p>
        </text:list-item>
      </text:list>
      <text:p text:style-name="Standard"><text:span text:style-name="Выделение1"><text:span text:style-name="T101">Имя пространства имен может быть многоуровневым:</text:span></text:span></text:p>
      <text:p text:style-name="P44">namespace MyProject\Sub\Level;</text:p>
      <text:p text:style-name="Standard">Три типа обращения к элементам других <text:span text:style-name="Выделение1"><text:span text:style-name="T101">пространств <text:s/>имен:</text:span></text:span></text:p>
      <text:list xml:id="list1933321051" text:style-name="WWNum3">
        <text:list-item>
          <text:p text:style-name="P235">неполные имена (<text:span text:style-name="T68">Unqualified name</text:span>) <text:span text:style-name="T48">$a = new A();</text:span> где <text:span text:style-name="T48">A()</text:span> преобразуется в <text:span text:style-name="T48">текущее_пространство\A()</text:span> в процессе компиляции.</text:p>
        </text:list-item>
        <text:list-item>
          <text:p text:style-name="P235">Полные<text:span text:style-name="T16"> </text:span>имена<text:span text:style-name="T16"> (</text:span><text:span text:style-name="T69">Qualified name</text:span><text:span text:style-name="T16">) </text:span><text:span text:style-name="T38">$a = new foo\A();</text:span></text:p>
        </text:list-item>
        <text:list-item>
          <text:p text:style-name="P235"><text:span text:style-name="T93">Абсолютные</text:span><text:span text:style-name="T99"> </text:span><text:span text:style-name="T93">имена</text:span><text:span text:style-name="T99"> (</text:span><text:span text:style-name="T69">Fully qualified name</text:span><text:span text:style-name="T99">) </text:span><text:span text:style-name="T96">$a = new \foo\A();</text:span></text:p>
        </text:list-item>
      </text:list>
      <text:p text:style-name="Standard">Примеры<text:span text:style-name="T16">:</text:span></text:p>
      <text:p text:style-name="Standard"><text:span text:style-name="T38">\Foo\Bar\foo(); // </text:span><text:span text:style-name="T48">вызов</text:span><text:span text:style-name="T38"> </text:span><text:span text:style-name="T48">ф</text:span><text:span text:style-name="T38">-</text:span><text:span text:style-name="T48">ии</text:span><text:span text:style-name="T38"> Foo\Bar\foo</text:span></text:p>
      <text:p text:style-name="Standard"><text:span text:style-name="T38">\Foo\Bar\foo::staticmethod(); // </text:span><text:span text:style-name="T48">вызов</text:span><text:span text:style-name="T38"> Foo\Bar\foo,</text:span><text:span text:style-name="T48">метод</text:span><text:span text:style-name="T38"> staticmethod</text:span></text:p>
      <text:p text:style-name="Standard"><text:span text:style-name="T38">echo \Foo\Bar\FOO; // </text:span><text:span text:style-name="T48">вызов</text:span><text:span text:style-name="T38"> </text:span><text:span text:style-name="T48">константы</text:span><text:span text:style-name="T38"> Foo\Bar\FOO</text:span></text:p>
      <text:p text:style-name="Standard">Глобальное <text:span text:style-name="Выделение1"><text:span text:style-name="T101">пространство имен</text:span></text:span> может задаваться <text:span text:style-name="T97">namespace { …code… }</text:span></text:p>
      <text:p text:style-name="Standard"><text:span text:style-name="T102">!</text:span><text:span text:style-name="T93"> При обращении к элементам пространства (классам, ф-иям, переменным) через текстовую переменную все имена считаются абсолютными:</text:span></text:p>
      <text:p text:style-name="P46">namespace ns2;</text:p>
      <text:p text:style-name="P46">$a = 'func';</text:p>
      <text:p text:style-name="Standard"><text:span text:style-name="T96">$a(); // <text:s/></text:span><text:span text:style-name="T97">Вызовется</text:span><text:span text:style-name="T96"> </text:span><text:span text:style-name="T97">ф</text:span><text:span text:style-name="T96">-</text:span><text:span text:style-name="T97">ия</text:span><text:span text:style-name="T96"> \func(), </text:span><text:span text:style-name="T97">а</text:span><text:span text:style-name="T96"> </text:span><text:span text:style-name="T97">не</text:span><text:span text:style-name="T96"> ns2\func()</text:span></text:p>
      <text:p text:style-name="Standard"><text:span text:style-name="Source_20_Text">__NAMESPACE__ — магическая константа с текущим пространством имен (или пустая).</text:span></text:p>
      <text:p text:style-name="Standard"><text:span text:style-name="Выделение1">namespace</text:span><text:span text:style-name="Source_20_Text"> — ключевое слово, которое заменяется именем текущего пространства имен (не используется вместе с текстовыми переменными).</text:span></text:p>
      <text:p text:style-name="Standard"><text:soft-page-break/><text:span text:style-name="Source_20_Text">Примеры</text:span><text:span text:style-name="Source_20_Text"><text:span text:style-name="T16">:</text:span></text:span></text:p>
      <text:p text:style-name="Standard"><text:span text:style-name="Выделение1"><text:span text:style-name="T75">namespace A;</text:span></text:span></text:p>
      <text:p text:style-name="Standard"><text:span text:style-name="Выделение1"><text:span text:style-name="T75">namespace\func(); // \A\func();</text:span></text:span></text:p>
      <text:p text:style-name="P39"><text:span text:style-name="Выделение1"/></text:p>
      <text:p text:style-name="Standard"><text:span text:style-name="Выделение1"><text:span text:style-name="T73">Команда</text:span></text:span><text:span text:style-name="Выделение1"><text:span text:style-name="T71"> use </text:span></text:span></text:p>
      <text:p text:style-name="Standard"><text:span text:style-name="Выделение1"><text:span text:style-name="T72">позволяет</text:span></text:span><text:span text:style-name="Выделение1"><text:span text:style-name="T70"> </text:span></text:span><text:span text:style-name="Выделение1"><text:span text:style-name="T72">задавать</text:span></text:span><text:span text:style-name="Выделение1"><text:span text:style-name="T70"> </text:span></text:span><text:span text:style-name="Выделение1"><text:span text:style-name="T72">псевдонимы</text:span></text:span><text:span text:style-name="Выделение1"><text:span text:style-name="T70"> </text:span></text:span><text:span text:style-name="Выделение1"><text:span text:style-name="T72">для</text:span></text:span><text:span text:style-name="Выделение1"><text:span text:style-name="T70"> namespace, class, interface, function </text:span></text:span><text:span text:style-name="Выделение1"><text:span text:style-name="T72">и</text:span></text:span><text:span text:style-name="Выделение1"><text:span text:style-name="T70"> constant.</text:span></text:span></text:p>
      <text:p text:style-name="Standard"><text:span text:style-name="Выделение1"><text:span text:style-name="T72">Примеры:</text:span></text:span></text:p>
      <text:p text:style-name="Standard"><text:span text:style-name="Выделение1"><text:span text:style-name="T78">use My\Full\NSname;</text:span></text:span></text:p>
      <text:p text:style-name="Standard"><text:span text:style-name="Выделение1"><text:span text:style-name="T78">use ArrayObject; <text:s/>// импортируем глобальный класс в текущее пространство имен</text:span></text:span></text:p>
      <text:p text:style-name="Standard"><text:span text:style-name="Выделение1"><text:span text:style-name="T75">use function My\Full\functionName;</text:span></text:span></text:p>
      <text:p text:style-name="Standard"><text:span text:style-name="Выделение1"><text:span text:style-name="T75">use function My\Full\functionName as func;</text:span></text:span></text:p>
      <text:p text:style-name="Standard"><text:span text:style-name="Выделение1"><text:span text:style-name="T75">use const My\Full\CONSTANT;</text:span></text:span></text:p>
      <text:p text:style-name="Standard"><text:span text:style-name="Выделение1"><text:span text:style-name="T72">Группировать псевдонимы можно следующим образом:</text:span></text:span></text:p>
      <text:p text:style-name="Standard"><text:span text:style-name="Выделение1"><text:span text:style-name="T75">use My\Full\Classname as Another, My\Full\NSname;</text:span></text:span></text:p>
      <text:p text:style-name="Standard"><text:span text:style-name="Выделение1"><text:span text:style-name="T75">use some\namespace\{ClassA, ClassB, ClassC as C};</text:span></text:span></text:p>
      <text:p text:style-name="Standard"><text:span text:style-name="Выделение1"><text:span text:style-name="T75">use function some\namespace\{fn_a, fn_b, fn_c};</text:span></text:span></text:p>
      <text:p text:style-name="Standard"><text:span text:style-name="Выделение1"><text:span text:style-name="T75">use const some\namespace\{ConstA, ConstB, ConstC};</text:span></text:span></text:p>
      <text:p text:style-name="Standard"><text:span text:style-name="Выделение1"><text:span text:style-name="T74">! </text:span></text:span><text:span text:style-name="Выделение1"><text:span text:style-name="T72">Важно. Псевдонимы определяются при компиляции поэтому:</text:span></text:span></text:p>
      <text:p text:style-name="Standard"><text:span text:style-name="Выделение1"><text:span text:style-name="T75">$a = 'Another';</text:span></text:span></text:p>
      <text:p text:style-name="Standard"><text:span text:style-name="Выделение1"><text:span text:style-name="T75">$obj = new $a; // </text:span></text:span><text:span text:style-name="Выделение1"><text:span text:style-name="T78">создает</text:span></text:span><text:span text:style-name="Выделение1"><text:span text:style-name="T75"> </text:span></text:span><text:span text:style-name="Выделение1"><text:span text:style-name="T78">объект</text:span></text:span><text:span text:style-name="Выделение1"><text:span text:style-name="T75"> </text:span></text:span><text:span text:style-name="Выделение1"><text:span text:style-name="T78">класса</text:span></text:span><text:span text:style-name="Выделение1"><text:span text:style-name="T75"> Another, </text:span></text:span><text:span text:style-name="Выделение1"><text:span text:style-name="T78">а</text:span></text:span><text:span text:style-name="Выделение1"><text:span text:style-name="T75"> </text:span></text:span><text:span text:style-name="Выделение1"><text:span text:style-name="T78">не</text:span></text:span><text:span text:style-name="Выделение1"><text:span text:style-name="T75"> <text:s/>My\Full\Classname</text:span></text:span></text:p>
      <text:p text:style-name="Standard"><text:span text:style-name="Выделение1"><text:span text:style-name="T72">Ключевое слово use должно быть указано в самом начале файла (в глобальной области) или внутри объявления пространства имен. Это необходимо потому, что импорт выполняется во время компиляции, а не во время исполнения, поэтому оно не может быть заключено в блок. Нельзя объявлять внутри конструкций типа ф-ий.</text:span></text:span></text:p>
      <text:p text:style-name="Standard"><text:span text:style-name="Выделение1"><text:span text:style-name="T74">!</text:span></text:span><text:span text:style-name="Выделение1"><text:span text:style-name="T72"> Присоединяемые файлы </text:span></text:span><text:span text:style-name="Выделение1"><text:span text:style-name="T68">НЕ </text:span></text:span><text:span text:style-name="Выделение1"><text:span text:style-name="T72">будут наследовать правила импорта из родительского файла.</text:span></text:span></text:p>
      <text:p text:style-name="P40"><text:span text:style-name="Выделение1"/></text:p>
      <text:p text:style-name="Standard"><text:span text:style-name="Выделение1"><text:span text:style-name="T72">Внутри пространства имен, когда PHP встречает:</text:span></text:span></text:p>
      <text:list xml:id="list1133646158" text:style-name="WWNum4">
        <text:list-item>
          <text:p text:style-name="P236"><text:span text:style-name="Выделение1"><text:span text:style-name="T72">неполное имя класса — он подставляет пространство имен и если не находит, то пытается сделать автозагрузку класса и при невозможности выдает fatal error;</text:span></text:span></text:p>
        </text:list-item>
        <text:list-item>
          <text:p text:style-name="P236"><text:span text:style-name="Выделение1"><text:span text:style-name="T72">неполное имя ф-ии и константы - он подставляет пространство имен и если не находит, то ищет в глобальном пространстве имен.</text:span></text:span></text:p>
        </text:list-item>
      </text:list>
      <text:p text:style-name="Standard"><text:span text:style-name="Выделение1"><text:span text:style-name="T81">namespace foo;</text:span></text:span></text:p>
      <text:p text:style-name="Standard"><text:span text:style-name="Выделение1"><text:span text:style-name="T81">$a = new \my\name(); // </text:span></text:span><text:span text:style-name="Выделение1"><text:span text:style-name="T83">создает</text:span></text:span><text:span text:style-name="Выделение1"><text:span text:style-name="T82"> </text:span></text:span><text:span text:style-name="Выделение1"><text:span text:style-name="T83">экземпляр</text:span></text:span><text:span text:style-name="Выделение1"><text:span text:style-name="T82"> </text:span></text:span><text:span text:style-name="Выделение1"><text:span text:style-name="T83">класса</text:span></text:span><text:span text:style-name="Выделение1"><text:span text:style-name="T82"> "my\name"</text:span></text:span></text:p>
      <text:p text:style-name="Standard"><text:span text:style-name="Выделение1"><text:span text:style-name="T81">echo \strlen('hi'); // </text:span></text:span><text:span text:style-name="Выделение1"><text:span text:style-name="T84">вызывает</text:span></text:span><text:span text:style-name="Выделение1"><text:span text:style-name="T81"> </text:span></text:span><text:span text:style-name="Выделение1"><text:span text:style-name="T84">функцию</text:span></text:span><text:span text:style-name="Выделение1"><text:span text:style-name="T81"> "strlen"</text:span></text:span></text:p>
      <text:p text:style-name="Standard"><text:span text:style-name="Выделение1"><text:span text:style-name="T72">Внутри пространства имен взаимодействия с классами, функциями, указание типа параметра функций не требует использования собственного имени пространства в имени.</text:span></text:span><text:span text:style-name="Выделение1"><text:span text:style-name="T78"><text:line-break/></text:span></text:span><text:span text:style-name="Выделение1"><text:span text:style-name="T75">namespace</text:span></text:span><text:span text:style-name="Выделение1"><text:span text:style-name="T78"> </text:span></text:span><text:span text:style-name="Выделение1"><text:span text:style-name="T75">foo</text:span></text:span><text:span text:style-name="Выделение1"><text:span text:style-name="T78">;</text:span></text:span></text:p>
      <text:p text:style-name="Standard"><text:span text:style-name="Выделение1"><text:span text:style-name="T75">class MyClass {}</text:span></text:span></text:p>
      <text:p text:style-name="Standard"><text:span text:style-name="Выделение1"><text:span text:style-name="T75">function test(MyClass $typehintexample = null) {}</text:span></text:span></text:p>
      <text:p text:style-name="Standard"><text:span text:style-name="Выделение1"><text:span text:style-name="T75">class Extended extends MyClass {}</text:span></text:span></text:p>
      <text:p text:style-name="P41"><text:span text:style-name="Выделение1"/></text:p>
      <text:p text:style-name="Standard"><text:span text:style-name="Выделение1"><text:span text:style-name="T73">Особенности</text:span></text:span><text:span text:style-name="Выделение1"><text:span text:style-name="T71">:</text:span></text:span></text:p>
      <text:list xml:id="list719065827" text:style-name="WWNum5">
        <text:list-item>
          <text:p text:style-name="P237"><text:span text:style-name="Выделение1"><text:span text:style-name="T72">константы</text:span></text:span><text:span text:style-name="Выделение1"><text:span text:style-name="T70"> NULL, TRUE, FALSE, ZEND_THREAD_SAFE </text:span></text:span><text:span text:style-name="Выделение1"><text:span text:style-name="T72">и</text:span></text:span><text:span text:style-name="Выделение1"><text:span text:style-name="T70"> ZEND_DEBUG_BUILD </text:span></text:span><text:span text:style-name="Выделение1"><text:span text:style-name="T72">нельзя</text:span></text:span><text:span text:style-name="Выделение1"><text:span text:style-name="T70"> </text:span></text:span><text:span text:style-name="Выделение1"><text:span text:style-name="T72">переопределять</text:span></text:span><text:span text:style-name="Выделение1"><text:span text:style-name="T70"> </text:span></text:span><text:span text:style-name="Выделение1"><text:span text:style-name="T72">через</text:span></text:span><text:span text:style-name="Выделение1"><text:span text:style-name="T70"> const; </text:span></text:span><text:span text:style-name="Выделение1"><text:span text:style-name="T72">Но</text:span></text:span><text:span text:style-name="Выделение1"><text:span text:style-name="T70"> </text:span></text:span><text:span text:style-name="Выделение1"><text:span text:style-name="T72">можно</text:span></text:span><text:span text:style-name="Выделение1"><text:span text:style-name="T70"> </text:span></text:span><text:span text:style-name="Выделение1"><text:span text:style-name="T72">через</text:span></text:span><text:span text:style-name="Выделение1"><text:span text:style-name="T70"> define, </text:span></text:span><text:span text:style-name="Выделение1"><text:span text:style-name="T72">следующим</text:span></text:span><text:span text:style-name="Выделение1"><text:span text:style-name="T70"> </text:span></text:span><text:span text:style-name="Выделение1"><text:span text:style-name="T72">образом</text:span></text:span><text:span text:style-name="Выделение1"><text:span text:style-name="T70">:</text:span></text:span></text:p>
        </text:list-item>
      </text:list>
      <text:p text:style-name="P174"><text:span text:style-name="Выделение1"><text:span text:style-name="T75">namespace foo;</text:span></text:span></text:p>
      <text:p text:style-name="P174"><text:span text:style-name="Выделение1"><text:span text:style-name="T76">define(__NAMESPACE__ . </text:span></text:span><text:span text:style-name="Выделение1"><text:span text:style-name="T45">'\NULL', 10, true</text:span></text:span><text:span text:style-name="Выделение1"><text:span text:style-name="T76">);</text:span></text:span></text:p>
      <text:p text:style-name="P174"><text:span text:style-name="Выделение1"><text:span text:style-name="T76">var_dump(NULL); // </text:span></text:span><text:span text:style-name="Выделение1"><text:span text:style-name="T79">покажет</text:span></text:span><text:span text:style-name="Выделение1"><text:span text:style-name="T76"> int(10)</text:span></text:span></text:p>
      <text:list xml:id="list225406973497097" text:continue-numbering="true" text:style-name="WWNum5">
        <text:list-item>
          <text:p text:style-name="P237"><text:soft-page-break/><text:span text:style-name="Выделение1"><text:span text:style-name="T72">при запросе константы в том же namespace при ее отсутствии выдастся notice, при запросе константы другого namespace будет fatal error:</text:span></text:span></text:p>
        </text:list-item>
      </text:list>
      <text:p text:style-name="P174"><text:span text:style-name="Выделение1"><text:span text:style-name="T75">namespace bar;</text:span></text:span></text:p>
      <text:p text:style-name="P174"><text:span text:style-name="Выделение1"><text:span text:style-name="T75">$a = FOO; // notice – undefined constants "FOO" assumed "FOO"<text:line-break/>$a = \FOO; // fatal error, undefined namespace constant FOO</text:span></text:span></text:p>
      <text:list xml:id="list225406979495546" text:continue-numbering="true" text:style-name="WWNum5">
        <text:list-item>
          <text:p text:style-name="P237"><text:span text:style-name="Выделение1"><text:span text:style-name="T72">Конфликт псевдонима класса другого namespace и класса текущего namespace приводит к фатальной ошибке при наличии класса и псевдонима в одном файле и приоритет псевдонима при расположении класса в отдельном файле (скорее всего это связано с тем, что действие команды use не передается к подключаемым файлам).</text:span></text:span></text:p>
        </text:list-item>
      </text:list>
      <text:p text:style-name="P174"><text:span text:style-name="Выделение1"><text:span text:style-name="T75">&lt;?php</text:span></text:span></text:p>
      <text:p text:style-name="P174"><text:span text:style-name="Выделение1"><text:span text:style-name="T75">namespace my\stuff;</text:span></text:span></text:p>
      <text:p text:style-name="P174"><text:span text:style-name="Выделение1"><text:span text:style-name="T75">class MyClass {}</text:span></text:span></text:p>
      <text:p text:style-name="P174"><text:span text:style-name="Выделение1"><text:span text:style-name="T75">?&gt;</text:span></text:span></text:p>
      <text:p text:style-name="P174"><text:span text:style-name="Выделение1"><text:span text:style-name="T75">&lt;?php<text:line-break/>namespace another;</text:span></text:span></text:p>
      <text:p text:style-name="P174"><text:span text:style-name="Выделение1"><text:span text:style-name="T75">class thing {}</text:span></text:span></text:p>
      <text:p text:style-name="P174"><text:span text:style-name="Выделение1"><text:span text:style-name="T75">?&gt;</text:span></text:span></text:p>
      <text:p text:style-name="P174"><text:span text:style-name="Выделение1"><text:span text:style-name="T75">&lt;?php<text:line-break/>namespace my\stuff;</text:span></text:span></text:p>
      <text:p text:style-name="P174"><text:span text:style-name="Выделение1"><text:span text:style-name="T75">include 'file1.php';</text:span></text:span></text:p>
      <text:p text:style-name="P174"><text:span text:style-name="Выделение1"><text:span text:style-name="T75">include 'another.php';</text:span></text:span></text:p>
      <text:p text:style-name="P174"><text:span text:style-name="Выделение1"><text:span text:style-name="T75"><text:line-break/>use another\thing as MyClass;</text:span></text:span></text:p>
      <text:p text:style-name="P174"><text:span text:style-name="Выделение1"><text:span text:style-name="T75">$a = new MyClass; // another\thing() </text:span></text:span></text:p>
      <text:h text:style-name="Heading_20_3" text:outline-level="3"><text:bookmark-start text:name="__RefHeading___Toc12165_1995911267"/>Extensions<text:bookmark-end text:name="__RefHeading___Toc12165_1995911267"/></text:h>
      <text:p text:style-name="Standard">Расширения PHP распространяются на функциональность, предлагаемую основным языком. Некоторые из них по умолчанию включены в стандартные дистрибутивы репозитория PHP. Другие расширения необходимо загружать и устанавливать вручную.</text:p>
      <text:p text:style-name="Standard">PECL — это репозиторий для расширений PHP. Он обеспечивает простой способ загрузки и установки расширений в Linux. Машины Windows должны собирать и устанавливать расширения вручную, но обычно они распространяются в скомпилированной форме, и вам просто нужно отредактировать свой INI-файл, чтобы включить их.</text:p>
      <text:p text:style-name="Standard">PECL означает библиотеку расширений PHP Extension, она имеет расширения, написанные на C, которые могут быть загружены в PHP, чтобы обеспечить дополнительную функциональность. Для установки этих расширений вам необходимы права администратора, компилятор C и связанная с ними инструментальная цепочка.</text:p>
      <text:p text:style-name="Standard">PEAR — это репозиторий PHP Extension и Application, он имеет библиотеки и код, написанный на PHP. Те, которые вы можете просто загрузить, установить и включить в свой код.</text:p>
      <text:p text:style-name="Standard"/>
      <text:p text:style-name="Standard">PHP содержит несколько расширений, которые нельзя удалить с PHP с помощью флагов компиляции. Эти расширения включают основные функции, такие как отражение (<text:span text:style-name="T16">reflection</text:span>), массивы, дату и время, SPL и математику. Вы должны быть уверены, что они будут установлены.</text:p>
      <text:p text:style-name="Standard">Расширения становятся доступными через <text:span text:style-name="T16">php</text:span>.<text:span text:style-name="T16">ini</text:span>, используя параметр <text:span text:style-name="T16">extension</text:span>:</text:p>
      <text:p text:style-name="Standard">extension=mcrypt.so;</text:p>
      <text:p text:style-name="Standard">С указанием каталога:</text:p>
      <text:p text:style-name="P27">extension_dir = "/usr/lib/php5/20121212/mcrypt.so"</text:p>
      <text:p text:style-name="Standard"><text:soft-page-break/>Различные системы могут обеспечить удобные способы установки и включения расширений. Расширения PECL можно установить с помощью утилиты командной строки pecl.</text:p>
      <text:p text:style-name="Standard">Увидеть доступные расширения можно:</text:p>
      <text:list xml:id="list3359937932" text:style-name="WWNum22">
        <text:list-item>
          <text:p text:style-name="P238">командами<text:span text:style-name="T16"> phpinfo() </text:span>или<text:span text:style-name="T16"> get_loaded_extensions().</text:span></text:p>
        </text:list-item>
        <text:list-item>
          <text:p text:style-name="P238">php -m из оболочки отобразит список установленных расширений.</text:p>
        </text:list-item>
        <text:list-item>
          <text:p text:style-name="P238">вызвав extension_loaded (). Это рекомендуется, если вы используете функцию в расширении, которое по умолчанию не загружено:</text:p>
        </text:list-item>
      </text:list>
      <text:p text:style-name="P10">if (!extension_loaded('gd')) {</text:p>
      <text:p text:style-name="P200">if (!dl('gd.so')) {</text:p>
      <text:p text:style-name="P202">exit;</text:p>
      <text:p text:style-name="P201">}</text:p>
      <text:p text:style-name="P18">}</text:p>
      <text:p text:style-name="Standard"><text:span text:style-name="T2">enable_dl</text:span> — эта директива может оказаться полезной только в PHP, используемом в качестве модуля Apache. С ее помощью можно включать динамическую подгрузку расширений посредством функции dl().</text:p>
      <text:h text:style-name="Heading_20_3" text:outline-level="3"><text:bookmark-start text:name="__RefHeading___Toc12167_1995911267"/>Config<text:bookmark-end text:name="__RefHeading___Toc12167_1995911267"/></text:h>
      <text:p text:style-name="Standard">PHP предлагает гибкую стратегию конфигурации, в соответствии с которой базовые параметры конфигурации могут быть переопределены файлами конфигурации пользователя и даже во время выполнения самим PHP.</text:p>
      <text:p text:style-name="P65">Где могут быть установлены параметры конфигурации</text:p>
      <text:p text:style-name="Standard">PHP_INI_USER<text:span text:style-name="T37"> </text:span>— значение может быть установлено в пользовательских скриптах (с помощью ini_set()) или в реестре Windows. С PHP 5.3 значение может быть установлено в .user.ini</text:p>
      <text:p text:style-name="Standard">PHP_INI_PERDIR<text:span text:style-name="T37"> </text:span>— значение может быть установлено в php.ini, .htaccess или httpd.conf (с PHP 5.3)</text:p>
      <text:p text:style-name="Standard">PHP_INI_SYSTEM<text:span text:style-name="T37"> </text:span>— значение может быть установлено в php.ini или httpd.conf.</text:p>
      <text:p text:style-name="Standard">PHP_INI_ALL<text:span text:style-name="T37"> </text:span>— значение может быть установлено отовсюду.</text:p>
      <text:p text:style-name="P65">PHP.ini</text:p>
      <text:p text:style-name="Standard">Файл PHP.ini определяет конфигурацию для каждой среды PHP. Здесь описывается, как работает PHP, например, командная оболочка, как процесс FPM, или внутри Apache2 в качестве модуля.</text:p>
      <text:p text:style-name="Standard">Каждая среда будет иметь каталог из главного каталога конфигурации, который /etc/php/7.0/ по умолчанию на Ubuntu.</text:p>
      <text:p text:style-name="Standard">Машины Windows используют реестр для хранения местоположения php.ini. Фактическое имя ключа зависит от версий PHP, но будет следовать шаблону, подобному этому: HKEY_LOCAL_MACHINE \ SOFTWARE \ PHP. Если компьютер Windows не может найти его <text:s/>местоположение, указанное в реестре, он вернется к поиску файла в нескольких местах по умолчанию, включая системный каталог Windows.</text:p>
      <text:p text:style-name="Standard">В дополнение к файлу php.ini можно указать каталог, в котором PHP будет сканировать дополнительные файлы конфигурации.</text:p>
      <text:p text:style-name="Standard">string <text:span text:style-name="T2">php_ini_scanned_files</text:span> ( void )<text:span text:style-name="T37"> </text:span>— список дополнительных ini-файлов, через запятую.</text:p>
      <text:p text:style-name="Standard">Конфигурационный файл читается всякий раз, когда запускается сервер (apache) или процесс (fpm / cli). Это означает, что если вы вносите изменения в конфигурацию PHP, вам необходимо перезагрузить сервер Apache2 или перезапустить службу fpm. Напротив, изменения в конфигурации CLI вступят в силу при следующем запуске PHP из оболочки.</text:p>
      <text:p text:style-name="Standard">В файле PHP.ini можно использовать переменные среды ОС, используя синтаксис:</text:p>
      <text:p text:style-name="Standard">; PHP_MEMORY_LIMIT берется из среды</text:p>
      <text:p text:style-name="P27">memory_limit = ${PHP_MEMORY_LIMIT}</text:p>
      <text:p text:style-name="P65"><text:soft-page-break/>Пользовательские ini-файлы</text:p>
      <text:p text:style-name="Standard">PHP проверяет эти файлы, когда он работает в режиме FastCGI (PHP 5.3+). Это тот случай, когда вы используете модуль fpm, но не в CLI или Apache2.</text:p>
      <text:p text:style-name="Standard">Сначала PHP проверяет эти файлы в каталоге, в котором работает скрипт, и работает обратно до корня документа. Корень документа настроен в вашем файле хоста и отражается в переменной $ _SERVER ['DOCUMENT_ROOT'].</text:p>
      <text:p text:style-name="Standard">Эти файлы INI переопределяют параметры в php.ini, но влияют только на параметры, помеченные как PHP_INI_PERDIR или PHP_INI_USER.</text:p>
      <text:p text:style-name="Standard">Основной файл конфигурации имеет две директивы, относящиеся к пользовательским INI-файлам. Первое, user_ini.filename, управляет именем файла, который ищет PHP. По умолчанию «.user.ini». Второй, user_ini.cache_ttl, определяет, как часто пользовательский файл считывается с диска в секундах (по умолчанию 300).</text:p>
      <text:p text:style-name="P65">Apache версия ini-файлов</text:p>
      <text:p text:style-name="Standard">Для управления пользовательскими настройками ini можно использовать .htaccess. Их ищут тем же методом, что и файлы fastcgi.</text:p>
      <text:p text:style-name="Standard">Параметр AllowOverride в конфигурации vhost со значением true в любых каталогах, в которых .htaccess будет считываться.</text:p>
      <text:p text:style-name="P69">! В скрипте можно указать в ini_set() <text:s/>- memory_limit, max_execution_time</text:p>
      <text:h text:style-name="Heading_20_3" text:outline-level="3"><text:bookmark-start text:name="__RefHeading___Toc12169_1995911267"/><text:span text:style-name="Выделение1"><text:span text:style-name="T6">Performance/bytecode caching (Производительность)</text:span></text:span><text:bookmark-end text:name="__RefHeading___Toc12169_1995911267"/></text:h>
      <text:p text:style-name="Standard"><text:span text:style-name="Выделение1">Многие проблемы производительности PHP связаны со средой развертывания.</text:span></text:p>
      <text:p text:style-name="Standard"><text:span text:style-name="Выделение1"><text:span text:style-name="T6">Одна потенциальная проблема развертывания с производительностью, которую стоит упомянуть в контексте экзамена Zend, использует расширение xdebug в производстве. Как следует из названия, это расширение предназначено для отладки и не должно быть установлено на производстве.</text:span></text:span></text:p>
      <text:p text:style-name="Standard"><text:span text:style-name="Выделение1"><text:span text:style-name="T6">Еще одна проблема, связанная с развертыванием, заключается в обновлении версии PHP. PHP постоянно совершенствует свою производительность, и неплохо было бы перенести ваш код, чтобы не отставать от новых версий PHP.</text:span></text:span></text:p>
      <text:p text:style-name="Standard"><text:span text:style-name="Выделение1"><text:span text:style-name="T6">Рассматривая производительность для исследования Zend, мы фокусируемся на управлении памятью и кеш-кодом операции (opcode cache).</text:span></text:span></text:p>
      <text:p text:style-name="Standard"><text:span text:style-name="Выделение1"><text:span text:style-name="T8">Управление памятью</text:span></text:span></text:p>
      <text:p text:style-name="Standard"><text:span text:style-name="Выделение1"><text:span text:style-name="T6">PHP использует контейнер, называемый </text:span></text:span><text:span text:style-name="Выделение1"><text:span text:style-name="T8">zval</text:span></text:span><text:span text:style-name="Выделение1"><text:span text:style-name="T6">, для хранения переменных. Контейнер zval содержит четыре части информации:</text:span></text:span></text:p>
      <text:p text:style-name="Standard"><text:span text:style-name="T2">Value</text:span><text:span text:style-name="T37"> </text:span>— значение, для которого задана переменная.</text:p>
      <text:p text:style-name="Standard"><text:span text:style-name="T2">Type</text:span><text:span text:style-name="T37"> </text:span>— тип данных переменной.</text:p>
      <text:p text:style-name="Standard"><text:span text:style-name="T2">Is_ref</text:span><text:span text:style-name="T37"> </text:span>— логическое значение, указывающее, является ли эта переменная частью ссылки. Это логическое значение помогает PHP решить, является ли конкретная переменная нормальной переменной или является ссылкой на другую переменную.</text:p>
      <text:p text:style-name="Standard"><text:span text:style-name="T2">Refcount</text:span><text:span text:style-name="T37"> </text:span>— это счетчик, который отслеживает, сколько имен переменных указывает на этот конкретный контейнер zval. Этот refcount увеличивается, когда мы объявляем новую переменную для ссылки на этот контейнер zval.</text:p>
      <text:p text:style-name="Standard">Имена переменных называются символами и хранятся в таблице символов, которая уникальна для области, в которой переменные созданы.</text:p>
      <text:p text:style-name="P65">Символы указанные на контейнеры zval</text:p>
      <text:p text:style-name="Standard">PHP имеет оптимизацию копируя значение в новый zval <text:s/>только при его изменении и изначально указывая новый символ на один и тот же контейнер zval. Этот механизм называется «копировать при записи».</text:p>
      <text:p text:style-name="P18">$a = "new string";</text:p>
      <text:p text:style-name="P18"><text:soft-page-break/>$b = $a; // переменная b указана к переменной a.</text:p>
      <text:p text:style-name="P10">xdebug_debug_zval( 'a' ); // (refcount=2, is_ref=0)='new string'</text:p>
      <text:p text:style-name="P10">xdebug_debug_zval( 'b' ); // (refcount=2, is_ref=0)='new string'</text:p>
      <text:p text:style-name="P10">// change the string and see that the refcount is reset</text:p>
      <text:p text:style-name="P10">$b = 'changed string';</text:p>
      <text:p text:style-name="P10">xdebug_debug_zval( 'a' ); // (refcount=1, is_ref=0)='new string'</text:p>
      <text:p text:style-name="P10">xdebug_debug_zval( 'b' ); // (refcount=1, is_ref=0)='changed string'</text:p>
      <text:p text:style-name="Standard">Пока не изменится значение $b, обе переменные ссылаются на один и тот же zval блок.</text:p>
      <text:p text:style-name="Standard">Массивы и объекты используют свои собственные символичные таблицы, отдельно от скалярных переменных. Они также используют zval контейнеры, но при создании массива или объекта будет создано несколько контейнеров.</text:p>
      <text:p text:style-name="P10">$arr = ['name' =&gt; 'Bob', 'age' =&gt; 23 ];</text:p>
      <text:p text:style-name="P10">xdebug_debug_zval( 'arr' ); <text:s/></text:p>
      <text:p text:style-name="Standard"><text:span text:style-name="T38">/* </text:span><text:span text:style-name="T48">Вывод</text:span></text:p>
      <text:p text:style-name="P10">arr: (refcount=1, is_ref=0)=array (</text:p>
      <text:p text:style-name="P10"><text:s text:c="8"/>'name' =&gt; (refcount=1, is_ref=0)='Bob',</text:p>
      <text:p text:style-name="Standard"><text:span text:style-name="T38"><text:s text:c="8"/></text:span><text:span text:style-name="T48">'age' =&gt; (refcount=1, is_ref=0)=23) */</text:span></text:p>
      <text:p text:style-name="Standard">Создалось три zval контейнера, один для массива и по одному для каждой переменной.</text:p>
      <text:p text:style-name="Standard">Также как для скалярных переменных если бы был третий член массива с одинаковым значением как другой член, тогда вместо создания нового zval контейнера PHP будет увеличивать refcount и указывался бы дубликат на тот же zval.</text:p>
      <text:p text:style-name="Standard">При<text:span text:style-name="T16"> </text:span>использовании<text:span text:style-name="T16"> </text:span>ссылки<text:span text:style-name="T16">:</text:span></text:p>
      <text:p text:style-name="P10">$a = 1; <text:s text:c="2"/>// $a = <text:s text:c="5"/>zval_1(value=1, refcount=1, is_ref=0)</text:p>
      <text:p text:style-name="P10">$b =&amp; $a; // $a = $b = zval_1(value=1, refcount=2, is_ref=1)</text:p>
      <text:p text:style-name="P10"/>
      <text:p text:style-name="P10">$b++; <text:s text:c="4"/>// $a = $b = zval_1(value=2, refcount=2, is_ref=1)</text:p>
      <text:p text:style-name="Standard"><text:span text:style-name="T38">// </text:span><text:span text:style-name="T48">С</text:span><text:span text:style-name="T38"> </text:span><text:span text:style-name="T48">массивом</text:span><text:span text:style-name="T38">:</text:span></text:p>
      <text:p text:style-name="P10">$a = array( 'one' );</text:p>
      <text:p text:style-name="P10">$a[] =&amp; $a;</text:p>
      <text:p text:style-name="P10">xdebug_debug_zval( 'a' );</text:p>
      <text:p text:style-name="P10">/* a: (refcount=2, is_ref=1)=array (</text:p>
      <text:p text:style-name="P10"><text:s text:c="3"/>0 =&gt; (refcount=1, is_ref=0)='one',</text:p>
      <text:p text:style-name="P10"><text:s text:c="3"/>1 =&gt; (refcount=2, is_ref=1)=...</text:p>
      <text:p text:style-name="P18">) */</text:p>
      <text:p text:style-name="Standard">Утечки памяти могут возникать, когда составной объект включает ссылку на себя в качестве члена. Это чаще встречается в случаях использования с объектами, потому что PHP всегда назначает объекты по ссылке. Возможно, например, в отношениях родитель-ребенок, которые могут быть найдены в модели ORM. </text:p>
      <text:p text:style-name="Standard">Проблема возникает, когда вы удаляете составной объект, содержащий ссылку на себя. В этом случае таблица символов очищается от ссылки на структуру zval, которая использовалась для хранения переменной. PHP не выполняет итерацию по составному объекту, потому что это приведет к рекурсии, поскольку она следует за ссылками на себя. Это означает, что элемент в переменной, которая является ссылкой на себя, не отменяется, а контейнер zval не помечен как свободный. Нет символа, указывающего на этот контейнер zval, и поэтому пользователь не может освободить память. PHP очистит эти ссылки в конце запроса.</text:p>
      <text:p text:style-name="Standard">Сборщик мусора очищает круговые ссылки, которые являются теми, где сложный объект содержит элемент, который ссылается на себя.</text:p>
      <text:p text:style-name="Standard">PHP будет инициировать сборку мусора, когда корневой буфер заполнен или когда вызывается функция gc_collect_cycles ().</text:p>
      <text:p text:style-name="Standard"><text:soft-page-break/>int <text:span text:style-name="T2">gc_collect_cycles</text:span> ( void )<text:span text:style-name="T37"> </text:span>— запускает механизм поиска циклических ссылок. Возвращает число найденных ссылок.</text:p>
      <text:p text:style-name="Standard">Сборщик мусора приведет только к замедлению, когда ему действительно нужно что-то сделать. В небольших сценариях, где нет утечки, это не приведет к снижению производительности.</text:p>
      <text:p text:style-name="Standard">Сбор мусора, вероятно, принесет пользу в долгосрочных сценариях или тех, где неоднократно создается утечка памяти, например, обработка очень большого количества записей базы данных с использованием протестированных моделей ORM.</text:p>
      <text:p text:style-name="Standard"/>
      <text:p text:style-name="P65">Кэширование Opcode</text:p>
      <text:p text:style-name="Standard">PHP скомпилирован в последовательность промежуточных команд, которые выполняются в соответствии с движком среды выполнения. Эти инструкции называются кодами операций (opcodes) или байт-кодами (bytecodes), и этот процесс происходит каждый раз при запуске скрипта.</text:p>
      <text:p text:style-name="Standard">Байт-код интерпретируется механизмом выполнения (the runtime engine); поэтому PHP предварительно скомпилирован и интерпретируется.</text:p>
      <text:p text:style-name="Standard">Кэш-код операции хранит преобразованные инструкции для скрипта. Последующие вызовы сценария не требуют интерпретации сценария перед запуском.</text:p>
      <text:p text:style-name="Standard">В 2013 году Zend внес свой оптимизационный движок в PHP. Известный как <text:span text:style-name="T2">opcache</text:span>, он находится в дистрибутивах PHP с версии 5.5 и, вероятно, является наиболее часто используемым кешем кода операции PHP.</text:p>
      <text:p text:style-name="Standard">Opcache встроен в PHP 7.1 и включен по умолчанию в настройках php.ini. <text:span text:style-name="T273">В параметре </text:span><text:span text:style-name="T62">zend_extension</text:span><text:span text:style-name="T7"> можно указать opcache расширение.</text:span></text:p>
      <text:p text:style-name="P239">zend_extension=/full/path/to/opcache.so </text:p>
      <text:p text:style-name="Standard">Обратите внимание на настройку opcache.revalidate_freq. Это определяет интервал в секундах, в течение которого PHP будет проверять изменения в исходном файле перед его перекомпиляцией. Вы можете установить значение 0, чтобы сообщить PHP, что он всегда проверяет изменения. PHP не будет сканировать файл более одного раза за запрос. В дополнение к кешу, встроенному в PHP, имеется ряд сторонних кеш-кодов операций: APC, eAccelerator, Xcache <text:s/>и т.п.</text:p>
      <text:p text:style-name="P69">!Использование кеша кода операции приводит к значительному увеличению производительности.</text:p>
      <text:h text:style-name="Heading_20_2" text:outline-level="2"><text:bookmark-start text:name="__RefHeading___Toc12171_1995911267"/><text:span text:style-name="Выделение1">Functions</text:span><text:bookmark-end text:name="__RefHeading___Toc12171_1995911267"/></text:h>
      <text:p text:style-name="Standard">Функция f() может быть внутри условного выражения и внутри другой ф-ии. Данную функцию f() нельзя вызывать, пока не сработает условное выражение и не выполнится функция, внутри которых эта функция находится.</text:p>
      <text:p text:style-name="P18">function foo() {</text:p>
      <text:p text:style-name="P18"><text:s text:c="2"/>function bar() {</text:p>
      <text:p text:style-name="P18"><text:s text:c="4"/>echo "Я не существую, пока foo не выполнится";</text:p>
      <text:p text:style-name="Standard"><text:span text:style-name="T48"><text:s text:c="2"/></text:span><text:span text:style-name="T38">}</text:span></text:p>
      <text:p text:style-name="P10">}</text:p>
      <text:p text:style-name="P10">foo();</text:p>
      <text:p text:style-name="P10">bar();</text:p>
      <text:p text:style-name="Standard"><text:span text:style-name="T16">mixed </text:span><text:span text:style-name="T18">call_user_func</text:span><text:span text:style-name="T16"> ( callable $callback [, mixed $parameter [, mixed $... ]] </text:span>)<text:span text:style-name="T37"> </text:span>— вызывает пользовательскую функцию, переданную в параметре callback.</text:p>
      <text:p text:style-name="Standard">$callback<text:span text:style-name="T37"> </text:span>— вызываемая функция типа callable.</text:p>
      <text:p text:style-name="Standard">$parameter<text:span text:style-name="T37"> </text:span>— ноль или более параметров, передаваемые в функцию.</text:p>
      <text:p text:style-name="Standard">mixed <text:span text:style-name="T2">call_user_func_array</text:span> ( callable $callback , array $param_arr )<text:span text:style-name="T37"> </text:span>— <text:s/>вызывает пользовательскую функцию с массивом параметров.</text:p>
      <text:p text:style-name="Standard"><text:soft-page-break/><text:span text:style-name="T16">mixed </text:span><text:bookmark-start text:name="__DdeLink__12999_1171729284"/><text:span text:style-name="T18">forward_static_call</text:span><text:bookmark-end text:name="__DdeLink__12999_1171729284"/><text:span text:style-name="T18"> </text:span><text:span text:style-name="T16">( callable $function [, mixed $parameter [, mixed $... ]] </text:span>)<text:span text:style-name="T37"> </text:span>— вызывает статический метод. <text:span text:style-name="T57">Эта функция должна вызываться в контексте метода и не может быть вызвана вне класса. Она использует </text:span><text:span text:style-name="T109">поз</text:span><text:span text:style-name="T22">днее</text:span><text:span text:style-name="T57"> статическое связывание.</text:span></text:p>
      <text:p text:style-name="Standard"><text:span text:style-name="T16">mixed</text:span> <text:span text:style-name="T18">forward</text:span><text:span text:style-name="T2">_</text:span><text:span text:style-name="T18">static</text:span><text:span text:style-name="T2">_</text:span><text:span text:style-name="T18">call</text:span><text:span text:style-name="T2">_</text:span><text:span text:style-name="T18">array</text:span> ( <text:span text:style-name="T16">callable</text:span> $<text:span text:style-name="T16">function</text:span> , <text:span text:style-name="T16">array</text:span> $<text:span text:style-name="T16">parameters</text:span> )<text:span text:style-name="T37"> </text:span>— вызывает статический метод и передает переменные в виде массива. <text:span text:style-name="T57">Эта функция должна вызываться в контексте метода и не может быть вызвана вне класса. Она использует познее статическое связывание.</text:span></text:p>
      <text:p text:style-name="P131">class Beer { </text:p>
      <text:p text:style-name="P131"><text:s text:c="4"/>const NAME = 'Beer!'; </text:p>
      <text:p text:style-name="P131"><text:s text:c="4"/>public static function printed(){ </text:p>
      <text:p text:style-name="P131"><text:s text:c="8"/>echo 'static Beer:NAME = '. static::NAME . PHP_EOL; </text:p>
      <text:p text:style-name="P131"><text:s text:c="4"/>} </text:p>
      <text:p text:style-name="P131">}</text:p>
      <text:p text:style-name="P131">class Ale extends Beer { </text:p>
      <text:p text:style-name="P131"><text:s text:c="4"/>const NAME = 'Ale!'; </text:p>
      <text:p text:style-name="P131"><text:s text:c="4"/>public static function printed(){ </text:p>
      <text:p text:style-name="P133"><text:s text:c="8"/>forward_static_call(array('parent','printed')); <text:s/>// Ale!</text:p>
      <text:p text:style-name="P133"><text:s text:c="8"/>call_user_func(array('parent','printed')); //Ale!</text:p>
      <text:p text:style-name="P133"><text:s text:c="8"/>forward_static_call(array('Beer','printed')); <text:s/>//Ale!</text:p>
      <text:p text:style-name="P133"><text:s text:c="8"/>call_user_func(array('Beer','printed')); <text:s/>// <text:span text:style-name="T172"><text:s/>Beer!</text:span></text:p>
      <text:p text:style-name="P131"><text:s text:c="4"/>} </text:p>
      <text:p text:style-name="P131">} </text:p>
      <text:p text:style-name="P131">Ale::printed(); </text:p>
      <text:p text:style-name="P148">mixed <text:span text:style-name="T2">func_get_arg</text:span> ( int $arg_num )<text:span text:style-name="T37"> </text:span>— <text:s/>получение аргумента под номером $arg_num. Возвращает false при ошибке. Аргументы функции считаются с нуля. Генерирует предупреждение при вызове вне определения функции, или если arg_num больше реально переданного количества аргументов.</text:p>
      <text:p text:style-name="Standard">array <text:span text:style-name="T2">func_get_args </text:span>( void ) — <text:s/>возвращает массив, содержащий аргументы функции. Генерирует предупреждение при вызове вне определения функции.</text:p>
      <text:p text:style-name="Standard"><text:span text:style-name="T2">func_get_arg и func_get_args — </text:span>внутри ф-ии могут менять значения в PHP 7 при изменении аргумента:</text:p>
      <text:p text:style-name="P10">&lt;?php</text:p>
      <text:p text:style-name="P10">function byVal($arg) {</text:p>
      <text:p text:style-name="Standard"><text:span text:style-name="T38"><text:s text:c="4"/>echo '</text:span><text:span text:style-name="T48">Передан</text:span><text:span text:style-name="T38"> <text:s text:c="9"/>: ', var_export(func_get_args()), PHP_EOL;</text:span></text:p>
      <text:p text:style-name="P10"><text:s text:c="4"/>$arg = 'baz';</text:p>
      <text:p text:style-name="Standard"><text:span text:style-name="T38"><text:s text:c="4"/>echo '</text:span><text:span text:style-name="T48">После</text:span><text:span text:style-name="T38"> </text:span><text:span text:style-name="T48">изменения</text:span><text:span text:style-name="T38"> <text:s/>: ', var_export(func_get_args()), PHP_EOL;</text:span></text:p>
      <text:p text:style-name="P10">}</text:p>
      <text:p text:style-name="P10">function byRef(&amp;$arg) {</text:p>
      <text:p text:style-name="Standard"><text:span text:style-name="T38"><text:s text:c="4"/>echo '</text:span><text:span text:style-name="T48">Передан</text:span><text:span text:style-name="T38"> <text:s text:c="9"/>: ', var_export(func_get_args()), PHP_EOL;</text:span></text:p>
      <text:p text:style-name="P10"><text:s text:c="4"/>$arg = 'baz';</text:p>
      <text:p text:style-name="Standard"><text:span text:style-name="T38"><text:s text:c="4"/>echo '</text:span><text:span text:style-name="T48">После</text:span><text:span text:style-name="T38"> </text:span><text:span text:style-name="T48">изменения</text:span><text:span text:style-name="T38"> <text:s/>: ', var_export(func_get_args()), PHP_EOL;</text:span></text:p>
      <text:p text:style-name="P10">}</text:p>
      <text:p text:style-name="P10">$arg = 'bar';</text:p>
      <text:p text:style-name="P10">byVal($arg); // PHP 5: bar, bar // PHP 7: bar, baz</text:p>
      <text:p text:style-name="P10">byRef($arg); // PHP 5: bar, baz // PHP 7: bar, baz</text:p>
      <text:p text:style-name="Standard">int <text:span text:style-name="T2">func_num_args </text:span>( void )<text:span text:style-name="T2"> — </text:span>возвращает количество аргументов, переданных функции.</text:p>
      <text:p text:style-name="Standard">bool <text:span text:style-name="T2">function_exists</text:span> ( string $function_name ) <text:span text:style-name="T2">—</text:span> возвращает TRUE, если указанная функция определена.</text:p>
      <text:p text:style-name="Standard">array <text:span text:style-name="T2">get_defined_functions</text:span> ([ bool $exclude_disabled = FALSE ] ) <text:span text:style-name="T2">—</text:span> возвращает массив всех определённых функций. <text:span text:style-name="T16">Array</text:span>( <text:s/>[<text:span text:style-name="T16">internal</text:span>] =&gt; <text:span text:style-name="T16">Array</text:span> <text:s/>() [<text:span text:style-name="T16">user</text:span>] =&gt; <text:span text:style-name="T16">Array</text:span> <text:s/>() ). <text:span text:style-name="T16">exclude</text:span>_<text:span text:style-name="T16">disabled</text:span> <text:span text:style-name="T2">—</text:span></text:p>
      <text:p text:style-name="Standard">следует ли исключать из результата отключенные функции.</text:p>
      <text:p text:style-name="Standard"><text:soft-page-break/><text:span text:style-name="T16">void </text:span><text:span text:style-name="T18">register_shutdown_function</text:span><text:span text:style-name="T16"> ( callable $callback [, mixed $parameter [, mixed $... ]] </text:span>) <text:span text:style-name="T2">—</text:span> регистрирует функцию, которая выполнится по завершении работы скрипта. Если даже время выполнения скрипта истекло, они выполнятся.</text:p>
      <text:p text:style-name="Standard"><text:span text:style-name="T16">bool </text:span><text:span text:style-name="T18">register_tick_function</text:span><text:span text:style-name="T16"> ( callable $function [, mixed $arg [, mixed $... ]] </text:span>) <text:span text:style-name="T2">— </text:span>регистрирует функцию для выполнения при каждом тике. declare(ticks=1).</text:p>
      <text:p text:style-name="Standard">void <text:span text:style-name="T2">unregister_tick_function</text:span> ( string $function_name ) <text:span text:style-name="T2">— </text:span>удаляет функцию из списка зарегистрированных для выполнения при каждом тике.</text:p>
      <text:h text:style-name="Heading_20_3" text:outline-level="3"><text:bookmark-start text:name="__RefHeading___Toc12173_1995911267"/>Arguments<text:bookmark-end text:name="__RefHeading___Toc12173_1995911267"/></text:h>
      <text:p text:style-name="Standard">Функции определяющие параметры переданные в текущую ф-ию:</text:p>
      <text:p text:style-name="Standard"><text:span text:style-name="T48">func_num_args()</text:span><text:span text:style-name="T37"> </text:span>— число параметров;</text:p>
      <text:p text:style-name="Standard"><text:span text:style-name="T48">func_get_arg(nr)</text:span> — получение аргумента под номером <text:s/>nr;</text:p>
      <text:p text:style-name="Standard"><text:span text:style-name="T48">func_get_args()</text:span> — получение массива аргументов</text:p>
      <text:p text:style-name="Standard">Даже при указании конкретного кол-ва параметров в <text:span text:style-name="T57">ф-ии</text:span> и в <text:span text:style-name="T57">методе класса</text:span>, можно передавать <text:s/>множество параметров:</text:p>
      <text:p text:style-name="P10">function foo($a) {</text:p>
      <text:p text:style-name="Standard"><text:span text:style-name="T38"><text:tab/>echo func_num_args(); // </text:span><text:span text:style-name="T48">Выведет</text:span><text:span text:style-name="T38"> </text:span><text:span text:style-name="T48">цифру</text:span><text:span text:style-name="T38"> 4 </text:span><text:span text:style-name="T48">на</text:span><text:span text:style-name="T38"> </text:span><text:span text:style-name="T48">экран</text:span></text:p>
      <text:p text:style-name="P18">}</text:p>
      <text:p text:style-name="P18">foo(1,2,3,"asd");</text:p>
      <text:p text:style-name="Standard">Значение параметра по умолчанию может быть задано в скобках при определении ф-ии, но только если это последний параметр или перед данным параметром стоит другой, имеющий значение по умолчанию. Значение параметра по умолчанию должно быть константным.</text:p>
      <text:p text:style-name="P18">function makecoffee($a = array("капуччино"), $b = NULL) {}</text:p>
      <text:p text:style-name="P18">function makecoffee($c = new Class) {} // подобный начальный параметр не разрешен</text:p>
      <text:p text:style-name="Standard">PHP 7 будет вызывать ArgumentCountError, если вы не предоставите все обязательные параметры функции.</text:p>
      <text:p text:style-name="Standard">Многоточие (…) splat operator (variadics), указанное в параметрах ф-ии, позволяет принимать любое количество параметров в виде массива. Ставится всегда последним параметром: </text:p>
      <text:p text:style-name="Standard"><text:span text:style-name="T38">function</text:span><text:span text:style-name="T48"> </text:span><text:span text:style-name="T38">sum</text:span><text:span text:style-name="T48">($</text:span><text:span text:style-name="T38">a</text:span><text:span text:style-name="T48">, ...$</text:span><text:span text:style-name="T38">numbers</text:span><text:span text:style-name="T48">) {</text:span></text:p>
      <text:p text:style-name="Standard"><text:span text:style-name="T48"><text:s text:c="4"/></text:span><text:span text:style-name="T38">echo</text:span><text:span text:style-name="T48"> $</text:span><text:span text:style-name="T38">a</text:span><text:span text:style-name="T48">;</text:span></text:p>
      <text:p text:style-name="Standard"><text:span text:style-name="T48"><text:s text:c="4"/></text:span><text:span text:style-name="T38">print</text:span><text:span text:style-name="T48">_</text:span><text:span text:style-name="T38">r</text:span><text:span text:style-name="T48">($</text:span><text:span text:style-name="T38">numbers</text:span><text:span text:style-name="T48">);</text:span></text:p>
      <text:p text:style-name="P18">}</text:p>
      <text:p text:style-name="P18">sum(1, 2, 3, 4);</text:p>
      <text:p text:style-name="Standard">Также многоточие работает в обратную сторону. Преобразуя массив или объект класса реализующий <text:s/>интерфейс Traversable в отдельные параметры:</text:p>
      <text:p text:style-name="P10">function add($a, $b) {</text:p>
      <text:p text:style-name="P10"><text:s text:c="4"/>return $a + $b;</text:p>
      <text:p text:style-name="Standard"><text:span text:style-name="T48">}<text:line-break/></text:span><text:span text:style-name="T38">echo</text:span><text:span text:style-name="T48"> </text:span><text:span text:style-name="T38">add</text:span><text:span text:style-name="T48">(...[1, 2])."\</text:span><text:span text:style-name="T38">n</text:span><text:span text:style-name="T48">";</text:span></text:p>
      <text:h text:style-name="Heading_20_3" text:outline-level="3"><text:bookmark-start text:name="__RefHeading___Toc12175_1995911267"/>Variables<text:bookmark-end text:name="__RefHeading___Toc12175_1995911267"/></text:h>
      <text:p text:style-name="Standard">Имеется возможность в PHP вызывать ф-ию или метод через переменную. Исключением являются языковые конструкции: echo, print, unset, isset, empty, include, require и подобные.</text:p>
      <text:p text:style-name="Standard">Примеры<text:span text:style-name="T16">:</text:span></text:p>
      <text:p text:style-name="P10">$func = 'foo';</text:p>
      <text:p text:style-name="P10">$func();</text:p>
      <text:p text:style-name="P10">$foo = new Foo();</text:p>
      <text:p text:style-name="P10">$funcname = "Variable";</text:p>
      <text:p text:style-name="Standard"><text:soft-page-break/><text:span text:style-name="T38">$foo-&gt;$funcname(); <text:s/>// </text:span><text:span text:style-name="T48">Обращаемся</text:span><text:span text:style-name="T38"> </text:span><text:span text:style-name="T48">к</text:span><text:span text:style-name="T38"> $foo-&gt;Variable()</text:span></text:p>
      <text:p text:style-name="P18">$variable = "Variable";</text:p>
      <text:p text:style-name="P18">Foo::$variable();</text:p>
      <text:p text:style-name="P79">Если PHP встречает имя переменной, к которой добавлены круглые скобки, то он вычисляет переменную. Затем он ищет функцию, которая имеет имя, соответствующее этой оценке. Если он находит соответствующую функцию, он выполняется; в противном случае произойдет нормальная генерация ошибок.</text:p>
      <text:p text:style-name="Standard"><text:span text:style-name="T117">С версии PHP 5.4.0, можно вызывать callable </text:span>функцию помещенную в переменную.</text:p>
      <text:p text:style-name="Standard"><text:span text:style-name="T38">$func = array("Foo", "bar"); </text:span><text:span text:style-name="T48">или</text:span><text:span text:style-name="T38"> (</text:span><text:span text:style-name="T48">для</text:span><text:span text:style-name="T38"> PHP 7.0) $func = "Foo::bar";</text:span></text:p>
      <text:p text:style-name="Standard"><text:span text:style-name="T38">$func(); // </text:span><text:span text:style-name="T48">Вызовет</text:span><text:span text:style-name="T38"> <text:s/>Foo::bar();</text:span></text:p>
      <text:p text:style-name="P10">$func = array(new Foo, "baz");</text:p>
      <text:p text:style-name="P18">$func();</text:p>
      <text:h text:style-name="Heading_20_3" text:outline-level="3"><text:bookmark-start text:name="__RefHeading___Toc12177_1995911267"/>References<text:bookmark-end text:name="__RefHeading___Toc12177_1995911267"/></text:h>
      <text:p text:style-name="Standard">Аргументы могут передаваться как по значению, так и по ссылке.</text:p>
      <text:p text:style-name="P10">function add_some_extra(&amp;$string){}</text:p>
      <text:p text:style-name="P18">add_some_extra($str); // До передачи в ф-ию переменная может быть не определена</text:p>
      <text:p text:style-name="Standard">Выражения, ф-ии и константы нельзя передавать в подобные ф-ии: <text:s/></text:p>
      <text:p text:style-name="P10">add_some_extra(bar());</text:p>
      <text:p text:style-name="P10">add_some_extra($a = 6);</text:p>
      <text:p text:style-name="P10">add_some_extra(6);</text:p>
      <text:p text:style-name="Standard">Возможна подобная конструкция:</text:p>
      <text:p text:style-name="P10">function add_some_extra(&amp;...$string){}</text:p>
      <text:p text:style-name="P10">add_some_extra($st1, $st2);</text:p>
      <text:p text:style-name="Standard">Переменные могут возвращаться по ссылке:</text:p>
      <text:p text:style-name="P10">function &amp;collector() {</text:p>
      <text:p text:style-name="P10"><text:s/>static $collection = array();</text:p>
      <text:p text:style-name="P10"><text:s/>return $collection;</text:p>
      <text:p text:style-name="P10">}<text:line-break/>$collection = &amp;collector();</text:p>
      <text:p text:style-name="P10">$collection[] = 'foo';</text:p>
      <text:p text:style-name="Standard">Два варианта использования - шаблон <text:span text:style-name="T16">Factory</text:span> и получение ресурса, такого как дескриптор файла или соединение с базой данных.</text:p>
      <text:h text:style-name="Heading_20_3" text:outline-level="3"><text:bookmark-start text:name="__RefHeading___Toc12179_1995911267"/>Returns<text:bookmark-end text:name="__RefHeading___Toc12179_1995911267"/></text:h>
      <text:p text:style-name="Standard">Использование оператора return предотвратит выполнение дополнительного кода в вашей функции. Если вы вернетесь из корневой области, ваша программа завершится.</text:p>
      <text:p text:style-name="Standard">Если return в ф-ии не указан, то возвращается NULL. Возвращены могут быть массивы, объекты, анонимные ф-ии (классы), значения переменных.</text:p>
      <text:p text:style-name="Standard">Тип<text:span text:style-name="T16"> </text:span>возвращаемого<text:span text:style-name="T16"> </text:span>значения<text:span text:style-name="T16">:</text:span></text:p>
      <text:p text:style-name="P10">function getFullName(string $firstName, string $lastName): string {</text:p>
      <text:p text:style-name="Standard"><text:span text:style-name="T38"><text:s text:c="4"/></text:span><text:span text:style-name="T48">return 123;</text:span></text:p>
      <text:p text:style-name="P18">}</text:p>
      <text:p text:style-name="Standard">Если функция возвращает null, вы можете указать, что она вернет «void» (PHP 7.1+), как в этом примере:</text:p>
      <text:p text:style-name="P10">function sayHello(): void {</text:p>
      <text:p text:style-name="P10"><text:s text:c="4"/>echo "Hello World";</text:p>
      <text:p text:style-name="P18">}</text:p>
      <text:p text:style-name="Standard">Попытка указать, что он вернет null, приведет к фатальной ошибке.</text:p>
      <text:h text:style-name="Heading_20_3" text:outline-level="3"><text:bookmark-start text:name="__RefHeading___Toc12181_1995911267"/><text:soft-page-break/>Variable Scope<text:bookmark-end text:name="__RefHeading___Toc12181_1995911267"/></text:h>
      <text:p text:style-name="Standard">1. Переменные объявленные внутри ф-ии недоступны вне её.</text:p>
      <text:p text:style-name="Standard">2. Переменные объявленные внутри ф-ии с типом static сохраняют свои значения при повторном обращении к ф-ии. Однако, при инициализации переменной можно присваивать <text:s/>значения, являющиеся результатом выражения, но нельзя использовать для этого функции. <text:span text:style-name="T85">Статические объявления вычисляются во время компиляции скрипта.</text:span></text:p>
      <text:p text:style-name="P43">function foo(){</text:p>
      <text:p text:style-name="Standard"><text:span text:style-name="T80"><text:s text:c="4"/></text:span><text:span text:style-name="T77">static</text:span><text:span text:style-name="T80"> $</text:span><text:span text:style-name="T77">int</text:span><text:span text:style-name="T80"> = 0;</text:span></text:p>
      <text:p text:style-name="Standard"><text:span text:style-name="T80"><text:s text:c="4"/></text:span><text:span text:style-name="T77">static $int = sqrt(5); // sqrt — </text:span><text:span text:style-name="T80">это</text:span><text:span text:style-name="T77"> </text:span><text:span text:style-name="T80">ф</text:span><text:span text:style-name="T77">-</text:span><text:span text:style-name="T80">ия</text:span><text:span text:style-name="T77">. </text:span><text:span text:style-name="T80">Будет</text:span><text:span text:style-name="T77"> </text:span><text:span text:style-name="T80">ошибка</text:span><text:span text:style-name="T77">.</text:span></text:p>
      <text:p text:style-name="P42"><text:s text:c="4"/>$int++;</text:p>
      <text:p text:style-name="P42"><text:s text:c="4"/>echo $int." ";</text:p>
      <text:p text:style-name="P42"><text:s text:c="4"/>if (false) {</text:p>
      <text:p text:style-name="P42"><text:s text:c="8"/>static $int = 10; </text:p>
      <text:p text:style-name="P42"><text:s text:c="4"/>}</text:p>
      <text:p text:style-name="P42">}</text:p>
      <text:p text:style-name="P42">foo(); // 11</text:p>
      <text:p text:style-name="P43">foo(); // 12</text:p>
      <text:p text:style-name="P43">foo(); // 13</text:p>
      <text:p text:style-name="Standard">При этом если первое объявление static заключить в невыполнимое условие, то $int не будет статической во время инкремента (а также появится Notice).</text:p>
      <text:p text:style-name="Standard">В методах <text:s/>static сохраняет значение переменной на уровне класса. То есть у всех объектов будет общая переменная внутри данного метода.</text:p>
      <text:p text:style-name="P10">...</text:p>
      <text:p text:style-name="P10">function foo(){</text:p>
      <text:p text:style-name="P10"><text:s text:c="4"/>static $int;</text:p>
      <text:p text:style-name="P10"><text:s text:c="4"/>$int++;</text:p>
      <text:p text:style-name="P18">...</text:p>
      <text:p text:style-name="Standard">Неинициализированная переменная $int почему-то не вызывает Notice. Инкремент выполняется, декремент оставляет пустую строку.</text:p>
      <text:p text:style-name="Standard">3. Ключевое слово global и массив $GLOBALS позволяют взаимодействовать с глобальными переменными.<text:span text:style-name="T48"><text:line-break/></text:span><text:span text:style-name="T38">$a = 1; $b = 2;</text:span></text:p>
      <text:p text:style-name="P10">function Sum() {</text:p>
      <text:p text:style-name="P10"><text:s text:c="4"/>global $a, $b;</text:p>
      <text:p text:style-name="P10"><text:s text:c="4"/>$b = $a + $b;</text:p>
      <text:p text:style-name="P10"><text:s text:c="4"/>$GLOBALS['b'] = $GLOBALS['a'] + $GLOBALS['b'];</text:p>
      <text:p text:style-name="P18">}</text:p>
      <text:p text:style-name="Standard"><text:span text:style-name="T2">!</text:span> Важно, что global и static переменные передаются по ссылкам, поэтому присваивание данным переменным другой ссылки приведет к их замене, а не изменении глобальной или статической переменной.<text:span text:style-name="T48"><text:line-break/></text:span><text:span text:style-name="T38">function</text:span><text:span text:style-name="T48"> </text:span><text:span text:style-name="T38">test</text:span><text:span text:style-name="T48">_</text:span><text:span text:style-name="T38">global</text:span><text:span text:style-name="T48">_</text:span><text:span text:style-name="T38">ref</text:span><text:span text:style-name="T48">() {</text:span></text:p>
      <text:p text:style-name="Standard"><text:span text:style-name="T48"><text:s text:c="4"/></text:span><text:span text:style-name="T38">global $obj;</text:span></text:p>
      <text:p text:style-name="P10"><text:s text:c="4"/>$a = new stdclass;</text:p>
      <text:p text:style-name="Standard"><text:span text:style-name="T38"><text:s text:c="4"/></text:span><text:span text:style-name="T48">$obj = &amp;$a; // $obj перестает ссылаться и изменять глобальную переменную и начинает ссылаться на переменную $a</text:span></text:p>
      <text:p text:style-name="P18">}</text:p>
      <text:h text:style-name="Heading_20_3" text:outline-level="3"><text:bookmark-start text:name="__RefHeading___Toc12183_1995911267"/><text:bookmark text:name="__DdeLink__401_65077565"/>Anonymous Function, closures<text:bookmark-end text:name="__RefHeading___Toc12183_1995911267"/></text:h>
      <text:p text:style-name="Standard"><text:soft-page-break/>Анонимная функция (иначе замыкание) представляет собой функцию без имени. Применяют<text:span text:style-name="T16"> </text:span>чаще<text:span text:style-name="T16"> </text:span>как<text:span text:style-name="T16"> callback-</text:span>параметры<text:span text:style-name="T16">:</text:span></text:p>
      <text:p text:style-name="P10">preg_replace_callback('/([a-z])/', function ($match) { </text:p>
      <text:p text:style-name="P10">return strtoupper($match[1]); }, $string);</text:p>
      <text:p text:style-name="Standard">Анонимная<text:span text:style-name="T16"> </text:span>ф<text:span text:style-name="T16">-</text:span>ия<text:span text:style-name="T16"> </text:span>может<text:span text:style-name="T16"> </text:span>присваиваться<text:span text:style-name="T16"> </text:span>переменным<text:span text:style-name="T16">. </text:span>Необходимо заканчивать данные присваивания точкой с запятой.</text:p>
      <text:p text:style-name="P10">$func = function($name) { echo $name." eee!!!"; };</text:p>
      <text:p text:style-name="P18">$func('Dude');</text:p>
      <text:p text:style-name="Standard">Переменные в анонимную ф-ию можно передать с помощью языковой конструкции <text:span text:style-name="T48">use</text:span>. Для версии 7.1 эти переменные не должны быть суперглобальными, или <text:span text:style-name="T48">$this</text:span>, или с тем же именем, что и параметры.</text:p>
      <text:p text:style-name="P10">$message = 5;</text:p>
      <text:p text:style-name="P10">// Раннее связывание</text:p>
      <text:p text:style-name="P10">$example = function () use ($message) { var_dump($message); };</text:p>
      <text:p text:style-name="P18">$example();</text:p>
      <text:p text:style-name="Standard">Значение переданной переменной определяется в момент задания ф-ии, а не ее вызова. Но если передача переменной происходит по ссылке, то её значение можно поменять и после задания ф-ии.</text:p>
      <text:p text:style-name="P10">$message = 5;</text:p>
      <text:p text:style-name="P10">// Позднее связывание</text:p>
      <text:p text:style-name="P10">$example = function () use (&amp;$message) { var_dump($message); };</text:p>
      <text:p text:style-name="P18">$message = 6;</text:p>
      <text:p text:style-name="P18">$example(); // Выведет (int)6</text:p>
      <text:p text:style-name="Standard">Анонимная ф-ия может вызываться не в той же ф-ии, где была объявлена. Переданные переменные через <text:span text:style-name="T48">use</text:span> сохраняются.</text:p>
      <text:p text:style-name="Standard">В методе при использовании не статичной анонимной ф-ии объект передается в параметре $this.</text:p>
      <text:p text:style-name="P69">Статические анонимные ф-ии:</text:p>
      <text:p text:style-name="P18">$func = static function() {};</text:p>
      <text:p text:style-name="Standard">В статичные анонимные ф-ии не передается параметр $this, но работает ключевое слово self.</text:p>
      <text:p text:style-name="Standard">Данный код рабочий:</text:p>
      <text:p text:style-name="Standard"><text:span text:style-name="T48">&lt;?</text:span><text:span text:style-name="T38">php</text:span></text:p>
      <text:p text:style-name="Standard"><text:span text:style-name="T38">class</text:span><text:span text:style-name="T48"> </text:span><text:span text:style-name="T38">A</text:span><text:span text:style-name="T48"> {</text:span></text:p>
      <text:p text:style-name="Standard"><text:span text:style-name="T48"><text:s text:c="4"/></text:span><text:span text:style-name="T38">static function func()</text:span></text:p>
      <text:p text:style-name="P10"><text:s text:c="4"/>{</text:p>
      <text:p text:style-name="P10"><text:s text:c="8"/>return static function() {</text:p>
      <text:p text:style-name="Standard"><text:span text:style-name="T38"><text:s text:c="12"/>echo</text:span><text:span text:style-name="T48"> "123";</text:span></text:p>
      <text:p text:style-name="P18"><text:s text:c="8"/>};</text:p>
      <text:p text:style-name="P18"><text:s text:c="4"/>}</text:p>
      <text:p text:style-name="P18">}</text:p>
      <text:p text:style-name="Standard"><text:span text:style-name="T38">A</text:span><text:span text:style-name="T48">::</text:span><text:span text:style-name="T38">func</text:span><text:span text:style-name="T48">()();</text:span></text:p>
      <text:p text:style-name="Standard">Анонимные ф-ии могут возвращать параметр по ссылке.</text:p>
      <text:p text:style-name="P10">$func = function &amp;() {};</text:p>
      <text:p text:style-name="Standard">Некоторые особенности:</text:p>
      <text:list xml:id="list1219410081" text:style-name="WWNum6">
        <text:list-item>
          <text:p text:style-name="P263">Чтобы анонимную ф-ию сделать рекурсивной можно передать значение переменной, которой присваивается данная ф-ия по ссылке через <text:span text:style-name="T48">use</text:span>.</text:p>
        </text:list-item>
        <text:list-item>
          <text:p text:style-name="P263">Ф-ию можно присваивать не только переменным, но и элементам массивов. Проблемы в вызове могут быть при присвоении ф-ии параметру объекта (не элементу массива), так как программа ожидает вызов метода, а не анонимной ф-ии (Fatal error). Решается следующим образом:</text:p>
        </text:list-item>
      </text:list>
      <text:p text:style-name="P203">&lt;?php</text:p>
      <text:p text:style-name="P203"><text:soft-page-break/>class A {</text:p>
      <text:p text:style-name="P203"><text:s text:c="4"/>public $g;</text:p>
      <text:p text:style-name="P203"><text:s text:c="4"/>public function __construct() {</text:p>
      <text:p text:style-name="P203"><text:s text:c="8"/>$this-&gt;g = function() {</text:p>
      <text:p text:style-name="P203"><text:s text:c="12"/>echo "Anonymous!";</text:p>
      <text:p text:style-name="P203"><text:s text:c="8"/>};</text:p>
      <text:p text:style-name="P203"><text:s text:c="4"/>}</text:p>
      <text:p text:style-name="P203">}</text:p>
      <text:p text:style-name="P203">$a = new a();</text:p>
      <text:p text:style-name="P203">($a-&gt;g)();</text:p>
      <text:p text:style-name="Standard">//------------------------------------------------------------//</text:p>
      <text:p text:style-name="P18">$lambda = function($a, $b) {</text:p>
      <text:p text:style-name="P18"><text:s text:c="4"/>echo $a + $b;</text:p>
      <text:p text:style-name="P18">};</text:p>
      <text:p text:style-name="P18">echo gettype($lambda); // object</text:p>
      <text:p text:style-name="P10">echo (int)is_callable($lambda); // 1</text:p>
      <text:p text:style-name="P18">echo get_class($lambda); // Closure</text:p>
      <text:p text:style-name="Standard">Функция is_callable() проверяет, является ли переменная вызываемой.</text:p>
      <text:p text:style-name="P65">Класс Closure</text:p>
      <text:p text:style-name="Standard">Данный класс используется для создания анонимных ф-ий.</text:p>
      <text:p text:style-name="Standard">1.<text:span text:style-name="T183"> Ф-ия static Closure::bind(Closure </text:span><text:span text:style-name="Source_20_Text"><text:span text:style-name="T213">$closure</text:span></text:span><text:span text:style-name="T213">, object </text:span><text:span text:style-name="Source_20_Text"><text:span text:style-name="T213">$newthis </text:span></text:span><text:span text:style-name="T213">[, mixed </text:span><text:span text:style-name="Source_20_Text"><text:span text:style-name="T213">$newscope </text:span></text:span><text:span text:style-name="T213">= "static" ]</text:span><text:span text:style-name="T183">)</text:span> дублирует замыкание с указанием конкретного связанного объекта и области видимости класса:</text:p>
      <text:p text:style-name="P10">class A {</text:p>
      <text:p text:style-name="P10"><text:s text:c="4"/>private static $sfoo = 1;</text:p>
      <text:p text:style-name="P10"><text:s text:c="4"/>private $ifoo = 2;</text:p>
      <text:p text:style-name="P10">}</text:p>
      <text:p text:style-name="P10">$cl1 = static function() {</text:p>
      <text:p text:style-name="P10"><text:s text:c="4"/>return A::$sfoo;</text:p>
      <text:p text:style-name="P10">};<text:line-break/>$cl2 = function() {</text:p>
      <text:p text:style-name="P10"><text:s text:c="4"/>return $this-&gt;ifoo;</text:p>
      <text:p text:style-name="P10">};<text:line-break/>$bcl1 = Closure::bind($cl1, null, 'A');</text:p>
      <text:p text:style-name="P10">$bcl2 = Closure::bind($cl2, new A(), 'A');</text:p>
      <text:p text:style-name="P10">echo $bcl1(), "\n"; // 1</text:p>
      <text:p text:style-name="P10">echo $bcl2(), "\n"; // 2</text:p>
      <text:p text:style-name="Standard"><text:span text:style-name="Source_20_Text"><text:span text:style-name="T188">newscope определяет область видимости ф-ии, то есть к каким protected и private элементам объекта будет иметь доступ ф-ия. В newscope можно передавать объект (при этом будет использоваться его класс).</text:span></text:span></text:p>
      <text:p text:style-name="Standard"><text:span text:style-name="T188">! Статические замыкания не могут иметь привязанный объект</text:span><text:span text:style-name="T183"> (</text:span><text:span text:style-name="Source_20_Text"><text:span text:style-name="T183">$newthis = null).</text:span></text:span></text:p>
      <text:p text:style-name="Standard"><text:span text:style-name="Source_20_Text"><text:span text:style-name="T183">! Указание $newthis = null отсоединяет ф-ию от ее текущего объекта.</text:span></text:span></text:p>
      <text:p text:style-name="Standard"><text:span text:style-name="T183">2. Ф-ия Closure::bindTo (object </text:span><text:span text:style-name="Source_20_Text"><text:span text:style-name="T183">$newthis </text:span></text:span><text:span text:style-name="T183">[, mixed </text:span><text:span text:style-name="Source_20_Text"><text:span text:style-name="T183">$newscope </text:span></text:span><text:span text:style-name="T183">= "static" ]) дублирует замыкание с указанием связанного объекта и области видимости класса:</text:span></text:p>
      <text:p text:style-name="P10">class A {</text:p>
      <text:p text:style-name="P10"><text:s text:c="4"/>function __construct($val) {</text:p>
      <text:p text:style-name="P10"><text:s text:c="8"/>$this-&gt;val = $val;</text:p>
      <text:p text:style-name="P10"><text:s text:c="4"/>}</text:p>
      <text:p text:style-name="P10"><text:s text:c="4"/>function getClosure() {</text:p>
      <text:p text:style-name="Standard"><text:span text:style-name="T38"><text:s text:c="8"/></text:span><text:span text:style-name="T48">//Возвращает замыкание, связанное с текущими </text:span></text:p>
      <text:p text:style-name="P18"><text:s text:c="8"/>// объектом и областью видимости</text:p>
      <text:p text:style-name="Standard"><text:soft-page-break/><text:span text:style-name="T48"><text:s text:c="8"/></text:span><text:span text:style-name="T38">return function() { return $this-&gt;val; };</text:span></text:p>
      <text:p text:style-name="P10"><text:s text:c="4"/>}</text:p>
      <text:p text:style-name="P10">}<text:line-break/>$ob1 = new A(1);</text:p>
      <text:p text:style-name="P10">$ob2 = new A(2);</text:p>
      <text:p text:style-name="P10">$cl = $ob1-&gt;getClosure();</text:p>
      <text:p text:style-name="P10">echo $cl(), "\n";</text:p>
      <text:p text:style-name="P10">$cl = $cl-&gt;bindTo($ob2);</text:p>
      <text:p text:style-name="P10">echo $cl(), "\n";</text:p>
      <text:p text:style-name="Standard">3. Ф-ия Closure::call(object <text:span text:style-name="Source_20_Text">$newthis [, mixed $… ]</text:span>) временно связывает замыкание с newthis, и вызывает его с заданными параметрами.</text:p>
      <text:p text:style-name="P10">Class A {</text:p>
      <text:p text:style-name="P10"><text:s text:c="4"/>protected $value = 3;</text:p>
      <text:p text:style-name="P10">}</text:p>
      <text:p text:style-name="P10">$a = new A();</text:p>
      <text:p text:style-name="P10">$func = function($b) { echo ($this-&gt;value + $b); };</text:p>
      <text:p text:style-name="P10"><text:bookmark text:name="__DdeLink__8536_2069509973"/>$func-&gt;call($a, 5);</text:p>
      <text:p text:style-name="Standard"><text:span text:style-name="T16">4. </text:span>Ф<text:span text:style-name="T16">-</text:span>ия<text:span text:style-name="T16"> static Closure::fromCallable(callable $callable) </text:span>создает<text:span text:style-name="T16"> </text:span>новую<text:span text:style-name="T16"> </text:span>анонимную<text:span text:style-name="T16"> </text:span>ф<text:span text:style-name="T16">-</text:span>ию<text:span text:style-name="T16">.</text:span></text:p>
      <text:p text:style-name="P46">&lt;?php</text:p>
      <text:p text:style-name="P46">function getName(){</text:p>
      <text:p text:style-name="P46"><text:s text:c="4"/>return $this-&gt;name;</text:p>
      <text:p text:style-name="Standard"><text:span text:style-name="T96">}</text:span><text:span text:style-name="T38"><text:line-break/></text:span><text:span text:style-name="T96">$cl1 = Closure::fromCallable("getName");</text:span></text:p>
      <text:p text:style-name="P46">$cl1();</text:p>
      <text:p text:style-name="P44">Можно анонимную ф-ию тут же вызвать.</text:p>
      <text:p text:style-name="P46">(function() {</text:p>
      <text:p text:style-name="P46"><text:s text:c="4"/>echo 'Self-executing anonymous function';</text:p>
      <text:p text:style-name="P46"><text:s text:c="4"/>echo $definedInClosure = 'Variable set';</text:p>
      <text:p text:style-name="P46">})();</text:p>
      <text:p text:style-name="Standard"><text:span text:style-name="T99">Callables </text:span><text:span text:style-name="T93">были</text:span><text:span text:style-name="T99"> </text:span><text:span text:style-name="T93">введены</text:span><text:span text:style-name="T99"> </text:span><text:span text:style-name="T93">как</text:span><text:span text:style-name="T99"> </text:span><text:span text:style-name="T93">подсказка</text:span><text:span text:style-name="T99"> </text:span><text:span text:style-name="T93">типа</text:span><text:span text:style-name="T99"> </text:span><text:span text:style-name="T93">для</text:span><text:span text:style-name="T99"> </text:span><text:span text:style-name="T93">функций</text:span><text:span text:style-name="T99"> </text:span><text:span text:style-name="T93">в</text:span><text:span text:style-name="T99"> PHP 5.4. </text:span><text:span text:style-name="T93">Callback ф-ия может быть передана в одном из следующих видов:</text:span></text:p>
      <text:list xml:id="list312786644" text:style-name="WWNum23">
        <text:list-item>
          <text:p text:style-name="P240">Встроенная анонимная функция;</text:p>
        </text:list-item>
        <text:list-item>
          <text:p text:style-name="P240">Переменная лямбда или замыкание;</text:p>
        </text:list-item>
        <text:list-item>
          <text:p text:style-name="P240">Строка, обозначающая функцию PHP (но не языковые конструкции);</text:p>
        </text:list-item>
        <text:list-item>
          <text:p text:style-name="P240">Строка, обозначающая пользовательскую функцию;</text:p>
        </text:list-item>
        <text:list-item>
          <text:p text:style-name="P240">Массив, содержащий экземпляр объекта в первом элементе, и имя строки функции для вызова во втором элементе;</text:p>
        </text:list-item>
        <text:list-item>
          <text:p text:style-name="P240">Строка, содержащая имя статического метода в классе (PHP 5.2.3+).</text:p>
        </text:list-item>
      </text:list>
      <text:p text:style-name="P45"/>
      <text:h text:style-name="Heading_20_3" text:outline-level="3"><text:bookmark-start text:name="__RefHeading___Toc12185_1995911267"/>Type Declarations<text:bookmark-end text:name="__RefHeading___Toc12185_1995911267"/></text:h>
      <text:p text:style-name="Standard">Объявление типов, также известна как подсказки для типов (type hints).</text:p>
      <text:p text:style-name="Standard">Типы бывают: название класса или интерфейса, self (Параметр должен быть экземпляром текущего класса), array, callable, bool, float, int, string, iterable (параметр должен быть либо массивом, либо объектом класса Traversable).</text:p>
      <text:p text:style-name="Standard">Если ваша функция вызывается и переданная переменная является неправильным типом, то PHP 7 будет вызывать исключение TypeError.</text:p>
      <text:p text:style-name="Standard">Подобный вызов даст ответ Fatal error, поскольку будет ожидаться объект класса boolean:<text:span text:style-name="T48"><text:line-break/></text:span><text:span text:style-name="T38">function</text:span><text:span text:style-name="T48"> </text:span><text:span text:style-name="T38">test</text:span><text:span text:style-name="T48">(</text:span><text:span text:style-name="T38">boolean</text:span><text:span text:style-name="T48"> $</text:span><text:span text:style-name="T38">param</text:span><text:span text:style-name="T48">) {}</text:span></text:p>
      <text:p text:style-name="Standard"><text:soft-page-break/><text:span text:style-name="T38">test</text:span><text:span text:style-name="T48">(</text:span><text:span text:style-name="T38">true</text:span><text:span text:style-name="T48">);</text:span></text:p>
      <text:p text:style-name="Standard">При наследовании класса от другого или использовании интерфейсов его объекты могут быть параметрами функций с указанием наименования наследуемого класса и интерфейсов:</text:p>
      <text:p text:style-name="P10">class C {}</text:p>
      <text:p text:style-name="P10">class D extends C {}</text:p>
      <text:p text:style-name="P18">function f(C $c) {}</text:p>
      <text:p text:style-name="P18">f(new D); // так будет работать.</text:p>
      <text:p text:style-name="Standard">При установке значения null по умолчанию можно передавать null-вой параметр (иначе выдавался Fatal error).</text:p>
      <text:p text:style-name="P10">class C {}</text:p>
      <text:p text:style-name="P10">function f(C $c = null) {</text:p>
      <text:p text:style-name="P10"><text:s text:c="4"/>var_dump($c);</text:p>
      <text:p text:style-name="P10">}<text:line-break/>f(new C);</text:p>
      <text:p text:style-name="Standard"><text:span text:style-name="T38">f</text:span><text:span text:style-name="T48">(</text:span><text:span text:style-name="T38">null</text:span><text:span text:style-name="T48">);</text:span></text:p>
      <text:p text:style-name="Standard"><text:span text:style-name="T38">f</text:span><text:span text:style-name="T48">();</text:span></text:p>
      <text:p text:style-name="Standard">В PHP 7.1 был введен новый способ ввода переменных подсказки, которые могут быть нулевыми (null). Можно поставить перед указанием типа вопросительный знак, чтобы указать, что переменная может быть нулевой или указанного типа.</text:p>
      <text:p text:style-name="P18">function myFunc(?MyObject $myObj) { }</text:p>
      <text:p text:style-name="P18">myFunc(null); // это сработает</text:p>
      <text:p text:style-name="Standard"><text:span text:style-name="T38">myFunc(); // </text:span><text:span text:style-name="T48">а</text:span><text:span text:style-name="T38"> </text:span><text:span text:style-name="T48">это</text:span><text:span text:style-name="T38"> </text:span><text:span text:style-name="T48">вызовет</text:span><text:span text:style-name="T38"> <text:s/>fatal error: Too few arguments</text:span></text:p>
      <text:p text:style-name="Standard">Аргумент не является необязательным; вы должны явно передать null или объект указанного типа.</text:p>
      <text:p text:style-name="Standard">Для включения строгой типизации используется конструкция declare(strict_types=1).</text:p>
      <text:p text:style-name="P10">function sum(int $a, int $b) {</text:p>
      <text:p text:style-name="Standard"><text:span text:style-name="T38"><text:s text:c="4"/></text:span><text:span text:style-name="T48">return $a + $b;</text:span></text:p>
      <text:p text:style-name="P18">}</text:p>
      <text:p text:style-name="P18">var_dump(sum(1.5, "2")); // При нестрогой типизации сработает</text:p>
      <text:p text:style-name="P18">var_dump(sum(1.5, "s")); // Даже при нестрогой типизации будет фатальная ошибка</text:p>
      <text:p text:style-name="P18">var_dump(sum(1, 2)); // Всегда сработает</text:p>
      <text:p text:style-name="Standard">Для возвращаемого значения также можно указать тип.</text:p>
      <text:p text:style-name="P10">&lt;?php</text:p>
      <text:p text:style-name="P10">function sum($a, $b): float {</text:p>
      <text:p text:style-name="P10"><text:s text:c="4"/>return $a + $b;</text:p>
      <text:p text:style-name="P10">}</text:p>
      <text:h text:style-name="P199" text:outline-level="2"><text:bookmark-start text:name="__RefHeading___Toc12187_1995911267"/>String &amp; Patterns<text:bookmark-end text:name="__RefHeading___Toc12187_1995911267"/></text:h>
      <text:p text:style-name="Standard"><text:bookmark text:name="_GoBack"/>Строки PHP представляют собой последовательность байтов и не содержат никакой информации о том, как эти байты должны быть переведены в символы. PHP хранит длину строки вместе с ее содержимым и не полагается на завершающий символ, чтобы обозначить конец строки. Это помогает сделать строки бинарными безопасными, поскольку нулевые символы в строке не вызовут путаницы. В 32-битных системах строка может достигать 2 ГБ. Нет особого ограничения на то, какой длины может быть строка в 64-битной системе PHP.</text:p>
      <text:p text:style-name="Standard">string <text:span text:style-name="T2">strtoupper</text:span> ( string $string ) <text:span text:style-name="Выделение1"><text:span text:style-name="T6">— п</text:span></text:span>реобразует строку в верхний регистр</text:p>
      <text:p text:style-name="Standard">string <text:span text:style-name="T2">strtolower</text:span> ( string $string ) <text:span text:style-name="Выделение1"><text:span text:style-name="T6">— п</text:span></text:span>реобразует строку в нижний регистр</text:p>
      <text:p text:style-name="Standard">string <text:span text:style-name="T2">trim</text:span> ( string $str [, string $character_mask = " \t\n\r\0\x0B" ] ) <text:span text:style-name="Выделение1"><text:span text:style-name="T6">— удаляет символы по краям</text:span></text:span></text:p>
      <text:p text:style-name="Standard"><text:span text:style-name="T2">rtrim</text:span><text:span text:style-name="T154"> (</text:span><text:span text:style-name="T2">chop</text:span><text:span text:style-name="T154"> </text:span><text:span text:style-name="Выделение1"><text:span text:style-name="T11">—</text:span></text:span><text:span text:style-name="T154"> псевдоним)</text:span>, <text:span text:style-name="T2">ltrim</text:span><text:span text:style-name="T154"> </text:span><text:span text:style-name="Выделение1"><text:span text:style-name="T11">— справа, слева</text:span></text:span></text:p>
      <text:p text:style-name="Standard"><text:soft-page-break/>string <text:span text:style-name="T2">str_pad</text:span> ( string $input , int $pad_length [, string $pad_string = " " [, int $pad_type = STR_PAD_RIGHT ]] ) <text:span text:style-name="Выделение1"><text:span text:style-name="T11">— возвращает строку input, дополненную слева, справа или с обеих сторон (STR_PAD_BOTH) до заданной длины. Если необязательный аргумент pad_string не передан, то input будет дополнен пробелами, иначе он будет дополнен символами из pad_string до нужной длины.</text:span></text:span></text:p>
      <text:p text:style-name="Standard"><text:span text:style-name="Выделение1"><text:span text:style-name="T52">$input = "Alien";</text:span></text:span></text:p>
      <text:p text:style-name="Standard"><text:span text:style-name="Выделение1"><text:span text:style-name="T52">echo str_pad($input, 10); <text:s text:c="21"/>// выводит "Alien <text:s text:c="4"/>"</text:span></text:span></text:p>
      <text:p text:style-name="Standard"><text:span text:style-name="Выделение1"><text:span text:style-name="T52">echo str_pad($input, 10, "-=", STR_PAD_LEFT); <text:s/>// выводит "-=-=-Alien"</text:span></text:span></text:p>
      <text:p text:style-name="Standard">string <text:span text:style-name="T2">ucfirst</text:span> ( string $str )<text:bookmark-start text:name="__DdeLink__9403_1890303994"/> <text:span text:style-name="Выделение1"><text:span text:style-name="T11">— п</text:span></text:span><text:bookmark-end text:name="__DdeLink__9403_1890303994"/>реобразует первый символ строки в верхний регистр. </text:p>
      <text:p text:style-name="Standard">string <text:span text:style-name="T2">lcfirst</text:span> ( string $str ) <text:span text:style-name="Выделение1"><text:span text:style-name="T11">—</text:span></text:span> преобразует в нижний регистр.</text:p>
      <text:p text:style-name="Standard">string <text:span text:style-name="T2">ucwords</text:span> ( string $str [, string $delimiters = " \t\r\n\f\v" ] ) <text:span text:style-name="Выделение1"><text:span text:style-name="T11">— п</text:span></text:span>реобразует первый символ каждого слова в верхний регистр.</text:p>
      <text:p text:style-name="Standard">string <text:span text:style-name="T2">strrev</text:span> ( string $string ) <text:span text:style-name="Выделение1"><text:span text:style-name="T11">—</text:span></text:span> переворачиваем строку задом наперед.</text:p>
      <text:p text:style-name="Standard">string <text:span text:style-name="T2">md5</text:span> ( string $str [, bool $raw_output = FALSE ] ) <text:span text:style-name="Выделение1"><text:span text:style-name="T11">—</text:span></text:span> вычисляет MD5-хеш строки $str (32 символа шестнадцатеричного числа). Если необязательный аргумент raw_output имеет значение TRUE, то возвращается бинарная строка из 16 символов.</text:p>
      <text:p text:style-name="Standard">string<text:span text:style-name="T2"> md5_file</text:span> ( string $filename [, bool $raw_output = FALSE ] ) <text:span text:style-name="Выделение1"><text:span text:style-name="T11">—</text:span></text:span> возвращает MD5-хеш файла.</text:p>
      <text:p text:style-name="Standard"><text:span text:style-name="T2">sha1</text:span> и <text:span text:style-name="T2">sha1_file </text:span><text:span text:style-name="Выделение1"><text:span text:style-name="T11">—также как и md5, но хэш из 40 и 20 символов.</text:span></text:span></text:p>
      <text:p text:style-name="Standard">string <text:span text:style-name="T2">wordwrap</text:span> ( string $str [, int $width = 75 [, string $break = "\n" [, bool $cut = FALSE ]]] ) <text:span text:style-name="Выделение1"><text:span text:style-name="T11">—</text:span></text:span> переносит строку по указанному количеству символов. $width <text:span text:style-name="Выделение1"><text:span text:style-name="T11">— кол-во символов, по которым строка будет перенесена. $break — символ переноса. $cut <text:s/>— если true, то обрезает длинные слова до длины строки.</text:span></text:span></text:p>
      <text:p text:style-name="Standard"><text:span text:style-name="Выделение1"><text:span text:style-name="T11">int </text:span></text:span><text:span text:style-name="Выделение1"><text:span text:style-name="T8">strlen</text:span></text:span><text:span text:style-name="Выделение1"><text:span text:style-name="T11"> ( string $string ) — длина строки.</text:span></text:span></text:p>
      <text:p text:style-name="Standard"><text:span text:style-name="Выделение1"><text:span text:style-name="T11">string </text:span></text:span><text:span text:style-name="Выделение1"><text:span text:style-name="T8">addslashes</text:span></text:span><text:span text:style-name="Выделение1"><text:span text:style-name="T11"> ( string $str ) — возвращает строку с обратным слешем перед символами, которые нужно экранировать: одинарная кавычка ('), двойная кавычка ("), обратный слеш (\), NUL (байт NULL)</text:span></text:span></text:p>
      <text:p text:style-name="Standard"><text:span text:style-name="Выделение1"><text:span text:style-name="T11">string </text:span></text:span><text:span text:style-name="Выделение1"><text:span text:style-name="T8">stripslashes</text:span></text:span><text:span text:style-name="Выделение1"><text:span text:style-name="T11"> ( string $str ) — удаляет экранирующие символы. Если есть двойной слэш, то он превратится в одинарный.</text:span></text:span></text:p>
      <text:p text:style-name="Standard"><text:span text:style-name="Выделение1"><text:span text:style-name="T11">string </text:span></text:span><text:span text:style-name="Выделение1"><text:span text:style-name="T8">addcslashes</text:span></text:span><text:span text:style-name="Выделение1"><text:span text:style-name="T11"> ( string $str , string $charlist ) — экранирует cтроку слешами в стиле языка C. Возвращает строку, экранированную обратными слешами перед символами, указанными в параметре charlist. Можно задавать диапазон «..». Например: <text:s/>'A..z'.</text:span></text:span></text:p>
      <text:p text:style-name="Standard"><text:span text:style-name="Выделение1"><text:span text:style-name="T11">string </text:span></text:span><text:span text:style-name="Выделение1"><text:span text:style-name="T8">stripcslashes</text:span></text:span><text:span text:style-name="Выделение1"><text:span text:style-name="T11"> ( string $str ) — удаляет экранирующие обратные слеши. Распознает экранирование в стиле C (\n, \r ..., восьмеричное и шестнадцатеричное представление).</text:span></text:span></text:p>
      <text:p text:style-name="Standard"><text:span text:style-name="Выделение1"><text:span text:style-name="T11">string </text:span></text:span><text:span text:style-name="Выделение1"><text:span text:style-name="T8">strip_tags</text:span></text:span><text:span text:style-name="Выделение1"><text:span text:style-name="T11"> ( string $str [, string $allowable_tags ] ) — удаляет теги HTML и PHP из строки. $allowable_tags — необязательный параметр может быть использован для указания тегов, которые не нужно удалять.</text:span></text:span></text:p>
      <text:p text:style-name="Standard"><text:span text:style-name="Выделение1"><text:span text:style-name="T52">strip_tags($input, '&lt;br&gt;');</text:span></text:span></text:p>
      <text:p text:style-name="Standard"><text:span text:style-name="Выделение1"><text:span text:style-name="T11">mixed </text:span></text:span><text:span text:style-name="Выделение1"><text:span text:style-name="T8">str_word_count</text:span></text:span><text:span text:style-name="Выделение1"><text:span text:style-name="T11"> ( string $string [, int $format = 0 [, string $charlist ]] ) — подсчитывает количество слов, входящих в строку string. Для этой функции "слово" обозначает строку с алфавитными символами, зависящую от локали, которая также может содержать символы "'" и "-", но не может начинаться с них. $format — 0,1 (возвращает массив слов), 2 (ключами массива будут номера позиций в строке). Charlist список дополнительных символов, которые будут рассматриваться как часть "слово".</text:span></text:span></text:p>
      <text:p text:style-name="Standard"><text:span text:style-name="Выделение1"><text:span text:style-name="T11">string </text:span></text:span><text:span text:style-name="Выделение1"><text:span text:style-name="T8">str_shuffle</text:span></text:span><text:span text:style-name="Выделение1"><text:span text:style-name="T11"> ( string $str ) — переставляет символы в строке случайным образом.</text:span></text:span></text:p>
      <text:p text:style-name="Standard"><text:span text:style-name="Выделение1"><text:span text:style-name="T11">string </text:span></text:span><text:span text:style-name="Выделение1"><text:span text:style-name="T8">str_rot13</text:span></text:span><text:span text:style-name="Выделение1"><text:span text:style-name="T11"> ( string $str ) — сдвигается каждая латинская буква на 13 позиций в алфавите, остальные символы не изменяются.</text:span></text:span></text:p>
      <text:p text:style-name="Standard"><text:soft-page-break/><text:span text:style-name="Выделение1"><text:span text:style-name="T11">string </text:span></text:span><text:span text:style-name="Выделение1"><text:span text:style-name="T8">str_repeat</text:span></text:span><text:span text:style-name="Выделение1"><text:span text:style-name="T11"> ( string $input , int $multiplier ) — возвращает строку input, повторенную multiplier раз.</text:span></text:span></text:p>
      <text:p text:style-name="Standard"><text:span text:style-name="Выделение1"><text:span text:style-name="T11">array </text:span></text:span><text:span text:style-name="Выделение1"><text:span text:style-name="T8">str_getcsv</text:span></text:span><text:span text:style-name="Выделение1"><text:span text:style-name="T11"> ( string $input [, string $delimiter = "," [, string $enclosure = '"' [, string $escape = "\\" ]]] ) — данная функция выполняет разбор строки в формате CSV и возвращает массив с полученными из строки полями. $delimiter — разделитель поля. $enclosure — символ ограничителя поля. $escape — экранирующий символ.</text:span></text:span></text:p>
      <text:p text:style-name="Standard"><text:span text:style-name="Выделение1"><text:span text:style-name="T11">void </text:span></text:span><text:span text:style-name="Выделение1"><text:span text:style-name="T8">parse_str </text:span></text:span><text:span text:style-name="Выделение1"><text:span text:style-name="T11">( string $encoded_string [, array &amp;$result ] ) — разбирает строку encoded_string, которая должна иметь формат строки запроса URL и присваивает значения переменным в текущем контексте (или заносит в массив, если задан параметр result).</text:span></text:span></text:p>
      <text:p text:style-name="Standard"><text:span text:style-name="Выделение1"><text:span text:style-name="T11">string </text:span></text:span><text:span text:style-name="Выделение1"><text:span text:style-name="T8">nl2br</text:span></text:span><text:span text:style-name="Выделение1"><text:span text:style-name="T11"> ( string $string [, bool $is_xhtml = TRUE ] ) — возвращает строку string, в которой перед каждым переводом строки (\r\n, \n\r, \n и \r) вставлен &lt;br /&gt; или &lt;br&gt;. $is_xhtml — использовать ли совместимые с XHTML переводы строк или нет.</text:span></text:span></text:p>
      <text:p text:style-name="Standard"><text:span text:style-name="Выделение1"><text:span text:style-name="T11">string </text:span></text:span><text:span text:style-name="Выделение1"><text:span text:style-name="T8">htmlspecialchars</text:span></text:span><text:span text:style-name="Выделение1"><text:span text:style-name="T11"> ( string $string [, int $flags = ENT_COMPAT | ENT_HTML401 [, string $encoding = ini_get("default_charset") [, bool $double_encode = TRUE ]]] ) — преобразует специальные символы в HTML-сущности. &amp; (амперсанд) в &amp;amp; &lt; (меньше) в &amp;lt; &gt; (больше) в &amp;gt; <text:s/>"(двойные кавычки) в &amp;quot; и ' (одинарные кавычки) в &amp;#039;. Если параметр double_encode выключен, то PHP не будет преобразовывать существующие html-сущности. По умолчанию преобразуется все без ограничений.</text:span></text:span></text:p>
      <text:p text:style-name="Standard"><text:span text:style-name="Выделение1"><text:span text:style-name="T11">string </text:span></text:span><text:span text:style-name="Выделение1"><text:span text:style-name="T8">htmlspecialchars_decode</text:span></text:span><text:span text:style-name="Выделение1"><text:span text:style-name="T11"> ( string $string [, int $flags = ENT_COMPAT | ENT_HTML401 ] ) — преобразует специальные HTML-сущности обратно в соответствующие символы. Эта функция является антиподом htmlspecialchars().</text:span></text:span></text:p>
      <text:p text:style-name="Standard"><text:span text:style-name="Выделение1"><text:span text:style-name="T11">string </text:span></text:span><text:span text:style-name="Выделение1"><text:span text:style-name="T8">htmlentities </text:span></text:span><text:span text:style-name="Выделение1"><text:span text:style-name="T11">— эта функция идентична htmlspecialchars() за исключением того, что htmlentities() преобразует все символы в соответствующие HTML-сущности (для тех символов, для которых HTML-сущности существуют).</text:span></text:span></text:p>
      <text:p text:style-name="Standard"><text:span text:style-name="Выделение1"><text:span text:style-name="T11">string </text:span></text:span><text:span text:style-name="Выделение1"><text:span text:style-name="T8">html_entity_decode</text:span></text:span><text:span text:style-name="Выделение1"><text:span text:style-name="T11"> ( string $string [, int $flags = ENT_COMPAT | ENT_HTML401 [, string $encoding = ini_get("default_charset") ]] )</text:span></text:span><text:bookmark-start text:name="__DdeLink__13206_1696797711"/><text:span text:style-name="Выделение1"><text:span text:style-name="T11"> — </text:span></text:span><text:bookmark-end text:name="__DdeLink__13206_1696797711"/><text:span text:style-name="Выделение1"><text:span text:style-name="T11">html_entity_decode() является противоположностью функции htmlentities(). Она преобразует HTML-сущности в строке string в соответствующие им символы.</text:span></text:span></text:p>
      <text:p text:style-name="Standard"><text:span text:style-name="Выделение1"><text:span text:style-name="T8">get_html_translation_table</text:span></text:span><text:span text:style-name="Выделение1"><text:span text:style-name="T11">([ int $table = HTML_SPECIALCHARS [, int $flags = ENT_COMPAT | ENT_HTML401 [, string $encoding = "UTF-8" ]]]) — возвращает таблицу преобразований, используемую функциями htmlspecialchars() и htmlentities(). HTML_ENTITIES — для <text:s/></text:span></text:span><text:span text:style-name="Выделение1"><text:span text:style-name="T8">htmlentities</text:span></text:span></text:p>
      <text:h text:style-name="P205" text:outline-level="3"><text:bookmark-start text:name="__RefHeading___Toc12189_1995911267"/>Quoting<text:bookmark-end text:name="__RefHeading___Toc12189_1995911267"/></text:h>
      <text:p text:style-name="Standard">В <text:span text:style-name="T16">PHP</text:span> строки могут иметь как простой (<text:span text:style-name="T16">simple</text:span>), так и составной (<text:span text:style-name="T16">complex</text:span>) тип. Разница в том, что составные строки “в двойных кавычках” могут содержать управляющие символы и переменные. Простые строки записываются <text:span text:style-name="T16">‘</text:span>в одинарных кавычках<text:span text:style-name="T16">’</text:span>. </text:p>
      <text:p text:style-name="P10">$name = 'Bob';</text:p>
      <text:p text:style-name="P10">$a = 'Hello $name\n'; // Hello $name\n</text:p>
      <text:p text:style-name="P10">$b = "Hello $name\n"; // Hello Bob</text:p>
      <text:p text:style-name="P27">При использовании простых строк, которые не оцениваются, нужно завершить строку и связать переменную с ней.</text:p>
      <text:p text:style-name="P27">Имена переменных помечены символом $ в PHP. Когда синтаксический анализатор встречает один в строке, он попытается сформировать имя переменной, добавив столько буквенно-цифровых символов, сколько возможно, чтобы создать допустимое имя переменной.</text:p>
      <text:p text:style-name="P10">$b = "Hello $123\n"; // Hello $123</text:p>
      <text:p text:style-name="P10">$b = "Hello $b123\n"; // Notice Undefined variable: b123</text:p>
      <text:p text:style-name="P80">Можно включить синтаксис массива и объекта с двойными кавычками:</text:p>
      <text:p text:style-name="P10"><text:soft-page-break/>echo "$dogfood[0]"; </text:p>
      <text:p text:style-name="P10">echo "$catfood-&gt;favorite";</text:p>
      <text:p text:style-name="P80">PHP позволяет использовать фигурные скобки для явного указания парсеру, что часть строки должна быть оценена.</text:p>
      <text:p text:style-name="P10">$burger = "Cheeseburger";</text:p>
      <text:p text:style-name="P10">echo "I can haz {$burger}"; <text:s text:c="8"/>// I can haz Cheeseburger</text:p>
      <text:p text:style-name="P10">echo "I can haz ${burger}"; <text:s text:c="8"/>// I can haz Cheeseburger</text:p>
      <text:p text:style-name="P10">echo "I can haz $burgers"; <text:s text:c="11"/>// no variable $burgers</text:p>
      <text:p text:style-name="P10">echo "I can haz {$burger }s"; <text:s text:c="9"/>// I can haz Cheeseburgers</text:p>
      <text:p text:style-name="Standard"><text:bookmark-start text:name="__DdeLink__13143_2625168086"/><text:span text:style-name="T38">echo "I can haz { $burger }"; </text:span><text:bookmark-end text:name="__DdeLink__13143_2625168086"/><text:span text:style-name="T38"><text:s text:c="8"/>// I can haz { Cheeseburger }</text:span></text:p>
      <text:p text:style-name="P80">!Нельзя оставлять пробел между скобкой и переменной.</text:p>
      <text:p text:style-name="P10">$catfood = new stdClass();</text:p>
      <text:p text:style-name="P10">$catfood-&gt;name = "Cheeseburgers";</text:p>
      <text:p text:style-name="P10">$cat = new stdClass();</text:p>
      <text:p text:style-name="P10">$cat-&gt;canhaz = [$catfood];</text:p>
      <text:p text:style-name="P10">echo "$cat-&gt;canhaz[0]-&gt;name"; <text:s text:c="6"/>// Notice: array to string conversion</text:p>
      <text:p text:style-name="P10">echo "{$cat-&gt;canhaz[0]-&gt;name}"; <text:s text:c="4"/>// Cheeseburgers</text:p>
      <text:p text:style-name="P80">После кострукции $cat→canhaz квадратные скобки не воспринимаются как часть названия переменной. Фигурные скобки более точно обозначают границу переменной.</text:p>
      <text:p text:style-name="P10">$str = 'trd';</text:p>
      <text:p text:style-name="P10">$trd = 'ok';</text:p>
      <text:p text:style-name="P10">echo "I'm {$$str}"; // I'm ok</text:p>
      <text:p text:style-name="P10">echo "I'm ${$str}"; // I'm ok</text:p>
      <text:p text:style-name="P10">echo "I'm $$str"; // I'm $trd</text:p>
      <text:p text:style-name="P81">Сложное обращение к переменным нужно писать через фигурные скобки. $cat→canhaz→name, $cat[0][0] и подобное в двойных кавычках не прочитается.</text:p>
      <text:p text:style-name="P82">Управляющие символы</text:p>
      <text:p text:style-name="P80">Управляющие символы отмечены обратным слэшем, за которым следует код. Использование обратного слэша, за которым следует что-либо, кроме символа управления, приведет к отображению обратной косой черты.</text:p>
      <text:p text:style-name="P10">echo "Hello \World"; // Hello \World</text:p>
      <text:p text:style-name="P80">\n <text:tab/><text:tab/><text:tab/>Перенос строки (Line feed)</text:p>
      <text:p text:style-name="P80">\r <text:tab/><text:tab/><text:tab/>Возврат каретки(Carriage return)</text:p>
      <text:p text:style-name="P80">\t <text:tab/><text:tab/><text:tab/>Tab</text:p>
      <text:p text:style-name="P80">\v <text:tab/><text:tab/><text:tab/>Vertical tab</text:p>
      <text:p text:style-name="P80">\e <text:tab/><text:tab/><text:tab/>Escape</text:p>
      <text:p text:style-name="P80">\f <text:tab/><text:tab/><text:tab/>Разрыв страницы (Form feed)</text:p>
      <text:p text:style-name="P80">\\ <text:tab/><text:tab/><text:tab/>Бэкслэш</text:p>
      <text:p text:style-name="P80">\$ <text:tab/><text:tab/><text:tab/>Символ доллара</text:p>
      <text:p text:style-name="P80">\[0-7]{1,3}<text:tab/><text:tab/>Последовательности, соответствующие этому регулярному выражению, <text:tab/><text:tab/><text:tab/>представлены в восьмеричной нотации</text:p>
      <text:p text:style-name="P80">\x[0-9A-Fa-f]{1,2} <text:tab/>Соответствующие последовательности представлены в шестнадцатеричной <text:tab/><text:tab/><text:tab/>форме</text:p>
      <text:p text:style-name="Standard"><text:span text:style-name="T120">\u{{0-9a-f}{1,6}} <text:tab/>Соответствующие последовательности представляют собой кодовое <text:tab/><text:tab/><text:tab/>обозначение Unicode, которое будет выводиться в строку, поскольку это <text:tab/><text:tab/><text:tab/>кодовое обозначение UTF-8. </text:span><text:span text:style-name="T158">Пример</text:span><text:span text:style-name="T160"> "\u{1F602}";</text:span></text:p>
      <text:h text:style-name="P205" text:outline-level="3"><text:bookmark-start text:name="__RefHeading___Toc12191_1995911267"/>Matching<text:bookmark-end text:name="__RefHeading___Toc12191_1995911267"/></text:h>
      <text:p text:style-name="P179"><text:soft-page-break/>Вместо использования алфавитной сортировки PHP использует значение ASCII символа для сравнения. Строчные буквы имеют более высокое значение ASCII, чем прописные, поэтому вы можете иметь ситуацию, когда строчные буквы помещаются после прописных, например: </text:p>
      <text:p text:style-name="P182">"PHP" &lt; "developer"</text:p>
      <text:p text:style-name="P179">При сравнении строки с числом:</text:p>
      <text:p text:style-name="P182">"12 sdf" == 12.00 // true</text:p>
      <text:p text:style-name="P179">int <text:span text:style-name="T2">strcmp</text:span> ( string $str1 , string $str2 ) <text:span text:style-name="Выделение1"><text:span text:style-name="T6">— бинарно-безопасное сравнение строк. Учитывает регистр символов. Возвращает отрицательное число, если str1 меньше str2, положительное число, если str1 больше str2, и 0, если строки равны. (Вмето этой ф-ии можно использовать spaceship &lt;=&gt;)</text:span></text:span></text:p>
      <text:p text:style-name="P179"><text:span text:style-name="Выделение1"><text:span text:style-name="T53">strcmp("5", 5) // 0</text:span></text:span></text:p>
      <text:p text:style-name="P179"><text:span text:style-name="Выделение1"><text:span text:style-name="T6">int </text:span></text:span><text:span text:style-name="Выделение1"><text:span text:style-name="T8">strcasecmp</text:span></text:span><text:span text:style-name="Выделение1"><text:span text:style-name="T6"> ( string $str1 , string $str2 ) — бинарно-безопасное сравнение строк без учета регистра. </text:span></text:span></text:p>
      <text:p text:style-name="P179"><text:span text:style-name="Выделение1"><text:span text:style-name="T6">Функции </text:span></text:span><text:span text:style-name="Выделение1"><text:span text:style-name="T8">strncmp</text:span></text:span><text:span text:style-name="Выделение1"><text:span text:style-name="T6"> ( string $str1 , string $str2, int $len) и </text:span></text:span><text:span text:style-name="Выделение1"><text:span text:style-name="T8">strncasecmp</text:span></text:span><text:span text:style-name="Выделение1"><text:span text:style-name="T6"> ( string $str1 , string $str2, int $len) могут использоваться для сравнения первых $len символов двух строк.</text:span></text:span></text:p>
      <text:p text:style-name="P179"><text:span text:style-name="Выделение1"><text:span text:style-name="T6">int </text:span></text:span><text:span text:style-name="Выделение1"><text:span text:style-name="T8">strnatcmp</text:span></text:span><text:span text:style-name="Выделение1"><text:span text:style-name="T6"> ( string $str1 , string $str2 ) — сравнение строк с использованием алгоритма "natural order"</text:span></text:span></text:p>
      <text:p text:style-name="P179"><text:span text:style-name="Выделение1"><text:span text:style-name="T6">int </text:span></text:span><text:span text:style-name="Выделение1"><text:span text:style-name="T8">strnatcasecmp</text:span></text:span><text:span text:style-name="Выделение1"><text:span text:style-name="T6"> ( string $str1 , string $str2 ) — сравнение строк без учета регистра с использованием алгоритма "natural order".</text:span></text:span></text:p>
      <text:p text:style-name="P179"><text:span text:style-name="Выделение1"><text:span text:style-name="T6">int </text:span></text:span><text:span text:style-name="Выделение1"><text:span text:style-name="T8">strcoll</text:span></text:span><text:span text:style-name="Выделение1"><text:span text:style-name="T6"> ( string $str1 , string $str2 ) — сравнение строк с учетом текущей локали. Функция учитывает регистр символов, и в отличие от strcmp(), не безопасна для обработки данных в двоичной форме.</text:span></text:span></text:p>
      <text:p text:style-name="P179"><text:span text:style-name="Выделение1"><text:span text:style-name="T6">int </text:span></text:span><text:span text:style-name="Выделение1"><text:span text:style-name="T8">similar_text</text:span></text:span><text:span text:style-name="Выделение1"><text:span text:style-name="T6"> ( string $first , string $second [, float &amp;$percent ] ) — вычисляет степень похожести двух строк. Возвращается количество совпадающих символов в двух строках. Количество совпадающих символов вычисляется путем нахождения самой длинной первой общей подстроки, а затем делает это для префиксов и суффиксов рекурсивно. Добавляются длины всех найденных общих подстрок. $percent — сходство в процентах. similar_text($a, $b) != similar_text($b, $a):</text:span></text:span></text:p>
      <text:p text:style-name="P179"><text:span text:style-name="Выделение1"><text:span text:style-name="T53">$sim = similar_text('bafoobar', 'bfoobr', $perc);</text:span></text:span></text:p>
      <text:p text:style-name="P179"><text:span text:style-name="Выделение1"><text:span text:style-name="T53">echo "сходство: $sim ($perc %)\n"; // сходство: 6 (85.714285714286 %)</text:span></text:span></text:p>
      <text:p text:style-name="P179"><text:span text:style-name="Выделение1"><text:span text:style-name="T53">$sim = similar_text('barfoo', 'bafoobar', $perc);</text:span></text:span></text:p>
      <text:p text:style-name="P179"><text:span text:style-name="Выделение1"><text:span text:style-name="T53">echo "сходство: $sim ($perc %)\n"; // сходство: 3 (42.857142857143 %)</text:span></text:span></text:p>
      <text:p text:style-name="P179"><text:span text:style-name="Выделение1"><text:span text:style-name="T6">int </text:span></text:span><text:span text:style-name="Выделение1"><text:span text:style-name="T8">levenshtein</text:span></text:span><text:span text:style-name="Выделение1"><text:span text:style-name="T6"> ( string $str1 , string $str2 )</text:span></text:span></text:p>
      <text:p text:style-name="P179"><text:span text:style-name="Выделение1"><text:span text:style-name="T6">int </text:span></text:span><text:span text:style-name="Выделение1"><text:span text:style-name="T8">levenshtein</text:span></text:span><text:span text:style-name="Выделение1"><text:span text:style-name="T6"> ( string $str1 , string $str2 , int $cost_ins , int $cost_rep , int $cost_del ) — расстояние Левенштейна - это минимальное количество вставок, замен и удалений символов, необходимое для преобразования str1 в str2. Эта функция возвращает расстояние Левенштейна между двумя строками, или -1, если хотя бы одна из строк длиннее 255 символов. cost_ins — определяет стоимость вставки. cost_rep — определяет стоимость замены. cost_del — определяет стоимость удаления.</text:span></text:span></text:p>
      <text:p text:style-name="P179"><text:span text:style-name="Выделение1"><text:span text:style-name="T6">int </text:span></text:span><text:span text:style-name="Выделение1"><text:span text:style-name="T8">substr_compare</text:span></text:span><text:span text:style-name="Выделение1"><text:span text:style-name="T6"> ( string $main_str , string $str , int $offset [, int $length [, bool $case_insensitivity = FALSE ]] ) — сравнивает строку main_str (начиная с позиции offset) со строкой str. В сравнении участвуют максимум length символов. Возвращает отрицательное число, если строка main_str (начиная с символа offset) меньше, чем str; положительное число, если она больше str; 0, если строки равны. Если offset больше или равен длине main_str или length передан и меньше 1, substr_compare() выводит предупреждение и возвращает FALSE.</text:span></text:span></text:p>
      <text:p text:style-name="P179"><text:span text:style-name="Выделение1"><text:span text:style-name="T53">echo substr_compare("abcde", "bc", 1, 2); // 0</text:span></text:span></text:p>
      <text:p text:style-name="P179"><text:span text:style-name="Выделение1"><text:span text:style-name="T53">echo substr_compare("abcde", "bc", -4, 2); // 0</text:span></text:span></text:p>
      <text:p text:style-name="P179"><text:span text:style-name="Выделение1"><text:span text:style-name="T6">string </text:span></text:span><text:span text:style-name="Выделение1"><text:span text:style-name="T8">soundex</text:span></text:span><text:span text:style-name="Выделение1"><text:span text:style-name="T6"> ( string $str ) — двум словам, имеющим схожее произношение, соответствует один и тот же ключ soundex. Это свойство может быть использовано, например, при поиске по базе </text:span></text:span><text:soft-page-break/><text:span text:style-name="Выделение1"><text:span text:style-name="T6">данных, когда известно произношение слова и неизвестно его написание. Данная функция возвращает строку из 4 символов, начинающуюся с буквы.</text:span></text:span></text:p>
      <text:p text:style-name="P179"><text:span text:style-name="Выделение1"><text:span text:style-name="T53">soundex("Euler")== soundex("Ellery"); <text:s text:c="3"/>// E460</text:span></text:span></text:p>
      <text:p text:style-name="P179"><text:span text:style-name="Выделение1"><text:span text:style-name="T53">soundex("Gauss")== soundex("Ghosh"); <text:s text:c="4"/>// G200</text:span></text:span></text:p>
      <text:p text:style-name="P179"><text:span text:style-name="Выделение1"><text:span text:style-name="T6">string </text:span></text:span><text:span text:style-name="Выделение1"><text:span text:style-name="T8">metaphone</text:span></text:span><text:span text:style-name="Выделение1"><text:span text:style-name="T6"> ( string $str [, int $phonemes = 0 ] ) — возвращает ключ metaphone для строки str. Эта функция более точна, чем soundex(), так как учитывает основные правила произношения английского языка. phonemes выставляет ограничение на длину возвращаемого ключа metaphone. Значение по умолчанию 0 означает отсутствие ограничений.</text:span></text:span></text:p>
      <text:p text:style-name="P179"><text:span text:style-name="Выделение1"><text:span text:style-name="T53">var_dump(metaphone('programming')); // "PRKRMNK"</text:span></text:span></text:p>
      <text:p text:style-name="P179"><text:span text:style-name="Выделение1"><text:span text:style-name="T53">var_dump(metaphone('programming', 5)); // "PRKRM"</text:span></text:span></text:p>
      <text:p text:style-name="P179"><text:span text:style-name="Выделение1"><text:span text:style-name="T128">bool </text:span></text:span><text:span text:style-name="Выделение1"><text:span text:style-name="T129">hash_equals </text:span></text:span><text:span text:style-name="Выделение1"><text:span text:style-name="T128">( string $known_string , string $user_string ) — сравнивает две строки на идентичность, используя одинаковое время, вне зависимости, равны они или нет. Эта функция может использоваться для предотвращения атак по времени; к примеру при проверке хешей паролей с помощью crypt().</text:span></text:span></text:p>
      <text:p text:style-name="P179"><text:span text:style-name="Выделение1"><text:span text:style-name="T128">bool </text:span></text:span><text:span text:style-name="Выделение1"><text:span text:style-name="T129">password_verify</text:span></text:span><text:span text:style-name="Выделение1"><text:span text:style-name="T128"> ( string $password , string $hash ) — проверяет, соответствует ли пароль хешу.</text:span></text:span></text:p>
      <text:h text:style-name="P205" text:outline-level="3"><text:bookmark-start text:name="__RefHeading___Toc12193_1995911267"/>Extracting<text:bookmark-end text:name="__RefHeading___Toc12193_1995911267"/></text:h>
      <text:p text:style-name="P179">На отдельную позицию в строке можно ссылаться с тем же синтаксисом, что и элемент массива.</text:p>
      <text:p text:style-name="P180">$string = 'abcdef';</text:p>
      <text:p text:style-name="P179">echo $string[0]; <text:s text:c="3"/>// a</text:p>
      <text:p text:style-name="P179">string <text:span text:style-name="T2">substr</text:span> ( string $string , int $start [, int $length ] )<text:span text:style-name="Выделение1"><text:span text:style-name="T128"> </text:span></text:span><text:bookmark-start text:name="__DdeLink__9320_494390237"/><text:span text:style-name="Выделение1"><text:span text:style-name="T128">—</text:span></text:span><text:bookmark-end text:name="__DdeLink__9320_494390237"/><text:span text:style-name="Выделение1"><text:span text:style-name="T128"> возвращает подстроку. $start и $length могут быть отрицательными.</text:span></text:span></text:p>
      <text:p text:style-name="P179"><text:span text:style-name="Выделение1"><text:span text:style-name="T53">$rest = substr("abcdef", 0, -1); <text:s/>// возвращает "abcde"</text:span></text:span></text:p>
      <text:p text:style-name="P179"><text:span text:style-name="Выделение1"><text:span text:style-name="T53">$rest = substr("abcdef", 4, -4); <text:s/>// возвращает false</text:span></text:span></text:p>
      <text:p text:style-name="P179"><text:span text:style-name="Выделение1"><text:span text:style-name="T53">$rest = substr("abcdef", -3, -1); // возвращает "de"</text:span></text:span></text:p>
      <text:p text:style-name="P179"><text:span text:style-name="Выделение1"><text:span text:style-name="T128">string </text:span></text:span><text:span text:style-name="Выделение1"><text:span text:style-name="T129">strtok</text:span></text:span><text:span text:style-name="Выделение1"><text:span text:style-name="T128"> ( string $str , string $token )</text:span></text:span></text:p>
      <text:p text:style-name="P179"><text:span text:style-name="Выделение1"><text:span text:style-name="T128">string </text:span></text:span><text:span text:style-name="Выделение1"><text:span text:style-name="T129">strtok</text:span></text:span><text:span text:style-name="Выделение1"><text:span text:style-name="T128"> ( string $token ) — разбивает строку str на подстроки (токены), используя в качестве разделителей символы из token. Например, строку "This is an example string" можно разбить на отдельные слова, используя пробел в качестве разделителя. Исходная строка передается только при первом вызове этой функции. Последующим вызовам передаются только разделители, так как эта функция сохраняет исходную строку и запоминает позицию в этой строке между вызовами. Для работы с новой строкой нужно снова вызвать функцию с двумя аргументами. Обратите внимание, что в параметре token можно использовать несколько разделителей. Строка будет делиться по любому найденному символу, присутствующему в этом параметре.</text:span></text:span></text:p>
      <text:p text:style-name="P179"><text:span text:style-name="Выделение1"><text:span text:style-name="T123">array </text:span></text:span><text:span text:style-name="Выделение1"><text:span text:style-name="T124">str_split</text:span></text:span><text:span text:style-name="Выделение1"><text:span text:style-name="T123"> (string $string [, int $split_length = 1]) — </text:span></text:span><text:span text:style-name="Выделение1"><text:span text:style-name="T128">преобразует</text:span></text:span><text:span text:style-name="Выделение1"><text:span text:style-name="T123"> </text:span></text:span><text:span text:style-name="Выделение1"><text:span text:style-name="T128">строку</text:span></text:span><text:span text:style-name="Выделение1"><text:span text:style-name="T123"> </text:span></text:span><text:span text:style-name="Выделение1"><text:span text:style-name="T128">в</text:span></text:span><text:span text:style-name="Выделение1"><text:span text:style-name="T123"> </text:span></text:span><text:span text:style-name="Выделение1"><text:span text:style-name="T128">массив</text:span></text:span><text:span text:style-name="Выделение1"><text:span text:style-name="T123">. <text:s/></text:span></text:span><text:span text:style-name="Выделение1"><text:span text:style-name="T128">split_length — максимальная длина фрагмента, если &lt; 1, то вернет ф-ия false.</text:span></text:span></text:p>
      <text:p text:style-name="P179"><text:span text:style-name="Выделение1"><text:span text:style-name="T128">string </text:span></text:span><text:span text:style-name="Выделение1"><text:span text:style-name="T129">chunk_split </text:span></text:span><text:span text:style-name="Выделение1"><text:span text:style-name="T128">( string $body [, int $chunklen = 76 [, string $end = "\r\n" ]] )</text:span></text:span><text:span text:style-name="Выделение1"><text:span text:style-name="T123"> — разбивает строку на фрагменты. $chunklen — длина фрагмента. $end — последовательность символов, используемая в качестве конца строки.</text:span></text:span></text:p>
      <text:h text:style-name="P205" text:outline-level="3"><text:bookmark-start text:name="__RefHeading___Toc12195_1995911267"/>Searching<text:bookmark-end text:name="__RefHeading___Toc12195_1995911267"/></text:h>
      <text:p text:style-name="P179">Порядок параметров в ф-иях:</text:p>
      <text:list xml:id="list56717660" text:style-name="WWNum25">
        <text:list-item>
          <text:p text:style-name="P266">Для функций поиска строк первым идет область где ищут $haystack, а потом то что ищут $needle;</text:p>
        </text:list-item>
        <text:list-item>
          <text:p text:style-name="P266">Для массива наоборот, первым идет то, что ищут $needle, а потом область где ищут $haystack.</text:p>
        </text:list-item>
      </text:list>
      <text:p text:style-name="P182">$string = 'abcdef';</text:p>
      <text:p text:style-name="P182">// так как 0 == false, данное равенство будет верным. Нужно использовать ===</text:p>
      <text:p text:style-name="P182"><text:soft-page-break/>if (strpos($string, 'a') == false) {</text:p>
      <text:p text:style-name="P182"><text:s text:c="5"/>echo "False negative!" . PHP_EOL; </text:p>
      <text:p text:style-name="P182">}</text:p>
      <text:p text:style-name="P179">Буква "i" в ф-ии означает, что она нечувствительна к регистру.</text:p>
      <text:p text:style-name="P179">int <text:span text:style-name="T2">substr_count</text:span> ( string $haystack , string $needle [, int $offset = 0 [, int $length ]] ) <text:span text:style-name="Выделение1"><text:span text:style-name="T6">—</text:span></text:span> возвращает число вхождений подстроки needle в строку haystack. Заметьте, что параметр needle чувствителен к регистру. $offset — отступ в $haystack, $length — длина рассматриваемой строки в $haystack.</text:p>
      <text:p text:style-name="P182">$text = 'This is a test';</text:p>
      <text:p text:style-name="P182">echo substr_count($text, 'is'); // 2</text:p>
      <text:p text:style-name="P182">echo substr_count($text, 'is', 3); // строка уменьшается до 's is a test', поэтому вывод будет 1</text:p>
      <text:p text:style-name="P179">string <text:span text:style-name="T2">strstr</text:span> ( string $haystack , mixed $needle [, bool $before_needle = FALSE ] ) — возвращает подстроку строки haystack, начиная с первого вхождения needle (и включая его) и до конца строки haystack. $before_needle — если установлен в TRUE, strstr() возвращает часть строки haystack до первого вхождения needle (исключая needle). Возвращает часть строки или FALSE, если needle не найдена.</text:p>
      <text:p text:style-name="P182">echo strstr( 'name@example.com', '@'); // @example.com</text:p>
      <text:p text:style-name="P182">echo strstr('name@example.com', '@', true); // name</text:p>
      <text:p text:style-name="P179">string <text:span text:style-name="T2">stristr</text:span> — регистронезависимая ф-ия <text:s/><text:span text:style-name="T2">strstr</text:span><text:span text:style-name="T154">.</text:span></text:p>
      <text:p text:style-name="P179"><text:span text:style-name="T2">strchr</text:span><text:span text:style-name="T154"> — псевдоним <text:s/></text:span><text:span text:style-name="T2">strstr</text:span><text:span text:style-name="T154">.</text:span></text:p>
      <text:p text:style-name="P179"><text:span text:style-name="T154">string </text:span><text:span text:style-name="T2">strrchr</text:span><text:span text:style-name="T154"> ( string $haystack , mixed $needle ) — находит последнее вхождение символа в строке. <text:s/>Если needle состоит более чем из одного символа, используется только первый символ. Это поведение отличается от strstr().</text:span></text:p>
      <text:p text:style-name="P179">int <text:span text:style-name="T2">strpos</text:span> ( string $haystack , mixed $needle [, int $offset = 0 ] ) — ищет позицию первого вхождения подстроки needle в строку haystack. Возвращает FALSE, если искомая строка не найдена. <text:s/>$offset может быть отрицательным.</text:p>
      <text:p text:style-name="P179">int <text:span text:style-name="T2">stripos</text:span><text:span text:style-name="T154"> — регистронезависимая ф-ия <text:s/></text:span><text:span text:style-name="T2">strpos</text:span><text:span text:style-name="T154">.</text:span></text:p>
      <text:p text:style-name="P179"><text:span text:style-name="T154">int </text:span><text:span text:style-name="T2">strrpos</text:span><text:span text:style-name="T154"> — <text:s/>возвращает позицию последнего вхождения подстроки в строке.</text:span></text:p>
      <text:p text:style-name="P179"><text:span text:style-name="T154">int </text:span><text:span text:style-name="T2">strripos</text:span><text:span text:style-name="T154"> — <text:s/>возвращает позицию последнего вхождения подстроки без учета регистра.</text:span></text:p>
      <text:p text:style-name="P179"><text:span text:style-name="T154">int </text:span><text:span text:style-name="T2">strspn</text:span><text:span text:style-name="T154"> ( string $subject , string $mask [, int $start [, int $length ]] ) — возвращает длину участка от начала строки subject, содержащий только символы из mask. $start — начальная позиция поиска. $length — длина подстроки. Если length указан и отрицателен, то строка subject будет исследована начиная со стартовой позиции до позиции, отстоящей на length символов с конца subject.</text:span></text:p>
      <text:p text:style-name="P183">echo strspn("42 - ответ на 128 вопрос.", "1234567890");</text:p>
      <text:p text:style-name="P183">echo strspn("foo", "o"); // 0</text:p>
      <text:p text:style-name="P183">echo strspn("foo", "o", 1, 2); // 2</text:p>
      <text:p text:style-name="P183">echo strspn("foo", "o", 1, 1); // 1</text:p>
      <text:p text:style-name="P179"><text:span text:style-name="T154">int </text:span><text:span text:style-name="T2">strcspn</text:span><text:span text:style-name="T154"> ( string $subject , string $mask [, int $start [, int $length ]] ) — возвращает длину участка в начале строки subject, который не содержит ни одного символа из строки mask.</text:span></text:p>
      <text:p text:style-name="P183">$d = strcspn('hello', 'world'); // 2</text:p>
      <text:p text:style-name="P183">$e = strcspn('abcdhelloabcd', 'abcd', -9); // 5</text:p>
      <text:p text:style-name="P183">$f = strcspn('abcdhelloabcd', 'abcd', -9, -5); // 4</text:p>
      <text:p text:style-name="P179">string <text:span text:style-name="T2">strpbrk</text:span> ( string $haystack , string $char_list )<text:span text:style-name="T154"> — ищет в строке любой символ из заданного набора. Возвращает строку, начиная с найденного символа, или FALSE, если он не был найден. $char_list — данный параметр чувствителен к регистру.</text:span></text:p>
      <text:p text:style-name="P183">$text = 'This is a Simple text.';</text:p>
      <text:p text:style-name="P183">echo strpbrk($text, 'mi'); // "is is a Simple text.", т.к. символ 'i' встретится раньше</text:p>
      <text:p text:style-name="P179"><text:soft-page-break/><text:span text:style-name="T154">int</text:span><text:span text:style-name="T2"> preg_match</text:span><text:span text:style-name="T154"> ( string $pattern , string $subject [, array &amp;$matches [, int $flags = 0 [, int $offset = 0 ]]] ) <text:s/>— ищет в заданном тексте subject совпадения с шаблоном pattern. Возвращает 1, если параметр pattern соответствует переданному параметру subject, 0 если нет, или FALSE в случае ошибки. В случае, если указан дополнительный параметр matches, он будет заполнен результатами поиска. Элемент $matches[0] будет содержать часть строки, соответствующую вхождению всего шаблона, $matches[1] - часть строки, соответствующую первой подмаске и так далее. Flags: PREG_OFFSET_CAPTURE — для каждой найденной подстроки будет указана ее позиция в исходной строке в $matches[0...999][1], $matches[0...999][0] будет храниться найденная подстрока. PREG_UNMATCHED_AS_NULL — </text:span><text:span text:style-name="T176">если</text:span><text:span text:style-name="T154"> этот флаг передан, несовпадающие подмаски будут представлены значениями NULL; без этого флага они отображаются в виде пустых строк. <text:s/>Можно использовать дополнительный параметр offset для указания альтернативной начальной позиции для поиска (в байтах).</text:span></text:p>
      <text:h text:style-name="P205" text:outline-level="3"><text:bookmark-start text:name="__RefHeading___Toc12197_1995911267"/>Replacing<text:bookmark-end text:name="__RefHeading___Toc12197_1995911267"/></text:h>
      <text:p text:style-name="P179">mixed <text:span text:style-name="T2">str_replace</text:span><text:span text:style-name="T154"> </text:span>( mixed $search , mixed $replace , mixed $subject [, int &amp;$count ] ) <text:span text:style-name="T154">— возвращает строку или массив, в котором все вхождения search в subject заменены на replace. Search — искомое значение, также известное как needle (иголка). Для множества искомых значений можно использовать массив. Replace — значение замены, будет использовано для замены искомых значений search. Для множества значений можно использовать массив. Subject — строка или массив, в котором производится поиск и замена</text:span></text:p>
      <text:p text:style-name="P183">echo str_replace('foo', 'bar', 'Delicious food'); // Delicious bard</text:p>
      <text:p text:style-name="P185">Пример:</text:p>
      <text:p text:style-name="P183">$string = "I like black hot coffee";</text:p>
      <text:p text:style-name="P183">$search = ['black', 'coffee'];</text:p>
      <text:p text:style-name="P183">$replace = ['green', 'tea'];</text:p>
      <text:p text:style-name="P183">echo str_replace($search, $replace, $string); // I like green hot tea</text:p>
      <text:p text:style-name="P185">Пример:</text:p>
      <text:p text:style-name="P183">$search <text:s/>= array('A', 'B', 'C', 'D', 'E');</text:p>
      <text:p text:style-name="P183">$replace = array('B', 'C', 'D', 'E', 'F');</text:p>
      <text:p text:style-name="P183">$subject = 'A';</text:p>
      <text:p text:style-name="P183">echo str_replace($search, $replace, $subject); // F</text:p>
      <text:p text:style-name="P179"><text:span text:style-name="T154">mixed</text:span><text:span text:style-name="T2"> str_ireplace </text:span><text:span text:style-name="T154">— регистронезависимая ф-ия <text:s/></text:span><text:span text:style-name="T2">str_replace</text:span><text:span text:style-name="T154">.</text:span></text:p>
      <text:p text:style-name="P179"><text:span text:style-name="T154">mixed </text:span><text:span text:style-name="T2">substr_replace</text:span><text:span text:style-name="T154"> ( mixed $string , mixed $replacement , mixed $start [, mixed $length ] ) — заменяет часть строки string, начинающуюся с символа с порядковым номером start и (необязательной) длиной length, строкой replacement и возвращает результат. $string — входная строка, может быть массивом. $replacement — строка замены.</text:span></text:p>
      <text:p text:style-name="P179"><text:span text:style-name="T154">string </text:span><text:span text:style-name="T2">strtr</text:span><text:span text:style-name="T154"> ( string $str , string $from , string $to ) — если указаны три аргумента, эта функция возвращает копию str, в которой все вхождения каждого символа (однобайтного) из from были заменены на соответствующий символ в параметре to, то есть каждое вхождение из $from[$n] заменяется на $to[$n], где $n - это корректное смещение строки в обоих аргументах. Если длины строк from и to отличаются, "лишние" символы в более длинной строке не используются. Длина возвращаемого значения будет такой же, как и длина str.</text:span></text:p>
      <text:p text:style-name="P179"><text:span text:style-name="T154">string </text:span><text:span text:style-name="T2">strtr</text:span><text:span text:style-name="T154"> ( string $str , array $replace_pairs ) — может вызываться с двумя аргументами. В этом случае from должен быть массивом (array), в форме array('from' =&gt; 'to', ...). Функция возвратит строку, в которой все ключи массива будут заменены их элементами. strtr() в первую очередь заменяет более длинные ключи, причем одна и та же строка поиска используется только один раз. В этом случае, ключи и значения могут иметь любую длину, за исключением того, что ключи не </text:span><text:soft-page-break/><text:span text:style-name="T154">должны быть пустыми. Кроме того, длина возвращаемого значения может отличаться от str. Однако, стоит учесть тот факт, что эта функция максимально эффективна в том случае, если все ключи имеют одинаковый размер.</text:span></text:p>
      <text:p text:style-name="P183">$address = "09479 Huopainenkylä, Pöhjois-Karjala";</text:p>
      <text:p text:style-name="P183">echo strtr($address, "äåö", "aao"); // 09479 Huopainenkyloa, Pohjois-Karjala</text:p>
      <text:p text:style-name="P183">$trans = array("h" =&gt; "-", "hello" =&gt; "hi", "hi" =&gt; "hello");</text:p>
      <text:p text:style-name="P183">echo strtr("hi all, I said hello", $trans); // hello all, I said hi</text:p>
      <text:p text:style-name="P186">! Важно</text:p>
      <text:p text:style-name="P183">$burger = 'abc';</text:p>
      <text:p text:style-name="P179"><text:span text:style-name="T55">echo str_replace(['a', 'b', 'c'], ['b', 'c', 'd'], $burger); // </text:span><text:span text:style-name="T43">ddd</text:span></text:p>
      <text:p text:style-name="P191"><text:span text:style-name="T55">strtr($burger, "</text:span><text:span text:style-name="T47">abc</text:span><text:span text:style-name="T55">", "</text:span><text:span text:style-name="T47">bcd</text:span><text:span text:style-name="T55">") или strtr($burger, </text:span><text:span text:style-name="T47">['a' =&gt; 'b', 'b' =&gt; 'c', 'c' =&gt; 'd']</text:span><text:span text:style-name="T55">) // </text:span><text:span text:style-name="T43">bcd</text:span></text:p>
      <text:h text:style-name="P205" text:outline-level="3"><text:bookmark-start text:name="__RefHeading___Toc12199_1995911267"/>Formatting<text:bookmark-end text:name="__RefHeading___Toc12199_1995911267"/></text:h>
      <text:p text:style-name="P179">int <text:span text:style-name="T2">printf</text:span> ( string $format [, mixed $args [, mixed $... ]] )<text:span text:style-name="T154"> — </text:span><text:span text:style-name="T67">выводит</text:span><text:span text:style-name="T154"> строку, отформатированную в соответствии с аргументом format. </text:span><text:span text:style-name="T67">Возвращает длину выведенной строки.</text:span></text:p>
      <text:p text:style-name="P183">printf("There are %u minutes in %s.", 60, "an hour");</text:p>
      <text:p text:style-name="P179"><text:span text:style-name="T154">string </text:span><text:span text:style-name="T2">sprintf</text:span><text:span text:style-name="T154"> ( string $format [, mixed $args [, mixed $... ]] ) — </text:span><text:span text:style-name="T67">возвращает</text:span><text:span text:style-name="T154"> отформатированную строку.</text:span></text:p>
      <text:p text:style-name="P179"><text:span text:style-name="T154">int </text:span><text:span text:style-name="T2">vprintf</text:span><text:span text:style-name="T154"> ( string $format , array $args ) — работает как printf(), но принимает не переменное число аргументов, а массив.</text:span></text:p>
      <text:p text:style-name="P179"><text:span text:style-name="T154">string </text:span><text:span text:style-name="T2">vsprintf</text:span><text:span text:style-name="T154"> ( string $format , array $args ) — работает как sprintf(), но принимает не переменное число аргументов, а массив.</text:span></text:p>
      <text:p text:style-name="P187">Каждый описатель преобразований состоит из знака процента (%), за которым следует один или более дополнительных элементов (в том порядке, в котором они здесь перечислены):</text:p>
      <text:list xml:id="list1995551137" text:style-name="WWNum28">
        <text:list-item>
          <text:p text:style-name="P265">Необязательный описатель знака, указывающий как знак (- или +) будет применен к числу. По умолчанию используется только знак минус, если число отрицательное. Этот описатель <text:s/>(+) заставляет положительные числа также отображать знак плюс.</text:p>
        </text:list-item>
        <text:list-item>
          <text:p text:style-name="P265">Необязательный описатель заполнения, который определяет, какой символ будет использоваться для дополнения результата до необходимой длины. Это может быть пробел или 0. По умолчанию используется пробел. Альтернативный символ может быть указан с помощью одинарной кавычки ('). Примеры: %'. (заполнение точками), %0 (заполнение нулями)</text:p>
        </text:list-item>
        <text:list-item>
          <text:p text:style-name="P265">Необязательный описатель выравнивания, определяющий выравнивание влево или вправо. По умолчанию выравнивается вправо, символ "-" используется для выравнивания влево.</text:p>
        </text:list-item>
        <text:list-item>
          <text:p text:style-name="P265">Необязательное число, описатель ширины, определяющий минимальное число символов, которое будет содержать результат этого преобразования.</text:p>
        </text:list-item>
        <text:list-item>
          <text:p text:style-name="P265">Необязательный описатель точности, указанный в виде точки (.), после которой следует необязательная строка из десятичных чисел, определяющая, сколько десятичных разрядов отображать для чисел с плавающей точкой. При использовании со строками этот описатель выступает в роли обрезающей точки, устанавливающей максимальный лимит символов. Также между точкой и цифрой можно указать символ, используемый при дополнении числа.</text:p>
        </text:list-item>
        <text:list-item>
          <text:p text:style-name="P265">Описатели типа (записываются после знака %):</text:p>
        </text:list-item>
      </text:list>
      <text:p text:style-name="P179">% - символ процента. Аргумент не используется.</text:p>
      <text:p text:style-name="P179">b - аргумент трактуется как целое и выводится в виде двоичного числа.</text:p>
      <text:p text:style-name="P179">c - аргумент трактуется как целое и выводится в виде символа с соответствующим кодом ASCII.</text:p>
      <text:p text:style-name="P179">d - аргумент трактуется как целое и выводится в виде десятичного числа со знаком.</text:p>
      <text:p text:style-name="P179"><text:soft-page-break/>e - аргумент трактуется как число в научной нотации (например, 1.2e+2). Описатель точности указывает на количество знаков после запятой, начиная с PHP 5.2.1. В более ранних версиях он обозначал количество значащих цифр (на один знак меньше).</text:p>
      <text:p text:style-name="P179">E - аналогично %e, но использует заглавную букву (например, 1.2E+2).</text:p>
      <text:p text:style-name="P179">f - аргумент трактуется как число с плавающей точкой и также выводится в зависимости от локали.</text:p>
      <text:p text:style-name="P179">F - аргумент трактуется как число с плавающей точкой и также выводится, но без зависимости от локали. Доступно с PHP 5.0.3.</text:p>
      <text:p text:style-name="P179">g - выбирает самую краткую запись из %e и %f.</text:p>
      <text:p text:style-name="P179">G - выбирает самую краткую запись из %E и %f.</text:p>
      <text:p text:style-name="P179">o - аргумент трактуется как целое и выводится в виде восьмеричного числа.</text:p>
      <text:p text:style-name="P179">s - аргумент трактуется как строка.</text:p>
      <text:p text:style-name="P179">u - аргумент трактуется как целое и выводится в виде десятичного числа без знака.</text:p>
      <text:p text:style-name="P179">x - аргумент трактуется как целое и выводится в виде шестнадцатеричного числа (в нижнем регистре).</text:p>
      <text:p text:style-name="P179">X - аргумент трактуется как целое и выводится в виде шестнадцатеричного числа (в верхнем регистре).</text:p>
      <text:p text:style-name="P179">Можно задать порядок параметров с помощью десятичного числа и знака $ после него (один аргумент можно выводить несколько раз):</text:p>
      <text:p text:style-name="P182">$format = 'На %2$s сидят %1$d обезьян';</text:p>
      <text:p text:style-name="P182">echo sprintf($format, $num, $location);</text:p>
      <text:p text:style-name="P188">!При изменении порядка параметров описатель позиции n$ должен идти сразу за знаком процента (%) прежде всех остальных описателей.</text:p>
      <text:p text:style-name="P182">$s = 'monkey';</text:p>
      <text:p text:style-name="P182">$t = 'many monkeys';</text:p>
      <text:p text:style-name="P182">printf("[%s]\n", <text:s text:c="5"/>$s); // обычный вывод строки</text:p>
      <text:p text:style-name="P179"><text:span text:style-name="T48">printf("[%10s]\n", <text:s text:c="3"/>$s); // выравнивание </text:span><text:bookmark-start text:name="__DdeLink__12991_481521507"/><text:span text:style-name="T48">вправо</text:span><text:bookmark-end text:name="__DdeLink__12991_481521507"/><text:span text:style-name="T48"> с пробелами</text:span></text:p>
      <text:p text:style-name="P182">printf("[%-10s]\n", <text:s text:c="2"/>$s); // выравнивание влево с пробелами</text:p>
      <text:p text:style-name="P182">printf("[%010s]\n", <text:s text:c="2"/>$s); // дополнение нулями также работает со строками</text:p>
      <text:p text:style-name="P182">printf("[%'#10s]\n", <text:s/>$s); // использование собственного дополняющего символа '#'</text:p>
      <text:p text:style-name="P182">printf("[%10.10s]\n", $t); // выравнивание вправо с обрезкой в 10 символов</text:p>
      <text:p text:style-name="P182">[monkey]</text:p>
      <text:p text:style-name="P182">[ <text:s text:c="3"/>monkey]</text:p>
      <text:p text:style-name="P182">[monkey <text:s text:c="3"/>]</text:p>
      <text:p text:style-name="P182">[0000monkey]</text:p>
      <text:p text:style-name="P182">[####monkey]</text:p>
      <text:p text:style-name="P182">[many monke]</text:p>
      <text:p text:style-name="P179"><text:span text:style-name="T154">mixed </text:span><text:span text:style-name="T2">sscanf</text:span><text:span text:style-name="T154"> ( string $str , string $format [, mixed &amp;$... ] ) — функция sscanf() похожа на функцию printf(), но используется не для вывода, а для ввода данных. sscanf() интерпретирует строку str в соответствии с форматом format, указанным в документации к функции sprintf(). Любые пробельные символы в строке формата соответствуют любым пробельным символам во входной строке. Это значит, что, например, символ табуляции \t в строке формата соответствует символу пробела во входной строке. $format — формат, в соответствии с которым будет интерпретирована строка str, описанный в документации к функции sprintf() со следующими отличиями:</text:span></text:p>
      <text:list xml:id="list636863965" text:style-name="WWNum27">
        <text:list-item>
          <text:p text:style-name="P267">На функцию не влияют настройки локали.</text:p>
        </text:list-item>
        <text:list-item>
          <text:p text:style-name="P267">F, g, G и b не поддерживаются.</text:p>
        </text:list-item>
        <text:list-item>
          <text:p text:style-name="P267">D обозначает десятичное число.</text:p>
        </text:list-item>
        <text:list-item>
          <text:p text:style-name="P267"><text:soft-page-break/>i обозначает целое число с автоматическим определением системы счисления.</text:p>
        </text:list-item>
        <text:list-item>
          <text:p text:style-name="P267">n обозначает обработанное количество символов на данный момент.</text:p>
        </text:list-item>
        <text:list-item>
          <text:p text:style-name="P267">s остановить чтение на любом пробельном символе.</text:p>
        </text:list-item>
        <text:list-item>
          <text:p text:style-name="P269">При присвоении переменным, если какого-то элемента не найдено, <text:s/>присвоение останавливается:</text:p>
        </text:list-item>
      </text:list>
      <text:p text:style-name="P177"><text:span text:style-name="T56">$str = '1 2 a 3 b';<text:line-break/>$vals = sscanf($str, '%d %d %d %s');<text:line-break/>print_r($vals); // </text:span><text:span text:style-name="T47">[0 =&gt; 1, 1 =&gt; 2, 2 =&gt; null, 3 =&gt; null]</text:span></text:p>
      <text:p text:style-name="P189">!Если значение не опознано, то выдается NULL. Например, введена строка, а предполагалось число.</text:p>
      <text:p text:style-name="P187">Необязательным переменным, передаваемые по ссылке, будут присвоены считанные значения, а <text:s/>возвращено количество присвоенных значений. </text:p>
      <text:p text:style-name="P183">list($serial) = sscanf("SN/2350001", "SN/%d"); // получаем серийный номер</text:p>
      <text:p text:style-name="P179">int <text:span text:style-name="T2">fprintf</text:span> ( resource $handle , string $format [, mixed $args [, mixed $... ]] ) <text:span text:style-name="T154">— записывает строку, созданную с использованием строки формата format, в поток, дескриптор которого передается в параметре handle.</text:span></text:p>
      <text:p text:style-name="P183">if (!($fp = fopen('date.txt', 'w'))) { return; }</text:p>
      <text:p text:style-name="P183">fprintf($fp, "%04d-%02d-%02d", $year, $month, $day);</text:p>
      <text:p text:style-name="P183">// запишет форматированную ISO-дату в файл date.txt</text:p>
      <text:p text:style-name="P179"><text:span text:style-name="T154">int </text:span><text:span text:style-name="T2">vfprintf</text:span><text:span text:style-name="T154"> ( resource $handle , string $format , array $args ) — Записывает строку, отформатированную в соответствии с параметром format в поток handle. Данная функция похожа на fprintf(), но принимает не переменное число аргументов, а массив.</text:span></text:p>
      <text:p text:style-name="P179">string <text:span text:style-name="T2">setlocale</text:span> ( int $category , string $locale [, string $... ] )</text:p>
      <text:p text:style-name="P179">string <text:span text:style-name="T2">setlocale</text:span> ( int $category , array $locale ) <text:span text:style-name="T154">— устанавливает настройки локали. Категории функций, на которые будет влиять установка локали $category:</text:span></text:p>
      <text:list xml:id="list400507379" text:style-name="WWNum26">
        <text:list-item>
          <text:p text:style-name="P268">LC_ALL - все нижеперечисленное</text:p>
        </text:list-item>
        <text:list-item>
          <text:p text:style-name="P268">LC_COLLATE - функции сравнения строк, см. strcoll()</text:p>
        </text:list-item>
        <text:list-item>
          <text:p text:style-name="P268">LC_CTYPE - функции преобразования и классификации строк, например strtoupper()</text:p>
        </text:list-item>
        <text:list-item>
          <text:p text:style-name="P268">LC_MONETARY - для функции localeconv()</text:p>
        </text:list-item>
        <text:list-item>
          <text:p text:style-name="P268">LC_NUMERIC - задает символ десятичного разделения (см. также localeconv())</text:p>
        </text:list-item>
        <text:list-item>
          <text:p text:style-name="P268">LC_TIME - форматирование даты/времени функцией strftime()</text:p>
        </text:list-item>
        <text:list-item>
          <text:p text:style-name="P268">LC_MESSAGES - для системных сообщений (доступна, если PHP был скомпилирован с поддержкой libintl)</text:p>
        </text:list-item>
      </text:list>
      <text:p text:style-name="P187">Возвращает имя вновь установленной локали или FALSE, если система не поддерживает установку локали.</text:p>
      <text:p text:style-name="P179"><text:span text:style-name="T154">string </text:span><text:span text:style-name="T2">nl_langinfo</text:span><text:span text:style-name="T154"> ( int $item ) — возвращает информацию о языке и локали.</text:span></text:p>
      <text:p text:style-name="P179"><text:span text:style-name="T154">array </text:span><text:span text:style-name="T2">localeconv</text:span><text:span text:style-name="T154"> ( void ) — возвращает информацию о форматировании чисел.</text:span></text:p>
      <text:p text:style-name="P179"><text:span text:style-name="T154">string </text:span><text:span text:style-name="T2">number_format</text:span><text:span text:style-name="T154"> ( float $number [, int $decimals = 0 ] )</text:span></text:p>
      <text:p text:style-name="P179"><text:span text:style-name="T154">string </text:span><text:span text:style-name="T2">number_format </text:span><text:span text:style-name="T154">( float $number , int $decimals = 0 , string $dec_point = "." , string $thousands_sep = "," ) — форматирует число с разделением групп.</text:span></text:p>
      <text:p text:style-name="P183">echo number_format($number) . PHP_EOL; // 1,235</text:p>
      <text:p text:style-name="P183">echo number_format($number, 3) . PHP_EOL; // 1,234.568</text:p>
      <text:p text:style-name="P183">echo number_format($number, 2, ',', '.') . PHP_EOL; // 1.234,57</text:p>
      <text:p text:style-name="P179"><text:span text:style-name="T154">string </text:span><text:span text:style-name="T2">money_format</text:span><text:span text:style-name="T154"> ( string $format , float $number ) — форматирует число как денежную величину. Цифры после точки — точность после запятой, n — используется национальный денежный формат из текущей локали, <text:s/>i — используется международный денежный формат из текущей локали. </text:span></text:p>
      <text:p text:style-name="P187"><text:soft-page-break/>! — подавляет вывод символа валюты. </text:p>
      <text:p text:style-name="P179"><text:span text:style-name="T154">- </text:span><text:bookmark-start text:name="__DdeLink__9549_1710920516"/><text:span text:style-name="T154">—</text:span><text:bookmark-end text:name="__DdeLink__9549_1710920516"/><text:span text:style-name="T154"> если этот флаг задан, поля будут выравнены влево (с отбивкой вправо), вместо используемого по умолчанию выравнивания вправо (с отбивкой влево).</text:span></text:p>
      <text:p text:style-name="P187">+ или ( — задает способ форматирования положительных и отрицательных значений. При использовании + будут использоваться аналоги символов + и - из текущей локали. Если указана (, отрицательные числа будут заключены в скобки. По умолчанию +</text:p>
      <text:p text:style-name="P187">w — строка из десятичных цифр, задающая минимальную ширину поля. Поле будет выравнено вправо, если не указан флаг -. Значение по умолчанию - 0 (ноль).</text:p>
      <text:p text:style-name="P187">=f — <text:s/>символ =, за которым следует еще один символ f, задает символ заполнения. По умолчанию пробел. </text:p>
      <text:p text:style-name="P187">^ — отключает группировку символов (определяемую текущей локалью). </text:p>
      <text:p text:style-name="P187">#n — максимальное количество цифр (n), которое ожидается до запятой. Это обычно используется при выводе значений одно под другим. </text:p>
      <text:p text:style-name="P187">.p — точка, за которой следует число знаков (p), выводимых после запятой. Если значение p равно нулю, десятичная точка и цифры после нее не будут выводиться. Если этот параметр отсутствует, число знаков после запятой определяется текущей локалью. </text:p>
      <text:p text:style-name="P183">// Locale is British English</text:p>
      <text:p text:style-name="P183">setlocale(LC_MONETARY, 'en_GB');</text:p>
      <text:p text:style-name="P183">echo money_format('%.2n', "5000000.123"); // £5,000,000.12</text:p>
      <text:p text:style-name="P183">// Locale is Denmark</text:p>
      <text:p text:style-name="P183">setlocale(LC_MONETARY, 'da_DK');</text:p>
      <text:p text:style-name="P183">echo money_format('%.2n', "5000000.123"); // kr 5.000.000,12</text:p>
      <text:p text:style-name="P183">$number = -1234.56;</text:p>
      <text:p text:style-name="P183">echo money_format('%(#10n', $number) . "\n"; // ($ <text:s text:c="7"/>1,234.57)</text:p>
      <text:p text:style-name="P183">// _ - это так обозначен пробел</text:p>
      <text:p text:style-name="P183">echo money_format('%=*^-14#8.2i', 1234.56) . "\n"; // ****1234,56___</text:p>
      <text:p text:style-name="P183">setlocale(LC_MONETARY, 'en_GB');</text:p>
      <text:p text:style-name="P183">$fmt = 'Итоговая сумма: %i (после 10%% скидки)';</text:p>
      <text:p text:style-name="P183">echo money_format($fmt, 1234.56) . "\n";</text:p>
      <text:p text:style-name="P183">// Итоговая сумма: GBP 1,234.56 (после 10% скидки)</text:p>
      <text:h text:style-name="P205" text:outline-level="3"><text:bookmark-start text:name="__RefHeading___Toc12201_1995911267"/>PCRE<text:bookmark-end text:name="__RefHeading___Toc12201_1995911267"/></text:h>
      <text:p text:style-name="P179">Существует несколько вариантов регулярного выражения; PHP использует Perl Compatible Regular Expressions (PCRE).</text:p>
      <text:p text:style-name="P190">Разделители</text:p>
      <text:p text:style-name="P179">Регулярные выражения ограничены символами, которые появляются в начале и конце каждого шаблона в вашем выражении. Обычно используется косая черта, # и !.</text:p>
      <text:p text:style-name="P179">Любой символ может использоваться, но разделитель должен быть экранирован внутри ваших выражений, поэтому стандартно выбирать разделитель, который вряд ли встречается в вашем выражении поиска. Например, если вы собираетесь искать каталоги, чтобы найти те, которые соответствуют шаблону, символ прямой косой черты может быть не лучшим выбором разделителя.</text:p>
      <text:p text:style-name="P190">Мета-символы</text:p>
      <text:p text:style-name="P179">Их нужно экранировать для использования их в шаблоне в качестве символов.</text:p>
      <text:p text:style-name="P187">\ — основной экранирующий(escape)-символ</text:p>
      <text:p text:style-name="P187">^...$ — начало и конец строки</text:p>
      <text:p text:style-name="P187">. — любой символ кроме переноса строки (\n)</text:p>
      <text:p text:style-name="P187">[] — выделение описания символьного класса</text:p>
      <text:p text:style-name="P187"><text:soft-page-break/>| — или</text:p>
      <text:p text:style-name="P187">() — <text:s/>выделение подшаблона</text:p>
      <text:p text:style-name="P187">? <text:s/>— <text:s/>ноль или один квантор (quantifier)</text:p>
      <text:p text:style-name="P187">* <text:s/>— <text:s/>ноль или несколько кванторов</text:p>
      <text:p text:style-name="P187">+ <text:s/>— <text:s/>один или несколько кванторов</text:p>
      <text:p text:style-name="P187">{} — минимальное и максимальное кол-во кванторов</text:p>
      <text:p text:style-name="P187">Внутри квадратных скобок:</text:p>
      <text:p text:style-name="P187">\ — основной экранирующий(escape)-символ</text:p>
      <text:p text:style-name="P187">^ — отрицание класса, допустим только в начале класса</text:p>
      <text:p text:style-name="P187">- — символьный интервал</text:p>
      <text:p text:style-name="P190">Общие типы символов</text:p>
      <text:p text:style-name="P187">\d — десятичная цифра</text:p>
      <text:p text:style-name="P187">\h — горизонтальный пробел</text:p>
      <text:p text:style-name="P187">\s— пробел</text:p>
      <text:p text:style-name="P187">\v — вертикальный пробел</text:p>
      <text:p text:style-name="P187">\w — символ образующий "слово". Буквенно-цифровой символ или "_".</text:p>
      <text:p text:style-name="P187">Те же символы но с заглавных букв означают отрицание: \D \H \S \V \W </text:p>
      <text:p text:style-name="P187">Например: \D — не десятичная цифра</text:p>
      <text:p text:style-name="P190">Границы</text:p>
      <text:p text:style-name="P187">Граница слова — это позиция в строке где начинается или заканчивается слово, то есть один символ \w, а другой \W.</text:p>
      <text:p text:style-name="P187">\b — граница слова</text:p>
      <text:p text:style-name="P187">\B — не граница слова</text:p>
      <text:p text:style-name="P187">\A — начало данных</text:p>
      <text:p text:style-name="P187">\Z — конец данных либо позиция перед последним переводом строки</text:p>
      <text:p text:style-name="P179"><text:span text:style-name="T154">\z</text:span><text:bookmark-start text:name="__DdeLink__9027_2108076001"/><text:span text:style-name="T154"> — </text:span><text:bookmark-end text:name="__DdeLink__9027_2108076001"/><text:span text:style-name="T154">конец данных</text:span></text:p>
      <text:p text:style-name="P187">\G — первая совпадающая позиция в строке</text:p>
      <text:p text:style-name="P190">Совпадение больше, чем один раз</text:p>
      <text:p text:style-name="P179">Для строки "abc123ABCabc"</text:p>
      <text:p text:style-name="P179">/[A-Z\d]+/<text:tab/>один и более<text:tab/><text:tab/>123ABC</text:p>
      <text:p text:style-name="P179">[A-Z\d]{3} <text:tab/>точно три <text:tab/><text:tab/>123</text:p>
      <text:p text:style-name="P179">[A-Z\d]{3,}<text:tab/>три и больше<text:tab/><text:tab/>123ABC</text:p>
      <text:p text:style-name="P179">[A-Z\d]{3,5}<text:tab/>от трех и до пяти<text:tab/>123AB</text:p>
      <text:p text:style-name="P179">[A-Z\d]{50}<text:tab/>точно пятьдесят<text:tab/><text:span text:style-name="T154">—</text:span></text:p>
      <text:p text:style-name="P190">Группы захвата</text:p>
      <text:p text:style-name="P179">Группы захвата определяются скобками и позволяют применять квантор к группе. Они также создают нумерованные группы, которые сохраняют значение, которое было сопоставлено, и на них можно ссылаться в другом месте вашего выражения.</text:p>
      <text:p text:style-name="P182">$subject = "I can haz Cheeseburgers";</text:p>
      <text:p text:style-name="P182">$pattern = "/I can haz (Cheeseburger)?/";</text:p>
      <text:p text:style-name="P182">$matches = [];</text:p>
      <text:p text:style-name="P182">preg_match($pattern, $subject, $matches);</text:p>
      <text:p text:style-name="P182"><text:bookmark-start text:name="__DdeLink__12989_3855384968"/>var_dump($matches); // 0 =&gt; "I can haz Cheeseburger", 1 =&gt; "Cheeseburger"<text:bookmark-end text:name="__DdeLink__12989_3855384968"/></text:p>
      <text:p text:style-name="P179">?: <text:span text:style-name="T154">— для обозначения пассивной группы (определяется, но как отдельная подмаска не выводится).</text:span></text:p>
      <text:p text:style-name="P183">$pattern = "/I can haz (?:Cheeseburger)?/"; // 0 =&gt; "I can haz Cheeseburger"</text:p>
      <text:p text:style-name="P190">Жадный (greed) и ленивый (laziness) поиск</text:p>
      <text:p text:style-name="P187">Жадный поиск ищет строку полностью до последнего совпадения:</text:p>
      <text:p text:style-name="P183"><text:soft-page-break/>$subject = "Some &lt;strong&gt;html&lt;/strong&gt; text";</text:p>
      <text:p text:style-name="P183">$pattern = "/&lt;.*&gt;/";</text:p>
      <text:p text:style-name="P183">$matches = [];</text:p>
      <text:p text:style-name="P183">preg_match($pattern, $subject, $matches);</text:p>
      <text:p text:style-name="P183">var_dump($matches[0]); <text:s/>// string(21) "&lt;strong&gt;html&lt;/strong&gt;"</text:p>
      <text:p text:style-name="P187">Напротив, ленивый (нежадный) поиск возвращает кратчайшее совпадение. Вы можете изменить квантификатор, чтобы сделать его ленивым, добавив к нему вопросительный знак (?): ??, *?, +?.</text:p>
      <text:p text:style-name="P183">$subject = "Some &lt;strong&gt;html&lt;/strong&gt; text";</text:p>
      <text:p text:style-name="P183">$pattern = "/&lt;.*?&gt;/"; <text:s/>// note the pattern has changed</text:p>
      <text:p text:style-name="P183">$matches = [];</text:p>
      <text:p text:style-name="P183">preg_match($pattern, $subject, $matches);</text:p>
      <text:p text:style-name="P183">var_dump($matches[0]); <text:s/>// string(8) "&lt;strong&gt;"</text:p>
      <text:p text:style-name="P190">Получение всех совпадений</text:p>
      <text:p text:style-name="P179"><text:span text:style-name="T154">int </text:span><text:span text:style-name="T2">preg_match_all</text:span><text:span text:style-name="T154"> ( string $pattern , string $subject [, array &amp;$matches [, int $flags = PREG_PATTERN_ORDER [, int $offset = 0 ]]] ) — ищет в строке subject все совпадения с шаблоном pattern и помещает результат в массив matches в порядке, определяемом комбинацией флагов flags. После нахождения первого соответствия последующие поиски будут осуществляться не с начала строки, а от конца последнего найденного вхождения.</text:span></text:p>
      <text:p text:style-name="P187">PREG_PATTERN_ORDER — упорядочивает результаты так, что элемент $matches[0] содержит массив полных вхождений шаблона, элемент $matches[1] содержит массив вхождений первой подмаски и т.д.</text:p>
      <text:p text:style-name="P187">PREG_SET_ORDER — упорядочивает результаты так, что элемент $matches[0] содержит первый набор вхождений, элемент $matches[1] содержит второй набор вхождений, и т. д.</text:p>
      <text:p text:style-name="P179"><text:span text:style-name="T154">Остальные флаги как в </text:span><text:span text:style-name="T2">preg_match.</text:span></text:p>
      <text:p text:style-name="P183">$subject = "Some &lt;strong&gt;html&lt;/strong&gt; text";</text:p>
      <text:p text:style-name="P183">$pattern = "/&lt;.*?&gt;/";</text:p>
      <text:p text:style-name="P183">$matches = [];</text:p>
      <text:p text:style-name="P183">preg_match_all($pattern, $subject, $matches);</text:p>
      <text:p text:style-name="P183">var_dump($matches);</text:p>
      <text:p text:style-name="P183">/* array(1) { [0] =&gt; array(2) { [0] =&gt; string(8) "&lt;strong&gt;" [1] =&gt; string(9) "&lt;/strong&gt;" } } */</text:p>
      <text:p text:style-name="P190">Именование групп</text:p>
      <text:p text:style-name="P187">Вы можете назвать группы захвата, добавив ? &lt;Имя&gt; в начало скобки, которая открывает группу. Например:</text:p>
      <text:p text:style-name="P183">$subject = "test@example.com";</text:p>
      <text:p text:style-name="P183">$pattern = "/^(?&lt;username&gt;\w+)@(?&lt;domain&gt;\w+).(?&lt;tld&gt;\w+)/";</text:p>
      <text:p text:style-name="P183">$matches = [];</text:p>
      <text:p text:style-name="P183">if (preg_match($pattern, $subject, $matches)) print_r($matches); </text:p>
      <text:p text:style-name="P183">/* </text:p>
      <text:p text:style-name="P183">array(</text:p>
      <text:p text:style-name="P183"><text:s text:c="4"/>[0] =&gt; test@example.com</text:p>
      <text:p text:style-name="P183"><text:s text:c="4"/>[username] =&gt; test</text:p>
      <text:p text:style-name="P183"><text:s text:c="4"/>[1] =&gt; test</text:p>
      <text:p text:style-name="P183"><text:s text:c="4"/>[domain] =&gt; example</text:p>
      <text:p text:style-name="P183"><text:s text:c="4"/>[2] =&gt; example</text:p>
      <text:p text:style-name="P183"><text:s text:c="4"/>[tld] =&gt; com</text:p>
      <text:p text:style-name="P183"><text:s text:c="4"/>[3] =&gt; com</text:p>
      <text:p text:style-name="P183">) */</text:p>
      <text:p text:style-name="P190">Модификаторы шаблонов</text:p>
      <text:p text:style-name="P187"><text:soft-page-break/>Вы можете добавить модификатор после закрывающего разделителя выражения.</text:p>
      <text:p text:style-name="P187">i — регистронезависимый шаблон</text:p>
      <text:p text:style-name="P187">m — многолинейный режим. Строки могут охватывать несколько строк, а символы новой строки игнорируются. Вместо соответствия началу и концу текста символы ^ и $ будут соответствовать началу и концу строки (до разделителя строк).</text:p>
      <text:p text:style-name="P187">s — считать текст одной строкой. Если данный модификатор используется, метасимвол "точка" в шаблоне соответствует всем символам, включая перевод строк.</text:p>
      <text:p text:style-name="P187">x — если используется данный модификатор, неэкранированные пробелы, символы табуляции и пустой строки будут проигнорированы в шаблоне, если они не являются частью символьного класса. </text:p>
      <text:p text:style-name="P187">U — этот модификатор инвертирует жадность квантификаторов, таким образом они по умолчанию не жадные. Но становятся жадными, если за ними следует символ "?".</text:p>
      <text:p text:style-name="P187">u — шаблон и целевая строка обрабатываются как UTF-8 строки.</text:p>
      <text:p text:style-name="P190">Утверждения</text:p>
      <text:p text:style-name="P187">(?= — вперед смотрящее положительное утверждение</text:p>
      <text:p text:style-name="P187">(?! — отрицательное вперед смотрящее утверждение</text:p>
      <text:p text:style-name="P187">(?&lt;= — назад смотрящее положительное утверждение</text:p>
      <text:p text:style-name="P187">(?&lt;! — отрицательное назад смотрящее утверждение</text:p>
      <text:p text:style-name="P187">(?&gt; Однократное подвыражение. Однократные подмаски указывают, что если одна часть шаблона была сопоставлена, ее не стоит анализировать повторно.</text:p>
      <text:p text:style-name="P187">(?(condition)yes-pattern)— Условие [если, то]</text:p>
      <text:p text:style-name="P187">(?(condition)yes-pattern|no-pattern) — Условие [если, то, а иначе]</text:p>
      <text:p text:style-name="P187">(?# — Комментарий</text:p>
      <text:p text:style-name="P190">Функции</text:p>
      <text:p text:style-name="P179"><text:span text:style-name="T154">mixed </text:span><text:span text:style-name="T2">preg_replace</text:span><text:span text:style-name="T154"> ( mixed $pattern , mixed $replacement , mixed $subject [, int $limit = -1 [, int &amp;$count ]] ) </text:span><text:span text:style-name="Выделение1"><text:span text:style-name="T11">—</text:span></text:span><text:span text:style-name="T154"> выполняет поиск совпадений в строке subject с шаблоном pattern и заменяет их на replacement. $pattern </text:span><text:span text:style-name="Выделение1"><text:span text:style-name="T11">—</text:span></text:span><text:span text:style-name="T154"> искомый шаблон, который может быть строкой или </text:span><text:span text:style-name="T67">массивом</text:span><text:span text:style-name="T154">. $replacement </text:span><text:span text:style-name="Выделение1"><text:span text:style-name="T11">— строка или массив для замены. Если этот параметр является строкой, а $pattern является массивом, все шаблоны будут заменены этой строкой. Если массив $replacement содержит меньше элементов, чем массив pattern, то все лишние шаблоны из $pattern будут заменены пустыми строками. Может содержать ссылки вида \\n, либо $n, причем последний вариант предпочтительней. Каждая такая ссылка будет заменена на подстроку, соответствующую n-ой подмаске. n может принимать значения от 0 до 99, причем ссылка \\0 (либо $0) соответствует вхождению всего шаблона. $subject — строка или массив строк для поиска и замены. Если subject является массивом, то поиск с заменой осуществляется для каждого элемента массива subject, а возвращаемое значение также будет являться массивом. $limit — ограничение на кол-во замен. $count — заполняется кол-вом произведенных замен. Возвращает функция массив, если параметр $subject является массивом, иначе возвращается строка.</text:span></text:span></text:p>
      <text:p text:style-name="P189">!!!При использовании массивов в pattern и replacement, ключи обрабатываются в том порядке, в котором они находятся в массиве. Этот порядок не всегда совпадает с числовым порядком индексов. </text:p>
      <text:p text:style-name="P184">$string = 'The quick brown fox jumps over the lazy dog.';</text:p>
      <text:p text:style-name="P184">$patterns = array(0 =&gt; '/brown/', 1 =&gt; '/fox/');</text:p>
      <text:p text:style-name="P184">$replacements = array(1 =&gt; 'bear', 0 =&gt; 'black');</text:p>
      <text:p text:style-name="P184">echo preg_replace($patterns, $replacements, $string);</text:p>
      <text:p text:style-name="P184">// The quick bear black jumps over the lazy dog.</text:p>
      <text:p text:style-name="P179"><text:soft-page-break/><text:span text:style-name="T154">mixed </text:span><text:span text:style-name="T2">preg_filter</text:span><text:span text:style-name="T154"> ( mixed $pattern , mixed $replacement , mixed $subject [, int $limit = -1 [, int &amp;$count ]] ) </text:span><text:span text:style-name="Выделение1"><text:span text:style-name="T11">—</text:span></text:span><text:span text:style-name="T154"> производит поиск и замену по регулярному выражению. Функция preg_filter() идентична функции preg_replace() за исключением того, что возвращает только те значения (возможно, преобразованные), в которых найдено совпадение. </text:span></text:p>
      <text:p text:style-name="P183">$subject = array('1', 'а', '2', 'б', '3', 'А', 'Б', '4'); </text:p>
      <text:p text:style-name="P183">$pattern = array('/\d/', '/[а-я]/', '/[1а]/'); </text:p>
      <text:p text:style-name="P183">$replace = array('А:$0', 'Б:$0', 'В:$0'); </text:p>
      <text:p text:style-name="P183">print_r(preg_filter($pattern, $replace, $subject)); </text:p>
      <text:p text:style-name="P183">print_r(preg_replace($pattern, $replace, $subject)); </text:p>
      <text:p text:style-name="P183">// array( "А:В:1", "Б:В:а", <text:s/>"А:2", "Б:б", <text:s/>"А:3", "А:4")</text:p>
      <text:p text:style-name="P183">// array( "А:В:1", "Б:В:а", <text:s/>"А:2", "Б:б", <text:s/>"А:3", "А", "Б", "А:4")</text:p>
      <text:p text:style-name="P179"><text:span text:style-name="T154">array </text:span><text:span text:style-name="T2">preg_grep</text:span><text:span text:style-name="T154"> ( string $pattern , array $input [, int $flags = 0 ] ) </text:span><text:span text:style-name="Выделение1"><text:span text:style-name="T11">—</text:span></text:span><text:span text:style-name="T154"> возвращает массив, состоящий из элементов входящего массива input, которые соответствуют заданному шаблону pattern. $flags </text:span><text:span text:style-name="Выделение1"><text:span text:style-name="T11">— если установлен в PREG_GREP_INVERT, функция preg_grep() возвращает те элементы массива, которые не соответствуют заданному шаблону.</text:span></text:span></text:p>
      <text:p text:style-name="P183">// Возвращает все элементы массива, содержащие числа с плавающей точкой</text:p>
      <text:p text:style-name="P183">$fl_array = preg_grep("/^(\d+)?\.\d+$/", $array);</text:p>
      <text:p text:style-name="P179"><text:span text:style-name="T154">int </text:span><text:span text:style-name="T2">preg_last_error</text:span><text:span text:style-name="T154"> ( void ) </text:span><text:span text:style-name="Выделение1"><text:span text:style-name="T11">—</text:span></text:span><text:span text:style-name="T154"> возвращает код ошибки выполнения последнего регулярного выражения PCRE.</text:span></text:p>
      <text:p text:style-name="P179"><text:span text:style-name="T154">array </text:span><text:span text:style-name="T2">preg_split</text:span><text:span text:style-name="T154"> ( string $pattern , string $subject [, int $limit = -1 [, int $flags = 0 ]] ) </text:span><text:span text:style-name="Выделение1"><text:span text:style-name="T11">—</text:span></text:span><text:span text:style-name="T154"> разбивает строку по регулярному выражению. $flags </text:span><text:span text:style-name="Выделение1"><text:span text:style-name="T11">— PREG_SPLIT_NO_EMPTY (вернет только не пустые подстроки), PREG_SPLIT_DELIM_CAPTURE (заключенное в круглые скобки в разделяющем шаблоне, также извлекается из заданной строки и возвращается функцией), PREG_SPLIT_OFFSET_CAPTURE (если указан этот флаг, для каждой найденной подстроки будет указана ее позиция в исходной строке).</text:span></text:span></text:p>
      <text:p text:style-name="P179"><text:span text:style-name="Выделение1"><text:span text:style-name="T52">// Разбиение строки по " ", \r, \t, \n и \f</text:span></text:span></text:p>
      <text:p text:style-name="P179"><text:span text:style-name="Выделение1"><text:span text:style-name="T52">$keywords = preg_split("/[\s,]+/", "hypertext language, programming");</text:span></text:span></text:p>
      <text:p text:style-name="P179"><text:span text:style-name="Выделение1"><text:span text:style-name="T52">// Array ( [0] =&gt; hypertext [1] =&gt; language [2] =&gt; programming )</text:span></text:span></text:p>
      <text:p text:style-name="P179"><text:span text:style-name="Выделение1"><text:span text:style-name="T11">string </text:span></text:span><text:span text:style-name="Выделение1"><text:span text:style-name="T8">preg_quote</text:span></text:span><text:span text:style-name="Выделение1"><text:span text:style-name="T11"> ( string $str [, string $delimiter = NULL ] ) — функция preg_quote() принимает строку str и добавляет обратный слеш перед каждым служебным символом. Это бывает полезно, если в составлении шаблона участвуют строковые переменные, значение которых в процессе работы скрипта может меняться. В регулярных выражениях служебными считаются следующие символы: . \ + * ? [ ^ ] $ ( ) { } = ! &lt; &gt; | : - . В случае, если указан необязательный параметр $delimiter, он будет также экранироваться.</text:span></text:span></text:p>
      <text:p text:style-name="P179"><text:span text:style-name="Выделение1"><text:span text:style-name="T11">string </text:span></text:span><text:span text:style-name="Выделение1"><text:span text:style-name="T8">quotemeta</text:span></text:span><text:span text:style-name="Выделение1"><text:span text:style-name="T11"> ( string $str ) — экранирует специальные символы . \ + * ? [ ^ ] ( $ ).</text:span></text:span></text:p>
      <text:p text:style-name="P179"><text:span text:style-name="Выделение1"><text:span text:style-name="T11">mixed </text:span></text:span><text:span text:style-name="Выделение1"><text:span text:style-name="T8">preg_replace_callback</text:span></text:span><text:span text:style-name="Выделение1"><text:span text:style-name="T11"> ( mixed $pattern , callable $callback , mixed $subject [, int $limit = -1 [, int &amp;$count ]] ) — выполняет поиск по регулярному выражению и замену с использованием callback-функции. Поведение этой функции во многом напоминает preg_replace(), за исключением того, что вместо параметра replacement необходимо указывать callback-функцию. Вызываемая callback-функция, которой будет передан массив совпавших элементов из строки subject. Callback-функция должна вернуть строку с заменой. Callback-функция должна быть описана так: string </text:span></text:span><text:span text:style-name="Выделение1"><text:span text:style-name="T8">handler</text:span></text:span><text:span text:style-name="Выделение1"><text:span text:style-name="T11"> ( array $matches ).</text:span></text:span></text:p>
      <text:p text:style-name="P179"><text:span text:style-name="Выделение1"><text:span text:style-name="T11">mixed </text:span></text:span><text:span text:style-name="Выделение1"><text:span text:style-name="T8">preg_replace_callback_array</text:span></text:span><text:span text:style-name="Выделение1"><text:span text:style-name="T11"> ( array $patterns_and_callbacks , mixed $subject [, int $limit = -1 [, int &amp;$count ]] ) — поведение этой функции похоже на preg_replace_callback(), за исключением того, что для каждого шаблона используется своя функция обратного вызова. $patterns_and_callbacks — ассоциативный массив, связывающий шаблоны регулярного выражения (ключи) и функции обратного вызова (значения).</text:span></text:span></text:p>
      <text:p text:style-name="P181"><text:soft-page-break/><text:span text:style-name="Выделение1"/></text:p>
      <text:h text:style-name="P205" text:outline-level="3"><text:bookmark-start text:name="__RefHeading___Toc12203_1995911267"/>NOWDOC<text:bookmark-end text:name="__RefHeading___Toc12203_1995911267"/></text:h>
      <text:p text:style-name="Standard">Heredoc <text:span text:style-name="Выделение1"><text:span text:style-name="T6">—</text:span></text:span> удобный способ объявить строку, которая охватывает несколько строк. Вместо того, чтобы добавлять несколько символов новой строки, вы можете объявить строку в одном удобном формате.</text:p>
      <text:p text:style-name="P179">Цепочки Heredoc определяют управляющие символы и переменные, как и строки с двойными кавычками.</text:p>
      <text:p text:style-name="P179">После &lt;&lt;&lt; указывается идентификатор, затем перевод строки. Далее идет сама строка, а потом этот же идентификатор, закрывающий вставку. Можно идентификатор указывать в двойных кавычках.</text:p>
      <text:p text:style-name="P182">echo &lt;&lt;&lt;HEREDOC_1</text:p>
      <text:p text:style-name="P182"><text:s text:c="2"/>This is a heredoc string, note:</text:p>
      <text:p text:style-name="P182"><text:s text:c="2"/>1) the capitalization of the tag</text:p>
      <text:p text:style-name="P182"><text:s text:c="2"/>2) the tag name follows variable naming rules</text:p>
      <text:p text:style-name="P182"><text:s text:c="2"/>3) where the closing tag is</text:p>
      <text:p text:style-name="P182">HEREDOC_1;</text:p>
      <text:p text:style-name="P182"/>
      <text:p text:style-name="P179">Nowdoc был представлен в PHP 5.3.0. Он отличается от heredoc, как строки в одиночных кавычках и в двойных кавычках. Другими словами, nowdoc не определяет специальных символов и переменных.</text:p>
      <text:p text:style-name="P182">echo &lt;&lt;&lt;'NOWDOC_2'</text:p>
      <text:p text:style-name="P182">This is a nowdoc string, note:</text:p>
      <text:p text:style-name="P182"><text:s text:c="4"/>1) Single quotes around the label</text:p>
      <text:p text:style-name="P182"><text:s text:c="4"/>2) Variables will not be evaluated</text:p>
      <text:p text:style-name="P182"><text:s text:c="4"/>3) Control characters will not be evaluated</text:p>
      <text:p text:style-name="P182">NOWDOC_2;</text:p>
      <text:p text:style-name="P182"/>
      <text:p text:style-name="P188">!Закрывающий тег должен начинаться с первого символа новой строки. И в конце обязательно должен быть перевод строки!</text:p>
      <text:h text:style-name="P205" text:outline-level="3"><text:bookmark-start text:name="__RefHeading___Toc12205_1995911267"/>Encodings<text:bookmark-end text:name="__RefHeading___Toc12205_1995911267"/></text:h>
      <text:p text:style-name="P179">Для кодирования символов многобайтовые кодировки используют различное количество байтов.</text:p>
      <text:p text:style-name="P179">Собственные строковые функции в PHP предполагают, что строки являются массивом одиночных байтов, поэтому такие функции, как substr(), strpos(), strlen() и strcmp(), не будут работать в многобайтовых строках. Но можно использовать многобайтовые эквиваленты этих ф-ий, например mb_substr().</text:p>
      <text:p text:style-name="P179">Unicode был попыткой унифицировать представление всех символов в виде кода. Кодовое обозначение Unicode представляет символ и записывается так: U + 0041. Это число обозначает заглявную букву «А».</text:p>
      <text:p text:style-name="P179">Unicode сам по себе не является системой кодирования. Кодировка - это способ отображения символа Юникода.</text:p>
      <text:p text:style-name="P179">UTF-8 хранит все кодовые точки от 0 до 127 в одном байте. Это охватывает весь диапазон английского алфавита, цифр и некоторых символов. Кодовые номера выше 127 хранятся в нескольких байтах (до 4 байтов).</text:p>
      <text:p text:style-name="P179">Поскольку коды Unicode от 0 до 127 соответствуют таблице ASCII от 0 до 127, <text:span text:style-name="T108">а</text:span>нглийский текст, закодированный в UTF-8, выглядит точно так же, как если бы он был закодирован в ASCII.</text:p>
      <text:p text:style-name="P179"><text:soft-page-break/>Например, если ваша схема кодирования предназначена для хранения ивритских символов, и вы пытаетесь сохранить в ней русские символы, вы получите кучу вопросительных знаков вместо ваших русских символов, потому что схема кодирования их не поддерживает.</text:p>
      <text:p text:style-name="P179">Невозможно точно определить, как была закодирована строка (если вы ее не закодировали).</text:p>
      <text:p text:style-name="P179">Необходимо указать схему кодирования символов, используемую в заголовке HTTP Content-Type. Это позволяет клиенту знать, как кодируется ваш выход, и, следовательно, как правильно отображать его.</text:p>
      <text:p text:style-name="P179">Помещение типа контента в HTML как метатег несколько менее удачно, поскольку, если клиент не знает тип кодировки, он не сможет прочитать HTML-код для определения кодировки.</text:p>
      <text:p text:style-name="P179">Расширение <text:span text:style-name="T2">mbstring</text:span> предоставляет ряд функций, которые могут использоваться для обнаружения и преобразования между схемами кодирования.</text:p>
      <text:p text:style-name="P179">string <text:span text:style-name="T2">mb_detect_encoding</text:span> ( string $str [, mixed $encoding_list = mb_detect_order() [, bool $strict = FALSE ]] )<text:span text:style-name="Выделение1"><text:span text:style-name="T6"> — определение кодировки символов. П</text:span></text:span>роходить через список возможных кодировок и попытаться определить, как кодируется строка. $encoding_list <text:span text:style-name="Выделение1"><text:span text:style-name="T6">— </text:span></text:span>список возможных кодировок. Может быть представлен массивом или строкой, в которой будут перечислены названия кодировок, разделенные запятыми. $strict <text:span text:style-name="Выделение1"><text:span text:style-name="T6">—</text:span></text:span> задает режим точного определения кодировки. </text:p>
      <text:p text:style-name="P179">Вы можете изменить порядок обнаружения с помощью функции mb_detect_order() или путем предоставления списка кодировок в виде CSV или массива.</text:p>
      <text:p text:style-name="P179">mixed <text:span text:style-name="T2">mb_detect_order</text:span> ([ mixed $encoding_list = mb_detect_order() ] ) <text:span text:style-name="Выделение1"><text:span text:style-name="T6">—</text:span></text:span> установка/получение списка кодировок для механизмов определения кодировки. В encoding_list задается порядок, в котором механизмы автоматического определения кодировок будут их проверять.</text:p>
      <text:p text:style-name="P179"><text:span text:style-name="Выделение1"><text:span text:style-name="T53">mb_detect_order("eucjp-win,sjis-win,UTF-8");</text:span></text:span></text:p>
      <text:p text:style-name="P179"><text:span text:style-name="Выделение1"><text:span text:style-name="T53">echo implode(", ", mb_detect_order());</text:span></text:span></text:p>
      <text:p text:style-name="P179"><text:span text:style-name="Выделение1"><text:span text:style-name="T6">Вы можете использовать mb_convert_encoding () для преобразования строки между форматами кодирования.</text:span></text:span></text:p>
      <text:p text:style-name="P179"><text:span text:style-name="Выделение1"><text:span text:style-name="T6">string </text:span></text:span><text:span text:style-name="Выделение1"><text:span text:style-name="T8">mb_convert_encoding</text:span></text:span><text:span text:style-name="Выделение1"><text:span text:style-name="T6"> ( string $str , string $to_encoding [, mixed $from_encoding = mb_internal_encoding() ] ) — преобразует символы строки str (string) в кодировку to_encoding. Также можно указать необязательный параметр from_encoding.</text:span></text:span></text:p>
      <text:h text:style-name="P207" text:outline-level="2"><text:bookmark-start text:name="__RefHeading___Toc12207_1995911267"/>Object Oriented Programming<text:bookmark-end text:name="__RefHeading___Toc12207_1995911267"/></text:h>
      <text:h text:style-name="P204" text:outline-level="3"><text:bookmark-start text:name="__RefHeading___Toc12209_1995911267"/>Instantiation<text:bookmark-end text:name="__RefHeading___Toc12209_1995911267"/></text:h>
      <text:p text:style-name="Standard">Имя класса определяется следующими символами <text:span text:style-name="Выделение1"><text:span text:style-name="T6">^[</text:span></text:span><text:span text:style-name="Выделение1"><text:span text:style-name="T28">a</text:span></text:span><text:span text:style-name="Выделение1"><text:span text:style-name="T6">-</text:span></text:span><text:span text:style-name="Выделение1"><text:span text:style-name="T28">zA</text:span></text:span><text:span text:style-name="Выделение1"><text:span text:style-name="T6">-</text:span></text:span><text:span text:style-name="Выделение1"><text:span text:style-name="T28">Z</text:span></text:span><text:span text:style-name="Выделение1"><text:span text:style-name="T6">_\</text:span></text:span><text:span text:style-name="Выделение1"><text:span text:style-name="T28">x</text:span></text:span><text:span text:style-name="Выделение1"><text:span text:style-name="T6">7</text:span></text:span><text:span text:style-name="Выделение1"><text:span text:style-name="T28">f</text:span></text:span><text:span text:style-name="Выделение1"><text:span text:style-name="T6">-\</text:span></text:span><text:span text:style-name="Выделение1"><text:span text:style-name="T28">xff</text:span></text:span><text:span text:style-name="Выделение1"><text:span text:style-name="T6">][</text:span></text:span><text:span text:style-name="Выделение1"><text:span text:style-name="T28">a</text:span></text:span><text:span text:style-name="Выделение1"><text:span text:style-name="T6">-</text:span></text:span><text:span text:style-name="Выделение1"><text:span text:style-name="T28">zA</text:span></text:span><text:span text:style-name="Выделение1"><text:span text:style-name="T6">-</text:span></text:span><text:span text:style-name="Выделение1"><text:span text:style-name="T28">Z</text:span></text:span><text:span text:style-name="Выделение1"><text:span text:style-name="T6">0-9_\</text:span></text:span><text:span text:style-name="Выделение1"><text:span text:style-name="T28">x</text:span></text:span><text:span text:style-name="Выделение1"><text:span text:style-name="T6">7</text:span></text:span><text:span text:style-name="Выделение1"><text:span text:style-name="T28">f</text:span></text:span><text:span text:style-name="Выделение1"><text:span text:style-name="T6">-\</text:span></text:span><text:span text:style-name="Выделение1"><text:span text:style-name="T28">xff</text:span></text:span><text:span text:style-name="Выделение1"><text:span text:style-name="T6">]*$.</text:span></text:span></text:p>
      <text:p text:style-name="Standard"><text:span text:style-name="Выделение1"><text:span text:style-name="T6">При обращении к классу, регистр символов не учитывается (как и в namespace).</text:span></text:span></text:p>
      <text:p text:style-name="Standard"><text:span text:style-name="Выделение1"><text:span text:style-name="T6">Внутри класса могут содержаться константы, переменные и ф-ии.</text:span></text:span></text:p>
      <text:p text:style-name="Standard"><text:span text:style-name="Выделение1"><text:span text:style-name="T6">Псевдо-переменная $this — обращении к элементам текущего объекта класса.</text:span></text:span></text:p>
      <text:p text:style-name="Standard"><text:span text:style-name="Выделение1"><text:span text:style-name="T6">self:: — обращение к статическим элементам класса.</text:span></text:span></text:p>
      <text:p text:style-name="Standard"><text:span text:style-name="Выделение1"><text:span text:style-name="T6">Вызов нестатических ф-ий статическим способом является устаревшим.</text:span></text:span></text:p>
      <text:p text:style-name="Standard"><text:span text:style-name="Выделение1"><text:span text:style-name="T6">! Рекомендуется определять классы до создания их экземпляров. В некоторых случаях это обязательно.</text:span></text:span></text:p>
      <text:p text:style-name="Standard"><text:span text:style-name="Выделение1"><text:span text:style-name="T44">&lt;?php</text:span></text:span></text:p>
      <text:p text:style-name="Standard"><text:span text:style-name="Выделение1"><text:span text:style-name="T44">$instance = new NewClass();</text:span></text:span></text:p>
      <text:p text:style-name="Standard"><text:span text:style-name="Выделение1"><text:span text:style-name="T44">$className = "NewClass";</text:span></text:span></text:p>
      <text:p text:style-name="Standard"><text:span text:style-name="Выделение1"><text:span text:style-name="T53">$instance = new $className();</text:span></text:span></text:p>
      <text:p text:style-name="Standard"><text:span text:style-name="Выделение1"><text:span text:style-name="T6">При передаче подобных переменных в ф-ию или другой переменной создается ссылка на текущий объект (не на переменную).</text:span></text:span></text:p>
      <text:p text:style-name="Standard"><text:soft-page-break/><text:span text:style-name="Выделение1"><text:span text:style-name="T44">&lt;?php<text:line-break/>$instance = new SimpleClass();</text:span></text:span></text:p>
      <text:p text:style-name="Standard"><text:span text:style-name="Выделение1"><text:span text:style-name="T44">$assigned = $instance;</text:span></text:span></text:p>
      <text:p text:style-name="Standard"><text:span text:style-name="Выделение1"><text:span text:style-name="T44">$reference = &amp;$instance;</text:span></text:span></text:p>
      <text:p text:style-name="Standard"><text:span text:style-name="Выделение1"><text:span text:style-name="T44">$instance-&gt;var = '$assigned will have this value';</text:span></text:span></text:p>
      <text:p text:style-name="Standard"><text:span text:style-name="Выделение1"><text:span text:style-name="T44">$instance = null; // </text:span></text:span><text:span text:style-name="Выделение1"><text:span text:style-name="T53">обнулим</text:span></text:span><text:span text:style-name="Выделение1"><text:span text:style-name="T44"> </text:span></text:span><text:span text:style-name="Выделение1"><text:span text:style-name="T53">переменную</text:span></text:span></text:p>
      <text:p text:style-name="Standard"><text:span text:style-name="Выделение1"><text:span text:style-name="T44">var_dump($instance); <text:s text:c="3"/>// NULL</text:span></text:span></text:p>
      <text:p text:style-name="Standard"><text:span text:style-name="Выделение1"><text:span text:style-name="T44">var_dump($reference); <text:s text:c="2"/>// NULL</text:span></text:span></text:p>
      <text:p text:style-name="Standard"><text:span text:style-name="Выделение1"><text:span text:style-name="T44">var_dump($assigned); <text:s text:c="3"/>// object!</text:span></text:span></text:p>
      <text:p text:style-name="Standard"><text:span text:style-name="Выделение1"><text:span text:style-name="T44">if ($assigned instanceof SimpleClass) {}</text:span></text:span></text:p>
      <text:p text:style-name="Standard"><text:span text:style-name="Выделение1"><text:span text:style-name="T44">$class_name = "SimpleClass"; // </text:span></text:span><text:span text:style-name="Выделение1"><text:span text:style-name="T53">При</text:span></text:span><text:span text:style-name="Выделение1"><text:span text:style-name="T44"> </text:span></text:span><text:span text:style-name="Выделение1"><text:span text:style-name="T53">двойных</text:span></text:span><text:span text:style-name="Выделение1"><text:span text:style-name="T44"> </text:span></text:span><text:span text:style-name="Выделение1"><text:span text:style-name="T53">кавычках</text:span></text:span><text:span text:style-name="Выделение1"><text:span text:style-name="T44"> </text:span></text:span><text:span text:style-name="Выделение1"><text:span text:style-name="T53">осторожно</text:span></text:span><text:span text:style-name="Выделение1"><text:span text:style-name="T44"> </text:span></text:span><text:span text:style-name="Выделение1"><text:span text:style-name="T53">с</text:span></text:span><text:span text:style-name="Выделение1"><text:span text:style-name="T44"> </text:span></text:span><text:span text:style-name="Выделение1"><text:span text:style-name="T53">обратным</text:span></text:span><text:span text:style-name="Выделение1"><text:span text:style-name="T44"> </text:span></text:span><text:span text:style-name="Выделение1"><text:span text:style-name="T53">слешем</text:span></text:span></text:p>
      <text:p text:style-name="Standard"><text:span text:style-name="Выделение1"><text:span text:style-name="T44">if ($assigned instanceof $class_name) {}</text:span></text:span></text:p>
      <text:p text:style-name="Standard"><text:span text:style-name="Выделение1"><text:span text:style-name="T53">$</text:span></text:span><text:span text:style-name="Выделение1"><text:span text:style-name="T44">instance</text:span></text:span><text:span text:style-name="Выделение1"><text:span text:style-name="T53">2 = </text:span></text:span><text:span text:style-name="Выделение1"><text:span text:style-name="T44">new</text:span></text:span><text:span text:style-name="Выделение1"><text:span text:style-name="T53"> $</text:span></text:span><text:span text:style-name="Выделение1"><text:span text:style-name="T44">instance</text:span></text:span><text:span text:style-name="Выделение1"><text:span text:style-name="T53">; // Создать новый объект можно через уже существующий</text:span></text:span></text:p>
      <text:p text:style-name="Standard"><text:span text:style-name="Выделение1"><text:span text:style-name="T6">Ключевое слово instanceof <text:s/>определяет принадлежность объекта классу, интерфейсу.</text:span></text:span></text:p>
      <text:p text:style-name="Standard"><text:span text:style-name="Выделение1"><text:span text:style-name="T6">Для создания копии объекта используется ключевое слово </text:span></text:span><text:span text:style-name="Выделение1">clone</text:span><text:span text:style-name="Выделение1"><text:span text:style-name="T6">. Оно не клонирует объекты внутри данного объекта.</text:span></text:span></text:p>
      <text:p text:style-name="Standard"><text:span text:style-name="Выделение1"><text:span text:style-name="T8">Анонимные классы</text:span></text:span></text:p>
      <text:p text:style-name="Standard"><text:span text:style-name="Выделение1"><text:span text:style-name="T6">Поддержка началась в PHP 7.</text:span></text:span></text:p>
      <text:p text:style-name="Standard"><text:span text:style-name="Выделение1"><text:span text:style-name="T44">&lt;?php</text:span></text:span></text:p>
      <text:p text:style-name="Standard"><text:span text:style-name="Выделение1"><text:span text:style-name="T44">$o = new class {public function log() {}};</text:span></text:span></text:p>
      <text:p text:style-name="Standard"><text:span text:style-name="Выделение1"><text:span text:style-name="T6">Они могут расширять другие классы, задавать аргументы через конструктор, использовать трейты, интерфейсы, как обычные классы.</text:span></text:span></text:p>
      <text:p text:style-name="Standard"><text:span text:style-name="Выделение1"><text:span text:style-name="T44">&lt;?php</text:span></text:span></text:p>
      <text:p text:style-name="Standard"><text:span text:style-name="Выделение1"><text:span text:style-name="T44">class SomeClass {}</text:span></text:span></text:p>
      <text:p text:style-name="Standard"><text:span text:style-name="Выделение1"><text:span text:style-name="T44">interface SomeInterface {}</text:span></text:span></text:p>
      <text:p text:style-name="Standard"><text:span text:style-name="Выделение1"><text:span text:style-name="T44">trait SomeTrait {}</text:span></text:span></text:p>
      <text:p text:style-name="Standard"><text:span text:style-name="Выделение1"><text:span text:style-name="T44">var_dump(new class(10) extends SomeClass implements SomeInterface {</text:span></text:span></text:p>
      <text:p text:style-name="Standard"><text:span text:style-name="Выделение1"><text:span text:style-name="T44"><text:s text:c="4"/>private $num;</text:span></text:span></text:p>
      <text:p text:style-name="Standard"><text:span text:style-name="Выделение1"><text:span text:style-name="T44"><text:s text:c="4"/>public function __construct($num) {</text:span></text:span></text:p>
      <text:p text:style-name="Standard"><text:span text:style-name="Выделение1"><text:span text:style-name="T44"><text:s text:c="8"/>$this-&gt;num = $num;</text:span></text:span></text:p>
      <text:p text:style-name="Standard"><text:span text:style-name="Выделение1"><text:span text:style-name="T44"><text:s text:c="4"/>}</text:span></text:span></text:p>
      <text:p text:style-name="Standard"><text:span text:style-name="Выделение1"><text:span text:style-name="T44"><text:s text:c="4"/>use SomeTrait;</text:span></text:span></text:p>
      <text:p text:style-name="Standard"><text:span text:style-name="Выделение1"><text:span text:style-name="T53">});</text:span></text:span></text:p>
      <text:p text:style-name="Standard"><text:span text:style-name="Выделение1"><text:span text:style-name="T6">Анонимный класс внутри другого класса не может иметь доступ к его private и protected методам или свойствам. </text:span></text:span><text:span text:style-name="Выделение1"><text:span text:style-name="T8">Но к public св-вам доступ есть через $this, и чтобы переопределить св-во нужно объявить его с той же областью видимости.</text:span></text:span><text:span text:style-name="Выделение1"><text:span text:style-name="T6"> Наследование и передача параметров через конструктор может решить проблему:</text:span></text:span></text:p>
      <text:p text:style-name="Standard"><text:span text:style-name="Выделение1"><text:span text:style-name="T53">&lt;?php</text:span></text:span></text:p>
      <text:p text:style-name="Standard"><text:span text:style-name="Выделение1"><text:span text:style-name="T53">class Outer</text:span></text:span></text:p>
      <text:p text:style-name="Standard"><text:span text:style-name="Выделение1"><text:span text:style-name="T44">{</text:span></text:span></text:p>
      <text:p text:style-name="Standard"><text:span text:style-name="Выделение1"><text:span text:style-name="T44"><text:s text:c="4"/>private $prop = 1;</text:span></text:span></text:p>
      <text:p text:style-name="Standard"><text:span text:style-name="Выделение1"><text:span text:style-name="T44"><text:s text:c="4"/>protected $prop2 = 2;</text:span></text:span></text:p>
      <text:p text:style-name="Standard"><text:span text:style-name="Выделение1"><text:span text:style-name="T44"><text:s text:c="4"/>public function func2()</text:span></text:span></text:p>
      <text:p text:style-name="Standard"><text:span text:style-name="Выделение1"><text:span text:style-name="T44"><text:s text:c="4"/>{</text:span></text:span></text:p>
      <text:p text:style-name="Standard"><text:span text:style-name="Выделение1"><text:span text:style-name="T44"><text:s text:c="8"/>return new class($this-&gt;prop) extends Outer {</text:span></text:span></text:p>
      <text:p text:style-name="Standard"><text:span text:style-name="Выделение1"><text:span text:style-name="T44"><text:s text:c="12"/>private $prop3;</text:span></text:span></text:p>
      <text:p text:style-name="Standard"><text:span text:style-name="Выделение1"><text:span text:style-name="T44"><text:s text:c="12"/>public function __construct($prop) {</text:span></text:span></text:p>
      <text:p text:style-name="Standard"><text:span text:style-name="Выделение1"><text:span text:style-name="T44"><text:s text:c="16"/>$this-&gt;prop3 = $prop;</text:span></text:span></text:p>
      <text:p text:style-name="Standard"><text:soft-page-break/><text:span text:style-name="Выделение1"><text:span text:style-name="T44"><text:s text:c="12"/>}</text:span></text:span></text:p>
      <text:p text:style-name="Standard"><text:span text:style-name="Выделение1"><text:span text:style-name="T44"><text:s text:c="12"/>public function func3() {</text:span></text:span></text:p>
      <text:p text:style-name="Standard"><text:span text:style-name="Выделение1"><text:span text:style-name="T44"><text:s text:c="16"/>return $this-&gt;prop2 + $this-&gt;prop3;</text:span></text:span></text:p>
      <text:p text:style-name="Standard"><text:span text:style-name="Выделение1"><text:span text:style-name="T44"><text:s text:c="12"/>}</text:span></text:span></text:p>
      <text:p text:style-name="Standard"><text:span text:style-name="Выделение1"><text:span text:style-name="T44"><text:s text:c="8"/>};</text:span></text:span></text:p>
      <text:p text:style-name="Standard"><text:span text:style-name="Выделение1"><text:span text:style-name="T44"><text:s text:c="4"/>}</text:span></text:span></text:p>
      <text:p text:style-name="Standard"><text:span text:style-name="Выделение1"><text:span text:style-name="T44">}</text:span></text:span></text:p>
      <text:p text:style-name="Standard"><text:bookmark-start text:name="__DdeLink__13195_673843120"/><text:span text:style-name="Выделение1"><text:span text:style-name="T44">echo (new Outer)-&gt;func2()-&gt;func3();</text:span></text:span><text:bookmark-end text:name="__DdeLink__13195_673843120"/></text:p>
      <text:p text:style-name="Standard"><text:span text:style-name="Выделение1"><text:span text:style-name="T6">Объекты, созданные одинаковыми анонимными классами, будут считаться созданными одним классом.</text:span></text:span></text:p>
      <text:p text:style-name="P10">&lt;?php</text:p>
      <text:p text:style-name="P10">function anonymous_class() {</text:p>
      <text:p text:style-name="P10"><text:s text:c="4"/>return new class {};</text:p>
      <text:p text:style-name="P10">}</text:p>
      <text:p text:style-name="P10">if (get_class(anonymous_class()) === get_class(anonymous_class())) {} // TRUE</text:p>
      <text:p text:style-name="P65">Сравнение объектов</text:p>
      <text:p text:style-name="Standard">При использовании оператора сравнения (<text:span text:style-name="Выделение1">==</text:span>), свойства объектов просто сравниваются друг с другом, а именно: два объекта равны, если они содержат одинаковые свойства с одинаковыми значениями (значения так же сравниваются через <text:span text:style-name="Выделение1">==</text:span>), и являются экземплярами одного и того же класса.</text:p>
      <text:p text:style-name="Standard">С другой стороны, при использовании оператора идентичности (<text:span text:style-name="Выделение1">===</text:span>), переменные, содержащие объекты, считаются идентичными тогда и только тогда, когда они ссылаются на один и тот же экземпляр одного и того же класса.</text:p>
      <text:p text:style-name="Standard">string <text:span text:style-name="T2">serialize</text:span> ( mixed $value ) — позволяет представлять различные переменные в виде строки. В частности при передаче объекта класса, сохраняется имя класса и все его свойства. При восстановлении объекта данный класс должен быть определен заранее, иначе объект будет <text:span text:style-name="Strong_20_Emphasis"><text:span text:style-name="T153">принадлежать классу __PHP_Incomplete_Class. Ссылки на что-либо вне объекта не могут быть сохранены и будут потеряны, но циклические ссылки на что-либо внутри объекта будут сохранены. </text:span></text:span><text:span text:style-name="Strong_20_Emphasis"><text:span text:style-name="T110">Объекты а</text:span></text:span><text:span text:style-name="Strong_20_Emphasis"><text:span text:style-name="T66">нонимных классов не сериализуются</text:span></text:span><text:span text:style-name="Strong_20_Emphasis"><text:span text:style-name="T153">. Выдается Exception.</text:span></text:span></text:p>
      <text:p text:style-name="Standard"><text:span text:style-name="Strong_20_Emphasis"><text:span text:style-name="T66">! Статические свойства не сериализуются.</text:span></text:span></text:p>
      <text:p text:style-name="Standard"><text:span text:style-name="Strong_20_Emphasis"><text:span text:style-name="T30">mixed </text:span></text:span><text:span text:style-name="Strong_20_Emphasis"><text:span text:style-name="T18">unserialize</text:span></text:span><text:span text:style-name="Strong_20_Emphasis"><text:span text:style-name="T30"> ( string $str [, array $options ] ) — </text:span></text:span><text:span text:style-name="Strong_20_Emphasis"><text:span text:style-name="T153">из</text:span></text:span><text:span text:style-name="Strong_20_Emphasis"><text:span text:style-name="T30"> </text:span></text:span><text:span text:style-name="Strong_20_Emphasis"><text:span text:style-name="T153">строки</text:span></text:span><text:span text:style-name="Strong_20_Emphasis"><text:span text:style-name="T30"> </text:span></text:span><text:span text:style-name="Strong_20_Emphasis"><text:span text:style-name="T153">создает</text:span></text:span><text:span text:style-name="Strong_20_Emphasis"><text:span text:style-name="T30"> PHP-</text:span></text:span><text:span text:style-name="Strong_20_Emphasis"><text:span text:style-name="T153">значение</text:span></text:span><text:span text:style-name="Strong_20_Emphasis"><text:span text:style-name="T30">. </text:span></text:span></text:p>
      <text:p text:style-name="Standard"><text:span text:style-name="Strong_20_Emphasis"><text:span text:style-name="T153">$options — передается массив. Ключевое слово allowed_class — массив имен классов, которые должны быть приняты, false для указания не принимать никаких классов, true для приема всех классов (значение по умолчанию). Не принятые имена классов создают объекты класса __PHP_Incomplete_Class. В св-во __PHP_Incomplete_Class_Name записывается имя класса.</text:span></text:span></text:p>
      <text:p text:style-name="Standard"><text:span text:style-name="Strong_20_Emphasis"><text:span text:style-name="T153">Возвращается преобразованное значение, которое принимает один из типов boolean, integer, float, string, array или object. В случае, если переданная строка не поддается десериализации, возвращается FALSE и генерируется E_NOTICE.</text:span></text:span></text:p>
      <text:p text:style-name="Standard"><text:span text:style-name="Strong_20_Emphasis"><text:span text:style-name="T54">class A {</text:span></text:span></text:p>
      <text:p text:style-name="Standard"><text:span text:style-name="Strong_20_Emphasis"><text:span text:style-name="T54"><text:s text:c="4"/>public function __wakeup() {</text:span></text:span></text:p>
      <text:p text:style-name="Standard"><text:span text:style-name="Strong_20_Emphasis"><text:span text:style-name="T54"><text:s text:c="8"/>echo "Good morning";</text:span></text:span></text:p>
      <text:p text:style-name="Standard"><text:span text:style-name="Strong_20_Emphasis"><text:span text:style-name="T54"><text:s text:c="4"/>}</text:span></text:span></text:p>
      <text:p text:style-name="Standard"><text:span text:style-name="Strong_20_Emphasis"><text:span text:style-name="T54">};</text:span></text:span></text:p>
      <text:p text:style-name="Standard"><text:span text:style-name="Strong_20_Emphasis"><text:span text:style-name="T54">class B {}</text:span></text:span></text:p>
      <text:p text:style-name="Standard"><text:span text:style-name="Strong_20_Emphasis"><text:span text:style-name="T54">$a = new A();</text:span></text:span></text:p>
      <text:p text:style-name="Standard"><text:span text:style-name="Strong_20_Emphasis"><text:span text:style-name="T54">$stored = serialize($a);</text:span></text:span></text:p>
      <text:p text:style-name="Standard"><text:span text:style-name="Strong_20_Emphasis"><text:span text:style-name="T54">unset($a);</text:span></text:span></text:p>
      <text:p text:style-name="Standard"><text:span text:style-name="Strong_20_Emphasis"><text:span text:style-name="T54">// this works because the class name is allowed</text:span></text:span></text:p>
      <text:p text:style-name="Standard"><text:span text:style-name="Strong_20_Emphasis"><text:span text:style-name="T54">$a = unserialize($stored, ['allowed_classes' =&gt; [A::class]]);</text:span></text:span></text:p>
      <text:p text:style-name="Standard"><text:soft-page-break/><text:span text:style-name="Strong_20_Emphasis"><text:span text:style-name="T54">// this creates __PHP_Incomplete_Class because the class doesn't match</text:span></text:span></text:p>
      <text:p text:style-name="Standard"><text:span text:style-name="Strong_20_Emphasis"><text:span text:style-name="T54">$b = unserialize($stored, ['allowed_classes' =&gt; [B::class]]);</text:span></text:span></text:p>
      <text:p text:style-name="Standard"><text:span text:style-name="Strong_20_Emphasis"><text:span text:style-name="T54">// this creates __PHP_Incomplete_Class because no classes are allowed</text:span></text:span></text:p>
      <text:p text:style-name="Standard"><text:span text:style-name="Strong_20_Emphasis"><text:span text:style-name="T54">$c = unserialize($stored, ['allowed_classes' =&gt; false]);</text:span></text:span></text:p>
      <text:p text:style-name="Standard"><text:span text:style-name="Strong_20_Emphasis"><text:span text:style-name="T54">// this works because all classes are allowed</text:span></text:span></text:p>
      <text:p text:style-name="Standard"><text:span text:style-name="Strong_20_Emphasis"><text:span text:style-name="T54">$d = unserialize($stored, ['allowed_classes' =&gt; true]);</text:span></text:span></text:p>
      <text:p text:style-name="Standard"><text:span text:style-name="Strong_20_Emphasis"><text:span text:style-name="T54">// this generates a warning because the parameter type is incorrect</text:span></text:span></text:p>
      <text:p text:style-name="Standard"><text:span text:style-name="Strong_20_Emphasis"><text:span text:style-name="T54">$e = unserialize($stored, ['allowed_classes' =&gt; 'Not boolean or array']);</text:span></text:span></text:p>
      <text:p text:style-name="Standard"><text:span text:style-name="Strong_20_Emphasis">Функции</text:span></text:p>
      <text:p text:style-name="Standard"><text:span text:style-name="Strong_20_Emphasis"><text:span text:style-name="T30">bool </text:span></text:span><text:span text:style-name="Strong_20_Emphasis"><text:span text:style-name="T16">class_alias </text:span></text:span><text:span text:style-name="Strong_20_Emphasis"><text:span text:style-name="T30">( string $original , string $alias [, bool $autoload = TRUE ] ) — </text:span></text:span><text:span text:style-name="Strong_20_Emphasis"><text:span text:style-name="T153">создает</text:span></text:span><text:span text:style-name="Strong_20_Emphasis"><text:span text:style-name="T30"> </text:span></text:span><text:span text:style-name="Strong_20_Emphasis"><text:span text:style-name="T153">псевдоним</text:span></text:span><text:span text:style-name="Strong_20_Emphasis"><text:span text:style-name="T30"> alias </text:span></text:span><text:span text:style-name="Strong_20_Emphasis"><text:span text:style-name="T153">для</text:span></text:span><text:span text:style-name="Strong_20_Emphasis"><text:span text:style-name="T30"> </text:span></text:span><text:span text:style-name="Strong_20_Emphasis"><text:span text:style-name="T153">пользовательского</text:span></text:span><text:span text:style-name="Strong_20_Emphasis"><text:span text:style-name="T30"> </text:span></text:span><text:span text:style-name="Strong_20_Emphasis"><text:span text:style-name="T153">класса</text:span></text:span><text:span text:style-name="Strong_20_Emphasis"><text:span text:style-name="T30"> original (</text:span></text:span><text:span text:style-name="Strong_20_Emphasis"><text:span text:style-name="T111">или интерфейса</text:span></text:span><text:span text:style-name="Strong_20_Emphasis"><text:span text:style-name="T30">). </text:span></text:span><text:span text:style-name="Strong_20_Emphasis"><text:span text:style-name="T153">Новый класс с псевдонимом будет точно таким же, как и оригинальный класс. Удобно использовать, если нужно во время выполнения переопределить название класса (use переопределяет только во время компиляции). То есть в отличии от use, можно создавать условия:</text:span></text:span></text:p>
      <text:p text:style-name="Standard"><text:span text:style-name="Strong_20_Emphasis"><text:span text:style-name="T54">if (extension_loaded('memcached')) {</text:span></text:span></text:p>
      <text:p text:style-name="Standard"><text:span text:style-name="Strong_20_Emphasis"><text:span text:style-name="T54"><text:s text:c="4"/>class_alias('Memcached', 'Cache');</text:span></text:span></text:p>
      <text:p text:style-name="Standard"><text:span text:style-name="Strong_20_Emphasis"><text:span text:style-name="T54">} else {</text:span></text:span></text:p>
      <text:p text:style-name="Standard"><text:span text:style-name="Strong_20_Emphasis"><text:span text:style-name="T54"><text:s text:c="4"/>class_alias('InternalCacheProvider', 'Cache');</text:span></text:span></text:p>
      <text:p text:style-name="Standard"><text:span text:style-name="Strong_20_Emphasis"><text:span text:style-name="T54">}</text:span></text:span></text:p>
      <text:p text:style-name="Standard"><text:span text:style-name="Strong_20_Emphasis"><text:span text:style-name="T54">class Database</text:span></text:span></text:p>
      <text:p text:style-name="Standard"><text:span text:style-name="Strong_20_Emphasis"><text:span text:style-name="T54">{</text:span></text:span></text:p>
      <text:p text:style-name="Standard"><text:span text:style-name="Strong_20_Emphasis"><text:span text:style-name="T54"><text:s text:c="4"/>public function __construct(Cache $cache) {}</text:span></text:span></text:p>
      <text:p text:style-name="Standard"><text:span text:style-name="Strong_20_Emphasis"><text:span text:style-name="T54">}</text:span></text:span></text:p>
      <text:p text:style-name="Standard">$autoload<text:span text:style-name="Strong_20_Emphasis"><text:span text:style-name="T153"> — н</text:span></text:span>ужно ли автоматически подгружать оригинальный класс, если он не был найден.</text:p>
      <text:p text:style-name="Standard"><text:span text:style-name="T16">bool </text:span><text:span text:style-name="T18">class_exists</text:span><text:span text:style-name="T16"> ( string $class_name [, bool $autoload = true ] )</text:span><text:span text:style-name="Strong_20_Emphasis"><text:span text:style-name="T30"> — </text:span></text:span><text:span text:style-name="Strong_20_Emphasis"><text:span text:style-name="T153">проверяет</text:span></text:span><text:span text:style-name="Strong_20_Emphasis"><text:span text:style-name="T30">, </text:span></text:span><text:span text:style-name="Strong_20_Emphasis"><text:span text:style-name="T153">был</text:span></text:span><text:span text:style-name="Strong_20_Emphasis"><text:span text:style-name="T30"> </text:span></text:span><text:span text:style-name="Strong_20_Emphasis"><text:span text:style-name="T153">ли</text:span></text:span><text:span text:style-name="Strong_20_Emphasis"><text:span text:style-name="T30"> </text:span></text:span><text:span text:style-name="Strong_20_Emphasis"><text:span text:style-name="T153">объявлен</text:span></text:span><text:span text:style-name="Strong_20_Emphasis"><text:span text:style-name="T30"> </text:span></text:span><text:span text:style-name="Strong_20_Emphasis"><text:span text:style-name="T153">класс</text:span></text:span><text:span text:style-name="Strong_20_Emphasis"><text:span text:style-name="T30">.</text:span></text:span></text:p>
      <text:p text:style-name="Standard"><text:span text:style-name="Strong_20_Emphasis"><text:span text:style-name="T153">string </text:span></text:span><text:span text:style-name="Strong_20_Emphasis">get_called_class</text:span><text:span text:style-name="Strong_20_Emphasis"><text:span text:style-name="T153"> ( void ) — возвращает имя класса, из которого был вызван статический метод. Можно его заменить static::class.</text:span></text:span></text:p>
      <text:p text:style-name="P60"><text:span text:style-name="Strong_20_Emphasis"><text:span text:style-name="T153">array </text:span></text:span><text:span text:style-name="Strong_20_Emphasis">get_class_methods</text:span><text:span text:style-name="Strong_20_Emphasis"><text:span text:style-name="T153"> ( mixed $class_name ) — возвращает массив имен методов класса </text:span></text:span><text:bookmark-start text:name="__DdeLink__9756_234457632"/><text:span text:style-name="Strong_20_Emphasis"><text:span text:style-name="T153">(с видимостью public)</text:span></text:span><text:bookmark-end text:name="__DdeLink__9756_234457632"/><text:span text:style-name="Strong_20_Emphasis"><text:span text:style-name="T153">. При ошибке возвращает NULL. $class_name — имя класса или объект.</text:span></text:span></text:p>
      <text:p text:style-name="Standard"><text:span text:style-name="Strong_20_Emphasis"><text:span text:style-name="T153">array </text:span></text:span><text:span text:style-name="Strong_20_Emphasis">get_class_vars</text:span><text:span text:style-name="Strong_20_Emphasis"><text:span text:style-name="T153"> ( string $class_name ) — возвращает объявленные по умолчанию свойства класса (с видимостью public). Ключ — это имя св-ва, значение — значение по умолчанию св-ва.</text:span></text:span></text:p>
      <text:p text:style-name="Standard"><text:span text:style-name="Strong_20_Emphasis"><text:span text:style-name="T153">string </text:span></text:span><text:span text:style-name="Strong_20_Emphasis">get_class </text:span><text:span text:style-name="Strong_20_Emphasis"><text:span text:style-name="T153">([ object $object ] ) — возвращает имя класса по объекту.</text:span></text:span></text:p>
      <text:p text:style-name="Standard"><text:span text:style-name="Strong_20_Emphasis"><text:span text:style-name="T153">1. Возвращает FALSE, если object не является объектом.</text:span></text:span></text:p>
      <text:p text:style-name="Standard"><text:span text:style-name="Strong_20_Emphasis"><text:span text:style-name="T153">2. Если параметр object опущен внутри класса, будет возвращено имя этого класса.</text:span></text:span></text:p>
      <text:p text:style-name="Standard"><text:span text:style-name="Strong_20_Emphasis"><text:span text:style-name="T153">3. Если параметр object является экземпляром класса, существующего в пространстве имен, то будет возвращено полное имя с указанием пространства имен.</text:span></text:span></text:p>
      <text:p text:style-name="Standard"><text:span text:style-name="Strong_20_Emphasis"><text:span text:style-name="T153">! Начиная с PHP 7.2.0, явная передача NULL в object запрещена.</text:span></text:span></text:p>
      <text:p text:style-name="Standard"><text:span text:style-name="Strong_20_Emphasis"><text:span text:style-name="T46">&lt;?php</text:span></text:span></text:p>
      <text:p text:style-name="Standard"><text:span text:style-name="Strong_20_Emphasis"><text:span text:style-name="T46">abstract class bar {</text:span></text:span></text:p>
      <text:p text:style-name="Standard"><text:span text:style-name="Strong_20_Emphasis"><text:span text:style-name="T46"><text:s text:c="4"/>public function __construct() {</text:span></text:span></text:p>
      <text:p text:style-name="Standard"><text:span text:style-name="Strong_20_Emphasis"><text:span text:style-name="T46"><text:s text:c="8"/>echo get_class($this);</text:span></text:span></text:p>
      <text:p text:style-name="Standard"><text:span text:style-name="Strong_20_Emphasis"><text:span text:style-name="T46"><text:s text:c="8"/>echo get_class();</text:span></text:span></text:p>
      <text:p text:style-name="Standard"><text:span text:style-name="Strong_20_Emphasis"><text:span text:style-name="T46"><text:s text:c="4"/>}</text:span></text:span></text:p>
      <text:p text:style-name="Standard"><text:span text:style-name="Strong_20_Emphasis"><text:span text:style-name="T46">}</text:span></text:span></text:p>
      <text:p text:style-name="Standard"><text:span text:style-name="Strong_20_Emphasis"><text:span text:style-name="T46">class foo extends bar {</text:span></text:span></text:p>
      <text:p text:style-name="Standard"><text:span text:style-name="Strong_20_Emphasis"><text:span text:style-name="T46">}</text:span></text:span></text:p>
      <text:p text:style-name="Standard"><text:span text:style-name="Strong_20_Emphasis"><text:span text:style-name="T46">new foo; // foo, bar</text:span></text:span></text:p>
      <text:p text:style-name="Standard">array <text:span text:style-name="T2">get_declared_classes</text:span> ( void )<text:span text:style-name="Strong_20_Emphasis"><text:span text:style-name="T153"> — возвращает массив с именами объявленных классов.</text:span></text:span></text:p>
      <text:p text:style-name="Standard"><text:span text:style-name="Strong_20_Emphasis"><text:span text:style-name="T153">array </text:span></text:span><text:span text:style-name="Strong_20_Emphasis">get_declared_interfaces</text:span><text:span text:style-name="Strong_20_Emphasis"><text:span text:style-name="T153"> ( void ) — возвращаем массив всех объявленных интерфейсов.</text:span></text:span></text:p>
      <text:p text:style-name="Standard"><text:soft-page-break/><text:span text:style-name="Strong_20_Emphasis"><text:span text:style-name="T153">array </text:span></text:span><text:span text:style-name="Strong_20_Emphasis">get_declared_traits </text:span><text:span text:style-name="Strong_20_Emphasis"><text:span text:style-name="T153">( void ) — возвращает массив с именами трейтов в качестве значений массива или NULL.</text:span></text:span></text:p>
      <text:p text:style-name="Standard"><text:span text:style-name="Strong_20_Emphasis"><text:span text:style-name="T153">array </text:span></text:span><text:span text:style-name="Strong_20_Emphasis">get_object_vars</text:span><text:span text:style-name="Strong_20_Emphasis"><text:span text:style-name="T153"> ( object $object ) — возвращает видимые нестатические свойства указанного объекта object в соответствии с областью видимости.</text:span></text:span></text:p>
      <text:p text:style-name="Standard"><text:span text:style-name="Strong_20_Emphasis"><text:span text:style-name="T153">string </text:span></text:span><text:span text:style-name="Strong_20_Emphasis">get_parent_class </text:span><text:span text:style-name="Strong_20_Emphasis"><text:span text:style-name="T153">([ mixed $object ] ) — возвращает имя родительского класса для объекта или класса. Возвращает имя родительского класса, если object является объектом или именем класса. Если объект не имеет родителя или переданного класса с таким именем не существует, то возвращается FALSE.</text:span></text:span></text:p>
      <text:p text:style-name="Standard"><text:span text:style-name="Strong_20_Emphasis"><text:span text:style-name="T153">$object — тестируемый объект или имя класса. Если вызывается из метода объекта, то этот параметр не обязателен.</text:span></text:span></text:p>
      <text:p text:style-name="Standard"><text:span text:style-name="Strong_20_Emphasis"><text:span text:style-name="T30">bool </text:span></text:span><text:span text:style-name="Strong_20_Emphasis"><text:span text:style-name="T16">interface_exists</text:span></text:span><text:span text:style-name="Strong_20_Emphasis"><text:span text:style-name="T30"> ( string $interface_name [, bool $autoload = true ] ) — </text:span></text:span><text:span text:style-name="Strong_20_Emphasis"><text:span text:style-name="T153">проверяет</text:span></text:span><text:span text:style-name="Strong_20_Emphasis"><text:span text:style-name="T30">, </text:span></text:span><text:span text:style-name="Strong_20_Emphasis"><text:span text:style-name="T153">определен</text:span></text:span><text:span text:style-name="Strong_20_Emphasis"><text:span text:style-name="T30"> </text:span></text:span><text:span text:style-name="Strong_20_Emphasis"><text:span text:style-name="T153">ли</text:span></text:span><text:span text:style-name="Strong_20_Emphasis"><text:span text:style-name="T30"> </text:span></text:span><text:span text:style-name="Strong_20_Emphasis"><text:span text:style-name="T153">интерфейс</text:span></text:span><text:span text:style-name="Strong_20_Emphasis"><text:span text:style-name="T30">.</text:span></text:span></text:p>
      <text:p text:style-name="Standard"><text:span text:style-name="Strong_20_Emphasis"><text:span text:style-name="T153">bool </text:span></text:span><text:span text:style-name="Strong_20_Emphasis">is_a </text:span><text:span text:style-name="Strong_20_Emphasis"><text:span text:style-name="T153">( object $object , string $class_name [, bool $allow_string = </text:span></text:span><text:span text:style-name="Strong_20_Emphasis">FALSE</text:span><text:span text:style-name="Strong_20_Emphasis"><text:span text:style-name="T153"> ] ) — проверяет, принадлежит ли объект к данному классу или является ли этот класс одним из его родителей</text:span></text:span></text:p>
      <text:p text:style-name="Standard"><text:span text:style-name="Strong_20_Emphasis"><text:span text:style-name="T153">$allow_string — если параметр установлен в FALSE, то не допускается имя класса в виде строки в качестве параметра object. Это также предотвращает вызов автозагрузчика, если класс не существует.</text:span></text:span></text:p>
      <text:p text:style-name="Standard"><text:span text:style-name="Strong_20_Emphasis"><text:span text:style-name="T153">bool </text:span></text:span><text:span text:style-name="Strong_20_Emphasis">is_subclass_of</text:span><text:span text:style-name="Strong_20_Emphasis"><text:span text:style-name="T153"> ( mixed $object , string $class_name [, bool $allow_string = </text:span></text:span><text:span text:style-name="Strong_20_Emphasis">TRUE</text:span><text:span text:style-name="Strong_20_Emphasis"><text:span text:style-name="T153"> ] ) — проверяет, содержит ли объект в своем дереве предков указанный класс или интерфейс.</text:span></text:span></text:p>
      <text:p text:style-name="Standard"><text:span text:style-name="Strong_20_Emphasis"><text:span text:style-name="T153">$object — имя класса или экземпляр объекта. В случае отсутствия такого класса никакой ошибки сгенерировано не будет.</text:span></text:span></text:p>
      <text:p text:style-name="Standard"><text:span text:style-name="Strong_20_Emphasis"><text:span text:style-name="T153">$class_name — имя класса.</text:span></text:span></text:p>
      <text:p text:style-name="Standard"><text:span text:style-name="Strong_20_Emphasis"><text:span text:style-name="T153">$allow_string — если параметр установлен в false, то не допускается имя класса в виде строки в качестве параметра object. Это также предотвращает вызов автозагрузчика, если класс не существует.</text:span></text:span></text:p>
      <text:p text:style-name="Standard"><text:span text:style-name="Strong_20_Emphasis"><text:span text:style-name="T153">bool </text:span></text:span><text:span text:style-name="Strong_20_Emphasis">method_exists</text:span><text:span text:style-name="Strong_20_Emphasis"><text:span text:style-name="T153"> ( mixed $object , string $method_name ) — проверяет, существует ли метод в данном классе. </text:span></text:span><text:bookmark-start text:name="__DdeLink__13036_498262144"/><text:span text:style-name="Strong_20_Emphasis"><text:span text:style-name="T111">Даже </text:span></text:span><text:span text:style-name="Strong_20_Emphasis"><text:span text:style-name="T30">private</text:span></text:span><text:bookmark-end text:name="__DdeLink__13036_498262144"/></text:p>
      <text:p text:style-name="Standard"><text:span text:style-name="Strong_20_Emphasis"><text:span text:style-name="T153">$object — экземпляр объекта или имя класса</text:span></text:span></text:p>
      <text:p text:style-name="Standard"><text:span text:style-name="Strong_20_Emphasis"><text:span text:style-name="T153">$method_name — <text:s/>имя метода.</text:span></text:span></text:p>
      <text:p text:style-name="Standard"><text:span text:style-name="Strong_20_Emphasis"><text:span text:style-name="T153">bool </text:span></text:span><text:span text:style-name="Strong_20_Emphasis">property_exists </text:span><text:span text:style-name="Strong_20_Emphasis"><text:span text:style-name="T153">( mixed $class , string $property ) — проверяет, содержит ли объект или класс указанный атрибут. </text:span></text:span><text:span text:style-name="Strong_20_Emphasis"><text:span text:style-name="T111">Даже </text:span></text:span><text:span text:style-name="Strong_20_Emphasis"><text:span text:style-name="T30">private</text:span></text:span></text:p>
      <text:p text:style-name="Standard"><text:span text:style-name="Strong_20_Emphasis"><text:span text:style-name="T153">$class — имя класса или объект класса для проверки</text:span></text:span></text:p>
      <text:p text:style-name="Standard"><text:span text:style-name="Strong_20_Emphasis"><text:span text:style-name="T30">bool </text:span></text:span><text:span text:style-name="Strong_20_Emphasis"><text:span text:style-name="T16">trait_exists</text:span></text:span><text:span text:style-name="Strong_20_Emphasis"><text:span text:style-name="T30"> ( string $traitname [, bool $autoload ] ) — </text:span></text:span><text:span text:style-name="Strong_20_Emphasis"><text:span text:style-name="T153">проверяет</text:span></text:span><text:span text:style-name="Strong_20_Emphasis"><text:span text:style-name="T30">, </text:span></text:span><text:span text:style-name="Strong_20_Emphasis"><text:span text:style-name="T153">существует</text:span></text:span><text:span text:style-name="Strong_20_Emphasis"><text:span text:style-name="T30"> </text:span></text:span><text:span text:style-name="Strong_20_Emphasis"><text:span text:style-name="T153">ли</text:span></text:span><text:span text:style-name="Strong_20_Emphasis"><text:span text:style-name="T30"> </text:span></text:span><text:span text:style-name="Strong_20_Emphasis"><text:span text:style-name="T153">трейт</text:span></text:span><text:span text:style-name="Strong_20_Emphasis"><text:span text:style-name="T30">. </text:span></text:span><text:span text:style-name="Strong_20_Emphasis"><text:span text:style-name="T153">Возвращает TRUE, если трейт существует, FALSE, если нет, NULL в случае ошибки.</text:span></text:span></text:p>
      <text:h text:style-name="Heading_20_3" text:outline-level="3"><text:bookmark-start text:name="__RefHeading___Toc12211_1995911267"/>Modifiers/Inheritance<text:bookmark-end text:name="__RefHeading___Toc12211_1995911267"/></text:h>
      <text:p text:style-name="Standard">Видимость свойств, методов и констант (С PHP 7.1.0) определена ключевыми словами:</text:p>
      <text:p text:style-name="Standard">public (var для переменных) — доступны везде;</text:p>
      <text:p text:style-name="Standard">protected — доступны внутри того же класса и его наследующим;</text:p>
      <text:p text:style-name="Standard">private — доступны только внутри того же класса (не наследуется, соответственно не переопределяется).</text:p>
      <text:p text:style-name="Standard">Если не указано ключевое слово, то по умолчанию public.</text:p>
      <text:p text:style-name="Standard">! Объекты, которые имеют общий тип (наследуются от одного класса), имеют доступ к элементам с модификаторами private и protected друг друга, даже если не являются одним и тем же экземпляром. Это объясняется тем, что реализация видимости элементов известна внутри этих объектов.</text:p>
      <text:p text:style-name="P10"><text:soft-page-break/>&lt;?php<text:line-break/>class Test</text:p>
      <text:p text:style-name="P10">{</text:p>
      <text:p text:style-name="P10"><text:s text:c="4"/>private $foo;</text:p>
      <text:p text:style-name="P10"><text:s text:c="4"/>public function __construct($foo) {</text:p>
      <text:p text:style-name="P10"><text:s text:c="8"/>$this-&gt;foo = $foo;</text:p>
      <text:p text:style-name="P10"><text:s text:c="4"/>}</text:p>
      <text:p text:style-name="P10"><text:s text:c="4"/>private function bar() {</text:p>
      <text:p text:style-name="P10"><text:s text:c="8"/>echo 'Accessed the private method.';</text:p>
      <text:p text:style-name="P10"><text:s text:c="4"/>}</text:p>
      <text:p text:style-name="P10"><text:s text:c="4"/>public function baz(Test $other) {</text:p>
      <text:p text:style-name="P10"><text:s text:c="8"/>// We can change the private property:</text:p>
      <text:p text:style-name="P10"><text:s text:c="8"/>$other-&gt;foo = 'hello';</text:p>
      <text:p text:style-name="P10"><text:s text:c="8"/>var_dump($other-&gt;foo);</text:p>
      <text:p text:style-name="P10"><text:s text:c="8"/>// We can also call the private method:</text:p>
      <text:p text:style-name="P10"><text:s text:c="8"/>$other-&gt;bar();</text:p>
      <text:p text:style-name="P10"><text:s text:c="4"/>}</text:p>
      <text:p text:style-name="P10">}</text:p>
      <text:p text:style-name="P10">$test = new Test('test');</text:p>
      <text:p text:style-name="Standard"><text:span text:style-name="T38">$test-&gt;baz(new Test('other')); // </text:span><text:span text:style-name="T48">Выведет</text:span><text:span text:style-name="T38">: hello, Accessed the private method.</text:span></text:p>
      <text:p text:style-name="Standard">Видимость можно задавать одновременно нескольким свойствам:</text:p>
      <text:p text:style-name="P10">&lt;?php</text:p>
      <text:p text:style-name="P10">class a </text:p>
      <text:p text:style-name="P10">{</text:p>
      <text:p text:style-name="P10"><text:s text:c="4"/>protected $a, $b;</text:p>
      <text:p text:style-name="P10"><text:s text:c="4"/>public $c = 1, $d = 2;</text:p>
      <text:p text:style-name="P10"><text:s text:c="4"/>private $e, $f;</text:p>
      <text:p text:style-name="P18">}</text:p>
      <text:p text:style-name="P65">Наследование</text:p>
      <text:p text:style-name="Standard">Родительский класс и интерфейсы должны быть определены раньше определения использующего их класса.</text:p>
      <text:p text:style-name="Standard">Ключевое слово final позволяет запретить дочерним классам переопределять метод. Если сам класс имеет слово final, то класс нельзя наследовать. Данное ключевое слово можно использовать в методах трейта</text:p>
      <text:p text:style-name="P18">&lt;?php<text:line-break/>final class BaseClass { // Нельзя наследовать класс</text:p>
      <text:p text:style-name="Standard"><text:span text:style-name="T48"><text:s/></text:span><text:span text:style-name="T38">final public function moreTesting() {...} </text:span><text:span text:style-name="T48">нельзя</text:span><text:span text:style-name="T38"> </text:span><text:span text:style-name="T48">переопределить</text:span><text:span text:style-name="T38"> </text:span><text:span text:style-name="T48">ф</text:span><text:span text:style-name="T38">-</text:span><text:span text:style-name="T48">ию</text:span></text:p>
      <text:p text:style-name="Standard"><text:span text:style-name="T48">}</text:span><text:span text:style-name="T177"><text:line-break/></text:span>Ключевое слово abstract позволяет обозначить абстрактные методы и классы. Если есть хотя бы один абстрактный метод, то класс должен быть объявлен абстрактным.</text:p>
      <text:p text:style-name="Standard">Абстрактные методы не содержат тело и они обязательно должны быть определены в дочернем классе. В дочернем абстрактном классе они могут быть объявлены с ключевым словом abstract и тоже не определены. </text:p>
      <text:p text:style-name="Standard">! Когда дочерний класс расширяет абстрактный класс, он должен определять абстрактные методы с одинаковой или менее ограничительной видимостью (<text:span text:style-name="T57">абстрактный метод не может быть private</text:span>). <text:span text:style-name="T267">Кол-во обязательных параметров должно быть таким же, даже для конструктора.</text:span></text:p>
      <text:p text:style-name="Standard">! Статические методы абстрактного класса могут вызываться.</text:p>
      <text:p text:style-name="P10">&lt;?php<text:line-break/>abstract class AbstractClass</text:p>
      <text:p text:style-name="P10"><text:soft-page-break/>{</text:p>
      <text:p text:style-name="P10"><text:s text:c="3"/>abstract protected function getValue();</text:p>
      <text:p text:style-name="P10"><text:s text:c="3"/>abstract static protected function setValue();</text:p>
      <text:p text:style-name="P10"><text:s text:c="3"/>protected function getInfo() {…}</text:p>
      <text:p text:style-name="P10"><text:s text:c="3"/>static protected function test() {...}</text:p>
      <text:p text:style-name="P10">}</text:p>
      <text:p text:style-name="P10">AbstractClass::test();</text:p>
      <text:p text:style-name="P10">class Child extends AbstractClass {</text:p>
      <text:p text:style-name="P10">protected function getValue(){...}</text:p>
      <text:p text:style-name="P10">static protected function setValue(){...}</text:p>
      <text:p text:style-name="P18">}</text:p>
      <text:p text:style-name="Standard">! При наследовании:</text:p>
      <text:list xml:id="list2126315371" text:style-name="WWNum8">
        <text:list-item>
          <text:p text:style-name="P241">В дочернем классе переопределенная ф-ия может иметь больше параметров <text:span text:style-name="T268">(но только имеющих значение по умолчанию)</text:span>. Необходимо, чтобы их количество было не меньше и с теми же типами (при их указании).</text:p>
        </text:list-item>
        <text:list-item>
          <text:p text:style-name="P241">Статические методы должны переопределяться как статические и тоже самое с не статическими. </text:p>
        </text:list-item>
        <text:list-item>
          <text:p text:style-name="P241">При наследовании область видимости (public, protected и private) должна быть такой же или менее строгой.</text:p>
        </text:list-item>
        <text:list-item>
          <text:p text:style-name="P241">Используя дочерним классом метод родительского класса можно обращаться к приватным методам и свойствам родительского класса. $this и self в родительском классе будут вызывать родительские приватные ф-ии.</text:p>
        </text:list-item>
      </text:list>
      <text:p text:style-name="P10">&lt;?php</text:p>
      <text:p text:style-name="P10">class A {</text:p>
      <text:p text:style-name="P10"><text:s text:c="4"/>private function foo() {</text:p>
      <text:p text:style-name="P10"><text:s text:c="8"/>echo "A";</text:p>
      <text:p text:style-name="P10"><text:s text:c="4"/>}</text:p>
      <text:p text:style-name="P10"><text:s text:c="4"/>public function test() {</text:p>
      <text:p text:style-name="P10"><text:s text:c="8"/>$this-&gt;foo();</text:p>
      <text:p text:style-name="P10"><text:s text:c="8"/>static::foo();</text:p>
      <text:p text:style-name="P10"><text:s text:c="4"/>}</text:p>
      <text:p text:style-name="P10">}</text:p>
      <text:p text:style-name="P10">class B extends A {}</text:p>
      <text:p text:style-name="P10">class C extends A {</text:p>
      <text:p text:style-name="P10"><text:s text:c="4"/>// Нельзя использовать private. Будет ошибка</text:p>
      <text:p text:style-name="P10"><text:s text:c="4"/>protected function foo() {</text:p>
      <text:p text:style-name="P10"><text:s text:c="8"/>echo "C";</text:p>
      <text:p text:style-name="P10"><text:s text:c="4"/>}</text:p>
      <text:p text:style-name="P10">}</text:p>
      <text:p text:style-name="P10">$b = new B();</text:p>
      <text:p text:style-name="P10">$b-&gt;test(); // A A</text:p>
      <text:p text:style-name="P10">$c = new C();</text:p>
      <text:p text:style-name="P18">$c-&gt;test(); // A C</text:p>
      <text:p text:style-name="Standard">Три ключевых слова используется для доступа к свойствам или методам внутрти класса: self, static, parent.</text:p>
      <text:p text:style-name="P171">self:: — используется для вызова методов, <text:span text:style-name="T266">статической переменной или константы</text:span> текущего класса (где данный параметр используется).</text:p>
      <text:p text:style-name="Standard">parent:: — вызывает родительский метод.</text:p>
      <text:p text:style-name="Standard">static:: — используется для позднего статического связывания.</text:p>
      <text:p text:style-name="P172"><text:soft-page-break/>$this — используется для вызова свойств и методов объекта. <text:span text:style-name="T57">В родительском классе будут вызываться </text:span><text:span text:style-name="T58">параметры и методы этого класса, если они объявлены private </text:span><text:span text:style-name="T60">или не определены в дочернем</text:span><text:span text:style-name="T58">. Иначе будут использоваться переопределенные </text:span><text:span text:style-name="T57">свойств</text:span><text:span text:style-name="T59">а</text:span><text:span text:style-name="T58"> и методы.</text:span><text:span text:style-name="T61"> Данным ключевым словом можно вызывать статические методы, но не свойства.</text:span></text:p>
      <text:h text:style-name="Heading_20_3" text:outline-level="3"><text:bookmark-start text:name="__RefHeading___Toc12213_1995911267"/>Interfaces<text:bookmark-end text:name="__RefHeading___Toc12213_1995911267"/></text:h>
      <text:p text:style-name="Standard">Интерфейсы определяют какие методы должен реализовать класс. Они не содержат описание методов.</text:p>
      <text:p text:style-name="Standard">! Все методы в интерфейсах имеют область видимости public. В классах методы интерфейсов тоже должны быть <text:span text:style-name="T16">public!!!</text:span></text:p>
      <text:p text:style-name="Standard">Имеется возможность определить конструктор в интерфейсе.</text:p>
      <text:p text:style-name="Standard">Для реализации интерфейса используется оператор implements. Для возможности реализации более одного интерфейса их можно перечислить через запятую. Имеется возможность наличия в двух интерфейсах, реализованных в одном классе, абсолютно идентичных методов. При неполном совпадении одноименных ф-ий возникает фатальная ошибка.</text:p>
      <text:p text:style-name="Standard">В классе, реализующем интерфейсы, методы должны иметь те же сигнатуры (signatures - параметры) как в определении в интерфейсе. Но возможно добавить дополнительный параметры со значением по умолчанию.</text:p>
      <text:p text:style-name="Standard">В интерфейсах могут задаваться константы. Их нельзя переопределять (как в классах) дочерним интерфейсам и классам. <text:span text:style-name="T16">(</text:span><text:span text:style-name="T108">но относледованный класс уже может переопределить константу</text:span><text:span text:style-name="T16">)</text:span></text:p>
      <text:p text:style-name="P10">&lt;?php<text:line-break/>interface a {</text:p>
      <text:p text:style-name="P10"><text:s text:c="4"/>const b = 'Interface constant';</text:p>
      <text:p text:style-name="P10">}<text:line-break/>echo a::b;</text:p>
      <text:p text:style-name="P10">class b implements a {</text:p>
      <text:p text:style-name="Standard"><text:span text:style-name="T38"><text:s text:c="4"/>const b = 'Class constant'; // </text:span><text:span text:style-name="T48">Вызовет</text:span><text:span text:style-name="T38"> </text:span><text:span text:style-name="T48">фатальную</text:span><text:span text:style-name="T38"> </text:span><text:span text:style-name="T48">ошибку</text:span></text:p>
      <text:p text:style-name="P18">}</text:p>
      <text:p text:style-name="Standard">Интерфейсы могут быть унаследованы друг от друга, так же как и классы, с помощью оператора extends. Но в отличие от класса, интерфейсы могут быть унаследованы от нескольких других интерфейсов.</text:p>
      <text:p text:style-name="P10">&lt;?php<text:line-break/>interface a {</text:p>
      <text:p text:style-name="P10"><text:s text:c="4"/>public function foo();</text:p>
      <text:p text:style-name="P10">}<text:line-break/>interface b {</text:p>
      <text:p text:style-name="P10"><text:s text:c="4"/>public function bar();</text:p>
      <text:p text:style-name="P10">}<text:line-break/>interface c extends a, b {</text:p>
      <text:p text:style-name="P10"><text:s text:c="4"/>public function baz();</text:p>
      <text:p text:style-name="Standard"><text:span text:style-name="T38">}<text:line-break/>class d implements c { // <text:s/>'class d implements c, a' — </text:span><text:span text:style-name="T48">вызовет</text:span><text:span text:style-name="T38"> </text:span><text:span text:style-name="T48">ошибку</text:span></text:p>
      <text:p text:style-name="P10"><text:s text:c="4"/>public function foo() {}</text:p>
      <text:p text:style-name="P10"><text:s text:c="4"/>public function bar() {}</text:p>
      <text:p text:style-name="P10"><text:s text:c="4"/>public function baz() {}</text:p>
      <text:p text:style-name="P10">}</text:p>
      <text:h text:style-name="P204" text:outline-level="3"><text:bookmark-start text:name="__RefHeading___Toc12215_1995911267"/>Return Types<text:bookmark-end text:name="__RefHeading___Toc12215_1995911267"/></text:h>
      <text:p text:style-name="Standard"><text:soft-page-break/>Если<text:span text:style-name="T16"> return </text:span>в<text:span text:style-name="T16"> </text:span>методе<text:span text:style-name="T16"> </text:span>не<text:span text:style-name="T16"> </text:span>указан<text:span text:style-name="T16">, </text:span>то<text:span text:style-name="T16"> </text:span>возвращается<text:span text:style-name="T16"> NULL. </text:span>Возвращены могут быть массивы, объекты, анонимные ф-ии (классы), значения переменных.</text:p>
      <text:h text:style-name="Heading_20_3" text:outline-level="3"><text:bookmark-start text:name="__RefHeading___Toc12217_1995911267"/>Autoload<text:bookmark-end text:name="__RefHeading___Toc12217_1995911267"/></text:h>
      <text:p text:style-name="Standard">void __autoload (string $class) — ф-ия автозагрузки, выполняемая при отсутствии определения класса или интерфейса. Имя зарезервировано, но саму ф-ию нужно описывать полностью:</text:p>
      <text:p text:style-name="P18">function __autoload($classname) {</text:p>
      <text:p text:style-name="Standard"><text:span text:style-name="T48">  </text:span><text:span text:style-name="T38">$filename = "./". $classname .".php";</text:span></text:p>
      <text:p text:style-name="P10">  include_once($filename);<text:line-break/>}</text:p>
      <text:p text:style-name="Standard">Ф-ия может бросать исключения throw. Необходима конструкция try..catch для его принятия. Для этого вызываемый класс должен быть внутри данной конструкции. Ф-ия <text:span text:style-name="T48">__autoload</text:span> может создавать рекурсии саму на себя.</text:p>
      <text:p text:style-name="Standard">Ф-ия <text:span text:style-name="T48">__autoload</text:span> считается в PHP 7.2 устаревшей из-за невозможности по-разному обрабатывать библиотечные файлы.</text:p>
      <text:p text:style-name="Standard"><text:span text:style-name="Strong_20_Emphasis"><text:span text:style-name="T31">bool spl_autoload_register([callable $func [, bool $throw = true[, bool $prepend = false]]]) — </text:span></text:span><text:span text:style-name="Strong_20_Emphasis"><text:span text:style-name="T154">регистрирует</text:span></text:span><text:span text:style-name="Strong_20_Emphasis"><text:span text:style-name="T31"> </text:span></text:span><text:span text:style-name="Strong_20_Emphasis"><text:span text:style-name="T154">ф</text:span></text:span><text:span text:style-name="Strong_20_Emphasis"><text:span text:style-name="T31">-</text:span></text:span><text:span text:style-name="Strong_20_Emphasis"><text:span text:style-name="T154">ию</text:span></text:span><text:span text:style-name="Strong_20_Emphasis"><text:span text:style-name="T31"> </text:span></text:span><text:span text:style-name="Strong_20_Emphasis"><text:span text:style-name="T154">в</text:span></text:span><text:span text:style-name="Strong_20_Emphasis"><text:span text:style-name="T31"> </text:span></text:span><text:span text:style-name="Strong_20_Emphasis"><text:span text:style-name="T154">качестве</text:span></text:span><text:span text:style-name="Strong_20_Emphasis"><text:span text:style-name="T31"> </text:span></text:span><text:span text:style-name="Strong_20_Emphasis"><text:span text:style-name="T154">метода</text:span></text:span><text:span text:style-name="Strong_20_Emphasis"><text:span text:style-name="T31"> </text:span></text:span><text:span text:style-name="Strong_20_Emphasis"><text:span text:style-name="T154">реализации</text:span></text:span><text:span text:style-name="Strong_20_Emphasis"><text:span text:style-name="T31"> __autoload(). </text:span></text:span><text:span text:style-name="Strong_20_Emphasis"><text:span text:style-name="T154">Может содержать очереди функций автозагрузок, выполняемые в порядке их определения. Параметры:</text:span></text:span></text:p>
      <text:p text:style-name="Standard"><text:span text:style-name="Strong_20_Emphasis"><text:span text:style-name="T55">callable $func</text:span></text:span><text:span text:style-name="Strong_20_Emphasis"><text:span text:style-name="T154"> — название вызываемой ф-ии или анонимная ф-ия (замыкание);</text:span></text:span></text:p>
      <text:p text:style-name="Standard"><text:span text:style-name="Strong_20_Emphasis"><text:span text:style-name="T55">bool $throw</text:span></text:span><text:span text:style-name="Strong_20_Emphasis"><text:span text:style-name="T154"> — бросать исключение, если $func не будет зарегистрирована.</text:span></text:span></text:p>
      <text:p text:style-name="Standard"><text:span text:style-name="Strong_20_Emphasis"><text:span text:style-name="T55">bool $prepend</text:span></text:span><text:span text:style-name="Strong_20_Emphasis"><text:span text:style-name="T154"> — зарегистрировать ф-ию $func в начале очереди.</text:span></text:span></text:p>
      <text:p text:style-name="Standard"><text:span text:style-name="Strong_20_Emphasis"><text:span text:style-name="T154">Примеры</text:span></text:span><text:span text:style-name="Strong_20_Emphasis"><text:span text:style-name="T31"> </text:span></text:span><text:span text:style-name="Strong_20_Emphasis"><text:span text:style-name="T154">вызова</text:span></text:span><text:span text:style-name="Strong_20_Emphasis"><text:span text:style-name="T31"> </text:span></text:span><text:span text:style-name="Strong_20_Emphasis"><text:span text:style-name="T154">ф</text:span></text:span><text:span text:style-name="Strong_20_Emphasis"><text:span text:style-name="T31">-</text:span></text:span><text:span text:style-name="Strong_20_Emphasis"><text:span text:style-name="T154">ии</text:span></text:span><text:span text:style-name="Strong_20_Emphasis"><text:span text:style-name="T31"> spl_autoload_register:</text:span></text:span></text:p>
      <text:p text:style-name="Standard"><text:span text:style-name="Strong_20_Emphasis"><text:span text:style-name="T47">spl_autoload_register(function ($class) {<text:line-break/>    include 'classes/' . $class . '.class.php';<text:line-break/>});</text:span></text:span></text:p>
      <text:p text:style-name="Standard"><text:span text:style-name="Strong_20_Emphasis"><text:span text:style-name="T47">spl_autoload_register(array(new Foo, 'test'));</text:span></text:span></text:p>
      <text:p text:style-name="Standard"><text:span text:style-name="Strong_20_Emphasis"><text:span text:style-name="T47">spl_autoload_register('Foo::test');</text:span></text:span></text:p>
      <text:p text:style-name="Standard"><text:span text:style-name="Strong_20_Emphasis"><text:span text:style-name="T154">! Ф-ия spl_autoload_register() полностью заменяет ф-ию __autoload(). В связи с этим, при наличии обеих этих ф-ий необходимо явно зарегистрировать в очереди ф-ию __autoload():</text:span></text:span></text:p>
      <text:p text:style-name="Standard"><text:span text:style-name="Strong_20_Emphasis"><text:span text:style-name="T31">spl_autoload_register('__autoload');</text:span></text:span></text:p>
      <text:p text:style-name="Standard"><text:span text:style-name="Strong_20_Emphasis"><text:span text:style-name="T154">! Автозагрузка недоступна в CLI при интерактивном режиме (когда команды при вводе сразу выполняются)</text:span></text:span></text:p>
      <text:h text:style-name="Heading_20_3" text:outline-level="3"><text:bookmark-start text:name="__RefHeading___Toc12219_1995911267"/>Reflection<text:bookmark-end text:name="__RefHeading___Toc12219_1995911267"/></text:h>
      <text:p text:style-name="Standard">Позволяет проводить реверс-инженеринг классов, интерфейсов, функций, методов и расширений. А также получать doc-блоки с комментариями к ф-иям, классам и методам.</text:p>
      <text:p text:style-name="P65">Класс Reflection</text:p>
      <text:p text:style-name="Standard">public static string <text:span text:style-name="T2">Reflection::export</text:span> ( Reflector $reflector [, bool $return = false ] ) <text:span text:style-name="Strong_20_Emphasis"><text:span text:style-name="T154">—</text:span></text:span> если $return = false, то ответ отправится на экран и вернется из ф-ии NULL, иначе, вернётся экспортируемый объект в виде строки. Reflector - это интерфейс, реализуемый всеми экспортируемыми классами Reflection.</text:p>
      <text:p text:style-name="Standard"><text:span text:style-name="T16">public</text:span> <text:span text:style-name="T16">static</text:span> <text:span text:style-name="T16">array</text:span> <text:span text:style-name="T18">Reflection</text:span><text:span text:style-name="T2">::</text:span><text:span text:style-name="T18">getModifierNames</text:span><text:span text:style-name="T2"> </text:span>( <text:span text:style-name="T16">int</text:span> $<text:span text:style-name="T16">modifiers</text:span> ) <text:span text:style-name="Strong_20_Emphasis"><text:span text:style-name="T154">—</text:span></text:span> выводит все имена модификаторов по байт-коду ($<text:span text:style-name="T16">modifiers</text:span>):</text:p>
      <text:p text:style-name="P27">Reflection::getModifierNames(246); <text:s/>// array(0 =&gt; 'abstract', 1 =&gt; 'final');</text:p>
      <text:p text:style-name="P65">Класс ReflectionClass</text:p>
      <text:p text:style-name="Standard">Сообщает информацию о классе.</text:p>
      <text:p text:style-name="P69">Константы:</text:p>
      <text:p text:style-name="Standard"><text:soft-page-break/>IS_IMPLICIT_ABSTRACT = 16 ; // Указывает, что класс абстрактный, поскольку есть абстрактные методы (если есть абстрактные методы класс нужно обозначать как абстрактный).</text:p>
      <text:p text:style-name="Standard">IS_EXPLICIT_ABSTRACT = 32 ; // Указывает, что класс абстрактный, потому что так указано в его описании</text:p>
      <text:p text:style-name="Standard">IS_FINAL = 64 <text:span text:style-name="T16">(</text:span><text:span text:style-name="T108">в </text:span><text:span text:style-name="T16">php 7</text:span><text:span text:style-name="T108"> равно 4</text:span><text:span text:style-name="T16">)</text:span>; // Указывает, что класс является окончательным final</text:p>
      <text:p text:style-name="P69">Свойства:</text:p>
      <text:p text:style-name="Standard">name <text:span text:style-name="Strong_20_Emphasis"><text:span text:style-name="T154">—</text:span></text:span> имя класса. Доступно только для чтения и выбрасывает исключение ReflectionException при попытке записи.</text:p>
      <text:p text:style-name="Standard"><text:span text:style-name="T57">Методы</text:span><text:span text:style-name="T22">:</text:span></text:p>
      <text:p text:style-name="Standard"><text:span text:style-name="T16">public </text:span><text:span text:style-name="T18">ReflectionClass::__construct</text:span><text:span text:style-name="T16"> ( mixed $argument ) — </text:span>создаёт<text:span text:style-name="T16"> </text:span>объект<text:span text:style-name="T16"> </text:span>класса<text:span text:style-name="T16"> ReflectionClass. </text:span>Принимает<text:span text:style-name="T16"> </text:span>или<text:span text:style-name="T16"> </text:span>имя<text:span text:style-name="T16"> </text:span>класса<text:span text:style-name="T16">, </text:span>или<text:span text:style-name="T16"> </text:span>его<text:span text:style-name="T16"> </text:span>объект<text:span text:style-name="T16">.</text:span></text:p>
      <text:p text:style-name="Standard"><text:span text:style-name="T16">public static string </text:span><text:span text:style-name="T18">ReflectionClass::export</text:span><text:span text:style-name="T16"> ( mixed $argument [, bool $return = false ] ) — </text:span>экспортирует<text:span text:style-name="T16"> </text:span>класс <text:span text:style-name="T16">(</text:span><text:span text:style-name="T108">любой класс</text:span><text:span text:style-name="T16">). </text:span>Работает<text:span text:style-name="T16"> </text:span>также<text:span text:style-name="T16">, </text:span>как<text:span text:style-name="T16"> </text:span>и<text:span text:style-name="T16"> <text:s/></text:span><text:span text:style-name="T18">Reflection::export</text:span><text:span text:style-name="T16">.</text:span></text:p>
      <text:p text:style-name="Standard"><text:span text:style-name="T16">public mixed </text:span><text:span text:style-name="T18">ReflectionClass::getConstant </text:span><text:span text:style-name="T16">( string $name ) — </text:span>возвращает<text:span text:style-name="T16"> </text:span>определенную<text:span text:style-name="T16"> </text:span>константу</text:p>
      <text:p text:style-name="Standard">public array <text:span text:style-name="T2">ReflectionClass::getConstants</text:span> ( void ) — возвращает все константы класса вне зависимости от их области видимости. Ключ возвращаемого массива это наименование константы, а значение это значение константы.</text:p>
      <text:p text:style-name="Standard">public ReflectionMethod <text:span text:style-name="T2">ReflectionClass::getConstructor </text:span>( void ) — возвращает конструктор класса в виде объекта ReflectionMethod или возвращает NULL при отсутствии конструктор.</text:p>
      <text:p text:style-name="Standard"><text:span text:style-name="T16">public array </text:span><text:span text:style-name="T18">ReflectionClass::getDefaultProperties</text:span><text:span text:style-name="T16"> ( void ) — </text:span>возвращает<text:span text:style-name="T16"> </text:span>свойства<text:span text:style-name="T16"> </text:span>по<text:span text:style-name="T16"> </text:span>умолчанию<text:span text:style-name="T16"> </text:span>(включая родительские классы). <text:s/>Ключ возвращаемого массива это наименование св-ва, а значение это значение св-ва. Определить статическое св-во или нет, а также область видимости по ответу нельзя.</text:p>
      <text:p text:style-name="Standard"><text:span text:style-name="T16">public string </text:span><text:span text:style-name="T18">ReflectionClass::getDocComment </text:span><text:span text:style-name="T16">( void ) — </text:span>возвращает<text:span text:style-name="T16"> doc-</text:span>блоки<text:span text:style-name="T16"> </text:span>комментариев<text:span text:style-name="T16"> </text:span><text:span text:style-name="T57">класса</text:span><text:span text:style-name="T22">.</text:span></text:p>
      <text:p text:style-name="Standard">public int <text:span text:style-name="T2">ReflectionClass::getEndLine </text:span>( void ) — возвращает номер последней строки определения пользовательского класса.</text:p>
      <text:p text:style-name="Standard">public ReflectionExtension <text:span text:style-name="T2">ReflectionClass::getExtension</text:span> ( void ) — возвращает экземпляр класса ReflectionExtension, представляющий расширение, определенное в классе, или NULL для пользовательских классов. Пример: для класса ReflectionClass расширение Reflection.</text:p>
      <text:p text:style-name="Standard">public string <text:span text:style-name="T2">ReflectionClass::getExtensionName</text:span> ( void ) — возвращает имя расширения, определенного в классе</text:p>
      <text:p text:style-name="Standard">public string <text:span text:style-name="T2">ReflectionClass::getFileName</text:span> ( void ) — возвращает имя файла, в котором объявлен класс. Если класс объявлен в ядре PHP или в расширении PHP, возвращает FALSE.</text:p>
      <text:p text:style-name="Standard"><text:span text:style-name="T16">public array </text:span><text:span text:style-name="T18">ReflectionClass::getInterfaceNames</text:span><text:span text:style-name="T16"> ( void ) — </text:span>возвращает<text:span text:style-name="T16"> </text:span>имена<text:span text:style-name="T16"> </text:span>интерфейсов<text:span text:style-name="T16">.</text:span></text:p>
      <text:p text:style-name="Standard"><text:span text:style-name="T16">public array </text:span><text:span text:style-name="T18">ReflectionClass::getInterfaces</text:span><text:span text:style-name="T16"> ( void ) — </text:span>возвращает<text:span text:style-name="T16"> </text:span>интерфейсы<text:span text:style-name="T16">. </text:span>Ассоциативный массив (array) интерфейсов, в котором ключами являются имена интерфейсов, а значениями <text:s/>объекты ReflectionClass.</text:p>
      <text:p text:style-name="Standard"><text:span text:style-name="T16">public ReflectionMethod </text:span><text:span text:style-name="T18">ReflectionClass::getMethod</text:span><text:span text:style-name="T16"> ( string $name ) — </text:span>возвращает<text:span text:style-name="T16"> </text:span>экземпляр<text:span text:style-name="T16"> ReflectionMethod </text:span>для<text:span text:style-name="T16"> </text:span>метода<text:span text:style-name="T16"> </text:span>класса<text:span text:style-name="T16">.</text:span></text:p>
      <text:p text:style-name="Standard"><text:span text:style-name="T16">public array </text:span><text:span text:style-name="T18">ReflectionClass::getMethods</text:span><text:span text:style-name="T16"> ([ int $filter ] ) — </text:span>возвращает<text:span text:style-name="T16"> </text:span>список<text:span text:style-name="T16"> </text:span>методов<text:span text:style-name="T16"> </text:span>в<text:span text:style-name="T16"> </text:span>виде<text:span text:style-name="T16"> </text:span>массива<text:span text:style-name="T16">. $filter — </text:span>принимает<text:span text:style-name="T16"> </text:span>константы<text:span text:style-name="T16"> </text:span>через<text:span text:style-name="T16"> </text:span>логическое<text:span text:style-name="T16"> </text:span>ИЛИ<text:span text:style-name="T16"> </text:span>для<text:span text:style-name="T16"> </text:span>фильтрации<text:span text:style-name="T16"> </text:span>методов<text:span text:style-name="T16"> </text:span>по<text:span text:style-name="T16"> </text:span>определенным<text:span text:style-name="T16"> </text:span>атрибутам<text:span text:style-name="T16"> (ReflectionMethod::IS_STATIC, ReflectionMethod::IS_PUBLIC </text:span>и<text:span text:style-name="T16"> </text:span>т<text:span text:style-name="T16">. </text:span>д<text:span text:style-name="T16">.). </text:span></text:p>
      <text:p text:style-name="Standard">! Нельзя настроить фильтры, чтобы вернуть все не статические методы или не публичные.</text:p>
      <text:p text:style-name="Standard">Возвращает метод массив (array) объектов класса ReflectionMethod, отражающих каждый метод класса.</text:p>
      <text:p text:style-name="Standard"><text:soft-page-break/>public int <text:span text:style-name="T2">ReflectionClass::getModifiers</text:span> ( void ) — возвращает информацию о модификаторах класса (битовую маску - константы описанные выше).</text:p>
      <text:p text:style-name="Standard"><text:span text:style-name="T16">public string </text:span><text:span text:style-name="T18">ReflectionClass::getName</text:span><text:span text:style-name="T16"> ( void ) — </text:span>возвращает<text:span text:style-name="T16"> </text:span>имя<text:span text:style-name="T16"> </text:span>класса<text:span text:style-name="T16"> (</text:span>полное<text:span text:style-name="T16"> </text:span>с<text:span text:style-name="T16"> namespace'</text:span>ом<text:span text:style-name="T16">).</text:span></text:p>
      <text:p text:style-name="Standard"><text:span text:style-name="T16">public string </text:span><text:span text:style-name="T18">ReflectionClass::getNamespaceName</text:span><text:span text:style-name="T16"> ( void ) — </text:span>возвращает<text:span text:style-name="T16"> </text:span>название<text:span text:style-name="T16"> </text:span>пространства<text:span text:style-name="T16"> </text:span>имён<text:span text:style-name="T16">.</text:span></text:p>
      <text:p text:style-name="Standard"><text:span text:style-name="T16">public ReflectionClass </text:span><text:span text:style-name="T18">ReflectionClass::getParentClass </text:span><text:span text:style-name="T16">( void ) — </text:span>возвращает<text:span text:style-name="T16"> </text:span>родительский<text:span text:style-name="T16"> </text:span>класс</text:p>
      <text:p text:style-name="Standard"><text:span text:style-name="T16">public array </text:span><text:span text:style-name="T18">ReflectionClass::getProperties</text:span><text:span text:style-name="T16"> ([ int $filter ] ) — </text:span>возвращает<text:span text:style-name="T16"> </text:span>свойства<text:span text:style-name="T16"> </text:span>в<text:span text:style-name="T16"> </text:span>виде<text:span text:style-name="T16"> </text:span>массива<text:span text:style-name="T16"> </text:span>объектов<text:span text:style-name="T16"> ReflectionProperty. </text:span>$filter – позволяет возвращать только желаемые типы свойств. Он настраивается с помощью констант ReflectionProperty, по умолчанию возвращает все типы.</text:p>
      <text:p text:style-name="Standard"><text:span text:style-name="T16">public ReflectionProperty </text:span><text:span text:style-name="T18">ReflectionClass::getProperty</text:span><text:span text:style-name="T16"> ( string $name ) — </text:span>возвращает<text:span text:style-name="T16"> </text:span>экземпляр<text:span text:style-name="T16"> ReflectionProperty </text:span>для<text:span text:style-name="T16"> </text:span>свойства<text:span text:style-name="T16"> </text:span>класса<text:span text:style-name="T16">.</text:span></text:p>
      <text:p text:style-name="Standard"><text:span text:style-name="T16">public ReflectionClassConstant </text:span><text:span text:style-name="T18">ReflectionClass::getReflectionConstant</text:span><text:span text:style-name="T16"> ( string $name ) — </text:span>получение<text:span text:style-name="T16"> </text:span>объекта<text:span text:style-name="T16"> ReflectionClassConstant </text:span>по<text:span text:style-name="T16"> </text:span>имени<text:span text:style-name="T16"> </text:span>константы<text:span text:style-name="T16"> </text:span>класса<text:span text:style-name="T16">.</text:span></text:p>
      <text:p text:style-name="Standard"><text:span text:style-name="T16">public array </text:span><text:span text:style-name="T18">ReflectionClass::</text:span><text:bookmark-start text:name="__DdeLink__9765_111729677"/><text:span text:style-name="T18">getReflectionConstants</text:span><text:bookmark-end text:name="__DdeLink__9765_111729677"/><text:span text:style-name="T16"> ( void ) — </text:span>получение<text:span text:style-name="T16"> </text:span>всех<text:span text:style-name="T16"> </text:span>констант<text:span text:style-name="T16"> </text:span>класса<text:span text:style-name="T16"> </text:span>в<text:span text:style-name="T16"> </text:span>виде<text:span text:style-name="T16"> </text:span>массива<text:span text:style-name="T16"> <text:s/>ReflectionClassConstant</text:span></text:p>
      <text:p text:style-name="Standard"><text:span text:style-name="T16">public string </text:span><text:span text:style-name="T18">ReflectionClass::getShortName</text:span><text:span text:style-name="T16"> ( void ) — </text:span>возвращает<text:span text:style-name="T16"> </text:span>короткое<text:span text:style-name="T16"> </text:span>имя<text:span text:style-name="T16"> </text:span>класса<text:span text:style-name="T16"> (</text:span>без<text:span text:style-name="T16"> namespace)</text:span></text:p>
      <text:p text:style-name="Standard"><text:span text:style-name="T16">public int </text:span><text:span text:style-name="T18">ReflectionClass::getStartLine </text:span><text:span text:style-name="T16">( void ) — </text:span>возвращает<text:span text:style-name="T16"> </text:span>номер<text:span text:style-name="T16"> </text:span>начальной<text:span text:style-name="T16"> </text:span>строки</text:p>
      <text:p text:style-name="Standard"><text:span text:style-name="T16">public array </text:span><text:span text:style-name="T18">ReflectionClass::getStaticProperties</text:span><text:span text:style-name="T16"> ( void ) — </text:span>возвращает<text:span text:style-name="T16"> static </text:span>свойства</text:p>
      <text:p text:style-name="Standard"><text:span text:style-name="T16">public mixed </text:span><text:span text:style-name="T18">ReflectionClass::getStaticPropertyValue</text:span><text:span text:style-name="T16"> ( string $name [, mixed &amp;$def_value ] ) — </text:span>возвращает<text:span text:style-name="T16"> </text:span>значение<text:span text:style-name="T16"> static </text:span>свойства<text:span text:style-name="T16">. </text:span>$def_value — значение, которое возвращается, если св-во не определено. Иначе выбрасывается исключение <text:s/>ReflectionException.</text:p>
      <text:p text:style-name="Standard">public array <text:span text:style-name="T2">ReflectionClass::getTraitAliases</text:span> ( void ) — возвращает массив trait-псевдонимов. Возвращает ассоциативный массив, ключами которого являются новые имена методов, а <text:s/>значениями -- оригинальные имена методов (в формате "TraitName::TraitNameMethod"). В случае возникновения ошибки возвращает NULL.</text:p>
      <text:p text:style-name="Standard">public array <text:span text:style-name="T2">ReflectionClass::getTraitNames</text:span> ( void ) — Возвращает массив trait-имён, задействованных в этом классе</text:p>
      <text:p text:style-name="Standard">public array <text:span text:style-name="T2">ReflectionClass::getTraits</text:span> ( void ) — возвращает массив traits, задействованных в этом классе. Возвращает ассоциативный массив, ключами которого являются имена traits, а значениями -- экземпляры класса ReflectionClass для каждого trait. В случае возникновения ошибки возвращает NULL.</text:p>
      <text:p text:style-name="Standard">public bool <text:span text:style-name="T2">ReflectionClass::hasConstant </text:span>( string $name ) — проверяет, задана ли константа</text:p>
      <text:p text:style-name="Standard"><text:span text:style-name="T16">public bool </text:span><text:span text:style-name="T18">ReflectionClass::hasMethod</text:span><text:span text:style-name="T16"> ( string $name ) — </text:span>проверяет<text:span text:style-name="T16">, </text:span>задан<text:span text:style-name="T16"> </text:span>ли<text:span text:style-name="T16"> </text:span>метод</text:p>
      <text:p text:style-name="Standard"><text:span text:style-name="T16">public bool </text:span><text:span text:style-name="T18">ReflectionClass::hasProperty</text:span><text:span text:style-name="T16"> ( string $name ) — </text:span>проверяет<text:span text:style-name="T16">, </text:span>задано<text:span text:style-name="T16"> </text:span>ли<text:span text:style-name="T16"> </text:span>свойство</text:p>
      <text:p text:style-name="Standard"><text:span text:style-name="T16">public bool </text:span><text:span text:style-name="T18">ReflectionClass::implementsInterface</text:span><text:span text:style-name="T16"> ( string $interface ) — </text:span>проверяет<text:span text:style-name="T16">, </text:span>реализуется<text:span text:style-name="T16"> </text:span>ли<text:span text:style-name="T16"> </text:span>класс<text:span text:style-name="T16"> </text:span>веденный<text:span text:style-name="T16"> </text:span>в<text:span text:style-name="T16"> </text:span>параметр<text:span text:style-name="T16"> $interface </text:span>интерфейс<text:span text:style-name="T16">.</text:span></text:p>
      <text:p text:style-name="Standard"><text:span text:style-name="T16">public bool </text:span><text:span text:style-name="T18">ReflectionClass::inNamespace</text:span><text:span text:style-name="T16"> ( void ) — </text:span>проверяет<text:span text:style-name="T16">, </text:span>определён<text:span text:style-name="T16"> </text:span>ли<text:span text:style-name="T16"> </text:span>класс<text:span text:style-name="T16"> </text:span>в<text:span text:style-name="T16"> </text:span>пространстве<text:span text:style-name="T16"> </text:span>имён</text:p>
      <text:p text:style-name="Standard"><text:span text:style-name="T16">public bool </text:span><text:span text:style-name="T18">ReflectionClass::isAbstract</text:span><text:span text:style-name="T16"> ( void ) — </text:span>проверяет<text:span text:style-name="T16">, </text:span>является<text:span text:style-name="T16"> </text:span>ли<text:span text:style-name="T16"> </text:span>класс<text:span text:style-name="T16"> </text:span>абстрактным</text:p>
      <text:p text:style-name="Standard"><text:span text:style-name="T16">public bool </text:span><text:span text:style-name="T18">ReflectionClass::isAnonymous</text:span><text:span text:style-name="T16"> ( void ) — </text:span>проверяет<text:span text:style-name="T16">, </text:span>анонимный<text:span text:style-name="T16"> </text:span>класс<text:span text:style-name="T16"> </text:span>или<text:span text:style-name="T16"> </text:span>нет</text:p>
      <text:p text:style-name="Standard"><text:span text:style-name="T16">public bool </text:span><text:span text:style-name="T18">ReflectionClass::isCloneable</text:span><text:span text:style-name="T16"> ( void ) — </text:span>проверяет<text:span text:style-name="T16">, </text:span>можно<text:span text:style-name="T16"> </text:span>ли<text:span text:style-name="T16"> </text:span>клонировать<text:span text:style-name="T16"> </text:span>этот<text:span text:style-name="T16"> </text:span>класс</text:p>
      <text:p text:style-name="P10">&lt;?php</text:p>
      <text:p text:style-name="P10">class NotCloneable {</text:p>
      <text:p text:style-name="Standard"><text:span text:style-name="T38"><text:s text:c="4"/>private function __clone() {} // </text:span><text:span text:style-name="T48">данный</text:span><text:span text:style-name="T38"> </text:span><text:span text:style-name="T48">класс</text:span><text:span text:style-name="T38"> </text:span><text:span text:style-name="T48">нельзя</text:span><text:span text:style-name="T38"> </text:span><text:span text:style-name="T48">клонировать</text:span></text:p>
      <text:p text:style-name="P10">}</text:p>
      <text:p text:style-name="Standard"><text:span text:style-name="T16">public bool </text:span><text:span text:style-name="T18">ReflectionClass::isFinal</text:span><text:span text:style-name="T16"> ( void )— </text:span>проверяет<text:span text:style-name="T16">, </text:span>является<text:span text:style-name="T16"> </text:span>ли<text:span text:style-name="T16"> </text:span>класс<text:span text:style-name="T16"> </text:span>окончательным<text:span text:style-name="T16"> (final)</text:span></text:p>
      <text:p text:style-name="Standard"><text:soft-page-break/><text:span text:style-name="T16">public bool </text:span><text:span text:style-name="T18">ReflectionClass::isInstance</text:span><text:span text:style-name="T16"> (object $object) — </text:span>проверяет<text:span text:style-name="T16">, </text:span>принадлежит<text:span text:style-name="T16"> </text:span>ли<text:span text:style-name="T16"> </text:span>объект<text:span text:style-name="T16"> </text:span>классу<text:span text:style-name="T16"> (</text:span>эквивалентно<text:span text:style-name="T16">: $obj instanceof Class </text:span>или<text:span text:style-name="T16"> is_a($obj, Class)).</text:span></text:p>
      <text:p text:style-name="Standard"><text:span text:style-name="T16">public bool </text:span><text:span text:style-name="T18">ReflectionClass::isInstantiable</text:span><text:span text:style-name="T16"> ( void ) — </text:span>проверяет<text:span text:style-name="T16">, </text:span>можно<text:span text:style-name="T16"> </text:span>ли<text:span text:style-name="T16"> </text:span>создать<text:span text:style-name="T16"> </text:span>экземпляр<text:span text:style-name="T16"> </text:span>класса</text:p>
      <text:p text:style-name="Standard"><text:span text:style-name="T16">public bool </text:span><text:span text:style-name="T18">ReflectionClass::isInterface</text:span><text:span text:style-name="T16"> ( void ) — </text:span>проверяет<text:span text:style-name="T16">, </text:span>является<text:span text:style-name="T16"> </text:span>ли<text:span text:style-name="T16"> </text:span>класс<text:span text:style-name="T16"> </text:span>интерфейсом</text:p>
      <text:p text:style-name="Standard">public bool <text:span text:style-name="T2">ReflectionClass::isInternal</text:span> ( void ) — проверяет, является ли класс встроенным в расширение или в ядро$r</text:p>
      <text:p text:style-name="Standard">public bool <text:span text:style-name="T2">ReflectionClass::isIterateable</text:span> ( void ) — проверяет, является ли класс итерируемым</text:p>
      <text:p text:style-name="Standard">public bool <text:span text:style-name="T2">ReflectionClass::isSubclassOf</text:span> ( string $class ) — проверяет, является ли класс подклассом</text:p>
      <text:p text:style-name="Standard">public bool <text:span text:style-name="T2">ReflectionClass::isTrait</text:span> ( void ) — проверяет, является ли класс trait.</text:p>
      <text:p text:style-name="Standard">public bool <text:span text:style-name="T2">ReflectionClass::isUserDefined</text:span> ( void ) — проверяет, является ли класс пользовательским (противоположно <text:span text:style-name="T2">ReflectionClass::isInternal</text:span>)</text:p>
      <text:p text:style-name="Standard"><text:span text:style-name="T16">public object </text:span><text:span text:style-name="T18">ReflectionClass::newInstance</text:span><text:span text:style-name="T16"> ( mixed $args [, mixed $... ] </text:span>) — создаёт новый экземпляр класса. Принятые аргументы передаются в конструктор класса.</text:p>
      <text:p text:style-name="Standard">public object <text:span text:style-name="T2">ReflectionClass::newInstanceArgs</text:span> ([ array $args ] ) — создаёт экземпляр класса с переданными параметрами. Параметры передаются в виде массива</text:p>
      <text:p text:style-name="Standard">public object <text:span text:style-name="T2">ReflectionClass::newInstanceWithoutConstructor</text:span> ( void ) — создаёт новый экземпляр класса без вызова конструктора. Если класс является встроенным, и его экземпляр не может быть создан без вызова конструктора, то это приведёт к генерации исключения ReflectionException. В PHP 5.6.0 и новее, это исключение ограничено только классами с модификатором final.</text:p>
      <text:p text:style-name="Standard"><text:span text:style-name="T16">public void </text:span><text:span text:style-name="T18">ReflectionClass::setStaticPropertyValue</text:span><text:span text:style-name="T16"> ( string $name , string $value ) — </text:span>устанавливает<text:span text:style-name="T16"> </text:span>значение<text:span text:style-name="T16"> static-</text:span>свойства<text:span text:style-name="T16"> (</text:span>если<text:span text:style-name="T16"> </text:span>оно<text:span text:style-name="T16"> public).</text:span></text:p>
      <text:p text:style-name="Standard"><text:span text:style-name="T16">public string </text:span><text:span text:style-name="T18">ReflectionClass::__toString</text:span><text:span text:style-name="T16"> ( void ) — </text:span>возвращает<text:span text:style-name="T16"> </text:span>строковое<text:span text:style-name="T16"> </text:span>представление<text:span text:style-name="T16"> </text:span>объекта<text:span text:style-name="T16"> </text:span>класса<text:span text:style-name="T16"> ReflectionClass</text:span></text:p>
      <text:p text:style-name="Standard"><text:bookmark-start text:name="__DdeLink__2621_961927700"/><text:span text:style-name="T2">Класс ReflectionClass</text:span><text:bookmark-end text:name="__DdeLink__2621_961927700"/><text:span text:style-name="T2">Constant</text:span></text:p>
      <text:p text:style-name="Standard">Содержит информацию о константе класса.</text:p>
      <text:p text:style-name="P69">Свойства:</text:p>
      <text:p text:style-name="Standard">name<text:span text:style-name="T57"> </text:span><text:span text:style-name="Strong_20_Emphasis"><text:span text:style-name="T67">—</text:span></text:span> имя константы. Только чтение, иначе ReflectionException.</text:p>
      <text:p text:style-name="Standard">class <text:span text:style-name="Strong_20_Emphasis"><text:span text:style-name="T67">—</text:span></text:span> имя класса константы. Только чтение, иначе ReflectionException.</text:p>
      <text:p text:style-name="Standard"><text:span text:style-name="T57">Методы</text:span><text:span text:style-name="T22">:</text:span></text:p>
      <text:p text:style-name="Standard"><text:span text:style-name="T16">public </text:span><text:span text:style-name="T18">ReflectionClassConstant::__construct</text:span><text:span text:style-name="T16"> ( mixed $class , string $name ) </text:span><text:span text:style-name="Strong_20_Emphasis"><text:span text:style-name="T26">—</text:span></text:span><text:span text:style-name="T16"> </text:span>конструктор<text:span text:style-name="T16">.</text:span></text:p>
      <text:p text:style-name="Standard"><text:span text:style-name="T16">public static string </text:span><text:span text:style-name="T18">ReflectionClassConstant::export</text:span><text:span text:style-name="T16"> ( mixed $class , string $name [, bool $return ] ) </text:span><text:span text:style-name="Strong_20_Emphasis"><text:span text:style-name="T26">—</text:span></text:span><text:span text:style-name="T16"> </text:span>экспорт<text:span text:style-name="T16"> </text:span>константы<text:span text:style-name="T16"> (</text:span>всё<text:span text:style-name="T16"> </text:span>как<text:span text:style-name="T16"> </text:span>и<text:span text:style-name="T16"> </text:span>в<text:span text:style-name="T16"> </text:span>предыдущих<text:span text:style-name="T16"> </text:span>классах<text:span text:style-name="T16">).</text:span></text:p>
      <text:p text:style-name="Standard"><text:span text:style-name="T16">public ReflectionClass </text:span><text:span text:style-name="T18">ReflectionClassConstant::getDeclaringClass</text:span><text:span text:style-name="T16"> ( void ) </text:span><text:span text:style-name="Strong_20_Emphasis"><text:span text:style-name="T26">— </text:span></text:span><text:span text:style-name="Strong_20_Emphasis"><text:span text:style-name="T154">получение</text:span></text:span><text:span text:style-name="Strong_20_Emphasis"><text:span text:style-name="T31"> </text:span></text:span><text:span text:style-name="Strong_20_Emphasis"><text:span text:style-name="T154">объявленного</text:span></text:span><text:span text:style-name="Strong_20_Emphasis"><text:span text:style-name="T31"> </text:span></text:span><text:span text:style-name="Strong_20_Emphasis"><text:span text:style-name="T154">класса</text:span></text:span><text:span text:style-name="Strong_20_Emphasis"><text:span text:style-name="T31"> </text:span></text:span><text:span text:style-name="Strong_20_Emphasis"><text:span text:style-name="T154">в</text:span></text:span><text:span text:style-name="Strong_20_Emphasis"><text:span text:style-name="T31"> </text:span></text:span><text:span text:style-name="Strong_20_Emphasis"><text:span text:style-name="T154">виде</text:span></text:span><text:span text:style-name="Strong_20_Emphasis"><text:span text:style-name="T31"> </text:span></text:span><text:span text:style-name="Strong_20_Emphasis"><text:span text:style-name="T154">объекта</text:span></text:span><text:span text:style-name="Strong_20_Emphasis"><text:span text:style-name="T31"> ReflectionClass.</text:span></text:span></text:p>
      <text:p text:style-name="Standard"><text:span text:style-name="Strong_20_Emphasis"><text:span text:style-name="T31">public string </text:span></text:span><text:span text:style-name="Strong_20_Emphasis"><text:span text:style-name="T16">ReflectionClassConstant::getDocComment</text:span></text:span><text:span text:style-name="Strong_20_Emphasis"><text:span text:style-name="T31"> ( void ) </text:span></text:span><text:span text:style-name="Strong_20_Emphasis"><text:span text:style-name="T26">— </text:span></text:span><text:span text:style-name="Strong_20_Emphasis"><text:span text:style-name="T154">получение</text:span></text:span><text:span text:style-name="Strong_20_Emphasis"><text:span text:style-name="T31"> doc-</text:span></text:span><text:span text:style-name="Strong_20_Emphasis"><text:span text:style-name="T154">блоки</text:span></text:span><text:span text:style-name="Strong_20_Emphasis"><text:span text:style-name="T31"> </text:span></text:span><text:span text:style-name="Strong_20_Emphasis"><text:span text:style-name="T154">с</text:span></text:span><text:span text:style-name="Strong_20_Emphasis"><text:span text:style-name="T31"> </text:span></text:span><text:span text:style-name="Strong_20_Emphasis"><text:span text:style-name="T154">комментариями</text:span></text:span><text:span text:style-name="Strong_20_Emphasis"><text:span text:style-name="T31">.</text:span></text:span></text:p>
      <text:p text:style-name="Standard"><text:span text:style-name="Strong_20_Emphasis"><text:span text:style-name="T31">public int </text:span></text:span><text:span text:style-name="Strong_20_Emphasis"><text:span text:style-name="T16">ReflectionClassConstant::getModifiers</text:span></text:span><text:span text:style-name="Strong_20_Emphasis"><text:span text:style-name="T31"> ( void ) </text:span></text:span><text:span text:style-name="Strong_20_Emphasis"><text:span text:style-name="T26">— </text:span></text:span><text:span text:style-name="Strong_20_Emphasis"><text:span text:style-name="T154">возвращение</text:span></text:span><text:span text:style-name="Strong_20_Emphasis"><text:span text:style-name="T31"> </text:span></text:span><text:span text:style-name="Strong_20_Emphasis"><text:span text:style-name="T154">битового</text:span></text:span><text:span text:style-name="Strong_20_Emphasis"><text:span text:style-name="T31"> </text:span></text:span><text:span text:style-name="Strong_20_Emphasis"><text:span text:style-name="T154">представления</text:span></text:span><text:span text:style-name="Strong_20_Emphasis"><text:span text:style-name="T31"> </text:span></text:span><text:span text:style-name="Strong_20_Emphasis"><text:span text:style-name="T154">модификаторов</text:span></text:span><text:span text:style-name="Strong_20_Emphasis"><text:span text:style-name="T31"> </text:span></text:span><text:span text:style-name="Strong_20_Emphasis"><text:span text:style-name="T154">констант</text:span></text:span><text:span text:style-name="Strong_20_Emphasis"><text:span text:style-name="T31">, </text:span></text:span><text:span text:style-name="Strong_20_Emphasis"><text:span text:style-name="T154">которые</text:span></text:span><text:span text:style-name="Strong_20_Emphasis"><text:span text:style-name="T31"> </text:span></text:span><text:span text:style-name="Strong_20_Emphasis"><text:span text:style-name="T154">берутся</text:span></text:span><text:span text:style-name="Strong_20_Emphasis"><text:span text:style-name="T31"> </text:span></text:span><text:span text:style-name="Strong_20_Emphasis"><text:span text:style-name="T154">из</text:span></text:span><text:span text:style-name="Strong_20_Emphasis"><text:span text:style-name="T31"> ReflectionMethod</text:span></text:span><text:span text:style-name="Strong_20_Emphasis"><text:span text:style-name="T26">.</text:span></text:span></text:p>
      <text:p text:style-name="Standard"><text:span text:style-name="Strong_20_Emphasis"><text:span text:style-name="T31">public mixed </text:span></text:span><text:span text:style-name="Strong_20_Emphasis"><text:span text:style-name="T16">ReflectionClassConstant::getValue</text:span></text:span><text:span text:style-name="Strong_20_Emphasis"><text:span text:style-name="T31"> ( void ) — </text:span></text:span><text:span text:style-name="Strong_20_Emphasis"><text:span text:style-name="T154">значение</text:span></text:span><text:span text:style-name="Strong_20_Emphasis"><text:span text:style-name="T31"> </text:span></text:span><text:span text:style-name="Strong_20_Emphasis"><text:span text:style-name="T154">константы</text:span></text:span><text:span text:style-name="Strong_20_Emphasis"><text:span text:style-name="T31">.</text:span></text:span></text:p>
      <text:p text:style-name="Standard"><text:span text:style-name="Strong_20_Emphasis"><text:span text:style-name="T31">public bool </text:span></text:span><text:span text:style-name="Strong_20_Emphasis"><text:span text:style-name="T16">ReflectionClassConstant::</text:span></text:span><text:span text:style-name="Strong_20_Emphasis"><text:span text:style-name="T31">[</text:span></text:span><text:span text:style-name="Strong_20_Emphasis"><text:span text:style-name="T16">isPrivate </text:span></text:span><text:span text:style-name="Strong_20_Emphasis"><text:span text:style-name="T31">| </text:span></text:span><text:span text:style-name="Strong_20_Emphasis"><text:span text:style-name="T16">isProtected </text:span></text:span><text:span text:style-name="Strong_20_Emphasis"><text:span text:style-name="T31">| </text:span></text:span><text:span text:style-name="Strong_20_Emphasis"><text:span text:style-name="T16">isPublic</text:span></text:span><text:span text:style-name="Strong_20_Emphasis"><text:span text:style-name="T31">] ( void ) — </text:span></text:span><text:span text:style-name="Strong_20_Emphasis"><text:span text:style-name="T154">проверяет</text:span></text:span><text:span text:style-name="Strong_20_Emphasis"><text:span text:style-name="T31"> </text:span></text:span><text:span text:style-name="Strong_20_Emphasis"><text:span text:style-name="T154">видимость</text:span></text:span><text:span text:style-name="Strong_20_Emphasis"><text:span text:style-name="T31"> </text:span></text:span><text:span text:style-name="Strong_20_Emphasis"><text:span text:style-name="T154">константы</text:span></text:span><text:span text:style-name="Strong_20_Emphasis"><text:span text:style-name="T31">.</text:span></text:span></text:p>
      <text:p text:style-name="Standard"><text:span text:style-name="Strong_20_Emphasis"><text:span text:style-name="T31">public string </text:span></text:span><text:span text:style-name="Strong_20_Emphasis"><text:span text:style-name="T16">ReflectionClassConstant::__toString</text:span></text:span><text:span text:style-name="Strong_20_Emphasis"><text:span text:style-name="T31"> ( void ) — </text:span></text:span><text:span text:style-name="Strong_20_Emphasis"><text:span text:style-name="T154">возвращает</text:span></text:span><text:span text:style-name="Strong_20_Emphasis"><text:span text:style-name="T31"> </text:span></text:span><text:span text:style-name="Strong_20_Emphasis"><text:span text:style-name="T154">строковое</text:span></text:span><text:span text:style-name="Strong_20_Emphasis"><text:span text:style-name="T31"> </text:span></text:span><text:span text:style-name="Strong_20_Emphasis"><text:span text:style-name="T154">представление</text:span></text:span><text:span text:style-name="Strong_20_Emphasis"><text:span text:style-name="T31"> </text:span></text:span><text:span text:style-name="Strong_20_Emphasis"><text:span text:style-name="T154">объекта</text:span></text:span><text:span text:style-name="Strong_20_Emphasis"><text:span text:style-name="T31"> ReflectionClassConstant.</text:span></text:span></text:p>
      <text:p text:style-name="Standard"><text:span text:style-name="Strong_20_Emphasis">Класс ReflectionExtension</text:span></text:p>
      <text:p text:style-name="Standard"><text:soft-page-break/><text:span text:style-name="Strong_20_Emphasis"><text:span text:style-name="T154">Содержит информацию о расширении.</text:span></text:span></text:p>
      <text:p text:style-name="Standard"><text:span text:style-name="Strong_20_Emphasis"><text:span text:style-name="T31">final private void </text:span></text:span><text:span text:style-name="Strong_20_Emphasis"><text:span text:style-name="T16">ReflectionExtension::__clone</text:span></text:span><text:span text:style-name="Strong_20_Emphasis"><text:span text:style-name="T31"> ( void ) — </text:span></text:span><text:span text:style-name="Strong_20_Emphasis"><text:span text:style-name="T16">ReflectionExtention</text:span></text:span><text:span text:style-name="Strong_20_Emphasis"><text:span text:style-name="T31"> </text:span></text:span><text:span text:style-name="Strong_20_Emphasis"><text:span text:style-name="T154">нельзя</text:span></text:span><text:span text:style-name="Strong_20_Emphasis"><text:span text:style-name="T31"> </text:span></text:span><text:span text:style-name="Strong_20_Emphasis"><text:span text:style-name="T154">клонировать</text:span></text:span><text:span text:style-name="Strong_20_Emphasis"><text:span text:style-name="T31">.</text:span></text:span></text:p>
      <text:p text:style-name="Standard"><text:span text:style-name="Strong_20_Emphasis"><text:span text:style-name="T31">public </text:span></text:span><text:span text:style-name="Strong_20_Emphasis"><text:span text:style-name="T16">ReflectionExtension::__construct</text:span></text:span><text:span text:style-name="Strong_20_Emphasis"><text:span text:style-name="T31"> ( string $name ) — </text:span></text:span><text:span text:style-name="Strong_20_Emphasis"><text:span text:style-name="T154">конструктор</text:span></text:span><text:span text:style-name="Strong_20_Emphasis"><text:span text:style-name="T31">. </text:span></text:span><text:span text:style-name="Strong_20_Emphasis"><text:span text:style-name="T154">Пример</text:span></text:span><text:span text:style-name="Strong_20_Emphasis"><text:span text:style-name="T31">:</text:span></text:span></text:p>
      <text:p text:style-name="Standard"><text:span text:style-name="Strong_20_Emphasis"><text:span text:style-name="T47">$ext = new ReflectionExtension('Reflection');</text:span></text:span></text:p>
      <text:p text:style-name="Standard"><text:span text:style-name="Strong_20_Emphasis"><text:span text:style-name="T31">public static string </text:span></text:span><text:span text:style-name="Strong_20_Emphasis"><text:span text:style-name="T16">ReflectionExtension::export</text:span></text:span><text:span text:style-name="Strong_20_Emphasis"><text:span text:style-name="T31"> ( string $name [, string $return = false ] ) — </text:span></text:span><text:span text:style-name="Strong_20_Emphasis"><text:span text:style-name="T154">экспортирует</text:span></text:span><text:span text:style-name="Strong_20_Emphasis"><text:span text:style-name="T31"> </text:span></text:span><text:span text:style-name="Strong_20_Emphasis"><text:span text:style-name="T154">расширение</text:span></text:span><text:span text:style-name="Strong_20_Emphasis"><text:span text:style-name="T31">. </text:span></text:span><text:span text:style-name="Strong_20_Emphasis"><text:span text:style-name="T154">Подобное можно сделать в CLI командой php --re "Reflection", где "Reflection" — это рассматриваемое расширение.</text:span></text:span></text:p>
      <text:p text:style-name="Standard"><text:span text:style-name="Strong_20_Emphasis"><text:span text:style-name="T154">public array</text:span></text:span><text:span text:style-name="Strong_20_Emphasis"> ReflectionExtension::getClasses</text:span><text:span text:style-name="Strong_20_Emphasis"><text:span text:style-name="T154"> ( void ) — возвращает массив объектов ReflectionClass, содержащих классы, которые имеет расширение.</text:span></text:span></text:p>
      <text:p text:style-name="Standard"><text:span text:style-name="Strong_20_Emphasis"><text:span text:style-name="T31">public array </text:span></text:span><text:span text:style-name="Strong_20_Emphasis"><text:span text:style-name="T16">ReflectionExtension::getClassNames</text:span></text:span><text:span text:style-name="Strong_20_Emphasis"><text:span text:style-name="T31"> ( void ) — </text:span></text:span><text:span text:style-name="Strong_20_Emphasis"><text:span text:style-name="T154">получение</text:span></text:span><text:span text:style-name="Strong_20_Emphasis"><text:span text:style-name="T31"> </text:span></text:span><text:span text:style-name="Strong_20_Emphasis"><text:span text:style-name="T154">имен</text:span></text:span><text:span text:style-name="Strong_20_Emphasis"><text:span text:style-name="T31"> </text:span></text:span><text:span text:style-name="Strong_20_Emphasis"><text:span text:style-name="T154">классов</text:span></text:span><text:span text:style-name="Strong_20_Emphasis"><text:span text:style-name="T31">.</text:span></text:span></text:p>
      <text:p text:style-name="Standard"><text:span text:style-name="Strong_20_Emphasis"><text:span text:style-name="T31">public array </text:span></text:span><text:span text:style-name="Strong_20_Emphasis"><text:span text:style-name="T16">ReflectionExtension::getConstants</text:span></text:span><text:span text:style-name="Strong_20_Emphasis"><text:span text:style-name="T31"> ( void ) — </text:span></text:span><text:span text:style-name="Strong_20_Emphasis"><text:span text:style-name="T154">получение</text:span></text:span><text:span text:style-name="Strong_20_Emphasis"><text:span text:style-name="T31"> </text:span></text:span><text:span text:style-name="Strong_20_Emphasis"><text:span text:style-name="T154">констант</text:span></text:span><text:span text:style-name="Strong_20_Emphasis"><text:span text:style-name="T31">. </text:span></text:span><text:span text:style-name="Strong_20_Emphasis"><text:span text:style-name="T154">Ключ</text:span></text:span><text:span text:style-name="Strong_20_Emphasis"><text:span text:style-name="T31"> — </text:span></text:span><text:span text:style-name="Strong_20_Emphasis"><text:span text:style-name="T154">наименование</text:span></text:span><text:span text:style-name="Strong_20_Emphasis"><text:span text:style-name="T31"> </text:span></text:span><text:span text:style-name="Strong_20_Emphasis"><text:span text:style-name="T154">константы</text:span></text:span><text:span text:style-name="Strong_20_Emphasis"><text:span text:style-name="T31">.</text:span></text:span></text:p>
      <text:p text:style-name="Standard"><text:span text:style-name="Strong_20_Emphasis"><text:span text:style-name="T31">public array </text:span></text:span><text:span text:style-name="Strong_20_Emphasis"><text:span text:style-name="T16">ReflectionExtension::getDependencies</text:span></text:span><text:span text:style-name="Strong_20_Emphasis"><text:span text:style-name="T31"> ( void ) — </text:span></text:span><text:span text:style-name="Strong_20_Emphasis"><text:span text:style-name="T154">получает</text:span></text:span><text:span text:style-name="Strong_20_Emphasis"><text:span text:style-name="T31"> </text:span></text:span><text:span text:style-name="Strong_20_Emphasis"><text:span text:style-name="T154">список</text:span></text:span><text:span text:style-name="Strong_20_Emphasis"><text:span text:style-name="T31"> </text:span></text:span><text:span text:style-name="Strong_20_Emphasis"><text:span text:style-name="T154">требуемых</text:span></text:span><text:span text:style-name="Strong_20_Emphasis"><text:span text:style-name="T31"> </text:span></text:span><text:span text:style-name="Strong_20_Emphasis"><text:span text:style-name="T154">и</text:span></text:span><text:span text:style-name="Strong_20_Emphasis"><text:span text:style-name="T31"> </text:span></text:span><text:span text:style-name="Strong_20_Emphasis"><text:span text:style-name="T154">конфликтующих</text:span></text:span><text:span text:style-name="Strong_20_Emphasis"><text:span text:style-name="T31"> </text:span></text:span><text:span text:style-name="Strong_20_Emphasis"><text:span text:style-name="T154">зависимостей</text:span></text:span><text:span text:style-name="Strong_20_Emphasis"><text:span text:style-name="T31">. </text:span></text:span><text:span text:style-name="Strong_20_Emphasis"><text:span text:style-name="T154">Ключ — зависимости (возможно другие расширения, библиотеки), а значения - Required, Optional или Conflicts.</text:span></text:span></text:p>
      <text:p text:style-name="Standard"><text:span text:style-name="Strong_20_Emphasis"><text:span text:style-name="T31">public array </text:span></text:span><text:span text:style-name="Strong_20_Emphasis"><text:span text:style-name="T16">ReflectionExtension::getFunctions</text:span></text:span><text:span text:style-name="Strong_20_Emphasis"><text:span text:style-name="T31"> ( void ) — </text:span></text:span><text:span text:style-name="Strong_20_Emphasis"><text:span text:style-name="T154">получение</text:span></text:span><text:span text:style-name="Strong_20_Emphasis"><text:span text:style-name="T31"> </text:span></text:span><text:span text:style-name="Strong_20_Emphasis"><text:span text:style-name="T154">функций</text:span></text:span><text:span text:style-name="Strong_20_Emphasis"><text:span text:style-name="T31"> </text:span></text:span><text:span text:style-name="Strong_20_Emphasis"><text:span text:style-name="T154">расширения</text:span></text:span><text:span text:style-name="Strong_20_Emphasis"><text:span text:style-name="T31">. </text:span></text:span><text:span text:style-name="Strong_20_Emphasis"><text:span text:style-name="T154">Ассоциативный массив объектов ReflectionFunction, в котором ключами являются названия определенных в расширении функций. </text:span></text:span></text:p>
      <text:p text:style-name="Standard"><text:span text:style-name="Strong_20_Emphasis"><text:span text:style-name="T31">public array </text:span></text:span><text:span text:style-name="Strong_20_Emphasis"><text:span text:style-name="T16">ReflectionExtension::getINIEntries</text:span></text:span><text:span text:style-name="Strong_20_Emphasis"><text:span text:style-name="T31"> ( void ) — </text:span></text:span><text:span text:style-name="Strong_20_Emphasis"><text:span text:style-name="T154">получение</text:span></text:span><text:span text:style-name="Strong_20_Emphasis"><text:span text:style-name="T31"> ini-</text:span></text:span><text:span text:style-name="Strong_20_Emphasis"><text:span text:style-name="T154">настроек</text:span></text:span><text:span text:style-name="Strong_20_Emphasis"><text:span text:style-name="T31"> </text:span></text:span><text:span text:style-name="Strong_20_Emphasis"><text:span text:style-name="T154">расширения</text:span></text:span></text:p>
      <text:p text:style-name="Standard"><text:span text:style-name="Strong_20_Emphasis"><text:span text:style-name="T31">public string </text:span></text:span><text:span text:style-name="Strong_20_Emphasis"><text:span text:style-name="T16">ReflectionExtension::getName</text:span></text:span><text:span text:style-name="Strong_20_Emphasis"><text:span text:style-name="T31"> ( void ) — </text:span></text:span><text:span text:style-name="Strong_20_Emphasis"><text:span text:style-name="T154">получение</text:span></text:span><text:span text:style-name="Strong_20_Emphasis"><text:span text:style-name="T31"> </text:span></text:span><text:span text:style-name="Strong_20_Emphasis"><text:span text:style-name="T154">имени</text:span></text:span><text:span text:style-name="Strong_20_Emphasis"><text:span text:style-name="T31"> </text:span></text:span><text:span text:style-name="Strong_20_Emphasis"><text:span text:style-name="T154">расширения</text:span></text:span></text:p>
      <text:p text:style-name="Standard"><text:span text:style-name="Strong_20_Emphasis"><text:span text:style-name="T31">public string </text:span></text:span><text:span text:style-name="Strong_20_Emphasis"><text:span text:style-name="T16">ReflectionExtension::getVersion</text:span></text:span><text:span text:style-name="Strong_20_Emphasis"><text:span text:style-name="T31"> ( void ) — </text:span></text:span><text:span text:style-name="Strong_20_Emphasis"><text:span text:style-name="T154">получение</text:span></text:span><text:span text:style-name="Strong_20_Emphasis"><text:span text:style-name="T31"> </text:span></text:span><text:span text:style-name="Strong_20_Emphasis"><text:span text:style-name="T154">версии</text:span></text:span><text:span text:style-name="Strong_20_Emphasis"><text:span text:style-name="T31"> </text:span></text:span><text:span text:style-name="Strong_20_Emphasis"><text:span text:style-name="T154">расширения</text:span></text:span></text:p>
      <text:p text:style-name="Standard"><text:span text:style-name="Strong_20_Emphasis"><text:span text:style-name="T31">public void </text:span></text:span><text:span text:style-name="Strong_20_Emphasis"><text:span text:style-name="T16">ReflectionExtension::info</text:span></text:span><text:span text:style-name="Strong_20_Emphasis"><text:span text:style-name="T31"> ( void ) — </text:span></text:span><text:span text:style-name="Strong_20_Emphasis"><text:span text:style-name="T154">вывод</text:span></text:span><text:span text:style-name="Strong_20_Emphasis"><text:span text:style-name="T31"> </text:span></text:span><text:span text:style-name="Strong_20_Emphasis"><text:span text:style-name="T154">информации</text:span></text:span><text:span text:style-name="Strong_20_Emphasis"><text:span text:style-name="T31"> </text:span></text:span><text:span text:style-name="Strong_20_Emphasis"><text:span text:style-name="T154">о</text:span></text:span><text:span text:style-name="Strong_20_Emphasis"><text:span text:style-name="T31"> </text:span></text:span><text:span text:style-name="Strong_20_Emphasis"><text:span text:style-name="T154">расширении</text:span></text:span></text:p>
      <text:p text:style-name="Standard"><text:span text:style-name="Strong_20_Emphasis"><text:span text:style-name="T31">public void </text:span></text:span><text:span text:style-name="Strong_20_Emphasis"><text:span text:style-name="T16">ReflectionExtension::isPersiste</text:span></text:span><text:span text:style-name="Strong_20_Emphasis"><text:span text:style-name="T18">nt</text:span></text:span><text:span text:style-name="Strong_20_Emphasis"><text:span text:style-name="T31"> ( void ) — </text:span></text:span><text:span text:style-name="Strong_20_Emphasis"><text:span text:style-name="T154">определяет</text:span></text:span><text:span text:style-name="Strong_20_Emphasis"><text:span text:style-name="T31">, </text:span></text:span><text:span text:style-name="Strong_20_Emphasis"><text:span text:style-name="T154">является</text:span></text:span><text:span text:style-name="Strong_20_Emphasis"><text:span text:style-name="T31"> </text:span></text:span><text:span text:style-name="Strong_20_Emphasis"><text:span text:style-name="T154">ли</text:span></text:span><text:span text:style-name="Strong_20_Emphasis"><text:span text:style-name="T31"> </text:span></text:span><text:span text:style-name="Strong_20_Emphasis"><text:span text:style-name="T154">расширение</text:span></text:span><text:span text:style-name="Strong_20_Emphasis"><text:span text:style-name="T31"> </text:span></text:span><text:span text:style-name="Strong_20_Emphasis"><text:span text:style-name="T154">постоянным</text:span></text:span><text:span text:style-name="Strong_20_Emphasis"><text:span text:style-name="T31">. </text:span></text:span><text:span text:style-name="Strong_20_Emphasis"><text:span text:style-name="T154">Заданных</text:span></text:span><text:span text:style-name="Strong_20_Emphasis"><text:span text:style-name="T31"> </text:span></text:span><text:span text:style-name="Strong_20_Emphasis"><text:span text:style-name="T154">в</text:span></text:span><text:span text:style-name="Strong_20_Emphasis"><text:span text:style-name="T31"> PHP, </text:span></text:span><text:span text:style-name="Strong_20_Emphasis"><text:span text:style-name="T154">до</text:span></text:span><text:span text:style-name="Strong_20_Emphasis"><text:span text:style-name="T31"> </text:span></text:span><text:span text:style-name="Strong_20_Emphasis"><text:span text:style-name="T154">выполнения</text:span></text:span><text:span text:style-name="Strong_20_Emphasis"><text:span text:style-name="T31">.</text:span></text:span></text:p>
      <text:p text:style-name="Standard"><text:span text:style-name="Strong_20_Emphasis"><text:span text:style-name="T31">public void </text:span></text:span><text:span text:style-name="Strong_20_Emphasis"><text:span text:style-name="T16">ReflectionExtension::isTemporary</text:span></text:span><text:span text:style-name="Strong_20_Emphasis"><text:span text:style-name="T31"> ( void ) — </text:span></text:span><text:span text:style-name="Strong_20_Emphasis"><text:span text:style-name="T154">определяет</text:span></text:span><text:span text:style-name="Strong_20_Emphasis"><text:span text:style-name="T31">, </text:span></text:span><text:span text:style-name="Strong_20_Emphasis"><text:span text:style-name="T154">является</text:span></text:span><text:span text:style-name="Strong_20_Emphasis"><text:span text:style-name="T31"> </text:span></text:span><text:span text:style-name="Strong_20_Emphasis"><text:span text:style-name="T154">ли</text:span></text:span><text:span text:style-name="Strong_20_Emphasis"><text:span text:style-name="T31"> </text:span></text:span><text:span text:style-name="Strong_20_Emphasis"><text:span text:style-name="T154">расширение</text:span></text:span><text:span text:style-name="Strong_20_Emphasis"><text:span text:style-name="T31"> </text:span></text:span><text:span text:style-name="Strong_20_Emphasis"><text:span text:style-name="T154">временным</text:span></text:span><text:span text:style-name="Strong_20_Emphasis"><text:span text:style-name="T31"> — </text:span></text:span><text:span text:style-name="Strong_20_Emphasis"><text:span text:style-name="T154">подключенных</text:span></text:span><text:span text:style-name="Strong_20_Emphasis"><text:span text:style-name="T31"> </text:span></text:span><text:span text:style-name="Strong_20_Emphasis"><text:span text:style-name="T154">ф</text:span></text:span><text:span text:style-name="Strong_20_Emphasis"><text:span text:style-name="T31">-</text:span></text:span><text:span text:style-name="Strong_20_Emphasis"><text:span text:style-name="T154">ией</text:span></text:span><text:span text:style-name="Strong_20_Emphasis"><text:span text:style-name="T31"> bool dl ( string $library ) </text:span></text:span><text:span text:style-name="Strong_20_Emphasis"><text:span text:style-name="T154">удаленной</text:span></text:span><text:span text:style-name="Strong_20_Emphasis"><text:span text:style-name="T31"> </text:span></text:span><text:span text:style-name="Strong_20_Emphasis"><text:span text:style-name="T154">в</text:span></text:span><text:span text:style-name="Strong_20_Emphasis"><text:span text:style-name="T31"> PHP-FPM </text:span></text:span><text:span text:style-name="Strong_20_Emphasis"><text:span text:style-name="T154">в</text:span></text:span><text:span text:style-name="Strong_20_Emphasis"><text:span text:style-name="T31"> PHP 7.0.0.</text:span></text:span></text:p>
      <text:p text:style-name="Standard"><text:span text:style-name="Strong_20_Emphasis"><text:span text:style-name="T31">public string </text:span></text:span><text:span text:style-name="Strong_20_Emphasis"><text:span text:style-name="T16">ReflectionExtension::__toString ( void )</text:span></text:span><text:span text:style-name="Strong_20_Emphasis"><text:span text:style-name="T31"> — </text:span></text:span><text:span text:style-name="Strong_20_Emphasis"><text:span text:style-name="T154">Преобразование</text:span></text:span><text:span text:style-name="Strong_20_Emphasis"><text:span text:style-name="T31"> </text:span></text:span><text:span text:style-name="Strong_20_Emphasis"><text:span text:style-name="T154">в</text:span></text:span><text:span text:style-name="Strong_20_Emphasis"><text:span text:style-name="T31"> </text:span></text:span><text:span text:style-name="Strong_20_Emphasis"><text:span text:style-name="T154">строку</text:span></text:span><text:span text:style-name="Strong_20_Emphasis"><text:span text:style-name="T31">. </text:span></text:span><text:span text:style-name="Strong_20_Emphasis"><text:span text:style-name="T154">Это то же самое, что и вызов ReflectionExtension::export() с аргументом return равным TRUE.</text:span></text:span></text:p>
      <text:p text:style-name="Standard"><text:bookmark-start text:name="__DdeLink__2621_9619277001"/><text:span text:style-name="T2">Класс Reflection</text:span><text:bookmark-end text:name="__DdeLink__2621_9619277001"/><text:span text:style-name="T2">Function</text:span></text:p>
      <text:p text:style-name="Standard"><text:span text:style-name="Strong_20_Emphasis"><text:span text:style-name="T154">Содержит информацию о ф-ии.</text:span></text:span></text:p>
      <text:p text:style-name="Standard"><text:span text:style-name="Strong_20_Emphasis"><text:span text:style-name="T67">Константы</text:span></text:span></text:p>
      <text:p text:style-name="Standard"><text:span text:style-name="Strong_20_Emphasis"><text:span text:style-name="T154">const integer IS_DEPRECATED = 262144 ; // указывает на то, что функция устарела (deprecated).</text:span></text:span></text:p>
      <text:p text:style-name="Standard"><text:span text:style-name="Strong_20_Emphasis"><text:span text:style-name="T67">Свойства</text:span></text:span></text:p>
      <text:p text:style-name="Standard"><text:span text:style-name="Strong_20_Emphasis"><text:span text:style-name="T154">name — имя ф-ии. Только</text:span></text:span><text:span text:style-name="Strong_20_Emphasis"><text:span text:style-name="T31"> </text:span></text:span><text:span text:style-name="Strong_20_Emphasis"><text:span text:style-name="T154">чтение</text:span></text:span><text:span text:style-name="Strong_20_Emphasis"><text:span text:style-name="T31">.</text:span></text:span></text:p>
      <text:p text:style-name="Standard"><text:span text:style-name="Strong_20_Emphasis"><text:span text:style-name="T67">Методы</text:span></text:span></text:p>
      <text:p text:style-name="Standard"><text:span text:style-name="T16">public </text:span><text:span text:style-name="T18">ReflectionFunction::__construct</text:span><text:span text:style-name="T16"> ( mixed $name ) — </text:span>конструктор<text:span text:style-name="T16">. <text:s/></text:span>Принимает<text:span text:style-name="T16"> </text:span>имя<text:span text:style-name="T16"> </text:span>ф<text:span text:style-name="T16">-</text:span>ии<text:span text:style-name="T16"> </text:span>или<text:span text:style-name="T16"> </text:span>замыкание<text:span text:style-name="T16"> (closure).</text:span></text:p>
      <text:p text:style-name="Standard"><text:span text:style-name="T16">public static string </text:span><text:span text:style-name="T18">ReflectionFunction::export</text:span><text:span text:style-name="T16"> ( string $name [, string $return ] ) — </text:span>экспорт<text:span text:style-name="T16"> </text:span>функции</text:p>
      <text:p text:style-name="Standard"><text:span text:style-name="T16">public Closure </text:span><text:span text:style-name="T18">ReflectionFunction::getClosure</text:span><text:span text:style-name="T16"> ( void ) — </text:span>возвращает<text:span text:style-name="T16"> </text:span>динамически<text:span text:style-name="T16"> </text:span>созданное<text:span text:style-name="T16"> </text:span>замыкание<text:span text:style-name="T16"> </text:span>для<text:span text:style-name="T16"> </text:span>функции<text:span text:style-name="T16">.</text:span></text:p>
      <text:p text:style-name="Standard"><text:span text:style-name="T16">public mixed </text:span><text:span text:style-name="T18">ReflectionFunction::invoke</text:span><text:span text:style-name="T16"> ([ mixed $parameter [, mixed $... ]] )— </text:span>вызывает<text:span text:style-name="T16"> </text:span>функцию<text:span text:style-name="T16">.</text:span></text:p>
      <text:p text:style-name="Standard"><text:span text:style-name="T16">public mixed </text:span><text:span text:style-name="T18">ReflectionFunction::invokeArgs</text:span><text:span text:style-name="T16"> ( array $args ) — </text:span>вызов<text:span text:style-name="T16"> </text:span>функции<text:span text:style-name="T16"> </text:span>с<text:span text:style-name="T16"> </text:span>передачей<text:span text:style-name="T16"> </text:span>аргументов<text:span text:style-name="T16"> </text:span>в<text:span text:style-name="T16"> </text:span>виде<text:span text:style-name="T16"> </text:span>массива<text:span text:style-name="T16">.</text:span></text:p>
      <text:p text:style-name="Standard"><text:span text:style-name="T16">public bool </text:span><text:span text:style-name="T18">ReflectionFunction::isDisabled</text:span><text:span text:style-name="T16"> ( void ) — </text:span>проверяет<text:span text:style-name="T16">, </text:span>что<text:span text:style-name="T16"> </text:span>функция<text:span text:style-name="T16"> </text:span>отключена<text:span text:style-name="T16"> </text:span>с<text:span text:style-name="T16"> </text:span>помощью<text:span text:style-name="T16"> </text:span>директивы<text:span text:style-name="T16"> disable_functions.</text:span></text:p>
      <text:p text:style-name="Standard"><text:soft-page-break/><text:span text:style-name="T16">public string </text:span><text:span text:style-name="T18">ReflectionFunction::__toString</text:span><text:span text:style-name="T16"> ( void ) — </text:span>представление<text:span text:style-name="T16"> </text:span>в<text:span text:style-name="T16"> </text:span>виде<text:span text:style-name="T16"> </text:span>строки<text:span text:style-name="T16">. </text:span>Результат<text:span text:style-name="T16"> </text:span>выполнения<text:span text:style-name="T16"> </text:span>схож<text:span text:style-name="T16"> </text:span>с<text:span text:style-name="T16"> </text:span>выводом<text:span text:style-name="T16"> ReflectionFunction::export().</text:span></text:p>
      <text:p text:style-name="Standard"><text:span text:style-name="T16">! </text:span>Остальные<text:span text:style-name="T16"> </text:span>ф<text:span text:style-name="T16">-</text:span>ии<text:span text:style-name="T16"> <text:s/></text:span>наследуются<text:span text:style-name="T16"> </text:span>от<text:span text:style-name="T16"> </text:span><text:bookmark-start text:name="__DdeLink__2482_1874516766"/><text:span text:style-name="T18">ReflectionFunctionAbstract</text:span><text:bookmark-end text:name="__DdeLink__2482_1874516766"/><text:span text:style-name="T16">.</text:span></text:p>
      <text:p text:style-name="P28">ReflectionMethod</text:p>
      <text:p text:style-name="Standard"><text:span text:style-name="Strong_20_Emphasis"><text:span text:style-name="T26">Константы</text:span></text:span></text:p>
      <text:p text:style-name="P27">IS_STATIC = 1 ;</text:p>
      <text:p text:style-name="P27">IS_PUBLIC = 256 ;</text:p>
      <text:p text:style-name="P27">IS_PROTECTED = 512 ;</text:p>
      <text:p text:style-name="P27">IS_PRIVATE = 1024 ;</text:p>
      <text:p text:style-name="P27">IS_ABSTRACT = 2 ;</text:p>
      <text:p text:style-name="P27">IS_FINAL = 4 ;</text:p>
      <text:p text:style-name="P29">Свойства</text:p>
      <text:p text:style-name="Standard"><text:span text:style-name="Strong_20_Emphasis"><text:span text:style-name="T31">name — имя метода</text:span></text:span></text:p>
      <text:p text:style-name="Standard"><text:span text:style-name="Strong_20_Emphasis"><text:span text:style-name="T31">class — имя класса</text:span></text:span></text:p>
      <text:p text:style-name="Standard"><text:span text:style-name="Strong_20_Emphasis"><text:span text:style-name="T67">Методы</text:span></text:span></text:p>
      <text:p text:style-name="Standard"><text:span text:style-name="Strong_20_Emphasis"><text:span text:style-name="T31">public</text:span></text:span><text:span text:style-name="Strong_20_Emphasis"><text:span text:style-name="T154"> </text:span></text:span><text:span text:style-name="Strong_20_Emphasis"><text:span text:style-name="T16">ReflectionMethod</text:span></text:span><text:span text:style-name="Strong_20_Emphasis">::__</text:span><text:span text:style-name="Strong_20_Emphasis"><text:span text:style-name="T16">construct</text:span></text:span><text:span text:style-name="Strong_20_Emphasis"><text:span text:style-name="T154"> ( </text:span></text:span><text:span text:style-name="Strong_20_Emphasis"><text:span text:style-name="T31">mixed</text:span></text:span><text:span text:style-name="Strong_20_Emphasis"><text:span text:style-name="T154"> $</text:span></text:span><text:span text:style-name="Strong_20_Emphasis"><text:span text:style-name="T31">class</text:span></text:span><text:span text:style-name="Strong_20_Emphasis"><text:span text:style-name="T154"> , </text:span></text:span><text:span text:style-name="Strong_20_Emphasis"><text:span text:style-name="T31">string</text:span></text:span><text:span text:style-name="Strong_20_Emphasis"><text:span text:style-name="T154"> $</text:span></text:span><text:span text:style-name="Strong_20_Emphasis"><text:span text:style-name="T31">name</text:span></text:span><text:span text:style-name="Strong_20_Emphasis"><text:span text:style-name="T154"> ) — принимает имя класса или объект в первом параметре и во втором название метода.</text:span></text:span></text:p>
      <text:p text:style-name="Standard"><text:span text:style-name="T16">public </text:span><text:span text:style-name="T18">ReflectionMethod::__construct</text:span><text:span text:style-name="T16"> ( string $class_method ) </text:span><text:span text:style-name="Strong_20_Emphasis"><text:span text:style-name="T31">— имя класса и метода разделены ::.</text:span></text:span></text:p>
      <text:p text:style-name="Standard"><text:span text:style-name="Strong_20_Emphasis"><text:span text:style-name="T31">public static string </text:span></text:span><text:span text:style-name="Strong_20_Emphasis"><text:span text:style-name="T16">ReflectionMethod::expor</text:span></text:span><text:span text:style-name="Strong_20_Emphasis"><text:span text:style-name="T31">t ( string $class , string $name [, bool $return = false ] )</text:span></text:span></text:p>
      <text:p text:style-name="Standard"><text:span text:style-name="Strong_20_Emphasis"><text:span text:style-name="T31">public Closure </text:span></text:span><text:span text:style-name="Strong_20_Emphasis"><text:span text:style-name="T16">ReflectionMethod::getClosure</text:span></text:span><text:span text:style-name="Strong_20_Emphasis"><text:span text:style-name="T31"> ( object $object ) — возвращает динамически созданное замыкание для метода Closure. Возвращает NULL в случае ошибки.</text:span></text:span></text:p>
      <text:p text:style-name="Standard"><text:span text:style-name="Strong_20_Emphasis"><text:span text:style-name="T31">public ReflectionClass </text:span></text:span><text:span text:style-name="Strong_20_Emphasis"><text:span text:style-name="T16">ReflectionMethod::getDeclaringClass</text:span></text:span><text:span text:style-name="Strong_20_Emphasis"><text:span text:style-name="T31"> ( void ) — возвращает объект ReflectionClass класса, частью которого является отображенный метод.</text:span></text:span></text:p>
      <text:p text:style-name="Standard"><text:span text:style-name="T16">public</text:span> <text:span text:style-name="T16">int</text:span> <text:span text:style-name="T18">ReflectionMethod</text:span><text:span text:style-name="T2">::</text:span><text:span text:style-name="T18">getModifiers</text:span> ( <text:span text:style-name="T16">void</text:span> ) <text:span text:style-name="Strong_20_Emphasis"><text:span text:style-name="T154">— возвращает битовое поле модификаторов доступа для метода (их значения представлены выше в виде констант).</text:span></text:span></text:p>
      <text:p text:style-name="Standard"><text:span text:style-name="Strong_20_Emphasis"><text:span text:style-name="T31">public</text:span></text:span><text:span text:style-name="Strong_20_Emphasis"><text:span text:style-name="T154"> </text:span></text:span><text:span text:style-name="Strong_20_Emphasis"><text:span text:style-name="T31">ReflectionMethod</text:span></text:span><text:span text:style-name="Strong_20_Emphasis"><text:span text:style-name="T154"> </text:span></text:span><text:span text:style-name="Strong_20_Emphasis"><text:span text:style-name="T16">ReflectionMethod</text:span></text:span><text:span text:style-name="Strong_20_Emphasis">::</text:span><text:span text:style-name="Strong_20_Emphasis"><text:span text:style-name="T16">getPrototype</text:span></text:span><text:span text:style-name="Strong_20_Emphasis"><text:span text:style-name="T154"> ( </text:span></text:span><text:span text:style-name="Strong_20_Emphasis"><text:span text:style-name="T31">void</text:span></text:span><text:span text:style-name="Strong_20_Emphasis"><text:span text:style-name="T154"> ) — получает прототип метода (базовый переопределенный метод). </text:span></text:span><text:span text:style-name="Strong_20_Emphasis"><text:span text:style-name="T31">Исключение ReflectionException вызывается, если у метода нет прототипа.</text:span></text:span></text:p>
      <text:p text:style-name="Standard"><text:span text:style-name="Strong_20_Emphasis"><text:span text:style-name="T31">public mixed </text:span></text:span><text:span text:style-name="Strong_20_Emphasis"><text:span text:style-name="T16">ReflectionMethod::invoke</text:span></text:span><text:span text:style-name="Strong_20_Emphasis"><text:span text:style-name="T31"> ( object $object [, mixed $parameter [, mixed $... ]] </text:span></text:span><text:span text:style-name="Strong_20_Emphasis"><text:span text:style-name="T154">) — вызывает "отраженный" метод. $</text:span></text:span><text:span text:style-name="Strong_20_Emphasis"><text:span text:style-name="T31">object</text:span></text:span><text:span text:style-name="Strong_20_Emphasis"><text:span text:style-name="T154"> — объект, метод которого требуется вызвать. Для статических методов передается </text:span></text:span><text:span text:style-name="Strong_20_Emphasis"><text:span text:style-name="T31">null</text:span></text:span><text:span text:style-name="Strong_20_Emphasis"><text:span text:style-name="T154">. </text:span></text:span><text:span text:style-name="Strong_20_Emphasis"><text:span text:style-name="T31">Parameter</text:span></text:span><text:span text:style-name="Strong_20_Emphasis"><text:span text:style-name="T154"> — ноль или более аргументов, передаваемых методу. Допускается передавать переменное число аргументов.</text:span></text:span></text:p>
      <text:p text:style-name="Standard"><text:span text:style-name="Strong_20_Emphasis"><text:span text:style-name="T31">public</text:span></text:span><text:span text:style-name="Strong_20_Emphasis"><text:span text:style-name="T154"> </text:span></text:span><text:span text:style-name="Strong_20_Emphasis"><text:span text:style-name="T31">mixed</text:span></text:span><text:span text:style-name="Strong_20_Emphasis"><text:span text:style-name="T154"> </text:span></text:span><text:span text:style-name="Strong_20_Emphasis"><text:span text:style-name="T16">ReflectionMethod</text:span></text:span><text:span text:style-name="Strong_20_Emphasis">::</text:span><text:span text:style-name="Strong_20_Emphasis"><text:span text:style-name="T16">invokeArgs</text:span></text:span><text:span text:style-name="Strong_20_Emphasis"><text:span text:style-name="T154"> ( </text:span></text:span><text:span text:style-name="Strong_20_Emphasis"><text:span text:style-name="T31">object</text:span></text:span><text:span text:style-name="Strong_20_Emphasis"><text:span text:style-name="T154"> $</text:span></text:span><text:span text:style-name="Strong_20_Emphasis"><text:span text:style-name="T31">object</text:span></text:span><text:span text:style-name="Strong_20_Emphasis"><text:span text:style-name="T154"> , </text:span></text:span><text:span text:style-name="Strong_20_Emphasis"><text:span text:style-name="T31">array</text:span></text:span><text:span text:style-name="Strong_20_Emphasis"><text:span text:style-name="T154"> $</text:span></text:span><text:span text:style-name="Strong_20_Emphasis"><text:span text:style-name="T31">args</text:span></text:span><text:span text:style-name="Strong_20_Emphasis"><text:span text:style-name="T154"> ) — вызывает отображенный метод и передает ему аргументы в виде массива.</text:span></text:span></text:p>
      <text:p text:style-name="Standard"><text:span text:style-name="Strong_20_Emphasis"><text:span text:style-name="T31">public</text:span></text:span><text:span text:style-name="Strong_20_Emphasis"><text:span text:style-name="T154"> </text:span></text:span><text:span text:style-name="Strong_20_Emphasis"><text:span text:style-name="T31">bool</text:span></text:span><text:span text:style-name="Strong_20_Emphasis"><text:span text:style-name="T154"> </text:span></text:span><text:span text:style-name="Strong_20_Emphasis"><text:span text:style-name="T16">ReflectionMethod</text:span></text:span><text:span text:style-name="Strong_20_Emphasis">::(</text:span><text:span text:style-name="Strong_20_Emphasis"><text:span text:style-name="T16">isAbstract</text:span></text:span><text:span text:style-name="Strong_20_Emphasis"> | </text:span><text:span text:style-name="Strong_20_Emphasis"><text:span text:style-name="T16">isConstructor</text:span></text:span><text:span text:style-name="Strong_20_Emphasis"> | </text:span><text:span text:style-name="Strong_20_Emphasis"><text:span text:style-name="T16">isDestructor</text:span></text:span><text:span text:style-name="Strong_20_Emphasis"> | </text:span><text:span text:style-name="Strong_20_Emphasis"><text:span text:style-name="T16">isFinal</text:span></text:span><text:span text:style-name="Strong_20_Emphasis"> | </text:span><text:span text:style-name="Strong_20_Emphasis"><text:span text:style-name="T16">isPrivate</text:span></text:span><text:span text:style-name="Strong_20_Emphasis"> | </text:span><text:span text:style-name="Strong_20_Emphasis"><text:span text:style-name="T16">isProtected</text:span></text:span><text:span text:style-name="Strong_20_Emphasis"> | </text:span><text:span text:style-name="Strong_20_Emphasis"><text:span text:style-name="T16">isPublic</text:span></text:span><text:span text:style-name="Strong_20_Emphasis"> | </text:span><text:span text:style-name="Strong_20_Emphasis"><text:span text:style-name="T16">isStatic</text:span></text:span><text:span text:style-name="Strong_20_Emphasis"><text:span text:style-name="T154">)( </text:span></text:span><text:span text:style-name="Strong_20_Emphasis"><text:span text:style-name="T31">void</text:span></text:span><text:span text:style-name="Strong_20_Emphasis"><text:span text:style-name="T154"> ) — проверяет наличие модификаторов.</text:span></text:span></text:p>
      <text:p text:style-name="Standard"><text:span text:style-name="Strong_20_Emphasis"><text:span text:style-name="T31">public void </text:span></text:span><text:span text:style-name="Strong_20_Emphasis"><text:span text:style-name="T16">ReflectionMethod::setAccessible</text:span></text:span><text:span text:style-name="Strong_20_Emphasis"><text:span text:style-name="T31"> ( bool $accessible ) — делает метод доступным. </text:span></text:span><text:span text:style-name="Strong_20_Emphasis"><text:span text:style-name="T154">Например, позволяет вызывать защищенные и частные методы.</text:span></text:span></text:p>
      <text:p text:style-name="Standard"><text:span text:style-name="Strong_20_Emphasis"><text:span text:style-name="T31">public</text:span></text:span><text:span text:style-name="Strong_20_Emphasis"><text:span text:style-name="T154"> </text:span></text:span><text:span text:style-name="Strong_20_Emphasis"><text:span text:style-name="T31">string</text:span></text:span><text:span text:style-name="Strong_20_Emphasis"><text:span text:style-name="T154"> </text:span></text:span><text:span text:style-name="Strong_20_Emphasis"><text:span text:style-name="T16">ReflectionMethod</text:span></text:span><text:span text:style-name="Strong_20_Emphasis">::__</text:span><text:span text:style-name="Strong_20_Emphasis"><text:span text:style-name="T16">toString</text:span></text:span><text:span text:style-name="Strong_20_Emphasis"><text:span text:style-name="T154"> ( </text:span></text:span><text:span text:style-name="Strong_20_Emphasis"><text:span text:style-name="T31">void</text:span></text:span><text:span text:style-name="Strong_20_Emphasis"><text:span text:style-name="T154"> ) — представление в виде строки. Результат выполнения схож с выводом </text:span></text:span><text:span text:style-name="Strong_20_Emphasis"><text:span text:style-name="T31">ReflectionFunction</text:span></text:span><text:span text:style-name="Strong_20_Emphasis"><text:span text:style-name="T154">::</text:span></text:span><text:span text:style-name="Strong_20_Emphasis"><text:span text:style-name="T31">export</text:span></text:span><text:span text:style-name="Strong_20_Emphasis"><text:span text:style-name="T154">().</text:span></text:span></text:p>
      <text:p text:style-name="Standard"><text:span text:style-name="Strong_20_Emphasis"><text:span text:style-name="T154">! Остальные ф-ии <text:s/>наследуются от </text:span></text:span><text:bookmark-start text:name="__DdeLink__2482_18745167661"/><text:span text:style-name="Strong_20_Emphasis"><text:span text:style-name="T16">ReflectionFunctionAbstract</text:span></text:span><text:bookmark-end text:name="__DdeLink__2482_18745167661"/><text:span text:style-name="Strong_20_Emphasis"><text:span text:style-name="T154">.</text:span></text:span></text:p>
      <text:p text:style-name="P28">ReflectionFunctionAbstract</text:p>
      <text:p text:style-name="P29">Свойства</text:p>
      <text:p text:style-name="Standard"><text:span text:style-name="Strong_20_Emphasis"><text:span text:style-name="T31">name — имя ф-ии</text:span></text:span></text:p>
      <text:p text:style-name="Standard"><text:span text:style-name="Strong_20_Emphasis"><text:span text:style-name="T26">Методы</text:span></text:span></text:p>
      <text:p text:style-name="Standard"><text:soft-page-break/><text:span text:style-name="T16">final private void </text:span><text:span text:style-name="T18">ReflectionFunctionAbstract::__clone </text:span><text:span text:style-name="T16">( void ) </text:span><text:span text:style-name="Strong_20_Emphasis"><text:span text:style-name="T31">— данной функцией запрещается копировать объекты, а также это запрещается её дочерним классам.</text:span></text:span></text:p>
      <text:p text:style-name="Standard"><text:span text:style-name="Strong_20_Emphasis"><text:span text:style-name="T31">public ReflectionClass </text:span></text:span><text:span text:style-name="Strong_20_Emphasis"><text:span text:style-name="T16">ReflectionFunctionAbstract::getClosureScopeClass</text:span></text:span><text:span text:style-name="Strong_20_Emphasis"><text:span text:style-name="T31"> ( void ) — возвращает класс в рамках которого было объявлено замыкание. </text:span></text:span><text:span text:style-name="Strong_20_Emphasis"><text:span text:style-name="T154">Возвращает класс в случае успеха или </text:span></text:span><text:span text:style-name="Strong_20_Emphasis"><text:span text:style-name="T31">NULL</text:span></text:span><text:span text:style-name="Strong_20_Emphasis"><text:span text:style-name="T154"> в случае ошибки.</text:span></text:span></text:p>
      <text:p text:style-name="Standard"><text:span text:style-name="Strong_20_Emphasis"><text:span text:style-name="T31">public</text:span></text:span><text:span text:style-name="Strong_20_Emphasis"><text:span text:style-name="T154"> </text:span></text:span><text:span text:style-name="Strong_20_Emphasis"><text:span text:style-name="T31">object</text:span></text:span><text:span text:style-name="Strong_20_Emphasis"><text:span text:style-name="T154"> </text:span></text:span><text:span text:style-name="Strong_20_Emphasis"><text:span text:style-name="T16">ReflectionFunctionAbstract</text:span></text:span><text:span text:style-name="Strong_20_Emphasis">::</text:span><text:span text:style-name="Strong_20_Emphasis"><text:span text:style-name="T16">getClosureThis</text:span></text:span><text:span text:style-name="Strong_20_Emphasis"><text:span text:style-name="T154"> ( </text:span></text:span><text:span text:style-name="Strong_20_Emphasis"><text:span text:style-name="T31">void</text:span></text:span><text:span text:style-name="Strong_20_Emphasis"><text:span text:style-name="T154"> ) — возвращает указатель </text:span></text:span><text:span text:style-name="Strong_20_Emphasis"><text:span text:style-name="T31">this</text:span></text:span><text:span text:style-name="Strong_20_Emphasis"><text:span text:style-name="T154"> замыкания или </text:span></text:span><text:span text:style-name="Strong_20_Emphasis"><text:span text:style-name="T31">NULL</text:span></text:span><text:span text:style-name="Strong_20_Emphasis"><text:span text:style-name="T154"> при ошибке.</text:span></text:span></text:p>
      <text:p text:style-name="Standard"><text:span text:style-name="Strong_20_Emphasis"><text:span text:style-name="T31">public string </text:span></text:span><text:span text:style-name="Strong_20_Emphasis"><text:span text:style-name="T16">ReflectionFunctionAbstract::getDocComment</text:span></text:span><text:span text:style-name="Strong_20_Emphasis"><text:span text:style-name="T31"> ( void ) — получение doc-комментария <text:s/>ф-ии.</text:span></text:span></text:p>
      <text:p text:style-name="Standard"><text:span text:style-name="Strong_20_Emphasis"><text:span text:style-name="T31">public int </text:span></text:span><text:span text:style-name="Strong_20_Emphasis"><text:span text:style-name="T16">ReflectionFunctionAbstract::getEndLine</text:span></text:span><text:span text:style-name="Strong_20_Emphasis"><text:span text:style-name="T31"> ( void ) — получение номера последней строки ф-ии.</text:span></text:span></text:p>
      <text:p text:style-name="Standard"><text:span text:style-name="Strong_20_Emphasis"><text:span text:style-name="T31">public ReflectionExtension </text:span></text:span><text:span text:style-name="Strong_20_Emphasis"><text:span text:style-name="T16">ReflectionFunctionAbstract::getExtension</text:span></text:span><text:span text:style-name="Strong_20_Emphasis"><text:span text:style-name="T31"> ( void )</text:span></text:span><text:bookmark-start text:name="__DdeLink__3411_756028988"/><text:span text:style-name="Strong_20_Emphasis"><text:span text:style-name="T31"> — получение</text:span></text:span><text:bookmark-end text:name="__DdeLink__3411_756028988"/><text:span text:style-name="Strong_20_Emphasis"><text:span text:style-name="T31"> информации о расширении (если ф-ия не пользовательская).</text:span></text:span></text:p>
      <text:p text:style-name="Standard"><text:span text:style-name="Strong_20_Emphasis"><text:span text:style-name="T31">public string </text:span></text:span><text:span text:style-name="Strong_20_Emphasis"><text:span text:style-name="T16">ReflectionFunctionAbstract::getExtensionName</text:span></text:span><text:span text:style-name="Strong_20_Emphasis"><text:span text:style-name="T31"> ( void ) — имя расширения.</text:span></text:span></text:p>
      <text:p text:style-name="Standard"><text:span text:style-name="Strong_20_Emphasis"><text:span text:style-name="T31">public string </text:span></text:span><text:span text:style-name="Strong_20_Emphasis"><text:span text:style-name="T16">ReflectionFunctionAbstract::getFileName</text:span></text:span><text:span text:style-name="Strong_20_Emphasis"><text:span text:style-name="T31"> ( void ) — имя файла где определена функция.</text:span></text:span></text:p>
      <text:p text:style-name="Standard"><text:span text:style-name="Strong_20_Emphasis"><text:span text:style-name="T31">public string </text:span></text:span><text:span text:style-name="Strong_20_Emphasis"><text:span text:style-name="T16">ReflectionFunctionAbstract::getName</text:span></text:span><text:span text:style-name="Strong_20_Emphasis"><text:span text:style-name="T31"> ( void ) — имя функции</text:span></text:span></text:p>
      <text:p text:style-name="Standard"><text:span text:style-name="Strong_20_Emphasis"><text:span text:style-name="T31">public string </text:span></text:span><text:span text:style-name="Strong_20_Emphasis"><text:span text:style-name="T16">ReflectionFunctionAbstract::getNamespaceName</text:span></text:span><text:span text:style-name="Strong_20_Emphasis"><text:span text:style-name="T31"> ( void ) — имя namespace где определен класс.</text:span></text:span></text:p>
      <text:p text:style-name="Standard"><text:span text:style-name="Strong_20_Emphasis"><text:span text:style-name="T31">public</text:span></text:span><text:span text:style-name="Strong_20_Emphasis"><text:span text:style-name="T154"> </text:span></text:span><text:span text:style-name="Strong_20_Emphasis"><text:span text:style-name="T31">int</text:span></text:span><text:span text:style-name="Strong_20_Emphasis"><text:span text:style-name="T154"> </text:span></text:span><text:span text:style-name="Strong_20_Emphasis"><text:span text:style-name="T16">ReflectionFunctionAbstract</text:span></text:span><text:span text:style-name="Strong_20_Emphasis">::</text:span><text:span text:style-name="Strong_20_Emphasis"><text:span text:style-name="T16">getNumberOfParameters</text:span></text:span><text:span text:style-name="Strong_20_Emphasis"><text:span text:style-name="T154"> ( </text:span></text:span><text:span text:style-name="Strong_20_Emphasis"><text:span text:style-name="T31">void</text:span></text:span><text:span text:style-name="Strong_20_Emphasis"><text:span text:style-name="T154"> ) — число параметров, которые <text:s/>указаны в определении ф-ии (как обязательные, так и опциональные).</text:span></text:span></text:p>
      <text:p text:style-name="Standard"><text:span text:style-name="Strong_20_Emphasis"><text:span text:style-name="T31">public</text:span></text:span><text:span text:style-name="Strong_20_Emphasis"><text:span text:style-name="T154"> </text:span></text:span><text:span text:style-name="Strong_20_Emphasis"><text:span text:style-name="T31">int</text:span></text:span><text:span text:style-name="Strong_20_Emphasis"><text:span text:style-name="T154"> </text:span></text:span><text:span text:style-name="Strong_20_Emphasis"><text:span text:style-name="T16">ReflectionFunctionAbstract</text:span></text:span><text:span text:style-name="Strong_20_Emphasis">::</text:span><text:span text:style-name="Strong_20_Emphasis"><text:span text:style-name="T16">getNumberOfRequiredParameters</text:span></text:span><text:span text:style-name="Strong_20_Emphasis"><text:span text:style-name="T154"> ( </text:span></text:span><text:span text:style-name="Strong_20_Emphasis"><text:span text:style-name="T31">void</text:span></text:span><text:span text:style-name="Strong_20_Emphasis"><text:span text:style-name="T154"> ) — число обязательных аргументов в определении функции.</text:span></text:span></text:p>
      <text:p text:style-name="Standard"><text:span text:style-name="Strong_20_Emphasis"><text:span text:style-name="T31">public array </text:span></text:span><text:span text:style-name="Strong_20_Emphasis"><text:span text:style-name="T16">ReflectionFunctionAbstract::getParameters</text:span></text:span><text:span text:style-name="Strong_20_Emphasis"><text:span text:style-name="T31"> ( void ) — получение параметров как массива объектов ReflectionParameter.</text:span></text:span></text:p>
      <text:p text:style-name="Standard"><text:span text:style-name="Strong_20_Emphasis"><text:span text:style-name="T31">public ReflectionType </text:span></text:span><text:span text:style-name="Strong_20_Emphasis"><text:span text:style-name="T16">ReflectionFunctionAbstract::getReturnType</text:span></text:span><text:span text:style-name="Strong_20_Emphasis"><text:span text:style-name="T31"> ( void ) — получает объявленный тип возвращаемого функцией значения.</text:span></text:span></text:p>
      <text:p text:style-name="Standard"><text:span text:style-name="Strong_20_Emphasis"><text:span text:style-name="T31">public string </text:span></text:span><text:span text:style-name="Strong_20_Emphasis"><text:span text:style-name="T16">ReflectionFunctionAbstract::getShortName</text:span></text:span><text:span text:style-name="Strong_20_Emphasis"><text:span text:style-name="T31"> ( void ) — имя ф-ии без части namespace.</text:span></text:span></text:p>
      <text:p text:style-name="Standard"><text:span text:style-name="Strong_20_Emphasis"><text:span text:style-name="T31">public int </text:span></text:span><text:span text:style-name="Strong_20_Emphasis"><text:span text:style-name="T16">ReflectionFunctionAbstract::getStartLine</text:span></text:span><text:span text:style-name="Strong_20_Emphasis"><text:span text:style-name="T31"> ( void ) — получение номера начальной строки определения ф-ии.</text:span></text:span></text:p>
      <text:p text:style-name="Standard"><text:span text:style-name="Strong_20_Emphasis"><text:span text:style-name="T31">public array </text:span></text:span><text:span text:style-name="Strong_20_Emphasis"><text:span text:style-name="T16">ReflectionFunctionAbstract::getStaticVariables</text:span></text:span><text:span text:style-name="Strong_20_Emphasis"><text:span text:style-name="T31"> ( void ) — получение статистических переменных, определённых внутри ф-ии.</text:span></text:span></text:p>
      <text:p text:style-name="Standard"><text:span text:style-name="Strong_20_Emphasis"><text:span text:style-name="T31">public bool </text:span></text:span><text:span text:style-name="Strong_20_Emphasis"><text:span text:style-name="T16">ReflectionFunctionAbstract::hasReturnType</text:span></text:span><text:span text:style-name="Strong_20_Emphasis"><text:span text:style-name="T31"> ( void ) — проверяет, что ф-ия имеет определенный тип возвращаемого значения.</text:span></text:span></text:p>
      <text:p text:style-name="Standard"><text:span text:style-name="Strong_20_Emphasis"><text:span text:style-name="T31">public bool </text:span></text:span><text:span text:style-name="Strong_20_Emphasis"><text:span text:style-name="T16">ReflectionFunctionAbstract::inNamespace</text:span></text:span><text:span text:style-name="Strong_20_Emphasis"><text:span text:style-name="T31"> ( void ) — проверяет, что ф-ия определена в пространстве имен.</text:span></text:span></text:p>
      <text:p text:style-name="Standard"><text:span text:style-name="Strong_20_Emphasis"><text:span text:style-name="T31">public bool </text:span></text:span><text:span text:style-name="Strong_20_Emphasis"><text:span text:style-name="T16">ReflectionFunctionAbstract::isClosure</text:span></text:span><text:span text:style-name="Strong_20_Emphasis"><text:span text:style-name="T31"> ( void ) — проверяет, является ли ф-ия замыканием.</text:span></text:span></text:p>
      <text:p text:style-name="Standard"><text:span text:style-name="Strong_20_Emphasis"><text:span text:style-name="T31">public bool </text:span></text:span><text:span text:style-name="Strong_20_Emphasis"><text:span text:style-name="T16">ReflectionFunctionAbstract::isDeprecated</text:span></text:span><text:span text:style-name="Strong_20_Emphasis"><text:span text:style-name="T31"> ( void ) — устарела ф-ия или нет</text:span></text:span></text:p>
      <text:p text:style-name="Standard"><text:span text:style-name="Strong_20_Emphasis"><text:span text:style-name="T31">public bool </text:span></text:span><text:span text:style-name="Strong_20_Emphasis"><text:span text:style-name="T16">ReflectionFunctionAbstract::isGenerator</text:span></text:span><text:span text:style-name="Strong_20_Emphasis"><text:span text:style-name="T31"> ( void ) — проверяет, является ли функция генератором.</text:span></text:span></text:p>
      <text:p text:style-name="Standard"><text:span text:style-name="Strong_20_Emphasis"><text:span text:style-name="T31">public bool </text:span></text:span><text:span text:style-name="Strong_20_Emphasis"><text:span text:style-name="T16">ReflectionFunctionAbstract::isInternal</text:span></text:span><text:span text:style-name="Strong_20_Emphasis"><text:span text:style-name="T31"> ( void ) — внутренняя ф-ия (не пользовательская)</text:span></text:span></text:p>
      <text:p text:style-name="Standard"><text:span text:style-name="Strong_20_Emphasis"><text:span text:style-name="T31">public bool </text:span></text:span><text:span text:style-name="Strong_20_Emphasis"><text:span text:style-name="T16">ReflectionFunctionAbstract::isUserDefined</text:span></text:span><text:span text:style-name="Strong_20_Emphasis"><text:span text:style-name="T31"> ( void ) — пользовательская ф-ия.</text:span></text:span></text:p>
      <text:p text:style-name="Standard"><text:span text:style-name="Strong_20_Emphasis"><text:span text:style-name="T31">public bool </text:span></text:span><text:span text:style-name="Strong_20_Emphasis"><text:span text:style-name="T16">ReflectionFunctionAbstract::isVariadic</text:span></text:span><text:span text:style-name="Strong_20_Emphasis"><text:span text:style-name="T31"> ( void ) — проверяет, является ли функция функцией с переменным числом аргументов (variadic - <text:s/>в задании аргумента "…").</text:span></text:span></text:p>
      <text:p text:style-name="Standard"><text:soft-page-break/><text:span text:style-name="Strong_20_Emphasis"><text:span text:style-name="T31">public bool </text:span></text:span><text:span text:style-name="Strong_20_Emphasis"><text:span text:style-name="T16">ReflectionFunctionAbstract::returnsReference</text:span></text:span><text:span text:style-name="Strong_20_Emphasis"><text:span text:style-name="T31"> ( void ) — проверяет, возвращает ли ф-ия ссылку.</text:span></text:span></text:p>
      <text:p text:style-name="Standard"><text:span text:style-name="Strong_20_Emphasis"><text:span text:style-name="T31">abstract public void </text:span></text:span><text:span text:style-name="Strong_20_Emphasis"><text:span text:style-name="T16">ReflectionFunctionAbstract::__toString</text:span></text:span><text:span text:style-name="Strong_20_Emphasis"><text:span text:style-name="T31"> ( void ).</text:span></text:span></text:p>
      <text:p text:style-name="Standard"><text:span text:style-name="Strong_20_Emphasis"><text:span text:style-name="T16">ReflectionObject</text:span></text:span></text:p>
      <text:p text:style-name="Standard"><text:span text:style-name="Strong_20_Emphasis"><text:span text:style-name="T26">Константы</text:span></text:span></text:p>
      <text:p text:style-name="Standard"><text:span text:style-name="Strong_20_Emphasis"><text:span text:style-name="T31">Как и у ReflectionClass</text:span></text:span></text:p>
      <text:p text:style-name="P69">Свойства</text:p>
      <text:p text:style-name="Standard"><text:span text:style-name="Strong_20_Emphasis"><text:span text:style-name="T31">name</text:span></text:span><text:span text:style-name="Strong_20_Emphasis"><text:span text:style-name="T154"> — имя класса объекта</text:span></text:span></text:p>
      <text:p text:style-name="Standard"><text:span text:style-name="Strong_20_Emphasis"><text:span text:style-name="T67">Методы</text:span></text:span></text:p>
      <text:p text:style-name="Standard"><text:span text:style-name="Strong_20_Emphasis"><text:span text:style-name="T31">public </text:span></text:span><text:span text:style-name="Strong_20_Emphasis"><text:span text:style-name="T16">ReflectionObject::__construct</text:span></text:span><text:span text:style-name="Strong_20_Emphasis"><text:span text:style-name="T31"> ( object $argument ) — в качестве аргумента объект класса.</text:span></text:span></text:p>
      <text:p text:style-name="Standard"><text:span text:style-name="Strong_20_Emphasis"><text:span text:style-name="T31">public static string </text:span></text:span><text:span text:style-name="Strong_20_Emphasis"><text:span text:style-name="T16">ReflectionObject::export</text:span></text:span><text:span text:style-name="Strong_20_Emphasis"><text:span text:style-name="T31"> ( string $argument [, bool $return ] )</text:span></text:span></text:p>
      <text:p text:style-name="Standard"><text:span text:style-name="Strong_20_Emphasis"><text:span text:style-name="T154">!Остальные методы наследуются от </text:span></text:span><text:span text:style-name="Strong_20_Emphasis"><text:span text:style-name="T16">ReflectionClass</text:span></text:span></text:p>
      <text:p text:style-name="Standard"><text:span text:style-name="Strong_20_Emphasis"><text:span text:style-name="T16">ReflectionParameter</text:span></text:span></text:p>
      <text:p text:style-name="Standard"><text:span text:style-name="Strong_20_Emphasis"><text:span text:style-name="T67">Свойства</text:span></text:span></text:p>
      <text:p text:style-name="Standard"><text:span text:style-name="Strong_20_Emphasis"><text:span text:style-name="T31">name</text:span></text:span><text:span text:style-name="Strong_20_Emphasis"><text:span text:style-name="T154"> — имя свойства</text:span></text:span></text:p>
      <text:p text:style-name="Standard"><text:span text:style-name="Strong_20_Emphasis"><text:span text:style-name="T67">Методы</text:span></text:span></text:p>
      <text:p text:style-name="Standard"><text:span text:style-name="Strong_20_Emphasis"><text:span text:style-name="T31">public</text:span></text:span><text:span text:style-name="Strong_20_Emphasis"><text:span text:style-name="T154"> </text:span></text:span><text:span text:style-name="Strong_20_Emphasis"><text:span text:style-name="T31">bool</text:span></text:span><text:span text:style-name="Strong_20_Emphasis"><text:span text:style-name="T154"> </text:span></text:span><text:span text:style-name="Strong_20_Emphasis"><text:span text:style-name="T16">ReflectionParameter</text:span></text:span><text:span text:style-name="Strong_20_Emphasis">::</text:span><text:span text:style-name="Strong_20_Emphasis"><text:span text:style-name="T16">allowsNull</text:span></text:span><text:span text:style-name="Strong_20_Emphasis"><text:span text:style-name="T154"> ( </text:span></text:span><text:span text:style-name="Strong_20_Emphasis"><text:span text:style-name="T31">void</text:span></text:span><text:span text:style-name="Strong_20_Emphasis"><text:span text:style-name="T154"> ) — проверяет, разрешает ли параметр </text:span></text:span><text:bookmark-start text:name="__DdeLink__3503_328736629"/><text:span text:style-name="Strong_20_Emphasis"><text:span text:style-name="T31">NULL</text:span></text:span><text:bookmark-end text:name="__DdeLink__3503_328736629"/><text:span text:style-name="Strong_20_Emphasis"><text:span text:style-name="T154">. Если параметр требует объекта определенного класса без значения по умолчанию </text:span></text:span><text:span text:style-name="Strong_20_Emphasis"><text:span text:style-name="T31">NULL</text:span></text:span><text:span text:style-name="Strong_20_Emphasis"><text:span text:style-name="T154">.</text:span></text:span></text:p>
      <text:p text:style-name="Standard"><text:span text:style-name="Strong_20_Emphasis"><text:span text:style-name="T31">public</text:span></text:span><text:span text:style-name="Strong_20_Emphasis"><text:span text:style-name="T154"> </text:span></text:span><text:span text:style-name="Strong_20_Emphasis"><text:span text:style-name="T31">bool</text:span></text:span><text:span text:style-name="Strong_20_Emphasis"><text:span text:style-name="T154"> </text:span></text:span><text:span text:style-name="Strong_20_Emphasis"><text:span text:style-name="T16">ReflectionParameter</text:span></text:span><text:span text:style-name="Strong_20_Emphasis">::</text:span><text:span text:style-name="Strong_20_Emphasis"><text:span text:style-name="T16">canBePassedByValue</text:span></text:span><text:span text:style-name="Strong_20_Emphasis"><text:span text:style-name="T154"> ( </text:span></text:span><text:span text:style-name="Strong_20_Emphasis"><text:span text:style-name="T31">void</text:span></text:span><text:span text:style-name="Strong_20_Emphasis"><text:span text:style-name="T154"> ) — может ли передать аргумент по значению. </text:span></text:span><text:span text:style-name="Strong_20_Emphasis"><text:span text:style-name="T31">При ошибке NULL.</text:span></text:span></text:p>
      <text:p text:style-name="Standard"><text:span text:style-name="Strong_20_Emphasis"><text:span text:style-name="T31">final private void </text:span></text:span><text:span text:style-name="Strong_20_Emphasis"><text:span text:style-name="T16">ReflectionParameter::__clone</text:span></text:span><text:span text:style-name="Strong_20_Emphasis"><text:span text:style-name="T31"> ( void ) — нельзя клонировать</text:span></text:span></text:p>
      <text:p text:style-name="Standard"><text:span text:style-name="Strong_20_Emphasis"><text:span text:style-name="T31">public </text:span></text:span><text:span text:style-name="Strong_20_Emphasis"><text:span text:style-name="T16">ReflectionParameter::__construct</text:span></text:span><text:span text:style-name="Strong_20_Emphasis"><text:span text:style-name="T31"> ( string $function , string $parameter ) — $function функция, аргумент который требуется отобразить; $parameter аргумент.</text:span></text:span></text:p>
      <text:p text:style-name="P26">$reflect = new ReflectionParameter(array('className', 'methodName'), 'property');</text:p>
      <text:p text:style-name="Standard"><text:span text:style-name="T16">public static string </text:span><text:span text:style-name="T18">ReflectionParameter::export</text:span><text:span text:style-name="T16"> ( string $function , string $parameter [, bool $return ] )</text:span></text:p>
      <text:p text:style-name="Standard"><text:span text:style-name="T16">public ReflectionClass </text:span><text:span text:style-name="T18">ReflectionParameter::getClass</text:span><text:span text:style-name="T16"> ( void )</text:span><text:span text:style-name="Strong_20_Emphasis"><text:span text:style-name="T31"> — получение класса из контроля типа.</text:span></text:span></text:p>
      <text:p text:style-name="Standard"><text:span text:style-name="Strong_20_Emphasis"><text:span text:style-name="T31">public ReflectionClass </text:span></text:span><text:span text:style-name="Strong_20_Emphasis"><text:span text:style-name="T16">ReflectionParameter::getDeclaringClass</text:span></text:span><text:span text:style-name="Strong_20_Emphasis"><text:span text:style-name="T31"> ( void ) — получение класса, в котором объявлен метод.</text:span></text:span></text:p>
      <text:p text:style-name="Standard"><text:span text:style-name="Strong_20_Emphasis"><text:span text:style-name="T31">public ReflectionFunctionAbstract </text:span></text:span><text:span text:style-name="Strong_20_Emphasis"><text:span text:style-name="T16">ReflectionParameter::getDeclaringFunction</text:span></text:span><text:span text:style-name="Strong_20_Emphasis"><text:span text:style-name="T31"> ( void ) — получает функцию, в которой аргумент объявлен. Возвращает объект ReflectionFunction.</text:span></text:span></text:p>
      <text:p text:style-name="Standard"><text:span text:style-name="Strong_20_Emphasis"><text:span text:style-name="T31">public mixed </text:span></text:span><text:span text:style-name="Strong_20_Emphasis"><text:span text:style-name="T16">ReflectionParameter::getDefaultValue</text:span></text:span><text:span text:style-name="Strong_20_Emphasis"><text:span text:style-name="T31"> ( void ) — значение по умолчанию.</text:span></text:span></text:p>
      <text:p text:style-name="Standard"><text:span text:style-name="Strong_20_Emphasis"><text:span text:style-name="T31">public string </text:span></text:span><text:span text:style-name="Strong_20_Emphasis"><text:span text:style-name="T16">ReflectionParameter::getDefaultValueConstantName</text:span></text:span><text:span text:style-name="Strong_20_Emphasis"><text:span text:style-name="T31"> ( void ) — возвращает имя константы значения по умолчанию, если значение по умолчанию константа или null.</text:span></text:span></text:p>
      <text:p text:style-name="Standard"><text:span text:style-name="Strong_20_Emphasis"><text:span text:style-name="T31">public string </text:span></text:span><text:span text:style-name="Strong_20_Emphasis"><text:span text:style-name="T16">ReflectionParameter::getName </text:span></text:span><text:span text:style-name="Strong_20_Emphasis"><text:span text:style-name="T31">( void ) — имя параметра.</text:span></text:span></text:p>
      <text:p text:style-name="Standard"><text:span text:style-name="Strong_20_Emphasis"><text:span text:style-name="T31">public int </text:span></text:span><text:span text:style-name="Strong_20_Emphasis"><text:span text:style-name="T16">ReflectionParameter::getPosition</text:span></text:span><text:span text:style-name="Strong_20_Emphasis"><text:span text:style-name="T31"> ( void ) — позиция параметра. Начиная с 0.</text:span></text:span></text:p>
      <text:p text:style-name="Standard"><text:span text:style-name="Strong_20_Emphasis"><text:span text:style-name="T31">public ReflectionType </text:span></text:span><text:span text:style-name="Strong_20_Emphasis"><text:span text:style-name="T16">ReflectionParameter::getType</text:span></text:span><text:span text:style-name="Strong_20_Emphasis"><text:span text:style-name="T31"> ( void ) — возвращение типа параметра. </text:span></text:span><text:span text:style-name="Strong_20_Emphasis"><text:span text:style-name="T154">Если он не задан, то </text:span></text:span><text:span text:style-name="Strong_20_Emphasis"><text:span text:style-name="T31">null</text:span></text:span><text:span text:style-name="Strong_20_Emphasis"><text:span text:style-name="T154">.</text:span></text:span></text:p>
      <text:p text:style-name="Standard"><text:span text:style-name="Strong_20_Emphasis"><text:span text:style-name="T31">public</text:span></text:span><text:span text:style-name="Strong_20_Emphasis"><text:span text:style-name="T154"> </text:span></text:span><text:span text:style-name="Strong_20_Emphasis"><text:span text:style-name="T31">bool</text:span></text:span><text:span text:style-name="Strong_20_Emphasis"><text:span text:style-name="T154"> </text:span></text:span><text:span text:style-name="Strong_20_Emphasis"><text:span text:style-name="T16">ReflectionParameter</text:span></text:span><text:span text:style-name="Strong_20_Emphasis">::</text:span><text:span text:style-name="Strong_20_Emphasis"><text:span text:style-name="T16">hasType</text:span></text:span><text:span text:style-name="Strong_20_Emphasis"><text:span text:style-name="T154"> ( </text:span></text:span><text:span text:style-name="Strong_20_Emphasis"><text:span text:style-name="T31">void</text:span></text:span><text:span text:style-name="Strong_20_Emphasis"><text:span text:style-name="T154"> ) — имеется ли тип у параметра.</text:span></text:span></text:p>
      <text:p text:style-name="Standard"><text:span text:style-name="Strong_20_Emphasis"><text:span text:style-name="T31">public bool </text:span></text:span><text:span text:style-name="Strong_20_Emphasis"><text:span text:style-name="T16">ReflectionParameter::isArray</text:span></text:span><text:span text:style-name="Strong_20_Emphasis"><text:span text:style-name="T31"> ( void ) — если ожидается массив (тип array).</text:span></text:span></text:p>
      <text:p text:style-name="Standard"><text:span text:style-name="Strong_20_Emphasis"><text:span text:style-name="T31">public bool </text:span></text:span><text:span text:style-name="Strong_20_Emphasis"><text:span text:style-name="T16">ReflectionParameter::isCallable</text:span></text:span><text:span text:style-name="Strong_20_Emphasis"><text:span text:style-name="T31"> ( void ) — должен ли параметр быть типа callable.</text:span></text:span></text:p>
      <text:p text:style-name="Standard"><text:span text:style-name="Strong_20_Emphasis"><text:span text:style-name="T31">public bool </text:span></text:span><text:span text:style-name="Strong_20_Emphasis"><text:span text:style-name="T16">ReflectionParameter::isDefaultValueAvailable</text:span></text:span><text:span text:style-name="Strong_20_Emphasis"><text:span text:style-name="T31"> ( void ) — доступно ли значение по умолчанию.</text:span></text:span></text:p>
      <text:p text:style-name="Standard"><text:span text:style-name="Strong_20_Emphasis"><text:span text:style-name="T31">public bool </text:span></text:span><text:span text:style-name="Strong_20_Emphasis"><text:span text:style-name="T16">ReflectionParameter::isDefaultValueConstant</text:span></text:span><text:span text:style-name="Strong_20_Emphasis"><text:span text:style-name="T31"> ( void ) — является ли значение по умолчанию константой.</text:span></text:span></text:p>
      <text:p text:style-name="Standard"><text:span text:style-name="Strong_20_Emphasis"><text:span text:style-name="T31">public bool </text:span></text:span><text:span text:style-name="Strong_20_Emphasis"><text:span text:style-name="T16">ReflectionParameter::isOptional </text:span></text:span><text:span text:style-name="Strong_20_Emphasis"><text:span text:style-name="T31">( void ) — проверяет, что аргумент необязателен.</text:span></text:span></text:p>
      <text:p text:style-name="Standard"><text:soft-page-break/><text:span text:style-name="Strong_20_Emphasis"><text:span text:style-name="T31">public bool </text:span></text:span><text:span text:style-name="Strong_20_Emphasis"><text:span text:style-name="T16">ReflectionParameter::isPassedByReference</text:span></text:span><text:span text:style-name="Strong_20_Emphasis"><text:span text:style-name="T31"> ( void ) — проверяет, что аргумент передается по ссылке.</text:span></text:span></text:p>
      <text:p text:style-name="Standard"><text:span text:style-name="Strong_20_Emphasis"><text:span text:style-name="T31">public bool </text:span></text:span><text:span text:style-name="Strong_20_Emphasis"><text:span text:style-name="T16">ReflectionParameter::isVariadic </text:span></text:span><text:span text:style-name="Strong_20_Emphasis"><text:span text:style-name="T31">( void ) — аргумент (…)</text:span></text:span></text:p>
      <text:p text:style-name="Standard"><text:span text:style-name="Strong_20_Emphasis"><text:span text:style-name="T31">public string </text:span></text:span><text:span text:style-name="Strong_20_Emphasis"><text:span text:style-name="T16">ReflectionParameter::__toString</text:span></text:span><text:span text:style-name="Strong_20_Emphasis"><text:span text:style-name="T31"> ( void ) — преобразование в строку.</text:span></text:span></text:p>
      <text:p text:style-name="Standard"><text:span text:style-name="Strong_20_Emphasis"><text:span text:style-name="T16">ReflectionProperty</text:span></text:span></text:p>
      <text:p text:style-name="Standard"><text:span text:style-name="Strong_20_Emphasis"><text:span text:style-name="T26">Константы</text:span></text:span></text:p>
      <text:p text:style-name="P27">IS_STATIC = 1 ;</text:p>
      <text:p text:style-name="P27">IS_PUBLIC = 256 ;</text:p>
      <text:p text:style-name="P27">IS_PROTECTED = 512 ;</text:p>
      <text:p text:style-name="Standard"><text:span text:style-name="Strong_20_Emphasis"><text:span text:style-name="T31">IS_PRIVATE = 1024 ;</text:span></text:span></text:p>
      <text:p text:style-name="Standard"><text:span text:style-name="Strong_20_Emphasis"><text:span text:style-name="T26">Свойства</text:span></text:span></text:p>
      <text:p text:style-name="Standard"><text:span text:style-name="Strong_20_Emphasis"><text:span text:style-name="T31">name — имя свойства.</text:span></text:span></text:p>
      <text:p text:style-name="Standard"><text:span text:style-name="Strong_20_Emphasis"><text:span text:style-name="T31">class <text:s/>— имя класса.</text:span></text:span></text:p>
      <text:p text:style-name="Standard"><text:span text:style-name="Strong_20_Emphasis"><text:span text:style-name="T26">Методы</text:span></text:span></text:p>
      <text:p text:style-name="Standard"><text:span text:style-name="Strong_20_Emphasis"><text:span text:style-name="T31">final private void </text:span></text:span><text:span text:style-name="Strong_20_Emphasis"><text:span text:style-name="T16">ReflectionProperty::__clone</text:span></text:span><text:span text:style-name="Strong_20_Emphasis"><text:span text:style-name="T31"> ( void ) — нельзя клонировать.</text:span></text:span></text:p>
      <text:p text:style-name="Standard"><text:span text:style-name="Strong_20_Emphasis"><text:span text:style-name="T31">public </text:span></text:span><text:span text:style-name="Strong_20_Emphasis"><text:span text:style-name="T16">ReflectionProperty::__construct </text:span></text:span><text:span text:style-name="Strong_20_Emphasis"><text:span text:style-name="T31">( mixed $class , string $name ) — $class имя класса, $name имя свойства.</text:span></text:span></text:p>
      <text:p text:style-name="Standard"><text:span text:style-name="Strong_20_Emphasis"><text:span text:style-name="T31">public static string </text:span></text:span><text:span text:style-name="Strong_20_Emphasis"><text:span text:style-name="T16">ReflectionProperty::export</text:span></text:span><text:span text:style-name="Strong_20_Emphasis"><text:span text:style-name="T31"> ( mixed $class , string $name [, bool $return ] ).</text:span></text:span></text:p>
      <text:p text:style-name="Standard"><text:span text:style-name="Strong_20_Emphasis"><text:span text:style-name="T31">public ReflectionClass </text:span></text:span><text:span text:style-name="Strong_20_Emphasis"><text:span text:style-name="T16">ReflectionProperty::getDeclaringClass</text:span></text:span><text:span text:style-name="Strong_20_Emphasis"><text:span text:style-name="T31"> ( void ) — получение объявляющего класса.</text:span></text:span></text:p>
      <text:p text:style-name="Standard"><text:span text:style-name="Strong_20_Emphasis"><text:span text:style-name="T31">public string </text:span></text:span><text:span text:style-name="Strong_20_Emphasis"><text:span text:style-name="T16">ReflectionProperty::getDocComment</text:span></text:span><text:span text:style-name="Strong_20_Emphasis"><text:span text:style-name="T31"> ( void ) — получить doc-комментарий.</text:span></text:span></text:p>
      <text:p text:style-name="Standard"><text:span text:style-name="Strong_20_Emphasis"><text:span text:style-name="T31">public int </text:span></text:span><text:span text:style-name="Strong_20_Emphasis"><text:span text:style-name="T16">ReflectionProperty::getModifiers</text:span></text:span><text:span text:style-name="Strong_20_Emphasis"><text:span text:style-name="T31"> ( void ) — получить модификатор.</text:span></text:span></text:p>
      <text:p text:style-name="Standard"><text:span text:style-name="Strong_20_Emphasis"><text:span text:style-name="T31">public string </text:span></text:span><text:span text:style-name="Strong_20_Emphasis"><text:span text:style-name="T16">ReflectionProperty::getName</text:span></text:span><text:span text:style-name="Strong_20_Emphasis"><text:span text:style-name="T31"> ( void ) — имя свойства.</text:span></text:span></text:p>
      <text:p text:style-name="Standard"><text:span text:style-name="Strong_20_Emphasis"><text:span text:style-name="T31">public mixed </text:span></text:span><text:span text:style-name="Strong_20_Emphasis"><text:span text:style-name="T16">ReflectionProperty::getValue</text:span></text:span><text:span text:style-name="Strong_20_Emphasis"><text:span text:style-name="T31"> ([ object $object ] ) — значение свойства. </text:span></text:span><text:span text:style-name="Strong_20_Emphasis"><text:span text:style-name="T154">Если свойство не статическое, необходимо передать объект, из которого требуется это свойство получить.</text:span></text:span></text:p>
      <text:p text:style-name="P61"><text:span text:style-name="Strong_20_Emphasis"/></text:p>
      <text:p text:style-name="Standard"><text:span text:style-name="Strong_20_Emphasis"><text:span text:style-name="T31">public</text:span></text:span><text:span text:style-name="Strong_20_Emphasis"><text:span text:style-name="T154"> </text:span></text:span><text:span text:style-name="Strong_20_Emphasis"><text:span text:style-name="T31">bool</text:span></text:span><text:span text:style-name="Strong_20_Emphasis"><text:span text:style-name="T154"> </text:span></text:span><text:span text:style-name="Strong_20_Emphasis"><text:span text:style-name="T16">ReflectionProperty</text:span></text:span><text:span text:style-name="Strong_20_Emphasis">::</text:span><text:span text:style-name="Strong_20_Emphasis"><text:span text:style-name="T16">isDefault</text:span></text:span><text:span text:style-name="Strong_20_Emphasis"> </text:span><text:span text:style-name="Strong_20_Emphasis"><text:span text:style-name="T154">( </text:span></text:span><text:span text:style-name="Strong_20_Emphasis"><text:span text:style-name="T31">void</text:span></text:span><text:span text:style-name="Strong_20_Emphasis"><text:span text:style-name="T154"> ) — есть значение по умолчанию.</text:span></text:span></text:p>
      <text:p text:style-name="Standard"><text:span text:style-name="Strong_20_Emphasis"><text:span text:style-name="T31">public bool </text:span></text:span><text:span text:style-name="Strong_20_Emphasis"><text:span text:style-name="T16">ReflectionProperty::(isPrivate|isProtected|isPublic|isStatic) </text:span></text:span><text:span text:style-name="Strong_20_Emphasis"><text:span text:style-name="T31">( void ) — есть модификатор.</text:span></text:span></text:p>
      <text:p text:style-name="Standard"><text:span text:style-name="Strong_20_Emphasis"><text:span text:style-name="T31">public void </text:span></text:span><text:span text:style-name="Strong_20_Emphasis"><text:span text:style-name="T16">ReflectionProperty::setAccessible</text:span></text:span><text:span text:style-name="Strong_20_Emphasis"><text:span text:style-name="T31"> ( bool $accessible ) — делает свойство доступным.</text:span></text:span></text:p>
      <text:p text:style-name="Standard"><text:span text:style-name="Strong_20_Emphasis"><text:span text:style-name="T31">public void </text:span></text:span><text:span text:style-name="Strong_20_Emphasis"><text:span text:style-name="T16">ReflectionProperty::setValue</text:span></text:span><text:span text:style-name="Strong_20_Emphasis"><text:span text:style-name="T31"> ( object $object , mixed $value ), </text:span></text:span></text:p>
      <text:p text:style-name="Standard"><text:span text:style-name="Strong_20_Emphasis"><text:span text:style-name="T31">public void </text:span></text:span><text:span text:style-name="Strong_20_Emphasis"><text:span text:style-name="T16">ReflectionProperty::setValue </text:span></text:span><text:span text:style-name="Strong_20_Emphasis"><text:span text:style-name="T31">( mixed $value ) — устанавливает значение свойства.</text:span></text:span></text:p>
      <text:p text:style-name="Standard"><text:span text:style-name="Strong_20_Emphasis"><text:span text:style-name="T31">public string </text:span></text:span><text:span text:style-name="Strong_20_Emphasis"><text:span text:style-name="T16">ReflectionProperty::__toString</text:span></text:span><text:span text:style-name="Strong_20_Emphasis"><text:span text:style-name="T31"> ( void ) — преобразование в строку.</text:span></text:span></text:p>
      <text:p text:style-name="Standard"><text:span text:style-name="Strong_20_Emphasis"><text:span text:style-name="T16">ReflectionType</text:span></text:span></text:p>
      <text:p text:style-name="Standard"><text:span text:style-name="Strong_20_Emphasis"><text:span text:style-name="T154">Сообщает информацию о типе возвращаемого значения.</text:span></text:span></text:p>
      <text:p text:style-name="Standard"><text:span text:style-name="Strong_20_Emphasis"><text:span text:style-name="T67">Методы</text:span></text:span></text:p>
      <text:p text:style-name="Standard"><text:span text:style-name="Strong_20_Emphasis"><text:span text:style-name="T31">public</text:span></text:span><text:span text:style-name="Strong_20_Emphasis"><text:span text:style-name="T154"> </text:span></text:span><text:span text:style-name="Strong_20_Emphasis"><text:span text:style-name="T31">bool</text:span></text:span><text:span text:style-name="Strong_20_Emphasis"><text:span text:style-name="T154"> </text:span></text:span><text:span text:style-name="Strong_20_Emphasis"><text:span text:style-name="T16">ReflectionType</text:span></text:span><text:span text:style-name="Strong_20_Emphasis">::</text:span><text:span text:style-name="Strong_20_Emphasis"><text:span text:style-name="T16">allowsNull</text:span></text:span><text:span text:style-name="Strong_20_Emphasis"><text:span text:style-name="T154"> ( </text:span></text:span><text:span text:style-name="Strong_20_Emphasis"><text:span text:style-name="T31">void</text:span></text:span><text:span text:style-name="Strong_20_Emphasis"><text:span text:style-name="T154"> ) — проверяет, доступен ли </text:span></text:span><text:span text:style-name="Strong_20_Emphasis"><text:span text:style-name="T31">null</text:span></text:span><text:span text:style-name="Strong_20_Emphasis"><text:span text:style-name="T154">.</text:span></text:span></text:p>
      <text:p text:style-name="Standard"><text:span text:style-name="Strong_20_Emphasis"><text:span text:style-name="T31">public</text:span></text:span><text:span text:style-name="Strong_20_Emphasis"><text:span text:style-name="T154"> </text:span></text:span><text:span text:style-name="Strong_20_Emphasis"><text:span text:style-name="T31">bool</text:span></text:span><text:span text:style-name="Strong_20_Emphasis"><text:span text:style-name="T154"> </text:span></text:span><text:span text:style-name="Strong_20_Emphasis"><text:span text:style-name="T16">ReflectionType</text:span></text:span><text:span text:style-name="Strong_20_Emphasis">::</text:span><text:span text:style-name="Strong_20_Emphasis"><text:span text:style-name="T16">isBuiltin</text:span></text:span><text:span text:style-name="Strong_20_Emphasis"><text:span text:style-name="T154"> ( </text:span></text:span><text:span text:style-name="Strong_20_Emphasis"><text:span text:style-name="T31">void</text:span></text:span><text:span text:style-name="Strong_20_Emphasis"><text:span text:style-name="T154"> ) — проверяет, встроенный ли тип (</text:span></text:span><text:span text:style-name="Strong_20_Emphasis"><text:span text:style-name="T31">string</text:span></text:span><text:span text:style-name="Strong_20_Emphasis"><text:span text:style-name="T154">, </text:span></text:span><text:span text:style-name="Strong_20_Emphasis"><text:span text:style-name="T31">int</text:span></text:span><text:span text:style-name="Strong_20_Emphasis"><text:span text:style-name="T154"> и т.д.)</text:span></text:span></text:p>
      <text:p text:style-name="Standard"><text:span text:style-name="Strong_20_Emphasis"><text:span text:style-name="T31">public string </text:span></text:span><text:span text:style-name="Strong_20_Emphasis"><text:span text:style-name="T16">ReflectionType::__toString</text:span></text:span><text:span text:style-name="Strong_20_Emphasis"><text:span text:style-name="T31"> ( void ) — преобразование в строку.</text:span></text:span></text:p>
      <text:p text:style-name="Standard"><text:span text:style-name="Strong_20_Emphasis"><text:span text:style-name="T16">ReflectionGenerator</text:span></text:span></text:p>
      <text:p text:style-name="Standard"><text:span text:style-name="Strong_20_Emphasis"><text:span text:style-name="T154">Класс выдает информацию о генераторах.</text:span></text:span></text:p>
      <text:p text:style-name="Standard"><text:span text:style-name="Strong_20_Emphasis"><text:span text:style-name="T31">public </text:span></text:span><text:span text:style-name="Strong_20_Emphasis"><text:span text:style-name="T16">ReflectionGenerator::__construct</text:span></text:span><text:span text:style-name="Strong_20_Emphasis"><text:span text:style-name="T31"> ( Generator $generator ) — принимает объект генератора.</text:span></text:span></text:p>
      <text:p text:style-name="Standard"><text:span text:style-name="Strong_20_Emphasis"><text:span text:style-name="T31">public string </text:span></text:span><text:span text:style-name="Strong_20_Emphasis"><text:span text:style-name="T16">ReflectionGenerator::getExecutingFile</text:span></text:span><text:span text:style-name="Strong_20_Emphasis"><text:span text:style-name="T31"> ( void ) — возвращает полный путь и имя файла текущего запущенного генератора.</text:span></text:span></text:p>
      <text:p text:style-name="Standard"><text:span text:style-name="T16">public Generator </text:span><text:span text:style-name="T18">ReflectionGenerator::getExecutingGenerator</text:span><text:span text:style-name="T16"> ( void )</text:span><text:span text:style-name="Strong_20_Emphasis"><text:span text:style-name="T31"> — получить выполняемый объект генератора.</text:span></text:span></text:p>
      <text:p text:style-name="Standard"><text:soft-page-break/><text:span text:style-name="Strong_20_Emphasis"><text:span text:style-name="T31">public int </text:span></text:span><text:span text:style-name="Strong_20_Emphasis"><text:span text:style-name="T16">ReflectionGenerator::getExecutingLine</text:span></text:span><text:span text:style-name="Strong_20_Emphasis"><text:span text:style-name="T31"> ( void ) — получить текущую выполняющуюся строку генератора.</text:span></text:span></text:p>
      <text:p text:style-name="Standard"><text:span text:style-name="Strong_20_Emphasis"><text:span text:style-name="T31">public ReflectionFunctionAbstract </text:span></text:span><text:span text:style-name="Strong_20_Emphasis"><text:span text:style-name="T16">ReflectionGenerator::getFunction</text:span></text:span><text:span text:style-name="Strong_20_Emphasis"><text:span text:style-name="T31"> ( void ) — получить имя ф-ии генератора.</text:span></text:span></text:p>
      <text:p text:style-name="Standard"><text:span text:style-name="Strong_20_Emphasis"><text:span text:style-name="T31">public object </text:span></text:span><text:span text:style-name="Strong_20_Emphasis"><text:span text:style-name="T16">ReflectionGenerator::getThis</text:span></text:span><text:span text:style-name="Strong_20_Emphasis"><text:span text:style-name="T31"> ( void ) — возвращает значение $this для генератора.</text:span></text:span></text:p>
      <text:p text:style-name="Standard"><text:span text:style-name="Strong_20_Emphasis"><text:span text:style-name="T31">public array </text:span></text:span><text:span text:style-name="Strong_20_Emphasis"><text:span text:style-name="T16">ReflectionGenerator::getTrace</text:span></text:span><text:span text:style-name="Strong_20_Emphasis"><text:span text:style-name="T31"> ([ int $options = DEBUG_BACKTRACE_PROVIDE_OBJECT | DEBUG_BACKTRACE_IGNORE_ARGS ] ) — в</text:span></text:span><text:span text:style-name="Strong_20_Emphasis"><text:span text:style-name="T178">озвращает трассировку запущенного генератора.</text:span></text:span></text:p>
      <text:h text:style-name="P204" text:outline-level="3"><text:bookmark-start text:name="__RefHeading___Toc12221_1995911267"/>Type Hinting<text:bookmark-end text:name="__RefHeading___Toc12221_1995911267"/></text:h>
      <text:p text:style-name="Standard">Описаны<text:span text:style-name="T16"> </text:span>в<text:span text:style-name="T16"> </text:span>разделе<text:span text:style-name="T16"> </text:span>про<text:span text:style-name="T16"> </text:span>ф<text:span text:style-name="T16">-</text:span>ии<text:span text:style-name="T16"> (Type Declarations).</text:span></text:p>
      <text:p text:style-name="P27">! Если в PHP 5 при несовпадении типа выдавался Fatal Error, то в PHP 7 выбрасывается исключение вида TypeError.</text:p>
      <text:p text:style-name="Standard">Вы можете указать составные типы, вызовы и типы скалярных переменных как подсказки типов.</text:p>
      <text:p text:style-name="Standard">Кроме того, подсказка типа NULL может использоваться, если NULL используется как параметр по умолчанию для функции.</text:p>
      <text:p text:style-name="P18">function nullExample (null $msg = null) {</text:p>
      <text:p text:style-name="P18"><text:s text:c="4"/>echo $msg;</text:p>
      <text:p text:style-name="P18">}</text:p>
      <text:p text:style-name="Standard">Но это не несет смысловой нагрузки так как передать в ф-ии кроме null ничего нельзя.</text:p>
      <text:h text:style-name="P204" text:outline-level="3"><text:bookmark-start text:name="__RefHeading___Toc12223_1995911267"/>Class Constants<text:bookmark-end text:name="__RefHeading___Toc12223_1995911267"/></text:h>
      <text:p text:style-name="Standard">По умолчанию видимость константы в классе определяется как public. Значение должно быть константным выражением (не переменной, не вызовом функции, не свойством).</text:p>
      <text:p text:style-name="P10">&lt;?php</text:p>
      <text:p text:style-name="P10">    const ONE = 1;<text:line-break/>class MyClass {</text:p>
      <text:p text:style-name="P10">    const CONSTANT = 'constant value';</text:p>
      <text:p text:style-name="P10">    const BAR = &lt;&lt;&lt;'EOT'<text:line-break/>bar<text:line-break/>EOT;</text:p>
      <text:p text:style-name="P10">    const BAZ = &lt;&lt;&lt;EOT<text:line-break/>baz<text:line-break/>EOT;</text:p>
      <text:p text:style-name="P10">    const SENTENCE = 'The value of THREE is '.self::BAZ;</text:p>
      <text:p text:style-name="P10">    const TWO = ONE * 2;</text:p>
      <text:p text:style-name="P10">}</text:p>
      <text:p text:style-name="P10">$classname = "MyClass";<text:line-break/>echo $classname::CONSTANT;</text:p>
      <text:p text:style-name="P63"/>
      <text:p text:style-name="Standard"><text:span text:style-name="Выделение1"><text:span text:style-name="T6">Ключевое слово (константа) ::class позволяет получить полное имя класса:</text:span></text:span></text:p>
      <text:p text:style-name="Standard"><text:span text:style-name="Выделение1"><text:span text:style-name="T44">&lt;?php<text:line-break/>namespace NS;<text:line-break/>    class ClassName {}<text:line-break/>    echo ClassName::class; // NS\ClassName</text:span></text:span></text:p>
      <text:p text:style-name="Standard"><text:span text:style-name="Выделение1"><text:span text:style-name="T6">Начиная с PHP 7.1.0 для констант класса можно использовать модификаторы области видимости.</text:span></text:span></text:p>
      <text:p text:style-name="Standard"><text:span text:style-name="Выделение1"><text:span text:style-name="T6">Константы можно переопределять в наследуемых классах.</text:span></text:span></text:p>
      <text:h text:style-name="Heading_20_3" text:outline-level="3"><text:bookmark-start text:name="__RefHeading___Toc12225_1995911267"/><text:span text:style-name="T16">Late</text:span> <text:span text:style-name="T16">Static</text:span> <text:span text:style-name="T16">Binding</text:span><text:bookmark-end text:name="__RefHeading___Toc12225_1995911267"/></text:h>
      <text:p text:style-name="Standard"><text:soft-page-break/>Начиная с версии PHP 5.3.0 появилась особенность, называемая позднее статическое связывание, которая может быть использована для того, чтобы получить ссылку на вызываемый класс в контексте статического наследования.</text:p>
      <text:p text:style-name="Standard">"Позднее связывание" отражает тот факт, что обращения через <text:span text:style-name="Выделение1">static:: </text:span>не будут вычисляться по отношению к классу, в котором вызываемый метод определен, а будут вычисляться на основе информации в ходе исполнения. Также эта особенность была названа "статическое связывание" потому, что она может быть использована (но не обязательно) в статических методах.</text:p>
      <text:p text:style-name="Standard">string <text:span text:style-name="T2">get_called_class</text:span> (void) — имя класса, полученное с помощью позднего статического связывания.</text:p>
      <text:p text:style-name="P10">&lt;?php<text:line-break/>class foo {</text:p>
      <text:p text:style-name="P10"><text:s text:c="4"/>static public function test() {<text:span text:style-name="Выделение1">static::</text:span></text:p>
      <text:p text:style-name="Standard"><text:span text:style-name="T38"><text:s text:c="8"/>var_dump(get_called_class()); // </text:span><text:span text:style-name="T48">или</text:span><text:span text:style-name="T38"> static::class</text:span></text:p>
      <text:p text:style-name="P10"><text:s text:c="4"/>}</text:p>
      <text:p text:style-name="P10">}</text:p>
      <text:p text:style-name="P10">class bar extends foo {}</text:p>
      <text:p text:style-name="Standard"><text:span text:style-name="T38">foo::test(); // </text:span><text:span text:style-name="T16">string(3) "foo"</text:span></text:p>
      <text:p text:style-name="Standard"><text:span text:style-name="T48">bar::test(); // </text:span>string(3) "bar"</text:p>
      <text:p text:style-name="Standard">Статические ссылки на текущий класс, наподобие <text:span text:style-name="Выделение1">self:: </text:span>или <text:span text:style-name="Выделение1">__CLASS__</text:span>, вычисляются используя класс, к которому принадлежит функция, в значении места, где она была определена.</text:p>
      <text:p text:style-name="P10">&lt;?php</text:p>
      <text:p text:style-name="P10">class A {</text:p>
      <text:p text:style-name="P10"><text:s text:c="4"/>public static function who() { echo __CLASS__; }</text:p>
      <text:p text:style-name="P10"><text:s text:c="4"/>public static function test() { self::who(); } // или (__CLASS__)::who(); <text:s/>в PHP 7.0</text:p>
      <text:p text:style-name="P10">}</text:p>
      <text:p text:style-name="P10">class B extends A {</text:p>
      <text:p text:style-name="P10"><text:s text:c="4"/>public static function who() { echo __CLASS__; }</text:p>
      <text:p text:style-name="P18">}</text:p>
      <text:p text:style-name="P18">B::test(); // можно даже так писать ('B::test')(); <text:s/>Вывод: A</text:p>
      <text:p text:style-name="P106">Использование позднего статистического связывания меняет класс обращения:</text:p>
      <text:p text:style-name="P10">&lt;?php</text:p>
      <text:p text:style-name="P10">class A {</text:p>
      <text:p text:style-name="P10"><text:s text:c="4"/>public static function who() { echo __CLASS__; }</text:p>
      <text:p text:style-name="P10"><text:s text:c="4"/>public static function test() { static::who(); }</text:p>
      <text:p text:style-name="P10">}</text:p>
      <text:p text:style-name="P10">class B extends A {</text:p>
      <text:p text:style-name="P10"><text:s text:c="4"/>public static function who() { echo __CLASS__; }</text:p>
      <text:p text:style-name="P18">}</text:p>
      <text:p text:style-name="Standard"><text:span text:style-name="T48">B::test(); </text:span><text:bookmark-start text:name="__DdeLink__9772_3078714816"/><text:span text:style-name="T48">// B</text:span><text:bookmark-end text:name="__DdeLink__9772_3078714816"/></text:p>
      <text:p text:style-name="P18">("B")::test(); // Можно и так делать вызов</text:p>
      <text:p text:style-name="Standard"><text:span text:style-name="T68">В нестатическом контексте вызванным классом будет тот, к которому относится экземпляр объекта. Поскольку </text:span><text:span text:style-name="Выделение1"><text:span text:style-name="T68">$this→ </text:span></text:span><text:span text:style-name="T68">будет пытаться вызывать закрытые методы из той же области действия, использование </text:span><text:span text:style-name="Выделение1"><text:span text:style-name="T68">static:: </text:span></text:span><text:span text:style-name="T68">может дать разные результаты. Другое отличие в том, что </text:span><text:span text:style-name="Выделение1"><text:span text:style-name="T68">static:: </text:span></text:span><text:span text:style-name="T68">может ссылаться только на статические поля класса.</text:span></text:p>
      <text:p text:style-name="P42">&lt;?php</text:p>
      <text:p text:style-name="P42">class A {</text:p>
      <text:p text:style-name="P42"><text:s text:c="4"/>public $a = 3;</text:p>
      <text:p text:style-name="P42"><text:s text:c="4"/>private function foo() {</text:p>
      <text:p text:style-name="P42"><text:soft-page-break/><text:s text:c="8"/>echo "A";</text:p>
      <text:p text:style-name="P42"><text:s text:c="4"/>}</text:p>
      <text:p text:style-name="P42"><text:s text:c="4"/>public function test() {</text:p>
      <text:p text:style-name="P42"><text:s text:c="8"/>static::foo();</text:p>
      <text:p text:style-name="P42"><text:s text:c="4"/>}</text:p>
      <text:p text:style-name="P42">}</text:p>
      <text:p text:style-name="P42">class B extends A {}</text:p>
      <text:p text:style-name="P42">class C extends A {</text:p>
      <text:p text:style-name="P42"><text:s text:c="4"/>public $a = 4;</text:p>
      <text:p text:style-name="P42"><text:s text:c="4"/>private function foo() {</text:p>
      <text:p text:style-name="P42"><text:s text:c="8"/>echo "C";</text:p>
      <text:p text:style-name="P42"><text:s text:c="4"/>}</text:p>
      <text:p text:style-name="P42">}</text:p>
      <text:p text:style-name="P42">$b = new B();</text:p>
      <text:p text:style-name="P42">$b-&gt;test(); // A</text:p>
      <text:p text:style-name="P42">$c = new C();</text:p>
      <text:p text:style-name="P42">$c-&gt;test(); <text:s text:c="2"/>// Fatal error: Uncaught Error: Call to private method C::foo()</text:p>
      <text:p text:style-name="Standard"><text:span text:style-name="T68">Разрешающая область позднего статического связывания будет фиксирована вычисляющем ее статическим вызовом. С другой стороны, статические вызовы с использованием таких директив как </text:span><text:span text:style-name="Выделение1"><text:span text:style-name="T68">parent:: </text:span></text:span><text:span text:style-name="T68">или </text:span><text:span text:style-name="Выделение1"><text:span text:style-name="T68">self:: </text:span></text:span><text:span text:style-name="T68">перенаправляют информацию вызова:</text:span></text:p>
      <text:p text:style-name="P42">&lt;?php</text:p>
      <text:p text:style-name="P42">class A {</text:p>
      <text:p text:style-name="P42"><text:s text:c="4"/>public static function foo() {</text:p>
      <text:p text:style-name="P42"><text:s text:c="8"/>static::who();</text:p>
      <text:p text:style-name="P42"><text:s text:c="4"/>}</text:p>
      <text:p text:style-name="P42"><text:s text:c="4"/>public static function who() { echo __CLASS__."\n"; }</text:p>
      <text:p text:style-name="P42">}</text:p>
      <text:p text:style-name="P42">class B extends A {</text:p>
      <text:p text:style-name="P42"><text:s text:c="4"/>public static function test() {</text:p>
      <text:p text:style-name="P42"><text:s text:c="8"/>A::foo();</text:p>
      <text:p text:style-name="P42"><text:s text:c="8"/>parent::foo();</text:p>
      <text:p text:style-name="P42"><text:s text:c="8"/>self::foo();</text:p>
      <text:p text:style-name="P42"><text:s text:c="8"/>static::foo();</text:p>
      <text:p text:style-name="P42"><text:s text:c="4"/>}</text:p>
      <text:p text:style-name="P42"><text:s text:c="4"/>public static function who() { echo __CLASS__."\n"; }</text:p>
      <text:p text:style-name="P42">}</text:p>
      <text:p text:style-name="P42">class C extends B {</text:p>
      <text:p text:style-name="P42"><text:s text:c="4"/>public static function who() { echo __CLASS__."\n"; }</text:p>
      <text:p text:style-name="P43">}</text:p>
      <text:p text:style-name="P43">C::test(); // A C C C</text:p>
      <text:p text:style-name="P38">Создание объекта через ключевое слово static:</text:p>
      <text:p text:style-name="P42">&lt;?php</text:p>
      <text:p text:style-name="P42">abstract class A{</text:p>
      <text:p text:style-name="P42"><text:s text:c="4"/>static function create(){</text:p>
      <text:p text:style-name="P42"><text:s text:c="8"/>//return new self(); <text:s/>//Fatal error: Cannot instantiate abstract class A</text:p>
      <text:p text:style-name="P42"><text:s text:c="8"/>return new static(); //this is the correct way</text:p>
      <text:p text:style-name="P42"><text:s text:c="4"/>}</text:p>
      <text:p text:style-name="P42">}</text:p>
      <text:h text:style-name="P204" text:outline-level="3"><text:bookmark-start text:name="__RefHeading___Toc12227_1995911267"/>Magic(_*) Methods<text:bookmark-end text:name="__RefHeading___Toc12227_1995911267"/></text:h>
      <text:p text:style-name="Standard"><text:soft-page-break/>Все<text:span text:style-name="T16"> </text:span>магические<text:span text:style-name="T16"> </text:span>методы<text:span text:style-name="T16"> </text:span>начинаются<text:span text:style-name="T16"> </text:span>с<text:span text:style-name="T16"> </text:span>двух<text:span text:style-name="T16"> «__»: __construct(), __destruct(), __call(), __callStatic(), __get(), __set(), __isset(), __unset(), __sleep(), __wakeup(), __toString(), __invoke(), __set_state(), __clone() </text:span>и<text:span text:style-name="T16"> __debugInfo().</text:span></text:p>
      <text:p text:style-name="Standard">public array <text:span text:style-name="T2">__sleep</text:span> ( void ) <text:span text:style-name="Strong_20_Emphasis"><text:span text:style-name="T154">—</text:span></text:span> ф-ия serialize() перед выполнение проверяет наличие этой ф-ии в сериализуемом объекте. Если метод ничего не возвращает, то сериализуется NULL и выдается предупреждение E_NOTICE. В основном применяют данный метод для завершений операций с данными и сокращении информации не нужной при сериализации. __sleep может очистить объект и предполагается, что будет возвращен массив с именами всех переменных объекта, который должен быть сериализован.</text:p>
      <text:p text:style-name="Standard">Ф-ия __sleep не может возвращать имена приватных свойств в родительских классах. Будет выдавать E_NOTICE. Вместо этого используется Serializable интерфейс.</text:p>
      <text:p text:style-name="Standard">void <text:span text:style-name="T2">__wakeup</text:span> ( void ) <text:span text:style-name="Strong_20_Emphasis"><text:span text:style-name="T154">—</text:span></text:span> ф-ия unserialize() перед выполнением проверяет наличие этой ф-ии в сериализуемом объекте. Используется в основном для восстановления любых соединений с базой данных, которые могли быть потеряны во время операции сериализации и выполнения других операций повторной инициализации.</text:p>
      <text:p text:style-name="P10">&lt;?php</text:p>
      <text:p text:style-name="P10">class Connection {</text:p>
      <text:p text:style-name="P10"><text:s text:c="4"/>protected $link;</text:p>
      <text:p text:style-name="P10"><text:s text:c="4"/>private $dsn, $username, $password;</text:p>
      <text:p text:style-name="P10"><text:s text:c="4"/>public function __construct($dsn, $username, $password) {</text:p>
      <text:p text:style-name="P10"><text:s text:c="8"/>$this-&gt;dsn = $dsn;</text:p>
      <text:p text:style-name="P10"><text:s text:c="8"/>$this-&gt;username = $username;</text:p>
      <text:p text:style-name="P10"><text:s text:c="8"/>$this-&gt;password = $password;</text:p>
      <text:p text:style-name="P10"><text:s text:c="8"/>$this-&gt;connect();</text:p>
      <text:p text:style-name="P10"><text:s text:c="4"/>}</text:p>
      <text:p text:style-name="P10"><text:s text:c="4"/>private function connect() {</text:p>
      <text:p text:style-name="P10"><text:s text:c="8"/>$this-&gt;link = new PDO($this-&gt;dsn, $this-&gt;username, $this-&gt;password);</text:p>
      <text:p text:style-name="P10"><text:s text:c="4"/>}</text:p>
      <text:p text:style-name="P10"><text:s text:c="4"/>public function __sleep() {</text:p>
      <text:p text:style-name="P10"><text:s text:c="8"/>return array('dsn', 'username', 'password');</text:p>
      <text:p text:style-name="P10"><text:s text:c="4"/>}</text:p>
      <text:p text:style-name="P10"><text:s text:c="4"/>public function __wakeup() {</text:p>
      <text:p text:style-name="P10"><text:s text:c="8"/>$this-&gt;connect();</text:p>
      <text:p text:style-name="Standard"><text:span text:style-name="T38"><text:s text:c="4"/></text:span><text:span text:style-name="T48">}</text:span></text:p>
      <text:p text:style-name="P18">}</text:p>
      <text:p text:style-name="Standard">public string __<text:span text:style-name="T2">toString</text:span> ( void )<text:span text:style-name="Strong_20_Emphasis"><text:span text:style-name="T154">—</text:span></text:span> вызывается, когда объект используют как строку. Этот метод должен обязательно возвращать строку, иначе появится ошибка E_RECOVERABLE_ERROR.</text:p>
      <text:p text:style-name="Standard">Нельзя бросить исключение из __toString(). Приведет к фатальной ошибке.</text:p>
      <text:p text:style-name="P10">&lt;?php</text:p>
      <text:p text:style-name="P10">class TestClass</text:p>
      <text:p text:style-name="P10">{</text:p>
      <text:p text:style-name="P10"><text:s text:c="4"/>public function __toString() {</text:p>
      <text:p text:style-name="Standard"><text:span text:style-name="T38"><text:s text:c="8"/>return '</text:span><text:span text:style-name="T48">Привет</text:span><text:span text:style-name="T38">';</text:span></text:p>
      <text:p text:style-name="P10"><text:s text:c="4"/>}</text:p>
      <text:p text:style-name="P10">}</text:p>
      <text:p text:style-name="P10">$class = new TestClass();</text:p>
      <text:p text:style-name="Standard"><text:span text:style-name="T38">echo</text:span><text:span text:style-name="T48"> $</text:span><text:span text:style-name="T38">class</text:span><text:span text:style-name="T48">;</text:span></text:p>
      <text:p text:style-name="Standard">mixed <text:span text:style-name="T2">__invoke</text:span> ([ $... ] ) <text:span text:style-name="Strong_20_Emphasis"><text:span text:style-name="T154">— метод, вызываемый, когда скрипт пытается использовать объект как функцию.</text:span></text:span></text:p>
      <text:p text:style-name="Standard"><text:soft-page-break/><text:span text:style-name="Strong_20_Emphasis"><text:span text:style-name="T47">&lt;?php</text:span></text:span></text:p>
      <text:p text:style-name="Standard"><text:span text:style-name="Strong_20_Emphasis"><text:span text:style-name="T47">class CallableClass</text:span></text:span></text:p>
      <text:p text:style-name="Standard"><text:span text:style-name="Strong_20_Emphasis"><text:span text:style-name="T47">{</text:span></text:span></text:p>
      <text:p text:style-name="Standard"><text:span text:style-name="Strong_20_Emphasis"><text:span text:style-name="T47"><text:s text:c="4"/>public function __invoke($x, $y) {</text:span></text:span></text:p>
      <text:p text:style-name="Standard"><text:span text:style-name="Strong_20_Emphasis"><text:span text:style-name="T47"><text:s text:c="8"/>var_dump($x, $y);</text:span></text:span></text:p>
      <text:p text:style-name="Standard"><text:span text:style-name="Strong_20_Emphasis"><text:span text:style-name="T47"><text:s text:c="4"/>}</text:span></text:span></text:p>
      <text:p text:style-name="Standard"><text:span text:style-name="Strong_20_Emphasis"><text:span text:style-name="T47">}</text:span></text:span></text:p>
      <text:p text:style-name="Standard"><text:span text:style-name="Strong_20_Emphasis"><text:span text:style-name="T47">$obj = new CallableClass;</text:span></text:span></text:p>
      <text:p text:style-name="Standard"><text:span text:style-name="Strong_20_Emphasis"><text:span text:style-name="T47">$obj(5, "str"); // int(5) string(3) "str"</text:span></text:span></text:p>
      <text:p text:style-name="Standard"><text:span text:style-name="Strong_20_Emphasis"><text:span text:style-name="T47">var_dump(is_callable($obj)); // bool(true)</text:span></text:span></text:p>
      <text:p text:style-name="Standard"><text:span text:style-name="T16">static object </text:span><text:span text:style-name="T18">__set_state</text:span><text:span text:style-name="T16"> ( array $properties ) </text:span><text:span text:style-name="Strong_20_Emphasis"><text:span text:style-name="T31">— </text:span></text:span><text:span text:style-name="Strong_20_Emphasis"><text:span text:style-name="T154">статический</text:span></text:span><text:span text:style-name="Strong_20_Emphasis"><text:span text:style-name="T31"> </text:span></text:span><text:span text:style-name="Strong_20_Emphasis"><text:span text:style-name="T154">метод</text:span></text:span><text:span text:style-name="Strong_20_Emphasis"><text:span text:style-name="T31">, </text:span></text:span><text:span text:style-name="Strong_20_Emphasis"><text:span text:style-name="T154">вызываемый</text:span></text:span><text:span text:style-name="Strong_20_Emphasis"><text:span text:style-name="T31"> </text:span></text:span><text:span text:style-name="Strong_20_Emphasis"><text:span text:style-name="T154">при</text:span></text:span><text:span text:style-name="Strong_20_Emphasis"><text:span text:style-name="T31"> </text:span></text:span><text:span text:style-name="Strong_20_Emphasis"><text:span text:style-name="T154">использовании</text:span></text:span><text:span text:style-name="Strong_20_Emphasis"><text:span text:style-name="T31"> </text:span></text:span><text:span text:style-name="Strong_20_Emphasis"><text:span text:style-name="T154">ф</text:span></text:span><text:span text:style-name="Strong_20_Emphasis"><text:span text:style-name="T31">-</text:span></text:span><text:span text:style-name="Strong_20_Emphasis"><text:span text:style-name="T154">ии</text:span></text:span><text:span text:style-name="Strong_20_Emphasis"><text:span text:style-name="T31"> var_export(). </text:span></text:span><text:span text:style-name="Strong_20_Emphasis"><text:span text:style-name="T154">Параметр</text:span></text:span><text:span text:style-name="Strong_20_Emphasis"><text:span text:style-name="T31"> </text:span></text:span><text:span text:style-name="Strong_20_Emphasis"><text:span text:style-name="T154">этого</text:span></text:span><text:span text:style-name="Strong_20_Emphasis"><text:span text:style-name="T31"> </text:span></text:span><text:span text:style-name="Strong_20_Emphasis"><text:span text:style-name="T154">метода</text:span></text:span><text:span text:style-name="Strong_20_Emphasis"><text:span text:style-name="T31"> </text:span></text:span><text:span text:style-name="Strong_20_Emphasis"><text:span text:style-name="T154">должен</text:span></text:span><text:span text:style-name="Strong_20_Emphasis"><text:span text:style-name="T31"> </text:span></text:span><text:span text:style-name="Strong_20_Emphasis"><text:span text:style-name="T154">содержать</text:span></text:span><text:span text:style-name="Strong_20_Emphasis"><text:span text:style-name="T31"> </text:span></text:span><text:span text:style-name="Strong_20_Emphasis"><text:span text:style-name="T154">массив</text:span></text:span><text:span text:style-name="Strong_20_Emphasis"><text:span text:style-name="T31">, </text:span></text:span><text:span text:style-name="Strong_20_Emphasis"><text:span text:style-name="T154">состоящий</text:span></text:span><text:span text:style-name="Strong_20_Emphasis"><text:span text:style-name="T31"> </text:span></text:span><text:span text:style-name="Strong_20_Emphasis"><text:span text:style-name="T154">из</text:span></text:span><text:span text:style-name="Strong_20_Emphasis"><text:span text:style-name="T31"> </text:span></text:span><text:span text:style-name="Strong_20_Emphasis"><text:span text:style-name="T154">экспортируемых</text:span></text:span><text:span text:style-name="Strong_20_Emphasis"><text:span text:style-name="T31"> </text:span></text:span><text:span text:style-name="Strong_20_Emphasis"><text:span text:style-name="T154">свойств</text:span></text:span><text:span text:style-name="Strong_20_Emphasis"><text:span text:style-name="T31"> </text:span></text:span><text:span text:style-name="Strong_20_Emphasis"><text:span text:style-name="T154">в</text:span></text:span><text:span text:style-name="Strong_20_Emphasis"><text:span text:style-name="T31"> </text:span></text:span><text:span text:style-name="Strong_20_Emphasis"><text:span text:style-name="T154">виде</text:span></text:span><text:span text:style-name="Strong_20_Emphasis"><text:span text:style-name="T31"> </text:span></text:span><text:span text:style-name="Выделение1"><text:span text:style-name="T16">array('property' =&gt; value, ...)</text:span></text:span><text:span text:style-name="Strong_20_Emphasis"><text:span text:style-name="T31">.</text:span></text:span></text:p>
      <text:p text:style-name="Standard"><text:span text:style-name="Strong_20_Emphasis"><text:span text:style-name="T154">mixed </text:span></text:span><text:span text:style-name="Strong_20_Emphasis"><text:span text:style-name="T2">var_export</text:span></text:span><text:span text:style-name="Strong_20_Emphasis"><text:span text:style-name="T154"> ( mixed $expression [, bool $return = false ] ) — печатает или возвращает интерпретируемое строковое представление переменной. Функция аналогична var_dump() за одним исключением: возвращаемое представление является полноценным PHP кодом.</text:span></text:span></text:p>
      <text:p text:style-name="Standard"><text:span text:style-name="Strong_20_Emphasis"><text:span text:style-name="T154">$expression — переменная, которую необходимо экспортировать.</text:span></text:span></text:p>
      <text:p text:style-name="Standard"><text:span text:style-name="Strong_20_Emphasis"><text:span text:style-name="T154">$return — <text:s/>если true, то вернется представление переменной.</text:span></text:span></text:p>
      <text:p text:style-name="Standard"><text:span text:style-name="Strong_20_Emphasis"><text:span text:style-name="T47">&lt;?php</text:span></text:span></text:p>
      <text:p text:style-name="Standard"><text:span text:style-name="Strong_20_Emphasis"><text:span text:style-name="T47">class A</text:span></text:span></text:p>
      <text:p text:style-name="Standard"><text:span text:style-name="Strong_20_Emphasis"><text:span text:style-name="T47">{</text:span></text:span></text:p>
      <text:p text:style-name="Standard"><text:span text:style-name="Strong_20_Emphasis"><text:span text:style-name="T47"><text:s text:c="4"/>public $var1;</text:span></text:span></text:p>
      <text:p text:style-name="Standard"><text:span text:style-name="Strong_20_Emphasis"><text:span text:style-name="T47"><text:s text:c="4"/>public $var2;</text:span></text:span></text:p>
      <text:p text:style-name="Standard"><text:span text:style-name="Strong_20_Emphasis"><text:span text:style-name="T47"><text:s text:c="4"/>public static function __set_state($an_array) {</text:span></text:span></text:p>
      <text:p text:style-name="Standard"><text:span text:style-name="Strong_20_Emphasis"><text:span text:style-name="T47"><text:s text:c="8"/>$obj = new A;</text:span></text:span></text:p>
      <text:p text:style-name="Standard"><text:span text:style-name="Strong_20_Emphasis"><text:span text:style-name="T47"><text:s text:c="8"/>$obj-&gt;var1 = $an_array['var1'];</text:span></text:span></text:p>
      <text:p text:style-name="Standard"><text:span text:style-name="Strong_20_Emphasis"><text:span text:style-name="T47"><text:s text:c="8"/>$obj-&gt;var2 = $an_array['var2'];</text:span></text:span></text:p>
      <text:p text:style-name="Standard"><text:span text:style-name="Strong_20_Emphasis"><text:span text:style-name="T47"><text:s text:c="8"/>return $obj;</text:span></text:span></text:p>
      <text:p text:style-name="Standard"><text:span text:style-name="Strong_20_Emphasis"><text:span text:style-name="T47"><text:s text:c="4"/>}</text:span></text:span></text:p>
      <text:p text:style-name="Standard"><text:span text:style-name="Strong_20_Emphasis"><text:span text:style-name="T47">}</text:span></text:span></text:p>
      <text:p text:style-name="Standard"><text:span text:style-name="Strong_20_Emphasis"><text:span text:style-name="T47">$a = new A;</text:span></text:span></text:p>
      <text:p text:style-name="Standard"><text:span text:style-name="Strong_20_Emphasis"><text:span text:style-name="T47">$a-&gt;var1 = 5;</text:span></text:span></text:p>
      <text:p text:style-name="Standard"><text:span text:style-name="Strong_20_Emphasis"><text:span text:style-name="T47">$a-&gt;var2 = 'foo';</text:span></text:span></text:p>
      <text:p text:style-name="Standard"><text:span text:style-name="Strong_20_Emphasis"><text:span text:style-name="T47">eval('$b = ' . var_export($a, true) . ';'); // $b = A::__set_state(array(</text:span></text:span></text:p>
      <text:p text:style-name="Standard"><text:span text:style-name="Strong_20_Emphasis"><text:span text:style-name="T47"><text:s text:c="44"/>// <text:s text:c="3"/>'var1' =&gt; 5,</text:span></text:span></text:p>
      <text:p text:style-name="Standard"><text:span text:style-name="Strong_20_Emphasis"><text:span text:style-name="T47"><text:s text:c="44"/>// <text:s text:c="3"/>'var2' =&gt; 'foo',</text:span></text:span></text:p>
      <text:p text:style-name="Standard"><text:span text:style-name="Strong_20_Emphasis"><text:span text:style-name="T47"><text:s text:c="44"/>// ));</text:span></text:span></text:p>
      <text:p text:style-name="Standard"><text:span text:style-name="Strong_20_Emphasis"><text:span text:style-name="T47">var_dump($b); // object(A)#2(2){["var1"]=&gt; int(5) ["var2"]=&gt; string(3)"foo"}</text:span></text:span></text:p>
      <text:p text:style-name="Standard"><text:span text:style-name="Strong_20_Emphasis"><text:span text:style-name="T154">array </text:span></text:span><text:span text:style-name="Strong_20_Emphasis"><text:span text:style-name="T2">__debugInfo</text:span></text:span><text:span text:style-name="Strong_20_Emphasis"><text:span text:style-name="T154"> ( void ) <text:s/>— этот метод вызывается ф-ией var_dump(), когда необходимо вывести список свойств объекта. Если этот метод не определен, тогда будут выведены все свойства объекта с модификаторами public, protected, private. C PHP 5.6.</text:span></text:span></text:p>
      <text:p text:style-name="Standard"><text:span text:style-name="Strong_20_Emphasis"><text:span text:style-name="T154">void </text:span></text:span><text:span text:style-name="Strong_20_Emphasis"><text:span text:style-name="T2">var_dump</text:span></text:span><text:span text:style-name="Strong_20_Emphasis"><text:span text:style-name="T154"> ( mixed $expression [, mixed $... ] ) — функция отображает структурированную информацию об одном или нескольких выражениях, включая их тип и значение.</text:span></text:span></text:p>
      <text:p text:style-name="Standard"><text:span text:style-name="Strong_20_Emphasis"><text:span text:style-name="T47">&lt;?php</text:span></text:span></text:p>
      <text:p text:style-name="Standard"><text:span text:style-name="Strong_20_Emphasis"><text:span text:style-name="T47">class C {</text:span></text:span></text:p>
      <text:p text:style-name="Standard"><text:span text:style-name="Strong_20_Emphasis"><text:span text:style-name="T47"><text:s text:c="4"/>private $prop;</text:span></text:span></text:p>
      <text:p text:style-name="Standard"><text:span text:style-name="Strong_20_Emphasis"><text:span text:style-name="T47"><text:s text:c="4"/>public function __construct($val) {</text:span></text:span></text:p>
      <text:p text:style-name="Standard"><text:span text:style-name="Strong_20_Emphasis"><text:span text:style-name="T47"><text:s text:c="8"/>$this-&gt;prop = $val;</text:span></text:span></text:p>
      <text:p text:style-name="Standard"><text:span text:style-name="Strong_20_Emphasis"><text:span text:style-name="T47"><text:s text:c="4"/>}</text:span></text:span></text:p>
      <text:p text:style-name="Standard"><text:span text:style-name="Strong_20_Emphasis"><text:span text:style-name="T47"><text:s text:c="4"/>public function __debugInfo() {</text:span></text:span></text:p>
      <text:p text:style-name="Standard"><text:soft-page-break/><text:span text:style-name="Strong_20_Emphasis"><text:span text:style-name="T47"><text:s text:c="8"/>return [</text:span></text:span></text:p>
      <text:p text:style-name="Standard"><text:span text:style-name="Strong_20_Emphasis"><text:span text:style-name="T47"><text:s text:c="12"/>'propSquared' =&gt; $this-&gt;prop ** 2,</text:span></text:span></text:p>
      <text:p text:style-name="Standard"><text:span text:style-name="Strong_20_Emphasis"><text:span text:style-name="T47"><text:s text:c="8"/>];</text:span></text:span></text:p>
      <text:p text:style-name="Standard"><text:span text:style-name="Strong_20_Emphasis"><text:span text:style-name="T47"><text:s text:c="4"/>}</text:span></text:span></text:p>
      <text:p text:style-name="Standard"><text:span text:style-name="Strong_20_Emphasis"><text:span text:style-name="T47">}</text:span></text:span></text:p>
      <text:p text:style-name="Standard"><text:span text:style-name="Strong_20_Emphasis"><text:span text:style-name="T47">var_dump(new C(42)); // object(C)#1 (1) { ["propSquared"]=&gt; int(1764) }</text:span></text:span></text:p>
      <text:p text:style-name="Standard"><text:span text:style-name="T2">Перегрузка</text:span> в PHP позволяет динамически создавать свойства и методы (отличается от определения в других языках). Для этого используются магические методы.</text:p>
      <text:p text:style-name="Standard">Методы перегрузки вызываются при взаимодействии со свойствами и методами, что не были объявлены или не видны в текущей области видимости (термины: inaccessible properties, inaccessible methods).</text:p>
      <text:p text:style-name="Standard">Все методы перегрузки должны быть объявлены как <text:span text:style-name="Выделение1">public</text:span>.</text:p>
      <text:p text:style-name="Standard">! Ни один аргумент не может быть передан в магические методы по ссылке.</text:p>
      <text:p text:style-name="Standard">public void <text:span text:style-name="T2">__set</text:span> ( string $name , mixed $value ) <text:span text:style-name="Strong_20_Emphasis"><text:span text:style-name="T154">—</text:span></text:span> вызывается, когда свойство недоступно для записи.</text:p>
      <text:p text:style-name="Standard">public mixed <text:span text:style-name="T2">__get</text:span> ( string $name ) <text:span text:style-name="Strong_20_Emphasis"><text:span text:style-name="T154">— </text:span></text:span>используется для чтения данных недоступных свойств.</text:p>
      <text:p text:style-name="Standard">public bool <text:span text:style-name="T2">__isset</text:span> ( string $name ) <text:span text:style-name="Strong_20_Emphasis"><text:span text:style-name="T154">— </text:span></text:span>срабатывает при вызове ф-ий isset и empty на недоступные св-ва</text:p>
      <text:p text:style-name="Standard">public void <text:span text:style-name="T2">__unset</text:span> ( string $name ) <text:span text:style-name="Strong_20_Emphasis"><text:span text:style-name="T154">—</text:span></text:span> вызывается, когда используется unset на недоступные св-ва</text:p>
      <text:p text:style-name="Standard">Перегрузка свойств работает только в контексте объекта. Данные магические методы не будут срабатывать в статическом контексте. Поэтому эти методы не могут быть объявлены статическими (вызовет предупреждение).</text:p>
      <text:p text:style-name="P10">&lt;?php</text:p>
      <text:p text:style-name="P10">class PropertyTest </text:p>
      <text:p text:style-name="P10">{</text:p>
      <text:p text:style-name="P10"><text:s text:c="4"/>private $data = array();</text:p>
      <text:p text:style-name="P10"><text:s text:c="4"/>public function __set($name, $value) {</text:p>
      <text:p text:style-name="P10"><text:s text:c="8"/>$this-&gt;data[$name] = $value;</text:p>
      <text:p text:style-name="P10"><text:s text:c="4"/>}</text:p>
      <text:p text:style-name="P10"><text:s text:c="4"/>public function __get($name) {</text:p>
      <text:p text:style-name="P10"><text:s text:c="8"/>if (array_key_exists($name, $this-&gt;data)) {</text:p>
      <text:p text:style-name="P10"><text:s text:c="12"/>return $this-&gt;data[$name];</text:p>
      <text:p text:style-name="P10"><text:s text:c="8"/>}</text:p>
      <text:p text:style-name="P10"><text:s text:c="8"/>return null;</text:p>
      <text:p text:style-name="P10"><text:s text:c="4"/>}</text:p>
      <text:p text:style-name="P10"><text:s text:c="4"/>public function __isset($name) {</text:p>
      <text:p text:style-name="P10"><text:s text:c="8"/>return isset($this-&gt;data[$name]);</text:p>
      <text:p text:style-name="P10"><text:s text:c="4"/>}</text:p>
      <text:p text:style-name="P10"><text:s text:c="4"/>public function __unset($name) </text:p>
      <text:p text:style-name="P10"><text:s text:c="4"/>{</text:p>
      <text:p text:style-name="P10"><text:s text:c="8"/>unset($this-&gt;data[$name]);</text:p>
      <text:p text:style-name="P10"><text:s text:c="4"/>}</text:p>
      <text:p text:style-name="P10">}</text:p>
      <text:p text:style-name="P10">$obj = new PropertyTest;</text:p>
      <text:p text:style-name="P10">$obj-&gt;a = 1;</text:p>
      <text:p text:style-name="P10">echo $obj-&gt;a;</text:p>
      <text:p text:style-name="P10">var_dump(isset($obj-&gt;a));</text:p>
      <text:p text:style-name="P18">unset($obj-&gt;a);</text:p>
      <text:p text:style-name="Standard">Перегрузка методов:</text:p>
      <text:p text:style-name="Standard"><text:soft-page-break/>public mixed <text:span text:style-name="T2">__call</text:span> ( string $name , array $arguments ) <text:span text:style-name="Strong_20_Emphasis"><text:span text:style-name="T154">—</text:span></text:span> в контексте объектов при вызове недоступных методов.</text:p>
      <text:p text:style-name="Standard">public static mixed <text:span text:style-name="T2">__callStatic</text:span> ( string $name , array $arguments ) <text:span text:style-name="Strong_20_Emphasis"><text:span text:style-name="T154">—</text:span></text:span> в статическом контексте при вызове недоступных методов.</text:p>
      <text:p text:style-name="P10">&lt;?php</text:p>
      <text:p text:style-name="P10">class MethodTest</text:p>
      <text:p text:style-name="P10">{</text:p>
      <text:p text:style-name="P10"><text:s text:c="4"/>public function __call($name, $arguments) {</text:p>
      <text:p text:style-name="P10"><text:s text:c="8"/>echo "Calling object method '$name' "</text:p>
      <text:p text:style-name="P10"><text:s text:c="13"/>. implode(', ', $arguments). "\n";</text:p>
      <text:p text:style-name="P10"><text:s text:c="4"/>}</text:p>
      <text:p text:style-name="P10"><text:s text:c="4"/>public static function __callStatic($name, $arguments) {</text:p>
      <text:p text:style-name="P10"><text:s text:c="8"/>echo "Calling static method '$name' "</text:p>
      <text:p text:style-name="P10"><text:s text:c="13"/>. implode(', ', $arguments). "\n";</text:p>
      <text:p text:style-name="P10"><text:s text:c="4"/>}</text:p>
      <text:p text:style-name="P10">}</text:p>
      <text:p text:style-name="P10">$obj = new MethodTest;</text:p>
      <text:p text:style-name="P10">$obj-&gt;runTest('in object context');</text:p>
      <text:p text:style-name="P10">MethodTest::runTest('in static context');</text:p>
      <text:p text:style-name="Standard">void <text:span text:style-name="T2">__clone</text:span> ( void ) <text:span text:style-name="Strong_20_Emphasis"><text:span text:style-name="T154">—</text:span></text:span> вызывается по завершению клонирования объекта для созданного объекта для изменения свойств. В PHP 7.0.0 введена возможность обращения к свойствам/методам только что склонированного объекта:</text:p>
      <text:p text:style-name="P10">&lt;?php</text:p>
      <text:p text:style-name="P10">$dateTime = new DateTime();</text:p>
      <text:p text:style-name="P10">echo (clone $dateTime)-&gt;format('Y');</text:p>
      <text:h text:style-name="Heading_20_3" text:outline-level="3"><text:bookmark-start text:name="__RefHeading___Toc12229_1995911267"/><text:span text:style-name="T16">Instance</text:span> <text:span text:style-name="T16">Methods</text:span> &amp; <text:span text:style-name="T16">Properties</text:span><text:bookmark-end text:name="__RefHeading___Toc12229_1995911267"/></text:h>
      <text:p text:style-name="Standard">Свойства и методы могут иметь одинаковые имена в одном классе. В связи с этим, при присвоении свойству анонимной ф-ии вызвать её возможно только при заключении свойства в скобки (PHP 7.0) или присвоении другой переменной (для статической переменной всё тоже самое):</text:p>
      <text:p text:style-name="P10">&lt;?php<text:line-break/>class Foo</text:p>
      <text:p text:style-name="P10">{<text:line-break/> <text:s text:c="3"/>public $bar;</text:p>
      <text:p text:style-name="P10"><text:s text:c="4"/>public function __construct() {</text:p>
      <text:p text:style-name="P10"><text:s text:c="8"/>$this-&gt;bar = function() {</text:p>
      <text:p text:style-name="P10"><text:s text:c="12"/>return 42;</text:p>
      <text:p text:style-name="P10"><text:s text:c="8"/>};</text:p>
      <text:p text:style-name="P10"><text:s text:c="4"/>}</text:p>
      <text:p text:style-name="P10">}<text:line-break/>$obj = new Foo();</text:p>
      <text:p text:style-name="P10">$func = $obj-&gt;bar; // PHP 5.3.0</text:p>
      <text:p text:style-name="P10">echo $func(), PHP_EOL;</text:p>
      <text:p text:style-name="P10">echo ($obj-&gt;bar)(), PHP_EOL; // PHP 7.0.0</text:p>
      <text:p text:style-name="P10">echo ($obj-&gt;{'bar'})();</text:p>
      <text:p text:style-name="P10">// Если св-во статическое то можно и так (но в данном случае будет Fatal Error)</text:p>
      <text:p text:style-name="P10">echo (Foo::$bar)(), PHP_EOL; // PHP 7.0.0</text:p>
      <text:p text:style-name="P18">echo (Foo::${'bar'})();</text:p>
      <text:p text:style-name="Standard"><text:soft-page-break/>Свойства класса при их объявлении могут содержать начальные значения, но только определенные:</text:p>
      <text:p text:style-name="P10">&lt;?php<text:line-break/>class SimpleClass</text:p>
      <text:p text:style-name="Standard"><text:span text:style-name="T38">{<text:line-break/> <text:s/>// </text:span><text:span text:style-name="T48">Валидно</text:span></text:p>
      <text:p text:style-name="P10"><text:s text:c="2"/>public $var1 = 'hello ' . 'world';</text:p>
      <text:p text:style-name="P10"><text:s text:c="2"/>public $var2 = &lt;&lt;&lt;EOD</text:p>
      <text:p text:style-name="P10">hello world</text:p>
      <text:p text:style-name="P10">EOD;<text:line-break/> <text:s/>public $var3 = 1+2;</text:p>
      <text:p text:style-name="P10"><text:s text:c="2"/>public $var6 = myConstant;</text:p>
      <text:p text:style-name="P10"><text:s text:c="2"/>public $var7 = array(true, false);</text:p>
      <text:p text:style-name="P10"><text:s text:c="2"/>public $var8 = &lt;&lt;&lt;'EOD'</text:p>
      <text:p text:style-name="P10">hello world</text:p>
      <text:p text:style-name="Standard"><text:span text:style-name="T38">EOD;<text:line-break/> <text:s/>// </text:span><text:span text:style-name="T48">Не</text:span><text:span text:style-name="T38"> </text:span><text:span text:style-name="T48">валидно</text:span></text:p>
      <text:p text:style-name="P10"><text:s text:c="2"/>public $var4 = self::myStaticMethod();</text:p>
      <text:p text:style-name="P10"><text:s text:c="2"/>public $var5 = $myVar;</text:p>
      <text:p text:style-name="P10">}</text:p>
      <text:p text:style-name="Standard">Возможно задание свойств через запятую:</text:p>
      <text:p text:style-name="P10">&lt;?php</text:p>
      <text:p text:style-name="P10">class A {</text:p>
      <text:p text:style-name="P10"><text:s text:c="4"/>public $a = 5,$b;</text:p>
      <text:p text:style-name="P18">}</text:p>
      <text:p text:style-name="Standard"><text:span text:style-name="T2">Конструктор</text:span> </text:p>
      <text:p text:style-name="Standard">Представляет собой ф-ию __construct(). До PHP 7.0 можно было использовать имя класса в качестве <text:s/>конструктора (если не указан namespace иначе использовалась как обычная ф-ия). В PHP 7.0 и выше выдается DEPRECATED при использовании ф-ии с именем класса (без namespace).</text:p>
      <text:p text:style-name="Standard">У родительского (наследуемого) класса не вызывается конструктор по умолчанию, если конструктор определен в дочернем классе. Для вызова конструктора родительского класса используется команда parent::__construct() если он не объявлен как private.</text:p>
      <text:p text:style-name="Standard">У дочернего конструктора входные параметры могут отличаться от <text:s/>родительского конструктора. В отличие от других переопределенных ф-ий, у которых в подобном случае вызовется ошибка (Warning) уровня E_STRICT.</text:p>
      <text:p text:style-name="Standard">Конструкторы могут вызываться как обычные ф-ии.</text:p>
      <text:p text:style-name="Standard">Если конструктор имеет видимость private или protected, то при создании объекта возникнет Fatal error.</text:p>
      <text:p text:style-name="P65">Деструктор</text:p>
      <text:p text:style-name="Standard">__destruct(). Данный метод будет вызван как только пропадут ссылки на конкретный объект, или скрипт не начнет завершение (порядок выполнения может быть хаотичным). Как и конструктор, деструктор может быть переопределен в дочернем классе. В таком случае родительский деструктор может быть вызван командой parent::__destruct(). Деструктор как и конструктор может вызываться как и обычная ф-ия.</text:p>
      <text:p text:style-name="Standard">В деструкторе нельзя бросать исключения throw — вызовет фатальную ошибку.</text:p>
      <text:p text:style-name="Standard">! Деструкторы, вызываемые при завершении скрипта, вызываются после отправки HTTP-заголовков. Рабочая директория во время фазы завершения скрипта может отличаться в некоторых SAPI (например, в Apache).</text:p>
      <text:p text:style-name="P65"><text:soft-page-break/>Статические методы и свойства</text:p>
      <text:p text:style-name="Standard">Они доступны без необходимости создания экземпляра класса. Статические свойства не могут быть доступны посредством экземпляра класса, через <text:span text:style-name="T37">-&gt;</text:span> (но статический метод может быть вызван). Внутри статических методов, переменная $this недоступна.</text:p>
      <text:p text:style-name="Standard">В PHP 7.0 вызов нестатического метода статическим способом вызовет E_DEPRECATED предупреждение.</text:p>
      <text:p text:style-name="Standard">Статическим свойствам нельзя присваивать ключевые слова self, parent, static.</text:p>
      <text:p text:style-name="P10">public static $my_static = 'foo';</text:p>
      <text:p text:style-name="Standard"><text:span text:style-name="T141">!!! В </text:span><text:span text:style-name="T126">PHP 5.2 </text:span><text:span text:style-name="T141">и до 5.6 статические методы не могут быть абстрактными. Однако в </text:span><text:span text:style-name="T126">PHP 7 </text:span><text:span text:style-name="T141">и выше можно. Однако в тесте, почему-то считается, что нельзя.</text:span></text:p>
      <text:h text:style-name="P204" text:outline-level="3"><text:bookmark-start text:name="__RefHeading___Toc12231_1995911267"/>SPL<text:bookmark-end text:name="__RefHeading___Toc12231_1995911267"/></text:h>
      <text:p text:style-name="Standard"><text:span text:style-name="T16">Standart PHP Library (SPL) — </text:span>стандартная<text:span text:style-name="T16"> </text:span>библиотека</text:p>
      <text:p text:style-name="P107">Data Structures</text:p>
      <text:p text:style-name="P27">SPL реализует множество структур данных. К ним относятся дважды связанные списки, кучи, массивы и карты.</text:p>
      <text:p text:style-name="P31">Двусвязные списки (Doubly Linked Lists):</text:p>
      <text:p text:style-name="P27">Это список узлов, связанных в обоих направлениях друг с другом. Ссылки в каждом узле указывают на предыдущий и на последующий узел в списке.</text:p>
      <text:p text:style-name="P28">SplDoublyLinkedList </text:p>
      <text:list xml:id="list2877614252" text:style-name="WWNum30">
        <text:list-item>
          <text:p text:style-name="P242"><text:span text:style-name="T31">SplStack</text:span><text:span text:style-name="T16"> — стек (коллекция объектов, из которой вынимается первым последний добавленный объект).</text:span></text:p>
        </text:list-item>
        <text:list-item>
          <text:p text:style-name="P242"><text:span text:style-name="T31">SplQueue</text:span><text:span text:style-name="T16"> — очередь (коллекция объектов, когда первым извлекается тот объект, который первым в неё и был добавлен).</text:span></text:p>
        </text:list-item>
      </text:list>
      <text:p text:style-name="P29">Кучи (Heaps):</text:p>
      <text:p text:style-name="P32">Это специализированная структура данных типа дерево, которая удовлетворяет свойству кучи: если B является узлом-потомком узла A, то ключ(A) &gt;= ключ(B) или ключ(A) &lt;= ключ(B).</text:p>
      <text:p text:style-name="Standard"><text:span text:style-name="T18">SplHeap</text:span><text:span text:style-name="T16"> (абстрактный класс)</text:span></text:p>
      <text:list xml:id="list2396358189" text:style-name="WWNum31">
        <text:list-item>
          <text:p text:style-name="P224">SplMaxHeap — максимальный элемент наверху. ключ(A) &gt;= ключ(B).</text:p>
        </text:list-item>
        <text:list-item>
          <text:p text:style-name="P224">SplMinHeap — минимальный элемент наверху. ключ(A) &lt;= ключ(B).</text:p>
        </text:list-item>
      </text:list>
      <text:p text:style-name="Standard"><text:span text:style-name="T18">SplPriorityQueue</text:span><text:span text:style-name="T28"> — </text:span><text:span text:style-name="T16">приоритетная очередь, реализованная при помощи кучи с максимальным элементом наверху.</text:span></text:p>
      <text:p text:style-name="P27"/>
      <text:p text:style-name="P33">SplFixedArray</text:p>
      <text:p text:style-name="P27">Главное различие между SplFixedArray и обычным массивом PHP в том, что SplFixedArray имеет фиксированную длину, а в качестве индексов могут выступать только целочисленные значения. Преимущество данных ограничений заключается в более быстрой обработке массива.</text:p>
      <text:p text:style-name="P28"/>
      <text:p text:style-name="P29">Карта (Map):</text:p>
      <text:p text:style-name="P32">Массивы PHP можно рассматривать как карты, отображающие целые/строковые данные в их значения. SPL предоставляет карту, отображающую объекты к данным. Эта карта также может быть использована как множество объектов.</text:p>
      <text:p text:style-name="P28">SplObjectStorage</text:p>
      <text:p text:style-name="P34">Класс SplObjectStorage предоставляет отображение объектов в данные или набор объектов, игнорируя данные. Эта двойная цель может быть полезна во многих случаях, включая необходимость уникальной идентификации объектов.</text:p>
      <text:p text:style-name="P107"><text:soft-page-break/>Iterators</text:p>
      <text:p text:style-name="P27">Итераторы PHP позволят вам продвигать или перематывать курсор по всем элементам в контейнере. Они также позволят вам выполнять другие действия, например, ArrayIterator позволяет <text:s/>выполнять сортировки по массивам.</text:p>
      <text:p text:style-name="Standard"><text:span text:style-name="T18">Traversable</text:span><text:span text:style-name="T16"> </text:span><text:span text:style-name="T28">—</text:span><text:span text:style-name="T16"> интерфейс, определяющий, является ли класс обходимым (traversable) с использованием foreach. Абстрактный базовый интерфейс, который не может быть реализован сам по себе. Вместо этого должен реализовываться IteratorAggregate или Iterator.</text:span></text:p>
      <text:p text:style-name="Standard"><text:span text:style-name="T18">ArrayAccess</text:span><text:span text:style-name="T16"> </text:span><text:span text:style-name="T28">—</text:span><text:span text:style-name="T16"> интерфейс обеспечивает доступ к объектам в виде массивов. Методы:</text:span></text:p>
      <text:p text:style-name="Standard"><text:span text:style-name="T142">abstract public </text:span><text:span text:style-name="T143">offsetExists</text:span><text:span text:style-name="T142"> ( mixed $offset ) : bool</text:span></text:p>
      <text:p text:style-name="Standard"><text:span text:style-name="T142">abstract public </text:span><text:span text:style-name="T143">offsetGet</text:span><text:span text:style-name="T142"> ( mixed $offset ) : mixed</text:span></text:p>
      <text:p text:style-name="Standard"><text:span text:style-name="T142">abstract public </text:span><text:span text:style-name="T143">offsetSet</text:span><text:span text:style-name="T142"> ( mixed $offset , mixed $value ) : void</text:span></text:p>
      <text:p text:style-name="Standard"><text:span text:style-name="T142">abstract public </text:span><text:span text:style-name="T143">offsetUnset</text:span><text:span text:style-name="T142"> ( mixed $offset ) : void</text:span></text:p>
      <text:p text:style-name="P21">$obj = new obj;</text:p>
      <text:p text:style-name="P21">var_dump(isset($obj["two"]));</text:p>
      <text:p text:style-name="P21">var_dump($obj["two"]);</text:p>
      <text:p text:style-name="P111">!Если вы вызовите array_key_exists () для объекта класса, который реализует ArrayAccess, ArrayAccess :: offsetExists () НЕ будет вызван.</text:p>
      <text:p text:style-name="Standard"><text:span text:style-name="T2">IteratorAggregate</text:span> extends Traversable <text:span text:style-name="T28">—</text:span><text:span text:style-name="T16"> интерфейс для создания внешнего итератора. </text:span>Методы:</text:p>
      <text:p text:style-name="Standard">abstract public <text:span text:style-name="T2">getIterator</text:span> ( void ) : Traversable</text:p>
      <text:p text:style-name="Standard"><text:span text:style-name="T143">Iterator</text:span><text:span text:style-name="T125"> extends Traversable — интерфейс для внешних итераторов или объектов, которые могут повторять себя изнутри.</text:span></text:p>
      <text:p text:style-name="Standard"><text:span text:style-name="T125">abstract public </text:span><text:span text:style-name="T124">current</text:span><text:span text:style-name="T125"> ( void ) : mixed — текущая;</text:span></text:p>
      <text:p text:style-name="Standard"><text:span text:style-name="T125">abstract public </text:span><text:span text:style-name="T124">key</text:span><text:span text:style-name="T125"> ( void ) : scalar — позиция;</text:span></text:p>
      <text:p text:style-name="Standard"><text:span text:style-name="T125">abstract public </text:span><text:span text:style-name="T124">next</text:span><text:span text:style-name="T125"> ( void ) : void — переход к следующей позиции;</text:span></text:p>
      <text:p text:style-name="Standard"><text:span text:style-name="T125">abstract public </text:span><text:span text:style-name="T124">rewind</text:span><text:span text:style-name="T125"> ( void ) : void — в начало;</text:span></text:p>
      <text:p text:style-name="Standard"><text:span text:style-name="T125">abstract public </text:span><text:span text:style-name="T124">valid</text:span><text:span text:style-name="T125"> ( void ) : bool — проверка на существование элемента.</text:span></text:p>
      <text:p text:style-name="P84">Данный интерфейс позволяет итерировать объект с помощью foreach:</text:p>
      <text:p text:style-name="P14">$it = new myIterator;</text:p>
      <text:p text:style-name="P14">foreach($it as $key =&gt; $value) {</text:p>
      <text:p text:style-name="P14"><text:s text:c="4"/>var_dump($key, $value);</text:p>
      <text:p text:style-name="P14"><text:s text:c="4"/>echo "\n";</text:p>
      <text:p text:style-name="P14">}</text:p>
      <text:p text:style-name="P86">Интерфейсы наследованные от Iterator</text:p>
      <text:p text:style-name="Standard"><text:span text:style-name="T143">SeekableIterator </text:span><text:span text:style-name="T142">extends Iterator </text:span><text:span text:style-name="T125">— интерфейс дополняющий Iteraror ф-ией поиска позиции и переноса указателя на неё. <text:s/>Методы:</text:span></text:p>
      <text:p text:style-name="Standard"><text:span text:style-name="T125">abstract public </text:span><text:span text:style-name="T124">seek</text:span><text:span text:style-name="T125"> ( int $position ) : void</text:span><text:span text:style-name="T144"> </text:span><text:span text:style-name="T125">— ищет позицию и при ее нахождении переносит на неё указатель.</text:span></text:p>
      <text:p text:style-name="Standard"><text:span text:style-name="T145">RecursiveIterator</text:span><text:span text:style-name="T144"> extends Iterator </text:span><text:span text:style-name="T125">— классы, реализующие RecursiveIterator, могут быть использованы для рекурсивного перебора итераторов.</text:span></text:p>
      <text:p text:style-name="Standard"><text:span text:style-name="T124">OuterIterator</text:span><text:span text:style-name="T125"> extends Iterator</text:span><text:span text:style-name="T144"> </text:span><text:span text:style-name="T125">— классы, реализующие OuterIterator, могут быть использованы для перебора итераторов.</text:span></text:p>
      <text:p text:style-name="Standard"><text:span text:style-name="T143">Serializable</text:span><text:span text:style-name="T142"> </text:span><text:span text:style-name="T125">— интерфейс для индивидуальной сериализации. Классы, реализующие этот интерфейс, больше не поддерживают __sleep() и __wakeup(). Метод serialize вызывается всякий раз, когда необходима сериализация экземпляру класса, и при десериализации вызывается метод unserialize. Методы:</text:span></text:p>
      <text:p text:style-name="Standard"><text:span text:style-name="T125">abstract public </text:span><text:span text:style-name="T124">serialize</text:span><text:span text:style-name="T125"> ( void ) : string</text:span></text:p>
      <text:p text:style-name="Standard"><text:span text:style-name="T125">abstract public </text:span><text:span text:style-name="T124">unserialize</text:span><text:span text:style-name="T125"> ( string $serialized ) : void</text:span></text:p>
      <text:p text:style-name="P107"><text:soft-page-break/>Exceptions</text:p>
      <text:p text:style-name="P27">SPL также включает стандартные классы исключений. Хорошая практика заключается в том, чтобы генерировать исключения, характерные для типа ошибки, которая произошла. Это упрощает кодирование блоков catch, которые будут правильно обрабатывать исключение.</text:p>
      <text:p text:style-name="P27">Исключения SPL подразделяются на две категории - логические исключения и исключения времени выполнения. Каждая из этих категорий имеет ряд классов исключений, которые сосредоточены на определенных типах ошибок, которые могут возникнуть.</text:p>
      <text:p text:style-name="P27">Классы исключений:</text:p>
      <text:p text:style-name="P178"><text:span text:style-name="T18">LogicException</text:span><text:span text:style-name="T16"> — исключение, которое представляет ошибку в логике программы. Такой тип исключений должен непосредственно привести к исправлениям в вашем коде.</text:span></text:p>
      <text:list xml:id="list3193718532" text:style-name="WWNum29">
        <text:list-item>
          <text:p text:style-name="P243"><text:span text:style-name="T29">BadFunctionCallException</text:span><text:span text:style-name="T16"> — создается исключение, если callback-функция относится к неопределенной функции или если некоторые аргументы отсутствуют.</text:span></text:p>
        </text:list-item>
        <text:list-item>
          <text:p text:style-name="P225">BadMethodCallException — создается исключение, если callback-функция относится к неопределенному методу или если некоторые аргументы отсутствуют.</text:p>
        </text:list-item>
        <text:list-item>
          <text:p text:style-name="P225">DomainException — создается исключение, если значение не соответствует определенным допустимым данным домена.</text:p>
        </text:list-item>
      </text:list>
      <text:p text:style-name="P10"><text:s/>... case 'png':</text:p>
      <text:p text:style-name="P10"><text:s text:c="4"/>header('Content-type: image/png');</text:p>
      <text:p text:style-name="P10"><text:s text:c="4"/>imagepng($imageResource);</text:p>
      <text:p text:style-name="P10"><text:s text:c="4"/>break;</text:p>
      <text:p text:style-name="P10"><text:s text:c="2"/>default:</text:p>
      <text:p text:style-name="P10"><text:s text:c="4"/>throw new DomainException('Unknown image type: ' . $imageType);</text:p>
      <text:p text:style-name="P10"><text:s text:c="4"/>break;...</text:p>
      <text:list xml:id="list225407628850776" text:continue-numbering="true" text:style-name="WWNum29">
        <text:list-item>
          <text:p text:style-name="P225">InvalidArgumentException — создается исключение, если аргумент не соответствует ожидаемому типу.</text:p>
        </text:list-item>
        <text:list-item>
          <text:p text:style-name="P225">LengthException — создается исключение, если длина недопустима.</text:p>
        </text:list-item>
        <text:list-item>
          <text:p text:style-name="P225">OutOfRangeException — выбрасывается исключение при запросе несуществующего индекса. Это представляет ошибки, которые должны быть обнаружены во время компиляции.</text:p>
        </text:list-item>
      </text:list>
      <text:p text:style-name="P178"><text:span text:style-name="T18">RuntimeException</text:span><text:span text:style-name="T16"> — выбрасывается исключение в случае ошибки, которая может быть найдена только во время выполнения.</text:span></text:p>
      <text:list xml:id="list225407730882533" text:continue-numbering="true" text:style-name="WWNum29">
        <text:list-item>
          <text:p text:style-name="P225">OutOfBoundsException — выбрасывается исключение, если значение не является действительным ключом. Это представляет ошибки, которые не могут быть обнаружены во время компиляции.</text:p>
        </text:list-item>
        <text:list-item>
          <text:p text:style-name="P225">OverflowException — выбрасывается исключение при добавлении элемента в полный контейнер.</text:p>
        </text:list-item>
        <text:list-item>
          <text:p text:style-name="P225">RangeException — выбрасывается исключение, чтобы указать ошибки диапазона во время выполнения программы. Как правило, это означает, что была арифметическая ошибка, отличная от недополнения/ переполнения.</text:p>
        </text:list-item>
        <text:list-item>
          <text:p text:style-name="P225">UnderflowException — выбрасывается исключение при попытке произвести недопустимую операцию над пустым контейнером. Например такую, как удаление элемента из пустого контейнера.</text:p>
        </text:list-item>
        <text:list-item>
          <text:p text:style-name="P225">UnexpectedValueException — выбрасывается исключение, если значение не совпадает с набором значений. Обычно это происходит, когда функция вызывает другую функцию и ожидает, что возвращаемое значение будет определенного типа или значением, не включая арифметические ошибки, или ошибки, связанные с буфером.</text:p>
        </text:list-item>
      </text:list>
      <text:p text:style-name="P107">File Handling</text:p>
      <text:p text:style-name="P27"><text:soft-page-break/>Класс SplFileInfo предлагает объектно-ориентированный интерфейс высокого уровня для информации для отдельного файла. <text:s/>В нем есть методы, которые можно использовать для поиска имени, размера, разрешений и других атрибутов для файла. Вы также можете указать, является ли файл каталогом, если он является исполняемым, и множеством других функций.</text:p>
      <text:p text:style-name="P27">Класс SplTempFileObject предлагает объектно-ориентированный интерфейс для временного файла.</text:p>
      <text:p text:style-name="P107">ArrayObject (Более подробно в разделе про массивы)</text:p>
      <text:p text:style-name="P27">SPL также включает в себя различные классы и интерфейсы. Первый из них, ArrayObject, позволяет объектам работать как массивы.</text:p>
      <text:p text:style-name="P27">Когда вы создаете ArrayObject, вы можете передать массив в качестве его параметра. Результирующий объект будет иметь на нем методы, имитирующие функции массива PHP.</text:p>
      <text:p text:style-name="P27">Существует немало ограничений для ArrayObject, но одна из сильных сторон заключается в том, что вы можете определить свой собственный способ итерации через него.</text:p>
      <text:p text:style-name="P107">Observer Pattern</text:p>
      <text:p text:style-name="Standard"><text:span text:style-name="T16">SplObserver (наблюдатель) и SplSubject. </text:span><text:span text:style-name="T108">Обратите </text:span><text:span text:style-name="T16">внимание, что это интерфейсы, а не классы, поэтому вам необходимо реализовать фактическое поведение.</text:span></text:p>
      <text:p text:style-name="P27">Вместе эти два интерфейса реализуют шаблон наблюдателя.</text:p>
      <text:p text:style-name="P27">Шаблон наблюдателя представляет собой шаблон разработки программного обеспечения, в котором объект, называемый субъектом, поддерживает список своих иждивенцев, называемых наблюдателями, и автоматически уведомляет их о любых изменениях состояния, как правило, путем вызова одного из своих методов. Этот шаблон в основном используется для реализации распределенных систем обработки событий.</text:p>
      <text:p text:style-name="P27">Использование этих интерфейсов сделает ваш код более портативным, потому что другие библиотеки смогут взаимодействовать с вашим субъектом и наблюдателями.</text:p>
      <text:p text:style-name="P69">Функции</text:p>
      <text:p text:style-name="Standard"><text:span text:style-name="T16">array </text:span><text:span text:style-name="T18">class_implements</text:span><text:span text:style-name="T16"> ( mixed $class [, bool $autoload = true ] ) — </text:span>возвращает<text:span text:style-name="T16"> </text:span>интерфейсы<text:span text:style-name="T16">, </text:span>которые<text:span text:style-name="T16"> </text:span>реализует<text:span text:style-name="T16"> </text:span>данный<text:span text:style-name="T16"> </text:span>класс<text:span text:style-name="T16"> <text:s/></text:span>или<text:span text:style-name="T16"> </text:span>интерфейс<text:span text:style-name="T16">. </text:span>Возвращает имена интерфейсов в ключах и значениях одновременно. При ошибке вернет false.</text:p>
      <text:p text:style-name="Standard">array <text:span text:style-name="T2">class_parents </text:span>( mixed $class [, bool $autoload = true ] ) — возвращает список родительских классов заданного класса. Возвращает имена классов в ключах и значениях одновременно (от текущего родительского данного класса и далее). При ошибке вернет false.</text:p>
      <text:p text:style-name="Standard">array <text:span text:style-name="T2">class_uses</text:span> ( mixed $class [, bool $autoload = true ] ) — возвращает трейты в данном классе. Возвращает имена трейтов в ключах и значениях одновременно. </text:p>
      <text:p text:style-name="Standard">$class — объект класса или имя класса.</text:p>
      <text:p text:style-name="Standard">$autoload — разрешить эту ф-ию загружать класс автоматически через __autoload().</text:p>
      <text:p text:style-name="Standard"><text:span text:style-name="T16">int </text:span><text:span text:style-name="T18">iterator_apply</text:span><text:span text:style-name="T16"> ( Traversable $iterator , callable $function [, array $args ] ) — </text:span>вызывает<text:span text:style-name="T16"> </text:span>ф<text:span text:style-name="T16">-</text:span>ию<text:span text:style-name="T16"> </text:span>для<text:span text:style-name="T16"> </text:span>каждого<text:span text:style-name="T16"> </text:span>элемента<text:span text:style-name="T16"> </text:span>в<text:span text:style-name="T16"> </text:span>итераторе<text:span text:style-name="T16">.</text:span></text:p>
      <text:p text:style-name="Standard">$iterator — класс для перебора.</text:p>
      <text:p text:style-name="Standard">$function — функция обратного вызова, которая применяется к каждому элементу.</text:p>
      <text:p text:style-name="Standard">$args <text:s/>— аргументы для передачи в ф-ию обратного вызова.</text:p>
      <text:p text:style-name="P10">&lt;?php</text:p>
      <text:p text:style-name="P10">$ai = new ArrayIterator(range(0, 2));</text:p>
      <text:p text:style-name="P10">iterator_apply($ai, function($arg1) {</text:p>
      <text:p text:style-name="P10"><text:s text:c="4"/>echo $arg1; </text:p>
      <text:p text:style-name="P10"><text:s text:c="4"/>return true;</text:p>
      <text:p text:style-name="P10">}, array(1)); // 111</text:p>
      <text:p text:style-name="Standard"><text:soft-page-break/><text:span text:style-name="T16">int </text:span><text:span text:style-name="T18">iterator_count</text:span><text:span text:style-name="T16"> ( Traversable $iterator ) — </text:span>кол<text:span text:style-name="T16">-</text:span>во<text:span text:style-name="T16"> </text:span>элементов<text:span text:style-name="T16"> </text:span>в<text:span text:style-name="T16"> </text:span>итераторе<text:span text:style-name="T16">. </text:span>Не<text:span text:style-name="T16"> </text:span>гарантирует<text:span text:style-name="T16"> </text:span>сохранение<text:span text:style-name="T16"> </text:span>текущей<text:span text:style-name="T16"> </text:span>позиции<text:span text:style-name="T16"> iterator.</text:span></text:p>
      <text:p text:style-name="Standard"><text:span text:style-name="T16">array </text:span><text:span text:style-name="T18">iterator_to_array</text:span><text:span text:style-name="T16"> ( Traversable $iterator [, bool $use_keys = true ] ) — </text:span>копирует<text:span text:style-name="T16"> </text:span>элементы<text:span text:style-name="T16"> </text:span>в<text:span text:style-name="T16"> </text:span>итераторе<text:span text:style-name="T16"> </text:span>в<text:span text:style-name="T16"> </text:span>массив<text:span text:style-name="T16">.</text:span></text:p>
      <text:p text:style-name="Standard">$use_keys <text:s/>— следует ли использовать ключи элементов итератора как индексы.</text:p>
      <text:p text:style-name="Standard">В PHP 5.5 и новее, если ключ является массивом (array) или объектом (object), то бросается предупреждение. Ключи со значением NULL преобразуются в пустую строку, ключи в виде чисел с плавающей точкой (double) обрезаются до их целочисленных (integer) частей, ключи с ресурсами (resource) бросают предупреждение и преобразуются в их идентификаторы ресурса, а логические (boolean) ключи преобразуются в целые числа.</text:p>
      <text:p text:style-name="Standard">void <text:span text:style-name="T2">spl_autoload_call</text:span> ( string $class_name ) — попытка загрузить класс всеми зарегистрированными функциями __autoload(). Эту функцию можно использовать для ручного поиска класса или интерфейса, используя все зарегистрированные методы __autoload. Принудительно загружает класс по его имени, используя все доступные в системе автозагрузчики.</text:p>
      <text:p text:style-name="Standard">! Автозагрузка дочернего класса также загружает класс, который он расширяет. </text:p>
      <text:p text:style-name="Standard">string <text:bookmark-start text:name="__DdeLink__9767_1438296823"/><text:span text:style-name="T2">spl_autoload_extensions</text:span><text:bookmark-end text:name="__DdeLink__9767_1438296823"/> ([ string $file_extensions ] ) — эта функция может задавать расширения файлов, в которых callback-функция __autoload() будет искать классы и интерфейсы. spl_autoload() будет вызывать функцию __autoload и передавать ему эти расширения. Также эта функция может выводить уже зарегистрированные расширения файлов. Возвращает перечисленные через запятую расширения файлов для ф-ии spl_autoload().</text:p>
      <text:p text:style-name="Standard">file_extensions — при вызове без параметров функция просто выведет список зарегистрированных на данный момент расширений, перечисленных через запятую. Чтобы изменить этот список, необходимо вызывать функцию, передав ей строку с расширениями, также перечисленными через запятую.</text:p>
      <text:p text:style-name="Standard">array <text:span text:style-name="T2">spl_autoload_functions</text:span> ( void ) — получение списка всех зарегистрированных функций __autoload(). Если автозагрузка не включена, то вернет FALSE. Если ни одна функция не зарегистрирована, то вернет пустой массив.</text:p>
      <text:p text:style-name="Standard"><text:span text:style-name="T16">bool </text:span><text:span text:style-name="T18">spl_autoload_register</text:span><text:span text:style-name="T16"> ([ callable $autoload_function [, bool $throw = true [, bool $prepend = false ]]] ) — </text:span>регистрирует<text:span text:style-name="T16"> </text:span>данную<text:span text:style-name="T16"> </text:span>ф<text:span text:style-name="T16">-</text:span>ию<text:span text:style-name="T16">, </text:span>как<text:span text:style-name="T16"> __autoload() </text:span>реализацию<text:span text:style-name="T16">. </text:span>Регистрирует функцию в spl очереди метода __autoload. В результате очередь будет активирована, даже если ранее она была выключена. Если в вашем скрипте реализована функция __autoload(), ее необходимо явно зарегистрировать в очереди __autoload. Это необходимо, т.к. spl_autoload_register() полностью заменяет механизм кэширования __autoload() функциями spl_autoload() и spl_autoload_call().</text:p>
      <text:p text:style-name="Standard">$autoload_function — имя функции, реализующей метод spl_autoload(). Если аргумент не задан, будет зарегистрирована реализация по умолчанию.</text:p>
      <text:p text:style-name="Standard">$throw — этот параметр определяет, должна ли spl_autoload_register() выбрасывать исключение, если зарегистрировать autoload_function оказалось невозможным.</text:p>
      <text:p text:style-name="Standard">$prepend — если передано значение true, spl_autoload_register() поместит указанную функцию в начало очереди вместо добавления в конец.</text:p>
      <text:p text:style-name="P10">&lt;?php</text:p>
      <text:p text:style-name="P10">spl_autoload_extensions(".php"); // comma-separated list</text:p>
      <text:p text:style-name="P10">spl_autoload_register();</text:p>
      <text:p text:style-name="Standard">эквивалентно<text:span text:style-name="T16">:</text:span></text:p>
      <text:p text:style-name="P10">&lt;?php</text:p>
      <text:p text:style-name="P10">function my_autoload ($pClassName) {</text:p>
      <text:p text:style-name="P10"><text:s text:c="4"/>include(__DIR__ . "/" . $pClassName . ".php");</text:p>
      <text:p text:style-name="P10">}</text:p>
      <text:p text:style-name="P10"><text:soft-page-break/>spl_autoload_register("my_autoload");</text:p>
      <text:p text:style-name="Standard"><text:span text:style-name="T16">bool </text:span><text:span text:style-name="T18">spl_autoload_unregister</text:span><text:span text:style-name="T16"> ( mixed $autoload_function ) — </text:span>отмена<text:span text:style-name="T16"> </text:span>регистрации<text:span text:style-name="T16"> </text:span>функции<text:span text:style-name="T16"> </text:span>в<text:span text:style-name="T16"> </text:span>качестве<text:span text:style-name="T16"> </text:span>реализации<text:span text:style-name="T16"> </text:span>метода<text:span text:style-name="T16"> __autoload(). </text:span>Удаляет ф-ию из очереди автозагрузки. Если очередь была активна и после удаления функции окажется пустой, она будет автоматически деактивирована.</text:p>
      <text:p text:style-name="Standard">Когда эта функция приводит к деактивации очереди, любая функция __autoload, которая ранее существовала, не будет повторно активирована.</text:p>
      <text:p text:style-name="Standard">$autoload_function — функция автозагрузки, регистрацию которой требуется снять.</text:p>
      <text:p text:style-name="Standard">void <text:bookmark-start text:name="__DdeLink__13208_2091279090"/><text:span text:style-name="T2">spl_autoload</text:span><text:bookmark-end text:name="__DdeLink__13208_2091279090"/> ( string $class_name [, string $file_extensions = spl_autoload_extensions() ] ) — эта функция представляет из себя базовую реализацию метода __autoload(). Если она не задана, и spl_autoload_register() вызывается без параметров, то при каждом последующем вызове __autoload() будет использоваться именно эта функция.</text:p>
      <text:p text:style-name="Standard">$class_name — имя класса (и пространства имен) в нижнем регистре, которое требуется загрузить.</text:p>
      <text:p text:style-name="Standard">$file_extensions — По умолчанию функция будет искать файлы с расширениями .inc и .php. по всем include-путям, где может располагаться искомое описание класса.</text:p>
      <text:p text:style-name="Standard">Вызывает исключение LogicException, если класс не найден и отсутствуют другие зарегистрированные автозагрузчики.</text:p>
      <text:p text:style-name="Standard">array <text:span text:style-name="T2">spl_classes</text:span> ( void ) — эта функция возвращает массив c доступными в настоящее время классами SPL.</text:p>
      <text:p text:style-name="Standard">string <text:span text:style-name="T2">spl_object_hash</text:span> ( object $obj ) — возвращает хеш-идентификатор для объекта. Эта функция возвращает уникальный идентификатор для заданного объекта. Этот id можно использовать в качестве хэш-ключа для хранения объектов или для идентификации объектов, пока объект не будет уничтожен. Как только объект уничтожен, этот хэш может быть использован повторно для других объектов.</text:p>
      <text:p text:style-name="P65">Патерны</text:p>
      <text:p text:style-name="Standard"><text:span text:style-name="T2">Factory</text:span><text:span text:style-name="T154"> — используется для обеспечения общего интерфейса для ряда классов с одинаковыми функциональными возможностями, но разными внутренними компонентами (например, хранение данных, различные системы доставки, обработка платежей). </text:span><text:span text:style-name="T112">Класс «фабрика» предоставляет объект подходящего класса.</text:span></text:p>
      <text:p text:style-name="P21">abstract class Animal {</text:p>
      <text:p text:style-name="P21"><text:s text:c="4"/>// фабричный метод, который на основе типа возвращает объект</text:p>
      <text:p text:style-name="P21"><text:s text:c="4"/>public static function initial($animal) {</text:p>
      <text:p text:style-name="P21"><text:s text:c="8"/>return new $animal();</text:p>
      <text:p text:style-name="P21"><text:s text:c="4"/>}</text:p>
      <text:p text:style-name="P21"><text:s text:c="4"/>abstract public function voice();</text:p>
      <text:p text:style-name="P21">}</text:p>
      <text:p text:style-name="P21">class Lion extends Animal {</text:p>
      <text:p text:style-name="P21"><text:s text:c="4"/>public function voice() { echo 'Rrrrr' . PHP_EOL; }</text:p>
      <text:p text:style-name="P21">}</text:p>
      <text:p text:style-name="P23">class Cat extends Animal {</text:p>
      <text:p text:style-name="P23"><text:s text:c="4"/>public function voice() { <text:s/>echo 'Meow' . PHP_EOL; }</text:p>
      <text:p text:style-name="P23">}</text:p>
      <text:p text:style-name="P23">Animal::initial('Lion')-&gt;voice();</text:p>
      <text:p text:style-name="P23">Animal::initial('Cat')-&gt;voice();</text:p>
      <text:p text:style-name="Standard"><text:span text:style-name="T103">Singleton</text:span><text:span text:style-name="T105"> — порождающий шаблон проектирования, гарантирующий, что в однопроцессном приложении будет единственный экземпляр некоторого класса, и предоставляющий глобальную точку доступа к этому экземпляру.</text:span></text:p>
      <text:p text:style-name="Standard"><text:soft-page-break/><text:span text:style-name="T18">Registry</text:span><text:span text:style-name="T105"> — </text:span><text:span text:style-name="T106">д</text:span>ля реализации централизованного хранения объектов, часто используемых во всем приложении, как правило, реализуется с помощью абстрактного класса только cо статическими методами (или с помощью шаблона Singleton). Основным отличием от паттерна Singleton является блокирование возможности создания хотя бы одного экземпляра класса.</text:p>
      <text:p text:style-name="Standard"><text:span text:style-name="T122">Active Record</text:span><text:span text:style-name="T120"> </text:span><text:span text:style-name="T105">— </text:span><text:span text:style-name="T106">и</text:span><text:span text:style-name="T105">нкапсулирует источник данных, позволяя внешнему коду сконцентрироваться на использовании данных, в то время как шаблон активной записи обеспечивает согласованный интерфейс, скрывая работу, связанную с повторением записей, внесением изменений и т. д.</text:span></text:p>
      <text:p text:style-name="Standard"><text:span text:style-name="T107">MVC</text:span><text:span text:style-name="T104"> </text:span><text:span text:style-name="T105">— </text:span><text:span text:style-name="T106">шаблон, в котором</text:span><text:span text:style-name="T105"> пользователь инициирует действие через контроллер, который взаимодействует с моделью, и, наконец, вызывается представление, которое заботится о работе с пользовательским интерфейсом.</text:span></text:p>
      <text:h text:style-name="Heading_20_3" text:outline-level="3"><text:bookmark-start text:name="__RefHeading___Toc12233_1995911267"/>Traits<text:bookmark-end text:name="__RefHeading___Toc12233_1995911267"/></text:h>
      <text:p text:style-name="Standard">Трейты позволяют повторно использовать наборы методов и свойств в разных классах.</text:p>
      <text:p text:style-name="Standard">Невозможно создать самостоятельный экземпляр трейта.</text:p>
      <text:p text:style-name="Standard">Приоритет переопределения метода следующий: методы базового класса переопределяются трейтами, основной класс переопределяет методы трейтов.</text:p>
      <text:p text:style-name="P10">&lt;?php<text:line-break/>class Base {</text:p>
      <text:p text:style-name="P10"><text:s text:c="3"/>public function sayHello() {</text:p>
      <text:p text:style-name="P10"><text:s text:c="5"/>echo 'Hello ';</text:p>
      <text:p text:style-name="P10"><text:s text:c="3"/>}</text:p>
      <text:p text:style-name="P10">}<text:line-break/>trait SayWorld {</text:p>
      <text:p text:style-name="P10"><text:s text:c="3"/>public function sayHello() {</text:p>
      <text:p text:style-name="P10"><text:s text:c="6"/>parent::sayHello();</text:p>
      <text:p text:style-name="P10"><text:s text:c="6"/>echo 'World!';</text:p>
      <text:p text:style-name="P10"><text:s text:c="3"/>}</text:p>
      <text:p text:style-name="P10">}</text:p>
      <text:p text:style-name="P10">class MyHelloWorld extends Base {</text:p>
      <text:p text:style-name="P10"><text:s text:c="3"/>use SayWorld;</text:p>
      <text:p text:style-name="P10">}<text:line-break/>$o = new MyHelloWorld();</text:p>
      <text:p text:style-name="P18">$o-&gt;sayHello(); // Hello World!</text:p>
      <text:p text:style-name="P109">Несколько трейтов могут быть вставлены в класс путем их перечисления в директиве use, разделяя запятыми.</text:p>
      <text:p text:style-name="Standard">Если два трейта вставляют метод с одним и тем же именем, это приводит к фатальной ошибке в случае, если конфликт явно не разрешен.</text:p>
      <text:p text:style-name="Standard">! Для разрешения конфликтов именования между трейтами, используемыми в одном и том же классе, необходимо использовать оператор <text:span text:style-name="Выделение1">insteadof </text:span>для того, чтобы точно выбрать один из конфликтующих методов. Если трейтов несколько, то можно указывать их через запятую (Например: B::smallTalk insteadof A, C;).</text:p>
      <text:p text:style-name="Standard">Оператор <text:span text:style-name="Выделение1">as </text:span>может быть использован для включения одного из конфликтующих методов под другим именем. Оператор <text:span text:style-name="Выделение1">as </text:span>не переименовывает метод и не влияет на какой-либо другой метод.</text:p>
      <text:p text:style-name="P10">&lt;?php</text:p>
      <text:p text:style-name="P10">trait A {</text:p>
      <text:p text:style-name="P10"><text:s text:c="3"/>public function smallTalk() { echo 'a';}</text:p>
      <text:p text:style-name="P10"><text:s text:c="3"/>public function bigTalk() {echo 'A';}</text:p>
      <text:p text:style-name="P10">}<text:line-break/>trait B {</text:p>
      <text:p text:style-name="P10"><text:soft-page-break/><text:s text:c="3"/>public function smallTalk() { echo 'b';}</text:p>
      <text:p text:style-name="P10"><text:s text:c="3"/>public function bigTalk() {echo 'B';}</text:p>
      <text:p text:style-name="P10">}<text:line-break/>class Aliased_Talker {</text:p>
      <text:p text:style-name="P10"><text:s text:c="3"/>use A, B {</text:p>
      <text:p text:style-name="P10"><text:s text:c="6"/>B::smallTalk insteadof A;</text:p>
      <text:p text:style-name="P10"><text:s text:c="6"/>A::bigTalk insteadof B;</text:p>
      <text:p text:style-name="Standard"><text:span text:style-name="T38"><text:s text:c="6"/></text:span><text:span text:style-name="T48">B::bigTalk as talk;</text:span></text:p>
      <text:p text:style-name="P18"><text:s text:c="3"/>}</text:p>
      <text:p text:style-name="P18">}</text:p>
      <text:p text:style-name="Standard"><text:span text:style-name="T68">Используя синтаксис оператора </text:span><text:span text:style-name="Выделение1"><text:span text:style-name="T68">as </text:span></text:span><text:span text:style-name="T68">можно также настроить видимость метода в использующем трейт классе:</text:span></text:p>
      <text:p text:style-name="P42">use HelloWorld { sayHello as protected; }</text:p>
      <text:p text:style-name="P42">use HelloWorld { sayHello as private myPrivateHello; }</text:p>
      <text:p text:style-name="P38">Трейты могут включать в себя другие трейты:</text:p>
      <text:p text:style-name="P42">&lt;?php</text:p>
      <text:p text:style-name="P42">trait Hello {</text:p>
      <text:p text:style-name="P42"><text:s text:c="3"/>public function sayHello() { echo 'Hello'; }</text:p>
      <text:p text:style-name="P42">}</text:p>
      <text:p text:style-name="P42">trait World {</text:p>
      <text:p text:style-name="P42"><text:s text:c="3"/>public function sayWorld() { echo 'World!'; }</text:p>
      <text:p text:style-name="P42">}</text:p>
      <text:p text:style-name="P42">trait HelloWorld {</text:p>
      <text:p text:style-name="P42"><text:s text:c="3"/>use Hello, World;</text:p>
      <text:p text:style-name="P42">}</text:p>
      <text:p text:style-name="P42">class MyHelloWorld {</text:p>
      <text:p text:style-name="P42"><text:s text:c="3"/>use HelloWorld;</text:p>
      <text:p text:style-name="P42">}</text:p>
      <text:p text:style-name="Standard">Трейт<text:span text:style-name="T16"> </text:span>может<text:span text:style-name="T16"> </text:span>содержать<text:span text:style-name="T16"> </text:span>абстрактный<text:span text:style-name="T16"> </text:span>метод<text:span text:style-name="T16"> (</text:span>и<text:span text:style-name="T16"> </text:span>свойства<text:span text:style-name="T16">):</text:span></text:p>
      <text:p text:style-name="P10">&lt;?php</text:p>
      <text:p text:style-name="P10">trait Hello {</text:p>
      <text:p text:style-name="P10"><text:s text:c="3"/>public $a;</text:p>
      <text:p text:style-name="P10"><text:s text:c="3"/>public function foo() {}</text:p>
      <text:p text:style-name="P10"><text:s text:c="3"/>abstract public function World();</text:p>
      <text:p text:style-name="P18">}</text:p>
      <text:p text:style-name="Standard">! Трейты не могут содержать константы.</text:p>
      <text:p text:style-name="Standard">! Методы, объявленные в классе имеют приоритет над методами, объявленными в trait. Однако методы в trait переопределяют методы, унаследованные классом. </text:p>
      <text:p text:style-name="Standard">Class members &gt; trait methods &gt; inherited methods</text:p>
      <text:p text:style-name="Standard">! Объявленное свойство в трейте может конфликтовать с одноименным свойством в классе, если у них определено разное начальное значение или модификатор видимости:</text:p>
      <text:p text:style-name="P10">&lt;?php</text:p>
      <text:p text:style-name="P10">trait HelloWorld {</text:p>
      <text:p text:style-name="P10"><text:s text:c="4"/>public $a = 2;</text:p>
      <text:p text:style-name="P10">}</text:p>
      <text:p text:style-name="P10">class MyHelloWorld {</text:p>
      <text:p text:style-name="P10"><text:s text:c="4"/>use HelloWorld;</text:p>
      <text:p text:style-name="Standard"><text:span text:style-name="T38"><text:s text:c="3"/>public $a = 5; // </text:span><text:span text:style-name="T48">Фатальная</text:span><text:span text:style-name="T38"> </text:span><text:span text:style-name="T48">ошибка</text:span><text:span text:style-name="T38">. </text:span><text:span text:style-name="T48">Но при $a = 2 всё будет хорошо (в версиях ниже PHP 7.0 вызывало предупреждение E_STRICT даже при полном совпадении)</text:span></text:p>
      <text:p text:style-name="P18"><text:soft-page-break/>}</text:p>
      <text:p text:style-name="Standard">Трейты могут определять статические методы и статические переменные внутри методов.</text:p>
      <text:p text:style-name="Standard">! Статические свойства определить нельзя.</text:p>
      <text:p text:style-name="Standard"><text:span text:style-name="T48">&lt;?</text:span><text:span text:style-name="T38">php</text:span></text:p>
      <text:p text:style-name="Standard"><text:span text:style-name="T38">trait</text:span><text:span text:style-name="T48"> </text:span><text:span text:style-name="T38">Counter</text:span><text:span text:style-name="T48"> {</text:span></text:p>
      <text:p text:style-name="Standard"><text:span text:style-name="T48"><text:s text:c="4"/></text:span><text:span text:style-name="T38">public function inc() {</text:span></text:p>
      <text:p text:style-name="P10"><text:s text:c="8"/>static $c = 0;</text:p>
      <text:p text:style-name="P10"><text:s text:c="8"/>$c = $c + 1;</text:p>
      <text:p text:style-name="P10"><text:s text:c="8"/>echo "$c\n";</text:p>
      <text:p text:style-name="P10"><text:s text:c="4"/>}</text:p>
      <text:p text:style-name="P10"><text:s text:c="4"/>public static function doSomething() {</text:p>
      <text:p text:style-name="Standard"><text:span text:style-name="T38"><text:s text:c="8"/>return</text:span><text:span text:style-name="T48"> '</text:span><text:span text:style-name="T38">Doing</text:span><text:span text:style-name="T48"> </text:span><text:span text:style-name="T38">something</text:span><text:span text:style-name="T48">';</text:span></text:p>
      <text:p text:style-name="P18"><text:s text:c="4"/>}</text:p>
      <text:p text:style-name="P18">}</text:p>
      <text:p text:style-name="P65">! <text:s/>При наследовании статическая переменная базового класса будет общей для дочерних классов. В трейтах статические переменные дублируются и взаимонезависимы в разных классах.</text:p>
      <text:p text:style-name="P65"/>
      <text:p text:style-name="P65">Generator</text:p>
      <text:p text:style-name="P61">Генераторы предоставляют вам простой способ создания объектов итератора.</text:p>
      <text:p text:style-name="P61">Вариант использования может заключаться в замене функции, которая обычно возвращает массив. Функция будет вычислять все значения, выделяя переменную массива для их хранения и возвращать массив.</text:p>
      <text:p text:style-name="P61">Генератор только вычисляет и сохраняет одно значение и возвращает его итератору. Когда итератору требуется следующее значение, он вызывает генератор. Когда у генератора заканчиваются значения, он может либо просто выйти, либо вернуть окончательное значение.</text:p>
      <text:p text:style-name="P23">function generator() {</text:p>
      <text:p text:style-name="P23"><text:s text:c="4"/>for ($i = 0; $i &lt; 99; $i++) {</text:p>
      <text:p text:style-name="P23"><text:s text:c="8"/>yield $i;</text:p>
      <text:p text:style-name="P23"><text:s text:c="4"/>}</text:p>
      <text:p text:style-name="P23">}</text:p>
      <text:p text:style-name="P23">foreach (generator() as $value) {</text:p>
      <text:p text:style-name="P23"><text:s text:c="4"/>echo $value . " ";</text:p>
      <text:p text:style-name="P23">}</text:p>
      <text:p text:style-name="P61">Вся суть генератора заключается в ключевом слове yield. В самом простом варианте оператор "yield" можно рассматривать как оператор "return", за исключением того, что вместо прекращения работы функции, "yield" только приостанавливает ее выполнение и возвращает текущее значение, и при следующем вызове функции она возобновит выполнения с места, на котором прервалась.</text:p>
      <text:p text:style-name="P61">Можно получить пары ключ-значение, которые выполняют роль ассоциативных массивов для функций с использованием генератора. Если вы явно не используете ключи, тогда PHP будет сопрягать полученные значения с возрастающими последовательными ключами, как и для перечислимого массива. Синтаксис для получения пары ключ-значение аналогичен объявлению ассоциативных массивов:</text:p>
      <text:p text:style-name="P61">yield $ key =&gt; $ value</text:p>
      <text:p text:style-name="P61">Вызов результата без аргумента приводит к тому, что он дает значение NULL с автоматически увеличивающимся последовательным ключом (yield;).</text:p>
      <text:p text:style-name="P23">function gen_three_nulls() {</text:p>
      <text:p text:style-name="P23"><text:s text:c="4"/>foreach (range(1, 3) as $i) {</text:p>
      <text:p text:style-name="P23"><text:soft-page-break/><text:s text:c="8"/>yield;</text:p>
      <text:p text:style-name="P23"><text:s text:c="4"/>}</text:p>
      <text:p text:style-name="P23">}</text:p>
      <text:p text:style-name="P23">var_dump(iterator_to_array(gen_three_nulls())); // 0 =&gt; NULL, 1 =&gt; NULL, 2 =&gt; NULL</text:p>
      <text:p text:style-name="P97">Функции генератора могут давать переменные по ссылке, а синтаксис - добавление амперсанда к имени функции.</text:p>
      <text:p text:style-name="P23">function &amp;referenceGenerator() {</text:p>
      <text:p text:style-name="P23"><text:s text:c="4"/>// some functions</text:p>
      <text:p text:style-name="P23"><text:s text:c="4"/>yield $value;</text:p>
      <text:p text:style-name="P23">}</text:p>
      <text:p text:style-name="P97">После завершения работы генератора вы можете вернуть из него значение. Это делает более ясным то, каково конечное значение генератора.</text:p>
      <text:p text:style-name="P23">function sowCrops() { return 'wheat'; }</text:p>
      <text:p text:style-name="P23">function millWheat() { return 'flour'; }</text:p>
      <text:p text:style-name="P23">function bake($flour) { return 'cupcake'; }</text:p>
      <text:p text:style-name="P21">function generator() {</text:p>
      <text:p text:style-name="P23"><text:s text:c="4"/>$wheat = yield sowCrops();</text:p>
      <text:p text:style-name="P23"><text:s text:c="4"/>$flour = yield millWheat();</text:p>
      <text:p text:style-name="P23"><text:s text:c="4"/>return bake($flour);</text:p>
      <text:p text:style-name="P23">};</text:p>
      <text:p text:style-name="P23">$gen = generator();</text:p>
      <text:p text:style-name="P23">foreach ($gen as $key =&gt; $value) {</text:p>
      <text:p text:style-name="P23"><text:s text:c="4"/>echo $key . ' =&gt; ' . $value . PHP_EOL;</text:p>
      <text:p text:style-name="P23">}</text:p>
      <text:p text:style-name="P23">echo $gen-&gt;getReturn();</text:p>
      <text:p text:style-name="P23">/*</text:p>
      <text:p text:style-name="P23">0 =&gt; wheat</text:p>
      <text:p text:style-name="P23">1 =&gt; flour</text:p>
      <text:p text:style-name="P23">cupcake</text:p>
      <text:p text:style-name="P23">*/</text:p>
      <text:p text:style-name="P97">Делегирование генератора позволяет вам делегировать ответственность за обработку значений другому общему объекту или массиву.</text:p>
      <text:p text:style-name="P97">Синтаксис для этого — yield from &lt;выражения&gt;:</text:p>
      <text:p text:style-name="P23">function generator() {</text:p>
      <text:p text:style-name="P23"><text:s text:c="4"/>$a = [1,2,3];</text:p>
      <text:p text:style-name="P23"><text:s text:c="4"/>yield from $a;</text:p>
      <text:p text:style-name="P23"><text:s text:c="4"/>yield from range(4,6);</text:p>
      <text:p text:style-name="P23"><text:s text:c="4"/>yield from sevenAteNine();</text:p>
      <text:p text:style-name="P23">}</text:p>
      <text:p text:style-name="P23">function sevenAteNine() {</text:p>
      <text:p text:style-name="P23"><text:s text:c="4"/>for ($i=7; $i&lt;10;$i++) {</text:p>
      <text:p text:style-name="P23"><text:s text:c="8"/>yield $i;</text:p>
      <text:p text:style-name="P23"><text:s text:c="4"/>}</text:p>
      <text:p text:style-name="P23">}</text:p>
      <text:p text:style-name="P23">$gen = generator();</text:p>
      <text:p text:style-name="P23">foreach ($gen as $value) {</text:p>
      <text:p text:style-name="P23"><text:s text:c="4"/>echo $value . PHP_EOL;</text:p>
      <text:p text:style-name="P23">}</text:p>
      <text:p text:style-name="P97"><text:soft-page-break/>В этом примере мы используем три способа делегирования генерации другому обследуемому объекту или массиву.</text:p>
      <text:p text:style-name="P97">Результатом запуска этого кода является подсчет от 1 до 9.</text:p>
      <text:h text:style-name="Heading_20_2" text:outline-level="2"><text:bookmark-start text:name="__RefHeading___Toc12235_1995911267"/>Data Format &amp; Types<text:bookmark-end text:name="__RefHeading___Toc12235_1995911267"/></text:h>
      <text:h text:style-name="Heading_20_3" text:outline-level="3"><text:bookmark-start text:name="__RefHeading___Toc12237_1995911267"/>XML Basics<text:bookmark-end text:name="__RefHeading___Toc12237_1995911267"/></text:h>
      <text:p text:style-name="P116">XML <text:span text:style-name="T108">пр</text:span><text:span text:style-name="T114">е</text:span><text:span text:style-name="T108">дставляет</text:span> расширяемый язык разметки и способ хранения данных структурированным образом. Преимущество использования XML заключается в том, что он является хорошо известным стандартом данных и поэтому является удобным способом обмена данными между системами.</text:p>
      <text:p text:style-name="Standard"><text:span text:style-name="T16">SGML — </text:span><text:span text:style-name="T108">стандартизированный общий язык разметки. </text:span><text:span text:style-name="T16">XML </text:span><text:span text:style-name="T108">является его подмножеством.</text:span></text:p>
      <text:p text:style-name="Standard"><text:span text:style-name="T108">Document Type (Declaration)</text:span><text:span text:style-name="T16"> — </text:span><text:span text:style-name="T160">DTD определяет структуру документа со списком допустимых элементов и атрибутов. Если XML-документ ссылается на другие DTD-файлы, которые описывают, что документ может содержать, вы должны указать standalone="no" (по умолчанию).</text:span></text:p>
      <text:p text:style-name="P110">&lt;?xml version="1.0"?&gt;</text:p>
      <text:p text:style-name="P110">&lt;!DOCTYPE greeting SYSTEM "hello.dtd"&gt;</text:p>
      <text:p text:style-name="Standard"><text:span text:style-name="T16">Entity — </text:span><text:span text:style-name="T108">с</text:span><text:span text:style-name="T16">ущность может объявлять имена и значения, которые не разрешены в остальной части документа XML.</text:span></text:p>
      <text:p text:style-name="Standard"><text:span text:style-name="T16">Element — </text:span><text:span text:style-name="T108">э</text:span><text:span text:style-name="T16">лементы являются основными строительными блоками XML-</text:span><text:span text:style-name="T108">документа. Элементы</text:span><text:span text:style-name="T16"> могут быть вложенными и содержать элементы, или они могут содержать значения. Элементы могут иметь атрибуты.</text:span></text:p>
      <text:p text:style-name="Standard"><text:span text:style-name="T16">Well-formed — </text:span><text:span text:style-name="T108">х</text:span><text:span text:style-name="T16">орошо сформированный документ в XML - это документ, который придерживается правил синтаксиса, определенных спецификацией XML 1.0, в том, что он должен удовлетворять как физическим, так и логическим структурам.</text:span></text:p>
      <text:p text:style-name="Standard"><text:span text:style-name="T16">Valid — </text:span><text:span text:style-name="T108">д</text:span><text:span text:style-name="T16">окумент XML, проверенный с помощью DTD, является «хорошо сформированным» и «действительным».</text:span></text:p>
      <text:p text:style-name="P113">Well-Formed и Valid</text:p>
      <text:p text:style-name="P112">Документ хорошо сформирован, если:</text:p>
      <text:list xml:id="list1328421149" text:style-name="WWNum43">
        <text:list-item>
          <text:p text:style-name="P244">Он имеет <text:span text:style-name="T57">один корневой элемент</text:span></text:p>
        </text:list-item>
        <text:list-item>
          <text:p text:style-name="P244">Тэги открываются и закрываются должным образом</text:p>
        </text:list-item>
        <text:list-item>
          <text:p text:style-name="P244">Все его сущности хорошо сформированы в соответствии с этим списком:</text:p>
          <text:list>
            <text:list-item>
              <text:p text:style-name="P244">Они содержат только правильно кодированные символы Unicode</text:p>
            </text:list-item>
            <text:list-item>
              <text:p text:style-name="P244">&lt; и &amp; не могут присутствовать в символьных данных и в значениях атрибутов в их непосредственном виде, для их представления в этих случаях зарезервированы специальные сущности</text:p>
            </text:list-item>
            <text:list-item>
              <text:p text:style-name="P244">Имена тегов должны точно совпадать и не содержать символов. Теги элементов чувствительны к регистру. В языке XML все имена должны начинаться с буквы, символа подчёркивания (_) или двоеточия (:).</text:p>
            </text:list-item>
          </text:list>
        </text:list-item>
      </text:list>
      <text:p text:style-name="P112">Документ действителен (valid), если он хорошо сформирован и соответствует DTD.</text:p>
      <text:p text:style-name="Standard"><text:span text:style-name="T16">P</text:span><text:span text:style-name="T108">hp не требует, чтобы документы XML были действительными</text:span><text:span text:style-name="T16">(valid)</text:span><text:span text:style-name="T108">, но они требуют, чтобы они были хорошо сформированы для их анализа со стандартными библиотеками.</text:span></text:p>
      <text:p text:style-name="P113">Инструкции по обработке XML</text:p>
      <text:p text:style-name="P112">Инструкции по обработке позволяют документам содержать инструкции для приложений. Они заключены в &lt;? и?&gt; отмечает и выглядит следующим образом:</text:p>
      <text:p text:style-name="P22">&lt;?PITarget PIContent?&gt;</text:p>
      <text:p text:style-name="P112"><text:soft-page-break/>Одним из вариантов использования может быть информирование приложения о том, что элемент должен быть конкретным типом данных, как в этом примере:</text:p>
      <text:p text:style-name="P22">&lt;?var type="string" ?&gt;</text:p>
      <text:p text:style-name="P112">Наиболее распространенное использование состоит в том, чтобы включить таблицу стилей XSLT или CSS, например:</text:p>
      <text:p text:style-name="P22">&lt;?xml-stylesheet type="text/xsl" href="style.xsl"?&gt;</text:p>
      <text:p text:style-name="P22">&lt;?xml-stylesheet type="text/css" href="style.css"?&gt;</text:p>
      <text:p text:style-name="P65">Преобразования XML с помощью PHP XSL</text:p>
      <text:p text:style-name="Standard">Расширение PHP XSL позволяет PHP применять преобразования XSLT. Хотя это обычно используется для применения таблиц стилей, важно знать, что возможны многие другие формы трансформации.</text:p>
      <text:p text:style-name="Standard">XSL<text:span text:style-name="T16"> — </text:span>это язык для выражения таблиц стилей XML-документов. Это похоже на CSS, поскольку в нем описывается, как отображать XML-документ. XSL состоит из трех частей:</text:p>
      <text:p text:style-name="Standard">XSL Transformations (XSLT) — язык преобразований XML-документов.</text:p>
      <text:p text:style-name="Standard">XSL Formatting Objects (XSL-FO) — язык разметки типографских макетов и иных предпечатных материалов.</text:p>
      <text:p text:style-name="Standard">XPath — язык путей и выражений, используемый в XSLT для доступа к отдельным частям XML-документа.</text:p>
      <text:p text:style-name="Standard">https://msiter.ru/tutorials/uchebnik-xml-dlya-nachinayushchih/xml-prostranstva-imen</text:p>
      <text:p text:style-name="Standard">XSLT-процессор принимает входной XML-файл, некоторый XSLT-код и создает новый документ.</text:p>
      <text:p text:style-name="Standard">Примером может служить создание документа XHTML, который может отображаться браузером.</text:p>
      <text:p text:style-name="Standard">Входной XML будет получен из программы PHP, которая включает в себя инструкции о том, где получить таблицу стилей XSL. Браузер получит эту таблицу стилей и применит в ней XSLT-код для создания XHTML.</text:p>
      <text:p text:style-name="P69"><text:span text:style-name="T236">!!! В PHP </text:span><text:span text:style-name="T2">XSL </text:span>расширение реализует XSL стандарты, поведение » XSLT трансформации </text:p>
      <text:p text:style-name="P18">$xslDoc = new DOMDocument();</text:p>
      <text:p text:style-name="P18">$xslDoc→load("collection.xsl");</text:p>
      <text:p text:style-name="P18">$xmlDoc = new DOMDocument();</text:p>
      <text:p text:style-name="P18">$xmlDoc→load("collection.xml");</text:p>
      <text:p text:style-name="P18">$proc = new XSLTProcessor();</text:p>
      <text:p text:style-name="P18">$proc→importStylesheet($xslDoc);</text:p>
      <text:p text:style-name="P18">echo $proc→transformToXML($xmlDoc);</text:p>
      <text:p text:style-name="P108">Parsing XML in PHP</text:p>
      <text:p text:style-name="P101">В PHP существует два типа анализаторов XML. Существует несколько расширений PHP, которые анализируют XML, но все они относятся к одному из этих двух типов.</text:p>
      <text:p text:style-name="P101">Все расширения PHP XML используют одну и ту же базовую библиотеку, поэтому можно передавать данные между ними. Для всех подпрограмм XML требуется как расширение LibXML, так и библиотека Expat. Они включены по умолчанию в PHP.</text:p>
      <text:p text:style-name="P102">Дерево-парсеры</text:p>
      <text:p text:style-name="P101">Дерево-парсеры пытаются разобрать весь документ сразу и преобразовать его в древовидную структуру. Должно быть ясно, что это может представлять проблемы, если вы пытаетесь разобрать очень большой документ.</text:p>
      <text:p text:style-name="P101">В PHP есть два парсера дерева:</text:p>
      <text:list xml:id="list243092781" text:style-name="WWNum44">
        <text:list-item>
          <text:p text:style-name="P245">SimpleXML</text:p>
        </text:list-item>
        <text:list-item>
          <text:p text:style-name="P245">DOM</text:p>
        </text:list-item>
      </text:list>
      <text:p text:style-name="P102">Парсеры на основе событий</text:p>
      <text:p text:style-name="P101"><text:soft-page-break/>Эти синтаксические анализаторы быстрее и потребляют меньше памяти, чем парсер. Они работают, читая узел XML-документа по узлам и предоставляя вам возможность подключаться к событиям, связанным с этим процессом чтения.</text:p>
      <text:p text:style-name="P101">Два примера парсеров на основе событий:</text:p>
      <text:list xml:id="list2747482344" text:style-name="WWNum45">
        <text:list-item>
          <text:p text:style-name="P246">XMLReader</text:p>
        </text:list-item>
        <text:list-item>
          <text:p text:style-name="P246">XML Expat parser</text:p>
        </text:list-item>
      </text:list>
      <text:p text:style-name="P101">Парсер XML Expat — это несертифицирующий (non-validating) синтаксический анализатор событий, который также встроен в ядро PHP. Он не требует DTD, потому что он не проверяет XML и требует, чтобы XML был хорошо сформирован.</text:p>
      <text:p text:style-name="P102">Наиболее распространенные коды ошибок</text:p>
      <text:p text:style-name="P101">XML_ERROR_SYNTAX — XML не является корректным.</text:p>
      <text:p text:style-name="P101">XML_ERROR_INVALID_TOKEN — вы используете недопустимый символ в XML.</text:p>
      <text:p text:style-name="P101">XML_ERROR_UNKNOWN_ENCODING — ваш XML не может быть проанализирован, потому что не удалось определить схему кодирования.</text:p>
      <text:p text:style-name="P102">Опции:</text:p>
      <text:p text:style-name="P101">XML_OPTION_CASE_FOLDING — включено по умолчанию и устанавливает имена элементов в верхний регистр.</text:p>
      <text:p text:style-name="P101">XML_OPTION_SKIP_WHITE — пропускает лишние пробелы в исходном документе.</text:p>
      <text:p text:style-name="P102">Кодировка символов</text:p>
      <text:p text:style-name="P97">Когда PHP анализирует XML-документ, он выполняет процесс, называемый исходной кодировкой, для чтения документа.</text:p>
      <text:p text:style-name="P97">Поддерживаются три формы кодирования:</text:p>
      <text:list xml:id="list2039069153" text:style-name="WWNum46">
        <text:list-item>
          <text:p text:style-name="P247">UTF-8</text:p>
        </text:list-item>
        <text:list-item>
          <text:p text:style-name="P247">ISO-8859-1 (по умолчанию)</text:p>
        </text:list-item>
        <text:list-item>
          <text:p text:style-name="P247">US-ASCII</text:p>
        </text:list-item>
      </text:list>
      <text:p text:style-name="P97">UTF-8 является многобайтовой схемой кодирования, что означает, что один символ может быть представлен более чем одним байтом. Две другие схемы <text:span text:style-name="T219">сопоставляют символу</text:span> один байт. <text:s/>PHP хранит данные внутри, а затем выполняет целевую перекодировку, когда передает данные в функции. Если при преобразовании кодировки целевая схема кодирования не содержит символ исходной кодировки, то они заменяются вопросительным знаком.</text:p>
      <text:h text:style-name="Heading_20_3" text:outline-level="3"><text:bookmark-start text:name="__RefHeading___Toc12239_1995911267"/>SimpleXML<text:bookmark-end text:name="__RefHeading___Toc12239_1995911267"/></text:h>
      <text:p text:style-name="Standard">SimpleXML <text:span text:style-name="T118">— </text:span>это расширение, которое жертвует надежной обработкой сложных требований в пользу простого интерфейса. Он требует расширения simpleXML и поддерживает только версию 1.0 спецификаций XML.</text:p>
      <text:p text:style-name="P69">! SimpleXML является парсером дерева и загружает весь документ в память при его разборе. Это может сделать его непригодным для очень больших документов.</text:p>
      <text:p text:style-name="P73">! Теги регистрозависимы</text:p>
      <text:p text:style-name="Standard">SimpleXML предлагает объектно-ориентированный подход к доступу к XML-данным. Все объекты, которые он создает, являются экземплярами класса SimpleXMLElement. Элементы становятся свойствами этих объектов и атрибутов, которые можно получить в виде ассоциативных массивов.</text:p>
      <text:p text:style-name="P65">Создание объектов SimpleXML</text:p>
      <text:p text:style-name="P61">Объекты SimpleXML можно создавать с помощью процедурных методов или посредством объектно-ориентированного подхода:</text:p>
      <text:p text:style-name="P23">// процедурный из строковой переменной</text:p>
      <text:p text:style-name="P23">$xml = simplexml_load_string($string_of_xml);</text:p>
      <text:p text:style-name="P23"><text:soft-page-break/>// процедурный из файла</text:p>
      <text:p text:style-name="P23">$xml = simplexml_load_file('filename.xml');</text:p>
      <text:p text:style-name="P23">// объект, ориентированный на переменную</text:p>
      <text:p text:style-name="P23">$xml = new SimpleXMLElement($string_of_xml);</text:p>
      <text:p text:style-name="Standard"><text:span text:style-name="T154">SimpleXMLElement </text:span><text:span text:style-name="T2">simplexml_import_dom</text:span><text:span text:style-name="T154"> ( DOMNode $node [, string $class_name = "SimpleXMLElement" ] ) </text:span><text:span text:style-name="T131">— эта функция берет узел документа DOM и превращает его в узел SimpleXML. Затем этот новый объект может быть использован как первичный элемент SimpleXML. $class_name — этот дополнительный параметр для того, чтобы функция возвращала объект указанного класса. Этот класс должен расширять класс SimpleXMLElement.</text:span></text:p>
      <text:p text:style-name="Standard"><text:span text:style-name="T131">SimpleXMLElement </text:span><text:span text:style-name="T150">simplexml_load_file</text:span><text:span text:style-name="T131"> ( string $filename [, string $class_name = "SimpleXMLElement" [, int $options = 0 [, string $ns = "" [, bool $is_prefix = FALSE ]]]] ) — преобразует правильно сформированный XML-документ в указанном файле в объект. $ns —</text:span></text:p>
      <text:p text:style-name="P97">префикс пространства имен или URI. $is_prefix — TRUE, если ns является префиксом, и FALSE, если URI; по умолчанию равен FALSE.</text:p>
      <text:p text:style-name="P146"><text:span text:style-name="T131">SimpleXMLElement </text:span><text:span text:style-name="T150">simplexml_load_string</text:span><text:span text:style-name="T131"> ( string $data [, string $class_name = "SimpleXMLElement" [, int $options = 0 [, string $ns = "" [, bool $is_prefix = FALSE ]]]] ) — получает правильно сформированную XML-строку и возвращает ее как объект.</text:span></text:p>
      <text:p text:style-name="P102">Итерирование объектов SimpleXML</text:p>
      <text:p text:style-name="P97">Метод children () возвращает проходящий массив дочерних объектов.</text:p>
      <text:p text:style-name="P97">Можно создать алгоритм, который проверяет дочерние узлы узла и затем ретранслирует их через них.</text:p>
      <text:p text:style-name="P117"><text:span text:style-name="T131">final public SimpleXMLElement::</text:span><text:span text:style-name="T150">__construct</text:span><text:span text:style-name="T131"> ( string $data [, int $options = 0 [, bool $data_is_url = FALSE [, string $ns = "" [, bool $is_prefix = FALSE ]]]] ) — создание нового объекта SimpleXMLElement. data — </text:span><text:span text:style-name="T132">п</text:span><text:span text:style-name="T131">равильно сформированная XML-строка. Может быть путем или URL к XML-документу, если параметр data_is_url установлен в TRUE. is_prefix — TRUE, если ns является префиксом, FALSE, если это URI; по умолчанию FALSE.</text:span></text:p>
      <text:p text:style-name="Standard"><text:span text:style-name="T131">public SimpleXMLElement SimpleXMLElement::</text:span><text:span text:style-name="T150">attributes</text:span><text:span text:style-name="T131"> ([ string $ns = NULL [, bool $is_prefix = FALSE ]] ) — возвращает названия и значения атрибутов, определенные в теге XML.</text:span></text:p>
      <text:p text:style-name="Standard"><text:span text:style-name="T131">public string SimpleXMLElement::</text:span><text:span text:style-name="T150">getName</text:span><text:span text:style-name="T131"> ( void ) — получает имя элемента XML </text:span><text:span text:style-name="T135">(имя тега)</text:span><text:span text:style-name="T131">.</text:span></text:p>
      <text:p text:style-name="Standard"><text:span text:style-name="T131">public SimpleXMLElement SimpleXMLElement::</text:span><text:span text:style-name="T150">children</text:span><text:span text:style-name="T131"> ([ string $ns [, bool $is_prefix = FALSE ]] ) — <text:s/>этот метод находит все дочерние элементы узла. Результат подчиняется стандартным правилам итерации.</text:span></text:p>
      <text:p text:style-name="Standard"><text:span text:style-name="T131">public int SimpleXMLElement::</text:span><text:span text:style-name="T150">count</text:span><text:span text:style-name="T131"> ( void ) — этот метод подсчитывает количество дочерних элементов у текущего элемента.</text:span></text:p>
      <text:p text:style-name="P146"><text:span text:style-name="T131">public SimpleXMLElement::</text:span><text:span text:style-name="T150">getNamespaces</text:span><text:span text:style-name="T131"> ([ bool $recursive = FALSE ] ) — </text:span><text:span text:style-name="T134">в</text:span><text:span text:style-name="T131">озвращает пространства имен, используемые в документе.</text:span></text:p>
      <text:p text:style-name="P146"><text:span text:style-name="T131">public SimpleXMLElement::</text:span><text:span text:style-name="T150">getDocNamespaces</text:span><text:span text:style-name="T131"> ([ bool $recursive = FALSE [, bool $from_root = TRUE ]] ) — </text:span><text:span text:style-name="T134">возвращает пространства имен, объявленные в документе.</text:span></text:p>
      <text:p text:style-name="P139">$xml = &lt;&lt;&lt;XML</text:p>
      <text:p text:style-name="P139">&lt;?xml version="1.0" standalone="yes"?&gt;</text:p>
      <text:p text:style-name="P139">&lt;people xmlns:p="http://example.org/ns" xmlns:t="http://example.org/test"&gt;</text:p>
      <text:p text:style-name="P139"><text:s text:c="4"/>&lt;p:person id="1"&gt;John Doe&lt;/p:person&gt;</text:p>
      <text:p text:style-name="P139"><text:s text:c="4"/>&lt;p:person id="2"&gt;Susie Q. Public&lt;/p:person&gt;</text:p>
      <text:p text:style-name="P139">&lt;/people&gt;</text:p>
      <text:p text:style-name="P139">XML;</text:p>
      <text:p text:style-name="P139">$sxe = new SimpleXMLElement($xml);</text:p>
      <text:p text:style-name="P139">$namespaces = $sxe-&gt;getNamespaces(true);</text:p>
      <text:p text:style-name="P146"><text:span text:style-name="T259">print_r</text:span><text:span text:style-name="T258">($namespaces); // "p" =&gt; "http://example.org/ns"</text:span></text:p>
      <text:p text:style-name="Standard"><text:soft-page-break/><text:span text:style-name="T131">public mixed SimpleXMLElement::</text:span><text:span text:style-name="T150">asXML</text:span><text:span text:style-name="T131"> ([ string $filename ] ) — возвращает сформированный XML-документ в виде строки на основе элемента SimpleXML,</text:span></text:p>
      <text:p text:style-name="Standard"><text:span text:style-name="T131">public array SimpleXMLElement::</text:span><text:span text:style-name="T150">xpath</text:span><text:span text:style-name="T131"> ( string $path ) — метод xpath ищет узлы SimpleXML с дочерними элементами, соответствующие XPath path.</text:span></text:p>
      <text:p text:style-name="P97">XPath — это язык для определения частей XML-документа. Он моделирует XML-документ в виде ряда узлов и использует выражения пути для навигации и выбора узлов из документа. SimpleXMLElement :: xpath () запускает запрос XPath на данные XML и возвращает массив дочерних элементов, соответствующий указанному пути.</text:p>
      <text:p text:style-name="P97">Следует отметить, что, в отличие от структур PHP, результаты XPath не основаны на нуле. XPath / college / student [1] / name вернет первого ученика, а не второго, как это было бы, если бы оно было основано на нуле.</text:p>
      <text:p text:style-name="P97">Можно указать такие диапазоны: / college / student [attendance &lt;80] / name.</text:p>
      <text:p text:style-name="P99">Относительные пути также работают: student [attendance &lt;80] / name.</text:p>
      <text:p text:style-name="P100"><text:span text:style-name="T261">Выражения: </text:span><text:span text:style-name="T260">// — </text:span><text:span text:style-name="T261">в</text:span><text:span text:style-name="T260">ыбирает узлы от текущего узла, соответствующего выбору, независимо от их </text:span><text:span text:style-name="T233">местонахождения </text:span><text:span text:style-name="T234">(рекурсивно); </text:span><text:span text:style-name="T235">.. </text:span><text:span text:style-name="T169">— </text:span><text:span text:style-name="T170">выбирает родителя текущего узла; . </text:span><text:span text:style-name="T169">— </text:span><text:span text:style-name="T171">текущий узел; / </text:span><text:span text:style-name="T169">— </text:span><text:span text:style-name="T171">корневой узел.</text:span></text:p>
      <text:p text:style-name="Standard"><text:span text:style-name="T131">DOMElement </text:span><text:span text:style-name="T150">dom_import_simplexml</text:span><text:span text:style-name="T131"> ( SimpleXMLElement $node ) — эта функция берет узел node класса SimpleXML и превращает его в узел DOMElement. Затем этот новый объект может быть использован как собственный узел DOMElement.</text:span></text:p>
      <text:p text:style-name="Standard"><text:span text:style-name="T131">SimpleXMLElement </text:span><text:span text:style-name="T150">simplexml_import_dom</text:span><text:span text:style-name="T131"> ( DOMNode $node [, string $class_name = "SimpleXMLElement" ] ) — </text:span><text:span text:style-name="T133">э</text:span><text:span text:style-name="T131">та функция берет узел документа DOM и превращает его в узел SimpleXML. Затем этот новый объект может быть использован как первичный элемент SimpleXML.</text:span></text:p>
      <text:p text:style-name="P159"><text:span text:style-name="T131">string SimpleXMLElement::</text:span><text:span text:style-name="T150">__toString</text:span><text:span text:style-name="T131"> — </text:span><text:span text:style-name="T136">в</text:span><text:span text:style-name="T131">озвращает содержимое строки, находящиеся непосредственно в элементе. Не возвращает текстовый контент дочерних элементов.</text:span></text:p>
      <text:p text:style-name="P140">$xml = new SimpleXMLElement('&lt;a&gt;1 &lt;b&gt;2 &lt;/b&gt;3&lt;/a&gt;');</text:p>
      <text:p text:style-name="P134"><text:span text:style-name="T154">echo $xml; <text:s/>//</text:span><text:span text:style-name="T156">1 3</text:span></text:p>
      <text:p text:style-name="P160"><text:span text:style-name="T136">bool SimpleXMLElement::</text:span><text:span text:style-name="T151">registerXPathNamespace</text:span><text:span text:style-name="T136"> ( string $prefix , string $ns ) — </text:span><text:span text:style-name="T137">с</text:span><text:span text:style-name="T136">оздает префикс/пространство имен контекста для следующего запроса Xpath</text:span></text:p>
      <text:p text:style-name="P161"><text:span text:style-name="T136">void SimpleXMLElement::</text:span><text:span text:style-name="T151">addAttribute</text:span><text:span text:style-name="T136"> ( string $name [, string $value [, string $namespace ]] ) — </text:span><text:span text:style-name="T138">д</text:span><text:span text:style-name="T136">обавляет атрибут к SimpleXML-элементу. Namespace — указывает на пространство имен, к которому принадлежит атрибут.</text:span></text:p>
      <text:p text:style-name="P141">$xml = new SimpleXMLElement("&lt;packagedElement&gt;&lt;/packagedElement&gt;");</text:p>
      <text:p text:style-name="P135"><text:span text:style-name="T156">$xml-&gt;addAttribute("xmi:type", "uml:Class", "http://schema.omg.org/s/XMI/</text:span><text:span text:style-name="T157">2</text:span><text:span text:style-name="T156">"); </text:span></text:p>
      <text:p text:style-name="P141">echo $xml-&gt;asXml();</text:p>
      <text:p text:style-name="P142">// &lt;packagedElement xmlns:xmi="http://schema.omg.org/s/XMI/2" xmi:type="uml:Class"&gt;&lt;/packagedElement&gt;</text:p>
      <text:p text:style-name="P162"><text:span text:style-name="T136">SimpleXMLElement SimpleXMLElement::</text:span><text:span text:style-name="T151">addChild</text:span><text:span text:style-name="T136"> ( string $name [, string $value [, string $namespace ]] ) — </text:span><text:span text:style-name="T139">д</text:span><text:span text:style-name="T136">обавляет дочерний элемент к узлу и возвращает потомка SimpleXMLElement. Namespace — </text:span><text:span text:style-name="T139">е</text:span><text:span text:style-name="T136">сли указано, то пространство имен, к которому принадлежит дочерний элемент.</text:span></text:p>
      <text:p text:style-name="P138">$xml = '&lt;ws:example xmlns:ws="http://example.com"&gt;&lt;child&gt;Not in namespace&lt;/child&gt;&lt;ws:child&gt;In example namespace&lt;/ws:child&gt;&lt;/ws:example&gt;';</text:p>
      <text:p text:style-name="P138">$sx0 = new SimpleXMLElement($xml, 0, false);</text:p>
      <text:p text:style-name="P138">$sx1 = new SimpleXMLElement($xml, 0, false, 'http://example.com');</text:p>
      <text:p text:style-name="P138">$sx2 = new SimpleXMLElement($xml, 0, false, 'ws', true);</text:p>
      <text:p text:style-name="P138"/>
      <text:p text:style-name="P138">echo "Without: {$sx0→child} By namespace: {$sx1→child} By prefix: {$sx2→child}";</text:p>
      <text:p text:style-name="P138"><text:soft-page-break/>// Without: Not in namespace</text:p>
      <text:p text:style-name="P138">// By namespace: In example namespace</text:p>
      <text:p text:style-name="P138">// By prefix: In example namespace</text:p>
      <text:p text:style-name="P4">По иерархии можно двигаться следующим образом:</text:p>
      <text:p text:style-name="P143">$sxe = new SimpleXMLElement($xmlstr);</text:p>
      <text:p text:style-name="P143">echo $sxe-&gt;movie[0]-&gt;title;</text:p>
      <text:h text:style-name="Heading_20_3" text:outline-level="3"><text:bookmark-start text:name="__RefHeading___Toc12241_1995911267"/>XML Extension<text:bookmark-end text:name="__RefHeading___Toc12241_1995911267"/></text:h>
      <text:p text:style-name="Standard">Расширение XML позволяет создавать синтаксические анализаторы XML и определять обработчики. Нужно знать следующие функции:</text:p>
      <text:p text:style-name="Standard"><text:span text:style-name="T2">xml_parser_create </text:span>($encoding)<text:span text:style-name="T118"> — с</text:span>оздает синтаксический анализатор XML с указанной кодировкой.</text:p>
      <text:p text:style-name="Standard"><text:span text:style-name="T2">xml_parser_create_ns </text:span>($encoding, $separator = ":")<text:span text:style-name="T118"> — с</text:span>оздает синтаксический анализатор XML с указанной кодировкой, которая поддерживает пространства имен XML.</text:p>
      <text:p text:style-name="Standard"><text:span text:style-name="T2">xml_parser_free</text:span> ($xmlparser) <text:span text:style-name="T118">— о</text:span>свобождает XML-парсер.</text:p>
      <text:p text:style-name="Standard"><text:span text:style-name="T2">xml_set_element_handler</text:span> ($xmlparser, $start, $end)<text:span text:style-name="T118"> —</text:span> говорит парсеру, который функционирует для вызова в начале и конце каждого элемента XML-документа. Вы можете передать FALSE, чтобы отключить определенный обработчик. Оба $start и $end должны быть вызываемыми и обычно являются строковыми именами функции, которая существует в области видимости.</text:p>
      <text:p text:style-name="Standard">Функция, которая обрабатывает начало элемента, должна принимать три параметра:</text:p>
      <text:list xml:id="list167512392" text:style-name="WWNum47">
        <text:list-item>
          <text:p text:style-name="P249">Ресурс парсера XML</text:p>
        </text:list-item>
        <text:list-item>
          <text:p text:style-name="P249">Строка, которая будет содержать имя обрабатываемого элемента</text:p>
        </text:list-item>
        <text:list-item>
          <text:p text:style-name="P249">Массив атрибутов, которые элемент имеет</text:p>
        </text:list-item>
      </text:list>
      <text:p text:style-name="Standard">Функция конечного обработчика должна принимать два параметра:</text:p>
      <text:list xml:id="list3123356160" text:style-name="WWNum48">
        <text:list-item>
          <text:p text:style-name="P250">Ресурс парсера XML</text:p>
        </text:list-item>
        <text:list-item>
          <text:p text:style-name="P250">Строка, которая будет содержать имя обрабатываемого элемента</text:p>
        </text:list-item>
      </text:list>
      <text:p text:style-name="Standard">Функция <text:span text:style-name="T2">xml_set_object</text:span> ($xmlparser, &amp;$object) позволяет использовать парсер XML в объекте. Это означает, что вы можете установить методы объекта как функции для установки обработчика элемента.</text:p>
      <text:p text:style-name="Standard">Параметр <text:span text:style-name="T2">xml_parse_into_struct</text:span> ($parser, $xml, $valueArr, $indexArr) анализирует XML-строку в двух структурах параллельных массивов, один (индекс) содержит указатели на расположение соответствующих значений в массиве значений. Эти последние два параметра должны передаваться по ссылке.</text:p>
      <text:p text:style-name="P129"><text:span text:style-name="T2">xml_parse</text:span> ( resource $parser , string $data [, bool $is_final = FALSE ] ) <text:span text:style-name="T118">— разбирает XML-документ</text:span><text:span text:style-name="T119">.</text:span></text:p>
      <text:p text:style-name="P132">$stream = fopen('large.xml', 'r');</text:p>
      <text:p text:style-name="P132">$parser = xml_parser_create();</text:p>
      <text:p text:style-name="P132">// установить обработчики</text:p>
      <text:p text:style-name="P132">while (($data = fread($stream, 16384))) {</text:p>
      <text:p text:style-name="P132"><text:s text:c="4"/>xml_parse($parser, $data); // разобрать текущую часть</text:p>
      <text:p text:style-name="P132">}</text:p>
      <text:p text:style-name="P132">xml_parse($parser, '', true); // завершить разбор</text:p>
      <text:p text:style-name="P132">xml_parser_free($parser);</text:p>
      <text:p text:style-name="P132">fclose($stream);</text:p>
      <text:h text:style-name="Heading_20_3" text:outline-level="3"><text:bookmark-start text:name="__RefHeading___Toc12243_1995911267"/>Webservices Basics<text:bookmark-end text:name="__RefHeading___Toc12243_1995911267"/></text:h>
      <text:p text:style-name="P65">REST</text:p>
      <text:p text:style-name="Standard"><text:soft-page-break/>REST (Representational State Transfer) является архитектурным стилем, а не расширением PHP или набором команд. REST имеет несколько ограничений, которые предназначены для повышения производительности и удобства обслуживания веб-сервисов.</text:p>
      <text:p text:style-name="P101">REST имеет несколько глаголов, которые похожи на типы запросов HTTP. Это приводит к некоторой путанице, но важно отметить, что REST не должен использовать HTTP в качестве транспортного уровня для связи. HTTP просто очень удобен для REST, потому что он не имеет состояния и типы запросов хорошо переносятся в глаголы REST.</text:p>
      <text:p text:style-name="P101">REST предоставляет унифицированные идентификаторы ресурсов (URI), которые связаны с ресурсами. Эти ссылки называются конечными точками REST. В зависимости от типа HTTP, используемого для доступа к ним, они будут выполнять действие на ресурсе (изменить его состояние). Тип HTTP используется для сигнализации глагола REST для выполнения.</text:p>
      <text:p text:style-name="P101">REST фокусируется на ресурсах и обеспечивает доступ к этим ресурсам. Ресурс может быть чем-то вроде «user». Подобно схеме базы данных, представляющей пользовательский объект, REST будет представлять пользователя в структуре JSON или XML. Представление должно читаться как сервером, так и клиентом. REST может использоваться для передачи JSON, XML или обоих.</text:p>
      <text:p text:style-name="P101">В PHP одним из наиболее распространенных применений API REST является предоставление услуг для интерфейса с поддержкой AJAX, например, написанного в Angular или ReactJS.</text:p>
      <text:p text:style-name="P101">Сервер REST не должен помнить о состоянии приложения, и клиент должен отправить всю необходимую информацию для выполнения. Это означает, что каждый запрос на сервер является самодостаточным. Если запрос на сервер не удался, это не повлияет на успех или неудачу других запросов. Это повышает надежность приложения.</text:p>
      <text:p text:style-name="P101">Сервер не несет ответственности за запоминание того, в каком состоянии находится приложение, и полагается на клиент для отправки всей необходимой ему информации для обработки запроса. Это означает, что клиент хранит и поддерживает состояние приложения (а не сервер).</text:p>
      <text:p text:style-name="P101">Ресурс, предоставляемый REST, имеет состояние, которое, как ожидается, будет сохраняться между запросами. Состояние ресурса поддерживается на сервере.</text:p>
      <text:p text:style-name="P101">PUT и POST в REST похожи, но имеют важное различие. POST требует указать все необходимые атрибуты для элемента и создать новый элемент. PUT заменит атрибуты, которые вы указали для существующей записи, и вам не нужно указывать все атрибуты, если вы не создаете новую запись.</text:p>
      <text:p text:style-name="P102">HATEOAS</text:p>
      <text:p text:style-name="P101">HATEOAS означает «Гипертекст как двигатель состояний» (Hypertext As The Engine Of State). В этой концепции ответ с сервера будет включать информацию о том, какие действия клиент может предпринять дальше. Эти параметры будут отмечены гипертекстом.</text:p>
      <text:p text:style-name="P101">Цель заключается в том, чтобы клиент не требовал предварительного знания конечных точек службы REST. Скорее, им будут предоставлены конечные точки, необходимые для прохождения через приложение, когда они делают запрос. Например:</text:p>
      <text:p text:style-name="P18">GET /account/12345 HTTP/1.1</text:p>
      <text:p text:style-name="P18"/>
      <text:p text:style-name="P18">HTTP/1.1 200 OK</text:p>
      <text:p text:style-name="P18">&lt;?xml version="1.0"?&gt;</text:p>
      <text:p text:style-name="P18">&lt;account&gt;</text:p>
      <text:p text:style-name="P18">&lt;account_number&gt;12345&lt;/account_number&gt;</text:p>
      <text:p text:style-name="P18">&lt;balance currency="usd"&gt;100.00&lt;/balance&gt;</text:p>
      <text:p text:style-name="P18">&lt;link rel="deposit" href="/account/12345/deposit" /&gt;</text:p>
      <text:p text:style-name="P18">&lt;link rel="withdraw" href="/account/12345/withdraw" /&gt;</text:p>
      <text:p text:style-name="P18">&lt;link rel="transfer" href="/account/12345/transfer" /&gt;</text:p>
      <text:p text:style-name="P18">&lt;link rel="close" href="/account/12345/close" /&gt;</text:p>
      <text:p text:style-name="P18"><text:soft-page-break/>&lt;/account&gt;</text:p>
      <text:p text:style-name="P101">В примере сервер отвечает списком URI, который может использоваться для дальнейших действий. Если у аккаунта был отрицательный баланс, например, сервер может не включать ссылку для снятия денег. Сервер направляет клиента через API, предоставляя дополнительные URI, которые имеют отношение к последней операции.</text:p>
      <text:p text:style-name="P102">Запросы и ответы серверов</text:p>
      <text:p text:style-name="P101">HTTP позволяет передавать заголовки в свой запрос. Клиенты REST будут использовать их, чтобы указать серверу, что они предоставляют, и то, что они ожидают.</text:p>
      <text:p text:style-name="P101">Клиент REST должен использовать accept header, чтобы указать серверу, какой контент (представление) он хочет вернуть. Например, если клиент устанавливает accept header в text / xml, он сообщает серверу, что ему нужен ответ в формате XML.</text:p>
      <text:p text:style-name="P101">Клиент также установит заголовок Content-Type, чтобы информировать сервер о типе MIME своей полезной нагрузки. Заголовок Content-Type отправляется сервером и определяет тип MIME тела, которое отправляется. Например, сервер может установить тип контента в application / json, чтобы указать, что тело ответа содержит форматированный текст JSON.</text:p>
      <text:p text:style-name="P97">В рамках Zend термин «переключение контекста» (context switching) относится к изменению вывода вашей программы в зависимости от того, отвечает ли он на запрос REST или какой-либо другой запрос.</text:p>
      <text:p text:style-name="P97">Например, вы можете отвечать HTML-страницей на обычные запросы или отвечать JSON, если запрос возник через XMLHttpRequest (AJAX). Вы также можете ответить XML или JSON, в зависимости от того, какой тип содержимого клиент указывает, что он хочет в качестве ответа.</text:p>
      <text:p text:style-name="P83">Web-<text:span text:style-name="T108">сервисы:</text:span></text:p>
      <text:p text:style-name="P98">XML-RPC — <text:span text:style-name="T218">веб-</text:span><text:span text:style-name="T115">сервис </text:span><text:span text:style-name="T32">(</text:span><text:span text:style-name="T116">помимо этого </text:span><text:span text:style-name="T32">стандарт/протокол вызова удалённых процедур, использующий XML для кодирования своих сообщений и HTTP в качестве транспортного механизма)</text:span><text:span text:style-name="T115">. Это расширение является ЭКСПЕРИМЕНТАЛЬНЫМ. Поведение этого расширения, включая имена его функций и любую другую относящуюся к нему документацию, может измениться в последующих версиях PHP без уведомления. Поддержка XML-RPC в PHP не включена по умолчанию. </text:span></text:p>
      <text:p text:style-name="P93">https://ru.wikipedia.org/wiki/XML-RPC</text:p>
      <text:p text:style-name="P94">OAuth — это протокол авторизации, построенный поверх HTML, позволяющий приложениям безопасно обращаться к данным без необходимости хранения логинов и паролей.</text:p>
      <text:p text:style-name="P95">SCA — предназначено для облегчения создания переиспользуемых компонентов, обладающих унифицированным интерфейсом и различными моделями использования. В данный момент компоненты общаться либо локально, либо через веб-сервисы, но в будущем планируется расширить список способов доступа. В целом это расширение создавалось для облегчения жизни разработчика.</text:p>
      <text:p text:style-name="P96">Yar — это RPC-фреймворк, нацеленный на обеспечение простого пути для общения между разными приложениями PHP. Он позволяет вызывать множество удаленных сервисов в конкурентном режиме.</text:p>
      <text:p text:style-name="P96">SOAP — может использоваться для написания как серверной, так и клиентской части. Оно реализует спецификации » SOAP 1.1, » SOAP 1.2 и » WSDL 1.1.</text:p>
      <text:h text:style-name="Heading_20_3" text:outline-level="3"><text:bookmark-start text:name="__RefHeading___Toc12245_1995911267"/>SOAP<text:bookmark-end text:name="__RefHeading___Toc12245_1995911267"/></text:h>
      <text:list xml:id="list2202488746" text:style-name="WWNum7">
        <text:list-item>
          <text:p text:style-name="P251">Simple Object Access Protocol.</text:p>
        </text:list-item>
        <text:list-item>
          <text:p text:style-name="P251">Запросы отправляются с использованием POST.</text:p>
        </text:list-item>
        <text:list-item>
          <text:p text:style-name="P251">Запросы преобразуются в SOAP Envelope (конверт).</text:p>
        </text:list-item>
        <text:list-item>
          <text:p text:style-name="P251">Ответы представляют собой XML документы с аналогичными разделами Envelope и Body.</text:p>
        </text:list-item>
        <text:list-item>
          <text:p text:style-name="P251"><text:soft-page-break/>WSDL документ</text:p>
          <text:list>
            <text:list-item>
              <text:p text:style-name="P251">SOAP веб-сервис описывается в WSDL файле</text:p>
            </text:list-item>
            <text:list-item>
              <text:p text:style-name="P251">Они нужны для автоматического использования</text:p>
            </text:list-item>
            <text:list-item>
              <text:p text:style-name="P251">Описывает методы, предлагаемые веб-службой, требуемые параметры и тип возврата, а также все сложные типы, требуемые службой</text:p>
            </text:list-item>
            <text:list-item>
              <text:p text:style-name="P251">PHP имеет встроенную поддержку SOAP (которая не создает автоматически wsdl-файл). При этом некоторые фреймворки это умеют Yii.</text:p>
            </text:list-item>
            <text:list-item>
              <text:p text:style-name="P251">С помощью SoapServer вы можете предоставлять услугу либо с помощью внешнего файла WSDL, либо просто определяя методы доступа.</text:p>
            </text:list-item>
          </text:list>
        </text:list-item>
      </text:list>
      <text:p text:style-name="P65">Функции:</text:p>
      <text:p text:style-name="Standard">bool <text:span text:style-name="T2">is_soap_fault(mixed $object)</text:span> — проверяет наличие ошибки при вызове SOAP <text:s/>(проверяет, что переданный параметр объект SoapFault). Для того, чтобы ею воспользоваться необходимо <text:s/>установить опцию <text:s/>exception в 0 или false (тогда вернется объект SoapFault), иначе при ошибки будет выброшено исключение.</text:p>
      <text:p text:style-name="P10">$client = new SoapClient("some.wsdl", array('exceptions' =&gt; 0));</text:p>
      <text:p text:style-name="P10">$result = $client→SomeFunction();</text:p>
      <text:p text:style-name="Standard"><text:span text:style-name="T38">if (is_soap_fault($result)) { // </text:span><text:span text:style-name="T48">Если</text:span><text:span text:style-name="T38"> $result </text:span><text:span text:style-name="T48">содержит</text:span><text:span text:style-name="T38"> SoapFault</text:span></text:p>
      <text:p text:style-name="Standard"><text:span text:style-name="T38">echo "</text:span><text:span text:style-name="T48">Ошибка</text:span><text:span text:style-name="T38">";</text:span></text:p>
      <text:p text:style-name="P10">}</text:p>
      <text:p text:style-name="Standard">иначе<text:span text:style-name="T16">:</text:span><text:span text:style-name="T38"><text:line-break/>try {</text:span></text:p>
      <text:p text:style-name="P10"><text:s text:c="4"/>$client = new SoapClient("some.wsdl");</text:p>
      <text:p text:style-name="P10"><text:s text:c="4"/>$result = $client→SomeFunction(/*...*/);</text:p>
      <text:p text:style-name="P10">} catch (SoapFault $fault) {}</text:p>
      <text:p text:style-name="Standard"><text:span text:style-name="T16">bool </text:span><text:span text:style-name="T18">use_soap_error_handler</text:span><text:span text:style-name="T16"> ([bool $handler = true]) — </text:span>определяет<text:span text:style-name="T16">, </text:span>нужно<text:span text:style-name="T16"> </text:span>ли<text:span text:style-name="T16"> </text:span>использовать<text:span text:style-name="T16"> </text:span>обработчик<text:span text:style-name="T16"> </text:span>ошибок<text:span text:style-name="T16"> <text:s/>SOAP. </text:span>Если true, то подробности ошибок в приложении с классом SoapServer будут отправлены клиенту в виде сообщения об SOAP ошибке. Иначе используется стандартный обработчик PHP.</text:p>
      <text:p text:style-name="P65">SoapClient (mixed $wsdl [, array $options])</text:p>
      <text:p text:style-name="Standard">Представляет собой клиента для серверов по протоколу SOAP 1.1, SOAP 1.2. Может использоваться с WSDL (язык описания веб-сервисов и доступа к ним, основанный на языке XML) и без него.</text:p>
      <text:p text:style-name="P66">$wsdl — URI указывающий путь к wsdl файлу или NULL если без wsdl.</text:p>
      <text:p text:style-name="Standard">$options — при использовании wsdl параметр необязателен. Без wsdl необходимо указать <text:span text:style-name="T57">location</text:span> (URL SOAP сервера) и uri (задает целевое пространство имен).</text:p>
      <text:p text:style-name="Standard">Опции <text:span text:style-name="Выделение1">style </text:span>и <text:span text:style-name="Выделение1">use </text:span>используются только в не-WSDL режиме:</text:p>
      <text:p text:style-name="Standard"><text:span text:style-name="T48">$client = new SoapClient(null, array('location' =&gt; "</text:span><text:a xlink:type="simple" xlink:href="http://localhost/soap" text:style-name="ListLabel_20_4489" text:visited-style-name="ListLabel_20_4489"><text:span text:style-name="Internet_20_link"><text:span text:style-name="T48">http://localhost/soap</text:span></text:span></text:a><text:span text:style-name="T48">", 'uri' =&gt; "</text:span><text:a xlink:type="simple" xlink:href="http://test-uri/" text:style-name="ListLabel_20_4489" text:visited-style-name="ListLabel_20_4489"><text:span text:style-name="Internet_20_link"><text:span text:style-name="T48">http://test-uri/</text:span></text:span></text:a><text:span text:style-name="T48">", 'style' =&gt; SOAP_DOCUMENT, 'use' =&gt; SOAP_LITERAL));</text:span></text:p>
      <text:p text:style-name="Standard"><text:span text:style-name="T57">soap_version —</text:span> версия клиента. Может быть либо SOAP_1_1, либо SOAP_1_2.</text:p>
      <text:p text:style-name="Standard"><text:span text:style-name="T57">compression</text:span> — сжимает запросы и ответы:</text:p>
      <text:p text:style-name="P10">$client = new SoapClient("some.wsdl", array('compression' =&gt; SOAP_COMPRESSION_ACCEPT | SOAP_COMPRESSION_GZIP));</text:p>
      <text:p text:style-name="Standard"><text:span text:style-name="T140">encoding</text:span><text:span text:style-name="T118"> (UTF-8)— кодировка запросов, </text:span><text:span text:style-name="T140">trace</text:span><text:span text:style-name="T118"> (false) — трассировка, на случай ошибки можно получить трассировку (описание пути). classmap- для перевода WSDL-типов в PHP классы. Это массив, где ключи WSDL-типы, а <text:s/>значения — имена классов:</text:span></text:p>
      <text:p text:style-name="P80">$client = new SoapClient("books.wsdl", array('classmap' =&gt; array('book' =&gt; "MyBook")));</text:p>
      <text:p text:style-name="Standard"><text:span text:style-name="T126">exceptions</text:span><text:span text:style-name="T120">, </text:span><text:span text:style-name="T126">connection_timeout, ssl_method</text:span><text:span text:style-name="T120"> </text:span><text:span text:style-name="T118">и</text:span><text:span text:style-name="T120"> </text:span><text:span text:style-name="T118">другие</text:span><text:span text:style-name="T120"> </text:span><text:span text:style-name="T118">параметры</text:span><text:span text:style-name="T120">.</text:span></text:p>
      <text:p text:style-name="Standard"><text:soft-page-break/><text:span text:style-name="T120">public </text:span><text:span text:style-name="T122">SoapClient::__doRequest </text:span><text:span text:style-name="T120">(string $request, string $location, string $action, int $version [, int $one_way = 0]) — </text:span><text:span text:style-name="T118">выполняет</text:span><text:span text:style-name="T120"> SOAP-</text:span><text:span text:style-name="T118">запрос</text:span><text:span text:style-name="T120">.</text:span></text:p>
      <text:p text:style-name="Standard"><text:span text:style-name="T120">$request — XML SOAP </text:span><text:span text:style-name="T118">запрос</text:span><text:span text:style-name="T120">; $location — URL </text:span><text:span text:style-name="T118">для</text:span><text:span text:style-name="T120"> </text:span><text:span text:style-name="T118">запроса</text:span><text:span text:style-name="T120">; $action — SOAP-</text:span><text:span text:style-name="T118">действие</text:span><text:span text:style-name="T120">; $version — </text:span><text:span text:style-name="T118">версия</text:span><text:span text:style-name="T120"> SOAP; $one_way — </text:span><text:span text:style-name="T118">если</text:span><text:span text:style-name="T120"> 1, </text:span><text:span text:style-name="T118">то</text:span><text:span text:style-name="T120"> </text:span><text:span text:style-name="T118">метод</text:span><text:span text:style-name="T120"> </text:span><text:span text:style-name="T118">ничего</text:span><text:span text:style-name="T120"> </text:span><text:span text:style-name="T118">не</text:span><text:span text:style-name="T120"> </text:span><text:span text:style-name="T118">вернет</text:span><text:span text:style-name="T120">.</text:span></text:p>
      <text:p text:style-name="P101">Данную ф-ию наследуют и расширяют таким образом:</text:p>
      <text:p text:style-name="P10">class LocalSoapClient extends SoapClient {</text:p>
      <text:p text:style-name="P10">function __doRequest($request, $location, $action, $version) {</text:p>
      <text:p text:style-name="P10"><text:s text:c="4"/>$request = preg_replace('/abc/', 'def', $request);</text:p>
      <text:p text:style-name="P10"><text:s text:c="4"/>return parent::__doRequest($request, $location, $action, $version);</text:p>
      <text:p text:style-name="P10">}</text:p>
      <text:p text:style-name="P10">}</text:p>
      <text:p text:style-name="Standard"><text:span text:style-name="T120">public array </text:span><text:span text:style-name="Strong_20_Emphasis"><text:span text:style-name="T120">SoapClient::__getFunctions </text:span></text:span><text:span text:style-name="T120">(void) — </text:span><text:span text:style-name="T118">возвращает</text:span><text:span text:style-name="T120"> </text:span><text:span text:style-name="T118">массив</text:span><text:span text:style-name="T120"> </text:span><text:span text:style-name="T118">функций</text:span><text:span text:style-name="T120"> </text:span><text:span text:style-name="T118">веб</text:span><text:span text:style-name="T120">-</text:span><text:span text:style-name="T118">служб</text:span><text:span text:style-name="T120">, </text:span><text:span text:style-name="T118">описанных</text:span><text:span text:style-name="T120"> </text:span><text:span text:style-name="T118">в</text:span><text:span text:style-name="T120"> WSDL. </text:span><text:span text:style-name="T118">Работает только в режиме WSDL.</text:span></text:p>
      <text:p text:style-name="P18">$client = new SoapClient ('http://soap.amazon.com/schemas3/AmazonWebServices.wsdl');</text:p>
      <text:p text:style-name="P18">$client-&gt;__getFunctions();</text:p>
      <text:p text:style-name="Standard"><text:span text:style-name="T118">public array </text:span><text:span text:style-name="Strong_20_Emphasis"><text:span text:style-name="T118">SoapClient::__getTypes </text:span></text:span><text:span text:style-name="T118">( void ) — возвращает массив типов, описанных в WSDL для веб-службы. Работает только в режиме WSDL.</text:span></text:p>
      <text:p text:style-name="Standard"><text:span text:style-name="T188">public void </text:span><text:span text:style-name="Strong_20_Emphasis"><text:span text:style-name="T188">SoapClient::__setCookie </text:span></text:span><text:span text:style-name="T188">( string </text:span><text:span text:style-name="Source_20_Text"><text:span text:style-name="T188">$name </text:span></text:span><text:span text:style-name="T188">[, string </text:span><text:span text:style-name="Source_20_Text"><text:span text:style-name="T188">$value </text:span></text:span><text:span text:style-name="T188">] ) — определяет cookie, которые будут отправлены с SOAP-запросами.</text:span></text:p>
      <text:p text:style-name="Standard"><text:span text:style-name="T184">public string </text:span><text:span text:style-name="Strong_20_Emphasis"><text:span text:style-name="T184">SoapClient::__setLocation </text:span></text:span><text:span text:style-name="T184">([ string </text:span><text:span text:style-name="Source_20_Text"><text:span text:style-name="T184">$new_location </text:span></text:span><text:span text:style-name="T184">] ) — </text:span><text:span text:style-name="T188">устанавливает</text:span><text:span text:style-name="T184"> URL, </text:span><text:span text:style-name="T188">затрагивающий</text:span><text:span text:style-name="T184"> </text:span><text:span text:style-name="T188">последующие</text:span><text:span text:style-name="T184"> SOAP-</text:span><text:span text:style-name="T188">запросы</text:span><text:span text:style-name="T184">. </text:span><text:span text:style-name="T188">Эквивалентна</text:span><text:span text:style-name="T184"> </text:span><text:span text:style-name="T188">настройке</text:span><text:span text:style-name="T184"> </text:span><text:span text:style-name="Выделение1"><text:span text:style-name="T184">location</text:span></text:span><text:span text:style-name="T184">, </text:span><text:span text:style-name="T188">указываемой</text:span><text:span text:style-name="T184"> </text:span><text:span text:style-name="T188">в</text:span><text:span text:style-name="T184"> </text:span><text:span text:style-name="T188">конструкторе</text:span><text:span text:style-name="T184"> SoapClient.</text:span></text:p>
      <text:p text:style-name="Standard"><text:span text:style-name="T184">public bool </text:span><text:span text:style-name="Strong_20_Emphasis"><text:span text:style-name="T184">SoapClient::__setSoapHeaders </text:span></text:span><text:span text:style-name="T184">([ mixed </text:span><text:span text:style-name="Source_20_Text"><text:span text:style-name="T184">$soapheaders </text:span></text:span><text:span text:style-name="T184">] ) — </text:span><text:span text:style-name="T188">определяет</text:span><text:span text:style-name="T184"> </text:span><text:span text:style-name="T188">заголовки</text:span><text:span text:style-name="T184">, </text:span><text:span text:style-name="T188">которые</text:span><text:span text:style-name="T184"> </text:span><text:span text:style-name="T188">буду</text:span><text:span text:style-name="T184"> </text:span><text:span text:style-name="T188">отправлены</text:span><text:span text:style-name="T184"> </text:span><text:span text:style-name="T188">с</text:span><text:span text:style-name="T184"> SOAP-</text:span><text:span text:style-name="T188">запросами</text:span><text:span text:style-name="T184">.</text:span></text:p>
      <text:p text:style-name="Standard"><text:span text:style-name="Source_20_Text"><text:span text:style-name="T185">$soapheaders — </text:span></text:span><text:span text:style-name="Source_20_Text"><text:span text:style-name="T189">объект</text:span></text:span><text:span text:style-name="Source_20_Text"><text:span text:style-name="T185"> SoapHeader </text:span></text:span><text:span text:style-name="Source_20_Text"><text:span text:style-name="T189">или</text:span></text:span><text:span text:style-name="Source_20_Text"><text:span text:style-name="T185"> </text:span></text:span><text:span text:style-name="Source_20_Text"><text:span text:style-name="T189">массив</text:span></text:span><text:span text:style-name="Source_20_Text"><text:span text:style-name="T185"> </text:span></text:span><text:span text:style-name="Source_20_Text"><text:span text:style-name="T189">объектов</text:span></text:span><text:span text:style-name="Source_20_Text"><text:span text:style-name="T185"> SoapHeader. </text:span></text:span><text:span text:style-name="Source_20_Text"><text:span text:style-name="T189">Если</text:span></text:span><text:span text:style-name="Source_20_Text"><text:span text:style-name="T185"> </text:span></text:span><text:span text:style-name="Source_20_Text"><text:span text:style-name="T189">не</text:span></text:span><text:span text:style-name="Source_20_Text"><text:span text:style-name="T185"> </text:span></text:span><text:span text:style-name="Source_20_Text"><text:span text:style-name="T189">указаны</text:span></text:span><text:span text:style-name="Source_20_Text"><text:span text:style-name="T185">, </text:span></text:span><text:span text:style-name="Source_20_Text"><text:span text:style-name="T189">то</text:span></text:span><text:span text:style-name="Source_20_Text"><text:span text:style-name="T185"> </text:span></text:span><text:span text:style-name="Source_20_Text"><text:span text:style-name="T189">заголовки</text:span></text:span><text:span text:style-name="Source_20_Text"><text:span text:style-name="T185"> </text:span></text:span><text:span text:style-name="Source_20_Text"><text:span text:style-name="T189">удалятся</text:span></text:span><text:span text:style-name="Source_20_Text"><text:span text:style-name="T185">.</text:span></text:span></text:p>
      <text:p text:style-name="Standard"><text:span text:style-name="T184">public mixed </text:span><text:span text:style-name="Strong_20_Emphasis"><text:span text:style-name="T184">SoapClient::__soapCall </text:span></text:span><text:span text:style-name="T184">( string </text:span><text:span text:style-name="Source_20_Text"><text:span text:style-name="T184">$function_name </text:span></text:span><text:span text:style-name="T184">, array </text:span><text:span text:style-name="Source_20_Text"><text:span text:style-name="T184">$arguments </text:span></text:span><text:span text:style-name="T184">[, array </text:span><text:span text:style-name="Source_20_Text"><text:span text:style-name="T184">$options </text:span></text:span><text:span text:style-name="T184">[, mixed </text:span><text:span text:style-name="Source_20_Text"><text:span text:style-name="T184">$input_headers </text:span></text:span><text:span text:style-name="T184">[, array </text:span><text:span text:style-name="Source_20_Text"><text:span text:style-name="T184">&amp;$output_headers </text:span></text:span><text:span text:style-name="T184">]]] ) — </text:span><text:span text:style-name="T188">это</text:span><text:span text:style-name="T184"> </text:span><text:span text:style-name="T188">низкоуровневая</text:span><text:span text:style-name="T184"> </text:span><text:span text:style-name="T188">функция</text:span><text:span text:style-name="T184"> API, </text:span><text:span text:style-name="T188">которая</text:span><text:span text:style-name="T184"> </text:span><text:span text:style-name="T188">позволяет</text:span><text:span text:style-name="T184"> </text:span><text:span text:style-name="T188">сделать</text:span><text:span text:style-name="T184"> SOAP-</text:span><text:span text:style-name="T188">вызов</text:span><text:span text:style-name="T184">. Обычно в режиме WSDL функции SOAP вызываются как методы объекта SoapClient. </text:span><text:span text:style-name="T188">Этот же метод полезен в не WSDL-режиме, когда </text:span><text:span text:style-name="Выделение1"><text:span text:style-name="T188">soapaction </text:span></text:span><text:span text:style-name="T188">не известен, </text:span><text:span text:style-name="Выделение1"><text:span text:style-name="T188">uri </text:span></text:span><text:span text:style-name="T188">отличается от URI по умолчанию или когда отправляются и/или </text:span><text:span text:style-name="T189">принимаются SOAP-заголовки.</text:span></text:p>
      <text:p text:style-name="Standard"><text:span text:style-name="Source_20_Text"><text:span text:style-name="T189">$function_name — имя вызываемой SOAP-функции.</text:span></text:span></text:p>
      <text:p text:style-name="Standard"><text:span text:style-name="Source_20_Text"><text:span text:style-name="T189">$arguments — массив аргументов, передаваемых в функцию.</text:span></text:span></text:p>
      <text:p text:style-name="Standard"><text:span text:style-name="Source_20_Text"><text:span text:style-name="T189">$options — ассоциативный массив настроек: location — URL удаленной веб-службы; uri - целевое пространство имен SOAP-службы; </text:span></text:span><text:span text:style-name="Выделение1"><text:span text:style-name="T189">soapaction </text:span></text:span><text:span text:style-name="Source_20_Text"><text:span text:style-name="T189">- действия для вызова.</text:span></text:span></text:p>
      <text:p text:style-name="Standard"><text:span text:style-name="Source_20_Text"><text:span text:style-name="T189">$input_headers — массив заголовков, которые будут отправлены с SOAP-запросом.</text:span></text:span></text:p>
      <text:p text:style-name="Standard"><text:span text:style-name="Source_20_Text"><text:span text:style-name="T189">$output_headers — если заполнен, то этот массив будет заполнен заголовками SOAP-ответа.</text:span></text:span></text:p>
      <text:p text:style-name="Standard"><text:span text:style-name="Source_20_Text"><text:span text:style-name="T38">$client = new SoapClient("some.wsdl"); // </text:span></text:span><text:span text:style-name="Source_20_Text"><text:span text:style-name="T48">или</text:span></text:span><text:span text:style-name="Source_20_Text"><text:span text:style-name="T38"> $client = new SoapClient(null, array(…));</text:span></text:span></text:p>
      <text:p text:style-name="Standard"><text:span text:style-name="Source_20_Text"><text:span text:style-name="T38">$client→SomeFunction($a, $b, $c);</text:span></text:span></text:p>
      <text:p text:style-name="Standard"><text:span text:style-name="Source_20_Text"><text:span text:style-name="T38">$client→__soapCall("SomeFunction", array($a, $b, $c));</text:span></text:span></text:p>
      <text:p text:style-name="Standard"><text:span text:style-name="Source_20_Text"><text:span text:style-name="T189">Если в параметрах SoapClient указан trace, то становятся доступны следующие ф-ии:</text:span></text:span></text:p>
      <text:p text:style-name="Standard"><text:span text:style-name="Source_20_Text"><text:span text:style-name="T189">public string </text:span></text:span><text:span text:style-name="Strong_20_Emphasis"><text:span text:style-name="T189">SoapClient::__getLastRequest </text:span></text:span><text:span text:style-name="Source_20_Text"><text:span text:style-name="T189">( void ) — возвращает XML, переданный в последнем SOAP-запросе.</text:span></text:span></text:p>
      <text:p text:style-name="Standard"><text:span text:style-name="Source_20_Text"><text:span text:style-name="T189">public string </text:span></text:span><text:span text:style-name="Strong_20_Emphasis"><text:span text:style-name="T189">SoapClient::__getLastRequestHeaders </text:span></text:span><text:span text:style-name="Source_20_Text"><text:span text:style-name="T189">( void ) — возвращает SOAP-заголовки последнего запроса.</text:span></text:span></text:p>
      <text:p text:style-name="Standard"><text:soft-page-break/><text:span text:style-name="Source_20_Text"><text:span text:style-name="T189">public string </text:span></text:span><text:span text:style-name="Strong_20_Emphasis"><text:span text:style-name="T189">SoapClient::__getLastResponse </text:span></text:span><text:span text:style-name="Source_20_Text"><text:span text:style-name="T189">( void ) — возвращает XML, полученный в последнем SOAP-ответе.</text:span></text:span></text:p>
      <text:p text:style-name="Standard"><text:span text:style-name="Source_20_Text"><text:span text:style-name="T185">public string </text:span></text:span><text:span text:style-name="Strong_20_Emphasis"><text:span text:style-name="T185">SoapClient::__getLastResponseHeaders </text:span></text:span><text:span text:style-name="Source_20_Text"><text:span text:style-name="T185">( void ) — </text:span></text:span><text:span text:style-name="Source_20_Text"><text:span text:style-name="T189">возвращает</text:span></text:span><text:span text:style-name="Source_20_Text"><text:span text:style-name="T185"> SOAP-</text:span></text:span><text:span text:style-name="Source_20_Text"><text:span text:style-name="T189">заголовки</text:span></text:span><text:span text:style-name="Source_20_Text"><text:span text:style-name="T185"> </text:span></text:span><text:span text:style-name="Source_20_Text"><text:span text:style-name="T189">последнего</text:span></text:span><text:span text:style-name="Source_20_Text"><text:span text:style-name="T185"> </text:span></text:span><text:span text:style-name="Source_20_Text"><text:span text:style-name="T189">ответа</text:span></text:span><text:span text:style-name="Source_20_Text"><text:span text:style-name="T185">.</text:span></text:span></text:p>
      <text:p text:style-name="Standard"><text:span text:style-name="Strong_20_Emphasis"><text:span text:style-name="T185">SoapServer </text:span></text:span><text:span text:style-name="Source_20_Text"><text:span text:style-name="T186">(mixed $wsdl [, array $options ])</text:span></text:span></text:p>
      <text:p text:style-name="Standard"><text:span text:style-name="Source_20_Text"><text:span text:style-name="T189">Класс позволяющий создать сервер по протоколу SOAP 1.1 и SOAP 1.2. С или без wsdl описания сервиса.</text:span></text:span></text:p>
      <text:p text:style-name="Standard"><text:span text:style-name="Source_20_Text"><text:span text:style-name="T189">$wsdl — передается URI к WSDL файлу. Иначе устанавливается NULL и тогда необходимо указать uri в options.</text:span></text:span></text:p>
      <text:p text:style-name="Standard"><text:span text:style-name="Source_20_Text"><text:span text:style-name="T189">$options — позволяет указать:</text:span></text:span></text:p>
      <text:p text:style-name="Standard"><text:span text:style-name="Выделение1"><text:span text:style-name="T189">soap_version</text:span></text:span><text:span text:style-name="Source_20_Text"><text:span text:style-name="T189"> — версия SOAP,</text:span></text:span></text:p>
      <text:p text:style-name="Standard"><text:span text:style-name="Source_20_Text"><text:span text:style-name="T190">encoding</text:span></text:span><text:span text:style-name="Source_20_Text"><text:span text:style-name="T189"> — кодировка информации,</text:span></text:span></text:p>
      <text:p text:style-name="Standard"><text:span text:style-name="Source_20_Text"><text:span text:style-name="T190">actor — </text:span></text:span><text:span text:style-name="Source_20_Text"><text:span text:style-name="T189">задает URI получателя заголовка (не конечный клиент),</text:span></text:span></text:p>
      <text:p text:style-name="Standard"><text:span text:style-name="Source_20_Text"><text:span text:style-name="T190">classmap</text:span></text:span><text:span text:style-name="Source_20_Text"><text:span text:style-name="T189"> — массив с wsdl-типами как ключи и именами PHP классов как значения.</text:span></text:span></text:p>
      <text:p text:style-name="Standard"><text:span text:style-name="Выделение1"><text:span text:style-name="T189">send_errors</text:span></text:span><text:span text:style-name="Source_20_Text"><text:span text:style-name="T189"> — может быть установлен в false для отправки общего сообщения об ошибке (Internal error) вместо конкретизированного.</text:span></text:span></text:p>
      <text:p text:style-name="Standard"><text:span text:style-name="Source_20_Text"><text:span text:style-name="T189">Следующие св-ва $options есть и в SoapClient:</text:span></text:span></text:p>
      <text:p text:style-name="Standard"><text:span text:style-name="Source_20_Text"><text:span text:style-name="T190">typemap</text:span></text:span><text:span text:style-name="Source_20_Text"><text:span text:style-name="T189"> — массив сопоставления типов. Строковые параметры в объекты.</text:span></text:span></text:p>
      <text:p text:style-name="Standard"><text:span text:style-name="Source_20_Text"><text:span text:style-name="T190">cache_wsdl</text:span></text:span><text:span text:style-name="Source_20_Text"><text:span text:style-name="T189"> — включение разного способа кэширования.</text:span></text:span></text:p>
      <text:p text:style-name="Standard"><text:span text:style-name="Source_20_Text"><text:span text:style-name="T190">features</text:span></text:span><text:span text:style-name="Source_20_Text"><text:span text:style-name="T189"> — дополнительные возможности приема/передачи.</text:span></text:span></text:p>
      <text:p text:style-name="Standard"><text:span text:style-name="Source_20_Text"><text:span text:style-name="T189">$server = new SoapServer("some.wsdl", array('encoding'=&gt;'ISO-8859-1')); <text:s text:c="26"/><text:line-break/>$server = new SoapServer(null, array('uri' =&gt; "http://test-uri/"));</text:span></text:span></text:p>
      <text:p text:style-name="Standard"><text:span text:style-name="Source_20_Text"><text:span text:style-name="T185">public void </text:span></text:span><text:span text:style-name="Strong_20_Emphasis"><text:span text:style-name="T185">SoapServer</text:span></text:span><text:span text:style-name="Strong_20_Emphasis"><text:span text:style-name="T189">::</text:span></text:span><text:span text:style-name="Strong_20_Emphasis"><text:span text:style-name="T185">addFunction</text:span></text:span><text:span text:style-name="Source_20_Text"><text:span text:style-name="T185"> </text:span></text:span><text:span text:style-name="Source_20_Text"><text:span text:style-name="T189">( </text:span></text:span><text:span text:style-name="Source_20_Text"><text:span text:style-name="T185">mixed </text:span></text:span><text:span text:style-name="Source_20_Text"><text:span text:style-name="T189">$</text:span></text:span><text:span text:style-name="Source_20_Text"><text:span text:style-name="T185">functions </text:span></text:span><text:span text:style-name="Source_20_Text"><text:span text:style-name="T189">) — экспортирует одну и больше ф-ий для удаленных клиентов.</text:span></text:span></text:p>
      <text:p text:style-name="Standard"><text:span text:style-name="Source_20_Text"><text:span text:style-name="T189">$functions — принимает строку с именем ф-ии, массив строк имен ф-ий или константу SOAP_FUNCTIONS_ALL для принятия всех ф-ий (на указанном сервере, что может быть опасно). Данные ф-ии должны быть определены в wsdl-файле.</text:span></text:span></text:p>
      <text:p text:style-name="Standard"><text:span text:style-name="Source_20_Text"><text:span text:style-name="T38">f</text:span></text:span><text:span text:style-name="Source_20_Text"><text:span text:style-name="T48">unction echoString($inputString) {</text:span></text:span></text:p>
      <text:p text:style-name="Standard"><text:span text:style-name="Source_20_Text"><text:span text:style-name="T38"><text:s text:c="4"/>return $inputString;</text:span></text:span></text:p>
      <text:p text:style-name="Standard"><text:span text:style-name="Source_20_Text"><text:span text:style-name="T38">}<text:line-break/>$server-&gt;addFunction("echoString");</text:span></text:span></text:p>
      <text:p text:style-name="Standard"><text:span text:style-name="Source_20_Text"><text:span text:style-name="T195">public void </text:span></text:span><text:span text:style-name="Strong_20_Emphasis"><text:span text:style-name="T195">SoapServer::addSoapHeader </text:span></text:span><text:span text:style-name="Source_20_Text"><text:span text:style-name="T195">( SoapHeader $object ) — </text:span></text:span><text:span text:style-name="Source_20_Text"><text:span text:style-name="T199">добавляет</text:span></text:span><text:span text:style-name="Source_20_Text"><text:span text:style-name="T195"> </text:span></text:span><text:span text:style-name="Source_20_Text"><text:span text:style-name="T199">заголовок</text:span></text:span><text:span text:style-name="Source_20_Text"><text:span text:style-name="T195"> </text:span></text:span><text:span text:style-name="Source_20_Text"><text:span text:style-name="T199">в</text:span></text:span><text:span text:style-name="Source_20_Text"><text:span text:style-name="T195"> </text:span></text:span><text:span text:style-name="Source_20_Text"><text:span text:style-name="T199">виде</text:span></text:span><text:span text:style-name="Source_20_Text"><text:span text:style-name="T195"> </text:span></text:span><text:span text:style-name="Source_20_Text"><text:span text:style-name="T199">объекта</text:span></text:span><text:span text:style-name="Source_20_Text"><text:span text:style-name="T195"> SoapHeader </text:span></text:span><text:span text:style-name="Source_20_Text"><text:span text:style-name="T199">в</text:span></text:span><text:span text:style-name="Source_20_Text"><text:span text:style-name="T195"> </text:span></text:span><text:span text:style-name="Source_20_Text"><text:span text:style-name="T199">ответ</text:span></text:span><text:span text:style-name="Source_20_Text"><text:span text:style-name="T195"> </text:span></text:span><text:span text:style-name="Source_20_Text"><text:span text:style-name="T199">клиенту</text:span></text:span><text:span text:style-name="Source_20_Text"><text:span text:style-name="T195">.</text:span></text:span></text:p>
      <text:p text:style-name="Standard"><text:span text:style-name="Source_20_Text"><text:span text:style-name="T195">public void </text:span></text:span><text:span text:style-name="Strong_20_Emphasis"><text:span text:style-name="T195">SoapServer::fault </text:span></text:span><text:span text:style-name="Source_20_Text"><text:span text:style-name="T195">( string $code , string $string [, string $actor [, string $details [, string $name ]]] ) — </text:span></text:span><text:span text:style-name="Source_20_Text"><text:span text:style-name="T199">возвращает</text:span></text:span><text:span text:style-name="Source_20_Text"><text:span text:style-name="T195"> </text:span></text:span><text:span text:style-name="Source_20_Text"><text:span text:style-name="T199">ошибку</text:span></text:span><text:span text:style-name="Source_20_Text"><text:span text:style-name="T195"> </text:span></text:span><text:span text:style-name="Source_20_Text"><text:span text:style-name="T199">клиенту</text:span></text:span><text:span text:style-name="Source_20_Text"><text:span text:style-name="T195"> </text:span></text:span><text:span text:style-name="Source_20_Text"><text:span text:style-name="T199">при</text:span></text:span><text:span text:style-name="Source_20_Text"><text:span text:style-name="T195"> </text:span></text:span><text:span text:style-name="Source_20_Text"><text:span text:style-name="T199">любом</text:span></text:span><text:span text:style-name="Source_20_Text"><text:span text:style-name="T195"> </text:span></text:span><text:span text:style-name="Source_20_Text"><text:span text:style-name="T199">его</text:span></text:span><text:span text:style-name="Source_20_Text"><text:span text:style-name="T195"> </text:span></text:span><text:span text:style-name="Source_20_Text"><text:span text:style-name="T199">запросе</text:span></text:span><text:span text:style-name="Source_20_Text"><text:span text:style-name="T195">.</text:span></text:span></text:p>
      <text:p text:style-name="Standard"><text:span text:style-name="Source_20_Text"><text:span text:style-name="T183">$code — <text:s/>код ошибки.</text:span></text:span></text:p>
      <text:p text:style-name="Standard"><text:span text:style-name="Source_20_Text"><text:span text:style-name="T183">$string — строка с описанием ошибки.</text:span></text:span></text:p>
      <text:p text:style-name="Standard"><text:span text:style-name="Source_20_Text"><text:span text:style-name="T183">$actor — строка, идентифицирующая актор, вызвавший ошибку.</text:span></text:span></text:p>
      <text:p text:style-name="Standard"><text:span text:style-name="Source_20_Text"><text:span text:style-name="T183">$details — детальная информация об ошибке.</text:span></text:span></text:p>
      <text:p text:style-name="Standard"><text:span text:style-name="Source_20_Text"><text:span text:style-name="T183">$name — имя ошибки. Может быть использовано для выбора имени из wsdl-файла.</text:span></text:span></text:p>
      <text:p text:style-name="Standard"><text:span text:style-name="Source_20_Text"><text:span text:style-name="T199">public array </text:span></text:span><text:span text:style-name="Strong_20_Emphasis"><text:span text:style-name="T199">SoapServer::getFunctions </text:span></text:span><text:span text:style-name="Source_20_Text"><text:span text:style-name="T199">( void ) — возвращает список всех доступных ф-ий, добавленных SoapServer::addFunction() или SoapServer::setClass().</text:span></text:span></text:p>
      <text:p text:style-name="Standard"><text:span text:style-name="Source_20_Text"><text:span text:style-name="T199">public void </text:span></text:span><text:span text:style-name="Strong_20_Emphasis"><text:span text:style-name="T199">SoapServer::handle </text:span></text:span><text:span text:style-name="Source_20_Text"><text:span text:style-name="T199">([ string $soap_request ] ) — получает SOAP-запросы и отправляет назад ответ.</text:span></text:span></text:p>
      <text:p text:style-name="Standard"><text:span text:style-name="Source_20_Text"><text:span text:style-name="T183">$soap_request — SOAP запрос. Если этот аргумент пропущен (omitted), то запросом будут считаться сырые данные POST из HTTP-запроса.</text:span></text:span></text:p>
      <text:p text:style-name="Standard"><text:soft-page-break/><text:span text:style-name="Source_20_Text"><text:span text:style-name="T195">public void </text:span></text:span><text:span text:style-name="Strong_20_Emphasis"><text:span text:style-name="T195">SoapServer::setClass </text:span></text:span><text:span text:style-name="Source_20_Text"><text:span text:style-name="T195">( string $class_name [, mixed $args [, mixed $... ]] </text:span></text:span><text:span text:style-name="Source_20_Text"><text:span text:style-name="T199">) — устанавливает класс, который будет управлять запросами. Экспортируются все методы из этого класса. Чтобы сохранить объект для каждого последующего запроса в рамках данной PHP-сессии, можно использовать метод SoapServer::setPersistence().</text:span></text:span></text:p>
      <text:p text:style-name="Standard"><text:span text:style-name="Source_20_Text"><text:span text:style-name="T183">$args — параметры для конструктора класса.</text:span></text:span></text:p>
      <text:p text:style-name="Standard"><text:span text:style-name="Source_20_Text"><text:span text:style-name="T199">public void </text:span></text:span><text:span text:style-name="Strong_20_Emphasis"><text:span text:style-name="T199">SoapServer::setObject </text:span></text:span><text:span text:style-name="Source_20_Text"><text:span text:style-name="T199">( object $object ) — устанавливает определенный объект, который будет использоваться для обработки Soap-запросов.</text:span></text:span></text:p>
      <text:p text:style-name="Standard"><text:span text:style-name="Source_20_Text"><text:span text:style-name="T199">public void </text:span></text:span><text:span text:style-name="Strong_20_Emphasis"><text:span text:style-name="T199">SoapServer::setPersistence </text:span></text:span><text:span text:style-name="Source_20_Text"><text:span text:style-name="T199">( int $mode ) — эта функция позволяет сохранять данные между запросами используя механизм сессий PHP. Этот метод влияет только на SoapServer после экспорта функций используя SoapServer::setClass().</text:span></text:span></text:p>
      <text:p text:style-name="Standard"><text:span text:style-name="Source_20_Text"><text:span text:style-name="T183">$mode: </text:span></text:span></text:p>
      <text:p text:style-name="Standard"><text:span text:style-name="Strong_20_Emphasis"><text:span text:style-name="T199">SOAP_PERSISTENCE_REQUEST </text:span></text:span><text:span text:style-name="Source_20_Text"><text:span text:style-name="T199">— данные SoapServer не сохраняются между запросами (режим по умолчанию).</text:span></text:span></text:p>
      <text:p text:style-name="Standard"><text:span text:style-name="Strong_20_Emphasis"><text:span text:style-name="T199">SOAP_PERSISTENCE_SESSION </text:span></text:span><text:span text:style-name="Source_20_Text"><text:span text:style-name="T199">— данные SoapServer сохраняются между запросами. Это достигается путем сериализации объекта SoapServer в $_SESSION['_bogus_session_name'], следовательно необходимо вызвать session_start() перед включением этого режима.</text:span></text:span></text:p>
      <text:p text:style-name="Standard"><text:span text:style-name="Source_20_Text"><text:span text:style-name="T48">session_start();</text:span></text:span></text:p>
      <text:p text:style-name="Standard"><text:span text:style-name="Source_20_Text"><text:span text:style-name="T48">$server = new SoapServer(null, array('uri' =&gt; $_SERVER['REQUEST_URI']));</text:span></text:span></text:p>
      <text:p text:style-name="Standard"><text:span text:style-name="Source_20_Text"><text:span text:style-name="T48">$server→setClass('MyFirstPersistentSoapServer');</text:span></text:span></text:p>
      <text:p text:style-name="Standard"><text:span text:style-name="Source_20_Text"><text:span text:style-name="T48">// setPersistence НЕОБХОДИМО вызвать после setClass, поскольку setClass</text:span></text:span></text:p>
      <text:p text:style-name="Standard"><text:span text:style-name="Source_20_Text"><text:span text:style-name="T48">// принудительно устанавливает SESSION_PERSISTENCE_REQUEST.</text:span></text:span></text:p>
      <text:p text:style-name="Standard"><text:span text:style-name="Source_20_Text"><text:span text:style-name="T38">$server→setPersistence(SOAP_PERSISTENCE_SESSION);</text:span></text:span></text:p>
      <text:p text:style-name="Standard"><text:span text:style-name="Source_20_Text"><text:span text:style-name="T38">$server-&gt;handle();</text:span></text:span></text:p>
      <text:p text:style-name="Standard"><text:span text:style-name="Strong_20_Emphasis"><text:span text:style-name="T195">SoapFault </text:span></text:span><text:span text:style-name="Source_20_Text"><text:span text:style-name="T195">( string $faultcode, string $faultstring [, string $faultactor [, string $detail [, string $faultname [, string $headerfault ]]]] ) — </text:span></text:span><text:span text:style-name="Source_20_Text"><text:span text:style-name="T199">класс</text:span></text:span><text:span text:style-name="Source_20_Text"><text:span text:style-name="T195"> </text:span></text:span><text:span text:style-name="Source_20_Text"><text:span text:style-name="T199">используется</text:span></text:span><text:span text:style-name="Source_20_Text"><text:span text:style-name="T195"> </text:span></text:span><text:span text:style-name="Source_20_Text"><text:span text:style-name="T199">для</text:span></text:span><text:span text:style-name="Source_20_Text"><text:span text:style-name="T195"> </text:span></text:span><text:span text:style-name="Source_20_Text"><text:span text:style-name="T199">отправки</text:span></text:span><text:span text:style-name="Source_20_Text"><text:span text:style-name="T195"> </text:span></text:span><text:span text:style-name="Source_20_Text"><text:span text:style-name="T199">ошибочного</text:span></text:span><text:span text:style-name="Source_20_Text"><text:span text:style-name="T195"> </text:span></text:span><text:span text:style-name="Source_20_Text"><text:span text:style-name="T199">ответа</text:span></text:span><text:span text:style-name="Source_20_Text"><text:span text:style-name="T195"> SOAP </text:span></text:span><text:span text:style-name="Source_20_Text"><text:span text:style-name="T199">из</text:span></text:span><text:span text:style-name="Source_20_Text"><text:span text:style-name="T195"> </text:span></text:span><text:span text:style-name="Source_20_Text"><text:span text:style-name="T199">обработчика</text:span></text:span><text:span text:style-name="Source_20_Text"><text:span text:style-name="T195"> PHP.</text:span></text:span></text:p>
      <text:p text:style-name="Standard"><text:span text:style-name="Source_20_Text"><text:span text:style-name="T183">$faultcode — код ошибки.</text:span></text:span></text:p>
      <text:p text:style-name="Standard"><text:span text:style-name="Source_20_Text"><text:span text:style-name="T183">$faultstring — сообщение об ошибке.</text:span></text:span></text:p>
      <text:p text:style-name="Standard"><text:span text:style-name="Source_20_Text"><text:span text:style-name="T183">$faultactor — строка идентифицирующая актор, послуживший причиной ошибки.</text:span></text:span></text:p>
      <text:p text:style-name="Standard"><text:span text:style-name="Source_20_Text"><text:span text:style-name="T183">$detail — детальная информация о причинах ошибки.</text:span></text:span></text:p>
      <text:p text:style-name="Standard"><text:span text:style-name="Source_20_Text"><text:span text:style-name="T183">$faultname — может быть использовано для выбора корректной кодировки ошибки из wsdl.</text:span></text:span></text:p>
      <text:p text:style-name="Standard"><text:span text:style-name="Source_20_Text"><text:span text:style-name="T183">$headerfault — может быть использовано в процессе обработки заголовка SOAP для сообщения об ошибке в заголовке ответа.</text:span></text:span></text:p>
      <text:p text:style-name="Standard"><text:span text:style-name="Strong_20_Emphasis"><text:span text:style-name="T195">SoapHeader </text:span></text:span><text:span text:style-name="Source_20_Text"><text:span text:style-name="T195">( string $namespace , string $name [, mixed $data [, bool $mustunderstand = false [, string$actor ]]] ) — </text:span></text:span><text:span text:style-name="Source_20_Text"><text:span text:style-name="T199">представляет</text:span></text:span><text:span text:style-name="Source_20_Text"><text:span text:style-name="T195"> </text:span></text:span><text:span text:style-name="Source_20_Text"><text:span text:style-name="T199">заголовок</text:span></text:span><text:span text:style-name="Source_20_Text"><text:span text:style-name="T195"> SOAP.</text:span></text:span></text:p>
      <text:p text:style-name="Standard"><text:span text:style-name="Source_20_Text"><text:span text:style-name="T183">$namespace <text:s/>— пространство имен для элемента заголовка SOAP</text:span></text:span></text:p>
      <text:p text:style-name="Standard"><text:span text:style-name="Source_20_Text"><text:span text:style-name="T183">$name — имя объекта SoapHeader.</text:span></text:span></text:p>
      <text:p text:style-name="Standard"><text:span text:style-name="Source_20_Text"><text:span text:style-name="T183">$data — содержание заголовка. Это может быть PHP значение или SoapVar объект.</text:span></text:span></text:p>
      <text:p text:style-name="Standard"><text:span text:style-name="Source_20_Text"><text:span text:style-name="T199">$mustunderstand — значение атрибута </text:span></text:span><text:span text:style-name="Выделение1"><text:span text:style-name="T199">mustUnderstand </text:span></text:span><text:span text:style-name="Source_20_Text"><text:span text:style-name="T199">заголовка SOAP (должен ли клиент обязательно «понимать» и обрабатывать заголовок).</text:span></text:span></text:p>
      <text:p text:style-name="Standard"><text:span text:style-name="Source_20_Text"><text:span text:style-name="T199">$actor — значение атрибута </text:span></text:span><text:span text:style-name="Выделение1"><text:span text:style-name="T199">actor </text:span></text:span><text:span text:style-name="Source_20_Text"><text:span text:style-name="T199">заголовка SOAP.</text:span></text:span></text:p>
      <text:p text:style-name="Standard"><text:span text:style-name="Strong_20_Emphasis"><text:span text:style-name="T199">SoapParam </text:span></text:span><text:span text:style-name="Source_20_Text"><text:span text:style-name="T199">( mixed $data , string $name ) — представляет параметры для SOAP вызова.</text:span></text:span></text:p>
      <text:p text:style-name="Standard"><text:span text:style-name="Source_20_Text"><text:span text:style-name="T183">$data — данные для передачи или возврата.</text:span></text:span></text:p>
      <text:p text:style-name="Standard"><text:span text:style-name="Source_20_Text"><text:span text:style-name="T183">$name — название параметра.</text:span></text:span></text:p>
      <text:p text:style-name="Standard"><text:span text:style-name="Source_20_Text"><text:span text:style-name="T48">$client = new SoapClient(null,array('location' =&gt; "</text:span></text:span><text:a xlink:type="simple" xlink:href="http://localhost/soap.php" text:style-name="ListLabel_20_4490" text:visited-style-name="ListLabel_20_4490"><text:span text:style-name="Source_20_Text"><text:span text:style-name="T48">http://localhost/soap.php</text:span></text:span></text:a><text:span text:style-name="Source_20_Text"><text:span text:style-name="T48">", 'uri'=&gt; "http://test-uri/"));<text:line-break/></text:span></text:span><text:soft-page-break/><text:span text:style-name="Source_20_Text"><text:span text:style-name="T48">$client→SomeFunction(new SoapParam($a, "a"), new SoapParam($b, "b"), new SoapParam($c, "c"));</text:span></text:span></text:p>
      <text:p text:style-name="Standard"><text:span text:style-name="Strong_20_Emphasis"><text:span text:style-name="T199">SoapVar::SoapVar </text:span></text:span><text:span text:style-name="Source_20_Text"><text:span text:style-name="T199">( mixed $data , string $encoding [, string $type_name [, string $type_namespace [, string $node_name [, string $node_namespace ]]]]) — класс, представляющий переменную или объект для использования с сервисами SOAP.</text:span></text:span></text:p>
      <text:p text:style-name="Standard"><text:span text:style-name="Source_20_Text"><text:span text:style-name="T183">$data — данные для передачи или возвращения.</text:span></text:span></text:p>
      <text:p text:style-name="Standard"><text:span text:style-name="Source_20_Text"><text:span text:style-name="T183">$encoding — идентификатор кодировки. Одна из констант XSD_...</text:span></text:span></text:p>
      <text:p text:style-name="Standard"><text:span text:style-name="Source_20_Text"><text:span text:style-name="T183">$type_name — имя типа.</text:span></text:span></text:p>
      <text:p text:style-name="Standard"><text:span text:style-name="Source_20_Text"><text:span text:style-name="T183">$type_namespace — пространство имен.</text:span></text:span></text:p>
      <text:p text:style-name="Standard"><text:span text:style-name="Source_20_Text"><text:span text:style-name="T195">$node_name — </text:span></text:span><text:span text:style-name="Source_20_Text"><text:span text:style-name="T199">имя</text:span></text:span><text:span text:style-name="Source_20_Text"><text:span text:style-name="T195"> xml-</text:span></text:span><text:span text:style-name="Source_20_Text"><text:span text:style-name="T199">ноды</text:span></text:span><text:span text:style-name="Source_20_Text"><text:span text:style-name="T195">.</text:span></text:span></text:p>
      <text:p text:style-name="Standard"><text:span text:style-name="Source_20_Text"><text:span text:style-name="T183">$node_namespace — пространство имен xml-ноды.</text:span></text:span></text:p>
      <text:p text:style-name="Standard"><text:span text:style-name="Source_20_Text"><text:span text:style-name="T199">Пример</text:span></text:span><text:span text:style-name="Source_20_Text"><text:span text:style-name="T195">:</text:span></text:span></text:p>
      <text:p text:style-name="Standard"><text:span text:style-name="Source_20_Text"><text:span text:style-name="T183">new SoapParam(new SoapVar(15, XSD_INT, "integerSoap"), "b");</text:span></text:span></text:p>
      <text:h text:style-name="Heading_20_3" text:outline-level="3"><text:bookmark-start text:name="__RefHeading___Toc12247_1995911267"/>JSON<text:bookmark-end text:name="__RefHeading___Toc12247_1995911267"/></text:h>
      <text:p text:style-name="Standard">JSON является аббревиатурой JavaScript Object Notation. В PHP он много используется с Ajax, который является аббревиатурой для Asynchronous JavaScript and XML.</text:p>
      <text:p text:style-name="Standard">JSON позволяет сериализовать объект в виде строки, чтобы он мог переноситься между службами. Ajax <text:span text:style-name="Source_20_Text">—</text:span> это средство для переноса строки. Вместе эти технологии дают возможность общаться между приложениями JavaScript в браузере и приложениями PHP на сервере.</text:p>
      <text:p text:style-name="Standard">Константы:</text:p>
      <text:p text:style-name="Standard">JSON_ERROR_NONE <text:span text:style-name="Source_20_Text">—</text:span> не произошло никаких ошибок.</text:p>
      <text:p text:style-name="Standard">JSON_ERROR_SYNTAX <text:span text:style-name="Source_20_Text">—</text:span> синтаксическая ошибка. Помогает обнаруживать ошибки кодирования.</text:p>
      <text:p text:style-name="Standard">JSON_FORCE_OBJECT <text:span text:style-name="Source_20_Text">—</text:span> выдавать объект вместо массива при использовании неассоциативного массива.</text:p>
      <text:p text:style-name="Standard"><text:span text:style-name="T183">mixed </text:span><text:span text:style-name="T200">json_decode</text:span><text:span text:style-name="T183"> ( string $json [, bool $assoc = FALSE [, int $depth = 512 [, int $options = 0 ]]] ) </text:span><text:span text:style-name="Source_20_Text"><text:span text:style-name="T183">— принимает закодированную в JSON строку и преобразует ее в переменную PHP. Эта функция работает только со строками в кодировке UTF-8. $assoc — если TRUE, возвращаемые объекты будут преобразованы в ассоциативные массивы. $depth — указывает глубину рекурсии. $options — битовая маска из констант JSON_BIGINT_AS_STRING, JSON_OBJECT_AS_ARRAY. JSON_OBJECT_AS_ARRAY — преобразует объекты JSON в массив PHP. Эта опция может быть задана автоматически, если вызвать json_decode() указав вторым параметром TRUE.</text:span></text:span></text:p>
      <text:p text:style-name="Standard"><text:span text:style-name="Source_20_Text"><text:span text:style-name="T191">! Генерит ошибку, если depth меньше глу</text:span></text:span><text:span text:style-name="Source_20_Text"><text:span text:style-name="T192">б</text:span></text:span><text:span text:style-name="Source_20_Text"><text:span text:style-name="T191">ины вложенности разбираемого json`а.</text:span></text:span></text:p>
      <text:p text:style-name="Standard"><text:span text:style-name="Source_20_Text"><text:span text:style-name="T183">string </text:span></text:span><text:span text:style-name="Source_20_Text"><text:span text:style-name="T200">json_encode</text:span></text:span><text:span text:style-name="Source_20_Text"><text:span text:style-name="T183"> ( mixed $value [, int $options = 0 [, int $depth = 512 ]] ) — возвращает строку, содержащую JSON-представление для указанного value. $value — значение, которое будет закодировано. Может быть любого типа, кроме resource. $options — битовая маска. $depth — устанавливает максимальную глубину. Должен быть больше нуля. Возвращает строку (string), закодированную JSON или FALSE в случае возникновения ошибки.</text:span></text:span></text:p>
      <text:p text:style-name="Standard"><text:span text:style-name="Source_20_Text"><text:span text:style-name="T183">int </text:span></text:span><text:span text:style-name="Source_20_Text"><text:span text:style-name="T200">json_last_error</text:span></text:span><text:span text:style-name="Source_20_Text"><text:span text:style-name="T183"> ( void ) — возвращает последнюю ошибку (если она есть), произошедшую во время последнего кодирования/декодирования JSON.</text:span></text:span></text:p>
      <text:p text:style-name="Standard"><text:span text:style-name="Source_20_Text"><text:span text:style-name="T183">string </text:span></text:span><text:span text:style-name="Source_20_Text"><text:span text:style-name="T200">json_last_error_msg</text:span></text:span><text:span text:style-name="Source_20_Text"><text:span text:style-name="T183"> ( void ) — возвращает строку с сообщением об ошибке последнего вызова json_encode() или json_decode().</text:span></text:span></text:p>
      <text:h text:style-name="Heading_20_3" text:outline-level="3"><text:bookmark-start text:name="__RefHeading___Toc12249_1995911267"/>DateTime<text:bookmark-end text:name="__RefHeading___Toc12249_1995911267"/></text:h>
      <text:p text:style-name="P130"><text:span text:style-name="T232">DateTime</text:span><text:span text:style-name="T224"> </text:span><text:span text:style-name="Source_20_Text"><text:span text:style-name="T225">— </text:span></text:span><text:span text:style-name="Source_20_Text"><text:span text:style-name="T227">п</text:span></text:span><text:span text:style-name="Source_20_Text"><text:span text:style-name="T225">редставление даты и времени.</text:span></text:span></text:p>
      <text:p text:style-name="P130"><text:span text:style-name="T232">DateTimeImmutable</text:span><text:span text:style-name="T224"> </text:span><text:span text:style-name="Source_20_Text"><text:span text:style-name="T225">— </text:span></text:span><text:span text:style-name="Source_20_Text"><text:span text:style-name="T228">д</text:span></text:span><text:span text:style-name="Source_20_Text"><text:span text:style-name="T225">анный класс ведет себя аналогично классу DateTime, за исключением того, что он никогда не изменяет себя, а вместо этого возвращает новый объект.</text:span></text:span></text:p>
      <text:p text:style-name="P130"><text:soft-page-break/><text:span text:style-name="T232">DateTimeInterface</text:span><text:span text:style-name="T224"> </text:span><text:span text:style-name="Source_20_Text"><text:span text:style-name="T225">— </text:span></text:span><text:span text:style-name="Source_20_Text"><text:span text:style-name="T229">и</text:span></text:span><text:span text:style-name="Source_20_Text"><text:span text:style-name="T225">нтерфейс DateTimeInterface обобщает работу DateTime и DateTimeImutable. Невозможно реализовать этот интерфейс с пользовательским классом.</text:span></text:span></text:p>
      <text:p text:style-name="P130"><text:span text:style-name="T232">DateTimeZone</text:span><text:span text:style-name="T224"> </text:span><text:span text:style-name="Source_20_Text"><text:span text:style-name="T225">— </text:span></text:span><text:span text:style-name="Source_20_Text"><text:span text:style-name="T230">п</text:span></text:span><text:span text:style-name="Source_20_Text"><text:span text:style-name="T225">редставление временной зоны.</text:span></text:span></text:p>
      <text:p text:style-name="P130"><text:span text:style-name="T232">DateInterval</text:span><text:span text:style-name="T224"> </text:span><text:span text:style-name="Source_20_Text"><text:span text:style-name="T225">— </text:span></text:span><text:span text:style-name="Source_20_Text"><text:span text:style-name="T231">и</text:span></text:span><text:span text:style-name="Source_20_Text"><text:span text:style-name="T225">нтервал дат хранит либо определенное фиксированное время (в годах, месяцах, днях, часах и т.д.) или относительную строку времени в формате, поддерживаемом конструктором DateTime.</text:span></text:span></text:p>
      <text:p text:style-name="P130"><text:span text:style-name="T232">DatePeriod</text:span><text:span text:style-name="T224"> </text:span><text:span text:style-name="Source_20_Text"><text:span text:style-name="T225">— Представляет временной период. Позволяет перемещаться в заданном временном интервале на равные промежутки времени.</text:span></text:span></text:p>
      <text:p text:style-name="P144"/>
      <text:p text:style-name="P127"><text:span text:style-name="T224">date_default_timezone_get</text:span><text:span text:style-name="T225">() </text:span><text:span text:style-name="Source_20_Text"><text:span text:style-name="T225">— в</text:span></text:span><text:span text:style-name="Source_20_Text"><text:span text:style-name="T168">озвращает временную зону, используемой по умолчанию всеми функциями даты/времени в скрипте.</text:span></text:span></text:p>
      <text:p text:style-name="P128">date_default_timezone_set()<text:span text:style-name="T225"> </text:span><text:span text:style-name="Source_20_Text"><text:span text:style-name="T225">— </text:span></text:span><text:span text:style-name="Source_20_Text"><text:span text:style-name="T226">у</text:span></text:span><text:span text:style-name="Source_20_Text"><text:span text:style-name="T225">станавливает временную зону по умолчанию для всех функций даты/времени в скрипте</text:span></text:span></text:p>
      <text:p text:style-name="P126"><text:span text:style-name="T183">date.timezone </text:span><text:span text:style-name="Source_20_Text"><text:span text:style-name="T183">— </text:span></text:span><text:span text:style-name="Source_20_Text"><text:span text:style-name="T211">настройка в php.ini. В</text:span></text:span><text:span text:style-name="Source_20_Text"><text:span text:style-name="T183">ременная зона, используемая по умолчанию всеми функциями даты/времени.</text:span></text:span></text:p>
      <text:p text:style-name="Standard">PHP предоставляет несколько функций, которые извлекают дату и время с сервера. Необходимо <text:s/>указать в конфигурациях часовой пояс по умолчанию или установить его во время выполнения в скрипте. Это нужно, чтобы PHP мог правильно интерпретировать время сервера. Это также позволяет скрипту знать о настройках, таких как переход на летнее время.</text:p>
      <text:p text:style-name="Standard">В PHP 5.2 был введен класс DateTime, который охватывает широкий диапазон вычислений даты и времени. Рекомендуется использовать этот класс вместо работы с такими функциями, как date() и time().</text:p>
      <text:p text:style-name="Standard">DateTime понимает широкий диапазон строковых форматов:</text:p>
      <text:p text:style-name="P18">$strings = [</text:p>
      <text:p text:style-name="P18"><text:s text:c="4"/>'Next monday',</text:p>
      <text:p text:style-name="P18"><text:s text:c="4"/>'Yesterday',</text:p>
      <text:p text:style-name="P18"><text:s text:c="4"/>'', // now</text:p>
      <text:p text:style-name="P18"><text:s text:c="4"/>'2016-12-25',</text:p>
      <text:p text:style-name="P18"><text:s text:c="4"/>'25 December 2016',</text:p>
      <text:p text:style-name="P18"><text:s text:c="4"/>'-1 week',</text:p>
      <text:p text:style-name="P18"><text:s text:c="4"/>'+1 days',</text:p>
      <text:p text:style-name="P19"><text:s text:c="4"/><text:a xlink:type="simple" xlink:href="mailto:'+@14112343" text:style-name="Internet_20_link" text:visited-style-name="Visited_20_Internet_20_Link">'+</text:a><text:a xlink:type="simple" xlink:href="mailto:'+@14112343" text:style-name="Internet_20_link" text:visited-style-name="Visited_20_Internet_20_Link"><text:span text:style-name="T272">@14112343</text:span></text:a><text:span text:style-name="T272">23</text:span>' // !!!<text:span text:style-name="T272">Важно запомнить </text:span></text:p>
      <text:p text:style-name="P18">];</text:p>
      <text:p text:style-name="P18">foreach ($strings as $example) {</text:p>
      <text:p text:style-name="P18"><text:s text:c="4"/>$dateTime = new DateTime($example);</text:p>
      <text:p text:style-name="P18"><text:s text:c="4"/>echo $dateTime-&gt;format(DateTime::COOKIE) . PHP_EOL;</text:p>
      <text:p text:style-name="P18">}</text:p>
      <text:p text:style-name="Standard">Если формат даты неоднозначен, вы можете использовать команду DateTime::createFromFormat() для создания объекта.</text:p>
      <text:p text:style-name="Standard">public static DateTime DateTime::<text:span text:style-name="T2">createFromFormat</text:span> ( string $format , string $time [, DateTimeZone $timezone ] ) или процедурный стиль</text:p>
      <text:p text:style-name="Standard">DateTime<text:span text:style-name="T154"> </text:span><text:span text:style-name="T2">date_create_from_format</text:span> ( string $format , string $time [, DateTimeZone $timezone ] ) <text:span text:style-name="Source_20_Text">— <text:s text:c="2"/></text:span>создает и возвращает экземпляр класса DateTime, соответствующий заданному формату. $format <text:span text:style-name="Source_20_Text">— ф</text:span>ормат даты и времени в виде строки (string), которому соответствует значение второго аргумента функции. $timezone <text:span text:style-name="Source_20_Text">— </text:span>объект класса DateTimeZone, представляющий ожидаемую временную зону.</text:p>
      <text:p text:style-name="P18">$dateTime = DateTime::createFromFormat('d-m-Y', '06-03-2013');</text:p>
      <text:p text:style-name="P18"><text:soft-page-break/>echo $dateTime→format(DateTime::COOKIE);</text:p>
      <text:p text:style-name="P65">Форматирование дат</text:p>
      <text:p text:style-name="Standard">В этих примерах мы использовали одну из констант класса, предоставленную DateTime, чтобы отформатировать нашу дату.</text:p>
      <text:p text:style-name="Standard">В руководстве есть список этих констант, которые являются общими случаями использования для отображения даты или хранения. Они отображаются в этой таблице:</text:p>
      <text:p text:style-name="Standard">ATOM <text:tab/><text:tab/>Y-m-dTH:i:sP</text:p>
      <text:p text:style-name="Standard">COOKIE <text:tab/>l, d-M-Y H:i:s T</text:p>
      <text:p text:style-name="Standard">ISO8601 <text:tab/>Y-m-dTH:i:sO</text:p>
      <text:p text:style-name="Standard">RFC822 <text:tab/>D, d M y H:i:s O</text:p>
      <text:p text:style-name="Standard">RFC850 <text:tab/>l, d-M-y H:i:s T</text:p>
      <text:p text:style-name="Standard">RFC1036 <text:tab/>D, d M y H:i:s O</text:p>
      <text:p text:style-name="Standard">RFC1123 <text:tab/>D, d M Y H:i:s O</text:p>
      <text:p text:style-name="Standard">RFC2822 <text:tab/>D, d M Y H:i:s O</text:p>
      <text:p text:style-name="Standard">RFC3339 <text:tab/>Y-m-dTH:i:sP</text:p>
      <text:p text:style-name="Standard">RSS <text:tab/><text:tab/>D, d M Y H:i:s O</text:p>
      <text:p text:style-name="Standard">W3C <text:tab/><text:tab/>Y-m-dTH:i:sP</text:p>
      <text:p text:style-name="Standard">Символы в строке форматирования, которые не распознаются как символы форматирования, будут помещены в вывод без изменений.</text:p>
      <text:p text:style-name="Standard">Y <text:span text:style-name="Source_20_Text">— п</text:span>олный четырехзначный год 1999.</text:p>
      <text:p text:style-name="Standard"><text:span text:style-name="T262">m</text:span> <text:span text:style-name="Source_20_Text">— д</text:span>вузначный месяц с начальными нулями 06.</text:p>
      <text:p text:style-name="P123">d <text:span text:style-name="Source_20_Text">— д</text:span>ень месяца, две цифры с ведущими нулями <text:span text:style-name="T221">0</text:span>4.</text:p>
      <text:p text:style-name="P121">j <text:span text:style-name="Source_20_Text">— д</text:span>ень месяца, без ведущих нулей 1.</text:p>
      <text:p text:style-name="Standard">D <text:span text:style-name="Source_20_Text">— т</text:span>рехбуквенный текстовый день Пн, Вт, Ср.</text:p>
      <text:p text:style-name="P122">H <text:span text:style-name="Source_20_Text">— </text:span>24-часовой формат часа с начальным нулем 00, 09, 12, 23.</text:p>
      <text:p text:style-name="P122"><text:span text:style-name="T222">G</text:span> <text:span text:style-name="Source_20_Text">— </text:span>24-часовой формат часа <text:span text:style-name="T222">без</text:span> начальн<text:span text:style-name="T222">ого</text:span> нул<text:span text:style-name="T222">я</text:span> 0, 9, 12, 23.</text:p>
      <text:p text:style-name="P124">h, g — 12-часовой формат часа</text:p>
      <text:p text:style-name="P125">a<text:span text:style-name="T223"> — </text:span>определяет am или pm.<text:span text:style-name="T223"> </text:span></text:p>
      <text:p text:style-name="Standard"><text:span text:style-name="T183">i </text:span><text:span text:style-name="Source_20_Text"><text:span text:style-name="T183">— д</text:span></text:span><text:span text:style-name="T183">вузначная минута с начальными нулями 05,15,25,45.</text:span></text:p>
      <text:p text:style-name="Standard"><text:span text:style-name="T183">s </text:span><text:span text:style-name="Source_20_Text"><text:span text:style-name="T183">— д</text:span></text:span><text:span text:style-name="T183">вузначные секунды, с начальными нулями 05,15,25,45.</text:span></text:p>
      <text:p text:style-name="P118"><text:span text:style-name="T209">l </text:span><text:span text:style-name="Source_20_Text"><text:span text:style-name="T209">— п</text:span></text:span><text:span text:style-name="T183">олное наименование дня недели</text:span></text:p>
      <text:p text:style-name="Standard"><text:span text:style-name="T183">P </text:span><text:span text:style-name="Source_20_Text"><text:span text:style-name="T183">— р</text:span></text:span><text:span text:style-name="T183">азница с Гринвичским временем (GMT) с двоеточием между часами и минутами +02: 00.</text:span></text:p>
      <text:p text:style-name="Standard"><text:span text:style-name="T183">O </text:span><text:span text:style-name="Source_20_Text"><text:span text:style-name="T183">— р</text:span></text:span><text:span text:style-name="T183">азница к Гринвичскому времени (GMT) в часах +0200.</text:span></text:p>
      <text:p text:style-name="Standard"><text:span text:style-name="T183">T </text:span><text:span text:style-name="Source_20_Text"><text:span text:style-name="T183">— с</text:span></text:span><text:span text:style-name="T183">окращение временной зоны EST, CET.</text:span></text:p>
      <text:p text:style-name="P119">N<text:span text:style-name="T183"> </text:span><text:span text:style-name="Source_20_Text"><text:span text:style-name="T183">— </text:span></text:span><text:span text:style-name="Source_20_Text"><text:span text:style-name="T210">п</text:span></text:span>орядковый номер дня недели от 1 (понедельник) до 7 (воскресенье)<text:span text:style-name="T220">.</text:span></text:p>
      <text:p text:style-name="P120">w<text:span text:style-name="T183"> </text:span><text:span text:style-name="Source_20_Text"><text:span text:style-name="T183">— порядковый номер дня недели от 0 (воскресенье) до 6 (суббота)</text:span></text:span></text:p>
      <text:p text:style-name="P65">Расчеты по дате</text:p>
      <text:p text:style-name="Standard">Самые простые вычисления могут быть выполнены с использованием метода класса DateTime modify(). Например, чтобы найти дату и время, которое составляет один месяц в будущем, вы можете сделать следующее:</text:p>
      <text:p text:style-name="Standard"><text:span text:style-name="T188">public DateTime DateTime::</text:span><text:span text:style-name="T193">modify</text:span><text:span text:style-name="T188"> ( string $modify )</text:span><text:span text:style-name="Source_20_Text"><text:span text:style-name="T188"> или п</text:span></text:span><text:span text:style-name="T188">роцедурный стиль DateTime </text:span><text:span text:style-name="T193">date_modify</text:span><text:span text:style-name="T188"> ( DateTime $object , string $modify ) </text:span><text:span text:style-name="Source_20_Text"><text:span text:style-name="T188">— </text:span></text:span><text:span text:style-name="T188">изменяет метку времени объекта DateTime путем добавления или вычитания времени в формате, принятом для функции strtotime().</text:span></text:p>
      <text:p text:style-name="Standard">public string DateTime::<text:span text:style-name="T2">format</text:span> ( string $format ) или процедурный стиль string <text:span text:style-name="T2">date_format</text:span> ( DateTimeInterface $object , string $format ) <text:span text:style-name="Source_20_Text">— </text:span><text:span text:style-name="Source_20_Text"><text:span text:style-name="T183">возвращает строку даты, преобразованной согласно переданному формату.</text:span></text:span></text:p>
      <text:p text:style-name="Standard"><text:soft-page-break/><text:span text:style-name="Source_20_Text"><text:span text:style-name="T183">Класс DateInterval используется для хранения фиксированного количества времени (в годах, месяцах, днях, часах и т. д.) или относительной временной строки в формате, поддерживаемом конструктором DateTime.</text:span></text:span></text:p>
      <text:p text:style-name="Standard"><text:span text:style-name="Source_20_Text"><text:span text:style-name="T183">Класс DateTime позволяет использовать add() или sub() DateInterval из DateTime. При этом он будет обрабатывать високосные годы и другие корректировки времени. Чтобы указать фиксированное количество времени при создании объекта DateInterval, мы передаем его конструктору строку. Строка всегда начинается с P, а затем перечисляет номер каждой отдельной единицы даты в порядке убывания. </text:span></text:span><text:span text:style-name="Source_20_Text"><text:span text:style-name="T200">При желании появляется буква T, а затем включаются единицы времени</text:span></text:span><text:span text:style-name="Source_20_Text"><text:span text:style-name="T183">. Например:</text:span></text:span></text:p>
      <text:p text:style-name="Standard"><text:span text:style-name="Source_20_Text"><text:span text:style-name="T183">P14D — 14 дней.</text:span></text:span></text:p>
      <text:p text:style-name="Standard"><text:span text:style-name="Source_20_Text"><text:span text:style-name="T183">P2W — две недели.</text:span></text:span></text:p>
      <text:p text:style-name="Standard"><text:span text:style-name="Source_20_Text"><text:span text:style-name="T183">P2W5D — это недействительно; вы не можете указывать недели и дни вместе в одной строке; недели будут проигнорированы.</text:span></text:span></text:p>
      <text:p text:style-name="Standard"><text:span text:style-name="Source_20_Text"><text:span text:style-name="T183">P2WT5H — две недели и пять часов.</text:span></text:span></text:p>
      <text:p text:style-name="Standard"><text:span text:style-name="Source_20_Text"><text:span text:style-name="T183">P1Y2M3DT4H5M — один год, два месяца, три дня, четыре часа, пять минут.</text:span></text:span></text:p>
      <text:p text:style-name="Standard"><text:span text:style-name="Source_20_Text"><text:span text:style-name="T183">Обратите внимание, что:</text:span></text:span></text:p>
      <text:list xml:id="list3275895602" text:style-name="WWNum49">
        <text:list-item>
          <text:p text:style-name="P252"><text:span text:style-name="Source_20_Text"><text:span text:style-name="T183">Каждая строка начинается с P</text:span></text:span></text:p>
        </text:list-item>
        <text:list-item>
          <text:p text:style-name="P252"><text:span text:style-name="Source_20_Text"><text:span text:style-name="T183">Число единиц предшествует букве с указанием единицы</text:span></text:span></text:p>
        </text:list-item>
        <text:list-item>
          <text:p text:style-name="P252"><text:span text:style-name="Source_20_Text"><text:span text:style-name="T183">Единицы времени разделены от единиц даты буквой T</text:span></text:span></text:p>
        </text:list-item>
        <text:list-item>
          <text:p text:style-name="P252"><text:span text:style-name="Source_20_Text"><text:span text:style-name="T183">Единицы сортируются в порядке убывания</text:span></text:span></text:p>
        </text:list-item>
      </text:list>
      <text:p text:style-name="Standard"><text:span text:style-name="Source_20_Text"><text:span text:style-name="T48">$dateTime = DateTime::createFromFormat('d-m-Y H:i:s', '01-12-2016 13:14:15');</text:span></text:span></text:p>
      <text:p text:style-name="Standard"><text:span text:style-name="Source_20_Text"><text:span text:style-name="T48">$dateInterval = new DateInterval('P1M2DT3H4M5S');</text:span></text:span></text:p>
      <text:p text:style-name="Standard"><text:span text:style-name="Source_20_Text"><text:span text:style-name="T48">$dateTime-&gt;add($dateInterval);</text:span></text:span></text:p>
      <text:p text:style-name="Standard"><text:span text:style-name="Source_20_Text"><text:span text:style-name="T48">echo $dateTime-&gt;format(DateTime::COOKIE) . PHP_EOL; // Этот код выводит дату и время, составляющие один месяц, два дня, три часа, четыре минуты и пять секунд после 1 декабря 13:14:15</text:span></text:span></text:p>
      <text:p text:style-name="Standard"><text:span text:style-name="Source_20_Text"><text:span text:style-name="T183">public DateTime DateTime::</text:span></text:span><text:span text:style-name="Source_20_Text"><text:span text:style-name="T200">add</text:span></text:span><text:span text:style-name="Source_20_Text"><text:span text:style-name="T183"> ( DateInterval $interval ) или процедурный стиль DateTime </text:span></text:span><text:span text:style-name="Source_20_Text"><text:span text:style-name="T200">date_add</text:span></text:span><text:span text:style-name="Source_20_Text"><text:span text:style-name="T183"> ( DateTime $object , DateInterval $interval ) — прибавляет заданный объект DateInterval к объекту DateTime.</text:span></text:span></text:p>
      <text:p text:style-name="Standard"><text:span text:style-name="Source_20_Text"><text:span text:style-name="T183">public DateTime DateTime::</text:span></text:span><text:span text:style-name="Source_20_Text"><text:span text:style-name="T200">sub</text:span></text:span><text:span text:style-name="Source_20_Text"><text:span text:style-name="T183"> ( DateInterval $interval ) <text:s/>или процедурный стиль DateTime </text:span></text:span><text:span text:style-name="Source_20_Text"><text:span text:style-name="T200">date_sub</text:span></text:span><text:span text:style-name="Source_20_Text"><text:span text:style-name="T183"> ( DateTime $object , DateInterval $interval ) — вычитает из времени объекта DateTime заданный интервал DateInterval.</text:span></text:span></text:p>
      <text:p text:style-name="P5">Класс DateInterval</text:p>
      <text:p text:style-name="Standard"><text:span text:style-name="Source_20_Text"><text:span text:style-name="T183">Интервал дат хранит либо определенное фиксированное время (в годах, месяцах, днях, часах и т.д.) или относительную строку времени в формате, поддерживаемом конструктором DateTime.</text:span></text:span></text:p>
      <text:p text:style-name="Standard"><text:span text:style-name="Source_20_Text"><text:span text:style-name="T183">public string DateInterval::</text:span></text:span><text:span text:style-name="Source_20_Text"><text:span text:style-name="T200">format</text:span></text:span><text:span text:style-name="Source_20_Text"><text:span text:style-name="T183"> ( string $format ) — форматирует интервал.</text:span></text:span></text:p>
      <text:p text:style-name="Standard"><text:span text:style-name="Source_20_Text"><text:span text:style-name="T183">a — общее количество дней в качестве результата выполнения DateTime::diff()</text:span></text:span></text:p>
      <text:p text:style-name="Standard"><text:span text:style-name="Source_20_Text"><text:span text:style-name="T183">R — знак "-" при отрицательном числе, "+" при положительном.</text:span></text:span></text:p>
      <text:p text:style-name="Standard"><text:span text:style-name="Source_20_Text"><text:span text:style-name="T183">r — знак "-" при отрицательном числе, пусто при положительном.</text:span></text:span></text:p>
      <text:p text:style-name="Standard"><text:span text:style-name="Source_20_Text"><text:span text:style-name="T183">Ниже все заглавные символы имеют ведущий ноль:</text:span></text:span></text:p>
      <text:p text:style-name="Standard"><text:span text:style-name="T183">y </text:span><text:span text:style-name="Source_20_Text"><text:span text:style-name="T183">— </text:span></text:span><text:span text:style-name="T183">годы, число 1, 3.</text:span></text:p>
      <text:p text:style-name="Standard"><text:span text:style-name="T183">m </text:span><text:span text:style-name="Source_20_Text"><text:span text:style-name="T183">— </text:span></text:span><text:span text:style-name="T183">месяцы, число 1, 3, 12.</text:span></text:p>
      <text:p text:style-name="Standard"><text:span text:style-name="T183">d </text:span><text:span text:style-name="Source_20_Text"><text:span text:style-name="T183">— </text:span></text:span><text:span text:style-name="T183">дни, число 1, 3, 31.</text:span></text:p>
      <text:p text:style-name="Standard"><text:span text:style-name="T183">h </text:span><text:span text:style-name="Source_20_Text"><text:span text:style-name="T183">— </text:span></text:span><text:span text:style-name="T183">часы, число 1, 3, 23.</text:span></text:p>
      <text:p text:style-name="Standard"><text:span text:style-name="T183">i </text:span><text:span text:style-name="Source_20_Text"><text:span text:style-name="T183">— </text:span></text:span><text:span text:style-name="T183">минуты, число 1, 3, 59.</text:span></text:p>
      <text:p text:style-name="Standard"><text:span text:style-name="T183">s </text:span><text:span text:style-name="Source_20_Text"><text:span text:style-name="T183">— </text:span></text:span><text:span text:style-name="T183">секунды, число 1, 3, 57.</text:span></text:p>
      <text:p text:style-name="Standard"><text:span text:style-name="Source_20_Text"><text:span text:style-name="T200">Расчеты по дате вручную</text:span></text:span></text:p>
      <text:p text:style-name="Standard"><text:soft-page-break/><text:span text:style-name="Source_20_Text"><text:span text:style-name="T183">Существует несколько функций PHP, которые позволяют создавать временную метку (UNIX временная метка начинает отсчет от 1 января 1970 г.)</text:span></text:span></text:p>
      <text:p text:style-name="Standard"><text:span text:style-name="Source_20_Text"><text:span text:style-name="T183">int </text:span></text:span><text:span text:style-name="Source_20_Text"><text:span text:style-name="T200">strtotime</text:span></text:span><text:span text:style-name="Source_20_Text"><text:span text:style-name="T183"> ( string $time [, int $now = time() ] ) — первым параметром функции должна быть строка с датой на английском языке, которая будет преобразована в метку времени Unix (количество секунд, прошедших с 1 января 1970 года 00:00:00 UTC) относительно метки времени, переданной в now, или текущего времени, если аргумент now опущен. Возвращает временную метку в случае успеха, иначе возвращается FALSE.</text:span></text:span></text:p>
      <text:p text:style-name="Standard"><text:span text:style-name="Source_20_Text"><text:span text:style-name="T48">echo strtotime("10 September 2000"), "\n";</text:span></text:span></text:p>
      <text:p text:style-name="Standard"><text:span text:style-name="Source_20_Text"><text:span text:style-name="T48">echo strtotime("+1 day"), "\n";</text:span></text:span></text:p>
      <text:p text:style-name="Standard"><text:span text:style-name="Source_20_Text"><text:span text:style-name="T48">echo strtotime("+1 week"), "\n";</text:span></text:span></text:p>
      <text:p text:style-name="Standard"><text:span text:style-name="Source_20_Text"><text:span text:style-name="T48">echo strtotime("+1 week 2 days 4 hours 2 seconds"), "\n";</text:span></text:span></text:p>
      <text:p text:style-name="Standard"><text:span text:style-name="Source_20_Text"><text:span text:style-name="T48">echo strtotime("+1 week 2 seconds 4 hours 2 days <text:s/>"); // Так тоже можно</text:span></text:span></text:p>
      <text:p text:style-name="Standard"><text:span text:style-name="Source_20_Text"><text:span text:style-name="T48">echo strtotime("next Thursday");</text:span></text:span></text:p>
      <text:p text:style-name="Standard"><text:span text:style-name="Source_20_Text"><text:span text:style-name="T183">int </text:span></text:span><text:span text:style-name="Source_20_Text"><text:span text:style-name="T200">mktime</text:span></text:span><text:span text:style-name="Source_20_Text"><text:span text:style-name="T183"> ([ int $hour = date("H") [, int $minute = date("i") [, int $second = date("s") [, int $month = date("n") [, int $day = date("j") [, int $year = date("Y") [, int $is_dst = -1 ]]]]]]] ) — функция возвращает метку времени Unix, соответствующую дате и времени, переданных в качестве аргументов. Метка времени — это целое число, равное разнице в секундах между заданной датой/временем и началом эпохи Unix (1 января 1970 00:00:00 GMT). $day — количество дней, прошедших с конца предыдущего месяца.</text:span></text:span></text:p>
      <text:p text:style-name="Standard"><text:span text:style-name="Source_20_Text"><text:span text:style-name="T48">// Выводит: July 1, 2000 is on a Saturday</text:span></text:span></text:p>
      <text:p text:style-name="Standard"><text:span text:style-name="Source_20_Text"><text:span text:style-name="T48">echo "July 1, 2000 is on a " . date("l", mktime(0, 0, 0, 7, 1, 2000));</text:span></text:span></text:p>
      <text:p text:style-name="Standard"><text:span text:style-name="Source_20_Text"><text:span text:style-name="T48">// Выводит что-то вроде: 2006-04-05T01:02:03+00:00</text:span></text:span></text:p>
      <text:p text:style-name="Standard"><text:span text:style-name="Source_20_Text"><text:span text:style-name="T48">echo date('c', mktime(1, 2, 3, 4, 5, 2006));</text:span></text:span></text:p>
      <text:p text:style-name="Standard"><text:span text:style-name="Source_20_Text"><text:span text:style-name="T200">Сравнение дат</text:span></text:span></text:p>
      <text:p text:style-name="Standard"><text:span text:style-name="Source_20_Text"><text:span text:style-name="T183">public DateInterval DateTime::</text:span></text:span><text:span text:style-name="Source_20_Text"><text:span text:style-name="T200">diff</text:span></text:span><text:span text:style-name="Source_20_Text"><text:span text:style-name="T183"> ( DateTimeInterface $datetime2 [, bool $absolute = FALSE ] )</text:span></text:span></text:p>
      <text:p text:style-name="Standard"><text:span text:style-name="Source_20_Text"><text:span text:style-name="T183">или процедурный стиль DateInterval </text:span></text:span><text:span text:style-name="Source_20_Text"><text:span text:style-name="T200">date_diff</text:span></text:span><text:span text:style-name="Source_20_Text"><text:span text:style-name="T183"> ( DateTimeInterface $datetime1 , DateTimeInterface $datetime2 [, bool $absolute = false ] ) — возвращает разницу между двумя объектами DateTimeInterface. $datetime <text:s/>— дата и время для сравнения. $absolute — используется, чтобы вернуть абсолютную разницу.</text:span></text:span></text:p>
      <text:p text:style-name="Standard"><text:span text:style-name="Source_20_Text"><text:span text:style-name="T48">$datetime1 = new DateTime('2009-10-11');</text:span></text:span></text:p>
      <text:p text:style-name="Standard"><text:span text:style-name="Source_20_Text"><text:span text:style-name="T48">$datetime2 = new DateTime('2009-10-13');</text:span></text:span></text:p>
      <text:p text:style-name="Standard"><text:span text:style-name="Source_20_Text"><text:span text:style-name="T48">$interval = $datetime1-&gt;diff($datetime2);</text:span></text:span></text:p>
      <text:p text:style-name="Standard"><text:span text:style-name="Source_20_Text"><text:span text:style-name="T159">echo $interval-&gt;format('%R%a дней');</text:span></text:span><text:span text:style-name="Source_20_Text"><text:span text:style-name="T161"> // +2 days</text:span></text:span></text:p>
      <text:p text:style-name="P18">$date1 = new DateTime("now");</text:p>
      <text:p text:style-name="P18">$date2 = new DateTime("tomorrow");</text:p>
      <text:p text:style-name="Standard"><text:span text:style-name="T48">var_dump($date1 == $date2); </text:span><text:span text:style-name="Source_20_Text"><text:span text:style-name="T161">// bool(false)</text:span></text:span></text:p>
      <text:p text:style-name="Standard"><text:span text:style-name="T48">var_dump($date1 &lt; $date2); </text:span><text:span text:style-name="Source_20_Text"><text:span text:style-name="T161">// bool(true)</text:span></text:span></text:p>
      <text:p text:style-name="Standard"><text:span text:style-name="T48">var_dump($date1 &gt; $date2); </text:span><text:span text:style-name="Source_20_Text"><text:span text:style-name="T161">// bool(false)</text:span></text:span></text:p>
      <text:h text:style-name="Heading_20_3" text:outline-level="3"><text:bookmark-start text:name="__RefHeading___Toc12251_1995911267"/><text:span text:style-name="Source_20_Text"><text:span text:style-name="T183">DOMDocument</text:span></text:span><text:bookmark-end text:name="__RefHeading___Toc12251_1995911267"/></text:h>
      <text:p text:style-name="Standard">DOM является аббревиатурой Document Object Model. Класс DOMDocument полезен для работы с XML и HTML.</text:p>
      <text:p text:style-name="Standard">Он использует кодировку UTF-8 и требует расширения libxml2 (библиотека Gnome XML) и библиотеки expat. Это синтаксический анализатор дерева и считывает весь документ в память перед созданием внутреннего древовидного представления.</text:p>
      <text:p text:style-name="Standard">Пример синтаксиса DomDocument:</text:p>
      <text:p text:style-name="P18">$domDoc = new DomDocument();</text:p>
      <text:p text:style-name="P18">$domDoc-&gt;load("library.xml");</text:p>
      <text:p text:style-name="P18">// $domDoc-&gt;loadXML($xmlString);</text:p>
      <text:p text:style-name="P18"><text:soft-page-break/>// $domDoc-&gt;loadHTMLFile("index.html");</text:p>
      <text:p text:style-name="P18">// $domDoc-&gt;loadHTML($htmlDocumentString);</text:p>
      <text:p text:style-name="P18">$domDoc-&gt;save('test.xml'); // (to a file in XML format)</text:p>
      <text:p text:style-name="P18">$xmlString = $domDoc-&gt;saveXML();</text:p>
      <text:p text:style-name="P18">$htmlDocumentString = $domDoc-&gt;saveHTML();</text:p>
      <text:p text:style-name="P18">$domDoc-&gt;saveHTMLFile(); // (to a file in HTML format)</text:p>
      <text:p text:style-name="P18">$xpath = new DomXpath($dom);</text:p>
      <text:p text:style-name="P18">$elements = $xpath-&gt;query("//*[@id]"); // find all elements with an id</text:p>
      <text:p text:style-name="P18">echo "I found {$result-&gt;length} elements&lt;br&gt;";</text:p>
      <text:p text:style-name="P18">if (!is_null($elements)) {</text:p>
      <text:p text:style-name="P18"><text:s text:c="4"/>foreach ($elements as $element) {</text:p>
      <text:p text:style-name="P18"><text:s text:c="8"/>echo "&lt;br/&gt;[". $element-&gt;nodeName. "]";</text:p>
      <text:p text:style-name="P18"><text:s text:c="8"/>$nodes = $element-&gt;childNodes;</text:p>
      <text:p text:style-name="P18"><text:s text:c="8"/>foreach ($nodes as $node) {</text:p>
      <text:p text:style-name="P18"><text:s text:c="12"/>echo $node-&gt;nodeValue. "\n";</text:p>
      <text:p text:style-name="P18"><text:s text:c="8"/>}</text:p>
      <text:p text:style-name="P18"><text:s text:c="4"/>}</text:p>
      <text:p text:style-name="P18">}</text:p>
      <text:p text:style-name="P145">Свойство <text:span text:style-name="T2">documentElement</text:span> <text:span text:style-name="Source_20_Text"><text:span text:style-name="T183">—</text:span></text:span> <text:span text:style-name="T237">у</text:span>добный атрибут, предоставляющий прямой доступ к дочернему узлу, как к элементу документа</text:p>
      <text:p text:style-name="P173">Возможности сохранить:</text:p>
      <text:p text:style-name="P145">public <text:span text:style-name="T2">save</text:span> ( string $filename [, int $options = 0 ] ) : int</text:p>
      <text:p text:style-name="P145">public <text:span text:style-name="T2">saveHTML</text:span> ([ DOMNode $node = NULL ] ) : string</text:p>
      <text:p text:style-name="P145">public <text:span text:style-name="T2">saveHTMLFile</text:span> ( string $filename ) : int</text:p>
      <text:p text:style-name="P145">public <text:span text:style-name="T2">saveXML</text:span> ([ DOMNode $node [, int $options = 0 ]] ) : string</text:p>
      <text:p text:style-name="P145"/>
      <text:p text:style-name="Standard"><text:span text:style-name="T183">public DOMElement DOMDocument::</text:span><text:span text:style-name="T200">createElement</text:span><text:span text:style-name="T183"> ( string $name [, string $value ] )</text:span><text:span text:style-name="Source_20_Text"><text:span text:style-name="T183"> — эта функция создает экземпляр класса DOMElement. Этот узел не будет отображаться в документе до тех пор, пока он не будет вставлен, например, функцией DOMNode::appendChild(). $name — имя тега. $value — значение элемента. Значение используется дословно, за исключением &lt; и &gt;, которые будут экранированы. &amp; должен быть экранирован самостоятельно, в противном случае он будет рассматриваться как начало ссылки на сущность. Также " не будет экранирован.</text:span></text:span></text:p>
      <text:p text:style-name="Standard"><text:span text:style-name="T183">public DOMElement DOMDocument::</text:span><text:span text:style-name="T200">createElementNS</text:span><text:span text:style-name="T183"> ( string $namespaceURI , string $qualifiedName [, string $value ] ) </text:span><text:span text:style-name="Source_20_Text"><text:span text:style-name="T183">— эта функция создает новый узел-элемент с соответствующим пространством имен. Этот узел не будет отображаться в документе до тех пор, пока он не будет вставлен, например, функцией DOMNode::appendChild(). $namespaceURI — URI пространства имен. $qualifiedName — квалифицированное имя элемента в виде prefix:tagname. $value — значение элемента. По умолчанию будет создан пустой элемент. Задать значение также можно позднее с помощью DOMElement::$nodeValue.</text:span></text:span></text:p>
      <text:p text:style-name="P18">$dom = new DOMDocument('1.0', 'utf-8');</text:p>
      <text:p text:style-name="P18">$element = $dom→createElementNS('http://www.example.com/XFoo', 'xfoo:test', 'Это корневой элемент!');</text:p>
      <text:p text:style-name="P18">$dom→appendChild($element); // Вставляем новый элемент как корень (потомок документа)</text:p>
      <text:p text:style-name="P18">echo $dom→saveXML();</text:p>
      <text:p text:style-name="P1">&lt;?xml version="1.0" encoding="utf-8"?&gt;</text:p>
      <text:p text:style-name="P1">&lt;xfoo:test xmlns:xfoo="http://www.example.com/XFoo"&gt;Это корневой элемент!&lt;/xfoo:test&gt;</text:p>
      <text:p text:style-name="Standard"><text:span text:style-name="T183">public string DOMDocument::</text:span><text:span text:style-name="T200">saveXML</text:span><text:span text:style-name="T183"> ([ DOMNode $node [, int $options ]] )</text:span><text:span text:style-name="Source_20_Text"><text:span text:style-name="T183"> — создает XML-документ из представления DOM. Эту функцию обычно вызывают после построения нового </text:span></text:span><text:soft-page-break/><text:span text:style-name="Source_20_Text"><text:span text:style-name="T183">DOM-документа. $node — этот аргумент для вывода только определенного узла без объявления XML, а не всего документа целиком. $options — дополнительные настройки. На данный момент поддерживается только LIBXML_NOEMPTYTAG. Разворачивать пустые теги (например, &lt;br/&gt; в &lt;br&gt;&lt;/br&gt;).</text:span></text:span></text:p>
      <text:p text:style-name="Standard"><text:span text:style-name="T183">public int DOMDocument::</text:span><text:span text:style-name="T200">save</text:span><text:span text:style-name="T183"> ( string $filename [, int $options ] )</text:span><text:span text:style-name="Source_20_Text"><text:span text:style-name="T183"> — создает XML-документ из представления DOM. $filename — путь к файлу, в который будет сохранен XML-документ.$options — как и в <text:s/></text:span></text:span><text:span text:style-name="Source_20_Text"><text:span text:style-name="T200">saveXML</text:span></text:span><text:span text:style-name="Source_20_Text"><text:span text:style-name="T203">.</text:span></text:span></text:p>
      <text:p text:style-name="Standard"><text:span text:style-name="T183">public DOMText DOMDocument::</text:span><text:span text:style-name="T200">createTextNode</text:span><text:span text:style-name="T183"> ( string $content )</text:span><text:span text:style-name="Source_20_Text"><text:span text:style-name="T183"> — эта функция создает экземпляр класса DOMText. Этот узел не будет отображаться в документе до тех пор, пока он не будет вставлен, например, функцией DOMNode::appendChild(). $content — содержимое узла.</text:span></text:span></text:p>
      <text:p text:style-name="P5">Узлы DOM</text:p>
      <text:p text:style-name="P9">Свойства DOMNode:</text:p>
      <text:p text:style-name="P8"><text:span text:style-name="T270">DOMNode::$</text:span><text:span text:style-name="T2">childNodes</text:span> <text:s/><text:span text:style-name="Source_20_Text"><text:span text:style-name="T183">— </text:span></text:span><text:span text:style-name="Source_20_Text"><text:span text:style-name="T215">о</text:span></text:span>бъект DOMNodeList, содержащий всех потомков этого узла. </text:p>
      <text:p text:style-name="P7"><text:span text:style-name="T270">DOMNode::$firstChild, DOMNode::$lastChild </text:span><text:span text:style-name="Source_20_Text"><text:span text:style-name="T215">— </text:span></text:span><text:span text:style-name="Source_20_Text"><text:span text:style-name="T216">потомки.</text:span></text:span></text:p>
      <text:p text:style-name="P7"><text:span text:style-name="Source_20_Text"><text:span text:style-name="T215">DOMNode::$</text:span></text:span><text:span text:style-name="Source_20_Text"><text:span text:style-name="T216">parentNode</text:span></text:span><text:span text:style-name="Source_20_Text"><text:span text:style-name="T215"> — </text:span></text:span><text:span text:style-name="Source_20_Text"><text:span text:style-name="T216">родитель.</text:span></text:span></text:p>
      <text:p text:style-name="P8"><text:span text:style-name="Source_20_Text"><text:span text:style-name="T215">DOMNode::</text:span></text:span><text:span text:style-name="Source_20_Text"><text:span text:style-name="T217">$nodeValue </text:span></text:span><text:span text:style-name="Source_20_Text"><text:span text:style-name="T215">— </text:span></text:span><text:span text:style-name="Source_20_Text"><text:span text:style-name="T217">значения узла.</text:span></text:span></text:p>
      <text:p text:style-name="P8"><text:span text:style-name="Source_20_Text"><text:span text:style-name="T215">DOMNode::</text:span></text:span><text:span text:style-name="Source_20_Text"><text:span text:style-name="T217">$nodeName </text:span></text:span><text:span text:style-name="Source_20_Text"><text:span text:style-name="T215">— </text:span></text:span><text:span text:style-name="Source_20_Text"><text:span text:style-name="T217">имя узла.</text:span></text:span></text:p>
      <text:p text:style-name="P8"><text:span text:style-name="Source_20_Text"><text:span text:style-name="T215">DOMNode::</text:span></text:span><text:span text:style-name="Source_20_Text"><text:span text:style-name="T217">$nodeType </text:span></text:span><text:span text:style-name="Source_20_Text"><text:span text:style-name="T215">— </text:span></text:span><text:span text:style-name="Source_20_Text"><text:span text:style-name="T217">тип узла.</text:span></text:span></text:p>
      <text:p text:style-name="P7"><text:span text:style-name="Source_20_Text"><text:span text:style-name="T201">DOMNodeList</text:span></text:span><text:span text:style-name="Source_20_Text"><text:span text:style-name="T216"> implements </text:span></text:span><text:span text:style-name="Source_20_Text"><text:span text:style-name="T206">Traversable</text:span></text:span><text:span text:style-name="Source_20_Text"><text:span text:style-name="T216"> , </text:span></text:span><text:span text:style-name="Source_20_Text"><text:span text:style-name="T206">Countable</text:span></text:span><text:span text:style-name="Source_20_Text"><text:span text:style-name="T216"> {</text:span></text:span></text:p>
      <text:p text:style-name="P7"><text:span text:style-name="Source_20_Text"><text:span text:style-name="T216"><text:tab/>/* Свойства */</text:span></text:span></text:p>
      <text:p text:style-name="P7"><text:span text:style-name="Source_20_Text"><text:span text:style-name="T216"><text:tab/>readonly public int $length ;</text:span></text:span></text:p>
      <text:p text:style-name="P7"><text:span text:style-name="Source_20_Text"><text:span text:style-name="T216"><text:tab/>/* Методы */</text:span></text:span></text:p>
      <text:p text:style-name="P7"><text:span text:style-name="Source_20_Text"><text:span text:style-name="T216"><text:tab/>public count ( void ) : int</text:span></text:span></text:p>
      <text:p text:style-name="P7"><text:span text:style-name="Source_20_Text"><text:span text:style-name="T216"><text:tab/>item ( int $index ) : DOMNode</text:span></text:span></text:p>
      <text:p text:style-name="P7"><text:span text:style-name="Source_20_Text"><text:span text:style-name="T216">}</text:span></text:span></text:p>
      <text:p text:style-name="P1">Класс DOMNode используется для работы с узлами в дереве DOM.</text:p>
      <text:p text:style-name="P1">Получить узлы можно вызвав один из этих методов DOMDocument:</text:p>
      <text:p text:style-name="Standard"><text:span text:style-name="T183">public DOMElement DOMDocument::</text:span><text:span text:style-name="T200">getElementById</text:span><text:span text:style-name="T183"> ( string $elementId )</text:span><text:span text:style-name="Source_20_Text"><text:span text:style-name="T183"> — эта функция похожа на DOMDocument::getElementsByTagName, но ищет элемент с заданным идентификатором (</text:span></text:span><text:span text:style-name="Source_20_Text"><text:span text:style-name="T204">setIdAttribute()</text:span></text:span><text:span text:style-name="Source_20_Text"><text:span text:style-name="T183">).</text:span></text:span></text:p>
      <text:p text:style-name="Standard"><text:span text:style-name="Source_20_Text"><text:span text:style-name="T183">public DOMNodeList DOMDocument::</text:span></text:span><text:span text:style-name="Source_20_Text"><text:span text:style-name="T200">getElementsByTagName</text:span></text:span><text:span text:style-name="Source_20_Text"><text:span text:style-name="T183"> ( string $name ) — эта функция возвращает новый объект класса DOMNodeList, содержащий элементы с заданным локальным именем. $name — локальное имя (без пространства имен) тега, по которому будет проводиться поиск. Специальное значение * соответствует всем тегам.</text:span></text:span></text:p>
      <text:p text:style-name="Standard"><text:span text:style-name="Source_20_Text"><text:span text:style-name="T183">public DOMNodeList DOMDocument::</text:span></text:span><text:span text:style-name="Source_20_Text"><text:span text:style-name="T200">getElementsByTagNameNS</text:span></text:span><text:span text:style-name="Source_20_Text"><text:span text:style-name="T183"> ( string $namespaceURI , string $localName ) — возвращает объект DOMNodeList со всеми элементами с заданным локальным именем и URI пространства имен.</text:span></text:span></text:p>
      <text:p text:style-name="Standard"><text:span text:style-name="Source_20_Text"><text:span text:style-name="T205">! Эти методы возвращают объект DOMNodeList, который может быть пройден с использованием foreach ().</text:span></text:span></text:p>
      <text:p text:style-name="Standard"><text:span text:style-name="T183">public DOMNode DOMNode::</text:span><text:span text:style-name="T200">appendChild</text:span><text:span text:style-name="T183"> ( DOMNode $newnode )</text:span><text:span text:style-name="Source_20_Text"><text:span text:style-name="T183"> — функция добавляет дочерний узел в существующий список потомков или создает новый список дочерних элементов.</text:span></text:span></text:p>
      <text:p text:style-name="Standard"><text:span text:style-name="Source_20_Text"><text:span text:style-name="T183">public DOMNode DOMNode::</text:span></text:span><text:span text:style-name="Source_20_Text"><text:span text:style-name="T200">insertBefore</text:span></text:span><text:span text:style-name="Source_20_Text"><text:span text:style-name="T183"> ( DOMNode $newnode [, DOMNode $refnode ] ) — данная функция вставляет новый узел перед указанным узлом. Чтобы вносить изменения в добавленный дочерний узел, необходимо использовать возвращаемый узел. $newnode — новый узел. $refnode — контрольный узел. Если отсутствует, то newnode добавляется в конец списка потомков.</text:span></text:span></text:p>
      <text:p text:style-name="Standard"><text:soft-page-break/><text:span text:style-name="Source_20_Text"><text:span text:style-name="T183">public DOMNode DOMNode::</text:span></text:span><text:span text:style-name="Source_20_Text"><text:span text:style-name="T200">cloneNode</text:span></text:span><text:span text:style-name="Source_20_Text"><text:span text:style-name="T183"> ([ bool $deep </text:span></text:span><text:span text:style-name="Source_20_Text"><text:span text:style-name="T208">= false</text:span></text:span><text:span text:style-name="Source_20_Text"><text:span text:style-name="T183">] ) — создает копию узла. $deep —указывает, нужно ли копировать всех потомков.</text:span></text:span></text:p>
      <text:p text:style-name="P166"><text:span text:style-name="Source_20_Text"><text:span text:style-name="T183">public DOMNode DOMDocument::importNode ( DOMNode $importedNode [, bool $deep = FALSE ] ) — </text:span></text:span><text:span text:style-name="Source_20_Text"><text:span text:style-name="T214">э</text:span></text:span><text:span text:style-name="Source_20_Text"><text:span text:style-name="T183">та функция возвращает копию импортируемого узла и связывает ее с текущим документом.</text:span></text:span></text:p>
      <text:p text:style-name="Standard"><text:span text:style-name="Source_20_Text"><text:span text:style-name="T183">public void DOMElement::</text:span></text:span><text:span text:style-name="Source_20_Text"><text:span text:style-name="T200">setAttributeNS</text:span></text:span><text:span text:style-name="Source_20_Text"><text:span text:style-name="T183"> ( string $namespaceURI , string $qualifiedName , string $value ) — устанавливает атрибут с пространстве имен namespaceURI и локальным именем name. Если атрибут не существует, он будет создан. $namespaceURI — URI пространства имен. $qualifiedName — квалифицированное имя атрибута в виде prefix:tagname. $value — значение атрибута.</text:span></text:span></text:p>
      <text:p text:style-name="Standard"><text:span text:style-name="Source_20_Text"><text:span text:style-name="T48">$xmlString = &lt;&lt;&lt;XML</text:span></text:span></text:p>
      <text:p text:style-name="Standard"><text:span text:style-name="Source_20_Text"><text:span text:style-name="T48">&lt;root&gt;</text:span></text:span></text:p>
      <text:p text:style-name="Standard"><text:span text:style-name="Source_20_Text"><text:span text:style-name="T48">&lt;teams&gt;</text:span></text:span></text:p>
      <text:p text:style-name="Standard"><text:span text:style-name="Source_20_Text"><text:span text:style-name="T48">&lt;team&gt;Silverbacks&lt;/team&gt;</text:span></text:span></text:p>
      <text:p text:style-name="Standard"><text:span text:style-name="Source_20_Text"><text:span text:style-name="T48">&lt;team foo="winner"&gt;Golden Eyes&lt;/team&gt;</text:span></text:span></text:p>
      <text:p text:style-name="Standard"><text:span text:style-name="Source_20_Text"><text:span text:style-name="T48">&lt;/teams&gt;</text:span></text:span></text:p>
      <text:p text:style-name="Standard"><text:span text:style-name="Source_20_Text"><text:span text:style-name="T48">&lt;/root&gt;</text:span></text:span></text:p>
      <text:p text:style-name="Standard"><text:span text:style-name="Source_20_Text"><text:span text:style-name="T48">XML;</text:span></text:span></text:p>
      <text:p text:style-name="Standard"><text:span text:style-name="Source_20_Text"><text:span text:style-name="T48">$domDoc = new DOMDocument();</text:span></text:span></text:p>
      <text:p text:style-name="Standard"><text:span text:style-name="Source_20_Text"><text:span text:style-name="T48">$domDoc-&gt;loadXML($xmlString);</text:span></text:span></text:p>
      <text:p text:style-name="Standard"><text:span text:style-name="Source_20_Text"><text:span text:style-name="T48">$xpath = new DomXPath($domDoc);</text:span></text:span></text:p>
      <text:p text:style-name="Standard"><text:span text:style-name="Source_20_Text"><text:span text:style-name="T48">$team2 = $xpath-&gt;query('teams/team[2]');</text:span></text:span></text:p>
      <text:p text:style-name="Standard"><text:span text:style-name="Source_20_Text"><text:span text:style-name="T48">$parent = $xpath-&gt;query('teams');</text:span></text:span></text:p>
      <text:p text:style-name="Standard"><text:span text:style-name="Source_20_Text"><text:span text:style-name="T48">$textElement = $domDoc-&gt;createElement('team', 'Bearhides');</text:span></text:span></text:p>
      <text:p text:style-name="Standard"><text:span text:style-name="Source_20_Text"><text:span text:style-name="T48">$parent-&gt;item(0)-&gt;insertBefore($textElement, $team2-&gt;item(0));</text:span></text:span></text:p>
      <text:h text:style-name="Heading_20_2" text:outline-level="2"><text:bookmark-start text:name="__RefHeading___Toc12253_1995911267"/><text:span text:style-name="T16">Web</text:span> <text:span text:style-name="T16">Features</text:span><text:bookmark-end text:name="__RefHeading___Toc12253_1995911267"/></text:h>
      <text:h text:style-name="Heading_20_3" text:outline-level="3"><text:bookmark-start text:name="__RefHeading___Toc12255_1995911267"/>Sessions<text:bookmark-end text:name="__RefHeading___Toc12255_1995911267"/></text:h>
      <text:p text:style-name="Standard"><text:span text:style-name="T16">HTTP</text:span> — это протокол без учета состояния, что значит что соединение между клиентом и сервером теряется после окончания транзакции. <text:span text:style-name="T16">PHP</text:span> завершается, когда он завершает обработку запроса, и состояние его приложения теряется.</text:p>
      <text:p text:style-name="Standard">Сессия (сеанс) — это средство, позволяющее серверу сохранять состояние приложения для последовательных запросов от посетителя.</text:p>
      <text:p text:style-name="Standard">Сессии в <text:span text:style-name="T16">PHP</text:span> можно запустить при вызове ф-ии <text:span text:style-name="T16">session</text:span>_<text:span text:style-name="T16">start</text:span>() или автоматически, если в <text:span text:style-name="T16">php</text:span>.<text:span text:style-name="T16">ini</text:span> указано <text:span text:style-name="T16">session</text:span>.<text:span text:style-name="T16">auto</text:span>_<text:span text:style-name="T16">start</text:span> = 1.</text:p>
      <text:p text:style-name="Standard"><text:span text:style-name="T57">Если вы используете </text:span><text:span text:style-name="T22">session</text:span><text:span text:style-name="T57">_</text:span><text:span text:style-name="T22">start</text:span><text:span text:style-name="T57"> (), то вы должны убедиться, что вы вызываете эту функцию до того, как какой-либо вывод будет отправлен клиенту.</text:span></text:p>
      <text:p text:style-name="Standard">Когда сессия запустится, пользователю назначится случайный уникальный идентификатор называемый session id. Идентификатор сеанса либо сохраняется в файле <text:span text:style-name="T16">cookie</text:span> на клиенте, либо передается через <text:span text:style-name="T16">URL</text:span>-адрес, если вы включаете параметр конфигурации <text:span text:style-name="T16">session</text:span>.<text:span text:style-name="T16">use</text:span>_<text:span text:style-name="T16">trans</text:span>_<text:span text:style-name="T16">sid</text:span>. Принятие сеансов из <text:span text:style-name="T16">URL</text:span>-адреса может быть рискованным, и лучше настроить <text:span text:style-name="T16">PHP</text:span> только на использование файлов <text:span text:style-name="T16">cookie</text:span> с настройкой <text:span text:style-name="T16">session</text:span>.<text:span text:style-name="T16">use</text:span>_<text:span text:style-name="T16">only</text:span>_<text:span text:style-name="T16">cookies</text:span>.</text:p>
      <text:p text:style-name="Standard">Расширение сессии <text:span text:style-name="T16">use</text:span>_<text:span text:style-name="T16">trans</text:span>_<text:span text:style-name="T16">sid</text:span> предоставляет доступную предопределенную константу <text:span text:style-name="T16">SID</text:span> (имя сессии и идентификатор в виде "<text:span text:style-name="T16">name</text:span>=<text:span text:style-name="T16">ID</text:span>"). Также значение идентификатора можно получить и задать <text:span text:style-name="T16">session</text:span>_<text:span text:style-name="T16">id</text:span>() и заменить его ф-ей <text:span text:style-name="T16">session</text:span>_<text:span text:style-name="T16">regenerate</text:span>_<text:span text:style-name="T16">id</text:span>() (необходимо запускать ее сразу после вызова <text:span text:style-name="T16">session</text:span>_<text:span text:style-name="T16">start</text:span>(), чтобы защитить от такой разновидности взлома как фиксация сеанса(session fixation)).</text:p>
      <text:p text:style-name="Standard"><text:soft-page-break/>session.use_strict_mode определяет будет ли модуль использовать режим строгого идентификатора (ID). Если от браузера получен неопределенный ID, то браузеру будет отправлен новый ID.</text:p>
      <text:p text:style-name="Standard">После начала сеанса суперглобальная $_<text:span text:style-name="T16">SESSION</text:span> доступна как ассоциативный массив, содержащий переменные сеанса.</text:p>
      <text:p text:style-name="P65">Сессию можно завершить тремя способами:</text:p>
      <text:p text:style-name="Standard">1. Присвоить $_<text:span text:style-name="T16">SESSION</text:span> пустой массив.</text:p>
      <text:p text:style-name="Standard">2. Установите время истечения срока действия <text:span text:style-name="T16">cookie</text:span> сеанса в прошлое.</text:p>
      <text:p text:style-name="P27">3. Вызов ф-ии session_destroy().</text:p>
      <text:p text:style-name="Standard">Этап 2 позволит браузеру клиента знать, что он может удалить файл <text:span text:style-name="T16">cookie</text:span>, содержащий идентификатор сеанса. Однако нет никакой гарантии, что клиент сделает это. Конечно, если вы не используете сеансы на основе файлов <text:span text:style-name="T16">cookie</text:span>, тогда нет необходимости делать это.</text:p>
      <text:p text:style-name="P65">Обработчики сеансов</text:p>
      <text:p text:style-name="Standard"><text:span text:style-name="T16">PHP</text:span> поддерживает создание собственного обработчика сеанса, но по умолчанию сеансы <text:span text:style-name="T16">PHP</text:span> хранятся на диске и используют команды <text:span text:style-name="T16">serialize</text:span>() и <text:span text:style-name="T16">unserialize</text:span>() для кодирования и декодирования данных.</text:p>
      <text:p text:style-name="P168">Помимо сеансов на основе дисков, <text:span text:style-name="T16">PHP</text:span> также поставляется с обработчиком сеанса <text:span text:style-name="T16">memcached </text:span><text:span text:style-name="T35">(</text:span><text:span text:style-name="T24">по умолчанию есть files, memcache, </text:span><text:span text:style-name="T25">sqlite</text:span><text:span text:style-name="T35">)</text:span>, который можно настроить в <text:span text:style-name="T16">php</text:span>.<text:span text:style-name="T16">ini (session.save_handler)</text:span>. Если вы хотите написать собственный обработчик сеанса, вы должны реализовать интерфейс <text:span text:style-name="T16">SessionHandlerInterface</text:span>. Это позволит вам использовать альтернативные способы хранения ваших сеансов и настроить, как вы кодируете и декодируете данные сеанса.</text:p>
      <text:p text:style-name="P18">$handler = new MySessionHandler();</text:p>
      <text:p text:style-name="P18">session_set_save_handler($handler, true);</text:p>
      <text:p text:style-name="P18">session_start();</text:p>
      <text:p text:style-name="P65">Функции</text:p>
      <text:p text:style-name="Standard"><text:span text:style-name="T16">bool</text:span> <text:span text:style-name="T18">session</text:span><text:span text:style-name="T2">_</text:span><text:span text:style-name="T18">abort</text:span><text:span text:style-name="T2"> </text:span>() — отменяет изменения в массиве сессии и завершает ее. Таким образом, сохраняются исходные значения в данных сеанса.</text:p>
      <text:p text:style-name="Standard"><text:span text:style-name="T16">int</text:span> <text:span text:style-name="T18">session</text:span><text:span text:style-name="T2">_</text:span><text:span text:style-name="T18">cache</text:span><text:span text:style-name="T2">_</text:span><text:span text:style-name="T18">expire</text:span><text:span text:style-name="T2"> </text:span>([ <text:span text:style-name="T16">string</text:span> $<text:span text:style-name="T16">new</text:span>_<text:span text:style-name="T16">cache</text:span>_<text:span text:style-name="T16">expire</text:span> ]) — возвращает текущую настройку <text:span text:style-name="T16">session</text:span>.<text:span text:style-name="T16">cache</text:span>_<text:span text:style-name="T16">expire</text:span> (время жизни в <text:span text:style-name="T2">минутах</text:span>). По умолчанию 180. Возвращаемое значение – предыдущее значение!</text:p>
      <text:p text:style-name="Standard"><text:span text:style-name="T38">session</text:span><text:span text:style-name="T48">_</text:span><text:span text:style-name="T38">cache</text:span><text:span text:style-name="T48">_</text:span><text:span text:style-name="T38">expire</text:span><text:span text:style-name="T48">(30);</text:span></text:p>
      <text:p text:style-name="Standard"><text:span text:style-name="T48">$</text:span><text:span text:style-name="T38">cache</text:span><text:span text:style-name="T48">_</text:span><text:span text:style-name="T38">expire</text:span><text:span text:style-name="T48"> = </text:span><text:span text:style-name="T38">session</text:span><text:span text:style-name="T48">_</text:span><text:span text:style-name="T38">cache</text:span><text:span text:style-name="T48">_</text:span><text:span text:style-name="T38">expire</text:span><text:span text:style-name="T48">(); // 30</text:span></text:p>
      <text:p text:style-name="Standard"><text:span text:style-name="T16">string</text:span> <text:span text:style-name="T18">session</text:span><text:span text:style-name="T2">_</text:span><text:span text:style-name="T18">cache</text:span><text:span text:style-name="T2">_</text:span><text:span text:style-name="T18">limiter</text:span> ([<text:span text:style-name="T16">string</text:span> $<text:span text:style-name="T16">cache</text:span>_<text:span text:style-name="T16">limiter</text:span>]) — получить и/или установить текущий режим кеширования. Режим кеширования определяет, какие <text:span text:style-name="T16">HTTP</text:span>-заголовки управления кешем посылать клиенту. Эти заголовки определяют, какими правилами кеширования контента должны руководствоваться клиент и промежуточные прокси.</text:p>
      <text:p text:style-name="P69">Режимы кэширования:</text:p>
      <text:p text:style-name="Standard"><text:span text:style-name="T22">public</text:span> — разрешает кэширование как на стороне клиента, так и на прокси.</text:p>
      <text:p text:style-name="Standard"><text:span text:style-name="T22">private</text:span> — запрещает кеширование прокси-серверам, но разрешает клиенту.</text:p>
      <text:p text:style-name="Standard"><text:span text:style-name="T22">private</text:span><text:span text:style-name="T57">_</text:span><text:span text:style-name="T22">no</text:span><text:span text:style-name="T57">_</text:span><text:span text:style-name="T22">expire</text:span> — запрещает кеширование прокси-серверам и нет параметра <text:span text:style-name="T16">Expires</text:span> (времени жизни)</text:p>
      <text:p text:style-name="Standard"><text:span text:style-name="T22">nocache</text:span> — запрещает любое кэширование</text:p>
      <text:p text:style-name="Standard"><text:span text:style-name="T16">string</text:span> <text:span text:style-name="T18">session</text:span><text:span text:style-name="T2">_</text:span><text:span text:style-name="T18">create</text:span><text:span text:style-name="T2">_</text:span><text:span text:style-name="T18">id</text:span> ([ <text:span text:style-name="T16">string</text:span> $<text:span text:style-name="T16">prefix</text:span> ]) — возвращает новый идентификатор сессии, который не подвержен коллизиям. <text:span text:style-name="T57">При неактивной сессии проверка на коллизии не осуществляется! </text:span>Если указан параметр <text:span text:style-name="T16">prefix</text:span>, то новый идентификатор сессии будет с префиксом <text:span text:style-name="T16">prefix</text:span>. Допускается использовать только символы из диапазона: <text:span text:style-name="T16">a</text:span>-<text:span text:style-name="T16">z</text:span> <text:span text:style-name="T16">A</text:span>-<text:span text:style-name="T16">Z</text:span> 0-9 , (запятая) и – (минус).</text:p>
      <text:p text:style-name="Standard"><text:span text:style-name="T38">session</text:span><text:span text:style-name="T48">_</text:span><text:span text:style-name="T38">start</text:span><text:span text:style-name="T48">(); // Старт сессии для проверки на коллизии</text:span></text:p>
      <text:p text:style-name="P10">$newid = session_create_id('myprefix-');</text:p>
      <text:p text:style-name="P10"><text:soft-page-break/>session_commit(); // Завершение сессии</text:p>
      <text:p text:style-name="P10">ini_set('session.use_strict_mode', 0); // возможность установки пользов-го id</text:p>
      <text:p text:style-name="Standard"><text:span text:style-name="T38">session</text:span><text:span text:style-name="T48">_</text:span><text:span text:style-name="T38">id</text:span><text:span text:style-name="T48">($</text:span><text:span text:style-name="T38">newid</text:span><text:span text:style-name="T48">); // Установка нового пользовательского </text:span><text:span text:style-name="T38">id</text:span><text:span text:style-name="T48"> сессии</text:span></text:p>
      <text:p text:style-name="Standard"><text:span text:style-name="T38">session</text:span><text:span text:style-name="T48">_</text:span><text:span text:style-name="T38">start</text:span><text:span text:style-name="T48">(); // Старт сессии с пользовательским идентификатором</text:span></text:p>
      <text:p text:style-name="Standard"><text:span text:style-name="T16">string</text:span> <text:span text:style-name="T18">session</text:span><text:span text:style-name="T2">_</text:span><text:span text:style-name="T18">encode</text:span>() — возвращает сериализованную строку, содержащую данные текущей сессии, хранящиеся в суперглобальном массиве $_<text:span text:style-name="T16">SESSION</text:span>. <text:span text:style-name="T57">Необходимо вызвать функцию </text:span><text:span text:style-name="T22">session</text:span><text:span text:style-name="T57">_</text:span><text:span text:style-name="T22">start</text:span><text:span text:style-name="T57">() перед использованием </text:span><text:span text:style-name="T22">session</text:span><text:span text:style-name="T57">_</text:span><text:span text:style-name="T22">encode</text:span><text:span text:style-name="T57">().</text:span></text:p>
      <text:p text:style-name="Standard"><text:span text:style-name="T16">bool</text:span> <text:span text:style-name="T18">session</text:span><text:span text:style-name="T2">_</text:span><text:span text:style-name="T18">decode</text:span> ( <text:span text:style-name="T16">string</text:span> $<text:span text:style-name="T16">data</text:span> ) — декодирует сериализованные данные сессии, переданные в $<text:span text:style-name="T16">data</text:span> и заполняет суперглобальный массив $_<text:span text:style-name="T16">SESSION</text:span> полученным результатом.</text:p>
      <text:p text:style-name="Standard"><text:span text:style-name="T16">bool</text:span> <text:span text:style-name="T18">session</text:span><text:span text:style-name="T2">_</text:span><text:span text:style-name="T18">destroy</text:span>() — уничтожает все данные сессии. <text:span text:style-name="T57">Если требуется уничтожить сессию, также необходимо удалить сессионные </text:span><text:span text:style-name="T22">cookie</text:span><text:span text:style-name="T57"> </text:span>(чтобы не было коллизий при параллельных запросах).</text:p>
      <text:p text:style-name="Standard"><text:span text:style-name="T16">string</text:span> <text:span text:style-name="T18">session</text:span><text:span text:style-name="T2">_</text:span><text:span text:style-name="T18">gc</text:span>() — выполняет сборку мусора данных сессии. Нужна активная сессия для инициализации доступа к хранилищу данных сессии <text:span text:style-name="T22">session</text:span><text:span text:style-name="T57">_</text:span><text:span text:style-name="T22">start</text:span><text:span text:style-name="T57">()</text:span>.</text:p>
      <text:p text:style-name="Standard"><text:span text:style-name="T16">array</text:span> <text:span text:style-name="T18">session</text:span><text:span text:style-name="T2">_</text:span><text:span text:style-name="T18">get</text:span><text:span text:style-name="T2">_</text:span><text:span text:style-name="T18">cookie</text:span><text:span text:style-name="T2">_</text:span><text:span text:style-name="T18">params</text:span>() — возвращает массив с информацией о <text:span text:style-name="T16">cookie</text:span> текущей сессии, который содержит следующие элементы: <text:s/><text:span text:style-name="T16">lifetime</text:span>, <text:s/><text:span text:style-name="T16">path</text:span>, <text:s/><text:span text:style-name="T16">domain</text:span>, <text:s/><text:span text:style-name="T16">secure</text:span>, <text:s/><text:span text:style-name="T16">httponly</text:span>.</text:p>
      <text:p text:style-name="Standard"><text:span text:style-name="T16">string</text:span> <text:span text:style-name="T18">session</text:span><text:span text:style-name="T2">_</text:span><text:span text:style-name="T18">id</text:span> ([ <text:span text:style-name="T16">string</text:span> $<text:span text:style-name="T16">id</text:span> ]) — получает и/или устанавливает идентификатор текущей сессии. Если указан параметр <text:span text:style-name="T16">id</text:span>, то он заменит идентификатор текущий сессии. Для этого <text:span text:style-name="T16">session</text:span>_<text:span text:style-name="T16">id</text:span>() следует вызывать до <text:span text:style-name="T16">session</text:span>_<text:span text:style-name="T16">start</text:span>(). </text:p>
      <text:p text:style-name="Standard"><text:span text:style-name="T16">string</text:span> <text:span text:style-name="T18">session</text:span><text:span text:style-name="T2">_</text:span><text:span text:style-name="T18">module</text:span><text:span text:style-name="T2">_</text:span><text:span text:style-name="T18">name</text:span> ([ <text:span text:style-name="T16">string</text:span> $<text:span text:style-name="T16">module</text:span> ] ) — возвращает и/или устанавливает модуль текущей сессии [<text:span text:style-name="T16">files</text:span>, <text:span text:style-name="T16">memcache, </text:span><text:span text:style-name="T34">sqlite</text:span>].</text:p>
      <text:p text:style-name="Standard"><text:span text:style-name="T16">string</text:span> <text:span text:style-name="T18">session</text:span><text:span text:style-name="T2">_</text:span><text:span text:style-name="T18">name</text:span> ([ <text:span text:style-name="T16">string</text:span> $<text:span text:style-name="T16">name</text:span> ]) — получить или установить имя текущей сессии (Пример: <text:span text:style-name="T16">PHPSID</text:span>). Возвращает старое имя сессии.</text:p>
      <text:p text:style-name="Standard"><text:span text:style-name="T16">bool</text:span> <text:span text:style-name="T18">session</text:span><text:span text:style-name="T2">_</text:span><text:span text:style-name="T18">regenerate</text:span><text:span text:style-name="T2">_</text:span><text:span text:style-name="T18">id</text:span> ([ <text:span text:style-name="T16">bool</text:span> $<text:span text:style-name="T16">delete</text:span>_<text:span text:style-name="T16">old</text:span>_<text:span text:style-name="T16">session</text:span> = <text:span text:style-name="T16">FALSE</text:span> ] ) — генерирует и обновляет идентификатор текущей сессии (есть вероятность потерять сессию при нестабильном соединении).</text:p>
      <text:p text:style-name="Standard"><text:span text:style-name="T16">void </text:span><text:span text:style-name="T18">session_register_shutdown</text:span><text:span text:style-name="T16">() — функция завершения сессии. </text:span>Регистрирует функцию <text:span text:style-name="T16">session</text:span>_<text:span text:style-name="T16">write</text:span>_<text:span text:style-name="T16">close</text:span>() в качестве функции завершения сессии.</text:p>
      <text:p text:style-name="Standard"><text:span text:style-name="T16">bool</text:span> <text:span text:style-name="T18">session</text:span><text:span text:style-name="T2">_</text:span><text:span text:style-name="T18">reset</text:span>() — реинициализирует сессию оригинальными значениями. Эта функция требует наличия активной сессии и уничтожает все изменения в массиве $_<text:span text:style-name="T16">SESSION</text:span>.</text:p>
      <text:p text:style-name="Standard"><text:span text:style-name="T16">string</text:span> <text:span text:style-name="T18">session</text:span><text:span text:style-name="T2">_</text:span><text:span text:style-name="T18">save</text:span><text:span text:style-name="T2">_</text:span><text:span text:style-name="T18">path</text:span><text:span text:style-name="T2"> </text:span>([ <text:span text:style-name="T16">string</text:span> $<text:span text:style-name="T16">path</text:span> ]) — получает и/или устанавливает путь сохранения сессии (параметр session.save_path). Возвращает путь текущей директории, которая используется для сохранения данных сессии. Для этой цели session_save_path() следует вызывать перед session_start().</text:p>
      <text:p text:style-name="Standard"><text:span text:style-name="T16">bool </text:span><text:span text:style-name="T18">session_set_cookie_params</text:span><text:span text:style-name="T16"> ( int $lifetime [, string $path [, string $domain [, bool $secure = FALSE [, bool $httponly = FALSE ]]]] ) — устанавливает параметры сессионной cookie. </text:span>Устанавливает параметры <text:span text:style-name="T16">cookie</text:span>, определённые в файле <text:span text:style-name="T16">php</text:span>.<text:span text:style-name="T16">ini</text:span>. Эффект этой функции сохраняется только на время выполнения скрипта. Таким образом, нужно вызывать <text:span text:style-name="T16">session</text:span>_<text:span text:style-name="T16">set</text:span>_<text:span text:style-name="T16">cookie</text:span>_<text:span text:style-name="T16">params</text:span>() для каждого запроса и перед каждым вызовом <text:span text:style-name="T16">session</text:span>_<text:span text:style-name="T16">start</text:span>(). Есть небольшие отличия от <text:span text:style-name="T16">setcookie</text:span>:</text:p>
      <text:p text:style-name="Standard"><text:span text:style-name="T22">lifetime</text:span> — время жизни сессионной <text:span text:style-name="T16">cookie</text:span> в секундах (60, 3600 и т.д.).</text:p>
      <text:p text:style-name="Standard"><text:span text:style-name="T22">path</text:span> — путь в домене, где <text:span text:style-name="T16">cookie</text:span> будет работать. Используйте одну косую черту ('/') для всех путей в домене.</text:p>
      <text:p text:style-name="Standard"><text:span text:style-name="T22">domain</text:span> — <text:s/>домен <text:span text:style-name="T16">cookie</text:span>, например '<text:span text:style-name="T16">www</text:span>.<text:span text:style-name="T16">php</text:span>.<text:span text:style-name="T16">net</text:span>'. Чтобы сделать <text:span text:style-name="T16">cookies</text:span> видимыми для всех поддоменов, перед именем домена нужно поставить точку, например '.<text:span text:style-name="T16">php</text:span>.<text:span text:style-name="T16">net</text:span>'.</text:p>
      <text:p text:style-name="Standard"><text:span text:style-name="T22">secure</text:span> — если <text:span text:style-name="T16">TRUE</text:span>, то <text:span text:style-name="T16">cookies</text:span> будут передаваться только через защищённые соединения.</text:p>
      <text:p text:style-name="Standard"><text:span text:style-name="T22">httponly</text:span> — если установлено <text:span text:style-name="T16">TRUE</text:span>, то <text:span text:style-name="T16">PHP</text:span> попытается отправить флаг <text:span text:style-name="T16">httponly</text:span> при настройке сессионной <text:span text:style-name="T16">cookie</text:span>.</text:p>
      <text:p text:style-name="Standard"><text:soft-page-break/><text:span text:style-name="T16">bool </text:span><text:span text:style-name="T18">session_set_save_handler</text:span><text:span text:style-name="T16"> ( callable $open , callable $close , callable $read , callable $write , callable $destroy , callable $gc [, callable $create_sid [, callable $validate_sid [, callable $update_timestamp ]]] ) или bool </text:span><text:span text:style-name="T18">session_set_save_handler</text:span><text:span text:style-name="T16"> ( object $sessionhandler [, bool $register_shutdown = TRUE ] ) — устанавливает пользовательские обработчики хранения сессии</text:span></text:p>
      <text:p text:style-name="Standard"><text:span text:style-name="T16">bool</text:span> <text:span text:style-name="T18">session</text:span><text:span text:style-name="T2">_</text:span><text:span text:style-name="T18">start</text:span> ([ <text:span text:style-name="T16">array</text:span> $<text:span text:style-name="T16">options</text:span> = <text:span text:style-name="T16">array</text:span>() ] ) — создает сессию, либо возобновляет существующую, основываясь на идентификаторе сессии, переданном через <text:span text:style-name="T16">GET</text:span>- или <text:span text:style-name="T16">POST</text:span>-запрос, либо переданный через <text:span text:style-name="T16">cookie</text:span>. Когда вызвана функция <text:span text:style-name="T16">session</text:span>_<text:span text:style-name="T16">start</text:span>() или когда сессия создается автоматически, <text:span text:style-name="T16">PHP</text:span> вызовет открытие и чтение обработчиков записи сессии. Это могут быть как встроенные обработчики, так и предоставляемые расширениями (например, <text:span text:style-name="T16">SQLite</text:span> или <text:span text:style-name="T16">Memcached</text:span>); или вообще определенный пользователем обработчик, заданный функцией <text:span text:style-name="T16">session</text:span>_<text:span text:style-name="T16">set</text:span>_<text:span text:style-name="T16">save</text:span>_<text:span text:style-name="T16">handler</text:span>(). <text:span text:style-name="T16">Callback</text:span>-функция чтения извлечет все существующие данные сессии (сохраненные в специальном сериализованном виде), десериализует их и занесет в суперглобальный массив $_<text:span text:style-name="T16">SESSION</text:span>, после чего вернет сохраненные данные обработчику сессий <text:span text:style-name="T16">PHP</text:span>. $<text:span text:style-name="T16">options</text:span> – переопределяет конфигурации из <text:span text:style-name="T16">php</text:span>.<text:span text:style-name="T16">ini</text:span> (<text:span text:style-name="T16">session</text:span>.{<text:span text:style-name="T16">name</text:span>}), но без приставки <text:span text:style-name="T16">session</text:span>. В дополнение к обычному набору конфигурационных директив, может быть добавлена опция <text:span text:style-name="T16">read</text:span>_<text:span text:style-name="T16">and</text:span>_<text:span text:style-name="T16">close</text:span>. Если установлена в <text:span text:style-name="T16">TRUE</text:span>, то сессия будет закрыта сразу же после прочтения, теоретически позволяя избежать блокировки, если данные сессии не будут изменяться.</text:p>
      <text:p text:style-name="Standard"><text:span text:style-name="T16">int</text:span> <text:span text:style-name="T18">session</text:span><text:span text:style-name="T2">_</text:span><text:span text:style-name="T18">status</text:span>() — возвращает состояние текущей сессии</text:p>
      <text:p text:style-name="Standard"><text:span text:style-name="T16">PHP</text:span>_<text:span text:style-name="T16">SESSION</text:span>_<text:span text:style-name="T16">DISABLED</text:span> = 0, если механизм сессий отключен.</text:p>
      <text:p text:style-name="Standard"><text:span text:style-name="T16">PHP</text:span>_<text:span text:style-name="T16">SESSION</text:span>_<text:span text:style-name="T16">NONE</text:span> = 1, если механизм сессий включен, но сессия не создана.</text:p>
      <text:p text:style-name="Standard"><text:span text:style-name="T16">PHP</text:span>_<text:span text:style-name="T16">SESSION</text:span>_<text:span text:style-name="T16">ACTIVE</text:span> = 2, если механизм сессий включен и сессия создана.</text:p>
      <text:p text:style-name="Standard"><text:span text:style-name="T16">bool</text:span> <text:span text:style-name="T18">session</text:span><text:span text:style-name="T2">_</text:span><text:span text:style-name="T18">unset</text:span>() — удаляет все зарегистрированные переменные текущей сессии.</text:p>
      <text:p text:style-name="Standard"><text:span text:style-name="T57">!!! НЕ удаляйте весь массив $_</text:span><text:span text:style-name="T22">SESSION</text:span><text:span text:style-name="T57"> с помощью </text:span><text:span text:style-name="T22">unset</text:span><text:span text:style-name="T57">($_</text:span><text:span text:style-name="T22">SESSION</text:span><text:span text:style-name="T57">), так как это приведет к невозможности регистрации новых переменных через суперглобальный массив $_</text:span><text:span text:style-name="T22">SESSION</text:span></text:p>
      <text:p text:style-name="Standard"><text:span text:style-name="T16">bool</text:span> <text:span text:style-name="T18">session</text:span><text:span text:style-name="T2">_</text:span><text:span text:style-name="T18">write</text:span><text:span text:style-name="T2">_</text:span><text:span text:style-name="T18">close</text:span>() — записывает данные сессии и завершает её</text:p>
      <text:p text:style-name="Standard"><text:span text:style-name="T16">bool </text:span><text:span text:style-name="T18">session_commit</text:span><text:span text:style-name="T16">() — псевдоним session_write_close.</text:span></text:p>
      <text:p text:style-name="Standard"><text:span text:style-name="T16">PHP может отслеживать прогресс загрузки отдельных файлов при включенной опции session.upload_progress.enabled. Данная информация не особенно полезна для запроса, непосредственно закачивающего файл, однако, в течение данной загрузки приложение может посылать POST-запросы на отдельную страницу (например, с помощью XHR) для проверки статуса.</text:span></text:p>
      <text:p text:style-name="Standard"><text:span text:style-name="T16"/></text:p>
      <text:p text:style-name="Standard"><text:span text:style-name="T16">Прогресс закачки будет доступен в суперглобальной переменной $_SESSION во время выполнения загрузки, а также при отправке POST-запросом переменной с именем, равным значению опции session.upload_progress.name. Как только PHP обнаружит такой POST-запрос, он создаст массив в $_SESSION, ключом которого будет конкатенация значений опций session.upload_progress.prefix и session.upload_progress.name.</text:span></text:p>
      <text:h text:style-name="Heading_20_3" text:outline-level="3"><text:bookmark-start text:name="__RefHeading___Toc12257_1995911267"/>Forms<text:bookmark-end text:name="__RefHeading___Toc12257_1995911267"/></text:h>
      <text:p text:style-name="P65">Загрузка файлов</text:p>
      <text:p text:style-name="Standard">Формы позволяют загружать файлы с помощью транзакции <text:span text:style-name="T16">HTTP</text:span> <text:span text:style-name="T16">POST</text:span> с несколькими частями.</text:p>
      <text:p text:style-name="P27">&lt;form enctype="multipart/form-data" action="" method="post"&gt;</text:p>
      <text:p text:style-name="P36">По умолчанию application/x-www-form-urlencoded</text:p>
      <text:p text:style-name="Standard">Чтобы сообщить клиенту об ограничении размера загрузки:</text:p>
      <text:p text:style-name="P27">&lt;input type = "hidden" name = "MAX_FILE_SIZE" value = "1000000 (в байтах)" /&gt;</text:p>
      <text:p text:style-name="Standard">Для пользователя очень просто отключить или изменить предел для обхода ограничения.</text:p>
      <text:p text:style-name="Standard"><text:soft-page-break/>Параметр <text:span text:style-name="T18">post</text:span><text:span text:style-name="T2">_</text:span><text:span text:style-name="T18">max</text:span><text:span text:style-name="T2">_</text:span><text:span text:style-name="T18">size</text:span> ограничивает максимальное количество данных, которое может содержать <text:span text:style-name="T16">POST</text:span>. <text:span text:style-name="T18">upload</text:span><text:span text:style-name="T2">_</text:span><text:span text:style-name="T18">max</text:span><text:span text:style-name="T2">_</text:span><text:span text:style-name="T18">filesize</text:span> применяется для ограничения размера файлов, которые могут быть загружены.</text:p>
      <text:p text:style-name="Standard"><text:span text:style-name="T16">PHP</text:span> хранит загруженные файлы во временном месте. К нему имеет доступ скрипт, которому форма была отправлена. Файл можно обработать во временном месте и затем перенести его в постоянное место хранения. <text:span text:style-name="T16">PHP</text:span> автоматически удаляет временный файл, когда скрипт завершает выполнение.</text:p>
      <text:p text:style-name="Standard">Каждый файл, который был загружен в форму, будет содержать запись в суперглобальном массиве $_<text:span text:style-name="T16">FILES</text:span>. Информация в массиве $_<text:span text:style-name="T16">FILES</text:span> может быть легко подделана, поэтому вы должны вручную проверять каждую информацию с помощью расширения <text:span text:style-name="T16">FileInfo, </text:span><text:span text:style-name="T108">функций вида </text:span><text:span text:style-name="T16">finfo_file()</text:span>.</text:p>
      <text:p text:style-name="Standard"/>
      <text:p text:style-name="P28">Свойства $_FILES:</text:p>
      <text:p text:style-name="P27">&lt;input name="userfile" type="file" /&gt;</text:p>
      <text:p text:style-name="Standard">$_<text:span text:style-name="T16">FILES</text:span>['<text:span text:style-name="T16">userfile</text:span>']['<text:span text:style-name="T16">name</text:span>'] — оригинальное имя файла на компьютере клиента.</text:p>
      <text:p text:style-name="Standard">$_<text:span text:style-name="T16">FILES</text:span>['<text:span text:style-name="T16">userfile</text:span>']['<text:span text:style-name="T16">type</text:span>'] — <text:span text:style-name="T16">Mime</text:span>-тип файла, в случае, если браузер предоставил такую информацию. В качестве примера можно привести "<text:span text:style-name="T16">image</text:span>/<text:span text:style-name="T16">gif</text:span>". Этот <text:span text:style-name="T16">mime</text:span>-тип не проверяется на стороне <text:span text:style-name="T16">PHP</text:span>, так что не полагайтесь на его значение без проверки.</text:p>
      <text:p text:style-name="Standard">$_<text:span text:style-name="T16">FILES</text:span>['<text:span text:style-name="T16">userfile</text:span>']['<text:span text:style-name="T16">size</text:span>'] — размер в байтах принятого файла.</text:p>
      <text:p text:style-name="Standard">$_<text:span text:style-name="T16">FILES</text:span>['<text:span text:style-name="T16">userfile</text:span>']['<text:span text:style-name="T16">tmp</text:span>_<text:span text:style-name="T16">name</text:span>'] — временное имя, с которым принятый файл был сохранен на сервере.</text:p>
      <text:p text:style-name="Standard">$_<text:span text:style-name="T16">FILES</text:span>['<text:span text:style-name="T16">userfile</text:span>']['<text:span text:style-name="T16">error</text:span>'] — код ошибки, которая может возникнуть при загрузке файла, или <text:span text:style-name="T16">UPLOAD</text:span>_<text:span text:style-name="T16">ERR</text:span>_<text:span text:style-name="T16">OK</text:span> = 0.</text:p>
      <text:p text:style-name="Standard">Точки и пробелы в именах полей формы преобразуются в символы подчеркивания:</text:p>
      <text:p text:style-name="P27">&lt;input name="email.address" type="text"&gt; </text:p>
      <text:p text:style-name="P27">преобразуется в $_GET['email_address'] <text:s/>или $_POST['email_address'].</text:p>
      <text:p text:style-name="P27"/>
      <text:p text:style-name="Standard">Данные из формы могут передаться в виде массива:</text:p>
      <text:p text:style-name="P27">&lt;input type="text" name="name[first]"&gt; // $_REQUEST['name']['first']</text:p>
      <text:p text:style-name="P27">&lt;input type="text" name="name[last]"&gt; // $_REQUEST['name']['last']</text:p>
      <text:p text:style-name="P27">Или</text:p>
      <text:p text:style-name="P27">&lt;input type="checkbox" name="pets[]" value="cats" checked&gt;</text:p>
      <text:p text:style-name="P27">&lt;input type="checkbox" name="pets[]" value="dog" checked&gt; // $_REQUEST['pets'] = array('cats', 'dog')</text:p>
      <text:p text:style-name="P27"/>
      <text:p text:style-name="P65">Выделение нескольких элементов в списке</text:p>
      <text:p text:style-name="Standard">&lt;<text:span text:style-name="T16">select</text:span> <text:span text:style-name="T16">name</text:span>="<text:span text:style-name="T16">var</text:span>[]" <text:span text:style-name="T16">multiple</text:span>="<text:span text:style-name="T16">yes</text:span>"&gt; // <text:span text:style-name="T16">var</text:span>[]=1&amp;<text:span text:style-name="T16">var</text:span>[]=3...</text:p>
      <text:p text:style-name="Standard">Если использовать <text:span text:style-name="T16">var</text:span> без скобок, то каждое последующее значение будет перезаписывать предыдущее.</text:p>
      <text:p text:style-name="Standard">Если в <text:span text:style-name="T16">option</text:span> не указан атрибут <text:span text:style-name="T16">value</text:span>, то будет считаться значением атрибута – текст внутри тега.</text:p>
      <text:h text:style-name="Heading_20_3" text:outline-level="3"><text:bookmark-start text:name="__RefHeading___Toc12259_1995911267"/><text:span text:style-name="T16">GET</text:span> <text:span text:style-name="T16">and</text:span> <text:span text:style-name="T16">POST</text:span> <text:span text:style-name="T16">data</text:span><text:bookmark-end text:name="__RefHeading___Toc12259_1995911267"/></text:h>
      <text:p text:style-name="Standard"><text:span text:style-name="T16">GET</text:span> запрашивает представление ресурса. Запросы с использованием этого метода могут только извлекать данные.</text:p>
      <text:p text:style-name="Standard"><text:span text:style-name="T16">HEAD</text:span> запрашивает ресурс так же, как и метод <text:span text:style-name="T16">GET</text:span>, но без тела ответа.</text:p>
      <text:p text:style-name="Standard"><text:span text:style-name="T16">POST</text:span> используется для отправки сущностей к определённому ресурсу. Часто вызывает изменение состояния или какие-то побочные эффекты на сервере.</text:p>
      <text:p text:style-name="Standard"><text:span text:style-name="T16">PUT</text:span> заменяет все текущие представления ресурса данными запроса.</text:p>
      <text:p text:style-name="Standard"><text:soft-page-break/><text:span text:style-name="T16">DELETE</text:span> удаляет указанный ресурс.</text:p>
      <text:p text:style-name="Standard"><text:span text:style-name="T16">CONNECT</text:span> устанавливает "туннель" к серверу, определённому по ресурсу.</text:p>
      <text:p text:style-name="Standard"><text:span text:style-name="T16">OPTIONS</text:span> используется для описания параметров соединения с ресурсом.</text:p>
      <text:p text:style-name="Standard"><text:span text:style-name="T16">TRACE</text:span> выполняет вызов возвращаемого тестового сообщения с ресурса.</text:p>
      <text:p text:style-name="Standard"><text:span text:style-name="T16">PATCH</text:span> используется для частичного изменения ресурса.</text:p>
      <text:p text:style-name="Standard"/>
      <text:p text:style-name="Standard"><text:span text:style-name="T16">HTTP</text:span>-запрос содержит три части: <text:span text:style-name="T16">url</text:span>, <text:span text:style-name="T16">header</text:span> и <text:span text:style-name="T16">body</text:span>.</text:p>
      <text:p text:style-name="Standard"><text:span text:style-name="T2">Данные могут быть получены </text:span><text:span text:style-name="T18">PHP</text:span><text:span text:style-name="T2">-приложением следующим образом:</text:span></text:p>
      <text:p text:style-name="Standard"><text:span text:style-name="T16">GET</text:span> параметры из <text:span text:style-name="T16">URL</text:span> – запросом $_<text:span text:style-name="T16">GET</text:span></text:p>
      <text:p text:style-name="Standard"><text:span text:style-name="T16">POST</text:span> тело – запросом $_<text:span text:style-name="T16">POST</text:span></text:p>
      <text:p text:style-name="Standard"><text:span text:style-name="T16">PUT</text:span> тело – запросом чтения из <text:span text:style-name="T16">php</text:span>://<text:span text:style-name="T16">input</text:span></text:p>
      <text:p text:style-name="Standard"><text:span text:style-name="T16">PATCH</text:span> тело – запросом чтения из <text:span text:style-name="T16">php</text:span>://<text:span text:style-name="T16">input</text:span></text:p>
      <text:p text:style-name="P27">Cookie (Заголовок) – $_COOKIE</text:p>
      <text:p text:style-name="Standard"><text:span text:style-name="T16">Загруженные файлы – запросом $_FILES (</text:span><text:span text:style-name="T18">associative array of items</text:span><text:span text:style-name="T16">)</text:span></text:p>
      <text:p text:style-name="P29">php://input недоступен с типом содержимого enctype="multipart/form-data".</text:p>
      <text:p text:style-name="P35">PHP поддерживает загрузку файлов методом HTTP PUT, который используется в некоторых клиентах для загрузки файлов на сервер. Запросы PUT намного проще, чем загрузка файла с использованием POST-запросами и выглядят примерно так:</text:p>
      <text:p text:style-name="P30">PUT /path/filename.html HTTP/1.1</text:p>
      <text:p text:style-name="Standard">Если запрос был из командной строки, то для получения массива параметров нужно запросить $_<text:span text:style-name="T16">SERVER</text:span>['<text:span text:style-name="T16">argv</text:span>'] или $_<text:span text:style-name="T16">SERVER</text:span>['<text:span text:style-name="T16">arg</text:span>с'] – для получения кол-ва переданных параметров.</text:p>
      <text:p text:style-name="Standard">В дополнение к данным, содержащимся в <text:span text:style-name="T16">HTTP</text:span>-запросе, <text:span text:style-name="T16">PHP</text:span> может принимать данные из среды, в которой он выполняется – $_<text:span text:style-name="T16">ENV</text:span> (суперглобальная переменная).</text:p>
      <text:p text:style-name="Standard">$_<text:span text:style-name="T16">REQUEST</text:span> – суперглобальная переменная в виде ассоциативного массива, что содержит в себе значения $_<text:span text:style-name="T16">GET</text:span>, $_<text:span text:style-name="T16">POST</text:span> и $_<text:span text:style-name="T16">COOKIE</text:span>.</text:p>
      <text:p text:style-name="Standard"><text:span text:style-name="T57">В </text:span><text:span text:style-name="T22">php</text:span><text:span text:style-name="T57">.</text:span><text:span text:style-name="T22">ini</text:span><text:span text:style-name="T57"> переменная </text:span><text:span text:style-name="T22">variables</text:span><text:span text:style-name="T57">_</text:span><text:span text:style-name="T22">order</text:span><text:span text:style-name="T57"> устанавливает порядок обработки переменных </text:span><text:span text:style-name="T22">EGPCS</text:span><text:span text:style-name="T57"> (</text:span><text:span text:style-name="T22">Environment</text:span><text:span text:style-name="T57">, </text:span><text:span text:style-name="T22">Get</text:span><text:span text:style-name="T57">, </text:span><text:span text:style-name="T22">Post</text:span><text:span text:style-name="T57">, </text:span><text:span text:style-name="T22">Cookie</text:span><text:span text:style-name="T57">, и </text:span><text:span text:style-name="T22">Server</text:span><text:span text:style-name="T57">). Например, если </text:span><text:span text:style-name="T22">variables</text:span><text:span text:style-name="T57">_</text:span><text:span text:style-name="T22">order</text:span><text:span text:style-name="T57"> установлена в "</text:span><text:span text:style-name="T22">SP</text:span><text:span text:style-name="T57">", то </text:span><text:span text:style-name="T22">PHP</text:span><text:span text:style-name="T57"> создаст </text:span><text:span text:style-name="T22">superglobals</text:span><text:span text:style-name="T57"> $_</text:span><text:span text:style-name="T22">SERVER</text:span><text:span text:style-name="T57"> и $_</text:span><text:span text:style-name="T22">POST</text:span><text:span text:style-name="T57">, но не будет создавать $_</text:span><text:span text:style-name="T22">ENV</text:span><text:span text:style-name="T57">, $_</text:span><text:span text:style-name="T22">GET</text:span><text:span text:style-name="T57"> и $_</text:span><text:span text:style-name="T22">COOKIE</text:span><text:span text:style-name="T57">. Установка в "" означает, что ни одна </text:span><text:span text:style-name="T22">superglobals</text:span><text:span text:style-name="T57"> не будет установлена.</text:span></text:p>
      <text:p text:style-name="Standard"><text:span text:style-name="T57">!!!В зависимости от порядка в $_</text:span><text:span text:style-name="T22">REQUEST</text:span><text:span text:style-name="T57"> будет та или иная одноименная переменная. Та, что позже указана в списке сортировке </text:span><text:span text:style-name="T22">EGPCS</text:span><text:span text:style-name="T57">, и будет в $_</text:span><text:span text:style-name="T22">REQUEST</text:span><text:span text:style-name="T57">. </text:span><text:span text:style-name="T22">Из $_GET['a'] и $_POST['a'] в $_REQUEST['a'] будет содержаться $_POST['a'].</text:span></text:p>
      <text:p text:style-name="P28">CRUD (create, read, update, delete) парадигма:</text:p>
      <text:p text:style-name="Standard">Операция<text:tab/><text:tab/>Оператор в языке <text:span text:style-name="T16">SQL</text:span><text:tab/><text:tab/>Операция в протоколе <text:span text:style-name="T16">HTTP</text:span></text:p>
      <text:p text:style-name="P27">Создание (create)<text:tab/><text:tab/>INSERT<text:tab/><text:tab/><text:tab/>POST</text:p>
      <text:p text:style-name="P27">Чтение (read)<text:tab/><text:tab/><text:tab/>SELECT<text:tab/><text:tab/><text:tab/>GET</text:p>
      <text:p text:style-name="P27">Редактирование (update)<text:tab/>UPDATE<text:tab/><text:tab/><text:tab/>PUT или PATCH</text:p>
      <text:p text:style-name="P27">Удаление (delete)<text:tab/><text:tab/>DELETE<text:tab/><text:tab/><text:tab/>DELETE</text:p>
      <text:p text:style-name="P27"/>
      <text:p text:style-name="P28">POST</text:p>
      <text:p text:style-name="Standard">Передает данные на веб-сайт и поручает создать ему новый объект.</text:p>
      <text:p text:style-name="Standard">При отправке формы браузер шифрует значения в тело запроса и передает их.</text:p>
      <text:p text:style-name="Standard">Доступны значения через $_<text:span text:style-name="T16">POST</text:span>.</text:p>
      <text:p text:style-name="Standard">Есть три приемущества отправлять значения через <text:span text:style-name="T16">POST</text:span> чем через <text:span text:style-name="T16">GET</text:span>:</text:p>
      <text:p text:style-name="Standard">1. Данные могут быть закодированы в определенном наборе символов.</text:p>
      <text:p text:style-name="Standard">2. Длина данных и их кол-во неограничено.</text:p>
      <text:p text:style-name="Standard"><text:soft-page-break/>3. Через него можно загружать файлы.</text:p>
      <text:p text:style-name="Standard">На безопасность это не влияет.</text:p>
      <text:p text:style-name="Standard">Нет ограничений в <text:span text:style-name="T16">HTTP</text:span> протоколе по длине <text:span text:style-name="T16">URL</text:span>, но есть ограничения браузеров и других клиентов. Основное правило – это не создавать <text:span text:style-name="T16">URL</text:span> длиной более 2000 символов.</text:p>
      <text:p text:style-name="Standard"><text:span text:style-name="T2">Отправление </text:span><text:span text:style-name="T18">POST</text:span><text:span text:style-name="T2">-данных</text:span></text:p>
      <text:p text:style-name="Standard">Для отправки <text:span text:style-name="T16">POST</text:span>-запроса другому приложению необходимо позаботиться о кодировании переменных в тело запроса. Простейший способ – это использовать <text:span text:style-name="T16">curl</text:span>-расширение.</text:p>
      <text:p text:style-name="Standard">Использование <text:span text:style-name="T16">curl</text:span>:</text:p>
      <text:p text:style-name="Standard">1. Инициализация <text:span text:style-name="T16">curl</text:span>-сеанса – <text:span text:style-name="T16">curl</text:span>_<text:span text:style-name="T16">init</text:span> ([ <text:span text:style-name="T16">string</text:span> $<text:span text:style-name="T16">url</text:span> = <text:span text:style-name="T16">NULL</text:span> ] )</text:p>
      <text:p text:style-name="P27">2. Установка опций – curl_setopt ( resource $ch , int $option , mixed $value )</text:p>
      <text:p text:style-name="P27">Указание метода $option: </text:p>
      <text:p text:style-name="P27">CURLOPT_POST, <text:s/></text:p>
      <text:p text:style-name="P27">CURLOPT_PUT, </text:p>
      <text:p text:style-name="P27">CURLOPT_CUSTOMREQUEST (Для выбора остальных методов: DELETE, HEAD, CONNECT и т.д.)</text:p>
      <text:p text:style-name="P27">3. Выполнение сеанса – curl_exec ( resource $ch )</text:p>
      <text:p text:style-name="P27">4. Завершение сеанса, освобождение ресурса curl_close( resource $ch )</text:p>
      <text:p text:style-name="P27"/>
      <text:p text:style-name="P28">GET</text:p>
      <text:p text:style-name="Standard">Запросы <text:span text:style-name="T16">GET</text:span> обычно используются для получения либо одного объекта, либо совокупности объектов с сервера. Вы можете думать об этом как о чтении данных с сервера.</text:p>
      <text:p text:style-name="Standard">Данные передаются через <text:span text:style-name="T16">URL</text:span> и доступны через суперглобальную переменную $_<text:span text:style-name="T16">GET</text:span>.</text:p>
      <text:p text:style-name="Standard">Пример:</text:p>
      <text:p text:style-name="Standard"><text:span text:style-name="T16">http</text:span>://<text:span text:style-name="T16">example</text:span>.<text:span text:style-name="T16">com</text:span>/<text:span text:style-name="T16">users</text:span>.<text:span text:style-name="T16">php</text:span>?<text:span text:style-name="T16">sort</text:span>[<text:span text:style-name="T16">col</text:span>]=<text:span text:style-name="T16">name</text:span>&amp;<text:span text:style-name="T16">sort</text:span>[<text:span text:style-name="T16">order</text:span>]=<text:span text:style-name="T16">desc</text:span></text:p>
      <text:p text:style-name="P27">$_GET['sort']['col'], $_GET['sort']['order']</text:p>
      <text:p text:style-name="Standard"><text:span text:style-name="T2">Отправление </text:span><text:span text:style-name="T18">GET</text:span><text:span text:style-name="T2">-данных</text:span></text:p>
      <text:p text:style-name="Standard">Ф-ия <text:span text:style-name="T18">http</text:span><text:span text:style-name="T2">_</text:span><text:span text:style-name="T18">build</text:span><text:span text:style-name="T2">_</text:span><text:span text:style-name="T18">query</text:span>($<text:span text:style-name="T16">getData</text:span>) конвертирует <text:span text:style-name="T65">массив</text:span> в правильно <text:span text:style-name="T16">URL</text:span>-закодированную строку запроса. Спецификация <text:span text:style-name="T16">HTTP</text:span> для <text:span text:style-name="T16">URL</text:span>-адреса позволяет использовать очень ограниченный набор символов. Для многих символов используется процентная кодировка.</text:p>
      <text:p text:style-name="Standard"><text:span text:style-name="T16">string</text:span> <text:span text:style-name="T18">urlencode</text:span>($<text:span text:style-name="T16">str</text:span>) – преобразует строку к <text:span text:style-name="T16">URL</text:span>-поддерживаемому формату <text:span text:style-name="T16">(</text:span><text:span text:style-name="T108">пробелы заменены +</text:span><text:span text:style-name="T16">)</text:span>. Похожая ф-ия <text:span text:style-name="T18">rawurlencode</text:span><text:span text:style-name="T16">, </text:span><text:span text:style-name="T108">где пробеля заменены %</text:span><text:span text:style-name="T16">20.</text:span></text:p>
      <text:p text:style-name="Standard"><text:span text:style-name="T16">string</text:span> <text:span text:style-name="T18">urldecode</text:span>($<text:span text:style-name="T16">str</text:span>) – преобразует <text:span text:style-name="T16">URL</text:span>-строку к оригинальному представлению. <text:span text:style-name="T16">(</text:span><text:span text:style-name="T18">rawurldecode</text:span><text:span text:style-name="T16">)</text:span></text:p>
      <text:p text:style-name="Standard"/>
      <text:p text:style-name="P28">PUT</text:p>
      <text:p text:style-name="Standard">Используется для замены всего объекта или коллекции. Обычно запрос <text:span text:style-name="T16">PUT</text:span> требует указать все обязательные атрибуты объекта. Это операция записи, поскольку она заменяет сущность условием, которое вы предоставляете.</text:p>
      <text:p text:style-name="Standard">Запросы <text:span text:style-name="T18">PATCH</text:span> аналогичны тем, что они используются для замены данных, но запрос <text:span text:style-name="T16">PATCH</text:span> заменяет только часть предоставленного вами объекта. Например, если у пользователя есть имя, фамилия и поле электронной почты, вы сможете использовать запрос <text:span text:style-name="T16">PATCH</text:span> для изменения только одного из этих полей, оставив остальные одинаковыми. Серверы <text:span text:style-name="T16">API</text:span> часто не реализуют <text:span text:style-name="T16">PATCH</text:span> и скорее требуют использования <text:span text:style-name="T16">PUT</text:span>.</text:p>
      <text:p text:style-name="Standard">Для получения данных необходимо считать <text:span text:style-name="T16">php</text:span>://<text:span text:style-name="T16">input</text:span> поток. Можно использовать ф-ию <text:span text:style-name="T16">parse</text:span>_<text:span text:style-name="T16">str</text:span>( <text:span text:style-name="T16">string</text:span> $<text:span text:style-name="T16">encoded</text:span>_<text:span text:style-name="T16">string</text:span>, <text:span text:style-name="T16">array</text:span> &amp;$<text:span text:style-name="T16">result</text:span> ) для конвертации данных в массив:</text:p>
      <text:p text:style-name="P10">&lt;?php</text:p>
      <text:p text:style-name="P10">$putVariables = [];</text:p>
      <text:p text:style-name="Standard"><text:bookmark-start text:name="__DdeLink__19185_978223831"/><text:soft-page-break/><text:span text:style-name="T38">parse_str</text:span><text:bookmark-end text:name="__DdeLink__19185_978223831"/><text:span text:style-name="T38">(file_get_contents("php://input"), $putVariables);</text:span></text:p>
      <text:p text:style-name="Standard">В <text:span text:style-name="T16">parse</text:span>_<text:span text:style-name="T16">str</text:span> все переменные создаются (или заносятся в массив) уже обработанные функцией <text:span text:style-name="T16">urldecode</text:span>().</text:p>
      <text:p text:style-name="Standard"><text:span text:style-name="T2">Отправление </text:span><text:span text:style-name="T18">PUT</text:span><text:span text:style-name="T2">-данных</text:span></text:p>
      <text:p text:style-name="Standard">Наиболее простой способ – <text:span text:style-name="T16">curl</text:span>. </text:p>
      <text:p text:style-name="P10">$data = ["fan" =&gt; "Ron"];</text:p>
      <text:p text:style-name="P10">$curlResource = curl_init();</text:p>
      <text:p text:style-name="P10">$options = [</text:p>
      <text:p text:style-name="P10"><text:s text:c="4"/>CURLOPT_URL =&gt; 'https://requestb.in/oxk2utox',</text:p>
      <text:p text:style-name="P10"><text:s text:c="4"/>CURLOPT_CUSTOMREQUEST =&gt; 'PUT',</text:p>
      <text:p text:style-name="P10"><text:s text:c="4"/>CURLOPT_POSTFIELDS =&gt; $data</text:p>
      <text:p text:style-name="P10">];</text:p>
      <text:p text:style-name="P10">curl_setopt_array($curlResource, $options);</text:p>
      <text:p text:style-name="P10">$response = curl_exec($curlResource);</text:p>
      <text:p text:style-name="Standard"><text:span text:style-name="T16">curl_setopt_array — </text:span>позволяет<text:span text:style-name="T16"> </text:span>передавать<text:span text:style-name="T16"> </text:span>массив<text:span text:style-name="T16"> </text:span>опций<text:span text:style-name="T16">.</text:span></text:p>
      <text:h text:style-name="Heading_20_3" text:outline-level="3"><text:bookmark-start text:name="__RefHeading___Toc12261_1995911267"/>Cookies<text:bookmark-end text:name="__RefHeading___Toc12261_1995911267"/></text:h>
      <text:p text:style-name="Standard">Могут хранить информацию от 4 до 6 КБ данных на клиентском устройстве. С каждым запросом <text:s/>клиент отправляет <text:span text:style-name="T16">cookies</text:span>. <text:span text:style-name="T16">PHP</text:span> может хранить свой идентификатор сеанса в файле <text:span text:style-name="T16">cookie</text:span>. По умолчанию <text:span text:style-name="T16">cookie</text:span> сеанса <text:span text:style-name="T16">PHP</text:span> действителен до тех пор, пока пользователь не закрывает свой браузер.</text:p>
      <text:p text:style-name="Standard">Если вы хотите удалить файл <text:span text:style-name="T16">cookie</text:span>, вы можете установить дату истечения срока действия, которая была в прошлом.</text:p>
      <text:p text:style-name="Standard">Сервер установит <text:span text:style-name="T16">cookie</text:span>, используя заголовок ответа <text:span text:style-name="T16">Set</text:span>-<text:span text:style-name="T16">Cookie</text:span>. Клиент будет включать его с будущими запросами, используя заголовок запроса <text:span text:style-name="T16">Cookie</text:span>.</text:p>
      <text:p text:style-name="Standard">Функция <text:span text:style-name="T2">setrawcookie</text:span>() используется для отправки HTTP-файла cookie без URL-кодирования значения cookie.</text:p>
      <text:p text:style-name="Standard"><text:span text:style-name="T194">bool </text:span><text:span text:style-name="T196">setcookie</text:span><text:span text:style-name="T194"> ( string $name [, string $value = "" [, int $expire = 0 [, string $path = "" [, string $domain = "" [, bool $secure = FALSE [, bool $httponly = FALSE ]]]]]] ) </text:span><text:span text:style-name="Source_20_Text"><text:span text:style-name="T195">— задает cookie, которое будет передано клиенту вместе с другими HTTP-заголовками. </text:span></text:span><text:span text:style-name="Source_20_Text"><text:span text:style-name="T199">Как и любой другой заголовок, </text:span></text:span><text:span text:style-name="Source_20_Text"><text:span text:style-name="T195">cookie</text:span></text:span><text:span text:style-name="Source_20_Text"><text:span text:style-name="T199"> должны передаваться до того как будут выведены какие-либо другие данные скрипта (это ограничение протокола). </text:span></text:span><text:span text:style-name="Source_20_Text"><text:span text:style-name="T207">Это значит, что в скрипте вызовы этой функции должны располагаться до остального вывода, включая вывод тегов &lt;</text:span></text:span><text:span text:style-name="Source_20_Text"><text:span text:style-name="T198">html</text:span></text:span><text:span text:style-name="Source_20_Text"><text:span text:style-name="T207">&gt; и &lt;</text:span></text:span><text:span text:style-name="Source_20_Text"><text:span text:style-name="T198">head</text:span></text:span><text:span text:style-name="Source_20_Text"><text:span text:style-name="T207">&gt;, а также пустые строки и пробельные символы. </text:span></text:span><text:span text:style-name="Source_20_Text"><text:span text:style-name="T199">После передачи клиенту </text:span></text:span><text:span text:style-name="Source_20_Text"><text:span text:style-name="T195">cookie</text:span></text:span><text:span text:style-name="Source_20_Text"><text:span text:style-name="T199"> станут доступны через массив $_</text:span></text:span><text:span text:style-name="Source_20_Text"><text:span text:style-name="T195">COOKIE</text:span></text:span><text:span text:style-name="Source_20_Text"><text:span text:style-name="T199"> при следующей загрузке страницы. Значения </text:span></text:span><text:span text:style-name="Source_20_Text"><text:span text:style-name="T195">cookie</text:span></text:span><text:span text:style-name="Source_20_Text"><text:span text:style-name="T199"> также есть в $_</text:span></text:span><text:span text:style-name="Source_20_Text"><text:span text:style-name="T195">REQUEST</text:span></text:span><text:span text:style-name="Source_20_Text"><text:span text:style-name="T199">.</text:span></text:span></text:p>
      <text:p text:style-name="Standard"><text:span text:style-name="T22">expire</text:span> — время, когда срок действия <text:span text:style-name="T16">cookie</text:span> истекает. Если задать 0 или пропустить этот аргумент, срок действия <text:span text:style-name="T16">cookie</text:span> истечет с окончанием сессии (при закрытии браузера). <text:s/>Это метка времени Unix, то есть количество секунд с начала эпохи. Другими словами, желательно задавать это время с помощью функции time(), прибавляя время в секундах, через которое срок действия cookie должен истечь.</text:p>
      <text:p text:style-name="Standard"><text:span text:style-name="T22">path</text:span> — путь в домене, где <text:span text:style-name="T16">cookie</text:span> будет работать. Используйте одну косую черту ('/') для всех путей в домене. По умолчанию текущая директория.</text:p>
      <text:p text:style-name="Standard"><text:span text:style-name="T22">domain</text:span> — домен <text:span text:style-name="T16">cookie</text:span>, например '<text:span text:style-name="T16">www</text:span>.<text:span text:style-name="T16">php</text:span>.<text:span text:style-name="T16">net</text:span>'. Чтобы сделать <text:span text:style-name="T16">cookies</text:span> видимыми для всех поддоменов '<text:span text:style-name="T16">php</text:span>.<text:span text:style-name="T16">net</text:span>'.</text:p>
      <text:p text:style-name="P1"><text:span text:style-name="T22">secure</text:span> — если <text:span text:style-name="T16">TRUE</text:span>, то <text:span text:style-name="T16">cookies</text:span> будут передаваться только через защищённые соединения <text:span text:style-name="T16">https</text:span>.</text:p>
      <text:p text:style-name="Standard"><text:span text:style-name="Source_20_Text"><text:span text:style-name="T187">httponly</text:span></text:span><text:span text:style-name="Source_20_Text"><text:span text:style-name="T189"> — если установлено </text:span></text:span><text:span text:style-name="Source_20_Text"><text:span text:style-name="T185">TRUE</text:span></text:span><text:span text:style-name="Source_20_Text"><text:span text:style-name="T189">, то </text:span></text:span><text:span text:style-name="Source_20_Text"><text:span text:style-name="T185">PHP</text:span></text:span><text:span text:style-name="Source_20_Text"><text:span text:style-name="T189"> попытается отправить флаг </text:span></text:span><text:span text:style-name="Source_20_Text"><text:span text:style-name="T185">httponly</text:span></text:span><text:span text:style-name="Source_20_Text"><text:span text:style-name="T189"> при настройке сессионной </text:span></text:span><text:span text:style-name="Source_20_Text"><text:span text:style-name="T185">cookie</text:span></text:span><text:span text:style-name="Source_20_Text"><text:span text:style-name="T189">. Отметка, согласно которой доступ к </text:span></text:span><text:span text:style-name="Source_20_Text"><text:span text:style-name="T185">cookies</text:span></text:span><text:span text:style-name="Source_20_Text"><text:span text:style-name="T189"> может быть получен только через </text:span></text:span><text:span text:style-name="Source_20_Text"><text:span text:style-name="T185">HTTP</text:span></text:span><text:span text:style-name="Source_20_Text"><text:span text:style-name="T189">-протокол. Это означает, что </text:span></text:span><text:span text:style-name="Source_20_Text"><text:span text:style-name="T185">cookies</text:span></text:span><text:span text:style-name="Source_20_Text"><text:span text:style-name="T189"> не будут доступны через скриптовые языки, такие как </text:span></text:span><text:soft-page-break/><text:span text:style-name="Source_20_Text"><text:span text:style-name="T185">JavaScript</text:span></text:span><text:span text:style-name="Source_20_Text"><text:span text:style-name="T189">. Данная настройка позволяет эффективно защитить от </text:span></text:span><text:span text:style-name="Source_20_Text"><text:span text:style-name="T185">XSS</text:span></text:span><text:span text:style-name="Source_20_Text"><text:span text:style-name="T189">-атак (к сожалению, эта функция поддерживается не всеми браузерами).</text:span></text:span></text:p>
      <text:p text:style-name="Standard"><text:span text:style-name="Source_20_Text"><text:span text:style-name="T189">Куки могут содержать только скалярные данный (т.е. никаких массивов и объектов), но могут быть записаны в таком виде:</text:span></text:span></text:p>
      <text:p text:style-name="Standard"><text:span text:style-name="Source_20_Text"><text:span text:style-name="T185">setcookie("user[name]", "Alice");</text:span></text:span></text:p>
      <text:list xml:id="list3377581505" text:style-name="WWNum9">
        <text:list-item>
          <text:p text:style-name="P264"><text:span text:style-name="Source_20_Text"><text:span text:style-name="T189">Вы можете получить доступ к информации о файлах </text:span></text:span><text:span text:style-name="Source_20_Text"><text:span text:style-name="T185">cookie</text:span></text:span><text:span text:style-name="Source_20_Text"><text:span text:style-name="T189"> с помощью суперпеременной $_</text:span></text:span><text:span text:style-name="Source_20_Text"><text:span text:style-name="T185">COOKIE</text:span></text:span><text:span text:style-name="Source_20_Text"><text:span text:style-name="T189">. Помните, что этот массив заполнен информацией из файла </text:span></text:span><text:span text:style-name="Source_20_Text"><text:span text:style-name="T185">cookie</text:span></text:span><text:span text:style-name="Source_20_Text"><text:span text:style-name="T189">, отправленного клиентом. Это означает, что если вы используете </text:span></text:span><text:span text:style-name="Source_20_Text"><text:span text:style-name="T185">setcookie</text:span></text:span><text:span text:style-name="Source_20_Text"><text:span text:style-name="T189"> () для создания или изменения файла </text:span></text:span><text:span text:style-name="Source_20_Text"><text:span text:style-name="T185">cookie</text:span></text:span><text:span text:style-name="Source_20_Text"><text:span text:style-name="T189">, массив $_</text:span></text:span><text:span text:style-name="Source_20_Text"><text:span text:style-name="T185">COOKIE</text:span></text:span><text:span text:style-name="Source_20_Text"><text:span text:style-name="T189"> будет содержать только новую информацию, когда клиент сделает новый запрос. Срок действия </text:span></text:span><text:span text:style-name="Source_20_Text"><text:span text:style-name="T185">cookie</text:span></text:span><text:span text:style-name="Source_20_Text"><text:span text:style-name="T189"> задается в параметре </text:span></text:span><text:span text:style-name="Source_20_Text"><text:span text:style-name="T185">expire</text:span></text:span><text:span text:style-name="Source_20_Text"><text:span text:style-name="T189">. Удобно проверять существование </text:span></text:span><text:span text:style-name="Source_20_Text"><text:span text:style-name="T185">cookie</text:span></text:span><text:span text:style-name="Source_20_Text"><text:span text:style-name="T189"> простым вызовом </text:span></text:span><text:span text:style-name="Source_20_Text"><text:span text:style-name="T185">print</text:span></text:span><text:span text:style-name="Source_20_Text"><text:span text:style-name="T189">_</text:span></text:span><text:span text:style-name="Source_20_Text"><text:span text:style-name="T185">r</text:span></text:span><text:span text:style-name="Source_20_Text"><text:span text:style-name="T189">($_</text:span></text:span><text:span text:style-name="Source_20_Text"><text:span text:style-name="T185">COOKIE</text:span></text:span><text:span text:style-name="Source_20_Text"><text:span text:style-name="T189">);.</text:span></text:span></text:p>
        </text:list-item>
        <text:list-item>
          <text:p text:style-name="P264"><text:span text:style-name="Source_20_Text"><text:span text:style-name="T189">При удалении </text:span></text:span><text:span text:style-name="Source_20_Text"><text:span text:style-name="T185">cookie</text:span></text:span><text:span text:style-name="Source_20_Text"><text:span text:style-name="T189"> должны быть заданы те же параметры, что и при установке. Если в качестве значения задать пустую строку или </text:span></text:span><text:span text:style-name="Source_20_Text"><text:span text:style-name="T185">FALSE</text:span></text:span><text:span text:style-name="Source_20_Text"><text:span text:style-name="T189">, а остальные параметры задать соответственно предыдущему вызову, установившему </text:span></text:span><text:span text:style-name="Source_20_Text"><text:span text:style-name="T185">cookie</text:span></text:span><text:span text:style-name="Source_20_Text"><text:span text:style-name="T189">, тогда </text:span></text:span><text:span text:style-name="Source_20_Text"><text:span text:style-name="T185">cookie</text:span></text:span><text:span text:style-name="Source_20_Text"><text:span text:style-name="T189"> </text:span></text:span><text:span text:style-name="Source_20_Text"><text:span text:style-name="T185">c</text:span></text:span><text:span text:style-name="Source_20_Text"><text:span text:style-name="T189"> заданным именем будет удалено с клиентской машины. Внутренне это выглядит так: </text:span></text:span><text:span text:style-name="Source_20_Text"><text:span text:style-name="T185">cookie</text:span></text:span><text:span text:style-name="Source_20_Text"><text:span text:style-name="T189"> присваивается значение '</text:span></text:span><text:span text:style-name="Source_20_Text"><text:span text:style-name="T185">deleted</text:span></text:span><text:span text:style-name="Source_20_Text"><text:span text:style-name="T189">', а срок действия переносится на год в прошлое.</text:span></text:span></text:p>
        </text:list-item>
        <text:list-item>
          <text:p text:style-name="P264"><text:span text:style-name="Source_20_Text"><text:span text:style-name="T189">Так как установка значения </text:span></text:span><text:span text:style-name="Source_20_Text"><text:span text:style-name="T185">FALSE</text:span></text:span><text:span text:style-name="Source_20_Text"><text:span text:style-name="T189"> приведет к удалению </text:span></text:span><text:span text:style-name="Source_20_Text"><text:span text:style-name="T185">cookie</text:span></text:span><text:span text:style-name="Source_20_Text"><text:span text:style-name="T189">, не следует задавать </text:span></text:span><text:span text:style-name="Source_20_Text"><text:span text:style-name="T185">cookie</text:span></text:span><text:span text:style-name="Source_20_Text"><text:span text:style-name="T189"> значения булевого типа. </text:span></text:span><text:span text:style-name="Source_20_Text"><text:span text:style-name="T185">Вместо этого можно использовать 0 для FALSE и 1 для TRUE.</text:span></text:span></text:p>
        </text:list-item>
        <text:list-item>
          <text:p text:style-name="P264"><text:span text:style-name="Source_20_Text"><text:span text:style-name="T185">Cookie</text:span></text:span><text:span text:style-name="Source_20_Text"><text:span text:style-name="T189"> можно именовать, как массивы, и они будут доступны в </text:span></text:span><text:span text:style-name="Source_20_Text"><text:span text:style-name="T185">PHP</text:span></text:span><text:span text:style-name="Source_20_Text"><text:span text:style-name="T189">-скрипте, как массивы, но на пользовательской машине они будут храниться в виде отдельных записей. Для задания </text:span></text:span><text:span text:style-name="Source_20_Text"><text:span text:style-name="T185">cookie</text:span></text:span><text:span text:style-name="Source_20_Text"><text:span text:style-name="T189"> </text:span></text:span><text:span text:style-name="Source_20_Text"><text:span text:style-name="T185">c</text:span></text:span><text:span text:style-name="Source_20_Text"><text:span text:style-name="T189"> множеством имен и значений желательно использовать функцию </text:span></text:span><text:span text:style-name="Source_20_Text"><text:span text:style-name="T185">explode</text:span></text:span><text:span text:style-name="Source_20_Text"><text:span text:style-name="T189">(). Не рекомендуется для этих целей использовать функцию </text:span></text:span><text:span text:style-name="Source_20_Text"><text:span text:style-name="T185">serialize</text:span></text:span><text:span text:style-name="Source_20_Text"><text:span text:style-name="T189">(), так как это негативно сказывается на безопасности скрипта.</text:span></text:span></text:p>
        </text:list-item>
      </text:list>
      <text:p text:style-name="Standard"><text:span text:style-name="Source_20_Text"><text:span text:style-name="T179">!!! Если указан в </text:span></text:span><text:span text:style-name="Source_20_Text"><text:span text:style-name="T180">php</text:span></text:span><text:span text:style-name="Source_20_Text"><text:span text:style-name="T179">.</text:span></text:span><text:span text:style-name="Source_20_Text"><text:span text:style-name="T180">ini</text:span></text:span><text:span text:style-name="Source_20_Text"><text:span text:style-name="T179"> </text:span></text:span><text:span text:style-name="Source_20_Text"><text:span text:style-name="T180">output</text:span></text:span><text:span text:style-name="Source_20_Text"><text:span text:style-name="T179">_</text:span></text:span><text:span text:style-name="Source_20_Text"><text:span text:style-name="T180">buffering</text:span></text:span><text:span text:style-name="Source_20_Text"><text:span text:style-name="T179"> = 4096. То вывод будет буферизироваться и куки могут указываться и после вывода.</text:span></text:span></text:p>
      <text:p text:style-name="Standard"><text:span text:style-name="Source_20_Text"><text:span text:style-name="T179">!!! Директива </text:span></text:span><text:span text:style-name="Source_20_Text"><text:span text:style-name="T180">session</text:span></text:span><text:span text:style-name="Source_20_Text"><text:span text:style-name="T179">.</text:span></text:span><text:span text:style-name="Source_20_Text"><text:span text:style-name="T180">use</text:span></text:span><text:span text:style-name="Source_20_Text"><text:span text:style-name="T179">_</text:span></text:span><text:span text:style-name="Source_20_Text"><text:span text:style-name="T180">trans</text:span></text:span><text:span text:style-name="Source_20_Text"><text:span text:style-name="T179">_</text:span></text:span><text:span text:style-name="Source_20_Text"><text:span text:style-name="T180">sid</text:span></text:span><text:span text:style-name="Source_20_Text"><text:span text:style-name="T179"> </text:span></text:span><text:span text:style-name="Source_20_Text"><text:span text:style-name="T180">PHP</text:span></text:span><text:span text:style-name="Source_20_Text"><text:span text:style-name="T179"> позволяет пользователю динамически выбирать, распространять ли идентификатор сеанса через файлы </text:span></text:span><text:span text:style-name="Source_20_Text"><text:span text:style-name="T180">cookie</text:span></text:span><text:span text:style-name="Source_20_Text"><text:span text:style-name="T179"> или </text:span></text:span><text:span text:style-name="Source_20_Text"><text:span text:style-name="T180">URL</text:span></text:span><text:span text:style-name="Source_20_Text"><text:span text:style-name="T179">-адреса, в зависимости от предпочтений пользователя.</text:span></text:span></text:p>
      <text:h text:style-name="Heading_20_3" text:outline-level="3"><text:bookmark-start text:name="__RefHeading___Toc12263_1995911267"/><text:span text:style-name="T16">HTTP</text:span> <text:span text:style-name="T16">Headers</text:span><text:bookmark-end text:name="__RefHeading___Toc12263_1995911267"/></text:h>
      <text:p text:style-name="Standard"><text:span text:style-name="T87">Заголовки </text:span><text:span text:style-name="T20">HTTP</text:span><text:span text:style-name="T87"> принимают форму пары имя-значение в текстовой строке. После каждого заголовка следует символ возврата каретки и строки. В стандарте нет ограничений, но большинство серверов и клиентов налагают ограничения на длину заголовка и общее количество заголовков, которые могут быть отправлены в одном запросе / ответе.</text:span></text:p>
      <text:p text:style-name="Standard"><text:span text:style-name="T195">void </text:span><text:span text:style-name="T197">header</text:span><text:span text:style-name="T195"> ( string $string [, bool $replace = true [, int $http_response_code ]] ) </text:span><text:span text:style-name="Source_20_Text"><text:span text:style-name="T195">— </text:span></text:span><text:span text:style-name="Source_20_Text"><text:span text:style-name="T199">используется</text:span></text:span><text:span text:style-name="Source_20_Text"><text:span text:style-name="T195"> </text:span></text:span><text:span text:style-name="Source_20_Text"><text:span text:style-name="T199">для</text:span></text:span><text:span text:style-name="Source_20_Text"><text:span text:style-name="T195"> </text:span></text:span><text:span text:style-name="Source_20_Text"><text:span text:style-name="T199">отправки</text:span></text:span><text:span text:style-name="Source_20_Text"><text:span text:style-name="T195"> заголовков клиенту.</text:span></text:span></text:p>
      <text:p text:style-name="Standard"><text:span text:style-name="Source_20_Text"><text:span text:style-name="T199">$string — заголовок. Имеет два специальных заголовка:</text:span></text:span></text:p>
      <text:p text:style-name="P192"><text:span text:style-name="Source_20_Text"><text:span text:style-name="T199">1. Начинается с «HTTP/» (регистр не важен). Используется для отправки кода состояния.</text:span></text:span></text:p>
      <text:p text:style-name="P192"><text:span text:style-name="Source_20_Text"><text:span text:style-name="T195">header("HTTP/1.0 404 Not Found");</text:span></text:span></text:p>
      <text:p text:style-name="P192"><text:span text:style-name="Source_20_Text"><text:span text:style-name="T195">2. </text:span></text:span><text:span text:style-name="Source_20_Text"><text:span text:style-name="T199">Начинается</text:span></text:span><text:span text:style-name="Source_20_Text"><text:span text:style-name="T195"> </text:span></text:span><text:span text:style-name="Source_20_Text"><text:span text:style-name="T199">с</text:span></text:span><text:span text:style-name="Source_20_Text"><text:span text:style-name="T195"> «Location:». </text:span></text:span><text:span text:style-name="Source_20_Text"><text:span text:style-name="T199">Используется для редиректа. По умолчанию статус код 302 (если не указан 2xx или 3xx код заголовка).</text:span></text:span></text:p>
      <text:p text:style-name="P192"><text:span text:style-name="Source_20_Text"><text:span text:style-name="T195">header("Location: http://www.example.com/");</text:span></text:span></text:p>
      <text:p text:style-name="P192"><text:span text:style-name="Source_20_Text"><text:span text:style-name="T199">$replace — определяет заменять подобный заголовок описанный ранее или добавлять.</text:span></text:span></text:p>
      <text:p text:style-name="P192"><text:span text:style-name="Source_20_Text"><text:span text:style-name="T199">header('WWW-Authenticate: Negotiate');</text:span></text:span></text:p>
      <text:p text:style-name="Standard"><text:span text:style-name="Source_20_Text"><text:span text:style-name="T199">header('WWW-Authenticate: NTLM', false); // при отправке будут оба этих заголовков</text:span></text:span></text:p>
      <text:p text:style-name="Standard"><text:span text:style-name="Source_20_Text"><text:span text:style-name="T199">$http_response_code — принудительно задает код ответа. Работает только если задана строка <text:s/>$string.</text:span></text:span></text:p>
      <text:p text:style-name="Standard"><text:soft-page-break/><text:span text:style-name="Source_20_Text"><text:span text:style-name="T199">! Функцию header() можно вызывать только если клиенту еще не передавались данные. То есть она должна идти первой в выводе, перед ее вызовом не должно быть никаких HTML-тегов, пустых строк и т. п.</text:span></text:span></text:p>
      <text:p text:style-name="Standard"><text:span text:style-name="Source_20_Text"><text:span text:style-name="T202">Диалог загрузки</text:span></text:span></text:p>
      <text:p text:style-name="Standard"><text:span text:style-name="T199">Content-Disposition </text:span><text:span text:style-name="Source_20_Text"><text:span text:style-name="T199">— подставляет рекомендуемое имя файла и заставляет браузер показать диалог загрузки.</text:span></text:span></text:p>
      <text:p text:style-name="Standard"><text:span text:style-name="Source_20_Text"><text:span text:style-name="T40">header('Content-Type: application/pdf');</text:span></text:span></text:p>
      <text:p text:style-name="Standard"><text:span text:style-name="Source_20_Text"><text:span text:style-name="T40">header('Content-Disposition: attachment; filename="downloaded.pdf"');</text:span></text:span></text:p>
      <text:p text:style-name="Standard"><text:span text:style-name="Source_20_Text"><text:span text:style-name="T49">readfile($file);</text:span></text:span></text:p>
      <text:p text:style-name="Standard"><text:span text:style-name="Source_20_Text"><text:span text:style-name="T202">Директивы для работы с кэшем</text:span></text:span></text:p>
      <text:p text:style-name="Standard"><text:span text:style-name="Source_20_Text"><text:span text:style-name="T199">PHP-скрипты часто генерируют динамический контент, который не должен кешироваться клиентским браузером или какими-либо промежуточными обработчиками, вроде прокси-серверов. Можно принудительно отключить кеширование на многих прокси серверах и браузерах, передав заголовки:</text:span></text:span></text:p>
      <text:p text:style-name="Standard"><text:span text:style-name="Source_20_Text"><text:span text:style-name="T40">header("Cache-Control: no-cache, must-revalidate"); // HTTP/1.1</text:span></text:span></text:p>
      <text:p text:style-name="Standard"><text:span text:style-name="Source_20_Text"><text:span text:style-name="T40">header("Expires: Sat, 26 Jul 1997 05:00:00 GMT"); // </text:span></text:span><text:span text:style-name="Source_20_Text"><text:span text:style-name="T49">Дата</text:span></text:span><text:span text:style-name="Source_20_Text"><text:span text:style-name="T40"> </text:span></text:span><text:span text:style-name="Source_20_Text"><text:span text:style-name="T49">в</text:span></text:span><text:span text:style-name="Source_20_Text"><text:span text:style-name="T40"> </text:span></text:span><text:span text:style-name="Source_20_Text"><text:span text:style-name="T49">прошлом</text:span></text:span></text:p>
      <text:p text:style-name="Standard"><text:span text:style-name="Source_20_Text"><text:span text:style-name="T199">Дополнительно, для случаев когда используются сессии, можно задать настройки конфигурации session_cache_limiter() и session.cache_limiter. Эти настройки можно использовать для автоматической генерации заголовков управляющих кешированием.</text:span></text:span></text:p>
      <text:p text:style-name="Standard"><text:span text:style-name="Source_20_Text"><text:span text:style-name="T199">string </text:span></text:span><text:span text:style-name="Source_20_Text"><text:span text:style-name="T202">session_cache_limiter</text:span></text:span><text:span text:style-name="Source_20_Text"><text:span text:style-name="T199"> ([ string $cache_limiter ] ) — получить и/или установить текущий режим кеширования.</text:span></text:span></text:p>
      <text:p text:style-name="Standard"><text:span text:style-name="Source_20_Text"><text:span text:style-name="T199">$cache_limiter — если cache_limiter указан, имя текущего режима кеширования изменяется на новое значение: public, private_no_expire, private, nocache.</text:span></text:span></text:p>
      <text:p text:style-name="Standard"><text:span text:style-name="Source_20_Text"><text:span text:style-name="T199">! Доступ к заголовкам и их вывод будет осуществляться только в случае, если в используемом вами SAPI (Server Application Programming Interface. Пример: CGI, FAST CGI, php-FMP, mod_php) есть их поддержка. Чтобы обойти эту проблему, можно буферизовать вывод скрипта. В этом случае все выводимые данные будут буферизоваться на сервере, пока не будет дана явная команда на пересылку данных. Управлять буферизацией можно вручную функциями ob_start() и ob_end_flush(), либо задав директиву output_buffering в конфигурационном файле php.ini, или же настроив соответствующим образом конфигурацию сервера.</text:span></text:span></text:p>
      <text:p text:style-name="Standard"><text:span text:style-name="Source_20_Text"><text:span text:style-name="T199">! Строка заголовка состояния HTTP всегда будет отсылаться клиенту первой, вне зависимости от того был соответствующий вызов функции header() первым или нет. Это состояние можно перезаписать, вызывая header() с новой строкой состояния в любое время, когда можно отправлять HTTP-заголовки.</text:span></text:span></text:p>
      <text:p text:style-name="Standard"><text:span text:style-name="Source_20_Text"><text:span text:style-name="T199">Идентификатор сессии не будет передаваться вместе с заголовком Location, даже если включена настройка session.use_trans_sid. Его нужно передавать вручную, используя константу SID.</text:span></text:span></text:p>
      <text:p text:style-name="Standard"><text:span text:style-name="Source_20_Text"><text:span text:style-name="T199">array </text:span></text:span><text:span text:style-name="Source_20_Text"><text:span text:style-name="T202">headers_list</text:span></text:span><text:span text:style-name="Source_20_Text"><text:span text:style-name="T199"> ( void ) — возвращает список заголовков, передаваемых браузеру / клиенту.</text:span></text:span></text:p>
      <text:p text:style-name="Standard"><text:span text:style-name="Source_20_Text"><text:span text:style-name="T199">bool </text:span></text:span><text:span text:style-name="Source_20_Text"><text:span text:style-name="T202">headers_sent</text:span></text:span><text:span text:style-name="Source_20_Text"><text:span text:style-name="T199"> ([ string &amp;$file [, int &amp;$line ]] ) — проверяет, были ли отправлены заголовки. <text:s text:c="2"/>Используя эту функцию, можно предупредить ошибки, связанные с HTTP-заголовками.</text:span></text:span></text:p>
      <text:p text:style-name="Standard"><text:span text:style-name="Source_20_Text"><text:span text:style-name="T199">$file — если заданы дополнительные параметры file и line, то функция headers_sent() поместит имя исходного файла PHP и номер строки, с которой начинается вывод в переменные file и line.</text:span></text:span></text:p>
      <text:p text:style-name="Standard"><text:span text:style-name="Source_20_Text"><text:span text:style-name="T199">$line — номер строки, с которой начинается вывод.</text:span></text:span></text:p>
      <text:p text:style-name="Standard"><text:span text:style-name="Source_20_Text"><text:span text:style-name="T199">void </text:span></text:span><text:span text:style-name="Source_20_Text"><text:span text:style-name="T202">header_remove</text:span></text:span><text:span text:style-name="Source_20_Text"><text:span text:style-name="T199"> ([ string $name ] ) — удаляет предварительно установленный функцией header() HTTP-заголовок.</text:span></text:span></text:p>
      <text:p text:style-name="Standard"><text:span text:style-name="Source_20_Text"><text:span text:style-name="T199">$name — имя удаляемого заголовка. (регистронезависимый параметр)</text:span></text:span></text:p>
      <text:p text:style-name="Standard"><text:span text:style-name="Source_20_Text"><text:span text:style-name="T40">header("X-Foo: Bar");</text:span></text:span></text:p>
      <text:p text:style-name="Standard"><text:span text:style-name="Source_20_Text"><text:span text:style-name="T40">header("X-Bar: Baz");</text:span></text:span></text:p>
      <text:p text:style-name="Standard"><text:soft-page-break/><text:span text:style-name="Source_20_Text"><text:span text:style-name="T40">header_remove("X-Foo");</text:span></text:span></text:p>
      <text:p text:style-name="Standard"><text:span text:style-name="Source_20_Text"><text:span text:style-name="T195">bool </text:span></text:span><text:span text:style-name="Source_20_Text"><text:span text:style-name="T197">header_register_callback</text:span></text:span><text:span text:style-name="Source_20_Text"><text:span text:style-name="T195"> ( callable $callback ) — </text:span></text:span><text:span text:style-name="Source_20_Text"><text:span text:style-name="T199">регистрирует</text:span></text:span><text:span text:style-name="Source_20_Text"><text:span text:style-name="T195"> </text:span></text:span><text:span text:style-name="Source_20_Text"><text:span text:style-name="T199">функцию</text:span></text:span><text:span text:style-name="Source_20_Text"><text:span text:style-name="T195">, </text:span></text:span><text:span text:style-name="Source_20_Text"><text:span text:style-name="T199">которая</text:span></text:span><text:span text:style-name="Source_20_Text"><text:span text:style-name="T195"> </text:span></text:span><text:span text:style-name="Source_20_Text"><text:span text:style-name="T199">будет</text:span></text:span><text:span text:style-name="Source_20_Text"><text:span text:style-name="T195"> </text:span></text:span><text:span text:style-name="Source_20_Text"><text:span text:style-name="T199">вызвана</text:span></text:span><text:span text:style-name="Source_20_Text"><text:span text:style-name="T195"> </text:span></text:span><text:span text:style-name="Source_20_Text"><text:span text:style-name="T199">когда</text:span></text:span><text:span text:style-name="Source_20_Text"><text:span text:style-name="T195"> PHP </text:span></text:span><text:span text:style-name="Source_20_Text"><text:span text:style-name="T199">начнет</text:span></text:span><text:span text:style-name="Source_20_Text"><text:span text:style-name="T195"> </text:span></text:span><text:span text:style-name="Source_20_Text"><text:span text:style-name="T199">отправлять</text:span></text:span><text:span text:style-name="Source_20_Text"><text:span text:style-name="T195"> </text:span></text:span><text:span text:style-name="Source_20_Text"><text:span text:style-name="T199">вывод</text:span></text:span><text:span text:style-name="Source_20_Text"><text:span text:style-name="T195">. </text:span></text:span><text:span text:style-name="Source_20_Text"><text:span text:style-name="T199">Параметр callback запускается сразу после того, как PHP были подготовлены все отправляемые заголовки, и перед отправкой любого другого вывода, создавая возможность для управления исходящими заголовками перед отправкой.</text:span></text:span></text:p>
      <text:p text:style-name="Standard"><text:span text:style-name="Source_20_Text"><text:span text:style-name="T199">$callback — функция вызывается непосредственно перед отправкой заголовков, не получает параметров и возвращаемое значение игнорируется.</text:span></text:span></text:p>
      <text:p text:style-name="Standard"><text:span text:style-name="Source_20_Text"><text:span text:style-name="T40">header('Content-Type: text/plain');</text:span></text:span></text:p>
      <text:p text:style-name="Standard"><text:span text:style-name="Source_20_Text"><text:span text:style-name="T40">header('X-Test: foo');</text:span></text:span></text:p>
      <text:p text:style-name="Standard"><text:span text:style-name="Source_20_Text"><text:span text:style-name="T40">function foo() {</text:span></text:span></text:p>
      <text:p text:style-name="Standard"><text:span text:style-name="Source_20_Text"><text:span text:style-name="T40"><text:s text:c="5"/>header_remove('X-Test');</text:span></text:span></text:p>
      <text:p text:style-name="Standard"><text:span text:style-name="Source_20_Text"><text:span text:style-name="T40">}</text:span></text:span></text:p>
      <text:p text:style-name="Standard"><text:span text:style-name="Source_20_Text"><text:span text:style-name="T40">$result = header_register_callback('foo');</text:span></text:span></text:p>
      <text:p text:style-name="Standard"><text:span text:style-name="Source_20_Text"><text:span text:style-name="T40">echo "a"; // Content-Type: text/plain a</text:span></text:span></text:p>
      <text:p text:style-name="Standard"><text:span text:style-name="Source_20_Text"><text:span text:style-name="T199">mixed </text:span></text:span><text:span text:style-name="Source_20_Text"><text:span text:style-name="T202">http_response_code</text:span></text:span><text:span text:style-name="Source_20_Text"><text:span text:style-name="T199"> ([ int $response_code ] ) — получает или устанавливает код ответа HTTP.</text:span></text:span></text:p>
      <text:p text:style-name="Standard"><text:span text:style-name="Source_20_Text"><text:span text:style-name="T199">Если response_code задан, то будет возвращен предыдущий код статуса. Если response_code не задан, то будет возвращен текущий код статуса. Оба этих значения будут по умолчанию иметь код состояния 200, если они используются в окружении веб-сервера.</text:span></text:span></text:p>
      <text:p text:style-name="Standard"><text:span text:style-name="Source_20_Text"><text:span text:style-name="T199">Если response_code не задан и используется не в окружении веб-сервера (например в CLI), то будет возвращено FALSE. Если response_code задан и используется не в окружении веб-сервера, то будет возвращено TRUE (но только если не был установлен предыдущий код статуса).</text:span></text:span></text:p>
      <text:h text:style-name="Heading_20_3" text:outline-level="3"><text:bookmark-start text:name="__RefHeading___Toc12265_1995911267"/>HTTP Authentication<text:bookmark-end text:name="__RefHeading___Toc12265_1995911267"/></text:h>
      <text:p text:style-name="P1">PHP может отправить заголовок клиенту, который заставит его открыть диалоговое окно «Требуется проверка подлинности». Когда пользователь заполняет диалог с пользователем и паролем, URL-адрес скрипта PHP вызывается снова.</text:p>
      <text:p text:style-name="P1">Когда выполняется HTTP-аутентификация, переменным массива $_SERVER присваиваются значения:</text:p>
      <text:p text:style-name="Standard"><text:span text:style-name="T183">PHP_AUTH_USER </text:span><text:span text:style-name="Source_20_Text"><text:span text:style-name="T199">—</text:span></text:span><text:span text:style-name="T183"> этой переменной присваивается имя пользователя, предоставленное пользователем.</text:span></text:p>
      <text:p text:style-name="Standard"><text:span text:style-name="T183">PHP_AUTH_PW </text:span><text:span text:style-name="Source_20_Text"><text:span text:style-name="T199">—</text:span></text:span><text:span text:style-name="T183"> этой переменной присваивается пароль, предоставленный пользователем.</text:span></text:p>
      <text:p text:style-name="Standard"><text:span text:style-name="T194">PHP</text:span><text:span text:style-name="T183">_</text:span><text:span text:style-name="T194">AUTH</text:span><text:span text:style-name="T183">_</text:span><text:span text:style-name="T194">DIGEST</text:span><text:span text:style-name="T183"> </text:span><text:span text:style-name="Source_20_Text"><text:span text:style-name="T199">— данные по авторизации </text:span></text:span><text:span text:style-name="T199">Digest</text:span></text:p>
      <text:p text:style-name="Standard"><text:span text:style-name="T183">AUTH_TYPE </text:span><text:span text:style-name="Source_20_Text"><text:span text:style-name="T199">—</text:span></text:span><text:span text:style-name="T183"> этой переменной присваивается тип аутентификации, который используется.</text:span></text:p>
      <text:p text:style-name="P6">Поддерживается два типа аутентификации: Basic и Digest.</text:p>
      <text:p text:style-name="Standard"><text:span text:style-name="Source_20_Text"><text:span text:style-name="T199">В Basic-аутентификации пароль, отправленный клиентом, кодируется base64 для стандартизации набора символов, но не выполняется хеширование или шифрование. Это очень слабая форма защиты вашего сайта, и, если вы не используете HTTPS, пароль будет доступен для чтения между вашим клиентом и сервером.</text:span></text:span></text:p>
      <text:p text:style-name="Standard"><text:span text:style-name="Source_20_Text"><text:span text:style-name="T199">В Digest-аутентификации на сервер передается md5-хэш логина, пароля, адреса сервера и случайных данных.</text:span></text:span></text:p>
      <text:p text:style-name="Standard"><text:span text:style-name="Source_20_Text"><text:span text:style-name="T212">Различаются аутентификации по общему названию:</text:span></text:span></text:p>
      <text:p text:style-name="Standard"><text:span text:style-name="Source_20_Text"><text:span text:style-name="T195">1. </text:span></text:span><text:bookmark-start text:name="__DdeLink__13223_936614629"/><text:span text:style-name="Source_20_Text"><text:span text:style-name="T195">HTTP Basic Authentication</text:span></text:span><text:bookmark-end text:name="__DdeLink__13223_936614629"/></text:p>
      <text:p text:style-name="Standard"><text:span text:style-name="Source_20_Text"><text:span text:style-name="T195">2. HTTP Digest Authentication</text:span></text:span></text:p>
      <text:h text:style-name="Heading_20_3" text:outline-level="3"><text:bookmark-start text:name="__RefHeading___Toc12267_1995911267"/>HTTP Status Codes <text:bookmark-end text:name="__RefHeading___Toc12267_1995911267"/></text:h>
      <text:p text:style-name="Standard">Коды состояния HTTP отправляются с ответами и соответствуют стандартам, установленным Целевой группой Internet Engineering Task Force, а также фактическим стандартам, используемым в отрасли.</text:p>
      <text:p text:style-name="P65"><text:soft-page-break/>Группы статусов:</text:p>
      <text:p text:style-name="Standard">200 Запрос был успешным</text:p>
      <text:p text:style-name="Standard">300 Запрос должен быть перенаправлен</text:p>
      <text:p text:style-name="Standard">400 На стороне клиента произошла ошибка</text:p>
      <text:p text:style-name="Standard">500 На стороне сервера произошла ошибка</text:p>
      <text:p text:style-name="P65">Основные коды:</text:p>
      <text:p text:style-name="Standard">200 OK; запрос был успешным.</text:p>
      <text:p text:style-name="Standard">201 Created; запрос привел к созданию нового ресурса.</text:p>
      <text:p text:style-name="Standard">301 Moved permanently; ресурс перенесен, теперь будет найден в указанном месте.</text:p>
      <text:p text:style-name="Standard">302 Временно перемещен.</text:p>
      <text:p text:style-name="Standard">400 Bad request; в запросе было что-то неправильное или в противном случае было предотвращено его выполнение.</text:p>
      <text:p text:style-name="Standard">401 Unauthorized; клиент не был аутентифицирован.</text:p>
      <text:p text:style-name="Standard">403 Forbidden; пользователь может не иметь необходимых разрешений для ресурса или может потребоваться какая-либо учетная запись.</text:p>
      <text:p text:style-name="Standard">404 Not Found; Страница не найдена.</text:p>
      <text:p text:style-name="Standard"><text:span text:style-name="T16">500 Internal server error; </text:span>внутренняя<text:span text:style-name="T16"> </text:span>ошибка<text:span text:style-name="T16"> </text:span>сервера<text:span text:style-name="T16">. </text:span>Обычно связано с сбоем или неправильной конфигурацией.</text:p>
      <text:p text:style-name="Standard">504 Gateway Timeout; Время ожидания ответа закончилось.</text:p>
      <text:p text:style-name="P65"/>
      <text:p text:style-name="P65">Буферизация</text:p>
      <text:p text:style-name="Standard">Вместо того, чтобы сразу выводить из вашего скрипта, часто очень удобно хранить ваш вывод в буфере, а затем сразу же очищать весь буфер. Это может быть полезно для экранирования вывода перед отправкой его пользователю или с помощью встроенных процедур сжатия PHP для сжатия ответа, отправляемого на совместимые браузеры.</text:p>
      <text:p text:style-name="Standard">Функция ob_start () используется для запуска буферизации вывода. Все, что ваш сценарий обычно выводит в теле ответа, будет храниться в буфере. Эта функция принимает необязательный параметр, который является вызываемым и будет вызываться, когда буфер выводится или отбрасывается.</text:p>
      <text:p text:style-name="Standard"><text:span text:style-name="T16">bool </text:span><text:span text:style-name="T18">ob_start</text:span><text:span text:style-name="T16"> ([ callable $output_callback = NULL [, int $chunk_size = 0 [, int </text:span><text:bookmark-start text:name="__DdeLink__8214_1460714960"/><text:span text:style-name="T16">$flags</text:span><text:bookmark-end text:name="__DdeLink__8214_1460714960"/><text:span text:style-name="T16"> = PHP_OUTPUT_HANDLER_STDFLAGS ]]] ) </text:span></text:p>
      <text:p text:style-name="P27">- $output_callback(string $buffer [, int $phase ] ) функция принимает строку в виде аргумента и должна также вернуть строку. Она вызывается при сбросе (отправке) или очистке (с помощью ob_flush(), ob_clean() или подобных функций) </text:p>
      <text:p text:style-name="Standard">- если передан необязательный параметр chunk_size, то буфер буден сброшен после любого вывода, превышающего или равного по размеру chunk_size.</text:p>
      <text:p text:style-name="Standard">- $<text:span text:style-name="T16">flags</text:span> операции, которые можно делать с буфером.</text:p>
      <text:p text:style-name="Standard">Можно несколько раз вызвать <text:span text:style-name="T16">ob</text:span>_<text:span text:style-name="T16">start</text:span> <text:s/>и буферы будут вложены. Уровень вложенности можно определить <text:span text:style-name="T16">array</text:span> <text:span text:style-name="T17">ob</text:span><text:span text:style-name="T1">_</text:span><text:span text:style-name="T17">get</text:span><text:span text:style-name="T1">_</text:span><text:span text:style-name="T17">level</text:span>().</text:p>
      <text:p text:style-name="Standard">void <text:span text:style-name="T2">ob_flush</text:span>() — очищает буфер отправляя содержимое на вывод. Буферизация продолжается.</text:p>
      <text:p text:style-name="Standard">void <text:span text:style-name="T2">ob_end_flush</text:span>() — очищает буфер отправляя содержимое на вывод. Буферизация завершается.</text:p>
      <text:p text:style-name="Standard">void <text:span text:style-name="T2">ob_clean</text:span>() — очистить (стереть) буфер вывода.</text:p>
      <text:p text:style-name="Standard">void <text:s/><text:span text:style-name="T1">ob_end_clean</text:span>() — очистить (стереть) буфер вывода и отключить буферизацию вывода.</text:p>
      <text:p text:style-name="Standard">string <text:s/><text:span text:style-name="T1">ob_get_clean</text:span>() — получить содержимое текущего буфера и удалить его.</text:p>
      <text:p text:style-name="Standard"><text:span text:style-name="T16">string</text:span> <text:span text:style-name="T17">ob</text:span><text:span text:style-name="T1">_</text:span><text:span text:style-name="T17">get</text:span><text:span text:style-name="T1">_</text:span><text:span text:style-name="T17">contents</text:span> ( <text:span text:style-name="T16">void</text:span> ) — возвращает содержимое буфера вывода.</text:p>
      <text:p text:style-name="Standard"><text:soft-page-break/>PHP имеет встроенный способ сжатия данных перед отправкой по сети. Если вы включите его, PHP определит, поддерживает ли браузер поддержку сжатых данных, и если это так, используйте алгоритм GZIP, чтобы уменьшить размер ответа. Чтобы настроить его, вы указываете функцию сжатия как обратный вызов для ob_start (). Пример<text:span text:style-name="T16">:</text:span></text:p>
      <text:p text:style-name="P10">ob_start("ob_gzhandler"); // {"string": "my json api output is compressed now"}</text:p>
      <text:p text:style-name="Standard">ob_gzhandler() требует наличие расширения zlib.</text:p>
      <text:p text:style-name="Standard">Модуль zlib предоставляет возможность сжатия передаваемых страниц</text:p>
      <text:p text:style-name="Standard">Вы не можете использовать одновременно ob_gzhandler() и zlib.output_compression. Также обратите внимание, что использование zlib.output_compression предпочтительнее, чем ob_gzhandler().</text:p>
      <text:p text:style-name="Standard">zlib.output_compression boolean/integer — следует ли сжимать страницы. </text:p>
      <text:p text:style-name="Standard">zlib.output_compression_level — уровень сжатия используется для прозрачного сжатия вывода. Укажите значение между 0 (без сжатия) и 9 (максимальное сжатие).</text:p>
      <text:h text:style-name="Heading_20_2" text:outline-level="2"><text:bookmark-start text:name="__RefHeading___Toc12269_1995911267"/>Array<text:bookmark-end text:name="__RefHeading___Toc12269_1995911267"/></text:h>
      <text:h text:style-name="Heading_20_3" text:outline-level="3"><text:bookmark-start text:name="__RefHeading___Toc12271_1995911267"/><text:span text:style-name="T16">Associative</text:span> <text:span text:style-name="T16">Arrays</text:span><text:bookmark-end text:name="__RefHeading___Toc12271_1995911267"/></text:h>
      <text:p text:style-name="Standard">Ассоциативный массив — массив содержащий строковые ключи.</text:p>
      <text:p text:style-name="Standard">Разными считаются элементы $arr['A'] и $arr['a'].</text:p>
      <text:p text:style-name="Standard">Ключи могут быть либо string, либо integer. float преобразуется в integer, отбрасывая дробную часть, двоичные и шестнадцатеричные числа переводятся в integer. Null — преобразуется в ключ вида пустой строки ''. Массивы и объекты в качестве ключа вызовут Warning "illegal offset type".</text:p>
      <text:p text:style-name="P27">$a = [true =&gt; "hello", 0x03 =&gt; "world", 0b100 =&gt; ' this is ', "04" =&gt; "PHP", 8.7 =&gt; "!!!!"];</text:p>
      <text:p text:style-name="Standard"><text:span text:style-name="T16">var_dump($a); // array(5) { 1 =&gt; "hello", 3 =&gt; "world", 4 =&gt; " this is", "04" =&gt; "PHP", 8 =&gt; "!!!!" </text:span>}</text:p>
      <text:p text:style-name="P75">В массиве последующий индекс (если он не определен) определяется как максимальный из предыдущих: array('a' =&gt; 1, '2' =&gt; 1, 1, '5' =&gt; 1). Ключ третьего элемента будет равен 3. Если следующий элемент будет с таким же ключом, то данные перезапишутся.</text:p>
      <text:p text:style-name="P76">'<text:span text:style-name="T33">3</text:span>' — <text:span text:style-name="T238">ключ станет числовым, '03' — ключ будет текстовым.</text:span></text:p>
      <text:p text:style-name="P27">$array = array(1 =&gt; "a", "1" <text:s/>=&gt; "b", 1.5 <text:s/>=&gt; "c", <text:s/>true =&gt; "d"); // 1 =&gt; "d"</text:p>
      <text:p text:style-name="Standard">Операции с массивом:</text:p>
      <text:p text:style-name="Standard">$a + $b <text:span text:style-name="Source_20_Text"><text:span text:style-name="T87">—</text:span></text:span> Объединение массива. При совпадении ключей, элементы из правой части будут игнорироваться.</text:p>
      <text:p text:style-name="Standard">$a == $b <text:span text:style-name="Source_20_Text"><text:span text:style-name="T87">—</text:span></text:span> эквивалентность (equality). Проверяет на одинаковость ключей и значений.</text:p>
      <text:p text:style-name="Standard">$a === $b <text:span text:style-name="Source_20_Text"><text:span text:style-name="T87">—</text:span></text:span> идентичность (identical). Помимо предыдущего проверяется еще и сортировка, и одинаковость типов.</text:p>
      <text:p text:style-name="Standard"><text:span text:style-name="T16">$a != $b ($a &lt;&gt; $b) </text:span><text:span text:style-name="Source_20_Text"><text:span text:style-name="T20">—</text:span></text:span><text:span text:style-name="T16"> $a </text:span>не<text:span text:style-name="T16"> </text:span>эквивалентна<text:span text:style-name="T16"> $b</text:span></text:p>
      <text:p text:style-name="Standard">$a !== $b <text:span text:style-name="Source_20_Text"><text:span text:style-name="T87">—</text:span></text:span> $a не идентична $b</text:p>
      <text:p text:style-name="P10">$a = ['a', 'b', '1']; $b = ['a', 'b', 1]; $c = ['1', 'b', 'a']; $d = [2 =&gt; 1, 0 =&gt; 'a', 1 =&gt; 'b'];</text:p>
      <text:p text:style-name="P10">var_dump($a == $b); <text:tab/>// true</text:p>
      <text:p text:style-name="P10">var_dump($a === $b); <text:tab/>// false</text:p>
      <text:p text:style-name="P10">var_dump($a == $c); <text:tab/>// false</text:p>
      <text:p text:style-name="P10">var_dump($a == $d); <text:tab/>// true</text:p>
      <text:p text:style-name="P10">var_dump($a === $d); <text:tab/>// false</text:p>
      <text:p text:style-name="P28">! <text:span text:style-name="T271">Функции для массивов не действуют на объектах</text:span></text:p>
      <text:h text:style-name="P204" text:outline-level="3"><text:bookmark-start text:name="__RefHeading___Toc12273_1995911267"/>Array Iteration<text:bookmark-end text:name="__RefHeading___Toc12273_1995911267"/></text:h>
      <text:p text:style-name="Standard"><text:soft-page-break/>Есть два пути итерирования массива — использование курсора и циклов. Наилучший подход — это использование foreach.</text:p>
      <text:p text:style-name="Standard">В foreach для изменения значений в массиве:</text:p>
      <text:p text:style-name="P10">foreach ($arr as &amp;$value) {</text:p>
      <text:p text:style-name="P10"><text:s text:c="2"/>$value += 1;</text:p>
      <text:p text:style-name="P18">}</text:p>
      <text:p text:style-name="P18">$value += 10; // Изменит значение в массиве $arr</text:p>
      <text:p text:style-name="Standard">В $value сохранится последнее значение из цикла.</text:p>
      <text:p text:style-name="P65">Сдвиг курсоров:</text:p>
      <text:p text:style-name="Standard">mixed <text:span text:style-name="T2">next</text:span> (array &amp;array) — продвигает внутренний указатель массива и возвращает полученное значение. Возвращается false, если больше элементов нет (указатель не сдвигается).</text:p>
      <text:p text:style-name="Standard">mixed <text:span text:style-name="T2">prev</text:span> (array &amp;array) — передвигает внутренний указатель массива на одну позицию назад и возвращает значение. Возвращает значение массива, на которое ранее указывал внутренний указатель массива, или FALSE, если больше элементов нет.</text:p>
      <text:p text:style-name="Standard">mixed <text:span text:style-name="T2">reset</text:span> (array &amp;array) — устанавливает внутренний указатель на первый элемент и возвращает его. False если массив пустой.</text:p>
      <text:p text:style-name="Standard">mixed <text:span text:style-name="T2">key</text:span> (array $array) — возвращает индекс элемента текущей позиции массива.</text:p>
      <text:p text:style-name="Standard">mixed <text:span text:style-name="T2">current</text:span> (array $array) — возвращает текущий элемент в массиве, на который указывает внутренний указатель. Возвращается false если указатель за границей элементов или массив пуст.</text:p>
      <text:p text:style-name="Standard"><text:span text:style-name="T16">mixed </text:span><text:span text:style-name="T18">pos</text:span><text:span text:style-name="T16"> (array $array) — </text:span>псевдоним<text:span text:style-name="T16"> current.</text:span></text:p>
      <text:p text:style-name="Standard">array <text:span text:style-name="T2">each</text:span> (array &amp;$array) — (PHP 7.2 deprecated) возвращает текущую пару ключ и значение из массива и сдвигает курсор. Возвращает из each(array('bob')): [1 =&gt; bob, 'value' =&gt; 'bob', 0 =&gt; 0, 'key' =&gt; 0]</text:p>
      <text:p text:style-name="Standard">mixed <text:span text:style-name="T2">end</text:span> ( array &amp;$array ) — устанавливает внутренний указатель массива на последний элемент. Возвращает значение последнего элемента или false для пустого массива. </text:p>
      <text:p text:style-name="Standard">while (list($var, $val) = each($arr)) {}</text:p>
      <text:p text:style-name="P69">Объекты могут быть итерируемы, используя тот же синтаксис, но важно знать, что они реализуют интерфейсный итератор.</text:p>
      <text:p text:style-name="Standard">bool <text:span text:style-name="T2">array_walk</text:span> (array &amp;$array, callable $callback [, mixed $userdata = NULL ]) — применение пользовательской ф-ии к каждому члену массива. Ф-ия возвращает статус успешно или нет. В $callback ф-ию первым параметром передается значение, вторым ключ. $userdata — это третий параметр передаваемый в $callback ф-ию. Если требуется, чтобы функция callback изменила значения в массиве, нужно определить первый параметр callback как ссылку (с ключом так не сработает).</text:p>
      <text:p text:style-name="Standard">bool <text:span text:style-name="T2">array_walk_recursive</text:span> (array &amp;$array, callable $callback [, mixed $userdata = NULL ]) — рекурсивное применение пользовательской ф-ии к каждому члену массива. Остальное<text:span text:style-name="T16"> </text:span>также<text:span text:style-name="T16"> </text:span>как<text:span text:style-name="T16"> </text:span>в<text:span text:style-name="T16"> array_walk.</text:span></text:p>
      <text:h text:style-name="P204" text:outline-level="3"><text:bookmark-start text:name="__RefHeading___Toc12275_1995911267"/>Array Functions<text:bookmark-end text:name="__RefHeading___Toc12275_1995911267"/></text:h>
      <text:p text:style-name="Standard"><text:span text:style-name="T16">array </text:span><text:span text:style-name="T18">explode </text:span><text:span text:style-name="T16">(string $delimiter, string $string [, int $limit = PHP_INT_MAX ]) - </text:span>разбивает<text:span text:style-name="T16"> </text:span>строку<text:span text:style-name="T16"> </text:span>разделителем<text:span text:style-name="T16"> $delimiter. </text:span>Если аргумент limit является положительным, возвращаемый массив будет содержать максимум limit элементов, при этом последний элемент будет содержать остаток строки string. Если параметр limit отрицателен, то будут возвращены все компоненты, кроме последних -limit. Если limit равен нулю, то он расценивается как 1.</text:p>
      <text:p text:style-name="P158">string <text:span text:style-name="T2">implode</text:span> ( string $glue, array $pieces ) <text:span text:style-name="T16">— !</text:span><text:span text:style-name="T23">аргументы можно менять местами.</text:span></text:p>
      <text:p text:style-name="Standard">string <text:span text:style-name="T2">implode</text:span> (array $pieces) <text:span text:style-name="T16">— </text:span>объединяет элементы массива с помощью строки glue.</text:p>
      <text:p text:style-name="Standard">string <text:span text:style-name="T2">join</text:span> <text:span text:style-name="T16">— псевдоним <text:s/></text:span><text:span text:style-name="T18">implode</text:span></text:p>
      <text:p text:style-name="Standard"><text:soft-page-break/><text:span text:style-name="T16">array </text:span><text:span text:style-name="T18">preg_split</text:span><text:span text:style-name="T16"> ( string $pattern, string $subject [, int $limit = -1 [, int $flags = 0 ]] ) — </text:span>разделяет<text:span text:style-name="T16"> </text:span>строку<text:span text:style-name="T16"> </text:span>регулярным<text:span text:style-name="T16"> </text:span>выражением<text:span text:style-name="T16">. </text:span>$pattern <text:bookmark-start text:name="__DdeLink__8515_710944473"/>—<text:bookmark-end text:name="__DdeLink__8515_710944473"/> искомый паттерн. Если указан, функция возвращает не более, чем limit подстрок. Оставшаяся часть строки будет возвращена в последней подстроке. Специальное значение limit, равное -1 или 0, подразумевает отсутствие ограничения, и, в качестве фактического стандарта в PHP, можно использовать NULL для пропуска параметра flags. Через | (или) можно задавать несколько флагов flags: PREG_SPLIT_NO_EMPTY (вернет только непустые подстроки), PREG_SPLIT_DELIM_CAPTURE (выражение, заключенное в круглые скобки в разделяющем шаблоне, также извлекается из заданной строки и возвращается функцией), PREG_SPLIT_OFFSET_CAPTURE (для каждой найденной подстроки будет указана ее позиция в исходной строке. Каждый элемент будет содержать массив, содержащий в индексе с номером 0 найденную подстроку, а смещение этой подстроки в параметре subject - в индексе 1).</text:p>
      <text:p text:style-name="Standard"/>
      <text:p text:style-name="P67">Change</text:p>
      <text:p text:style-name="Standard"><text:span text:style-name="T16">array </text:span><text:span text:style-name="T18">array_change_key_case</text:span><text:span text:style-name="T16"> (array, [, int $case = CASE_LOWER]) —</text:span><text:span text:style-name="T36">и</text:span>зменить<text:span text:style-name="T16"> </text:span>размер<text:span text:style-name="T16"> </text:span>текста<text:span text:style-name="T16"> </text:span>в<text:span text:style-name="T16"> </text:span>ключах<text:span text:style-name="T16"> </text:span>массива<text:span text:style-name="T16"> </text:span><text:span text:style-name="Strong_20_Emphasis"><text:span text:style-name="T16">CASE_UPPER </text:span></text:span><text:span text:style-name="Strong_20_Emphasis"><text:span text:style-name="T154">или</text:span></text:span><text:span text:style-name="T16"> </text:span><text:span text:style-name="Source_20_Text"><text:span text:style-name="T196">CASE_LOWER</text:span></text:span><text:span text:style-name="Source_20_Text"><text:span text:style-name="T16"> </text:span></text:span><text:span text:style-name="T16">(</text:span>по<text:span text:style-name="T16"> </text:span>умолчанию<text:span text:style-name="T16">)</text:span></text:p>
      <text:p text:style-name="Standard">array <text:span text:style-name="T2">array_flip</text:span> (array) — Меняет местами ключи со связанными их значениями в массиве.</text:p>
      <text:p text:style-name="Standard">array <text:span text:style-name="T2">array_replace_recursive</text:span> (array $array1, array $array2 [, array $… ]) — рекурсивно заменяет элементы первого массива элементами переданных массивов. Если ключ из первого массива есть во втором, его значение будет заменено на значение из второго массива. Если ключ есть во втором массиве, но отсутствует в первом, он будет создан в первом массиве. Если ключ есть только в первом массиве, то он остается как есть. Если передано несколько массивов, они будут обработаны по порядку, последующие перезаписывают предыдущие значения. Функция рекурсивна. Она будет рекурсивно углубляться в массивы и применять к всем внутренним значениям один и тот же процесс.</text:p>
      <text:p text:style-name="Standard">array <text:span text:style-name="T2">array_replace</text:span> (array $array1, array $array2 [, array $… ]) — заменяет элементы первого массива элементами переданных массивов. Работает также как и предыдущая ф-ия, но не рекурсивно.</text:p>
      <text:p text:style-name="Standard"><text:span text:style-name="T16">array </text:span><text:span text:style-name="T18">array_unique</text:span><text:span text:style-name="T16"> (array $array [, int $sort_flag = SORT_STRING]) — </text:span>удаление<text:span text:style-name="T16"> </text:span>дублирующих<text:span text:style-name="T16"> </text:span>значений<text:span text:style-name="T16"> </text:span>из<text:span text:style-name="T16"> </text:span>массива<text:span text:style-name="T16">. </text:span><text:bookmark-start text:name="__DdeLink__8683_716849613"/><text:span text:style-name="T16">SORT_REGULAR</text:span><text:bookmark-end text:name="__DdeLink__8683_716849613"/><text:span text:style-name="T16"> (</text:span>без<text:span text:style-name="T16"> </text:span>изменения<text:span text:style-name="T16"> </text:span>типов<text:span text:style-name="T16">), SORT_NUMERIC, SORT_STRING, SORT_LOCALE_STRING. </text:span>Ключи<text:span text:style-name="T16"> </text:span>сохраняются<text:span text:style-name="T16">.</text:span></text:p>
      <text:p text:style-name="P10">$input = array(4, "4", 3, "3", "a", "b");</text:p>
      <text:p text:style-name="P10">$result = array_unique($input, SORT_NUMERIC); // [0 =&gt; 4,2 =&gt; 3, 4 =&gt; "a"]</text:p>
      <text:p text:style-name="P27"/>
      <text:p text:style-name="P67">Split</text:p>
      <text:p text:style-name="Standard"><text:span text:style-name="T16">array </text:span><text:span text:style-name="T18">array_chunk</text:span><text:span text:style-name="T16"> (array, int $size, [, bool $preserve_keys = FALSE]) — </text:span>разделяет<text:span text:style-name="T16"> </text:span>массив<text:span text:style-name="T16"> </text:span>на<text:span text:style-name="T16"> </text:span>части<text:span text:style-name="T16"> (</text:span>ломти<text:span text:style-name="T16"> chunks) </text:span>по<text:span text:style-name="T16"> </text:span>кол<text:span text:style-name="T16">-</text:span>ву<text:span text:style-name="T16"> $size </text:span>в<text:span text:style-name="T16"> </text:span>одной<text:span text:style-name="T16"> </text:span>части<text:span text:style-name="T16">. </text:span>$preserve_keys — сохранять ключи или нет. Пример: для size = 2 из [0 =&gt; 10, 1 =&gt; 10, 2 =&gt; 10] получим [[0 =&gt; 10, 1 =&gt; 10], [0 =&gt; 10]]</text:p>
      <text:p text:style-name="Standard"><text:span text:style-name="T16">array </text:span><text:span text:style-name="T18">array_slice </text:span><text:span text:style-name="T16">(array, int $offset [, int $length = NULL [, bool $preserve_keys = FALSE]]) — </text:span>извлекает<text:span text:style-name="T16"> </text:span>часть<text:span text:style-name="T16"> </text:span>массива<text:span text:style-name="T16">. </text:span>Если offset &gt;= 0, последовательность начнётся на указанном расстоянии от начала array. Если offset &lt; 0, последовательность начнётся с конца array. Если length &gt;= 0, последовательность будет включать количество элементов меньшее или равное length. Если length &lt; 0, последовательность остановится на указанном расстоянии от конца массива. Если length опущен, последовательность будет содержать все элементы с offset до конца массива array. <text:span text:style-name="T16">$preserve_keys — </text:span>сохраняет<text:span text:style-name="T16"> </text:span>ключи<text:span text:style-name="T16"> </text:span>массива<text:span text:style-name="T16">.</text:span></text:p>
      <text:p text:style-name="P10">$input = array("a", "b", "c", "d", "e");</text:p>
      <text:p text:style-name="P10">$output = array_slice($input, 0, 3); <text:s text:c="2"/>// returns "a", "b", and "c"</text:p>
      <text:p text:style-name="P10"><text:soft-page-break/>$output = array_slice($input, 2, -1, true); // returns 2=&gt;"c", 3=&gt;"d"</text:p>
      <text:p text:style-name="Standard"><text:span text:style-name="T16">array </text:span><text:span text:style-name="T18">array_splice</text:span><text:span text:style-name="T16"> (array &amp;$input, int $offset [, int $length = count($input) [, mixed $replacement = array()]]) — </text:span>удаление<text:span text:style-name="T16"> </text:span>части<text:span text:style-name="T16"> </text:span>массива<text:span text:style-name="T16"> </text:span>и<text:span text:style-name="T16"> </text:span>замена<text:span text:style-name="T16"> </text:span>его<text:span text:style-name="T16"> </text:span>чем<text:span text:style-name="T16">-</text:span>то<text:span text:style-name="T16"> </text:span>еще<text:span text:style-name="T16">. </text:span>Нумерованные ключи не сохраняются. Если параметр replacement не является массивом, он будет преобразован к нему (то есть (array) $parameter). Это может привести к неожиданным результатам при использовании объекта или NULL. Если offset &gt;= 0, тогда удаление начнется на <text:s/>указанном расстоянии от начала array. Если offset &lt; 0, удаление начнётся с конца array. Length — работает также как и в предыдущей ф-ии, но если он равен 0, то ничего удаляться не будет. <text:s/>Replacement указывает чем заменить удаленные элементы. Replacement может быть не массивом и NULL. Если offset и length таковы, что элементы не удаляемы, то элементы массива replacement вставляются на <text:s/>позицию offset. <text:span text:style-name="T57">Возвращает массив удаленных элементов.</text:span></text:p>
      <text:p text:style-name="P18">$input = array("red", "green", "blue", "yellow");</text:p>
      <text:p text:style-name="Standard"><text:span text:style-name="T38">array_splice($input, 3, 0, "purple"); // $input </text:span><text:span text:style-name="T48">теперь</text:span><text:span text:style-name="T38"> array("red", "green", "blue", "purple", "yellow");</text:span></text:p>
      <text:p text:style-name="Standard">array <text:span text:style-name="T2">array_values</text:span> (array) — возвращает индексированный массив значений в том порядке, в котором они указаны в массиве.</text:p>
      <text:p text:style-name="Standard"><text:span text:style-name="T16">array </text:span><text:span text:style-name="T18">array_column</text:span><text:span text:style-name="T16"> (array, mixed $column_key [, mixed $index_key = NULL]) — </text:span>возвращает<text:span text:style-name="T16"> </text:span>значения<text:span text:style-name="T16"> </text:span>одной<text:span text:style-name="T16"> </text:span>колонки<text:span text:style-name="T16"> </text:span>с<text:span text:style-name="T16"> </text:span>именем<text:span text:style-name="T16"> $column_key. <text:s/></text:span>Имена ключей для получаемого массива можно брать из колонки с индексом $index_key. Пример<text:span text:style-name="T16">:</text:span></text:p>
      <text:p text:style-name="P27">$r = [["id" =&gt; 1, "name" =&gt; "A"], ["id" =&gt; 2, "name" =&gt; "B"], ["id" =&gt; 3, "name" =&gt; "C"]];</text:p>
      <text:p text:style-name="P10">array_column($r, "name", "id") // [1 =&gt; "A", 2 =&gt; "B", 3 =&gt; "C"]</text:p>
      <text:p text:style-name="Standard">mixed <text:span text:style-name="T2">array_rand</text:span> (array [, int $num = 1]) — выбирает один и более случайных <text:span text:style-name="T2">ключей</text:span> в массиве псевдо-случайным генератором (не подходит для криптографии). Попытка выбрать больше элементов, чем есть в массиве, сгенерирует ошибку уровня E_WARNING и вернет NULL. Возвращает один ключ или массив в зависимости от $num. Возвращает ключ или массив ключей.</text:p>
      <text:p text:style-name="Standard"/>
      <text:p text:style-name="P68">Find/Filter</text:p>
      <text:p text:style-name="Standard">array <text:span text:style-name="T2">array_keys</text:span> (array $array [, mixed $search_value = NULL [, bool $strict = FALSE ]]) — возвращает все ключи или подмножество ключей массива. При указании $search_value возвращаются ключи с указанным значением. $strict — строгий поиск(===) или нет(==).</text:p>
      <text:p text:style-name="Standard"><text:span text:style-name="T16">bool </text:span><text:span text:style-name="T18">in_array</text:span><text:span text:style-name="T16"> (mixed $needle, array $heystack [, bool $strict = false]) — </text:span>проверяет<text:span text:style-name="T16"> </text:span>существование<text:span text:style-name="T16"> </text:span>элемента<text:span text:style-name="T16"> </text:span>в<text:span text:style-name="T16"> </text:span>массиве<text:span text:style-name="T16">. $strict — </text:span>дополнительная<text:span text:style-name="T16"> </text:span>проверка<text:span text:style-name="T16"> </text:span>типа<text:span text:style-name="T16">. </text:span><text:span text:style-name="T57">Чувствителен</text:span><text:span text:style-name="T22"> </text:span><text:span text:style-name="T57">к</text:span><text:span text:style-name="T22"> </text:span><text:span text:style-name="T57">регистру</text:span><text:span text:style-name="T22"> </text:span><text:span text:style-name="T57">букв</text:span><text:span text:style-name="T16">.</text:span></text:p>
      <text:p text:style-name="Standard"><text:bookmark-start text:name="__DdeLink__4608_1525099628"/><text:span text:style-name="T16">mixed </text:span><text:bookmark-end text:name="__DdeLink__4608_1525099628"/><text:span text:style-name="T18">array_search </text:span><text:span text:style-name="T16">(mixed $needle, array $haystack [, bool $strict = FALSE ]) — </text:span>ищет<text:span text:style-name="T16"> </text:span>в<text:span text:style-name="T16"> </text:span>массиве<text:span text:style-name="T16"> $haystack </text:span>сответствующий<text:span text:style-name="T16"> </text:span>элемент<text:span text:style-name="T16"> $needle </text:span>и<text:span text:style-name="T16"> </text:span>возвращает<text:span text:style-name="T16"> </text:span>его<text:span text:style-name="T16"> </text:span>ключ<text:span text:style-name="T16">. $strict — </text:span>идентичность<text:span text:style-name="T16"> </text:span>в<text:span text:style-name="T16"> </text:span>типе<text:span text:style-name="T16">. </text:span>Возвращает ключ первого совпадающего элемента или FALSE если ничего не найдено. Вместе со всеми внутренними функциями PHP, начиная с версии 5.3.0, array_search() возвращает NULL, если ей были переданы неверные параметры.</text:p>
      <text:p text:style-name="Standard">bool <text:span text:style-name="T2">array_key_exists</text:span> (mixed $key, array $array) — проверяется, имеется ли ключ (индекс) в массиве. <text:span text:style-name="T269">Не работает на ArrayAccess.</text:span></text:p>
      <text:p text:style-name="P10">$search_array = array('first' =&gt; null, 'second' =&gt; 4); </text:p>
      <text:p text:style-name="P10">isset($search_array['first']); // returns false </text:p>
      <text:p text:style-name="P10">array_key_exists('first', $search_array); // returns true </text:p>
      <text:p text:style-name="Standard"><text:span text:style-name="T16">bool </text:span><text:span text:style-name="T18">key_exists </text:span><text:span text:style-name="T16">(mixed $key, array $array) — </text:span>псевдоним<text:span text:style-name="T16"> array_key_exists</text:span></text:p>
      <text:p text:style-name="Standard"><text:span text:style-name="T16">array </text:span><text:span text:style-name="T18">array_filter</text:span><text:span text:style-name="T16"> (array [, callable $callback [, int $flag = 0 ]]) — </text:span>фильтрует<text:span text:style-name="T16"> </text:span>элементы<text:span text:style-name="T16"> </text:span>массива<text:span text:style-name="T16"> </text:span>используя<text:span text:style-name="T16"> callback </text:span>ф<text:span text:style-name="T16">-</text:span>ию<text:span text:style-name="T16">. </text:span>Каждый элемент массива передается в callback ф-ию, если он возвращает true, то текущее значение добавляется в результирующий массив, сохраняя ключи. <text:span text:style-name="T57">При отсутствии <text:s/>ф-ии все значения массива false и подобные будут удалены.</text:span> Флаг: 0 (передает только <text:soft-page-break/>значения в ф-ию), ARRAY_FILTER_USE_KEY (передает только ключи в ф-ию), ARRAY_FILTER_USE_BOTH (передает и значение и ключ как аргументы) array_filter($arr, function($v, $k) {}, ARRAY_FILTER_USE_BOTH).</text:p>
      <text:p text:style-name="Standard"/>
      <text:p text:style-name="P67">User function</text:p>
      <text:p text:style-name="Standard"><text:span text:style-name="T16">array </text:span><text:span text:style-name="T18">array_map</text:span><text:span text:style-name="T16"> (callable $callback, array $array1 [, array $… ]) — </text:span>применяет<text:span text:style-name="T16"> callback </text:span>к<text:span text:style-name="T16"> </text:span>элементам<text:span text:style-name="T16"> </text:span>указанных<text:span text:style-name="T16"> </text:span>массивов<text:span text:style-name="T16">. <text:s/></text:span>Количество параметров в ф-ии должно совпадать с кол-вом массивов. <text:span text:style-name="T57">Если массивы имеют различную длину, более короткие из них дополняется элементами с пустыми</text:span> <text:span text:style-name="T57">значениями до длины самого длинного массива</text:span>. <text:s/>Создание массива массивов, что может быть достигнуто путем использования значения NULL в качестве имени callback-функции. <text:span text:style-name="T57">Если массив-аргумент содержит строковые ключи, то результирующий массив будет содержать строковые ключи тогда и только тогда, если передан ровно один массив.</text:span></text:p>
      <text:p text:style-name="P10">$a = array(1, 2, 3, 4, 5);</text:p>
      <text:p text:style-name="P10">$b = array("one", "two", "three", "four", "five");</text:p>
      <text:p text:style-name="P10">$c = array("uno", "dos", "tres", "cuatro", "cinco");</text:p>
      <text:p text:style-name="P10">$d = array_map(null, $a, $b, $c);</text:p>
      <text:p text:style-name="P10">// Array( [0] =&gt; Array([0] =&gt; 1 [1] =&gt; one [2] =&gt; uno ) [1] =&gt; ...)</text:p>
      <text:p text:style-name="Standard"><text:span text:style-name="T16">mixed </text:span><text:span text:style-name="T18">array_reduce</text:span><text:span text:style-name="T16"> (array $array, callable $callback [, mixed $initial = NULL]) — </text:span>итеративно<text:span text:style-name="T16"> </text:span>уменьшает<text:span text:style-name="T16"> </text:span>массив<text:span text:style-name="T16"> </text:span>к<text:span text:style-name="T16"> </text:span>единственному<text:span text:style-name="T16"> </text:span>значению<text:span text:style-name="T16">, </text:span>используя<text:span text:style-name="T16"> callback-</text:span>функцию<text:span text:style-name="T16">. </text:span><text:span text:style-name="T22">mixed callback (mixed $carry, mixed $item)</text:span><text:span text:style-name="T16"> $carry — </text:span>удерживает<text:span text:style-name="T16"> </text:span>возвращаемое<text:span text:style-name="T16"> </text:span>значение<text:span text:style-name="T16"> </text:span>предыдущей<text:span text:style-name="T16"> </text:span>итерации<text:span text:style-name="T16">. </text:span>$item — удерживает значение текущей итерации. $initial — если передан необязательный параметр initial, то он будет использован в начале процесса, или в качестве окончательного результата в случае пустого массива.</text:p>
      <text:p text:style-name="Standard"/>
      <text:p text:style-name="P67">Search differences &amp; intersect</text:p>
      <text:p text:style-name="Standard"><text:span text:style-name="T16">array </text:span><text:span text:style-name="T18">array_diff</text:span><text:span text:style-name="T16"> (array, array [, array]) — </text:span>вычисление<text:span text:style-name="T16"> </text:span>различий<text:span text:style-name="T16"> </text:span>в<text:span text:style-name="T16"> </text:span>массивах<text:span text:style-name="T16"> </text:span>по<text:span text:style-name="T16"> </text:span>значению<text:span text:style-name="T16">. </text:span>Возвращается массив с элементами, которые есть в первом массиве, но их нет в остальных. Ключи<text:span text:style-name="T16"> </text:span>сохраняются<text:span text:style-name="T16">:</text:span></text:p>
      <text:p text:style-name="P10">$array1 = array("a" =&gt; "green", "red", "blue", "red");</text:p>
      <text:p text:style-name="P10">$array2 = array("b" =&gt; "green", "yellow", "red");</text:p>
      <text:p text:style-name="P10">$result = array_diff($array1, $array2); // ['1' =&gt; 'blue']</text:p>
      <text:p text:style-name="Standard"><text:span text:style-name="T16">array </text:span><text:span text:style-name="T18">array_udiff</text:span><text:span text:style-name="T16"> (array $array1, array $array2 [, array $… ], callable $func) — </text:span>подсчет<text:span text:style-name="T16"> </text:span>различных<text:span text:style-name="T16"> </text:span>массивов<text:span text:style-name="T16"> </text:span>с<text:span text:style-name="T16"> </text:span>использованием<text:span text:style-name="T16"> callback-</text:span>функции<text:span text:style-name="T16"> </text:span>для<text:span text:style-name="T16"> </text:span>сравнения<text:span text:style-name="T16"> </text:span>данных<text:span text:style-name="T16">.</text:span></text:p>
      <text:p text:style-name="Standard">array <text:span text:style-name="T2">array_diff_assoc </text:span>(array, array [, array]) — нахождение различий между первым массивом и последующим по ключу и значению. Каждый последующий массив сравнивается с результатом предыдущих. Пример:</text:p>
      <text:p text:style-name="P18">$a1 = ["0" =&gt; "green", "b" =&gt; "brown", "c" =&gt; "blue", "red"];</text:p>
      <text:p text:style-name="P10">$a2 = ["a" =&gt; "green", "yellow", "red"];</text:p>
      <text:p text:style-name="P10">array_diff_assoc($a1, $a2) // [0 =&gt; "green", "b" =&gt; brown, "c" =&gt; blue]</text:p>
      <text:p text:style-name="Standard">Сравнение происходит по правилу if <text:span text:style-name="Выделение1"><text:span text:style-name="T6">(string) $elem1 === (string) $elem2.</text:span></text:span></text:p>
      <text:p text:style-name="Standard"><text:span text:style-name="Выделение1"><text:span text:style-name="T6">array </text:span></text:span><text:span text:style-name="Выделение1"><text:span text:style-name="T8">array_diff_uassoc</text:span></text:span><text:span text:style-name="Выделение1"><text:span text:style-name="T6"> (array, array [, array], callable $func) — вычисляет расхождение массивов, используя callback-функцию для сравнения ключей (значения массива сравниваются стандартным методом). Сравнивает массивы и возвращает разницу ключей. Функция сравнения должна возвращать целое, которое меньше, равно или больше нуля, если первый аргумент является соответственно меньшим, равным или большим, чем второй. Обратите внимание, что до PHP 7.0.0 это целое должно было находиться в диапазоне с -2147483648 до 2147483647. (Если в ф-ии прописать, что все ключи подходят друг к другу, то будет очень странный результат)</text:span></text:span></text:p>
      <text:p text:style-name="Standard"><text:soft-page-break/>array <text:span text:style-name="T2">array_udiff_assoc</text:span> (array $array1, array $array2 [, array $… ], callable $func) — <text:s/>нахождение различий между первым массивом и последующим по ключу и значению, сравнение данных callback-функцией. <text:s/>Эта функция обрабатывает только одно измерение многомерного массива. Возвращается массив состоящий из значений array1, отсутствующие в других аргументах (ключи тоже сравниваются). </text:p>
      <text:p text:style-name="Standard"><text:span text:style-name="Выделение1"><text:span text:style-name="T6">array </text:span></text:span><text:span text:style-name="Выделение1"><text:span text:style-name="T8">array_udiff_uassoc</text:span></text:span><text:span text:style-name="Выделение1"><text:span text:style-name="T6"> (array $array1, array $array2 [, array $… ], callable $value_func, callable $key_func) — нахождение различий между первым массивом и последующим по ключу и значению. Используются callback-функции для сравнения значений и ключей. Напоминание: ф-ия может быть статическим методом класса, заданная в виде массива array('Class_name', 'method_name').</text:span></text:span></text:p>
      <text:p text:style-name="Standard">array <text:span text:style-name="T2">array_diff_key</text:span> (array, array [, array]) — вычисляет различия ключей между первым массивом и последующими. Возвращает массив состоящий из ключей и элементов первого массива не совпадающие с последующими ключами массивов.</text:p>
      <text:p text:style-name="Standard">array <text:span text:style-name="T2">array_diff_ukey </text:span>(array, array [, array], callable $func) — вычисление различий в массивах, с использованием callback-функции для сравнения ключей. Возвращает массив состоящий из ключей и элементов первого массива не совпадающие с последующими ключами массивов.</text:p>
      <text:p text:style-name="Standard"><text:span text:style-name="T16">array </text:span><text:span text:style-name="T18">array_intersect</text:span><text:span text:style-name="T16"> (array $array1, array $array2 [, <text:s/>array $… ] </text:span>) — вычисление пересечения массивов. Ключи $array1 сохраняются, но не участвуют в сравнении. Два<text:span text:style-name="T16"> </text:span>элемента<text:span text:style-name="T16"> </text:span>эквивалентны<text:span text:style-name="T16"> </text:span>если<text:span text:style-name="T16"> (string) $elem1 === (string) $elem2.</text:span></text:p>
      <text:p text:style-name="Standard"><text:span text:style-name="T16">array </text:span><text:span text:style-name="T18">array_uintersect</text:span><text:span text:style-name="T16"> (array $array1, array $array2 [, array $… ], callable $value_func) — </text:span>вычисление<text:span text:style-name="T16"> </text:span>пересечений<text:span text:style-name="T16"> </text:span>массивов<text:span text:style-name="T16">. </text:span>Сравнение<text:span text:style-name="T16"> </text:span>данных<text:span text:style-name="T16"> </text:span>производится<text:span text:style-name="T16"> callback-</text:span>функцией<text:span text:style-name="T16">.</text:span></text:p>
      <text:p text:style-name="Standard"><text:span text:style-name="T16">array </text:span><text:span text:style-name="T18">array_intersect_assoc</text:span><text:span text:style-name="T16"> (array $array1, array $array2 [, <text:s/>array $… ]) — </text:span>возвращает<text:span text:style-name="T16"> </text:span>массив<text:span text:style-name="T16">, </text:span>содержащий<text:span text:style-name="T16"> </text:span>все<text:span text:style-name="T16"> </text:span>значения<text:span text:style-name="T16"> </text:span>в<text:span text:style-name="T16"> array1, </text:span>что<text:span text:style-name="T16"> </text:span>имеются<text:span text:style-name="T16"> </text:span>во<text:span text:style-name="T16"> </text:span>всех<text:span text:style-name="T16"> </text:span>аргументах<text:span text:style-name="T16">. </text:span>Ключи<text:span text:style-name="T16"> </text:span>также<text:span text:style-name="T16"> </text:span>используются<text:span text:style-name="T16"> </text:span>в<text:span text:style-name="T16"> </text:span>сравнении<text:span text:style-name="T16">.</text:span></text:p>
      <text:p text:style-name="Standard"><text:span text:style-name="T16">array </text:span><text:span text:style-name="T18">array_intersect_uassoc</text:span><text:span text:style-name="T16"> (array $array1, array $array2 [, <text:s/>array $… ], callable $key_compare_func) — </text:span>вычисляются<text:span text:style-name="T16"> </text:span>пересечения<text:span text:style-name="T16"> </text:span>массивов<text:span text:style-name="T16"> </text:span>с<text:span text:style-name="T16"> </text:span>дополнительной<text:span text:style-name="T16"> </text:span>проверкой<text:span text:style-name="T16"> </text:span>индекса<text:span text:style-name="T16"> (</text:span>ключа<text:span text:style-name="T16">), </text:span>сравнение<text:span text:style-name="T16"> </text:span>ключей<text:span text:style-name="T16"> </text:span>производится<text:span text:style-name="T16"> </text:span>ф<text:span text:style-name="T16">-</text:span>ией<text:span text:style-name="T16"> $key_compare_func <text:s/>(</text:span>значения<text:span text:style-name="T16"> </text:span>массива<text:span text:style-name="T16"> </text:span>сравниваются<text:span text:style-name="T16"> </text:span>стандартным<text:span text:style-name="T16"> </text:span>методом<text:span text:style-name="T16">).</text:span></text:p>
      <text:p text:style-name="Standard"><text:span text:style-name="T16">array </text:span><text:span text:style-name="T18">array_uintersect_assoc</text:span><text:span text:style-name="T16"> (array $array1, array $array2 [, array $…], callable $func) — <text:s/></text:span>вычисляются<text:span text:style-name="T16"> </text:span>пересечения<text:span text:style-name="T16"> </text:span>массивов<text:span text:style-name="T16"> </text:span>с<text:span text:style-name="T16"> </text:span>использованием<text:span text:style-name="T16"> callback </text:span>ф<text:span text:style-name="T16">-</text:span>ии<text:span text:style-name="T16"> </text:span>для<text:span text:style-name="T16"> </text:span>сравнения<text:span text:style-name="T16"> </text:span>данных<text:span text:style-name="T16">.</text:span></text:p>
      <text:p text:style-name="Standard"><text:span text:style-name="T16">array </text:span><text:span text:style-name="T18">array_uintersect_uassoc</text:span><text:span text:style-name="T16"> (</text:span><text:span text:style-name="Выделение1"><text:span text:style-name="T28">array $array1, array $array2 [, array $… ], callable $value_func, callable $key_func</text:span></text:span><text:span text:style-name="T16">) — </text:span>вычисляются<text:span text:style-name="T16"> </text:span>пересечения<text:span text:style-name="T16"> </text:span>массивов<text:span text:style-name="T16"> </text:span>с<text:span text:style-name="T16"> </text:span>дополнительной<text:span text:style-name="T16"> </text:span>проверкой<text:span text:style-name="T16"> </text:span>индекса<text:span text:style-name="T16"> (</text:span>ключа<text:span text:style-name="T16">), </text:span>сравнение<text:span text:style-name="T16"> </text:span>ключей<text:span text:style-name="T16"> </text:span>и<text:span text:style-name="T16"> </text:span>данных<text:span text:style-name="T16"> </text:span>производятся<text:span text:style-name="T16"> callable </text:span>ф<text:span text:style-name="T16">-</text:span>иями<text:span text:style-name="T16">.</text:span></text:p>
      <text:p text:style-name="Standard"><text:span text:style-name="T16">array </text:span><text:span text:style-name="T18">array_intersect_key</text:span><text:span text:style-name="T16"> (array $array1, array $array2 [, <text:s/>array $… ]) — </text:span>вычисляются<text:span text:style-name="T16"> </text:span>пересечения<text:span text:style-name="T16"> </text:span>массивов<text:span text:style-name="T16"> </text:span>с<text:span text:style-name="T16"> </text:span>массивом<text:span text:style-name="T16"> array1 </text:span>по<text:span text:style-name="T16"> </text:span>ключам<text:span text:style-name="T16">.</text:span></text:p>
      <text:p text:style-name="Standard"><text:span text:style-name="T16">array </text:span><text:span text:style-name="T18">array_intersect_ukey</text:span><text:span text:style-name="T16"> (array $array1, array $array2 [, <text:s/>array $… ], callable $key_compare_func) — </text:span>вычисляются<text:span text:style-name="T16"> </text:span>пересечения<text:span text:style-name="T16"> </text:span>массивов<text:span text:style-name="T16"> </text:span>с<text:span text:style-name="T16"> </text:span>использованием<text:span text:style-name="T16"> callback </text:span>ф<text:span text:style-name="T16">-</text:span>ии<text:span text:style-name="T16"> </text:span>для<text:span text:style-name="T16"> </text:span>сравнения<text:span text:style-name="T16"> </text:span>ключей<text:span text:style-name="T16">. </text:span>Возвращаются<text:span text:style-name="T16"> </text:span>массивы<text:span text:style-name="T16"> </text:span>содержащие<text:span text:style-name="T16"> </text:span>все<text:span text:style-name="T16"> </text:span>значения<text:span text:style-name="T16"> </text:span>из<text:span text:style-name="T16"> array1, </text:span>которые<text:span text:style-name="T16"> </text:span>имеют<text:span text:style-name="T16"> </text:span>схожие<text:span text:style-name="T16"> </text:span>ключи<text:span text:style-name="T16"> </text:span>во<text:span text:style-name="T16"> </text:span>всех<text:span text:style-name="T16"> </text:span>аргументах<text:span text:style-name="T16"> ($array2, $array3, ...).</text:span></text:p>
      <text:p text:style-name="P27"/>
      <text:p text:style-name="P67">Create &amp; Filling</text:p>
      <text:p text:style-name="Standard"><text:span text:style-name="T16">array </text:span><text:span text:style-name="T18">array_fill</text:span><text:span text:style-name="T16"> (int $start_index, int $num, mixed $value) — </text:span>заполнение<text:span text:style-name="T16"> </text:span>массива<text:span text:style-name="T16"> </text:span>значением<text:span text:style-name="T16"> $value </text:span>с<text:span text:style-name="T16"> </text:span>индекса<text:span text:style-name="T16"> $start_index, </text:span>в<text:span text:style-name="T16"> </text:span>кол<text:span text:style-name="T16">-</text:span>ве<text:span text:style-name="T16"> $num. </text:span>Пример<text:span text:style-name="T16">:</text:span></text:p>
      <text:p text:style-name="P10">$b = array_fill(-2, 4, 'pear'); // [-2 =&gt; 'pear', 0 =&gt; 'pear', '1' =&gt; 'pear', '2' =&gt; 'pear']</text:p>
      <text:p text:style-name="Standard"><text:soft-page-break/>array <text:span text:style-name="T2">array_fill_keys</text:span> (array, mixed $value) — представит значения массива в виде ключей, а значения полученного массива заполнит $value:</text:p>
      <text:p text:style-name="P10">$keys = array('foo', 5, 10, 'bar');</text:p>
      <text:p text:style-name="P10">$a = array_fill_keys($keys, 'banana'); // [foo =&gt; banana, 5 =&gt; banana, 10 =&gt; banana, bar =&gt; banana]</text:p>
      <text:p text:style-name="Standard">array <text:span text:style-name="T2">range</text:span> (mixed $start, mixed $end [, number $step = 1 ]) — создает массив, содержащий диапазон элементов от $start до $end, включая их, с шагом $step (всегда положительный знак ни на что не влияет). В обратном порядке ф-ия работает при задании start больше end.</text:p>
      <text:p text:style-name="Standard">array <text:span text:style-name="T2">array_combine</text:span> (array $keys, array $values) — создание массива где, ключами будет массив $keys, а значениями $values. Кол-во элементов в массивах должно совпадать, иначе FALSE и E_WARNING.</text:p>
      <text:p text:style-name="Standard">array <text:span text:style-name="T2">compact</text:span> (mixed $varname1 [, mixed $… ]) — создает массив содержащий названия переменных и их значения.</text:p>
      <text:p text:style-name="P10">$city <text:s/>= "San Francisco"; $state = "CA"; $event = "SIGGRAPH"; </text:p>
      <text:p text:style-name="P10">$location_vars = array("city", "state");</text:p>
      <text:p text:style-name="P10">$result = compact("event", "nothing_here", $location_vars);</text:p>
      <text:p text:style-name="P10">print_r($result); // ['event' =&gt; 'SIGGRAPH', 'city' =&gt; 'San Francisco', 'state' =&gt; 'CA']</text:p>
      <text:p text:style-name="Standard">array <text:span text:style-name="T2">array</text:span> ([mixed $...]) — создание массива.</text:p>
      <text:p text:style-name="P10">$array = array(1, 1, 1, 1, <text:s/>1, 8 =&gt; 1, <text:s/>4 =&gt; 1, 19, 3 =&gt; 13);</text:p>
      <text:p text:style-name="P10">print_r($array); [0 =&gt;1, 1=&gt;1, 2=&gt;1, 3=&gt;13, 4=&gt;1, 8=&gt;1, 9=&gt;19 ]</text:p>
      <text:p text:style-name="Standard">array <text:span text:style-name="T2">array_pad</text:span> (array $array, int $size, mixed $value) — дополнение массива до указанной длины определенным значением. Если параметр size положителен, то массив дополняется вправо, если он отрицателен — влево. Если размер по модулю меньше текущего массива, то ничего не добавляется. <text:span text:style-name="T57">Числовые ключи будут перенумерованы (с нуля)!</text:span></text:p>
      <text:p text:style-name="P18">$input = array(12, 10, 9);</text:p>
      <text:p text:style-name="P18">$result = array_pad($input, 5, 0); // (12, 10, 9, 0, 0)</text:p>
      <text:p text:style-name="P10">$result = array_pad($input, -7, -1); // (-1, -1, -1, -1, 12, 10, 9)</text:p>
      <text:p text:style-name="Standard"><text:span text:style-name="T16">array </text:span><text:span text:style-name="T18">array_merge_recursive </text:span><text:span text:style-name="T16">(array $array1 [, array $… ]) — </text:span>рекурсивное<text:span text:style-name="T16"> </text:span>объединение<text:span text:style-name="T16"> </text:span>двух<text:span text:style-name="T16"> </text:span>и<text:span text:style-name="T16"> </text:span>более<text:span text:style-name="T16"> </text:span>массивов<text:span text:style-name="T16">. </text:span>Если входные массивы имеют одинаковые строковые ключи, то значения этих ключей сливаются в массив, и это делается рекурсивно, так что если одно из значений является массивом, то функция сливает его с соответствующим значением в другом массиве. Однако, если массивы имеют одинаковые числовые ключи, каждое последующее значение не заменит исходное значение, а будет добавлено в конец массива.</text:p>
      <text:p text:style-name="Standard">array <text:span text:style-name="T2">array_merge </text:span>(array $array1 [, array $… ]) — объединяет один и более массивов. Если входные массивы имеют одинаковые строковые ключи, тогда каждое последующее значение будет заменять предыдущее. <text:span text:style-name="T57">Числовые ключи будут перенумерованы (с нуля)! Отличается от +. Там в первом массиве не заменяются элементы со схожими ключами и числовые ключи не сбрасываются на 0. </text:span></text:p>
      <text:p text:style-name="P18"/>
      <text:p text:style-name="P68">Stack</text:p>
      <text:p text:style-name="Standard">mixed <text:span text:style-name="T2">array_shift</text:span> (array &amp;$array)— извлекает первое значение массива array и возвращает его, сокращая размер array на один элемент. Все числовые ключи будут изменены таким образом, что нумерация массива начнётся с нуля, в то время как строковые ключи останутся прежними.</text:p>
      <text:p text:style-name="Standard">int <text:span text:style-name="T2">array_unshift</text:span> (array &amp;$array [, mixed $...]) — внесение одного и более элементов в начало массива. Возвращает число новых элементов. Все числовые ключи будут изменены таким <text:soft-page-break/>образом, что нумерация массива начнётся с нуля, в то время как строковые ключи останутся прежними.</text:p>
      <text:p text:style-name="Standard"><text:span text:style-name="T38">$</text:span><text:bookmark-start text:name="__DdeLink__4840_1970709970"/><text:span text:style-name="T38">queue</text:span><text:bookmark-end text:name="__DdeLink__4840_1970709970"/><text:span text:style-name="T38"> = array("c", "d");</text:span></text:p>
      <text:p text:style-name="P10">array_unshift($queue, "a", "b"); // ["a", "b", "c", "d"]</text:p>
      <text:p text:style-name="Standard">mixed <text:span text:style-name="T2">array_pop</text:span> (array &amp;$array) — возвращает последний элемент из массива, удаляя его. Эта функция при вызове сбрасывает указатель массива, переданного параметром как и в array_shift.</text:p>
      <text:p text:style-name="Standard">int <text:span text:style-name="T2">array_push</text:span> (array &amp;$array [, <text:s/>mixed $...]) — добавление одного и более элементов в конец массива. Возвращается кол-во элементов в массиве.</text:p>
      <text:p text:style-name="Standard"/>
      <text:p text:style-name="P68">Common Info</text:p>
      <text:p text:style-name="Standard">int <text:span text:style-name="T2">count</text:span> (mixed $array_or_countable [, $mode = COUNT_NORMAL]) — количество всех элементов в массиве или чего-то в объекте. Массив или объект, реализующий интерфейс Countable (например SPL-объект). Если mode установлен в COUNT_RECURSIVE (или 1), count() будет рекурсивно подсчитывать количество элементов массива (<text:span text:style-name="T57">элемент содержащий подмассив также считается</text:span>). Возвращает 1 для всех, кто не массив и не объект с <text:s/>Countable.</text:p>
      <text:p text:style-name="Standard"><text:span text:style-name="T16">int </text:span><text:span text:style-name="T18">sizeof</text:span><text:span text:style-name="T16"> (mixed $array_or_countable [, $mode = COUNT_NORMAL]) — </text:span>псевдоним<text:span text:style-name="T16"> count</text:span></text:p>
      <text:p text:style-name="Standard">array <text:span text:style-name="T2">array_count_values </text:span>(array) — подсчитывает все значения в массиве. Возвращает массив, где ключами будут значения из переданного массива, а значения — частота их появления.</text:p>
      <text:p text:style-name="Standard"><text:span text:style-name="T2">Регистрозависимый! </text:span>Пример:</text:p>
      <text:p text:style-name="Standard">array_count_values([1,"h",1,"w", "h"]) // [1 =&gt; 2, "h" =&gt; 2, "w" =&gt; 1]</text:p>
      <text:p text:style-name="Standard">number <text:span text:style-name="T2">array_sum</text:span> (array $array) — подсчет суммы значений (integer и float) в массиве. Если массив пуст, возвращается 0.</text:p>
      <text:p text:style-name="Standard">number <text:span text:style-name="T2">array_product</text:span> (array) — подсчет произведения элементов массивов. Пустой массив возвращает 1. Строковые переменные принимают значение 0.</text:p>
      <text:p text:style-name="Standard"/>
      <text:p text:style-name="P68">Extract</text:p>
      <text:p text:style-name="Standard">int <text:span text:style-name="T2">extract</text:span> (array &amp;$array [, int $flags = EXTR_OVERWRITE [, string <text:bookmark-start text:name="__DdeLink__4941_1701141562"/>$prefix<text:bookmark-end text:name="__DdeLink__4941_1701141562"/> = NULL ]]) — импортирует переменные из массива в текущую таблицу символов. Каждый ключ проверяется на предмет корректного имени переменной. Также проверяются совпадения с существующими переменными в символьной таблице. Вы должны использовать ассоциативный массив, использование числовых массивов не приведёт ни к каким результатам, если вы не используете EXTR_PREFIX_ALL или EXTR_PREFIX_INVALID. Флаги: EXTR_OVERWRITE (перезаписывать текущие переменные), EXTR_SKIP (не перезаписывать), EXTR_PREFIX_SAME (если есть коллизии, то добавлять префикс), EXTR_PREFIX_ALL (всем префикс), EXTR_PREFIX_INVALID (только неправильно названным переменным), EXTR_IF_EXISTS (перезаписать только переменные, уже имеющиеся в текущей таблице символов, в противном случае не делать ничего), <text:s/>EXTR_PREFIX_IF_EXISTS (создать только префикс-версии переменных, если версия данной переменной без префикса уже существует), EXTR_REFS (извлечь переменные как ссылки. Это означает, что значения таких переменных будут всё ещё ссылаться на значения массива array. Вы можете использовать этот флаг отдельно или комбинировать его с другими значениями flags с помощью побитового 'или'). Возвращает количество переменных, успешно импортированных в текущую таблицу символов. $prefix<text:span text:style-name="T57"> дополняется символом '_'.</text:span></text:p>
      <text:p text:style-name="P10">$size = "large";</text:p>
      <text:p text:style-name="P10">$var_array = array("color" =&gt; "blue",</text:p>
      <text:p text:style-name="P10"><text:s text:c="19"/>"size" <text:s/>=&gt; "medium",</text:p>
      <text:p text:style-name="P10"><text:s text:c="19"/>"shape" =&gt; "sphere");</text:p>
      <text:p text:style-name="P10"><text:soft-page-break/>extract($var_array, EXTR_PREFIX_SAME, "wddx");</text:p>
      <text:p text:style-name="P10">echo "$color, $size, $shape, $wddx_size\n";</text:p>
      <text:p text:style-name="Standard">array <text:span text:style-name="T2">list</text:span> (mixed $var1 [, mixed $… ]) — присваивает переменным из списка значения подобно массиву. В PHP 5 list() присваивает значения начиная с самого правого. В PHP 7 list() - с самого левого. Если вы используете массивы с индексами, вы ожидаете, что порядок элементов в массиве будет ровно таким, как вы его определили в list(), слева направо, но в PHP 5 вы получите обратный порядок (индексы правильные).</text:p>
      <text:p text:style-name="P11">list($a, list($b, $c)) = array(1, array(2, 3));</text:p>
      <text:p text:style-name="P10">var_dump($a, $b, $c); // 1, 2, 3</text:p>
      <text:p text:style-name="P85">! Значения присваиваются по ключу, а не по сортировке (ниже представленная конструкция работает)</text:p>
      <text:p text:style-name="P169"><text:span text:style-name="T38">list(, </text:span><text:span text:style-name="T39">$b, $c</text:span><text:span text:style-name="T38">) = array(</text:span><text:span text:style-name="T39">2 =&gt; 3, 1 =&gt; 2</text:span><text:span text:style-name="T38">);</text:span></text:p>
      <text:p text:style-name="P15">var_dump($b, $c); // 2, 3</text:p>
      <text:p text:style-name="P67">Sorting</text:p>
      <text:p text:style-name="Standard"><text:span text:style-name="T16">bool </text:span><text:span text:style-name="T18">shuffle</text:span><text:span text:style-name="T16"> (array &amp;$array)— </text:span>перемешивает<text:span text:style-name="T16"> </text:span>массив<text:span text:style-name="T16">. </text:span>Ключи<text:span text:style-name="T16"> </text:span>не<text:span text:style-name="T16"> </text:span>сохраняются<text:span text:style-name="T16">.</text:span></text:p>
      <text:p text:style-name="Standard"><text:span text:style-name="T16">bool </text:span><text:span text:style-name="T18">sort</text:span><text:span text:style-name="T16"> (array &amp;$array [, int $sort_flags = SORT_REGULAR ]) — <text:s/></text:span>сортирует<text:span text:style-name="T16"> </text:span>массив<text:span text:style-name="T16">. </text:span>Ключи<text:span text:style-name="T16"> </text:span>не<text:span text:style-name="T16"> </text:span>сохраняются<text:span text:style-name="T16">.</text:span></text:p>
      <text:p text:style-name="Standard"><text:span text:style-name="T16">bool </text:span><text:span text:style-name="T18">arsort</text:span><text:span text:style-name="T16"> (array &amp;$array [, int $sort_flags = SORT_REGULAR ]) — </text:span>сортирует<text:span text:style-name="T16"> </text:span>массив<text:span text:style-name="T16"> </text:span>в<text:span text:style-name="T16"> </text:span>обратном<text:span text:style-name="T16"> </text:span>порядке<text:span text:style-name="T16">, </text:span>сохраняя<text:span text:style-name="T16"> </text:span>индексную<text:span text:style-name="T16"> </text:span>ассоциацию<text:span text:style-name="T16">. </text:span>Способ сортировки $sort_flags. Возвращает статус успешно или нет. Ключи сохраняются.</text:p>
      <text:p text:style-name="Standard"><text:span text:style-name="T16">bool </text:span><text:span text:style-name="T18">asort</text:span><text:span text:style-name="T16"> (array &amp;$array [, int $sort_flags = SORT_REGULAR ]) — </text:span>сортирует<text:span text:style-name="T16"> </text:span>массив<text:span text:style-name="T16">, </text:span>сохраняя<text:span text:style-name="T16"> </text:span>индексную<text:span text:style-name="T16"> </text:span>ассоциацию<text:span text:style-name="T16">.</text:span><text:bookmark text:name="__DdeLink__4827_1106565809"/><text:span text:style-name="T16"> </text:span>Ключи<text:span text:style-name="T16"> </text:span>сохраняются<text:span text:style-name="T16">.</text:span></text:p>
      <text:p text:style-name="Standard"><text:span text:style-name="T16">bool </text:span><text:span text:style-name="T18">krsort</text:span><text:span text:style-name="T16"> (array &amp;array [, int $sort_flags = SORT_REGULAR]) — </text:span>сортирует<text:span text:style-name="T16"> </text:span>массив<text:span text:style-name="T16"> </text:span>по<text:span text:style-name="T16"> </text:span>ключу<text:span text:style-name="T16"> </text:span>в<text:span text:style-name="T16"> </text:span>обратном<text:span text:style-name="T16"> </text:span>порядке<text:span text:style-name="T16">. </text:span>Ключи<text:span text:style-name="T16"> </text:span>сохраняются<text:span text:style-name="T16">.</text:span></text:p>
      <text:p text:style-name="Standard"><text:span text:style-name="T16">bool </text:span><text:span text:style-name="T18">ksort</text:span><text:span text:style-name="T16"> (array &amp;array [, int $sort_flags = SORT_REGULAR]) — </text:span>сортирует<text:span text:style-name="T16"> </text:span>массив<text:span text:style-name="T16"> </text:span>по<text:span text:style-name="T16"> </text:span>ключу<text:span text:style-name="T16">. <text:s/></text:span>Ключи<text:span text:style-name="T16"> </text:span>сохраняются<text:span text:style-name="T16">.</text:span></text:p>
      <text:p text:style-name="Standard"><text:span text:style-name="T16">bool </text:span><text:span text:style-name="T18">rsort</text:span><text:span text:style-name="T16"> (array &amp;$array [, int $sort_flags = SORT_REGULAR ]) — </text:span>сортирует<text:span text:style-name="T16"> </text:span>массив<text:span text:style-name="T16"> </text:span>в<text:span text:style-name="T16"> </text:span>обратном<text:span text:style-name="T16"> </text:span>порядке<text:span text:style-name="T16">. </text:span>Ключи не сохраняются.</text:p>
      <text:p text:style-name="Standard">bool <text:span text:style-name="T2">uasort</text:span> <text:bookmark-start text:name="__DdeLink__4744_1601179709"/>(array &amp;$array, callable $func)<text:bookmark-end text:name="__DdeLink__4744_1601179709"/> — сортирует массив с использованием пользовательской ф-ии, сохраняя индексную ассоциацию.</text:p>
      <text:p text:style-name="Standard">bool <text:span text:style-name="T2">uksort</text:span> (array &amp;$array, callable $func) — сортирует массив по ключам с использованием пользовательской ф-ии. В ф-ию сравнения передаются ключи. Пример: function cmp($a, $b){}</text:p>
      <text:p text:style-name="Standard">bool <text:span text:style-name="T2">usort</text:span> (array &amp;$array, callable $func) — сортирует массив по значениям используя пользовательскую функцию для сравнения элементов. Ключи не сохраняются. <text:span text:style-name="T57">Если оба сравниваемых значения эквивалентны, то порядок их в отсортированном массиве не определен.</text:span></text:p>
      <text:p text:style-name="Standard">bool <text:span text:style-name="T2">natcasesort</text:span> (array &amp;$array) — сортирует массив, используя алгоритм "natural order" без учета регистра символов. <text:span text:style-name="T57">Сохраняет ключи!</text:span></text:p>
      <text:p text:style-name="Standard">bool <text:span text:style-name="T2">natsort</text:span> (array &amp;$array) — сортирует массив, используя алгоритм "natural order". <text:span text:style-name="T57">Сохраняет ключи!</text:span></text:p>
      <text:p text:style-name="P147">bool <text:span text:style-name="T2">array_multisort</text:span> (array &amp;$array1 [, <text:s/>mixed $sort_order = SORT_ASC [, mixed $sort_flags = SORT_REGULAR [, mixed $… ]]]) — сортирует несколько массивов или многомерные массивы. $sort_order порядок сортировки <text:s/>SORT_ASC | SORT_DESC. Способ сортировки SORT_REGULAR (без изменения типов), SORT_NUMERIC (как числа), SORT_STRING (как строки), SORT_LOCALE_STRING (с учетом текущей локали), SORT_NATURAL (как строки с использованием алгоритма "natural order" числовая часть сравнивается не по цифрам, а единым <text:soft-page-break/>числом), <text:s/>SORT_FLAG_CASE (без учета регистра, через бинарное ИЛИ может быть объединен с SORT_STRING или SORT_NATURAL).</text:p>
      <text:p text:style-name="P10">$ar = [["10", 11, 100, 100, "a"],[1, <text:s/>2, "2", <text:s text:c="2"/>3, <text:s text:c="2"/>1]];</text:p>
      <text:p text:style-name="P170"><text:span text:style-name="T38">array_multisort($ar[0], SORT_ASC, SORT_STRING, $ar[1], SORT_DESC, SORT_NUMERIC); // </text:span><text:span text:style-name="T48">Сортируется</text:span><text:span text:style-name="T38"> </text:span><text:span text:style-name="T48">по</text:span><text:span text:style-name="T38"> </text:span><text:span text:style-name="T48">первой</text:span><text:span text:style-name="T38"> </text:span><text:span text:style-name="T48">строке</text:span><text:span text:style-name="T38">, </text:span><text:span text:style-name="T48">потом</text:span><text:span text:style-name="T38"> </text:span><text:span text:style-name="T48">по</text:span><text:span text:style-name="T38"> </text:span><text:span text:style-name="T48">второй</text:span><text:span text:style-name="T38"> [["10", 100, 100, 11, <text:s/>"a"],[1,3,"2",2,1]]</text:span></text:p>
      <text:p text:style-name="Standard"><text:span text:style-name="T16">array </text:span><text:span text:style-name="T18">array_reverse</text:span><text:span text:style-name="T16"> (array $array [, bool $preserve_keys = FALSE]) — возвращает элементы с обратной сортировкой. </text:span>Если $<text:span text:style-name="T16">preserve</text:span>_<text:span text:style-name="T16">keys</text:span> установлено в <text:span text:style-name="T16">TRUE</text:span>, то числовые ключи будут сохранены. Нечисловые ключи не подвержены этой опции и всегда сохраняются. Элементы могут быть массивами и т.п.</text:p>
      <text:h text:style-name="Heading_20_3" text:outline-level="3"><text:bookmark-start text:name="__RefHeading___Toc12277_1995911267"/><text:span text:style-name="T16">SPL</text:span>, <text:span text:style-name="T16">Objects</text:span> <text:span text:style-name="T16">as</text:span> <text:span text:style-name="T16">arrays</text:span><text:bookmark-end text:name="__RefHeading___Toc12277_1995911267"/></text:h>
      <text:p text:style-name="Standard">Стандартная PHP библиотека включает ArrayObject класс, что позволяет тебе создавать объекты из массивов. Это позволяет работать с массивом как с объектом.</text:p>
      <text:p text:style-name="Standard">Имеется два флага, устанавливаемые через конструктор или setFlags:</text:p>
      <text:p text:style-name="Standard">ArrayObject::STD_PROP_LIST = 1 — свойства объекта получают стандартное поведение при доступе в виде списка (var_dump, foreach и т.д.).</text:p>
      <text:p text:style-name="Standard">ArrayObject::ARRAY_AS_PROPS = 2 — записи могут быть доступны как свойства (для чтения и записи).</text:p>
      <text:p text:style-name="Standard">Функции<text:span text:style-name="T16">:</text:span></text:p>
      <text:p text:style-name="Standard"><text:span text:style-name="T16">public </text:span><text:span text:style-name="T18">__construct</text:span><text:span text:style-name="T16"> ([ mixed $input = array() [, int $flags = 0 [, string $iterator_class = "ArrayIterator" ]]] ) — input </text:span>принимает<text:span text:style-name="T16"> </text:span>значение<text:span text:style-name="T16"> </text:span>типа<text:span text:style-name="T16"> array </text:span>или<text:span text:style-name="T16"> Object. </text:span>$flags — можно указать флаг для работы с данными. <text:s/>iterator_class указывает класс, который будет использоваться в качестве итератора объекта ArrayObject.</text:p>
      <text:p text:style-name="Standard">public void <text:span text:style-name="T2">append</text:span> ( mixed $value ) — добавляет значение в конец массива. Только если был передан массив в конструктор. Иначе необходимо использовать offsetSet.</text:p>
      <text:p text:style-name="P10">$arrayobj = new ArrayObject(array('first','second','third'));</text:p>
      <text:p text:style-name="P10">$arrayobj-&gt;append('fourth');</text:p>
      <text:p text:style-name="P10">$arrayobj-&gt;append(array('five', 'six'));</text:p>
      <text:p text:style-name="Standard"><text:span text:style-name="T16">public int </text:span><text:span text:style-name="T18">count</text:span><text:span text:style-name="T16"> ( void ) — </text:span><text:span text:style-name="T65">подсчет</text:span><text:span text:style-name="T27"> </text:span><text:span text:style-name="T65">кол</text:span><text:span text:style-name="T27">-</text:span><text:span text:style-name="T65">ва</text:span><text:span text:style-name="T27"> </text:span><text:span text:style-name="T65">общедоступный</text:span><text:span text:style-name="T27"> (public) </text:span><text:span text:style-name="T65">свойств</text:span><text:span text:style-name="T27">.</text:span><text:span text:style-name="T16"> </text:span>Если был передан в конструкторе массив, то кол-во его элементов.</text:p>
      <text:p text:style-name="Standard">public array <text:span text:style-name="T2">exchangeArray</text:span> ( mixed $input ) — заменяет один массив или объект в объекте ArrayObject на другой массив или объект. Возвращает старый массив.</text:p>
      <text:p text:style-name="Standard">public array <text:span text:style-name="T2">getArrayCopy</text:span> ( void ) — создает копию объекта ArrayObject. Массив или public-свойства объекта переданного <text:s/>ArrayObject.</text:p>
      <text:p text:style-name="Standard">public int <text:span text:style-name="T2">getFlags</text:span> ( void ) — получение значения флага поведения.</text:p>
      <text:p text:style-name="Standard"><text:span text:style-name="T16">public ArrayIterator </text:span><text:span text:style-name="T18">getIterator</text:span><text:span text:style-name="T16"> ( void ) — </text:span>создать<text:span text:style-name="T16"> </text:span>новый<text:span text:style-name="T16"> </text:span>итератор<text:span text:style-name="T16"> </text:span>из<text:span text:style-name="T16"> </text:span>экземпляра<text:span text:style-name="T16"> ArrayObject.</text:span></text:p>
      <text:p text:style-name="P10">$arrayobject = new ArrayObject($array);</text:p>
      <text:p text:style-name="P10">$iterator = $arrayobject-&gt;getIterator();</text:p>
      <text:p text:style-name="P10">while($iterator-&gt;valid()) {</text:p>
      <text:p text:style-name="P10"><text:s text:c="4"/>echo $iterator-&gt;key() . ' =&gt; ' . $iterator-&gt;current() . "\n";</text:p>
      <text:p text:style-name="Standard"><text:span text:style-name="T16">public string </text:span><text:span text:style-name="T18">getIteratorClass</text:span><text:span text:style-name="T16"> ( void ) — </text:span>получение<text:span text:style-name="T16"> </text:span>имени<text:span text:style-name="T16"> </text:span>класса<text:span text:style-name="T16"> </text:span>итератора<text:span text:style-name="T16"> ArrayObject.</text:span></text:p>
      <text:p text:style-name="Standard">public bool <text:span text:style-name="T2">offsetExists</text:span> ( mixed $index ) — возвращает, существует ли указанный индекс.</text:p>
      <text:p text:style-name="Standard">public mixed <text:span text:style-name="T2">offsetGet</text:span> ( mixed $index ) — возвращает значение по указанному индексу.</text:p>
      <text:p text:style-name="P10">$arrayobj = new ArrayObject(array('zero', 7, 'example'=&gt;'e.g.'));</text:p>
      <text:p text:style-name="P10">var_dump($arrayobj→offsetGet(1)); // 7</text:p>
      <text:p text:style-name="Standard"><text:span text:style-name="T16">public void </text:span><text:span text:style-name="T18">offsetSet</text:span><text:span text:style-name="T16"> ( mixed $index , mixed $newval ) — </text:span>устанавливает<text:span text:style-name="T16"> </text:span>новое<text:span text:style-name="T16"> </text:span>значение<text:span text:style-name="T16"> </text:span>по<text:span text:style-name="T16"> </text:span>указанному<text:span text:style-name="T16"> </text:span>индексу</text:p>
      <text:p text:style-name="Standard"><text:soft-page-break/>public void <text:span text:style-name="T2">offsetUnset</text:span> ( mixed $index ) — удаляет значение по указанному индексу.</text:p>
      <text:p text:style-name="Standard"><text:span text:style-name="T16">public string </text:span><text:span text:style-name="T18">serialize</text:span><text:span text:style-name="T16"> ( void ) — </text:span>сериализация<text:span text:style-name="T16"> ArrayObject.</text:span></text:p>
      <text:p text:style-name="Standard"><text:span text:style-name="T16">public void </text:span><text:span text:style-name="T18">unserialize</text:span><text:span text:style-name="T16"> ( string $serialized ) — </text:span>десериализация<text:span text:style-name="T16"> ArrayObject.</text:span></text:p>
      <text:p text:style-name="Standard"><text:span text:style-name="T16">public void </text:span><text:span text:style-name="T18">setFlags</text:span><text:span text:style-name="T16"> ( int $flags ) — </text:span>установка<text:span text:style-name="T16"> </text:span>флага<text:span text:style-name="T16"> </text:span>поведения<text:span text:style-name="T16">.</text:span></text:p>
      <text:p text:style-name="Standard"><text:span text:style-name="T16">public void </text:span><text:span text:style-name="T18">setIteratorClass</text:span><text:span text:style-name="T16"> ( string $iterator_class ) — </text:span>устанавливает<text:span text:style-name="T16"> </text:span>имя<text:span text:style-name="T16"> </text:span>класса<text:span text:style-name="T16"> </text:span>итератора<text:span text:style-name="T16"> </text:span>для<text:span text:style-name="T16"> ArrayObject.</text:span></text:p>
      <text:p text:style-name="Standard">public void <text:span text:style-name="T2">asort</text:span> ( void ) <text:bookmark-start text:name="__DdeLink__9931_1220584472"/>—<text:bookmark-end text:name="__DdeLink__9931_1220584472"/> сортирует элементы массива таким образом, что сохраняются отношения между ключами и значениями.</text:p>
      <text:p text:style-name="Standard">public void <text:span text:style-name="T2">ksort</text:span> ( void ) — сортировка записей по ключу.</text:p>
      <text:p text:style-name="Standard">public void <text:span text:style-name="T2">natcasesort</text:span> ( void ) — сортировка массива регистронезависимым алгоритмом "natural order".</text:p>
      <text:p text:style-name="Standard">public void <text:span text:style-name="T2">natsort</text:span> ( void ) — сортировка массива алгоритмом "natural order".</text:p>
      <text:p text:style-name="Standard">public void <text:span text:style-name="T2">uasort</text:span> ( callable $cmp_function ) — сортировка записей, используя пользовательскую функцию для сравнения элементов и сохраняя при этом связь ключ/значение</text:p>
      <text:p text:style-name="Standard">public void <text:span text:style-name="T2">uksort</text:span> ( callable $cmp_function ) — сортировка массива по ключам, используя пользовательскую функцию для сравнения</text:p>
      <text:h text:style-name="Heading_20_3" text:outline-level="3"><text:bookmark-start text:name="__RefHeading___Toc12279_1995911267"/>Casting<text:bookmark-end text:name="__RefHeading___Toc12279_1995911267"/></text:h>
      <text:p text:style-name="Standard">При конвертации массива в объект, он преобразуется в объект класса stdClass с public свойствами.</text:p>
      <text:p text:style-name="Standard">При конвертации объекта в массив:</text:p>
      <text:p text:style-name="P10">class Foo</text:p>
      <text:p text:style-name="P10">{</text:p>
      <text:p text:style-name="P10"><text:s text:c="4"/>private $foo;</text:p>
      <text:p text:style-name="P10"><text:s text:c="4"/>protected $bar;</text:p>
      <text:p text:style-name="P10"><text:s text:c="4"/>public $baz;</text:p>
      <text:p text:style-name="P10">}</text:p>
      <text:p text:style-name="P27">var_dump( (array) new Foo );</text:p>
      <text:p text:style-name="Standard">На<text:span text:style-name="T16"> </text:span>экран<text:span text:style-name="T16"> </text:span>выведет<text:span text:style-name="T16">:</text:span></text:p>
      <text:p text:style-name="P10">array(3) {</text:p>
      <text:p text:style-name="P10"><text:s text:c="2"/>'\0Foo\0foo' =&gt; NULL</text:p>
      <text:p text:style-name="P10"><text:s text:c="2"/>'\0*\0bar' =&gt; NULL</text:p>
      <text:p text:style-name="P10"><text:s text:c="2"/>'baz' =&gt; NULL</text:p>
      <text:p text:style-name="P10">}</text:p>
      <text:p text:style-name="P27"/>
      <text:h text:style-name="P207" text:outline-level="2"><text:bookmark-start text:name="__RefHeading___Toc12281_1995911267"/>Security<text:bookmark-end text:name="__RefHeading___Toc12281_1995911267"/></text:h>
      <text:h text:style-name="Heading_20_3" text:outline-level="3"><text:bookmark-start text:name="__RefHeading___Toc12283_1995911267"/>Configuration<text:bookmark-end text:name="__RefHeading___Toc12283_1995911267"/></text:h>
      <text:list xml:id="list1699857035" text:style-name="WWNum32">
        <text:list-item>
          <text:p text:style-name="P253">Для более эффективной защиты нужно использовать последние стабильные версии PHP. </text:p>
        </text:list-item>
        <text:list-item>
          <text:p text:style-name="P253">Следить за обновлениями безопасности ОС. </text:p>
        </text:list-item>
        <text:list-item>
          <text:p text:style-name="P253">Не применять обновления пакетов без проверки их в тестовой среде.</text:p>
        </text:list-item>
      </text:list>
      <text:p text:style-name="Standard">Необходимо скрывать предупреждения и ошибки в production. По ним можно понять внутреннюю работу кода.</text:p>
      <text:p text:style-name="Standard">По умолчанию:</text:p>
      <text:p text:style-name="Standard">display_errors = Off // Отключено отображение ошибок</text:p>
      <text:p text:style-name="Standard">log_errors = On // Логирование ошибок включено</text:p>
      <text:p text:style-name="Standard"><text:soft-page-break/>error_reporting = E_ALL &amp; ~E_DEPRECATED &amp; ~E_STRICT // Все ошибки кроме определения устаревших функций и советов по способности взаимодействия и будущей совместимости вашего кода.</text:p>
      <text:p text:style-name="Standard">Флаги на подобие E_ALL работают следующим образом: число представляется в двоичном формате. Каждая позиция в двоичном числе <text:span text:style-name="T16">—</text:span> это флаг, связанный с опцией. Если число в этой позиции равно 1, флаг будет включен и будет установлен параметр. </text:p>
      <text:p text:style-name="Standard">E_ALL <text:span text:style-name="T16">—</text:span> это число, которое включает все флаги. Следующий код var_dump (E_ALL) выдаст int (32767), который равен 0b111111111111111. Каждый из вариантов - это число, выбранное для установки одного и только одного бита. Например, E_NOTICE равно 8, который в двоичном формате равен 0b1000, а E_DEPRECATED - 8192, который в двоичном формате равен 0b10000000000000.</text:p>
      <text:p text:style-name="Standard">Побитовый оператор ~ меняет биты на противоположные <text:s/>~E_NOTICE = 0b0111. Побитовый оператор &amp; сравнивает битовые позиции двух чисел. Если оба числа имеют бит в заданной позиции, результат будет истинным. E_ALL &amp; ~ E_NOTICE имеет все установленные биты, кроме тех, которые говорят, что E_NOTICE включен.</text:p>
      <text:p text:style-name="Standard">Можно использовать директивы <text:span text:style-name="T2">disable_functions</text:span> и <text:span text:style-name="T2">disable_classes</text:span> в файле php.ini, чтобы предотвратить использование функций и классов. Эти настройки могут быть установлены только в файле php.ini и не могут быть изменены во время выполнения или в файлах ini.</text:p>
      <text:p text:style-name="Standard">Общие функции для отключения включают те, которые позволяют PHP выполнять системные команды: exec, passthru, shell_exec и system.</text:p>
      <text:p text:style-name="Standard">string <text:span text:style-name="T2">exec</text:span> ( string $command [, array &amp;$output [, int &amp;$return_var ]] ) — выполняет команду command. Если параметр output указан, то массив будет <text:span text:style-name="T57">дополнен</text:span> строками вывода программы. Если аргумент return_var присутствует вместе с output, тогда статус возврата выполненной команды будет записан в этой переменной. Возвращает последнюю строку из результата команды.</text:p>
      <text:p text:style-name="Standard">void <text:span text:style-name="T2">passthru</text:span> ( string $command [, int &amp;$return_var ] ) — эта функция должна быть использована вместо функции exec() или system(), когда вывод команды Unix представляет собой двоичные данные, которые необходимо передать непосредственно в браузер. <text:s/>В return_var помещается код возврата Unix.</text:p>
      <text:p text:style-name="Standard">string <text:span text:style-name="T2">shell_exec</text:span> ( string $cmd ) — выполнит команду через оболочку и вернет вывод в виде строки. !!!Эта функция идентична оператору с обратным апострофом. Обратные кавычки недоступны, в случае, если включен безопасный режим или отключена функция shell_exec(). Не пользуйтесь этой функцией, для определения, успешно ли выполнилась команда. Вместо этого используйте exec(), так как она предоставляет возможность проверить код возврата.</text:p>
      <text:p text:style-name="Standard">string <text:span text:style-name="T2">system</text:span> ( string $command [, int &amp;$return_var ] ) — выполняет указанную команду command и выводит её результат. Вызов функции system() также пытается автоматически очистить буфер вывода веб-сервера после каждой строки вывода, если PHP работает как модуль сервера. В return_var помещается код возврата выполненной команды. Возвращает последнюю строку вывода команды в случае успеха, и FALSE - в случае неудачи. Он выводит результат построчно, не накапливая его в массив, как exec(), а используя лишь строку в качестве буфера.</text:p>
      <text:p text:style-name="Standard">Классы DirectoryIterator и Directory также обычно отключены, так как они могут использоваться злоумышленником. Класс DirectoryIterator предоставляет простой интерфейс для просмотра содержимого каталогов файловой системы. Экземпляры класса Directory создаются при помощи вызова функции dir(), а не при помощи оператора new. Dir() — псевдо-объектно-ориентированный механизм для чтения каталога.</text:p>
      <text:p text:style-name="P149"><text:span text:style-name="T239">string </text:span><text:span text:style-name="T3">e</text:span><text:span text:style-name="T2">scapeshellcmd</text:span><text:span text:style-name="T239">($arg)</text:span>, <text:s/><text:span text:style-name="T3">e</text:span><text:span text:style-name="T2">scapeshell</text:span><text:span text:style-name="T3">arg</text:span><text:span text:style-name="T239">($arg) — экранирует строку</text:span></text:p>
      <text:p text:style-name="P65">PHP как Apache модуль</text:p>
      <text:p text:style-name="Standard"><text:soft-page-break/>Если PHP работает как модуль Apache, он будет запускаться с использованием того же пользователя, что и сервер Apache. Это означает, что он будет иметь те же права и доступы, что и пользователь Apache.</text:p>
      <text:p text:style-name="Standard">Лучше всего настраивать пользователя для Apache, а не запускать его как «nobody». Пользователь Apache должен иметь ограниченный доступ к файловой системе и не должен находиться в списке sudoers.</text:p>
      <text:p text:style-name="P65">PHP как CGI</text:p>
      <text:p text:style-name="Standard"><text:span text:style-name="T154">Настройка php.ini <text:s/></text:span><text:span text:style-name="T2">cgi.force_redirect</text:span><text:span text:style-name="T154"> предотвращает попытки непосредственного вызова PHP по адресу вида http://my.host/cgi-bin/php/secretdir/script.php. Вместо этого PHP будет обрабатывать пришедший запрос только в том случае, если он был перенаправлен веб-сервером.</text:span></text:p>
      <text:p text:style-name="P61">Из-за соглашения URL http://my.host/cgi-bin/php?/etc/passwd попытается передать /etc/passwd в двоичный файл PHP. Обычно интерпретаторы CGI открывают и выполняют файл, указанный в качестве первого аргумента в командной строке. Тем не менее PHP отказывается интерпретировать аргументы командной строки при вызове как бинарного CGI-приложения. Это делает его невосприимчивым к атакам, которые полагаются на возможность передать параметр в двоичный файл.</text:p>
      <text:p text:style-name="Standard"><text:span text:style-name="T154">Обычно используют «дружественные» URL-адреса. Например, URL https://yourhost.com/user/nico.php может отображать фактический запрос на </text:span><text:a xlink:type="simple" xlink:href="https://yourhost.com/cgi-bin/php/user/belieber.php" text:style-name="ListLabel_20_4492" text:visited-style-name="ListLabel_20_4492"><text:span text:style-name="Internet_20_link"><text:span text:style-name="T154">https://yourhost.com/cgi-bin/php/user/belieber.php</text:span></text:span></text:a><text:span text:style-name="T154">. Обычно веб-сервер проверяет разрешение и проверяет, что посетитель должен получить доступ к каталогу /user/. Если посетитель разрешен, он создаст перенаправленный запрос. Если посетитель обращается к цели перенаправления, то есть полный URL, включая cgi-bin, тогда веб-сервер проверяет разрешение, которое им нужно получить в каталоге /cgi-bin/, а не на фактический каталог, который будет обслуживаться. Это означает, что посетитель может обойти проверку разрешений, которая защищает каталог пользователя, просто запрашивая файл из PHP в cgi-bin. Злоумышленник может получить доступ к любому файлу на веб-сервере, который может читать PHP.</text:span></text:p>
      <text:p text:style-name="P61"><text:span text:style-name="T57">Директивы </text:span><text:span text:style-name="T65">cgi.force_redirect</text:span><text:span text:style-name="T57">, </text:span><text:span text:style-name="T65">doc_root</text:span><text:span text:style-name="T57"> и </text:span><text:span text:style-name="T65">user_dir</text:span><text:span text:style-name="T57"> используются для предотвращения доступа к закрытым документам PHP. </text:span>Параметр cgi.force_redirect блокирует PHP, который может быть вызван непосредственно из URL-адреса, он будет выполняться только в том случае, если он вызывается при перенаправлении с веб-сервера, такого как Apache.</text:p>
      <text:p text:style-name="P61">При работе с PHP в качестве <text:s/>бинарного CGI-приложения следует рассмотреть возможность перемещения двоичного кода PHP за пределами дерева документов и отделяя исполняемые PHP-скрипты от статических сценариев.</text:p>
      <text:p text:style-name="Standard">Настройка php.ini <text:span text:style-name="T2">open_basedir</text:span> позволяет ограничить каталоги, к которым <text:s/>PHP имеет доступ. Все символические ссылки будут раскрыты, так что с их помощью не удастся обойти это ограничение.</text:p>
      <text:p text:style-name="Standard"><text:span text:style-name="T154">Настройка php.ini </text:span><text:span text:style-name="T2"><text:s/>doc_root — </text:span>"Корневая директория" PHP на этом сервере. Используется только в случае, если не пустая. Если PHP сконфигурирован в безопасном режиме, файлы вне этой директории не обрабатываются.</text:p>
      <text:p text:style-name="Standard"><text:span text:style-name="T154">Настройка php.ini </text:span><text:span text:style-name="T2">user_dir</text:span> <text:span text:style-name="T154">— базовое имя директории, используемой в домашнем каталоге пользователя для PHP файлов. <text:s/>Если user_dir установлена, например, в значение public_php, то запрос вида http://my.host/~user/doc.php откроет файл doc.php, находящийся в домашнем каталоге пользователя, в директории public_php</text:span></text:p>
      <text:p text:style-name="P61">Если хранить папку с загруженными пользователями файлами вне каталогов, к которым <text:s/>PHP имеет доступ, злоумышленнику будет тяжелее атаковать загрузкой и выполнением файла.</text:p>
      <text:p text:style-name="P65">PHP-FPM (Fast-CGI Process Manager)</text:p>
      <text:p text:style-name="P61"><text:soft-page-break/>В отличии от CGI PHP-FPM работает с использованием протокола FastCGI, что является улучшением CGI. Запросы передаются ему через сокет и на него не может влиять URL-адрес.</text:p>
      <text:p text:style-name="P61">PHP-FPM позволяет вам легко настраивать несколько пулов, каждый из которых может запускаться под другим пользователем. Если вы размещаете несколько клиентов, вы должны убедиться, что веб-сайт каждого клиента работает как его собственный пользователь. Пользователи-клиенты не должны иметь доступ к файлам вне своего домашнего каталога.</text:p>
      <text:p text:style-name="P61">Пример настроек из файла пула:</text:p>
      <text:p text:style-name="P61">[Pool1]</text:p>
      <text:p text:style-name="P61">user = site1</text:p>
      <text:p text:style-name="P61">group = site1</text:p>
      <text:p text:style-name="P61">listen = /var/run/php5-fpm-site1.sock</text:p>
      <text:p text:style-name="P61">listen.owner = www-data</text:p>
      <text:p text:style-name="P61">listen.group = www-data</text:p>
      <text:p text:style-name="P61">Устанавлен пул с именем pool1 для запуска в качестве пользователя site1 в группе site1.</text:p>
      <text:p text:style-name="P61">Установлен владелец и группа прослушивания пользователем www-data веб-сервера, чтобы Nginx / Apache мог читать и записывать в сокет.</text:p>
      <text:p text:style-name="P61">Настроив права доступа к файлам, ограничиваем его доступ к каталогу, в котором находится веб-сайт. Это не позволит пользователям использовать функции чтения файлов для чтения содержимого другого клиента каталог. Настройка nginx будет следующей:</text:p>
      <text:p text:style-name="P61">location ~ \.php$ {</text:p>
      <text:p text:style-name="P61"><text:s text:c="2"/>try_files $uri = 404;</text:p>
      <text:p text:style-name="P61"><text:s text:c="2"/>fastcgi_split_path_info ^(.+\.php)(/.+)$;</text:p>
      <text:p text:style-name="P61"><text:s text:c="2"/>if (!-f $document_root$fastcgi_script_name) {</text:p>
      <text:p text:style-name="P61"><text:s text:c="4"/>return 404;</text:p>
      <text:p text:style-name="P61"><text:s text:c="2"/>}</text:p>
      <text:p text:style-name="P61"><text:s text:c="2"/>include <text:s text:c="8"/>fastcgi_params;</text:p>
      <text:p text:style-name="P61"><text:s text:c="2"/>fastcgi_index <text:s text:c="2"/>index.php;</text:p>
      <text:p text:style-name="P61"><text:s text:c="2"/>fastcgi_param <text:s text:c="2"/>SCRIPT_FILENAME $document_root$fastcgi_script_name;</text:p>
      <text:p text:style-name="P61"><text:s text:c="2"/>fastcgi_param <text:s text:c="2"/>SERVER_NAME $host;</text:p>
      <text:p text:style-name="P61"><text:s text:c="2"/>fastcgi_pass unix:/var/run/php5-fpm-pool1.sock;</text:p>
      <text:p text:style-name="P61">}</text:p>
      <text:p text:style-name="P61">Каждый сайт передает запросы в сокет, связанный с его собственным пулом. PHP-скрипт работает как пользователь, указанный в пуле.</text:p>
      <text:p text:style-name="P61">Дополнительный уровень безопасности можно получить, заблокировав каждый пул в свою собственную "тюрьму" chroot. Нужно только убедиться, что файлы, которые PHP нужны <text:s/>(например, каталоги журналов или бинарные файлы, такие как ImageMagick), доступны внутри "тюрьмы".</text:p>
      <text:p text:style-name="P61">Chroot — операция изменения корневого каталога диска для запущенного процесса и его дочерних процессов.</text:p>
      <text:h text:style-name="Heading_20_3" text:outline-level="3"><text:bookmark-start text:name="__RefHeading___Toc12285_1995911267"/>Session Security<text:bookmark-end text:name="__RefHeading___Toc12285_1995911267"/></text:h>
      <text:p text:style-name="P65">Захват сессии "Session Hijacking"</text:p>
      <text:p text:style-name="Standard">Сервер должен быть способен отличать клиентов и делает это, назначая каждому клиенту идентификатор сеанса. Идентификатор сеанса можно получить, вызвав session_id(). Он создается после вызова функции session_start(). Когда клиент делает последующие запросы на сервер, они предоставляют идентификатор сеанса, который позволяет серверу связывать запрос с сеансом.</text:p>
      <text:p text:style-name="Standard"><text:soft-page-break/>Клиенты могут предоставить сеанс cookie или URL-адрес. Если PHP не может использовать cookie, он будет автоматически использовать URL-адрес, если не установлен параметр session.use_only_cookies в файле php.ini.</text:p>
      <text:p text:style-name="Standard">Если вы сможете получить чужой идентификатор сеанса на сервер, вы сможете маскироваться под этого пользователя.</text:p>
      <text:p text:style-name="Standard">Получение идентификатора сеанса другого пользователя может быть выполнено несколькими способами:</text:p>
      <text:list xml:id="list895179052" text:style-name="WWNum33">
        <text:list-item>
          <text:p text:style-name="P254">Подбором идентификатора сеанса. Но PHP использует рандом при генерации идентификатора.</text:p>
        </text:list-item>
        <text:list-item>
          <text:p text:style-name="P254">Перехватом трафика между клиентом и сервером. Можно установить session.cookie_secure = On, чтобы файлы cookie-сессии были доступны только через HTTPS. HTTPS также будет шифровать запрашиваемый URL-адрес, и поэтому, если идентификатор сеанса передается в качестве параметра в запросе, он будет зашифрован.</text:p>
        </text:list-item>
        <text:list-item>
          <text:p text:style-name="P254">Атаки, выполненные против клиента, такие как атака XSS или программа-троян, запущенная на их компьютере, также могут выявлять идентификатор сеанса. Это можно частично смягчить, установив директиву session.cookie_httponly (Запрещает доступ к сессионной cookie для JavaScript).</text:p>
        </text:list-item>
      </text:list>
      <text:p text:style-name="Standard">session.use_only_cookies определяет, будет ли модуль использовать только cookies для хранения идентификатора сессии на стороне клиента. Включение этого параметра предотвращает атаки с использованием идентификатора сессии, размещенного в URL.</text:p>
      <text:p text:style-name="P65">Фиксация сеанса (Session Fixation)</text:p>
      <text:p text:style-name="Standard">Фиксация сеанса использует слабость веб-приложения. Некоторые приложения не генерируют новый идентификатор сеанса для пользователя при их аутентификации. Вместо этого они позволяют использовать существующий идентификатор сеанса.</text:p>
      <text:p text:style-name="Standard">Атака происходит следующим образом. Противник создает сеанс на веб-сервере. Таким образом, зная идентификатор сеанса, он обманом заставляет пользователя использовать этот сеанс. После аутентификации пользователя противник может пользоваться его привилегиями.</text:p>
      <text:p text:style-name="Standard">Существует несколько способов установить идентификатор сеанса, и используемый фактический метод будет зависеть от того, как приложение принимает идентификатор. Самый простой способ сделать это передать идентификатор сеанса в URL-адрес. Например так http://example.org/index.php?PHPSESSID=1234. Лучший способ уменьшить риск фиксации сеанса <text:span text:style-name="T154">—</text:span> вызвать функцию session_regenerate_id () при каждом изменении уровня привилегий, например, после входа в систему.</text:p>
      <text:p text:style-name="Standard">Вы можете установить session.use_strict_mode = On в свой файл конфигурации. Этот параметр заставит PHP использовать только идентификаторы сеансов, которые он сам создает. Он отклонит предоставленный пользователем идентификатор сеанса. Это уменьшит попытки манипулирования файлом cookie. Настройки session.use_cookies = On и session.use_only_cookies = On не позволят PHP принимать идентификатор сеанса из URL-адреса.</text:p>
      <text:p text:style-name="Standard"/>
      <text:p text:style-name="P69">Способы повышения безопасности сеанса:</text:p>
      <text:list xml:id="list60917107" text:style-name="WWNum34">
        <text:list-item>
          <text:p text:style-name="P255">Проверять, что IP-адрес остается неизменным между вызовами. Это не всегда возможно для мобильных телефонов, которые перемещаются между башнями и поэтому меняют соединения.</text:p>
        </text:list-item>
        <text:list-item>
          <text:p text:style-name="P255">Использовать короткие значения таймаута сеанса, чтобы уменьшить окно для фиксации.</text:p>
        </text:list-item>
        <text:list-item>
          <text:p text:style-name="P255">Предоставить пользователям возможность выйти из системы, которая вызывает session_destroy().</text:p>
        </text:list-item>
      </text:list>
      <text:h text:style-name="Heading_20_3" text:outline-level="3"><text:bookmark-start text:name="__RefHeading___Toc12287_1995911267"/><text:soft-page-break/>Cross-Site Scripting<text:bookmark-end text:name="__RefHeading___Toc12287_1995911267"/></text:h>
      <text:p text:style-name="Standard">XSS (англ. Cross-Site Scripting — «межсайтовый скриптинг») — тип атаки на веб-системы, заключающийся во внедрении в выдаваемую веб-системой страницу вредоносного кода (который будет выполнен на компьютере пользователя при открытии им этой страницы) и взаимодействии этого кода с веб-сервером злоумышленника. Атака эффективна, потому что клиент считает, что код возник из веб-сайта, которому он доверяет. Код может получить доступ к идентификаторам сеансов, куки, данным хранения и другой информации, связанной с сайтом.</text:p>
      <text:p text:style-name="Standard">Существует несколько типов XSS-атак: <text:span text:style-name="T2">хранимые</text:span> (постоянные stored), <text:span text:style-name="T2">отраженные</text:span> (непостоянные reflected) и DOM-модели.</text:p>
      <text:p text:style-name="Standard">В <text:span text:style-name="T2">хранимой атаке</text:span> XSS противник может помещать ввод в сохраненное местоположение на сервере. Примеры могут быть в комментариях пользователей, отображаемых на сайте и хранящихся в базе данных. Когда сайт выводит список комментариев пользователей другому посетителю, они получат вредоносный код.</text:p>
      <text:p text:style-name="Standard"><text:span text:style-name="T150">Отраженные атаки </text:span><text:span text:style-name="T118">построены на уязвимости, когда данные, предоставленные веб-клиентом, чаще всего в параметрах HTTP-запроса или в форме HTML, исполняются непосредственно серверными скриптами для синтаксического анализа и отображения страницы результатов для этого клиента, без надлежащей обработки. Отражённая XSS-атака срабатывает, когда пользователь переходит по специально подготовленной ссылке.</text:span></text:p>
      <text:p text:style-name="Standard">Пример: <text:span text:style-name="T118">http://example.com/search.php?q=&lt;script&gt;DoSomething();&lt;/script&gt;</text:span></text:p>
      <text:p text:style-name="Standard">Атака <text:span text:style-name="T2">DOM</text:span> - это та, которая полностью лежит на странице. Вредоносный код считывается из элемента страницы, и вызов кода производится внутри самой страницы. XSS в DOM-модели возникает на стороне клиента во время обработки данных внутри JavaScript сценария.</text:p>
      <text:p text:style-name="Standard">При некорректной фильтрации возможно модифицировать DOM атакуемого сайта и добиться выполнения JavaScript-кода в контексте атакуемого сайта.</text:p>
      <text:p text:style-name="Standard">Пример:</text:p>
      <text:p text:style-name="P69">&lt;body&gt;</text:p>
      <text:p text:style-name="P69">&lt;script&gt;document.write(location.href);&lt;/script&gt;</text:p>
      <text:p text:style-name="P69">&lt;/body&gt;</text:p>
      <text:p text:style-name="Standard">Атака: http://site.com/test.html#&lt;script&gt;alert(document.cookie);&lt;/script&gt;</text:p>
      <text:p text:style-name="Standard">Кроме того, атаки XSS можно классифицировать либо как атаки на стороне сервера, либо на стороне клиента. Атака на стороне сервера - это тот, где сервер доставляет вредоносный код. Клиентский XSS возникает, когда ненадежные пользовательские данные используются для обновления DOM с помощью небезопасного вызова JavaScript.</text:p>
      <text:p text:style-name="P65">Защита от XXS-атак:</text:p>
      <text:p text:style-name="Standard">Кодирование управляющих HTML-символов, JavaScript, CSS и URL перед отображением в браузере.Три полезные функции для этого: htmlspecialchars (), htmlentities () и strip_tags ().</text:p>
      <text:p text:style-name="Standard">Наиболее безопасный способ экранирования информации перед ее отображением - использовать filter_var ($string, FILTER_SANITIZE_STRING). FILTER_SANITIZE_STRING удаляет теги, при необходимости удаляет или кодирует специальные символы.</text:p>
      <text:h text:style-name="Heading_20_3" text:outline-level="3"><text:bookmark-start text:name="__RefHeading___Toc12289_1995911267"/>Cross-Site Request Forgeries<text:bookmark-end text:name="__RefHeading___Toc12289_1995911267"/></text:h>
      <text:p text:style-name="Standard">Вид атак на посетителей веб-сайтов, использующий недостатки протокола HTTP. Если жертва заходит на сайт, созданный злоумышленником, от её лица тайно отправляется запрос на другой сервер (например, на сервер платёжной системы), осуществляющий некую вредоносную операцию (например, перевод денег на счёт злоумышленника). Для осуществления данной атаки жертва должна быть аутентифицирована на том сервере, на который отправляется запрос, и этот <text:soft-page-break/>запрос не должен требовать какого-либо подтверждения со стороны пользователя, которое не может быть проигнорировано или подделано атакующим скриптом.</text:p>
      <text:p text:style-name="Standard">Атака осуществляется путём размещения на веб-странице ссылки или скрипта, пытающегося получить доступ к сайту, на котором атакуемый пользователь заведомо (или предположительно) уже аутентифицирован. Например, пользователь Алиса может просматривать форум, где другой пользователь, Боб, разместил сообщение. Пусть Боб создал тег &lt;img&gt;, в котором в качестве источника картинки указал URL, при переходе по которому выполняется действие на сайте банка Алисы, например:</text:p>
      <text:p text:style-name="P69">Боб: Привет, Алиса! Посмотри, какой милый котик: &lt;img src="http://bank.example.com/withdraw?account=Alice&amp;amount=1000000&amp;for=Bob"&gt;</text:p>
      <text:p text:style-name="Standard">Если банк Алисы хранит информацию об аутентификации Алисы в куки, и если куки ещё не истекли, при попытке загрузить картинку браузер Алисы отправит куки в запросе на перевод денег на счёт Боба, чем подтвердит аутентификацию Алисы. Таким образом, транзакция будет успешно завершена, хотя её подтверждение произойдет без ведома Алисы.</text:p>
      <text:p text:style-name="P65">Защита</text:p>
      <text:p text:style-name="Standard">Защищаться должны все запросы, изменяющие данные на сервере. С каждой сессией пользователя ассоциируется дополнительный секретный уникальный ключ, предназначенный для выполнения запросов. Секретный ключ не должен передаваться в открытом виде, например, для POST запросов ключ следует передавать в теле запроса, а не в адресе страницы. Браузер пользователя посылает этот ключ в числе параметров каждого запроса, и перед выполнением каких-либо действий сервер проверяет этот ключ. Преимуществом данного механизма, по сравнению с проверкой Referer (когда проверяется HTTP_REFERER), является гарантированная защита от атак CSRF.</text:p>
      <text:p text:style-name="P65">Clickjacking</text:p>
      <text:p text:style-name="P61">Принцип основан на том, что поверх видимой страницы располагается невидимый слой, в который и загружается нужная злоумышленнику страница, при этом элемент управления (кнопка, ссылка), необходимый для осуществления требуемого действия, совмещается с видимой ссылкой или кнопкой, нажатие на которую ожидается от пользователя. Так же применительно к clickjacking-атаке можно встретить термины «перекрытие iframe» и «подмена пользовательского интерфейса».</text:p>
      <text:p text:style-name="P61">Все современные браузеры поддерживают заголовок X-Frame-Options. Он разрешает или запрещает отображение страницы, если она открыта во фрейме. Браузеры игнорируют заголовок, если он определен в МЕТА теге. Таким образом, &lt;meta http-equiv="X-Frame-Options"...&gt; будет проигнорирован.</text:p>
      <text:p text:style-name="P61">Принимаемые значения:</text:p>
      <text:list xml:id="list2250878339" text:style-name="WWNum38">
        <text:list-item>
          <text:p text:style-name="P256">X-Frame-Options: DENY — не загружать страницу вообще.</text:p>
        </text:list-item>
        <text:list-item>
          <text:p text:style-name="P256">X-Frame-Options: SAMEORIGIN — не загружать, если источник не совпадает.</text:p>
        </text:list-item>
        <text:list-item>
          <text:p text:style-name="P256">X-Frame-Options: ALLOW-FROM https://example.com/ — ДОМЕН можно указать домен, с которого страница может быть загружена во фрейме.</text:p>
        </text:list-item>
      </text:list>
      <text:h text:style-name="Heading_20_3" text:outline-level="3"><text:bookmark-start text:name="__RefHeading___Toc12291_1995911267"/>SQL Injection<text:bookmark-end text:name="__RefHeading___Toc12291_1995911267"/></text:h>
      <text:p text:style-name="Standard">SQL инъекция возникает, когда злоумышленник получает возможность вставлять вредоносные команды в SQL-запрос для выполнения их в базе данных.</text:p>
      <text:p text:style-name="Standard">Многие настройки базы данных позволяют базе данных записывать файлы на диск. Эта функция позволяет хакерам создавать бэкдор, используя базу данных для написания PHP-скриптов в каталог, где будет обслуживать веб-сервер. </text:p>
      <text:p text:style-name="Standard"><text:soft-page-break/>Прямое внедрение вредоносных инструкций в SQL-запросы - это методика, в которой взломщик создает или изменяет текущие SQL-запросы для отображения скрытых данных, их изменения или даже выполнения опасных команд операционной системы на сервере базы данных. Атака выполняется на базе приложения, строящего SQL-запросы из пользовательского ввода и статических параметров.</text:p>
      <text:p text:style-name="Standard">Самый эффективный способ снизить вероятность SQL-инъекции на языке PHP - это использовать подготовленные операторы для взаимодействия с вашей базой данных. Это поможет исключить большинство атак SQL-инъекций, но само по себе не является надежным.</text:p>
      <text:p text:style-name="Standard">Подготовленные утверждения настолько важны, что драйвер PDO будет имитировать их, если основной драйвер не поддерживает их. Подготовленные заявления работают в три этапа:</text:p>
      <text:p text:style-name="Standard">1. Настройте заявление с помощью заполнителей для данных.</text:p>
      <text:p text:style-name="Standard">2. Свяжите фактические данные с инструкцией.</text:p>
      <text:p text:style-name="Standard">3. Выполните подготовленное заявление.</text:p>
      <text:p text:style-name="Standard">Например:</text:p>
      <text:p text:style-name="P18">$stmt = $dbh-&gt;prepare("SELECT * FROM REGISTRY where name = ?");</text:p>
      <text:p text:style-name="P18">$stmt-&gt;bindParam(':name', $_GET['name'], PDO::PARAM_STR, 12);</text:p>
      <text:p text:style-name="P18">$stmt-&gt;execute();</text:p>
      <text:p text:style-name="Standard">Менее эффективным способом смягчения SQL-инъекции является удаление специальных символов перед их отправкой в базу данных. Это больше подвержено ошибкам, чем при использовании подготовленных операторов.</text:p>
      <text:p text:style-name="Standard">Экранировать специальные символы нужно с учетом специфичности базы данных, используя соответствующую функцию (например, mysqli_real_escape_string() или PDO::quote()), а не общую функцию, такую как addslashes(). Пример ф-ий экранирующих спец символы:</text:p>
      <text:p text:style-name="Standard"><text:span text:style-name="T2">mysqli_real_escape_string</text:span> ( mysqli $link , string $escapestr ) <text:span text:style-name="T154">—</text:span> где $link идентификатор соединения. Набор символов должен быть задан либо на стороне сервера, либо с помощью API функции mysqli_set_charset(). В противном случае mysqli_real_escape_string() работать не будет. </text:p>
      <text:p text:style-name="Standard"><text:span text:style-name="T2">mysql_real_escape_string</text:span>($str, resource $link) <text:span text:style-name="T154">—</text:span> данное расширение устарело, начиная с версии PHP 5.5.0, и удалено в PHP 7.0.0.</text:p>
      <text:p text:style-name="Standard"><text:span text:style-name="T2">PDO::quote</text:span>($str [, int $parameter_type = PDO::PARAM_STR ] ) <text:span text:style-name="T154">—</text:span> где $parameter_type — подсказка о типе параметра.</text:p>
      <text:p text:style-name="Standard"><text:span text:style-name="T2">sqlite_escape_string</text:span>($str) <text:span text:style-name="T154">—</text:span> SQLite</text:p>
      <text:p text:style-name="P65">Общие принципы защиты:</text:p>
      <text:list xml:id="list2754985901" text:style-name="WWNum35">
        <text:list-item>
          <text:p text:style-name="P258">Всегда подключаться к базе данных с пользователем, у которого минимальное количество привилегий, необходимых для работы приложения. Никогда не позволять веб-приложению подключаться к базе данных в качестве ее пользователя root.</text:p>
        </text:list-item>
        <text:list-item>
          <text:p text:style-name="P258">Если на сервере размещено несколько баз данных, использовать другого пользовател<text:span text:style-name="T240">я</text:span> для каждой базы данных на сервере и их пароли должны быть уникальны. Это поможет предотвратить атаку SQL-инъекций на одном сайте, влияя на базы данных других сайтов.</text:p>
        </text:list-item>
        <text:list-item>
          <text:p text:style-name="P258">Убедиться, что используется обновленная версия MySQL и применяется использование набора символов в клиентском DSN (имя источника базы данных). Существует очень тонкий способ использования несоответствующих наборов символов в некоторых уязвимых схемах кодирования для развертывания SQL-инъекции. https://raz0r.name/vulnerabilities/sql-inekcii-svyazannye-s-multibajtovymi-kodirovkami-i-addslashes/</text:p>
        </text:list-item>
      </text:list>
      <text:h text:style-name="Heading_20_3" text:outline-level="3"><text:bookmark-start text:name="__RefHeading___Toc12293_1995911267"/>Remote Code Injection<text:bookmark-end text:name="__RefHeading___Toc12293_1995911267"/></text:h>
      <text:p text:style-name="Standard"><text:soft-page-break/>Удаленная инъекция кода <text:span text:style-name="T154">—</text:span> это атака, когда противник может заставить сервер включать и выполнять свой код. </text:p>
      <text:p text:style-name="Standard">Некоторые функции, такие как eval(), exec() и system(), восприимчивы к эксплойтам удаленного исполнения кода. Если в данных функциях используется переменная, которая включает пользовательский ввод, то появится возможность передавать команды с помощью escape-символов.</text:p>
      <text:p text:style-name="Standard">Безопасность можно повысить, функциями escapeshellarg(), escapeshellcmd().</text:p>
      <text:p text:style-name="Standard">string <text:span text:style-name="T2">escapeshellarg</text:span> ( string $arg ) <text:span text:style-name="T154">—</text:span> добавляет одинарные кавычки вокруг строки и кавычек и экранирует любые существующие одинарные кавычки, позволяя вам передать строку непосредственно в функцию оболочки и рассматривать её как один безопасный аргумент. Эта функция должна использоваться для того, чтобы экранировать отдельные аргументы для функций.</text:p>
      <text:p text:style-name="P150">string <text:span text:style-name="T2">escapeshellcmd</text:span> ( string $command ) <text:span text:style-name="T154">— экранирует</text:span><text:span text:style-name="T155"> </text:span><text:span text:style-name="T154">любые символы </text:span><text:span text:style-name="T155">(метасимволы)</text:span><text:span text:style-name="T154"> в строке, которые могут быть использованы для обмана команды оболочки при выполнении произвольных команд. Функцию escapeshellcmd() следует использовать над всей командной строкой, но она все еще позволяет атакующему передать произвольное количество аргументов. Для экранирования одного аргумента вместо нее необходимо использовать функцию escapeshellarg().</text:span></text:p>
      <text:p text:style-name="P61">Функция assert() используется, чтобы убедиться, что определенное условие истинно и принять какое-либо действие, если это не так. Это полезно для отладки, но лучше отключить его для production. Можно использовать функцию assert_options(ASSERT_ACTIVE, false), чтобы настроить поведение assert и отключить его.</text:p>
      <text:p text:style-name="P61">Если передать строковое значение в assert(), то PHP будет оценивать строку так, как если бы это был код PHP. Это позволит злоумышленнику выполнить код на сервере, если они смогут контролировать аргумент передаваемый в assert().</text:p>
      <text:p text:style-name="P23">function rce(string $a) {</text:p>
      <text:p text:style-name="P23"><text:s text:c="4"/>assert($a);</text:p>
      <text:p text:style-name="P23">}</text:p>
      <text:p text:style-name="P23">rce('print("hello")'); // hello</text:p>
      <text:p text:style-name="P61">В PHP 7.2 передача строки для assert устарела, и этот код генерирует предупреждение, но по-прежнему оценивает параметр.</text:p>
      <text:p text:style-name="Standard"><text:span text:style-name="T154">bool </text:span><text:span text:style-name="T2">assert</text:span><text:span text:style-name="T154"> ( mixed $assertion [, string $description ] )</text:span></text:p>
      <text:p text:style-name="Standard"><text:span text:style-name="T154">bool </text:span><text:span text:style-name="T2">assert</text:span><text:span text:style-name="T154"> ( mixed $assertion [, Throwable $exception ] ) — проверит заданное утверждение assertion и совершит соответствующее действие, если результатом проверки окажется FALSE.</text:span></text:p>
      <text:p text:style-name="Standard"><text:span text:style-name="T154">mixed </text:span><text:span text:style-name="T2">assert_options</text:span><text:span text:style-name="T154"> ( int $what [, mixed $value ] ) — задание значений настроек механизма проверки утверждений assert() или получение их текущих значений.</text:span></text:p>
      <text:p text:style-name="P65">include и require</text:p>
      <text:p text:style-name="P61">Оба include () и require () позволяют включать файлы, указанные по URL-адресу, если включен параметр конфигурации PHP allow_url_include.</text:p>
      <text:p text:style-name="P61">Наиболее распространенным явлением этого является то, что люди используют переменную GET в URL-адресе, чтобы определить какой-либо динамический контент для включения. Это очень любительская ошибка.</text:p>
      <text:p text:style-name="P61">Например, сайт может иметь URL-адрес, например http://example.com/index.php?sidebar=welcome, а затем динамически включать файл welcome.php в боковую панель. Оппонент может предоставить URL вместо строки приветствия и иметь собственный код, выполняемый на сервере с тем же уровнем привилегий, что и пользователь веб-сервера.</text:p>
      <text:p text:style-name="P61">Чтобы противостоять подобной проблеме, нужно отключить allow_url_fopen. Используя basename (возвращает последний компонент имени из указанного пути) на принимаемую переменную пройтись по списку разрешенных страниц.</text:p>
      <text:p text:style-name="P23"><text:soft-page-break/>$page = $_GET['page'];</text:p>
      <text:p text:style-name="P23">$allowedPages = array('adverts','contacts','information');</text:p>
      <text:p text:style-name="P23">if ( in_array($page, $allowedPages) ) {</text:p>
      <text:p text:style-name="P23"><text:s text:c="4"/>include basename($page . '.html');</text:p>
      <text:p text:style-name="P23">}</text:p>
      <text:h text:style-name="Heading_20_3" text:outline-level="3"><text:bookmark-start text:name="__RefHeading___Toc12295_1995911267"/>Email Injection<text:bookmark-end text:name="__RefHeading___Toc12295_1995911267"/></text:h>
      <text:p text:style-name="Standard">Пользователи могут предоставлять шестнадцатеричные управляющие символы, которые позволяют им изменять тело сообщения или список получателей.</text:p>
      <text:p text:style-name="Standard">Например, если ваша форма позволяет человеку ввести свой адрес электронной почты в качестве поля «от» для электронной почты, следующая строка приведет к тому, что дополнительные получатели будут включены как получатели cc и слепых копий этого сообщения:</text:p>
      <text:p text:style-name="P69">sender@example.com%0ACc:target@email.com%0ABcc:anotherperson@emailexample</text:p>
      <text:p text:style-name="P69">.com,stranger@shouldhavefiltered.com</text:p>
      <text:p text:style-name="Standard">Также злоумышленник может предоставить свое собственное тело и даже изменить тип MIME отправляемого сообщения. Это означает, что форма может использоваться спамерами для отправки почты.</text:p>
      <text:p text:style-name="Standard">Есть несколько способов защиты:</text:p>
      <text:p text:style-name="Standard">1. Функция filter_var() предоставляет несколько флагов, которые позволяют убедиться, что входные данные соответствуют желаемому шаблону.</text:p>
      <text:p text:style-name="P18">$from = $_POST["sender"];</text:p>
      <text:p text:style-name="P18">$from = filter_var($from, FILTER_SANITIZE_EMAIL);// удаляет символы</text:p>
      <text:p text:style-name="Standard">mixed <text:span text:style-name="T2">filter_var</text:span> ( mixed $variable [, int $filter = FILTER_DEFAULT [, mixed $options ]] ) <text:bookmark-start text:name="__DdeLink__10090_2549558385"/><text:span text:style-name="T154">—</text:span><text:bookmark-end text:name="__DdeLink__10090_2549558385"/> фильтрует переменную. Скалярные значения перед фильтрацией преобразуются к строкам. $filter — применяемый фильтр. Типы фильтров:</text:p>
      <text:p text:style-name="Standard">FILTER_VALIDATE_...(EMAIL, INT, IP и др.) <text:span text:style-name="T154">— проверяет корректность.</text:span></text:p>
      <text:p text:style-name="P61">FILTER_SANITIZE_...(EMAIL, NUMBER_INT и др.) — удаляет недопустимые символы.</text:p>
      <text:p text:style-name="P61">FILTER_CALLBACK — вызывается пользовательская ф-ия для обработки.</text:p>
      <text:p text:style-name="Standard">параметр options используется, если фильтр принимает параметры. Флаги могут быть указаны в элементе массива "flags" (<text:span text:style-name="T154">FILTER_FLAG_...</text:span>). Для фильтра "callback" должен быть указан тип callable.</text:p>
      <text:p text:style-name="P18">$options = array(</text:p>
      <text:p text:style-name="P18"><text:s text:c="4"/>'options' =&gt; array(</text:p>
      <text:p text:style-name="P18"><text:s text:c="8"/>'default' =&gt; 3, // значение, возвращаемое, если фильтрация завершилась неудачей</text:p>
      <text:p text:style-name="P18"><text:s text:c="8"/>// другие параметры</text:p>
      <text:p text:style-name="P18"><text:s text:c="8"/>'min_range' =&gt; 0</text:p>
      <text:p text:style-name="P18"><text:s text:c="4"/>),</text:p>
      <text:p text:style-name="P18"><text:s text:c="4"/>'flags' =&gt; FILTER_FLAG_ALLOW_OCTAL,</text:p>
      <text:p text:style-name="P18">);</text:p>
      <text:p text:style-name="P18">$var = filter_var('0755', FILTER_VALIDATE_INT, $options);</text:p>
      <text:p text:style-name="P210"><text:span text:style-name="T164">mixed </text:span><text:span text:style-name="T166">filter_input</text:span><text:span text:style-name="T163"> ( int $type , string $variable_name [, int $filter = FILTER_DEFAULT [, mixed $options ]] ) </text:span><text:span text:style-name="T162">— </text:span><text:span text:style-name="T167">п</text:span><text:span text:style-name="T163">ринимает переменную извне PHP и, при необходимости, фильтрует ее. Type — <text:s/></text:span><text:span text:style-name="T165">о</text:span><text:span text:style-name="T163">дна из констант INPUT_GET, INPUT_POST, INPUT_COOKIE, INPUT_SERVER или INPUT_ENV. variable_name — </text:span><text:span text:style-name="T165">и</text:span><text:span text:style-name="T163">мя получаемой переменной.</text:span></text:p>
      <text:p text:style-name="Standard">2. Расширение Suhosin предоставляет директиву suhosin.mail.protect, которая защищает от подобных атак.</text:p>
      <text:p text:style-name="Standard">3. <text:s/>PHP-HTTP-Tarpit позволяет сбивать с толку и тратить время сканирования ботов.</text:p>
      <text:p text:style-name="Standard"><text:soft-page-break/>При настройке почтового сервера вы должны убедиться, что он не настроен как открытое реле, которое позволяет кому-либо из Интернета использовать его для отправки почты. Вы также должны рассмотреть возможность закрытия порта 25 (SMTP) на вашем брандмауэре, чтобы внешние узлы не могли достичь вашего сервера.</text:p>
      <text:h text:style-name="Heading_20_3" text:outline-level="3"><text:bookmark-start text:name="__RefHeading___Toc12297_1995911267"/>Filter Input<text:bookmark-end text:name="__RefHeading___Toc12297_1995911267"/></text:h>
      <text:p text:style-name="Standard">В качестве входных данных можно использовать нестандартный набор символов, который может быть неправильно понят с помощью функций фильтрации. При работе с фильтрацией SQL необходимо использовать собственные функции фильтра базы данных. PHP имеет очень надежную фильтрующую функцию filter_var(), которая может использоваться для выполнения нескольких различных операций фильтрации и дезинфекции (sanitizing).</text:p>
      <text:p text:style-name="Standard">Есть также несколько функций, которые можно использовать для проверки отдельных типов строк. Они ориентированы на язык и поэтому учитывают символы языка. Функции вернут true, если строка содержит только символы в фильтре и false в противном случае.</text:p>
      <text:p text:style-name="Standard">bool <text:span text:style-name="T2">ctype_alnum</text:span> (string $text) <text:span text:style-name="T154">— проверяет наличие</text:span> буквенно-цифровых символы.</text:p>
      <text:p text:style-name="Standard">bool <text:span text:style-name="T2">ctype_alpha</text:span> (string $text) <text:span text:style-name="T154">— <text:s/>проверяет наличие буквенных символов.</text:span> В стандартной локали C буквами являются только [A-Za-z].</text:p>
      <text:p text:style-name="Standard">bool <text:span text:style-name="T2">ctype_cntrl</text:span> (string $text) <text:span text:style-name="T154">— </text:span>только управляющие символы. Например: перевод строки, символ табуляции, escape.</text:p>
      <text:p text:style-name="Standard">bool <text:span text:style-name="T2">ctype_digit</text:span> (string $text) <text:span text:style-name="T154">— </text:span>строка только из цифр.</text:p>
      <text:p text:style-name="Standard">bool <text:span text:style-name="T2">ctype_graph</text:span> (string $text) <text:span text:style-name="T154">— </text:span>только печатные символы (без пробела).</text:p>
      <text:p text:style-name="Standard">bool <text:span text:style-name="T2">ctype_lower</text:span> (string $text) <text:span text:style-name="T154">— </text:span>только строчные буквы.</text:p>
      <text:p text:style-name="Standard">bool <text:span text:style-name="T2">ctype_print</text:span> (string $text) <text:span text:style-name="T154">— </text:span>печатные символы (с пробелом)</text:p>
      <text:p text:style-name="Standard">bool <text:span text:style-name="T2">ctype_punct</text:span> (string $text) <text:span text:style-name="T154">— <text:s/>печатные символы (без букв, цифр и пробелов). Например: «#@»</text:span></text:p>
      <text:p text:style-name="Standard">bool <text:span text:style-name="T2">ctype_space</text:span> (string $text) <text:span text:style-name="T154">— только</text:span> символы пробелов.</text:p>
      <text:p text:style-name="Standard">bool <text:span text:style-name="T2">ctype_upper</text:span> (string $text) <text:span text:style-name="T154">— </text:span>только прописные буквы.</text:p>
      <text:p text:style-name="Standard">bool <text:span text:style-name="T2">ctype_xdigit</text:span> (string $text) <text:span text:style-name="T154">— </text:span>шестнадцатеричные цифры. Диапазон символов [A-Fa-f0-9].</text:p>
      <text:p text:style-name="P65">Проблемы безопасности, связанные с нулевым байтом</text:p>
      <text:p text:style-name="Standard">Так как для работы с файловой системой PHP использует нижележащие C-функции, то в этом случае возможна крайне неожиданная обработка нулевого байта. Так как нулевой байт означает конец строки в C, то строки, содержащие такой байт, не будут трактоваться полностью, а только до той позиции, в которой находится этот байт. Следующий пример содержит уязвимый код, демонстрирующий эту проблему:</text:p>
      <text:p text:style-name="P18">$file = $_GET['file']; // "../../etc/passwd\0"</text:p>
      <text:p text:style-name="P18">if (file_exists('/home/wwwrun/'.$file.'.php')) {</text:p>
      <text:p text:style-name="P18"><text:s text:c="4"/>// file_exists возвратит true, т.к. /home/wwwrun/../../etc/passwd существует</text:p>
      <text:p text:style-name="P18"><text:s text:c="4"/>include '/home/wwwrun/'.$file.'.php';</text:p>
      <text:p text:style-name="P18"><text:s text:c="4"/>// будет подключен файл /etc/passwd</text:p>
      <text:p text:style-name="P18">}</text:p>
      <text:p text:style-name="Standard">Решается проблема подготовленным списком разрешенных значений.</text:p>
      <text:h text:style-name="Heading_20_3" text:outline-level="3"><text:bookmark-start text:name="__RefHeading___Toc12299_1995911267"/>Escape Output<text:bookmark-end text:name="__RefHeading___Toc12299_1995911267"/></text:h>
      <text:p text:style-name="Standard">Одним из основных правил написания защищенного PHP-кода является фильтрация входных данных и обработка (escape) выходных данных.</text:p>
      <text:p text:style-name="Standard">Самый безопасный способ фильтрации вывода - использовать filter_var() с флагом FILTER_SANITIZE_STRING (удаляет теги). Для более мягких ограничений можно использовать функции, такие как htmlspecialchars(), strip_tags() и htmlentities().</text:p>
      <text:p text:style-name="Standard"><text:soft-page-break/>Разница между htmlspecialchars и htmlentities, что htmlentities будет кодировать все, что имеет представление объекта HTML, тогда как htmlspecialchars будет кодировать только символы, имеющие особое значение в HTML <text:span text:style-name="T128">(&amp;"&lt;&gt;</text:span><text:span text:style-name="T86">'</text:span><text:span text:style-name="T128">).</text:span></text:p>
      <text:p text:style-name="P103">Наиболее важные флаги к этим ф-иям:</text:p>
      <text:p text:style-name="Standard"><text:span text:style-name="T129">ENT_COMPAT</text:span><text:span text:style-name="T128"> Преобразует двойные кавычки, а не одинарные кавычки</text:span></text:p>
      <text:p text:style-name="Standard"><text:span text:style-name="T129">ENT_QUOTES</text:span><text:span text:style-name="T128"> Преобразует двойные кавычки и одинарные кавычки</text:span></text:p>
      <text:p text:style-name="Standard"><text:span text:style-name="T129">ENT_NOQUOTES</text:span><text:span text:style-name="T128"> Не конвертирует никакие кавычки</text:span></text:p>
      <text:p text:style-name="P104">Уязвимости связанные с журналом</text:p>
      <text:p text:style-name="P103">В случае, когда используется логирование сообщений об ошибках, информационных сообщений и т.п., необходимо принять некоторые меры предосторожности в отношении того, что записывается. Не должна сохраняться в журналах конфиденциальная информация.</text:p>
      <text:p text:style-name="P103">Если есть разрешение пользователю вводить информацию о том, какой файл будет включен, то злоумышленник может манипулировать этим вводом, чтобы включить файл журнала. Если файл журнала содержит вредоносный код, он будет интерпретироваться и запускаться.</text:p>
      <text:p text:style-name="P103">Все, что нужно злоумышленнику, это получить код в файле журнала.</text:p>
      <text:p text:style-name="P105">Пример:</text:p>
      <text:p text:style-name="P103">Предположим, что код запущен на локальном хосте и уязвим для включения локального файла и принимает имя изображения, которое должно отображаться.</text:p>
      <text:p text:style-name="P103">1. Используется команда nc localhost 80 (реализация подключений и ожиданий входящих соединений) для подключения к веб-серверу.</text:p>
      <text:p text:style-name="P103">2. Далее на сервер выдается следующий запрос:</text:p>
      <text:p text:style-name="P24">GET /&lt;?php passthru($_GET['cmd']); ?&gt; HTTP/1.1</text:p>
      <text:p text:style-name="P24">Host: localhost</text:p>
      <text:p text:style-name="P103">Apache напишет строку в файле журнала, которая выглядит примерно так:</text:p>
      <text:p text:style-name="P24">127.0.0.1 - - [08/Apr/2016:13:57:38 +0000]</text:p>
      <text:p text:style-name="P24">"GET /&lt;?php system($_GET['cmd']); ?&gt;</text:p>
      <text:p text:style-name="P24">HTTP/1.1" 400 226</text:p>
      <text:p text:style-name="P24">"&lt;?php passthru($_GET['cmd2']); ?&gt;"</text:p>
      <text:p text:style-name="P24">"&lt;?php passthru($_GET['cmd']); ?&gt;"</text:p>
      <text:p text:style-name="P103">3. После этого идет запрос на сайт, содержащий запрос файла журнала (это требует наличия такой уязвимости на сайте).</text:p>
      <text:p text:style-name="P103">http://localhost/?file=/var/log/apache2/access.log&amp;cmd=ls -la</text:p>
      <text:p text:style-name="P2"/>
      <text:p text:style-name="P103">Достаточно сложно-реализуемая уязвимость. Для этого нужно:</text:p>
      <text:list xml:id="list3003864291" text:style-name="WWNum36">
        <text:list-item>
          <text:p text:style-name="P248">доступ пользователям веб-сервера чтения файла журнала;</text:p>
        </text:list-item>
        <text:list-item>
          <text:p text:style-name="P248">код должен позволять злоумышленнику включать целевой файл;</text:p>
        </text:list-item>
        <text:list-item>
          <text:p text:style-name="P248">не отключены команды exec, passthru и system в конфигурации.</text:p>
        </text:list-item>
      </text:list>
      <text:h text:style-name="Heading_20_3" text:outline-level="3"><text:bookmark-start text:name="__RefHeading___Toc12301_1995911267"/>Encryption, Hashing algorithms (Алгоритмы шифрования и хеширования) и Password hashing API<text:bookmark-end text:name="__RefHeading___Toc12301_1995911267"/></text:h>
      <text:p text:style-name="Standard">Шифрование <text:span text:style-name="T154">—</text:span> это двусторонняя операция; имеется возможность шифровать и расшифровывать. Хеширование <text:span text:style-name="T154">—</text:span> это односторонняя операция. Расшифровка сложна и требуется много времени.</text:p>
      <text:p text:style-name="Standard">Из-за данных особенностей хэширование безопасно хранить пароли в виде хэша.</text:p>
      <text:p text:style-name="P65">Hash Functions</text:p>
      <text:p text:style-name="P61">MD5 и SHA1 устарели и уже требуют не так много времени для их вычисления. Где задействована безопасность их лучше не использовать.</text:p>
      <text:p text:style-name="P61"><text:soft-page-break/>PHP 5.5.0 вводит функцию password_hash(), которая обеспечивает удобный способ создания безопасных хэшей.</text:p>
      <text:p text:style-name="Standard"><text:span text:style-name="T154">string </text:span><text:span text:style-name="T2">password_hash</text:span><text:span text:style-name="T154"> ( string $password, int $algo [, array $options ] ) — создает хеш пароля используя сильный, необратимый алгоритм хеширования. Хеши паролей, созданные crypt() можно использовать с password_hash(). $password — хэшируемая строка. $algo — тип алгоритма хэширования:</text:span></text:p>
      <text:p text:style-name="P61">PASSWORD_DEFAULT — используется алгоритм bcrypt (PASSWORD_BCRYPT). Может меняться на более сильный со временем.</text:p>
      <text:p text:style-name="P61">PASSWORD_BCRYPT — использует алгоритм CRYPT_BLOWFISH (60 символов). Доступны опции:</text:p>
      <text:p text:style-name="P61">salt (string) — для самостоятельного задания соли для хеширования (DEPRECATED). </text:p>
      <text:p text:style-name="P61">cost (intger) — задает необходимую алгоритмическую сложность (default = 10).</text:p>
      <text:p text:style-name="P61">PASSWORD_ARGON2I — использует алгоритм Argon2. Доступны опции:</text:p>
      <text:p text:style-name="P61">memory_cost (integer) — максимальный размер памяти (в килобайтах), которую можно использовать для вычисления хеша Argon2.</text:p>
      <text:p text:style-name="P61">time_cost (integer) — максимально возможное время, которое потратить на вычисление хэша.</text:p>
      <text:p text:style-name="P61">threads (integer) — количество потоков, которые можно использовать для вычисления хеша Argon2.</text:p>
      <text:p text:style-name="P61">$options <text:s/>— ассоциативный массив с опциями.</text:p>
      <text:p text:style-name="P61">Пример:</text:p>
      <text:p text:style-name="P23">password_hash("test", PASSWORD_BCRYPT, ["cost" =&gt; $cost]);</text:p>
      <text:p text:style-name="Standard"><text:span text:style-name="T154">string </text:span><text:span text:style-name="T2">crypt</text:span><text:span text:style-name="T154"> ( string $str [, string $salt ] ) — возвращает хешированную строку, полученную с помощью стандартного алгоритма UNIX. Функция password_hash() использует сложный хеш, генерирует сложную соль и применяет правильно количество раундов хеширования автоматически. password_hash() является простой оберткой над crypt() и совместима с существующими хешами паролей. Вид хеширования определяется переданным аргументом salt (соль). Например: MD5-шифрование с 12-символьной солью, начинающейся с $1$, Blowfish-шифрование со следующей солью: "$2a$", "$2x$" или "$2y$".</text:span></text:p>
      <text:p text:style-name="Standard"><text:span text:style-name="T154">array </text:span><text:span text:style-name="T2">password_get_info</text:span><text:span text:style-name="T154"> ( string $hash ) — если передан корректный хеш, созданный поддерживаемым password_hash() алгоритмом, то эта функция вернет информацию об этом хеше. Возвращает ассоциативный массив с тремя элементами:</text:span></text:p>
      <text:list xml:id="list1009103470" text:style-name="WWNum37">
        <text:list-item>
          <text:p text:style-name="P257">algo, содержащий одну из констант алгоритмов паролей</text:p>
        </text:list-item>
        <text:list-item>
          <text:p text:style-name="P257">algoName, содержащий имя алгоритма в человекочитаемом виде</text:p>
        </text:list-item>
        <text:list-item>
          <text:p text:style-name="P257">options, включающий опции, переданные при вызове password_hash()</text:p>
        </text:list-item>
      </text:list>
      <text:p text:style-name="Standard"><text:span text:style-name="T154">bool </text:span><text:span text:style-name="T2">password_needs_rehash</text:span><text:span text:style-name="T154"> ( string $hash , int $algo [, array $options ] ) — проверяет, что указанный хеш соответствует заданным опциям и заданному алгоритму. Если нет, то можно сделать вывод о том, что хеш надо пересоздать. Возвращает TRUE, если пароль должен быть перехеширован с использованием алгоритма algo и опций options, или FALSE, если нет.</text:span></text:p>
      <text:p text:style-name="P65">Безопасные случайные строки и целые числа</text:p>
      <text:p text:style-name="P61">PHP имеет две функции, которые позволяют удобно генерировать криптографически безопасные целые числа и строки.</text:p>
      <text:p text:style-name="Standard"><text:span text:style-name="T154">string </text:span><text:span text:style-name="T2">random_bytes</text:span><text:span text:style-name="T154"> ( int $length ) — генерирует строку криптографически случайных байт произвольной длины, которую можно использовать в криптографических целях, например, для генерации соли, ключей или векторов инициализации.</text:span></text:p>
      <text:p text:style-name="Standard"><text:span text:style-name="T154">int </text:span><text:span text:style-name="T2">random_int</text:span><text:span text:style-name="T154"> ( int $min , int $max ) — генерирует криптографически случайные целые числа, пригодные для использования в криптографических целях, где случайность результата критична, </text:span><text:soft-page-break/><text:span text:style-name="T154">например, для перемешивания колоды карт для игры в покер. min — нижняя граница диапазона. max — верхняя граница диапазона.</text:span></text:p>
      <text:p text:style-name="P65">Проверка пароля</text:p>
      <text:p text:style-name="P61">Если злоумышленник может точно измерить время, необходимое для запуска процедуры проверки паролей, они смогут получать информацию, которая может помочь им в нарушении пароля. Данные атаки называются временными.</text:p>
      <text:p text:style-name="Standard"><text:span text:style-name="T154">bool </text:span><text:span text:style-name="T2">password_verify</text:span><text:span text:style-name="T154"> ( string $password , string $hash ) — проверяет, соответствует ли пароль хешу. password_hash() возвращает алгоритм, стоимость и соль как части хеша. Таким образом, вся необходимая для проверки информация включена в него. </text:span><text:span text:style-name="T67">Эта функция безопасна для атак по времени.</text:span></text:p>
      <text:p text:style-name="Standard"><text:span text:style-name="T11">bool </text:span><text:span text:style-name="T8">hash_equals</text:span><text:span text:style-name="T11"> ( string $known_string , string $user_string ) — сравнивает две строки на идентичность, используя одинаковое время, вне зависимости, равны они или нет. Крайне важно задавать строку с пользовательскими данными вторым аргументом, а не первым.</text:span></text:p>
      <text:p text:style-name="P48">Не стоит подтверждать пользователям, что они ввели неправильное имя пользователя. Сообщение об ошибке должно состоять в том, что было введено неправильное имя пользователя или пароль.</text:p>
      <text:h text:style-name="Heading_20_3" text:outline-level="3"><text:bookmark-start text:name="__RefHeading___Toc12303_1995911267"/>File uploads<text:bookmark-end text:name="__RefHeading___Toc12303_1995911267"/></text:h>
      <text:p text:style-name="Standard">Загрузка файлов является серьезным риском для веб-приложения и должна быть обеспечена несколькими способами.</text:p>
      <text:p text:style-name="Standard">Автоматическая глобальная переменная $_FILES[] содержит информацию о файлах, что были загружены клиентом. Способ, которым PHP обрабатывает загрузку файлов, заключается в том, чтобы сохранить их во временный каталог. </text:p>
      <text:p text:style-name="Standard">Необходимо проверять, что файл является допустимым и что клиент не подделал его имя и местоположение во временной папке.</text:p>
      <text:p text:style-name="Standard">Для защиты можно использовать следующие ф-ии:</text:p>
      <text:p text:style-name="Standard">bool <text:span text:style-name="T2">is_uploaded_file</text:span> ( string $filename ) <text:span text:style-name="T11">— определяет, был ли файл загружен при помощи HTTP POST. Это полезно для удостоверения того, что злонамеренный пользователь не пытается обмануть скрипт так, чтобы он работал с файлами, с которыми работать не должен - к примеру, /etc/passwd. Для правильной работы функции is_uploaded_file() нужен аргумент вида $_FILES['userfile']['tmp_name'], - имя загруженного файла на клиентской машине.</text:span></text:p>
      <text:p text:style-name="Standard"><text:span text:style-name="T11">bool </text:span><text:span text:style-name="T8">move_uploaded_file</text:span><text:span text:style-name="T11"> ( string $filename , string $destination ) — эта функция проверяет, является ли файл filename загруженным на сервер (переданным по протоколу HTTP POST). Если файл действительно загружен на сервер, он будет перемещён в место, указанное в аргументе destination. Если результирующий файл уже существует, он будет перезаписан.</text:span></text:p>
      <text:p text:style-name="Standard">При обращении к файлу лучше использовать функцию basename(), чтобы разграничить пути, чтобы человек не мог подменять (spoofing) имя файла.</text:p>
      <text:p text:style-name="Standard">string <text:span text:style-name="T2">basename</text:span> ( string $path [, string $suffix ] )<text:span text:style-name="T11"> — возвращает последний компонент имени из указанного пути. Если компонент имени заканчивается на suffix, то он также будет отброшен.</text:span></text:p>
      <text:p text:style-name="P48">Не стоит доверять типу MIME, указанному пользователем. finfo_file () позволяет определить тип MIME.</text:p>
      <text:p text:style-name="P65">FileInfo</text:p>
      <text:p text:style-name="P61">Функции в этом модуле пытаются определить тип содержимого и кодировку файла, основываясь на некоторых магических последовательностях байт на определенных позициях в файле. Пока данный подход не является абсолютно надежным, однако эвристика неплохо справляется со своей работой.</text:p>
      <text:p text:style-name="P62">Есть также класс <text:span text:style-name="T2">finfo</text:span>.</text:p>
      <text:p text:style-name="Standard"><text:soft-page-break/><text:span text:style-name="T154">resource </text:span><text:span text:style-name="T2">finfo_open</text:span><text:span text:style-name="T154"> ([ int $options = FILEINFO_NONE [, string $magic_file = NULL ]] )</text:span><text:span text:style-name="T11"> — данная функция открывает магическую базу данных и возвращает ресурс на нее. options — <text:s/>одна или несколько объединенных через бинарное ИЛИ констант Fileinfo. magic_file — имя файла магической базы данных, обычно что-то наподобие этого: /path/to/magic.mime. Если не указан полный путь, будет использована переменная окружения MAGIC. Если переменная окружения не указана, то будет использоваться встроенная в PHP магическая база данных.</text:span></text:p>
      <text:p text:style-name="Standard"><text:span text:style-name="T154">bool </text:span><text:span text:style-name="T2">finfo_close</text:span><text:span text:style-name="T154"> ( resource $finfo )</text:span><text:span text:style-name="T11"> — эта функция закрывает ресурс, который был открыт функцией finfo_open(). </text:span></text:p>
      <text:p text:style-name="Standard"><text:span text:style-name="T11">string </text:span><text:span text:style-name="T8">finfo_file</text:span><text:span text:style-name="T11"> ( resource $finfo , string $file_name = NULL [, int $options = FILEINFO_NONE [, resource $context = NULL ]] ) — функция используется для получения информации о файле. finfo</text:span></text:p>
      <text:p text:style-name="P48">— ресурс Fileinfo, полученный функцией finfo_open(). file_name — название проверяемого файла.</text:p>
      <text:p text:style-name="P48">options — одна или несколько объединенных через бинарное ИЛИ констант Fileinfo. context — для описания contexts, смотрите Функции для работы с потоками.</text:p>
      <text:p text:style-name="P25">$finfo = finfo_open(FILEINFO_MIME_TYPE); // возвращает mime-тип</text:p>
      <text:p text:style-name="P25">foreach (glob("*") as $filename) {</text:p>
      <text:p text:style-name="P25"><text:s text:c="4"/>echo finfo_file($finfo, $filename) . "\n";</text:p>
      <text:p text:style-name="P25">}</text:p>
      <text:p text:style-name="P25">finfo_close($finfo);</text:p>
      <text:p text:style-name="Standard"><text:span text:style-name="T11">string </text:span><text:span text:style-name="T8">finfo_buffer</text:span><text:span text:style-name="T11"> ( resource $finfo , string $string = NULL [, int $options = FILEINFO_NONE [, resource $context = NULL ]] ) — эта функция используется для получения информации о бинарных данных в строке.</text:span></text:p>
      <text:p text:style-name="Standard"><text:span text:style-name="T11">bool </text:span><text:span text:style-name="T8">finfo_set_flags</text:span><text:span text:style-name="T11"> ( resource $finfo , int $options ) — эта функция устанавливает различные параметры Fileinfo. Опции также могут быть установлены напрямую в finfo_open() или других функциях Fileinfo.</text:span></text:p>
      <text:p text:style-name="Standard"><text:span text:style-name="T11">string </text:span><text:span text:style-name="T8">mime_content_type</text:span><text:span text:style-name="T11"> ( string $filename ) — возвращает MIME-тип содержимого файла, используя для определения информацию из файла magic.mime. Возвращает тип содержимого в формате MIME, например text/plain или application/octet-stream, или FALSE в случае возникновения ошибки.</text:span></text:p>
      <text:p text:style-name="P48">Для повышения безопасности принимаемые файлы лучше переименовывать. Рекомендуется использовать случайный хеш для имени файла и вручную установливать расширение, проверив тип MIME. Необходимо убедитесь, что папка, в которой хранятся файлы, разрешает доступ только к пользователю веб-сервера.</text:p>
      <text:h text:style-name="P208" text:outline-level="2"><text:bookmark-start text:name="__RefHeading___Toc12305_1995911267"/>I/O<text:bookmark-end text:name="__RefHeading___Toc12305_1995911267"/></text:h>
      <text:h text:style-name="Heading_20_3" text:outline-level="3"><text:bookmark-start text:name="__RefHeading___Toc12307_1995911267"/>Files<text:bookmark-end text:name="__RefHeading___Toc12307_1995911267"/></text:h>
      <text:p text:style-name="Standard">Существует две основные группы функций для работы с файлами: те, которые работают с файловыми ресурсами, и те, которые работают с именем файла.</text:p>
      <text:p text:style-name="P69">Ресурс - это тип переменной, который нельзя хранить непосредственно в PHP. Файловый ресурс - это дескриптор файла операционной системы.</text:p>
      <text:p text:style-name="Standard"><text:span text:style-name="T6">Все функции, связанные с файловыми ресурсами, начинаются с одной буквы </text:span><text:span text:style-name="T8">f</text:span><text:span text:style-name="T6">, а затем имеют глагол, описывающий их функцию. Например, fopen () открывает ресурс файла.</text:span></text:p>
      <text:p text:style-name="P56">Функции, которые работают со строковым именем файла, начинаются со слова file и сопровождаются глаголом, что они делают. Например, file_get_contents () принимает имя файла строки и возвращает содержимое этого файла.</text:p>
      <text:p text:style-name="Standard"><text:span text:style-name="T6">resource </text:span><text:span text:style-name="T8">fopen</text:span><text:span text:style-name="T6"> ( string $filename , string $mode [, bool $use_include_path = FALSE [, resource $context ]] )</text:span><text:span text:style-name="T11"> — закрепляет именованный ресурс, указанный в аргументе filename, за потоком (открывает </text:span><text:soft-page-break/><text:span text:style-name="T11">файл или URL). Mode — указывает тип доступа. Необязательный третий параметр use_include_path может быть установлен в '1' или TRUE, если вы также хотите провести поиск файла в include_path (список предопределенных категорий). Context — это набор параметров и зависящих от контекста опций, который изменяет или расширяет поведение потока. Контексты создаются при помощи функции stream_context_create() и могут быть переданы большинству функций файловой системы, связанных с созданием потоков (например, fopen(), file(), file_get_contents(), и т. д.).</text:span></text:p>
      <text:p text:style-name="P25">$opts = array(</text:p>
      <text:p text:style-name="P25"><text:s text:c="2"/>'http'=&gt;array(</text:p>
      <text:p text:style-name="P25"><text:s text:c="4"/>'method'=&gt;"GET",</text:p>
      <text:p text:style-name="P25"><text:s text:c="4"/>'header'=&gt;"Accept-language: en\r\n" .</text:p>
      <text:p text:style-name="P25"><text:s text:c="14"/>"Cookie: foo=bar\r\n"</text:p>
      <text:p text:style-name="P25"><text:s text:c="2"/>)</text:p>
      <text:p text:style-name="P25">);</text:p>
      <text:p text:style-name="P25">$context = stream_context_create($opts);</text:p>
      <text:p text:style-name="P25">/* Отправляет http-запрос на домен www.example.com с дополнительными заголовкам, показанными выше */</text:p>
      <text:p text:style-name="P25">$fp = fopen('http://www.example.com', 'r', false, $context);</text:p>
      <text:p text:style-name="P25">fpassthru($fp);</text:p>
      <text:p text:style-name="P25">fclose($fp);</text:p>
      <text:p text:style-name="P65">Типы доступа:</text:p>
      <text:p text:style-name="Standard"><text:span text:style-name="T154">'r' </text:span><text:span text:style-name="T11">— о</text:span><text:span text:style-name="T154">ткрывает файл только для чтения; помещает указатель в начало файла.</text:span></text:p>
      <text:p text:style-name="Standard"><text:span text:style-name="T154">'r+' </text:span><text:span text:style-name="T11">— о</text:span><text:span text:style-name="T154">ткрывает файл для чтения и записи; помещает указатель в начало файла.</text:span></text:p>
      <text:p text:style-name="Standard"><text:span text:style-name="T154">'w' </text:span><text:span text:style-name="T11">— </text:span><text:span text:style-name="T154">открывает файл только для записи; помещает указатель в начало файла и обрезает файл до нулевой длины. Если файл не существует - пробует его создать.</text:span></text:p>
      <text:p text:style-name="Standard"><text:span text:style-name="T154">'w+' </text:span><text:span text:style-name="T11">— о</text:span><text:span text:style-name="T154">ткрывает файл для чтения и записи; помещает указатель в начало файла и обрезает файл до нулевой длины. Если файл не существует - пытается его создать.</text:span></text:p>
      <text:p text:style-name="Standard"><text:span text:style-name="T154">'a' </text:span><text:span text:style-name="T11">— о</text:span><text:span text:style-name="T154">ткрывает файл только для записи; помещает указатель в конец файла. Если файл не существует </text:span><text:span text:style-name="T11">—</text:span><text:span text:style-name="T154"> пытается его создать. В данном режиме функция fseek() не применима, записи всегда добавляются в конец.</text:span></text:p>
      <text:p text:style-name="Standard"><text:span text:style-name="T154">'a+' </text:span><text:span text:style-name="T11">— о</text:span><text:span text:style-name="T154">ткрывает файл для чтения и записи; помещает указатель в конец файла. Если файл не существует - пытается его создать. В данном режиме функция fseek() влияет только на позицию чтения, записи всегда добавляются в конец.</text:span></text:p>
      <text:p text:style-name="Standard"><text:span text:style-name="T154">'x' </text:span><text:span text:style-name="T11">— с</text:span><text:span text:style-name="T154">оздаёт и открывает только для записи; помещает указатель в начало файла. Если файл уже существует, вызов fopen() закончится неудачей, вернёт FALSE и выдаст ошибку уровня E_WARNING. Если файл не существует, попытается его создать.</text:span></text:p>
      <text:p text:style-name="Standard"><text:span text:style-name="T154">'x+' </text:span><text:span text:style-name="T11">— с</text:span><text:span text:style-name="T154">оздаёт и открывает для чтения и записи; в остальном имеет то же поведение, что и 'x'.</text:span></text:p>
      <text:p text:style-name="Standard"><text:span text:style-name="T154">'c' </text:span><text:span text:style-name="T11">— о</text:span><text:span text:style-name="T154">ткрывает файл только для записи. Если файл не существует, то он создается. Если же файл существует, то он не обрезается (в отличие от 'w'), и вызов к этой функции не вызывает ошибку (также как и в случае с 'x'). Указатель на файл будет установлен на начало файла. Это может быть полезно при желании заблокировать файл (см. flock()) перед изменением, так как использование 'w' может обрезать файл еще до того как была получена блокировка (если вы желаете обрезать файл, можно использовать функцию ftruncate() после запроса на блокировку).</text:span></text:p>
      <text:p text:style-name="Standard"><text:span text:style-name="T154">'c+' </text:span><text:span text:style-name="T11">— </text:span><text:span text:style-name="T154">открывает файл для чтения и записи; в остальном имеет то же поведение, что и 'c'.</text:span></text:p>
      <text:p text:style-name="P61">Разные семейства операционных систем имеют разные соглашения относительно окончания строк. Когда вы пишете текст и хотите вставить разрыв строки, вы должны использовать правильные символы (или символ) для вашей операционной системы. Системы семейства Unix используют \n <text:soft-page-break/>в качестве символа конца строки, системы семейства Windows используют \r\n в качестве символов окончания строки и системы семейства Macintosh используют \r в качестве символа конца строки. Windows предлагает флаг режима текстовой трансляции ('t'), который автоматически переведёт \n в \r\n во время работы с файлом. И наоборот - вы также можете использовать 'b', чтобы принудительно включить бинарный режим, в котором ваши данные не будут преобразовываться. Чтобы использовать эти режимы, укажите 'b' или 't' последней буквой параметра mode. Так как установка флага трансляции по умолчанию зависит от SAPI и используемой версии PHP, рекомендуем явно задавать указанный флаг из соображений портируемости. Если вы явно не укажете флаг 'b' во время работы с бинарными файлами, вы можете столкнуться со странными проблемами с вашими данными, включая поврежденные файлы изображений и проблемы с символами \r\n.</text:p>
      <text:p text:style-name="P77">Из соображений портируемости, настоятельно рекомендуется всегда использовать флаг 'b' при открытии файлов с помощью fopen().</text:p>
      <text:p text:style-name="P49"><text:span text:style-name="T241">b</text:span>ool <text:span text:style-name="T2">flock</text:span> ( resource $handle , int $operation [, int &amp;$wouldblock ] ) — <text:span text:style-name="T241">п</text:span>ортируемая консультативная блокировка файлов. Handle — <text:span text:style-name="T241">у</text:span>казатель (resource) на файл, обычно создаваемый с помощью функции fopen(). <text:span text:style-name="T242">O</text:span>peration:</text:p>
      <text:p text:style-name="P49">LOCK_SH для получения разделяемой блокировки (чтение).</text:p>
      <text:p text:style-name="P49">LOCK_EX для получения эксклюзивной блокировки (запись).</text:p>
      <text:p text:style-name="P49">LOCK_UN для снятия блокировки (разделяемой или эксклюзивной).</text:p>
      <text:p text:style-name="P49">Также возможно добавить константу LOCK_NB в качестве битовой маски к любой из вышеуказанных операций, если вы не хотите ждать, пока flock() получит блокировку.</text:p>
      <text:p text:style-name="P50">Wouldblock — <text:span text:style-name="T242">н</text:span>еобязательный третий параметр будет установлен в 1, если блокировка будет блокирующей.</text:p>
      <text:p text:style-name="P51"><text:span text:style-name="T243">b</text:span>ool <text:span text:style-name="T2">ftruncate</text:span> ( resource $handle , int $size ) — <text:span text:style-name="T243">п</text:span>ринимает файловый указатель handle и урезает соответствующий файл до размера size.</text:p>
      <text:h text:style-name="Heading_20_3" text:outline-level="3"><text:bookmark-start text:name="__RefHeading___Toc12309_1995911267"/>Reading<text:bookmark-end text:name="__RefHeading___Toc12309_1995911267"/></text:h>
      <text:p text:style-name="P18">$handle = fopen('info.txt', 'r');</text:p>
      <text:p text:style-name="P18">while (!feof($handle)) {</text:p>
      <text:p text:style-name="P18"><text:s text:c="4"/>echo fread($handle,1024);</text:p>
      <text:p text:style-name="P18">}</text:p>
      <text:p text:style-name="Standard">В этом примере используется файловая функция feof(), которая является функцией, возвращающей TRUE, когда указатель файла находится в конце файла и FALSE в противном случае. Использование этой ф-ии в цикле while приводит к продолжению цикла до конца файла.</text:p>
      <text:p text:style-name="Standard">bool <text:span text:style-name="T2">feof</text:span> ( resource $handle ) <text:span text:style-name="T11">— проверяет, достигнут ли конец файла. </text:span></text:p>
      <text:p text:style-name="Standard"><text:span text:style-name="T11">int </text:span><text:span text:style-name="T8">fpassthru</text:span><text:span text:style-name="T11"> ( resource $handle ) — читает указанный файловый указатель с текущей позиции до EOF (конца файла) и записывает результат в буфер вывода. Возвращает количество символов, прочтенных из handle и переданных на вывод.</text:span></text:p>
      <text:p text:style-name="Standard"><text:span text:style-name="T11">string </text:span><text:span text:style-name="T8">fread</text:span><text:span text:style-name="T11"> ( resource $handle , int $length ) — читает до length байт из файлового указателя handle и смещает указатель. Возвращает прочтенную строку или FALSE в случае возникновения ошибки. Чтение останавливается как только было достигнуто одно из следующих условий:</text:span></text:p>
      <text:list xml:id="list2369136711" text:style-name="WWNum39">
        <text:list-item>
          <text:p text:style-name="P259">было прочитано length байт</text:p>
        </text:list-item>
        <text:list-item>
          <text:p text:style-name="P259">достигнут EOF (конец файла)</text:p>
        </text:list-item>
        <text:list-item>
          <text:p text:style-name="P259">стал доступен пакет или произошел тайм-аут сокета (для сетевых потоков)</text:p>
        </text:list-item>
        <text:list-item>
          <text:p text:style-name="P259">если читаемый поток является буферизованным и не представляет собой обычный файл, то за один раз максимум читается количество байт, равное размеру одной порции данных <text:soft-page-break/>(обычно это 8192), однако, в зависимости от ранее буферизованных данных размер возвращаемых данных может быть больше размера одной порции данных.</text:p>
        </text:list-item>
      </text:list>
      <text:p text:style-name="Standard"><text:span text:style-name="T11">string </text:span><text:span text:style-name="T8">fgetc</text:span><text:span text:style-name="T11"> ( resource $handle ) — считывает символ из переданного указателя на файл. Если файл закончился возвращается false.</text:span></text:p>
      <text:p text:style-name="P151"><text:span text:style-name="T11">string <text:s/></text:span><text:span text:style-name="T9">f</text:span><text:span text:style-name="T8">gets</text:span><text:span text:style-name="T11"> ( resource $handle [, int $length ] ) — </text:span><text:span text:style-name="T12">ч</text:span><text:span text:style-name="T11">итает строку из файла</text:span><text:span text:style-name="T12">. Чтение заканчивается при достижении length - 1 байт, либо если встретилась новая строка (которая включается в возвращаемый результат) или конец файла (в зависимости от того, что наступит раньше). Если длина не указана, чтение из потока будет продолжаться до тех пор, пока не достигнет конца строки. </text:span><text:span text:style-name="T15">Есть похожая ф-ия </text:span><text:span text:style-name="T10">fgetss</text:span><text:span text:style-name="T15"> (еще и удаляет теги)</text:span></text:p>
      <text:p text:style-name="Standard"><text:span text:style-name="T11">array </text:span><text:span text:style-name="T8">fgetcsv</text:span><text:span text:style-name="T11"> ( resource $handle [, int $length = 0 [, string $delimiter = "," [, string $enclosure = '"' [, string $escape = "\\" ]]]] ) — данная функция похожа на функцию fgets(), с той разницей, что она производит анализ строки на наличие записей в формате CSV и возвращает найденные поля в качестве массива. length должен быть больше самой длинной строки (в символах), найденной в CSV-файле (включая завершающий символ конца строки). В противном случае, строка будет разбита на куски длиной в length символов, если только место разрыва не будет внутри ограничителей полей (enclosure). Отсутствие этого параметра приведет к тому, что длина строки будет неограничена. <text:s/>delimiter устанавливает разделитель поля. enclosure устанавливает символ ограничителя поля. escape устанавливает экранирующий символ. Возвращает индексированный массив с прочтенными полями.</text:span></text:p>
      <text:p text:style-name="Standard"><text:span text:style-name="T11">string </text:span><text:span text:style-name="T8">file_get_contents</text:span><text:span text:style-name="T11"> ( string $filename [, bool $use_include_path = FALSE [, resource $context [, int $offset = 0 [, int $maxlen ]]]] ) — данная функция похожа на функцию file() с той лишь разницей, что file_get_contents() возвращает содержимое файла в строке, начиная с указанного смещения offset и до maxlen байт. В случае неудачи, file_get_contents() вернёт FALSE. maxlen — максимальный размер читаемых данных. По умолчанию чтение осуществляется пока не будет достигнут конец файла. Учтите, что этот параметр применяется и к потоку с фильтрами.</text:span></text:p>
      <text:p text:style-name="Standard"><text:span text:style-name="T11">array </text:span><text:span text:style-name="T8">file</text:span><text:span text:style-name="T11"> ( string $filename [, int $flags = 0 [, resource $context ]] ) — читает содержимое файла и помещает его в массив. Возвращает файл в виде массива. Каждый элемент массива соответствует строке файла, с символами новой строки включительно. В случае ошибки file() возвращает FALSE.</text:span></text:p>
      <text:p text:style-name="Standard"><text:span text:style-name="T11">int </text:span><text:span text:style-name="T8">readfile</text:span><text:span text:style-name="T11"> ( string $filename [, bool $use_include_path = FALSE [, resource $context ]] ) — читает файл и записывает его в буфер вывода. Возвращает количество прочитанных из файла байт.</text:span></text:p>
      <text:h text:style-name="Heading_20_3" text:outline-level="3"><text:bookmark-start text:name="__RefHeading___Toc12311_1995911267"/>Writing<text:bookmark-end text:name="__RefHeading___Toc12311_1995911267"/></text:h>
      <text:p text:style-name="Standard">int <text:span text:style-name="T2">fwrite </text:span><text:span text:style-name="T154">или</text:span><text:span text:style-name="T2"> fputs</text:span> ( resource $handle , string $string [, int $length ] )<text:span text:style-name="T11"> — записывает содержимое string в файловый поток handle. Если передан аргумент length, запись остановится после того, как length байтов будут записаны или будет достигнут конец строки string, смотря что произойдёт раньше.</text:span></text:p>
      <text:p text:style-name="Standard"><text:span text:style-name="T11">int </text:span><text:span text:style-name="T8">fseek</text:span><text:span text:style-name="T11"> ( resource $handle , int $offset [, int $whence = SEEK_SET ] ) — устанавливает смещение в файле, на который ссылается handle. Новое смещение, измеряемое в байтах от начала файла, получается путём прибавления параметра offset к позиции, указанной в параметре whence. SEEK_SET - Установить смещение в offset байт </text:span><text:span text:style-name="T13">(от начала)</text:span><text:span text:style-name="T11">.</text:span></text:p>
      <text:p text:style-name="P48">SEEK_CUR - Установить смещение в текущее положение плюс offset.</text:p>
      <text:p text:style-name="P48">SEEK_END - Установить смещение в конец файла плюс offset.</text:p>
      <text:p text:style-name="Standard"><text:span text:style-name="T11">int </text:span><text:span text:style-name="T8">fputcsv</text:span><text:span text:style-name="T11"> ( resource $handle , array $fields [, string $delimiter = "," [, string $enclosure = '"' [, string $escape_char = "\\" ]]] ) — форматирует строку (переданную в виде массива fields) в виде CSV и записывает её (заканчивая переводом строки) в указанный файл handle.</text:span></text:p>
      <text:p text:style-name="Standard"><text:soft-page-break/><text:span text:style-name="T11">int </text:span><text:span text:style-name="T8">file_put_contents</text:span><text:span text:style-name="T11"> ( string $filename , mixed $data [, int $flags = 0 [, resource $context ]] ) — функция идентична последовательным успешным вызовам функций fopen(), fwrite() и fclose(). Если filename не существует, файл будет создан. Иначе, существующий файл будет перезаписан, за исключением случая, если указан флаг FILE_APPEND. Записываемые данные </text:span><text:span text:style-name="T14">м</text:span><text:span text:style-name="T11">о</text:span><text:span text:style-name="T14">гут</text:span><text:span text:style-name="T11"> быть типа string, array или ресурсом потока.</text:span></text:p>
      <text:p text:style-name="P52"><text:span text:style-name="T244">s</text:span>tring <text:span text:style-name="T2">tempnam</text:span> ( string $dir , string $prefix ) — <text:span text:style-name="T245">с</text:span>оздаёт файл с уникальным именем в определённой директории с правами 0600. Если эта директория не существует или недоступна для записи, tempnam() может создать файл во временной директории системы и вернуть полный путь к этому файлу, включая его имя. Dir — <text:span text:style-name="T245">д</text:span>иректория, где будет создан временный файл. <text:span text:style-name="T245">P</text:span>refix — <text:span text:style-name="T245">п</text:span>рефикс имени генерируемого файла.</text:p>
      <text:p text:style-name="P136">$tmpfname = tempnam("/tmp", "FOO");</text:p>
      <text:p text:style-name="P136">$handle = fopen($tmpfname, "w");</text:p>
      <text:p text:style-name="P53">resource <text:span text:style-name="T2">tmpfile</text:span> ( void ) — <text:span text:style-name="T246">с</text:span>оздаёт временный файл с уникальным именем, открывая его в режиме чтения и записи (w+) и возвращает файловый указатель.</text:p>
      <text:p text:style-name="P54"><text:span text:style-name="T247">i</text:span>nt <text:span text:style-name="T2">ftell</text:span> ( resource $handle ) — <text:span text:style-name="T247">в</text:span>озвращает текущую позицию указателя чтения/записи файла <text:span text:style-name="T247">(смещение).</text:span></text:p>
      <text:p text:style-name="P55">bool <text:span text:style-name="T2">rewind</text:span> ( resource $handle ) — <text:span text:style-name="T251">у</text:span>станавливает курсор файлового указателя handle в начало файлового потока. Если вы открыли файл в режиме "записи в конец" ("a" или "a+"), любые данные, которые вы записываете, будут дописаны в конец файла, независимо от положения курсора.</text:p>
      <text:h text:style-name="Heading_20_3" text:outline-level="3"><text:bookmark-start text:name="__RefHeading___Toc12313_1995911267"/>File System Functions<text:bookmark-end text:name="__RefHeading___Toc12313_1995911267"/></text:h>
      <text:p text:style-name="P65">Directories</text:p>
      <text:p text:style-name="Standard">bool <text:span text:style-name="T2">chdir</text:span> ( string $directory ) <text:span text:style-name="T11">— изменяет текущий каталог PHP на указанный в качестве параметра directory.</text:span></text:p>
      <text:p text:style-name="Standard"><text:span text:style-name="T11">string </text:span><text:span text:style-name="T8">getcwd</text:span><text:span text:style-name="T11"> ( void ) — возвращает имя текущего рабочего каталога.</text:span></text:p>
      <text:p text:style-name="Standard">bool <text:span text:style-name="T2">chroot</text:span> ( string $directory )<text:span text:style-name="T11"> — изменяет корневой каталог текущего процесса на переданный в качестве параметра directory и меняет текущий каталог на "/".</text:span></text:p>
      <text:p text:style-name="Standard"><text:span text:style-name="T11">resource </text:span><text:span text:style-name="T8">opendir</text:span><text:span text:style-name="T11"> ( string $path [, resource $context ] ) — открывает дескриптор каталога для последующего использования с функциями closedir(), readdir() и rewinddir().</text:span></text:p>
      <text:p text:style-name="Standard"><text:span text:style-name="T11">void </text:span><text:span text:style-name="T8">closedir</text:span><text:span text:style-name="T11"> ([ resource $dir_handle ] ) — закрывает поток.</text:span></text:p>
      <text:p text:style-name="Standard"><text:span text:style-name="T11">string </text:span><text:span text:style-name="T8">readdir</text:span><text:span text:style-name="T11"> ([ resource $dir_handle ] ) — возвращает имя следующего по порядку элемента каталога. Элементы возвращаются в том порядке, в котором они хранятся в файловой системе.</text:span></text:p>
      <text:p text:style-name="Standard">bool <text:span text:style-name="T2">rmdir</text:span> ( string $dirname [, resource $context ] )<text:span text:style-name="T11"> — пытается удалить директорию с именем dirname. Директория должна быть пустой и должны иметься необходимые для этого права. </text:span></text:p>
      <text:p text:style-name="Standard">array <text:span text:style-name="T2">scandir</text:span> ( string $directory [, int $sorting_order = SCANDIR_SORT_ASCENDING [, resource $context ]] )<text:span text:style-name="T11"> — возвращает массив (array), содержащий имена файлов и каталогов, расположенных по пути, переданном в параметре directory. По умолчанию сортировка производится в алфавитном порядке по возрастанию. Если необязательный параметр sorting_order установлен в значение SCANDIR_SORT_DESCENDING, сортировка производится в алфавитном порядке по убыванию. Если же он установлен в значение SCANDIR_SORT_NONE, то сортировка не производится.</text:span></text:p>
      <text:p text:style-name="P58">Управление файлами</text:p>
      <text:p text:style-name="Standard"><text:span text:style-name="T11">bool </text:span><text:span text:style-name="T8">copy</text:span><text:span text:style-name="T11"> ( string $source , string $dest [, resource $context ] ) — копирует файл source в файл с именем dest.</text:span></text:p>
      <text:p text:style-name="Standard"><text:span text:style-name="T11">bool </text:span><text:span text:style-name="T8">unlink</text:span><text:span text:style-name="T11"> ( string $filename [, resource $context ] ) — удаляет файл filename. Функция похожа на функцию unlink() Unix в C.</text:span></text:p>
      <text:p text:style-name="Standard"><text:soft-page-break/><text:span text:style-name="T11">bool </text:span><text:span text:style-name="T8">rename</text:span><text:span text:style-name="T11"> ( string $oldname , string $newname [, resource $context ] ) — пытается переименовать oldname в newname, перенося файл между директориями, если необходимо.</text:span></text:p>
      <text:p text:style-name="Standard"><text:span text:style-name="T11">bool </text:span><text:span text:style-name="T8">chmod</text:span><text:span text:style-name="T11"> ( string $filename , int $mode ) — изменяет режим доступа к файлу. $mode необходимо указывать в 8-ричной системе. chmod("/somedir/somefile", 0755);</text:span></text:p>
      <text:p text:style-name="Standard"><text:span text:style-name="T11">bool </text:span><text:span text:style-name="T8">chgrp</text:span><text:span text:style-name="T11"> ( string $filename , mixed $group ) — Осуществляет попытку смены группы файла filename на группу group. Только суперпользователь может произвольно менять группу файла; остальные пользователи могут менять группу файла только на те группы, членами которых они являются. Group — Название или номер группы.</text:span></text:p>
      <text:p text:style-name="Standard"><text:span text:style-name="T11">bool </text:span><text:span text:style-name="T8">chown</text:span><text:span text:style-name="T11"> ( string $filename , mixed $user ) — осуществляет попытку изменения владельца файла с именем filename на владельца, чье имя передано в параметре user (в виде числа или строки). Только суперпользователь может изменять владельца файла.</text:span></text:p>
      <text:p text:style-name="Standard"><text:span text:style-name="T11">int </text:span><text:span text:style-name="T8">umask</text:span><text:span text:style-name="T11"> ([ int $mask ] ) — устанавливает PHP umask в значение mask &amp; 0777 и возвращает старую umask. Если PHP используется в качестве серверного модуля, umask будет восстанавливаться после окончания каждого запроса.</text:span></text:p>
      <text:p text:style-name="P58">Определение типа объекта файловой системы</text:p>
      <text:p text:style-name="Standard"><text:span text:style-name="T8">is_dir</text:span><text:span text:style-name="T11"> — это каталог</text:span></text:p>
      <text:p text:style-name="Standard"><text:span text:style-name="T8">is_file</text:span><text:span text:style-name="T11"> — является файлом</text:span></text:p>
      <text:p text:style-name="Standard"><text:span text:style-name="T8">is_readable </text:span><text:span text:style-name="T11">— является файлом или каталогом и может быть прочитан</text:span></text:p>
      <text:p text:style-name="Standard"><text:span text:style-name="T8">is_writeable</text:span><text:span text:style-name="T11"> — является файлом или каталогом и может быть</text:span></text:p>
      <text:p text:style-name="Standard"><text:span text:style-name="T8">is_executable </text:span><text:span text:style-name="T11">— является ли файл или каталог и может быть выполнен</text:span></text:p>
      <text:p text:style-name="Standard"><text:span text:style-name="T8">is_link</text:span><text:span text:style-name="T11"> — является символической ссылкой</text:span></text:p>
      <text:p text:style-name="Standard"><text:span text:style-name="T8">is_uploaded_file</text:span><text:span text:style-name="T11"> — загружен по запросу POST</text:span></text:p>
      <text:p text:style-name="P48">Все функции возвратят FALSE, если не обнаружен объект файловой системы, который соответствует имени, указанному в параметре.</text:p>
      <text:p text:style-name="Standard"><text:span text:style-name="T11">array </text:span><text:span text:style-name="T8">glob</text:span><text:span text:style-name="T11"> ( string $pattern [, int $flags = 0 ] )</text:span><text:span text:style-name="T8"> </text:span><text:span text:style-name="T11">— функция glob() ищет все пути, совпадающие с шаблоном pattern согласно правилам, используемым в функции glob() библиотеки libc, которые похожи на правила, используемые большинством распространённых оболочек.</text:span></text:p>
      <text:p text:style-name="P48">PHP имеет несколько магических констант, которые можно использовать по отношению к исполняемому файлу:</text:p>
      <text:p text:style-name="P48">__LINE__ Строка текущего исполняемого файла</text:p>
      <text:p text:style-name="P48">__FILE__ Полный путь и имя файла</text:p>
      <text:p text:style-name="P48">__FUNCTION__ Текущее имя функции</text:p>
      <text:p text:style-name="P48">__CLASS__ Имя класса в области</text:p>
      <text:p text:style-name="P48">__METHOD__ Имя выполняемого метода</text:p>
      <text:h text:style-name="Heading_20_3" text:outline-level="3"><text:bookmark-start text:name="__RefHeading___Toc12315_1995911267"/>Streams<text:bookmark-end text:name="__RefHeading___Toc12315_1995911267"/></text:h>
      <text:p text:style-name="P109"><text:span text:style-name="T173">Потоки были введены как инструмент для работы с файлами, сетевого обмена, сжатия данных и выполнения других операций с помощью одного общего набора функций.</text:span><text:span text:style-name="T118"> </text:span><text:span text:style-name="T175">П</text:span><text:span text:style-name="T173">оток (</text:span><text:span text:style-name="T152">stream</text:span><text:span text:style-name="T173">) </text:span><text:span text:style-name="T174">— </text:span><text:span text:style-name="T173">это ресурс (</text:span><text:span text:style-name="T152">resource</text:span><text:span text:style-name="T173">), который ведет себя как источник непрерывной последовательности данных. Это означает, что из потока можно последовательно читать данные, равно как и записывать в него.</text:span></text:p>
      <text:p text:style-name="P109"><text:span text:style-name="T118">Ссылка на поток записывается в следующем виде: scheme://target. </text:span><text:span text:style-name="T150">scheme</text:span><text:span text:style-name="T118"> (строка) </text:span><text:span text:style-name="T130">—</text:span><text:span text:style-name="T125"> </text:span><text:span text:style-name="T144">н</text:span><text:span text:style-name="T118">азвание обертки. Например, file, http, https, ftp, ftps, compress.zlib, compress.bz2, php. </text:span></text:p>
      <text:p text:style-name="P101">file:// — Доступ к локальной файловой системе</text:p>
      <text:p text:style-name="P101">http:// — Доступ к URL-адресам по протоколу HTTP(s)</text:p>
      <text:p text:style-name="P101">ftp:// — Доступ к URL-адресам по протоколу FTP(s)</text:p>
      <text:p text:style-name="P101">php:// — Доступ к различным потокам ввода-вывода</text:p>
      <text:p text:style-name="P101">zlib:// — Сжатые потоки</text:p>
      <text:p text:style-name="P101"><text:soft-page-break/>data:// — Схема Data (RFC 2397)</text:p>
      <text:p text:style-name="P101">glob:// — Нахождение путей, соответствующих шаблону</text:p>
      <text:p text:style-name="P101">phar:// — PHP-архив</text:p>
      <text:p text:style-name="P101">ssh2:// — Secure Shell 2</text:p>
      <text:p text:style-name="P101">rar:// — RAR</text:p>
      <text:p text:style-name="P101">ogg:// — Аудиопотоки</text:p>
      <text:p text:style-name="P101">expect:// — Потоки для взаимодействия с процессами</text:p>
      <text:p text:style-name="P152"><text:span text:style-name="T118">Обертка (wrapper) </text:span><text:span text:style-name="T130">— </text:span><text:span text:style-name="T118">дополнительный код, который объясняет потоку особенности работы со специфичными протоколами или кодировками. Например, обертка http знает, как преобразовать URL в HTTP/1.0-запрос для файла на удаленном сервере. Дополнительные обертки можно добавлять либо отдельным скриптом с помощью функции stream_wrapper_register(), либо напрямую из расширения, используя API Working with streams.</text:span></text:p>
      <text:p text:style-name="Standard"><text:span text:style-name="T150">target</text:span><text:span text:style-name="T118"> — </text:span><text:span text:style-name="T146">з</text:span><text:span text:style-name="T118">ависит от того, какая обертка используется. Для потоков, связанных с файловой системой это обычно путь и имя файла. Для сетевых потоков это, как правило, имя хоста (зачастую с добавлением к нему пути).</text:span></text:p>
      <text:p text:style-name="P101">Потоки PHP, к которым можно получить доступ, — это stdin, stdout, stderr, input, output, fd, memory, temp и filter.</text:p>
      <text:p text:style-name="Standard"><text:span text:style-name="T146">Например, для <text:s/>того, чтобы прочитать </text:span><text:span text:style-name="T118">и разобрать тело запросов PUT, которые клиенты делают на <text:s/>сервер, необходимо использовать поток php://</text:span><text:span text:style-name="T120">input</text:span><text:span text:style-name="T118">. Для этого типа запроса нет суперглобального типа, как для GET и POST</text:span><text:span text:style-name="T146">.</text:span></text:p>
      <text:p text:style-name="P22">// reads the PUT body</text:p>
      <text:p text:style-name="P22">$input = file_get_contents('php://input');</text:p>
      <text:p text:style-name="P22">// parses the input into an array</text:p>
      <text:p text:style-name="P22">parse_str($input, $params);</text:p>
      <text:p text:style-name="P22">print_r($params);</text:p>
      <text:p text:style-name="P3">bool <text:span text:style-name="T2">stream_wrapper_register</text:span> ( string $protocol , string $classname [, int $flags = 0 ] ) — <text:span text:style-name="T248">п</text:span>озволяет вам реализовать ваши собственные обработчики протоколов и потоков для использования со всеми другими функциями файловой системы (такими как fopen(), fread() и т.д.).</text:p>
      <text:p text:style-name="P86">Фильтры</text:p>
      <text:p text:style-name="P87">Фильтр (filter) — рабочий код, который может осуществлять операции с данными, читаемыми из потока или записываемыми в него. На каждый поток можно надстроить несколько фильтров. Пользовательские фильтры можно регистрировать либо в PHP скрипте функцией stream_filter_register(), либо в расширении, используя справку по API в Working with streams. Чтобы посмотреть список зарегистрированных на данный момент фильтров, воспользуйтесь функцией stream_get_filters().</text:p>
      <text:p text:style-name="Standard"><text:span text:style-name="T146">bool </text:span><text:span text:style-name="T143">stream_filter_register</text:span><text:span text:style-name="T146"> ( string $filtername , string $classname ) — позволяет вам реализовать собственный фильтр для любого зарегистрированного потока, используемого со всеми другими функциями файловой системы (такими как fopen(), fread() и т. д.). <text:s/>filtername — название фильтра. Classname — чтобы реализовать фильтр, нужно определить класс как расширение класса php_user_filter c целым рядом функций-членов.</text:span></text:p>
      <text:p text:style-name="Standard"><text:span text:style-name="T146">array </text:span><text:span text:style-name="T143">stream_get_filters</text:span><text:span text:style-name="T146"> ( void ) — получить список зарегистрированных фильтров на запущенной системе.</text:span></text:p>
      <text:p text:style-name="P87">string.rot13 — кодирует данные с помощью ROT13</text:p>
      <text:p text:style-name="P87">string.toupper — преобразует строку в верхний регистр.</text:p>
      <text:p text:style-name="P87">string.tolower — преобразует строку в нижний регистр.</text:p>
      <text:p text:style-name="P87">string.strip_tags — удаляет XML-теги из строки</text:p>
      <text:p text:style-name="P87">convert.* — преобразует данные в соответствии с алгоритмом</text:p>
      <text:p text:style-name="P87"><text:soft-page-break/>mcrypt.* — обеспечивает симметричное шифрование с использованием libmcrypt</text:p>
      <text:p text:style-name="P87">mdecrypt.* — фильтр дешифрования с использованием libmcrypt</text:p>
      <text:p text:style-name="P87">zlib.* — использует библиотеку ZLIB для сжатия и распаковки данных</text:p>
      <text:p text:style-name="P87">Эти фильтры присоединяются к потоку с использованием функции stream_filter_append(). Фильтр можно использовать к направлениям чтения и записи потока независимо.</text:p>
      <text:p text:style-name="Standard"><text:span text:style-name="T146">resource </text:span><text:span text:style-name="T143">stream_filter_append</text:span><text:span text:style-name="T146"> ( resource $stream , string $filtername [, int $read_write [, mixed $params ]] ) — добавляет filtername в список фильтров, прикреплённых к stream. Filtername —</text:span></text:p>
      <text:p text:style-name="Standard"><text:span text:style-name="T146">название фильтра. read_write — по умолчанию stream_filter_append() будет прикреплять фильтр к цепочке фильтров чтения, если файл был открыт для чтения (т. е. режим файла: r, и/или +). Фильтр также будет прикреплён к цепочке фильтров записи, если файл был открыт для записи (т. е. режим файла: w, a, и/или +). Параметр является одной из предопределенных констант </text:span><text:bookmark-start text:name="__DdeLink__10514_3216020660"/><text:span text:style-name="T146">STREAM_FILTER_READ</text:span><text:bookmark-end text:name="__DdeLink__10514_3216020660"/><text:span text:style-name="T146">, STREAM_FILTER_WRITE или STREAM_FILTER_ALL. params — этот фильтр будет добавлен с указанными params к концу списка и, таким образом, будет вызван последним в списке потоковых операций. Чтобы добавить фильтр в начало списка, используйте stream_filter_prepend().</text:span></text:p>
      <text:p text:style-name="P22">$handle = fopen("files.php", 'a+');</text:p>
      <text:p text:style-name="P22">stream_filter_append($handle, 'string.rot13', STREAM_FILTER_READ);</text:p>
      <text:p text:style-name="P22">while (!feof($handle)) {</text:p>
      <text:p text:style-name="P22"><text:s text:c="4"/>echo fread($handle,1024);</text:p>
      <text:p text:style-name="P22">}</text:p>
      <text:h text:style-name="P196" text:outline-level="3"><text:bookmark-start text:name="__RefHeading___Toc12317_1995911267"/>Contexts<text:bookmark-end text:name="__RefHeading___Toc12317_1995911267"/></text:h>
      <text:p text:style-name="Standard">Потоковые контексты являются оболочками для набора параметров, которые могут изменять поведение потока.</text:p>
      <text:p text:style-name="Standard">resource <text:span text:style-name="T2">stream_context_create</text:span> ([ array $options [, array $params ]] ) <text:span text:style-name="T146">— создаёт и возвращает контекст потока с опциями, указанными в массиве options. Options — должен быть ассоциативным массивом в формате $arr['wrapper']['option'] = $value. По умолчанию пустой массив. <text:s/>Params <text:s/>— <text:s/>должен быть ассоциативным массивом в формате $arr['parameter'] = $value. Возвращается ф-ией ресурс (resource) контекста потока.</text:span></text:p>
      <text:p text:style-name="P22">$opts = array(</text:p>
      <text:p text:style-name="P22"><text:s text:c="2"/>'http'=&gt;array(</text:p>
      <text:p text:style-name="P22"><text:s text:c="4"/>'method'=&gt;"GET",</text:p>
      <text:p text:style-name="P22"><text:s text:c="4"/>'header'=&gt;"Accept-language: en\r\n" .</text:p>
      <text:p text:style-name="P22"><text:s text:c="14"/>"Cookie: foo=bar\r\n"</text:p>
      <text:p text:style-name="P22"><text:s text:c="2"/>)</text:p>
      <text:p text:style-name="P22">);</text:p>
      <text:p text:style-name="P22">$context = stream_context_create($opts);</text:p>
      <text:p text:style-name="P22">/* Отправляет http-запрос на домен www.example.com</text:p>
      <text:p text:style-name="P22"><text:s text:c="3"/>с дополнительными заголовкам, показанными выше */</text:p>
      <text:p text:style-name="P22">$fp = fopen('http://www.example.com', 'r', false, $context);</text:p>
      <text:p text:style-name="P22">fpassthru($fp);</text:p>
      <text:p text:style-name="P22">fclose($fp);</text:p>
      <text:p text:style-name="P87">Все события в потоке предопределены константами STREAM_NOTIFY_ *. Например, если происходит загрузка файла, то можно настроить функцию обратного вызова для ответа на событие STREAM_NOTIFY_FILE_SIZE_IS и прервать загрузку, если она слишком велика.</text:p>
      <text:p text:style-name="P22">function callback($notification_code,</text:p>
      <text:p text:style-name="P22"><text:s text:c="4"/>$severity,</text:p>
      <text:p text:style-name="P22"><text:s text:c="4"/>$message,</text:p>
      <text:p text:style-name="P22"><text:s text:c="4"/>$message_code,</text:p>
      <text:p text:style-name="P22"><text:soft-page-break/><text:s text:c="4"/>$bytes_transferred,</text:p>
      <text:p text:style-name="P22"><text:s text:c="4"/>$bytes_max)</text:p>
      <text:p text:style-name="P22">{ <text:s/></text:p>
      <text:p text:style-name="P22"><text:s text:c="4"/>if ($notification_code == STREAM_NOTIFY_FILE_SIZE_IS) {</text:p>
      <text:p text:style-name="P22"><text:s text:c="8"/>if ($bytes_max &gt; 1024) {</text:p>
      <text:p text:style-name="P22"><text:s text:c="12"/>die("Download too big!");</text:p>
      <text:p text:style-name="P22"><text:s text:c="8"/>}</text:p>
      <text:p text:style-name="P22"><text:s text:c="4"/>}</text:p>
      <text:p text:style-name="P22">}</text:p>
      <text:p text:style-name="P22">$context = stream_context_create();</text:p>
      <text:p text:style-name="P22">stream_context_set_params($context,</text:p>
      <text:p text:style-name="P22"><text:s text:c="4"/>["notification" =&gt; "callback"]);</text:p>
      <text:p text:style-name="P22">$handle = fopen('http://www.example.com', 'r', false, $context);</text:p>
      <text:p text:style-name="P22">fpassthru($handle);</text:p>
      <text:p text:style-name="Standard"><text:span text:style-name="T181">array </text:span><text:span text:style-name="T182">stream_context_get_params</text:span><text:span text:style-name="T181"> ( resource $stream_or_context ) </text:span><text:span text:style-name="T147">— возвращает информацию о параметрах и опциях из потока или контекста. Возвращает ассоциативный массив, содержащий все опции и параметры контекста.</text:span></text:p>
      <text:p text:style-name="Standard"><text:span text:style-name="T147">bool </text:span><text:span text:style-name="T148">stream_context_set_params</text:span><text:span text:style-name="T147"> ( resource $stream_or_context , array $params ) — устанавливает параметры для потока/обёртки/контекста. stream_or_context — поток или контекст, к которому будут применены параметры. Params — Массив параметров, которые будут установлены.</text:span></text:p>
      <text:p text:style-name="P88">Поддерживаемый параметр:</text:p>
      <text:p text:style-name="P88">notification — название определённой пользователем callback-функции, которая будет вызвана, когда потоком посылается уведомление. Поддерживается только для обёрток потоков http:// и ftp://.</text:p>
      <text:p text:style-name="P88">options — массив опций и параметров контекста.</text:p>
      <text:p text:style-name="P89"><text:span text:style-name="T249">i</text:span>nt <text:span text:style-name="T2">stream_copy_to_stream</text:span> ( resource $source , resource $dest [, int $maxlength = -1 [, int $offset = 0 ]] ) — <text:s/><text:span text:style-name="T250">к</text:span>опирует данные из одного потока в другой.</text:p>
      <text:p text:style-name="P89"><text:span text:style-name="T2">stream_set_timeout </text:span>— Установить значение тайм-аута для потока</text:p>
      <text:h text:style-name="Heading_20_2" text:outline-level="2"><text:bookmark-start text:name="__RefHeading___Toc12319_1995911267"/>Databases and SQL<text:bookmark-end text:name="__RefHeading___Toc12319_1995911267"/></text:h>
      <text:p text:style-name="P65">Ключи</text:p>
      <text:p text:style-name="Standard">Ключи налагают ограничения, такие как PRIMARY и UNIQUE. Первичный ключ может быть определен как для одного, так и для нескольких столбцов. Он гарантирует, что каждая строка в базе данных будет иметь уникальную комбинацию значений для столбцов в ключе. Строка может не иметь нулевого значения для первичного ключа.</text:p>
      <text:p text:style-name="Standard">В таблице может быть только один первичный ключ (primary key). Внешний ключ (foreign key) также может быть определен как на одном, так и на нескольких столбцах. Он ссылается на первичный ключ на другой таблице. Это уникальная ссылка, поэтому только одна строка в ссылочной таблице будет связана с таблицей, содержащей внешний ключ (foreign key).</text:p>
      <text:p text:style-name="P65">Индексы</text:p>
      <text:p text:style-name="Standard">Индексы представляют собой структуры данных, которые необходимы для реализации ключевого ограничения. Индексы ускоряют извлечение записей. Механизм базы данных создаст структуру на диске или в памяти, которая содержит данные из индексированных столбцов. Эта структура оптимизирована для поиска и помогает базе данных быстрее находить строку в таблице. Всякий раз, когда вставляется строка в таблицу, индексы должны обновляться. Это добавляет накладные расходы на запись. Нельзя иметь ключ без индекса, но можно индексировать столбцы, которые не привязаны. Связывание между ключами и индексами очень жесткое, а в MySQL они считаются синонимами.</text:p>
      <text:p text:style-name="P65"><text:soft-page-break/>Отношения</text:p>
      <text:p text:style-name="Standard">Отношения являются основной особенностью реляционных баз данных. Существует несколько типов отношений.</text:p>
      <text:p text:style-name="Standard">Один-к-одному <text:span text:style-name="T147">— о</text:span>дна строка в родительской таблице может ссылаться только на одну строку в дочерней таблице.</text:p>
      <text:p text:style-name="Standard">Один-ко-многим <text:span text:style-name="T147">— о</text:span>дна строка в родительской таблице может ссылаться на множество строк в дочерней таблице.</text:p>
      <text:p text:style-name="Standard">Много-ко-многим <text:span text:style-name="T147">— л</text:span>юбое количество строк в родительской таблице может ссылаться на любое количество строк в дочерней таблице. (реализуется через связывающую таблицу)</text:p>
      <text:p text:style-name="P65">SQL типы данных</text:p>
      <text:p text:style-name="Standard">Столбцы в таблице базы данных SQL имеют тип данных, назначенный им. Как и в случае с типами переменных PHP, типы SQL могут хранить разные форматы данных.</text:p>
      <text:p text:style-name="Standard">Каждая система управления БД будет немного различать типы данных SQL и будет иметь разные оптимизации между его типами.</text:p>
      <text:p text:style-name="P114">Числовые типы</text:p>
      <text:p text:style-name="Standard">Типы целых чисел различаются по количеству байтов, которые они берут для хранения их значения.</text:p>
      <text:p text:style-name="Standard">Integer <text:tab/><text:tab/>Type <text:tab/>Bytes (Signed) <text:tab/>Values (Unsigned) <text:tab/>Values</text:p>
      <text:p text:style-name="Standard">BIGINT <text:tab/>8 <text:tab/>-9223372036854775808 to +</text:p>
      <text:p text:style-name="Standard"><text:tab/><text:tab/><text:tab/>9223372036854775807 <text:tab/><text:tab/><text:tab/>0 to 18446744073709551615</text:p>
      <text:p text:style-name="Standard">INTEGER <text:tab/>4 <text:tab/>-2147483648 to +2147483647 <text:tab/><text:tab/>0 to 4294967295</text:p>
      <text:p text:style-name="Standard">MEDIUMINT <text:tab/>3 <text:tab/>-8388608 to +8388607 <text:tab/><text:tab/><text:tab/>0 to 16777215</text:p>
      <text:p text:style-name="Standard">SMALLINT <text:tab/>2 <text:tab/>-32768 to +32767 <text:tab/><text:tab/><text:tab/>0 to 65535</text:p>
      <text:p text:style-name="Standard">TINYINT <text:tab/>1 <text:tab/>-128 to +127 <text:tab/><text:tab/><text:tab/><text:tab/>0 to 255</text:p>
      <text:p text:style-name="Standard">NUMERIC и DECIMAL схожи. Но DECIMAL может хранить большее кол-во указанных разрядов. Они принимают одинаковые параметры:</text:p>
      <text:p text:style-name="Standard">NUMERIC (21,3)</text:p>
      <text:p text:style-name="Standard">Первый параметр указывает общее количество цифр точности, а второй параметр указывает, сколько цифр десятичной точности должно быть сохранено. В этом примере можно хранить число, состоящее из 21 цифры, из которых три появляются после десятичной точки.</text:p>
      <text:p text:style-name="P114">Символьные типы</text:p>
      <text:p text:style-name="Standard">SQL позволяет хранить символ в строках фиксированной или переменной длины.</text:p>
      <text:p text:style-name="Standard">Строка с фиксированной длиной всегда выделяет столько же байтов на диске. Это может помочь ускорить производительность чтения в некоторых реализациях базы данных. Строки переменной длины могут раздуваться до заданного им предельного размера. Механизм базы данных выделяет хранилище в соответствии с длиной строки. Реализации базы данных будут хранить длину сохраняемой строки. Это будет, по крайней мере, один символ, указывающий конец строки, но в некоторых машинах каждая переменная строка будет нести тяжелые накладные расходы на хранение.</text:p>
      <text:p text:style-name="Standard">В общем случае при сохранении строки будет иметь определенную длину, например хеш, лучше сохранить ее в поле символов фиксированной длины.</text:p>
      <text:p text:style-name="Standard">Это улучшит производительность, и при этом не будет потери хранения.</text:p>
      <text:h text:style-name="Heading_20_3" text:outline-level="3"><text:bookmark-start text:name="__RefHeading___Toc12321_1995911267"/>SQL<text:bookmark-end text:name="__RefHeading___Toc12321_1995911267"/></text:h>
      <text:p text:style-name="Standard">Оператор CREATE может использоваться для создания баз данных и таблиц. Создание базы данных простое; вы просто указываете имя базы данных:</text:p>
      <text:p text:style-name="Standard">CREATE DATABASE mydatabase;</text:p>
      <text:p text:style-name="Standard"><text:soft-page-break/>При создании таблицы вы можете указать список столбцов, которые вы хотите сохранить в нем. Для каждого столбца вы указываете имя, тип данных и атрибуты.</text:p>
      <text:p text:style-name="P18">CREATE TABLE IF NOT EXISTS users (</text:p>
      <text:p text:style-name="P18"><text:s text:c="2"/>id int unsigned NOT NULL AUTO_INCREMENT,</text:p>
      <text:p text:style-name="P18"><text:s text:c="2"/>name varchar(255) NOT NULL,</text:p>
      <text:p text:style-name="P18"><text:s text:c="2"/>password varchar(60) NOT NULL,</text:p>
      <text:p text:style-name="P18"><text:s text:c="2"/>PRIMARY KEY (id),</text:p>
      <text:p text:style-name="P18"><text:s text:c="2"/>UNIQUE KEY users_email_unique (email)</text:p>
      <text:p text:style-name="P18">);</text:p>
      <text:p text:style-name="Standard">Обратным для CREATE является оператор DROP.</text:p>
      <text:p text:style-name="P18">DROP TABLE category;</text:p>
      <text:p text:style-name="P18">DROP DATABASE mydatabase;</text:p>
      <text:p text:style-name="Standard">Если указаны внешние ключи, база данных не позволит удалить таблицу, если это будет нарушать одно из ограничений.</text:p>
      <text:p text:style-name="Standard">Оператор SELECT используется для извлечения данных.</text:p>
      <text:p text:style-name="P18">SELECT name FROM products WHERE price &gt; 100 ORDER BY price DESC</text:p>
      <text:p text:style-name="Standard">Можно указать несколько имен столбцов, разделенных запятыми, или использовать подстановочный знак * для получения всех столбцов. В ответ отдается объект или массив, который имеет ключи / свойства, соответствующие столбцам.</text:p>
      <text:p text:style-name="Standard">Оператор INSERT используется для создания новых строк в базе данных. Нужно только предоставить список столбцов и значения для их вставки. Столбцы с надписью NOT NULL являются обязательными и должны иметь значение, указанное при создании строки.</text:p>
      <text:p text:style-name="P18">INSERT INTO products (name, price, category_id) VALUES ('cheeseburger', 100, 3)</text:p>
      <text:p text:style-name="Standard">Если вы не укажете имена столбцов, SQL предположит, что вы предоставляете значения в том порядке, в котором столбцы отображаются в таблице. Это может быть недостатком, если вы измените структуру своей таблицы.</text:p>
      <text:p text:style-name="Standard">Оператор UPDATE принимает список значений, аналогичный оператору INSERT, а также необязательное предложение WHERE, подобное оператору SELECT.</text:p>
      <text:p text:style-name="P18">UPDATE products SET price = price + 100 WHERE category_id = 3;</text:p>
      <text:p text:style-name="P114">Агрегирование данных</text:p>
      <text:p text:style-name="Standard">AVG <text:s/><text:span text:style-name="T147">— </text:span>среднее значение данных</text:p>
      <text:p text:style-name="Standard">SUM <text:s/><text:span text:style-name="T147">— </text:span>общее количество найденных значений данных</text:p>
      <text:p text:style-name="Standard">COUNT <text:s/><text:span text:style-name="T147">— </text:span>сколько записей было найдено</text:p>
      <text:p text:style-name="Standard">DISTINCT COUNT <text:s/><text:span text:style-name="T147">— </text:span>сколько уникальных записей найдено</text:p>
      <text:p text:style-name="Standard">MIN <text:s/><text:span text:style-name="T147">— </text:span>наименьшее значение в наборе данных</text:p>
      <text:p text:style-name="Standard">MAX <text:s/><text:span text:style-name="T147">— </text:span>наибольшее значение в наборе данных</text:p>
      <text:h text:style-name="Heading_20_3" text:outline-level="3"><text:bookmark-start text:name="__RefHeading___Toc12323_1995911267"/>Joins<text:bookmark-end text:name="__RefHeading___Toc12323_1995911267"/></text:h>
      <text:p text:style-name="Standard">Соединения используются для подключения таблиц по заданным критериям. Это позволяет извлекать информацию из связанных таблиц.</text:p>
      <text:p text:style-name="P18">SELECT * FROM <text:s/>products JOIN categories ON categories.id = products.category_id</text:p>
      <text:p text:style-name="Standard">Существует несколько способов объединения таблиц.</text:p>
      <text:p text:style-name="Standard">INNER JOIN Выбор записей, имеющих соответствующие значения в обеих таблицах (пересечения)</text:p>
      <text:p text:style-name="Standard">LEFT OUTER JOIN Выбор таблиц из левой таблицы, имеющих соответствующие записи в правой таблице</text:p>
      <text:p text:style-name="Standard"><text:soft-page-break/>RIGHT OUTER JOIN Выбор записей из правой таблицы, имеющих соответствующие левые таблицы записей</text:p>
      <text:p text:style-name="Standard">FULL OUTER JOIN Выбирает все записи, которые соответствуют записям в левом или правом столбце (все данные)</text:p>
      <text:p text:style-name="P70">! Есть такое понятие как<text:span text:style-name="T2"> Self-join.</text:span> Это когда таблица объединяется сама с собой.</text:p>
      <text:p text:style-name="P71">! <text:span text:style-name="T253">А также есть понятие </text:span><text:span text:style-name="T4">equijoin</text:span><text:span text:style-name="T253">, это когда столбцы связаны с использованием оператора </text:span></text:p>
      <text:p text:style-name="P71"><text:span text:style-name="T253"><text:s/>равенства. В </text:span><text:span text:style-name="T4">non-equijoin </text:span><text:span text:style-name="T253">запрос связывает две таблицы, используя оператор, отличный от оператора равенства (=).</text:span></text:p>
      <text:p text:style-name="P59">BETWEEN</text:p>
      <text:p text:style-name="P57">test_expression [ NOT ] BETWEEN begin_expression AND end_expression <text:s/></text:p>
      <text:p text:style-name="P57">Инструкция SELECT…INTO создает новую таблицу в файловой группе по умолчанию и вставляет в нее результирующие строки из запроса <text:span text:style-name="T254">(В Oracle).</text:span></text:p>
      <text:p text:style-name="P137">SELECT c.FirstName, c.LastName</text:p>
      <text:p text:style-name="P137">INTO dbo.EmployeeAddresses <text:s/></text:p>
      <text:p text:style-name="P137">FROM Person.Person AS c <text:s/></text:p>
      <text:h text:style-name="P206" text:outline-level="3"><text:bookmark-start text:name="__RefHeading___Toc12325_1995911267"/>Prepared Statements<text:bookmark-end text:name="__RefHeading___Toc12325_1995911267"/></text:h>
      <text:p text:style-name="Standard">СУБД MySQL поддерживает подготавливаемые запросы. Подготавливаемые (или параметризованные) запросы используются для повышения эффективности, <text:span text:style-name="T2">когда один запрос выполняется многократно</text:span>.</text:p>
      <text:p text:style-name="Standard">Выполнение подготавливаемого запроса проводится в два этапа: подготовка и исполнение.</text:p>
      <text:p text:style-name="Standard">1. <text:s/>На этапе подготовки на сервер посылается шаблон запроса. Сервер выполняет синтаксическую проверку этого шаблона, строит план выполнения запроса и выделяет под него ресурсы. MySQL сервер поддерживает неименованные, или позиционные, псевдопеременные ?.</text:p>
      <text:p text:style-name="Standard">2. За подготовкой идет выполнение. Во время запуска запроса клиент привязывает к псевдопеременным реальные значения и посылает их на сервер. Сервер, в свою очередь, подставляет их в шаблон и запускает уже готовый запрос на выполнение.</text:p>
      <text:p text:style-name="Standard">3. Подготовленный запрос можно запускать многократно. Перед каждым запуском значения привязанных переменных будут передаваться на сервер и подставляться в текст запроса. Сам текст запроса повторно не анализируется, равно как и не отсылается повторно шаблон.</text:p>
      <text:p text:style-name="Standard">Использование подготавливаемых запросов не всегда приводит к повышению эффективности. Если параметризованный запрос запускается лишь раз, это приводит к большему количеству клиент-серверных обменов данными, нежели при выполнении простого запроса. Именно по этой причине в примере выше выражение SELECT выполнялось, как обычный запрос.</text:p>
      <text:p text:style-name="Standard">В протоколе клиент-серверного взаимодействия MySQL для обычных и подготавливаемых запросов определены разные протоколы передачи данных клиенту. Параметризованные запросы используют так называемый двоичный протокол. Сервер MySQL посылает результирующий набор клиенту "как есть" в двоичном формате. Данные в таблице не преобразуются в текст. Соответственно, клиентские библиотеки, получив двоичные данные, пытаются привести их к подходящим типам данных PHP. </text:p>
      <text:p text:style-name="Standard"><text:span text:style-name="T2">Подготовленные заявления предлагают значительные преимущества в области безопасности.</text:span> </text:p>
      <text:p text:style-name="Standard">Параметры привязаны к подготовленному оператору и не включены как часть строки кода. Это означает, что параметры не могут вторгаться в код, а это значит, что больше не нужно беспокоиться об экранировании кода, чтобы предотвратить SQL-инъекцию. Просто имейте в виду возможность хранения XSS-атак, прежде чем перестать беспокоиться об утечке данных, поступающих в вашу базу данных или из нее.</text:p>
      <text:p text:style-name="Standard"><text:soft-page-break/>Каждый подготавливаемый запрос использует ресурсы сервера. Если запрос больше не нужен, его необходимо сразу закрыть. Если не сделать этого явно, запрос закроется сам, но только когда PHP освободит его дескриптор, как правило это происходит при выходе запроса из области видимости или при завершении работы скрипта.</text:p>
      <text:p text:style-name="P154">Подготовленные запросы ограничены SELECT, INSERT, REPLACE, UPDATE, DELETE и CREATE TABLE.</text:p>
      <text:p text:style-name="P18">// prepare and bind</text:p>
      <text:p text:style-name="P18">$stmt = $conn-&gt;prepare("INSERT INTO users (username, password) VALUES</text:p>
      <text:p text:style-name="P18">(?, ?)");</text:p>
      <text:p text:style-name="P18">$stmt-&gt;bind_param("ss", $username, $password);</text:p>
      <text:p text:style-name="P18">// set parameters</text:p>
      <text:p text:style-name="P18">$username = "bob";</text:p>
      <text:p text:style-name="P18">$password = password_hash("password", PASSWORD_BCRYPT);</text:p>
      <text:p text:style-name="P18">// run the statement</text:p>
      <text:p text:style-name="P18">$stmt-&gt;execute();</text:p>
      <text:p text:style-name="P65">mysqli</text:p>
      <text:p text:style-name="Standard">mysqli::<text:span text:style-name="T2">__construct</text:span> -- mysqli::<text:span text:style-name="T2">connect</text:span> -- <text:span text:style-name="T2">mysqli_connect</text:span> — устанавливает новое соединение с сервером MySQL</text:p>
      <text:p text:style-name="Standard">mixed mysqli::<text:span text:style-name="T2">query</text:span> ( string $query [, int $resultmode = MYSQLI_STORE_RESULT ] )</text:p>
      <text:p text:style-name="P153">mixed <text:span text:style-name="T2">mysqli_query</text:span> ( mysqli $link , string $query [, int $resultmode = MYSQLI_STORE_RESULT ] ) — выполняет запрос query к базе данных. Link — идентификатор соединения, полученный с помощью mysqli_connect() или mysqli_init(). Resultmode — <text:span text:style-name="T252">л</text:span>ибо константа MYSQLI_USE_RESULT, либо MYSQLI_STORE_RESULT в зависимости от требуемого поведения функции. По умолчанию используется MYSQLI_STORE_RESULT. При использовании MYSQLI_USE_RESULT все последующие вызовы этой функции будут возвращать ошибку Commands out of sync до тех пор, пока не будет вызвана функция mysqli_free_result() С константой MYSQLI_ASYNC (доступна при использовании mysqlnd) возможно выполнять запросы асинхронно. В этом случае для получения результатов каждого запроса необходимо использовать функцию mysqli_poll().Возвращает FALSE в случае неудачи. В случае успешного выполнения запросов SELECT, SHOW, DESCRIBE или EXPLAIN mysqli_query() вернет объект <text:span text:style-name="T57">mysqli_result</text:span>. Для остальных успешных запросов mysqli_query() вернет TRUE.</text:p>
      <text:p text:style-name="Standard">bool mysqli::<text:span text:style-name="T2">real_query</text:span> ( string $query )</text:p>
      <text:p text:style-name="Standard">bool <text:span text:style-name="T2">mysqli_real_query</text:span> ( mysqli $link , string $query ) — выполнение SQL-запроса.</text:p>
      <text:p text:style-name="Standard">mysqli_stmt mysqli::<text:span text:style-name="T2">prepare</text:span> ( string $query )</text:p>
      <text:p text:style-name="Standard">mysqli_stmt <text:span text:style-name="T2">mysqli_prepare</text:span> ( mysqli $link , string $query ) — подготавливает SQL-запрос и возвращает указатель на это выражение, который может использоваться для дальнейших операций с этим выражением. Запрос должен состоять из одного SQL выражения. Метки параметров должны быть связаны с переменными приложения функциями mysqli_stmt_bind_param() и/или mysqli_stmt_bind_result() до запуска запроса или выборки строк.</text:p>
      <text:p text:style-name="Standard">bool mysqli_stmt::<text:span text:style-name="T2">execute</text:span> ( void )</text:p>
      <text:p text:style-name="Standard">bool <text:span text:style-name="T2">mysqli_stmt_execute</text:span> ( mysqli_stmt $stmt ) — выполняет подготовленный запрос.</text:p>
      <text:p text:style-name="Standard">bool mysqli_stmt::<text:span text:style-name="T2">bind_param</text:span> ( string $types , mixed &amp;$var1 [, mixed &amp;$... ] )</text:p>
      <text:p text:style-name="Standard">bool <text:span text:style-name="T2">mysqli_stmt_bind_param</text:span> ( mysqli_stmt $stmt , string $types , mixed &amp;$var1 [, mixed &amp;$... ] ) — привязывает переменные к меткам параметров в SQL-выражении, которое было подготовлено фукнцией mysqli_prepare(). Types — строка, содержащая один или более символов, каждый из которых задает тип значения привязываемой переменной.</text:p>
      <text:p text:style-name="Standard">i<text:tab/>соответствующая переменная имеет тип integer</text:p>
      <text:p text:style-name="Standard"><text:soft-page-break/>d<text:tab/>соответствующая переменная имеет тип double</text:p>
      <text:p text:style-name="Standard">s<text:tab/>соответствующая переменная имеет тип string</text:p>
      <text:p text:style-name="Standard">b<text:tab/>соответствующая переменная является большим двоичным объектом (blob) и будет пересылаться пакетами</text:p>
      <text:p text:style-name="Standard">var1 — количество переменных и длина строки types должны в точности соответствовать количеству параметров в запросе.</text:p>
      <text:p text:style-name="P131">$stmt = $mysqli-&gt;prepare("INSERT INTO CountryLanguage VALUES (?, ?, ?, ?)");</text:p>
      <text:p text:style-name="P131">$stmt-&gt;bind_param('sssd', $code, $language, $official, $percent);</text:p>
      <text:p text:style-name="Standard">bool <text:span text:style-name="T2">mysqli_stmt::bind_result</text:span> ( mixed &amp;$var1 [, mixed &amp;$... ] )</text:p>
      <text:p text:style-name="Standard">bool <text:span text:style-name="T2">mysqli_stmt_bind_result </text:span>( mysqli_stmt $stmt , mixed &amp;$var1 [, mixed &amp;$... ] ) — привязывает столбцы результирующего набора к переменным. При вызове mysqli_stmt_fetch() для выборки данных, протокол клиент-серверного взаимодействия MySQL помещает выбранные данные в переменные var1, ..., привязанные к столбцам результата выборки.</text:p>
      <text:p text:style-name="P18">$mysqli = new mysqli("localhost", "my_user", "my_password", "world");</text:p>
      <text:p text:style-name="P18">$stmt = $mysqli-&gt;prepare("SELECT District FROM City WHERE Name=?");</text:p>
      <text:p text:style-name="P18">$stmt→bind_param("s", $city); /* связываем параметры с метками */</text:p>
      <text:p text:style-name="P18">$stmt→execute(); /* запускаем запрос */</text:p>
      <text:p text:style-name="P18">$stmt→bind_result($district); <text:s/>/* связываем переменные с результатами запроса */</text:p>
      <text:p text:style-name="P18">$stmt→fetch(); <text:s/>/* получаем значения */</text:p>
      <text:p text:style-name="P18">$stmt→close(); <text:s/>/* закрываем запрос */</text:p>
      <text:p text:style-name="P18">$mysqli→close(); /* закрываем соединение */</text:p>
      <text:h text:style-name="Heading_20_3" text:outline-level="3"><text:bookmark-start text:name="__RefHeading___Toc12327_1995911267"/>Transactions<text:bookmark-end text:name="__RefHeading___Toc12327_1995911267"/></text:h>
      <text:p text:style-name="Standard">Транзакция представляет собой набор операторов SQL, которые либо будут успешными, либо не будут иметь никакого эффекта. После завершения транзакции база данных не должна иметь никаких ограничений в таблице, и она должна находиться в состоянии, в котором все изменения были сохранены. База данных должна иметь некоторый способ гарантировать, что транзакции могут выполняться в одно и то же время и не мешать друг другу, например, путем увеличения первичного ключа, зависящего от другой транзакции.</text:p>
      <text:p text:style-name="Standard">Таким образом, транзакция представляет собой набор операторов SQL, которые должны успешно завершаться «все или ничего». После запуска база данных должна находиться в согласованном состоянии и должна быть восстановлена с ошибкой.</text:p>
      <text:p text:style-name="Standard">Синтаксис транзакций различается между различными СУБД, но есть три важных утверждения.</text:p>
      <text:list xml:id="list3384727275" text:style-name="WWNum42">
        <text:list-item>
          <text:p text:style-name="P260">Один оператор отметит начало транзакционного блока. Заявления SQL, следующие за этим, будут частью транзакции.</text:p>
        </text:list-item>
        <text:list-item>
          <text:p text:style-name="P260">Существует два оператора, которые могут завершить транзакцию. Один из них расскажет SQL о том, чтобы выполнить все изменения, которые совершает транзакция.</text:p>
        </text:list-item>
        <text:list-item>
          <text:p text:style-name="P260">В другом конце инструкции SQL указывается по какой-либо причине, по которой вы хотите отказаться от транзакции, и скорее вернетесь к состоянию, в котором находилась база данных при запуске транзакции.</text:p>
        </text:list-item>
      </text:list>
      <text:p text:style-name="Standard"/>
      <text:p text:style-name="P65">MySQL,ORACLE <text:tab/><text:tab/><text:tab/>MS-SQL </text:p>
      <text:p text:style-name="Standard">START TRANSACTION <text:tab/><text:tab/>BEGIN TRANSACTION</text:p>
      <text:p text:style-name="Standard">COMMIT <text:tab/><text:tab/><text:tab/><text:tab/>COMMIT TRANSACTION</text:p>
      <text:p text:style-name="Standard">ROLLBACK <text:tab/><text:tab/><text:tab/><text:tab/>ROLLBACK WORK</text:p>
      <text:p text:style-name="P155"><text:span text:style-name="T255">Транзакции </text:span>обладают четырьмя главными свойствами, это Атомарность, Согласованность, Изолированность и Долговечность (ACID). <text:s/>Долговечность <text:span text:style-name="T256">(Durability) </text:span>— <text:span text:style-name="T256">восстанавливает </text:span><text:soft-page-break/><text:span text:style-name="T256">зафиксированные обновления транзакций от любых сбоев системы. Гарантируется, что как только пользователь получит уведомление об успешной транзакции, транзакция не будет потеряна. Атомарность (Atomicity) — означает свойство СУБД, гарантирующее, что либо все задачи в данной транзакции выполнены, либо ни одна из них не выполнена.</text:span></text:p>
      <text:p text:style-name="P155"/>
      <text:p text:style-name="P156">Механизм транзакций реализован путем "временного сохранения" всех изменений и дальнейшего применения этих изменений, как единого целого. Согласованность <text:span text:style-name="T257">(Consistency) — относится к поведению данных после завершения транзакции. Независимо от того, совершается ли транзакция или выполняется откат, она должна оставлять данные в согласованном состоянии. <text:s/>Изолированность (Isolation) — <text:s/>транзакция должна быть выполнена таким образом, чтобы на нее не влияла любая другая часть системы.</text:span></text:p>
      <text:p text:style-name="Standard">public bool mysqli::<text:span text:style-name="T2">begin_transaction</text:span> ([ int $flags [, string $name ]] )</text:p>
      <text:p text:style-name="Standard">bool <text:span text:style-name="T2">mysqli_begin_transaction</text:span> ( mysqli $link [, int $flags [, string $name ]] ) — стартует транзакцию. Требуется InnoDB (разрешен по умолчанию). Name — точка сохранения транзакции. Flags: </text:p>
      <text:p text:style-name="Standard">MYSQLI_TRANS_START_READ_ONLY — стартовать транзакцию как "START TRANSACTION READ ONLY".</text:p>
      <text:p text:style-name="Standard">MYSQLI_TRANS_START_READ_WRITE — стартовать транзакцию как "START TRANSACTION READ WRITE".</text:p>
      <text:p text:style-name="Standard">MYSQLI_TRANS_START_WITH_CONSISTENT_SNAPSHOT — стартовать транзакцию как "START TRANSACTION WITH CONSISTENT SNAPSHOT".</text:p>
      <text:p text:style-name="Standard">bool mysqli::<text:span text:style-name="T2">commit</text:span> ([ int $flags [, string $name ]] )</text:p>
      <text:p text:style-name="Standard">bool <text:span text:style-name="T2">mysqli_commit</text:span> ( mysqli $link [, int $flags [, string $name ]] ) — фиксирует транзакцию для установленного соединения с базой данных.</text:p>
      <text:p text:style-name="Standard">bool mysqli::<text:span text:style-name="T2">rollback</text:span> ([ int $flags [, string $name ]] )</text:p>
      <text:p text:style-name="Standard">bool <text:span text:style-name="T2">mysqli_rollback</text:span> ( mysqli $link [, int $flags [, string $name ]] ) — откат текущей транзакции.</text:p>
      <text:h text:style-name="Heading_20_3" text:outline-level="3"><text:bookmark-start text:name="__RefHeading___Toc12329_1995911267"/>PDO<text:bookmark-end text:name="__RefHeading___Toc12329_1995911267"/></text:h>
      <text:p text:style-name="P164">PDO — это уровень абстракции данных, который предлагает один интерфейс для взаимодействия с несколькими источниками данных. При использовании PDO вы можете использовать одни и те же функции для взаимодействия с вашей базой данных независимо от СУБД (vendors).</text:p>
      <text:p text:style-name="Standard">PDO использует адаптеры баз данных для подключения к базе данных. Эти классы адаптеров реализуют интерфейсы PDO и предоставляют функции, зависящие от СУБД, как регулярные функции расширения.</text:p>
      <text:p text:style-name="Standard">public PDO::<text:span text:style-name="T2">__construct </text:span>( string $dsn [, string $username [, string $passwd [, array $options ]]] ) — создает экземпляр PDO, предоставляющий подключение к необходимой базе данных. Dsn — </text:p>
      <text:p text:style-name="Standard">имя источника данных или DSN, содержащее информацию, необходимую для подключения к базе данных. В общем, DSN состоит из имени драйвера PDO, за которым следует двоеточие и специфический синтаксис подключения драйвера PDO. Options — массив ключ=&gt;значение специфичных для драйвера настроек подключения.</text:p>
      <text:p text:style-name="Standard">Способы подключения:</text:p>
      <text:p text:style-name="Standard">1. Через вызов драйвера</text:p>
      <text:p text:style-name="P18">$dsn = 'mysql:dbname=testdb;host=127.0.0.1';</text:p>
      <text:p text:style-name="P18">$user = 'dbuser';</text:p>
      <text:p text:style-name="P18">$password = 'dbpass';</text:p>
      <text:p text:style-name="P18">$dbh = new PDO($dsn, $user, $password);</text:p>
      <text:p text:style-name="Standard">2. Через вызов URI</text:p>
      <text:p text:style-name="Standard"><text:soft-page-break/><text:span text:style-name="T48">$dsn = 'uri:</text:span><text:span text:style-name="Internet_20_link"><text:span text:style-name="T48">file:///usr/local/dbconnect</text:span></text:span><text:span text:style-name="T48">'; если в этом файле содержатся данные о настройках</text:span></text:p>
      <text:p text:style-name="P18">$dbh = new PDO($dsn);</text:p>
      <text:p text:style-name="Standard">3. Используя псевдоним</text:p>
      <text:p text:style-name="Standard">В следующем примере предполагается, что php.ini содержит следующую запись, позволяющую подключиться к базе данных MySQL, используя только псевдоним mydb:</text:p>
      <text:p text:style-name="Standard">[PDO]</text:p>
      <text:p text:style-name="Standard"><text:s text:c="5"/>pdo.dsn.mydb="mysql:dbname=testdb;host=localhost".</text:p>
      <text:p text:style-name="P18">$dsn = 'mydb'; $user = ''; $password = '';</text:p>
      <text:p text:style-name="P18">$dbh = new PDO($dsn, $user, $password);</text:p>
      <text:p text:style-name="Standard">!Чтобы закрыть соединение можно установить для переменной $dbh значение null.</text:p>
      <text:p text:style-name="Standard">PDO также предлагает команды транзакций, но не эмулирует правильную обработку транзакций. Это означает, что можно использовать только функции транзакций PDO в базах данных, которые поддерживают транзакции.</text:p>
      <text:p text:style-name="Standard">public bool PDO::<text:span text:style-name="T2">beginTransaction</text:span> ( void ) — выключает режим автоматической фиксации транзакции. В то время как режим автоматической фиксации выключен, изменения, внесенные в базу данных через объект экземпляра PDO, не применяются, пока не завершится транзакция вызвовом PDO::commit(). Вызов PDO::rollBack() откатит все изменения в базе данных и вернет соединение к режиму автоматической фиксации.</text:p>
      <text:p text:style-name="Standard">Некоторые базы данных, включая MySQL, автоматически выполняют неявную фиксацию, когда выражения языка описания данных (DDL), такие как DROP TABLE или CREATE TABLE, находятся внутри транзакции. Неявная фиксация предотвратит вам откат любых изменений, сделанных в этой транзакции. То есть команды ALTER TABLE, BEGIN, CREATE INDEX, DROP DATABASE, DROP TABLE, RENAME TABLE, TRUNCATE завершают транзакцию (как если бы перед выполнением данной команды была сделана операция COMMIT ).</text:p>
      <text:p text:style-name="Standard">В примере ниже все команды выполнятся и не откатятся:</text:p>
      <text:p text:style-name="P18">$dbh-&gt;beginTransaction();</text:p>
      <text:p text:style-name="P18">$sth = $dbh-&gt;exec("DROP TABLE fruit"); /* Изменение схемы базы данных и данных */</text:p>
      <text:p text:style-name="P18">$sth = $dbh-&gt;exec("UPDATE dessert</text:p>
      <text:p text:style-name="P18"><text:s text:c="4"/>SET name = 'hamburger'");</text:p>
      <text:p text:style-name="P18">$dbh→rollBack(); /* Распознаем ошибку и откатываем изменения */\</text:p>
      <text:p text:style-name="Standard">public bool PDO::<text:span text:style-name="T2">commit</text:span> ( void ) — фиксирует транзакцию, возвращая соединение с базой данных в режим автоматической фиксации до тех пор, пока следующий вызов PDO::beginTransaction() не начнет новую транзакцию.</text:p>
      <text:p text:style-name="Standard">public bool PDO::<text:span text:style-name="T2">rollBack</text:span> ( void ) — откатывает изменения в базе данных сделанные в рамках текущей транзакции, которая была создана методом PDO::beginTransaction().</text:p>
      <text:p text:style-name="Standard">public int PDO::<text:span text:style-name="T2">exec</text:span> ( string $statement ) — запускает SQL-запрос на выполнение и возвращает количество строк, задействованых в ходе его выполнения.</text:p>
      <text:p text:style-name="Standard">PDO::exec() не возвращает результат выборки оператором SELECT. Если нужно выбрать данные этим оператором единожды в ходе выполнения программы, используется методом PDO::query(). Если требуется запускать один и тот же запрос на выборку множество раз, лучше создать подготовленный запрос PDOStatement методом PDO::prepare(), а затем запускать его методом PDOStatement::execute() столько раз, сколько потребуется.</text:p>
      <text:p text:style-name="Standard">public PDOStatement PDO::<text:span text:style-name="T2">query</text:span> ( string $statement )</text:p>
      <text:p text:style-name="Standard">public PDOStatement PDO::<text:span text:style-name="T2">query</text:span> ( string $statement , int $PDO::FETCH_COLUMN , int $colno )</text:p>
      <text:p text:style-name="Standard"><text:soft-page-break/>public PDOStatement PDO::<text:span text:style-name="T2">query</text:span> ( string $statement , int $PDO::FETCH_CLASS , string $classname , array $ctorargs )</text:p>
      <text:p text:style-name="Standard">public PDOStatement PDO::<text:span text:style-name="T2">query</text:span> ( string $statement , int $PDO::FETCH_INTO , object $object ) — выполняет SQL-запрос и возвращает результирующий набор в виде объекта PDOStatement. Если после выполнения предыдущего запроса вы не выбрали все данные из результирующего набора, следующий вызов PDO::query() может потерпеть неудачу. В таких случаях следует вызывать метод PDOStatement::closeCursor(), который освободит ресурсы базы данных, занятые предыдущим объектом PDOStatement. После этого можно безопасно вызывать PDO::query().</text:p>
      <text:p text:style-name="P18">$sql = 'SELECT name, color, calories FROM fruit ORDER BY name';</text:p>
      <text:p text:style-name="P18">foreach ($conn-&gt;query($sql) as $row) {</text:p>
      <text:p text:style-name="P18"><text:s text:c="5"/>print $row['name'] . "\t";</text:p>
      <text:p text:style-name="P18">}</text:p>
      <text:p text:style-name="Standard">public string PDO::<text:span text:style-name="T2">lastInsertId</text:span> ([ string $name = NULL ] ) — возвращает ID последней вставленной строки или последнее значение от объекта последовательности, в зависимости от базового драйвера. name — имя объекта последовательности, который должен выдать ID.</text:p>
      <text:p text:style-name="Standard">public string PDO::<text:span text:style-name="T2">quote</text:span> ( string $string [, int $parameter_type = PDO::PARAM_STR ] ) — заключает строку в кавычки (если требуется) и экранирует специальные символы внутри строки подходящим для драйвера способом. parameter_type — представляет подсказку о типе данных первого параметра для драйверов, которые имеют альтернативные способы экранирования.</text:p>
      <text:p text:style-name="Standard">public bool PDO::<text:span text:style-name="T2">inTransaction</text:span> ( void ) — проверяет, активна ли в данный момент транзакция в драйвере.</text:p>
      <text:p text:style-name="Standard">public PDOStatement PDO::<text:span text:style-name="T2">prepare</text:span> ( string $statement [, array $driver_options = array() ] ) — <text:s/>подготавливает SQL-запрос к базе данных к запуску посредством метода PDOStatement::execute(). Запрос может содержать именованные (:name) или неименованные (?) псевдопеременные, которые будут заменены реальными значениями во время запуска запроса на выполнение. Использовать одновременно и именованные, и неименованные псевдопеременные в одном запросе нельзя, необходимо выбрать что-то одно. statement<text:bookmark-start text:name="__DdeLink__11291_445161766"/> — <text:bookmark-end text:name="__DdeLink__11291_445161766"/>это должен быть корректный SQL-запрос с точки зрения целевой СУБД. driver_options — этот массив содержит одну или более пар ключ=&gt;значение для установки значений атрибутов объекта PDOStatemen<text:span text:style-name="T16">t</text:span>.</text:p>
      <text:p text:style-name="Standard"><text:span text:style-name="T2">PDOStatemen</text:span><text:span text:style-name="T18">t</text:span></text:p>
      <text:p text:style-name="Standard">public bool PDOStatement::<text:span text:style-name="T2">bindColumn</text:span> ( mixed $column, mixed &amp;$param [, int $type [, int $maxlen [, mixed $driverdata ]]] ) — привязывает переменную к заданному столбцу в результирующем наборе запроса. Каждый вызов PDOStatement::fetch() или PDOStatement::fetchAll() будет обновлять все переменные, задавать им значения столбцов, с которыми они связаны. Column — <text:span text:style-name="T108">н</text:span>омер столбца (начиная с 1) или его имя в результирующем наборе запроса. Имя столбца должно быть в том же регистре, в каком оно возвращено драйвером. <text:span text:style-name="T16">Param — </text:span><text:span text:style-name="T108">и</text:span><text:span text:style-name="T16">мя переменной PHP, к которой требуется привязать столбец.</text:span></text:p>
      <text:p text:style-name="Standard"><text:span text:style-name="T16">public bool PDOStatement::</text:span><text:span text:style-name="T18">bindParam</text:span><text:span text:style-name="T16"> ( mixed $parameter, mixed &amp;$variable [, int $data_type = PDO::PARAM_STR [, int $length [, mixed $driver_options ]]] ) — </text:span><text:span text:style-name="T108">с</text:span><text:span text:style-name="T16">вязывает переменную PHP с именованным или неименованным параметром подготавливаемого SQL-запроса. В отличие от PDOStatement::bindValue(), переменная привязывается по ссылке и ее значение будет вычисляться во время вызова PDOStatement::execute(). Parameter — </text:span><text:span text:style-name="T108">и</text:span><text:span text:style-name="T16">дентификатор параметра. Для подготавливаемых запросов с именованными параметрами это будет имя в виде :name. Если используются неименованные параметры (знаки вопроса ?) это будет позиция псевдопеременной в запросе (начиная с 1). Variable — </text:span><text:span text:style-name="T108">имя переменной </text:span><text:span text:style-name="T16">PHP. Data_type — <text:s/></text:span><text:span text:style-name="T108">тип данных в виде констант </text:span><text:span text:style-name="T16">PDO::PARAM_*.</text:span></text:p>
      <text:p text:style-name="Standard"><text:soft-page-break/><text:span text:style-name="T16">public bool PDOStatement::</text:span><text:span text:style-name="T18">bindValue</text:span><text:span text:style-name="T16"> ( mixed $parameter, mixed $value [, int $data_type = PDO::PARAM_STR ] ) — </text:span><text:span text:style-name="T108">з</text:span><text:span text:style-name="T16">адает значение именованной или неименованной псевдопеременной в подготовленном SQL-запросе.</text:span></text:p>
      <text:p text:style-name="Standard"><text:span text:style-name="T16">public bool PDOStatement::</text:span><text:span text:style-name="T18">closeCursor</text:span><text:span text:style-name="T16"> ( void ) — освобождает соединение с сервером, давая возможность запускать другие SQL-запросы.</text:span></text:p>
      <text:p text:style-name="Standard"><text:span text:style-name="T16">public bool PDOStatement::</text:span><text:span text:style-name="T18">execute</text:span><text:span text:style-name="T16"> ([ array $input_parameters ] ) — </text:span><text:span text:style-name="T108">з</text:span><text:span text:style-name="T16">апускает подготовленный запрос на выполнение. input_parameters — </text:span><text:span text:style-name="T108">м</text:span><text:span text:style-name="T16">ассив значений, содержащий столько элементов, сколько параметров заявлено в SQL-запросе. Все значения будут приняты, как имеющие тип PDO::PARAM_STR.</text:span></text:p>
      <text:p text:style-name="P10">$calories = 150; $colour = 'red';</text:p>
      <text:p text:style-name="P10">$sth = $dbh-&gt;prepare('SELECT name, colour, calories FROM fruit WHERE calories &lt; :calories AND colour = :colour');</text:p>
      <text:p text:style-name="P10">$sth-&gt;execute(array(':calories' =&gt; $calories, ':colour' =&gt; $colour));</text:p>
      <text:p text:style-name="Standard"><text:span text:style-name="T120">public mixed PDOStatement::</text:span><text:span text:style-name="T122">fetch</text:span><text:span text:style-name="T120"> ([ int $fetch_style [, int $cursor_orientation = PDO::FETCH_ORI_NEXT [, int $cursor_offset = 0 ]]] ) — </text:span><text:span text:style-name="T146">и</text:span><text:span text:style-name="T120">звлекает следующую строку из результирующего набора объекта PDOStatement. Параметр fetch_style определяет, в каком виде PDO вернет эту строку. <text:s/>fetch_style</text:span><text:span text:style-name="T146">:</text:span></text:p>
      <text:p text:style-name="P194">Определяет, в каком виде следующая строка будет возвращена в вызывающий метод. Это может быть одна из констант PDO::FETCH_*. По умолчанию PDO::ATTR_DEFAULT_FETCH_MODE (что равносильно PDO::FETCH_BOTH).</text:p>
      <text:p text:style-name="P193"><text:span text:style-name="T146">PDO::</text:span><text:span text:style-name="T143">FETCH_ASSOC </text:span><text:span text:style-name="T122">—</text:span><text:span text:style-name="T146"> возвращает массив, индексированный именами столбцов результирующего набора.</text:span></text:p>
      <text:p text:style-name="P193"><text:span text:style-name="T146">PDO::</text:span><text:span text:style-name="T143">FETCH_BOTH </text:span><text:span text:style-name="T122">—</text:span><text:span text:style-name="T146"> (по умолчанию): возвращает массив, индексированный именами столбцов результирующего набора, а также их номерами (начиная с 0).</text:span></text:p>
      <text:p text:style-name="P193"><text:span text:style-name="T146">PDO::</text:span><text:span text:style-name="T143">FETCH_BOUND </text:span><text:span text:style-name="T122">—</text:span><text:span text:style-name="T146"> возвращает TRUE и присваивает значения столбцов результирующего набора переменным PHP, которые были привязаны к этим столбцам методом PDOStatement::bindColumn().</text:span></text:p>
      <text:p text:style-name="P193"><text:span text:style-name="T146">PDO::</text:span><text:span text:style-name="T143">FETCH_CLASS </text:span><text:span text:style-name="T122">—</text:span><text:span text:style-name="T146"> создает и возвращает объект запрошенного класса, присваивая значения столбцов результирующего набора именованным свойствам класса, и следом вызывает конструктор, если не задан PDO::FETCH_PROPS_LATE. Если fetch_style включает в себя атрибут PDO::FETCH_CLASSTYPE (например, PDO::FETCH_CLASS | PDO::FETCH_CLASSTYPE), то имя класса, от которого нужно создать объект, будет взято из первого столбца.</text:span></text:p>
      <text:p text:style-name="P193"><text:span text:style-name="T146">PDO::</text:span><text:span text:style-name="T143">FETCH_INTO </text:span><text:span text:style-name="T122">—</text:span><text:span text:style-name="T146"> обновляет существующий объект запрошенного класса, присваивая значения столбцов результирующего набора именованным свойствам объекта</text:span></text:p>
      <text:p text:style-name="P193"><text:span text:style-name="T146">PDO::</text:span><text:span text:style-name="T143">FETCH_LAZY </text:span><text:span text:style-name="T122">—</text:span><text:span text:style-name="T146"> комбинирует PDO::FETCH_BOTH и PDO::FETCH_OBJ, создавая новый объект со свойствами, соответствующими именам столбцов результирующего набора</text:span></text:p>
      <text:p text:style-name="P193"><text:span text:style-name="T146">PDO::</text:span><text:span text:style-name="T143">FETCH_NAMED </text:span><text:span text:style-name="T122">—</text:span><text:span text:style-name="T146"> возвращает массив такого же вида, как и PDO::FETCH_ASSOC, но, если есть несколько полей с одинаковым именем, то значением с этим ключом будет массив со всеми значениями из рядов, в которых это поле указано.</text:span></text:p>
      <text:p text:style-name="P193"><text:span text:style-name="T146">PDO::</text:span><text:span text:style-name="T143">FETCH_NUM </text:span><text:span text:style-name="T122">—</text:span><text:span text:style-name="T146"> возвращает массив, индексированный номерами столбцов (начиная с 0)</text:span></text:p>
      <text:p text:style-name="P193"><text:span text:style-name="T146">PDO::</text:span><text:span text:style-name="T143">FETCH_OBJ </text:span><text:span text:style-name="T122">—</text:span><text:span text:style-name="T146"> создает анонимный объект со свойствами, соответствующими именам столбцов результирующего набора</text:span></text:p>
      <text:p text:style-name="P193"><text:span text:style-name="T146">PDO::</text:span><text:span text:style-name="T143">FETCH_PROPS_LATE </text:span><text:span text:style-name="T122">—</text:span><text:span text:style-name="T146"> если используется с PDO::FETCH_CLASS, конструктор класса будет вызван перед назначением свойств из значений столбцов.</text:span></text:p>
      <text:p text:style-name="Standard"><text:soft-page-break/><text:span text:style-name="T108">С</text:span><text:span text:style-name="T16">ursor_orientation</text:span><text:span text:style-name="T143"> </text:span><text:span text:style-name="T122">—</text:span><text:span text:style-name="T146"> д</text:span><text:span text:style-name="T16">ля объектов PDOStatement представляющих прокручиваемый курсор, этот параметр определяет, какая строка будет возвращаться в вызывающий метод. Значением параметра должна быть одна из констант PDO::FETCH_ORI_*, по умолчанию PDO::FETCH_ORI_NEXT. Чтобы запросить прокручиваемый курсор для запроса PDOStatement, необходимо задать атрибут PDO::ATTR_CURSOR со значением PDO::CURSOR_SCROLL во время подготовки запроса методом PDO::prepare().</text:span></text:p>
      <text:p text:style-name="Standard"><text:span text:style-name="T16">public array PDOStatement::</text:span><text:span text:style-name="T18">fetchAll</text:span><text:span text:style-name="T16"> ([ int $fetch_style [, mixed $fetch_argument [, array $ctor_args = array() ]]] )</text:span><text:span text:style-name="T143"> </text:span><text:span text:style-name="T122">—</text:span><text:span text:style-name="T146"> возвращает массив, содержащий все строки результирующего набора. <text:s/></text:span><text:span text:style-name="T120">fetch_style</text:span><text:span text:style-name="T143"> </text:span><text:span text:style-name="T122">—</text:span><text:span text:style-name="T146"> как в </text:span><text:span text:style-name="T120">fetch. fetch_argument</text:span><text:span text:style-name="T143"> </text:span><text:span text:style-name="T122">—</text:span><text:span text:style-name="T146"> этот аргумент зависит от значения параметра fetch_style. <text:s/></text:span><text:span text:style-name="T120">fetch_argument:</text:span></text:p>
      <text:p text:style-name="Standard"><text:span text:style-name="T146">PDO::</text:span><text:span text:style-name="T143">FETCH_COLUMN</text:span><text:span text:style-name="T142"> </text:span><text:span text:style-name="T121">—</text:span><text:span text:style-name="T142"> б</text:span><text:span text:style-name="T146">удет возвращен указанный столбец. Индексация столбцов начинается с 0.</text:span></text:p>
      <text:p text:style-name="Standard"><text:span text:style-name="T146">PDO::</text:span><text:span text:style-name="T143">FETCH_CLASS</text:span><text:span text:style-name="T142"> </text:span><text:span text:style-name="T121">—</text:span><text:span text:style-name="T142"> б</text:span><text:span text:style-name="T146">удет создан и возвращен новый объект указанного класса. Свойствам объекта будут присвоены значения столбцов, имена которых совпадут с именами свойств.</text:span></text:p>
      <text:p text:style-name="Standard"><text:span text:style-name="T146">PDO::</text:span><text:span text:style-name="T143">FETCH_FUNC</text:span><text:span text:style-name="T142"> </text:span><text:span text:style-name="T121">—</text:span><text:span text:style-name="T146"> будут возвращены результаты вызовов указанной функции. Данные каждой строки результирующего набора будут передаваться в эту функцию.</text:span></text:p>
      <text:p text:style-name="Standard"><text:span text:style-name="T146">ctor_args</text:span><text:span text:style-name="T142"> </text:span><text:span text:style-name="T121">—</text:span><text:span text:style-name="T146"> аргументы конструктора класса. Для случаев, когда параметру fetch_style присвоено значение PDO::FETCH_CLASS.</text:span></text:p>
      <text:p text:style-name="Standard"><text:span text:style-name="T146">public mixed PDOStatement::</text:span><text:span text:style-name="T143">fetchColumn</text:span><text:span text:style-name="T146"> ([ int $column_number = 0 ] ) </text:span><text:span text:style-name="T121">—</text:span><text:span text:style-name="T142"> возвращает данные одного столбца следующей строки результирующей таблицы. Если в результате запроса строк больше нет, функция вернет FALSE. Не следует использовать PDOStatement::fetchColumn() для получения булевых полей, так как невозможно отличить значение FALSE от отсутствия оставшихся строк результата. Вместо этого используйте метод PDOStatement::fetch(). column_number </text:span><text:span text:style-name="T121">—</text:span><text:span text:style-name="T142"> номер столбца, данные которого необходимо извлечь.</text:span></text:p>
      <text:p text:style-name="Standard"><text:span text:style-name="T142">public mixed PDOStatement::</text:span><text:span text:style-name="T143">fetchObject</text:span><text:span text:style-name="T142"> ([ string $class_name = "stdClass" [, array $ctor_args ]] ) </text:span><text:span text:style-name="T121">—</text:span><text:span text:style-name="T142"> извлекает следующую строку и возвращает ее в виде объекта. Этот метод является альтернативой вызову PDOStatement::fetch() с параметром PDO::FETCH_CLASS или PDO::FETCH_OBJ. class_name </text:span><text:span text:style-name="T121">— </text:span><text:span text:style-name="T142">имя класса создаваемого объекта. ctor_args </text:span><text:span text:style-name="T121">— </text:span><text:span text:style-name="T142">элементы этого массива будут переданы в конструктор класса. Возвращает новый объект указанного класса, имена свойств которого соответствуют именам столбцов результирующего набора или FALSE в случае возникновения ошибки.</text:span></text:p>
      <text:p text:style-name="Standard"><text:span text:style-name="T142">public int PDOStatement::</text:span><text:span text:style-name="T143">rowCount</text:span><text:span text:style-name="T142"> ( void ) </text:span><text:span text:style-name="T121">— </text:span><text:span text:style-name="T142">в</text:span><text:span text:style-name="T121">озвращает количество строк, затронутых последним SQL-запросом</text:span><text:span text:style-name="T142">.</text:span></text:p>
      <text:p text:style-name="P21">$stmt = $pdo-&gt;prepare('SELECT * FROM users WHERE email = :email AND</text:p>
      <text:p text:style-name="P21">status=:status');</text:p>
      <text:p text:style-name="P21">$stmt-&gt;execute(['email' =&gt; $email, 'status' =&gt; $status]);</text:p>
      <text:p text:style-name="P21">$user = $stmt→fetch();</text:p>
      <text:p text:style-name="P92">Только значения могут быть привязаны в инструкции SQL, а не сущности, такие как имена таблиц или столбцы. Вы можете связывать только скалярные значения, а не составные переменные, такие как массивы или объекты.</text:p>
      <text:p text:style-name="P92">Некоторые СУБД поддерживают хранимые процедуры, которые возвращают более одного набора строк (его еще называют результирующим набором). PDOStatement::<text:span text:style-name="T2">nextRowset</text:span>() позволяет получить доступ ко второму и дальнейшим наборам, соответствующим объекту PDOStatement. Разные наборы строк могут иметь разное количество столбцов.</text:p>
      <text:h text:style-name="Heading_20_2" text:outline-level="2"><text:bookmark-start text:name="__RefHeading___Toc12331_1995911267"/>Error Handling<text:bookmark-end text:name="__RefHeading___Toc12331_1995911267"/></text:h>
      <text:h text:style-name="Heading_20_3" text:outline-level="3"><text:bookmark-start text:name="__RefHeading___Toc12333_1995911267"/><text:soft-page-break/>Handling Exceptions<text:bookmark-end text:name="__RefHeading___Toc12333_1995911267"/></text:h>
      <text:p text:style-name="Standard">Модель исключений (exceptions) в PHP 5 похожа с используемыми в других языках программирования. Исключение можно сгенерировать (выбросить) при помощи оператора throw, и можно перехватить (поймать) оператором catch. Код генерирующий исключение, должен быть окружен блоком try, для того, чтобы можно было перехватить исключение. Каждый блок try должен иметь как минимум один соответствующий ему блок catch или finally.</text:p>
      <text:p text:style-name="P18">function A() {</text:p>
      <text:p text:style-name="P18"><text:s text:c="2"/>try {</text:p>
      <text:p text:style-name="P18"><text:s text:c="4"/>B();</text:p>
      <text:p text:style-name="P18"><text:s text:c="2"/>} catch (Exception $e) {</text:p>
      <text:p text:style-name="P18"><text:s text:c="4"/>echo "Caught exception in " . __METHOD__;</text:p>
      <text:p text:style-name="P18"><text:s text:c="2"/>}</text:p>
      <text:p text:style-name="P18">}</text:p>
      <text:p text:style-name="P18">function B() {</text:p>
      <text:p text:style-name="P18"><text:s text:c="2"/>C();</text:p>
      <text:p text:style-name="P18">}</text:p>
      <text:p text:style-name="P18">function C() {</text:p>
      <text:p text:style-name="P18"><text:s text:c="2"/>throw new Exception('Bubble');</text:p>
      <text:p text:style-name="P18">}</text:p>
      <text:p text:style-name="P18">A();</text:p>
      <text:p text:style-name="P18">// Caught exception in A and the program ends successfully</text:p>
      <text:p text:style-name="Standard">Если исключение не поймано, PHP ищет обработчик исключений по умолчанию, и в конечном итоге, если обработчик отсутствует, это приведет к фатальной ошибке.</text:p>
      <text:p text:style-name="P65">Расширение классов исключений</text:p>
      <text:p text:style-name="Standard">Классы исключений и ошибок реализуют интерфейс Throwable и, как и любые другие классы, могут быть расширены. Это позволяет создавать гибкие иерархии ошибок и настраивать обработку исключений.</text:p>
      <text:p text:style-name="Standard">Только класс, реализующий класс Throwable, может использоваться с ключевым словом throw. Другими словами, вы не можете объявить свой собственный базовый класс и затем выбросить его как исключение.</text:p>
      <text:p text:style-name="Standard">В качестве примера давайте создадим класс исключений, который мы можем использовать, чтобы сигнализировать о том, что была проблема проверки формы:</text:p>
      <text:p text:style-name="P18">class ParentException extends Exception {}</text:p>
      <text:p text:style-name="P18">class ChildException extends ParentException {}</text:p>
      <text:p text:style-name="P18">try {</text:p>
      <text:p text:style-name="P18"><text:s text:c="4"/>// some code</text:p>
      <text:p text:style-name="P18"><text:s text:c="4"/>throw new ChildException('My Message');</text:p>
      <text:p text:style-name="P18">} catch (ParentException $e) {</text:p>
      <text:p text:style-name="P18"><text:s text:c="4"/>echo "Parent Exception :" . $e-&gt;getMessage();</text:p>
      <text:p text:style-name="P18">} catch (ChildException $e) {</text:p>
      <text:p text:style-name="P18"><text:s text:c="4"/>echo "Child Exception :" . $e-&gt;getMessage();</text:p>
      <text:p text:style-name="P18">} catch (Exception $e) {</text:p>
      <text:p text:style-name="P18"><text:s text:c="4"/>echo "Exception :" . $e-&gt;getMessage();</text:p>
      <text:p text:style-name="P18">}</text:p>
      <text:p text:style-name="P18">// Parent Excepion :My Message</text:p>
      <text:p text:style-name="Standard">В примере мы бросаем ChildException, которое наследует от ParentException, которое, в свою очередь, расширяет базовый класс Exception.</text:p>
      <text:p text:style-name="Standard">Блоки оцениваются по порядку сверху вниз. Первый блок, который будет согласован, будет выполнен. Критерии соответствия: точное название класса или название его предка.</text:p>
      <text:p text:style-name="Standard"><text:soft-page-break/>! Исключения могут быть сгенерированы (или вызваны еще раз) оператором throw внутри блока catch.</text:p>
      <text:p text:style-name="P75">Если исключение не будет перехвачено, PHP выдаст фатальную ошибку: "Uncaught Exception ..." (Неперехваченное исключение), если не был определен обработчик ошибок при помощи функции set_exception_handler().</text:p>
      <text:p text:style-name="Standard">В PHP 7.1 и выше, блок catch может принимать несколько типов исключений с помощью символа (|). Это полезно, когда разные исключения из разных иерархий классов обрабатываются одинаково.</text:p>
      <text:p text:style-name="P18">try {</text:p>
      <text:p text:style-name="P18"><text:s text:c="4"/>throw new AnotherException;</text:p>
      <text:p text:style-name="P18">} catch (MyException | AnotherException $e) {</text:p>
      <text:p text:style-name="P18"><text:s text:c="4"/>echo "Caught : " . get_class($e);</text:p>
      <text:p text:style-name="P18">}</text:p>
      <text:p text:style-name="P18">// Caught : AnotherException</text:p>
      <text:p text:style-name="Standard">В PHP 5.5 и более поздних версиях блок finally также можно использовать после или вместо блока catch. Код в блоке finally всегда будет выполняться после кода в блоках try и catch, независимо от того, было ли выброшено исключение, перед тем как продолжится нормальное выполнение кода.</text:p>
      <text:p text:style-name="Standard">Внутренние функции PHP в основном используют сообщения об ошибках, и только новые объектно-ориентированные расширения используют исключения. Однако, ошибки можно легко преобразовать в исключения с помощью класса ErrorException.</text:p>
      <text:p text:style-name="P18">function inverse($x) {</text:p>
      <text:p text:style-name="P18"><text:s text:c="4"/>if (!$x) {</text:p>
      <text:p text:style-name="P18"><text:s text:c="8"/>throw new Exception('Деление на ноль.');</text:p>
      <text:p text:style-name="P18"><text:s text:c="4"/>}</text:p>
      <text:p text:style-name="P18"><text:s text:c="4"/>return 1/$x;</text:p>
      <text:p text:style-name="P18">}</text:p>
      <text:p text:style-name="P18"/>
      <text:p text:style-name="P18">try {</text:p>
      <text:p text:style-name="P18"><text:s text:c="4"/>echo inverse(0) . "\n";</text:p>
      <text:p text:style-name="P18">} catch (Exception $e) {</text:p>
      <text:p text:style-name="P18"><text:s text:c="4"/>echo 'Поймано исключение: ', <text:s/>$e-&gt;getMessage(), "\n";</text:p>
      <text:p text:style-name="P18">} finally {</text:p>
      <text:p text:style-name="P18"><text:s text:c="4"/>echo "Второй блок finally.\n";</text:p>
      <text:p text:style-name="P18">}</text:p>
      <text:p text:style-name="Standard">Для того, чтобы отлавливать необработанные исключения можно использовать set_exception_handler(). Скрипт завершится после его выполнения.</text:p>
      <text:h text:style-name="Heading_20_3" text:outline-level="3"><text:bookmark-start text:name="__RefHeading___Toc12335_1995911267"/>Errors<text:bookmark-end text:name="__RefHeading___Toc12335_1995911267"/></text:h>
      <text:p text:style-name="Standard">Error <text:span text:style-name="T147">—</text:span> базовый класс для всех внутренних ошибок PHP.</text:p>
      <text:p text:style-name="Standard">В более старых версиях PHP ошибки обрабатывались совсем иначе, чем исключения (exceptions). В движке произошла ошибка, и пока она не была фатальной, ее можно было обработать с помощью определяемой пользователем функции. Проблема заключалась в том, что было несколько ошибок, которые были фатальными и не могли быть обработаны определяемым пользователем обработчиком ошибок. В PHP 7 фатальные ошибки теперь являются исключениями и с ними гораздо легче справиться.</text:p>
      <text:p text:style-name="Standard"><text:span text:style-name="T108">Т</text:span>олько фатальные ошибки приводят к возникновению ошибки исключения. Вам необходимо обрабатывать нефатальные ошибки с помощью функции обработки ошибок.</text:p>
      <text:p text:style-name="Standard">Вот пример уловки фатальной ошибки в PHP 7.1. Обратите внимание, что нефатальная ошибка не обнаружена.</text:p>
      <text:p text:style-name="P115"><text:soft-page-break/>try {</text:p>
      <text:p text:style-name="P115"><text:tab/>// generates a notice error (not caught)</text:p>
      <text:p text:style-name="P115"><text:tab/>echo $thisVariableIsNotSet;</text:p>
      <text:p text:style-name="P115"><text:s/><text:tab/>// this would be a fatal error (is caught)</text:p>
      <text:p text:style-name="P115"><text:tab/>badFunction();</text:p>
      <text:p text:style-name="P115">} catch (Error $e) {</text:p>
      <text:p text:style-name="P115"><text:tab/>echo "Error caught: " . $e-&gt;getMessage();</text:p>
      <text:p text:style-name="P115">}</text:p>
      <text:p text:style-name="P115">// Notice: Undefined variable: thisVariableIsNotSet in /in/lQC3F on line 5</text:p>
      <text:p text:style-name="P115">// Error caught: Call to undefined function badFunction()</text:p>
      <text:p text:style-name="Standard">Этот скрипт выведет ошибку уведомления для попытки получить доступ к недопустимой переменной. Попытка вызвать функцию, которая не существует, приведет к фатальной ошибке в более ранних версиях PHP, но в PHP 7.1 вы можете ее поймать.</text:p>
      <text:p text:style-name="Standard">Класс <text:span text:style-name="T16">Error </text:span><text:span text:style-name="T108">реализует интерфейс </text:span><text:span text:style-name="T113">Throwable. </text:span><text:span text:style-name="T112">То есть тот же набор ф-ий. Но дополнительно еще ф-ии __</text:span><text:span text:style-name="T31">clone </text:span><text:span text:style-name="T112">и __</text:span><text:span text:style-name="T31">construct.</text:span></text:p>
      <text:p text:style-name="Standard"><text:span text:style-name="T31">public </text:span><text:span text:style-name="T18">__construct</text:span><text:span text:style-name="T31"> ([ string $message = "" [, int $code = 0 [, Throwable $previous = NULL ]]] ) </text:span><text:span text:style-name="T149">— message — с</text:span><text:span text:style-name="T127">ообщение</text:span><text:span text:style-name="T149"> об ошибке, code <text:s/>— код ошибки, previous — предыдущий объект, реализующий интерфейс throwable, используется для создания цепочки исключений.</text:span></text:p>
      <text:p text:style-name="P91">Error Constants</text:p>
      <text:p text:style-name="Standard">E_ERROR (1)<text:span text:style-name="T149"> — ф</text:span>атальные ошибки времени выполнения. Это неустранимые средствами самого скрипта ошибки, такие как ошибка распределения памяти и т.п. Выполнение скрипта в таком случае прекращается.<text:tab/> </text:p>
      <text:p text:style-name="Standard">E_WARNING (2)<text:span text:style-name="T149"> — п</text:span>редупреждения времени выполнения (не фатальные ошибки). Выполнение скрипта в таком случае не прекращается.<text:tab/> </text:p>
      <text:p text:style-name="Standard">E_PARSE (4)<text:span text:style-name="T149"> — о</text:span>шибки на этапе компиляции. Должны генерироваться только парсером.<text:tab/> </text:p>
      <text:p text:style-name="Standard">E_NOTICE (8)<text:span text:style-name="T149"> — </text:span>уведомления времени выполнения. Указывают на то, что во время выполнения скрипта произошло что-то, что может указывать на ошибку, хотя это может происходить и при обычном выполнении программы.<text:tab/> </text:p>
      <text:p text:style-name="Standard">E_CORE_ERROR (16)<text:span text:style-name="T149"> — ф</text:span>атальные ошибки, которые происходят во время запуска РНР. Такие ошибки схожи с E_ERROR, за исключением того, что они генерируются ядром PHP.<text:tab/> </text:p>
      <text:p text:style-name="Standard">E_CORE_WARNING (32)<text:span text:style-name="T149"> — п</text:span>редупреждения (не фатальные ошибки), которые происходят во время начального запуска РНР. Такие предупреждения схожи с E_WARNING, за исключением того, что они генерируются ядром PHP.<text:tab/> </text:p>
      <text:p text:style-name="Standard">E_COMPILE_ERROR (64)<text:span text:style-name="T149"> — ф</text:span>атальные ошибки на этапе компиляции. Такие ошибки схожи с E_ERROR, за исключением того, что они генерируются скриптовым движком Zend.<text:tab/> </text:p>
      <text:p text:style-name="Standard">E_COMPILE_WARNING (128)<text:span text:style-name="T149"> — </text:span>предупреждения на этапе компиляции (не фатальные ошибки). Такие предупреждения схожи с E_WARNING, за исключением того, что они генерируются скриптовым движком Zend.<text:tab/> </text:p>
      <text:p text:style-name="Standard">E_USER_ERROR (256)<text:span text:style-name="T149"> — с</text:span>ообщения об ошибках, сгенерированные пользователем. Такие ошибки схожи с E_ERROR, за исключением того, что они генерируются в коде скрипта средствами функции PHP trigger_error().<text:tab/> </text:p>
      <text:p text:style-name="Standard">E_USER_WARNING (512)<text:span text:style-name="T149"> — п</text:span>редупреждения, сгенерированные пользователем. Такие предупреждения схожи с E_WARNING, за исключением того, что они генерируются в коде скрипта средствами функции PHP trigger_error().<text:tab/> </text:p>
      <text:p text:style-name="Standard">E_USER_NOTICE (1024)<text:span text:style-name="T149"> — у</text:span>ведомления, сгенерированные пользователем. Такие уведомления схожи с E_NOTICE, за исключением того, что они генерируются в коде скрипта, средствами функции PHP trigger_error().<text:tab/> </text:p>
      <text:p text:style-name="Standard"><text:soft-page-break/>E_STRICT (2048)<text:span text:style-name="T149"> — в</text:span>ключаются для того, чтобы PHP предлагал изменения в коде, которые обеспечат лучшее взаимодействие и совместимость кода.</text:p>
      <text:p text:style-name="Standard">E_RECOVERABLE_ERROR (4096)<text:span text:style-name="T149"> — ф</text:span>атальные ошибки с возможностью обработки. Такие ошибки указывают, что, вероятно, возникла опасная ситуация, но при этом, скриптовый движок остается в стабильном состоянии. Если такая ошибка не обрабатывается функцией, определенной пользователем для обработки ошибок (см. set_error_handler()), выполнение приложения прерывается, как происходит при ошибках E_ERROR.</text:p>
      <text:p text:style-name="Standard">E_DEPRECATED (8192)<text:span text:style-name="T149"> — у</text:span>ведомления времени выполнения об использовании устаревших конструкций. Включаются для того, чтобы получать предупреждения о коде, который не будет работать в следующих версиях PHP.</text:p>
      <text:p text:style-name="Standard">E_USER_DEPRECATED (16384)<text:span text:style-name="T149"> — у</text:span>ведомления времени выполнения об использовании устаревших конструкций, сгенерированные пользователем. Такие уведомления схожи с E_DEPRECATED за исключением того, что они генерируются в коде скрипта, с помощью функции PHP trigger_error().</text:p>
      <text:p text:style-name="Standard">E_ALL (32767)<text:tab/><text:span text:style-name="T149"> — </text:span>все поддерживаемые ошибки и предупреждения.</text:p>
      <text:p text:style-name="Standard"><text:span text:style-name="T2">Использование </text:span><text:span text:style-name="T113">функций обработчика ошибок</text:span></text:p>
      <text:p text:style-name="Standard">mixed <text:span text:style-name="T2">set_error_handler</text:span> ( callable $error_handler [, int $error_types = E_ALL | E_STRICT ] ) <text:span text:style-name="T149">— задает пользовательскую функцию (error_handler), как обработчик ошибок в скрипте. Эта функция используется для определения собственного обработчика ошибок времени выполнения скрипта. Например, если требуется очистить данные/файлы, когда произошла критическая ошибка, или если нужно переключить тип ошибки, исходя из каких-то условий (используя функцию trigger_error()). Возвращает ф-ия строку или массив с имененм класса и ф-ией, содержащих предыдущий заданный обработчик ошибок (если есть). Если на данный момент используется встроенный обработчик, функция вернет NULL. Если ф-ия error_handler возвращает FALSE, управление передается встроенному обработчику ошибок. Если вместо error_handler передать NULL, то будет использоваться обработчик по умолчанию. <text:s/>error_types отвечает за то, какие ошибки будут показаны в отчете.</text:span></text:p>
      <text:list xml:id="list3023971581" text:style-name="WWNum40">
        <text:list-item>
          <text:p text:style-name="P261">Функция set_error_handler () не может использоваться для обработки фатальных ошибок (принадлежащих классу Error). Ошибки следующих типов не могут быть обработаны пользователем: E_ERROR, E_PARSE, E_CORE_ERROR, E_CORE_WARNING, E_COMPILE_ERROR, E_COMPILE_WARNING и большинство ошибок E_STRICT, произошедших в файле, где вызвана функция set_error_handler().</text:p>
        </text:list-item>
        <text:list-item>
          <text:p text:style-name="P261">! Если ф-ия вызывается в области видимости private и protected методов, то их можно использовать как callable ф-ию. Например если ф-ия вызывается в конструкторе.</text:p>
        </text:list-item>
        <text:list-item>
          <text:p text:style-name="P261">Если обработчик ошибок не завершает работу программы и не возвращается, скрипт будет продолжать выполнение в строке после ошибки.</text:p>
        </text:list-item>
        <text:list-item>
          <text:p text:style-name="P261">PHP передает параметры вашей функции обработчика ошибок. Вы можете опционально объявить их в сигнатуре функции, если хотите использовать их в своей функции.</text:p>
        </text:list-item>
      </text:list>
      <text:p text:style-name="P18">function myHandler(int $errNo, string $errMsg, string $file, int $line) {</text:p>
      <text:p text:style-name="P18"><text:s text:c="4"/>echo "Error #[$errNo] occurred in [$file] at line [$line]: [$errMsg]";</text:p>
      <text:p text:style-name="P18">}</text:p>
      <text:p text:style-name="P18">set_error_handler('myHandler');</text:p>
      <text:p text:style-name="P18">try {</text:p>
      <text:p text:style-name="P18"><text:s text:c="2"/>// This does not throw an Errory</text:p>
      <text:p text:style-name="P18"><text:s text:c="2"/>5 / 0;</text:p>
      <text:p text:style-name="P18">} catch ( Throwable $e ) {</text:p>
      <text:p text:style-name="P18"><text:s text:c="2"/>echo 'Caught error : ' . $e-&gt;getMessage();</text:p>
      <text:p text:style-name="P18"><text:soft-page-break/>}</text:p>
      <text:p text:style-name="P18">/* Error #[2] occurred in [/in/Xa0Td] at line [11]: [Division by zero] */</text:p>
      <text:p text:style-name="P65">Отображение или подавление нефатальных ошибок</text:p>
      <text:p text:style-name="Standard">Для этого вам нужно настроить PHP, используя следующие параметры в файле php.ini:</text:p>
      <text:list xml:id="list357739048" text:style-name="WWNum41">
        <text:list-item>
          <text:p text:style-name="P262">для отключения сообщений display_errors может быть установлено значение false;</text:p>
        </text:list-item>
        <text:list-item>
          <text:p text:style-name="P262">log_errors можно использовать для хранения сообщений об ошибках в файлах журналов;</text:p>
        </text:list-item>
        <text:list-item>
          <text:p text:style-name="P262">error_reporting может быть настроен для настройки того, какие ошибки запускают отчет.</text:p>
        </text:list-item>
      </text:list>
      <text:p text:style-name="Standard">Оператор @ подавляет ошибки, но лучше его не использовать.</text:p>
      <text:p text:style-name="Standard">Функция error_log () может использоваться для отправки сообщения в одну из системных процедур обработки ошибок. Не следует путать его с параметром конфигурации error_log. Параметр конфигурации указывает, как работать с журналами, тогда как функция используется для отправки сообщения.</text:p>
      <text:p text:style-name="P65">Настройки PHP.INI </text:p>
      <text:p text:style-name="P61">(Все представленные ниже настройки можно задавать через ф-ию ini_set)</text:p>
      <text:p text:style-name="Standard">error_log (string) <text:span text:style-name="T147">— и</text:span>мя файла, в который будут добавляться сообщения об ошибках.</text:p>
      <text:p text:style-name="Standard">log_errors (bool) <text:span text:style-name="T147">— отвечает за выбор журнала, в котором будут сохраняться сообщения об ошибках. Это может быть журнал сервера или error_log. Применимость этой настройки зависит от конкретного сервера.</text:span></text:p>
      <text:p text:style-name="P88">display_errors (string) — эта настройка определяет, требуется ли выводить ошибки на экран вместе с остальным выводом, либо ошибки должны быть скрыты от пользователя.</text:p>
      <text:p text:style-name="P88">error_reporting (int) — задает уровень протоколирования ошибки. Параметр может быть либо числом, представляющим битовое поле, либо именованной константой.</text:p>
      <text:p text:style-name="P90">html_errors boolean — <text:span text:style-name="T264">е</text:span>сли разрешена, сообщения об ошибках будут включать теги HTML. </text:p>
      <text:p text:style-name="P91">Функции обработки ошибки</text:p>
      <text:p text:style-name="Standard">array <text:span text:style-name="T2">debug_backtrace</text:span> ([ int $options = DEBUG_BACKTRACE_PROVIDE_OBJECT [, int $limit = 0 ]] ) <text:span text:style-name="T147">— выводит стек вызовов функций PHP в массив (function, line, file, class, object, type, args). Options — битовая маска DEBUG_BACKTRACE_PROVIDE_OBJECT (Нужно ли заполнять данные для ключа object), DEBUG_BACKTRACE_IGNORE_ARGS (Нужно ли исключить аргументы всех функций/методов в ключе "args" для уменьшения расхода памяти). <text:s/>Limit — ограничения количества вызовов функций, которые будут выведены.</text:span></text:p>
      <text:p text:style-name="Standard">void <text:span text:style-name="T2">debug_print_backtrace</text:span> ([ int $options = 0 [, int $limit = 0 ]] ) <text:span text:style-name="T147">— выводит стек вызовов функций. Выводит вызовы функций, имена включенных/требуемых файлов и другую информацию из функций (eval()). <text:s/>Options может принимать значение <text:s/>DEBUG_BACKTRACE_IGNORE_ARGS. Limit — ограничения количества вызовов функций, которые будут выведены.</text:span></text:p>
      <text:p text:style-name="Standard">void <text:span text:style-name="T2">error_clear_last</text:span> ( void ) <text:span text:style-name="T147">— очищает самую последнюю ошибку, делая невозможным получение ее с помощью error_get_last().</text:span></text:p>
      <text:p text:style-name="Standard">array <text:span text:style-name="T2">error_get_last</text:span> ( void ) <text:span text:style-name="T147">— получает информацию о последней произошедшей ошибке. Возвращает ассоциативный массив с описанием последней произошедшей ошибки. Ключи массива: "type", "message", "file" и "line". Если ошибка произошла во внутренней функции PHP, элемент с ключом "message" будет начинаться с имени этой функции. Возвращает NULL, если ошибок еще не произошло.</text:span></text:p>
      <text:p text:style-name="Standard"><text:span text:style-name="T147">bool </text:span><text:span text:style-name="T148">error_log</text:span><text:span text:style-name="T147"> ( string $message [, int $message_type = 0 [, string $destination [, string $extra_headers ]]] ) — отправляет сообщение об ошибке в лог веб-сервера или в пользовательский файл. <text:s/>Message — сообщение. <text:s/>message_type — определяет куда отправлять сообщение (0: используется механизм логирования операционной системы, или файл, в зависимости от значения директивы error_log, 1 - отправляется электронной почтой на адрес, установленный в параметре </text:span><text:soft-page-break/><text:span text:style-name="T147">destination, 3 - применяется к указанному в destination файлу, 4 - сообщение message отправляется напрямую в обработчик логера SAPI). <text:s/>Destination — назначение. <text:s/>Extra_headers — <text:s/>дополнительные заголовки, когда massage_type = 1.</text:span></text:p>
      <text:p text:style-name="Standard"><text:span text:style-name="T147">int </text:span><text:span text:style-name="T148">error_reporting</text:span><text:span text:style-name="T147"> ([ int $level ] ) — задает, какие ошибки PHP попадут в отчет. Возвращает старое значение уровня error_reporting либо текущее значение, если аргумент level не задан.</text:span></text:p>
      <text:p text:style-name="Standard"><text:span text:style-name="T147">bool </text:span><text:span text:style-name="T148">restore_error_handler</text:span><text:span text:style-name="T147"> ( void ) — используется после смены обработчика ошибок функцией set_error_handler(), чтобы вернуть предыдущий обработчик (который может быть как встроенной функцией, так и определенной пользователем).</text:span></text:p>
      <text:p text:style-name="Standard"><text:span text:style-name="T147">bool </text:span><text:span text:style-name="T148">restore_exception_handler </text:span><text:span text:style-name="T147">( void ) — используется после смены обработчика исключений функцией set_exception_handler(), чтобы вернуть предыдущий обработчик (который может быть как встроенной функцией, так и определенной пользователем).</text:span></text:p>
      <text:p text:style-name="Standard">callable <text:span text:style-name="T2">set_exception_handler</text:span> ( callable $exception_handler )<text:span text:style-name="T147"> — задает обработчик по умолчанию для случаев, когда исключение выброшено вне блока try/catch. После вызова exception_handler выполнение будет остановлено. Функция-обработчик должна принимать один аргумент - объект, представляющий выброшенное исключение: void handler ( Throwable $ex ). Возвращает имя предыдущего заданного обработчика или NULL в случае ошибки. Если предыдущих обработчиков определено не было, то также возвращается NULL.</text:span></text:p>
      <text:p text:style-name="Standard">bool <text:span text:style-name="T2">trigger_error | user_error</text:span> ( string $error_msg [, int $error_type = E_USER_NOTICE ] )<text:span text:style-name="T147"> — используется для вызова пользовательских ошибок. Можно использовать в связке со встроенным обработчиком ошибок, а также с пользовательским обработчиком, заданным функцией set_error_handler(). <text:s/>Эта функция может быть полезной, если требуется сгенерировать определенную реакцию на исключение во время выполнения. Error_msg — сообщение, соответствующее этой ошибке. Ограничено 1024 байтами в длину. Символы дальше 1024-го будут обрезаны. Error_type — назначенный тип ошибки. Работает только с семейством констант E_USER. По умолчанию E_USER_NOTICE. Функция возвращает FALSE, если задан неправильный error_type, и TRUE в остальных случаях.</text:span></text:p>
      <text:h text:style-name="Heading_20_3" text:outline-level="3"><text:bookmark-start text:name="__RefHeading___Toc12337_1995911267"/>Throwables<text:bookmark-end text:name="__RefHeading___Toc12337_1995911267"/></text:h>
      <text:p text:style-name="P65">The Throwable Interface</text:p>
      <text:p text:style-name="Standard"><text:span text:style-name="T154">Throwable является родительским интерфейсом для всех объектов, выбрасывающихся с помощью выражения throw в PHP 7, включая классы Error и Exception. </text:span>Причина, по которой PHP определила новый класс Error, который не расширяет класс Exception, состоял в том, чтобы поддерживать обратную совместимость с кодом PHP5.6.</text:p>
      <text:p text:style-name="Standard">Exceptions и error exceptions реализуют интерфейс Throwable, поэтому вы можете поймать оба типа в одном блоке следующим образом:</text:p>
      <text:p text:style-name="P18">try {</text:p>
      <text:p text:style-name="P18"><text:s text:c="4"/>// ...code</text:p>
      <text:p text:style-name="P18">} catch (Throwable $e) {</text:p>
      <text:p text:style-name="P18"><text:s text:c="4"/>echo "A class that inherits from either Exception or ErrorException was</text:p>
      <text:p text:style-name="P18">caught";</text:p>
      <text:p text:style-name="P18">}</text:p>
      <text:p text:style-name="Standard">Throwable {</text:p>
      <text:p text:style-name="P195">/* Методы */</text:p>
      <text:p text:style-name="P195">abstract public string getMessage ( void ) <text:span text:style-name="T147">— получает сообщение ошибки</text:span></text:p>
      <text:p text:style-name="P195">abstract public int getCode ( void ) <text:span text:style-name="T147">— возвращает код исключения</text:span></text:p>
      <text:p text:style-name="P195">abstract public string getFile ( void ) — возвращает файл, в котором произошло исключение</text:p>
      <text:p text:style-name="P195"><text:soft-page-break/>abstract public int getLine ( void ) — получает строку скрипта, в которой данный объект был выброшен.</text:p>
      <text:p text:style-name="P195">abstract public array getTrace ( void ) — возвращает трассировку стека</text:p>
      <text:p text:style-name="P195">abstract public string getTraceAsString ( void ) — получает результаты трассировки стека в виде строки</text:p>
      <text:p text:style-name="P195">abstract public Throwable getPrevious ( void ) — возвращает предыдущий Throwable</text:p>
      <text:p text:style-name="P195">abstract public string __toString ( void )</text:p>
      <text:p text:style-name="Standard">}</text:p>
      <text:p text:style-name="P65">Иерархия исключений</text:p>
      <text:p text:style-name="Standard">interface <text:span text:style-name="T2">Throwable</text:span></text:p>
      <text:p text:style-name="Standard">|- <text:span text:style-name="T2">Exception</text:span> implements <text:span text:style-name="T2">Throwable</text:span></text:p>
      <text:p text:style-name="Standard"><text:tab/>|- <text:span text:style-name="T2">ErrorException</text:span> <text:s/>extends <text:s/><text:span text:style-name="T2">Exception</text:span></text:p>
      <text:p text:style-name="Standard">|- <text:span text:style-name="T2">Error</text:span> implements <text:span text:style-name="T2">Throwable</text:span></text:p>
      <text:p text:style-name="Standard"><text:tab/>|- <text:span text:style-name="T2">TypeError</text:span> extends <text:span text:style-name="T2">Error</text:span></text:p>
      <text:p text:style-name="Standard"><text:tab/><text:tab/>|- <text:span text:style-name="T2">ArgumentCountError <text:s/></text:span><text:span text:style-name="T154">extends <text:s/></text:span><text:span text:style-name="T2">TypeError</text:span></text:p>
      <text:p text:style-name="Standard"><text:tab/>|- <text:span text:style-name="T2">ParseError</text:span> extends <text:span text:style-name="T2">Error</text:span></text:p>
      <text:p text:style-name="Standard"><text:span text:style-name="T154"><text:tab/>|- </text:span><text:span text:style-name="T18">CompileError</text:span><text:span text:style-name="T154"> extends </text:span><text:span text:style-name="T2">Error</text:span></text:p>
      <text:p text:style-name="Standard"><text:tab/>|- <text:span text:style-name="T2">ArithmeticError</text:span> extends <text:span text:style-name="T2">Error</text:span></text:p>
      <text:p text:style-name="Standard"><text:tab/><text:tab/>|- <text:span text:style-name="T2">DivisionByZeroError</text:span> extends <text:span text:style-name="T2">ArithmeticError</text:span></text:p>
      <text:p text:style-name="Standard"><text:tab/>|- <text:span text:style-name="T2">AssertionError</text:span> extends <text:span text:style-name="T2">Error</text:span></text:p>
      <text:p text:style-name="Standard"><text:span text:style-name="T2">Exception</text:span> — это базовый класс для всех исключений в PHP 5 и базовый класс для всех пользовательских исключений в PHP 7.</text:p>
      <text:p text:style-name="Standard"><text:span text:style-name="T18">Error</text:span><text:span text:style-name="T2">Exception</text:span><text:span text:style-name="T154"> — исключение в случае ошибки. </text:span><text:span text:style-name="T112">Имеет св-во </text:span><text:span text:style-name="T31">severity – </text:span><text:span text:style-name="T112">серьезность исключения.</text:span></text:p>
      <text:p text:style-name="Standard"><text:span text:style-name="T113">Error</text:span><text:span text:style-name="T112"> — базовый класс для всех внутренних ошибок PHP.</text:span></text:p>
      <text:p text:style-name="Standard"><text:span text:style-name="T113">ArgumentCountError</text:span><text:span text:style-name="T112"> — выбрасывается когда в пользовательский метод или функцию передано недостаточное количество аргументов.</text:span></text:p>
      <text:p text:style-name="Standard"><text:span text:style-name="T113">ArithmeticError</text:span><text:span text:style-name="T112"> — выбрасывается, когда возникает ошибка при выполнении математических операций. В PHP 7.0 такие ошибки возможно спровоцировать побитовым смещением на отрицательное значение, или вызовом функции intdiv(), приводящей значение, не входящее в допустимый интервал целых чисел (integer).</text:span></text:p>
      <text:p text:style-name="Standard"><text:span text:style-name="T113">AssertionError</text:span><text:span text:style-name="T112"> — выбрасывается, когда утверждение, сделанное с помощью assert(), терпит неудачу.</text:span></text:p>
      <text:p text:style-name="Standard"><text:span text:style-name="T113">DivisionByZeroError</text:span><text:span text:style-name="T112"> — выбрасывается при попытке поделить число на ноль (работает со знаком % cо знаком / выводится warning и результат INF).</text:span></text:p>
      <text:p text:style-name="Standard"><text:span text:style-name="T113">CompileError</text:span><text:span text:style-name="T112"> — выбрасывается в некоторых ошибок компиляции, которые ранее выдавали фатальную ошибку.</text:span></text:p>
      <text:p text:style-name="Standard"><text:span text:style-name="T113">ParseError</text:span><text:span text:style-name="T112"> — выбрасывается, когда возникает ошибка при разборе PHP-кода, например, когда вызывается функция eval().</text:span></text:p>
      <text:p text:style-name="Standard"><text:span text:style-name="T113">TypeError</text:span><text:span text:style-name="T112"> — три сценария, в которых будет выброшено исключение. Первый - тип аргумента, переданный функции, не соответствует типу, объявленному в функции для этого аргумента. Второй - тип возвращенного функцией значения не соответствует типу возврата, объявленному в функции. Третий - встроенной функции PHP было передано неверное количество аргументов (только для режима stri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Arial1" svg:font-family="Arial" style:font-family-generic="swiss"/>
    <style:font-face style:name="Courier New1" svg:font-family="'Courier New'" style:font-family-generic="modern" style:font-pitch="fixed"/>
    <style:font-face style:name="Courier New2" svg:font-family="'Courier New'" style:font-adornments="Обычный"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ira Mono" svg:font-family="'Fira Mono', 'Source Code Pro', monos"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ru" fo:country="RU"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ru" fo:country="RU"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justify" style:justify-single-word="false" fo:orphans="2" fo:widows="2" style:punctuation-wrap="simple" style:writing-mode="lr-tb"/>
      <style:text-properties fo:color="#00000a" style:font-name="Times New Roman" fo:font-family="'Times New Roman'" style:font-family-generic="roman" style:font-pitch="variable" fo:font-size="11pt" fo:language="ru" fo:country="RU"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style:text-properties style:font-name="Liberation Sans1"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Standard" style:default-outline-level="2" style:list-style-name="" style:class="text">
      <style:paragraph-properties fo:margin-top="0.3cm" fo:margin-bottom="0cm" loext:contextual-spacing="false" fo:text-align="start" style:justify-single-word="false"/>
      <style:text-properties fo:color="#004586"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style>
    <style:style style:name="Heading_20_3" style:display-name="Heading 3" style:family="paragraph" style:parent-style-name="Standard" style:default-outline-level="3" style:list-style-name="" style:class="text">
      <style:paragraph-properties fo:margin-top="0.101cm" fo:margin-bottom="0.101cm" loext:contextual-spacing="false" fo:text-align="start" style:justify-single-word="false"/>
      <style:text-properties fo:color="#0066cc"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Заголовок_20_2_20_Знак" style:display-name="Заголовок 2 Знак"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Название_20_Знак" style:display-name="Название Знак" style:family="text" style:parent-style-name="Default_20_Paragraph_20_Font">
      <style:text-properties fo:color="#17365d" style:font-name="Cambria" fo:font-family="Cambria" style:font-family-generic="roman" style:font-pitch="variable" fo:font-size="26pt" fo:letter-spacing="0.009cm"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Выделение1" style:family="text">
      <style:text-properties fo:font-style="italic" style:font-style-asian="italic" style:font-style-complex="italic"/>
    </style:style>
    <style:style style:name="ListLabel_20_1" style:display-name="ListLabel 1"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Times New Roman" fo:font-family="'Times New Roman'" style:font-family-generic="roman" style:font-pitch="variable"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Times New Roman" fo:font-family="'Times New Roman'" style:font-family-generic="roman" style:font-pitch="variable"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Times New Roman" fo:font-family="'Times New Roman'" style:font-family-generic="roman" style:font-pitch="variable"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218" style:display-name="ListLabel 218" style:family="text">
      <style:text-properties style:font-name-complex="OpenSymbol2" style:font-family-complex="OpenSymbol" style:font-family-generic-complex="system" style:font-pitch-complex="variable"/>
    </style:style>
    <style:style style:name="ListLabel_20_219" style:display-name="ListLabel 219" style:family="text">
      <style:text-properties style:font-name-complex="OpenSymbol2" style:font-family-complex="OpenSymbol" style:font-family-generic-complex="system" style:font-pitch-complex="variable"/>
    </style:style>
    <style:style style:name="ListLabel_20_220" style:display-name="ListLabel 220" style:family="text">
      <style:text-properties style:font-name-complex="OpenSymbol2" style:font-family-complex="OpenSymbol" style:font-family-generic-complex="system" style:font-pitch-complex="variable"/>
    </style:style>
    <style:style style:name="ListLabel_20_221" style:display-name="ListLabel 221" style:family="text">
      <style:text-properties style:font-name-complex="OpenSymbol2" style:font-family-complex="OpenSymbol"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Times New Roman" fo:font-family="'Times New Roman'" style:font-family-generic="roman" style:font-pitch="variable"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Times New Roman" fo:font-family="'Times New Roman'" style:font-family-generic="roman" style:font-pitch="variable" fo:font-size="11pt" style:font-size-asian="11pt"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style>
    <style:style style:name="ListLabel_20_253" style:display-name="ListLabel 253"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Times New Roman" fo:font-family="'Times New Roman'" style:font-family-generic="roman" style:font-pitch="variable"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style:font-name-complex="OpenSymbol2" style:font-family-complex="OpenSymbol" style:font-family-generic-complex="system" style:font-pitch-complex="variable"/>
    </style:style>
    <style:style style:name="ListLabel_20_286" style:display-name="ListLabel 286" style:family="text">
      <style:text-properties style:font-name-complex="OpenSymbol2" style:font-family-complex="OpenSymbol" style:font-family-generic-complex="system" style:font-pitch-complex="variable"/>
    </style:style>
    <style:style style:name="ListLabel_20_287" style:display-name="ListLabel 287" style:family="text">
      <style:text-properties style:font-name-complex="OpenSymbol2" style:font-family-complex="OpenSymbol" style:font-family-generic-complex="system" style:font-pitch-complex="variable"/>
    </style:style>
    <style:style style:name="ListLabel_20_288" style:display-name="ListLabel 288" style:family="text">
      <style:text-properties style:font-name-complex="OpenSymbol2" style:font-family-complex="OpenSymbol" style:font-family-generic-complex="system" style:font-pitch-complex="variable"/>
    </style:style>
    <style:style style:name="ListLabel_20_289" style:display-name="ListLabel 289" style:family="text">
      <style:text-properties style:font-name="Times New Roman" fo:font-family="'Times New Roman'" style:font-family-generic="roman" style:font-pitch="variable" fo:font-size="11pt" style:font-size-asian="11pt" style:font-name-complex="OpenSymbol2" style:font-family-complex="OpenSymbol" style:font-family-generic-complex="system" style:font-pitch-complex="variable"/>
    </style:style>
    <style:style style:name="ListLabel_20_290" style:display-name="ListLabel 290" style:family="text">
      <style:text-properties style:font-name-complex="OpenSymbol2" style:font-family-complex="OpenSymbol" style:font-family-generic-complex="system" style:font-pitch-complex="variable"/>
    </style:style>
    <style:style style:name="ListLabel_20_291" style:display-name="ListLabel 291" style:family="text">
      <style:text-properties style:font-name-complex="OpenSymbol2" style:font-family-complex="OpenSymbol" style:font-family-generic-complex="system" style:font-pitch-complex="variable"/>
    </style:style>
    <style:style style:name="ListLabel_20_292" style:display-name="ListLabel 292" style:family="text">
      <style:text-properties style:font-name-complex="OpenSymbol2" style:font-family-complex="OpenSymbol" style:font-family-generic-complex="system" style:font-pitch-complex="variable"/>
    </style:style>
    <style:style style:name="ListLabel_20_293" style:display-name="ListLabel 293" style:family="text">
      <style:text-properties style:font-name-complex="OpenSymbol2" style:font-family-complex="OpenSymbol" style:font-family-generic-complex="system" style:font-pitch-complex="variable"/>
    </style:style>
    <style:style style:name="ListLabel_20_294" style:display-name="ListLabel 294" style:family="text">
      <style:text-properties style:font-name-complex="OpenSymbol2" style:font-family-complex="OpenSymbol" style:font-family-generic-complex="system" style:font-pitch-complex="variable"/>
    </style:style>
    <style:style style:name="ListLabel_20_295" style:display-name="ListLabel 295" style:family="text">
      <style:text-properties style:font-name-complex="OpenSymbol2" style:font-family-complex="OpenSymbol" style:font-family-generic-complex="system" style:font-pitch-complex="variable"/>
    </style:style>
    <style:style style:name="ListLabel_20_296" style:display-name="ListLabel 296" style:family="text">
      <style:text-properties style:font-name-complex="OpenSymbol2" style:font-family-complex="OpenSymbol" style:font-family-generic-complex="system" style:font-pitch-complex="variable"/>
    </style:style>
    <style:style style:name="ListLabel_20_297" style:display-name="ListLabel 297" style:family="text">
      <style:text-properties style:font-name-complex="OpenSymbol2" style:font-family-complex="OpenSymbol" style:font-family-generic-complex="system" style:font-pitch-complex="variable"/>
    </style:style>
    <style:style style:name="ListLabel_20_298" style:display-name="ListLabel 298"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299" style:display-name="ListLabel 299" style:family="text">
      <style:text-properties style:font-name-complex="OpenSymbol2" style:font-family-complex="OpenSymbol" style:font-family-generic-complex="system" style:font-pitch-complex="variable"/>
    </style:style>
    <style:style style:name="ListLabel_20_300" style:display-name="ListLabel 300" style:family="text">
      <style:text-properties style:font-name-complex="OpenSymbol2" style:font-family-complex="OpenSymbol" style:font-family-generic-complex="system" style:font-pitch-complex="variable"/>
    </style:style>
    <style:style style:name="ListLabel_20_301" style:display-name="ListLabel 301" style:family="text">
      <style:text-properties style:font-name-complex="OpenSymbol2" style:font-family-complex="OpenSymbol" style:font-family-generic-complex="system" style:font-pitch-complex="variable"/>
    </style:style>
    <style:style style:name="ListLabel_20_302" style:display-name="ListLabel 302" style:family="text">
      <style:text-properties style:font-name-complex="OpenSymbol2" style:font-family-complex="OpenSymbol" style:font-family-generic-complex="system" style:font-pitch-complex="variable"/>
    </style:style>
    <style:style style:name="ListLabel_20_303" style:display-name="ListLabel 303" style:family="text">
      <style:text-properties style:font-name-complex="OpenSymbol2" style:font-family-complex="OpenSymbol" style:font-family-generic-complex="system" style:font-pitch-complex="variable"/>
    </style:style>
    <style:style style:name="ListLabel_20_304" style:display-name="ListLabel 304" style:family="text">
      <style:text-properties style:font-name-complex="OpenSymbol2" style:font-family-complex="OpenSymbol" style:font-family-generic-complex="system" style:font-pitch-complex="variable"/>
    </style:style>
    <style:style style:name="ListLabel_20_305" style:display-name="ListLabel 305" style:family="text">
      <style:text-properties style:font-name-complex="OpenSymbol2" style:font-family-complex="OpenSymbol" style:font-family-generic-complex="system" style:font-pitch-complex="variable"/>
    </style:style>
    <style:style style:name="ListLabel_20_306" style:display-name="ListLabel 306" style:family="text">
      <style:text-properties style:font-name-complex="OpenSymbol2" style:font-family-complex="OpenSymbol" style:font-family-generic-complex="system" style:font-pitch-complex="variable"/>
    </style:style>
    <style:style style:name="ListLabel_20_307" style:display-name="ListLabel 307"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308" style:display-name="ListLabel 308" style:family="text">
      <style:text-properties style:font-name-complex="OpenSymbol2" style:font-family-complex="OpenSymbol" style:font-family-generic-complex="system" style:font-pitch-complex="variable"/>
    </style:style>
    <style:style style:name="ListLabel_20_309" style:display-name="ListLabel 309" style:family="text">
      <style:text-properties style:font-name-complex="OpenSymbol2" style:font-family-complex="OpenSymbol" style:font-family-generic-complex="system" style:font-pitch-complex="variable"/>
    </style:style>
    <style:style style:name="ListLabel_20_310" style:display-name="ListLabel 310" style:family="text">
      <style:text-properties style:font-name-complex="OpenSymbol2" style:font-family-complex="OpenSymbol" style:font-family-generic-complex="system" style:font-pitch-complex="variable"/>
    </style:style>
    <style:style style:name="ListLabel_20_311" style:display-name="ListLabel 311" style:family="text">
      <style:text-properties style:font-name-complex="OpenSymbol2" style:font-family-complex="OpenSymbol" style:font-family-generic-complex="system" style:font-pitch-complex="variable"/>
    </style:style>
    <style:style style:name="ListLabel_20_312" style:display-name="ListLabel 312" style:family="text">
      <style:text-properties style:font-name-complex="OpenSymbol2" style:font-family-complex="OpenSymbol" style:font-family-generic-complex="system" style:font-pitch-complex="variable"/>
    </style:style>
    <style:style style:name="ListLabel_20_313" style:display-name="ListLabel 313" style:family="text">
      <style:text-properties style:font-name-complex="OpenSymbol2" style:font-family-complex="OpenSymbol" style:font-family-generic-complex="system" style:font-pitch-complex="variable"/>
    </style:style>
    <style:style style:name="ListLabel_20_314" style:display-name="ListLabel 314" style:family="text">
      <style:text-properties style:font-name-complex="OpenSymbol2" style:font-family-complex="OpenSymbol" style:font-family-generic-complex="system" style:font-pitch-complex="variable"/>
    </style:style>
    <style:style style:name="ListLabel_20_315" style:display-name="ListLabel 315" style:family="text">
      <style:text-properties style:font-name-complex="OpenSymbol2" style:font-family-complex="OpenSymbol" style:font-family-generic-complex="system" style:font-pitch-complex="variable"/>
    </style:style>
    <style:style style:name="ListLabel_20_316" style:display-name="ListLabel 316" style:family="text">
      <style:text-properties style:font-name-complex="OpenSymbol2" style:font-family-complex="OpenSymbol" style:font-family-generic-complex="system" style:font-pitch-complex="variable"/>
    </style:style>
    <style:style style:name="ListLabel_20_317" style:display-name="ListLabel 317" style:family="text">
      <style:text-properties style:font-name-complex="OpenSymbol2" style:font-family-complex="OpenSymbol" style:font-family-generic-complex="system" style:font-pitch-complex="variable"/>
    </style:style>
    <style:style style:name="ListLabel_20_318" style:display-name="ListLabel 318" style:family="text">
      <style:text-properties style:font-name-complex="OpenSymbol2" style:font-family-complex="OpenSymbol" style:font-family-generic-complex="system" style:font-pitch-complex="variable"/>
    </style:style>
    <style:style style:name="ListLabel_20_319" style:display-name="ListLabel 319" style:family="text">
      <style:text-properties style:font-name-complex="OpenSymbol2" style:font-family-complex="OpenSymbol" style:font-family-generic-complex="system" style:font-pitch-complex="variable"/>
    </style:style>
    <style:style style:name="ListLabel_20_320" style:display-name="ListLabel 320" style:family="text">
      <style:text-properties style:font-name-complex="OpenSymbol2" style:font-family-complex="OpenSymbol" style:font-family-generic-complex="system" style:font-pitch-complex="variable"/>
    </style:style>
    <style:style style:name="ListLabel_20_321" style:display-name="ListLabel 321" style:family="text">
      <style:text-properties style:font-name-complex="OpenSymbol2" style:font-family-complex="OpenSymbol" style:font-family-generic-complex="system" style:font-pitch-complex="variable"/>
    </style:style>
    <style:style style:name="ListLabel_20_322" style:display-name="ListLabel 322" style:family="text">
      <style:text-properties style:font-name-complex="OpenSymbol2" style:font-family-complex="OpenSymbol" style:font-family-generic-complex="system" style:font-pitch-complex="variable"/>
    </style:style>
    <style:style style:name="ListLabel_20_323" style:display-name="ListLabel 323" style:family="text">
      <style:text-properties style:font-name-complex="OpenSymbol2" style:font-family-complex="OpenSymbol" style:font-family-generic-complex="system" style:font-pitch-complex="variable"/>
    </style:style>
    <style:style style:name="ListLabel_20_324" style:display-name="ListLabel 324" style:family="text">
      <style:text-properties style:font-name-complex="OpenSymbol2" style:font-family-complex="OpenSymbol" style:font-family-generic-complex="system" style:font-pitch-complex="variable"/>
    </style:style>
    <style:style style:name="ListLabel_20_325" style:display-name="ListLabel 325" style:family="text">
      <style:text-properties style:font-name="Times New Roman" fo:font-family="'Times New Roman'" style:font-family-generic="roman" style:font-pitch="variable" style:font-name-complex="OpenSymbol2" style:font-family-complex="OpenSymbol" style:font-family-generic-complex="system" style:font-pitch-complex="variable"/>
    </style:style>
    <style:style style:name="ListLabel_20_326" style:display-name="ListLabel 326" style:family="text">
      <style:text-properties style:font-name-complex="OpenSymbol2" style:font-family-complex="OpenSymbol" style:font-family-generic-complex="system" style:font-pitch-complex="variable"/>
    </style:style>
    <style:style style:name="ListLabel_20_327" style:display-name="ListLabel 327" style:family="text">
      <style:text-properties style:font-name-complex="OpenSymbol2" style:font-family-complex="OpenSymbol" style:font-family-generic-complex="system" style:font-pitch-complex="variable"/>
    </style:style>
    <style:style style:name="ListLabel_20_328" style:display-name="ListLabel 328" style:family="text">
      <style:text-properties style:font-name-complex="OpenSymbol2" style:font-family-complex="OpenSymbol" style:font-family-generic-complex="system" style:font-pitch-complex="variable"/>
    </style:style>
    <style:style style:name="ListLabel_20_329" style:display-name="ListLabel 329" style:family="text">
      <style:text-properties style:font-name-complex="OpenSymbol2" style:font-family-complex="OpenSymbol" style:font-family-generic-complex="system" style:font-pitch-complex="variable"/>
    </style:style>
    <style:style style:name="ListLabel_20_330" style:display-name="ListLabel 330" style:family="text">
      <style:text-properties style:font-name-complex="OpenSymbol2" style:font-family-complex="OpenSymbol" style:font-family-generic-complex="system" style:font-pitch-complex="variable"/>
    </style:style>
    <style:style style:name="ListLabel_20_331" style:display-name="ListLabel 331" style:family="text">
      <style:text-properties style:font-name-complex="OpenSymbol2" style:font-family-complex="OpenSymbol" style:font-family-generic-complex="system" style:font-pitch-complex="variable"/>
    </style:style>
    <style:style style:name="ListLabel_20_332" style:display-name="ListLabel 332" style:family="text">
      <style:text-properties style:font-name-complex="OpenSymbol2" style:font-family-complex="OpenSymbol" style:font-family-generic-complex="system" style:font-pitch-complex="variable"/>
    </style:style>
    <style:style style:name="ListLabel_20_333" style:display-name="ListLabel 333" style:family="text">
      <style:text-properties style:font-name-complex="OpenSymbol2" style:font-family-complex="OpenSymbol" style:font-family-generic-complex="system" style:font-pitch-complex="variable"/>
    </style:style>
    <style:style style:name="ListLabel_20_334" style:display-name="ListLabel 334" style:family="text">
      <style:text-properties style:font-name="Times New Roman" fo:font-family="'Times New Roman'" style:font-family-generic="roman" style:font-pitch="variable" fo:font-size="11pt" style:font-size-asian="11pt" style:font-name-complex="OpenSymbol2" style:font-family-complex="OpenSymbol" style:font-family-generic-complex="system" style:font-pitch-complex="variable"/>
    </style:style>
    <style:style style:name="ListLabel_20_335" style:display-name="ListLabel 335" style:family="text">
      <style:text-properties style:font-name-complex="OpenSymbol2" style:font-family-complex="OpenSymbol" style:font-family-generic-complex="system" style:font-pitch-complex="variable"/>
    </style:style>
    <style:style style:name="ListLabel_20_336" style:display-name="ListLabel 336" style:family="text">
      <style:text-properties style:font-name-complex="OpenSymbol2" style:font-family-complex="OpenSymbol" style:font-family-generic-complex="system" style:font-pitch-complex="variable"/>
    </style:style>
    <style:style style:name="ListLabel_20_337" style:display-name="ListLabel 337" style:family="text">
      <style:text-properties style:font-name-complex="OpenSymbol2" style:font-family-complex="OpenSymbol" style:font-family-generic-complex="system" style:font-pitch-complex="variable"/>
    </style:style>
    <style:style style:name="ListLabel_20_338" style:display-name="ListLabel 338" style:family="text">
      <style:text-properties style:font-name-complex="OpenSymbol2" style:font-family-complex="OpenSymbol" style:font-family-generic-complex="system" style:font-pitch-complex="variable"/>
    </style:style>
    <style:style style:name="ListLabel_20_339" style:display-name="ListLabel 339" style:family="text">
      <style:text-properties style:font-name-complex="OpenSymbol2" style:font-family-complex="OpenSymbol" style:font-family-generic-complex="system" style:font-pitch-complex="variable"/>
    </style:style>
    <style:style style:name="ListLabel_20_340" style:display-name="ListLabel 340" style:family="text">
      <style:text-properties style:font-name-complex="OpenSymbol2" style:font-family-complex="OpenSymbol" style:font-family-generic-complex="system" style:font-pitch-complex="variable"/>
    </style:style>
    <style:style style:name="ListLabel_20_341" style:display-name="ListLabel 341" style:family="text">
      <style:text-properties style:font-name-complex="OpenSymbol2" style:font-family-complex="OpenSymbol" style:font-family-generic-complex="system" style:font-pitch-complex="variable"/>
    </style:style>
    <style:style style:name="ListLabel_20_342" style:display-name="ListLabel 342" style:family="text">
      <style:text-properties style:font-name-complex="OpenSymbol2" style:font-family-complex="OpenSymbol" style:font-family-generic-complex="system" style:font-pitch-complex="variable"/>
    </style:style>
    <style:style style:name="ListLabel_20_343" style:display-name="ListLabel 343"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344" style:display-name="ListLabel 344" style:family="text">
      <style:text-properties style:font-name-complex="OpenSymbol2" style:font-family-complex="OpenSymbol" style:font-family-generic-complex="system" style:font-pitch-complex="variable"/>
    </style:style>
    <style:style style:name="ListLabel_20_345" style:display-name="ListLabel 345" style:family="text">
      <style:text-properties style:font-name-complex="OpenSymbol2" style:font-family-complex="OpenSymbol" style:font-family-generic-complex="system" style:font-pitch-complex="variable"/>
    </style:style>
    <style:style style:name="ListLabel_20_346" style:display-name="ListLabel 346" style:family="text">
      <style:text-properties style:font-name-complex="OpenSymbol2" style:font-family-complex="OpenSymbol" style:font-family-generic-complex="system" style:font-pitch-complex="variable"/>
    </style:style>
    <style:style style:name="ListLabel_20_347" style:display-name="ListLabel 347" style:family="text">
      <style:text-properties style:font-name-complex="OpenSymbol2" style:font-family-complex="OpenSymbol" style:font-family-generic-complex="system" style:font-pitch-complex="variable"/>
    </style:style>
    <style:style style:name="ListLabel_20_348" style:display-name="ListLabel 348" style:family="text">
      <style:text-properties style:font-name-complex="OpenSymbol2" style:font-family-complex="OpenSymbol" style:font-family-generic-complex="system" style:font-pitch-complex="variable"/>
    </style:style>
    <style:style style:name="ListLabel_20_349" style:display-name="ListLabel 349" style:family="text">
      <style:text-properties style:font-name-complex="OpenSymbol2" style:font-family-complex="OpenSymbol" style:font-family-generic-complex="system" style:font-pitch-complex="variable"/>
    </style:style>
    <style:style style:name="ListLabel_20_350" style:display-name="ListLabel 350" style:family="text">
      <style:text-properties style:font-name-complex="OpenSymbol2" style:font-family-complex="OpenSymbol" style:font-family-generic-complex="system" style:font-pitch-complex="variable"/>
    </style:style>
    <style:style style:name="ListLabel_20_351" style:display-name="ListLabel 351" style:family="text">
      <style:text-properties style:font-name-complex="OpenSymbol2" style:font-family-complex="OpenSymbol" style:font-family-generic-complex="system" style:font-pitch-complex="variable"/>
    </style:style>
    <style:style style:name="ListLabel_20_352" style:display-name="ListLabel 352"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353" style:display-name="ListLabel 353" style:family="text">
      <style:text-properties style:font-name-complex="OpenSymbol2" style:font-family-complex="OpenSymbol" style:font-family-generic-complex="system" style:font-pitch-complex="variable"/>
    </style:style>
    <style:style style:name="ListLabel_20_354" style:display-name="ListLabel 354" style:family="text">
      <style:text-properties style:font-name-complex="OpenSymbol2" style:font-family-complex="OpenSymbol" style:font-family-generic-complex="system" style:font-pitch-complex="variable"/>
    </style:style>
    <style:style style:name="ListLabel_20_355" style:display-name="ListLabel 355" style:family="text">
      <style:text-properties style:font-name-complex="OpenSymbol2" style:font-family-complex="OpenSymbol" style:font-family-generic-complex="system" style:font-pitch-complex="variable"/>
    </style:style>
    <style:style style:name="ListLabel_20_356" style:display-name="ListLabel 356" style:family="text">
      <style:text-properties style:font-name-complex="OpenSymbol2" style:font-family-complex="OpenSymbol" style:font-family-generic-complex="system" style:font-pitch-complex="variable"/>
    </style:style>
    <style:style style:name="ListLabel_20_357" style:display-name="ListLabel 357" style:family="text">
      <style:text-properties style:font-name-complex="OpenSymbol2" style:font-family-complex="OpenSymbol" style:font-family-generic-complex="system" style:font-pitch-complex="variable"/>
    </style:style>
    <style:style style:name="ListLabel_20_358" style:display-name="ListLabel 358" style:family="text">
      <style:text-properties style:font-name-complex="OpenSymbol2" style:font-family-complex="OpenSymbol" style:font-family-generic-complex="system" style:font-pitch-complex="variable"/>
    </style:style>
    <style:style style:name="ListLabel_20_359" style:display-name="ListLabel 359" style:family="text">
      <style:text-properties style:font-name-complex="OpenSymbol2" style:font-family-complex="OpenSymbol" style:font-family-generic-complex="system" style:font-pitch-complex="variable"/>
    </style:style>
    <style:style style:name="ListLabel_20_360" style:display-name="ListLabel 360" style:family="text">
      <style:text-properties style:font-name-complex="OpenSymbol2" style:font-family-complex="OpenSymbol" style:font-family-generic-complex="system" style:font-pitch-complex="variable"/>
    </style:style>
    <style:style style:name="ListLabel_20_361" style:display-name="ListLabel 361" style:family="text">
      <style:text-properties style:font-name-complex="OpenSymbol2" style:font-family-complex="OpenSymbol" style:font-family-generic-complex="system" style:font-pitch-complex="variable"/>
    </style:style>
    <style:style style:name="ListLabel_20_362" style:display-name="ListLabel 362" style:family="text">
      <style:text-properties style:font-name-complex="OpenSymbol2" style:font-family-complex="OpenSymbol" style:font-family-generic-complex="system" style:font-pitch-complex="variable"/>
    </style:style>
    <style:style style:name="ListLabel_20_363" style:display-name="ListLabel 363" style:family="text">
      <style:text-properties style:font-name-complex="OpenSymbol2" style:font-family-complex="OpenSymbol" style:font-family-generic-complex="system" style:font-pitch-complex="variable"/>
    </style:style>
    <style:style style:name="ListLabel_20_364" style:display-name="ListLabel 364" style:family="text">
      <style:text-properties style:font-name-complex="OpenSymbol2" style:font-family-complex="OpenSymbol" style:font-family-generic-complex="system" style:font-pitch-complex="variable"/>
    </style:style>
    <style:style style:name="ListLabel_20_365" style:display-name="ListLabel 365" style:family="text">
      <style:text-properties style:font-name-complex="OpenSymbol2" style:font-family-complex="OpenSymbol" style:font-family-generic-complex="system" style:font-pitch-complex="variable"/>
    </style:style>
    <style:style style:name="ListLabel_20_366" style:display-name="ListLabel 366" style:family="text">
      <style:text-properties style:font-name-complex="OpenSymbol2" style:font-family-complex="OpenSymbol" style:font-family-generic-complex="system" style:font-pitch-complex="variable"/>
    </style:style>
    <style:style style:name="ListLabel_20_367" style:display-name="ListLabel 367" style:family="text">
      <style:text-properties style:font-name-complex="OpenSymbol2" style:font-family-complex="OpenSymbol" style:font-family-generic-complex="system" style:font-pitch-complex="variable"/>
    </style:style>
    <style:style style:name="ListLabel_20_368" style:display-name="ListLabel 368" style:family="text">
      <style:text-properties style:font-name-complex="OpenSymbol2" style:font-family-complex="OpenSymbol" style:font-family-generic-complex="system" style:font-pitch-complex="variable"/>
    </style:style>
    <style:style style:name="ListLabel_20_369" style:display-name="ListLabel 369" style:family="text">
      <style:text-properties style:font-name-complex="OpenSymbol2" style:font-family-complex="OpenSymbol" style:font-family-generic-complex="system" style:font-pitch-complex="variable"/>
    </style:style>
    <style:style style:name="ListLabel_20_370" style:display-name="ListLabel 370" style:family="text">
      <style:text-properties style:font-name="Times New Roman" fo:font-family="'Times New Roman'" style:font-family-generic="roman" style:font-pitch="variable" style:font-name-complex="OpenSymbol2" style:font-family-complex="OpenSymbol" style:font-family-generic-complex="system" style:font-pitch-complex="variable"/>
    </style:style>
    <style:style style:name="ListLabel_20_371" style:display-name="ListLabel 371" style:family="text">
      <style:text-properties style:font-name-complex="OpenSymbol2" style:font-family-complex="OpenSymbol" style:font-family-generic-complex="system" style:font-pitch-complex="variable"/>
    </style:style>
    <style:style style:name="ListLabel_20_372" style:display-name="ListLabel 372" style:family="text">
      <style:text-properties style:font-name-complex="OpenSymbol2" style:font-family-complex="OpenSymbol" style:font-family-generic-complex="system" style:font-pitch-complex="variable"/>
    </style:style>
    <style:style style:name="ListLabel_20_373" style:display-name="ListLabel 373" style:family="text">
      <style:text-properties style:font-name-complex="OpenSymbol2" style:font-family-complex="OpenSymbol" style:font-family-generic-complex="system" style:font-pitch-complex="variable"/>
    </style:style>
    <style:style style:name="ListLabel_20_374" style:display-name="ListLabel 374" style:family="text">
      <style:text-properties style:font-name-complex="OpenSymbol2" style:font-family-complex="OpenSymbol" style:font-family-generic-complex="system" style:font-pitch-complex="variable"/>
    </style:style>
    <style:style style:name="ListLabel_20_375" style:display-name="ListLabel 375" style:family="text">
      <style:text-properties style:font-name-complex="OpenSymbol2" style:font-family-complex="OpenSymbol" style:font-family-generic-complex="system" style:font-pitch-complex="variable"/>
    </style:style>
    <style:style style:name="ListLabel_20_376" style:display-name="ListLabel 376" style:family="text">
      <style:text-properties style:font-name-complex="OpenSymbol2" style:font-family-complex="OpenSymbol" style:font-family-generic-complex="system" style:font-pitch-complex="variable"/>
    </style:style>
    <style:style style:name="ListLabel_20_377" style:display-name="ListLabel 377" style:family="text">
      <style:text-properties style:font-name-complex="OpenSymbol2" style:font-family-complex="OpenSymbol" style:font-family-generic-complex="system" style:font-pitch-complex="variable"/>
    </style:style>
    <style:style style:name="ListLabel_20_378" style:display-name="ListLabel 378" style:family="text">
      <style:text-properties style:font-name-complex="OpenSymbol2" style:font-family-complex="OpenSymbol" style:font-family-generic-complex="system" style:font-pitch-complex="variable"/>
    </style:style>
    <style:style style:name="ListLabel_20_379" style:display-name="ListLabel 379" style:family="text">
      <style:text-properties style:font-name="Times New Roman" fo:font-family="'Times New Roman'" style:font-family-generic="roman" style:font-pitch="variable" fo:font-size="11pt" style:font-size-asian="11pt" style:font-name-complex="OpenSymbol2" style:font-family-complex="OpenSymbol" style:font-family-generic-complex="system" style:font-pitch-complex="variable"/>
    </style:style>
    <style:style style:name="ListLabel_20_380" style:display-name="ListLabel 380" style:family="text">
      <style:text-properties style:font-name-complex="OpenSymbol2" style:font-family-complex="OpenSymbol" style:font-family-generic-complex="system" style:font-pitch-complex="variable"/>
    </style:style>
    <style:style style:name="ListLabel_20_381" style:display-name="ListLabel 381" style:family="text">
      <style:text-properties style:font-name-complex="OpenSymbol2" style:font-family-complex="OpenSymbol" style:font-family-generic-complex="system" style:font-pitch-complex="variable"/>
    </style:style>
    <style:style style:name="ListLabel_20_382" style:display-name="ListLabel 382" style:family="text">
      <style:text-properties style:font-name-complex="OpenSymbol2" style:font-family-complex="OpenSymbol" style:font-family-generic-complex="system" style:font-pitch-complex="variable"/>
    </style:style>
    <style:style style:name="ListLabel_20_383" style:display-name="ListLabel 383" style:family="text">
      <style:text-properties style:font-name-complex="OpenSymbol2" style:font-family-complex="OpenSymbol" style:font-family-generic-complex="system" style:font-pitch-complex="variable"/>
    </style:style>
    <style:style style:name="ListLabel_20_384" style:display-name="ListLabel 384" style:family="text">
      <style:text-properties style:font-name-complex="OpenSymbol2" style:font-family-complex="OpenSymbol" style:font-family-generic-complex="system" style:font-pitch-complex="variable"/>
    </style:style>
    <style:style style:name="ListLabel_20_385" style:display-name="ListLabel 385" style:family="text">
      <style:text-properties style:font-name-complex="OpenSymbol2" style:font-family-complex="OpenSymbol" style:font-family-generic-complex="system" style:font-pitch-complex="variable"/>
    </style:style>
    <style:style style:name="ListLabel_20_386" style:display-name="ListLabel 386" style:family="text">
      <style:text-properties style:font-name-complex="OpenSymbol2" style:font-family-complex="OpenSymbol" style:font-family-generic-complex="system" style:font-pitch-complex="variable"/>
    </style:style>
    <style:style style:name="ListLabel_20_387" style:display-name="ListLabel 387" style:family="text">
      <style:text-properties style:font-name-complex="OpenSymbol2" style:font-family-complex="OpenSymbol" style:font-family-generic-complex="system" style:font-pitch-complex="variable"/>
    </style:style>
    <style:style style:name="ListLabel_20_388" style:display-name="ListLabel 388"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389" style:display-name="ListLabel 389" style:family="text">
      <style:text-properties style:font-name-complex="OpenSymbol2" style:font-family-complex="OpenSymbol" style:font-family-generic-complex="system" style:font-pitch-complex="variable"/>
    </style:style>
    <style:style style:name="ListLabel_20_390" style:display-name="ListLabel 390" style:family="text">
      <style:text-properties style:font-name-complex="OpenSymbol2" style:font-family-complex="OpenSymbol" style:font-family-generic-complex="system" style:font-pitch-complex="variable"/>
    </style:style>
    <style:style style:name="ListLabel_20_391" style:display-name="ListLabel 391" style:family="text">
      <style:text-properties style:font-name-complex="OpenSymbol2" style:font-family-complex="OpenSymbol" style:font-family-generic-complex="system" style:font-pitch-complex="variable"/>
    </style:style>
    <style:style style:name="ListLabel_20_392" style:display-name="ListLabel 392" style:family="text">
      <style:text-properties style:font-name-complex="OpenSymbol2" style:font-family-complex="OpenSymbol" style:font-family-generic-complex="system" style:font-pitch-complex="variable"/>
    </style:style>
    <style:style style:name="ListLabel_20_393" style:display-name="ListLabel 393" style:family="text">
      <style:text-properties style:font-name-complex="OpenSymbol2" style:font-family-complex="OpenSymbol" style:font-family-generic-complex="system" style:font-pitch-complex="variable"/>
    </style:style>
    <style:style style:name="ListLabel_20_394" style:display-name="ListLabel 394" style:family="text">
      <style:text-properties style:font-name-complex="OpenSymbol2" style:font-family-complex="OpenSymbol" style:font-family-generic-complex="system" style:font-pitch-complex="variable"/>
    </style:style>
    <style:style style:name="ListLabel_20_395" style:display-name="ListLabel 395" style:family="text">
      <style:text-properties style:font-name-complex="OpenSymbol2" style:font-family-complex="OpenSymbol" style:font-family-generic-complex="system" style:font-pitch-complex="variable"/>
    </style:style>
    <style:style style:name="ListLabel_20_396" style:display-name="ListLabel 396" style:family="text">
      <style:text-properties style:font-name-complex="OpenSymbol2" style:font-family-complex="OpenSymbol" style:font-family-generic-complex="system" style:font-pitch-complex="variable"/>
    </style:style>
    <style:style style:name="ListLabel_20_397" style:display-name="ListLabel 397"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398" style:display-name="ListLabel 398" style:family="text">
      <style:text-properties style:font-name-complex="OpenSymbol2" style:font-family-complex="OpenSymbol" style:font-family-generic-complex="system" style:font-pitch-complex="variable"/>
    </style:style>
    <style:style style:name="ListLabel_20_399" style:display-name="ListLabel 399" style:family="text">
      <style:text-properties style:font-name-complex="OpenSymbol2" style:font-family-complex="OpenSymbol" style:font-family-generic-complex="system" style:font-pitch-complex="variable"/>
    </style:style>
    <style:style style:name="ListLabel_20_400" style:display-name="ListLabel 400" style:family="text">
      <style:text-properties style:font-name-complex="OpenSymbol2" style:font-family-complex="OpenSymbol" style:font-family-generic-complex="system" style:font-pitch-complex="variable"/>
    </style:style>
    <style:style style:name="ListLabel_20_401" style:display-name="ListLabel 401" style:family="text">
      <style:text-properties style:font-name-complex="OpenSymbol2" style:font-family-complex="OpenSymbol" style:font-family-generic-complex="system" style:font-pitch-complex="variable"/>
    </style:style>
    <style:style style:name="ListLabel_20_402" style:display-name="ListLabel 402" style:family="text">
      <style:text-properties style:font-name-complex="OpenSymbol2" style:font-family-complex="OpenSymbol" style:font-family-generic-complex="system" style:font-pitch-complex="variable"/>
    </style:style>
    <style:style style:name="ListLabel_20_403" style:display-name="ListLabel 403" style:family="text">
      <style:text-properties style:font-name-complex="OpenSymbol2" style:font-family-complex="OpenSymbol" style:font-family-generic-complex="system" style:font-pitch-complex="variable"/>
    </style:style>
    <style:style style:name="ListLabel_20_404" style:display-name="ListLabel 404" style:family="text">
      <style:text-properties style:font-name-complex="OpenSymbol2" style:font-family-complex="OpenSymbol" style:font-family-generic-complex="system" style:font-pitch-complex="variable"/>
    </style:style>
    <style:style style:name="ListLabel_20_405" style:display-name="ListLabel 405" style:family="text">
      <style:text-properties style:font-name-complex="OpenSymbol2" style:font-family-complex="OpenSymbol" style:font-family-generic-complex="system" style:font-pitch-complex="variable"/>
    </style:style>
    <style:style style:name="ListLabel_20_406" style:display-name="ListLabel 406" style:family="text">
      <style:text-properties style:font-name-complex="OpenSymbol2" style:font-family-complex="OpenSymbol" style:font-family-generic-complex="system" style:font-pitch-complex="variable"/>
    </style:style>
    <style:style style:name="ListLabel_20_407" style:display-name="ListLabel 407" style:family="text">
      <style:text-properties style:font-name-complex="OpenSymbol2" style:font-family-complex="OpenSymbol" style:font-family-generic-complex="system" style:font-pitch-complex="variable"/>
    </style:style>
    <style:style style:name="ListLabel_20_408" style:display-name="ListLabel 408" style:family="text">
      <style:text-properties style:font-name-complex="OpenSymbol2" style:font-family-complex="OpenSymbol" style:font-family-generic-complex="system" style:font-pitch-complex="variable"/>
    </style:style>
    <style:style style:name="ListLabel_20_409" style:display-name="ListLabel 409" style:family="text">
      <style:text-properties style:font-name-complex="OpenSymbol2" style:font-family-complex="OpenSymbol" style:font-family-generic-complex="system" style:font-pitch-complex="variable"/>
    </style:style>
    <style:style style:name="ListLabel_20_410" style:display-name="ListLabel 410" style:family="text">
      <style:text-properties style:font-name-complex="OpenSymbol2" style:font-family-complex="OpenSymbol" style:font-family-generic-complex="system" style:font-pitch-complex="variable"/>
    </style:style>
    <style:style style:name="ListLabel_20_411" style:display-name="ListLabel 411" style:family="text">
      <style:text-properties style:font-name-complex="OpenSymbol2" style:font-family-complex="OpenSymbol" style:font-family-generic-complex="system" style:font-pitch-complex="variable"/>
    </style:style>
    <style:style style:name="ListLabel_20_412" style:display-name="ListLabel 412" style:family="text">
      <style:text-properties style:font-name-complex="OpenSymbol2" style:font-family-complex="OpenSymbol" style:font-family-generic-complex="system" style:font-pitch-complex="variable"/>
    </style:style>
    <style:style style:name="ListLabel_20_413" style:display-name="ListLabel 413" style:family="text">
      <style:text-properties style:font-name-complex="OpenSymbol2" style:font-family-complex="OpenSymbol" style:font-family-generic-complex="system" style:font-pitch-complex="variable"/>
    </style:style>
    <style:style style:name="ListLabel_20_414" style:display-name="ListLabel 414" style:family="text">
      <style:text-properties style:font-name-complex="OpenSymbol2" style:font-family-complex="OpenSymbol" style:font-family-generic-complex="system" style:font-pitch-complex="variable"/>
    </style:style>
    <style:style style:name="ListLabel_20_415" style:display-name="ListLabel 415" style:family="text">
      <style:text-properties style:font-name="Times New Roman" fo:font-family="'Times New Roman'" style:font-family-generic="roman" style:font-pitch="variable" style:font-name-complex="OpenSymbol2" style:font-family-complex="OpenSymbol" style:font-family-generic-complex="system" style:font-pitch-complex="variable"/>
    </style:style>
    <style:style style:name="ListLabel_20_416" style:display-name="ListLabel 416" style:family="text">
      <style:text-properties style:font-name-complex="OpenSymbol2" style:font-family-complex="OpenSymbol" style:font-family-generic-complex="system" style:font-pitch-complex="variable"/>
    </style:style>
    <style:style style:name="ListLabel_20_417" style:display-name="ListLabel 417" style:family="text">
      <style:text-properties style:font-name-complex="OpenSymbol2" style:font-family-complex="OpenSymbol" style:font-family-generic-complex="system" style:font-pitch-complex="variable"/>
    </style:style>
    <style:style style:name="ListLabel_20_418" style:display-name="ListLabel 418" style:family="text">
      <style:text-properties style:font-name-complex="OpenSymbol2" style:font-family-complex="OpenSymbol" style:font-family-generic-complex="system" style:font-pitch-complex="variable"/>
    </style:style>
    <style:style style:name="ListLabel_20_419" style:display-name="ListLabel 419" style:family="text">
      <style:text-properties style:font-name-complex="OpenSymbol2" style:font-family-complex="OpenSymbol" style:font-family-generic-complex="system" style:font-pitch-complex="variable"/>
    </style:style>
    <style:style style:name="ListLabel_20_420" style:display-name="ListLabel 420" style:family="text">
      <style:text-properties style:font-name-complex="OpenSymbol2" style:font-family-complex="OpenSymbol" style:font-family-generic-complex="system" style:font-pitch-complex="variable"/>
    </style:style>
    <style:style style:name="ListLabel_20_421" style:display-name="ListLabel 421" style:family="text">
      <style:text-properties style:font-name-complex="OpenSymbol2" style:font-family-complex="OpenSymbol" style:font-family-generic-complex="system" style:font-pitch-complex="variable"/>
    </style:style>
    <style:style style:name="ListLabel_20_422" style:display-name="ListLabel 422" style:family="text">
      <style:text-properties style:font-name-complex="OpenSymbol2" style:font-family-complex="OpenSymbol" style:font-family-generic-complex="system" style:font-pitch-complex="variable"/>
    </style:style>
    <style:style style:name="ListLabel_20_423" style:display-name="ListLabel 423" style:family="text">
      <style:text-properties style:font-name-complex="OpenSymbol2" style:font-family-complex="OpenSymbol" style:font-family-generic-complex="system" style:font-pitch-complex="variable"/>
    </style:style>
    <style:style style:name="ListLabel_20_424" style:display-name="ListLabel 424" style:family="text">
      <style:text-properties style:font-name="Times New Roman" fo:font-family="'Times New Roman'" style:font-family-generic="roman" style:font-pitch="variable" fo:font-size="11pt" style:font-size-asian="11pt" style:font-name-complex="OpenSymbol2" style:font-family-complex="OpenSymbol" style:font-family-generic-complex="system" style:font-pitch-complex="variable"/>
    </style:style>
    <style:style style:name="ListLabel_20_425" style:display-name="ListLabel 425" style:family="text">
      <style:text-properties style:font-name-complex="OpenSymbol2" style:font-family-complex="OpenSymbol" style:font-family-generic-complex="system" style:font-pitch-complex="variable"/>
    </style:style>
    <style:style style:name="ListLabel_20_426" style:display-name="ListLabel 426" style:family="text">
      <style:text-properties style:font-name-complex="OpenSymbol2" style:font-family-complex="OpenSymbol" style:font-family-generic-complex="system" style:font-pitch-complex="variable"/>
    </style:style>
    <style:style style:name="ListLabel_20_427" style:display-name="ListLabel 427" style:family="text">
      <style:text-properties style:font-name-complex="OpenSymbol2" style:font-family-complex="OpenSymbol" style:font-family-generic-complex="system" style:font-pitch-complex="variable"/>
    </style:style>
    <style:style style:name="ListLabel_20_428" style:display-name="ListLabel 428" style:family="text">
      <style:text-properties style:font-name-complex="OpenSymbol2" style:font-family-complex="OpenSymbol" style:font-family-generic-complex="system" style:font-pitch-complex="variable"/>
    </style:style>
    <style:style style:name="ListLabel_20_429" style:display-name="ListLabel 429" style:family="text">
      <style:text-properties style:font-name-complex="OpenSymbol2" style:font-family-complex="OpenSymbol" style:font-family-generic-complex="system" style:font-pitch-complex="variable"/>
    </style:style>
    <style:style style:name="ListLabel_20_430" style:display-name="ListLabel 430" style:family="text">
      <style:text-properties style:font-name-complex="OpenSymbol2" style:font-family-complex="OpenSymbol" style:font-family-generic-complex="system" style:font-pitch-complex="variable"/>
    </style:style>
    <style:style style:name="ListLabel_20_431" style:display-name="ListLabel 431" style:family="text">
      <style:text-properties style:font-name-complex="OpenSymbol2" style:font-family-complex="OpenSymbol" style:font-family-generic-complex="system" style:font-pitch-complex="variable"/>
    </style:style>
    <style:style style:name="ListLabel_20_432" style:display-name="ListLabel 432" style:family="text">
      <style:text-properties style:font-name-complex="OpenSymbol2" style:font-family-complex="OpenSymbol" style:font-family-generic-complex="system" style:font-pitch-complex="variable"/>
    </style:style>
    <style:style style:name="Variable" style:family="text">
      <style:text-properties fo:font-style="italic" style:font-style-asian="italic" style:font-style-complex="italic"/>
    </style:style>
    <style:style style:name="ListLabel_20_433" style:display-name="ListLabel 433"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434" style:display-name="ListLabel 434" style:family="text">
      <style:text-properties style:font-name-complex="OpenSymbol2" style:font-family-complex="OpenSymbol" style:font-family-generic-complex="system" style:font-pitch-complex="variable"/>
    </style:style>
    <style:style style:name="ListLabel_20_435" style:display-name="ListLabel 435" style:family="text">
      <style:text-properties style:font-name-complex="OpenSymbol2" style:font-family-complex="OpenSymbol" style:font-family-generic-complex="system" style:font-pitch-complex="variable"/>
    </style:style>
    <style:style style:name="ListLabel_20_436" style:display-name="ListLabel 436" style:family="text">
      <style:text-properties style:font-name-complex="OpenSymbol2" style:font-family-complex="OpenSymbol" style:font-family-generic-complex="system" style:font-pitch-complex="variable"/>
    </style:style>
    <style:style style:name="ListLabel_20_437" style:display-name="ListLabel 437" style:family="text">
      <style:text-properties style:font-name-complex="OpenSymbol2" style:font-family-complex="OpenSymbol" style:font-family-generic-complex="system" style:font-pitch-complex="variable"/>
    </style:style>
    <style:style style:name="ListLabel_20_438" style:display-name="ListLabel 438" style:family="text">
      <style:text-properties style:font-name-complex="OpenSymbol2" style:font-family-complex="OpenSymbol" style:font-family-generic-complex="system" style:font-pitch-complex="variable"/>
    </style:style>
    <style:style style:name="ListLabel_20_439" style:display-name="ListLabel 439" style:family="text">
      <style:text-properties style:font-name-complex="OpenSymbol2" style:font-family-complex="OpenSymbol" style:font-family-generic-complex="system" style:font-pitch-complex="variable"/>
    </style:style>
    <style:style style:name="ListLabel_20_440" style:display-name="ListLabel 440" style:family="text">
      <style:text-properties style:font-name-complex="OpenSymbol2" style:font-family-complex="OpenSymbol" style:font-family-generic-complex="system" style:font-pitch-complex="variable"/>
    </style:style>
    <style:style style:name="ListLabel_20_441" style:display-name="ListLabel 441" style:family="text">
      <style:text-properties style:font-name-complex="OpenSymbol2" style:font-family-complex="OpenSymbol" style:font-family-generic-complex="system" style:font-pitch-complex="variable"/>
    </style:style>
    <style:style style:name="ListLabel_20_442" style:display-name="ListLabel 442"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443" style:display-name="ListLabel 443" style:family="text">
      <style:text-properties style:font-name-complex="OpenSymbol2" style:font-family-complex="OpenSymbol" style:font-family-generic-complex="system" style:font-pitch-complex="variable"/>
    </style:style>
    <style:style style:name="ListLabel_20_444" style:display-name="ListLabel 444" style:family="text">
      <style:text-properties style:font-name-complex="OpenSymbol2" style:font-family-complex="OpenSymbol" style:font-family-generic-complex="system" style:font-pitch-complex="variable"/>
    </style:style>
    <style:style style:name="ListLabel_20_445" style:display-name="ListLabel 445" style:family="text">
      <style:text-properties style:font-name-complex="OpenSymbol2" style:font-family-complex="OpenSymbol" style:font-family-generic-complex="system" style:font-pitch-complex="variable"/>
    </style:style>
    <style:style style:name="ListLabel_20_446" style:display-name="ListLabel 446" style:family="text">
      <style:text-properties style:font-name-complex="OpenSymbol2" style:font-family-complex="OpenSymbol" style:font-family-generic-complex="system" style:font-pitch-complex="variable"/>
    </style:style>
    <style:style style:name="ListLabel_20_447" style:display-name="ListLabel 447" style:family="text">
      <style:text-properties style:font-name-complex="OpenSymbol2" style:font-family-complex="OpenSymbol" style:font-family-generic-complex="system" style:font-pitch-complex="variable"/>
    </style:style>
    <style:style style:name="ListLabel_20_448" style:display-name="ListLabel 448" style:family="text">
      <style:text-properties style:font-name-complex="OpenSymbol2" style:font-family-complex="OpenSymbol" style:font-family-generic-complex="system" style:font-pitch-complex="variable"/>
    </style:style>
    <style:style style:name="ListLabel_20_449" style:display-name="ListLabel 449" style:family="text">
      <style:text-properties style:font-name-complex="OpenSymbol2" style:font-family-complex="OpenSymbol" style:font-family-generic-complex="system" style:font-pitch-complex="variable"/>
    </style:style>
    <style:style style:name="ListLabel_20_450" style:display-name="ListLabel 450" style:family="text">
      <style:text-properties style:font-name-complex="OpenSymbol2" style:font-family-complex="OpenSymbol" style:font-family-generic-complex="system" style:font-pitch-complex="variable"/>
    </style:style>
    <style:style style:name="ListLabel_20_451" style:display-name="ListLabel 451" style:family="text">
      <style:text-properties style:font-name-complex="OpenSymbol2" style:font-family-complex="OpenSymbol" style:font-family-generic-complex="system" style:font-pitch-complex="variable"/>
    </style:style>
    <style:style style:name="ListLabel_20_452" style:display-name="ListLabel 452" style:family="text">
      <style:text-properties style:font-name-complex="OpenSymbol2" style:font-family-complex="OpenSymbol" style:font-family-generic-complex="system" style:font-pitch-complex="variable"/>
    </style:style>
    <style:style style:name="ListLabel_20_453" style:display-name="ListLabel 453" style:family="text">
      <style:text-properties style:font-name-complex="OpenSymbol2" style:font-family-complex="OpenSymbol" style:font-family-generic-complex="system" style:font-pitch-complex="variable"/>
    </style:style>
    <style:style style:name="ListLabel_20_454" style:display-name="ListLabel 454" style:family="text">
      <style:text-properties style:font-name-complex="OpenSymbol2" style:font-family-complex="OpenSymbol" style:font-family-generic-complex="system" style:font-pitch-complex="variable"/>
    </style:style>
    <style:style style:name="ListLabel_20_455" style:display-name="ListLabel 455" style:family="text">
      <style:text-properties style:font-name-complex="OpenSymbol2" style:font-family-complex="OpenSymbol" style:font-family-generic-complex="system" style:font-pitch-complex="variable"/>
    </style:style>
    <style:style style:name="ListLabel_20_456" style:display-name="ListLabel 456" style:family="text">
      <style:text-properties style:font-name-complex="OpenSymbol2" style:font-family-complex="OpenSymbol" style:font-family-generic-complex="system" style:font-pitch-complex="variable"/>
    </style:style>
    <style:style style:name="ListLabel_20_457" style:display-name="ListLabel 457" style:family="text">
      <style:text-properties style:font-name-complex="OpenSymbol2" style:font-family-complex="OpenSymbol" style:font-family-generic-complex="system" style:font-pitch-complex="variable"/>
    </style:style>
    <style:style style:name="ListLabel_20_458" style:display-name="ListLabel 458" style:family="text">
      <style:text-properties style:font-name-complex="OpenSymbol2" style:font-family-complex="OpenSymbol" style:font-family-generic-complex="system" style:font-pitch-complex="variable"/>
    </style:style>
    <style:style style:name="ListLabel_20_459" style:display-name="ListLabel 459" style:family="text">
      <style:text-properties style:font-name-complex="OpenSymbol2" style:font-family-complex="OpenSymbol" style:font-family-generic-complex="system" style:font-pitch-complex="variable"/>
    </style:style>
    <style:style style:name="ListLabel_20_460" style:display-name="ListLabel 460" style:family="text">
      <style:text-properties style:font-name="Times New Roman" fo:font-family="'Times New Roman'" style:font-family-generic="roman" style:font-pitch="variable" style:font-name-complex="OpenSymbol2" style:font-family-complex="OpenSymbol" style:font-family-generic-complex="system" style:font-pitch-complex="variable"/>
    </style:style>
    <style:style style:name="ListLabel_20_461" style:display-name="ListLabel 461" style:family="text">
      <style:text-properties style:font-name-complex="OpenSymbol2" style:font-family-complex="OpenSymbol" style:font-family-generic-complex="system" style:font-pitch-complex="variable"/>
    </style:style>
    <style:style style:name="ListLabel_20_462" style:display-name="ListLabel 462" style:family="text">
      <style:text-properties style:font-name-complex="OpenSymbol2" style:font-family-complex="OpenSymbol" style:font-family-generic-complex="system" style:font-pitch-complex="variable"/>
    </style:style>
    <style:style style:name="ListLabel_20_463" style:display-name="ListLabel 463" style:family="text">
      <style:text-properties style:font-name-complex="OpenSymbol2" style:font-family-complex="OpenSymbol" style:font-family-generic-complex="system" style:font-pitch-complex="variable"/>
    </style:style>
    <style:style style:name="ListLabel_20_464" style:display-name="ListLabel 464" style:family="text">
      <style:text-properties style:font-name-complex="OpenSymbol2" style:font-family-complex="OpenSymbol" style:font-family-generic-complex="system" style:font-pitch-complex="variable"/>
    </style:style>
    <style:style style:name="ListLabel_20_465" style:display-name="ListLabel 465" style:family="text">
      <style:text-properties style:font-name-complex="OpenSymbol2" style:font-family-complex="OpenSymbol" style:font-family-generic-complex="system" style:font-pitch-complex="variable"/>
    </style:style>
    <style:style style:name="ListLabel_20_466" style:display-name="ListLabel 466" style:family="text">
      <style:text-properties style:font-name-complex="OpenSymbol2" style:font-family-complex="OpenSymbol" style:font-family-generic-complex="system" style:font-pitch-complex="variable"/>
    </style:style>
    <style:style style:name="ListLabel_20_467" style:display-name="ListLabel 467" style:family="text">
      <style:text-properties style:font-name-complex="OpenSymbol2" style:font-family-complex="OpenSymbol" style:font-family-generic-complex="system" style:font-pitch-complex="variable"/>
    </style:style>
    <style:style style:name="ListLabel_20_468" style:display-name="ListLabel 468" style:family="text">
      <style:text-properties style:font-name-complex="OpenSymbol2" style:font-family-complex="OpenSymbol" style:font-family-generic-complex="system" style:font-pitch-complex="variable"/>
    </style:style>
    <style:style style:name="ListLabel_20_469" style:display-name="ListLabel 469" style:family="text">
      <style:text-properties style:font-name="Times New Roman" fo:font-family="'Times New Roman'" style:font-family-generic="roman" style:font-pitch="variable" fo:font-size="11pt" style:font-size-asian="11pt" style:font-name-complex="OpenSymbol2" style:font-family-complex="OpenSymbol" style:font-family-generic-complex="system" style:font-pitch-complex="variable"/>
    </style:style>
    <style:style style:name="ListLabel_20_470" style:display-name="ListLabel 470" style:family="text">
      <style:text-properties style:font-name-complex="OpenSymbol2" style:font-family-complex="OpenSymbol" style:font-family-generic-complex="system" style:font-pitch-complex="variable"/>
    </style:style>
    <style:style style:name="ListLabel_20_471" style:display-name="ListLabel 471" style:family="text">
      <style:text-properties style:font-name-complex="OpenSymbol2" style:font-family-complex="OpenSymbol" style:font-family-generic-complex="system" style:font-pitch-complex="variable"/>
    </style:style>
    <style:style style:name="ListLabel_20_472" style:display-name="ListLabel 472" style:family="text">
      <style:text-properties style:font-name-complex="OpenSymbol2" style:font-family-complex="OpenSymbol" style:font-family-generic-complex="system" style:font-pitch-complex="variable"/>
    </style:style>
    <style:style style:name="ListLabel_20_473" style:display-name="ListLabel 473" style:family="text">
      <style:text-properties style:font-name-complex="OpenSymbol2" style:font-family-complex="OpenSymbol" style:font-family-generic-complex="system" style:font-pitch-complex="variable"/>
    </style:style>
    <style:style style:name="ListLabel_20_474" style:display-name="ListLabel 474" style:family="text">
      <style:text-properties style:font-name-complex="OpenSymbol2" style:font-family-complex="OpenSymbol" style:font-family-generic-complex="system" style:font-pitch-complex="variable"/>
    </style:style>
    <style:style style:name="ListLabel_20_475" style:display-name="ListLabel 475" style:family="text">
      <style:text-properties style:font-name-complex="OpenSymbol2" style:font-family-complex="OpenSymbol" style:font-family-generic-complex="system" style:font-pitch-complex="variable"/>
    </style:style>
    <style:style style:name="ListLabel_20_476" style:display-name="ListLabel 476" style:family="text">
      <style:text-properties style:font-name-complex="OpenSymbol2" style:font-family-complex="OpenSymbol" style:font-family-generic-complex="system" style:font-pitch-complex="variable"/>
    </style:style>
    <style:style style:name="ListLabel_20_477" style:display-name="ListLabel 477" style:family="text">
      <style:text-properties style:font-name-complex="OpenSymbol2" style:font-family-complex="OpenSymbol" style:font-family-generic-complex="system" style:font-pitch-complex="variable"/>
    </style:style>
    <style:style style:name="ListLabel_20_478" style:display-name="ListLabel 478"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479" style:display-name="ListLabel 479" style:family="text">
      <style:text-properties style:font-name-complex="OpenSymbol2" style:font-family-complex="OpenSymbol" style:font-family-generic-complex="system" style:font-pitch-complex="variable"/>
    </style:style>
    <style:style style:name="ListLabel_20_480" style:display-name="ListLabel 480" style:family="text">
      <style:text-properties style:font-name-complex="OpenSymbol2" style:font-family-complex="OpenSymbol" style:font-family-generic-complex="system" style:font-pitch-complex="variable"/>
    </style:style>
    <style:style style:name="ListLabel_20_481" style:display-name="ListLabel 481" style:family="text">
      <style:text-properties style:font-name-complex="OpenSymbol2" style:font-family-complex="OpenSymbol" style:font-family-generic-complex="system" style:font-pitch-complex="variable"/>
    </style:style>
    <style:style style:name="ListLabel_20_482" style:display-name="ListLabel 482" style:family="text">
      <style:text-properties style:font-name-complex="OpenSymbol2" style:font-family-complex="OpenSymbol" style:font-family-generic-complex="system" style:font-pitch-complex="variable"/>
    </style:style>
    <style:style style:name="ListLabel_20_483" style:display-name="ListLabel 483" style:family="text">
      <style:text-properties style:font-name-complex="OpenSymbol2" style:font-family-complex="OpenSymbol" style:font-family-generic-complex="system" style:font-pitch-complex="variable"/>
    </style:style>
    <style:style style:name="ListLabel_20_484" style:display-name="ListLabel 484" style:family="text">
      <style:text-properties style:font-name-complex="OpenSymbol2" style:font-family-complex="OpenSymbol" style:font-family-generic-complex="system" style:font-pitch-complex="variable"/>
    </style:style>
    <style:style style:name="ListLabel_20_485" style:display-name="ListLabel 485" style:family="text">
      <style:text-properties style:font-name-complex="OpenSymbol2" style:font-family-complex="OpenSymbol" style:font-family-generic-complex="system" style:font-pitch-complex="variable"/>
    </style:style>
    <style:style style:name="ListLabel_20_486" style:display-name="ListLabel 486" style:family="text">
      <style:text-properties style:font-name-complex="OpenSymbol2" style:font-family-complex="OpenSymbol" style:font-family-generic-complex="system" style:font-pitch-complex="variable"/>
    </style:style>
    <style:style style:name="ListLabel_20_487" style:display-name="ListLabel 487"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488" style:display-name="ListLabel 488" style:family="text">
      <style:text-properties style:font-name-complex="OpenSymbol2" style:font-family-complex="OpenSymbol" style:font-family-generic-complex="system" style:font-pitch-complex="variable"/>
    </style:style>
    <style:style style:name="ListLabel_20_489" style:display-name="ListLabel 489" style:family="text">
      <style:text-properties style:font-name-complex="OpenSymbol2" style:font-family-complex="OpenSymbol" style:font-family-generic-complex="system" style:font-pitch-complex="variable"/>
    </style:style>
    <style:style style:name="ListLabel_20_490" style:display-name="ListLabel 490" style:family="text">
      <style:text-properties style:font-name-complex="OpenSymbol2" style:font-family-complex="OpenSymbol" style:font-family-generic-complex="system" style:font-pitch-complex="variable"/>
    </style:style>
    <style:style style:name="ListLabel_20_491" style:display-name="ListLabel 491" style:family="text">
      <style:text-properties style:font-name-complex="OpenSymbol2" style:font-family-complex="OpenSymbol" style:font-family-generic-complex="system" style:font-pitch-complex="variable"/>
    </style:style>
    <style:style style:name="ListLabel_20_492" style:display-name="ListLabel 492" style:family="text">
      <style:text-properties style:font-name-complex="OpenSymbol2" style:font-family-complex="OpenSymbol" style:font-family-generic-complex="system" style:font-pitch-complex="variable"/>
    </style:style>
    <style:style style:name="ListLabel_20_493" style:display-name="ListLabel 493" style:family="text">
      <style:text-properties style:font-name-complex="OpenSymbol2" style:font-family-complex="OpenSymbol" style:font-family-generic-complex="system" style:font-pitch-complex="variable"/>
    </style:style>
    <style:style style:name="ListLabel_20_494" style:display-name="ListLabel 494" style:family="text">
      <style:text-properties style:font-name-complex="OpenSymbol2" style:font-family-complex="OpenSymbol" style:font-family-generic-complex="system" style:font-pitch-complex="variable"/>
    </style:style>
    <style:style style:name="ListLabel_20_495" style:display-name="ListLabel 495" style:family="text">
      <style:text-properties style:font-name-complex="OpenSymbol2" style:font-family-complex="OpenSymbol" style:font-family-generic-complex="system" style:font-pitch-complex="variable"/>
    </style:style>
    <style:style style:name="ListLabel_20_496" style:display-name="ListLabel 496" style:family="text">
      <style:text-properties style:font-name-complex="OpenSymbol2" style:font-family-complex="OpenSymbol" style:font-family-generic-complex="system" style:font-pitch-complex="variable"/>
    </style:style>
    <style:style style:name="ListLabel_20_497" style:display-name="ListLabel 497" style:family="text">
      <style:text-properties style:font-name-complex="OpenSymbol2" style:font-family-complex="OpenSymbol" style:font-family-generic-complex="system" style:font-pitch-complex="variable"/>
    </style:style>
    <style:style style:name="ListLabel_20_498" style:display-name="ListLabel 498" style:family="text">
      <style:text-properties style:font-name-complex="OpenSymbol2" style:font-family-complex="OpenSymbol" style:font-family-generic-complex="system" style:font-pitch-complex="variable"/>
    </style:style>
    <style:style style:name="ListLabel_20_499" style:display-name="ListLabel 499" style:family="text">
      <style:text-properties style:font-name-complex="OpenSymbol2" style:font-family-complex="OpenSymbol" style:font-family-generic-complex="system" style:font-pitch-complex="variable"/>
    </style:style>
    <style:style style:name="ListLabel_20_500" style:display-name="ListLabel 500" style:family="text">
      <style:text-properties style:font-name-complex="OpenSymbol2" style:font-family-complex="OpenSymbol" style:font-family-generic-complex="system" style:font-pitch-complex="variable"/>
    </style:style>
    <style:style style:name="ListLabel_20_501" style:display-name="ListLabel 501" style:family="text">
      <style:text-properties style:font-name-complex="OpenSymbol2" style:font-family-complex="OpenSymbol" style:font-family-generic-complex="system" style:font-pitch-complex="variable"/>
    </style:style>
    <style:style style:name="ListLabel_20_502" style:display-name="ListLabel 502" style:family="text">
      <style:text-properties style:font-name-complex="OpenSymbol2" style:font-family-complex="OpenSymbol" style:font-family-generic-complex="system" style:font-pitch-complex="variable"/>
    </style:style>
    <style:style style:name="ListLabel_20_503" style:display-name="ListLabel 503" style:family="text">
      <style:text-properties style:font-name-complex="OpenSymbol2" style:font-family-complex="OpenSymbol" style:font-family-generic-complex="system" style:font-pitch-complex="variable"/>
    </style:style>
    <style:style style:name="ListLabel_20_504" style:display-name="ListLabel 504" style:family="text">
      <style:text-properties style:font-name-complex="OpenSymbol2" style:font-family-complex="OpenSymbol" style:font-family-generic-complex="system" style:font-pitch-complex="variable"/>
    </style:style>
    <style:style style:name="ListLabel_20_505" style:display-name="ListLabel 505" style:family="text">
      <style:text-properties style:font-name="Times New Roman" fo:font-family="'Times New Roman'" style:font-family-generic="roman" style:font-pitch="variable" style:font-name-complex="OpenSymbol2" style:font-family-complex="OpenSymbol" style:font-family-generic-complex="system" style:font-pitch-complex="variable"/>
    </style:style>
    <style:style style:name="ListLabel_20_506" style:display-name="ListLabel 506" style:family="text">
      <style:text-properties style:font-name-complex="OpenSymbol2" style:font-family-complex="OpenSymbol" style:font-family-generic-complex="system" style:font-pitch-complex="variable"/>
    </style:style>
    <style:style style:name="ListLabel_20_507" style:display-name="ListLabel 507" style:family="text">
      <style:text-properties style:font-name-complex="OpenSymbol2" style:font-family-complex="OpenSymbol" style:font-family-generic-complex="system" style:font-pitch-complex="variable"/>
    </style:style>
    <style:style style:name="ListLabel_20_508" style:display-name="ListLabel 508" style:family="text">
      <style:text-properties style:font-name-complex="OpenSymbol2" style:font-family-complex="OpenSymbol" style:font-family-generic-complex="system" style:font-pitch-complex="variable"/>
    </style:style>
    <style:style style:name="ListLabel_20_509" style:display-name="ListLabel 509" style:family="text">
      <style:text-properties style:font-name-complex="OpenSymbol2" style:font-family-complex="OpenSymbol" style:font-family-generic-complex="system" style:font-pitch-complex="variable"/>
    </style:style>
    <style:style style:name="ListLabel_20_510" style:display-name="ListLabel 510" style:family="text">
      <style:text-properties style:font-name-complex="OpenSymbol2" style:font-family-complex="OpenSymbol" style:font-family-generic-complex="system" style:font-pitch-complex="variable"/>
    </style:style>
    <style:style style:name="ListLabel_20_511" style:display-name="ListLabel 511" style:family="text">
      <style:text-properties style:font-name-complex="OpenSymbol2" style:font-family-complex="OpenSymbol" style:font-family-generic-complex="system" style:font-pitch-complex="variable"/>
    </style:style>
    <style:style style:name="ListLabel_20_512" style:display-name="ListLabel 512" style:family="text">
      <style:text-properties style:font-name-complex="OpenSymbol2" style:font-family-complex="OpenSymbol" style:font-family-generic-complex="system" style:font-pitch-complex="variable"/>
    </style:style>
    <style:style style:name="ListLabel_20_513" style:display-name="ListLabel 513" style:family="text">
      <style:text-properties style:font-name-complex="OpenSymbol2" style:font-family-complex="OpenSymbol" style:font-family-generic-complex="system" style:font-pitch-complex="variable"/>
    </style:style>
    <style:style style:name="ListLabel_20_514" style:display-name="ListLabel 514" style:family="text">
      <style:text-properties style:font-name="Times New Roman" fo:font-family="'Times New Roman'" style:font-family-generic="roman" style:font-pitch="variable" fo:font-size="11pt" style:font-size-asian="11pt" style:font-name-complex="OpenSymbol2" style:font-family-complex="OpenSymbol" style:font-family-generic-complex="system" style:font-pitch-complex="variable"/>
    </style:style>
    <style:style style:name="ListLabel_20_515" style:display-name="ListLabel 515" style:family="text">
      <style:text-properties style:font-name-complex="OpenSymbol2" style:font-family-complex="OpenSymbol" style:font-family-generic-complex="system" style:font-pitch-complex="variable"/>
    </style:style>
    <style:style style:name="ListLabel_20_516" style:display-name="ListLabel 516" style:family="text">
      <style:text-properties style:font-name-complex="OpenSymbol2" style:font-family-complex="OpenSymbol" style:font-family-generic-complex="system" style:font-pitch-complex="variable"/>
    </style:style>
    <style:style style:name="ListLabel_20_517" style:display-name="ListLabel 517" style:family="text">
      <style:text-properties style:font-name-complex="OpenSymbol2" style:font-family-complex="OpenSymbol" style:font-family-generic-complex="system" style:font-pitch-complex="variable"/>
    </style:style>
    <style:style style:name="ListLabel_20_518" style:display-name="ListLabel 518" style:family="text">
      <style:text-properties style:font-name-complex="OpenSymbol2" style:font-family-complex="OpenSymbol" style:font-family-generic-complex="system" style:font-pitch-complex="variable"/>
    </style:style>
    <style:style style:name="ListLabel_20_519" style:display-name="ListLabel 519" style:family="text">
      <style:text-properties style:font-name-complex="OpenSymbol2" style:font-family-complex="OpenSymbol" style:font-family-generic-complex="system" style:font-pitch-complex="variable"/>
    </style:style>
    <style:style style:name="ListLabel_20_520" style:display-name="ListLabel 520" style:family="text">
      <style:text-properties style:font-name-complex="OpenSymbol2" style:font-family-complex="OpenSymbol" style:font-family-generic-complex="system" style:font-pitch-complex="variable"/>
    </style:style>
    <style:style style:name="ListLabel_20_521" style:display-name="ListLabel 521" style:family="text">
      <style:text-properties style:font-name-complex="OpenSymbol2" style:font-family-complex="OpenSymbol" style:font-family-generic-complex="system" style:font-pitch-complex="variable"/>
    </style:style>
    <style:style style:name="ListLabel_20_522" style:display-name="ListLabel 522" style:family="text">
      <style:text-properties style:font-name-complex="OpenSymbol2" style:font-family-complex="OpenSymbol" style:font-family-generic-complex="system" style:font-pitch-complex="variable"/>
    </style:style>
    <style:style style:name="ListLabel_20_523" style:display-name="ListLabel 523" style:family="text">
      <style:text-properties fo:font-weight="normal" style:font-weight-asian="normal" style:font-name-complex="OpenSymbol2" style:font-family-complex="OpenSymbol" style:font-family-generic-complex="system" style:font-pitch-complex="variable"/>
    </style:style>
    <style:style style:name="ListLabel_20_524" style:display-name="ListLabel 524" style:family="text">
      <style:text-properties style:font-name-complex="OpenSymbol2" style:font-family-complex="OpenSymbol" style:font-family-generic-complex="system" style:font-pitch-complex="variable"/>
    </style:style>
    <style:style style:name="ListLabel_20_525" style:display-name="ListLabel 525" style:family="text">
      <style:text-properties style:font-name-complex="OpenSymbol2" style:font-family-complex="OpenSymbol" style:font-family-generic-complex="system" style:font-pitch-complex="variable"/>
    </style:style>
    <style:style style:name="ListLabel_20_526" style:display-name="ListLabel 526" style:family="text">
      <style:text-properties style:font-name-complex="OpenSymbol2" style:font-family-complex="OpenSymbol" style:font-family-generic-complex="system" style:font-pitch-complex="variable"/>
    </style:style>
    <style:style style:name="ListLabel_20_527" style:display-name="ListLabel 527" style:family="text">
      <style:text-properties style:font-name-complex="OpenSymbol2" style:font-family-complex="OpenSymbol" style:font-family-generic-complex="system" style:font-pitch-complex="variable"/>
    </style:style>
    <style:style style:name="ListLabel_20_528" style:display-name="ListLabel 528" style:family="text">
      <style:text-properties style:font-name-complex="OpenSymbol2" style:font-family-complex="OpenSymbol" style:font-family-generic-complex="system" style:font-pitch-complex="variable"/>
    </style:style>
    <style:style style:name="ListLabel_20_529" style:display-name="ListLabel 529" style:family="text">
      <style:text-properties style:font-name-complex="OpenSymbol2" style:font-family-complex="OpenSymbol" style:font-family-generic-complex="system" style:font-pitch-complex="variable"/>
    </style:style>
    <style:style style:name="ListLabel_20_530" style:display-name="ListLabel 530" style:family="text">
      <style:text-properties style:font-name-complex="OpenSymbol2" style:font-family-complex="OpenSymbol" style:font-family-generic-complex="system" style:font-pitch-complex="variable"/>
    </style:style>
    <style:style style:name="ListLabel_20_531" style:display-name="ListLabel 531" style:family="text">
      <style:text-properties style:font-name-complex="OpenSymbol2" style:font-family-complex="OpenSymbol" style:font-family-generic-complex="system" style:font-pitch-complex="variable"/>
    </style:style>
    <style:style style:name="ListLabel_20_532" style:display-name="ListLabel 532"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533" style:display-name="ListLabel 533" style:family="text">
      <style:text-properties style:font-name-complex="OpenSymbol2" style:font-family-complex="OpenSymbol" style:font-family-generic-complex="system" style:font-pitch-complex="variable"/>
    </style:style>
    <style:style style:name="ListLabel_20_534" style:display-name="ListLabel 534" style:family="text">
      <style:text-properties style:font-name-complex="OpenSymbol2" style:font-family-complex="OpenSymbol" style:font-family-generic-complex="system" style:font-pitch-complex="variable"/>
    </style:style>
    <style:style style:name="ListLabel_20_535" style:display-name="ListLabel 535" style:family="text">
      <style:text-properties style:font-name-complex="OpenSymbol2" style:font-family-complex="OpenSymbol" style:font-family-generic-complex="system" style:font-pitch-complex="variable"/>
    </style:style>
    <style:style style:name="ListLabel_20_536" style:display-name="ListLabel 536" style:family="text">
      <style:text-properties style:font-name-complex="OpenSymbol2" style:font-family-complex="OpenSymbol" style:font-family-generic-complex="system" style:font-pitch-complex="variable"/>
    </style:style>
    <style:style style:name="ListLabel_20_537" style:display-name="ListLabel 537" style:family="text">
      <style:text-properties style:font-name-complex="OpenSymbol2" style:font-family-complex="OpenSymbol" style:font-family-generic-complex="system" style:font-pitch-complex="variable"/>
    </style:style>
    <style:style style:name="ListLabel_20_538" style:display-name="ListLabel 538" style:family="text">
      <style:text-properties style:font-name-complex="OpenSymbol2" style:font-family-complex="OpenSymbol" style:font-family-generic-complex="system" style:font-pitch-complex="variable"/>
    </style:style>
    <style:style style:name="ListLabel_20_539" style:display-name="ListLabel 539" style:family="text">
      <style:text-properties style:font-name-complex="OpenSymbol2" style:font-family-complex="OpenSymbol" style:font-family-generic-complex="system" style:font-pitch-complex="variable"/>
    </style:style>
    <style:style style:name="ListLabel_20_540" style:display-name="ListLabel 540" style:family="text">
      <style:text-properties style:font-name-complex="OpenSymbol2" style:font-family-complex="OpenSymbol" style:font-family-generic-complex="system" style:font-pitch-complex="variable"/>
    </style:style>
    <style:style style:name="ListLabel_20_541" style:display-name="ListLabel 541"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542" style:display-name="ListLabel 542" style:family="text">
      <style:text-properties style:font-name-complex="OpenSymbol2" style:font-family-complex="OpenSymbol" style:font-family-generic-complex="system" style:font-pitch-complex="variable"/>
    </style:style>
    <style:style style:name="ListLabel_20_543" style:display-name="ListLabel 543" style:family="text">
      <style:text-properties style:font-name-complex="OpenSymbol2" style:font-family-complex="OpenSymbol" style:font-family-generic-complex="system" style:font-pitch-complex="variable"/>
    </style:style>
    <style:style style:name="ListLabel_20_544" style:display-name="ListLabel 544" style:family="text">
      <style:text-properties style:font-name-complex="OpenSymbol2" style:font-family-complex="OpenSymbol" style:font-family-generic-complex="system" style:font-pitch-complex="variable"/>
    </style:style>
    <style:style style:name="ListLabel_20_545" style:display-name="ListLabel 545" style:family="text">
      <style:text-properties style:font-name-complex="OpenSymbol2" style:font-family-complex="OpenSymbol" style:font-family-generic-complex="system" style:font-pitch-complex="variable"/>
    </style:style>
    <style:style style:name="ListLabel_20_546" style:display-name="ListLabel 546" style:family="text">
      <style:text-properties style:font-name-complex="OpenSymbol2" style:font-family-complex="OpenSymbol" style:font-family-generic-complex="system" style:font-pitch-complex="variable"/>
    </style:style>
    <style:style style:name="ListLabel_20_547" style:display-name="ListLabel 547" style:family="text">
      <style:text-properties style:font-name-complex="OpenSymbol2" style:font-family-complex="OpenSymbol" style:font-family-generic-complex="system" style:font-pitch-complex="variable"/>
    </style:style>
    <style:style style:name="ListLabel_20_548" style:display-name="ListLabel 548" style:family="text">
      <style:text-properties style:font-name-complex="OpenSymbol2" style:font-family-complex="OpenSymbol" style:font-family-generic-complex="system" style:font-pitch-complex="variable"/>
    </style:style>
    <style:style style:name="ListLabel_20_549" style:display-name="ListLabel 549" style:family="text">
      <style:text-properties style:font-name-complex="OpenSymbol2" style:font-family-complex="OpenSymbol" style:font-family-generic-complex="system" style:font-pitch-complex="variable"/>
    </style:style>
    <style:style style:name="ListLabel_20_550" style:display-name="ListLabel 550" style:family="text">
      <style:text-properties style:font-name-complex="OpenSymbol2" style:font-family-complex="OpenSymbol" style:font-family-generic-complex="system" style:font-pitch-complex="variable"/>
    </style:style>
    <style:style style:name="ListLabel_20_551" style:display-name="ListLabel 551" style:family="text">
      <style:text-properties style:font-name-complex="OpenSymbol2" style:font-family-complex="OpenSymbol" style:font-family-generic-complex="system" style:font-pitch-complex="variable"/>
    </style:style>
    <style:style style:name="ListLabel_20_552" style:display-name="ListLabel 552" style:family="text">
      <style:text-properties style:font-name-complex="OpenSymbol2" style:font-family-complex="OpenSymbol" style:font-family-generic-complex="system" style:font-pitch-complex="variable"/>
    </style:style>
    <style:style style:name="ListLabel_20_553" style:display-name="ListLabel 553" style:family="text">
      <style:text-properties style:font-name-complex="OpenSymbol2" style:font-family-complex="OpenSymbol" style:font-family-generic-complex="system" style:font-pitch-complex="variable"/>
    </style:style>
    <style:style style:name="ListLabel_20_554" style:display-name="ListLabel 554" style:family="text">
      <style:text-properties style:font-name-complex="OpenSymbol2" style:font-family-complex="OpenSymbol" style:font-family-generic-complex="system" style:font-pitch-complex="variable"/>
    </style:style>
    <style:style style:name="ListLabel_20_555" style:display-name="ListLabel 555" style:family="text">
      <style:text-properties style:font-name-complex="OpenSymbol2" style:font-family-complex="OpenSymbol" style:font-family-generic-complex="system" style:font-pitch-complex="variable"/>
    </style:style>
    <style:style style:name="ListLabel_20_556" style:display-name="ListLabel 556" style:family="text">
      <style:text-properties style:font-name-complex="OpenSymbol2" style:font-family-complex="OpenSymbol" style:font-family-generic-complex="system" style:font-pitch-complex="variable"/>
    </style:style>
    <style:style style:name="ListLabel_20_557" style:display-name="ListLabel 557" style:family="text">
      <style:text-properties style:font-name-complex="OpenSymbol2" style:font-family-complex="OpenSymbol" style:font-family-generic-complex="system" style:font-pitch-complex="variable"/>
    </style:style>
    <style:style style:name="ListLabel_20_558" style:display-name="ListLabel 558" style:family="text">
      <style:text-properties style:font-name-complex="OpenSymbol2" style:font-family-complex="OpenSymbol" style:font-family-generic-complex="system" style:font-pitch-complex="variable"/>
    </style:style>
    <style:style style:name="ListLabel_20_559" style:display-name="ListLabel 559" style:family="text">
      <style:text-properties style:font-name-complex="OpenSymbol2" style:font-family-complex="OpenSymbol" style:font-family-generic-complex="system" style:font-pitch-complex="variable"/>
    </style:style>
    <style:style style:name="ListLabel_20_560" style:display-name="ListLabel 560" style:family="text">
      <style:text-properties style:font-name-complex="OpenSymbol2" style:font-family-complex="OpenSymbol" style:font-family-generic-complex="system" style:font-pitch-complex="variable"/>
    </style:style>
    <style:style style:name="ListLabel_20_561" style:display-name="ListLabel 561" style:family="text">
      <style:text-properties style:font-name-complex="OpenSymbol2" style:font-family-complex="OpenSymbol" style:font-family-generic-complex="system" style:font-pitch-complex="variable"/>
    </style:style>
    <style:style style:name="ListLabel_20_562" style:display-name="ListLabel 562" style:family="text">
      <style:text-properties style:font-name-complex="OpenSymbol2" style:font-family-complex="OpenSymbol" style:font-family-generic-complex="system" style:font-pitch-complex="variable"/>
    </style:style>
    <style:style style:name="ListLabel_20_563" style:display-name="ListLabel 563" style:family="text">
      <style:text-properties style:font-name-complex="OpenSymbol2" style:font-family-complex="OpenSymbol" style:font-family-generic-complex="system" style:font-pitch-complex="variable"/>
    </style:style>
    <style:style style:name="ListLabel_20_564" style:display-name="ListLabel 564" style:family="text">
      <style:text-properties style:font-name-complex="OpenSymbol2" style:font-family-complex="OpenSymbol" style:font-family-generic-complex="system" style:font-pitch-complex="variable"/>
    </style:style>
    <style:style style:name="ListLabel_20_565" style:display-name="ListLabel 565" style:family="text">
      <style:text-properties style:font-name-complex="OpenSymbol2" style:font-family-complex="OpenSymbol" style:font-family-generic-complex="system" style:font-pitch-complex="variable"/>
    </style:style>
    <style:style style:name="ListLabel_20_566" style:display-name="ListLabel 566" style:family="text">
      <style:text-properties style:font-name-complex="OpenSymbol2" style:font-family-complex="OpenSymbol" style:font-family-generic-complex="system" style:font-pitch-complex="variable"/>
    </style:style>
    <style:style style:name="ListLabel_20_567" style:display-name="ListLabel 567" style:family="text">
      <style:text-properties style:font-name-complex="OpenSymbol2" style:font-family-complex="OpenSymbol" style:font-family-generic-complex="system" style:font-pitch-complex="variable"/>
    </style:style>
    <style:style style:name="ListLabel_20_568" style:display-name="ListLabel 568" style:family="text">
      <style:text-properties fo:font-size="11pt" style:font-size-asian="11pt" style:font-name-complex="OpenSymbol2" style:font-family-complex="OpenSymbol" style:font-family-generic-complex="system" style:font-pitch-complex="variable"/>
    </style:style>
    <style:style style:name="ListLabel_20_569" style:display-name="ListLabel 569" style:family="text">
      <style:text-properties style:font-name-complex="OpenSymbol2" style:font-family-complex="OpenSymbol" style:font-family-generic-complex="system" style:font-pitch-complex="variable"/>
    </style:style>
    <style:style style:name="ListLabel_20_570" style:display-name="ListLabel 570" style:family="text">
      <style:text-properties style:font-name-complex="OpenSymbol2" style:font-family-complex="OpenSymbol" style:font-family-generic-complex="system" style:font-pitch-complex="variable"/>
    </style:style>
    <style:style style:name="ListLabel_20_571" style:display-name="ListLabel 571" style:family="text">
      <style:text-properties style:font-name-complex="OpenSymbol2" style:font-family-complex="OpenSymbol" style:font-family-generic-complex="system" style:font-pitch-complex="variable"/>
    </style:style>
    <style:style style:name="ListLabel_20_572" style:display-name="ListLabel 572" style:family="text">
      <style:text-properties style:font-name-complex="OpenSymbol2" style:font-family-complex="OpenSymbol" style:font-family-generic-complex="system" style:font-pitch-complex="variable"/>
    </style:style>
    <style:style style:name="ListLabel_20_573" style:display-name="ListLabel 573" style:family="text">
      <style:text-properties style:font-name-complex="OpenSymbol2" style:font-family-complex="OpenSymbol" style:font-family-generic-complex="system" style:font-pitch-complex="variable"/>
    </style:style>
    <style:style style:name="ListLabel_20_574" style:display-name="ListLabel 574" style:family="text">
      <style:text-properties style:font-name-complex="OpenSymbol2" style:font-family-complex="OpenSymbol" style:font-family-generic-complex="system" style:font-pitch-complex="variable"/>
    </style:style>
    <style:style style:name="ListLabel_20_575" style:display-name="ListLabel 575" style:family="text">
      <style:text-properties style:font-name-complex="OpenSymbol2" style:font-family-complex="OpenSymbol" style:font-family-generic-complex="system" style:font-pitch-complex="variable"/>
    </style:style>
    <style:style style:name="ListLabel_20_576" style:display-name="ListLabel 576" style:family="text">
      <style:text-properties style:font-name-complex="OpenSymbol2" style:font-family-complex="OpenSymbol" style:font-family-generic-complex="system" style:font-pitch-complex="variable"/>
    </style:style>
    <style:style style:name="ListLabel_20_577" style:display-name="ListLabel 577" style:family="text">
      <style:text-properties fo:font-weight="normal" style:font-weight-asian="normal" style:font-name-complex="OpenSymbol2" style:font-family-complex="OpenSymbol" style:font-family-generic-complex="system" style:font-pitch-complex="variable"/>
    </style:style>
    <style:style style:name="ListLabel_20_578" style:display-name="ListLabel 578" style:family="text">
      <style:text-properties style:font-name-complex="OpenSymbol2" style:font-family-complex="OpenSymbol" style:font-family-generic-complex="system" style:font-pitch-complex="variable"/>
    </style:style>
    <style:style style:name="ListLabel_20_579" style:display-name="ListLabel 579" style:family="text">
      <style:text-properties style:font-name-complex="OpenSymbol2" style:font-family-complex="OpenSymbol" style:font-family-generic-complex="system" style:font-pitch-complex="variable"/>
    </style:style>
    <style:style style:name="ListLabel_20_580" style:display-name="ListLabel 580" style:family="text">
      <style:text-properties style:font-name-complex="OpenSymbol2" style:font-family-complex="OpenSymbol" style:font-family-generic-complex="system" style:font-pitch-complex="variable"/>
    </style:style>
    <style:style style:name="ListLabel_20_581" style:display-name="ListLabel 581" style:family="text">
      <style:text-properties style:font-name-complex="OpenSymbol2" style:font-family-complex="OpenSymbol" style:font-family-generic-complex="system" style:font-pitch-complex="variable"/>
    </style:style>
    <style:style style:name="ListLabel_20_582" style:display-name="ListLabel 582" style:family="text">
      <style:text-properties style:font-name-complex="OpenSymbol2" style:font-family-complex="OpenSymbol" style:font-family-generic-complex="system" style:font-pitch-complex="variable"/>
    </style:style>
    <style:style style:name="ListLabel_20_583" style:display-name="ListLabel 583" style:family="text">
      <style:text-properties style:font-name-complex="OpenSymbol2" style:font-family-complex="OpenSymbol" style:font-family-generic-complex="system" style:font-pitch-complex="variable"/>
    </style:style>
    <style:style style:name="ListLabel_20_584" style:display-name="ListLabel 584" style:family="text">
      <style:text-properties style:font-name-complex="OpenSymbol2" style:font-family-complex="OpenSymbol" style:font-family-generic-complex="system" style:font-pitch-complex="variable"/>
    </style:style>
    <style:style style:name="ListLabel_20_585" style:display-name="ListLabel 585" style:family="text">
      <style:text-properties style:font-name-complex="OpenSymbol2" style:font-family-complex="OpenSymbol" style:font-family-generic-complex="system" style:font-pitch-complex="variable"/>
    </style:style>
    <style:style style:name="ListLabel_20_586" style:display-name="ListLabel 586"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587" style:display-name="ListLabel 587" style:family="text">
      <style:text-properties style:font-name-complex="OpenSymbol2" style:font-family-complex="OpenSymbol" style:font-family-generic-complex="system" style:font-pitch-complex="variable"/>
    </style:style>
    <style:style style:name="ListLabel_20_588" style:display-name="ListLabel 588" style:family="text">
      <style:text-properties style:font-name-complex="OpenSymbol2" style:font-family-complex="OpenSymbol" style:font-family-generic-complex="system" style:font-pitch-complex="variable"/>
    </style:style>
    <style:style style:name="ListLabel_20_589" style:display-name="ListLabel 589" style:family="text">
      <style:text-properties style:font-name-complex="OpenSymbol2" style:font-family-complex="OpenSymbol" style:font-family-generic-complex="system" style:font-pitch-complex="variable"/>
    </style:style>
    <style:style style:name="ListLabel_20_590" style:display-name="ListLabel 590" style:family="text">
      <style:text-properties style:font-name-complex="OpenSymbol2" style:font-family-complex="OpenSymbol" style:font-family-generic-complex="system" style:font-pitch-complex="variable"/>
    </style:style>
    <style:style style:name="ListLabel_20_591" style:display-name="ListLabel 591" style:family="text">
      <style:text-properties style:font-name-complex="OpenSymbol2" style:font-family-complex="OpenSymbol" style:font-family-generic-complex="system" style:font-pitch-complex="variable"/>
    </style:style>
    <style:style style:name="ListLabel_20_592" style:display-name="ListLabel 592" style:family="text">
      <style:text-properties style:font-name-complex="OpenSymbol2" style:font-family-complex="OpenSymbol" style:font-family-generic-complex="system" style:font-pitch-complex="variable"/>
    </style:style>
    <style:style style:name="ListLabel_20_593" style:display-name="ListLabel 593" style:family="text">
      <style:text-properties style:font-name-complex="OpenSymbol2" style:font-family-complex="OpenSymbol" style:font-family-generic-complex="system" style:font-pitch-complex="variable"/>
    </style:style>
    <style:style style:name="ListLabel_20_594" style:display-name="ListLabel 594" style:family="text">
      <style:text-properties style:font-name-complex="OpenSymbol2" style:font-family-complex="OpenSymbol" style:font-family-generic-complex="system" style:font-pitch-complex="variable"/>
    </style:style>
    <style:style style:name="ListLabel_20_595" style:display-name="ListLabel 595"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596" style:display-name="ListLabel 596" style:family="text">
      <style:text-properties style:font-name-complex="OpenSymbol2" style:font-family-complex="OpenSymbol" style:font-family-generic-complex="system" style:font-pitch-complex="variable"/>
    </style:style>
    <style:style style:name="ListLabel_20_597" style:display-name="ListLabel 597" style:family="text">
      <style:text-properties style:font-name-complex="OpenSymbol2" style:font-family-complex="OpenSymbol" style:font-family-generic-complex="system" style:font-pitch-complex="variable"/>
    </style:style>
    <style:style style:name="ListLabel_20_598" style:display-name="ListLabel 598" style:family="text">
      <style:text-properties style:font-name-complex="OpenSymbol2" style:font-family-complex="OpenSymbol" style:font-family-generic-complex="system" style:font-pitch-complex="variable"/>
    </style:style>
    <style:style style:name="ListLabel_20_599" style:display-name="ListLabel 599" style:family="text">
      <style:text-properties style:font-name-complex="OpenSymbol2" style:font-family-complex="OpenSymbol" style:font-family-generic-complex="system" style:font-pitch-complex="variable"/>
    </style:style>
    <style:style style:name="ListLabel_20_600" style:display-name="ListLabel 600" style:family="text">
      <style:text-properties style:font-name-complex="OpenSymbol2" style:font-family-complex="OpenSymbol" style:font-family-generic-complex="system" style:font-pitch-complex="variable"/>
    </style:style>
    <style:style style:name="ListLabel_20_601" style:display-name="ListLabel 601" style:family="text">
      <style:text-properties style:font-name-complex="OpenSymbol2" style:font-family-complex="OpenSymbol" style:font-family-generic-complex="system" style:font-pitch-complex="variable"/>
    </style:style>
    <style:style style:name="ListLabel_20_602" style:display-name="ListLabel 602" style:family="text">
      <style:text-properties style:font-name-complex="OpenSymbol2" style:font-family-complex="OpenSymbol" style:font-family-generic-complex="system" style:font-pitch-complex="variable"/>
    </style:style>
    <style:style style:name="ListLabel_20_603" style:display-name="ListLabel 603" style:family="text">
      <style:text-properties style:font-name-complex="OpenSymbol2" style:font-family-complex="OpenSymbol" style:font-family-generic-complex="system" style:font-pitch-complex="variable"/>
    </style:style>
    <style:style style:name="ListLabel_20_604" style:display-name="ListLabel 604" style:family="text">
      <style:text-properties style:font-name-complex="OpenSymbol2" style:font-family-complex="OpenSymbol" style:font-family-generic-complex="system" style:font-pitch-complex="variable"/>
    </style:style>
    <style:style style:name="ListLabel_20_605" style:display-name="ListLabel 605" style:family="text">
      <style:text-properties style:font-name-complex="OpenSymbol2" style:font-family-complex="OpenSymbol" style:font-family-generic-complex="system" style:font-pitch-complex="variable"/>
    </style:style>
    <style:style style:name="ListLabel_20_606" style:display-name="ListLabel 606" style:family="text">
      <style:text-properties style:font-name-complex="OpenSymbol2" style:font-family-complex="OpenSymbol" style:font-family-generic-complex="system" style:font-pitch-complex="variable"/>
    </style:style>
    <style:style style:name="ListLabel_20_607" style:display-name="ListLabel 607" style:family="text">
      <style:text-properties style:font-name-complex="OpenSymbol2" style:font-family-complex="OpenSymbol" style:font-family-generic-complex="system" style:font-pitch-complex="variable"/>
    </style:style>
    <style:style style:name="ListLabel_20_608" style:display-name="ListLabel 608" style:family="text">
      <style:text-properties style:font-name-complex="OpenSymbol2" style:font-family-complex="OpenSymbol" style:font-family-generic-complex="system" style:font-pitch-complex="variable"/>
    </style:style>
    <style:style style:name="ListLabel_20_609" style:display-name="ListLabel 609" style:family="text">
      <style:text-properties style:font-name-complex="OpenSymbol2" style:font-family-complex="OpenSymbol" style:font-family-generic-complex="system" style:font-pitch-complex="variable"/>
    </style:style>
    <style:style style:name="ListLabel_20_610" style:display-name="ListLabel 610" style:family="text">
      <style:text-properties style:font-name-complex="OpenSymbol2" style:font-family-complex="OpenSymbol" style:font-family-generic-complex="system" style:font-pitch-complex="variable"/>
    </style:style>
    <style:style style:name="ListLabel_20_611" style:display-name="ListLabel 611" style:family="text">
      <style:text-properties style:font-name-complex="OpenSymbol2" style:font-family-complex="OpenSymbol" style:font-family-generic-complex="system" style:font-pitch-complex="variable"/>
    </style:style>
    <style:style style:name="ListLabel_20_612" style:display-name="ListLabel 612" style:family="text">
      <style:text-properties style:font-name-complex="OpenSymbol2" style:font-family-complex="OpenSymbol" style:font-family-generic-complex="system" style:font-pitch-complex="variable"/>
    </style:style>
    <style:style style:name="ListLabel_20_613" style:display-name="ListLabel 613" style:family="text">
      <style:text-properties style:font-name-complex="OpenSymbol2" style:font-family-complex="OpenSymbol" style:font-family-generic-complex="system" style:font-pitch-complex="variable"/>
    </style:style>
    <style:style style:name="ListLabel_20_614" style:display-name="ListLabel 614" style:family="text">
      <style:text-properties style:font-name-complex="OpenSymbol2" style:font-family-complex="OpenSymbol" style:font-family-generic-complex="system" style:font-pitch-complex="variable"/>
    </style:style>
    <style:style style:name="ListLabel_20_615" style:display-name="ListLabel 615" style:family="text">
      <style:text-properties style:font-name-complex="OpenSymbol2" style:font-family-complex="OpenSymbol" style:font-family-generic-complex="system" style:font-pitch-complex="variable"/>
    </style:style>
    <style:style style:name="ListLabel_20_616" style:display-name="ListLabel 616" style:family="text">
      <style:text-properties style:font-name-complex="OpenSymbol2" style:font-family-complex="OpenSymbol" style:font-family-generic-complex="system" style:font-pitch-complex="variable"/>
    </style:style>
    <style:style style:name="ListLabel_20_617" style:display-name="ListLabel 617" style:family="text">
      <style:text-properties style:font-name-complex="OpenSymbol2" style:font-family-complex="OpenSymbol" style:font-family-generic-complex="system" style:font-pitch-complex="variable"/>
    </style:style>
    <style:style style:name="ListLabel_20_618" style:display-name="ListLabel 618" style:family="text">
      <style:text-properties style:font-name-complex="OpenSymbol2" style:font-family-complex="OpenSymbol" style:font-family-generic-complex="system" style:font-pitch-complex="variable"/>
    </style:style>
    <style:style style:name="ListLabel_20_619" style:display-name="ListLabel 619" style:family="text">
      <style:text-properties style:font-name-complex="OpenSymbol2" style:font-family-complex="OpenSymbol" style:font-family-generic-complex="system" style:font-pitch-complex="variable"/>
    </style:style>
    <style:style style:name="ListLabel_20_620" style:display-name="ListLabel 620" style:family="text">
      <style:text-properties style:font-name-complex="OpenSymbol2" style:font-family-complex="OpenSymbol" style:font-family-generic-complex="system" style:font-pitch-complex="variable"/>
    </style:style>
    <style:style style:name="ListLabel_20_621" style:display-name="ListLabel 621" style:family="text">
      <style:text-properties style:font-name-complex="OpenSymbol2" style:font-family-complex="OpenSymbol" style:font-family-generic-complex="system" style:font-pitch-complex="variable"/>
    </style:style>
    <style:style style:name="ListLabel_20_622" style:display-name="ListLabel 622" style:family="text">
      <style:text-properties fo:font-size="11pt" style:font-size-asian="11pt" style:font-name-complex="OpenSymbol2" style:font-family-complex="OpenSymbol" style:font-family-generic-complex="system" style:font-pitch-complex="variable"/>
    </style:style>
    <style:style style:name="ListLabel_20_623" style:display-name="ListLabel 623" style:family="text">
      <style:text-properties style:font-name-complex="OpenSymbol2" style:font-family-complex="OpenSymbol" style:font-family-generic-complex="system" style:font-pitch-complex="variable"/>
    </style:style>
    <style:style style:name="ListLabel_20_624" style:display-name="ListLabel 624" style:family="text">
      <style:text-properties style:font-name-complex="OpenSymbol2" style:font-family-complex="OpenSymbol" style:font-family-generic-complex="system" style:font-pitch-complex="variable"/>
    </style:style>
    <style:style style:name="ListLabel_20_625" style:display-name="ListLabel 625" style:family="text">
      <style:text-properties style:font-name-complex="OpenSymbol2" style:font-family-complex="OpenSymbol" style:font-family-generic-complex="system" style:font-pitch-complex="variable"/>
    </style:style>
    <style:style style:name="ListLabel_20_626" style:display-name="ListLabel 626" style:family="text">
      <style:text-properties style:font-name-complex="OpenSymbol2" style:font-family-complex="OpenSymbol" style:font-family-generic-complex="system" style:font-pitch-complex="variable"/>
    </style:style>
    <style:style style:name="ListLabel_20_627" style:display-name="ListLabel 627" style:family="text">
      <style:text-properties style:font-name-complex="OpenSymbol2" style:font-family-complex="OpenSymbol" style:font-family-generic-complex="system" style:font-pitch-complex="variable"/>
    </style:style>
    <style:style style:name="ListLabel_20_628" style:display-name="ListLabel 628" style:family="text">
      <style:text-properties style:font-name-complex="OpenSymbol2" style:font-family-complex="OpenSymbol" style:font-family-generic-complex="system" style:font-pitch-complex="variable"/>
    </style:style>
    <style:style style:name="ListLabel_20_629" style:display-name="ListLabel 629" style:family="text">
      <style:text-properties style:font-name-complex="OpenSymbol2" style:font-family-complex="OpenSymbol" style:font-family-generic-complex="system" style:font-pitch-complex="variable"/>
    </style:style>
    <style:style style:name="ListLabel_20_630" style:display-name="ListLabel 630" style:family="text">
      <style:text-properties style:font-name-complex="OpenSymbol2" style:font-family-complex="OpenSymbol" style:font-family-generic-complex="system" style:font-pitch-complex="variable"/>
    </style:style>
    <style:style style:name="ListLabel_20_631" style:display-name="ListLabel 631" style:family="text">
      <style:text-properties fo:font-weight="normal" style:font-weight-asian="normal" style:font-name-complex="OpenSymbol2" style:font-family-complex="OpenSymbol" style:font-family-generic-complex="system" style:font-pitch-complex="variable"/>
    </style:style>
    <style:style style:name="ListLabel_20_632" style:display-name="ListLabel 632" style:family="text">
      <style:text-properties style:font-name-complex="OpenSymbol2" style:font-family-complex="OpenSymbol" style:font-family-generic-complex="system" style:font-pitch-complex="variable"/>
    </style:style>
    <style:style style:name="ListLabel_20_633" style:display-name="ListLabel 633" style:family="text">
      <style:text-properties style:font-name-complex="OpenSymbol2" style:font-family-complex="OpenSymbol" style:font-family-generic-complex="system" style:font-pitch-complex="variable"/>
    </style:style>
    <style:style style:name="ListLabel_20_634" style:display-name="ListLabel 634" style:family="text">
      <style:text-properties style:font-name-complex="OpenSymbol2" style:font-family-complex="OpenSymbol" style:font-family-generic-complex="system" style:font-pitch-complex="variable"/>
    </style:style>
    <style:style style:name="ListLabel_20_635" style:display-name="ListLabel 635" style:family="text">
      <style:text-properties style:font-name-complex="OpenSymbol2" style:font-family-complex="OpenSymbol" style:font-family-generic-complex="system" style:font-pitch-complex="variable"/>
    </style:style>
    <style:style style:name="ListLabel_20_636" style:display-name="ListLabel 636" style:family="text">
      <style:text-properties style:font-name-complex="OpenSymbol2" style:font-family-complex="OpenSymbol" style:font-family-generic-complex="system" style:font-pitch-complex="variable"/>
    </style:style>
    <style:style style:name="ListLabel_20_637" style:display-name="ListLabel 637" style:family="text">
      <style:text-properties style:font-name-complex="OpenSymbol2" style:font-family-complex="OpenSymbol" style:font-family-generic-complex="system" style:font-pitch-complex="variable"/>
    </style:style>
    <style:style style:name="ListLabel_20_638" style:display-name="ListLabel 638" style:family="text">
      <style:text-properties style:font-name-complex="OpenSymbol2" style:font-family-complex="OpenSymbol" style:font-family-generic-complex="system" style:font-pitch-complex="variable"/>
    </style:style>
    <style:style style:name="ListLabel_20_639" style:display-name="ListLabel 639" style:family="text">
      <style:text-properties style:font-name-complex="OpenSymbol2" style:font-family-complex="OpenSymbol" style:font-family-generic-complex="system" style:font-pitch-complex="variable"/>
    </style:style>
    <style:style style:name="ListLabel_20_640" style:display-name="ListLabel 640"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641" style:display-name="ListLabel 641" style:family="text">
      <style:text-properties style:font-name-complex="OpenSymbol2" style:font-family-complex="OpenSymbol" style:font-family-generic-complex="system" style:font-pitch-complex="variable"/>
    </style:style>
    <style:style style:name="ListLabel_20_642" style:display-name="ListLabel 642" style:family="text">
      <style:text-properties style:font-name-complex="OpenSymbol2" style:font-family-complex="OpenSymbol" style:font-family-generic-complex="system" style:font-pitch-complex="variable"/>
    </style:style>
    <style:style style:name="ListLabel_20_643" style:display-name="ListLabel 643" style:family="text">
      <style:text-properties style:font-name-complex="OpenSymbol2" style:font-family-complex="OpenSymbol" style:font-family-generic-complex="system" style:font-pitch-complex="variable"/>
    </style:style>
    <style:style style:name="ListLabel_20_644" style:display-name="ListLabel 644" style:family="text">
      <style:text-properties style:font-name-complex="OpenSymbol2" style:font-family-complex="OpenSymbol" style:font-family-generic-complex="system" style:font-pitch-complex="variable"/>
    </style:style>
    <style:style style:name="ListLabel_20_645" style:display-name="ListLabel 645" style:family="text">
      <style:text-properties style:font-name-complex="OpenSymbol2" style:font-family-complex="OpenSymbol" style:font-family-generic-complex="system" style:font-pitch-complex="variable"/>
    </style:style>
    <style:style style:name="ListLabel_20_646" style:display-name="ListLabel 646" style:family="text">
      <style:text-properties style:font-name-complex="OpenSymbol2" style:font-family-complex="OpenSymbol" style:font-family-generic-complex="system" style:font-pitch-complex="variable"/>
    </style:style>
    <style:style style:name="ListLabel_20_647" style:display-name="ListLabel 647" style:family="text">
      <style:text-properties style:font-name-complex="OpenSymbol2" style:font-family-complex="OpenSymbol" style:font-family-generic-complex="system" style:font-pitch-complex="variable"/>
    </style:style>
    <style:style style:name="ListLabel_20_648" style:display-name="ListLabel 648" style:family="text">
      <style:text-properties style:font-name-complex="OpenSymbol2" style:font-family-complex="OpenSymbol" style:font-family-generic-complex="system" style:font-pitch-complex="variable"/>
    </style:style>
    <style:style style:name="ListLabel_20_649" style:display-name="ListLabel 649"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650" style:display-name="ListLabel 650" style:family="text">
      <style:text-properties style:font-name-complex="OpenSymbol2" style:font-family-complex="OpenSymbol" style:font-family-generic-complex="system" style:font-pitch-complex="variable"/>
    </style:style>
    <style:style style:name="ListLabel_20_651" style:display-name="ListLabel 651" style:family="text">
      <style:text-properties style:font-name-complex="OpenSymbol2" style:font-family-complex="OpenSymbol" style:font-family-generic-complex="system" style:font-pitch-complex="variable"/>
    </style:style>
    <style:style style:name="ListLabel_20_652" style:display-name="ListLabel 652" style:family="text">
      <style:text-properties style:font-name-complex="OpenSymbol2" style:font-family-complex="OpenSymbol" style:font-family-generic-complex="system" style:font-pitch-complex="variable"/>
    </style:style>
    <style:style style:name="ListLabel_20_653" style:display-name="ListLabel 653" style:family="text">
      <style:text-properties style:font-name-complex="OpenSymbol2" style:font-family-complex="OpenSymbol" style:font-family-generic-complex="system" style:font-pitch-complex="variable"/>
    </style:style>
    <style:style style:name="ListLabel_20_654" style:display-name="ListLabel 654" style:family="text">
      <style:text-properties style:font-name-complex="OpenSymbol2" style:font-family-complex="OpenSymbol" style:font-family-generic-complex="system" style:font-pitch-complex="variable"/>
    </style:style>
    <style:style style:name="ListLabel_20_655" style:display-name="ListLabel 655" style:family="text">
      <style:text-properties style:font-name-complex="OpenSymbol2" style:font-family-complex="OpenSymbol" style:font-family-generic-complex="system" style:font-pitch-complex="variable"/>
    </style:style>
    <style:style style:name="ListLabel_20_656" style:display-name="ListLabel 656" style:family="text">
      <style:text-properties style:font-name-complex="OpenSymbol2" style:font-family-complex="OpenSymbol" style:font-family-generic-complex="system" style:font-pitch-complex="variable"/>
    </style:style>
    <style:style style:name="ListLabel_20_657" style:display-name="ListLabel 657" style:family="text">
      <style:text-properties style:font-name-complex="OpenSymbol2" style:font-family-complex="OpenSymbol" style:font-family-generic-complex="system" style:font-pitch-complex="variable"/>
    </style:style>
    <style:style style:name="ListLabel_20_658" style:display-name="ListLabel 658" style:family="text">
      <style:text-properties style:font-name-complex="OpenSymbol2" style:font-family-complex="OpenSymbol" style:font-family-generic-complex="system" style:font-pitch-complex="variable"/>
    </style:style>
    <style:style style:name="ListLabel_20_659" style:display-name="ListLabel 659" style:family="text">
      <style:text-properties style:font-name-complex="OpenSymbol2" style:font-family-complex="OpenSymbol" style:font-family-generic-complex="system" style:font-pitch-complex="variable"/>
    </style:style>
    <style:style style:name="ListLabel_20_660" style:display-name="ListLabel 660" style:family="text">
      <style:text-properties style:font-name-complex="OpenSymbol2" style:font-family-complex="OpenSymbol" style:font-family-generic-complex="system" style:font-pitch-complex="variable"/>
    </style:style>
    <style:style style:name="ListLabel_20_661" style:display-name="ListLabel 661" style:family="text">
      <style:text-properties style:font-name-complex="OpenSymbol2" style:font-family-complex="OpenSymbol" style:font-family-generic-complex="system" style:font-pitch-complex="variable"/>
    </style:style>
    <style:style style:name="ListLabel_20_662" style:display-name="ListLabel 662" style:family="text">
      <style:text-properties style:font-name-complex="OpenSymbol2" style:font-family-complex="OpenSymbol" style:font-family-generic-complex="system" style:font-pitch-complex="variable"/>
    </style:style>
    <style:style style:name="ListLabel_20_663" style:display-name="ListLabel 663" style:family="text">
      <style:text-properties style:font-name-complex="OpenSymbol2" style:font-family-complex="OpenSymbol" style:font-family-generic-complex="system" style:font-pitch-complex="variable"/>
    </style:style>
    <style:style style:name="ListLabel_20_664" style:display-name="ListLabel 664" style:family="text">
      <style:text-properties style:font-name-complex="OpenSymbol2" style:font-family-complex="OpenSymbol" style:font-family-generic-complex="system" style:font-pitch-complex="variable"/>
    </style:style>
    <style:style style:name="ListLabel_20_665" style:display-name="ListLabel 665" style:family="text">
      <style:text-properties style:font-name-complex="OpenSymbol2" style:font-family-complex="OpenSymbol" style:font-family-generic-complex="system" style:font-pitch-complex="variable"/>
    </style:style>
    <style:style style:name="ListLabel_20_666" style:display-name="ListLabel 666" style:family="text">
      <style:text-properties style:font-name-complex="OpenSymbol2" style:font-family-complex="OpenSymbol" style:font-family-generic-complex="system" style:font-pitch-complex="variable"/>
    </style:style>
    <style:style style:name="ListLabel_20_667" style:display-name="ListLabel 667" style:family="text">
      <style:text-properties style:font-name-complex="OpenSymbol2" style:font-family-complex="OpenSymbol" style:font-family-generic-complex="system" style:font-pitch-complex="variable"/>
    </style:style>
    <style:style style:name="ListLabel_20_668" style:display-name="ListLabel 668" style:family="text">
      <style:text-properties style:font-name-complex="OpenSymbol2" style:font-family-complex="OpenSymbol" style:font-family-generic-complex="system" style:font-pitch-complex="variable"/>
    </style:style>
    <style:style style:name="ListLabel_20_669" style:display-name="ListLabel 669" style:family="text">
      <style:text-properties style:font-name-complex="OpenSymbol2" style:font-family-complex="OpenSymbol" style:font-family-generic-complex="system" style:font-pitch-complex="variable"/>
    </style:style>
    <style:style style:name="ListLabel_20_670" style:display-name="ListLabel 670" style:family="text">
      <style:text-properties style:font-name-complex="OpenSymbol2" style:font-family-complex="OpenSymbol" style:font-family-generic-complex="system" style:font-pitch-complex="variable"/>
    </style:style>
    <style:style style:name="ListLabel_20_671" style:display-name="ListLabel 671" style:family="text">
      <style:text-properties style:font-name-complex="OpenSymbol2" style:font-family-complex="OpenSymbol" style:font-family-generic-complex="system" style:font-pitch-complex="variable"/>
    </style:style>
    <style:style style:name="ListLabel_20_672" style:display-name="ListLabel 672" style:family="text">
      <style:text-properties style:font-name-complex="OpenSymbol2" style:font-family-complex="OpenSymbol" style:font-family-generic-complex="system" style:font-pitch-complex="variable"/>
    </style:style>
    <style:style style:name="ListLabel_20_673" style:display-name="ListLabel 673" style:family="text">
      <style:text-properties style:font-name-complex="OpenSymbol2" style:font-family-complex="OpenSymbol" style:font-family-generic-complex="system" style:font-pitch-complex="variable"/>
    </style:style>
    <style:style style:name="ListLabel_20_674" style:display-name="ListLabel 674" style:family="text">
      <style:text-properties style:font-name-complex="OpenSymbol2" style:font-family-complex="OpenSymbol" style:font-family-generic-complex="system" style:font-pitch-complex="variable"/>
    </style:style>
    <style:style style:name="ListLabel_20_675" style:display-name="ListLabel 675" style:family="text">
      <style:text-properties style:font-name-complex="OpenSymbol2" style:font-family-complex="OpenSymbol" style:font-family-generic-complex="system" style:font-pitch-complex="variable"/>
    </style:style>
    <style:style style:name="ListLabel_20_676" style:display-name="ListLabel 676" style:family="text">
      <style:text-properties fo:font-size="11pt" style:font-size-asian="11pt"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OpenSymbol2" style:font-family-complex="Open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complex="OpenSymbol2" style:font-family-complex="Open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style:font-name-complex="OpenSymbol2" style:font-family-complex="OpenSymbol" style:font-family-generic-complex="system" style:font-pitch-complex="variable"/>
    </style:style>
    <style:style style:name="ListLabel_20_685" style:display-name="ListLabel 685" style:family="text">
      <style:text-properties fo:font-weight="normal" style:font-weight-asian="normal"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ListLabel_20_694" style:display-name="ListLabel 694"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695" style:display-name="ListLabel 695" style:family="text">
      <style:text-properties style:font-name-complex="OpenSymbol2" style:font-family-complex="OpenSymbol" style:font-family-generic-complex="system" style:font-pitch-complex="variable"/>
    </style:style>
    <style:style style:name="ListLabel_20_696" style:display-name="ListLabel 696" style:family="text">
      <style:text-properties style:font-name-complex="OpenSymbol2" style:font-family-complex="OpenSymbol" style:font-family-generic-complex="system" style:font-pitch-complex="variable"/>
    </style:style>
    <style:style style:name="ListLabel_20_697" style:display-name="ListLabel 697" style:family="text">
      <style:text-properties style:font-name-complex="OpenSymbol2" style:font-family-complex="OpenSymbol" style:font-family-generic-complex="system" style:font-pitch-complex="variable"/>
    </style:style>
    <style:style style:name="ListLabel_20_698" style:display-name="ListLabel 698" style:family="text">
      <style:text-properties style:font-name-complex="OpenSymbol2" style:font-family-complex="OpenSymbol" style:font-family-generic-complex="system" style:font-pitch-complex="variable"/>
    </style:style>
    <style:style style:name="ListLabel_20_699" style:display-name="ListLabel 699" style:family="text">
      <style:text-properties style:font-name-complex="OpenSymbol2" style:font-family-complex="OpenSymbol" style:font-family-generic-complex="system" style:font-pitch-complex="variable"/>
    </style:style>
    <style:style style:name="ListLabel_20_700" style:display-name="ListLabel 700" style:family="text">
      <style:text-properties style:font-name-complex="OpenSymbol2" style:font-family-complex="OpenSymbol" style:font-family-generic-complex="system" style:font-pitch-complex="variable"/>
    </style:style>
    <style:style style:name="ListLabel_20_701" style:display-name="ListLabel 701" style:family="text">
      <style:text-properties style:font-name-complex="OpenSymbol2" style:font-family-complex="OpenSymbol" style:font-family-generic-complex="system" style:font-pitch-complex="variable"/>
    </style:style>
    <style:style style:name="ListLabel_20_702" style:display-name="ListLabel 702" style:family="text">
      <style:text-properties style:font-name-complex="OpenSymbol2" style:font-family-complex="OpenSymbol" style:font-family-generic-complex="system" style:font-pitch-complex="variable"/>
    </style:style>
    <style:style style:name="ListLabel_20_703" style:display-name="ListLabel 703"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704" style:display-name="ListLabel 704" style:family="text">
      <style:text-properties style:font-name-complex="OpenSymbol2" style:font-family-complex="OpenSymbol" style:font-family-generic-complex="system" style:font-pitch-complex="variable"/>
    </style:style>
    <style:style style:name="ListLabel_20_705" style:display-name="ListLabel 705" style:family="text">
      <style:text-properties style:font-name-complex="OpenSymbol2" style:font-family-complex="OpenSymbol" style:font-family-generic-complex="system" style:font-pitch-complex="variable"/>
    </style:style>
    <style:style style:name="ListLabel_20_706" style:display-name="ListLabel 706" style:family="text">
      <style:text-properties style:font-name-complex="OpenSymbol2" style:font-family-complex="OpenSymbol" style:font-family-generic-complex="system" style:font-pitch-complex="variable"/>
    </style:style>
    <style:style style:name="ListLabel_20_707" style:display-name="ListLabel 707" style:family="text">
      <style:text-properties style:font-name-complex="OpenSymbol2" style:font-family-complex="OpenSymbol" style:font-family-generic-complex="system" style:font-pitch-complex="variable"/>
    </style:style>
    <style:style style:name="ListLabel_20_708" style:display-name="ListLabel 708" style:family="text">
      <style:text-properties style:font-name-complex="OpenSymbol2" style:font-family-complex="OpenSymbol" style:font-family-generic-complex="system" style:font-pitch-complex="variable"/>
    </style:style>
    <style:style style:name="ListLabel_20_709" style:display-name="ListLabel 709" style:family="text">
      <style:text-properties style:font-name-complex="OpenSymbol2" style:font-family-complex="OpenSymbol" style:font-family-generic-complex="system" style:font-pitch-complex="variable"/>
    </style:style>
    <style:style style:name="ListLabel_20_710" style:display-name="ListLabel 710" style:family="text">
      <style:text-properties style:font-name-complex="OpenSymbol2" style:font-family-complex="OpenSymbol" style:font-family-generic-complex="system" style:font-pitch-complex="variable"/>
    </style:style>
    <style:style style:name="ListLabel_20_711" style:display-name="ListLabel 711" style:family="text">
      <style:text-properties style:font-name-complex="OpenSymbol2" style:font-family-complex="OpenSymbol" style:font-family-generic-complex="system" style:font-pitch-complex="variable"/>
    </style:style>
    <style:style style:name="ListLabel_20_712" style:display-name="ListLabel 712" style:family="text">
      <style:text-properties style:font-name-complex="OpenSymbol2" style:font-family-complex="OpenSymbol" style:font-family-generic-complex="system" style:font-pitch-complex="variable"/>
    </style:style>
    <style:style style:name="ListLabel_20_713" style:display-name="ListLabel 713" style:family="text">
      <style:text-properties style:font-name-complex="OpenSymbol2" style:font-family-complex="OpenSymbol" style:font-family-generic-complex="system" style:font-pitch-complex="variable"/>
    </style:style>
    <style:style style:name="ListLabel_20_714" style:display-name="ListLabel 714" style:family="text">
      <style:text-properties style:font-name-complex="OpenSymbol2" style:font-family-complex="OpenSymbol" style:font-family-generic-complex="system" style:font-pitch-complex="variable"/>
    </style:style>
    <style:style style:name="ListLabel_20_715" style:display-name="ListLabel 715" style:family="text">
      <style:text-properties style:font-name-complex="OpenSymbol2" style:font-family-complex="OpenSymbol" style:font-family-generic-complex="system" style:font-pitch-complex="variable"/>
    </style:style>
    <style:style style:name="ListLabel_20_716" style:display-name="ListLabel 716" style:family="text">
      <style:text-properties style:font-name-complex="OpenSymbol2" style:font-family-complex="OpenSymbol" style:font-family-generic-complex="system" style:font-pitch-complex="variable"/>
    </style:style>
    <style:style style:name="ListLabel_20_717" style:display-name="ListLabel 717" style:family="text">
      <style:text-properties style:font-name-complex="OpenSymbol2" style:font-family-complex="OpenSymbol" style:font-family-generic-complex="system" style:font-pitch-complex="variable"/>
    </style:style>
    <style:style style:name="ListLabel_20_718" style:display-name="ListLabel 718" style:family="text">
      <style:text-properties style:font-name-complex="OpenSymbol2" style:font-family-complex="OpenSymbol" style:font-family-generic-complex="system" style:font-pitch-complex="variable"/>
    </style:style>
    <style:style style:name="ListLabel_20_719" style:display-name="ListLabel 719" style:family="text">
      <style:text-properties style:font-name-complex="OpenSymbol2" style:font-family-complex="OpenSymbol" style:font-family-generic-complex="system" style:font-pitch-complex="variable"/>
    </style:style>
    <style:style style:name="ListLabel_20_720" style:display-name="ListLabel 720" style:family="text">
      <style:text-properties style:font-name-complex="OpenSymbol2" style:font-family-complex="OpenSymbol" style:font-family-generic-complex="system" style:font-pitch-complex="variable"/>
    </style:style>
    <style:style style:name="ListLabel_20_721" style:display-name="ListLabel 721" style:family="text">
      <style:text-properties style:font-name-complex="OpenSymbol2" style:font-family-complex="OpenSymbol" style:font-family-generic-complex="system" style:font-pitch-complex="variable"/>
    </style:style>
    <style:style style:name="ListLabel_20_722" style:display-name="ListLabel 722" style:family="text">
      <style:text-properties style:font-name-complex="OpenSymbol2" style:font-family-complex="OpenSymbol" style:font-family-generic-complex="system" style:font-pitch-complex="variable"/>
    </style:style>
    <style:style style:name="ListLabel_20_723" style:display-name="ListLabel 723" style:family="text">
      <style:text-properties style:font-name-complex="OpenSymbol2" style:font-family-complex="OpenSymbol" style:font-family-generic-complex="system" style:font-pitch-complex="variable"/>
    </style:style>
    <style:style style:name="ListLabel_20_724" style:display-name="ListLabel 724" style:family="text">
      <style:text-properties style:font-name-complex="OpenSymbol2" style:font-family-complex="OpenSymbol" style:font-family-generic-complex="system" style:font-pitch-complex="variable"/>
    </style:style>
    <style:style style:name="ListLabel_20_725" style:display-name="ListLabel 725" style:family="text">
      <style:text-properties style:font-name-complex="OpenSymbol2" style:font-family-complex="OpenSymbol" style:font-family-generic-complex="system" style:font-pitch-complex="variable"/>
    </style:style>
    <style:style style:name="ListLabel_20_726" style:display-name="ListLabel 726" style:family="text">
      <style:text-properties style:font-name-complex="OpenSymbol2" style:font-family-complex="OpenSymbol" style:font-family-generic-complex="system" style:font-pitch-complex="variable"/>
    </style:style>
    <style:style style:name="ListLabel_20_727" style:display-name="ListLabel 727" style:family="text">
      <style:text-properties style:font-name-complex="OpenSymbol2" style:font-family-complex="OpenSymbol" style:font-family-generic-complex="system" style:font-pitch-complex="variable"/>
    </style:style>
    <style:style style:name="ListLabel_20_728" style:display-name="ListLabel 728" style:family="text">
      <style:text-properties style:font-name-complex="OpenSymbol2" style:font-family-complex="OpenSymbol" style:font-family-generic-complex="system" style:font-pitch-complex="variable"/>
    </style:style>
    <style:style style:name="ListLabel_20_729" style:display-name="ListLabel 729" style:family="text">
      <style:text-properties style:font-name-complex="OpenSymbol2" style:font-family-complex="OpenSymbol" style:font-family-generic-complex="system" style:font-pitch-complex="variable"/>
    </style:style>
    <style:style style:name="ListLabel_20_730" style:display-name="ListLabel 730" style:family="text">
      <style:text-properties fo:font-size="11pt" style:font-size-asian="11pt" style:font-name-complex="OpenSymbol2" style:font-family-complex="OpenSymbol" style:font-family-generic-complex="system" style:font-pitch-complex="variable"/>
    </style:style>
    <style:style style:name="ListLabel_20_731" style:display-name="ListLabel 731" style:family="text">
      <style:text-properties style:font-name-complex="OpenSymbol2" style:font-family-complex="OpenSymbol" style:font-family-generic-complex="system" style:font-pitch-complex="variable"/>
    </style:style>
    <style:style style:name="ListLabel_20_732" style:display-name="ListLabel 732" style:family="text">
      <style:text-properties style:font-name-complex="OpenSymbol2" style:font-family-complex="OpenSymbol" style:font-family-generic-complex="system" style:font-pitch-complex="variable"/>
    </style:style>
    <style:style style:name="ListLabel_20_733" style:display-name="ListLabel 733" style:family="text">
      <style:text-properties style:font-name-complex="OpenSymbol2" style:font-family-complex="OpenSymbol" style:font-family-generic-complex="system" style:font-pitch-complex="variable"/>
    </style:style>
    <style:style style:name="ListLabel_20_734" style:display-name="ListLabel 734" style:family="text">
      <style:text-properties style:font-name-complex="OpenSymbol2" style:font-family-complex="OpenSymbol" style:font-family-generic-complex="system" style:font-pitch-complex="variable"/>
    </style:style>
    <style:style style:name="ListLabel_20_735" style:display-name="ListLabel 735" style:family="text">
      <style:text-properties style:font-name-complex="OpenSymbol2" style:font-family-complex="OpenSymbol" style:font-family-generic-complex="system" style:font-pitch-complex="variable"/>
    </style:style>
    <style:style style:name="ListLabel_20_736" style:display-name="ListLabel 736" style:family="text">
      <style:text-properties style:font-name-complex="OpenSymbol2" style:font-family-complex="OpenSymbol" style:font-family-generic-complex="system" style:font-pitch-complex="variable"/>
    </style:style>
    <style:style style:name="ListLabel_20_737" style:display-name="ListLabel 737" style:family="text">
      <style:text-properties style:font-name-complex="OpenSymbol2" style:font-family-complex="OpenSymbol" style:font-family-generic-complex="system" style:font-pitch-complex="variable"/>
    </style:style>
    <style:style style:name="ListLabel_20_738" style:display-name="ListLabel 738" style:family="text">
      <style:text-properties style:font-name-complex="OpenSymbol2" style:font-family-complex="OpenSymbol" style:font-family-generic-complex="system" style:font-pitch-complex="variable"/>
    </style:style>
    <style:style style:name="ListLabel_20_739" style:display-name="ListLabel 739" style:family="text">
      <style:text-properties fo:font-weight="normal" style:font-weight-asian="normal" style:font-name-complex="OpenSymbol2" style:font-family-complex="OpenSymbol" style:font-family-generic-complex="system" style:font-pitch-complex="variable"/>
    </style:style>
    <style:style style:name="ListLabel_20_740" style:display-name="ListLabel 740" style:family="text">
      <style:text-properties style:font-name-complex="OpenSymbol2" style:font-family-complex="OpenSymbol" style:font-family-generic-complex="system" style:font-pitch-complex="variable"/>
    </style:style>
    <style:style style:name="ListLabel_20_741" style:display-name="ListLabel 741" style:family="text">
      <style:text-properties style:font-name-complex="OpenSymbol2" style:font-family-complex="OpenSymbol" style:font-family-generic-complex="system" style:font-pitch-complex="variable"/>
    </style:style>
    <style:style style:name="ListLabel_20_742" style:display-name="ListLabel 742" style:family="text">
      <style:text-properties style:font-name-complex="OpenSymbol2" style:font-family-complex="OpenSymbol" style:font-family-generic-complex="system" style:font-pitch-complex="variable"/>
    </style:style>
    <style:style style:name="ListLabel_20_743" style:display-name="ListLabel 743" style:family="text">
      <style:text-properties style:font-name-complex="OpenSymbol2" style:font-family-complex="OpenSymbol" style:font-family-generic-complex="system" style:font-pitch-complex="variable"/>
    </style:style>
    <style:style style:name="ListLabel_20_744" style:display-name="ListLabel 744" style:family="text">
      <style:text-properties style:font-name-complex="OpenSymbol2" style:font-family-complex="OpenSymbol" style:font-family-generic-complex="system" style:font-pitch-complex="variable"/>
    </style:style>
    <style:style style:name="ListLabel_20_745" style:display-name="ListLabel 745" style:family="text">
      <style:text-properties style:font-name-complex="OpenSymbol2" style:font-family-complex="OpenSymbol" style:font-family-generic-complex="system" style:font-pitch-complex="variable"/>
    </style:style>
    <style:style style:name="ListLabel_20_746" style:display-name="ListLabel 746" style:family="text">
      <style:text-properties style:font-name-complex="OpenSymbol2" style:font-family-complex="OpenSymbol" style:font-family-generic-complex="system" style:font-pitch-complex="variable"/>
    </style:style>
    <style:style style:name="ListLabel_20_747" style:display-name="ListLabel 747" style:family="text">
      <style:text-properties style:font-name-complex="OpenSymbol2" style:font-family-complex="OpenSymbol" style:font-family-generic-complex="system" style:font-pitch-complex="variable"/>
    </style:style>
    <style:style style:name="ListLabel_20_748" style:display-name="ListLabel 748"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749" style:display-name="ListLabel 749" style:family="text">
      <style:text-properties style:font-name-complex="OpenSymbol2" style:font-family-complex="OpenSymbol" style:font-family-generic-complex="system" style:font-pitch-complex="variable"/>
    </style:style>
    <style:style style:name="ListLabel_20_750" style:display-name="ListLabel 750" style:family="text">
      <style:text-properties style:font-name-complex="OpenSymbol2" style:font-family-complex="OpenSymbol" style:font-family-generic-complex="system" style:font-pitch-complex="variable"/>
    </style:style>
    <style:style style:name="ListLabel_20_751" style:display-name="ListLabel 751" style:family="text">
      <style:text-properties style:font-name-complex="OpenSymbol2" style:font-family-complex="OpenSymbol" style:font-family-generic-complex="system" style:font-pitch-complex="variable"/>
    </style:style>
    <style:style style:name="ListLabel_20_752" style:display-name="ListLabel 752" style:family="text">
      <style:text-properties style:font-name-complex="OpenSymbol2" style:font-family-complex="OpenSymbol" style:font-family-generic-complex="system" style:font-pitch-complex="variable"/>
    </style:style>
    <style:style style:name="ListLabel_20_753" style:display-name="ListLabel 753" style:family="text">
      <style:text-properties style:font-name-complex="OpenSymbol2" style:font-family-complex="OpenSymbol" style:font-family-generic-complex="system" style:font-pitch-complex="variable"/>
    </style:style>
    <style:style style:name="ListLabel_20_754" style:display-name="ListLabel 754" style:family="text">
      <style:text-properties style:font-name-complex="OpenSymbol2" style:font-family-complex="OpenSymbol" style:font-family-generic-complex="system" style:font-pitch-complex="variable"/>
    </style:style>
    <style:style style:name="ListLabel_20_755" style:display-name="ListLabel 755" style:family="text">
      <style:text-properties style:font-name-complex="OpenSymbol2" style:font-family-complex="OpenSymbol" style:font-family-generic-complex="system" style:font-pitch-complex="variable"/>
    </style:style>
    <style:style style:name="ListLabel_20_756" style:display-name="ListLabel 756" style:family="text">
      <style:text-properties style:font-name-complex="OpenSymbol2" style:font-family-complex="OpenSymbol" style:font-family-generic-complex="system" style:font-pitch-complex="variable"/>
    </style:style>
    <style:style style:name="ListLabel_20_757" style:display-name="ListLabel 757"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758" style:display-name="ListLabel 758" style:family="text">
      <style:text-properties style:font-name-complex="OpenSymbol2" style:font-family-complex="OpenSymbol" style:font-family-generic-complex="system" style:font-pitch-complex="variable"/>
    </style:style>
    <style:style style:name="ListLabel_20_759" style:display-name="ListLabel 759" style:family="text">
      <style:text-properties style:font-name-complex="OpenSymbol2" style:font-family-complex="OpenSymbol" style:font-family-generic-complex="system" style:font-pitch-complex="variable"/>
    </style:style>
    <style:style style:name="ListLabel_20_760" style:display-name="ListLabel 760" style:family="text">
      <style:text-properties style:font-name-complex="OpenSymbol2" style:font-family-complex="OpenSymbol" style:font-family-generic-complex="system" style:font-pitch-complex="variable"/>
    </style:style>
    <style:style style:name="ListLabel_20_761" style:display-name="ListLabel 761" style:family="text">
      <style:text-properties style:font-name-complex="OpenSymbol2" style:font-family-complex="OpenSymbol" style:font-family-generic-complex="system" style:font-pitch-complex="variable"/>
    </style:style>
    <style:style style:name="ListLabel_20_762" style:display-name="ListLabel 762" style:family="text">
      <style:text-properties style:font-name-complex="OpenSymbol2" style:font-family-complex="OpenSymbol" style:font-family-generic-complex="system" style:font-pitch-complex="variable"/>
    </style:style>
    <style:style style:name="ListLabel_20_763" style:display-name="ListLabel 763" style:family="text">
      <style:text-properties style:font-name-complex="OpenSymbol2" style:font-family-complex="OpenSymbol" style:font-family-generic-complex="system" style:font-pitch-complex="variable"/>
    </style:style>
    <style:style style:name="ListLabel_20_764" style:display-name="ListLabel 764" style:family="text">
      <style:text-properties style:font-name-complex="OpenSymbol2" style:font-family-complex="OpenSymbol" style:font-family-generic-complex="system" style:font-pitch-complex="variable"/>
    </style:style>
    <style:style style:name="ListLabel_20_765" style:display-name="ListLabel 765" style:family="text">
      <style:text-properties style:font-name-complex="OpenSymbol2" style:font-family-complex="OpenSymbol" style:font-family-generic-complex="system" style:font-pitch-complex="variable"/>
    </style:style>
    <style:style style:name="ListLabel_20_766" style:display-name="ListLabel 766" style:family="text">
      <style:text-properties style:font-name-complex="OpenSymbol2" style:font-family-complex="OpenSymbol" style:font-family-generic-complex="system" style:font-pitch-complex="variable"/>
    </style:style>
    <style:style style:name="ListLabel_20_767" style:display-name="ListLabel 767" style:family="text">
      <style:text-properties style:font-name-complex="OpenSymbol2" style:font-family-complex="OpenSymbol" style:font-family-generic-complex="system" style:font-pitch-complex="variable"/>
    </style:style>
    <style:style style:name="ListLabel_20_768" style:display-name="ListLabel 768" style:family="text">
      <style:text-properties style:font-name-complex="OpenSymbol2" style:font-family-complex="OpenSymbol" style:font-family-generic-complex="system" style:font-pitch-complex="variable"/>
    </style:style>
    <style:style style:name="ListLabel_20_769" style:display-name="ListLabel 769" style:family="text">
      <style:text-properties style:font-name-complex="OpenSymbol2" style:font-family-complex="OpenSymbol" style:font-family-generic-complex="system" style:font-pitch-complex="variable"/>
    </style:style>
    <style:style style:name="ListLabel_20_770" style:display-name="ListLabel 770" style:family="text">
      <style:text-properties style:font-name-complex="OpenSymbol2" style:font-family-complex="OpenSymbol" style:font-family-generic-complex="system" style:font-pitch-complex="variable"/>
    </style:style>
    <style:style style:name="ListLabel_20_771" style:display-name="ListLabel 771" style:family="text">
      <style:text-properties style:font-name-complex="OpenSymbol2" style:font-family-complex="OpenSymbol" style:font-family-generic-complex="system" style:font-pitch-complex="variable"/>
    </style:style>
    <style:style style:name="ListLabel_20_772" style:display-name="ListLabel 772" style:family="text">
      <style:text-properties style:font-name-complex="OpenSymbol2" style:font-family-complex="OpenSymbol" style:font-family-generic-complex="system" style:font-pitch-complex="variable"/>
    </style:style>
    <style:style style:name="ListLabel_20_773" style:display-name="ListLabel 773" style:family="text">
      <style:text-properties style:font-name-complex="OpenSymbol2" style:font-family-complex="OpenSymbol" style:font-family-generic-complex="system" style:font-pitch-complex="variable"/>
    </style:style>
    <style:style style:name="ListLabel_20_774" style:display-name="ListLabel 774" style:family="text">
      <style:text-properties style:font-name-complex="OpenSymbol2" style:font-family-complex="OpenSymbol" style:font-family-generic-complex="system" style:font-pitch-complex="variable"/>
    </style:style>
    <style:style style:name="ListLabel_20_775" style:display-name="ListLabel 775" style:family="text">
      <style:text-properties style:font-name-complex="OpenSymbol2" style:font-family-complex="OpenSymbol" style:font-family-generic-complex="system" style:font-pitch-complex="variable"/>
    </style:style>
    <style:style style:name="ListLabel_20_776" style:display-name="ListLabel 776" style:family="text">
      <style:text-properties style:font-name-complex="OpenSymbol2" style:font-family-complex="OpenSymbol" style:font-family-generic-complex="system" style:font-pitch-complex="variable"/>
    </style:style>
    <style:style style:name="ListLabel_20_777" style:display-name="ListLabel 777" style:family="text">
      <style:text-properties style:font-name-complex="OpenSymbol2" style:font-family-complex="OpenSymbol" style:font-family-generic-complex="system" style:font-pitch-complex="variable"/>
    </style:style>
    <style:style style:name="ListLabel_20_778" style:display-name="ListLabel 778" style:family="text">
      <style:text-properties style:font-name-complex="OpenSymbol2" style:font-family-complex="OpenSymbol" style:font-family-generic-complex="system" style:font-pitch-complex="variable"/>
    </style:style>
    <style:style style:name="ListLabel_20_779" style:display-name="ListLabel 779" style:family="text">
      <style:text-properties style:font-name-complex="OpenSymbol2" style:font-family-complex="OpenSymbol" style:font-family-generic-complex="system" style:font-pitch-complex="variable"/>
    </style:style>
    <style:style style:name="ListLabel_20_780" style:display-name="ListLabel 780" style:family="text">
      <style:text-properties style:font-name-complex="OpenSymbol2" style:font-family-complex="OpenSymbol" style:font-family-generic-complex="system" style:font-pitch-complex="variable"/>
    </style:style>
    <style:style style:name="ListLabel_20_781" style:display-name="ListLabel 781" style:family="text">
      <style:text-properties style:font-name-complex="OpenSymbol2" style:font-family-complex="OpenSymbol" style:font-family-generic-complex="system" style:font-pitch-complex="variable"/>
    </style:style>
    <style:style style:name="ListLabel_20_782" style:display-name="ListLabel 782" style:family="text">
      <style:text-properties style:font-name-complex="OpenSymbol2" style:font-family-complex="OpenSymbol" style:font-family-generic-complex="system" style:font-pitch-complex="variable"/>
    </style:style>
    <style:style style:name="ListLabel_20_783" style:display-name="ListLabel 783" style:family="text">
      <style:text-properties style:font-name-complex="OpenSymbol2" style:font-family-complex="OpenSymbol" style:font-family-generic-complex="system" style:font-pitch-complex="variable"/>
    </style:style>
    <style:style style:name="ListLabel_20_784" style:display-name="ListLabel 784" style:family="text">
      <style:text-properties fo:font-size="11pt" style:font-size-asian="11pt" style:font-name-complex="OpenSymbol2" style:font-family-complex="OpenSymbol" style:font-family-generic-complex="system" style:font-pitch-complex="variable"/>
    </style:style>
    <style:style style:name="ListLabel_20_785" style:display-name="ListLabel 785" style:family="text">
      <style:text-properties style:font-name-complex="OpenSymbol2" style:font-family-complex="OpenSymbol" style:font-family-generic-complex="system" style:font-pitch-complex="variable"/>
    </style:style>
    <style:style style:name="ListLabel_20_786" style:display-name="ListLabel 786" style:family="text">
      <style:text-properties style:font-name-complex="OpenSymbol2" style:font-family-complex="OpenSymbol" style:font-family-generic-complex="system" style:font-pitch-complex="variable"/>
    </style:style>
    <style:style style:name="ListLabel_20_787" style:display-name="ListLabel 787" style:family="text">
      <style:text-properties style:font-name-complex="OpenSymbol2" style:font-family-complex="OpenSymbol" style:font-family-generic-complex="system" style:font-pitch-complex="variable"/>
    </style:style>
    <style:style style:name="ListLabel_20_788" style:display-name="ListLabel 788" style:family="text">
      <style:text-properties style:font-name-complex="OpenSymbol2" style:font-family-complex="OpenSymbol" style:font-family-generic-complex="system" style:font-pitch-complex="variable"/>
    </style:style>
    <style:style style:name="ListLabel_20_789" style:display-name="ListLabel 789" style:family="text">
      <style:text-properties style:font-name-complex="OpenSymbol2" style:font-family-complex="OpenSymbol" style:font-family-generic-complex="system" style:font-pitch-complex="variable"/>
    </style:style>
    <style:style style:name="ListLabel_20_790" style:display-name="ListLabel 790" style:family="text">
      <style:text-properties style:font-name-complex="OpenSymbol2" style:font-family-complex="OpenSymbol" style:font-family-generic-complex="system" style:font-pitch-complex="variable"/>
    </style:style>
    <style:style style:name="ListLabel_20_791" style:display-name="ListLabel 791" style:family="text">
      <style:text-properties style:font-name-complex="OpenSymbol2" style:font-family-complex="OpenSymbol" style:font-family-generic-complex="system" style:font-pitch-complex="variable"/>
    </style:style>
    <style:style style:name="ListLabel_20_792" style:display-name="ListLabel 792" style:family="text">
      <style:text-properties style:font-name-complex="OpenSymbol2" style:font-family-complex="OpenSymbol" style:font-family-generic-complex="system" style:font-pitch-complex="variable"/>
    </style:style>
    <style:style style:name="ListLabel_20_793" style:display-name="ListLabel 793" style:family="text">
      <style:text-properties fo:font-weight="normal" style:font-weight-asian="normal" style:font-name-complex="OpenSymbol2" style:font-family-complex="OpenSymbol" style:font-family-generic-complex="system" style:font-pitch-complex="variable"/>
    </style:style>
    <style:style style:name="ListLabel_20_794" style:display-name="ListLabel 794" style:family="text">
      <style:text-properties style:font-name-complex="OpenSymbol2" style:font-family-complex="OpenSymbol" style:font-family-generic-complex="system" style:font-pitch-complex="variable"/>
    </style:style>
    <style:style style:name="ListLabel_20_795" style:display-name="ListLabel 795" style:family="text">
      <style:text-properties style:font-name-complex="OpenSymbol2" style:font-family-complex="OpenSymbol" style:font-family-generic-complex="system" style:font-pitch-complex="variable"/>
    </style:style>
    <style:style style:name="ListLabel_20_796" style:display-name="ListLabel 796" style:family="text">
      <style:text-properties style:font-name-complex="OpenSymbol2" style:font-family-complex="OpenSymbol" style:font-family-generic-complex="system" style:font-pitch-complex="variable"/>
    </style:style>
    <style:style style:name="ListLabel_20_797" style:display-name="ListLabel 797" style:family="text">
      <style:text-properties style:font-name-complex="OpenSymbol2" style:font-family-complex="OpenSymbol" style:font-family-generic-complex="system" style:font-pitch-complex="variable"/>
    </style:style>
    <style:style style:name="ListLabel_20_798" style:display-name="ListLabel 798" style:family="text">
      <style:text-properties style:font-name-complex="OpenSymbol2" style:font-family-complex="OpenSymbol" style:font-family-generic-complex="system" style:font-pitch-complex="variable"/>
    </style:style>
    <style:style style:name="ListLabel_20_799" style:display-name="ListLabel 799" style:family="text">
      <style:text-properties style:font-name-complex="OpenSymbol2" style:font-family-complex="OpenSymbol" style:font-family-generic-complex="system" style:font-pitch-complex="variable"/>
    </style:style>
    <style:style style:name="ListLabel_20_800" style:display-name="ListLabel 800" style:family="text">
      <style:text-properties style:font-name-complex="OpenSymbol2" style:font-family-complex="OpenSymbol" style:font-family-generic-complex="system" style:font-pitch-complex="variable"/>
    </style:style>
    <style:style style:name="ListLabel_20_801" style:display-name="ListLabel 801" style:family="text">
      <style:text-properties style:font-name-complex="OpenSymbol2" style:font-family-complex="OpenSymbol" style:font-family-generic-complex="system" style:font-pitch-complex="variable"/>
    </style:style>
    <style:style style:name="ListLabel_20_802" style:display-name="ListLabel 802"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803" style:display-name="ListLabel 803" style:family="text">
      <style:text-properties style:font-name-complex="OpenSymbol2" style:font-family-complex="OpenSymbol" style:font-family-generic-complex="system" style:font-pitch-complex="variable"/>
    </style:style>
    <style:style style:name="ListLabel_20_804" style:display-name="ListLabel 804" style:family="text">
      <style:text-properties style:font-name-complex="OpenSymbol2" style:font-family-complex="OpenSymbol" style:font-family-generic-complex="system" style:font-pitch-complex="variable"/>
    </style:style>
    <style:style style:name="ListLabel_20_805" style:display-name="ListLabel 805" style:family="text">
      <style:text-properties style:font-name-complex="OpenSymbol2" style:font-family-complex="OpenSymbol" style:font-family-generic-complex="system" style:font-pitch-complex="variable"/>
    </style:style>
    <style:style style:name="ListLabel_20_806" style:display-name="ListLabel 806" style:family="text">
      <style:text-properties style:font-name-complex="OpenSymbol2" style:font-family-complex="OpenSymbol" style:font-family-generic-complex="system" style:font-pitch-complex="variable"/>
    </style:style>
    <style:style style:name="ListLabel_20_807" style:display-name="ListLabel 807" style:family="text">
      <style:text-properties style:font-name-complex="OpenSymbol2" style:font-family-complex="OpenSymbol" style:font-family-generic-complex="system" style:font-pitch-complex="variable"/>
    </style:style>
    <style:style style:name="ListLabel_20_808" style:display-name="ListLabel 808" style:family="text">
      <style:text-properties style:font-name-complex="OpenSymbol2" style:font-family-complex="OpenSymbol" style:font-family-generic-complex="system" style:font-pitch-complex="variable"/>
    </style:style>
    <style:style style:name="ListLabel_20_809" style:display-name="ListLabel 809" style:family="text">
      <style:text-properties style:font-name-complex="OpenSymbol2" style:font-family-complex="OpenSymbol" style:font-family-generic-complex="system" style:font-pitch-complex="variable"/>
    </style:style>
    <style:style style:name="ListLabel_20_810" style:display-name="ListLabel 810" style:family="text">
      <style:text-properties style:font-name-complex="OpenSymbol2" style:font-family-complex="OpenSymbol" style:font-family-generic-complex="system" style:font-pitch-complex="variable"/>
    </style:style>
    <style:style style:name="ListLabel_20_811" style:display-name="ListLabel 811"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812" style:display-name="ListLabel 812" style:family="text">
      <style:text-properties style:font-name-complex="OpenSymbol2" style:font-family-complex="OpenSymbol" style:font-family-generic-complex="system" style:font-pitch-complex="variable"/>
    </style:style>
    <style:style style:name="ListLabel_20_813" style:display-name="ListLabel 813" style:family="text">
      <style:text-properties style:font-name-complex="OpenSymbol2" style:font-family-complex="OpenSymbol" style:font-family-generic-complex="system" style:font-pitch-complex="variable"/>
    </style:style>
    <style:style style:name="ListLabel_20_814" style:display-name="ListLabel 814" style:family="text">
      <style:text-properties style:font-name-complex="OpenSymbol2" style:font-family-complex="OpenSymbol" style:font-family-generic-complex="system" style:font-pitch-complex="variable"/>
    </style:style>
    <style:style style:name="ListLabel_20_815" style:display-name="ListLabel 815" style:family="text">
      <style:text-properties style:font-name-complex="OpenSymbol2" style:font-family-complex="OpenSymbol" style:font-family-generic-complex="system" style:font-pitch-complex="variable"/>
    </style:style>
    <style:style style:name="ListLabel_20_816" style:display-name="ListLabel 816" style:family="text">
      <style:text-properties style:font-name-complex="OpenSymbol2" style:font-family-complex="OpenSymbol" style:font-family-generic-complex="system" style:font-pitch-complex="variable"/>
    </style:style>
    <style:style style:name="ListLabel_20_817" style:display-name="ListLabel 817" style:family="text">
      <style:text-properties style:font-name-complex="OpenSymbol2" style:font-family-complex="OpenSymbol" style:font-family-generic-complex="system" style:font-pitch-complex="variable"/>
    </style:style>
    <style:style style:name="ListLabel_20_818" style:display-name="ListLabel 818" style:family="text">
      <style:text-properties style:font-name-complex="OpenSymbol2" style:font-family-complex="OpenSymbol" style:font-family-generic-complex="system" style:font-pitch-complex="variable"/>
    </style:style>
    <style:style style:name="ListLabel_20_819" style:display-name="ListLabel 819" style:family="text">
      <style:text-properties style:font-name-complex="OpenSymbol2" style:font-family-complex="OpenSymbol" style:font-family-generic-complex="system" style:font-pitch-complex="variable"/>
    </style:style>
    <style:style style:name="ListLabel_20_820" style:display-name="ListLabel 820" style:family="text">
      <style:text-properties style:font-name-complex="OpenSymbol2" style:font-family-complex="OpenSymbol" style:font-family-generic-complex="system" style:font-pitch-complex="variable"/>
    </style:style>
    <style:style style:name="ListLabel_20_821" style:display-name="ListLabel 821" style:family="text">
      <style:text-properties style:font-name-complex="OpenSymbol2" style:font-family-complex="OpenSymbol" style:font-family-generic-complex="system" style:font-pitch-complex="variable"/>
    </style:style>
    <style:style style:name="ListLabel_20_822" style:display-name="ListLabel 822" style:family="text">
      <style:text-properties style:font-name-complex="OpenSymbol2" style:font-family-complex="OpenSymbol" style:font-family-generic-complex="system" style:font-pitch-complex="variable"/>
    </style:style>
    <style:style style:name="ListLabel_20_823" style:display-name="ListLabel 823" style:family="text">
      <style:text-properties style:font-name-complex="OpenSymbol2" style:font-family-complex="OpenSymbol" style:font-family-generic-complex="system" style:font-pitch-complex="variable"/>
    </style:style>
    <style:style style:name="ListLabel_20_824" style:display-name="ListLabel 824" style:family="text">
      <style:text-properties style:font-name-complex="OpenSymbol2" style:font-family-complex="OpenSymbol" style:font-family-generic-complex="system" style:font-pitch-complex="variable"/>
    </style:style>
    <style:style style:name="ListLabel_20_825" style:display-name="ListLabel 825" style:family="text">
      <style:text-properties style:font-name-complex="OpenSymbol2" style:font-family-complex="OpenSymbol" style:font-family-generic-complex="system" style:font-pitch-complex="variable"/>
    </style:style>
    <style:style style:name="ListLabel_20_826" style:display-name="ListLabel 826" style:family="text">
      <style:text-properties style:font-name-complex="OpenSymbol2" style:font-family-complex="OpenSymbol" style:font-family-generic-complex="system" style:font-pitch-complex="variable"/>
    </style:style>
    <style:style style:name="ListLabel_20_827" style:display-name="ListLabel 827" style:family="text">
      <style:text-properties style:font-name-complex="OpenSymbol2" style:font-family-complex="OpenSymbol" style:font-family-generic-complex="system" style:font-pitch-complex="variable"/>
    </style:style>
    <style:style style:name="ListLabel_20_828" style:display-name="ListLabel 828" style:family="text">
      <style:text-properties style:font-name-complex="OpenSymbol2" style:font-family-complex="OpenSymbol" style:font-family-generic-complex="system" style:font-pitch-complex="variable"/>
    </style:style>
    <style:style style:name="ListLabel_20_829" style:display-name="ListLabel 829" style:family="text">
      <style:text-properties style:font-name-complex="OpenSymbol2" style:font-family-complex="OpenSymbol" style:font-family-generic-complex="system" style:font-pitch-complex="variable"/>
    </style:style>
    <style:style style:name="ListLabel_20_830" style:display-name="ListLabel 830" style:family="text">
      <style:text-properties style:font-name-complex="OpenSymbol2" style:font-family-complex="OpenSymbol" style:font-family-generic-complex="system" style:font-pitch-complex="variable"/>
    </style:style>
    <style:style style:name="ListLabel_20_831" style:display-name="ListLabel 831" style:family="text">
      <style:text-properties style:font-name-complex="OpenSymbol2" style:font-family-complex="OpenSymbol" style:font-family-generic-complex="system" style:font-pitch-complex="variable"/>
    </style:style>
    <style:style style:name="ListLabel_20_832" style:display-name="ListLabel 832" style:family="text">
      <style:text-properties style:font-name-complex="OpenSymbol2" style:font-family-complex="OpenSymbol" style:font-family-generic-complex="system" style:font-pitch-complex="variable"/>
    </style:style>
    <style:style style:name="ListLabel_20_833" style:display-name="ListLabel 833" style:family="text">
      <style:text-properties style:font-name-complex="OpenSymbol2" style:font-family-complex="OpenSymbol" style:font-family-generic-complex="system" style:font-pitch-complex="variable"/>
    </style:style>
    <style:style style:name="ListLabel_20_834" style:display-name="ListLabel 834" style:family="text">
      <style:text-properties style:font-name-complex="OpenSymbol2" style:font-family-complex="OpenSymbol" style:font-family-generic-complex="system" style:font-pitch-complex="variable"/>
    </style:style>
    <style:style style:name="ListLabel_20_835" style:display-name="ListLabel 835" style:family="text">
      <style:text-properties style:font-name-complex="OpenSymbol2" style:font-family-complex="OpenSymbol" style:font-family-generic-complex="system" style:font-pitch-complex="variable"/>
    </style:style>
    <style:style style:name="ListLabel_20_836" style:display-name="ListLabel 836" style:family="text">
      <style:text-properties style:font-name-complex="OpenSymbol2" style:font-family-complex="OpenSymbol" style:font-family-generic-complex="system" style:font-pitch-complex="variable"/>
    </style:style>
    <style:style style:name="ListLabel_20_837" style:display-name="ListLabel 837" style:family="text">
      <style:text-properties style:font-name-complex="OpenSymbol2" style:font-family-complex="OpenSymbol" style:font-family-generic-complex="system" style:font-pitch-complex="variable"/>
    </style:style>
    <style:style style:name="ListLabel_20_838" style:display-name="ListLabel 838" style:family="text">
      <style:text-properties fo:font-size="11pt" style:font-size-asian="11pt" style:font-name-complex="OpenSymbol2" style:font-family-complex="OpenSymbol" style:font-family-generic-complex="system" style:font-pitch-complex="variable"/>
    </style:style>
    <style:style style:name="ListLabel_20_839" style:display-name="ListLabel 839" style:family="text">
      <style:text-properties style:font-name-complex="OpenSymbol2" style:font-family-complex="OpenSymbol" style:font-family-generic-complex="system" style:font-pitch-complex="variable"/>
    </style:style>
    <style:style style:name="ListLabel_20_840" style:display-name="ListLabel 840" style:family="text">
      <style:text-properties style:font-name-complex="OpenSymbol2" style:font-family-complex="OpenSymbol" style:font-family-generic-complex="system" style:font-pitch-complex="variable"/>
    </style:style>
    <style:style style:name="ListLabel_20_841" style:display-name="ListLabel 841" style:family="text">
      <style:text-properties style:font-name-complex="OpenSymbol2" style:font-family-complex="OpenSymbol" style:font-family-generic-complex="system" style:font-pitch-complex="variable"/>
    </style:style>
    <style:style style:name="ListLabel_20_842" style:display-name="ListLabel 842" style:family="text">
      <style:text-properties style:font-name-complex="OpenSymbol2" style:font-family-complex="OpenSymbol" style:font-family-generic-complex="system" style:font-pitch-complex="variable"/>
    </style:style>
    <style:style style:name="ListLabel_20_843" style:display-name="ListLabel 843" style:family="text">
      <style:text-properties style:font-name-complex="OpenSymbol2" style:font-family-complex="OpenSymbol" style:font-family-generic-complex="system" style:font-pitch-complex="variable"/>
    </style:style>
    <style:style style:name="ListLabel_20_844" style:display-name="ListLabel 844" style:family="text">
      <style:text-properties style:font-name-complex="OpenSymbol2" style:font-family-complex="OpenSymbol" style:font-family-generic-complex="system" style:font-pitch-complex="variable"/>
    </style:style>
    <style:style style:name="ListLabel_20_845" style:display-name="ListLabel 845" style:family="text">
      <style:text-properties style:font-name-complex="OpenSymbol2" style:font-family-complex="OpenSymbol" style:font-family-generic-complex="system" style:font-pitch-complex="variable"/>
    </style:style>
    <style:style style:name="ListLabel_20_846" style:display-name="ListLabel 846" style:family="text">
      <style:text-properties style:font-name-complex="OpenSymbol2" style:font-family-complex="OpenSymbol" style:font-family-generic-complex="system" style:font-pitch-complex="variable"/>
    </style:style>
    <style:style style:name="ListLabel_20_847" style:display-name="ListLabel 847" style:family="text">
      <style:text-properties fo:font-weight="normal" style:font-weight-asian="normal" style:font-name-complex="OpenSymbol2" style:font-family-complex="OpenSymbol" style:font-family-generic-complex="system" style:font-pitch-complex="variable"/>
    </style:style>
    <style:style style:name="ListLabel_20_848" style:display-name="ListLabel 848" style:family="text">
      <style:text-properties style:font-name-complex="OpenSymbol2" style:font-family-complex="OpenSymbol" style:font-family-generic-complex="system" style:font-pitch-complex="variable"/>
    </style:style>
    <style:style style:name="ListLabel_20_849" style:display-name="ListLabel 849" style:family="text">
      <style:text-properties style:font-name-complex="OpenSymbol2" style:font-family-complex="OpenSymbol" style:font-family-generic-complex="system" style:font-pitch-complex="variable"/>
    </style:style>
    <style:style style:name="ListLabel_20_850" style:display-name="ListLabel 850" style:family="text">
      <style:text-properties style:font-name-complex="OpenSymbol2" style:font-family-complex="OpenSymbol" style:font-family-generic-complex="system" style:font-pitch-complex="variable"/>
    </style:style>
    <style:style style:name="ListLabel_20_851" style:display-name="ListLabel 851" style:family="text">
      <style:text-properties style:font-name-complex="OpenSymbol2" style:font-family-complex="OpenSymbol" style:font-family-generic-complex="system" style:font-pitch-complex="variable"/>
    </style:style>
    <style:style style:name="ListLabel_20_852" style:display-name="ListLabel 852" style:family="text">
      <style:text-properties style:font-name-complex="OpenSymbol2" style:font-family-complex="OpenSymbol" style:font-family-generic-complex="system" style:font-pitch-complex="variable"/>
    </style:style>
    <style:style style:name="ListLabel_20_853" style:display-name="ListLabel 853" style:family="text">
      <style:text-properties style:font-name-complex="OpenSymbol2" style:font-family-complex="OpenSymbol" style:font-family-generic-complex="system" style:font-pitch-complex="variable"/>
    </style:style>
    <style:style style:name="ListLabel_20_854" style:display-name="ListLabel 854" style:family="text">
      <style:text-properties style:font-name-complex="OpenSymbol2" style:font-family-complex="OpenSymbol" style:font-family-generic-complex="system" style:font-pitch-complex="variable"/>
    </style:style>
    <style:style style:name="ListLabel_20_855" style:display-name="ListLabel 855" style:family="text">
      <style:text-properties style:font-name-complex="OpenSymbol2" style:font-family-complex="OpenSymbol" style:font-family-generic-complex="system" style:font-pitch-complex="variable"/>
    </style:style>
    <style:style style:name="ListLabel_20_856" style:display-name="ListLabel 856"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857" style:display-name="ListLabel 857" style:family="text">
      <style:text-properties style:font-name-complex="OpenSymbol2" style:font-family-complex="OpenSymbol" style:font-family-generic-complex="system" style:font-pitch-complex="variable"/>
    </style:style>
    <style:style style:name="ListLabel_20_858" style:display-name="ListLabel 858" style:family="text">
      <style:text-properties style:font-name-complex="OpenSymbol2" style:font-family-complex="OpenSymbol" style:font-family-generic-complex="system" style:font-pitch-complex="variable"/>
    </style:style>
    <style:style style:name="ListLabel_20_859" style:display-name="ListLabel 859" style:family="text">
      <style:text-properties style:font-name-complex="OpenSymbol2" style:font-family-complex="OpenSymbol" style:font-family-generic-complex="system" style:font-pitch-complex="variable"/>
    </style:style>
    <style:style style:name="ListLabel_20_860" style:display-name="ListLabel 860" style:family="text">
      <style:text-properties style:font-name-complex="OpenSymbol2" style:font-family-complex="OpenSymbol" style:font-family-generic-complex="system" style:font-pitch-complex="variable"/>
    </style:style>
    <style:style style:name="ListLabel_20_861" style:display-name="ListLabel 861" style:family="text">
      <style:text-properties style:font-name-complex="OpenSymbol2" style:font-family-complex="OpenSymbol" style:font-family-generic-complex="system" style:font-pitch-complex="variable"/>
    </style:style>
    <style:style style:name="ListLabel_20_862" style:display-name="ListLabel 862" style:family="text">
      <style:text-properties style:font-name-complex="OpenSymbol2" style:font-family-complex="OpenSymbol" style:font-family-generic-complex="system" style:font-pitch-complex="variable"/>
    </style:style>
    <style:style style:name="ListLabel_20_863" style:display-name="ListLabel 863" style:family="text">
      <style:text-properties style:font-name-complex="OpenSymbol2" style:font-family-complex="OpenSymbol" style:font-family-generic-complex="system" style:font-pitch-complex="variable"/>
    </style:style>
    <style:style style:name="ListLabel_20_864" style:display-name="ListLabel 864" style:family="text">
      <style:text-properties style:font-name-complex="OpenSymbol2" style:font-family-complex="OpenSymbol" style:font-family-generic-complex="system" style:font-pitch-complex="variable"/>
    </style:style>
    <style:style style:name="ListLabel_20_865" style:display-name="ListLabel 865"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866" style:display-name="ListLabel 866" style:family="text">
      <style:text-properties style:font-name-complex="OpenSymbol2" style:font-family-complex="OpenSymbol" style:font-family-generic-complex="system" style:font-pitch-complex="variable"/>
    </style:style>
    <style:style style:name="ListLabel_20_867" style:display-name="ListLabel 867" style:family="text">
      <style:text-properties style:font-name-complex="OpenSymbol2" style:font-family-complex="OpenSymbol" style:font-family-generic-complex="system" style:font-pitch-complex="variable"/>
    </style:style>
    <style:style style:name="ListLabel_20_868" style:display-name="ListLabel 868" style:family="text">
      <style:text-properties style:font-name-complex="OpenSymbol2" style:font-family-complex="OpenSymbol" style:font-family-generic-complex="system" style:font-pitch-complex="variable"/>
    </style:style>
    <style:style style:name="ListLabel_20_869" style:display-name="ListLabel 869" style:family="text">
      <style:text-properties style:font-name-complex="OpenSymbol2" style:font-family-complex="OpenSymbol" style:font-family-generic-complex="system" style:font-pitch-complex="variable"/>
    </style:style>
    <style:style style:name="ListLabel_20_870" style:display-name="ListLabel 870" style:family="text">
      <style:text-properties style:font-name-complex="OpenSymbol2" style:font-family-complex="OpenSymbol" style:font-family-generic-complex="system" style:font-pitch-complex="variable"/>
    </style:style>
    <style:style style:name="ListLabel_20_871" style:display-name="ListLabel 871" style:family="text">
      <style:text-properties style:font-name-complex="OpenSymbol2" style:font-family-complex="OpenSymbol" style:font-family-generic-complex="system" style:font-pitch-complex="variable"/>
    </style:style>
    <style:style style:name="ListLabel_20_872" style:display-name="ListLabel 872" style:family="text">
      <style:text-properties style:font-name-complex="OpenSymbol2" style:font-family-complex="OpenSymbol" style:font-family-generic-complex="system" style:font-pitch-complex="variable"/>
    </style:style>
    <style:style style:name="ListLabel_20_873" style:display-name="ListLabel 873" style:family="text">
      <style:text-properties style:font-name-complex="OpenSymbol2" style:font-family-complex="OpenSymbol" style:font-family-generic-complex="system" style:font-pitch-complex="variable"/>
    </style:style>
    <style:style style:name="ListLabel_20_874" style:display-name="ListLabel 874" style:family="text">
      <style:text-properties style:font-name-complex="OpenSymbol2" style:font-family-complex="OpenSymbol" style:font-family-generic-complex="system" style:font-pitch-complex="variable"/>
    </style:style>
    <style:style style:name="ListLabel_20_875" style:display-name="ListLabel 875" style:family="text">
      <style:text-properties style:font-name-complex="OpenSymbol2" style:font-family-complex="OpenSymbol" style:font-family-generic-complex="system" style:font-pitch-complex="variable"/>
    </style:style>
    <style:style style:name="ListLabel_20_876" style:display-name="ListLabel 876" style:family="text">
      <style:text-properties style:font-name-complex="OpenSymbol2" style:font-family-complex="OpenSymbol" style:font-family-generic-complex="system" style:font-pitch-complex="variable"/>
    </style:style>
    <style:style style:name="ListLabel_20_877" style:display-name="ListLabel 877" style:family="text">
      <style:text-properties style:font-name-complex="OpenSymbol2" style:font-family-complex="OpenSymbol" style:font-family-generic-complex="system" style:font-pitch-complex="variable"/>
    </style:style>
    <style:style style:name="ListLabel_20_878" style:display-name="ListLabel 878" style:family="text">
      <style:text-properties style:font-name-complex="OpenSymbol2" style:font-family-complex="OpenSymbol" style:font-family-generic-complex="system" style:font-pitch-complex="variable"/>
    </style:style>
    <style:style style:name="ListLabel_20_879" style:display-name="ListLabel 879" style:family="text">
      <style:text-properties style:font-name-complex="OpenSymbol2" style:font-family-complex="OpenSymbol" style:font-family-generic-complex="system" style:font-pitch-complex="variable"/>
    </style:style>
    <style:style style:name="ListLabel_20_880" style:display-name="ListLabel 880" style:family="text">
      <style:text-properties style:font-name-complex="OpenSymbol2" style:font-family-complex="OpenSymbol" style:font-family-generic-complex="system" style:font-pitch-complex="variable"/>
    </style:style>
    <style:style style:name="ListLabel_20_881" style:display-name="ListLabel 881" style:family="text">
      <style:text-properties style:font-name-complex="OpenSymbol2" style:font-family-complex="OpenSymbol" style:font-family-generic-complex="system" style:font-pitch-complex="variable"/>
    </style:style>
    <style:style style:name="ListLabel_20_882" style:display-name="ListLabel 882" style:family="text">
      <style:text-properties style:font-name-complex="OpenSymbol2" style:font-family-complex="OpenSymbol" style:font-family-generic-complex="system" style:font-pitch-complex="variable"/>
    </style:style>
    <style:style style:name="ListLabel_20_883" style:display-name="ListLabel 883" style:family="text">
      <style:text-properties style:font-name-complex="OpenSymbol2" style:font-family-complex="OpenSymbol" style:font-family-generic-complex="system" style:font-pitch-complex="variable"/>
    </style:style>
    <style:style style:name="ListLabel_20_884" style:display-name="ListLabel 884" style:family="text">
      <style:text-properties style:font-name-complex="OpenSymbol2" style:font-family-complex="OpenSymbol" style:font-family-generic-complex="system" style:font-pitch-complex="variable"/>
    </style:style>
    <style:style style:name="ListLabel_20_885" style:display-name="ListLabel 885" style:family="text">
      <style:text-properties style:font-name-complex="OpenSymbol2" style:font-family-complex="OpenSymbol" style:font-family-generic-complex="system" style:font-pitch-complex="variable"/>
    </style:style>
    <style:style style:name="ListLabel_20_886" style:display-name="ListLabel 886" style:family="text">
      <style:text-properties style:font-name-complex="OpenSymbol2" style:font-family-complex="OpenSymbol" style:font-family-generic-complex="system" style:font-pitch-complex="variable"/>
    </style:style>
    <style:style style:name="ListLabel_20_887" style:display-name="ListLabel 887" style:family="text">
      <style:text-properties style:font-name-complex="OpenSymbol2" style:font-family-complex="OpenSymbol" style:font-family-generic-complex="system" style:font-pitch-complex="variable"/>
    </style:style>
    <style:style style:name="ListLabel_20_888" style:display-name="ListLabel 888" style:family="text">
      <style:text-properties style:font-name-complex="OpenSymbol2" style:font-family-complex="OpenSymbol" style:font-family-generic-complex="system" style:font-pitch-complex="variable"/>
    </style:style>
    <style:style style:name="ListLabel_20_889" style:display-name="ListLabel 889" style:family="text">
      <style:text-properties style:font-name-complex="OpenSymbol2" style:font-family-complex="OpenSymbol" style:font-family-generic-complex="system" style:font-pitch-complex="variable"/>
    </style:style>
    <style:style style:name="ListLabel_20_890" style:display-name="ListLabel 890" style:family="text">
      <style:text-properties style:font-name-complex="OpenSymbol2" style:font-family-complex="OpenSymbol" style:font-family-generic-complex="system" style:font-pitch-complex="variable"/>
    </style:style>
    <style:style style:name="ListLabel_20_891" style:display-name="ListLabel 891" style:family="text">
      <style:text-properties style:font-name-complex="OpenSymbol2" style:font-family-complex="OpenSymbol" style:font-family-generic-complex="system" style:font-pitch-complex="variable"/>
    </style:style>
    <style:style style:name="ListLabel_20_892" style:display-name="ListLabel 892" style:family="text">
      <style:text-properties fo:font-size="11pt" style:font-size-asian="11pt" style:font-name-complex="OpenSymbol2" style:font-family-complex="OpenSymbol" style:font-family-generic-complex="system" style:font-pitch-complex="variable"/>
    </style:style>
    <style:style style:name="ListLabel_20_893" style:display-name="ListLabel 893" style:family="text">
      <style:text-properties style:font-name-complex="OpenSymbol2" style:font-family-complex="OpenSymbol" style:font-family-generic-complex="system" style:font-pitch-complex="variable"/>
    </style:style>
    <style:style style:name="ListLabel_20_894" style:display-name="ListLabel 894" style:family="text">
      <style:text-properties style:font-name-complex="OpenSymbol2" style:font-family-complex="OpenSymbol" style:font-family-generic-complex="system" style:font-pitch-complex="variable"/>
    </style:style>
    <style:style style:name="ListLabel_20_895" style:display-name="ListLabel 895" style:family="text">
      <style:text-properties style:font-name-complex="OpenSymbol2" style:font-family-complex="OpenSymbol" style:font-family-generic-complex="system" style:font-pitch-complex="variable"/>
    </style:style>
    <style:style style:name="ListLabel_20_896" style:display-name="ListLabel 896" style:family="text">
      <style:text-properties style:font-name-complex="OpenSymbol2" style:font-family-complex="OpenSymbol" style:font-family-generic-complex="system" style:font-pitch-complex="variable"/>
    </style:style>
    <style:style style:name="ListLabel_20_897" style:display-name="ListLabel 897" style:family="text">
      <style:text-properties style:font-name-complex="OpenSymbol2" style:font-family-complex="OpenSymbol" style:font-family-generic-complex="system" style:font-pitch-complex="variable"/>
    </style:style>
    <style:style style:name="ListLabel_20_898" style:display-name="ListLabel 898" style:family="text">
      <style:text-properties style:font-name-complex="OpenSymbol2" style:font-family-complex="OpenSymbol" style:font-family-generic-complex="system" style:font-pitch-complex="variable"/>
    </style:style>
    <style:style style:name="ListLabel_20_899" style:display-name="ListLabel 899" style:family="text">
      <style:text-properties style:font-name-complex="OpenSymbol2" style:font-family-complex="OpenSymbol" style:font-family-generic-complex="system" style:font-pitch-complex="variable"/>
    </style:style>
    <style:style style:name="ListLabel_20_900" style:display-name="ListLabel 900" style:family="text">
      <style:text-properties style:font-name-complex="OpenSymbol2" style:font-family-complex="OpenSymbol" style:font-family-generic-complex="system" style:font-pitch-complex="variable"/>
    </style:style>
    <style:style style:name="ListLabel_20_901" style:display-name="ListLabel 901" style:family="text">
      <style:text-properties fo:font-weight="normal" style:font-weight-asian="normal" style:font-name-complex="OpenSymbol2" style:font-family-complex="OpenSymbol" style:font-family-generic-complex="system" style:font-pitch-complex="variable"/>
    </style:style>
    <style:style style:name="ListLabel_20_902" style:display-name="ListLabel 902" style:family="text">
      <style:text-properties style:font-name-complex="OpenSymbol2" style:font-family-complex="OpenSymbol" style:font-family-generic-complex="system" style:font-pitch-complex="variable"/>
    </style:style>
    <style:style style:name="ListLabel_20_903" style:display-name="ListLabel 903" style:family="text">
      <style:text-properties style:font-name-complex="OpenSymbol2" style:font-family-complex="OpenSymbol" style:font-family-generic-complex="system" style:font-pitch-complex="variable"/>
    </style:style>
    <style:style style:name="ListLabel_20_904" style:display-name="ListLabel 904" style:family="text">
      <style:text-properties style:font-name-complex="OpenSymbol2" style:font-family-complex="OpenSymbol" style:font-family-generic-complex="system" style:font-pitch-complex="variable"/>
    </style:style>
    <style:style style:name="ListLabel_20_905" style:display-name="ListLabel 905" style:family="text">
      <style:text-properties style:font-name-complex="OpenSymbol2" style:font-family-complex="OpenSymbol" style:font-family-generic-complex="system" style:font-pitch-complex="variable"/>
    </style:style>
    <style:style style:name="ListLabel_20_906" style:display-name="ListLabel 906" style:family="text">
      <style:text-properties style:font-name-complex="OpenSymbol2" style:font-family-complex="OpenSymbol" style:font-family-generic-complex="system" style:font-pitch-complex="variable"/>
    </style:style>
    <style:style style:name="ListLabel_20_907" style:display-name="ListLabel 907" style:family="text">
      <style:text-properties style:font-name-complex="OpenSymbol2" style:font-family-complex="OpenSymbol" style:font-family-generic-complex="system" style:font-pitch-complex="variable"/>
    </style:style>
    <style:style style:name="ListLabel_20_908" style:display-name="ListLabel 908" style:family="text">
      <style:text-properties style:font-name-complex="OpenSymbol2" style:font-family-complex="OpenSymbol" style:font-family-generic-complex="system" style:font-pitch-complex="variable"/>
    </style:style>
    <style:style style:name="ListLabel_20_909" style:display-name="ListLabel 909" style:family="text">
      <style:text-properties style:font-name-complex="OpenSymbol2" style:font-family-complex="OpenSymbol" style:font-family-generic-complex="system" style:font-pitch-complex="variable"/>
    </style:style>
    <style:style style:name="ListLabel_20_910" style:display-name="ListLabel 910"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911" style:display-name="ListLabel 911" style:family="text">
      <style:text-properties style:font-name-complex="OpenSymbol2" style:font-family-complex="OpenSymbol" style:font-family-generic-complex="system" style:font-pitch-complex="variable"/>
    </style:style>
    <style:style style:name="ListLabel_20_912" style:display-name="ListLabel 912" style:family="text">
      <style:text-properties style:font-name-complex="OpenSymbol2" style:font-family-complex="OpenSymbol" style:font-family-generic-complex="system" style:font-pitch-complex="variable"/>
    </style:style>
    <style:style style:name="ListLabel_20_913" style:display-name="ListLabel 913" style:family="text">
      <style:text-properties style:font-name-complex="OpenSymbol2" style:font-family-complex="OpenSymbol" style:font-family-generic-complex="system" style:font-pitch-complex="variable"/>
    </style:style>
    <style:style style:name="ListLabel_20_914" style:display-name="ListLabel 914" style:family="text">
      <style:text-properties style:font-name-complex="OpenSymbol2" style:font-family-complex="OpenSymbol" style:font-family-generic-complex="system" style:font-pitch-complex="variable"/>
    </style:style>
    <style:style style:name="ListLabel_20_915" style:display-name="ListLabel 915" style:family="text">
      <style:text-properties style:font-name-complex="OpenSymbol2" style:font-family-complex="OpenSymbol" style:font-family-generic-complex="system" style:font-pitch-complex="variable"/>
    </style:style>
    <style:style style:name="ListLabel_20_916" style:display-name="ListLabel 916" style:family="text">
      <style:text-properties style:font-name-complex="OpenSymbol2" style:font-family-complex="OpenSymbol" style:font-family-generic-complex="system" style:font-pitch-complex="variable"/>
    </style:style>
    <style:style style:name="ListLabel_20_917" style:display-name="ListLabel 917" style:family="text">
      <style:text-properties style:font-name-complex="OpenSymbol2" style:font-family-complex="OpenSymbol" style:font-family-generic-complex="system" style:font-pitch-complex="variable"/>
    </style:style>
    <style:style style:name="ListLabel_20_918" style:display-name="ListLabel 918" style:family="text">
      <style:text-properties style:font-name-complex="OpenSymbol2" style:font-family-complex="OpenSymbol" style:font-family-generic-complex="system" style:font-pitch-complex="variable"/>
    </style:style>
    <style:style style:name="ListLabel_20_919" style:display-name="ListLabel 919"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920" style:display-name="ListLabel 920" style:family="text">
      <style:text-properties style:font-name-complex="OpenSymbol2" style:font-family-complex="OpenSymbol" style:font-family-generic-complex="system" style:font-pitch-complex="variable"/>
    </style:style>
    <style:style style:name="ListLabel_20_921" style:display-name="ListLabel 921" style:family="text">
      <style:text-properties style:font-name-complex="OpenSymbol2" style:font-family-complex="OpenSymbol" style:font-family-generic-complex="system" style:font-pitch-complex="variable"/>
    </style:style>
    <style:style style:name="ListLabel_20_922" style:display-name="ListLabel 922" style:family="text">
      <style:text-properties style:font-name-complex="OpenSymbol2" style:font-family-complex="OpenSymbol" style:font-family-generic-complex="system" style:font-pitch-complex="variable"/>
    </style:style>
    <style:style style:name="ListLabel_20_923" style:display-name="ListLabel 923" style:family="text">
      <style:text-properties style:font-name-complex="OpenSymbol2" style:font-family-complex="OpenSymbol" style:font-family-generic-complex="system" style:font-pitch-complex="variable"/>
    </style:style>
    <style:style style:name="ListLabel_20_924" style:display-name="ListLabel 924" style:family="text">
      <style:text-properties style:font-name-complex="OpenSymbol2" style:font-family-complex="OpenSymbol" style:font-family-generic-complex="system" style:font-pitch-complex="variable"/>
    </style:style>
    <style:style style:name="ListLabel_20_925" style:display-name="ListLabel 925" style:family="text">
      <style:text-properties style:font-name-complex="OpenSymbol2" style:font-family-complex="OpenSymbol" style:font-family-generic-complex="system" style:font-pitch-complex="variable"/>
    </style:style>
    <style:style style:name="ListLabel_20_926" style:display-name="ListLabel 926" style:family="text">
      <style:text-properties style:font-name-complex="OpenSymbol2" style:font-family-complex="OpenSymbol" style:font-family-generic-complex="system" style:font-pitch-complex="variable"/>
    </style:style>
    <style:style style:name="ListLabel_20_927" style:display-name="ListLabel 927" style:family="text">
      <style:text-properties style:font-name-complex="OpenSymbol2" style:font-family-complex="OpenSymbol" style:font-family-generic-complex="system" style:font-pitch-complex="variable"/>
    </style:style>
    <style:style style:name="ListLabel_20_928" style:display-name="ListLabel 928" style:family="text">
      <style:text-properties style:font-name-complex="OpenSymbol2" style:font-family-complex="OpenSymbol" style:font-family-generic-complex="system" style:font-pitch-complex="variable"/>
    </style:style>
    <style:style style:name="ListLabel_20_929" style:display-name="ListLabel 929" style:family="text">
      <style:text-properties style:font-name-complex="OpenSymbol2" style:font-family-complex="OpenSymbol" style:font-family-generic-complex="system" style:font-pitch-complex="variable"/>
    </style:style>
    <style:style style:name="ListLabel_20_930" style:display-name="ListLabel 930" style:family="text">
      <style:text-properties style:font-name-complex="OpenSymbol2" style:font-family-complex="OpenSymbol" style:font-family-generic-complex="system" style:font-pitch-complex="variable"/>
    </style:style>
    <style:style style:name="ListLabel_20_931" style:display-name="ListLabel 931" style:family="text">
      <style:text-properties style:font-name-complex="OpenSymbol2" style:font-family-complex="OpenSymbol" style:font-family-generic-complex="system" style:font-pitch-complex="variable"/>
    </style:style>
    <style:style style:name="ListLabel_20_932" style:display-name="ListLabel 932" style:family="text">
      <style:text-properties style:font-name-complex="OpenSymbol2" style:font-family-complex="OpenSymbol" style:font-family-generic-complex="system" style:font-pitch-complex="variable"/>
    </style:style>
    <style:style style:name="ListLabel_20_933" style:display-name="ListLabel 933" style:family="text">
      <style:text-properties style:font-name-complex="OpenSymbol2" style:font-family-complex="OpenSymbol" style:font-family-generic-complex="system" style:font-pitch-complex="variable"/>
    </style:style>
    <style:style style:name="ListLabel_20_934" style:display-name="ListLabel 934" style:family="text">
      <style:text-properties style:font-name-complex="OpenSymbol2" style:font-family-complex="OpenSymbol" style:font-family-generic-complex="system" style:font-pitch-complex="variable"/>
    </style:style>
    <style:style style:name="ListLabel_20_935" style:display-name="ListLabel 935" style:family="text">
      <style:text-properties style:font-name-complex="OpenSymbol2" style:font-family-complex="OpenSymbol" style:font-family-generic-complex="system" style:font-pitch-complex="variable"/>
    </style:style>
    <style:style style:name="ListLabel_20_936" style:display-name="ListLabel 936" style:family="text">
      <style:text-properties style:font-name-complex="OpenSymbol2" style:font-family-complex="OpenSymbol" style:font-family-generic-complex="system" style:font-pitch-complex="variable"/>
    </style:style>
    <style:style style:name="ListLabel_20_937" style:display-name="ListLabel 937" style:family="text">
      <style:text-properties style:font-name-complex="OpenSymbol2" style:font-family-complex="OpenSymbol" style:font-family-generic-complex="system" style:font-pitch-complex="variable"/>
    </style:style>
    <style:style style:name="ListLabel_20_938" style:display-name="ListLabel 938" style:family="text">
      <style:text-properties style:font-name-complex="OpenSymbol2" style:font-family-complex="OpenSymbol" style:font-family-generic-complex="system" style:font-pitch-complex="variable"/>
    </style:style>
    <style:style style:name="ListLabel_20_939" style:display-name="ListLabel 939" style:family="text">
      <style:text-properties style:font-name-complex="OpenSymbol2" style:font-family-complex="OpenSymbol" style:font-family-generic-complex="system" style:font-pitch-complex="variable"/>
    </style:style>
    <style:style style:name="ListLabel_20_940" style:display-name="ListLabel 940" style:family="text">
      <style:text-properties style:font-name-complex="OpenSymbol2" style:font-family-complex="OpenSymbol" style:font-family-generic-complex="system" style:font-pitch-complex="variable"/>
    </style:style>
    <style:style style:name="ListLabel_20_941" style:display-name="ListLabel 941" style:family="text">
      <style:text-properties style:font-name-complex="OpenSymbol2" style:font-family-complex="OpenSymbol" style:font-family-generic-complex="system" style:font-pitch-complex="variable"/>
    </style:style>
    <style:style style:name="ListLabel_20_942" style:display-name="ListLabel 942" style:family="text">
      <style:text-properties style:font-name-complex="OpenSymbol2" style:font-family-complex="OpenSymbol" style:font-family-generic-complex="system" style:font-pitch-complex="variable"/>
    </style:style>
    <style:style style:name="ListLabel_20_943" style:display-name="ListLabel 943" style:family="text">
      <style:text-properties style:font-name-complex="OpenSymbol2" style:font-family-complex="OpenSymbol" style:font-family-generic-complex="system" style:font-pitch-complex="variable"/>
    </style:style>
    <style:style style:name="ListLabel_20_944" style:display-name="ListLabel 944" style:family="text">
      <style:text-properties style:font-name-complex="OpenSymbol2" style:font-family-complex="OpenSymbol" style:font-family-generic-complex="system" style:font-pitch-complex="variable"/>
    </style:style>
    <style:style style:name="ListLabel_20_945" style:display-name="ListLabel 945" style:family="text">
      <style:text-properties style:font-name-complex="OpenSymbol2" style:font-family-complex="OpenSymbol" style:font-family-generic-complex="system" style:font-pitch-complex="variable"/>
    </style:style>
    <style:style style:name="ListLabel_20_946" style:display-name="ListLabel 946" style:family="text">
      <style:text-properties fo:font-size="11pt" style:font-size-asian="11pt" style:font-name-complex="OpenSymbol2" style:font-family-complex="OpenSymbol" style:font-family-generic-complex="system" style:font-pitch-complex="variable"/>
    </style:style>
    <style:style style:name="ListLabel_20_947" style:display-name="ListLabel 947" style:family="text">
      <style:text-properties style:font-name-complex="OpenSymbol2" style:font-family-complex="OpenSymbol" style:font-family-generic-complex="system" style:font-pitch-complex="variable"/>
    </style:style>
    <style:style style:name="ListLabel_20_948" style:display-name="ListLabel 948" style:family="text">
      <style:text-properties style:font-name-complex="OpenSymbol2" style:font-family-complex="OpenSymbol" style:font-family-generic-complex="system" style:font-pitch-complex="variable"/>
    </style:style>
    <style:style style:name="ListLabel_20_949" style:display-name="ListLabel 949" style:family="text">
      <style:text-properties style:font-name-complex="OpenSymbol2" style:font-family-complex="OpenSymbol" style:font-family-generic-complex="system" style:font-pitch-complex="variable"/>
    </style:style>
    <style:style style:name="ListLabel_20_950" style:display-name="ListLabel 950" style:family="text">
      <style:text-properties style:font-name-complex="OpenSymbol2" style:font-family-complex="OpenSymbol" style:font-family-generic-complex="system" style:font-pitch-complex="variable"/>
    </style:style>
    <style:style style:name="ListLabel_20_951" style:display-name="ListLabel 951" style:family="text">
      <style:text-properties style:font-name-complex="OpenSymbol2" style:font-family-complex="OpenSymbol" style:font-family-generic-complex="system" style:font-pitch-complex="variable"/>
    </style:style>
    <style:style style:name="ListLabel_20_952" style:display-name="ListLabel 952" style:family="text">
      <style:text-properties style:font-name-complex="OpenSymbol2" style:font-family-complex="OpenSymbol" style:font-family-generic-complex="system" style:font-pitch-complex="variable"/>
    </style:style>
    <style:style style:name="ListLabel_20_953" style:display-name="ListLabel 953" style:family="text">
      <style:text-properties style:font-name-complex="OpenSymbol2" style:font-family-complex="OpenSymbol" style:font-family-generic-complex="system" style:font-pitch-complex="variable"/>
    </style:style>
    <style:style style:name="ListLabel_20_954" style:display-name="ListLabel 954" style:family="text">
      <style:text-properties style:font-name-complex="OpenSymbol2" style:font-family-complex="OpenSymbol" style:font-family-generic-complex="system" style:font-pitch-complex="variable"/>
    </style:style>
    <style:style style:name="ListLabel_20_955" style:display-name="ListLabel 955" style:family="text">
      <style:text-properties fo:font-weight="normal" style:font-weight-asian="normal" style:font-name-complex="OpenSymbol2" style:font-family-complex="OpenSymbol" style:font-family-generic-complex="system" style:font-pitch-complex="variable"/>
    </style:style>
    <style:style style:name="ListLabel_20_956" style:display-name="ListLabel 956" style:family="text">
      <style:text-properties style:font-name-complex="OpenSymbol2" style:font-family-complex="OpenSymbol" style:font-family-generic-complex="system" style:font-pitch-complex="variable"/>
    </style:style>
    <style:style style:name="ListLabel_20_957" style:display-name="ListLabel 957" style:family="text">
      <style:text-properties style:font-name-complex="OpenSymbol2" style:font-family-complex="OpenSymbol" style:font-family-generic-complex="system" style:font-pitch-complex="variable"/>
    </style:style>
    <style:style style:name="ListLabel_20_958" style:display-name="ListLabel 958" style:family="text">
      <style:text-properties style:font-name-complex="OpenSymbol2" style:font-family-complex="OpenSymbol" style:font-family-generic-complex="system" style:font-pitch-complex="variable"/>
    </style:style>
    <style:style style:name="ListLabel_20_959" style:display-name="ListLabel 959" style:family="text">
      <style:text-properties style:font-name-complex="OpenSymbol2" style:font-family-complex="OpenSymbol" style:font-family-generic-complex="system" style:font-pitch-complex="variable"/>
    </style:style>
    <style:style style:name="ListLabel_20_960" style:display-name="ListLabel 960" style:family="text">
      <style:text-properties style:font-name-complex="OpenSymbol2" style:font-family-complex="OpenSymbol" style:font-family-generic-complex="system" style:font-pitch-complex="variable"/>
    </style:style>
    <style:style style:name="ListLabel_20_961" style:display-name="ListLabel 961" style:family="text">
      <style:text-properties style:font-name-complex="OpenSymbol2" style:font-family-complex="OpenSymbol" style:font-family-generic-complex="system" style:font-pitch-complex="variable"/>
    </style:style>
    <style:style style:name="ListLabel_20_962" style:display-name="ListLabel 962" style:family="text">
      <style:text-properties style:font-name-complex="OpenSymbol2" style:font-family-complex="OpenSymbol" style:font-family-generic-complex="system" style:font-pitch-complex="variable"/>
    </style:style>
    <style:style style:name="ListLabel_20_963" style:display-name="ListLabel 963" style:family="text">
      <style:text-properties style:font-name-complex="OpenSymbol2" style:font-family-complex="OpenSymbol" style:font-family-generic-complex="system" style:font-pitch-complex="variable"/>
    </style:style>
    <style:style style:name="ListLabel_20_964" style:display-name="ListLabel 964"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965" style:display-name="ListLabel 965" style:family="text">
      <style:text-properties style:font-name-complex="OpenSymbol2" style:font-family-complex="OpenSymbol" style:font-family-generic-complex="system" style:font-pitch-complex="variable"/>
    </style:style>
    <style:style style:name="ListLabel_20_966" style:display-name="ListLabel 966" style:family="text">
      <style:text-properties style:font-name-complex="OpenSymbol2" style:font-family-complex="OpenSymbol" style:font-family-generic-complex="system" style:font-pitch-complex="variable"/>
    </style:style>
    <style:style style:name="ListLabel_20_967" style:display-name="ListLabel 967" style:family="text">
      <style:text-properties style:font-name-complex="OpenSymbol2" style:font-family-complex="OpenSymbol" style:font-family-generic-complex="system" style:font-pitch-complex="variable"/>
    </style:style>
    <style:style style:name="ListLabel_20_968" style:display-name="ListLabel 968" style:family="text">
      <style:text-properties style:font-name-complex="OpenSymbol2" style:font-family-complex="OpenSymbol" style:font-family-generic-complex="system" style:font-pitch-complex="variable"/>
    </style:style>
    <style:style style:name="ListLabel_20_969" style:display-name="ListLabel 969" style:family="text">
      <style:text-properties style:font-name-complex="OpenSymbol2" style:font-family-complex="OpenSymbol" style:font-family-generic-complex="system" style:font-pitch-complex="variable"/>
    </style:style>
    <style:style style:name="ListLabel_20_970" style:display-name="ListLabel 970" style:family="text">
      <style:text-properties style:font-name-complex="OpenSymbol2" style:font-family-complex="OpenSymbol" style:font-family-generic-complex="system" style:font-pitch-complex="variable"/>
    </style:style>
    <style:style style:name="ListLabel_20_971" style:display-name="ListLabel 971" style:family="text">
      <style:text-properties style:font-name-complex="OpenSymbol2" style:font-family-complex="OpenSymbol" style:font-family-generic-complex="system" style:font-pitch-complex="variable"/>
    </style:style>
    <style:style style:name="ListLabel_20_972" style:display-name="ListLabel 972" style:family="text">
      <style:text-properties style:font-name-complex="OpenSymbol2" style:font-family-complex="OpenSymbol" style:font-family-generic-complex="system" style:font-pitch-complex="variable"/>
    </style:style>
    <style:style style:name="ListLabel_20_973" style:display-name="ListLabel 973"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974" style:display-name="ListLabel 974" style:family="text">
      <style:text-properties style:font-name-complex="OpenSymbol2" style:font-family-complex="OpenSymbol" style:font-family-generic-complex="system" style:font-pitch-complex="variable"/>
    </style:style>
    <style:style style:name="ListLabel_20_975" style:display-name="ListLabel 975" style:family="text">
      <style:text-properties style:font-name-complex="OpenSymbol2" style:font-family-complex="OpenSymbol" style:font-family-generic-complex="system" style:font-pitch-complex="variable"/>
    </style:style>
    <style:style style:name="ListLabel_20_976" style:display-name="ListLabel 976" style:family="text">
      <style:text-properties style:font-name-complex="OpenSymbol2" style:font-family-complex="OpenSymbol" style:font-family-generic-complex="system" style:font-pitch-complex="variable"/>
    </style:style>
    <style:style style:name="ListLabel_20_977" style:display-name="ListLabel 977" style:family="text">
      <style:text-properties style:font-name-complex="OpenSymbol2" style:font-family-complex="OpenSymbol" style:font-family-generic-complex="system" style:font-pitch-complex="variable"/>
    </style:style>
    <style:style style:name="ListLabel_20_978" style:display-name="ListLabel 978" style:family="text">
      <style:text-properties style:font-name-complex="OpenSymbol2" style:font-family-complex="OpenSymbol" style:font-family-generic-complex="system" style:font-pitch-complex="variable"/>
    </style:style>
    <style:style style:name="ListLabel_20_979" style:display-name="ListLabel 979" style:family="text">
      <style:text-properties style:font-name-complex="OpenSymbol2" style:font-family-complex="OpenSymbol" style:font-family-generic-complex="system" style:font-pitch-complex="variable"/>
    </style:style>
    <style:style style:name="ListLabel_20_980" style:display-name="ListLabel 980" style:family="text">
      <style:text-properties style:font-name-complex="OpenSymbol2" style:font-family-complex="OpenSymbol" style:font-family-generic-complex="system" style:font-pitch-complex="variable"/>
    </style:style>
    <style:style style:name="ListLabel_20_981" style:display-name="ListLabel 981" style:family="text">
      <style:text-properties style:font-name-complex="OpenSymbol2" style:font-family-complex="OpenSymbol" style:font-family-generic-complex="system" style:font-pitch-complex="variable"/>
    </style:style>
    <style:style style:name="ListLabel_20_982" style:display-name="ListLabel 982" style:family="text">
      <style:text-properties style:font-name-complex="OpenSymbol2" style:font-family-complex="OpenSymbol" style:font-family-generic-complex="system" style:font-pitch-complex="variable"/>
    </style:style>
    <style:style style:name="ListLabel_20_983" style:display-name="ListLabel 983" style:family="text">
      <style:text-properties style:font-name-complex="OpenSymbol2" style:font-family-complex="OpenSymbol" style:font-family-generic-complex="system" style:font-pitch-complex="variable"/>
    </style:style>
    <style:style style:name="ListLabel_20_984" style:display-name="ListLabel 984" style:family="text">
      <style:text-properties style:font-name-complex="OpenSymbol2" style:font-family-complex="OpenSymbol" style:font-family-generic-complex="system" style:font-pitch-complex="variable"/>
    </style:style>
    <style:style style:name="ListLabel_20_985" style:display-name="ListLabel 985" style:family="text">
      <style:text-properties style:font-name-complex="OpenSymbol2" style:font-family-complex="OpenSymbol" style:font-family-generic-complex="system" style:font-pitch-complex="variable"/>
    </style:style>
    <style:style style:name="ListLabel_20_986" style:display-name="ListLabel 986" style:family="text">
      <style:text-properties style:font-name-complex="OpenSymbol2" style:font-family-complex="OpenSymbol" style:font-family-generic-complex="system" style:font-pitch-complex="variable"/>
    </style:style>
    <style:style style:name="ListLabel_20_987" style:display-name="ListLabel 987" style:family="text">
      <style:text-properties style:font-name-complex="OpenSymbol2" style:font-family-complex="OpenSymbol" style:font-family-generic-complex="system" style:font-pitch-complex="variable"/>
    </style:style>
    <style:style style:name="ListLabel_20_988" style:display-name="ListLabel 988" style:family="text">
      <style:text-properties style:font-name-complex="OpenSymbol2" style:font-family-complex="OpenSymbol" style:font-family-generic-complex="system" style:font-pitch-complex="variable"/>
    </style:style>
    <style:style style:name="ListLabel_20_989" style:display-name="ListLabel 989" style:family="text">
      <style:text-properties style:font-name-complex="OpenSymbol2" style:font-family-complex="OpenSymbol" style:font-family-generic-complex="system" style:font-pitch-complex="variable"/>
    </style:style>
    <style:style style:name="ListLabel_20_990" style:display-name="ListLabel 990" style:family="text">
      <style:text-properties style:font-name-complex="OpenSymbol2" style:font-family-complex="OpenSymbol" style:font-family-generic-complex="system" style:font-pitch-complex="variable"/>
    </style:style>
    <style:style style:name="ListLabel_20_991" style:display-name="ListLabel 991" style:family="text">
      <style:text-properties style:font-name-complex="OpenSymbol2" style:font-family-complex="OpenSymbol" style:font-family-generic-complex="system" style:font-pitch-complex="variable"/>
    </style:style>
    <style:style style:name="ListLabel_20_992" style:display-name="ListLabel 992" style:family="text">
      <style:text-properties style:font-name-complex="OpenSymbol2" style:font-family-complex="OpenSymbol" style:font-family-generic-complex="system" style:font-pitch-complex="variable"/>
    </style:style>
    <style:style style:name="ListLabel_20_993" style:display-name="ListLabel 993" style:family="text">
      <style:text-properties style:font-name-complex="OpenSymbol2" style:font-family-complex="OpenSymbol" style:font-family-generic-complex="system" style:font-pitch-complex="variable"/>
    </style:style>
    <style:style style:name="ListLabel_20_994" style:display-name="ListLabel 994" style:family="text">
      <style:text-properties style:font-name-complex="OpenSymbol2" style:font-family-complex="OpenSymbol" style:font-family-generic-complex="system" style:font-pitch-complex="variable"/>
    </style:style>
    <style:style style:name="ListLabel_20_995" style:display-name="ListLabel 995" style:family="text">
      <style:text-properties style:font-name-complex="OpenSymbol2" style:font-family-complex="OpenSymbol" style:font-family-generic-complex="system" style:font-pitch-complex="variable"/>
    </style:style>
    <style:style style:name="ListLabel_20_996" style:display-name="ListLabel 996" style:family="text">
      <style:text-properties style:font-name-complex="OpenSymbol2" style:font-family-complex="OpenSymbol" style:font-family-generic-complex="system" style:font-pitch-complex="variable"/>
    </style:style>
    <style:style style:name="ListLabel_20_997" style:display-name="ListLabel 997" style:family="text">
      <style:text-properties style:font-name-complex="OpenSymbol2" style:font-family-complex="OpenSymbol" style:font-family-generic-complex="system" style:font-pitch-complex="variable"/>
    </style:style>
    <style:style style:name="ListLabel_20_998" style:display-name="ListLabel 998" style:family="text">
      <style:text-properties style:font-name-complex="OpenSymbol2" style:font-family-complex="OpenSymbol" style:font-family-generic-complex="system" style:font-pitch-complex="variable"/>
    </style:style>
    <style:style style:name="ListLabel_20_999" style:display-name="ListLabel 999" style:family="text">
      <style:text-properties style:font-name-complex="OpenSymbol2" style:font-family-complex="OpenSymbol" style:font-family-generic-complex="system" style:font-pitch-complex="variable"/>
    </style:style>
    <style:style style:name="ListLabel_20_1000" style:display-name="ListLabel 1000" style:family="text">
      <style:text-properties fo:font-size="11pt" style:font-size-asian="11pt" style:font-name-complex="OpenSymbol2" style:font-family-complex="OpenSymbol" style:font-family-generic-complex="system" style:font-pitch-complex="variable"/>
    </style:style>
    <style:style style:name="ListLabel_20_1001" style:display-name="ListLabel 1001" style:family="text">
      <style:text-properties style:font-name-complex="OpenSymbol2" style:font-family-complex="OpenSymbol" style:font-family-generic-complex="system" style:font-pitch-complex="variable"/>
    </style:style>
    <style:style style:name="ListLabel_20_1002" style:display-name="ListLabel 1002" style:family="text">
      <style:text-properties style:font-name-complex="OpenSymbol2" style:font-family-complex="OpenSymbol" style:font-family-generic-complex="system" style:font-pitch-complex="variable"/>
    </style:style>
    <style:style style:name="ListLabel_20_1003" style:display-name="ListLabel 1003" style:family="text">
      <style:text-properties style:font-name-complex="OpenSymbol2" style:font-family-complex="OpenSymbol" style:font-family-generic-complex="system" style:font-pitch-complex="variable"/>
    </style:style>
    <style:style style:name="ListLabel_20_1004" style:display-name="ListLabel 1004" style:family="text">
      <style:text-properties style:font-name-complex="OpenSymbol2" style:font-family-complex="OpenSymbol" style:font-family-generic-complex="system" style:font-pitch-complex="variable"/>
    </style:style>
    <style:style style:name="ListLabel_20_1005" style:display-name="ListLabel 1005" style:family="text">
      <style:text-properties style:font-name-complex="OpenSymbol2" style:font-family-complex="OpenSymbol" style:font-family-generic-complex="system" style:font-pitch-complex="variable"/>
    </style:style>
    <style:style style:name="ListLabel_20_1006" style:display-name="ListLabel 1006" style:family="text">
      <style:text-properties style:font-name-complex="OpenSymbol2" style:font-family-complex="OpenSymbol" style:font-family-generic-complex="system" style:font-pitch-complex="variable"/>
    </style:style>
    <style:style style:name="ListLabel_20_1007" style:display-name="ListLabel 1007" style:family="text">
      <style:text-properties style:font-name-complex="OpenSymbol2" style:font-family-complex="OpenSymbol" style:font-family-generic-complex="system" style:font-pitch-complex="variable"/>
    </style:style>
    <style:style style:name="ListLabel_20_1008" style:display-name="ListLabel 1008" style:family="text">
      <style:text-properties style:font-name-complex="OpenSymbol2" style:font-family-complex="OpenSymbol" style:font-family-generic-complex="system" style:font-pitch-complex="variable"/>
    </style:style>
    <style:style style:name="ListLabel_20_1009" style:display-name="ListLabel 1009" style:family="text">
      <style:text-properties fo:font-weight="normal" style:font-weight-asian="normal" style:font-name-complex="OpenSymbol2" style:font-family-complex="OpenSymbol" style:font-family-generic-complex="system" style:font-pitch-complex="variable"/>
    </style:style>
    <style:style style:name="ListLabel_20_1010" style:display-name="ListLabel 1010" style:family="text">
      <style:text-properties style:font-name-complex="OpenSymbol2" style:font-family-complex="OpenSymbol" style:font-family-generic-complex="system" style:font-pitch-complex="variable"/>
    </style:style>
    <style:style style:name="ListLabel_20_1011" style:display-name="ListLabel 1011" style:family="text">
      <style:text-properties style:font-name-complex="OpenSymbol2" style:font-family-complex="OpenSymbol" style:font-family-generic-complex="system" style:font-pitch-complex="variable"/>
    </style:style>
    <style:style style:name="ListLabel_20_1012" style:display-name="ListLabel 1012" style:family="text">
      <style:text-properties style:font-name-complex="OpenSymbol2" style:font-family-complex="OpenSymbol" style:font-family-generic-complex="system" style:font-pitch-complex="variable"/>
    </style:style>
    <style:style style:name="ListLabel_20_1013" style:display-name="ListLabel 1013" style:family="text">
      <style:text-properties style:font-name-complex="OpenSymbol2" style:font-family-complex="OpenSymbol" style:font-family-generic-complex="system" style:font-pitch-complex="variable"/>
    </style:style>
    <style:style style:name="ListLabel_20_1014" style:display-name="ListLabel 1014" style:family="text">
      <style:text-properties style:font-name-complex="OpenSymbol2" style:font-family-complex="OpenSymbol" style:font-family-generic-complex="system" style:font-pitch-complex="variable"/>
    </style:style>
    <style:style style:name="ListLabel_20_1015" style:display-name="ListLabel 1015" style:family="text">
      <style:text-properties style:font-name-complex="OpenSymbol2" style:font-family-complex="OpenSymbol" style:font-family-generic-complex="system" style:font-pitch-complex="variable"/>
    </style:style>
    <style:style style:name="ListLabel_20_1016" style:display-name="ListLabel 1016" style:family="text">
      <style:text-properties style:font-name-complex="OpenSymbol2" style:font-family-complex="OpenSymbol" style:font-family-generic-complex="system" style:font-pitch-complex="variable"/>
    </style:style>
    <style:style style:name="ListLabel_20_1017" style:display-name="ListLabel 1017" style:family="text">
      <style:text-properties style:font-name-complex="OpenSymbol2" style:font-family-complex="OpenSymbol" style:font-family-generic-complex="system" style:font-pitch-complex="variable"/>
    </style:style>
    <style:style style:name="ListLabel_20_1018" style:display-name="ListLabel 1018"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1019" style:display-name="ListLabel 1019" style:family="text">
      <style:text-properties style:font-name-complex="OpenSymbol2" style:font-family-complex="OpenSymbol" style:font-family-generic-complex="system" style:font-pitch-complex="variable"/>
    </style:style>
    <style:style style:name="ListLabel_20_1020" style:display-name="ListLabel 1020" style:family="text">
      <style:text-properties style:font-name-complex="OpenSymbol2" style:font-family-complex="OpenSymbol" style:font-family-generic-complex="system" style:font-pitch-complex="variable"/>
    </style:style>
    <style:style style:name="ListLabel_20_1021" style:display-name="ListLabel 1021" style:family="text">
      <style:text-properties style:font-name-complex="OpenSymbol2" style:font-family-complex="OpenSymbol" style:font-family-generic-complex="system" style:font-pitch-complex="variable"/>
    </style:style>
    <style:style style:name="ListLabel_20_1022" style:display-name="ListLabel 1022" style:family="text">
      <style:text-properties style:font-name-complex="OpenSymbol2" style:font-family-complex="OpenSymbol" style:font-family-generic-complex="system" style:font-pitch-complex="variable"/>
    </style:style>
    <style:style style:name="ListLabel_20_1023" style:display-name="ListLabel 1023" style:family="text">
      <style:text-properties style:font-name-complex="OpenSymbol2" style:font-family-complex="OpenSymbol" style:font-family-generic-complex="system" style:font-pitch-complex="variable"/>
    </style:style>
    <style:style style:name="ListLabel_20_1024" style:display-name="ListLabel 1024" style:family="text">
      <style:text-properties style:font-name-complex="OpenSymbol2" style:font-family-complex="OpenSymbol" style:font-family-generic-complex="system" style:font-pitch-complex="variable"/>
    </style:style>
    <style:style style:name="ListLabel_20_1025" style:display-name="ListLabel 1025" style:family="text">
      <style:text-properties style:font-name-complex="OpenSymbol2" style:font-family-complex="OpenSymbol" style:font-family-generic-complex="system" style:font-pitch-complex="variable"/>
    </style:style>
    <style:style style:name="ListLabel_20_1026" style:display-name="ListLabel 1026" style:family="text">
      <style:text-properties style:font-name-complex="OpenSymbol2" style:font-family-complex="OpenSymbol" style:font-family-generic-complex="system" style:font-pitch-complex="variable"/>
    </style:style>
    <style:style style:name="ListLabel_20_1027" style:display-name="ListLabel 1027"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1028" style:display-name="ListLabel 1028" style:family="text">
      <style:text-properties style:font-name-complex="OpenSymbol2" style:font-family-complex="OpenSymbol" style:font-family-generic-complex="system" style:font-pitch-complex="variable"/>
    </style:style>
    <style:style style:name="ListLabel_20_1029" style:display-name="ListLabel 1029" style:family="text">
      <style:text-properties style:font-name-complex="OpenSymbol2" style:font-family-complex="OpenSymbol" style:font-family-generic-complex="system" style:font-pitch-complex="variable"/>
    </style:style>
    <style:style style:name="ListLabel_20_1030" style:display-name="ListLabel 1030" style:family="text">
      <style:text-properties style:font-name-complex="OpenSymbol2" style:font-family-complex="OpenSymbol" style:font-family-generic-complex="system" style:font-pitch-complex="variable"/>
    </style:style>
    <style:style style:name="ListLabel_20_1031" style:display-name="ListLabel 1031" style:family="text">
      <style:text-properties style:font-name-complex="OpenSymbol2" style:font-family-complex="OpenSymbol" style:font-family-generic-complex="system" style:font-pitch-complex="variable"/>
    </style:style>
    <style:style style:name="ListLabel_20_1032" style:display-name="ListLabel 1032" style:family="text">
      <style:text-properties style:font-name-complex="OpenSymbol2" style:font-family-complex="OpenSymbol" style:font-family-generic-complex="system" style:font-pitch-complex="variable"/>
    </style:style>
    <style:style style:name="ListLabel_20_1033" style:display-name="ListLabel 1033" style:family="text">
      <style:text-properties style:font-name-complex="OpenSymbol2" style:font-family-complex="OpenSymbol" style:font-family-generic-complex="system" style:font-pitch-complex="variable"/>
    </style:style>
    <style:style style:name="ListLabel_20_1034" style:display-name="ListLabel 1034" style:family="text">
      <style:text-properties style:font-name-complex="OpenSymbol2" style:font-family-complex="OpenSymbol" style:font-family-generic-complex="system" style:font-pitch-complex="variable"/>
    </style:style>
    <style:style style:name="ListLabel_20_1035" style:display-name="ListLabel 1035" style:family="text">
      <style:text-properties style:font-name-complex="OpenSymbol2" style:font-family-complex="OpenSymbol" style:font-family-generic-complex="system" style:font-pitch-complex="variable"/>
    </style:style>
    <style:style style:name="ListLabel_20_1036" style:display-name="ListLabel 1036" style:family="text">
      <style:text-properties style:font-name-complex="OpenSymbol2" style:font-family-complex="OpenSymbol" style:font-family-generic-complex="system" style:font-pitch-complex="variable"/>
    </style:style>
    <style:style style:name="ListLabel_20_1037" style:display-name="ListLabel 1037" style:family="text">
      <style:text-properties style:font-name-complex="OpenSymbol2" style:font-family-complex="OpenSymbol" style:font-family-generic-complex="system" style:font-pitch-complex="variable"/>
    </style:style>
    <style:style style:name="ListLabel_20_1038" style:display-name="ListLabel 1038" style:family="text">
      <style:text-properties style:font-name-complex="OpenSymbol2" style:font-family-complex="OpenSymbol" style:font-family-generic-complex="system" style:font-pitch-complex="variable"/>
    </style:style>
    <style:style style:name="ListLabel_20_1039" style:display-name="ListLabel 1039" style:family="text">
      <style:text-properties style:font-name-complex="OpenSymbol2" style:font-family-complex="OpenSymbol" style:font-family-generic-complex="system" style:font-pitch-complex="variable"/>
    </style:style>
    <style:style style:name="ListLabel_20_1040" style:display-name="ListLabel 1040" style:family="text">
      <style:text-properties style:font-name-complex="OpenSymbol2" style:font-family-complex="OpenSymbol" style:font-family-generic-complex="system" style:font-pitch-complex="variable"/>
    </style:style>
    <style:style style:name="ListLabel_20_1041" style:display-name="ListLabel 1041" style:family="text">
      <style:text-properties style:font-name-complex="OpenSymbol2" style:font-family-complex="OpenSymbol" style:font-family-generic-complex="system" style:font-pitch-complex="variable"/>
    </style:style>
    <style:style style:name="ListLabel_20_1042" style:display-name="ListLabel 1042" style:family="text">
      <style:text-properties style:font-name-complex="OpenSymbol2" style:font-family-complex="OpenSymbol" style:font-family-generic-complex="system" style:font-pitch-complex="variable"/>
    </style:style>
    <style:style style:name="ListLabel_20_1043" style:display-name="ListLabel 1043" style:family="text">
      <style:text-properties style:font-name-complex="OpenSymbol2" style:font-family-complex="OpenSymbol" style:font-family-generic-complex="system" style:font-pitch-complex="variable"/>
    </style:style>
    <style:style style:name="ListLabel_20_1044" style:display-name="ListLabel 1044" style:family="text">
      <style:text-properties style:font-name-complex="OpenSymbol2" style:font-family-complex="OpenSymbol" style:font-family-generic-complex="system" style:font-pitch-complex="variable"/>
    </style:style>
    <style:style style:name="ListLabel_20_1045" style:display-name="ListLabel 1045" style:family="text">
      <style:text-properties style:font-name-complex="OpenSymbol2" style:font-family-complex="OpenSymbol" style:font-family-generic-complex="system" style:font-pitch-complex="variable"/>
    </style:style>
    <style:style style:name="ListLabel_20_1046" style:display-name="ListLabel 1046" style:family="text">
      <style:text-properties style:font-name-complex="OpenSymbol2" style:font-family-complex="OpenSymbol" style:font-family-generic-complex="system" style:font-pitch-complex="variable"/>
    </style:style>
    <style:style style:name="ListLabel_20_1047" style:display-name="ListLabel 1047" style:family="text">
      <style:text-properties style:font-name-complex="OpenSymbol2" style:font-family-complex="OpenSymbol" style:font-family-generic-complex="system" style:font-pitch-complex="variable"/>
    </style:style>
    <style:style style:name="ListLabel_20_1048" style:display-name="ListLabel 1048" style:family="text">
      <style:text-properties style:font-name-complex="OpenSymbol2" style:font-family-complex="OpenSymbol" style:font-family-generic-complex="system" style:font-pitch-complex="variable"/>
    </style:style>
    <style:style style:name="ListLabel_20_1049" style:display-name="ListLabel 1049" style:family="text">
      <style:text-properties style:font-name-complex="OpenSymbol2" style:font-family-complex="OpenSymbol" style:font-family-generic-complex="system" style:font-pitch-complex="variable"/>
    </style:style>
    <style:style style:name="ListLabel_20_1050" style:display-name="ListLabel 1050" style:family="text">
      <style:text-properties style:font-name-complex="OpenSymbol2" style:font-family-complex="OpenSymbol" style:font-family-generic-complex="system" style:font-pitch-complex="variable"/>
    </style:style>
    <style:style style:name="ListLabel_20_1051" style:display-name="ListLabel 1051" style:family="text">
      <style:text-properties style:font-name-complex="OpenSymbol2" style:font-family-complex="OpenSymbol" style:font-family-generic-complex="system" style:font-pitch-complex="variable"/>
    </style:style>
    <style:style style:name="ListLabel_20_1052" style:display-name="ListLabel 1052" style:family="text">
      <style:text-properties style:font-name-complex="OpenSymbol2" style:font-family-complex="OpenSymbol" style:font-family-generic-complex="system" style:font-pitch-complex="variable"/>
    </style:style>
    <style:style style:name="ListLabel_20_1053" style:display-name="ListLabel 1053" style:family="text">
      <style:text-properties style:font-name-complex="OpenSymbol2" style:font-family-complex="OpenSymbol" style:font-family-generic-complex="system" style:font-pitch-complex="variable"/>
    </style:style>
    <style:style style:name="ListLabel_20_1054" style:display-name="ListLabel 1054" style:family="text">
      <style:text-properties fo:font-size="11pt" style:font-size-asian="11pt" style:font-name-complex="OpenSymbol2" style:font-family-complex="OpenSymbol" style:font-family-generic-complex="system" style:font-pitch-complex="variable"/>
    </style:style>
    <style:style style:name="ListLabel_20_1055" style:display-name="ListLabel 1055" style:family="text">
      <style:text-properties style:font-name-complex="OpenSymbol2" style:font-family-complex="OpenSymbol" style:font-family-generic-complex="system" style:font-pitch-complex="variable"/>
    </style:style>
    <style:style style:name="ListLabel_20_1056" style:display-name="ListLabel 1056" style:family="text">
      <style:text-properties style:font-name-complex="OpenSymbol2" style:font-family-complex="OpenSymbol" style:font-family-generic-complex="system" style:font-pitch-complex="variable"/>
    </style:style>
    <style:style style:name="ListLabel_20_1057" style:display-name="ListLabel 1057" style:family="text">
      <style:text-properties style:font-name-complex="OpenSymbol2" style:font-family-complex="OpenSymbol" style:font-family-generic-complex="system" style:font-pitch-complex="variable"/>
    </style:style>
    <style:style style:name="ListLabel_20_1058" style:display-name="ListLabel 1058" style:family="text">
      <style:text-properties style:font-name-complex="OpenSymbol2" style:font-family-complex="OpenSymbol" style:font-family-generic-complex="system" style:font-pitch-complex="variable"/>
    </style:style>
    <style:style style:name="ListLabel_20_1059" style:display-name="ListLabel 1059" style:family="text">
      <style:text-properties style:font-name-complex="OpenSymbol2" style:font-family-complex="OpenSymbol" style:font-family-generic-complex="system" style:font-pitch-complex="variable"/>
    </style:style>
    <style:style style:name="ListLabel_20_1060" style:display-name="ListLabel 1060" style:family="text">
      <style:text-properties style:font-name-complex="OpenSymbol2" style:font-family-complex="OpenSymbol" style:font-family-generic-complex="system" style:font-pitch-complex="variable"/>
    </style:style>
    <style:style style:name="ListLabel_20_1061" style:display-name="ListLabel 1061" style:family="text">
      <style:text-properties style:font-name-complex="OpenSymbol2" style:font-family-complex="OpenSymbol" style:font-family-generic-complex="system" style:font-pitch-complex="variable"/>
    </style:style>
    <style:style style:name="ListLabel_20_1062" style:display-name="ListLabel 1062" style:family="text">
      <style:text-properties style:font-name-complex="OpenSymbol2" style:font-family-complex="OpenSymbol" style:font-family-generic-complex="system" style:font-pitch-complex="variable"/>
    </style:style>
    <style:style style:name="ListLabel_20_1063" style:display-name="ListLabel 1063" style:family="text">
      <style:text-properties fo:font-weight="normal" style:font-weight-asian="normal" style:font-name-complex="OpenSymbol2" style:font-family-complex="OpenSymbol" style:font-family-generic-complex="system" style:font-pitch-complex="variable"/>
    </style:style>
    <style:style style:name="ListLabel_20_1064" style:display-name="ListLabel 1064" style:family="text">
      <style:text-properties style:font-name-complex="OpenSymbol2" style:font-family-complex="OpenSymbol" style:font-family-generic-complex="system" style:font-pitch-complex="variable"/>
    </style:style>
    <style:style style:name="ListLabel_20_1065" style:display-name="ListLabel 1065" style:family="text">
      <style:text-properties style:font-name-complex="OpenSymbol2" style:font-family-complex="OpenSymbol" style:font-family-generic-complex="system" style:font-pitch-complex="variable"/>
    </style:style>
    <style:style style:name="ListLabel_20_1066" style:display-name="ListLabel 1066" style:family="text">
      <style:text-properties style:font-name-complex="OpenSymbol2" style:font-family-complex="OpenSymbol" style:font-family-generic-complex="system" style:font-pitch-complex="variable"/>
    </style:style>
    <style:style style:name="ListLabel_20_1067" style:display-name="ListLabel 1067" style:family="text">
      <style:text-properties style:font-name-complex="OpenSymbol2" style:font-family-complex="OpenSymbol" style:font-family-generic-complex="system" style:font-pitch-complex="variable"/>
    </style:style>
    <style:style style:name="ListLabel_20_1068" style:display-name="ListLabel 1068" style:family="text">
      <style:text-properties style:font-name-complex="OpenSymbol2" style:font-family-complex="OpenSymbol" style:font-family-generic-complex="system" style:font-pitch-complex="variable"/>
    </style:style>
    <style:style style:name="ListLabel_20_1069" style:display-name="ListLabel 1069" style:family="text">
      <style:text-properties style:font-name-complex="OpenSymbol2" style:font-family-complex="OpenSymbol" style:font-family-generic-complex="system" style:font-pitch-complex="variable"/>
    </style:style>
    <style:style style:name="ListLabel_20_1070" style:display-name="ListLabel 1070" style:family="text">
      <style:text-properties style:font-name-complex="OpenSymbol2" style:font-family-complex="OpenSymbol" style:font-family-generic-complex="system" style:font-pitch-complex="variable"/>
    </style:style>
    <style:style style:name="ListLabel_20_1071" style:display-name="ListLabel 1071" style:family="text">
      <style:text-properties style:font-name-complex="OpenSymbol2" style:font-family-complex="OpenSymbol" style:font-family-generic-complex="system" style:font-pitch-complex="variable"/>
    </style:style>
    <style:style style:name="ListLabel_20_1072" style:display-name="ListLabel 1072"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1073" style:display-name="ListLabel 1073" style:family="text">
      <style:text-properties style:font-name-complex="OpenSymbol2" style:font-family-complex="OpenSymbol" style:font-family-generic-complex="system" style:font-pitch-complex="variable"/>
    </style:style>
    <style:style style:name="ListLabel_20_1074" style:display-name="ListLabel 1074" style:family="text">
      <style:text-properties style:font-name-complex="OpenSymbol2" style:font-family-complex="OpenSymbol" style:font-family-generic-complex="system" style:font-pitch-complex="variable"/>
    </style:style>
    <style:style style:name="ListLabel_20_1075" style:display-name="ListLabel 1075" style:family="text">
      <style:text-properties style:font-name-complex="OpenSymbol2" style:font-family-complex="OpenSymbol" style:font-family-generic-complex="system" style:font-pitch-complex="variable"/>
    </style:style>
    <style:style style:name="ListLabel_20_1076" style:display-name="ListLabel 1076" style:family="text">
      <style:text-properties style:font-name-complex="OpenSymbol2" style:font-family-complex="OpenSymbol" style:font-family-generic-complex="system" style:font-pitch-complex="variable"/>
    </style:style>
    <style:style style:name="ListLabel_20_1077" style:display-name="ListLabel 1077" style:family="text">
      <style:text-properties style:font-name-complex="OpenSymbol2" style:font-family-complex="OpenSymbol" style:font-family-generic-complex="system" style:font-pitch-complex="variable"/>
    </style:style>
    <style:style style:name="ListLabel_20_1078" style:display-name="ListLabel 1078" style:family="text">
      <style:text-properties style:font-name-complex="OpenSymbol2" style:font-family-complex="OpenSymbol" style:font-family-generic-complex="system" style:font-pitch-complex="variable"/>
    </style:style>
    <style:style style:name="ListLabel_20_1079" style:display-name="ListLabel 1079" style:family="text">
      <style:text-properties style:font-name-complex="OpenSymbol2" style:font-family-complex="OpenSymbol" style:font-family-generic-complex="system" style:font-pitch-complex="variable"/>
    </style:style>
    <style:style style:name="ListLabel_20_1080" style:display-name="ListLabel 1080" style:family="text">
      <style:text-properties style:font-name-complex="OpenSymbol2" style:font-family-complex="OpenSymbol" style:font-family-generic-complex="system" style:font-pitch-complex="variable"/>
    </style:style>
    <style:style style:name="ListLabel_20_1081" style:display-name="ListLabel 1081"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1082" style:display-name="ListLabel 1082" style:family="text">
      <style:text-properties style:font-name-complex="OpenSymbol2" style:font-family-complex="OpenSymbol" style:font-family-generic-complex="system" style:font-pitch-complex="variable"/>
    </style:style>
    <style:style style:name="ListLabel_20_1083" style:display-name="ListLabel 1083" style:family="text">
      <style:text-properties style:font-name-complex="OpenSymbol2" style:font-family-complex="OpenSymbol" style:font-family-generic-complex="system" style:font-pitch-complex="variable"/>
    </style:style>
    <style:style style:name="ListLabel_20_1084" style:display-name="ListLabel 1084" style:family="text">
      <style:text-properties style:font-name-complex="OpenSymbol2" style:font-family-complex="OpenSymbol" style:font-family-generic-complex="system" style:font-pitch-complex="variable"/>
    </style:style>
    <style:style style:name="ListLabel_20_1085" style:display-name="ListLabel 1085" style:family="text">
      <style:text-properties style:font-name-complex="OpenSymbol2" style:font-family-complex="OpenSymbol" style:font-family-generic-complex="system" style:font-pitch-complex="variable"/>
    </style:style>
    <style:style style:name="ListLabel_20_1086" style:display-name="ListLabel 1086" style:family="text">
      <style:text-properties style:font-name-complex="OpenSymbol2" style:font-family-complex="OpenSymbol" style:font-family-generic-complex="system" style:font-pitch-complex="variable"/>
    </style:style>
    <style:style style:name="ListLabel_20_1087" style:display-name="ListLabel 1087" style:family="text">
      <style:text-properties style:font-name-complex="OpenSymbol2" style:font-family-complex="OpenSymbol" style:font-family-generic-complex="system" style:font-pitch-complex="variable"/>
    </style:style>
    <style:style style:name="ListLabel_20_1088" style:display-name="ListLabel 1088" style:family="text">
      <style:text-properties style:font-name-complex="OpenSymbol2" style:font-family-complex="OpenSymbol" style:font-family-generic-complex="system" style:font-pitch-complex="variable"/>
    </style:style>
    <style:style style:name="ListLabel_20_1089" style:display-name="ListLabel 1089" style:family="text">
      <style:text-properties style:font-name-complex="OpenSymbol2" style:font-family-complex="OpenSymbol" style:font-family-generic-complex="system" style:font-pitch-complex="variable"/>
    </style:style>
    <style:style style:name="ListLabel_20_1090" style:display-name="ListLabel 1090" style:family="text">
      <style:text-properties style:font-name-complex="OpenSymbol2" style:font-family-complex="OpenSymbol" style:font-family-generic-complex="system" style:font-pitch-complex="variable"/>
    </style:style>
    <style:style style:name="ListLabel_20_1091" style:display-name="ListLabel 1091" style:family="text">
      <style:text-properties style:font-name-complex="OpenSymbol2" style:font-family-complex="OpenSymbol" style:font-family-generic-complex="system" style:font-pitch-complex="variable"/>
    </style:style>
    <style:style style:name="ListLabel_20_1092" style:display-name="ListLabel 1092" style:family="text">
      <style:text-properties style:font-name-complex="OpenSymbol2" style:font-family-complex="OpenSymbol" style:font-family-generic-complex="system" style:font-pitch-complex="variable"/>
    </style:style>
    <style:style style:name="ListLabel_20_1093" style:display-name="ListLabel 1093" style:family="text">
      <style:text-properties style:font-name-complex="OpenSymbol2" style:font-family-complex="OpenSymbol" style:font-family-generic-complex="system" style:font-pitch-complex="variable"/>
    </style:style>
    <style:style style:name="ListLabel_20_1094" style:display-name="ListLabel 1094" style:family="text">
      <style:text-properties style:font-name-complex="OpenSymbol2" style:font-family-complex="OpenSymbol" style:font-family-generic-complex="system" style:font-pitch-complex="variable"/>
    </style:style>
    <style:style style:name="ListLabel_20_1095" style:display-name="ListLabel 1095" style:family="text">
      <style:text-properties style:font-name-complex="OpenSymbol2" style:font-family-complex="OpenSymbol" style:font-family-generic-complex="system" style:font-pitch-complex="variable"/>
    </style:style>
    <style:style style:name="ListLabel_20_1096" style:display-name="ListLabel 1096" style:family="text">
      <style:text-properties style:font-name-complex="OpenSymbol2" style:font-family-complex="OpenSymbol" style:font-family-generic-complex="system" style:font-pitch-complex="variable"/>
    </style:style>
    <style:style style:name="ListLabel_20_1097" style:display-name="ListLabel 1097" style:family="text">
      <style:text-properties style:font-name-complex="OpenSymbol2" style:font-family-complex="OpenSymbol" style:font-family-generic-complex="system" style:font-pitch-complex="variable"/>
    </style:style>
    <style:style style:name="ListLabel_20_1098" style:display-name="ListLabel 1098" style:family="text">
      <style:text-properties style:font-name-complex="OpenSymbol2" style:font-family-complex="OpenSymbol" style:font-family-generic-complex="system" style:font-pitch-complex="variable"/>
    </style:style>
    <style:style style:name="ListLabel_20_1099" style:display-name="ListLabel 1099" style:family="text">
      <style:text-properties style:font-name-complex="OpenSymbol2" style:font-family-complex="OpenSymbol" style:font-family-generic-complex="system" style:font-pitch-complex="variable"/>
    </style:style>
    <style:style style:name="ListLabel_20_1100" style:display-name="ListLabel 1100" style:family="text">
      <style:text-properties style:font-name-complex="OpenSymbol2" style:font-family-complex="OpenSymbol" style:font-family-generic-complex="system" style:font-pitch-complex="variable"/>
    </style:style>
    <style:style style:name="ListLabel_20_1101" style:display-name="ListLabel 1101" style:family="text">
      <style:text-properties style:font-name-complex="OpenSymbol2" style:font-family-complex="OpenSymbol" style:font-family-generic-complex="system" style:font-pitch-complex="variable"/>
    </style:style>
    <style:style style:name="ListLabel_20_1102" style:display-name="ListLabel 1102" style:family="text">
      <style:text-properties style:font-name-complex="OpenSymbol2" style:font-family-complex="OpenSymbol" style:font-family-generic-complex="system" style:font-pitch-complex="variable"/>
    </style:style>
    <style:style style:name="ListLabel_20_1103" style:display-name="ListLabel 1103" style:family="text">
      <style:text-properties style:font-name-complex="OpenSymbol2" style:font-family-complex="OpenSymbol" style:font-family-generic-complex="system" style:font-pitch-complex="variable"/>
    </style:style>
    <style:style style:name="ListLabel_20_1104" style:display-name="ListLabel 1104" style:family="text">
      <style:text-properties style:font-name-complex="OpenSymbol2" style:font-family-complex="OpenSymbol" style:font-family-generic-complex="system" style:font-pitch-complex="variable"/>
    </style:style>
    <style:style style:name="ListLabel_20_1105" style:display-name="ListLabel 1105" style:family="text">
      <style:text-properties style:font-name-complex="OpenSymbol2" style:font-family-complex="OpenSymbol" style:font-family-generic-complex="system" style:font-pitch-complex="variable"/>
    </style:style>
    <style:style style:name="ListLabel_20_1106" style:display-name="ListLabel 1106" style:family="text">
      <style:text-properties style:font-name-complex="OpenSymbol2" style:font-family-complex="OpenSymbol" style:font-family-generic-complex="system" style:font-pitch-complex="variable"/>
    </style:style>
    <style:style style:name="ListLabel_20_1107" style:display-name="ListLabel 1107" style:family="text">
      <style:text-properties style:font-name-complex="OpenSymbol2" style:font-family-complex="OpenSymbol" style:font-family-generic-complex="system" style:font-pitch-complex="variable"/>
    </style:style>
    <style:style style:name="ListLabel_20_1108" style:display-name="ListLabel 1108" style:family="text">
      <style:text-properties fo:font-size="11pt" style:font-size-asian="11pt" style:font-name-complex="OpenSymbol2" style:font-family-complex="OpenSymbol" style:font-family-generic-complex="system" style:font-pitch-complex="variable"/>
    </style:style>
    <style:style style:name="ListLabel_20_1109" style:display-name="ListLabel 1109" style:family="text">
      <style:text-properties style:font-name-complex="OpenSymbol2" style:font-family-complex="OpenSymbol" style:font-family-generic-complex="system" style:font-pitch-complex="variable"/>
    </style:style>
    <style:style style:name="ListLabel_20_1110" style:display-name="ListLabel 1110" style:family="text">
      <style:text-properties style:font-name-complex="OpenSymbol2" style:font-family-complex="OpenSymbol" style:font-family-generic-complex="system" style:font-pitch-complex="variable"/>
    </style:style>
    <style:style style:name="ListLabel_20_1111" style:display-name="ListLabel 1111" style:family="text">
      <style:text-properties style:font-name-complex="OpenSymbol2" style:font-family-complex="OpenSymbol" style:font-family-generic-complex="system" style:font-pitch-complex="variable"/>
    </style:style>
    <style:style style:name="ListLabel_20_1112" style:display-name="ListLabel 1112" style:family="text">
      <style:text-properties style:font-name-complex="OpenSymbol2" style:font-family-complex="OpenSymbol" style:font-family-generic-complex="system" style:font-pitch-complex="variable"/>
    </style:style>
    <style:style style:name="ListLabel_20_1113" style:display-name="ListLabel 1113" style:family="text">
      <style:text-properties style:font-name-complex="OpenSymbol2" style:font-family-complex="OpenSymbol" style:font-family-generic-complex="system" style:font-pitch-complex="variable"/>
    </style:style>
    <style:style style:name="ListLabel_20_1114" style:display-name="ListLabel 1114" style:family="text">
      <style:text-properties style:font-name-complex="OpenSymbol2" style:font-family-complex="OpenSymbol" style:font-family-generic-complex="system" style:font-pitch-complex="variable"/>
    </style:style>
    <style:style style:name="ListLabel_20_1115" style:display-name="ListLabel 1115" style:family="text">
      <style:text-properties style:font-name-complex="OpenSymbol2" style:font-family-complex="OpenSymbol" style:font-family-generic-complex="system" style:font-pitch-complex="variable"/>
    </style:style>
    <style:style style:name="ListLabel_20_1116" style:display-name="ListLabel 1116" style:family="text">
      <style:text-properties style:font-name-complex="OpenSymbol2" style:font-family-complex="OpenSymbol" style:font-family-generic-complex="system" style:font-pitch-complex="variable"/>
    </style:style>
    <style:style style:name="ListLabel_20_1117" style:display-name="ListLabel 1117" style:family="text">
      <style:text-properties fo:font-weight="normal" style:font-weight-asian="normal" style:font-name-complex="OpenSymbol2" style:font-family-complex="OpenSymbol" style:font-family-generic-complex="system" style:font-pitch-complex="variable"/>
    </style:style>
    <style:style style:name="ListLabel_20_1118" style:display-name="ListLabel 1118" style:family="text">
      <style:text-properties style:font-name-complex="OpenSymbol2" style:font-family-complex="OpenSymbol" style:font-family-generic-complex="system" style:font-pitch-complex="variable"/>
    </style:style>
    <style:style style:name="ListLabel_20_1119" style:display-name="ListLabel 1119" style:family="text">
      <style:text-properties style:font-name-complex="OpenSymbol2" style:font-family-complex="OpenSymbol" style:font-family-generic-complex="system" style:font-pitch-complex="variable"/>
    </style:style>
    <style:style style:name="ListLabel_20_1120" style:display-name="ListLabel 1120" style:family="text">
      <style:text-properties style:font-name-complex="OpenSymbol2" style:font-family-complex="OpenSymbol" style:font-family-generic-complex="system" style:font-pitch-complex="variable"/>
    </style:style>
    <style:style style:name="ListLabel_20_1121" style:display-name="ListLabel 1121" style:family="text">
      <style:text-properties style:font-name-complex="OpenSymbol2" style:font-family-complex="OpenSymbol" style:font-family-generic-complex="system" style:font-pitch-complex="variable"/>
    </style:style>
    <style:style style:name="ListLabel_20_1122" style:display-name="ListLabel 1122" style:family="text">
      <style:text-properties style:font-name-complex="OpenSymbol2" style:font-family-complex="OpenSymbol" style:font-family-generic-complex="system" style:font-pitch-complex="variable"/>
    </style:style>
    <style:style style:name="ListLabel_20_1123" style:display-name="ListLabel 1123" style:family="text">
      <style:text-properties style:font-name-complex="OpenSymbol2" style:font-family-complex="OpenSymbol" style:font-family-generic-complex="system" style:font-pitch-complex="variable"/>
    </style:style>
    <style:style style:name="ListLabel_20_1124" style:display-name="ListLabel 1124" style:family="text">
      <style:text-properties style:font-name-complex="OpenSymbol2" style:font-family-complex="OpenSymbol" style:font-family-generic-complex="system" style:font-pitch-complex="variable"/>
    </style:style>
    <style:style style:name="ListLabel_20_1125" style:display-name="ListLabel 1125" style:family="text">
      <style:text-properties style:font-name-complex="OpenSymbol2" style:font-family-complex="OpenSymbol" style:font-family-generic-complex="system" style:font-pitch-complex="variable"/>
    </style:style>
    <style:style style:name="ListLabel_20_1126" style:display-name="ListLabel 1126"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1127" style:display-name="ListLabel 1127" style:family="text">
      <style:text-properties style:font-name-complex="OpenSymbol2" style:font-family-complex="OpenSymbol" style:font-family-generic-complex="system" style:font-pitch-complex="variable"/>
    </style:style>
    <style:style style:name="ListLabel_20_1128" style:display-name="ListLabel 1128" style:family="text">
      <style:text-properties style:font-name-complex="OpenSymbol2" style:font-family-complex="OpenSymbol" style:font-family-generic-complex="system" style:font-pitch-complex="variable"/>
    </style:style>
    <style:style style:name="ListLabel_20_1129" style:display-name="ListLabel 1129" style:family="text">
      <style:text-properties style:font-name-complex="OpenSymbol2" style:font-family-complex="OpenSymbol" style:font-family-generic-complex="system" style:font-pitch-complex="variable"/>
    </style:style>
    <style:style style:name="ListLabel_20_1130" style:display-name="ListLabel 1130" style:family="text">
      <style:text-properties style:font-name-complex="OpenSymbol2" style:font-family-complex="OpenSymbol" style:font-family-generic-complex="system" style:font-pitch-complex="variable"/>
    </style:style>
    <style:style style:name="ListLabel_20_1131" style:display-name="ListLabel 1131" style:family="text">
      <style:text-properties style:font-name-complex="OpenSymbol2" style:font-family-complex="OpenSymbol" style:font-family-generic-complex="system" style:font-pitch-complex="variable"/>
    </style:style>
    <style:style style:name="ListLabel_20_1132" style:display-name="ListLabel 1132" style:family="text">
      <style:text-properties style:font-name-complex="OpenSymbol2" style:font-family-complex="OpenSymbol" style:font-family-generic-complex="system" style:font-pitch-complex="variable"/>
    </style:style>
    <style:style style:name="ListLabel_20_1133" style:display-name="ListLabel 1133" style:family="text">
      <style:text-properties style:font-name-complex="OpenSymbol2" style:font-family-complex="OpenSymbol" style:font-family-generic-complex="system" style:font-pitch-complex="variable"/>
    </style:style>
    <style:style style:name="ListLabel_20_1134" style:display-name="ListLabel 1134" style:family="text">
      <style:text-properties style:font-name-complex="OpenSymbol2" style:font-family-complex="OpenSymbol" style:font-family-generic-complex="system" style:font-pitch-complex="variable"/>
    </style:style>
    <style:style style:name="ListLabel_20_1135" style:display-name="ListLabel 1135"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1136" style:display-name="ListLabel 1136" style:family="text">
      <style:text-properties style:font-name-complex="OpenSymbol2" style:font-family-complex="OpenSymbol" style:font-family-generic-complex="system" style:font-pitch-complex="variable"/>
    </style:style>
    <style:style style:name="ListLabel_20_1137" style:display-name="ListLabel 1137" style:family="text">
      <style:text-properties style:font-name-complex="OpenSymbol2" style:font-family-complex="OpenSymbol" style:font-family-generic-complex="system" style:font-pitch-complex="variable"/>
    </style:style>
    <style:style style:name="ListLabel_20_1138" style:display-name="ListLabel 1138" style:family="text">
      <style:text-properties style:font-name-complex="OpenSymbol2" style:font-family-complex="OpenSymbol" style:font-family-generic-complex="system" style:font-pitch-complex="variable"/>
    </style:style>
    <style:style style:name="ListLabel_20_1139" style:display-name="ListLabel 1139" style:family="text">
      <style:text-properties style:font-name-complex="OpenSymbol2" style:font-family-complex="OpenSymbol" style:font-family-generic-complex="system" style:font-pitch-complex="variable"/>
    </style:style>
    <style:style style:name="ListLabel_20_1140" style:display-name="ListLabel 1140" style:family="text">
      <style:text-properties style:font-name-complex="OpenSymbol2" style:font-family-complex="OpenSymbol" style:font-family-generic-complex="system" style:font-pitch-complex="variable"/>
    </style:style>
    <style:style style:name="ListLabel_20_1141" style:display-name="ListLabel 1141" style:family="text">
      <style:text-properties style:font-name-complex="OpenSymbol2" style:font-family-complex="OpenSymbol" style:font-family-generic-complex="system" style:font-pitch-complex="variable"/>
    </style:style>
    <style:style style:name="ListLabel_20_1142" style:display-name="ListLabel 1142" style:family="text">
      <style:text-properties style:font-name-complex="OpenSymbol2" style:font-family-complex="OpenSymbol" style:font-family-generic-complex="system" style:font-pitch-complex="variable"/>
    </style:style>
    <style:style style:name="ListLabel_20_1143" style:display-name="ListLabel 1143" style:family="text">
      <style:text-properties style:font-name-complex="OpenSymbol2" style:font-family-complex="OpenSymbol" style:font-family-generic-complex="system" style:font-pitch-complex="variable"/>
    </style:style>
    <style:style style:name="ListLabel_20_1144" style:display-name="ListLabel 1144" style:family="text">
      <style:text-properties style:font-name-complex="OpenSymbol2" style:font-family-complex="OpenSymbol" style:font-family-generic-complex="system" style:font-pitch-complex="variable"/>
    </style:style>
    <style:style style:name="ListLabel_20_1145" style:display-name="ListLabel 1145" style:family="text">
      <style:text-properties style:font-name-complex="OpenSymbol2" style:font-family-complex="OpenSymbol" style:font-family-generic-complex="system" style:font-pitch-complex="variable"/>
    </style:style>
    <style:style style:name="ListLabel_20_1146" style:display-name="ListLabel 1146" style:family="text">
      <style:text-properties style:font-name-complex="OpenSymbol2" style:font-family-complex="OpenSymbol" style:font-family-generic-complex="system" style:font-pitch-complex="variable"/>
    </style:style>
    <style:style style:name="ListLabel_20_1147" style:display-name="ListLabel 1147" style:family="text">
      <style:text-properties style:font-name-complex="OpenSymbol2" style:font-family-complex="OpenSymbol" style:font-family-generic-complex="system" style:font-pitch-complex="variable"/>
    </style:style>
    <style:style style:name="ListLabel_20_1148" style:display-name="ListLabel 1148" style:family="text">
      <style:text-properties style:font-name-complex="OpenSymbol2" style:font-family-complex="OpenSymbol" style:font-family-generic-complex="system" style:font-pitch-complex="variable"/>
    </style:style>
    <style:style style:name="ListLabel_20_1149" style:display-name="ListLabel 1149" style:family="text">
      <style:text-properties style:font-name-complex="OpenSymbol2" style:font-family-complex="OpenSymbol" style:font-family-generic-complex="system" style:font-pitch-complex="variable"/>
    </style:style>
    <style:style style:name="ListLabel_20_1150" style:display-name="ListLabel 1150" style:family="text">
      <style:text-properties style:font-name-complex="OpenSymbol2" style:font-family-complex="OpenSymbol" style:font-family-generic-complex="system" style:font-pitch-complex="variable"/>
    </style:style>
    <style:style style:name="ListLabel_20_1151" style:display-name="ListLabel 1151" style:family="text">
      <style:text-properties style:font-name-complex="OpenSymbol2" style:font-family-complex="OpenSymbol" style:font-family-generic-complex="system" style:font-pitch-complex="variable"/>
    </style:style>
    <style:style style:name="ListLabel_20_1152" style:display-name="ListLabel 1152" style:family="text">
      <style:text-properties style:font-name-complex="OpenSymbol2" style:font-family-complex="OpenSymbol" style:font-family-generic-complex="system" style:font-pitch-complex="variable"/>
    </style:style>
    <style:style style:name="ListLabel_20_1153" style:display-name="ListLabel 1153" style:family="text">
      <style:text-properties style:font-name-complex="OpenSymbol2" style:font-family-complex="OpenSymbol" style:font-family-generic-complex="system" style:font-pitch-complex="variable"/>
    </style:style>
    <style:style style:name="ListLabel_20_1154" style:display-name="ListLabel 1154" style:family="text">
      <style:text-properties style:font-name-complex="OpenSymbol2" style:font-family-complex="OpenSymbol" style:font-family-generic-complex="system" style:font-pitch-complex="variable"/>
    </style:style>
    <style:style style:name="ListLabel_20_1155" style:display-name="ListLabel 1155" style:family="text">
      <style:text-properties style:font-name-complex="OpenSymbol2" style:font-family-complex="OpenSymbol" style:font-family-generic-complex="system" style:font-pitch-complex="variable"/>
    </style:style>
    <style:style style:name="ListLabel_20_1156" style:display-name="ListLabel 1156" style:family="text">
      <style:text-properties style:font-name-complex="OpenSymbol2" style:font-family-complex="OpenSymbol" style:font-family-generic-complex="system" style:font-pitch-complex="variable"/>
    </style:style>
    <style:style style:name="ListLabel_20_1157" style:display-name="ListLabel 1157" style:family="text">
      <style:text-properties style:font-name-complex="OpenSymbol2" style:font-family-complex="OpenSymbol" style:font-family-generic-complex="system" style:font-pitch-complex="variable"/>
    </style:style>
    <style:style style:name="ListLabel_20_1158" style:display-name="ListLabel 1158" style:family="text">
      <style:text-properties style:font-name-complex="OpenSymbol2" style:font-family-complex="OpenSymbol" style:font-family-generic-complex="system" style:font-pitch-complex="variable"/>
    </style:style>
    <style:style style:name="ListLabel_20_1159" style:display-name="ListLabel 1159" style:family="text">
      <style:text-properties style:font-name-complex="OpenSymbol2" style:font-family-complex="OpenSymbol" style:font-family-generic-complex="system" style:font-pitch-complex="variable"/>
    </style:style>
    <style:style style:name="ListLabel_20_1160" style:display-name="ListLabel 1160" style:family="text">
      <style:text-properties style:font-name-complex="OpenSymbol2" style:font-family-complex="OpenSymbol" style:font-family-generic-complex="system" style:font-pitch-complex="variable"/>
    </style:style>
    <style:style style:name="ListLabel_20_1161" style:display-name="ListLabel 1161" style:family="text">
      <style:text-properties style:font-name-complex="OpenSymbol2" style:font-family-complex="OpenSymbol" style:font-family-generic-complex="system" style:font-pitch-complex="variable"/>
    </style:style>
    <style:style style:name="ListLabel_20_1162" style:display-name="ListLabel 1162" style:family="text">
      <style:text-properties fo:font-size="11pt" style:font-size-asian="11pt" style:font-name-complex="OpenSymbol2" style:font-family-complex="OpenSymbol" style:font-family-generic-complex="system" style:font-pitch-complex="variable"/>
    </style:style>
    <style:style style:name="ListLabel_20_1163" style:display-name="ListLabel 1163" style:family="text">
      <style:text-properties style:font-name-complex="OpenSymbol2" style:font-family-complex="OpenSymbol" style:font-family-generic-complex="system" style:font-pitch-complex="variable"/>
    </style:style>
    <style:style style:name="ListLabel_20_1164" style:display-name="ListLabel 1164" style:family="text">
      <style:text-properties style:font-name-complex="OpenSymbol2" style:font-family-complex="OpenSymbol" style:font-family-generic-complex="system" style:font-pitch-complex="variable"/>
    </style:style>
    <style:style style:name="ListLabel_20_1165" style:display-name="ListLabel 1165" style:family="text">
      <style:text-properties style:font-name-complex="OpenSymbol2" style:font-family-complex="OpenSymbol" style:font-family-generic-complex="system" style:font-pitch-complex="variable"/>
    </style:style>
    <style:style style:name="ListLabel_20_1166" style:display-name="ListLabel 1166" style:family="text">
      <style:text-properties style:font-name-complex="OpenSymbol2" style:font-family-complex="OpenSymbol" style:font-family-generic-complex="system" style:font-pitch-complex="variable"/>
    </style:style>
    <style:style style:name="ListLabel_20_1167" style:display-name="ListLabel 1167" style:family="text">
      <style:text-properties style:font-name-complex="OpenSymbol2" style:font-family-complex="OpenSymbol" style:font-family-generic-complex="system" style:font-pitch-complex="variable"/>
    </style:style>
    <style:style style:name="ListLabel_20_1168" style:display-name="ListLabel 1168" style:family="text">
      <style:text-properties style:font-name-complex="OpenSymbol2" style:font-family-complex="OpenSymbol" style:font-family-generic-complex="system" style:font-pitch-complex="variable"/>
    </style:style>
    <style:style style:name="ListLabel_20_1169" style:display-name="ListLabel 1169" style:family="text">
      <style:text-properties style:font-name-complex="OpenSymbol2" style:font-family-complex="OpenSymbol" style:font-family-generic-complex="system" style:font-pitch-complex="variable"/>
    </style:style>
    <style:style style:name="ListLabel_20_1170" style:display-name="ListLabel 1170" style:family="text">
      <style:text-properties style:font-name-complex="OpenSymbol2" style:font-family-complex="OpenSymbol" style:font-family-generic-complex="system" style:font-pitch-complex="variable"/>
    </style:style>
    <style:style style:name="ListLabel_20_1171" style:display-name="ListLabel 1171" style:family="text">
      <style:text-properties fo:font-weight="normal" style:font-weight-asian="normal" style:font-name-complex="OpenSymbol2" style:font-family-complex="OpenSymbol" style:font-family-generic-complex="system" style:font-pitch-complex="variable"/>
    </style:style>
    <style:style style:name="ListLabel_20_1172" style:display-name="ListLabel 1172" style:family="text">
      <style:text-properties style:font-name-complex="OpenSymbol2" style:font-family-complex="OpenSymbol" style:font-family-generic-complex="system" style:font-pitch-complex="variable"/>
    </style:style>
    <style:style style:name="ListLabel_20_1173" style:display-name="ListLabel 1173" style:family="text">
      <style:text-properties style:font-name-complex="OpenSymbol2" style:font-family-complex="OpenSymbol" style:font-family-generic-complex="system" style:font-pitch-complex="variable"/>
    </style:style>
    <style:style style:name="ListLabel_20_1174" style:display-name="ListLabel 1174" style:family="text">
      <style:text-properties style:font-name-complex="OpenSymbol2" style:font-family-complex="OpenSymbol" style:font-family-generic-complex="system" style:font-pitch-complex="variable"/>
    </style:style>
    <style:style style:name="ListLabel_20_1175" style:display-name="ListLabel 1175" style:family="text">
      <style:text-properties style:font-name-complex="OpenSymbol2" style:font-family-complex="OpenSymbol" style:font-family-generic-complex="system" style:font-pitch-complex="variable"/>
    </style:style>
    <style:style style:name="ListLabel_20_1176" style:display-name="ListLabel 1176" style:family="text">
      <style:text-properties style:font-name-complex="OpenSymbol2" style:font-family-complex="OpenSymbol" style:font-family-generic-complex="system" style:font-pitch-complex="variable"/>
    </style:style>
    <style:style style:name="ListLabel_20_1177" style:display-name="ListLabel 1177" style:family="text">
      <style:text-properties style:font-name-complex="OpenSymbol2" style:font-family-complex="OpenSymbol" style:font-family-generic-complex="system" style:font-pitch-complex="variable"/>
    </style:style>
    <style:style style:name="ListLabel_20_1178" style:display-name="ListLabel 1178" style:family="text">
      <style:text-properties style:font-name-complex="OpenSymbol2" style:font-family-complex="OpenSymbol" style:font-family-generic-complex="system" style:font-pitch-complex="variable"/>
    </style:style>
    <style:style style:name="ListLabel_20_1179" style:display-name="ListLabel 1179" style:family="text">
      <style:text-properties style:font-name-complex="OpenSymbol2" style:font-family-complex="OpenSymbol" style:font-family-generic-complex="system" style:font-pitch-complex="variable"/>
    </style:style>
    <style:style style:name="ListLabel_20_1180" style:display-name="ListLabel 1180"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1181" style:display-name="ListLabel 1181" style:family="text">
      <style:text-properties style:font-name-complex="OpenSymbol2" style:font-family-complex="OpenSymbol" style:font-family-generic-complex="system" style:font-pitch-complex="variable"/>
    </style:style>
    <style:style style:name="ListLabel_20_1182" style:display-name="ListLabel 1182" style:family="text">
      <style:text-properties style:font-name-complex="OpenSymbol2" style:font-family-complex="OpenSymbol" style:font-family-generic-complex="system" style:font-pitch-complex="variable"/>
    </style:style>
    <style:style style:name="ListLabel_20_1183" style:display-name="ListLabel 1183" style:family="text">
      <style:text-properties style:font-name-complex="OpenSymbol2" style:font-family-complex="OpenSymbol" style:font-family-generic-complex="system" style:font-pitch-complex="variable"/>
    </style:style>
    <style:style style:name="ListLabel_20_1184" style:display-name="ListLabel 1184" style:family="text">
      <style:text-properties style:font-name-complex="OpenSymbol2" style:font-family-complex="OpenSymbol" style:font-family-generic-complex="system" style:font-pitch-complex="variable"/>
    </style:style>
    <style:style style:name="ListLabel_20_1185" style:display-name="ListLabel 1185" style:family="text">
      <style:text-properties style:font-name-complex="OpenSymbol2" style:font-family-complex="OpenSymbol" style:font-family-generic-complex="system" style:font-pitch-complex="variable"/>
    </style:style>
    <style:style style:name="ListLabel_20_1186" style:display-name="ListLabel 1186" style:family="text">
      <style:text-properties style:font-name-complex="OpenSymbol2" style:font-family-complex="OpenSymbol" style:font-family-generic-complex="system" style:font-pitch-complex="variable"/>
    </style:style>
    <style:style style:name="ListLabel_20_1187" style:display-name="ListLabel 1187" style:family="text">
      <style:text-properties style:font-name-complex="OpenSymbol2" style:font-family-complex="OpenSymbol" style:font-family-generic-complex="system" style:font-pitch-complex="variable"/>
    </style:style>
    <style:style style:name="ListLabel_20_1188" style:display-name="ListLabel 1188" style:family="text">
      <style:text-properties style:font-name-complex="OpenSymbol2" style:font-family-complex="OpenSymbol" style:font-family-generic-complex="system" style:font-pitch-complex="variable"/>
    </style:style>
    <style:style style:name="ListLabel_20_1189" style:display-name="ListLabel 1189"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1190" style:display-name="ListLabel 1190" style:family="text">
      <style:text-properties style:font-name-complex="OpenSymbol2" style:font-family-complex="OpenSymbol" style:font-family-generic-complex="system" style:font-pitch-complex="variable"/>
    </style:style>
    <style:style style:name="ListLabel_20_1191" style:display-name="ListLabel 1191" style:family="text">
      <style:text-properties style:font-name-complex="OpenSymbol2" style:font-family-complex="OpenSymbol" style:font-family-generic-complex="system" style:font-pitch-complex="variable"/>
    </style:style>
    <style:style style:name="ListLabel_20_1192" style:display-name="ListLabel 1192" style:family="text">
      <style:text-properties style:font-name-complex="OpenSymbol2" style:font-family-complex="OpenSymbol" style:font-family-generic-complex="system" style:font-pitch-complex="variable"/>
    </style:style>
    <style:style style:name="ListLabel_20_1193" style:display-name="ListLabel 1193" style:family="text">
      <style:text-properties style:font-name-complex="OpenSymbol2" style:font-family-complex="OpenSymbol" style:font-family-generic-complex="system" style:font-pitch-complex="variable"/>
    </style:style>
    <style:style style:name="ListLabel_20_1194" style:display-name="ListLabel 1194" style:family="text">
      <style:text-properties style:font-name-complex="OpenSymbol2" style:font-family-complex="OpenSymbol" style:font-family-generic-complex="system" style:font-pitch-complex="variable"/>
    </style:style>
    <style:style style:name="ListLabel_20_1195" style:display-name="ListLabel 1195" style:family="text">
      <style:text-properties style:font-name-complex="OpenSymbol2" style:font-family-complex="OpenSymbol" style:font-family-generic-complex="system" style:font-pitch-complex="variable"/>
    </style:style>
    <style:style style:name="ListLabel_20_1196" style:display-name="ListLabel 1196" style:family="text">
      <style:text-properties style:font-name-complex="OpenSymbol2" style:font-family-complex="OpenSymbol" style:font-family-generic-complex="system" style:font-pitch-complex="variable"/>
    </style:style>
    <style:style style:name="ListLabel_20_1197" style:display-name="ListLabel 1197" style:family="text">
      <style:text-properties style:font-name-complex="OpenSymbol2" style:font-family-complex="OpenSymbol" style:font-family-generic-complex="system" style:font-pitch-complex="variable"/>
    </style:style>
    <style:style style:name="ListLabel_20_1198" style:display-name="ListLabel 1198" style:family="text">
      <style:text-properties style:font-name-complex="OpenSymbol2" style:font-family-complex="OpenSymbol" style:font-family-generic-complex="system" style:font-pitch-complex="variable"/>
    </style:style>
    <style:style style:name="ListLabel_20_1199" style:display-name="ListLabel 1199" style:family="text">
      <style:text-properties style:font-name-complex="OpenSymbol2" style:font-family-complex="OpenSymbol" style:font-family-generic-complex="system" style:font-pitch-complex="variable"/>
    </style:style>
    <style:style style:name="ListLabel_20_1200" style:display-name="ListLabel 1200" style:family="text">
      <style:text-properties style:font-name-complex="OpenSymbol2" style:font-family-complex="OpenSymbol" style:font-family-generic-complex="system" style:font-pitch-complex="variable"/>
    </style:style>
    <style:style style:name="ListLabel_20_1201" style:display-name="ListLabel 1201" style:family="text">
      <style:text-properties style:font-name-complex="OpenSymbol2" style:font-family-complex="OpenSymbol" style:font-family-generic-complex="system" style:font-pitch-complex="variable"/>
    </style:style>
    <style:style style:name="ListLabel_20_1202" style:display-name="ListLabel 1202" style:family="text">
      <style:text-properties style:font-name-complex="OpenSymbol2" style:font-family-complex="OpenSymbol" style:font-family-generic-complex="system" style:font-pitch-complex="variable"/>
    </style:style>
    <style:style style:name="ListLabel_20_1203" style:display-name="ListLabel 1203" style:family="text">
      <style:text-properties style:font-name-complex="OpenSymbol2" style:font-family-complex="OpenSymbol" style:font-family-generic-complex="system" style:font-pitch-complex="variable"/>
    </style:style>
    <style:style style:name="ListLabel_20_1204" style:display-name="ListLabel 1204" style:family="text">
      <style:text-properties style:font-name-complex="OpenSymbol2" style:font-family-complex="OpenSymbol" style:font-family-generic-complex="system" style:font-pitch-complex="variable"/>
    </style:style>
    <style:style style:name="ListLabel_20_1205" style:display-name="ListLabel 1205" style:family="text">
      <style:text-properties style:font-name-complex="OpenSymbol2" style:font-family-complex="OpenSymbol" style:font-family-generic-complex="system" style:font-pitch-complex="variable"/>
    </style:style>
    <style:style style:name="ListLabel_20_1206" style:display-name="ListLabel 1206" style:family="text">
      <style:text-properties style:font-name-complex="OpenSymbol2" style:font-family-complex="OpenSymbol" style:font-family-generic-complex="system" style:font-pitch-complex="variable"/>
    </style:style>
    <style:style style:name="ListLabel_20_1207" style:display-name="ListLabel 1207" style:family="text">
      <style:text-properties style:font-name-complex="OpenSymbol2" style:font-family-complex="OpenSymbol" style:font-family-generic-complex="system" style:font-pitch-complex="variable"/>
    </style:style>
    <style:style style:name="ListLabel_20_1208" style:display-name="ListLabel 1208" style:family="text">
      <style:text-properties style:font-name-complex="OpenSymbol2" style:font-family-complex="OpenSymbol" style:font-family-generic-complex="system" style:font-pitch-complex="variable"/>
    </style:style>
    <style:style style:name="ListLabel_20_1209" style:display-name="ListLabel 1209" style:family="text">
      <style:text-properties style:font-name-complex="OpenSymbol2" style:font-family-complex="OpenSymbol" style:font-family-generic-complex="system" style:font-pitch-complex="variable"/>
    </style:style>
    <style:style style:name="ListLabel_20_1210" style:display-name="ListLabel 1210" style:family="text">
      <style:text-properties style:font-name-complex="OpenSymbol2" style:font-family-complex="OpenSymbol" style:font-family-generic-complex="system" style:font-pitch-complex="variable"/>
    </style:style>
    <style:style style:name="ListLabel_20_1211" style:display-name="ListLabel 1211" style:family="text">
      <style:text-properties style:font-name-complex="OpenSymbol2" style:font-family-complex="OpenSymbol" style:font-family-generic-complex="system" style:font-pitch-complex="variable"/>
    </style:style>
    <style:style style:name="ListLabel_20_1212" style:display-name="ListLabel 1212" style:family="text">
      <style:text-properties style:font-name-complex="OpenSymbol2" style:font-family-complex="OpenSymbol" style:font-family-generic-complex="system" style:font-pitch-complex="variable"/>
    </style:style>
    <style:style style:name="ListLabel_20_1213" style:display-name="ListLabel 1213" style:family="text">
      <style:text-properties style:font-name-complex="OpenSymbol2" style:font-family-complex="OpenSymbol" style:font-family-generic-complex="system" style:font-pitch-complex="variable"/>
    </style:style>
    <style:style style:name="ListLabel_20_1214" style:display-name="ListLabel 1214" style:family="text">
      <style:text-properties style:font-name-complex="OpenSymbol2" style:font-family-complex="OpenSymbol" style:font-family-generic-complex="system" style:font-pitch-complex="variable"/>
    </style:style>
    <style:style style:name="ListLabel_20_1215" style:display-name="ListLabel 1215" style:family="text">
      <style:text-properties style:font-name-complex="OpenSymbol2" style:font-family-complex="OpenSymbol" style:font-family-generic-complex="system" style:font-pitch-complex="variable"/>
    </style:style>
    <style:style style:name="ListLabel_20_1216" style:display-name="ListLabel 1216" style:family="text">
      <style:text-properties fo:font-size="11pt" style:font-size-asian="11pt" style:font-name-complex="OpenSymbol2" style:font-family-complex="OpenSymbol" style:font-family-generic-complex="system" style:font-pitch-complex="variable"/>
    </style:style>
    <style:style style:name="ListLabel_20_1217" style:display-name="ListLabel 1217" style:family="text">
      <style:text-properties style:font-name-complex="OpenSymbol2" style:font-family-complex="OpenSymbol" style:font-family-generic-complex="system" style:font-pitch-complex="variable"/>
    </style:style>
    <style:style style:name="ListLabel_20_1218" style:display-name="ListLabel 1218" style:family="text">
      <style:text-properties style:font-name-complex="OpenSymbol2" style:font-family-complex="OpenSymbol" style:font-family-generic-complex="system" style:font-pitch-complex="variable"/>
    </style:style>
    <style:style style:name="ListLabel_20_1219" style:display-name="ListLabel 1219" style:family="text">
      <style:text-properties style:font-name-complex="OpenSymbol2" style:font-family-complex="OpenSymbol" style:font-family-generic-complex="system" style:font-pitch-complex="variable"/>
    </style:style>
    <style:style style:name="ListLabel_20_1220" style:display-name="ListLabel 1220" style:family="text">
      <style:text-properties style:font-name-complex="OpenSymbol2" style:font-family-complex="OpenSymbol" style:font-family-generic-complex="system" style:font-pitch-complex="variable"/>
    </style:style>
    <style:style style:name="ListLabel_20_1221" style:display-name="ListLabel 1221" style:family="text">
      <style:text-properties style:font-name-complex="OpenSymbol2" style:font-family-complex="OpenSymbol" style:font-family-generic-complex="system" style:font-pitch-complex="variable"/>
    </style:style>
    <style:style style:name="ListLabel_20_1222" style:display-name="ListLabel 1222" style:family="text">
      <style:text-properties style:font-name-complex="OpenSymbol2" style:font-family-complex="OpenSymbol" style:font-family-generic-complex="system" style:font-pitch-complex="variable"/>
    </style:style>
    <style:style style:name="ListLabel_20_1223" style:display-name="ListLabel 1223" style:family="text">
      <style:text-properties style:font-name-complex="OpenSymbol2" style:font-family-complex="OpenSymbol" style:font-family-generic-complex="system" style:font-pitch-complex="variable"/>
    </style:style>
    <style:style style:name="ListLabel_20_1224" style:display-name="ListLabel 1224" style:family="text">
      <style:text-properties style:font-name-complex="OpenSymbol2" style:font-family-complex="OpenSymbol" style:font-family-generic-complex="system" style:font-pitch-complex="variable"/>
    </style:style>
    <style:style style:name="ListLabel_20_1225" style:display-name="ListLabel 1225" style:family="text">
      <style:text-properties fo:font-weight="normal" style:font-weight-asian="normal" style:font-name-complex="OpenSymbol2" style:font-family-complex="OpenSymbol" style:font-family-generic-complex="system" style:font-pitch-complex="variable"/>
    </style:style>
    <style:style style:name="ListLabel_20_1226" style:display-name="ListLabel 1226" style:family="text">
      <style:text-properties style:font-name-complex="OpenSymbol2" style:font-family-complex="OpenSymbol" style:font-family-generic-complex="system" style:font-pitch-complex="variable"/>
    </style:style>
    <style:style style:name="ListLabel_20_1227" style:display-name="ListLabel 1227" style:family="text">
      <style:text-properties style:font-name-complex="OpenSymbol2" style:font-family-complex="OpenSymbol" style:font-family-generic-complex="system" style:font-pitch-complex="variable"/>
    </style:style>
    <style:style style:name="ListLabel_20_1228" style:display-name="ListLabel 1228" style:family="text">
      <style:text-properties style:font-name-complex="OpenSymbol2" style:font-family-complex="OpenSymbol" style:font-family-generic-complex="system" style:font-pitch-complex="variable"/>
    </style:style>
    <style:style style:name="ListLabel_20_1229" style:display-name="ListLabel 1229" style:family="text">
      <style:text-properties style:font-name-complex="OpenSymbol2" style:font-family-complex="OpenSymbol" style:font-family-generic-complex="system" style:font-pitch-complex="variable"/>
    </style:style>
    <style:style style:name="ListLabel_20_1230" style:display-name="ListLabel 1230" style:family="text">
      <style:text-properties style:font-name-complex="OpenSymbol2" style:font-family-complex="OpenSymbol" style:font-family-generic-complex="system" style:font-pitch-complex="variable"/>
    </style:style>
    <style:style style:name="ListLabel_20_1231" style:display-name="ListLabel 1231" style:family="text">
      <style:text-properties style:font-name-complex="OpenSymbol2" style:font-family-complex="OpenSymbol" style:font-family-generic-complex="system" style:font-pitch-complex="variable"/>
    </style:style>
    <style:style style:name="ListLabel_20_1232" style:display-name="ListLabel 1232" style:family="text">
      <style:text-properties style:font-name-complex="OpenSymbol2" style:font-family-complex="OpenSymbol" style:font-family-generic-complex="system" style:font-pitch-complex="variable"/>
    </style:style>
    <style:style style:name="ListLabel_20_1233" style:display-name="ListLabel 1233" style:family="text">
      <style:text-properties style:font-name-complex="OpenSymbol2" style:font-family-complex="OpenSymbol" style:font-family-generic-complex="system" style:font-pitch-complex="variable"/>
    </style:style>
    <style:style style:name="ListLabel_20_1234" style:display-name="ListLabel 1234"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1235" style:display-name="ListLabel 1235" style:family="text">
      <style:text-properties style:font-name-complex="OpenSymbol2" style:font-family-complex="OpenSymbol" style:font-family-generic-complex="system" style:font-pitch-complex="variable"/>
    </style:style>
    <style:style style:name="ListLabel_20_1236" style:display-name="ListLabel 1236" style:family="text">
      <style:text-properties style:font-name-complex="OpenSymbol2" style:font-family-complex="OpenSymbol" style:font-family-generic-complex="system" style:font-pitch-complex="variable"/>
    </style:style>
    <style:style style:name="ListLabel_20_1237" style:display-name="ListLabel 1237" style:family="text">
      <style:text-properties style:font-name-complex="OpenSymbol2" style:font-family-complex="OpenSymbol" style:font-family-generic-complex="system" style:font-pitch-complex="variable"/>
    </style:style>
    <style:style style:name="ListLabel_20_1238" style:display-name="ListLabel 1238" style:family="text">
      <style:text-properties style:font-name-complex="OpenSymbol2" style:font-family-complex="OpenSymbol" style:font-family-generic-complex="system" style:font-pitch-complex="variable"/>
    </style:style>
    <style:style style:name="ListLabel_20_1239" style:display-name="ListLabel 1239" style:family="text">
      <style:text-properties style:font-name-complex="OpenSymbol2" style:font-family-complex="OpenSymbol" style:font-family-generic-complex="system" style:font-pitch-complex="variable"/>
    </style:style>
    <style:style style:name="ListLabel_20_1240" style:display-name="ListLabel 1240" style:family="text">
      <style:text-properties style:font-name-complex="OpenSymbol2" style:font-family-complex="OpenSymbol" style:font-family-generic-complex="system" style:font-pitch-complex="variable"/>
    </style:style>
    <style:style style:name="ListLabel_20_1241" style:display-name="ListLabel 1241" style:family="text">
      <style:text-properties style:font-name-complex="OpenSymbol2" style:font-family-complex="OpenSymbol" style:font-family-generic-complex="system" style:font-pitch-complex="variable"/>
    </style:style>
    <style:style style:name="ListLabel_20_1242" style:display-name="ListLabel 1242" style:family="text">
      <style:text-properties style:font-name-complex="OpenSymbol2" style:font-family-complex="OpenSymbol" style:font-family-generic-complex="system" style:font-pitch-complex="variable"/>
    </style:style>
    <style:style style:name="ListLabel_20_1243" style:display-name="ListLabel 1243"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1244" style:display-name="ListLabel 1244" style:family="text">
      <style:text-properties style:font-name-complex="OpenSymbol2" style:font-family-complex="OpenSymbol" style:font-family-generic-complex="system" style:font-pitch-complex="variable"/>
    </style:style>
    <style:style style:name="ListLabel_20_1245" style:display-name="ListLabel 1245" style:family="text">
      <style:text-properties style:font-name-complex="OpenSymbol2" style:font-family-complex="OpenSymbol" style:font-family-generic-complex="system" style:font-pitch-complex="variable"/>
    </style:style>
    <style:style style:name="ListLabel_20_1246" style:display-name="ListLabel 1246" style:family="text">
      <style:text-properties style:font-name-complex="OpenSymbol2" style:font-family-complex="OpenSymbol" style:font-family-generic-complex="system" style:font-pitch-complex="variable"/>
    </style:style>
    <style:style style:name="ListLabel_20_1247" style:display-name="ListLabel 1247" style:family="text">
      <style:text-properties style:font-name-complex="OpenSymbol2" style:font-family-complex="OpenSymbol" style:font-family-generic-complex="system" style:font-pitch-complex="variable"/>
    </style:style>
    <style:style style:name="ListLabel_20_1248" style:display-name="ListLabel 1248" style:family="text">
      <style:text-properties style:font-name-complex="OpenSymbol2" style:font-family-complex="OpenSymbol" style:font-family-generic-complex="system" style:font-pitch-complex="variable"/>
    </style:style>
    <style:style style:name="ListLabel_20_1249" style:display-name="ListLabel 1249" style:family="text">
      <style:text-properties style:font-name-complex="OpenSymbol2" style:font-family-complex="OpenSymbol" style:font-family-generic-complex="system" style:font-pitch-complex="variable"/>
    </style:style>
    <style:style style:name="ListLabel_20_1250" style:display-name="ListLabel 1250" style:family="text">
      <style:text-properties style:font-name-complex="OpenSymbol2" style:font-family-complex="OpenSymbol" style:font-family-generic-complex="system" style:font-pitch-complex="variable"/>
    </style:style>
    <style:style style:name="ListLabel_20_1251" style:display-name="ListLabel 1251" style:family="text">
      <style:text-properties style:font-name-complex="OpenSymbol2" style:font-family-complex="OpenSymbol" style:font-family-generic-complex="system" style:font-pitch-complex="variable"/>
    </style:style>
    <style:style style:name="ListLabel_20_1252" style:display-name="ListLabel 1252" style:family="text">
      <style:text-properties style:font-name-complex="OpenSymbol2" style:font-family-complex="OpenSymbol" style:font-family-generic-complex="system" style:font-pitch-complex="variable"/>
    </style:style>
    <style:style style:name="ListLabel_20_1253" style:display-name="ListLabel 1253" style:family="text">
      <style:text-properties style:font-name-complex="OpenSymbol2" style:font-family-complex="OpenSymbol" style:font-family-generic-complex="system" style:font-pitch-complex="variable"/>
    </style:style>
    <style:style style:name="ListLabel_20_1254" style:display-name="ListLabel 1254" style:family="text">
      <style:text-properties style:font-name-complex="OpenSymbol2" style:font-family-complex="OpenSymbol" style:font-family-generic-complex="system" style:font-pitch-complex="variable"/>
    </style:style>
    <style:style style:name="ListLabel_20_1255" style:display-name="ListLabel 1255" style:family="text">
      <style:text-properties style:font-name-complex="OpenSymbol2" style:font-family-complex="OpenSymbol" style:font-family-generic-complex="system" style:font-pitch-complex="variable"/>
    </style:style>
    <style:style style:name="ListLabel_20_1256" style:display-name="ListLabel 1256" style:family="text">
      <style:text-properties style:font-name-complex="OpenSymbol2" style:font-family-complex="OpenSymbol" style:font-family-generic-complex="system" style:font-pitch-complex="variable"/>
    </style:style>
    <style:style style:name="ListLabel_20_1257" style:display-name="ListLabel 1257" style:family="text">
      <style:text-properties style:font-name-complex="OpenSymbol2" style:font-family-complex="OpenSymbol" style:font-family-generic-complex="system" style:font-pitch-complex="variable"/>
    </style:style>
    <style:style style:name="ListLabel_20_1258" style:display-name="ListLabel 1258" style:family="text">
      <style:text-properties style:font-name-complex="OpenSymbol2" style:font-family-complex="OpenSymbol" style:font-family-generic-complex="system" style:font-pitch-complex="variable"/>
    </style:style>
    <style:style style:name="ListLabel_20_1259" style:display-name="ListLabel 1259" style:family="text">
      <style:text-properties style:font-name-complex="OpenSymbol2" style:font-family-complex="OpenSymbol" style:font-family-generic-complex="system" style:font-pitch-complex="variable"/>
    </style:style>
    <style:style style:name="ListLabel_20_1260" style:display-name="ListLabel 1260" style:family="text">
      <style:text-properties style:font-name-complex="OpenSymbol2" style:font-family-complex="OpenSymbol" style:font-family-generic-complex="system" style:font-pitch-complex="variable"/>
    </style:style>
    <style:style style:name="ListLabel_20_1261" style:display-name="ListLabel 1261" style:family="text">
      <style:text-properties style:font-name-complex="OpenSymbol2" style:font-family-complex="OpenSymbol" style:font-family-generic-complex="system" style:font-pitch-complex="variable"/>
    </style:style>
    <style:style style:name="ListLabel_20_1262" style:display-name="ListLabel 1262" style:family="text">
      <style:text-properties style:font-name-complex="OpenSymbol2" style:font-family-complex="OpenSymbol" style:font-family-generic-complex="system" style:font-pitch-complex="variable"/>
    </style:style>
    <style:style style:name="ListLabel_20_1263" style:display-name="ListLabel 1263" style:family="text">
      <style:text-properties style:font-name-complex="OpenSymbol2" style:font-family-complex="OpenSymbol" style:font-family-generic-complex="system" style:font-pitch-complex="variable"/>
    </style:style>
    <style:style style:name="ListLabel_20_1264" style:display-name="ListLabel 1264" style:family="text">
      <style:text-properties style:font-name-complex="OpenSymbol2" style:font-family-complex="OpenSymbol" style:font-family-generic-complex="system" style:font-pitch-complex="variable"/>
    </style:style>
    <style:style style:name="ListLabel_20_1265" style:display-name="ListLabel 1265" style:family="text">
      <style:text-properties style:font-name-complex="OpenSymbol2" style:font-family-complex="OpenSymbol" style:font-family-generic-complex="system" style:font-pitch-complex="variable"/>
    </style:style>
    <style:style style:name="ListLabel_20_1266" style:display-name="ListLabel 1266" style:family="text">
      <style:text-properties style:font-name-complex="OpenSymbol2" style:font-family-complex="OpenSymbol" style:font-family-generic-complex="system" style:font-pitch-complex="variable"/>
    </style:style>
    <style:style style:name="ListLabel_20_1267" style:display-name="ListLabel 1267" style:family="text">
      <style:text-properties style:font-name-complex="OpenSymbol2" style:font-family-complex="OpenSymbol" style:font-family-generic-complex="system" style:font-pitch-complex="variable"/>
    </style:style>
    <style:style style:name="ListLabel_20_1268" style:display-name="ListLabel 1268" style:family="text">
      <style:text-properties style:font-name-complex="OpenSymbol2" style:font-family-complex="OpenSymbol" style:font-family-generic-complex="system" style:font-pitch-complex="variable"/>
    </style:style>
    <style:style style:name="ListLabel_20_1269" style:display-name="ListLabel 1269" style:family="text">
      <style:text-properties style:font-name-complex="OpenSymbol2" style:font-family-complex="OpenSymbol" style:font-family-generic-complex="system" style:font-pitch-complex="variable"/>
    </style:style>
    <style:style style:name="ListLabel_20_1270" style:display-name="ListLabel 1270" style:family="text">
      <style:text-properties fo:font-size="11pt" style:font-size-asian="11pt" style:font-name-complex="OpenSymbol2" style:font-family-complex="OpenSymbol" style:font-family-generic-complex="system" style:font-pitch-complex="variable"/>
    </style:style>
    <style:style style:name="ListLabel_20_1271" style:display-name="ListLabel 1271" style:family="text">
      <style:text-properties style:font-name-complex="OpenSymbol2" style:font-family-complex="OpenSymbol" style:font-family-generic-complex="system" style:font-pitch-complex="variable"/>
    </style:style>
    <style:style style:name="ListLabel_20_1272" style:display-name="ListLabel 1272" style:family="text">
      <style:text-properties style:font-name-complex="OpenSymbol2" style:font-family-complex="OpenSymbol" style:font-family-generic-complex="system" style:font-pitch-complex="variable"/>
    </style:style>
    <style:style style:name="ListLabel_20_1273" style:display-name="ListLabel 1273" style:family="text">
      <style:text-properties style:font-name-complex="OpenSymbol2" style:font-family-complex="OpenSymbol" style:font-family-generic-complex="system" style:font-pitch-complex="variable"/>
    </style:style>
    <style:style style:name="ListLabel_20_1274" style:display-name="ListLabel 1274" style:family="text">
      <style:text-properties style:font-name-complex="OpenSymbol2" style:font-family-complex="OpenSymbol" style:font-family-generic-complex="system" style:font-pitch-complex="variable"/>
    </style:style>
    <style:style style:name="ListLabel_20_1275" style:display-name="ListLabel 1275" style:family="text">
      <style:text-properties style:font-name-complex="OpenSymbol2" style:font-family-complex="OpenSymbol" style:font-family-generic-complex="system" style:font-pitch-complex="variable"/>
    </style:style>
    <style:style style:name="ListLabel_20_1276" style:display-name="ListLabel 1276" style:family="text">
      <style:text-properties style:font-name-complex="OpenSymbol2" style:font-family-complex="OpenSymbol" style:font-family-generic-complex="system" style:font-pitch-complex="variable"/>
    </style:style>
    <style:style style:name="ListLabel_20_1277" style:display-name="ListLabel 1277" style:family="text">
      <style:text-properties style:font-name-complex="OpenSymbol2" style:font-family-complex="OpenSymbol" style:font-family-generic-complex="system" style:font-pitch-complex="variable"/>
    </style:style>
    <style:style style:name="ListLabel_20_1278" style:display-name="ListLabel 1278" style:family="text">
      <style:text-properties style:font-name-complex="OpenSymbol2" style:font-family-complex="OpenSymbol" style:font-family-generic-complex="system" style:font-pitch-complex="variable"/>
    </style:style>
    <style:style style:name="ListLabel_20_1279" style:display-name="ListLabel 1279" style:family="text">
      <style:text-properties fo:font-weight="normal" style:font-weight-asian="normal" style:font-name-complex="OpenSymbol2" style:font-family-complex="OpenSymbol" style:font-family-generic-complex="system" style:font-pitch-complex="variable"/>
    </style:style>
    <style:style style:name="ListLabel_20_1280" style:display-name="ListLabel 1280" style:family="text">
      <style:text-properties style:font-name-complex="OpenSymbol2" style:font-family-complex="OpenSymbol" style:font-family-generic-complex="system" style:font-pitch-complex="variable"/>
    </style:style>
    <style:style style:name="ListLabel_20_1281" style:display-name="ListLabel 1281" style:family="text">
      <style:text-properties style:font-name-complex="OpenSymbol2" style:font-family-complex="OpenSymbol" style:font-family-generic-complex="system" style:font-pitch-complex="variable"/>
    </style:style>
    <style:style style:name="ListLabel_20_1282" style:display-name="ListLabel 1282" style:family="text">
      <style:text-properties style:font-name-complex="OpenSymbol2" style:font-family-complex="OpenSymbol" style:font-family-generic-complex="system" style:font-pitch-complex="variable"/>
    </style:style>
    <style:style style:name="ListLabel_20_1283" style:display-name="ListLabel 1283" style:family="text">
      <style:text-properties style:font-name-complex="OpenSymbol2" style:font-family-complex="OpenSymbol" style:font-family-generic-complex="system" style:font-pitch-complex="variable"/>
    </style:style>
    <style:style style:name="ListLabel_20_1284" style:display-name="ListLabel 1284" style:family="text">
      <style:text-properties style:font-name-complex="OpenSymbol2" style:font-family-complex="OpenSymbol" style:font-family-generic-complex="system" style:font-pitch-complex="variable"/>
    </style:style>
    <style:style style:name="ListLabel_20_1285" style:display-name="ListLabel 1285" style:family="text">
      <style:text-properties style:font-name-complex="OpenSymbol2" style:font-family-complex="OpenSymbol" style:font-family-generic-complex="system" style:font-pitch-complex="variable"/>
    </style:style>
    <style:style style:name="ListLabel_20_1286" style:display-name="ListLabel 1286" style:family="text">
      <style:text-properties style:font-name-complex="OpenSymbol2" style:font-family-complex="OpenSymbol" style:font-family-generic-complex="system" style:font-pitch-complex="variable"/>
    </style:style>
    <style:style style:name="ListLabel_20_1287" style:display-name="ListLabel 1287" style:family="text">
      <style:text-properties style:font-name-complex="OpenSymbol2" style:font-family-complex="OpenSymbol" style:font-family-generic-complex="system" style:font-pitch-complex="variable"/>
    </style:style>
    <style:style style:name="ListLabel_20_1288" style:display-name="ListLabel 1288"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1289" style:display-name="ListLabel 1289" style:family="text">
      <style:text-properties style:font-name-complex="OpenSymbol2" style:font-family-complex="OpenSymbol" style:font-family-generic-complex="system" style:font-pitch-complex="variable"/>
    </style:style>
    <style:style style:name="ListLabel_20_1290" style:display-name="ListLabel 1290" style:family="text">
      <style:text-properties style:font-name-complex="OpenSymbol2" style:font-family-complex="OpenSymbol" style:font-family-generic-complex="system" style:font-pitch-complex="variable"/>
    </style:style>
    <style:style style:name="ListLabel_20_1291" style:display-name="ListLabel 1291" style:family="text">
      <style:text-properties style:font-name-complex="OpenSymbol2" style:font-family-complex="OpenSymbol" style:font-family-generic-complex="system" style:font-pitch-complex="variable"/>
    </style:style>
    <style:style style:name="ListLabel_20_1292" style:display-name="ListLabel 1292" style:family="text">
      <style:text-properties style:font-name-complex="OpenSymbol2" style:font-family-complex="OpenSymbol" style:font-family-generic-complex="system" style:font-pitch-complex="variable"/>
    </style:style>
    <style:style style:name="ListLabel_20_1293" style:display-name="ListLabel 1293" style:family="text">
      <style:text-properties style:font-name-complex="OpenSymbol2" style:font-family-complex="OpenSymbol" style:font-family-generic-complex="system" style:font-pitch-complex="variable"/>
    </style:style>
    <style:style style:name="ListLabel_20_1294" style:display-name="ListLabel 1294" style:family="text">
      <style:text-properties style:font-name-complex="OpenSymbol2" style:font-family-complex="OpenSymbol" style:font-family-generic-complex="system" style:font-pitch-complex="variable"/>
    </style:style>
    <style:style style:name="ListLabel_20_1295" style:display-name="ListLabel 1295" style:family="text">
      <style:text-properties style:font-name-complex="OpenSymbol2" style:font-family-complex="OpenSymbol" style:font-family-generic-complex="system" style:font-pitch-complex="variable"/>
    </style:style>
    <style:style style:name="ListLabel_20_1296" style:display-name="ListLabel 1296" style:family="text">
      <style:text-properties style:font-name-complex="OpenSymbol2" style:font-family-complex="OpenSymbol" style:font-family-generic-complex="system" style:font-pitch-complex="variable"/>
    </style:style>
    <style:style style:name="ListLabel_20_1297" style:display-name="ListLabel 1297"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1298" style:display-name="ListLabel 1298" style:family="text">
      <style:text-properties style:font-name-complex="OpenSymbol2" style:font-family-complex="OpenSymbol" style:font-family-generic-complex="system" style:font-pitch-complex="variable"/>
    </style:style>
    <style:style style:name="ListLabel_20_1299" style:display-name="ListLabel 1299" style:family="text">
      <style:text-properties style:font-name-complex="OpenSymbol2" style:font-family-complex="OpenSymbol" style:font-family-generic-complex="system" style:font-pitch-complex="variable"/>
    </style:style>
    <style:style style:name="ListLabel_20_1300" style:display-name="ListLabel 1300" style:family="text">
      <style:text-properties style:font-name-complex="OpenSymbol2" style:font-family-complex="OpenSymbol" style:font-family-generic-complex="system" style:font-pitch-complex="variable"/>
    </style:style>
    <style:style style:name="ListLabel_20_1301" style:display-name="ListLabel 1301" style:family="text">
      <style:text-properties style:font-name-complex="OpenSymbol2" style:font-family-complex="OpenSymbol" style:font-family-generic-complex="system" style:font-pitch-complex="variable"/>
    </style:style>
    <style:style style:name="ListLabel_20_1302" style:display-name="ListLabel 1302" style:family="text">
      <style:text-properties style:font-name-complex="OpenSymbol2" style:font-family-complex="OpenSymbol" style:font-family-generic-complex="system" style:font-pitch-complex="variable"/>
    </style:style>
    <style:style style:name="ListLabel_20_1303" style:display-name="ListLabel 1303" style:family="text">
      <style:text-properties style:font-name-complex="OpenSymbol2" style:font-family-complex="OpenSymbol" style:font-family-generic-complex="system" style:font-pitch-complex="variable"/>
    </style:style>
    <style:style style:name="ListLabel_20_1304" style:display-name="ListLabel 1304" style:family="text">
      <style:text-properties style:font-name-complex="OpenSymbol2" style:font-family-complex="OpenSymbol" style:font-family-generic-complex="system" style:font-pitch-complex="variable"/>
    </style:style>
    <style:style style:name="ListLabel_20_1305" style:display-name="ListLabel 1305" style:family="text">
      <style:text-properties style:font-name-complex="OpenSymbol2" style:font-family-complex="OpenSymbol" style:font-family-generic-complex="system" style:font-pitch-complex="variable"/>
    </style:style>
    <style:style style:name="ListLabel_20_1306" style:display-name="ListLabel 1306" style:family="text">
      <style:text-properties style:font-name-complex="OpenSymbol2" style:font-family-complex="OpenSymbol" style:font-family-generic-complex="system" style:font-pitch-complex="variable"/>
    </style:style>
    <style:style style:name="ListLabel_20_1307" style:display-name="ListLabel 1307" style:family="text">
      <style:text-properties style:font-name-complex="OpenSymbol2" style:font-family-complex="OpenSymbol" style:font-family-generic-complex="system" style:font-pitch-complex="variable"/>
    </style:style>
    <style:style style:name="ListLabel_20_1308" style:display-name="ListLabel 1308" style:family="text">
      <style:text-properties style:font-name-complex="OpenSymbol2" style:font-family-complex="OpenSymbol" style:font-family-generic-complex="system" style:font-pitch-complex="variable"/>
    </style:style>
    <style:style style:name="ListLabel_20_1309" style:display-name="ListLabel 1309" style:family="text">
      <style:text-properties style:font-name-complex="OpenSymbol2" style:font-family-complex="OpenSymbol" style:font-family-generic-complex="system" style:font-pitch-complex="variable"/>
    </style:style>
    <style:style style:name="ListLabel_20_1310" style:display-name="ListLabel 1310" style:family="text">
      <style:text-properties style:font-name-complex="OpenSymbol2" style:font-family-complex="OpenSymbol" style:font-family-generic-complex="system" style:font-pitch-complex="variable"/>
    </style:style>
    <style:style style:name="ListLabel_20_1311" style:display-name="ListLabel 1311" style:family="text">
      <style:text-properties style:font-name-complex="OpenSymbol2" style:font-family-complex="OpenSymbol" style:font-family-generic-complex="system" style:font-pitch-complex="variable"/>
    </style:style>
    <style:style style:name="ListLabel_20_1312" style:display-name="ListLabel 1312" style:family="text">
      <style:text-properties style:font-name-complex="OpenSymbol2" style:font-family-complex="OpenSymbol" style:font-family-generic-complex="system" style:font-pitch-complex="variable"/>
    </style:style>
    <style:style style:name="ListLabel_20_1313" style:display-name="ListLabel 1313" style:family="text">
      <style:text-properties style:font-name-complex="OpenSymbol2" style:font-family-complex="OpenSymbol" style:font-family-generic-complex="system" style:font-pitch-complex="variable"/>
    </style:style>
    <style:style style:name="ListLabel_20_1314" style:display-name="ListLabel 1314" style:family="text">
      <style:text-properties style:font-name-complex="OpenSymbol2" style:font-family-complex="OpenSymbol" style:font-family-generic-complex="system" style:font-pitch-complex="variable"/>
    </style:style>
    <style:style style:name="ListLabel_20_1315" style:display-name="ListLabel 1315" style:family="text">
      <style:text-properties style:font-name-complex="OpenSymbol2" style:font-family-complex="OpenSymbol" style:font-family-generic-complex="system" style:font-pitch-complex="variable"/>
    </style:style>
    <style:style style:name="ListLabel_20_1316" style:display-name="ListLabel 1316" style:family="text">
      <style:text-properties style:font-name-complex="OpenSymbol2" style:font-family-complex="OpenSymbol" style:font-family-generic-complex="system" style:font-pitch-complex="variable"/>
    </style:style>
    <style:style style:name="ListLabel_20_1317" style:display-name="ListLabel 1317" style:family="text">
      <style:text-properties style:font-name-complex="OpenSymbol2" style:font-family-complex="OpenSymbol" style:font-family-generic-complex="system" style:font-pitch-complex="variable"/>
    </style:style>
    <style:style style:name="ListLabel_20_1318" style:display-name="ListLabel 1318" style:family="text">
      <style:text-properties style:font-name-complex="OpenSymbol2" style:font-family-complex="OpenSymbol" style:font-family-generic-complex="system" style:font-pitch-complex="variable"/>
    </style:style>
    <style:style style:name="ListLabel_20_1319" style:display-name="ListLabel 1319" style:family="text">
      <style:text-properties style:font-name-complex="OpenSymbol2" style:font-family-complex="OpenSymbol" style:font-family-generic-complex="system" style:font-pitch-complex="variable"/>
    </style:style>
    <style:style style:name="ListLabel_20_1320" style:display-name="ListLabel 1320" style:family="text">
      <style:text-properties style:font-name-complex="OpenSymbol2" style:font-family-complex="OpenSymbol" style:font-family-generic-complex="system" style:font-pitch-complex="variable"/>
    </style:style>
    <style:style style:name="ListLabel_20_1321" style:display-name="ListLabel 1321" style:family="text">
      <style:text-properties style:font-name-complex="OpenSymbol2" style:font-family-complex="OpenSymbol" style:font-family-generic-complex="system" style:font-pitch-complex="variable"/>
    </style:style>
    <style:style style:name="ListLabel_20_1322" style:display-name="ListLabel 1322" style:family="text">
      <style:text-properties style:font-name-complex="OpenSymbol2" style:font-family-complex="OpenSymbol" style:font-family-generic-complex="system" style:font-pitch-complex="variable"/>
    </style:style>
    <style:style style:name="ListLabel_20_1323" style:display-name="ListLabel 1323" style:family="text">
      <style:text-properties style:font-name-complex="OpenSymbol2" style:font-family-complex="OpenSymbol" style:font-family-generic-complex="system" style:font-pitch-complex="variable"/>
    </style:style>
    <style:style style:name="ListLabel_20_1324" style:display-name="ListLabel 1324" style:family="text">
      <style:text-properties fo:font-size="11pt" style:font-size-asian="11pt" style:font-name-complex="OpenSymbol2" style:font-family-complex="OpenSymbol" style:font-family-generic-complex="system" style:font-pitch-complex="variable"/>
    </style:style>
    <style:style style:name="ListLabel_20_1325" style:display-name="ListLabel 1325" style:family="text">
      <style:text-properties style:font-name-complex="OpenSymbol2" style:font-family-complex="OpenSymbol" style:font-family-generic-complex="system" style:font-pitch-complex="variable"/>
    </style:style>
    <style:style style:name="ListLabel_20_1326" style:display-name="ListLabel 1326" style:family="text">
      <style:text-properties style:font-name-complex="OpenSymbol2" style:font-family-complex="OpenSymbol" style:font-family-generic-complex="system" style:font-pitch-complex="variable"/>
    </style:style>
    <style:style style:name="ListLabel_20_1327" style:display-name="ListLabel 1327" style:family="text">
      <style:text-properties style:font-name-complex="OpenSymbol2" style:font-family-complex="OpenSymbol" style:font-family-generic-complex="system" style:font-pitch-complex="variable"/>
    </style:style>
    <style:style style:name="ListLabel_20_1328" style:display-name="ListLabel 1328" style:family="text">
      <style:text-properties style:font-name-complex="OpenSymbol2" style:font-family-complex="OpenSymbol" style:font-family-generic-complex="system" style:font-pitch-complex="variable"/>
    </style:style>
    <style:style style:name="ListLabel_20_1329" style:display-name="ListLabel 1329" style:family="text">
      <style:text-properties style:font-name-complex="OpenSymbol2" style:font-family-complex="OpenSymbol" style:font-family-generic-complex="system" style:font-pitch-complex="variable"/>
    </style:style>
    <style:style style:name="ListLabel_20_1330" style:display-name="ListLabel 1330" style:family="text">
      <style:text-properties style:font-name-complex="OpenSymbol2" style:font-family-complex="OpenSymbol" style:font-family-generic-complex="system" style:font-pitch-complex="variable"/>
    </style:style>
    <style:style style:name="ListLabel_20_1331" style:display-name="ListLabel 1331" style:family="text">
      <style:text-properties style:font-name-complex="OpenSymbol2" style:font-family-complex="OpenSymbol" style:font-family-generic-complex="system" style:font-pitch-complex="variable"/>
    </style:style>
    <style:style style:name="ListLabel_20_1332" style:display-name="ListLabel 1332" style:family="text">
      <style:text-properties style:font-name-complex="OpenSymbol2" style:font-family-complex="OpenSymbol" style:font-family-generic-complex="system" style:font-pitch-complex="variable"/>
    </style:style>
    <style:style style:name="ListLabel_20_1333" style:display-name="ListLabel 1333" style:family="text">
      <style:text-properties fo:font-weight="normal" style:font-weight-asian="normal" style:font-name-complex="OpenSymbol2" style:font-family-complex="OpenSymbol" style:font-family-generic-complex="system" style:font-pitch-complex="variable"/>
    </style:style>
    <style:style style:name="ListLabel_20_1334" style:display-name="ListLabel 1334" style:family="text">
      <style:text-properties style:font-name-complex="OpenSymbol2" style:font-family-complex="OpenSymbol" style:font-family-generic-complex="system" style:font-pitch-complex="variable"/>
    </style:style>
    <style:style style:name="ListLabel_20_1335" style:display-name="ListLabel 1335" style:family="text">
      <style:text-properties style:font-name-complex="OpenSymbol2" style:font-family-complex="OpenSymbol" style:font-family-generic-complex="system" style:font-pitch-complex="variable"/>
    </style:style>
    <style:style style:name="ListLabel_20_1336" style:display-name="ListLabel 1336" style:family="text">
      <style:text-properties style:font-name-complex="OpenSymbol2" style:font-family-complex="OpenSymbol" style:font-family-generic-complex="system" style:font-pitch-complex="variable"/>
    </style:style>
    <style:style style:name="ListLabel_20_1337" style:display-name="ListLabel 1337" style:family="text">
      <style:text-properties style:font-name-complex="OpenSymbol2" style:font-family-complex="OpenSymbol" style:font-family-generic-complex="system" style:font-pitch-complex="variable"/>
    </style:style>
    <style:style style:name="ListLabel_20_1338" style:display-name="ListLabel 1338" style:family="text">
      <style:text-properties style:font-name-complex="OpenSymbol2" style:font-family-complex="OpenSymbol" style:font-family-generic-complex="system" style:font-pitch-complex="variable"/>
    </style:style>
    <style:style style:name="ListLabel_20_1339" style:display-name="ListLabel 1339" style:family="text">
      <style:text-properties style:font-name-complex="OpenSymbol2" style:font-family-complex="OpenSymbol" style:font-family-generic-complex="system" style:font-pitch-complex="variable"/>
    </style:style>
    <style:style style:name="ListLabel_20_1340" style:display-name="ListLabel 1340" style:family="text">
      <style:text-properties style:font-name-complex="OpenSymbol2" style:font-family-complex="OpenSymbol" style:font-family-generic-complex="system" style:font-pitch-complex="variable"/>
    </style:style>
    <style:style style:name="ListLabel_20_1341" style:display-name="ListLabel 1341" style:family="text">
      <style:text-properties style:font-name-complex="OpenSymbol2" style:font-family-complex="OpenSymbol" style:font-family-generic-complex="system" style:font-pitch-complex="variable"/>
    </style:style>
    <style:style style:name="ListLabel_20_1342" style:display-name="ListLabel 1342"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1343" style:display-name="ListLabel 1343" style:family="text">
      <style:text-properties style:font-name-complex="OpenSymbol2" style:font-family-complex="OpenSymbol" style:font-family-generic-complex="system" style:font-pitch-complex="variable"/>
    </style:style>
    <style:style style:name="ListLabel_20_1344" style:display-name="ListLabel 1344" style:family="text">
      <style:text-properties style:font-name-complex="OpenSymbol2" style:font-family-complex="OpenSymbol" style:font-family-generic-complex="system" style:font-pitch-complex="variable"/>
    </style:style>
    <style:style style:name="ListLabel_20_1345" style:display-name="ListLabel 1345" style:family="text">
      <style:text-properties style:font-name-complex="OpenSymbol2" style:font-family-complex="OpenSymbol" style:font-family-generic-complex="system" style:font-pitch-complex="variable"/>
    </style:style>
    <style:style style:name="ListLabel_20_1346" style:display-name="ListLabel 1346" style:family="text">
      <style:text-properties style:font-name-complex="OpenSymbol2" style:font-family-complex="OpenSymbol" style:font-family-generic-complex="system" style:font-pitch-complex="variable"/>
    </style:style>
    <style:style style:name="ListLabel_20_1347" style:display-name="ListLabel 1347" style:family="text">
      <style:text-properties style:font-name-complex="OpenSymbol2" style:font-family-complex="OpenSymbol" style:font-family-generic-complex="system" style:font-pitch-complex="variable"/>
    </style:style>
    <style:style style:name="ListLabel_20_1348" style:display-name="ListLabel 1348" style:family="text">
      <style:text-properties style:font-name-complex="OpenSymbol2" style:font-family-complex="OpenSymbol" style:font-family-generic-complex="system" style:font-pitch-complex="variable"/>
    </style:style>
    <style:style style:name="ListLabel_20_1349" style:display-name="ListLabel 1349" style:family="text">
      <style:text-properties style:font-name-complex="OpenSymbol2" style:font-family-complex="OpenSymbol" style:font-family-generic-complex="system" style:font-pitch-complex="variable"/>
    </style:style>
    <style:style style:name="ListLabel_20_1350" style:display-name="ListLabel 1350" style:family="text">
      <style:text-properties style:font-name-complex="OpenSymbol2" style:font-family-complex="OpenSymbol" style:font-family-generic-complex="system" style:font-pitch-complex="variable"/>
    </style:style>
    <style:style style:name="ListLabel_20_1351" style:display-name="ListLabel 1351"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1352" style:display-name="ListLabel 1352" style:family="text">
      <style:text-properties style:font-name-complex="OpenSymbol2" style:font-family-complex="OpenSymbol" style:font-family-generic-complex="system" style:font-pitch-complex="variable"/>
    </style:style>
    <style:style style:name="ListLabel_20_1353" style:display-name="ListLabel 1353" style:family="text">
      <style:text-properties style:font-name-complex="OpenSymbol2" style:font-family-complex="OpenSymbol" style:font-family-generic-complex="system" style:font-pitch-complex="variable"/>
    </style:style>
    <style:style style:name="ListLabel_20_1354" style:display-name="ListLabel 1354" style:family="text">
      <style:text-properties style:font-name-complex="OpenSymbol2" style:font-family-complex="OpenSymbol" style:font-family-generic-complex="system" style:font-pitch-complex="variable"/>
    </style:style>
    <style:style style:name="ListLabel_20_1355" style:display-name="ListLabel 1355" style:family="text">
      <style:text-properties style:font-name-complex="OpenSymbol2" style:font-family-complex="OpenSymbol" style:font-family-generic-complex="system" style:font-pitch-complex="variable"/>
    </style:style>
    <style:style style:name="ListLabel_20_1356" style:display-name="ListLabel 1356" style:family="text">
      <style:text-properties style:font-name-complex="OpenSymbol2" style:font-family-complex="OpenSymbol" style:font-family-generic-complex="system" style:font-pitch-complex="variable"/>
    </style:style>
    <style:style style:name="ListLabel_20_1357" style:display-name="ListLabel 1357" style:family="text">
      <style:text-properties style:font-name-complex="OpenSymbol2" style:font-family-complex="OpenSymbol" style:font-family-generic-complex="system" style:font-pitch-complex="variable"/>
    </style:style>
    <style:style style:name="ListLabel_20_1358" style:display-name="ListLabel 1358" style:family="text">
      <style:text-properties style:font-name-complex="OpenSymbol2" style:font-family-complex="OpenSymbol" style:font-family-generic-complex="system" style:font-pitch-complex="variable"/>
    </style:style>
    <style:style style:name="ListLabel_20_1359" style:display-name="ListLabel 1359" style:family="text">
      <style:text-properties style:font-name-complex="OpenSymbol2" style:font-family-complex="OpenSymbol" style:font-family-generic-complex="system" style:font-pitch-complex="variable"/>
    </style:style>
    <style:style style:name="ListLabel_20_1360" style:display-name="ListLabel 1360" style:family="text">
      <style:text-properties style:font-name-complex="OpenSymbol2" style:font-family-complex="OpenSymbol" style:font-family-generic-complex="system" style:font-pitch-complex="variable"/>
    </style:style>
    <style:style style:name="ListLabel_20_1361" style:display-name="ListLabel 1361" style:family="text">
      <style:text-properties style:font-name-complex="OpenSymbol2" style:font-family-complex="OpenSymbol" style:font-family-generic-complex="system" style:font-pitch-complex="variable"/>
    </style:style>
    <style:style style:name="ListLabel_20_1362" style:display-name="ListLabel 1362" style:family="text">
      <style:text-properties style:font-name-complex="OpenSymbol2" style:font-family-complex="OpenSymbol" style:font-family-generic-complex="system" style:font-pitch-complex="variable"/>
    </style:style>
    <style:style style:name="ListLabel_20_1363" style:display-name="ListLabel 1363" style:family="text">
      <style:text-properties style:font-name-complex="OpenSymbol2" style:font-family-complex="OpenSymbol" style:font-family-generic-complex="system" style:font-pitch-complex="variable"/>
    </style:style>
    <style:style style:name="ListLabel_20_1364" style:display-name="ListLabel 1364" style:family="text">
      <style:text-properties style:font-name-complex="OpenSymbol2" style:font-family-complex="OpenSymbol" style:font-family-generic-complex="system" style:font-pitch-complex="variable"/>
    </style:style>
    <style:style style:name="ListLabel_20_1365" style:display-name="ListLabel 1365" style:family="text">
      <style:text-properties style:font-name-complex="OpenSymbol2" style:font-family-complex="OpenSymbol" style:font-family-generic-complex="system" style:font-pitch-complex="variable"/>
    </style:style>
    <style:style style:name="ListLabel_20_1366" style:display-name="ListLabel 1366" style:family="text">
      <style:text-properties style:font-name-complex="OpenSymbol2" style:font-family-complex="OpenSymbol" style:font-family-generic-complex="system" style:font-pitch-complex="variable"/>
    </style:style>
    <style:style style:name="ListLabel_20_1367" style:display-name="ListLabel 1367" style:family="text">
      <style:text-properties style:font-name-complex="OpenSymbol2" style:font-family-complex="OpenSymbol" style:font-family-generic-complex="system" style:font-pitch-complex="variable"/>
    </style:style>
    <style:style style:name="ListLabel_20_1368" style:display-name="ListLabel 1368" style:family="text">
      <style:text-properties style:font-name-complex="OpenSymbol2" style:font-family-complex="OpenSymbol" style:font-family-generic-complex="system" style:font-pitch-complex="variable"/>
    </style:style>
    <style:style style:name="ListLabel_20_1369" style:display-name="ListLabel 1369" style:family="text">
      <style:text-properties style:font-name-complex="OpenSymbol2" style:font-family-complex="OpenSymbol" style:font-family-generic-complex="system" style:font-pitch-complex="variable"/>
    </style:style>
    <style:style style:name="ListLabel_20_1370" style:display-name="ListLabel 1370" style:family="text">
      <style:text-properties style:font-name-complex="OpenSymbol2" style:font-family-complex="OpenSymbol" style:font-family-generic-complex="system" style:font-pitch-complex="variable"/>
    </style:style>
    <style:style style:name="ListLabel_20_1371" style:display-name="ListLabel 1371" style:family="text">
      <style:text-properties style:font-name-complex="OpenSymbol2" style:font-family-complex="OpenSymbol" style:font-family-generic-complex="system" style:font-pitch-complex="variable"/>
    </style:style>
    <style:style style:name="ListLabel_20_1372" style:display-name="ListLabel 1372" style:family="text">
      <style:text-properties style:font-name-complex="OpenSymbol2" style:font-family-complex="OpenSymbol" style:font-family-generic-complex="system" style:font-pitch-complex="variable"/>
    </style:style>
    <style:style style:name="ListLabel_20_1373" style:display-name="ListLabel 1373" style:family="text">
      <style:text-properties style:font-name-complex="OpenSymbol2" style:font-family-complex="OpenSymbol" style:font-family-generic-complex="system" style:font-pitch-complex="variable"/>
    </style:style>
    <style:style style:name="ListLabel_20_1374" style:display-name="ListLabel 1374" style:family="text">
      <style:text-properties style:font-name-complex="OpenSymbol2" style:font-family-complex="OpenSymbol" style:font-family-generic-complex="system" style:font-pitch-complex="variable"/>
    </style:style>
    <style:style style:name="ListLabel_20_1375" style:display-name="ListLabel 1375" style:family="text">
      <style:text-properties style:font-name-complex="OpenSymbol2" style:font-family-complex="OpenSymbol" style:font-family-generic-complex="system" style:font-pitch-complex="variable"/>
    </style:style>
    <style:style style:name="ListLabel_20_1376" style:display-name="ListLabel 1376" style:family="text">
      <style:text-properties style:font-name-complex="OpenSymbol2" style:font-family-complex="OpenSymbol" style:font-family-generic-complex="system" style:font-pitch-complex="variable"/>
    </style:style>
    <style:style style:name="ListLabel_20_1377" style:display-name="ListLabel 1377" style:family="text">
      <style:text-properties style:font-name-complex="OpenSymbol2" style:font-family-complex="OpenSymbol" style:font-family-generic-complex="system" style:font-pitch-complex="variable"/>
    </style:style>
    <style:style style:name="ListLabel_20_1378" style:display-name="ListLabel 1378" style:family="text">
      <style:text-properties fo:font-size="11pt" style:font-size-asian="11pt" style:font-name-complex="OpenSymbol2" style:font-family-complex="OpenSymbol" style:font-family-generic-complex="system" style:font-pitch-complex="variable"/>
    </style:style>
    <style:style style:name="ListLabel_20_1379" style:display-name="ListLabel 1379" style:family="text">
      <style:text-properties style:font-name-complex="OpenSymbol2" style:font-family-complex="OpenSymbol" style:font-family-generic-complex="system" style:font-pitch-complex="variable"/>
    </style:style>
    <style:style style:name="ListLabel_20_1380" style:display-name="ListLabel 1380" style:family="text">
      <style:text-properties style:font-name-complex="OpenSymbol2" style:font-family-complex="OpenSymbol" style:font-family-generic-complex="system" style:font-pitch-complex="variable"/>
    </style:style>
    <style:style style:name="ListLabel_20_1381" style:display-name="ListLabel 1381" style:family="text">
      <style:text-properties style:font-name-complex="OpenSymbol2" style:font-family-complex="OpenSymbol" style:font-family-generic-complex="system" style:font-pitch-complex="variable"/>
    </style:style>
    <style:style style:name="ListLabel_20_1382" style:display-name="ListLabel 1382" style:family="text">
      <style:text-properties style:font-name-complex="OpenSymbol2" style:font-family-complex="OpenSymbol" style:font-family-generic-complex="system" style:font-pitch-complex="variable"/>
    </style:style>
    <style:style style:name="ListLabel_20_1383" style:display-name="ListLabel 1383" style:family="text">
      <style:text-properties style:font-name-complex="OpenSymbol2" style:font-family-complex="OpenSymbol" style:font-family-generic-complex="system" style:font-pitch-complex="variable"/>
    </style:style>
    <style:style style:name="ListLabel_20_1384" style:display-name="ListLabel 1384" style:family="text">
      <style:text-properties style:font-name-complex="OpenSymbol2" style:font-family-complex="OpenSymbol" style:font-family-generic-complex="system" style:font-pitch-complex="variable"/>
    </style:style>
    <style:style style:name="ListLabel_20_1385" style:display-name="ListLabel 1385" style:family="text">
      <style:text-properties style:font-name-complex="OpenSymbol2" style:font-family-complex="OpenSymbol" style:font-family-generic-complex="system" style:font-pitch-complex="variable"/>
    </style:style>
    <style:style style:name="ListLabel_20_1386" style:display-name="ListLabel 1386" style:family="text">
      <style:text-properties style:font-name-complex="OpenSymbol2" style:font-family-complex="OpenSymbol" style:font-family-generic-complex="system" style:font-pitch-complex="variable"/>
    </style:style>
    <style:style style:name="ListLabel_20_1387" style:display-name="ListLabel 1387" style:family="text">
      <style:text-properties fo:font-weight="normal" style:font-weight-asian="normal" style:font-name-complex="OpenSymbol2" style:font-family-complex="OpenSymbol" style:font-family-generic-complex="system" style:font-pitch-complex="variable"/>
    </style:style>
    <style:style style:name="ListLabel_20_1388" style:display-name="ListLabel 1388" style:family="text">
      <style:text-properties style:font-name-complex="OpenSymbol2" style:font-family-complex="OpenSymbol" style:font-family-generic-complex="system" style:font-pitch-complex="variable"/>
    </style:style>
    <style:style style:name="ListLabel_20_1389" style:display-name="ListLabel 1389" style:family="text">
      <style:text-properties style:font-name-complex="OpenSymbol2" style:font-family-complex="OpenSymbol" style:font-family-generic-complex="system" style:font-pitch-complex="variable"/>
    </style:style>
    <style:style style:name="ListLabel_20_1390" style:display-name="ListLabel 1390" style:family="text">
      <style:text-properties style:font-name-complex="OpenSymbol2" style:font-family-complex="OpenSymbol" style:font-family-generic-complex="system" style:font-pitch-complex="variable"/>
    </style:style>
    <style:style style:name="ListLabel_20_1391" style:display-name="ListLabel 1391" style:family="text">
      <style:text-properties style:font-name-complex="OpenSymbol2" style:font-family-complex="OpenSymbol" style:font-family-generic-complex="system" style:font-pitch-complex="variable"/>
    </style:style>
    <style:style style:name="ListLabel_20_1392" style:display-name="ListLabel 1392" style:family="text">
      <style:text-properties style:font-name-complex="OpenSymbol2" style:font-family-complex="OpenSymbol" style:font-family-generic-complex="system" style:font-pitch-complex="variable"/>
    </style:style>
    <style:style style:name="ListLabel_20_1393" style:display-name="ListLabel 1393" style:family="text">
      <style:text-properties style:font-name-complex="OpenSymbol2" style:font-family-complex="OpenSymbol" style:font-family-generic-complex="system" style:font-pitch-complex="variable"/>
    </style:style>
    <style:style style:name="ListLabel_20_1394" style:display-name="ListLabel 1394" style:family="text">
      <style:text-properties style:font-name-complex="OpenSymbol2" style:font-family-complex="OpenSymbol" style:font-family-generic-complex="system" style:font-pitch-complex="variable"/>
    </style:style>
    <style:style style:name="ListLabel_20_1395" style:display-name="ListLabel 1395" style:family="text">
      <style:text-properties style:font-name-complex="OpenSymbol2" style:font-family-complex="OpenSymbol" style:font-family-generic-complex="system" style:font-pitch-complex="variable"/>
    </style:style>
    <style:style style:name="ListLabel_20_1396" style:display-name="ListLabel 1396"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1397" style:display-name="ListLabel 1397" style:family="text">
      <style:text-properties style:font-name-complex="OpenSymbol2" style:font-family-complex="OpenSymbol" style:font-family-generic-complex="system" style:font-pitch-complex="variable"/>
    </style:style>
    <style:style style:name="ListLabel_20_1398" style:display-name="ListLabel 1398" style:family="text">
      <style:text-properties style:font-name-complex="OpenSymbol2" style:font-family-complex="OpenSymbol" style:font-family-generic-complex="system" style:font-pitch-complex="variable"/>
    </style:style>
    <style:style style:name="ListLabel_20_1399" style:display-name="ListLabel 1399" style:family="text">
      <style:text-properties style:font-name-complex="OpenSymbol2" style:font-family-complex="OpenSymbol" style:font-family-generic-complex="system" style:font-pitch-complex="variable"/>
    </style:style>
    <style:style style:name="ListLabel_20_1400" style:display-name="ListLabel 1400" style:family="text">
      <style:text-properties style:font-name-complex="OpenSymbol2" style:font-family-complex="OpenSymbol" style:font-family-generic-complex="system" style:font-pitch-complex="variable"/>
    </style:style>
    <style:style style:name="ListLabel_20_1401" style:display-name="ListLabel 1401" style:family="text">
      <style:text-properties style:font-name-complex="OpenSymbol2" style:font-family-complex="OpenSymbol" style:font-family-generic-complex="system" style:font-pitch-complex="variable"/>
    </style:style>
    <style:style style:name="ListLabel_20_1402" style:display-name="ListLabel 1402" style:family="text">
      <style:text-properties style:font-name-complex="OpenSymbol2" style:font-family-complex="OpenSymbol" style:font-family-generic-complex="system" style:font-pitch-complex="variable"/>
    </style:style>
    <style:style style:name="ListLabel_20_1403" style:display-name="ListLabel 1403" style:family="text">
      <style:text-properties style:font-name-complex="OpenSymbol2" style:font-family-complex="OpenSymbol" style:font-family-generic-complex="system" style:font-pitch-complex="variable"/>
    </style:style>
    <style:style style:name="ListLabel_20_1404" style:display-name="ListLabel 1404" style:family="text">
      <style:text-properties style:font-name-complex="OpenSymbol2" style:font-family-complex="OpenSymbol" style:font-family-generic-complex="system" style:font-pitch-complex="variable"/>
    </style:style>
    <style:style style:name="ListLabel_20_1405" style:display-name="ListLabel 1405"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1406" style:display-name="ListLabel 1406" style:family="text">
      <style:text-properties style:font-name-complex="OpenSymbol2" style:font-family-complex="OpenSymbol" style:font-family-generic-complex="system" style:font-pitch-complex="variable"/>
    </style:style>
    <style:style style:name="ListLabel_20_1407" style:display-name="ListLabel 1407" style:family="text">
      <style:text-properties style:font-name-complex="OpenSymbol2" style:font-family-complex="OpenSymbol" style:font-family-generic-complex="system" style:font-pitch-complex="variable"/>
    </style:style>
    <style:style style:name="ListLabel_20_1408" style:display-name="ListLabel 1408" style:family="text">
      <style:text-properties style:font-name-complex="OpenSymbol2" style:font-family-complex="OpenSymbol" style:font-family-generic-complex="system" style:font-pitch-complex="variable"/>
    </style:style>
    <style:style style:name="ListLabel_20_1409" style:display-name="ListLabel 1409" style:family="text">
      <style:text-properties style:font-name-complex="OpenSymbol2" style:font-family-complex="OpenSymbol" style:font-family-generic-complex="system" style:font-pitch-complex="variable"/>
    </style:style>
    <style:style style:name="ListLabel_20_1410" style:display-name="ListLabel 1410" style:family="text">
      <style:text-properties style:font-name-complex="OpenSymbol2" style:font-family-complex="OpenSymbol" style:font-family-generic-complex="system" style:font-pitch-complex="variable"/>
    </style:style>
    <style:style style:name="ListLabel_20_1411" style:display-name="ListLabel 1411" style:family="text">
      <style:text-properties style:font-name-complex="OpenSymbol2" style:font-family-complex="OpenSymbol" style:font-family-generic-complex="system" style:font-pitch-complex="variable"/>
    </style:style>
    <style:style style:name="ListLabel_20_1412" style:display-name="ListLabel 1412" style:family="text">
      <style:text-properties style:font-name-complex="OpenSymbol2" style:font-family-complex="OpenSymbol" style:font-family-generic-complex="system" style:font-pitch-complex="variable"/>
    </style:style>
    <style:style style:name="ListLabel_20_1413" style:display-name="ListLabel 1413" style:family="text">
      <style:text-properties style:font-name-complex="OpenSymbol2" style:font-family-complex="OpenSymbol" style:font-family-generic-complex="system" style:font-pitch-complex="variable"/>
    </style:style>
    <style:style style:name="ListLabel_20_1414" style:display-name="ListLabel 1414" style:family="text">
      <style:text-properties style:font-name-complex="OpenSymbol2" style:font-family-complex="OpenSymbol" style:font-family-generic-complex="system" style:font-pitch-complex="variable"/>
    </style:style>
    <style:style style:name="ListLabel_20_1415" style:display-name="ListLabel 1415" style:family="text">
      <style:text-properties style:font-name-complex="OpenSymbol2" style:font-family-complex="OpenSymbol" style:font-family-generic-complex="system" style:font-pitch-complex="variable"/>
    </style:style>
    <style:style style:name="ListLabel_20_1416" style:display-name="ListLabel 1416" style:family="text">
      <style:text-properties style:font-name-complex="OpenSymbol2" style:font-family-complex="OpenSymbol" style:font-family-generic-complex="system" style:font-pitch-complex="variable"/>
    </style:style>
    <style:style style:name="ListLabel_20_1417" style:display-name="ListLabel 1417" style:family="text">
      <style:text-properties style:font-name-complex="OpenSymbol2" style:font-family-complex="OpenSymbol" style:font-family-generic-complex="system" style:font-pitch-complex="variable"/>
    </style:style>
    <style:style style:name="ListLabel_20_1418" style:display-name="ListLabel 1418" style:family="text">
      <style:text-properties style:font-name-complex="OpenSymbol2" style:font-family-complex="OpenSymbol" style:font-family-generic-complex="system" style:font-pitch-complex="variable"/>
    </style:style>
    <style:style style:name="ListLabel_20_1419" style:display-name="ListLabel 1419" style:family="text">
      <style:text-properties style:font-name-complex="OpenSymbol2" style:font-family-complex="OpenSymbol" style:font-family-generic-complex="system" style:font-pitch-complex="variable"/>
    </style:style>
    <style:style style:name="ListLabel_20_1420" style:display-name="ListLabel 1420" style:family="text">
      <style:text-properties style:font-name-complex="OpenSymbol2" style:font-family-complex="OpenSymbol" style:font-family-generic-complex="system" style:font-pitch-complex="variable"/>
    </style:style>
    <style:style style:name="ListLabel_20_1421" style:display-name="ListLabel 1421" style:family="text">
      <style:text-properties style:font-name-complex="OpenSymbol2" style:font-family-complex="OpenSymbol" style:font-family-generic-complex="system" style:font-pitch-complex="variable"/>
    </style:style>
    <style:style style:name="ListLabel_20_1422" style:display-name="ListLabel 1422" style:family="text">
      <style:text-properties style:font-name-complex="OpenSymbol2" style:font-family-complex="OpenSymbol" style:font-family-generic-complex="system" style:font-pitch-complex="variable"/>
    </style:style>
    <style:style style:name="ListLabel_20_1423" style:display-name="ListLabel 1423" style:family="text">
      <style:text-properties style:font-name-complex="OpenSymbol2" style:font-family-complex="OpenSymbol" style:font-family-generic-complex="system" style:font-pitch-complex="variable"/>
    </style:style>
    <style:style style:name="ListLabel_20_1424" style:display-name="ListLabel 1424" style:family="text">
      <style:text-properties style:font-name-complex="OpenSymbol2" style:font-family-complex="OpenSymbol" style:font-family-generic-complex="system" style:font-pitch-complex="variable"/>
    </style:style>
    <style:style style:name="ListLabel_20_1425" style:display-name="ListLabel 1425" style:family="text">
      <style:text-properties style:font-name-complex="OpenSymbol2" style:font-family-complex="OpenSymbol" style:font-family-generic-complex="system" style:font-pitch-complex="variable"/>
    </style:style>
    <style:style style:name="ListLabel_20_1426" style:display-name="ListLabel 1426" style:family="text">
      <style:text-properties style:font-name-complex="OpenSymbol2" style:font-family-complex="OpenSymbol" style:font-family-generic-complex="system" style:font-pitch-complex="variable"/>
    </style:style>
    <style:style style:name="ListLabel_20_1427" style:display-name="ListLabel 1427" style:family="text">
      <style:text-properties style:font-name-complex="OpenSymbol2" style:font-family-complex="OpenSymbol" style:font-family-generic-complex="system" style:font-pitch-complex="variable"/>
    </style:style>
    <style:style style:name="ListLabel_20_1428" style:display-name="ListLabel 1428" style:family="text">
      <style:text-properties style:font-name-complex="OpenSymbol2" style:font-family-complex="OpenSymbol" style:font-family-generic-complex="system" style:font-pitch-complex="variable"/>
    </style:style>
    <style:style style:name="ListLabel_20_1429" style:display-name="ListLabel 1429" style:family="text">
      <style:text-properties style:font-name-complex="OpenSymbol2" style:font-family-complex="OpenSymbol" style:font-family-generic-complex="system" style:font-pitch-complex="variable"/>
    </style:style>
    <style:style style:name="ListLabel_20_1430" style:display-name="ListLabel 1430" style:family="text">
      <style:text-properties style:font-name-complex="OpenSymbol2" style:font-family-complex="OpenSymbol" style:font-family-generic-complex="system" style:font-pitch-complex="variable"/>
    </style:style>
    <style:style style:name="ListLabel_20_1431" style:display-name="ListLabel 1431" style:family="text">
      <style:text-properties style:font-name-complex="OpenSymbol2" style:font-family-complex="OpenSymbol" style:font-family-generic-complex="system" style:font-pitch-complex="variable"/>
    </style:style>
    <style:style style:name="ListLabel_20_1432" style:display-name="ListLabel 1432" style:family="text">
      <style:text-properties fo:font-size="11pt" style:font-size-asian="11pt" style:font-name-complex="OpenSymbol2" style:font-family-complex="OpenSymbol" style:font-family-generic-complex="system" style:font-pitch-complex="variable"/>
    </style:style>
    <style:style style:name="ListLabel_20_1433" style:display-name="ListLabel 1433" style:family="text">
      <style:text-properties style:font-name-complex="OpenSymbol2" style:font-family-complex="OpenSymbol" style:font-family-generic-complex="system" style:font-pitch-complex="variable"/>
    </style:style>
    <style:style style:name="ListLabel_20_1434" style:display-name="ListLabel 1434" style:family="text">
      <style:text-properties style:font-name-complex="OpenSymbol2" style:font-family-complex="OpenSymbol" style:font-family-generic-complex="system" style:font-pitch-complex="variable"/>
    </style:style>
    <style:style style:name="ListLabel_20_1435" style:display-name="ListLabel 1435" style:family="text">
      <style:text-properties style:font-name-complex="OpenSymbol2" style:font-family-complex="OpenSymbol" style:font-family-generic-complex="system" style:font-pitch-complex="variable"/>
    </style:style>
    <style:style style:name="ListLabel_20_1436" style:display-name="ListLabel 1436" style:family="text">
      <style:text-properties style:font-name-complex="OpenSymbol2" style:font-family-complex="OpenSymbol" style:font-family-generic-complex="system" style:font-pitch-complex="variable"/>
    </style:style>
    <style:style style:name="ListLabel_20_1437" style:display-name="ListLabel 1437" style:family="text">
      <style:text-properties style:font-name-complex="OpenSymbol2" style:font-family-complex="OpenSymbol" style:font-family-generic-complex="system" style:font-pitch-complex="variable"/>
    </style:style>
    <style:style style:name="ListLabel_20_1438" style:display-name="ListLabel 1438" style:family="text">
      <style:text-properties style:font-name-complex="OpenSymbol2" style:font-family-complex="OpenSymbol" style:font-family-generic-complex="system" style:font-pitch-complex="variable"/>
    </style:style>
    <style:style style:name="ListLabel_20_1439" style:display-name="ListLabel 1439" style:family="text">
      <style:text-properties style:font-name-complex="OpenSymbol2" style:font-family-complex="OpenSymbol" style:font-family-generic-complex="system" style:font-pitch-complex="variable"/>
    </style:style>
    <style:style style:name="ListLabel_20_1440" style:display-name="ListLabel 1440" style:family="text">
      <style:text-properties style:font-name-complex="OpenSymbol2" style:font-family-complex="OpenSymbol" style:font-family-generic-complex="system" style:font-pitch-complex="variable"/>
    </style:style>
    <style:style style:name="ListLabel_20_1441" style:display-name="ListLabel 1441" style:family="text">
      <style:text-properties fo:font-weight="normal" style:font-weight-asian="normal" style:font-name-complex="OpenSymbol2" style:font-family-complex="OpenSymbol" style:font-family-generic-complex="system" style:font-pitch-complex="variable"/>
    </style:style>
    <style:style style:name="ListLabel_20_1442" style:display-name="ListLabel 1442" style:family="text">
      <style:text-properties style:font-name-complex="OpenSymbol2" style:font-family-complex="OpenSymbol" style:font-family-generic-complex="system" style:font-pitch-complex="variable"/>
    </style:style>
    <style:style style:name="ListLabel_20_1443" style:display-name="ListLabel 1443" style:family="text">
      <style:text-properties style:font-name-complex="OpenSymbol2" style:font-family-complex="OpenSymbol" style:font-family-generic-complex="system" style:font-pitch-complex="variable"/>
    </style:style>
    <style:style style:name="ListLabel_20_1444" style:display-name="ListLabel 1444" style:family="text">
      <style:text-properties style:font-name-complex="OpenSymbol2" style:font-family-complex="OpenSymbol" style:font-family-generic-complex="system" style:font-pitch-complex="variable"/>
    </style:style>
    <style:style style:name="ListLabel_20_1445" style:display-name="ListLabel 1445" style:family="text">
      <style:text-properties style:font-name-complex="OpenSymbol2" style:font-family-complex="OpenSymbol" style:font-family-generic-complex="system" style:font-pitch-complex="variable"/>
    </style:style>
    <style:style style:name="ListLabel_20_1446" style:display-name="ListLabel 1446" style:family="text">
      <style:text-properties style:font-name-complex="OpenSymbol2" style:font-family-complex="OpenSymbol" style:font-family-generic-complex="system" style:font-pitch-complex="variable"/>
    </style:style>
    <style:style style:name="ListLabel_20_1447" style:display-name="ListLabel 1447" style:family="text">
      <style:text-properties style:font-name-complex="OpenSymbol2" style:font-family-complex="OpenSymbol" style:font-family-generic-complex="system" style:font-pitch-complex="variable"/>
    </style:style>
    <style:style style:name="ListLabel_20_1448" style:display-name="ListLabel 1448" style:family="text">
      <style:text-properties style:font-name-complex="OpenSymbol2" style:font-family-complex="OpenSymbol" style:font-family-generic-complex="system" style:font-pitch-complex="variable"/>
    </style:style>
    <style:style style:name="ListLabel_20_1449" style:display-name="ListLabel 1449" style:family="text">
      <style:text-properties style:font-name-complex="OpenSymbol2" style:font-family-complex="OpenSymbol" style:font-family-generic-complex="system" style:font-pitch-complex="variable"/>
    </style:style>
    <style:style style:name="ListLabel_20_1450" style:display-name="ListLabel 1450"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1451" style:display-name="ListLabel 1451" style:family="text">
      <style:text-properties style:font-name-complex="OpenSymbol2" style:font-family-complex="OpenSymbol" style:font-family-generic-complex="system" style:font-pitch-complex="variable"/>
    </style:style>
    <style:style style:name="ListLabel_20_1452" style:display-name="ListLabel 1452" style:family="text">
      <style:text-properties style:font-name-complex="OpenSymbol2" style:font-family-complex="OpenSymbol" style:font-family-generic-complex="system" style:font-pitch-complex="variable"/>
    </style:style>
    <style:style style:name="ListLabel_20_1453" style:display-name="ListLabel 1453" style:family="text">
      <style:text-properties style:font-name-complex="OpenSymbol2" style:font-family-complex="OpenSymbol" style:font-family-generic-complex="system" style:font-pitch-complex="variable"/>
    </style:style>
    <style:style style:name="ListLabel_20_1454" style:display-name="ListLabel 1454" style:family="text">
      <style:text-properties style:font-name-complex="OpenSymbol2" style:font-family-complex="OpenSymbol" style:font-family-generic-complex="system" style:font-pitch-complex="variable"/>
    </style:style>
    <style:style style:name="ListLabel_20_1455" style:display-name="ListLabel 1455" style:family="text">
      <style:text-properties style:font-name-complex="OpenSymbol2" style:font-family-complex="OpenSymbol" style:font-family-generic-complex="system" style:font-pitch-complex="variable"/>
    </style:style>
    <style:style style:name="ListLabel_20_1456" style:display-name="ListLabel 1456" style:family="text">
      <style:text-properties style:font-name-complex="OpenSymbol2" style:font-family-complex="OpenSymbol" style:font-family-generic-complex="system" style:font-pitch-complex="variable"/>
    </style:style>
    <style:style style:name="ListLabel_20_1457" style:display-name="ListLabel 1457" style:family="text">
      <style:text-properties style:font-name-complex="OpenSymbol2" style:font-family-complex="OpenSymbol" style:font-family-generic-complex="system" style:font-pitch-complex="variable"/>
    </style:style>
    <style:style style:name="ListLabel_20_1458" style:display-name="ListLabel 1458" style:family="text">
      <style:text-properties style:font-name-complex="OpenSymbol2" style:font-family-complex="OpenSymbol" style:font-family-generic-complex="system" style:font-pitch-complex="variable"/>
    </style:style>
    <style:style style:name="ListLabel_20_1459" style:display-name="ListLabel 1459"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1460" style:display-name="ListLabel 1460" style:family="text">
      <style:text-properties style:font-name-complex="OpenSymbol2" style:font-family-complex="OpenSymbol" style:font-family-generic-complex="system" style:font-pitch-complex="variable"/>
    </style:style>
    <style:style style:name="ListLabel_20_1461" style:display-name="ListLabel 1461" style:family="text">
      <style:text-properties style:font-name-complex="OpenSymbol2" style:font-family-complex="OpenSymbol" style:font-family-generic-complex="system" style:font-pitch-complex="variable"/>
    </style:style>
    <style:style style:name="ListLabel_20_1462" style:display-name="ListLabel 1462" style:family="text">
      <style:text-properties style:font-name-complex="OpenSymbol2" style:font-family-complex="OpenSymbol" style:font-family-generic-complex="system" style:font-pitch-complex="variable"/>
    </style:style>
    <style:style style:name="ListLabel_20_1463" style:display-name="ListLabel 1463" style:family="text">
      <style:text-properties style:font-name-complex="OpenSymbol2" style:font-family-complex="OpenSymbol" style:font-family-generic-complex="system" style:font-pitch-complex="variable"/>
    </style:style>
    <style:style style:name="ListLabel_20_1464" style:display-name="ListLabel 1464" style:family="text">
      <style:text-properties style:font-name-complex="OpenSymbol2" style:font-family-complex="OpenSymbol" style:font-family-generic-complex="system" style:font-pitch-complex="variable"/>
    </style:style>
    <style:style style:name="ListLabel_20_1465" style:display-name="ListLabel 1465" style:family="text">
      <style:text-properties style:font-name-complex="OpenSymbol2" style:font-family-complex="OpenSymbol" style:font-family-generic-complex="system" style:font-pitch-complex="variable"/>
    </style:style>
    <style:style style:name="ListLabel_20_1466" style:display-name="ListLabel 1466" style:family="text">
      <style:text-properties style:font-name-complex="OpenSymbol2" style:font-family-complex="OpenSymbol" style:font-family-generic-complex="system" style:font-pitch-complex="variable"/>
    </style:style>
    <style:style style:name="ListLabel_20_1467" style:display-name="ListLabel 1467" style:family="text">
      <style:text-properties style:font-name-complex="OpenSymbol2" style:font-family-complex="OpenSymbol" style:font-family-generic-complex="system" style:font-pitch-complex="variable"/>
    </style:style>
    <style:style style:name="ListLabel_20_1468" style:display-name="ListLabel 1468" style:family="text">
      <style:text-properties style:font-name-complex="OpenSymbol2" style:font-family-complex="OpenSymbol" style:font-family-generic-complex="system" style:font-pitch-complex="variable"/>
    </style:style>
    <style:style style:name="ListLabel_20_1469" style:display-name="ListLabel 1469" style:family="text">
      <style:text-properties style:font-name-complex="OpenSymbol2" style:font-family-complex="OpenSymbol" style:font-family-generic-complex="system" style:font-pitch-complex="variable"/>
    </style:style>
    <style:style style:name="ListLabel_20_1470" style:display-name="ListLabel 1470" style:family="text">
      <style:text-properties style:font-name-complex="OpenSymbol2" style:font-family-complex="OpenSymbol" style:font-family-generic-complex="system" style:font-pitch-complex="variable"/>
    </style:style>
    <style:style style:name="ListLabel_20_1471" style:display-name="ListLabel 1471" style:family="text">
      <style:text-properties style:font-name-complex="OpenSymbol2" style:font-family-complex="OpenSymbol" style:font-family-generic-complex="system" style:font-pitch-complex="variable"/>
    </style:style>
    <style:style style:name="ListLabel_20_1472" style:display-name="ListLabel 1472" style:family="text">
      <style:text-properties style:font-name-complex="OpenSymbol2" style:font-family-complex="OpenSymbol" style:font-family-generic-complex="system" style:font-pitch-complex="variable"/>
    </style:style>
    <style:style style:name="ListLabel_20_1473" style:display-name="ListLabel 1473" style:family="text">
      <style:text-properties style:font-name-complex="OpenSymbol2" style:font-family-complex="OpenSymbol" style:font-family-generic-complex="system" style:font-pitch-complex="variable"/>
    </style:style>
    <style:style style:name="ListLabel_20_1474" style:display-name="ListLabel 1474" style:family="text">
      <style:text-properties style:font-name-complex="OpenSymbol2" style:font-family-complex="OpenSymbol" style:font-family-generic-complex="system" style:font-pitch-complex="variable"/>
    </style:style>
    <style:style style:name="ListLabel_20_1475" style:display-name="ListLabel 1475" style:family="text">
      <style:text-properties style:font-name-complex="OpenSymbol2" style:font-family-complex="OpenSymbol" style:font-family-generic-complex="system" style:font-pitch-complex="variable"/>
    </style:style>
    <style:style style:name="ListLabel_20_1476" style:display-name="ListLabel 1476" style:family="text">
      <style:text-properties style:font-name-complex="OpenSymbol2" style:font-family-complex="OpenSymbol" style:font-family-generic-complex="system" style:font-pitch-complex="variable"/>
    </style:style>
    <style:style style:name="ListLabel_20_1477" style:display-name="ListLabel 1477" style:family="text">
      <style:text-properties style:font-name-complex="OpenSymbol2" style:font-family-complex="OpenSymbol" style:font-family-generic-complex="system" style:font-pitch-complex="variable"/>
    </style:style>
    <style:style style:name="ListLabel_20_1478" style:display-name="ListLabel 1478" style:family="text">
      <style:text-properties style:font-name-complex="OpenSymbol2" style:font-family-complex="OpenSymbol" style:font-family-generic-complex="system" style:font-pitch-complex="variable"/>
    </style:style>
    <style:style style:name="ListLabel_20_1479" style:display-name="ListLabel 1479" style:family="text">
      <style:text-properties style:font-name-complex="OpenSymbol2" style:font-family-complex="OpenSymbol" style:font-family-generic-complex="system" style:font-pitch-complex="variable"/>
    </style:style>
    <style:style style:name="ListLabel_20_1480" style:display-name="ListLabel 1480" style:family="text">
      <style:text-properties style:font-name-complex="OpenSymbol2" style:font-family-complex="OpenSymbol" style:font-family-generic-complex="system" style:font-pitch-complex="variable"/>
    </style:style>
    <style:style style:name="ListLabel_20_1481" style:display-name="ListLabel 1481" style:family="text">
      <style:text-properties style:font-name-complex="OpenSymbol2" style:font-family-complex="OpenSymbol" style:font-family-generic-complex="system" style:font-pitch-complex="variable"/>
    </style:style>
    <style:style style:name="ListLabel_20_1482" style:display-name="ListLabel 1482" style:family="text">
      <style:text-properties style:font-name-complex="OpenSymbol2" style:font-family-complex="OpenSymbol" style:font-family-generic-complex="system" style:font-pitch-complex="variable"/>
    </style:style>
    <style:style style:name="ListLabel_20_1483" style:display-name="ListLabel 1483" style:family="text">
      <style:text-properties style:font-name-complex="OpenSymbol2" style:font-family-complex="OpenSymbol" style:font-family-generic-complex="system" style:font-pitch-complex="variable"/>
    </style:style>
    <style:style style:name="ListLabel_20_1484" style:display-name="ListLabel 1484" style:family="text">
      <style:text-properties style:font-name-complex="OpenSymbol2" style:font-family-complex="OpenSymbol" style:font-family-generic-complex="system" style:font-pitch-complex="variable"/>
    </style:style>
    <style:style style:name="ListLabel_20_1485" style:display-name="ListLabel 1485" style:family="text">
      <style:text-properties style:font-name-complex="OpenSymbol2" style:font-family-complex="OpenSymbol" style:font-family-generic-complex="system" style:font-pitch-complex="variable"/>
    </style:style>
    <style:style style:name="ListLabel_20_1486" style:display-name="ListLabel 1486" style:family="text">
      <style:text-properties fo:font-size="11pt" style:font-size-asian="11pt" style:font-name-complex="OpenSymbol2" style:font-family-complex="OpenSymbol" style:font-family-generic-complex="system" style:font-pitch-complex="variable"/>
    </style:style>
    <style:style style:name="ListLabel_20_1487" style:display-name="ListLabel 1487" style:family="text">
      <style:text-properties style:font-name-complex="OpenSymbol2" style:font-family-complex="OpenSymbol" style:font-family-generic-complex="system" style:font-pitch-complex="variable"/>
    </style:style>
    <style:style style:name="ListLabel_20_1488" style:display-name="ListLabel 1488" style:family="text">
      <style:text-properties style:font-name-complex="OpenSymbol2" style:font-family-complex="OpenSymbol" style:font-family-generic-complex="system" style:font-pitch-complex="variable"/>
    </style:style>
    <style:style style:name="ListLabel_20_1489" style:display-name="ListLabel 1489" style:family="text">
      <style:text-properties style:font-name-complex="OpenSymbol2" style:font-family-complex="OpenSymbol" style:font-family-generic-complex="system" style:font-pitch-complex="variable"/>
    </style:style>
    <style:style style:name="ListLabel_20_1490" style:display-name="ListLabel 1490" style:family="text">
      <style:text-properties style:font-name-complex="OpenSymbol2" style:font-family-complex="OpenSymbol" style:font-family-generic-complex="system" style:font-pitch-complex="variable"/>
    </style:style>
    <style:style style:name="ListLabel_20_1491" style:display-name="ListLabel 1491" style:family="text">
      <style:text-properties style:font-name-complex="OpenSymbol2" style:font-family-complex="OpenSymbol" style:font-family-generic-complex="system" style:font-pitch-complex="variable"/>
    </style:style>
    <style:style style:name="ListLabel_20_1492" style:display-name="ListLabel 1492" style:family="text">
      <style:text-properties style:font-name-complex="OpenSymbol2" style:font-family-complex="OpenSymbol" style:font-family-generic-complex="system" style:font-pitch-complex="variable"/>
    </style:style>
    <style:style style:name="ListLabel_20_1493" style:display-name="ListLabel 1493" style:family="text">
      <style:text-properties style:font-name-complex="OpenSymbol2" style:font-family-complex="OpenSymbol" style:font-family-generic-complex="system" style:font-pitch-complex="variable"/>
    </style:style>
    <style:style style:name="ListLabel_20_1494" style:display-name="ListLabel 1494" style:family="text">
      <style:text-properties style:font-name-complex="OpenSymbol2" style:font-family-complex="OpenSymbol" style:font-family-generic-complex="system" style:font-pitch-complex="variable"/>
    </style:style>
    <style:style style:name="ListLabel_20_1495" style:display-name="ListLabel 1495" style:family="text">
      <style:text-properties fo:font-weight="normal" style:font-weight-asian="normal" style:font-name-complex="OpenSymbol2" style:font-family-complex="OpenSymbol" style:font-family-generic-complex="system" style:font-pitch-complex="variable"/>
    </style:style>
    <style:style style:name="ListLabel_20_1496" style:display-name="ListLabel 1496" style:family="text">
      <style:text-properties style:font-name-complex="OpenSymbol2" style:font-family-complex="OpenSymbol" style:font-family-generic-complex="system" style:font-pitch-complex="variable"/>
    </style:style>
    <style:style style:name="ListLabel_20_1497" style:display-name="ListLabel 1497" style:family="text">
      <style:text-properties style:font-name-complex="OpenSymbol2" style:font-family-complex="OpenSymbol" style:font-family-generic-complex="system" style:font-pitch-complex="variable"/>
    </style:style>
    <style:style style:name="ListLabel_20_1498" style:display-name="ListLabel 1498" style:family="text">
      <style:text-properties style:font-name-complex="OpenSymbol2" style:font-family-complex="OpenSymbol" style:font-family-generic-complex="system" style:font-pitch-complex="variable"/>
    </style:style>
    <style:style style:name="ListLabel_20_1499" style:display-name="ListLabel 1499" style:family="text">
      <style:text-properties style:font-name-complex="OpenSymbol2" style:font-family-complex="OpenSymbol" style:font-family-generic-complex="system" style:font-pitch-complex="variable"/>
    </style:style>
    <style:style style:name="ListLabel_20_1500" style:display-name="ListLabel 1500" style:family="text">
      <style:text-properties style:font-name-complex="OpenSymbol2" style:font-family-complex="OpenSymbol" style:font-family-generic-complex="system" style:font-pitch-complex="variable"/>
    </style:style>
    <style:style style:name="ListLabel_20_1501" style:display-name="ListLabel 1501" style:family="text">
      <style:text-properties style:font-name-complex="OpenSymbol2" style:font-family-complex="OpenSymbol" style:font-family-generic-complex="system" style:font-pitch-complex="variable"/>
    </style:style>
    <style:style style:name="ListLabel_20_1502" style:display-name="ListLabel 1502" style:family="text">
      <style:text-properties style:font-name-complex="OpenSymbol2" style:font-family-complex="OpenSymbol" style:font-family-generic-complex="system" style:font-pitch-complex="variable"/>
    </style:style>
    <style:style style:name="ListLabel_20_1503" style:display-name="ListLabel 1503" style:family="text">
      <style:text-properties style:font-name-complex="OpenSymbol2" style:font-family-complex="OpenSymbol" style:font-family-generic-complex="system" style:font-pitch-complex="variable"/>
    </style:style>
    <style:style style:name="ListLabel_20_1504" style:display-name="ListLabel 1504"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1505" style:display-name="ListLabel 1505" style:family="text">
      <style:text-properties style:font-name-complex="OpenSymbol2" style:font-family-complex="OpenSymbol" style:font-family-generic-complex="system" style:font-pitch-complex="variable"/>
    </style:style>
    <style:style style:name="ListLabel_20_1506" style:display-name="ListLabel 1506" style:family="text">
      <style:text-properties style:font-name-complex="OpenSymbol2" style:font-family-complex="OpenSymbol" style:font-family-generic-complex="system" style:font-pitch-complex="variable"/>
    </style:style>
    <style:style style:name="ListLabel_20_1507" style:display-name="ListLabel 1507" style:family="text">
      <style:text-properties style:font-name-complex="OpenSymbol2" style:font-family-complex="OpenSymbol" style:font-family-generic-complex="system" style:font-pitch-complex="variable"/>
    </style:style>
    <style:style style:name="ListLabel_20_1508" style:display-name="ListLabel 1508" style:family="text">
      <style:text-properties style:font-name-complex="OpenSymbol2" style:font-family-complex="OpenSymbol" style:font-family-generic-complex="system" style:font-pitch-complex="variable"/>
    </style:style>
    <style:style style:name="ListLabel_20_1509" style:display-name="ListLabel 1509" style:family="text">
      <style:text-properties style:font-name-complex="OpenSymbol2" style:font-family-complex="OpenSymbol" style:font-family-generic-complex="system" style:font-pitch-complex="variable"/>
    </style:style>
    <style:style style:name="ListLabel_20_1510" style:display-name="ListLabel 1510" style:family="text">
      <style:text-properties style:font-name-complex="OpenSymbol2" style:font-family-complex="OpenSymbol" style:font-family-generic-complex="system" style:font-pitch-complex="variable"/>
    </style:style>
    <style:style style:name="ListLabel_20_1511" style:display-name="ListLabel 1511" style:family="text">
      <style:text-properties style:font-name-complex="OpenSymbol2" style:font-family-complex="OpenSymbol" style:font-family-generic-complex="system" style:font-pitch-complex="variable"/>
    </style:style>
    <style:style style:name="ListLabel_20_1512" style:display-name="ListLabel 1512" style:family="text">
      <style:text-properties style:font-name-complex="OpenSymbol2" style:font-family-complex="OpenSymbol" style:font-family-generic-complex="system" style:font-pitch-complex="variable"/>
    </style:style>
    <style:style style:name="ListLabel_20_1513" style:display-name="ListLabel 1513"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1514" style:display-name="ListLabel 1514" style:family="text">
      <style:text-properties style:font-name-complex="OpenSymbol2" style:font-family-complex="OpenSymbol" style:font-family-generic-complex="system" style:font-pitch-complex="variable"/>
    </style:style>
    <style:style style:name="ListLabel_20_1515" style:display-name="ListLabel 1515" style:family="text">
      <style:text-properties style:font-name-complex="OpenSymbol2" style:font-family-complex="OpenSymbol" style:font-family-generic-complex="system" style:font-pitch-complex="variable"/>
    </style:style>
    <style:style style:name="ListLabel_20_1516" style:display-name="ListLabel 1516" style:family="text">
      <style:text-properties style:font-name-complex="OpenSymbol2" style:font-family-complex="OpenSymbol" style:font-family-generic-complex="system" style:font-pitch-complex="variable"/>
    </style:style>
    <style:style style:name="ListLabel_20_1517" style:display-name="ListLabel 1517" style:family="text">
      <style:text-properties style:font-name-complex="OpenSymbol2" style:font-family-complex="OpenSymbol" style:font-family-generic-complex="system" style:font-pitch-complex="variable"/>
    </style:style>
    <style:style style:name="ListLabel_20_1518" style:display-name="ListLabel 1518" style:family="text">
      <style:text-properties style:font-name-complex="OpenSymbol2" style:font-family-complex="OpenSymbol" style:font-family-generic-complex="system" style:font-pitch-complex="variable"/>
    </style:style>
    <style:style style:name="ListLabel_20_1519" style:display-name="ListLabel 1519" style:family="text">
      <style:text-properties style:font-name-complex="OpenSymbol2" style:font-family-complex="OpenSymbol" style:font-family-generic-complex="system" style:font-pitch-complex="variable"/>
    </style:style>
    <style:style style:name="ListLabel_20_1520" style:display-name="ListLabel 1520" style:family="text">
      <style:text-properties style:font-name-complex="OpenSymbol2" style:font-family-complex="OpenSymbol" style:font-family-generic-complex="system" style:font-pitch-complex="variable"/>
    </style:style>
    <style:style style:name="ListLabel_20_1521" style:display-name="ListLabel 1521" style:family="text">
      <style:text-properties style:font-name-complex="OpenSymbol2" style:font-family-complex="OpenSymbol" style:font-family-generic-complex="system" style:font-pitch-complex="variable"/>
    </style:style>
    <style:style style:name="ListLabel_20_1522" style:display-name="ListLabel 1522" style:family="text">
      <style:text-properties style:font-name-complex="OpenSymbol2" style:font-family-complex="OpenSymbol" style:font-family-generic-complex="system" style:font-pitch-complex="variable"/>
    </style:style>
    <style:style style:name="ListLabel_20_1523" style:display-name="ListLabel 1523" style:family="text">
      <style:text-properties style:font-name-complex="OpenSymbol2" style:font-family-complex="OpenSymbol" style:font-family-generic-complex="system" style:font-pitch-complex="variable"/>
    </style:style>
    <style:style style:name="ListLabel_20_1524" style:display-name="ListLabel 1524" style:family="text">
      <style:text-properties style:font-name-complex="OpenSymbol2" style:font-family-complex="OpenSymbol" style:font-family-generic-complex="system" style:font-pitch-complex="variable"/>
    </style:style>
    <style:style style:name="ListLabel_20_1525" style:display-name="ListLabel 1525" style:family="text">
      <style:text-properties style:font-name-complex="OpenSymbol2" style:font-family-complex="OpenSymbol" style:font-family-generic-complex="system" style:font-pitch-complex="variable"/>
    </style:style>
    <style:style style:name="ListLabel_20_1526" style:display-name="ListLabel 1526" style:family="text">
      <style:text-properties style:font-name-complex="OpenSymbol2" style:font-family-complex="OpenSymbol" style:font-family-generic-complex="system" style:font-pitch-complex="variable"/>
    </style:style>
    <style:style style:name="ListLabel_20_1527" style:display-name="ListLabel 1527" style:family="text">
      <style:text-properties style:font-name-complex="OpenSymbol2" style:font-family-complex="OpenSymbol" style:font-family-generic-complex="system" style:font-pitch-complex="variable"/>
    </style:style>
    <style:style style:name="ListLabel_20_1528" style:display-name="ListLabel 1528" style:family="text">
      <style:text-properties style:font-name-complex="OpenSymbol2" style:font-family-complex="OpenSymbol" style:font-family-generic-complex="system" style:font-pitch-complex="variable"/>
    </style:style>
    <style:style style:name="ListLabel_20_1529" style:display-name="ListLabel 1529" style:family="text">
      <style:text-properties style:font-name-complex="OpenSymbol2" style:font-family-complex="OpenSymbol" style:font-family-generic-complex="system" style:font-pitch-complex="variable"/>
    </style:style>
    <style:style style:name="ListLabel_20_1530" style:display-name="ListLabel 1530" style:family="text">
      <style:text-properties style:font-name-complex="OpenSymbol2" style:font-family-complex="OpenSymbol" style:font-family-generic-complex="system" style:font-pitch-complex="variable"/>
    </style:style>
    <style:style style:name="ListLabel_20_1531" style:display-name="ListLabel 1531" style:family="text">
      <style:text-properties style:font-name-complex="OpenSymbol2" style:font-family-complex="OpenSymbol" style:font-family-generic-complex="system" style:font-pitch-complex="variable"/>
    </style:style>
    <style:style style:name="ListLabel_20_1532" style:display-name="ListLabel 1532" style:family="text">
      <style:text-properties style:font-name-complex="OpenSymbol2" style:font-family-complex="OpenSymbol" style:font-family-generic-complex="system" style:font-pitch-complex="variable"/>
    </style:style>
    <style:style style:name="ListLabel_20_1533" style:display-name="ListLabel 1533" style:family="text">
      <style:text-properties style:font-name-complex="OpenSymbol2" style:font-family-complex="OpenSymbol" style:font-family-generic-complex="system" style:font-pitch-complex="variable"/>
    </style:style>
    <style:style style:name="ListLabel_20_1534" style:display-name="ListLabel 1534" style:family="text">
      <style:text-properties style:font-name-complex="OpenSymbol2" style:font-family-complex="OpenSymbol" style:font-family-generic-complex="system" style:font-pitch-complex="variable"/>
    </style:style>
    <style:style style:name="ListLabel_20_1535" style:display-name="ListLabel 1535" style:family="text">
      <style:text-properties style:font-name-complex="OpenSymbol2" style:font-family-complex="OpenSymbol" style:font-family-generic-complex="system" style:font-pitch-complex="variable"/>
    </style:style>
    <style:style style:name="ListLabel_20_1536" style:display-name="ListLabel 1536" style:family="text">
      <style:text-properties style:font-name-complex="OpenSymbol2" style:font-family-complex="OpenSymbol" style:font-family-generic-complex="system" style:font-pitch-complex="variable"/>
    </style:style>
    <style:style style:name="ListLabel_20_1537" style:display-name="ListLabel 1537" style:family="text">
      <style:text-properties style:font-name-complex="OpenSymbol2" style:font-family-complex="OpenSymbol" style:font-family-generic-complex="system" style:font-pitch-complex="variable"/>
    </style:style>
    <style:style style:name="ListLabel_20_1538" style:display-name="ListLabel 1538" style:family="text">
      <style:text-properties style:font-name-complex="OpenSymbol2" style:font-family-complex="OpenSymbol" style:font-family-generic-complex="system" style:font-pitch-complex="variable"/>
    </style:style>
    <style:style style:name="ListLabel_20_1539" style:display-name="ListLabel 1539" style:family="text">
      <style:text-properties style:font-name-complex="OpenSymbol2" style:font-family-complex="OpenSymbol" style:font-family-generic-complex="system" style:font-pitch-complex="variable"/>
    </style:style>
    <style:style style:name="ListLabel_20_1540" style:display-name="ListLabel 1540" style:family="text">
      <style:text-properties fo:font-size="11pt" style:font-size-asian="11pt" style:font-name-complex="OpenSymbol2" style:font-family-complex="OpenSymbol" style:font-family-generic-complex="system" style:font-pitch-complex="variable"/>
    </style:style>
    <style:style style:name="ListLabel_20_1541" style:display-name="ListLabel 1541" style:family="text">
      <style:text-properties style:font-name-complex="OpenSymbol2" style:font-family-complex="OpenSymbol" style:font-family-generic-complex="system" style:font-pitch-complex="variable"/>
    </style:style>
    <style:style style:name="ListLabel_20_1542" style:display-name="ListLabel 1542" style:family="text">
      <style:text-properties style:font-name-complex="OpenSymbol2" style:font-family-complex="OpenSymbol" style:font-family-generic-complex="system" style:font-pitch-complex="variable"/>
    </style:style>
    <style:style style:name="ListLabel_20_1543" style:display-name="ListLabel 1543" style:family="text">
      <style:text-properties style:font-name-complex="OpenSymbol2" style:font-family-complex="OpenSymbol" style:font-family-generic-complex="system" style:font-pitch-complex="variable"/>
    </style:style>
    <style:style style:name="ListLabel_20_1544" style:display-name="ListLabel 1544" style:family="text">
      <style:text-properties style:font-name-complex="OpenSymbol2" style:font-family-complex="OpenSymbol" style:font-family-generic-complex="system" style:font-pitch-complex="variable"/>
    </style:style>
    <style:style style:name="ListLabel_20_1545" style:display-name="ListLabel 1545" style:family="text">
      <style:text-properties style:font-name-complex="OpenSymbol2" style:font-family-complex="OpenSymbol" style:font-family-generic-complex="system" style:font-pitch-complex="variable"/>
    </style:style>
    <style:style style:name="ListLabel_20_1546" style:display-name="ListLabel 1546" style:family="text">
      <style:text-properties style:font-name-complex="OpenSymbol2" style:font-family-complex="OpenSymbol" style:font-family-generic-complex="system" style:font-pitch-complex="variable"/>
    </style:style>
    <style:style style:name="ListLabel_20_1547" style:display-name="ListLabel 1547" style:family="text">
      <style:text-properties style:font-name-complex="OpenSymbol2" style:font-family-complex="OpenSymbol" style:font-family-generic-complex="system" style:font-pitch-complex="variable"/>
    </style:style>
    <style:style style:name="ListLabel_20_1548" style:display-name="ListLabel 1548" style:family="text">
      <style:text-properties style:font-name-complex="OpenSymbol2" style:font-family-complex="OpenSymbol" style:font-family-generic-complex="system" style:font-pitch-complex="variable"/>
    </style:style>
    <style:style style:name="ListLabel_20_1549" style:display-name="ListLabel 1549" style:family="text">
      <style:text-properties fo:font-weight="normal" style:font-weight-asian="normal" style:font-name-complex="OpenSymbol2" style:font-family-complex="OpenSymbol" style:font-family-generic-complex="system" style:font-pitch-complex="variable"/>
    </style:style>
    <style:style style:name="ListLabel_20_1550" style:display-name="ListLabel 1550" style:family="text">
      <style:text-properties style:font-name-complex="OpenSymbol2" style:font-family-complex="OpenSymbol" style:font-family-generic-complex="system" style:font-pitch-complex="variable"/>
    </style:style>
    <style:style style:name="ListLabel_20_1551" style:display-name="ListLabel 1551" style:family="text">
      <style:text-properties style:font-name-complex="OpenSymbol2" style:font-family-complex="OpenSymbol" style:font-family-generic-complex="system" style:font-pitch-complex="variable"/>
    </style:style>
    <style:style style:name="ListLabel_20_1552" style:display-name="ListLabel 1552" style:family="text">
      <style:text-properties style:font-name-complex="OpenSymbol2" style:font-family-complex="OpenSymbol" style:font-family-generic-complex="system" style:font-pitch-complex="variable"/>
    </style:style>
    <style:style style:name="ListLabel_20_1553" style:display-name="ListLabel 1553" style:family="text">
      <style:text-properties style:font-name-complex="OpenSymbol2" style:font-family-complex="OpenSymbol" style:font-family-generic-complex="system" style:font-pitch-complex="variable"/>
    </style:style>
    <style:style style:name="ListLabel_20_1554" style:display-name="ListLabel 1554" style:family="text">
      <style:text-properties style:font-name-complex="OpenSymbol2" style:font-family-complex="OpenSymbol" style:font-family-generic-complex="system" style:font-pitch-complex="variable"/>
    </style:style>
    <style:style style:name="ListLabel_20_1555" style:display-name="ListLabel 1555" style:family="text">
      <style:text-properties style:font-name-complex="OpenSymbol2" style:font-family-complex="OpenSymbol" style:font-family-generic-complex="system" style:font-pitch-complex="variable"/>
    </style:style>
    <style:style style:name="ListLabel_20_1556" style:display-name="ListLabel 1556" style:family="text">
      <style:text-properties style:font-name-complex="OpenSymbol2" style:font-family-complex="OpenSymbol" style:font-family-generic-complex="system" style:font-pitch-complex="variable"/>
    </style:style>
    <style:style style:name="ListLabel_20_1557" style:display-name="ListLabel 1557" style:family="text">
      <style:text-properties style:font-name-complex="OpenSymbol2" style:font-family-complex="OpenSymbol" style:font-family-generic-complex="system" style:font-pitch-complex="variable"/>
    </style:style>
    <style:style style:name="ListLabel_20_1558" style:display-name="ListLabel 1558"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1559" style:display-name="ListLabel 1559" style:family="text">
      <style:text-properties style:font-name-complex="OpenSymbol2" style:font-family-complex="OpenSymbol" style:font-family-generic-complex="system" style:font-pitch-complex="variable"/>
    </style:style>
    <style:style style:name="ListLabel_20_1560" style:display-name="ListLabel 1560" style:family="text">
      <style:text-properties style:font-name-complex="OpenSymbol2" style:font-family-complex="OpenSymbol" style:font-family-generic-complex="system" style:font-pitch-complex="variable"/>
    </style:style>
    <style:style style:name="ListLabel_20_1561" style:display-name="ListLabel 1561" style:family="text">
      <style:text-properties style:font-name-complex="OpenSymbol2" style:font-family-complex="OpenSymbol" style:font-family-generic-complex="system" style:font-pitch-complex="variable"/>
    </style:style>
    <style:style style:name="ListLabel_20_1562" style:display-name="ListLabel 1562" style:family="text">
      <style:text-properties style:font-name-complex="OpenSymbol2" style:font-family-complex="OpenSymbol" style:font-family-generic-complex="system" style:font-pitch-complex="variable"/>
    </style:style>
    <style:style style:name="ListLabel_20_1563" style:display-name="ListLabel 1563" style:family="text">
      <style:text-properties style:font-name-complex="OpenSymbol2" style:font-family-complex="OpenSymbol" style:font-family-generic-complex="system" style:font-pitch-complex="variable"/>
    </style:style>
    <style:style style:name="ListLabel_20_1564" style:display-name="ListLabel 1564" style:family="text">
      <style:text-properties style:font-name-complex="OpenSymbol2" style:font-family-complex="OpenSymbol" style:font-family-generic-complex="system" style:font-pitch-complex="variable"/>
    </style:style>
    <style:style style:name="ListLabel_20_1565" style:display-name="ListLabel 1565" style:family="text">
      <style:text-properties style:font-name-complex="OpenSymbol2" style:font-family-complex="OpenSymbol" style:font-family-generic-complex="system" style:font-pitch-complex="variable"/>
    </style:style>
    <style:style style:name="ListLabel_20_1566" style:display-name="ListLabel 1566" style:family="text">
      <style:text-properties style:font-name-complex="OpenSymbol2" style:font-family-complex="OpenSymbol" style:font-family-generic-complex="system" style:font-pitch-complex="variable"/>
    </style:style>
    <style:style style:name="ListLabel_20_1567" style:display-name="ListLabel 1567"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1568" style:display-name="ListLabel 1568" style:family="text">
      <style:text-properties style:font-name-complex="OpenSymbol2" style:font-family-complex="OpenSymbol" style:font-family-generic-complex="system" style:font-pitch-complex="variable"/>
    </style:style>
    <style:style style:name="ListLabel_20_1569" style:display-name="ListLabel 1569" style:family="text">
      <style:text-properties style:font-name-complex="OpenSymbol2" style:font-family-complex="OpenSymbol" style:font-family-generic-complex="system" style:font-pitch-complex="variable"/>
    </style:style>
    <style:style style:name="ListLabel_20_1570" style:display-name="ListLabel 1570" style:family="text">
      <style:text-properties style:font-name-complex="OpenSymbol2" style:font-family-complex="OpenSymbol" style:font-family-generic-complex="system" style:font-pitch-complex="variable"/>
    </style:style>
    <style:style style:name="ListLabel_20_1571" style:display-name="ListLabel 1571" style:family="text">
      <style:text-properties style:font-name-complex="OpenSymbol2" style:font-family-complex="OpenSymbol" style:font-family-generic-complex="system" style:font-pitch-complex="variable"/>
    </style:style>
    <style:style style:name="ListLabel_20_1572" style:display-name="ListLabel 1572" style:family="text">
      <style:text-properties style:font-name-complex="OpenSymbol2" style:font-family-complex="OpenSymbol" style:font-family-generic-complex="system" style:font-pitch-complex="variable"/>
    </style:style>
    <style:style style:name="ListLabel_20_1573" style:display-name="ListLabel 1573" style:family="text">
      <style:text-properties style:font-name-complex="OpenSymbol2" style:font-family-complex="OpenSymbol" style:font-family-generic-complex="system" style:font-pitch-complex="variable"/>
    </style:style>
    <style:style style:name="ListLabel_20_1574" style:display-name="ListLabel 1574" style:family="text">
      <style:text-properties style:font-name-complex="OpenSymbol2" style:font-family-complex="OpenSymbol" style:font-family-generic-complex="system" style:font-pitch-complex="variable"/>
    </style:style>
    <style:style style:name="ListLabel_20_1575" style:display-name="ListLabel 1575" style:family="text">
      <style:text-properties style:font-name-complex="OpenSymbol2" style:font-family-complex="OpenSymbol" style:font-family-generic-complex="system" style:font-pitch-complex="variable"/>
    </style:style>
    <style:style style:name="ListLabel_20_1576" style:display-name="ListLabel 1576" style:family="text">
      <style:text-properties style:font-name-complex="OpenSymbol2" style:font-family-complex="OpenSymbol" style:font-family-generic-complex="system" style:font-pitch-complex="variable"/>
    </style:style>
    <style:style style:name="ListLabel_20_1577" style:display-name="ListLabel 1577" style:family="text">
      <style:text-properties style:font-name-complex="OpenSymbol2" style:font-family-complex="OpenSymbol" style:font-family-generic-complex="system" style:font-pitch-complex="variable"/>
    </style:style>
    <style:style style:name="ListLabel_20_1578" style:display-name="ListLabel 1578" style:family="text">
      <style:text-properties style:font-name-complex="OpenSymbol2" style:font-family-complex="OpenSymbol" style:font-family-generic-complex="system" style:font-pitch-complex="variable"/>
    </style:style>
    <style:style style:name="ListLabel_20_1579" style:display-name="ListLabel 1579" style:family="text">
      <style:text-properties style:font-name-complex="OpenSymbol2" style:font-family-complex="OpenSymbol" style:font-family-generic-complex="system" style:font-pitch-complex="variable"/>
    </style:style>
    <style:style style:name="ListLabel_20_1580" style:display-name="ListLabel 1580" style:family="text">
      <style:text-properties style:font-name-complex="OpenSymbol2" style:font-family-complex="OpenSymbol" style:font-family-generic-complex="system" style:font-pitch-complex="variable"/>
    </style:style>
    <style:style style:name="ListLabel_20_1581" style:display-name="ListLabel 1581" style:family="text">
      <style:text-properties style:font-name-complex="OpenSymbol2" style:font-family-complex="OpenSymbol" style:font-family-generic-complex="system" style:font-pitch-complex="variable"/>
    </style:style>
    <style:style style:name="ListLabel_20_1582" style:display-name="ListLabel 1582" style:family="text">
      <style:text-properties style:font-name-complex="OpenSymbol2" style:font-family-complex="OpenSymbol" style:font-family-generic-complex="system" style:font-pitch-complex="variable"/>
    </style:style>
    <style:style style:name="ListLabel_20_1583" style:display-name="ListLabel 1583" style:family="text">
      <style:text-properties style:font-name-complex="OpenSymbol2" style:font-family-complex="OpenSymbol" style:font-family-generic-complex="system" style:font-pitch-complex="variable"/>
    </style:style>
    <style:style style:name="ListLabel_20_1584" style:display-name="ListLabel 1584" style:family="text">
      <style:text-properties style:font-name-complex="OpenSymbol2" style:font-family-complex="OpenSymbol" style:font-family-generic-complex="system" style:font-pitch-complex="variable"/>
    </style:style>
    <style:style style:name="ListLabel_20_1585" style:display-name="ListLabel 1585" style:family="text">
      <style:text-properties style:font-name-complex="OpenSymbol2" style:font-family-complex="OpenSymbol" style:font-family-generic-complex="system" style:font-pitch-complex="variable"/>
    </style:style>
    <style:style style:name="ListLabel_20_1586" style:display-name="ListLabel 1586" style:family="text">
      <style:text-properties style:font-name-complex="OpenSymbol2" style:font-family-complex="OpenSymbol" style:font-family-generic-complex="system" style:font-pitch-complex="variable"/>
    </style:style>
    <style:style style:name="ListLabel_20_1587" style:display-name="ListLabel 1587" style:family="text">
      <style:text-properties style:font-name-complex="OpenSymbol2" style:font-family-complex="OpenSymbol" style:font-family-generic-complex="system" style:font-pitch-complex="variable"/>
    </style:style>
    <style:style style:name="ListLabel_20_1588" style:display-name="ListLabel 1588" style:family="text">
      <style:text-properties style:font-name-complex="OpenSymbol2" style:font-family-complex="OpenSymbol" style:font-family-generic-complex="system" style:font-pitch-complex="variable"/>
    </style:style>
    <style:style style:name="ListLabel_20_1589" style:display-name="ListLabel 1589" style:family="text">
      <style:text-properties style:font-name-complex="OpenSymbol2" style:font-family-complex="OpenSymbol" style:font-family-generic-complex="system" style:font-pitch-complex="variable"/>
    </style:style>
    <style:style style:name="ListLabel_20_1590" style:display-name="ListLabel 1590" style:family="text">
      <style:text-properties style:font-name-complex="OpenSymbol2" style:font-family-complex="OpenSymbol" style:font-family-generic-complex="system" style:font-pitch-complex="variable"/>
    </style:style>
    <style:style style:name="ListLabel_20_1591" style:display-name="ListLabel 1591" style:family="text">
      <style:text-properties style:font-name-complex="OpenSymbol2" style:font-family-complex="OpenSymbol" style:font-family-generic-complex="system" style:font-pitch-complex="variable"/>
    </style:style>
    <style:style style:name="ListLabel_20_1592" style:display-name="ListLabel 1592" style:family="text">
      <style:text-properties style:font-name-complex="OpenSymbol2" style:font-family-complex="OpenSymbol" style:font-family-generic-complex="system" style:font-pitch-complex="variable"/>
    </style:style>
    <style:style style:name="ListLabel_20_1593" style:display-name="ListLabel 1593" style:family="text">
      <style:text-properties style:font-name-complex="OpenSymbol2" style:font-family-complex="OpenSymbol" style:font-family-generic-complex="system" style:font-pitch-complex="variable"/>
    </style:style>
    <style:style style:name="ListLabel_20_1594" style:display-name="ListLabel 1594" style:family="text">
      <style:text-properties fo:font-size="11pt" style:font-size-asian="11pt" style:font-name-complex="OpenSymbol2" style:font-family-complex="OpenSymbol" style:font-family-generic-complex="system" style:font-pitch-complex="variable"/>
    </style:style>
    <style:style style:name="ListLabel_20_1595" style:display-name="ListLabel 1595" style:family="text">
      <style:text-properties style:font-name-complex="OpenSymbol2" style:font-family-complex="OpenSymbol" style:font-family-generic-complex="system" style:font-pitch-complex="variable"/>
    </style:style>
    <style:style style:name="ListLabel_20_1596" style:display-name="ListLabel 1596" style:family="text">
      <style:text-properties style:font-name-complex="OpenSymbol2" style:font-family-complex="OpenSymbol" style:font-family-generic-complex="system" style:font-pitch-complex="variable"/>
    </style:style>
    <style:style style:name="ListLabel_20_1597" style:display-name="ListLabel 1597" style:family="text">
      <style:text-properties style:font-name-complex="OpenSymbol2" style:font-family-complex="OpenSymbol" style:font-family-generic-complex="system" style:font-pitch-complex="variable"/>
    </style:style>
    <style:style style:name="ListLabel_20_1598" style:display-name="ListLabel 1598" style:family="text">
      <style:text-properties style:font-name-complex="OpenSymbol2" style:font-family-complex="OpenSymbol" style:font-family-generic-complex="system" style:font-pitch-complex="variable"/>
    </style:style>
    <style:style style:name="ListLabel_20_1599" style:display-name="ListLabel 1599" style:family="text">
      <style:text-properties style:font-name-complex="OpenSymbol2" style:font-family-complex="OpenSymbol" style:font-family-generic-complex="system" style:font-pitch-complex="variable"/>
    </style:style>
    <style:style style:name="ListLabel_20_1600" style:display-name="ListLabel 1600" style:family="text">
      <style:text-properties style:font-name-complex="OpenSymbol2" style:font-family-complex="OpenSymbol" style:font-family-generic-complex="system" style:font-pitch-complex="variable"/>
    </style:style>
    <style:style style:name="ListLabel_20_1601" style:display-name="ListLabel 1601" style:family="text">
      <style:text-properties style:font-name-complex="OpenSymbol2" style:font-family-complex="OpenSymbol" style:font-family-generic-complex="system" style:font-pitch-complex="variable"/>
    </style:style>
    <style:style style:name="ListLabel_20_1602" style:display-name="ListLabel 1602" style:family="text">
      <style:text-properties style:font-name-complex="OpenSymbol2" style:font-family-complex="OpenSymbol" style:font-family-generic-complex="system" style:font-pitch-complex="variable"/>
    </style:style>
    <style:style style:name="ListLabel_20_1603" style:display-name="ListLabel 1603" style:family="text">
      <style:text-properties fo:font-weight="normal" style:font-weight-asian="normal" style:font-name-complex="OpenSymbol2" style:font-family-complex="OpenSymbol" style:font-family-generic-complex="system" style:font-pitch-complex="variable"/>
    </style:style>
    <style:style style:name="ListLabel_20_1604" style:display-name="ListLabel 1604" style:family="text">
      <style:text-properties style:font-name-complex="OpenSymbol2" style:font-family-complex="OpenSymbol" style:font-family-generic-complex="system" style:font-pitch-complex="variable"/>
    </style:style>
    <style:style style:name="ListLabel_20_1605" style:display-name="ListLabel 1605" style:family="text">
      <style:text-properties style:font-name-complex="OpenSymbol2" style:font-family-complex="OpenSymbol" style:font-family-generic-complex="system" style:font-pitch-complex="variable"/>
    </style:style>
    <style:style style:name="ListLabel_20_1606" style:display-name="ListLabel 1606" style:family="text">
      <style:text-properties style:font-name-complex="OpenSymbol2" style:font-family-complex="OpenSymbol" style:font-family-generic-complex="system" style:font-pitch-complex="variable"/>
    </style:style>
    <style:style style:name="ListLabel_20_1607" style:display-name="ListLabel 1607" style:family="text">
      <style:text-properties style:font-name-complex="OpenSymbol2" style:font-family-complex="OpenSymbol" style:font-family-generic-complex="system" style:font-pitch-complex="variable"/>
    </style:style>
    <style:style style:name="ListLabel_20_1608" style:display-name="ListLabel 1608" style:family="text">
      <style:text-properties style:font-name-complex="OpenSymbol2" style:font-family-complex="OpenSymbol" style:font-family-generic-complex="system" style:font-pitch-complex="variable"/>
    </style:style>
    <style:style style:name="ListLabel_20_1609" style:display-name="ListLabel 1609" style:family="text">
      <style:text-properties style:font-name-complex="OpenSymbol2" style:font-family-complex="OpenSymbol" style:font-family-generic-complex="system" style:font-pitch-complex="variable"/>
    </style:style>
    <style:style style:name="ListLabel_20_1610" style:display-name="ListLabel 1610" style:family="text">
      <style:text-properties style:font-name-complex="OpenSymbol2" style:font-family-complex="OpenSymbol" style:font-family-generic-complex="system" style:font-pitch-complex="variable"/>
    </style:style>
    <style:style style:name="ListLabel_20_1611" style:display-name="ListLabel 1611" style:family="text">
      <style:text-properties style:font-name-complex="OpenSymbol2" style:font-family-complex="OpenSymbol" style:font-family-generic-complex="system" style:font-pitch-complex="variable"/>
    </style:style>
    <style:style style:name="ListLabel_20_1612" style:display-name="ListLabel 1612"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1613" style:display-name="ListLabel 1613" style:family="text">
      <style:text-properties style:font-name-complex="OpenSymbol2" style:font-family-complex="OpenSymbol" style:font-family-generic-complex="system" style:font-pitch-complex="variable"/>
    </style:style>
    <style:style style:name="ListLabel_20_1614" style:display-name="ListLabel 1614" style:family="text">
      <style:text-properties style:font-name-complex="OpenSymbol2" style:font-family-complex="OpenSymbol" style:font-family-generic-complex="system" style:font-pitch-complex="variable"/>
    </style:style>
    <style:style style:name="ListLabel_20_1615" style:display-name="ListLabel 1615" style:family="text">
      <style:text-properties style:font-name-complex="OpenSymbol2" style:font-family-complex="OpenSymbol" style:font-family-generic-complex="system" style:font-pitch-complex="variable"/>
    </style:style>
    <style:style style:name="ListLabel_20_1616" style:display-name="ListLabel 1616" style:family="text">
      <style:text-properties style:font-name-complex="OpenSymbol2" style:font-family-complex="OpenSymbol" style:font-family-generic-complex="system" style:font-pitch-complex="variable"/>
    </style:style>
    <style:style style:name="ListLabel_20_1617" style:display-name="ListLabel 1617" style:family="text">
      <style:text-properties style:font-name-complex="OpenSymbol2" style:font-family-complex="OpenSymbol" style:font-family-generic-complex="system" style:font-pitch-complex="variable"/>
    </style:style>
    <style:style style:name="ListLabel_20_1618" style:display-name="ListLabel 1618" style:family="text">
      <style:text-properties style:font-name-complex="OpenSymbol2" style:font-family-complex="OpenSymbol" style:font-family-generic-complex="system" style:font-pitch-complex="variable"/>
    </style:style>
    <style:style style:name="ListLabel_20_1619" style:display-name="ListLabel 1619" style:family="text">
      <style:text-properties style:font-name-complex="OpenSymbol2" style:font-family-complex="OpenSymbol" style:font-family-generic-complex="system" style:font-pitch-complex="variable"/>
    </style:style>
    <style:style style:name="ListLabel_20_1620" style:display-name="ListLabel 1620" style:family="text">
      <style:text-properties style:font-name-complex="OpenSymbol2" style:font-family-complex="OpenSymbol" style:font-family-generic-complex="system" style:font-pitch-complex="variable"/>
    </style:style>
    <style:style style:name="ListLabel_20_1621" style:display-name="ListLabel 1621"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1622" style:display-name="ListLabel 1622" style:family="text">
      <style:text-properties style:font-name-complex="OpenSymbol2" style:font-family-complex="OpenSymbol" style:font-family-generic-complex="system" style:font-pitch-complex="variable"/>
    </style:style>
    <style:style style:name="ListLabel_20_1623" style:display-name="ListLabel 1623" style:family="text">
      <style:text-properties style:font-name-complex="OpenSymbol2" style:font-family-complex="OpenSymbol" style:font-family-generic-complex="system" style:font-pitch-complex="variable"/>
    </style:style>
    <style:style style:name="ListLabel_20_1624" style:display-name="ListLabel 1624" style:family="text">
      <style:text-properties style:font-name-complex="OpenSymbol2" style:font-family-complex="OpenSymbol" style:font-family-generic-complex="system" style:font-pitch-complex="variable"/>
    </style:style>
    <style:style style:name="ListLabel_20_1625" style:display-name="ListLabel 1625" style:family="text">
      <style:text-properties style:font-name-complex="OpenSymbol2" style:font-family-complex="OpenSymbol" style:font-family-generic-complex="system" style:font-pitch-complex="variable"/>
    </style:style>
    <style:style style:name="ListLabel_20_1626" style:display-name="ListLabel 1626" style:family="text">
      <style:text-properties style:font-name-complex="OpenSymbol2" style:font-family-complex="OpenSymbol" style:font-family-generic-complex="system" style:font-pitch-complex="variable"/>
    </style:style>
    <style:style style:name="ListLabel_20_1627" style:display-name="ListLabel 1627" style:family="text">
      <style:text-properties style:font-name-complex="OpenSymbol2" style:font-family-complex="OpenSymbol" style:font-family-generic-complex="system" style:font-pitch-complex="variable"/>
    </style:style>
    <style:style style:name="ListLabel_20_1628" style:display-name="ListLabel 1628" style:family="text">
      <style:text-properties style:font-name-complex="OpenSymbol2" style:font-family-complex="OpenSymbol" style:font-family-generic-complex="system" style:font-pitch-complex="variable"/>
    </style:style>
    <style:style style:name="ListLabel_20_1629" style:display-name="ListLabel 1629" style:family="text">
      <style:text-properties style:font-name-complex="OpenSymbol2" style:font-family-complex="OpenSymbol" style:font-family-generic-complex="system" style:font-pitch-complex="variable"/>
    </style:style>
    <style:style style:name="ListLabel_20_1630" style:display-name="ListLabel 1630" style:family="text">
      <style:text-properties style:font-name-complex="OpenSymbol2" style:font-family-complex="OpenSymbol" style:font-family-generic-complex="system" style:font-pitch-complex="variable"/>
    </style:style>
    <style:style style:name="ListLabel_20_1631" style:display-name="ListLabel 1631" style:family="text">
      <style:text-properties style:font-name-complex="OpenSymbol2" style:font-family-complex="OpenSymbol" style:font-family-generic-complex="system" style:font-pitch-complex="variable"/>
    </style:style>
    <style:style style:name="ListLabel_20_1632" style:display-name="ListLabel 1632" style:family="text">
      <style:text-properties style:font-name-complex="OpenSymbol2" style:font-family-complex="OpenSymbol" style:font-family-generic-complex="system" style:font-pitch-complex="variable"/>
    </style:style>
    <style:style style:name="ListLabel_20_1633" style:display-name="ListLabel 1633" style:family="text">
      <style:text-properties style:font-name-complex="OpenSymbol2" style:font-family-complex="OpenSymbol" style:font-family-generic-complex="system" style:font-pitch-complex="variable"/>
    </style:style>
    <style:style style:name="ListLabel_20_1634" style:display-name="ListLabel 1634" style:family="text">
      <style:text-properties style:font-name-complex="OpenSymbol2" style:font-family-complex="OpenSymbol" style:font-family-generic-complex="system" style:font-pitch-complex="variable"/>
    </style:style>
    <style:style style:name="ListLabel_20_1635" style:display-name="ListLabel 1635" style:family="text">
      <style:text-properties style:font-name-complex="OpenSymbol2" style:font-family-complex="OpenSymbol" style:font-family-generic-complex="system" style:font-pitch-complex="variable"/>
    </style:style>
    <style:style style:name="ListLabel_20_1636" style:display-name="ListLabel 1636" style:family="text">
      <style:text-properties style:font-name-complex="OpenSymbol2" style:font-family-complex="OpenSymbol" style:font-family-generic-complex="system" style:font-pitch-complex="variable"/>
    </style:style>
    <style:style style:name="ListLabel_20_1637" style:display-name="ListLabel 1637" style:family="text">
      <style:text-properties style:font-name-complex="OpenSymbol2" style:font-family-complex="OpenSymbol" style:font-family-generic-complex="system" style:font-pitch-complex="variable"/>
    </style:style>
    <style:style style:name="ListLabel_20_1638" style:display-name="ListLabel 1638" style:family="text">
      <style:text-properties style:font-name-complex="OpenSymbol2" style:font-family-complex="OpenSymbol" style:font-family-generic-complex="system" style:font-pitch-complex="variable"/>
    </style:style>
    <style:style style:name="ListLabel_20_1639" style:display-name="ListLabel 1639" style:family="text">
      <style:text-properties style:font-name-complex="OpenSymbol2" style:font-family-complex="OpenSymbol" style:font-family-generic-complex="system" style:font-pitch-complex="variable"/>
    </style:style>
    <style:style style:name="ListLabel_20_1640" style:display-name="ListLabel 1640" style:family="text">
      <style:text-properties style:font-name-complex="OpenSymbol2" style:font-family-complex="OpenSymbol" style:font-family-generic-complex="system" style:font-pitch-complex="variable"/>
    </style:style>
    <style:style style:name="ListLabel_20_1641" style:display-name="ListLabel 1641" style:family="text">
      <style:text-properties style:font-name-complex="OpenSymbol2" style:font-family-complex="OpenSymbol" style:font-family-generic-complex="system" style:font-pitch-complex="variable"/>
    </style:style>
    <style:style style:name="ListLabel_20_1642" style:display-name="ListLabel 1642" style:family="text">
      <style:text-properties style:font-name-complex="OpenSymbol2" style:font-family-complex="OpenSymbol" style:font-family-generic-complex="system" style:font-pitch-complex="variable"/>
    </style:style>
    <style:style style:name="ListLabel_20_1643" style:display-name="ListLabel 1643" style:family="text">
      <style:text-properties style:font-name-complex="OpenSymbol2" style:font-family-complex="OpenSymbol" style:font-family-generic-complex="system" style:font-pitch-complex="variable"/>
    </style:style>
    <style:style style:name="ListLabel_20_1644" style:display-name="ListLabel 1644" style:family="text">
      <style:text-properties style:font-name-complex="OpenSymbol2" style:font-family-complex="OpenSymbol" style:font-family-generic-complex="system" style:font-pitch-complex="variable"/>
    </style:style>
    <style:style style:name="ListLabel_20_1645" style:display-name="ListLabel 1645" style:family="text">
      <style:text-properties style:font-name-complex="OpenSymbol2" style:font-family-complex="OpenSymbol" style:font-family-generic-complex="system" style:font-pitch-complex="variable"/>
    </style:style>
    <style:style style:name="ListLabel_20_1646" style:display-name="ListLabel 1646" style:family="text">
      <style:text-properties style:font-name-complex="OpenSymbol2" style:font-family-complex="OpenSymbol" style:font-family-generic-complex="system" style:font-pitch-complex="variable"/>
    </style:style>
    <style:style style:name="ListLabel_20_1647" style:display-name="ListLabel 1647" style:family="text">
      <style:text-properties style:font-name-complex="OpenSymbol2" style:font-family-complex="OpenSymbol" style:font-family-generic-complex="system" style:font-pitch-complex="variable"/>
    </style:style>
    <style:style style:name="ListLabel_20_1648" style:display-name="ListLabel 1648" style:family="text">
      <style:text-properties fo:font-size="11pt" style:font-size-asian="11pt" style:font-name-complex="OpenSymbol2" style:font-family-complex="OpenSymbol" style:font-family-generic-complex="system" style:font-pitch-complex="variable"/>
    </style:style>
    <style:style style:name="ListLabel_20_1649" style:display-name="ListLabel 1649" style:family="text">
      <style:text-properties style:font-name-complex="OpenSymbol2" style:font-family-complex="OpenSymbol" style:font-family-generic-complex="system" style:font-pitch-complex="variable"/>
    </style:style>
    <style:style style:name="ListLabel_20_1650" style:display-name="ListLabel 1650" style:family="text">
      <style:text-properties style:font-name-complex="OpenSymbol2" style:font-family-complex="OpenSymbol" style:font-family-generic-complex="system" style:font-pitch-complex="variable"/>
    </style:style>
    <style:style style:name="ListLabel_20_1651" style:display-name="ListLabel 1651" style:family="text">
      <style:text-properties style:font-name-complex="OpenSymbol2" style:font-family-complex="OpenSymbol" style:font-family-generic-complex="system" style:font-pitch-complex="variable"/>
    </style:style>
    <style:style style:name="ListLabel_20_1652" style:display-name="ListLabel 1652" style:family="text">
      <style:text-properties style:font-name-complex="OpenSymbol2" style:font-family-complex="OpenSymbol" style:font-family-generic-complex="system" style:font-pitch-complex="variable"/>
    </style:style>
    <style:style style:name="ListLabel_20_1653" style:display-name="ListLabel 1653" style:family="text">
      <style:text-properties style:font-name-complex="OpenSymbol2" style:font-family-complex="OpenSymbol" style:font-family-generic-complex="system" style:font-pitch-complex="variable"/>
    </style:style>
    <style:style style:name="ListLabel_20_1654" style:display-name="ListLabel 1654" style:family="text">
      <style:text-properties style:font-name-complex="OpenSymbol2" style:font-family-complex="OpenSymbol" style:font-family-generic-complex="system" style:font-pitch-complex="variable"/>
    </style:style>
    <style:style style:name="ListLabel_20_1655" style:display-name="ListLabel 1655" style:family="text">
      <style:text-properties style:font-name-complex="OpenSymbol2" style:font-family-complex="OpenSymbol" style:font-family-generic-complex="system" style:font-pitch-complex="variable"/>
    </style:style>
    <style:style style:name="ListLabel_20_1656" style:display-name="ListLabel 1656" style:family="text">
      <style:text-properties style:font-name-complex="OpenSymbol2" style:font-family-complex="OpenSymbol" style:font-family-generic-complex="system" style:font-pitch-complex="variable"/>
    </style:style>
    <style:style style:name="ListLabel_20_1657" style:display-name="ListLabel 1657" style:family="text">
      <style:text-properties fo:font-weight="normal" style:font-weight-asian="normal" style:font-name-complex="OpenSymbol2" style:font-family-complex="OpenSymbol" style:font-family-generic-complex="system" style:font-pitch-complex="variable"/>
    </style:style>
    <style:style style:name="ListLabel_20_1658" style:display-name="ListLabel 1658" style:family="text">
      <style:text-properties style:font-name-complex="OpenSymbol2" style:font-family-complex="OpenSymbol" style:font-family-generic-complex="system" style:font-pitch-complex="variable"/>
    </style:style>
    <style:style style:name="ListLabel_20_1659" style:display-name="ListLabel 1659" style:family="text">
      <style:text-properties style:font-name-complex="OpenSymbol2" style:font-family-complex="OpenSymbol" style:font-family-generic-complex="system" style:font-pitch-complex="variable"/>
    </style:style>
    <style:style style:name="ListLabel_20_1660" style:display-name="ListLabel 1660" style:family="text">
      <style:text-properties style:font-name-complex="OpenSymbol2" style:font-family-complex="OpenSymbol" style:font-family-generic-complex="system" style:font-pitch-complex="variable"/>
    </style:style>
    <style:style style:name="ListLabel_20_1661" style:display-name="ListLabel 1661" style:family="text">
      <style:text-properties style:font-name-complex="OpenSymbol2" style:font-family-complex="OpenSymbol" style:font-family-generic-complex="system" style:font-pitch-complex="variable"/>
    </style:style>
    <style:style style:name="ListLabel_20_1662" style:display-name="ListLabel 1662" style:family="text">
      <style:text-properties style:font-name-complex="OpenSymbol2" style:font-family-complex="OpenSymbol" style:font-family-generic-complex="system" style:font-pitch-complex="variable"/>
    </style:style>
    <style:style style:name="ListLabel_20_1663" style:display-name="ListLabel 1663" style:family="text">
      <style:text-properties style:font-name-complex="OpenSymbol2" style:font-family-complex="OpenSymbol" style:font-family-generic-complex="system" style:font-pitch-complex="variable"/>
    </style:style>
    <style:style style:name="ListLabel_20_1664" style:display-name="ListLabel 1664" style:family="text">
      <style:text-properties style:font-name-complex="OpenSymbol2" style:font-family-complex="OpenSymbol" style:font-family-generic-complex="system" style:font-pitch-complex="variable"/>
    </style:style>
    <style:style style:name="ListLabel_20_1665" style:display-name="ListLabel 1665" style:family="text">
      <style:text-properties style:font-name-complex="OpenSymbol2" style:font-family-complex="OpenSymbol" style:font-family-generic-complex="system" style:font-pitch-complex="variable"/>
    </style:style>
    <style:style style:name="ListLabel_20_1666" style:display-name="ListLabel 1666"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1667" style:display-name="ListLabel 1667" style:family="text">
      <style:text-properties style:font-name-complex="OpenSymbol2" style:font-family-complex="OpenSymbol" style:font-family-generic-complex="system" style:font-pitch-complex="variable"/>
    </style:style>
    <style:style style:name="ListLabel_20_1668" style:display-name="ListLabel 1668" style:family="text">
      <style:text-properties style:font-name-complex="OpenSymbol2" style:font-family-complex="OpenSymbol" style:font-family-generic-complex="system" style:font-pitch-complex="variable"/>
    </style:style>
    <style:style style:name="ListLabel_20_1669" style:display-name="ListLabel 1669" style:family="text">
      <style:text-properties style:font-name-complex="OpenSymbol2" style:font-family-complex="OpenSymbol" style:font-family-generic-complex="system" style:font-pitch-complex="variable"/>
    </style:style>
    <style:style style:name="ListLabel_20_1670" style:display-name="ListLabel 1670" style:family="text">
      <style:text-properties style:font-name-complex="OpenSymbol2" style:font-family-complex="OpenSymbol" style:font-family-generic-complex="system" style:font-pitch-complex="variable"/>
    </style:style>
    <style:style style:name="ListLabel_20_1671" style:display-name="ListLabel 1671" style:family="text">
      <style:text-properties style:font-name-complex="OpenSymbol2" style:font-family-complex="OpenSymbol" style:font-family-generic-complex="system" style:font-pitch-complex="variable"/>
    </style:style>
    <style:style style:name="ListLabel_20_1672" style:display-name="ListLabel 1672" style:family="text">
      <style:text-properties style:font-name-complex="OpenSymbol2" style:font-family-complex="OpenSymbol" style:font-family-generic-complex="system" style:font-pitch-complex="variable"/>
    </style:style>
    <style:style style:name="ListLabel_20_1673" style:display-name="ListLabel 1673" style:family="text">
      <style:text-properties style:font-name-complex="OpenSymbol2" style:font-family-complex="OpenSymbol" style:font-family-generic-complex="system" style:font-pitch-complex="variable"/>
    </style:style>
    <style:style style:name="ListLabel_20_1674" style:display-name="ListLabel 1674" style:family="text">
      <style:text-properties style:font-name-complex="OpenSymbol2" style:font-family-complex="OpenSymbol" style:font-family-generic-complex="system" style:font-pitch-complex="variable"/>
    </style:style>
    <style:style style:name="ListLabel_20_1675" style:display-name="ListLabel 1675"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1676" style:display-name="ListLabel 1676" style:family="text">
      <style:text-properties style:font-name-complex="OpenSymbol2" style:font-family-complex="OpenSymbol" style:font-family-generic-complex="system" style:font-pitch-complex="variable"/>
    </style:style>
    <style:style style:name="ListLabel_20_1677" style:display-name="ListLabel 1677" style:family="text">
      <style:text-properties style:font-name-complex="OpenSymbol2" style:font-family-complex="OpenSymbol" style:font-family-generic-complex="system" style:font-pitch-complex="variable"/>
    </style:style>
    <style:style style:name="ListLabel_20_1678" style:display-name="ListLabel 1678" style:family="text">
      <style:text-properties style:font-name-complex="OpenSymbol2" style:font-family-complex="OpenSymbol" style:font-family-generic-complex="system" style:font-pitch-complex="variable"/>
    </style:style>
    <style:style style:name="ListLabel_20_1679" style:display-name="ListLabel 1679" style:family="text">
      <style:text-properties style:font-name-complex="OpenSymbol2" style:font-family-complex="OpenSymbol" style:font-family-generic-complex="system" style:font-pitch-complex="variable"/>
    </style:style>
    <style:style style:name="ListLabel_20_1680" style:display-name="ListLabel 1680" style:family="text">
      <style:text-properties style:font-name-complex="OpenSymbol2" style:font-family-complex="OpenSymbol" style:font-family-generic-complex="system" style:font-pitch-complex="variable"/>
    </style:style>
    <style:style style:name="ListLabel_20_1681" style:display-name="ListLabel 1681" style:family="text">
      <style:text-properties style:font-name-complex="OpenSymbol2" style:font-family-complex="OpenSymbol" style:font-family-generic-complex="system" style:font-pitch-complex="variable"/>
    </style:style>
    <style:style style:name="ListLabel_20_1682" style:display-name="ListLabel 1682" style:family="text">
      <style:text-properties style:font-name-complex="OpenSymbol2" style:font-family-complex="OpenSymbol" style:font-family-generic-complex="system" style:font-pitch-complex="variable"/>
    </style:style>
    <style:style style:name="ListLabel_20_1683" style:display-name="ListLabel 1683" style:family="text">
      <style:text-properties style:font-name-complex="OpenSymbol2" style:font-family-complex="OpenSymbol" style:font-family-generic-complex="system" style:font-pitch-complex="variable"/>
    </style:style>
    <style:style style:name="ListLabel_20_1684" style:display-name="ListLabel 1684" style:family="text">
      <style:text-properties style:font-name-complex="OpenSymbol2" style:font-family-complex="OpenSymbol" style:font-family-generic-complex="system" style:font-pitch-complex="variable"/>
    </style:style>
    <style:style style:name="ListLabel_20_1685" style:display-name="ListLabel 1685" style:family="text">
      <style:text-properties style:font-name-complex="OpenSymbol2" style:font-family-complex="OpenSymbol" style:font-family-generic-complex="system" style:font-pitch-complex="variable"/>
    </style:style>
    <style:style style:name="ListLabel_20_1686" style:display-name="ListLabel 1686" style:family="text">
      <style:text-properties style:font-name-complex="OpenSymbol2" style:font-family-complex="OpenSymbol" style:font-family-generic-complex="system" style:font-pitch-complex="variable"/>
    </style:style>
    <style:style style:name="ListLabel_20_1687" style:display-name="ListLabel 1687" style:family="text">
      <style:text-properties style:font-name-complex="OpenSymbol2" style:font-family-complex="OpenSymbol" style:font-family-generic-complex="system" style:font-pitch-complex="variable"/>
    </style:style>
    <style:style style:name="ListLabel_20_1688" style:display-name="ListLabel 1688" style:family="text">
      <style:text-properties style:font-name-complex="OpenSymbol2" style:font-family-complex="OpenSymbol" style:font-family-generic-complex="system" style:font-pitch-complex="variable"/>
    </style:style>
    <style:style style:name="ListLabel_20_1689" style:display-name="ListLabel 1689" style:family="text">
      <style:text-properties style:font-name-complex="OpenSymbol2" style:font-family-complex="OpenSymbol" style:font-family-generic-complex="system" style:font-pitch-complex="variable"/>
    </style:style>
    <style:style style:name="ListLabel_20_1690" style:display-name="ListLabel 1690" style:family="text">
      <style:text-properties style:font-name-complex="OpenSymbol2" style:font-family-complex="OpenSymbol" style:font-family-generic-complex="system" style:font-pitch-complex="variable"/>
    </style:style>
    <style:style style:name="ListLabel_20_1691" style:display-name="ListLabel 1691" style:family="text">
      <style:text-properties style:font-name-complex="OpenSymbol2" style:font-family-complex="OpenSymbol" style:font-family-generic-complex="system" style:font-pitch-complex="variable"/>
    </style:style>
    <style:style style:name="ListLabel_20_1692" style:display-name="ListLabel 1692" style:family="text">
      <style:text-properties style:font-name-complex="OpenSymbol2" style:font-family-complex="OpenSymbol" style:font-family-generic-complex="system" style:font-pitch-complex="variable"/>
    </style:style>
    <style:style style:name="ListLabel_20_1693" style:display-name="ListLabel 1693" style:family="text">
      <style:text-properties style:font-name-complex="OpenSymbol2" style:font-family-complex="OpenSymbol" style:font-family-generic-complex="system" style:font-pitch-complex="variable"/>
    </style:style>
    <style:style style:name="ListLabel_20_1694" style:display-name="ListLabel 1694" style:family="text">
      <style:text-properties style:font-name-complex="OpenSymbol2" style:font-family-complex="OpenSymbol" style:font-family-generic-complex="system" style:font-pitch-complex="variable"/>
    </style:style>
    <style:style style:name="ListLabel_20_1695" style:display-name="ListLabel 1695" style:family="text">
      <style:text-properties style:font-name-complex="OpenSymbol2" style:font-family-complex="OpenSymbol" style:font-family-generic-complex="system" style:font-pitch-complex="variable"/>
    </style:style>
    <style:style style:name="ListLabel_20_1696" style:display-name="ListLabel 1696" style:family="text">
      <style:text-properties style:font-name-complex="OpenSymbol2" style:font-family-complex="OpenSymbol" style:font-family-generic-complex="system" style:font-pitch-complex="variable"/>
    </style:style>
    <style:style style:name="ListLabel_20_1697" style:display-name="ListLabel 1697" style:family="text">
      <style:text-properties style:font-name-complex="OpenSymbol2" style:font-family-complex="OpenSymbol" style:font-family-generic-complex="system" style:font-pitch-complex="variable"/>
    </style:style>
    <style:style style:name="ListLabel_20_1698" style:display-name="ListLabel 1698" style:family="text">
      <style:text-properties style:font-name-complex="OpenSymbol2" style:font-family-complex="OpenSymbol" style:font-family-generic-complex="system" style:font-pitch-complex="variable"/>
    </style:style>
    <style:style style:name="ListLabel_20_1699" style:display-name="ListLabel 1699" style:family="text">
      <style:text-properties style:font-name-complex="OpenSymbol2" style:font-family-complex="OpenSymbol" style:font-family-generic-complex="system" style:font-pitch-complex="variable"/>
    </style:style>
    <style:style style:name="ListLabel_20_1700" style:display-name="ListLabel 1700" style:family="text">
      <style:text-properties style:font-name-complex="OpenSymbol2" style:font-family-complex="OpenSymbol" style:font-family-generic-complex="system" style:font-pitch-complex="variable"/>
    </style:style>
    <style:style style:name="ListLabel_20_1701" style:display-name="ListLabel 1701" style:family="text">
      <style:text-properties style:font-name-complex="OpenSymbol2" style:font-family-complex="OpenSymbol" style:font-family-generic-complex="system" style:font-pitch-complex="variable"/>
    </style:style>
    <style:style style:name="ListLabel_20_1702" style:display-name="ListLabel 1702" style:family="text">
      <style:text-properties fo:font-size="11pt" style:font-size-asian="11pt" style:font-name-complex="OpenSymbol2" style:font-family-complex="OpenSymbol" style:font-family-generic-complex="system" style:font-pitch-complex="variable"/>
    </style:style>
    <style:style style:name="ListLabel_20_1703" style:display-name="ListLabel 1703" style:family="text">
      <style:text-properties style:font-name-complex="OpenSymbol2" style:font-family-complex="OpenSymbol" style:font-family-generic-complex="system" style:font-pitch-complex="variable"/>
    </style:style>
    <style:style style:name="ListLabel_20_1704" style:display-name="ListLabel 1704" style:family="text">
      <style:text-properties style:font-name-complex="OpenSymbol2" style:font-family-complex="OpenSymbol" style:font-family-generic-complex="system" style:font-pitch-complex="variable"/>
    </style:style>
    <style:style style:name="ListLabel_20_1705" style:display-name="ListLabel 1705" style:family="text">
      <style:text-properties style:font-name-complex="OpenSymbol2" style:font-family-complex="OpenSymbol" style:font-family-generic-complex="system" style:font-pitch-complex="variable"/>
    </style:style>
    <style:style style:name="ListLabel_20_1706" style:display-name="ListLabel 1706" style:family="text">
      <style:text-properties style:font-name-complex="OpenSymbol2" style:font-family-complex="OpenSymbol" style:font-family-generic-complex="system" style:font-pitch-complex="variable"/>
    </style:style>
    <style:style style:name="ListLabel_20_1707" style:display-name="ListLabel 1707" style:family="text">
      <style:text-properties style:font-name-complex="OpenSymbol2" style:font-family-complex="OpenSymbol" style:font-family-generic-complex="system" style:font-pitch-complex="variable"/>
    </style:style>
    <style:style style:name="ListLabel_20_1708" style:display-name="ListLabel 1708" style:family="text">
      <style:text-properties style:font-name-complex="OpenSymbol2" style:font-family-complex="OpenSymbol" style:font-family-generic-complex="system" style:font-pitch-complex="variable"/>
    </style:style>
    <style:style style:name="ListLabel_20_1709" style:display-name="ListLabel 1709" style:family="text">
      <style:text-properties style:font-name-complex="OpenSymbol2" style:font-family-complex="OpenSymbol" style:font-family-generic-complex="system" style:font-pitch-complex="variable"/>
    </style:style>
    <style:style style:name="ListLabel_20_1710" style:display-name="ListLabel 1710" style:family="text">
      <style:text-properties style:font-name-complex="OpenSymbol2" style:font-family-complex="OpenSymbol" style:font-family-generic-complex="system" style:font-pitch-complex="variable"/>
    </style:style>
    <style:style style:name="ListLabel_20_1711" style:display-name="ListLabel 1711" style:family="text">
      <style:text-properties fo:font-weight="normal" style:font-weight-asian="normal" style:font-name-complex="OpenSymbol2" style:font-family-complex="OpenSymbol" style:font-family-generic-complex="system" style:font-pitch-complex="variable"/>
    </style:style>
    <style:style style:name="ListLabel_20_1712" style:display-name="ListLabel 1712" style:family="text">
      <style:text-properties style:font-name-complex="OpenSymbol2" style:font-family-complex="OpenSymbol" style:font-family-generic-complex="system" style:font-pitch-complex="variable"/>
    </style:style>
    <style:style style:name="ListLabel_20_1713" style:display-name="ListLabel 1713" style:family="text">
      <style:text-properties style:font-name-complex="OpenSymbol2" style:font-family-complex="OpenSymbol" style:font-family-generic-complex="system" style:font-pitch-complex="variable"/>
    </style:style>
    <style:style style:name="ListLabel_20_1714" style:display-name="ListLabel 1714" style:family="text">
      <style:text-properties style:font-name-complex="OpenSymbol2" style:font-family-complex="OpenSymbol" style:font-family-generic-complex="system" style:font-pitch-complex="variable"/>
    </style:style>
    <style:style style:name="ListLabel_20_1715" style:display-name="ListLabel 1715" style:family="text">
      <style:text-properties style:font-name-complex="OpenSymbol2" style:font-family-complex="OpenSymbol" style:font-family-generic-complex="system" style:font-pitch-complex="variable"/>
    </style:style>
    <style:style style:name="ListLabel_20_1716" style:display-name="ListLabel 1716" style:family="text">
      <style:text-properties style:font-name-complex="OpenSymbol2" style:font-family-complex="OpenSymbol" style:font-family-generic-complex="system" style:font-pitch-complex="variable"/>
    </style:style>
    <style:style style:name="ListLabel_20_1717" style:display-name="ListLabel 1717" style:family="text">
      <style:text-properties style:font-name-complex="OpenSymbol2" style:font-family-complex="OpenSymbol" style:font-family-generic-complex="system" style:font-pitch-complex="variable"/>
    </style:style>
    <style:style style:name="ListLabel_20_1718" style:display-name="ListLabel 1718" style:family="text">
      <style:text-properties style:font-name-complex="OpenSymbol2" style:font-family-complex="OpenSymbol" style:font-family-generic-complex="system" style:font-pitch-complex="variable"/>
    </style:style>
    <style:style style:name="ListLabel_20_1719" style:display-name="ListLabel 1719" style:family="text">
      <style:text-properties style:font-name-complex="OpenSymbol2" style:font-family-complex="OpenSymbol" style:font-family-generic-complex="system" style:font-pitch-complex="variable"/>
    </style:style>
    <style:style style:name="ListLabel_20_1720" style:display-name="ListLabel 1720"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1721" style:display-name="ListLabel 1721" style:family="text">
      <style:text-properties style:font-name-complex="OpenSymbol2" style:font-family-complex="OpenSymbol" style:font-family-generic-complex="system" style:font-pitch-complex="variable"/>
    </style:style>
    <style:style style:name="ListLabel_20_1722" style:display-name="ListLabel 1722" style:family="text">
      <style:text-properties style:font-name-complex="OpenSymbol2" style:font-family-complex="OpenSymbol" style:font-family-generic-complex="system" style:font-pitch-complex="variable"/>
    </style:style>
    <style:style style:name="ListLabel_20_1723" style:display-name="ListLabel 1723" style:family="text">
      <style:text-properties style:font-name-complex="OpenSymbol2" style:font-family-complex="OpenSymbol" style:font-family-generic-complex="system" style:font-pitch-complex="variable"/>
    </style:style>
    <style:style style:name="ListLabel_20_1724" style:display-name="ListLabel 1724" style:family="text">
      <style:text-properties style:font-name-complex="OpenSymbol2" style:font-family-complex="OpenSymbol" style:font-family-generic-complex="system" style:font-pitch-complex="variable"/>
    </style:style>
    <style:style style:name="ListLabel_20_1725" style:display-name="ListLabel 1725" style:family="text">
      <style:text-properties style:font-name-complex="OpenSymbol2" style:font-family-complex="OpenSymbol" style:font-family-generic-complex="system" style:font-pitch-complex="variable"/>
    </style:style>
    <style:style style:name="ListLabel_20_1726" style:display-name="ListLabel 1726" style:family="text">
      <style:text-properties style:font-name-complex="OpenSymbol2" style:font-family-complex="OpenSymbol" style:font-family-generic-complex="system" style:font-pitch-complex="variable"/>
    </style:style>
    <style:style style:name="ListLabel_20_1727" style:display-name="ListLabel 1727" style:family="text">
      <style:text-properties style:font-name-complex="OpenSymbol2" style:font-family-complex="OpenSymbol" style:font-family-generic-complex="system" style:font-pitch-complex="variable"/>
    </style:style>
    <style:style style:name="ListLabel_20_1728" style:display-name="ListLabel 1728" style:family="text">
      <style:text-properties style:font-name-complex="OpenSymbol2" style:font-family-complex="OpenSymbol" style:font-family-generic-complex="system" style:font-pitch-complex="variable"/>
    </style:style>
    <style:style style:name="ListLabel_20_1729" style:display-name="ListLabel 1729"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1730" style:display-name="ListLabel 1730" style:family="text">
      <style:text-properties style:font-name-complex="OpenSymbol2" style:font-family-complex="OpenSymbol" style:font-family-generic-complex="system" style:font-pitch-complex="variable"/>
    </style:style>
    <style:style style:name="ListLabel_20_1731" style:display-name="ListLabel 1731" style:family="text">
      <style:text-properties style:font-name-complex="OpenSymbol2" style:font-family-complex="OpenSymbol" style:font-family-generic-complex="system" style:font-pitch-complex="variable"/>
    </style:style>
    <style:style style:name="ListLabel_20_1732" style:display-name="ListLabel 1732" style:family="text">
      <style:text-properties style:font-name-complex="OpenSymbol2" style:font-family-complex="OpenSymbol" style:font-family-generic-complex="system" style:font-pitch-complex="variable"/>
    </style:style>
    <style:style style:name="ListLabel_20_1733" style:display-name="ListLabel 1733" style:family="text">
      <style:text-properties style:font-name-complex="OpenSymbol2" style:font-family-complex="OpenSymbol" style:font-family-generic-complex="system" style:font-pitch-complex="variable"/>
    </style:style>
    <style:style style:name="ListLabel_20_1734" style:display-name="ListLabel 1734" style:family="text">
      <style:text-properties style:font-name-complex="OpenSymbol2" style:font-family-complex="OpenSymbol" style:font-family-generic-complex="system" style:font-pitch-complex="variable"/>
    </style:style>
    <style:style style:name="ListLabel_20_1735" style:display-name="ListLabel 1735" style:family="text">
      <style:text-properties style:font-name-complex="OpenSymbol2" style:font-family-complex="OpenSymbol" style:font-family-generic-complex="system" style:font-pitch-complex="variable"/>
    </style:style>
    <style:style style:name="ListLabel_20_1736" style:display-name="ListLabel 1736" style:family="text">
      <style:text-properties style:font-name-complex="OpenSymbol2" style:font-family-complex="OpenSymbol" style:font-family-generic-complex="system" style:font-pitch-complex="variable"/>
    </style:style>
    <style:style style:name="ListLabel_20_1737" style:display-name="ListLabel 1737" style:family="text">
      <style:text-properties style:font-name-complex="OpenSymbol2" style:font-family-complex="OpenSymbol" style:font-family-generic-complex="system" style:font-pitch-complex="variable"/>
    </style:style>
    <style:style style:name="ListLabel_20_1738" style:display-name="ListLabel 1738" style:family="text">
      <style:text-properties style:font-name-complex="OpenSymbol2" style:font-family-complex="OpenSymbol" style:font-family-generic-complex="system" style:font-pitch-complex="variable"/>
    </style:style>
    <style:style style:name="ListLabel_20_1739" style:display-name="ListLabel 1739" style:family="text">
      <style:text-properties style:font-name-complex="OpenSymbol2" style:font-family-complex="OpenSymbol" style:font-family-generic-complex="system" style:font-pitch-complex="variable"/>
    </style:style>
    <style:style style:name="ListLabel_20_1740" style:display-name="ListLabel 1740" style:family="text">
      <style:text-properties style:font-name-complex="OpenSymbol2" style:font-family-complex="OpenSymbol" style:font-family-generic-complex="system" style:font-pitch-complex="variable"/>
    </style:style>
    <style:style style:name="ListLabel_20_1741" style:display-name="ListLabel 1741" style:family="text">
      <style:text-properties style:font-name-complex="OpenSymbol2" style:font-family-complex="OpenSymbol" style:font-family-generic-complex="system" style:font-pitch-complex="variable"/>
    </style:style>
    <style:style style:name="ListLabel_20_1742" style:display-name="ListLabel 1742" style:family="text">
      <style:text-properties style:font-name-complex="OpenSymbol2" style:font-family-complex="OpenSymbol" style:font-family-generic-complex="system" style:font-pitch-complex="variable"/>
    </style:style>
    <style:style style:name="ListLabel_20_1743" style:display-name="ListLabel 1743" style:family="text">
      <style:text-properties style:font-name-complex="OpenSymbol2" style:font-family-complex="OpenSymbol" style:font-family-generic-complex="system" style:font-pitch-complex="variable"/>
    </style:style>
    <style:style style:name="ListLabel_20_1744" style:display-name="ListLabel 1744" style:family="text">
      <style:text-properties style:font-name-complex="OpenSymbol2" style:font-family-complex="OpenSymbol" style:font-family-generic-complex="system" style:font-pitch-complex="variable"/>
    </style:style>
    <style:style style:name="ListLabel_20_1745" style:display-name="ListLabel 1745" style:family="text">
      <style:text-properties style:font-name-complex="OpenSymbol2" style:font-family-complex="OpenSymbol" style:font-family-generic-complex="system" style:font-pitch-complex="variable"/>
    </style:style>
    <style:style style:name="ListLabel_20_1746" style:display-name="ListLabel 1746" style:family="text">
      <style:text-properties style:font-name-complex="OpenSymbol2" style:font-family-complex="OpenSymbol" style:font-family-generic-complex="system" style:font-pitch-complex="variable"/>
    </style:style>
    <style:style style:name="ListLabel_20_1747" style:display-name="ListLabel 1747" style:family="text">
      <style:text-properties style:font-name-complex="OpenSymbol2" style:font-family-complex="OpenSymbol" style:font-family-generic-complex="system" style:font-pitch-complex="variable"/>
    </style:style>
    <style:style style:name="ListLabel_20_1748" style:display-name="ListLabel 1748" style:family="text">
      <style:text-properties style:font-name-complex="OpenSymbol2" style:font-family-complex="OpenSymbol" style:font-family-generic-complex="system" style:font-pitch-complex="variable"/>
    </style:style>
    <style:style style:name="ListLabel_20_1749" style:display-name="ListLabel 1749" style:family="text">
      <style:text-properties style:font-name-complex="OpenSymbol2" style:font-family-complex="OpenSymbol" style:font-family-generic-complex="system" style:font-pitch-complex="variable"/>
    </style:style>
    <style:style style:name="ListLabel_20_1750" style:display-name="ListLabel 1750" style:family="text">
      <style:text-properties style:font-name-complex="OpenSymbol2" style:font-family-complex="OpenSymbol" style:font-family-generic-complex="system" style:font-pitch-complex="variable"/>
    </style:style>
    <style:style style:name="ListLabel_20_1751" style:display-name="ListLabel 1751" style:family="text">
      <style:text-properties style:font-name-complex="OpenSymbol2" style:font-family-complex="OpenSymbol" style:font-family-generic-complex="system" style:font-pitch-complex="variable"/>
    </style:style>
    <style:style style:name="ListLabel_20_1752" style:display-name="ListLabel 1752" style:family="text">
      <style:text-properties style:font-name-complex="OpenSymbol2" style:font-family-complex="OpenSymbol" style:font-family-generic-complex="system" style:font-pitch-complex="variable"/>
    </style:style>
    <style:style style:name="ListLabel_20_1753" style:display-name="ListLabel 1753" style:family="text">
      <style:text-properties style:font-name-complex="OpenSymbol2" style:font-family-complex="OpenSymbol" style:font-family-generic-complex="system" style:font-pitch-complex="variable"/>
    </style:style>
    <style:style style:name="ListLabel_20_1754" style:display-name="ListLabel 1754" style:family="text">
      <style:text-properties style:font-name-complex="OpenSymbol2" style:font-family-complex="OpenSymbol" style:font-family-generic-complex="system" style:font-pitch-complex="variable"/>
    </style:style>
    <style:style style:name="ListLabel_20_1755" style:display-name="ListLabel 1755" style:family="text">
      <style:text-properties style:font-name-complex="OpenSymbol2" style:font-family-complex="OpenSymbol" style:font-family-generic-complex="system" style:font-pitch-complex="variable"/>
    </style:style>
    <style:style style:name="ListLabel_20_1756" style:display-name="ListLabel 1756" style:family="text">
      <style:text-properties fo:font-size="11pt" style:font-size-asian="11pt" style:font-name-complex="OpenSymbol2" style:font-family-complex="OpenSymbol" style:font-family-generic-complex="system" style:font-pitch-complex="variable"/>
    </style:style>
    <style:style style:name="ListLabel_20_1757" style:display-name="ListLabel 1757" style:family="text">
      <style:text-properties style:font-name-complex="OpenSymbol2" style:font-family-complex="OpenSymbol" style:font-family-generic-complex="system" style:font-pitch-complex="variable"/>
    </style:style>
    <style:style style:name="ListLabel_20_1758" style:display-name="ListLabel 1758" style:family="text">
      <style:text-properties style:font-name-complex="OpenSymbol2" style:font-family-complex="OpenSymbol" style:font-family-generic-complex="system" style:font-pitch-complex="variable"/>
    </style:style>
    <style:style style:name="ListLabel_20_1759" style:display-name="ListLabel 1759" style:family="text">
      <style:text-properties style:font-name-complex="OpenSymbol2" style:font-family-complex="OpenSymbol" style:font-family-generic-complex="system" style:font-pitch-complex="variable"/>
    </style:style>
    <style:style style:name="ListLabel_20_1760" style:display-name="ListLabel 1760" style:family="text">
      <style:text-properties style:font-name-complex="OpenSymbol2" style:font-family-complex="OpenSymbol" style:font-family-generic-complex="system" style:font-pitch-complex="variable"/>
    </style:style>
    <style:style style:name="ListLabel_20_1761" style:display-name="ListLabel 1761" style:family="text">
      <style:text-properties style:font-name-complex="OpenSymbol2" style:font-family-complex="OpenSymbol" style:font-family-generic-complex="system" style:font-pitch-complex="variable"/>
    </style:style>
    <style:style style:name="ListLabel_20_1762" style:display-name="ListLabel 1762" style:family="text">
      <style:text-properties style:font-name-complex="OpenSymbol2" style:font-family-complex="OpenSymbol" style:font-family-generic-complex="system" style:font-pitch-complex="variable"/>
    </style:style>
    <style:style style:name="ListLabel_20_1763" style:display-name="ListLabel 1763" style:family="text">
      <style:text-properties style:font-name-complex="OpenSymbol2" style:font-family-complex="OpenSymbol" style:font-family-generic-complex="system" style:font-pitch-complex="variable"/>
    </style:style>
    <style:style style:name="ListLabel_20_1764" style:display-name="ListLabel 1764" style:family="text">
      <style:text-properties style:font-name-complex="OpenSymbol2" style:font-family-complex="OpenSymbol" style:font-family-generic-complex="system" style:font-pitch-complex="variable"/>
    </style:style>
    <style:style style:name="ListLabel_20_1765" style:display-name="ListLabel 1765" style:family="text">
      <style:text-properties fo:font-weight="normal" style:font-weight-asian="normal" style:font-name-complex="OpenSymbol2" style:font-family-complex="OpenSymbol" style:font-family-generic-complex="system" style:font-pitch-complex="variable"/>
    </style:style>
    <style:style style:name="ListLabel_20_1766" style:display-name="ListLabel 1766" style:family="text">
      <style:text-properties style:font-name-complex="OpenSymbol2" style:font-family-complex="OpenSymbol" style:font-family-generic-complex="system" style:font-pitch-complex="variable"/>
    </style:style>
    <style:style style:name="ListLabel_20_1767" style:display-name="ListLabel 1767" style:family="text">
      <style:text-properties style:font-name-complex="OpenSymbol2" style:font-family-complex="OpenSymbol" style:font-family-generic-complex="system" style:font-pitch-complex="variable"/>
    </style:style>
    <style:style style:name="ListLabel_20_1768" style:display-name="ListLabel 1768" style:family="text">
      <style:text-properties style:font-name-complex="OpenSymbol2" style:font-family-complex="OpenSymbol" style:font-family-generic-complex="system" style:font-pitch-complex="variable"/>
    </style:style>
    <style:style style:name="ListLabel_20_1769" style:display-name="ListLabel 1769" style:family="text">
      <style:text-properties style:font-name-complex="OpenSymbol2" style:font-family-complex="OpenSymbol" style:font-family-generic-complex="system" style:font-pitch-complex="variable"/>
    </style:style>
    <style:style style:name="ListLabel_20_1770" style:display-name="ListLabel 1770" style:family="text">
      <style:text-properties style:font-name-complex="OpenSymbol2" style:font-family-complex="OpenSymbol" style:font-family-generic-complex="system" style:font-pitch-complex="variable"/>
    </style:style>
    <style:style style:name="ListLabel_20_1771" style:display-name="ListLabel 1771" style:family="text">
      <style:text-properties style:font-name-complex="OpenSymbol2" style:font-family-complex="OpenSymbol" style:font-family-generic-complex="system" style:font-pitch-complex="variable"/>
    </style:style>
    <style:style style:name="ListLabel_20_1772" style:display-name="ListLabel 1772" style:family="text">
      <style:text-properties style:font-name-complex="OpenSymbol2" style:font-family-complex="OpenSymbol" style:font-family-generic-complex="system" style:font-pitch-complex="variable"/>
    </style:style>
    <style:style style:name="ListLabel_20_1773" style:display-name="ListLabel 1773" style:family="text">
      <style:text-properties style:font-name-complex="OpenSymbol2" style:font-family-complex="OpenSymbol" style:font-family-generic-complex="system" style:font-pitch-complex="variable"/>
    </style:style>
    <style:style style:name="ListLabel_20_1774" style:display-name="ListLabel 1774"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1775" style:display-name="ListLabel 1775" style:family="text">
      <style:text-properties style:font-name-complex="OpenSymbol2" style:font-family-complex="OpenSymbol" style:font-family-generic-complex="system" style:font-pitch-complex="variable"/>
    </style:style>
    <style:style style:name="ListLabel_20_1776" style:display-name="ListLabel 1776" style:family="text">
      <style:text-properties style:font-name-complex="OpenSymbol2" style:font-family-complex="OpenSymbol" style:font-family-generic-complex="system" style:font-pitch-complex="variable"/>
    </style:style>
    <style:style style:name="ListLabel_20_1777" style:display-name="ListLabel 1777" style:family="text">
      <style:text-properties style:font-name-complex="OpenSymbol2" style:font-family-complex="OpenSymbol" style:font-family-generic-complex="system" style:font-pitch-complex="variable"/>
    </style:style>
    <style:style style:name="ListLabel_20_1778" style:display-name="ListLabel 1778" style:family="text">
      <style:text-properties style:font-name-complex="OpenSymbol2" style:font-family-complex="OpenSymbol" style:font-family-generic-complex="system" style:font-pitch-complex="variable"/>
    </style:style>
    <style:style style:name="ListLabel_20_1779" style:display-name="ListLabel 1779" style:family="text">
      <style:text-properties style:font-name-complex="OpenSymbol2" style:font-family-complex="OpenSymbol" style:font-family-generic-complex="system" style:font-pitch-complex="variable"/>
    </style:style>
    <style:style style:name="ListLabel_20_1780" style:display-name="ListLabel 1780" style:family="text">
      <style:text-properties style:font-name-complex="OpenSymbol2" style:font-family-complex="OpenSymbol" style:font-family-generic-complex="system" style:font-pitch-complex="variable"/>
    </style:style>
    <style:style style:name="ListLabel_20_1781" style:display-name="ListLabel 1781" style:family="text">
      <style:text-properties style:font-name-complex="OpenSymbol2" style:font-family-complex="OpenSymbol" style:font-family-generic-complex="system" style:font-pitch-complex="variable"/>
    </style:style>
    <style:style style:name="ListLabel_20_1782" style:display-name="ListLabel 1782" style:family="text">
      <style:text-properties style:font-name-complex="OpenSymbol2" style:font-family-complex="OpenSymbol" style:font-family-generic-complex="system" style:font-pitch-complex="variable"/>
    </style:style>
    <style:style style:name="ListLabel_20_1783" style:display-name="ListLabel 1783"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1784" style:display-name="ListLabel 1784" style:family="text">
      <style:text-properties style:font-name-complex="OpenSymbol2" style:font-family-complex="OpenSymbol" style:font-family-generic-complex="system" style:font-pitch-complex="variable"/>
    </style:style>
    <style:style style:name="ListLabel_20_1785" style:display-name="ListLabel 1785" style:family="text">
      <style:text-properties style:font-name-complex="OpenSymbol2" style:font-family-complex="OpenSymbol" style:font-family-generic-complex="system" style:font-pitch-complex="variable"/>
    </style:style>
    <style:style style:name="ListLabel_20_1786" style:display-name="ListLabel 1786" style:family="text">
      <style:text-properties style:font-name-complex="OpenSymbol2" style:font-family-complex="OpenSymbol" style:font-family-generic-complex="system" style:font-pitch-complex="variable"/>
    </style:style>
    <style:style style:name="ListLabel_20_1787" style:display-name="ListLabel 1787" style:family="text">
      <style:text-properties style:font-name-complex="OpenSymbol2" style:font-family-complex="OpenSymbol" style:font-family-generic-complex="system" style:font-pitch-complex="variable"/>
    </style:style>
    <style:style style:name="ListLabel_20_1788" style:display-name="ListLabel 1788" style:family="text">
      <style:text-properties style:font-name-complex="OpenSymbol2" style:font-family-complex="OpenSymbol" style:font-family-generic-complex="system" style:font-pitch-complex="variable"/>
    </style:style>
    <style:style style:name="ListLabel_20_1789" style:display-name="ListLabel 1789" style:family="text">
      <style:text-properties style:font-name-complex="OpenSymbol2" style:font-family-complex="OpenSymbol" style:font-family-generic-complex="system" style:font-pitch-complex="variable"/>
    </style:style>
    <style:style style:name="ListLabel_20_1790" style:display-name="ListLabel 1790" style:family="text">
      <style:text-properties style:font-name-complex="OpenSymbol2" style:font-family-complex="OpenSymbol" style:font-family-generic-complex="system" style:font-pitch-complex="variable"/>
    </style:style>
    <style:style style:name="ListLabel_20_1791" style:display-name="ListLabel 1791" style:family="text">
      <style:text-properties style:font-name-complex="OpenSymbol2" style:font-family-complex="OpenSymbol" style:font-family-generic-complex="system" style:font-pitch-complex="variable"/>
    </style:style>
    <style:style style:name="ListLabel_20_1792" style:display-name="ListLabel 1792" style:family="text">
      <style:text-properties style:font-name-complex="OpenSymbol2" style:font-family-complex="OpenSymbol" style:font-family-generic-complex="system" style:font-pitch-complex="variable"/>
    </style:style>
    <style:style style:name="ListLabel_20_1793" style:display-name="ListLabel 1793" style:family="text">
      <style:text-properties style:font-name-complex="OpenSymbol2" style:font-family-complex="OpenSymbol" style:font-family-generic-complex="system" style:font-pitch-complex="variable"/>
    </style:style>
    <style:style style:name="ListLabel_20_1794" style:display-name="ListLabel 1794" style:family="text">
      <style:text-properties style:font-name-complex="OpenSymbol2" style:font-family-complex="OpenSymbol" style:font-family-generic-complex="system" style:font-pitch-complex="variable"/>
    </style:style>
    <style:style style:name="ListLabel_20_1795" style:display-name="ListLabel 1795" style:family="text">
      <style:text-properties style:font-name-complex="OpenSymbol2" style:font-family-complex="OpenSymbol" style:font-family-generic-complex="system" style:font-pitch-complex="variable"/>
    </style:style>
    <style:style style:name="ListLabel_20_1796" style:display-name="ListLabel 1796" style:family="text">
      <style:text-properties style:font-name-complex="OpenSymbol2" style:font-family-complex="OpenSymbol" style:font-family-generic-complex="system" style:font-pitch-complex="variable"/>
    </style:style>
    <style:style style:name="ListLabel_20_1797" style:display-name="ListLabel 1797" style:family="text">
      <style:text-properties style:font-name-complex="OpenSymbol2" style:font-family-complex="OpenSymbol" style:font-family-generic-complex="system" style:font-pitch-complex="variable"/>
    </style:style>
    <style:style style:name="ListLabel_20_1798" style:display-name="ListLabel 1798" style:family="text">
      <style:text-properties style:font-name-complex="OpenSymbol2" style:font-family-complex="OpenSymbol" style:font-family-generic-complex="system" style:font-pitch-complex="variable"/>
    </style:style>
    <style:style style:name="ListLabel_20_1799" style:display-name="ListLabel 1799" style:family="text">
      <style:text-properties style:font-name-complex="OpenSymbol2" style:font-family-complex="OpenSymbol" style:font-family-generic-complex="system" style:font-pitch-complex="variable"/>
    </style:style>
    <style:style style:name="ListLabel_20_1800" style:display-name="ListLabel 1800" style:family="text">
      <style:text-properties style:font-name-complex="OpenSymbol2" style:font-family-complex="OpenSymbol" style:font-family-generic-complex="system" style:font-pitch-complex="variable"/>
    </style:style>
    <style:style style:name="ListLabel_20_1801" style:display-name="ListLabel 1801" style:family="text">
      <style:text-properties style:font-name-complex="OpenSymbol2" style:font-family-complex="OpenSymbol" style:font-family-generic-complex="system" style:font-pitch-complex="variable"/>
    </style:style>
    <style:style style:name="ListLabel_20_1802" style:display-name="ListLabel 1802" style:family="text">
      <style:text-properties style:font-name-complex="OpenSymbol2" style:font-family-complex="OpenSymbol" style:font-family-generic-complex="system" style:font-pitch-complex="variable"/>
    </style:style>
    <style:style style:name="ListLabel_20_1803" style:display-name="ListLabel 1803" style:family="text">
      <style:text-properties style:font-name-complex="OpenSymbol2" style:font-family-complex="OpenSymbol" style:font-family-generic-complex="system" style:font-pitch-complex="variable"/>
    </style:style>
    <style:style style:name="ListLabel_20_1804" style:display-name="ListLabel 1804" style:family="text">
      <style:text-properties style:font-name-complex="OpenSymbol2" style:font-family-complex="OpenSymbol" style:font-family-generic-complex="system" style:font-pitch-complex="variable"/>
    </style:style>
    <style:style style:name="ListLabel_20_1805" style:display-name="ListLabel 1805" style:family="text">
      <style:text-properties style:font-name-complex="OpenSymbol2" style:font-family-complex="OpenSymbol" style:font-family-generic-complex="system" style:font-pitch-complex="variable"/>
    </style:style>
    <style:style style:name="ListLabel_20_1806" style:display-name="ListLabel 1806" style:family="text">
      <style:text-properties style:font-name-complex="OpenSymbol2" style:font-family-complex="OpenSymbol" style:font-family-generic-complex="system" style:font-pitch-complex="variable"/>
    </style:style>
    <style:style style:name="ListLabel_20_1807" style:display-name="ListLabel 1807" style:family="text">
      <style:text-properties style:font-name-complex="OpenSymbol2" style:font-family-complex="OpenSymbol" style:font-family-generic-complex="system" style:font-pitch-complex="variable"/>
    </style:style>
    <style:style style:name="ListLabel_20_1808" style:display-name="ListLabel 1808" style:family="text">
      <style:text-properties style:font-name-complex="OpenSymbol2" style:font-family-complex="OpenSymbol" style:font-family-generic-complex="system" style:font-pitch-complex="variable"/>
    </style:style>
    <style:style style:name="ListLabel_20_1809" style:display-name="ListLabel 1809" style:family="text">
      <style:text-properties style:font-name-complex="OpenSymbol2" style:font-family-complex="OpenSymbol" style:font-family-generic-complex="system" style:font-pitch-complex="variable"/>
    </style:style>
    <style:style style:name="ListLabel_20_1810" style:display-name="ListLabel 1810" style:family="text">
      <style:text-properties fo:font-size="11pt" style:font-size-asian="11pt" style:font-name-complex="OpenSymbol2" style:font-family-complex="OpenSymbol" style:font-family-generic-complex="system" style:font-pitch-complex="variable"/>
    </style:style>
    <style:style style:name="ListLabel_20_1811" style:display-name="ListLabel 1811" style:family="text">
      <style:text-properties style:font-name-complex="OpenSymbol2" style:font-family-complex="OpenSymbol" style:font-family-generic-complex="system" style:font-pitch-complex="variable"/>
    </style:style>
    <style:style style:name="ListLabel_20_1812" style:display-name="ListLabel 1812" style:family="text">
      <style:text-properties style:font-name-complex="OpenSymbol2" style:font-family-complex="OpenSymbol" style:font-family-generic-complex="system" style:font-pitch-complex="variable"/>
    </style:style>
    <style:style style:name="ListLabel_20_1813" style:display-name="ListLabel 1813" style:family="text">
      <style:text-properties style:font-name-complex="OpenSymbol2" style:font-family-complex="OpenSymbol" style:font-family-generic-complex="system" style:font-pitch-complex="variable"/>
    </style:style>
    <style:style style:name="ListLabel_20_1814" style:display-name="ListLabel 1814" style:family="text">
      <style:text-properties style:font-name-complex="OpenSymbol2" style:font-family-complex="OpenSymbol" style:font-family-generic-complex="system" style:font-pitch-complex="variable"/>
    </style:style>
    <style:style style:name="ListLabel_20_1815" style:display-name="ListLabel 1815" style:family="text">
      <style:text-properties style:font-name-complex="OpenSymbol2" style:font-family-complex="OpenSymbol" style:font-family-generic-complex="system" style:font-pitch-complex="variable"/>
    </style:style>
    <style:style style:name="ListLabel_20_1816" style:display-name="ListLabel 1816" style:family="text">
      <style:text-properties style:font-name-complex="OpenSymbol2" style:font-family-complex="OpenSymbol" style:font-family-generic-complex="system" style:font-pitch-complex="variable"/>
    </style:style>
    <style:style style:name="ListLabel_20_1817" style:display-name="ListLabel 1817" style:family="text">
      <style:text-properties style:font-name-complex="OpenSymbol2" style:font-family-complex="OpenSymbol" style:font-family-generic-complex="system" style:font-pitch-complex="variable"/>
    </style:style>
    <style:style style:name="ListLabel_20_1818" style:display-name="ListLabel 1818" style:family="text">
      <style:text-properties style:font-name-complex="OpenSymbol2" style:font-family-complex="OpenSymbol" style:font-family-generic-complex="system" style:font-pitch-complex="variable"/>
    </style:style>
    <style:style style:name="ListLabel_20_1819" style:display-name="ListLabel 1819" style:family="text">
      <style:text-properties fo:font-weight="normal" style:font-weight-asian="normal" style:font-name-complex="OpenSymbol2" style:font-family-complex="OpenSymbol" style:font-family-generic-complex="system" style:font-pitch-complex="variable"/>
    </style:style>
    <style:style style:name="ListLabel_20_1820" style:display-name="ListLabel 1820" style:family="text">
      <style:text-properties style:font-name-complex="OpenSymbol2" style:font-family-complex="OpenSymbol" style:font-family-generic-complex="system" style:font-pitch-complex="variable"/>
    </style:style>
    <style:style style:name="ListLabel_20_1821" style:display-name="ListLabel 1821" style:family="text">
      <style:text-properties style:font-name-complex="OpenSymbol2" style:font-family-complex="OpenSymbol" style:font-family-generic-complex="system" style:font-pitch-complex="variable"/>
    </style:style>
    <style:style style:name="ListLabel_20_1822" style:display-name="ListLabel 1822" style:family="text">
      <style:text-properties style:font-name-complex="OpenSymbol2" style:font-family-complex="OpenSymbol" style:font-family-generic-complex="system" style:font-pitch-complex="variable"/>
    </style:style>
    <style:style style:name="ListLabel_20_1823" style:display-name="ListLabel 1823" style:family="text">
      <style:text-properties style:font-name-complex="OpenSymbol2" style:font-family-complex="OpenSymbol" style:font-family-generic-complex="system" style:font-pitch-complex="variable"/>
    </style:style>
    <style:style style:name="ListLabel_20_1824" style:display-name="ListLabel 1824" style:family="text">
      <style:text-properties style:font-name-complex="OpenSymbol2" style:font-family-complex="OpenSymbol" style:font-family-generic-complex="system" style:font-pitch-complex="variable"/>
    </style:style>
    <style:style style:name="ListLabel_20_1825" style:display-name="ListLabel 1825" style:family="text">
      <style:text-properties style:font-name-complex="OpenSymbol2" style:font-family-complex="OpenSymbol" style:font-family-generic-complex="system" style:font-pitch-complex="variable"/>
    </style:style>
    <style:style style:name="ListLabel_20_1826" style:display-name="ListLabel 1826" style:family="text">
      <style:text-properties style:font-name-complex="OpenSymbol2" style:font-family-complex="OpenSymbol" style:font-family-generic-complex="system" style:font-pitch-complex="variable"/>
    </style:style>
    <style:style style:name="ListLabel_20_1827" style:display-name="ListLabel 1827" style:family="text">
      <style:text-properties style:font-name-complex="OpenSymbol2" style:font-family-complex="OpenSymbol" style:font-family-generic-complex="system" style:font-pitch-complex="variable"/>
    </style:style>
    <style:style style:name="ListLabel_20_1828" style:display-name="ListLabel 1828"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1829" style:display-name="ListLabel 1829" style:family="text">
      <style:text-properties style:font-name-complex="OpenSymbol2" style:font-family-complex="OpenSymbol" style:font-family-generic-complex="system" style:font-pitch-complex="variable"/>
    </style:style>
    <style:style style:name="ListLabel_20_1830" style:display-name="ListLabel 1830" style:family="text">
      <style:text-properties style:font-name-complex="OpenSymbol2" style:font-family-complex="OpenSymbol" style:font-family-generic-complex="system" style:font-pitch-complex="variable"/>
    </style:style>
    <style:style style:name="ListLabel_20_1831" style:display-name="ListLabel 1831" style:family="text">
      <style:text-properties style:font-name-complex="OpenSymbol2" style:font-family-complex="OpenSymbol" style:font-family-generic-complex="system" style:font-pitch-complex="variable"/>
    </style:style>
    <style:style style:name="ListLabel_20_1832" style:display-name="ListLabel 1832" style:family="text">
      <style:text-properties style:font-name-complex="OpenSymbol2" style:font-family-complex="OpenSymbol" style:font-family-generic-complex="system" style:font-pitch-complex="variable"/>
    </style:style>
    <style:style style:name="ListLabel_20_1833" style:display-name="ListLabel 1833" style:family="text">
      <style:text-properties style:font-name-complex="OpenSymbol2" style:font-family-complex="OpenSymbol" style:font-family-generic-complex="system" style:font-pitch-complex="variable"/>
    </style:style>
    <style:style style:name="ListLabel_20_1834" style:display-name="ListLabel 1834" style:family="text">
      <style:text-properties style:font-name-complex="OpenSymbol2" style:font-family-complex="OpenSymbol" style:font-family-generic-complex="system" style:font-pitch-complex="variable"/>
    </style:style>
    <style:style style:name="ListLabel_20_1835" style:display-name="ListLabel 1835" style:family="text">
      <style:text-properties style:font-name-complex="OpenSymbol2" style:font-family-complex="OpenSymbol" style:font-family-generic-complex="system" style:font-pitch-complex="variable"/>
    </style:style>
    <style:style style:name="ListLabel_20_1836" style:display-name="ListLabel 1836" style:family="text">
      <style:text-properties style:font-name-complex="OpenSymbol2" style:font-family-complex="OpenSymbol" style:font-family-generic-complex="system" style:font-pitch-complex="variable"/>
    </style:style>
    <style:style style:name="ListLabel_20_1837" style:display-name="ListLabel 1837"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1838" style:display-name="ListLabel 1838" style:family="text">
      <style:text-properties style:font-name-complex="OpenSymbol2" style:font-family-complex="OpenSymbol" style:font-family-generic-complex="system" style:font-pitch-complex="variable"/>
    </style:style>
    <style:style style:name="ListLabel_20_1839" style:display-name="ListLabel 1839" style:family="text">
      <style:text-properties style:font-name-complex="OpenSymbol2" style:font-family-complex="OpenSymbol" style:font-family-generic-complex="system" style:font-pitch-complex="variable"/>
    </style:style>
    <style:style style:name="ListLabel_20_1840" style:display-name="ListLabel 1840" style:family="text">
      <style:text-properties style:font-name-complex="OpenSymbol2" style:font-family-complex="OpenSymbol" style:font-family-generic-complex="system" style:font-pitch-complex="variable"/>
    </style:style>
    <style:style style:name="ListLabel_20_1841" style:display-name="ListLabel 1841" style:family="text">
      <style:text-properties style:font-name-complex="OpenSymbol2" style:font-family-complex="OpenSymbol" style:font-family-generic-complex="system" style:font-pitch-complex="variable"/>
    </style:style>
    <style:style style:name="ListLabel_20_1842" style:display-name="ListLabel 1842" style:family="text">
      <style:text-properties style:font-name-complex="OpenSymbol2" style:font-family-complex="OpenSymbol" style:font-family-generic-complex="system" style:font-pitch-complex="variable"/>
    </style:style>
    <style:style style:name="ListLabel_20_1843" style:display-name="ListLabel 1843" style:family="text">
      <style:text-properties style:font-name-complex="OpenSymbol2" style:font-family-complex="OpenSymbol" style:font-family-generic-complex="system" style:font-pitch-complex="variable"/>
    </style:style>
    <style:style style:name="ListLabel_20_1844" style:display-name="ListLabel 1844" style:family="text">
      <style:text-properties style:font-name-complex="OpenSymbol2" style:font-family-complex="OpenSymbol" style:font-family-generic-complex="system" style:font-pitch-complex="variable"/>
    </style:style>
    <style:style style:name="ListLabel_20_1845" style:display-name="ListLabel 1845" style:family="text">
      <style:text-properties style:font-name-complex="OpenSymbol2" style:font-family-complex="OpenSymbol" style:font-family-generic-complex="system" style:font-pitch-complex="variable"/>
    </style:style>
    <style:style style:name="ListLabel_20_1846" style:display-name="ListLabel 1846" style:family="text">
      <style:text-properties style:font-name-complex="OpenSymbol2" style:font-family-complex="OpenSymbol" style:font-family-generic-complex="system" style:font-pitch-complex="variable"/>
    </style:style>
    <style:style style:name="ListLabel_20_1847" style:display-name="ListLabel 1847" style:family="text">
      <style:text-properties style:font-name-complex="OpenSymbol2" style:font-family-complex="OpenSymbol" style:font-family-generic-complex="system" style:font-pitch-complex="variable"/>
    </style:style>
    <style:style style:name="ListLabel_20_1848" style:display-name="ListLabel 1848" style:family="text">
      <style:text-properties style:font-name-complex="OpenSymbol2" style:font-family-complex="OpenSymbol" style:font-family-generic-complex="system" style:font-pitch-complex="variable"/>
    </style:style>
    <style:style style:name="ListLabel_20_1849" style:display-name="ListLabel 1849" style:family="text">
      <style:text-properties style:font-name-complex="OpenSymbol2" style:font-family-complex="OpenSymbol" style:font-family-generic-complex="system" style:font-pitch-complex="variable"/>
    </style:style>
    <style:style style:name="ListLabel_20_1850" style:display-name="ListLabel 1850" style:family="text">
      <style:text-properties style:font-name-complex="OpenSymbol2" style:font-family-complex="OpenSymbol" style:font-family-generic-complex="system" style:font-pitch-complex="variable"/>
    </style:style>
    <style:style style:name="ListLabel_20_1851" style:display-name="ListLabel 1851" style:family="text">
      <style:text-properties style:font-name-complex="OpenSymbol2" style:font-family-complex="OpenSymbol" style:font-family-generic-complex="system" style:font-pitch-complex="variable"/>
    </style:style>
    <style:style style:name="ListLabel_20_1852" style:display-name="ListLabel 1852" style:family="text">
      <style:text-properties style:font-name-complex="OpenSymbol2" style:font-family-complex="OpenSymbol" style:font-family-generic-complex="system" style:font-pitch-complex="variable"/>
    </style:style>
    <style:style style:name="ListLabel_20_1853" style:display-name="ListLabel 1853" style:family="text">
      <style:text-properties style:font-name-complex="OpenSymbol2" style:font-family-complex="OpenSymbol" style:font-family-generic-complex="system" style:font-pitch-complex="variable"/>
    </style:style>
    <style:style style:name="ListLabel_20_1854" style:display-name="ListLabel 1854" style:family="text">
      <style:text-properties style:font-name-complex="OpenSymbol2" style:font-family-complex="OpenSymbol" style:font-family-generic-complex="system" style:font-pitch-complex="variable"/>
    </style:style>
    <style:style style:name="ListLabel_20_1855" style:display-name="ListLabel 1855" style:family="text">
      <style:text-properties style:font-name-complex="OpenSymbol2" style:font-family-complex="OpenSymbol" style:font-family-generic-complex="system" style:font-pitch-complex="variable"/>
    </style:style>
    <style:style style:name="ListLabel_20_1856" style:display-name="ListLabel 1856" style:family="text">
      <style:text-properties style:font-name-complex="OpenSymbol2" style:font-family-complex="OpenSymbol" style:font-family-generic-complex="system" style:font-pitch-complex="variable"/>
    </style:style>
    <style:style style:name="ListLabel_20_1857" style:display-name="ListLabel 1857" style:family="text">
      <style:text-properties style:font-name-complex="OpenSymbol2" style:font-family-complex="OpenSymbol" style:font-family-generic-complex="system" style:font-pitch-complex="variable"/>
    </style:style>
    <style:style style:name="ListLabel_20_1858" style:display-name="ListLabel 1858" style:family="text">
      <style:text-properties style:font-name-complex="OpenSymbol2" style:font-family-complex="OpenSymbol" style:font-family-generic-complex="system" style:font-pitch-complex="variable"/>
    </style:style>
    <style:style style:name="ListLabel_20_1859" style:display-name="ListLabel 1859" style:family="text">
      <style:text-properties style:font-name-complex="OpenSymbol2" style:font-family-complex="OpenSymbol" style:font-family-generic-complex="system" style:font-pitch-complex="variable"/>
    </style:style>
    <style:style style:name="ListLabel_20_1860" style:display-name="ListLabel 1860" style:family="text">
      <style:text-properties style:font-name-complex="OpenSymbol2" style:font-family-complex="OpenSymbol" style:font-family-generic-complex="system" style:font-pitch-complex="variable"/>
    </style:style>
    <style:style style:name="ListLabel_20_1861" style:display-name="ListLabel 1861" style:family="text">
      <style:text-properties style:font-name-complex="OpenSymbol2" style:font-family-complex="OpenSymbol" style:font-family-generic-complex="system" style:font-pitch-complex="variable"/>
    </style:style>
    <style:style style:name="ListLabel_20_1862" style:display-name="ListLabel 1862" style:family="text">
      <style:text-properties style:font-name-complex="OpenSymbol2" style:font-family-complex="OpenSymbol" style:font-family-generic-complex="system" style:font-pitch-complex="variable"/>
    </style:style>
    <style:style style:name="ListLabel_20_1863" style:display-name="ListLabel 1863" style:family="text">
      <style:text-properties style:font-name-complex="OpenSymbol2" style:font-family-complex="OpenSymbol" style:font-family-generic-complex="system" style:font-pitch-complex="variable"/>
    </style:style>
    <style:style style:name="ListLabel_20_1864" style:display-name="ListLabel 1864" style:family="text">
      <style:text-properties fo:font-size="11pt" style:font-size-asian="11pt" style:font-name-complex="OpenSymbol2" style:font-family-complex="OpenSymbol" style:font-family-generic-complex="system" style:font-pitch-complex="variable"/>
    </style:style>
    <style:style style:name="ListLabel_20_1865" style:display-name="ListLabel 1865" style:family="text">
      <style:text-properties style:font-name-complex="OpenSymbol2" style:font-family-complex="OpenSymbol" style:font-family-generic-complex="system" style:font-pitch-complex="variable"/>
    </style:style>
    <style:style style:name="ListLabel_20_1866" style:display-name="ListLabel 1866" style:family="text">
      <style:text-properties style:font-name-complex="OpenSymbol2" style:font-family-complex="OpenSymbol" style:font-family-generic-complex="system" style:font-pitch-complex="variable"/>
    </style:style>
    <style:style style:name="ListLabel_20_1867" style:display-name="ListLabel 1867" style:family="text">
      <style:text-properties style:font-name-complex="OpenSymbol2" style:font-family-complex="OpenSymbol" style:font-family-generic-complex="system" style:font-pitch-complex="variable"/>
    </style:style>
    <style:style style:name="ListLabel_20_1868" style:display-name="ListLabel 1868" style:family="text">
      <style:text-properties style:font-name-complex="OpenSymbol2" style:font-family-complex="OpenSymbol" style:font-family-generic-complex="system" style:font-pitch-complex="variable"/>
    </style:style>
    <style:style style:name="ListLabel_20_1869" style:display-name="ListLabel 1869" style:family="text">
      <style:text-properties style:font-name-complex="OpenSymbol2" style:font-family-complex="OpenSymbol" style:font-family-generic-complex="system" style:font-pitch-complex="variable"/>
    </style:style>
    <style:style style:name="ListLabel_20_1870" style:display-name="ListLabel 1870" style:family="text">
      <style:text-properties style:font-name-complex="OpenSymbol2" style:font-family-complex="OpenSymbol" style:font-family-generic-complex="system" style:font-pitch-complex="variable"/>
    </style:style>
    <style:style style:name="ListLabel_20_1871" style:display-name="ListLabel 1871" style:family="text">
      <style:text-properties style:font-name-complex="OpenSymbol2" style:font-family-complex="OpenSymbol" style:font-family-generic-complex="system" style:font-pitch-complex="variable"/>
    </style:style>
    <style:style style:name="ListLabel_20_1872" style:display-name="ListLabel 1872" style:family="text">
      <style:text-properties style:font-name-complex="OpenSymbol2" style:font-family-complex="OpenSymbol" style:font-family-generic-complex="system" style:font-pitch-complex="variable"/>
    </style:style>
    <style:style style:name="ListLabel_20_1873" style:display-name="ListLabel 1873" style:family="text">
      <style:text-properties fo:font-weight="normal" style:font-weight-asian="normal" style:font-name-complex="OpenSymbol2" style:font-family-complex="OpenSymbol" style:font-family-generic-complex="system" style:font-pitch-complex="variable"/>
    </style:style>
    <style:style style:name="ListLabel_20_1874" style:display-name="ListLabel 1874" style:family="text">
      <style:text-properties style:font-name-complex="OpenSymbol2" style:font-family-complex="OpenSymbol" style:font-family-generic-complex="system" style:font-pitch-complex="variable"/>
    </style:style>
    <style:style style:name="ListLabel_20_1875" style:display-name="ListLabel 1875" style:family="text">
      <style:text-properties style:font-name-complex="OpenSymbol2" style:font-family-complex="OpenSymbol" style:font-family-generic-complex="system" style:font-pitch-complex="variable"/>
    </style:style>
    <style:style style:name="ListLabel_20_1876" style:display-name="ListLabel 1876" style:family="text">
      <style:text-properties style:font-name-complex="OpenSymbol2" style:font-family-complex="OpenSymbol" style:font-family-generic-complex="system" style:font-pitch-complex="variable"/>
    </style:style>
    <style:style style:name="ListLabel_20_1877" style:display-name="ListLabel 1877" style:family="text">
      <style:text-properties style:font-name-complex="OpenSymbol2" style:font-family-complex="OpenSymbol" style:font-family-generic-complex="system" style:font-pitch-complex="variable"/>
    </style:style>
    <style:style style:name="ListLabel_20_1878" style:display-name="ListLabel 1878" style:family="text">
      <style:text-properties style:font-name-complex="OpenSymbol2" style:font-family-complex="OpenSymbol" style:font-family-generic-complex="system" style:font-pitch-complex="variable"/>
    </style:style>
    <style:style style:name="ListLabel_20_1879" style:display-name="ListLabel 1879" style:family="text">
      <style:text-properties style:font-name-complex="OpenSymbol2" style:font-family-complex="OpenSymbol" style:font-family-generic-complex="system" style:font-pitch-complex="variable"/>
    </style:style>
    <style:style style:name="ListLabel_20_1880" style:display-name="ListLabel 1880" style:family="text">
      <style:text-properties style:font-name-complex="OpenSymbol2" style:font-family-complex="OpenSymbol" style:font-family-generic-complex="system" style:font-pitch-complex="variable"/>
    </style:style>
    <style:style style:name="ListLabel_20_1881" style:display-name="ListLabel 1881" style:family="text">
      <style:text-properties style:font-name-complex="OpenSymbol2" style:font-family-complex="OpenSymbol" style:font-family-generic-complex="system" style:font-pitch-complex="variable"/>
    </style:style>
    <style:style style:name="ListLabel_20_1882" style:display-name="ListLabel 1882"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1883" style:display-name="ListLabel 1883" style:family="text">
      <style:text-properties style:font-name-complex="OpenSymbol2" style:font-family-complex="OpenSymbol" style:font-family-generic-complex="system" style:font-pitch-complex="variable"/>
    </style:style>
    <style:style style:name="ListLabel_20_1884" style:display-name="ListLabel 1884" style:family="text">
      <style:text-properties style:font-name-complex="OpenSymbol2" style:font-family-complex="OpenSymbol" style:font-family-generic-complex="system" style:font-pitch-complex="variable"/>
    </style:style>
    <style:style style:name="ListLabel_20_1885" style:display-name="ListLabel 1885" style:family="text">
      <style:text-properties style:font-name-complex="OpenSymbol2" style:font-family-complex="OpenSymbol" style:font-family-generic-complex="system" style:font-pitch-complex="variable"/>
    </style:style>
    <style:style style:name="ListLabel_20_1886" style:display-name="ListLabel 1886" style:family="text">
      <style:text-properties style:font-name-complex="OpenSymbol2" style:font-family-complex="OpenSymbol" style:font-family-generic-complex="system" style:font-pitch-complex="variable"/>
    </style:style>
    <style:style style:name="ListLabel_20_1887" style:display-name="ListLabel 1887" style:family="text">
      <style:text-properties style:font-name-complex="OpenSymbol2" style:font-family-complex="OpenSymbol" style:font-family-generic-complex="system" style:font-pitch-complex="variable"/>
    </style:style>
    <style:style style:name="ListLabel_20_1888" style:display-name="ListLabel 1888" style:family="text">
      <style:text-properties style:font-name-complex="OpenSymbol2" style:font-family-complex="OpenSymbol" style:font-family-generic-complex="system" style:font-pitch-complex="variable"/>
    </style:style>
    <style:style style:name="ListLabel_20_1889" style:display-name="ListLabel 1889" style:family="text">
      <style:text-properties style:font-name-complex="OpenSymbol2" style:font-family-complex="OpenSymbol" style:font-family-generic-complex="system" style:font-pitch-complex="variable"/>
    </style:style>
    <style:style style:name="ListLabel_20_1890" style:display-name="ListLabel 1890" style:family="text">
      <style:text-properties style:font-name-complex="OpenSymbol2" style:font-family-complex="OpenSymbol" style:font-family-generic-complex="system" style:font-pitch-complex="variable"/>
    </style:style>
    <style:style style:name="ListLabel_20_1891" style:display-name="ListLabel 1891"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1892" style:display-name="ListLabel 1892" style:family="text">
      <style:text-properties style:font-name-complex="OpenSymbol2" style:font-family-complex="OpenSymbol" style:font-family-generic-complex="system" style:font-pitch-complex="variable"/>
    </style:style>
    <style:style style:name="ListLabel_20_1893" style:display-name="ListLabel 1893" style:family="text">
      <style:text-properties style:font-name-complex="OpenSymbol2" style:font-family-complex="OpenSymbol" style:font-family-generic-complex="system" style:font-pitch-complex="variable"/>
    </style:style>
    <style:style style:name="ListLabel_20_1894" style:display-name="ListLabel 1894" style:family="text">
      <style:text-properties style:font-name-complex="OpenSymbol2" style:font-family-complex="OpenSymbol" style:font-family-generic-complex="system" style:font-pitch-complex="variable"/>
    </style:style>
    <style:style style:name="ListLabel_20_1895" style:display-name="ListLabel 1895" style:family="text">
      <style:text-properties style:font-name-complex="OpenSymbol2" style:font-family-complex="OpenSymbol" style:font-family-generic-complex="system" style:font-pitch-complex="variable"/>
    </style:style>
    <style:style style:name="ListLabel_20_1896" style:display-name="ListLabel 1896" style:family="text">
      <style:text-properties style:font-name-complex="OpenSymbol2" style:font-family-complex="OpenSymbol" style:font-family-generic-complex="system" style:font-pitch-complex="variable"/>
    </style:style>
    <style:style style:name="ListLabel_20_1897" style:display-name="ListLabel 1897" style:family="text">
      <style:text-properties style:font-name-complex="OpenSymbol2" style:font-family-complex="OpenSymbol" style:font-family-generic-complex="system" style:font-pitch-complex="variable"/>
    </style:style>
    <style:style style:name="ListLabel_20_1898" style:display-name="ListLabel 1898" style:family="text">
      <style:text-properties style:font-name-complex="OpenSymbol2" style:font-family-complex="OpenSymbol" style:font-family-generic-complex="system" style:font-pitch-complex="variable"/>
    </style:style>
    <style:style style:name="ListLabel_20_1899" style:display-name="ListLabel 1899" style:family="text">
      <style:text-properties style:font-name-complex="OpenSymbol2" style:font-family-complex="OpenSymbol" style:font-family-generic-complex="system" style:font-pitch-complex="variable"/>
    </style:style>
    <style:style style:name="ListLabel_20_1900" style:display-name="ListLabel 1900" style:family="text">
      <style:text-properties style:font-name-complex="OpenSymbol2" style:font-family-complex="OpenSymbol" style:font-family-generic-complex="system" style:font-pitch-complex="variable"/>
    </style:style>
    <style:style style:name="ListLabel_20_1901" style:display-name="ListLabel 1901" style:family="text">
      <style:text-properties style:font-name-complex="OpenSymbol2" style:font-family-complex="OpenSymbol" style:font-family-generic-complex="system" style:font-pitch-complex="variable"/>
    </style:style>
    <style:style style:name="ListLabel_20_1902" style:display-name="ListLabel 1902" style:family="text">
      <style:text-properties style:font-name-complex="OpenSymbol2" style:font-family-complex="OpenSymbol" style:font-family-generic-complex="system" style:font-pitch-complex="variable"/>
    </style:style>
    <style:style style:name="ListLabel_20_1903" style:display-name="ListLabel 1903" style:family="text">
      <style:text-properties style:font-name-complex="OpenSymbol2" style:font-family-complex="OpenSymbol" style:font-family-generic-complex="system" style:font-pitch-complex="variable"/>
    </style:style>
    <style:style style:name="ListLabel_20_1904" style:display-name="ListLabel 1904" style:family="text">
      <style:text-properties style:font-name-complex="OpenSymbol2" style:font-family-complex="OpenSymbol" style:font-family-generic-complex="system" style:font-pitch-complex="variable"/>
    </style:style>
    <style:style style:name="ListLabel_20_1905" style:display-name="ListLabel 1905" style:family="text">
      <style:text-properties style:font-name-complex="OpenSymbol2" style:font-family-complex="OpenSymbol" style:font-family-generic-complex="system" style:font-pitch-complex="variable"/>
    </style:style>
    <style:style style:name="ListLabel_20_1906" style:display-name="ListLabel 1906" style:family="text">
      <style:text-properties style:font-name-complex="OpenSymbol2" style:font-family-complex="OpenSymbol" style:font-family-generic-complex="system" style:font-pitch-complex="variable"/>
    </style:style>
    <style:style style:name="ListLabel_20_1907" style:display-name="ListLabel 1907" style:family="text">
      <style:text-properties style:font-name-complex="OpenSymbol2" style:font-family-complex="OpenSymbol" style:font-family-generic-complex="system" style:font-pitch-complex="variable"/>
    </style:style>
    <style:style style:name="ListLabel_20_1908" style:display-name="ListLabel 1908" style:family="text">
      <style:text-properties style:font-name-complex="OpenSymbol2" style:font-family-complex="OpenSymbol" style:font-family-generic-complex="system" style:font-pitch-complex="variable"/>
    </style:style>
    <style:style style:name="ListLabel_20_1909" style:display-name="ListLabel 1909" style:family="text">
      <style:text-properties style:font-name-complex="OpenSymbol2" style:font-family-complex="OpenSymbol" style:font-family-generic-complex="system" style:font-pitch-complex="variable"/>
    </style:style>
    <style:style style:name="ListLabel_20_1910" style:display-name="ListLabel 1910" style:family="text">
      <style:text-properties style:font-name-complex="OpenSymbol2" style:font-family-complex="OpenSymbol" style:font-family-generic-complex="system" style:font-pitch-complex="variable"/>
    </style:style>
    <style:style style:name="ListLabel_20_1911" style:display-name="ListLabel 1911" style:family="text">
      <style:text-properties style:font-name-complex="OpenSymbol2" style:font-family-complex="OpenSymbol" style:font-family-generic-complex="system" style:font-pitch-complex="variable"/>
    </style:style>
    <style:style style:name="ListLabel_20_1912" style:display-name="ListLabel 1912" style:family="text">
      <style:text-properties style:font-name-complex="OpenSymbol2" style:font-family-complex="OpenSymbol" style:font-family-generic-complex="system" style:font-pitch-complex="variable"/>
    </style:style>
    <style:style style:name="ListLabel_20_1913" style:display-name="ListLabel 1913" style:family="text">
      <style:text-properties style:font-name-complex="OpenSymbol2" style:font-family-complex="OpenSymbol" style:font-family-generic-complex="system" style:font-pitch-complex="variable"/>
    </style:style>
    <style:style style:name="ListLabel_20_1914" style:display-name="ListLabel 1914" style:family="text">
      <style:text-properties style:font-name-complex="OpenSymbol2" style:font-family-complex="OpenSymbol" style:font-family-generic-complex="system" style:font-pitch-complex="variable"/>
    </style:style>
    <style:style style:name="ListLabel_20_1915" style:display-name="ListLabel 1915" style:family="text">
      <style:text-properties style:font-name-complex="OpenSymbol2" style:font-family-complex="OpenSymbol" style:font-family-generic-complex="system" style:font-pitch-complex="variable"/>
    </style:style>
    <style:style style:name="ListLabel_20_1916" style:display-name="ListLabel 1916" style:family="text">
      <style:text-properties style:font-name-complex="OpenSymbol2" style:font-family-complex="OpenSymbol" style:font-family-generic-complex="system" style:font-pitch-complex="variable"/>
    </style:style>
    <style:style style:name="ListLabel_20_1917" style:display-name="ListLabel 1917" style:family="text">
      <style:text-properties style:font-name-complex="OpenSymbol2" style:font-family-complex="OpenSymbol" style:font-family-generic-complex="system" style:font-pitch-complex="variable"/>
    </style:style>
    <style:style style:name="ListLabel_20_1918" style:display-name="ListLabel 1918" style:family="text">
      <style:text-properties fo:font-size="11pt" style:font-size-asian="11pt" style:font-name-complex="OpenSymbol2" style:font-family-complex="OpenSymbol" style:font-family-generic-complex="system" style:font-pitch-complex="variable"/>
    </style:style>
    <style:style style:name="ListLabel_20_1919" style:display-name="ListLabel 1919" style:family="text">
      <style:text-properties style:font-name-complex="OpenSymbol2" style:font-family-complex="OpenSymbol" style:font-family-generic-complex="system" style:font-pitch-complex="variable"/>
    </style:style>
    <style:style style:name="ListLabel_20_1920" style:display-name="ListLabel 1920" style:family="text">
      <style:text-properties style:font-name-complex="OpenSymbol2" style:font-family-complex="OpenSymbol" style:font-family-generic-complex="system" style:font-pitch-complex="variable"/>
    </style:style>
    <style:style style:name="ListLabel_20_1921" style:display-name="ListLabel 1921" style:family="text">
      <style:text-properties style:font-name-complex="OpenSymbol2" style:font-family-complex="OpenSymbol" style:font-family-generic-complex="system" style:font-pitch-complex="variable"/>
    </style:style>
    <style:style style:name="ListLabel_20_1922" style:display-name="ListLabel 1922" style:family="text">
      <style:text-properties style:font-name-complex="OpenSymbol2" style:font-family-complex="OpenSymbol" style:font-family-generic-complex="system" style:font-pitch-complex="variable"/>
    </style:style>
    <style:style style:name="ListLabel_20_1923" style:display-name="ListLabel 1923" style:family="text">
      <style:text-properties style:font-name-complex="OpenSymbol2" style:font-family-complex="OpenSymbol" style:font-family-generic-complex="system" style:font-pitch-complex="variable"/>
    </style:style>
    <style:style style:name="ListLabel_20_1924" style:display-name="ListLabel 1924" style:family="text">
      <style:text-properties style:font-name-complex="OpenSymbol2" style:font-family-complex="OpenSymbol" style:font-family-generic-complex="system" style:font-pitch-complex="variable"/>
    </style:style>
    <style:style style:name="ListLabel_20_1925" style:display-name="ListLabel 1925" style:family="text">
      <style:text-properties style:font-name-complex="OpenSymbol2" style:font-family-complex="OpenSymbol" style:font-family-generic-complex="system" style:font-pitch-complex="variable"/>
    </style:style>
    <style:style style:name="ListLabel_20_1926" style:display-name="ListLabel 1926" style:family="text">
      <style:text-properties style:font-name-complex="OpenSymbol2" style:font-family-complex="OpenSymbol" style:font-family-generic-complex="system" style:font-pitch-complex="variable"/>
    </style:style>
    <style:style style:name="ListLabel_20_1927" style:display-name="ListLabel 1927" style:family="text">
      <style:text-properties fo:font-weight="normal" style:font-weight-asian="normal" style:font-name-complex="OpenSymbol2" style:font-family-complex="OpenSymbol" style:font-family-generic-complex="system" style:font-pitch-complex="variable"/>
    </style:style>
    <style:style style:name="ListLabel_20_1928" style:display-name="ListLabel 1928" style:family="text">
      <style:text-properties style:font-name-complex="OpenSymbol2" style:font-family-complex="OpenSymbol" style:font-family-generic-complex="system" style:font-pitch-complex="variable"/>
    </style:style>
    <style:style style:name="ListLabel_20_1929" style:display-name="ListLabel 1929" style:family="text">
      <style:text-properties style:font-name-complex="OpenSymbol2" style:font-family-complex="OpenSymbol" style:font-family-generic-complex="system" style:font-pitch-complex="variable"/>
    </style:style>
    <style:style style:name="ListLabel_20_1930" style:display-name="ListLabel 1930" style:family="text">
      <style:text-properties style:font-name-complex="OpenSymbol2" style:font-family-complex="OpenSymbol" style:font-family-generic-complex="system" style:font-pitch-complex="variable"/>
    </style:style>
    <style:style style:name="ListLabel_20_1931" style:display-name="ListLabel 1931" style:family="text">
      <style:text-properties style:font-name-complex="OpenSymbol2" style:font-family-complex="OpenSymbol" style:font-family-generic-complex="system" style:font-pitch-complex="variable"/>
    </style:style>
    <style:style style:name="ListLabel_20_1932" style:display-name="ListLabel 1932" style:family="text">
      <style:text-properties style:font-name-complex="OpenSymbol2" style:font-family-complex="OpenSymbol" style:font-family-generic-complex="system" style:font-pitch-complex="variable"/>
    </style:style>
    <style:style style:name="ListLabel_20_1933" style:display-name="ListLabel 1933" style:family="text">
      <style:text-properties style:font-name-complex="OpenSymbol2" style:font-family-complex="OpenSymbol" style:font-family-generic-complex="system" style:font-pitch-complex="variable"/>
    </style:style>
    <style:style style:name="ListLabel_20_1934" style:display-name="ListLabel 1934" style:family="text">
      <style:text-properties style:font-name-complex="OpenSymbol2" style:font-family-complex="OpenSymbol" style:font-family-generic-complex="system" style:font-pitch-complex="variable"/>
    </style:style>
    <style:style style:name="ListLabel_20_1935" style:display-name="ListLabel 1935" style:family="text">
      <style:text-properties style:font-name-complex="OpenSymbol2" style:font-family-complex="OpenSymbol" style:font-family-generic-complex="system" style:font-pitch-complex="variable"/>
    </style:style>
    <style:style style:name="ListLabel_20_1936" style:display-name="ListLabel 1936"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1937" style:display-name="ListLabel 1937" style:family="text">
      <style:text-properties style:font-name-complex="OpenSymbol2" style:font-family-complex="OpenSymbol" style:font-family-generic-complex="system" style:font-pitch-complex="variable"/>
    </style:style>
    <style:style style:name="ListLabel_20_1938" style:display-name="ListLabel 1938" style:family="text">
      <style:text-properties style:font-name-complex="OpenSymbol2" style:font-family-complex="OpenSymbol" style:font-family-generic-complex="system" style:font-pitch-complex="variable"/>
    </style:style>
    <style:style style:name="ListLabel_20_1939" style:display-name="ListLabel 1939" style:family="text">
      <style:text-properties style:font-name-complex="OpenSymbol2" style:font-family-complex="OpenSymbol" style:font-family-generic-complex="system" style:font-pitch-complex="variable"/>
    </style:style>
    <style:style style:name="ListLabel_20_1940" style:display-name="ListLabel 1940" style:family="text">
      <style:text-properties style:font-name-complex="OpenSymbol2" style:font-family-complex="OpenSymbol" style:font-family-generic-complex="system" style:font-pitch-complex="variable"/>
    </style:style>
    <style:style style:name="ListLabel_20_1941" style:display-name="ListLabel 1941" style:family="text">
      <style:text-properties style:font-name-complex="OpenSymbol2" style:font-family-complex="OpenSymbol" style:font-family-generic-complex="system" style:font-pitch-complex="variable"/>
    </style:style>
    <style:style style:name="ListLabel_20_1942" style:display-name="ListLabel 1942" style:family="text">
      <style:text-properties style:font-name-complex="OpenSymbol2" style:font-family-complex="OpenSymbol" style:font-family-generic-complex="system" style:font-pitch-complex="variable"/>
    </style:style>
    <style:style style:name="ListLabel_20_1943" style:display-name="ListLabel 1943" style:family="text">
      <style:text-properties style:font-name-complex="OpenSymbol2" style:font-family-complex="OpenSymbol" style:font-family-generic-complex="system" style:font-pitch-complex="variable"/>
    </style:style>
    <style:style style:name="ListLabel_20_1944" style:display-name="ListLabel 1944" style:family="text">
      <style:text-properties style:font-name-complex="OpenSymbol2" style:font-family-complex="OpenSymbol" style:font-family-generic-complex="system" style:font-pitch-complex="variable"/>
    </style:style>
    <style:style style:name="ListLabel_20_1945" style:display-name="ListLabel 1945"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1946" style:display-name="ListLabel 1946" style:family="text">
      <style:text-properties style:font-name-complex="OpenSymbol2" style:font-family-complex="OpenSymbol" style:font-family-generic-complex="system" style:font-pitch-complex="variable"/>
    </style:style>
    <style:style style:name="ListLabel_20_1947" style:display-name="ListLabel 1947" style:family="text">
      <style:text-properties style:font-name-complex="OpenSymbol2" style:font-family-complex="OpenSymbol" style:font-family-generic-complex="system" style:font-pitch-complex="variable"/>
    </style:style>
    <style:style style:name="ListLabel_20_1948" style:display-name="ListLabel 1948" style:family="text">
      <style:text-properties style:font-name-complex="OpenSymbol2" style:font-family-complex="OpenSymbol" style:font-family-generic-complex="system" style:font-pitch-complex="variable"/>
    </style:style>
    <style:style style:name="ListLabel_20_1949" style:display-name="ListLabel 1949" style:family="text">
      <style:text-properties style:font-name-complex="OpenSymbol2" style:font-family-complex="OpenSymbol" style:font-family-generic-complex="system" style:font-pitch-complex="variable"/>
    </style:style>
    <style:style style:name="ListLabel_20_1950" style:display-name="ListLabel 1950" style:family="text">
      <style:text-properties style:font-name-complex="OpenSymbol2" style:font-family-complex="OpenSymbol" style:font-family-generic-complex="system" style:font-pitch-complex="variable"/>
    </style:style>
    <style:style style:name="ListLabel_20_1951" style:display-name="ListLabel 1951" style:family="text">
      <style:text-properties style:font-name-complex="OpenSymbol2" style:font-family-complex="OpenSymbol" style:font-family-generic-complex="system" style:font-pitch-complex="variable"/>
    </style:style>
    <style:style style:name="ListLabel_20_1952" style:display-name="ListLabel 1952" style:family="text">
      <style:text-properties style:font-name-complex="OpenSymbol2" style:font-family-complex="OpenSymbol" style:font-family-generic-complex="system" style:font-pitch-complex="variable"/>
    </style:style>
    <style:style style:name="ListLabel_20_1953" style:display-name="ListLabel 1953" style:family="text">
      <style:text-properties style:font-name-complex="OpenSymbol2" style:font-family-complex="OpenSymbol" style:font-family-generic-complex="system" style:font-pitch-complex="variable"/>
    </style:style>
    <style:style style:name="ListLabel_20_1954" style:display-name="ListLabel 1954" style:family="text">
      <style:text-properties style:font-name-complex="OpenSymbol2" style:font-family-complex="OpenSymbol" style:font-family-generic-complex="system" style:font-pitch-complex="variable"/>
    </style:style>
    <style:style style:name="ListLabel_20_1955" style:display-name="ListLabel 1955" style:family="text">
      <style:text-properties style:font-name-complex="OpenSymbol2" style:font-family-complex="OpenSymbol" style:font-family-generic-complex="system" style:font-pitch-complex="variable"/>
    </style:style>
    <style:style style:name="ListLabel_20_1956" style:display-name="ListLabel 1956" style:family="text">
      <style:text-properties style:font-name-complex="OpenSymbol2" style:font-family-complex="OpenSymbol" style:font-family-generic-complex="system" style:font-pitch-complex="variable"/>
    </style:style>
    <style:style style:name="ListLabel_20_1957" style:display-name="ListLabel 1957" style:family="text">
      <style:text-properties style:font-name-complex="OpenSymbol2" style:font-family-complex="OpenSymbol" style:font-family-generic-complex="system" style:font-pitch-complex="variable"/>
    </style:style>
    <style:style style:name="ListLabel_20_1958" style:display-name="ListLabel 1958" style:family="text">
      <style:text-properties style:font-name-complex="OpenSymbol2" style:font-family-complex="OpenSymbol" style:font-family-generic-complex="system" style:font-pitch-complex="variable"/>
    </style:style>
    <style:style style:name="ListLabel_20_1959" style:display-name="ListLabel 1959" style:family="text">
      <style:text-properties style:font-name-complex="OpenSymbol2" style:font-family-complex="OpenSymbol" style:font-family-generic-complex="system" style:font-pitch-complex="variable"/>
    </style:style>
    <style:style style:name="ListLabel_20_1960" style:display-name="ListLabel 1960" style:family="text">
      <style:text-properties style:font-name-complex="OpenSymbol2" style:font-family-complex="OpenSymbol" style:font-family-generic-complex="system" style:font-pitch-complex="variable"/>
    </style:style>
    <style:style style:name="ListLabel_20_1961" style:display-name="ListLabel 1961" style:family="text">
      <style:text-properties style:font-name-complex="OpenSymbol2" style:font-family-complex="OpenSymbol" style:font-family-generic-complex="system" style:font-pitch-complex="variable"/>
    </style:style>
    <style:style style:name="ListLabel_20_1962" style:display-name="ListLabel 1962" style:family="text">
      <style:text-properties style:font-name-complex="OpenSymbol2" style:font-family-complex="OpenSymbol" style:font-family-generic-complex="system" style:font-pitch-complex="variable"/>
    </style:style>
    <style:style style:name="ListLabel_20_1963" style:display-name="ListLabel 1963" style:family="text">
      <style:text-properties style:font-name-complex="OpenSymbol2" style:font-family-complex="OpenSymbol" style:font-family-generic-complex="system" style:font-pitch-complex="variable"/>
    </style:style>
    <style:style style:name="ListLabel_20_1964" style:display-name="ListLabel 1964" style:family="text">
      <style:text-properties style:font-name-complex="OpenSymbol2" style:font-family-complex="OpenSymbol" style:font-family-generic-complex="system" style:font-pitch-complex="variable"/>
    </style:style>
    <style:style style:name="ListLabel_20_1965" style:display-name="ListLabel 1965" style:family="text">
      <style:text-properties style:font-name-complex="OpenSymbol2" style:font-family-complex="OpenSymbol" style:font-family-generic-complex="system" style:font-pitch-complex="variable"/>
    </style:style>
    <style:style style:name="ListLabel_20_1966" style:display-name="ListLabel 1966" style:family="text">
      <style:text-properties style:font-name-complex="OpenSymbol2" style:font-family-complex="OpenSymbol" style:font-family-generic-complex="system" style:font-pitch-complex="variable"/>
    </style:style>
    <style:style style:name="ListLabel_20_1967" style:display-name="ListLabel 1967" style:family="text">
      <style:text-properties style:font-name-complex="OpenSymbol2" style:font-family-complex="OpenSymbol" style:font-family-generic-complex="system" style:font-pitch-complex="variable"/>
    </style:style>
    <style:style style:name="ListLabel_20_1968" style:display-name="ListLabel 1968" style:family="text">
      <style:text-properties style:font-name-complex="OpenSymbol2" style:font-family-complex="OpenSymbol" style:font-family-generic-complex="system" style:font-pitch-complex="variable"/>
    </style:style>
    <style:style style:name="ListLabel_20_1969" style:display-name="ListLabel 1969" style:family="text">
      <style:text-properties style:font-name-complex="OpenSymbol2" style:font-family-complex="OpenSymbol" style:font-family-generic-complex="system" style:font-pitch-complex="variable"/>
    </style:style>
    <style:style style:name="ListLabel_20_1970" style:display-name="ListLabel 1970" style:family="text">
      <style:text-properties style:font-name-complex="OpenSymbol2" style:font-family-complex="OpenSymbol" style:font-family-generic-complex="system" style:font-pitch-complex="variable"/>
    </style:style>
    <style:style style:name="ListLabel_20_1971" style:display-name="ListLabel 1971" style:family="text">
      <style:text-properties style:font-name-complex="OpenSymbol2" style:font-family-complex="OpenSymbol" style:font-family-generic-complex="system" style:font-pitch-complex="variable"/>
    </style:style>
    <style:style style:name="ListLabel_20_1972" style:display-name="ListLabel 1972" style:family="text">
      <style:text-properties fo:font-size="11pt" style:font-size-asian="11pt" style:font-name-complex="OpenSymbol2" style:font-family-complex="OpenSymbol" style:font-family-generic-complex="system" style:font-pitch-complex="variable"/>
    </style:style>
    <style:style style:name="ListLabel_20_1973" style:display-name="ListLabel 1973" style:family="text">
      <style:text-properties style:font-name-complex="OpenSymbol2" style:font-family-complex="OpenSymbol" style:font-family-generic-complex="system" style:font-pitch-complex="variable"/>
    </style:style>
    <style:style style:name="ListLabel_20_1974" style:display-name="ListLabel 1974" style:family="text">
      <style:text-properties style:font-name-complex="OpenSymbol2" style:font-family-complex="OpenSymbol" style:font-family-generic-complex="system" style:font-pitch-complex="variable"/>
    </style:style>
    <style:style style:name="ListLabel_20_1975" style:display-name="ListLabel 1975" style:family="text">
      <style:text-properties style:font-name-complex="OpenSymbol2" style:font-family-complex="OpenSymbol" style:font-family-generic-complex="system" style:font-pitch-complex="variable"/>
    </style:style>
    <style:style style:name="ListLabel_20_1976" style:display-name="ListLabel 1976" style:family="text">
      <style:text-properties style:font-name-complex="OpenSymbol2" style:font-family-complex="OpenSymbol" style:font-family-generic-complex="system" style:font-pitch-complex="variable"/>
    </style:style>
    <style:style style:name="ListLabel_20_1977" style:display-name="ListLabel 1977" style:family="text">
      <style:text-properties style:font-name-complex="OpenSymbol2" style:font-family-complex="OpenSymbol" style:font-family-generic-complex="system" style:font-pitch-complex="variable"/>
    </style:style>
    <style:style style:name="ListLabel_20_1978" style:display-name="ListLabel 1978" style:family="text">
      <style:text-properties style:font-name-complex="OpenSymbol2" style:font-family-complex="OpenSymbol" style:font-family-generic-complex="system" style:font-pitch-complex="variable"/>
    </style:style>
    <style:style style:name="ListLabel_20_1979" style:display-name="ListLabel 1979" style:family="text">
      <style:text-properties style:font-name-complex="OpenSymbol2" style:font-family-complex="OpenSymbol" style:font-family-generic-complex="system" style:font-pitch-complex="variable"/>
    </style:style>
    <style:style style:name="ListLabel_20_1980" style:display-name="ListLabel 1980" style:family="text">
      <style:text-properties style:font-name-complex="OpenSymbol2" style:font-family-complex="OpenSymbol" style:font-family-generic-complex="system" style:font-pitch-complex="variable"/>
    </style:style>
    <style:style style:name="ListLabel_20_1981" style:display-name="ListLabel 1981" style:family="text">
      <style:text-properties fo:font-weight="normal" style:font-weight-asian="normal" style:font-name-complex="OpenSymbol2" style:font-family-complex="OpenSymbol" style:font-family-generic-complex="system" style:font-pitch-complex="variable"/>
    </style:style>
    <style:style style:name="ListLabel_20_1982" style:display-name="ListLabel 1982" style:family="text">
      <style:text-properties style:font-name-complex="OpenSymbol2" style:font-family-complex="OpenSymbol" style:font-family-generic-complex="system" style:font-pitch-complex="variable"/>
    </style:style>
    <style:style style:name="ListLabel_20_1983" style:display-name="ListLabel 1983" style:family="text">
      <style:text-properties style:font-name-complex="OpenSymbol2" style:font-family-complex="OpenSymbol" style:font-family-generic-complex="system" style:font-pitch-complex="variable"/>
    </style:style>
    <style:style style:name="ListLabel_20_1984" style:display-name="ListLabel 1984" style:family="text">
      <style:text-properties style:font-name-complex="OpenSymbol2" style:font-family-complex="OpenSymbol" style:font-family-generic-complex="system" style:font-pitch-complex="variable"/>
    </style:style>
    <style:style style:name="ListLabel_20_1985" style:display-name="ListLabel 1985" style:family="text">
      <style:text-properties style:font-name-complex="OpenSymbol2" style:font-family-complex="OpenSymbol" style:font-family-generic-complex="system" style:font-pitch-complex="variable"/>
    </style:style>
    <style:style style:name="ListLabel_20_1986" style:display-name="ListLabel 1986" style:family="text">
      <style:text-properties style:font-name-complex="OpenSymbol2" style:font-family-complex="OpenSymbol" style:font-family-generic-complex="system" style:font-pitch-complex="variable"/>
    </style:style>
    <style:style style:name="ListLabel_20_1987" style:display-name="ListLabel 1987" style:family="text">
      <style:text-properties style:font-name-complex="OpenSymbol2" style:font-family-complex="OpenSymbol" style:font-family-generic-complex="system" style:font-pitch-complex="variable"/>
    </style:style>
    <style:style style:name="ListLabel_20_1988" style:display-name="ListLabel 1988" style:family="text">
      <style:text-properties style:font-name-complex="OpenSymbol2" style:font-family-complex="OpenSymbol" style:font-family-generic-complex="system" style:font-pitch-complex="variable"/>
    </style:style>
    <style:style style:name="ListLabel_20_1989" style:display-name="ListLabel 1989" style:family="text">
      <style:text-properties style:font-name-complex="OpenSymbol2" style:font-family-complex="OpenSymbol" style:font-family-generic-complex="system" style:font-pitch-complex="variable"/>
    </style:style>
    <style:style style:name="ListLabel_20_1990" style:display-name="ListLabel 1990"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1991" style:display-name="ListLabel 1991" style:family="text">
      <style:text-properties style:font-name-complex="OpenSymbol2" style:font-family-complex="OpenSymbol" style:font-family-generic-complex="system" style:font-pitch-complex="variable"/>
    </style:style>
    <style:style style:name="ListLabel_20_1992" style:display-name="ListLabel 1992" style:family="text">
      <style:text-properties style:font-name-complex="OpenSymbol2" style:font-family-complex="OpenSymbol" style:font-family-generic-complex="system" style:font-pitch-complex="variable"/>
    </style:style>
    <style:style style:name="ListLabel_20_1993" style:display-name="ListLabel 1993" style:family="text">
      <style:text-properties style:font-name-complex="OpenSymbol2" style:font-family-complex="OpenSymbol" style:font-family-generic-complex="system" style:font-pitch-complex="variable"/>
    </style:style>
    <style:style style:name="ListLabel_20_1994" style:display-name="ListLabel 1994" style:family="text">
      <style:text-properties style:font-name-complex="OpenSymbol2" style:font-family-complex="OpenSymbol" style:font-family-generic-complex="system" style:font-pitch-complex="variable"/>
    </style:style>
    <style:style style:name="ListLabel_20_1995" style:display-name="ListLabel 1995" style:family="text">
      <style:text-properties style:font-name-complex="OpenSymbol2" style:font-family-complex="OpenSymbol" style:font-family-generic-complex="system" style:font-pitch-complex="variable"/>
    </style:style>
    <style:style style:name="ListLabel_20_1996" style:display-name="ListLabel 1996" style:family="text">
      <style:text-properties style:font-name-complex="OpenSymbol2" style:font-family-complex="OpenSymbol" style:font-family-generic-complex="system" style:font-pitch-complex="variable"/>
    </style:style>
    <style:style style:name="ListLabel_20_1997" style:display-name="ListLabel 1997" style:family="text">
      <style:text-properties style:font-name-complex="OpenSymbol2" style:font-family-complex="OpenSymbol" style:font-family-generic-complex="system" style:font-pitch-complex="variable"/>
    </style:style>
    <style:style style:name="ListLabel_20_1998" style:display-name="ListLabel 1998" style:family="text">
      <style:text-properties style:font-name-complex="OpenSymbol2" style:font-family-complex="OpenSymbol" style:font-family-generic-complex="system" style:font-pitch-complex="variable"/>
    </style:style>
    <style:style style:name="ListLabel_20_1999" style:display-name="ListLabel 1999"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2000" style:display-name="ListLabel 2000" style:family="text">
      <style:text-properties style:font-name-complex="OpenSymbol2" style:font-family-complex="OpenSymbol" style:font-family-generic-complex="system" style:font-pitch-complex="variable"/>
    </style:style>
    <style:style style:name="ListLabel_20_2001" style:display-name="ListLabel 2001" style:family="text">
      <style:text-properties style:font-name-complex="OpenSymbol2" style:font-family-complex="OpenSymbol" style:font-family-generic-complex="system" style:font-pitch-complex="variable"/>
    </style:style>
    <style:style style:name="ListLabel_20_2002" style:display-name="ListLabel 2002" style:family="text">
      <style:text-properties style:font-name-complex="OpenSymbol2" style:font-family-complex="OpenSymbol" style:font-family-generic-complex="system" style:font-pitch-complex="variable"/>
    </style:style>
    <style:style style:name="ListLabel_20_2003" style:display-name="ListLabel 2003" style:family="text">
      <style:text-properties style:font-name-complex="OpenSymbol2" style:font-family-complex="OpenSymbol" style:font-family-generic-complex="system" style:font-pitch-complex="variable"/>
    </style:style>
    <style:style style:name="ListLabel_20_2004" style:display-name="ListLabel 2004" style:family="text">
      <style:text-properties style:font-name-complex="OpenSymbol2" style:font-family-complex="OpenSymbol" style:font-family-generic-complex="system" style:font-pitch-complex="variable"/>
    </style:style>
    <style:style style:name="ListLabel_20_2005" style:display-name="ListLabel 2005" style:family="text">
      <style:text-properties style:font-name-complex="OpenSymbol2" style:font-family-complex="OpenSymbol" style:font-family-generic-complex="system" style:font-pitch-complex="variable"/>
    </style:style>
    <style:style style:name="ListLabel_20_2006" style:display-name="ListLabel 2006" style:family="text">
      <style:text-properties style:font-name-complex="OpenSymbol2" style:font-family-complex="OpenSymbol" style:font-family-generic-complex="system" style:font-pitch-complex="variable"/>
    </style:style>
    <style:style style:name="ListLabel_20_2007" style:display-name="ListLabel 2007" style:family="text">
      <style:text-properties style:font-name-complex="OpenSymbol2" style:font-family-complex="OpenSymbol" style:font-family-generic-complex="system" style:font-pitch-complex="variable"/>
    </style:style>
    <style:style style:name="ListLabel_20_2008" style:display-name="ListLabel 2008" style:family="text">
      <style:text-properties style:font-name-complex="OpenSymbol2" style:font-family-complex="OpenSymbol" style:font-family-generic-complex="system" style:font-pitch-complex="variable"/>
    </style:style>
    <style:style style:name="ListLabel_20_2009" style:display-name="ListLabel 2009" style:family="text">
      <style:text-properties style:font-name-complex="OpenSymbol2" style:font-family-complex="OpenSymbol" style:font-family-generic-complex="system" style:font-pitch-complex="variable"/>
    </style:style>
    <style:style style:name="ListLabel_20_2010" style:display-name="ListLabel 2010" style:family="text">
      <style:text-properties style:font-name-complex="OpenSymbol2" style:font-family-complex="OpenSymbol" style:font-family-generic-complex="system" style:font-pitch-complex="variable"/>
    </style:style>
    <style:style style:name="ListLabel_20_2011" style:display-name="ListLabel 2011" style:family="text">
      <style:text-properties style:font-name-complex="OpenSymbol2" style:font-family-complex="OpenSymbol" style:font-family-generic-complex="system" style:font-pitch-complex="variable"/>
    </style:style>
    <style:style style:name="ListLabel_20_2012" style:display-name="ListLabel 2012" style:family="text">
      <style:text-properties style:font-name-complex="OpenSymbol2" style:font-family-complex="OpenSymbol" style:font-family-generic-complex="system" style:font-pitch-complex="variable"/>
    </style:style>
    <style:style style:name="ListLabel_20_2013" style:display-name="ListLabel 2013" style:family="text">
      <style:text-properties style:font-name-complex="OpenSymbol2" style:font-family-complex="OpenSymbol" style:font-family-generic-complex="system" style:font-pitch-complex="variable"/>
    </style:style>
    <style:style style:name="ListLabel_20_2014" style:display-name="ListLabel 2014" style:family="text">
      <style:text-properties style:font-name-complex="OpenSymbol2" style:font-family-complex="OpenSymbol" style:font-family-generic-complex="system" style:font-pitch-complex="variable"/>
    </style:style>
    <style:style style:name="ListLabel_20_2015" style:display-name="ListLabel 2015" style:family="text">
      <style:text-properties style:font-name-complex="OpenSymbol2" style:font-family-complex="OpenSymbol" style:font-family-generic-complex="system" style:font-pitch-complex="variable"/>
    </style:style>
    <style:style style:name="ListLabel_20_2016" style:display-name="ListLabel 2016" style:family="text">
      <style:text-properties style:font-name-complex="OpenSymbol2" style:font-family-complex="OpenSymbol" style:font-family-generic-complex="system" style:font-pitch-complex="variable"/>
    </style:style>
    <style:style style:name="ListLabel_20_2017" style:display-name="ListLabel 2017" style:family="text">
      <style:text-properties style:font-name-complex="OpenSymbol2" style:font-family-complex="OpenSymbol" style:font-family-generic-complex="system" style:font-pitch-complex="variable"/>
    </style:style>
    <style:style style:name="ListLabel_20_2018" style:display-name="ListLabel 2018" style:family="text">
      <style:text-properties style:font-name-complex="OpenSymbol2" style:font-family-complex="OpenSymbol" style:font-family-generic-complex="system" style:font-pitch-complex="variable"/>
    </style:style>
    <style:style style:name="ListLabel_20_2019" style:display-name="ListLabel 2019" style:family="text">
      <style:text-properties style:font-name-complex="OpenSymbol2" style:font-family-complex="OpenSymbol" style:font-family-generic-complex="system" style:font-pitch-complex="variable"/>
    </style:style>
    <style:style style:name="ListLabel_20_2020" style:display-name="ListLabel 2020" style:family="text">
      <style:text-properties style:font-name-complex="OpenSymbol2" style:font-family-complex="OpenSymbol" style:font-family-generic-complex="system" style:font-pitch-complex="variable"/>
    </style:style>
    <style:style style:name="ListLabel_20_2021" style:display-name="ListLabel 2021" style:family="text">
      <style:text-properties style:font-name-complex="OpenSymbol2" style:font-family-complex="OpenSymbol" style:font-family-generic-complex="system" style:font-pitch-complex="variable"/>
    </style:style>
    <style:style style:name="ListLabel_20_2022" style:display-name="ListLabel 2022" style:family="text">
      <style:text-properties style:font-name-complex="OpenSymbol2" style:font-family-complex="OpenSymbol" style:font-family-generic-complex="system" style:font-pitch-complex="variable"/>
    </style:style>
    <style:style style:name="ListLabel_20_2023" style:display-name="ListLabel 2023" style:family="text">
      <style:text-properties style:font-name-complex="OpenSymbol2" style:font-family-complex="OpenSymbol" style:font-family-generic-complex="system" style:font-pitch-complex="variable"/>
    </style:style>
    <style:style style:name="ListLabel_20_2024" style:display-name="ListLabel 2024" style:family="text">
      <style:text-properties style:font-name-complex="OpenSymbol2" style:font-family-complex="OpenSymbol" style:font-family-generic-complex="system" style:font-pitch-complex="variable"/>
    </style:style>
    <style:style style:name="ListLabel_20_2025" style:display-name="ListLabel 2025" style:family="text">
      <style:text-properties style:font-name-complex="OpenSymbol2" style:font-family-complex="OpenSymbol" style:font-family-generic-complex="system" style:font-pitch-complex="variable"/>
    </style:style>
    <style:style style:name="ListLabel_20_2026" style:display-name="ListLabel 2026" style:family="text">
      <style:text-properties fo:font-size="11pt" style:font-size-asian="11pt" style:font-name-complex="OpenSymbol2" style:font-family-complex="OpenSymbol" style:font-family-generic-complex="system" style:font-pitch-complex="variable"/>
    </style:style>
    <style:style style:name="ListLabel_20_2027" style:display-name="ListLabel 2027" style:family="text">
      <style:text-properties style:font-name-complex="OpenSymbol2" style:font-family-complex="OpenSymbol" style:font-family-generic-complex="system" style:font-pitch-complex="variable"/>
    </style:style>
    <style:style style:name="ListLabel_20_2028" style:display-name="ListLabel 2028" style:family="text">
      <style:text-properties style:font-name-complex="OpenSymbol2" style:font-family-complex="OpenSymbol" style:font-family-generic-complex="system" style:font-pitch-complex="variable"/>
    </style:style>
    <style:style style:name="ListLabel_20_2029" style:display-name="ListLabel 2029" style:family="text">
      <style:text-properties style:font-name-complex="OpenSymbol2" style:font-family-complex="OpenSymbol" style:font-family-generic-complex="system" style:font-pitch-complex="variable"/>
    </style:style>
    <style:style style:name="ListLabel_20_2030" style:display-name="ListLabel 2030" style:family="text">
      <style:text-properties style:font-name-complex="OpenSymbol2" style:font-family-complex="OpenSymbol" style:font-family-generic-complex="system" style:font-pitch-complex="variable"/>
    </style:style>
    <style:style style:name="ListLabel_20_2031" style:display-name="ListLabel 2031" style:family="text">
      <style:text-properties style:font-name-complex="OpenSymbol2" style:font-family-complex="OpenSymbol" style:font-family-generic-complex="system" style:font-pitch-complex="variable"/>
    </style:style>
    <style:style style:name="ListLabel_20_2032" style:display-name="ListLabel 2032" style:family="text">
      <style:text-properties style:font-name-complex="OpenSymbol2" style:font-family-complex="OpenSymbol" style:font-family-generic-complex="system" style:font-pitch-complex="variable"/>
    </style:style>
    <style:style style:name="ListLabel_20_2033" style:display-name="ListLabel 2033" style:family="text">
      <style:text-properties style:font-name-complex="OpenSymbol2" style:font-family-complex="OpenSymbol" style:font-family-generic-complex="system" style:font-pitch-complex="variable"/>
    </style:style>
    <style:style style:name="ListLabel_20_2034" style:display-name="ListLabel 2034" style:family="text">
      <style:text-properties style:font-name-complex="OpenSymbol2" style:font-family-complex="OpenSymbol" style:font-family-generic-complex="system" style:font-pitch-complex="variable"/>
    </style:style>
    <style:style style:name="ListLabel_20_2035" style:display-name="ListLabel 2035" style:family="text">
      <style:text-properties fo:font-weight="normal" style:font-weight-asian="normal" style:font-name-complex="OpenSymbol2" style:font-family-complex="OpenSymbol" style:font-family-generic-complex="system" style:font-pitch-complex="variable"/>
    </style:style>
    <style:style style:name="ListLabel_20_2036" style:display-name="ListLabel 2036" style:family="text">
      <style:text-properties style:font-name-complex="OpenSymbol2" style:font-family-complex="OpenSymbol" style:font-family-generic-complex="system" style:font-pitch-complex="variable"/>
    </style:style>
    <style:style style:name="ListLabel_20_2037" style:display-name="ListLabel 2037" style:family="text">
      <style:text-properties style:font-name-complex="OpenSymbol2" style:font-family-complex="OpenSymbol" style:font-family-generic-complex="system" style:font-pitch-complex="variable"/>
    </style:style>
    <style:style style:name="ListLabel_20_2038" style:display-name="ListLabel 2038" style:family="text">
      <style:text-properties style:font-name-complex="OpenSymbol2" style:font-family-complex="OpenSymbol" style:font-family-generic-complex="system" style:font-pitch-complex="variable"/>
    </style:style>
    <style:style style:name="ListLabel_20_2039" style:display-name="ListLabel 2039" style:family="text">
      <style:text-properties style:font-name-complex="OpenSymbol2" style:font-family-complex="OpenSymbol" style:font-family-generic-complex="system" style:font-pitch-complex="variable"/>
    </style:style>
    <style:style style:name="ListLabel_20_2040" style:display-name="ListLabel 2040" style:family="text">
      <style:text-properties style:font-name-complex="OpenSymbol2" style:font-family-complex="OpenSymbol" style:font-family-generic-complex="system" style:font-pitch-complex="variable"/>
    </style:style>
    <style:style style:name="ListLabel_20_2041" style:display-name="ListLabel 2041" style:family="text">
      <style:text-properties style:font-name-complex="OpenSymbol2" style:font-family-complex="OpenSymbol" style:font-family-generic-complex="system" style:font-pitch-complex="variable"/>
    </style:style>
    <style:style style:name="ListLabel_20_2042" style:display-name="ListLabel 2042" style:family="text">
      <style:text-properties style:font-name-complex="OpenSymbol2" style:font-family-complex="OpenSymbol" style:font-family-generic-complex="system" style:font-pitch-complex="variable"/>
    </style:style>
    <style:style style:name="ListLabel_20_2043" style:display-name="ListLabel 2043" style:family="text">
      <style:text-properties style:font-name-complex="OpenSymbol2" style:font-family-complex="OpenSymbol" style:font-family-generic-complex="system" style:font-pitch-complex="variable"/>
    </style:style>
    <style:style style:name="ListLabel_20_2044" style:display-name="ListLabel 2044"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2045" style:display-name="ListLabel 2045" style:family="text">
      <style:text-properties style:font-name-complex="OpenSymbol2" style:font-family-complex="OpenSymbol" style:font-family-generic-complex="system" style:font-pitch-complex="variable"/>
    </style:style>
    <style:style style:name="ListLabel_20_2046" style:display-name="ListLabel 2046" style:family="text">
      <style:text-properties style:font-name-complex="OpenSymbol2" style:font-family-complex="OpenSymbol" style:font-family-generic-complex="system" style:font-pitch-complex="variable"/>
    </style:style>
    <style:style style:name="ListLabel_20_2047" style:display-name="ListLabel 2047" style:family="text">
      <style:text-properties style:font-name-complex="OpenSymbol2" style:font-family-complex="OpenSymbol" style:font-family-generic-complex="system" style:font-pitch-complex="variable"/>
    </style:style>
    <style:style style:name="ListLabel_20_2048" style:display-name="ListLabel 2048" style:family="text">
      <style:text-properties style:font-name-complex="OpenSymbol2" style:font-family-complex="OpenSymbol" style:font-family-generic-complex="system" style:font-pitch-complex="variable"/>
    </style:style>
    <style:style style:name="ListLabel_20_2049" style:display-name="ListLabel 2049" style:family="text">
      <style:text-properties style:font-name-complex="OpenSymbol2" style:font-family-complex="OpenSymbol" style:font-family-generic-complex="system" style:font-pitch-complex="variable"/>
    </style:style>
    <style:style style:name="ListLabel_20_2050" style:display-name="ListLabel 2050" style:family="text">
      <style:text-properties style:font-name-complex="OpenSymbol2" style:font-family-complex="OpenSymbol" style:font-family-generic-complex="system" style:font-pitch-complex="variable"/>
    </style:style>
    <style:style style:name="ListLabel_20_2051" style:display-name="ListLabel 2051" style:family="text">
      <style:text-properties style:font-name-complex="OpenSymbol2" style:font-family-complex="OpenSymbol" style:font-family-generic-complex="system" style:font-pitch-complex="variable"/>
    </style:style>
    <style:style style:name="ListLabel_20_2052" style:display-name="ListLabel 2052" style:family="text">
      <style:text-properties style:font-name-complex="OpenSymbol2" style:font-family-complex="OpenSymbol" style:font-family-generic-complex="system" style:font-pitch-complex="variable"/>
    </style:style>
    <style:style style:name="ListLabel_20_2053" style:display-name="ListLabel 2053"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2054" style:display-name="ListLabel 2054" style:family="text">
      <style:text-properties style:font-name-complex="OpenSymbol2" style:font-family-complex="OpenSymbol" style:font-family-generic-complex="system" style:font-pitch-complex="variable"/>
    </style:style>
    <style:style style:name="ListLabel_20_2055" style:display-name="ListLabel 2055" style:family="text">
      <style:text-properties style:font-name-complex="OpenSymbol2" style:font-family-complex="OpenSymbol" style:font-family-generic-complex="system" style:font-pitch-complex="variable"/>
    </style:style>
    <style:style style:name="ListLabel_20_2056" style:display-name="ListLabel 2056" style:family="text">
      <style:text-properties style:font-name-complex="OpenSymbol2" style:font-family-complex="OpenSymbol" style:font-family-generic-complex="system" style:font-pitch-complex="variable"/>
    </style:style>
    <style:style style:name="ListLabel_20_2057" style:display-name="ListLabel 2057" style:family="text">
      <style:text-properties style:font-name-complex="OpenSymbol2" style:font-family-complex="OpenSymbol" style:font-family-generic-complex="system" style:font-pitch-complex="variable"/>
    </style:style>
    <style:style style:name="ListLabel_20_2058" style:display-name="ListLabel 2058" style:family="text">
      <style:text-properties style:font-name-complex="OpenSymbol2" style:font-family-complex="OpenSymbol" style:font-family-generic-complex="system" style:font-pitch-complex="variable"/>
    </style:style>
    <style:style style:name="ListLabel_20_2059" style:display-name="ListLabel 2059" style:family="text">
      <style:text-properties style:font-name-complex="OpenSymbol2" style:font-family-complex="OpenSymbol" style:font-family-generic-complex="system" style:font-pitch-complex="variable"/>
    </style:style>
    <style:style style:name="ListLabel_20_2060" style:display-name="ListLabel 2060" style:family="text">
      <style:text-properties style:font-name-complex="OpenSymbol2" style:font-family-complex="OpenSymbol" style:font-family-generic-complex="system" style:font-pitch-complex="variable"/>
    </style:style>
    <style:style style:name="ListLabel_20_2061" style:display-name="ListLabel 2061" style:family="text">
      <style:text-properties style:font-name-complex="OpenSymbol2" style:font-family-complex="OpenSymbol" style:font-family-generic-complex="system" style:font-pitch-complex="variable"/>
    </style:style>
    <style:style style:name="ListLabel_20_2062" style:display-name="ListLabel 2062" style:family="text">
      <style:text-properties style:font-name-complex="OpenSymbol2" style:font-family-complex="OpenSymbol" style:font-family-generic-complex="system" style:font-pitch-complex="variable"/>
    </style:style>
    <style:style style:name="ListLabel_20_2063" style:display-name="ListLabel 2063" style:family="text">
      <style:text-properties style:font-name-complex="OpenSymbol2" style:font-family-complex="OpenSymbol" style:font-family-generic-complex="system" style:font-pitch-complex="variable"/>
    </style:style>
    <style:style style:name="ListLabel_20_2064" style:display-name="ListLabel 2064" style:family="text">
      <style:text-properties style:font-name-complex="OpenSymbol2" style:font-family-complex="OpenSymbol" style:font-family-generic-complex="system" style:font-pitch-complex="variable"/>
    </style:style>
    <style:style style:name="ListLabel_20_2065" style:display-name="ListLabel 2065" style:family="text">
      <style:text-properties style:font-name-complex="OpenSymbol2" style:font-family-complex="OpenSymbol" style:font-family-generic-complex="system" style:font-pitch-complex="variable"/>
    </style:style>
    <style:style style:name="ListLabel_20_2066" style:display-name="ListLabel 2066" style:family="text">
      <style:text-properties style:font-name-complex="OpenSymbol2" style:font-family-complex="OpenSymbol" style:font-family-generic-complex="system" style:font-pitch-complex="variable"/>
    </style:style>
    <style:style style:name="ListLabel_20_2067" style:display-name="ListLabel 2067" style:family="text">
      <style:text-properties style:font-name-complex="OpenSymbol2" style:font-family-complex="OpenSymbol" style:font-family-generic-complex="system" style:font-pitch-complex="variable"/>
    </style:style>
    <style:style style:name="ListLabel_20_2068" style:display-name="ListLabel 2068" style:family="text">
      <style:text-properties style:font-name-complex="OpenSymbol2" style:font-family-complex="OpenSymbol" style:font-family-generic-complex="system" style:font-pitch-complex="variable"/>
    </style:style>
    <style:style style:name="ListLabel_20_2069" style:display-name="ListLabel 2069" style:family="text">
      <style:text-properties style:font-name-complex="OpenSymbol2" style:font-family-complex="OpenSymbol" style:font-family-generic-complex="system" style:font-pitch-complex="variable"/>
    </style:style>
    <style:style style:name="ListLabel_20_2070" style:display-name="ListLabel 2070" style:family="text">
      <style:text-properties style:font-name-complex="OpenSymbol2" style:font-family-complex="OpenSymbol" style:font-family-generic-complex="system" style:font-pitch-complex="variable"/>
    </style:style>
    <style:style style:name="ListLabel_20_2071" style:display-name="ListLabel 2071" style:family="text">
      <style:text-properties style:font-name-complex="OpenSymbol2" style:font-family-complex="OpenSymbol" style:font-family-generic-complex="system" style:font-pitch-complex="variable"/>
    </style:style>
    <style:style style:name="ListLabel_20_2072" style:display-name="ListLabel 2072" style:family="text">
      <style:text-properties style:font-name-complex="OpenSymbol2" style:font-family-complex="OpenSymbol" style:font-family-generic-complex="system" style:font-pitch-complex="variable"/>
    </style:style>
    <style:style style:name="ListLabel_20_2073" style:display-name="ListLabel 2073" style:family="text">
      <style:text-properties style:font-name-complex="OpenSymbol2" style:font-family-complex="OpenSymbol" style:font-family-generic-complex="system" style:font-pitch-complex="variable"/>
    </style:style>
    <style:style style:name="ListLabel_20_2074" style:display-name="ListLabel 2074" style:family="text">
      <style:text-properties style:font-name-complex="OpenSymbol2" style:font-family-complex="OpenSymbol" style:font-family-generic-complex="system" style:font-pitch-complex="variable"/>
    </style:style>
    <style:style style:name="ListLabel_20_2075" style:display-name="ListLabel 2075" style:family="text">
      <style:text-properties style:font-name-complex="OpenSymbol2" style:font-family-complex="OpenSymbol" style:font-family-generic-complex="system" style:font-pitch-complex="variable"/>
    </style:style>
    <style:style style:name="ListLabel_20_2076" style:display-name="ListLabel 2076" style:family="text">
      <style:text-properties style:font-name-complex="OpenSymbol2" style:font-family-complex="OpenSymbol" style:font-family-generic-complex="system" style:font-pitch-complex="variable"/>
    </style:style>
    <style:style style:name="ListLabel_20_2077" style:display-name="ListLabel 2077" style:family="text">
      <style:text-properties style:font-name-complex="OpenSymbol2" style:font-family-complex="OpenSymbol" style:font-family-generic-complex="system" style:font-pitch-complex="variable"/>
    </style:style>
    <style:style style:name="ListLabel_20_2078" style:display-name="ListLabel 2078" style:family="text">
      <style:text-properties style:font-name-complex="OpenSymbol2" style:font-family-complex="OpenSymbol" style:font-family-generic-complex="system" style:font-pitch-complex="variable"/>
    </style:style>
    <style:style style:name="ListLabel_20_2079" style:display-name="ListLabel 2079" style:family="text">
      <style:text-properties style:font-name-complex="OpenSymbol2" style:font-family-complex="OpenSymbol" style:font-family-generic-complex="system" style:font-pitch-complex="variable"/>
    </style:style>
    <style:style style:name="ListLabel_20_2080" style:display-name="ListLabel 2080" style:family="text">
      <style:text-properties fo:font-size="11pt" style:font-size-asian="11pt" style:font-name-complex="OpenSymbol2" style:font-family-complex="OpenSymbol" style:font-family-generic-complex="system" style:font-pitch-complex="variable"/>
    </style:style>
    <style:style style:name="ListLabel_20_2081" style:display-name="ListLabel 2081" style:family="text">
      <style:text-properties style:font-name-complex="OpenSymbol2" style:font-family-complex="OpenSymbol" style:font-family-generic-complex="system" style:font-pitch-complex="variable"/>
    </style:style>
    <style:style style:name="ListLabel_20_2082" style:display-name="ListLabel 2082" style:family="text">
      <style:text-properties style:font-name-complex="OpenSymbol2" style:font-family-complex="OpenSymbol" style:font-family-generic-complex="system" style:font-pitch-complex="variable"/>
    </style:style>
    <style:style style:name="ListLabel_20_2083" style:display-name="ListLabel 2083" style:family="text">
      <style:text-properties style:font-name-complex="OpenSymbol2" style:font-family-complex="OpenSymbol" style:font-family-generic-complex="system" style:font-pitch-complex="variable"/>
    </style:style>
    <style:style style:name="ListLabel_20_2084" style:display-name="ListLabel 2084" style:family="text">
      <style:text-properties style:font-name-complex="OpenSymbol2" style:font-family-complex="OpenSymbol" style:font-family-generic-complex="system" style:font-pitch-complex="variable"/>
    </style:style>
    <style:style style:name="ListLabel_20_2085" style:display-name="ListLabel 2085" style:family="text">
      <style:text-properties style:font-name-complex="OpenSymbol2" style:font-family-complex="OpenSymbol" style:font-family-generic-complex="system" style:font-pitch-complex="variable"/>
    </style:style>
    <style:style style:name="ListLabel_20_2086" style:display-name="ListLabel 2086" style:family="text">
      <style:text-properties style:font-name-complex="OpenSymbol2" style:font-family-complex="OpenSymbol" style:font-family-generic-complex="system" style:font-pitch-complex="variable"/>
    </style:style>
    <style:style style:name="ListLabel_20_2087" style:display-name="ListLabel 2087" style:family="text">
      <style:text-properties style:font-name-complex="OpenSymbol2" style:font-family-complex="OpenSymbol" style:font-family-generic-complex="system" style:font-pitch-complex="variable"/>
    </style:style>
    <style:style style:name="ListLabel_20_2088" style:display-name="ListLabel 2088" style:family="text">
      <style:text-properties style:font-name-complex="OpenSymbol2" style:font-family-complex="OpenSymbol" style:font-family-generic-complex="system" style:font-pitch-complex="variable"/>
    </style:style>
    <style:style style:name="ListLabel_20_2089" style:display-name="ListLabel 2089" style:family="text">
      <style:text-properties fo:font-weight="normal" style:font-weight-asian="normal" style:font-name-complex="OpenSymbol2" style:font-family-complex="OpenSymbol" style:font-family-generic-complex="system" style:font-pitch-complex="variable"/>
    </style:style>
    <style:style style:name="ListLabel_20_2090" style:display-name="ListLabel 2090" style:family="text">
      <style:text-properties style:font-name-complex="OpenSymbol2" style:font-family-complex="OpenSymbol" style:font-family-generic-complex="system" style:font-pitch-complex="variable"/>
    </style:style>
    <style:style style:name="ListLabel_20_2091" style:display-name="ListLabel 2091" style:family="text">
      <style:text-properties style:font-name-complex="OpenSymbol2" style:font-family-complex="OpenSymbol" style:font-family-generic-complex="system" style:font-pitch-complex="variable"/>
    </style:style>
    <style:style style:name="ListLabel_20_2092" style:display-name="ListLabel 2092" style:family="text">
      <style:text-properties style:font-name-complex="OpenSymbol2" style:font-family-complex="OpenSymbol" style:font-family-generic-complex="system" style:font-pitch-complex="variable"/>
    </style:style>
    <style:style style:name="ListLabel_20_2093" style:display-name="ListLabel 2093" style:family="text">
      <style:text-properties style:font-name-complex="OpenSymbol2" style:font-family-complex="OpenSymbol" style:font-family-generic-complex="system" style:font-pitch-complex="variable"/>
    </style:style>
    <style:style style:name="ListLabel_20_2094" style:display-name="ListLabel 2094" style:family="text">
      <style:text-properties style:font-name-complex="OpenSymbol2" style:font-family-complex="OpenSymbol" style:font-family-generic-complex="system" style:font-pitch-complex="variable"/>
    </style:style>
    <style:style style:name="ListLabel_20_2095" style:display-name="ListLabel 2095" style:family="text">
      <style:text-properties style:font-name-complex="OpenSymbol2" style:font-family-complex="OpenSymbol" style:font-family-generic-complex="system" style:font-pitch-complex="variable"/>
    </style:style>
    <style:style style:name="ListLabel_20_2096" style:display-name="ListLabel 2096" style:family="text">
      <style:text-properties style:font-name-complex="OpenSymbol2" style:font-family-complex="OpenSymbol" style:font-family-generic-complex="system" style:font-pitch-complex="variable"/>
    </style:style>
    <style:style style:name="ListLabel_20_2097" style:display-name="ListLabel 2097" style:family="text">
      <style:text-properties style:font-name-complex="OpenSymbol2" style:font-family-complex="OpenSymbol" style:font-family-generic-complex="system" style:font-pitch-complex="variable"/>
    </style:style>
    <style:style style:name="ListLabel_20_2098" style:display-name="ListLabel 2098"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2099" style:display-name="ListLabel 2099" style:family="text">
      <style:text-properties style:font-name-complex="OpenSymbol2" style:font-family-complex="OpenSymbol" style:font-family-generic-complex="system" style:font-pitch-complex="variable"/>
    </style:style>
    <style:style style:name="ListLabel_20_2100" style:display-name="ListLabel 2100" style:family="text">
      <style:text-properties style:font-name-complex="OpenSymbol2" style:font-family-complex="OpenSymbol" style:font-family-generic-complex="system" style:font-pitch-complex="variable"/>
    </style:style>
    <style:style style:name="ListLabel_20_2101" style:display-name="ListLabel 2101" style:family="text">
      <style:text-properties style:font-name-complex="OpenSymbol2" style:font-family-complex="OpenSymbol" style:font-family-generic-complex="system" style:font-pitch-complex="variable"/>
    </style:style>
    <style:style style:name="ListLabel_20_2102" style:display-name="ListLabel 2102" style:family="text">
      <style:text-properties style:font-name-complex="OpenSymbol2" style:font-family-complex="OpenSymbol" style:font-family-generic-complex="system" style:font-pitch-complex="variable"/>
    </style:style>
    <style:style style:name="ListLabel_20_2103" style:display-name="ListLabel 2103" style:family="text">
      <style:text-properties style:font-name-complex="OpenSymbol2" style:font-family-complex="OpenSymbol" style:font-family-generic-complex="system" style:font-pitch-complex="variable"/>
    </style:style>
    <style:style style:name="ListLabel_20_2104" style:display-name="ListLabel 2104" style:family="text">
      <style:text-properties style:font-name-complex="OpenSymbol2" style:font-family-complex="OpenSymbol" style:font-family-generic-complex="system" style:font-pitch-complex="variable"/>
    </style:style>
    <style:style style:name="ListLabel_20_2105" style:display-name="ListLabel 2105" style:family="text">
      <style:text-properties style:font-name-complex="OpenSymbol2" style:font-family-complex="OpenSymbol" style:font-family-generic-complex="system" style:font-pitch-complex="variable"/>
    </style:style>
    <style:style style:name="ListLabel_20_2106" style:display-name="ListLabel 2106" style:family="text">
      <style:text-properties style:font-name-complex="OpenSymbol2" style:font-family-complex="OpenSymbol" style:font-family-generic-complex="system" style:font-pitch-complex="variable"/>
    </style:style>
    <style:style style:name="ListLabel_20_2107" style:display-name="ListLabel 2107"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2108" style:display-name="ListLabel 2108" style:family="text">
      <style:text-properties style:font-name-complex="OpenSymbol2" style:font-family-complex="OpenSymbol" style:font-family-generic-complex="system" style:font-pitch-complex="variable"/>
    </style:style>
    <style:style style:name="ListLabel_20_2109" style:display-name="ListLabel 2109" style:family="text">
      <style:text-properties style:font-name-complex="OpenSymbol2" style:font-family-complex="OpenSymbol" style:font-family-generic-complex="system" style:font-pitch-complex="variable"/>
    </style:style>
    <style:style style:name="ListLabel_20_2110" style:display-name="ListLabel 2110" style:family="text">
      <style:text-properties style:font-name-complex="OpenSymbol2" style:font-family-complex="OpenSymbol" style:font-family-generic-complex="system" style:font-pitch-complex="variable"/>
    </style:style>
    <style:style style:name="ListLabel_20_2111" style:display-name="ListLabel 2111" style:family="text">
      <style:text-properties style:font-name-complex="OpenSymbol2" style:font-family-complex="OpenSymbol" style:font-family-generic-complex="system" style:font-pitch-complex="variable"/>
    </style:style>
    <style:style style:name="ListLabel_20_2112" style:display-name="ListLabel 2112" style:family="text">
      <style:text-properties style:font-name-complex="OpenSymbol2" style:font-family-complex="OpenSymbol" style:font-family-generic-complex="system" style:font-pitch-complex="variable"/>
    </style:style>
    <style:style style:name="ListLabel_20_2113" style:display-name="ListLabel 2113" style:family="text">
      <style:text-properties style:font-name-complex="OpenSymbol2" style:font-family-complex="OpenSymbol" style:font-family-generic-complex="system" style:font-pitch-complex="variable"/>
    </style:style>
    <style:style style:name="ListLabel_20_2114" style:display-name="ListLabel 2114" style:family="text">
      <style:text-properties style:font-name-complex="OpenSymbol2" style:font-family-complex="OpenSymbol" style:font-family-generic-complex="system" style:font-pitch-complex="variable"/>
    </style:style>
    <style:style style:name="ListLabel_20_2115" style:display-name="ListLabel 2115" style:family="text">
      <style:text-properties style:font-name-complex="OpenSymbol2" style:font-family-complex="OpenSymbol" style:font-family-generic-complex="system" style:font-pitch-complex="variable"/>
    </style:style>
    <style:style style:name="ListLabel_20_2116" style:display-name="ListLabel 2116" style:family="text">
      <style:text-properties style:font-name-complex="OpenSymbol2" style:font-family-complex="OpenSymbol" style:font-family-generic-complex="system" style:font-pitch-complex="variable"/>
    </style:style>
    <style:style style:name="ListLabel_20_2117" style:display-name="ListLabel 2117" style:family="text">
      <style:text-properties style:font-name-complex="OpenSymbol2" style:font-family-complex="OpenSymbol" style:font-family-generic-complex="system" style:font-pitch-complex="variable"/>
    </style:style>
    <style:style style:name="ListLabel_20_2118" style:display-name="ListLabel 2118" style:family="text">
      <style:text-properties style:font-name-complex="OpenSymbol2" style:font-family-complex="OpenSymbol" style:font-family-generic-complex="system" style:font-pitch-complex="variable"/>
    </style:style>
    <style:style style:name="ListLabel_20_2119" style:display-name="ListLabel 2119" style:family="text">
      <style:text-properties style:font-name-complex="OpenSymbol2" style:font-family-complex="OpenSymbol" style:font-family-generic-complex="system" style:font-pitch-complex="variable"/>
    </style:style>
    <style:style style:name="ListLabel_20_2120" style:display-name="ListLabel 2120" style:family="text">
      <style:text-properties style:font-name-complex="OpenSymbol2" style:font-family-complex="OpenSymbol" style:font-family-generic-complex="system" style:font-pitch-complex="variable"/>
    </style:style>
    <style:style style:name="ListLabel_20_2121" style:display-name="ListLabel 2121" style:family="text">
      <style:text-properties style:font-name-complex="OpenSymbol2" style:font-family-complex="OpenSymbol" style:font-family-generic-complex="system" style:font-pitch-complex="variable"/>
    </style:style>
    <style:style style:name="ListLabel_20_2122" style:display-name="ListLabel 2122" style:family="text">
      <style:text-properties style:font-name-complex="OpenSymbol2" style:font-family-complex="OpenSymbol" style:font-family-generic-complex="system" style:font-pitch-complex="variable"/>
    </style:style>
    <style:style style:name="ListLabel_20_2123" style:display-name="ListLabel 2123" style:family="text">
      <style:text-properties style:font-name-complex="OpenSymbol2" style:font-family-complex="OpenSymbol" style:font-family-generic-complex="system" style:font-pitch-complex="variable"/>
    </style:style>
    <style:style style:name="ListLabel_20_2124" style:display-name="ListLabel 2124" style:family="text">
      <style:text-properties style:font-name-complex="OpenSymbol2" style:font-family-complex="OpenSymbol" style:font-family-generic-complex="system" style:font-pitch-complex="variable"/>
    </style:style>
    <style:style style:name="ListLabel_20_2125" style:display-name="ListLabel 2125" style:family="text">
      <style:text-properties style:font-name-complex="OpenSymbol2" style:font-family-complex="OpenSymbol" style:font-family-generic-complex="system" style:font-pitch-complex="variable"/>
    </style:style>
    <style:style style:name="ListLabel_20_2126" style:display-name="ListLabel 2126" style:family="text">
      <style:text-properties style:font-name-complex="OpenSymbol2" style:font-family-complex="OpenSymbol" style:font-family-generic-complex="system" style:font-pitch-complex="variable"/>
    </style:style>
    <style:style style:name="ListLabel_20_2127" style:display-name="ListLabel 2127" style:family="text">
      <style:text-properties style:font-name-complex="OpenSymbol2" style:font-family-complex="OpenSymbol" style:font-family-generic-complex="system" style:font-pitch-complex="variable"/>
    </style:style>
    <style:style style:name="ListLabel_20_2128" style:display-name="ListLabel 2128" style:family="text">
      <style:text-properties style:font-name-complex="OpenSymbol2" style:font-family-complex="OpenSymbol" style:font-family-generic-complex="system" style:font-pitch-complex="variable"/>
    </style:style>
    <style:style style:name="ListLabel_20_2129" style:display-name="ListLabel 2129" style:family="text">
      <style:text-properties style:font-name-complex="OpenSymbol2" style:font-family-complex="OpenSymbol" style:font-family-generic-complex="system" style:font-pitch-complex="variable"/>
    </style:style>
    <style:style style:name="ListLabel_20_2130" style:display-name="ListLabel 2130" style:family="text">
      <style:text-properties style:font-name-complex="OpenSymbol2" style:font-family-complex="OpenSymbol" style:font-family-generic-complex="system" style:font-pitch-complex="variable"/>
    </style:style>
    <style:style style:name="ListLabel_20_2131" style:display-name="ListLabel 2131" style:family="text">
      <style:text-properties style:font-name-complex="OpenSymbol2" style:font-family-complex="OpenSymbol" style:font-family-generic-complex="system" style:font-pitch-complex="variable"/>
    </style:style>
    <style:style style:name="ListLabel_20_2132" style:display-name="ListLabel 2132" style:family="text">
      <style:text-properties style:font-name-complex="OpenSymbol2" style:font-family-complex="OpenSymbol" style:font-family-generic-complex="system" style:font-pitch-complex="variable"/>
    </style:style>
    <style:style style:name="ListLabel_20_2133" style:display-name="ListLabel 2133" style:family="text">
      <style:text-properties style:font-name-complex="OpenSymbol2" style:font-family-complex="OpenSymbol" style:font-family-generic-complex="system" style:font-pitch-complex="variable"/>
    </style:style>
    <style:style style:name="ListLabel_20_2134" style:display-name="ListLabel 2134" style:family="text">
      <style:text-properties fo:font-size="11pt" style:font-size-asian="11pt" style:font-name-complex="OpenSymbol2" style:font-family-complex="OpenSymbol" style:font-family-generic-complex="system" style:font-pitch-complex="variable"/>
    </style:style>
    <style:style style:name="ListLabel_20_2135" style:display-name="ListLabel 2135" style:family="text">
      <style:text-properties style:font-name-complex="OpenSymbol2" style:font-family-complex="OpenSymbol" style:font-family-generic-complex="system" style:font-pitch-complex="variable"/>
    </style:style>
    <style:style style:name="ListLabel_20_2136" style:display-name="ListLabel 2136" style:family="text">
      <style:text-properties style:font-name-complex="OpenSymbol2" style:font-family-complex="OpenSymbol" style:font-family-generic-complex="system" style:font-pitch-complex="variable"/>
    </style:style>
    <style:style style:name="ListLabel_20_2137" style:display-name="ListLabel 2137" style:family="text">
      <style:text-properties style:font-name-complex="OpenSymbol2" style:font-family-complex="OpenSymbol" style:font-family-generic-complex="system" style:font-pitch-complex="variable"/>
    </style:style>
    <style:style style:name="ListLabel_20_2138" style:display-name="ListLabel 2138" style:family="text">
      <style:text-properties style:font-name-complex="OpenSymbol2" style:font-family-complex="OpenSymbol" style:font-family-generic-complex="system" style:font-pitch-complex="variable"/>
    </style:style>
    <style:style style:name="ListLabel_20_2139" style:display-name="ListLabel 2139" style:family="text">
      <style:text-properties style:font-name-complex="OpenSymbol2" style:font-family-complex="OpenSymbol" style:font-family-generic-complex="system" style:font-pitch-complex="variable"/>
    </style:style>
    <style:style style:name="ListLabel_20_2140" style:display-name="ListLabel 2140" style:family="text">
      <style:text-properties style:font-name-complex="OpenSymbol2" style:font-family-complex="OpenSymbol" style:font-family-generic-complex="system" style:font-pitch-complex="variable"/>
    </style:style>
    <style:style style:name="ListLabel_20_2141" style:display-name="ListLabel 2141" style:family="text">
      <style:text-properties style:font-name-complex="OpenSymbol2" style:font-family-complex="OpenSymbol" style:font-family-generic-complex="system" style:font-pitch-complex="variable"/>
    </style:style>
    <style:style style:name="ListLabel_20_2142" style:display-name="ListLabel 2142" style:family="text">
      <style:text-properties style:font-name-complex="OpenSymbol2" style:font-family-complex="OpenSymbol" style:font-family-generic-complex="system" style:font-pitch-complex="variable"/>
    </style:style>
    <style:style style:name="ListLabel_20_2143" style:display-name="ListLabel 2143" style:family="text">
      <style:text-properties fo:font-weight="normal" style:font-weight-asian="normal" style:font-name-complex="OpenSymbol2" style:font-family-complex="OpenSymbol" style:font-family-generic-complex="system" style:font-pitch-complex="variable"/>
    </style:style>
    <style:style style:name="ListLabel_20_2144" style:display-name="ListLabel 2144" style:family="text">
      <style:text-properties style:font-name-complex="OpenSymbol2" style:font-family-complex="OpenSymbol" style:font-family-generic-complex="system" style:font-pitch-complex="variable"/>
    </style:style>
    <style:style style:name="ListLabel_20_2145" style:display-name="ListLabel 2145" style:family="text">
      <style:text-properties style:font-name-complex="OpenSymbol2" style:font-family-complex="OpenSymbol" style:font-family-generic-complex="system" style:font-pitch-complex="variable"/>
    </style:style>
    <style:style style:name="ListLabel_20_2146" style:display-name="ListLabel 2146" style:family="text">
      <style:text-properties style:font-name-complex="OpenSymbol2" style:font-family-complex="OpenSymbol" style:font-family-generic-complex="system" style:font-pitch-complex="variable"/>
    </style:style>
    <style:style style:name="ListLabel_20_2147" style:display-name="ListLabel 2147" style:family="text">
      <style:text-properties style:font-name-complex="OpenSymbol2" style:font-family-complex="OpenSymbol" style:font-family-generic-complex="system" style:font-pitch-complex="variable"/>
    </style:style>
    <style:style style:name="ListLabel_20_2148" style:display-name="ListLabel 2148" style:family="text">
      <style:text-properties style:font-name-complex="OpenSymbol2" style:font-family-complex="OpenSymbol" style:font-family-generic-complex="system" style:font-pitch-complex="variable"/>
    </style:style>
    <style:style style:name="ListLabel_20_2149" style:display-name="ListLabel 2149" style:family="text">
      <style:text-properties style:font-name-complex="OpenSymbol2" style:font-family-complex="OpenSymbol" style:font-family-generic-complex="system" style:font-pitch-complex="variable"/>
    </style:style>
    <style:style style:name="ListLabel_20_2150" style:display-name="ListLabel 2150" style:family="text">
      <style:text-properties style:font-name-complex="OpenSymbol2" style:font-family-complex="OpenSymbol" style:font-family-generic-complex="system" style:font-pitch-complex="variable"/>
    </style:style>
    <style:style style:name="ListLabel_20_2151" style:display-name="ListLabel 2151" style:family="text">
      <style:text-properties style:font-name-complex="OpenSymbol2" style:font-family-complex="OpenSymbol" style:font-family-generic-complex="system" style:font-pitch-complex="variable"/>
    </style:style>
    <style:style style:name="ListLabel_20_2152" style:display-name="ListLabel 2152"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2153" style:display-name="ListLabel 2153" style:family="text">
      <style:text-properties style:font-name-complex="OpenSymbol2" style:font-family-complex="OpenSymbol" style:font-family-generic-complex="system" style:font-pitch-complex="variable"/>
    </style:style>
    <style:style style:name="ListLabel_20_2154" style:display-name="ListLabel 2154" style:family="text">
      <style:text-properties style:font-name-complex="OpenSymbol2" style:font-family-complex="OpenSymbol" style:font-family-generic-complex="system" style:font-pitch-complex="variable"/>
    </style:style>
    <style:style style:name="ListLabel_20_2155" style:display-name="ListLabel 2155" style:family="text">
      <style:text-properties style:font-name-complex="OpenSymbol2" style:font-family-complex="OpenSymbol" style:font-family-generic-complex="system" style:font-pitch-complex="variable"/>
    </style:style>
    <style:style style:name="ListLabel_20_2156" style:display-name="ListLabel 2156" style:family="text">
      <style:text-properties style:font-name-complex="OpenSymbol2" style:font-family-complex="OpenSymbol" style:font-family-generic-complex="system" style:font-pitch-complex="variable"/>
    </style:style>
    <style:style style:name="ListLabel_20_2157" style:display-name="ListLabel 2157" style:family="text">
      <style:text-properties style:font-name-complex="OpenSymbol2" style:font-family-complex="OpenSymbol" style:font-family-generic-complex="system" style:font-pitch-complex="variable"/>
    </style:style>
    <style:style style:name="ListLabel_20_2158" style:display-name="ListLabel 2158" style:family="text">
      <style:text-properties style:font-name-complex="OpenSymbol2" style:font-family-complex="OpenSymbol" style:font-family-generic-complex="system" style:font-pitch-complex="variable"/>
    </style:style>
    <style:style style:name="ListLabel_20_2159" style:display-name="ListLabel 2159" style:family="text">
      <style:text-properties style:font-name-complex="OpenSymbol2" style:font-family-complex="OpenSymbol" style:font-family-generic-complex="system" style:font-pitch-complex="variable"/>
    </style:style>
    <style:style style:name="ListLabel_20_2160" style:display-name="ListLabel 2160" style:family="text">
      <style:text-properties style:font-name-complex="OpenSymbol2" style:font-family-complex="OpenSymbol" style:font-family-generic-complex="system" style:font-pitch-complex="variable"/>
    </style:style>
    <style:style style:name="ListLabel_20_2161" style:display-name="ListLabel 2161"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2162" style:display-name="ListLabel 2162" style:family="text">
      <style:text-properties style:font-name-complex="OpenSymbol2" style:font-family-complex="OpenSymbol" style:font-family-generic-complex="system" style:font-pitch-complex="variable"/>
    </style:style>
    <style:style style:name="ListLabel_20_2163" style:display-name="ListLabel 2163" style:family="text">
      <style:text-properties style:font-name-complex="OpenSymbol2" style:font-family-complex="OpenSymbol" style:font-family-generic-complex="system" style:font-pitch-complex="variable"/>
    </style:style>
    <style:style style:name="ListLabel_20_2164" style:display-name="ListLabel 2164" style:family="text">
      <style:text-properties style:font-name-complex="OpenSymbol2" style:font-family-complex="OpenSymbol" style:font-family-generic-complex="system" style:font-pitch-complex="variable"/>
    </style:style>
    <style:style style:name="ListLabel_20_2165" style:display-name="ListLabel 2165" style:family="text">
      <style:text-properties style:font-name-complex="OpenSymbol2" style:font-family-complex="OpenSymbol" style:font-family-generic-complex="system" style:font-pitch-complex="variable"/>
    </style:style>
    <style:style style:name="ListLabel_20_2166" style:display-name="ListLabel 2166" style:family="text">
      <style:text-properties style:font-name-complex="OpenSymbol2" style:font-family-complex="OpenSymbol" style:font-family-generic-complex="system" style:font-pitch-complex="variable"/>
    </style:style>
    <style:style style:name="ListLabel_20_2167" style:display-name="ListLabel 2167" style:family="text">
      <style:text-properties style:font-name-complex="OpenSymbol2" style:font-family-complex="OpenSymbol" style:font-family-generic-complex="system" style:font-pitch-complex="variable"/>
    </style:style>
    <style:style style:name="ListLabel_20_2168" style:display-name="ListLabel 2168" style:family="text">
      <style:text-properties style:font-name-complex="OpenSymbol2" style:font-family-complex="OpenSymbol" style:font-family-generic-complex="system" style:font-pitch-complex="variable"/>
    </style:style>
    <style:style style:name="ListLabel_20_2169" style:display-name="ListLabel 2169" style:family="text">
      <style:text-properties style:font-name-complex="OpenSymbol2" style:font-family-complex="OpenSymbol" style:font-family-generic-complex="system" style:font-pitch-complex="variable"/>
    </style:style>
    <style:style style:name="ListLabel_20_2170" style:display-name="ListLabel 2170" style:family="text">
      <style:text-properties style:font-name-complex="OpenSymbol2" style:font-family-complex="OpenSymbol" style:font-family-generic-complex="system" style:font-pitch-complex="variable"/>
    </style:style>
    <style:style style:name="ListLabel_20_2171" style:display-name="ListLabel 2171" style:family="text">
      <style:text-properties style:font-name-complex="OpenSymbol2" style:font-family-complex="OpenSymbol" style:font-family-generic-complex="system" style:font-pitch-complex="variable"/>
    </style:style>
    <style:style style:name="ListLabel_20_2172" style:display-name="ListLabel 2172" style:family="text">
      <style:text-properties style:font-name-complex="OpenSymbol2" style:font-family-complex="OpenSymbol" style:font-family-generic-complex="system" style:font-pitch-complex="variable"/>
    </style:style>
    <style:style style:name="ListLabel_20_2173" style:display-name="ListLabel 2173" style:family="text">
      <style:text-properties style:font-name-complex="OpenSymbol2" style:font-family-complex="OpenSymbol" style:font-family-generic-complex="system" style:font-pitch-complex="variable"/>
    </style:style>
    <style:style style:name="ListLabel_20_2174" style:display-name="ListLabel 2174" style:family="text">
      <style:text-properties style:font-name-complex="OpenSymbol2" style:font-family-complex="OpenSymbol" style:font-family-generic-complex="system" style:font-pitch-complex="variable"/>
    </style:style>
    <style:style style:name="ListLabel_20_2175" style:display-name="ListLabel 2175" style:family="text">
      <style:text-properties style:font-name-complex="OpenSymbol2" style:font-family-complex="OpenSymbol" style:font-family-generic-complex="system" style:font-pitch-complex="variable"/>
    </style:style>
    <style:style style:name="ListLabel_20_2176" style:display-name="ListLabel 2176" style:family="text">
      <style:text-properties style:font-name-complex="OpenSymbol2" style:font-family-complex="OpenSymbol" style:font-family-generic-complex="system" style:font-pitch-complex="variable"/>
    </style:style>
    <style:style style:name="ListLabel_20_2177" style:display-name="ListLabel 2177" style:family="text">
      <style:text-properties style:font-name-complex="OpenSymbol2" style:font-family-complex="OpenSymbol" style:font-family-generic-complex="system" style:font-pitch-complex="variable"/>
    </style:style>
    <style:style style:name="ListLabel_20_2178" style:display-name="ListLabel 2178" style:family="text">
      <style:text-properties style:font-name-complex="OpenSymbol2" style:font-family-complex="OpenSymbol" style:font-family-generic-complex="system" style:font-pitch-complex="variable"/>
    </style:style>
    <style:style style:name="ListLabel_20_2179" style:display-name="ListLabel 2179" style:family="text">
      <style:text-properties style:font-name-complex="OpenSymbol2" style:font-family-complex="OpenSymbol" style:font-family-generic-complex="system" style:font-pitch-complex="variable"/>
    </style:style>
    <style:style style:name="ListLabel_20_2180" style:display-name="ListLabel 2180" style:family="text">
      <style:text-properties style:font-name-complex="OpenSymbol2" style:font-family-complex="OpenSymbol" style:font-family-generic-complex="system" style:font-pitch-complex="variable"/>
    </style:style>
    <style:style style:name="ListLabel_20_2181" style:display-name="ListLabel 2181" style:family="text">
      <style:text-properties style:font-name-complex="OpenSymbol2" style:font-family-complex="OpenSymbol" style:font-family-generic-complex="system" style:font-pitch-complex="variable"/>
    </style:style>
    <style:style style:name="ListLabel_20_2182" style:display-name="ListLabel 2182" style:family="text">
      <style:text-properties style:font-name-complex="OpenSymbol2" style:font-family-complex="OpenSymbol" style:font-family-generic-complex="system" style:font-pitch-complex="variable"/>
    </style:style>
    <style:style style:name="ListLabel_20_2183" style:display-name="ListLabel 2183" style:family="text">
      <style:text-properties style:font-name-complex="OpenSymbol2" style:font-family-complex="OpenSymbol" style:font-family-generic-complex="system" style:font-pitch-complex="variable"/>
    </style:style>
    <style:style style:name="ListLabel_20_2184" style:display-name="ListLabel 2184" style:family="text">
      <style:text-properties style:font-name-complex="OpenSymbol2" style:font-family-complex="OpenSymbol" style:font-family-generic-complex="system" style:font-pitch-complex="variable"/>
    </style:style>
    <style:style style:name="ListLabel_20_2185" style:display-name="ListLabel 2185" style:family="text">
      <style:text-properties style:font-name-complex="OpenSymbol2" style:font-family-complex="OpenSymbol" style:font-family-generic-complex="system" style:font-pitch-complex="variable"/>
    </style:style>
    <style:style style:name="ListLabel_20_2186" style:display-name="ListLabel 2186" style:family="text">
      <style:text-properties style:font-name-complex="OpenSymbol2" style:font-family-complex="OpenSymbol" style:font-family-generic-complex="system" style:font-pitch-complex="variable"/>
    </style:style>
    <style:style style:name="ListLabel_20_2187" style:display-name="ListLabel 2187" style:family="text">
      <style:text-properties style:font-name-complex="OpenSymbol2" style:font-family-complex="OpenSymbol" style:font-family-generic-complex="system" style:font-pitch-complex="variable"/>
    </style:style>
    <style:style style:name="ListLabel_20_2188" style:display-name="ListLabel 2188" style:family="text">
      <style:text-properties fo:font-size="11pt" style:font-size-asian="11pt" style:font-name-complex="OpenSymbol2" style:font-family-complex="OpenSymbol" style:font-family-generic-complex="system" style:font-pitch-complex="variable"/>
    </style:style>
    <style:style style:name="ListLabel_20_2189" style:display-name="ListLabel 2189" style:family="text">
      <style:text-properties style:font-name-complex="OpenSymbol2" style:font-family-complex="OpenSymbol" style:font-family-generic-complex="system" style:font-pitch-complex="variable"/>
    </style:style>
    <style:style style:name="ListLabel_20_2190" style:display-name="ListLabel 2190" style:family="text">
      <style:text-properties style:font-name-complex="OpenSymbol2" style:font-family-complex="OpenSymbol" style:font-family-generic-complex="system" style:font-pitch-complex="variable"/>
    </style:style>
    <style:style style:name="ListLabel_20_2191" style:display-name="ListLabel 2191" style:family="text">
      <style:text-properties style:font-name-complex="OpenSymbol2" style:font-family-complex="OpenSymbol" style:font-family-generic-complex="system" style:font-pitch-complex="variable"/>
    </style:style>
    <style:style style:name="ListLabel_20_2192" style:display-name="ListLabel 2192" style:family="text">
      <style:text-properties style:font-name-complex="OpenSymbol2" style:font-family-complex="OpenSymbol" style:font-family-generic-complex="system" style:font-pitch-complex="variable"/>
    </style:style>
    <style:style style:name="ListLabel_20_2193" style:display-name="ListLabel 2193" style:family="text">
      <style:text-properties style:font-name-complex="OpenSymbol2" style:font-family-complex="OpenSymbol" style:font-family-generic-complex="system" style:font-pitch-complex="variable"/>
    </style:style>
    <style:style style:name="ListLabel_20_2194" style:display-name="ListLabel 2194" style:family="text">
      <style:text-properties style:font-name-complex="OpenSymbol2" style:font-family-complex="OpenSymbol" style:font-family-generic-complex="system" style:font-pitch-complex="variable"/>
    </style:style>
    <style:style style:name="ListLabel_20_2195" style:display-name="ListLabel 2195" style:family="text">
      <style:text-properties style:font-name-complex="OpenSymbol2" style:font-family-complex="OpenSymbol" style:font-family-generic-complex="system" style:font-pitch-complex="variable"/>
    </style:style>
    <style:style style:name="ListLabel_20_2196" style:display-name="ListLabel 2196" style:family="text">
      <style:text-properties style:font-name-complex="OpenSymbol2" style:font-family-complex="OpenSymbol" style:font-family-generic-complex="system" style:font-pitch-complex="variable"/>
    </style:style>
    <style:style style:name="ListLabel_20_2197" style:display-name="ListLabel 2197" style:family="text">
      <style:text-properties fo:font-weight="normal" style:font-weight-asian="normal" style:font-name-complex="OpenSymbol2" style:font-family-complex="OpenSymbol" style:font-family-generic-complex="system" style:font-pitch-complex="variable"/>
    </style:style>
    <style:style style:name="ListLabel_20_2198" style:display-name="ListLabel 2198" style:family="text">
      <style:text-properties style:font-name-complex="OpenSymbol2" style:font-family-complex="OpenSymbol" style:font-family-generic-complex="system" style:font-pitch-complex="variable"/>
    </style:style>
    <style:style style:name="ListLabel_20_2199" style:display-name="ListLabel 2199" style:family="text">
      <style:text-properties style:font-name-complex="OpenSymbol2" style:font-family-complex="OpenSymbol" style:font-family-generic-complex="system" style:font-pitch-complex="variable"/>
    </style:style>
    <style:style style:name="ListLabel_20_2200" style:display-name="ListLabel 2200" style:family="text">
      <style:text-properties style:font-name-complex="OpenSymbol2" style:font-family-complex="OpenSymbol" style:font-family-generic-complex="system" style:font-pitch-complex="variable"/>
    </style:style>
    <style:style style:name="ListLabel_20_2201" style:display-name="ListLabel 2201" style:family="text">
      <style:text-properties style:font-name-complex="OpenSymbol2" style:font-family-complex="OpenSymbol" style:font-family-generic-complex="system" style:font-pitch-complex="variable"/>
    </style:style>
    <style:style style:name="ListLabel_20_2202" style:display-name="ListLabel 2202" style:family="text">
      <style:text-properties style:font-name-complex="OpenSymbol2" style:font-family-complex="OpenSymbol" style:font-family-generic-complex="system" style:font-pitch-complex="variable"/>
    </style:style>
    <style:style style:name="ListLabel_20_2203" style:display-name="ListLabel 2203" style:family="text">
      <style:text-properties style:font-name-complex="OpenSymbol2" style:font-family-complex="OpenSymbol" style:font-family-generic-complex="system" style:font-pitch-complex="variable"/>
    </style:style>
    <style:style style:name="ListLabel_20_2204" style:display-name="ListLabel 2204" style:family="text">
      <style:text-properties style:font-name-complex="OpenSymbol2" style:font-family-complex="OpenSymbol" style:font-family-generic-complex="system" style:font-pitch-complex="variable"/>
    </style:style>
    <style:style style:name="ListLabel_20_2205" style:display-name="ListLabel 2205" style:family="text">
      <style:text-properties style:font-name-complex="OpenSymbol2" style:font-family-complex="OpenSymbol" style:font-family-generic-complex="system" style:font-pitch-complex="variable"/>
    </style:style>
    <style:style style:name="ListLabel_20_2206" style:display-name="ListLabel 2206"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2207" style:display-name="ListLabel 2207" style:family="text">
      <style:text-properties style:font-name-complex="OpenSymbol2" style:font-family-complex="OpenSymbol" style:font-family-generic-complex="system" style:font-pitch-complex="variable"/>
    </style:style>
    <style:style style:name="ListLabel_20_2208" style:display-name="ListLabel 2208" style:family="text">
      <style:text-properties style:font-name-complex="OpenSymbol2" style:font-family-complex="OpenSymbol" style:font-family-generic-complex="system" style:font-pitch-complex="variable"/>
    </style:style>
    <style:style style:name="ListLabel_20_2209" style:display-name="ListLabel 2209" style:family="text">
      <style:text-properties style:font-name-complex="OpenSymbol2" style:font-family-complex="OpenSymbol" style:font-family-generic-complex="system" style:font-pitch-complex="variable"/>
    </style:style>
    <style:style style:name="ListLabel_20_2210" style:display-name="ListLabel 2210" style:family="text">
      <style:text-properties style:font-name-complex="OpenSymbol2" style:font-family-complex="OpenSymbol" style:font-family-generic-complex="system" style:font-pitch-complex="variable"/>
    </style:style>
    <style:style style:name="ListLabel_20_2211" style:display-name="ListLabel 2211" style:family="text">
      <style:text-properties style:font-name-complex="OpenSymbol2" style:font-family-complex="OpenSymbol" style:font-family-generic-complex="system" style:font-pitch-complex="variable"/>
    </style:style>
    <style:style style:name="ListLabel_20_2212" style:display-name="ListLabel 2212" style:family="text">
      <style:text-properties style:font-name-complex="OpenSymbol2" style:font-family-complex="OpenSymbol" style:font-family-generic-complex="system" style:font-pitch-complex="variable"/>
    </style:style>
    <style:style style:name="ListLabel_20_2213" style:display-name="ListLabel 2213" style:family="text">
      <style:text-properties style:font-name-complex="OpenSymbol2" style:font-family-complex="OpenSymbol" style:font-family-generic-complex="system" style:font-pitch-complex="variable"/>
    </style:style>
    <style:style style:name="ListLabel_20_2214" style:display-name="ListLabel 2214" style:family="text">
      <style:text-properties style:font-name-complex="OpenSymbol2" style:font-family-complex="OpenSymbol" style:font-family-generic-complex="system" style:font-pitch-complex="variable"/>
    </style:style>
    <style:style style:name="ListLabel_20_2215" style:display-name="ListLabel 2215"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2216" style:display-name="ListLabel 2216" style:family="text">
      <style:text-properties style:font-name-complex="OpenSymbol2" style:font-family-complex="OpenSymbol" style:font-family-generic-complex="system" style:font-pitch-complex="variable"/>
    </style:style>
    <style:style style:name="ListLabel_20_2217" style:display-name="ListLabel 2217" style:family="text">
      <style:text-properties style:font-name-complex="OpenSymbol2" style:font-family-complex="OpenSymbol" style:font-family-generic-complex="system" style:font-pitch-complex="variable"/>
    </style:style>
    <style:style style:name="ListLabel_20_2218" style:display-name="ListLabel 2218" style:family="text">
      <style:text-properties style:font-name-complex="OpenSymbol2" style:font-family-complex="OpenSymbol" style:font-family-generic-complex="system" style:font-pitch-complex="variable"/>
    </style:style>
    <style:style style:name="ListLabel_20_2219" style:display-name="ListLabel 2219" style:family="text">
      <style:text-properties style:font-name-complex="OpenSymbol2" style:font-family-complex="OpenSymbol" style:font-family-generic-complex="system" style:font-pitch-complex="variable"/>
    </style:style>
    <style:style style:name="ListLabel_20_2220" style:display-name="ListLabel 2220" style:family="text">
      <style:text-properties style:font-name-complex="OpenSymbol2" style:font-family-complex="OpenSymbol" style:font-family-generic-complex="system" style:font-pitch-complex="variable"/>
    </style:style>
    <style:style style:name="ListLabel_20_2221" style:display-name="ListLabel 2221" style:family="text">
      <style:text-properties style:font-name-complex="OpenSymbol2" style:font-family-complex="OpenSymbol" style:font-family-generic-complex="system" style:font-pitch-complex="variable"/>
    </style:style>
    <style:style style:name="ListLabel_20_2222" style:display-name="ListLabel 2222" style:family="text">
      <style:text-properties style:font-name-complex="OpenSymbol2" style:font-family-complex="OpenSymbol" style:font-family-generic-complex="system" style:font-pitch-complex="variable"/>
    </style:style>
    <style:style style:name="ListLabel_20_2223" style:display-name="ListLabel 2223" style:family="text">
      <style:text-properties style:font-name-complex="OpenSymbol2" style:font-family-complex="OpenSymbol" style:font-family-generic-complex="system" style:font-pitch-complex="variable"/>
    </style:style>
    <style:style style:name="ListLabel_20_2224" style:display-name="ListLabel 2224" style:family="text">
      <style:text-properties style:font-name-complex="OpenSymbol2" style:font-family-complex="OpenSymbol" style:font-family-generic-complex="system" style:font-pitch-complex="variable"/>
    </style:style>
    <style:style style:name="ListLabel_20_2225" style:display-name="ListLabel 2225" style:family="text">
      <style:text-properties style:font-name-complex="OpenSymbol2" style:font-family-complex="OpenSymbol" style:font-family-generic-complex="system" style:font-pitch-complex="variable"/>
    </style:style>
    <style:style style:name="ListLabel_20_2226" style:display-name="ListLabel 2226" style:family="text">
      <style:text-properties style:font-name-complex="OpenSymbol2" style:font-family-complex="OpenSymbol" style:font-family-generic-complex="system" style:font-pitch-complex="variable"/>
    </style:style>
    <style:style style:name="ListLabel_20_2227" style:display-name="ListLabel 2227" style:family="text">
      <style:text-properties style:font-name-complex="OpenSymbol2" style:font-family-complex="OpenSymbol" style:font-family-generic-complex="system" style:font-pitch-complex="variable"/>
    </style:style>
    <style:style style:name="ListLabel_20_2228" style:display-name="ListLabel 2228" style:family="text">
      <style:text-properties style:font-name-complex="OpenSymbol2" style:font-family-complex="OpenSymbol" style:font-family-generic-complex="system" style:font-pitch-complex="variable"/>
    </style:style>
    <style:style style:name="ListLabel_20_2229" style:display-name="ListLabel 2229" style:family="text">
      <style:text-properties style:font-name-complex="OpenSymbol2" style:font-family-complex="OpenSymbol" style:font-family-generic-complex="system" style:font-pitch-complex="variable"/>
    </style:style>
    <style:style style:name="ListLabel_20_2230" style:display-name="ListLabel 2230" style:family="text">
      <style:text-properties style:font-name-complex="OpenSymbol2" style:font-family-complex="OpenSymbol" style:font-family-generic-complex="system" style:font-pitch-complex="variable"/>
    </style:style>
    <style:style style:name="ListLabel_20_2231" style:display-name="ListLabel 2231" style:family="text">
      <style:text-properties style:font-name-complex="OpenSymbol2" style:font-family-complex="OpenSymbol" style:font-family-generic-complex="system" style:font-pitch-complex="variable"/>
    </style:style>
    <style:style style:name="ListLabel_20_2232" style:display-name="ListLabel 2232" style:family="text">
      <style:text-properties style:font-name-complex="OpenSymbol2" style:font-family-complex="OpenSymbol" style:font-family-generic-complex="system" style:font-pitch-complex="variable"/>
    </style:style>
    <style:style style:name="ListLabel_20_2233" style:display-name="ListLabel 2233" style:family="text">
      <style:text-properties style:font-name-complex="OpenSymbol2" style:font-family-complex="OpenSymbol" style:font-family-generic-complex="system" style:font-pitch-complex="variable"/>
    </style:style>
    <style:style style:name="ListLabel_20_2234" style:display-name="ListLabel 2234" style:family="text">
      <style:text-properties style:font-name-complex="OpenSymbol2" style:font-family-complex="OpenSymbol" style:font-family-generic-complex="system" style:font-pitch-complex="variable"/>
    </style:style>
    <style:style style:name="ListLabel_20_2235" style:display-name="ListLabel 2235" style:family="text">
      <style:text-properties style:font-name-complex="OpenSymbol2" style:font-family-complex="OpenSymbol" style:font-family-generic-complex="system" style:font-pitch-complex="variable"/>
    </style:style>
    <style:style style:name="ListLabel_20_2236" style:display-name="ListLabel 2236" style:family="text">
      <style:text-properties style:font-name-complex="OpenSymbol2" style:font-family-complex="OpenSymbol" style:font-family-generic-complex="system" style:font-pitch-complex="variable"/>
    </style:style>
    <style:style style:name="ListLabel_20_2237" style:display-name="ListLabel 2237" style:family="text">
      <style:text-properties style:font-name-complex="OpenSymbol2" style:font-family-complex="OpenSymbol" style:font-family-generic-complex="system" style:font-pitch-complex="variable"/>
    </style:style>
    <style:style style:name="ListLabel_20_2238" style:display-name="ListLabel 2238" style:family="text">
      <style:text-properties style:font-name-complex="OpenSymbol2" style:font-family-complex="OpenSymbol" style:font-family-generic-complex="system" style:font-pitch-complex="variable"/>
    </style:style>
    <style:style style:name="ListLabel_20_2239" style:display-name="ListLabel 2239" style:family="text">
      <style:text-properties style:font-name-complex="OpenSymbol2" style:font-family-complex="OpenSymbol" style:font-family-generic-complex="system" style:font-pitch-complex="variable"/>
    </style:style>
    <style:style style:name="ListLabel_20_2240" style:display-name="ListLabel 2240" style:family="text">
      <style:text-properties style:font-name-complex="OpenSymbol2" style:font-family-complex="OpenSymbol" style:font-family-generic-complex="system" style:font-pitch-complex="variable"/>
    </style:style>
    <style:style style:name="ListLabel_20_2241" style:display-name="ListLabel 2241" style:family="text">
      <style:text-properties style:font-name-complex="OpenSymbol2" style:font-family-complex="OpenSymbol" style:font-family-generic-complex="system" style:font-pitch-complex="variable"/>
    </style:style>
    <style:style style:name="ListLabel_20_2242" style:display-name="ListLabel 2242" style:family="text">
      <style:text-properties fo:font-size="11pt" style:font-size-asian="11pt" style:font-name-complex="OpenSymbol2" style:font-family-complex="OpenSymbol" style:font-family-generic-complex="system" style:font-pitch-complex="variable"/>
    </style:style>
    <style:style style:name="ListLabel_20_2243" style:display-name="ListLabel 2243" style:family="text">
      <style:text-properties style:font-name-complex="OpenSymbol2" style:font-family-complex="OpenSymbol" style:font-family-generic-complex="system" style:font-pitch-complex="variable"/>
    </style:style>
    <style:style style:name="ListLabel_20_2244" style:display-name="ListLabel 2244" style:family="text">
      <style:text-properties style:font-name-complex="OpenSymbol2" style:font-family-complex="OpenSymbol" style:font-family-generic-complex="system" style:font-pitch-complex="variable"/>
    </style:style>
    <style:style style:name="ListLabel_20_2245" style:display-name="ListLabel 2245" style:family="text">
      <style:text-properties style:font-name-complex="OpenSymbol2" style:font-family-complex="OpenSymbol" style:font-family-generic-complex="system" style:font-pitch-complex="variable"/>
    </style:style>
    <style:style style:name="ListLabel_20_2246" style:display-name="ListLabel 2246" style:family="text">
      <style:text-properties style:font-name-complex="OpenSymbol2" style:font-family-complex="OpenSymbol" style:font-family-generic-complex="system" style:font-pitch-complex="variable"/>
    </style:style>
    <style:style style:name="ListLabel_20_2247" style:display-name="ListLabel 2247" style:family="text">
      <style:text-properties style:font-name-complex="OpenSymbol2" style:font-family-complex="OpenSymbol" style:font-family-generic-complex="system" style:font-pitch-complex="variable"/>
    </style:style>
    <style:style style:name="ListLabel_20_2248" style:display-name="ListLabel 2248" style:family="text">
      <style:text-properties style:font-name-complex="OpenSymbol2" style:font-family-complex="OpenSymbol" style:font-family-generic-complex="system" style:font-pitch-complex="variable"/>
    </style:style>
    <style:style style:name="ListLabel_20_2249" style:display-name="ListLabel 2249" style:family="text">
      <style:text-properties style:font-name-complex="OpenSymbol2" style:font-family-complex="OpenSymbol" style:font-family-generic-complex="system" style:font-pitch-complex="variable"/>
    </style:style>
    <style:style style:name="ListLabel_20_2250" style:display-name="ListLabel 2250" style:family="text">
      <style:text-properties style:font-name-complex="OpenSymbol2" style:font-family-complex="OpenSymbol" style:font-family-generic-complex="system" style:font-pitch-complex="variable"/>
    </style:style>
    <style:style style:name="ListLabel_20_2251" style:display-name="ListLabel 2251" style:family="text">
      <style:text-properties fo:font-weight="normal" style:font-weight-asian="normal" style:font-name-complex="OpenSymbol2" style:font-family-complex="OpenSymbol" style:font-family-generic-complex="system" style:font-pitch-complex="variable"/>
    </style:style>
    <style:style style:name="ListLabel_20_2252" style:display-name="ListLabel 2252" style:family="text">
      <style:text-properties style:font-name-complex="OpenSymbol2" style:font-family-complex="OpenSymbol" style:font-family-generic-complex="system" style:font-pitch-complex="variable"/>
    </style:style>
    <style:style style:name="ListLabel_20_2253" style:display-name="ListLabel 2253" style:family="text">
      <style:text-properties style:font-name-complex="OpenSymbol2" style:font-family-complex="OpenSymbol" style:font-family-generic-complex="system" style:font-pitch-complex="variable"/>
    </style:style>
    <style:style style:name="ListLabel_20_2254" style:display-name="ListLabel 2254" style:family="text">
      <style:text-properties style:font-name-complex="OpenSymbol2" style:font-family-complex="OpenSymbol" style:font-family-generic-complex="system" style:font-pitch-complex="variable"/>
    </style:style>
    <style:style style:name="ListLabel_20_2255" style:display-name="ListLabel 2255" style:family="text">
      <style:text-properties style:font-name-complex="OpenSymbol2" style:font-family-complex="OpenSymbol" style:font-family-generic-complex="system" style:font-pitch-complex="variable"/>
    </style:style>
    <style:style style:name="ListLabel_20_2256" style:display-name="ListLabel 2256" style:family="text">
      <style:text-properties style:font-name-complex="OpenSymbol2" style:font-family-complex="OpenSymbol" style:font-family-generic-complex="system" style:font-pitch-complex="variable"/>
    </style:style>
    <style:style style:name="ListLabel_20_2257" style:display-name="ListLabel 2257" style:family="text">
      <style:text-properties style:font-name-complex="OpenSymbol2" style:font-family-complex="OpenSymbol" style:font-family-generic-complex="system" style:font-pitch-complex="variable"/>
    </style:style>
    <style:style style:name="ListLabel_20_2258" style:display-name="ListLabel 2258" style:family="text">
      <style:text-properties style:font-name-complex="OpenSymbol2" style:font-family-complex="OpenSymbol" style:font-family-generic-complex="system" style:font-pitch-complex="variable"/>
    </style:style>
    <style:style style:name="ListLabel_20_2259" style:display-name="ListLabel 2259" style:family="text">
      <style:text-properties style:font-name-complex="OpenSymbol2" style:font-family-complex="OpenSymbol" style:font-family-generic-complex="system" style:font-pitch-complex="variable"/>
    </style:style>
    <style:style style:name="ListLabel_20_2260" style:display-name="ListLabel 2260"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2261" style:display-name="ListLabel 2261" style:family="text">
      <style:text-properties style:font-name-complex="OpenSymbol2" style:font-family-complex="OpenSymbol" style:font-family-generic-complex="system" style:font-pitch-complex="variable"/>
    </style:style>
    <style:style style:name="ListLabel_20_2262" style:display-name="ListLabel 2262" style:family="text">
      <style:text-properties style:font-name-complex="OpenSymbol2" style:font-family-complex="OpenSymbol" style:font-family-generic-complex="system" style:font-pitch-complex="variable"/>
    </style:style>
    <style:style style:name="ListLabel_20_2263" style:display-name="ListLabel 2263" style:family="text">
      <style:text-properties style:font-name-complex="OpenSymbol2" style:font-family-complex="OpenSymbol" style:font-family-generic-complex="system" style:font-pitch-complex="variable"/>
    </style:style>
    <style:style style:name="ListLabel_20_2264" style:display-name="ListLabel 2264" style:family="text">
      <style:text-properties style:font-name-complex="OpenSymbol2" style:font-family-complex="OpenSymbol" style:font-family-generic-complex="system" style:font-pitch-complex="variable"/>
    </style:style>
    <style:style style:name="ListLabel_20_2265" style:display-name="ListLabel 2265" style:family="text">
      <style:text-properties style:font-name-complex="OpenSymbol2" style:font-family-complex="OpenSymbol" style:font-family-generic-complex="system" style:font-pitch-complex="variable"/>
    </style:style>
    <style:style style:name="ListLabel_20_2266" style:display-name="ListLabel 2266" style:family="text">
      <style:text-properties style:font-name-complex="OpenSymbol2" style:font-family-complex="OpenSymbol" style:font-family-generic-complex="system" style:font-pitch-complex="variable"/>
    </style:style>
    <style:style style:name="ListLabel_20_2267" style:display-name="ListLabel 2267" style:family="text">
      <style:text-properties style:font-name-complex="OpenSymbol2" style:font-family-complex="OpenSymbol" style:font-family-generic-complex="system" style:font-pitch-complex="variable"/>
    </style:style>
    <style:style style:name="ListLabel_20_2268" style:display-name="ListLabel 2268" style:family="text">
      <style:text-properties style:font-name-complex="OpenSymbol2" style:font-family-complex="OpenSymbol" style:font-family-generic-complex="system" style:font-pitch-complex="variable"/>
    </style:style>
    <style:style style:name="ListLabel_20_2269" style:display-name="ListLabel 2269"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2270" style:display-name="ListLabel 2270" style:family="text">
      <style:text-properties style:font-name-complex="OpenSymbol2" style:font-family-complex="OpenSymbol" style:font-family-generic-complex="system" style:font-pitch-complex="variable"/>
    </style:style>
    <style:style style:name="ListLabel_20_2271" style:display-name="ListLabel 2271" style:family="text">
      <style:text-properties style:font-name-complex="OpenSymbol2" style:font-family-complex="OpenSymbol" style:font-family-generic-complex="system" style:font-pitch-complex="variable"/>
    </style:style>
    <style:style style:name="ListLabel_20_2272" style:display-name="ListLabel 2272" style:family="text">
      <style:text-properties style:font-name-complex="OpenSymbol2" style:font-family-complex="OpenSymbol" style:font-family-generic-complex="system" style:font-pitch-complex="variable"/>
    </style:style>
    <style:style style:name="ListLabel_20_2273" style:display-name="ListLabel 2273" style:family="text">
      <style:text-properties style:font-name-complex="OpenSymbol2" style:font-family-complex="OpenSymbol" style:font-family-generic-complex="system" style:font-pitch-complex="variable"/>
    </style:style>
    <style:style style:name="ListLabel_20_2274" style:display-name="ListLabel 2274" style:family="text">
      <style:text-properties style:font-name-complex="OpenSymbol2" style:font-family-complex="OpenSymbol" style:font-family-generic-complex="system" style:font-pitch-complex="variable"/>
    </style:style>
    <style:style style:name="ListLabel_20_2275" style:display-name="ListLabel 2275" style:family="text">
      <style:text-properties style:font-name-complex="OpenSymbol2" style:font-family-complex="OpenSymbol" style:font-family-generic-complex="system" style:font-pitch-complex="variable"/>
    </style:style>
    <style:style style:name="ListLabel_20_2276" style:display-name="ListLabel 2276" style:family="text">
      <style:text-properties style:font-name-complex="OpenSymbol2" style:font-family-complex="OpenSymbol" style:font-family-generic-complex="system" style:font-pitch-complex="variable"/>
    </style:style>
    <style:style style:name="ListLabel_20_2277" style:display-name="ListLabel 2277" style:family="text">
      <style:text-properties style:font-name-complex="OpenSymbol2" style:font-family-complex="OpenSymbol" style:font-family-generic-complex="system" style:font-pitch-complex="variable"/>
    </style:style>
    <style:style style:name="ListLabel_20_2278" style:display-name="ListLabel 2278" style:family="text">
      <style:text-properties style:font-name-complex="OpenSymbol2" style:font-family-complex="OpenSymbol" style:font-family-generic-complex="system" style:font-pitch-complex="variable"/>
    </style:style>
    <style:style style:name="ListLabel_20_2279" style:display-name="ListLabel 2279" style:family="text">
      <style:text-properties style:font-name-complex="OpenSymbol2" style:font-family-complex="OpenSymbol" style:font-family-generic-complex="system" style:font-pitch-complex="variable"/>
    </style:style>
    <style:style style:name="ListLabel_20_2280" style:display-name="ListLabel 2280" style:family="text">
      <style:text-properties style:font-name-complex="OpenSymbol2" style:font-family-complex="OpenSymbol" style:font-family-generic-complex="system" style:font-pitch-complex="variable"/>
    </style:style>
    <style:style style:name="ListLabel_20_2281" style:display-name="ListLabel 2281" style:family="text">
      <style:text-properties style:font-name-complex="OpenSymbol2" style:font-family-complex="OpenSymbol" style:font-family-generic-complex="system" style:font-pitch-complex="variable"/>
    </style:style>
    <style:style style:name="ListLabel_20_2282" style:display-name="ListLabel 2282" style:family="text">
      <style:text-properties style:font-name-complex="OpenSymbol2" style:font-family-complex="OpenSymbol" style:font-family-generic-complex="system" style:font-pitch-complex="variable"/>
    </style:style>
    <style:style style:name="ListLabel_20_2283" style:display-name="ListLabel 2283" style:family="text">
      <style:text-properties style:font-name-complex="OpenSymbol2" style:font-family-complex="OpenSymbol" style:font-family-generic-complex="system" style:font-pitch-complex="variable"/>
    </style:style>
    <style:style style:name="ListLabel_20_2284" style:display-name="ListLabel 2284" style:family="text">
      <style:text-properties style:font-name-complex="OpenSymbol2" style:font-family-complex="OpenSymbol" style:font-family-generic-complex="system" style:font-pitch-complex="variable"/>
    </style:style>
    <style:style style:name="ListLabel_20_2285" style:display-name="ListLabel 2285" style:family="text">
      <style:text-properties style:font-name-complex="OpenSymbol2" style:font-family-complex="OpenSymbol" style:font-family-generic-complex="system" style:font-pitch-complex="variable"/>
    </style:style>
    <style:style style:name="ListLabel_20_2286" style:display-name="ListLabel 2286" style:family="text">
      <style:text-properties style:font-name-complex="OpenSymbol2" style:font-family-complex="OpenSymbol" style:font-family-generic-complex="system" style:font-pitch-complex="variable"/>
    </style:style>
    <style:style style:name="ListLabel_20_2287" style:display-name="ListLabel 2287" style:family="text">
      <style:text-properties style:font-name-complex="OpenSymbol2" style:font-family-complex="OpenSymbol" style:font-family-generic-complex="system" style:font-pitch-complex="variable"/>
    </style:style>
    <style:style style:name="ListLabel_20_2288" style:display-name="ListLabel 2288" style:family="text">
      <style:text-properties style:font-name-complex="OpenSymbol2" style:font-family-complex="OpenSymbol" style:font-family-generic-complex="system" style:font-pitch-complex="variable"/>
    </style:style>
    <style:style style:name="ListLabel_20_2289" style:display-name="ListLabel 2289" style:family="text">
      <style:text-properties style:font-name-complex="OpenSymbol2" style:font-family-complex="OpenSymbol" style:font-family-generic-complex="system" style:font-pitch-complex="variable"/>
    </style:style>
    <style:style style:name="ListLabel_20_2290" style:display-name="ListLabel 2290" style:family="text">
      <style:text-properties style:font-name-complex="OpenSymbol2" style:font-family-complex="OpenSymbol" style:font-family-generic-complex="system" style:font-pitch-complex="variable"/>
    </style:style>
    <style:style style:name="ListLabel_20_2291" style:display-name="ListLabel 2291" style:family="text">
      <style:text-properties style:font-name-complex="OpenSymbol2" style:font-family-complex="OpenSymbol" style:font-family-generic-complex="system" style:font-pitch-complex="variable"/>
    </style:style>
    <style:style style:name="ListLabel_20_2292" style:display-name="ListLabel 2292" style:family="text">
      <style:text-properties style:font-name-complex="OpenSymbol2" style:font-family-complex="OpenSymbol" style:font-family-generic-complex="system" style:font-pitch-complex="variable"/>
    </style:style>
    <style:style style:name="ListLabel_20_2293" style:display-name="ListLabel 2293" style:family="text">
      <style:text-properties style:font-name-complex="OpenSymbol2" style:font-family-complex="OpenSymbol" style:font-family-generic-complex="system" style:font-pitch-complex="variable"/>
    </style:style>
    <style:style style:name="ListLabel_20_2294" style:display-name="ListLabel 2294" style:family="text">
      <style:text-properties style:font-name-complex="OpenSymbol2" style:font-family-complex="OpenSymbol" style:font-family-generic-complex="system" style:font-pitch-complex="variable"/>
    </style:style>
    <style:style style:name="ListLabel_20_2295" style:display-name="ListLabel 2295" style:family="text">
      <style:text-properties style:font-name-complex="OpenSymbol2" style:font-family-complex="OpenSymbol" style:font-family-generic-complex="system" style:font-pitch-complex="variable"/>
    </style:style>
    <style:style style:name="ListLabel_20_2296" style:display-name="ListLabel 2296" style:family="text">
      <style:text-properties fo:font-size="11pt" style:font-size-asian="11pt" style:font-name-complex="OpenSymbol2" style:font-family-complex="OpenSymbol" style:font-family-generic-complex="system" style:font-pitch-complex="variable"/>
    </style:style>
    <style:style style:name="ListLabel_20_2297" style:display-name="ListLabel 2297" style:family="text">
      <style:text-properties style:font-name-complex="OpenSymbol2" style:font-family-complex="OpenSymbol" style:font-family-generic-complex="system" style:font-pitch-complex="variable"/>
    </style:style>
    <style:style style:name="ListLabel_20_2298" style:display-name="ListLabel 2298" style:family="text">
      <style:text-properties style:font-name-complex="OpenSymbol2" style:font-family-complex="OpenSymbol" style:font-family-generic-complex="system" style:font-pitch-complex="variable"/>
    </style:style>
    <style:style style:name="ListLabel_20_2299" style:display-name="ListLabel 2299" style:family="text">
      <style:text-properties style:font-name-complex="OpenSymbol2" style:font-family-complex="OpenSymbol" style:font-family-generic-complex="system" style:font-pitch-complex="variable"/>
    </style:style>
    <style:style style:name="ListLabel_20_2300" style:display-name="ListLabel 2300" style:family="text">
      <style:text-properties style:font-name-complex="OpenSymbol2" style:font-family-complex="OpenSymbol" style:font-family-generic-complex="system" style:font-pitch-complex="variable"/>
    </style:style>
    <style:style style:name="ListLabel_20_2301" style:display-name="ListLabel 2301" style:family="text">
      <style:text-properties style:font-name-complex="OpenSymbol2" style:font-family-complex="OpenSymbol" style:font-family-generic-complex="system" style:font-pitch-complex="variable"/>
    </style:style>
    <style:style style:name="ListLabel_20_2302" style:display-name="ListLabel 2302" style:family="text">
      <style:text-properties style:font-name-complex="OpenSymbol2" style:font-family-complex="OpenSymbol" style:font-family-generic-complex="system" style:font-pitch-complex="variable"/>
    </style:style>
    <style:style style:name="ListLabel_20_2303" style:display-name="ListLabel 2303" style:family="text">
      <style:text-properties style:font-name-complex="OpenSymbol2" style:font-family-complex="OpenSymbol" style:font-family-generic-complex="system" style:font-pitch-complex="variable"/>
    </style:style>
    <style:style style:name="ListLabel_20_2304" style:display-name="ListLabel 2304" style:family="text">
      <style:text-properties style:font-name-complex="OpenSymbol2" style:font-family-complex="OpenSymbol" style:font-family-generic-complex="system" style:font-pitch-complex="variable"/>
    </style:style>
    <style:style style:name="ListLabel_20_2305" style:display-name="ListLabel 2305" style:family="text">
      <style:text-properties fo:font-weight="normal" style:font-weight-asian="normal" style:font-name-complex="OpenSymbol2" style:font-family-complex="OpenSymbol" style:font-family-generic-complex="system" style:font-pitch-complex="variable"/>
    </style:style>
    <style:style style:name="ListLabel_20_2306" style:display-name="ListLabel 2306" style:family="text">
      <style:text-properties style:font-name-complex="OpenSymbol2" style:font-family-complex="OpenSymbol" style:font-family-generic-complex="system" style:font-pitch-complex="variable"/>
    </style:style>
    <style:style style:name="ListLabel_20_2307" style:display-name="ListLabel 2307" style:family="text">
      <style:text-properties style:font-name-complex="OpenSymbol2" style:font-family-complex="OpenSymbol" style:font-family-generic-complex="system" style:font-pitch-complex="variable"/>
    </style:style>
    <style:style style:name="ListLabel_20_2308" style:display-name="ListLabel 2308" style:family="text">
      <style:text-properties style:font-name-complex="OpenSymbol2" style:font-family-complex="OpenSymbol" style:font-family-generic-complex="system" style:font-pitch-complex="variable"/>
    </style:style>
    <style:style style:name="ListLabel_20_2309" style:display-name="ListLabel 2309" style:family="text">
      <style:text-properties style:font-name-complex="OpenSymbol2" style:font-family-complex="OpenSymbol" style:font-family-generic-complex="system" style:font-pitch-complex="variable"/>
    </style:style>
    <style:style style:name="ListLabel_20_2310" style:display-name="ListLabel 2310" style:family="text">
      <style:text-properties style:font-name-complex="OpenSymbol2" style:font-family-complex="OpenSymbol" style:font-family-generic-complex="system" style:font-pitch-complex="variable"/>
    </style:style>
    <style:style style:name="ListLabel_20_2311" style:display-name="ListLabel 2311" style:family="text">
      <style:text-properties style:font-name-complex="OpenSymbol2" style:font-family-complex="OpenSymbol" style:font-family-generic-complex="system" style:font-pitch-complex="variable"/>
    </style:style>
    <style:style style:name="ListLabel_20_2312" style:display-name="ListLabel 2312" style:family="text">
      <style:text-properties style:font-name-complex="OpenSymbol2" style:font-family-complex="OpenSymbol" style:font-family-generic-complex="system" style:font-pitch-complex="variable"/>
    </style:style>
    <style:style style:name="ListLabel_20_2313" style:display-name="ListLabel 2313" style:family="text">
      <style:text-properties style:font-name-complex="OpenSymbol2" style:font-family-complex="OpenSymbol" style:font-family-generic-complex="system" style:font-pitch-complex="variable"/>
    </style:style>
    <style:style style:name="ListLabel_20_2314" style:display-name="ListLabel 2314"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2315" style:display-name="ListLabel 2315" style:family="text">
      <style:text-properties style:font-name-complex="OpenSymbol2" style:font-family-complex="OpenSymbol" style:font-family-generic-complex="system" style:font-pitch-complex="variable"/>
    </style:style>
    <style:style style:name="ListLabel_20_2316" style:display-name="ListLabel 2316" style:family="text">
      <style:text-properties style:font-name-complex="OpenSymbol2" style:font-family-complex="OpenSymbol" style:font-family-generic-complex="system" style:font-pitch-complex="variable"/>
    </style:style>
    <style:style style:name="ListLabel_20_2317" style:display-name="ListLabel 2317" style:family="text">
      <style:text-properties style:font-name-complex="OpenSymbol2" style:font-family-complex="OpenSymbol" style:font-family-generic-complex="system" style:font-pitch-complex="variable"/>
    </style:style>
    <style:style style:name="ListLabel_20_2318" style:display-name="ListLabel 2318" style:family="text">
      <style:text-properties style:font-name-complex="OpenSymbol2" style:font-family-complex="OpenSymbol" style:font-family-generic-complex="system" style:font-pitch-complex="variable"/>
    </style:style>
    <style:style style:name="ListLabel_20_2319" style:display-name="ListLabel 2319" style:family="text">
      <style:text-properties style:font-name-complex="OpenSymbol2" style:font-family-complex="OpenSymbol" style:font-family-generic-complex="system" style:font-pitch-complex="variable"/>
    </style:style>
    <style:style style:name="ListLabel_20_2320" style:display-name="ListLabel 2320" style:family="text">
      <style:text-properties style:font-name-complex="OpenSymbol2" style:font-family-complex="OpenSymbol" style:font-family-generic-complex="system" style:font-pitch-complex="variable"/>
    </style:style>
    <style:style style:name="ListLabel_20_2321" style:display-name="ListLabel 2321" style:family="text">
      <style:text-properties style:font-name-complex="OpenSymbol2" style:font-family-complex="OpenSymbol" style:font-family-generic-complex="system" style:font-pitch-complex="variable"/>
    </style:style>
    <style:style style:name="ListLabel_20_2322" style:display-name="ListLabel 2322" style:family="text">
      <style:text-properties style:font-name-complex="OpenSymbol2" style:font-family-complex="OpenSymbol" style:font-family-generic-complex="system" style:font-pitch-complex="variable"/>
    </style:style>
    <style:style style:name="ListLabel_20_2323" style:display-name="ListLabel 2323"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2324" style:display-name="ListLabel 2324" style:family="text">
      <style:text-properties style:font-name-complex="OpenSymbol2" style:font-family-complex="OpenSymbol" style:font-family-generic-complex="system" style:font-pitch-complex="variable"/>
    </style:style>
    <style:style style:name="ListLabel_20_2325" style:display-name="ListLabel 2325" style:family="text">
      <style:text-properties style:font-name-complex="OpenSymbol2" style:font-family-complex="OpenSymbol" style:font-family-generic-complex="system" style:font-pitch-complex="variable"/>
    </style:style>
    <style:style style:name="ListLabel_20_2326" style:display-name="ListLabel 2326" style:family="text">
      <style:text-properties style:font-name-complex="OpenSymbol2" style:font-family-complex="OpenSymbol" style:font-family-generic-complex="system" style:font-pitch-complex="variable"/>
    </style:style>
    <style:style style:name="ListLabel_20_2327" style:display-name="ListLabel 2327" style:family="text">
      <style:text-properties style:font-name-complex="OpenSymbol2" style:font-family-complex="OpenSymbol" style:font-family-generic-complex="system" style:font-pitch-complex="variable"/>
    </style:style>
    <style:style style:name="ListLabel_20_2328" style:display-name="ListLabel 2328" style:family="text">
      <style:text-properties style:font-name-complex="OpenSymbol2" style:font-family-complex="OpenSymbol" style:font-family-generic-complex="system" style:font-pitch-complex="variable"/>
    </style:style>
    <style:style style:name="ListLabel_20_2329" style:display-name="ListLabel 2329" style:family="text">
      <style:text-properties style:font-name-complex="OpenSymbol2" style:font-family-complex="OpenSymbol" style:font-family-generic-complex="system" style:font-pitch-complex="variable"/>
    </style:style>
    <style:style style:name="ListLabel_20_2330" style:display-name="ListLabel 2330" style:family="text">
      <style:text-properties style:font-name-complex="OpenSymbol2" style:font-family-complex="OpenSymbol" style:font-family-generic-complex="system" style:font-pitch-complex="variable"/>
    </style:style>
    <style:style style:name="ListLabel_20_2331" style:display-name="ListLabel 2331" style:family="text">
      <style:text-properties style:font-name-complex="OpenSymbol2" style:font-family-complex="OpenSymbol" style:font-family-generic-complex="system" style:font-pitch-complex="variable"/>
    </style:style>
    <style:style style:name="ListLabel_20_2332" style:display-name="ListLabel 2332" style:family="text">
      <style:text-properties style:font-name-complex="OpenSymbol2" style:font-family-complex="OpenSymbol" style:font-family-generic-complex="system" style:font-pitch-complex="variable"/>
    </style:style>
    <style:style style:name="ListLabel_20_2333" style:display-name="ListLabel 2333" style:family="text">
      <style:text-properties style:font-name-complex="OpenSymbol2" style:font-family-complex="OpenSymbol" style:font-family-generic-complex="system" style:font-pitch-complex="variable"/>
    </style:style>
    <style:style style:name="ListLabel_20_2334" style:display-name="ListLabel 2334" style:family="text">
      <style:text-properties style:font-name-complex="OpenSymbol2" style:font-family-complex="OpenSymbol" style:font-family-generic-complex="system" style:font-pitch-complex="variable"/>
    </style:style>
    <style:style style:name="ListLabel_20_2335" style:display-name="ListLabel 2335" style:family="text">
      <style:text-properties style:font-name-complex="OpenSymbol2" style:font-family-complex="OpenSymbol" style:font-family-generic-complex="system" style:font-pitch-complex="variable"/>
    </style:style>
    <style:style style:name="ListLabel_20_2336" style:display-name="ListLabel 2336" style:family="text">
      <style:text-properties style:font-name-complex="OpenSymbol2" style:font-family-complex="OpenSymbol" style:font-family-generic-complex="system" style:font-pitch-complex="variable"/>
    </style:style>
    <style:style style:name="ListLabel_20_2337" style:display-name="ListLabel 2337" style:family="text">
      <style:text-properties style:font-name-complex="OpenSymbol2" style:font-family-complex="OpenSymbol" style:font-family-generic-complex="system" style:font-pitch-complex="variable"/>
    </style:style>
    <style:style style:name="ListLabel_20_2338" style:display-name="ListLabel 2338" style:family="text">
      <style:text-properties style:font-name-complex="OpenSymbol2" style:font-family-complex="OpenSymbol" style:font-family-generic-complex="system" style:font-pitch-complex="variable"/>
    </style:style>
    <style:style style:name="ListLabel_20_2339" style:display-name="ListLabel 2339" style:family="text">
      <style:text-properties style:font-name-complex="OpenSymbol2" style:font-family-complex="OpenSymbol" style:font-family-generic-complex="system" style:font-pitch-complex="variable"/>
    </style:style>
    <style:style style:name="ListLabel_20_2340" style:display-name="ListLabel 2340" style:family="text">
      <style:text-properties style:font-name-complex="OpenSymbol2" style:font-family-complex="OpenSymbol" style:font-family-generic-complex="system" style:font-pitch-complex="variable"/>
    </style:style>
    <style:style style:name="ListLabel_20_2341" style:display-name="ListLabel 2341" style:family="text">
      <style:text-properties style:font-name-complex="OpenSymbol2" style:font-family-complex="OpenSymbol" style:font-family-generic-complex="system" style:font-pitch-complex="variable"/>
    </style:style>
    <style:style style:name="ListLabel_20_2342" style:display-name="ListLabel 2342" style:family="text">
      <style:text-properties style:font-name-complex="OpenSymbol2" style:font-family-complex="OpenSymbol" style:font-family-generic-complex="system" style:font-pitch-complex="variable"/>
    </style:style>
    <style:style style:name="ListLabel_20_2343" style:display-name="ListLabel 2343" style:family="text">
      <style:text-properties style:font-name-complex="OpenSymbol2" style:font-family-complex="OpenSymbol" style:font-family-generic-complex="system" style:font-pitch-complex="variable"/>
    </style:style>
    <style:style style:name="ListLabel_20_2344" style:display-name="ListLabel 2344" style:family="text">
      <style:text-properties style:font-name-complex="OpenSymbol2" style:font-family-complex="OpenSymbol" style:font-family-generic-complex="system" style:font-pitch-complex="variable"/>
    </style:style>
    <style:style style:name="ListLabel_20_2345" style:display-name="ListLabel 2345" style:family="text">
      <style:text-properties style:font-name-complex="OpenSymbol2" style:font-family-complex="OpenSymbol" style:font-family-generic-complex="system" style:font-pitch-complex="variable"/>
    </style:style>
    <style:style style:name="ListLabel_20_2346" style:display-name="ListLabel 2346" style:family="text">
      <style:text-properties style:font-name-complex="OpenSymbol2" style:font-family-complex="OpenSymbol" style:font-family-generic-complex="system" style:font-pitch-complex="variable"/>
    </style:style>
    <style:style style:name="ListLabel_20_2347" style:display-name="ListLabel 2347" style:family="text">
      <style:text-properties style:font-name-complex="OpenSymbol2" style:font-family-complex="OpenSymbol" style:font-family-generic-complex="system" style:font-pitch-complex="variable"/>
    </style:style>
    <style:style style:name="ListLabel_20_2348" style:display-name="ListLabel 2348" style:family="text">
      <style:text-properties style:font-name-complex="OpenSymbol2" style:font-family-complex="OpenSymbol" style:font-family-generic-complex="system" style:font-pitch-complex="variable"/>
    </style:style>
    <style:style style:name="ListLabel_20_2349" style:display-name="ListLabel 2349" style:family="text">
      <style:text-properties style:font-name-complex="OpenSymbol2" style:font-family-complex="OpenSymbol" style:font-family-generic-complex="system" style:font-pitch-complex="variable"/>
    </style:style>
    <style:style style:name="ListLabel_20_2350" style:display-name="ListLabel 2350" style:family="text">
      <style:text-properties fo:font-size="11pt" style:font-size-asian="11pt" style:font-name-complex="OpenSymbol2" style:font-family-complex="OpenSymbol" style:font-family-generic-complex="system" style:font-pitch-complex="variable"/>
    </style:style>
    <style:style style:name="ListLabel_20_2351" style:display-name="ListLabel 2351" style:family="text">
      <style:text-properties style:font-name-complex="OpenSymbol2" style:font-family-complex="OpenSymbol" style:font-family-generic-complex="system" style:font-pitch-complex="variable"/>
    </style:style>
    <style:style style:name="ListLabel_20_2352" style:display-name="ListLabel 2352" style:family="text">
      <style:text-properties style:font-name-complex="OpenSymbol2" style:font-family-complex="OpenSymbol" style:font-family-generic-complex="system" style:font-pitch-complex="variable"/>
    </style:style>
    <style:style style:name="ListLabel_20_2353" style:display-name="ListLabel 2353" style:family="text">
      <style:text-properties style:font-name-complex="OpenSymbol2" style:font-family-complex="OpenSymbol" style:font-family-generic-complex="system" style:font-pitch-complex="variable"/>
    </style:style>
    <style:style style:name="ListLabel_20_2354" style:display-name="ListLabel 2354" style:family="text">
      <style:text-properties style:font-name-complex="OpenSymbol2" style:font-family-complex="OpenSymbol" style:font-family-generic-complex="system" style:font-pitch-complex="variable"/>
    </style:style>
    <style:style style:name="ListLabel_20_2355" style:display-name="ListLabel 2355" style:family="text">
      <style:text-properties style:font-name-complex="OpenSymbol2" style:font-family-complex="OpenSymbol" style:font-family-generic-complex="system" style:font-pitch-complex="variable"/>
    </style:style>
    <style:style style:name="ListLabel_20_2356" style:display-name="ListLabel 2356" style:family="text">
      <style:text-properties style:font-name-complex="OpenSymbol2" style:font-family-complex="OpenSymbol" style:font-family-generic-complex="system" style:font-pitch-complex="variable"/>
    </style:style>
    <style:style style:name="ListLabel_20_2357" style:display-name="ListLabel 2357" style:family="text">
      <style:text-properties style:font-name-complex="OpenSymbol2" style:font-family-complex="OpenSymbol" style:font-family-generic-complex="system" style:font-pitch-complex="variable"/>
    </style:style>
    <style:style style:name="ListLabel_20_2358" style:display-name="ListLabel 2358" style:family="text">
      <style:text-properties style:font-name-complex="OpenSymbol2" style:font-family-complex="OpenSymbol" style:font-family-generic-complex="system" style:font-pitch-complex="variable"/>
    </style:style>
    <style:style style:name="ListLabel_20_2359" style:display-name="ListLabel 2359" style:family="text">
      <style:text-properties fo:font-weight="normal" style:font-weight-asian="normal" style:font-name-complex="OpenSymbol2" style:font-family-complex="OpenSymbol" style:font-family-generic-complex="system" style:font-pitch-complex="variable"/>
    </style:style>
    <style:style style:name="ListLabel_20_2360" style:display-name="ListLabel 2360" style:family="text">
      <style:text-properties style:font-name-complex="OpenSymbol2" style:font-family-complex="OpenSymbol" style:font-family-generic-complex="system" style:font-pitch-complex="variable"/>
    </style:style>
    <style:style style:name="ListLabel_20_2361" style:display-name="ListLabel 2361" style:family="text">
      <style:text-properties style:font-name-complex="OpenSymbol2" style:font-family-complex="OpenSymbol" style:font-family-generic-complex="system" style:font-pitch-complex="variable"/>
    </style:style>
    <style:style style:name="ListLabel_20_2362" style:display-name="ListLabel 2362" style:family="text">
      <style:text-properties style:font-name-complex="OpenSymbol2" style:font-family-complex="OpenSymbol" style:font-family-generic-complex="system" style:font-pitch-complex="variable"/>
    </style:style>
    <style:style style:name="ListLabel_20_2363" style:display-name="ListLabel 2363" style:family="text">
      <style:text-properties style:font-name-complex="OpenSymbol2" style:font-family-complex="OpenSymbol" style:font-family-generic-complex="system" style:font-pitch-complex="variable"/>
    </style:style>
    <style:style style:name="ListLabel_20_2364" style:display-name="ListLabel 2364" style:family="text">
      <style:text-properties style:font-name-complex="OpenSymbol2" style:font-family-complex="OpenSymbol" style:font-family-generic-complex="system" style:font-pitch-complex="variable"/>
    </style:style>
    <style:style style:name="ListLabel_20_2365" style:display-name="ListLabel 2365" style:family="text">
      <style:text-properties style:font-name-complex="OpenSymbol2" style:font-family-complex="OpenSymbol" style:font-family-generic-complex="system" style:font-pitch-complex="variable"/>
    </style:style>
    <style:style style:name="ListLabel_20_2366" style:display-name="ListLabel 2366" style:family="text">
      <style:text-properties style:font-name-complex="OpenSymbol2" style:font-family-complex="OpenSymbol" style:font-family-generic-complex="system" style:font-pitch-complex="variable"/>
    </style:style>
    <style:style style:name="ListLabel_20_2367" style:display-name="ListLabel 2367" style:family="text">
      <style:text-properties style:font-name-complex="OpenSymbol2" style:font-family-complex="OpenSymbol" style:font-family-generic-complex="system" style:font-pitch-complex="variable"/>
    </style:style>
    <style:style style:name="ListLabel_20_2368" style:display-name="ListLabel 2368"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2369" style:display-name="ListLabel 2369" style:family="text">
      <style:text-properties style:font-name-complex="OpenSymbol2" style:font-family-complex="OpenSymbol" style:font-family-generic-complex="system" style:font-pitch-complex="variable"/>
    </style:style>
    <style:style style:name="ListLabel_20_2370" style:display-name="ListLabel 2370" style:family="text">
      <style:text-properties style:font-name-complex="OpenSymbol2" style:font-family-complex="OpenSymbol" style:font-family-generic-complex="system" style:font-pitch-complex="variable"/>
    </style:style>
    <style:style style:name="ListLabel_20_2371" style:display-name="ListLabel 2371" style:family="text">
      <style:text-properties style:font-name-complex="OpenSymbol2" style:font-family-complex="OpenSymbol" style:font-family-generic-complex="system" style:font-pitch-complex="variable"/>
    </style:style>
    <style:style style:name="ListLabel_20_2372" style:display-name="ListLabel 2372" style:family="text">
      <style:text-properties style:font-name-complex="OpenSymbol2" style:font-family-complex="OpenSymbol" style:font-family-generic-complex="system" style:font-pitch-complex="variable"/>
    </style:style>
    <style:style style:name="ListLabel_20_2373" style:display-name="ListLabel 2373" style:family="text">
      <style:text-properties style:font-name-complex="OpenSymbol2" style:font-family-complex="OpenSymbol" style:font-family-generic-complex="system" style:font-pitch-complex="variable"/>
    </style:style>
    <style:style style:name="ListLabel_20_2374" style:display-name="ListLabel 2374" style:family="text">
      <style:text-properties style:font-name-complex="OpenSymbol2" style:font-family-complex="OpenSymbol" style:font-family-generic-complex="system" style:font-pitch-complex="variable"/>
    </style:style>
    <style:style style:name="ListLabel_20_2375" style:display-name="ListLabel 2375" style:family="text">
      <style:text-properties style:font-name-complex="OpenSymbol2" style:font-family-complex="OpenSymbol" style:font-family-generic-complex="system" style:font-pitch-complex="variable"/>
    </style:style>
    <style:style style:name="ListLabel_20_2376" style:display-name="ListLabel 2376" style:family="text">
      <style:text-properties style:font-name-complex="OpenSymbol2" style:font-family-complex="OpenSymbol" style:font-family-generic-complex="system" style:font-pitch-complex="variable"/>
    </style:style>
    <style:style style:name="ListLabel_20_2377" style:display-name="ListLabel 2377"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2378" style:display-name="ListLabel 2378" style:family="text">
      <style:text-properties style:font-name-complex="OpenSymbol2" style:font-family-complex="OpenSymbol" style:font-family-generic-complex="system" style:font-pitch-complex="variable"/>
    </style:style>
    <style:style style:name="ListLabel_20_2379" style:display-name="ListLabel 2379" style:family="text">
      <style:text-properties style:font-name-complex="OpenSymbol2" style:font-family-complex="OpenSymbol" style:font-family-generic-complex="system" style:font-pitch-complex="variable"/>
    </style:style>
    <style:style style:name="ListLabel_20_2380" style:display-name="ListLabel 2380" style:family="text">
      <style:text-properties style:font-name-complex="OpenSymbol2" style:font-family-complex="OpenSymbol" style:font-family-generic-complex="system" style:font-pitch-complex="variable"/>
    </style:style>
    <style:style style:name="ListLabel_20_2381" style:display-name="ListLabel 2381" style:family="text">
      <style:text-properties style:font-name-complex="OpenSymbol2" style:font-family-complex="OpenSymbol" style:font-family-generic-complex="system" style:font-pitch-complex="variable"/>
    </style:style>
    <style:style style:name="ListLabel_20_2382" style:display-name="ListLabel 2382" style:family="text">
      <style:text-properties style:font-name-complex="OpenSymbol2" style:font-family-complex="OpenSymbol" style:font-family-generic-complex="system" style:font-pitch-complex="variable"/>
    </style:style>
    <style:style style:name="ListLabel_20_2383" style:display-name="ListLabel 2383" style:family="text">
      <style:text-properties style:font-name-complex="OpenSymbol2" style:font-family-complex="OpenSymbol" style:font-family-generic-complex="system" style:font-pitch-complex="variable"/>
    </style:style>
    <style:style style:name="ListLabel_20_2384" style:display-name="ListLabel 2384" style:family="text">
      <style:text-properties style:font-name-complex="OpenSymbol2" style:font-family-complex="OpenSymbol" style:font-family-generic-complex="system" style:font-pitch-complex="variable"/>
    </style:style>
    <style:style style:name="ListLabel_20_2385" style:display-name="ListLabel 2385" style:family="text">
      <style:text-properties style:font-name-complex="OpenSymbol2" style:font-family-complex="OpenSymbol" style:font-family-generic-complex="system" style:font-pitch-complex="variable"/>
    </style:style>
    <style:style style:name="ListLabel_20_2386" style:display-name="ListLabel 2386" style:family="text">
      <style:text-properties style:font-name-complex="OpenSymbol2" style:font-family-complex="OpenSymbol" style:font-family-generic-complex="system" style:font-pitch-complex="variable"/>
    </style:style>
    <style:style style:name="ListLabel_20_2387" style:display-name="ListLabel 2387" style:family="text">
      <style:text-properties style:font-name-complex="OpenSymbol2" style:font-family-complex="OpenSymbol" style:font-family-generic-complex="system" style:font-pitch-complex="variable"/>
    </style:style>
    <style:style style:name="ListLabel_20_2388" style:display-name="ListLabel 2388" style:family="text">
      <style:text-properties style:font-name-complex="OpenSymbol2" style:font-family-complex="OpenSymbol" style:font-family-generic-complex="system" style:font-pitch-complex="variable"/>
    </style:style>
    <style:style style:name="ListLabel_20_2389" style:display-name="ListLabel 2389" style:family="text">
      <style:text-properties style:font-name-complex="OpenSymbol2" style:font-family-complex="OpenSymbol" style:font-family-generic-complex="system" style:font-pitch-complex="variable"/>
    </style:style>
    <style:style style:name="ListLabel_20_2390" style:display-name="ListLabel 2390" style:family="text">
      <style:text-properties style:font-name-complex="OpenSymbol2" style:font-family-complex="OpenSymbol" style:font-family-generic-complex="system" style:font-pitch-complex="variable"/>
    </style:style>
    <style:style style:name="ListLabel_20_2391" style:display-name="ListLabel 2391" style:family="text">
      <style:text-properties style:font-name-complex="OpenSymbol2" style:font-family-complex="OpenSymbol" style:font-family-generic-complex="system" style:font-pitch-complex="variable"/>
    </style:style>
    <style:style style:name="ListLabel_20_2392" style:display-name="ListLabel 2392" style:family="text">
      <style:text-properties style:font-name-complex="OpenSymbol2" style:font-family-complex="OpenSymbol" style:font-family-generic-complex="system" style:font-pitch-complex="variable"/>
    </style:style>
    <style:style style:name="ListLabel_20_2393" style:display-name="ListLabel 2393" style:family="text">
      <style:text-properties style:font-name-complex="OpenSymbol2" style:font-family-complex="OpenSymbol" style:font-family-generic-complex="system" style:font-pitch-complex="variable"/>
    </style:style>
    <style:style style:name="ListLabel_20_2394" style:display-name="ListLabel 2394" style:family="text">
      <style:text-properties style:font-name-complex="OpenSymbol2" style:font-family-complex="OpenSymbol" style:font-family-generic-complex="system" style:font-pitch-complex="variable"/>
    </style:style>
    <style:style style:name="ListLabel_20_2395" style:display-name="ListLabel 2395" style:family="text">
      <style:text-properties style:font-name-complex="OpenSymbol2" style:font-family-complex="OpenSymbol" style:font-family-generic-complex="system" style:font-pitch-complex="variable"/>
    </style:style>
    <style:style style:name="ListLabel_20_2396" style:display-name="ListLabel 2396" style:family="text">
      <style:text-properties style:font-name-complex="OpenSymbol2" style:font-family-complex="OpenSymbol" style:font-family-generic-complex="system" style:font-pitch-complex="variable"/>
    </style:style>
    <style:style style:name="ListLabel_20_2397" style:display-name="ListLabel 2397" style:family="text">
      <style:text-properties style:font-name-complex="OpenSymbol2" style:font-family-complex="OpenSymbol" style:font-family-generic-complex="system" style:font-pitch-complex="variable"/>
    </style:style>
    <style:style style:name="ListLabel_20_2398" style:display-name="ListLabel 2398" style:family="text">
      <style:text-properties style:font-name-complex="OpenSymbol2" style:font-family-complex="OpenSymbol" style:font-family-generic-complex="system" style:font-pitch-complex="variable"/>
    </style:style>
    <style:style style:name="ListLabel_20_2399" style:display-name="ListLabel 2399" style:family="text">
      <style:text-properties style:font-name-complex="OpenSymbol2" style:font-family-complex="OpenSymbol" style:font-family-generic-complex="system" style:font-pitch-complex="variable"/>
    </style:style>
    <style:style style:name="ListLabel_20_2400" style:display-name="ListLabel 2400" style:family="text">
      <style:text-properties style:font-name-complex="OpenSymbol2" style:font-family-complex="OpenSymbol" style:font-family-generic-complex="system" style:font-pitch-complex="variable"/>
    </style:style>
    <style:style style:name="ListLabel_20_2401" style:display-name="ListLabel 2401" style:family="text">
      <style:text-properties style:font-name-complex="OpenSymbol2" style:font-family-complex="OpenSymbol" style:font-family-generic-complex="system" style:font-pitch-complex="variable"/>
    </style:style>
    <style:style style:name="ListLabel_20_2402" style:display-name="ListLabel 2402" style:family="text">
      <style:text-properties style:font-name-complex="OpenSymbol2" style:font-family-complex="OpenSymbol" style:font-family-generic-complex="system" style:font-pitch-complex="variable"/>
    </style:style>
    <style:style style:name="ListLabel_20_2403" style:display-name="ListLabel 2403" style:family="text">
      <style:text-properties style:font-name-complex="OpenSymbol2" style:font-family-complex="OpenSymbol" style:font-family-generic-complex="system" style:font-pitch-complex="variable"/>
    </style:style>
    <style:style style:name="ListLabel_20_2404" style:display-name="ListLabel 2404" style:family="text">
      <style:text-properties fo:font-size="11pt" style:font-size-asian="11pt" style:font-name-complex="OpenSymbol2" style:font-family-complex="OpenSymbol" style:font-family-generic-complex="system" style:font-pitch-complex="variable"/>
    </style:style>
    <style:style style:name="ListLabel_20_2405" style:display-name="ListLabel 2405" style:family="text">
      <style:text-properties style:font-name-complex="OpenSymbol2" style:font-family-complex="OpenSymbol" style:font-family-generic-complex="system" style:font-pitch-complex="variable"/>
    </style:style>
    <style:style style:name="ListLabel_20_2406" style:display-name="ListLabel 2406" style:family="text">
      <style:text-properties style:font-name-complex="OpenSymbol2" style:font-family-complex="OpenSymbol" style:font-family-generic-complex="system" style:font-pitch-complex="variable"/>
    </style:style>
    <style:style style:name="ListLabel_20_2407" style:display-name="ListLabel 2407" style:family="text">
      <style:text-properties style:font-name-complex="OpenSymbol2" style:font-family-complex="OpenSymbol" style:font-family-generic-complex="system" style:font-pitch-complex="variable"/>
    </style:style>
    <style:style style:name="ListLabel_20_2408" style:display-name="ListLabel 2408" style:family="text">
      <style:text-properties style:font-name-complex="OpenSymbol2" style:font-family-complex="OpenSymbol" style:font-family-generic-complex="system" style:font-pitch-complex="variable"/>
    </style:style>
    <style:style style:name="ListLabel_20_2409" style:display-name="ListLabel 2409" style:family="text">
      <style:text-properties style:font-name-complex="OpenSymbol2" style:font-family-complex="OpenSymbol" style:font-family-generic-complex="system" style:font-pitch-complex="variable"/>
    </style:style>
    <style:style style:name="ListLabel_20_2410" style:display-name="ListLabel 2410" style:family="text">
      <style:text-properties style:font-name-complex="OpenSymbol2" style:font-family-complex="OpenSymbol" style:font-family-generic-complex="system" style:font-pitch-complex="variable"/>
    </style:style>
    <style:style style:name="ListLabel_20_2411" style:display-name="ListLabel 2411" style:family="text">
      <style:text-properties style:font-name-complex="OpenSymbol2" style:font-family-complex="OpenSymbol" style:font-family-generic-complex="system" style:font-pitch-complex="variable"/>
    </style:style>
    <style:style style:name="ListLabel_20_2412" style:display-name="ListLabel 2412" style:family="text">
      <style:text-properties style:font-name-complex="OpenSymbol2" style:font-family-complex="OpenSymbol" style:font-family-generic-complex="system" style:font-pitch-complex="variable"/>
    </style:style>
    <style:style style:name="ListLabel_20_2413" style:display-name="ListLabel 2413" style:family="text">
      <style:text-properties fo:font-weight="normal" style:font-weight-asian="normal" style:font-name-complex="OpenSymbol2" style:font-family-complex="OpenSymbol" style:font-family-generic-complex="system" style:font-pitch-complex="variable"/>
    </style:style>
    <style:style style:name="ListLabel_20_2414" style:display-name="ListLabel 2414" style:family="text">
      <style:text-properties style:font-name-complex="OpenSymbol2" style:font-family-complex="OpenSymbol" style:font-family-generic-complex="system" style:font-pitch-complex="variable"/>
    </style:style>
    <style:style style:name="ListLabel_20_2415" style:display-name="ListLabel 2415" style:family="text">
      <style:text-properties style:font-name-complex="OpenSymbol2" style:font-family-complex="OpenSymbol" style:font-family-generic-complex="system" style:font-pitch-complex="variable"/>
    </style:style>
    <style:style style:name="ListLabel_20_2416" style:display-name="ListLabel 2416" style:family="text">
      <style:text-properties style:font-name-complex="OpenSymbol2" style:font-family-complex="OpenSymbol" style:font-family-generic-complex="system" style:font-pitch-complex="variable"/>
    </style:style>
    <style:style style:name="ListLabel_20_2417" style:display-name="ListLabel 2417" style:family="text">
      <style:text-properties style:font-name-complex="OpenSymbol2" style:font-family-complex="OpenSymbol" style:font-family-generic-complex="system" style:font-pitch-complex="variable"/>
    </style:style>
    <style:style style:name="ListLabel_20_2418" style:display-name="ListLabel 2418" style:family="text">
      <style:text-properties style:font-name-complex="OpenSymbol2" style:font-family-complex="OpenSymbol" style:font-family-generic-complex="system" style:font-pitch-complex="variable"/>
    </style:style>
    <style:style style:name="ListLabel_20_2419" style:display-name="ListLabel 2419" style:family="text">
      <style:text-properties style:font-name-complex="OpenSymbol2" style:font-family-complex="OpenSymbol" style:font-family-generic-complex="system" style:font-pitch-complex="variable"/>
    </style:style>
    <style:style style:name="ListLabel_20_2420" style:display-name="ListLabel 2420" style:family="text">
      <style:text-properties style:font-name-complex="OpenSymbol2" style:font-family-complex="OpenSymbol" style:font-family-generic-complex="system" style:font-pitch-complex="variable"/>
    </style:style>
    <style:style style:name="ListLabel_20_2421" style:display-name="ListLabel 2421" style:family="text">
      <style:text-properties style:font-name-complex="OpenSymbol2" style:font-family-complex="OpenSymbol" style:font-family-generic-complex="system" style:font-pitch-complex="variable"/>
    </style:style>
    <style:style style:name="ListLabel_20_2422" style:display-name="ListLabel 2422"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2423" style:display-name="ListLabel 2423" style:family="text">
      <style:text-properties style:font-name-complex="OpenSymbol2" style:font-family-complex="OpenSymbol" style:font-family-generic-complex="system" style:font-pitch-complex="variable"/>
    </style:style>
    <style:style style:name="ListLabel_20_2424" style:display-name="ListLabel 2424" style:family="text">
      <style:text-properties style:font-name-complex="OpenSymbol2" style:font-family-complex="OpenSymbol" style:font-family-generic-complex="system" style:font-pitch-complex="variable"/>
    </style:style>
    <style:style style:name="ListLabel_20_2425" style:display-name="ListLabel 2425" style:family="text">
      <style:text-properties style:font-name-complex="OpenSymbol2" style:font-family-complex="OpenSymbol" style:font-family-generic-complex="system" style:font-pitch-complex="variable"/>
    </style:style>
    <style:style style:name="ListLabel_20_2426" style:display-name="ListLabel 2426" style:family="text">
      <style:text-properties style:font-name-complex="OpenSymbol2" style:font-family-complex="OpenSymbol" style:font-family-generic-complex="system" style:font-pitch-complex="variable"/>
    </style:style>
    <style:style style:name="ListLabel_20_2427" style:display-name="ListLabel 2427" style:family="text">
      <style:text-properties style:font-name-complex="OpenSymbol2" style:font-family-complex="OpenSymbol" style:font-family-generic-complex="system" style:font-pitch-complex="variable"/>
    </style:style>
    <style:style style:name="ListLabel_20_2428" style:display-name="ListLabel 2428" style:family="text">
      <style:text-properties style:font-name-complex="OpenSymbol2" style:font-family-complex="OpenSymbol" style:font-family-generic-complex="system" style:font-pitch-complex="variable"/>
    </style:style>
    <style:style style:name="ListLabel_20_2429" style:display-name="ListLabel 2429" style:family="text">
      <style:text-properties style:font-name-complex="OpenSymbol2" style:font-family-complex="OpenSymbol" style:font-family-generic-complex="system" style:font-pitch-complex="variable"/>
    </style:style>
    <style:style style:name="ListLabel_20_2430" style:display-name="ListLabel 2430" style:family="text">
      <style:text-properties style:font-name-complex="OpenSymbol2" style:font-family-complex="OpenSymbol" style:font-family-generic-complex="system" style:font-pitch-complex="variable"/>
    </style:style>
    <style:style style:name="ListLabel_20_2431" style:display-name="ListLabel 2431"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2432" style:display-name="ListLabel 2432" style:family="text">
      <style:text-properties style:font-name-complex="OpenSymbol2" style:font-family-complex="OpenSymbol" style:font-family-generic-complex="system" style:font-pitch-complex="variable"/>
    </style:style>
    <style:style style:name="ListLabel_20_2433" style:display-name="ListLabel 2433" style:family="text">
      <style:text-properties style:font-name-complex="OpenSymbol2" style:font-family-complex="OpenSymbol" style:font-family-generic-complex="system" style:font-pitch-complex="variable"/>
    </style:style>
    <style:style style:name="ListLabel_20_2434" style:display-name="ListLabel 2434" style:family="text">
      <style:text-properties style:font-name-complex="OpenSymbol2" style:font-family-complex="OpenSymbol" style:font-family-generic-complex="system" style:font-pitch-complex="variable"/>
    </style:style>
    <style:style style:name="ListLabel_20_2435" style:display-name="ListLabel 2435" style:family="text">
      <style:text-properties style:font-name-complex="OpenSymbol2" style:font-family-complex="OpenSymbol" style:font-family-generic-complex="system" style:font-pitch-complex="variable"/>
    </style:style>
    <style:style style:name="ListLabel_20_2436" style:display-name="ListLabel 2436" style:family="text">
      <style:text-properties style:font-name-complex="OpenSymbol2" style:font-family-complex="OpenSymbol" style:font-family-generic-complex="system" style:font-pitch-complex="variable"/>
    </style:style>
    <style:style style:name="ListLabel_20_2437" style:display-name="ListLabel 2437" style:family="text">
      <style:text-properties style:font-name-complex="OpenSymbol2" style:font-family-complex="OpenSymbol" style:font-family-generic-complex="system" style:font-pitch-complex="variable"/>
    </style:style>
    <style:style style:name="ListLabel_20_2438" style:display-name="ListLabel 2438" style:family="text">
      <style:text-properties style:font-name-complex="OpenSymbol2" style:font-family-complex="OpenSymbol" style:font-family-generic-complex="system" style:font-pitch-complex="variable"/>
    </style:style>
    <style:style style:name="ListLabel_20_2439" style:display-name="ListLabel 2439" style:family="text">
      <style:text-properties style:font-name-complex="OpenSymbol2" style:font-family-complex="OpenSymbol" style:font-family-generic-complex="system" style:font-pitch-complex="variable"/>
    </style:style>
    <style:style style:name="ListLabel_20_2440" style:display-name="ListLabel 2440" style:family="text">
      <style:text-properties style:font-name-complex="OpenSymbol2" style:font-family-complex="OpenSymbol" style:font-family-generic-complex="system" style:font-pitch-complex="variable"/>
    </style:style>
    <style:style style:name="ListLabel_20_2441" style:display-name="ListLabel 2441" style:family="text">
      <style:text-properties style:font-name-complex="OpenSymbol2" style:font-family-complex="OpenSymbol" style:font-family-generic-complex="system" style:font-pitch-complex="variable"/>
    </style:style>
    <style:style style:name="ListLabel_20_2442" style:display-name="ListLabel 2442" style:family="text">
      <style:text-properties style:font-name-complex="OpenSymbol2" style:font-family-complex="OpenSymbol" style:font-family-generic-complex="system" style:font-pitch-complex="variable"/>
    </style:style>
    <style:style style:name="ListLabel_20_2443" style:display-name="ListLabel 2443" style:family="text">
      <style:text-properties style:font-name-complex="OpenSymbol2" style:font-family-complex="OpenSymbol" style:font-family-generic-complex="system" style:font-pitch-complex="variable"/>
    </style:style>
    <style:style style:name="ListLabel_20_2444" style:display-name="ListLabel 2444" style:family="text">
      <style:text-properties style:font-name-complex="OpenSymbol2" style:font-family-complex="OpenSymbol" style:font-family-generic-complex="system" style:font-pitch-complex="variable"/>
    </style:style>
    <style:style style:name="ListLabel_20_2445" style:display-name="ListLabel 2445" style:family="text">
      <style:text-properties style:font-name-complex="OpenSymbol2" style:font-family-complex="OpenSymbol" style:font-family-generic-complex="system" style:font-pitch-complex="variable"/>
    </style:style>
    <style:style style:name="ListLabel_20_2446" style:display-name="ListLabel 2446" style:family="text">
      <style:text-properties style:font-name-complex="OpenSymbol2" style:font-family-complex="OpenSymbol" style:font-family-generic-complex="system" style:font-pitch-complex="variable"/>
    </style:style>
    <style:style style:name="ListLabel_20_2447" style:display-name="ListLabel 2447" style:family="text">
      <style:text-properties style:font-name-complex="OpenSymbol2" style:font-family-complex="OpenSymbol" style:font-family-generic-complex="system" style:font-pitch-complex="variable"/>
    </style:style>
    <style:style style:name="ListLabel_20_2448" style:display-name="ListLabel 2448" style:family="text">
      <style:text-properties style:font-name-complex="OpenSymbol2" style:font-family-complex="OpenSymbol" style:font-family-generic-complex="system" style:font-pitch-complex="variable"/>
    </style:style>
    <style:style style:name="ListLabel_20_2449" style:display-name="ListLabel 2449" style:family="text">
      <style:text-properties style:font-name-complex="OpenSymbol2" style:font-family-complex="OpenSymbol" style:font-family-generic-complex="system" style:font-pitch-complex="variable"/>
    </style:style>
    <style:style style:name="ListLabel_20_2450" style:display-name="ListLabel 2450" style:family="text">
      <style:text-properties style:font-name-complex="OpenSymbol2" style:font-family-complex="OpenSymbol" style:font-family-generic-complex="system" style:font-pitch-complex="variable"/>
    </style:style>
    <style:style style:name="ListLabel_20_2451" style:display-name="ListLabel 2451" style:family="text">
      <style:text-properties style:font-name-complex="OpenSymbol2" style:font-family-complex="OpenSymbol" style:font-family-generic-complex="system" style:font-pitch-complex="variable"/>
    </style:style>
    <style:style style:name="ListLabel_20_2452" style:display-name="ListLabel 2452" style:family="text">
      <style:text-properties style:font-name-complex="OpenSymbol2" style:font-family-complex="OpenSymbol" style:font-family-generic-complex="system" style:font-pitch-complex="variable"/>
    </style:style>
    <style:style style:name="ListLabel_20_2453" style:display-name="ListLabel 2453" style:family="text">
      <style:text-properties style:font-name-complex="OpenSymbol2" style:font-family-complex="OpenSymbol" style:font-family-generic-complex="system" style:font-pitch-complex="variable"/>
    </style:style>
    <style:style style:name="ListLabel_20_2454" style:display-name="ListLabel 2454" style:family="text">
      <style:text-properties style:font-name-complex="OpenSymbol2" style:font-family-complex="OpenSymbol" style:font-family-generic-complex="system" style:font-pitch-complex="variable"/>
    </style:style>
    <style:style style:name="ListLabel_20_2455" style:display-name="ListLabel 2455" style:family="text">
      <style:text-properties style:font-name-complex="OpenSymbol2" style:font-family-complex="OpenSymbol" style:font-family-generic-complex="system" style:font-pitch-complex="variable"/>
    </style:style>
    <style:style style:name="ListLabel_20_2456" style:display-name="ListLabel 2456" style:family="text">
      <style:text-properties style:font-name-complex="OpenSymbol2" style:font-family-complex="OpenSymbol" style:font-family-generic-complex="system" style:font-pitch-complex="variable"/>
    </style:style>
    <style:style style:name="ListLabel_20_2457" style:display-name="ListLabel 2457" style:family="text">
      <style:text-properties style:font-name-complex="OpenSymbol2" style:font-family-complex="OpenSymbol" style:font-family-generic-complex="system" style:font-pitch-complex="variable"/>
    </style:style>
    <style:style style:name="ListLabel_20_2458" style:display-name="ListLabel 2458" style:family="text">
      <style:text-properties fo:font-size="11pt" style:font-size-asian="11pt" style:font-name-complex="OpenSymbol2" style:font-family-complex="OpenSymbol" style:font-family-generic-complex="system" style:font-pitch-complex="variable"/>
    </style:style>
    <style:style style:name="ListLabel_20_2459" style:display-name="ListLabel 2459" style:family="text">
      <style:text-properties style:font-name-complex="OpenSymbol2" style:font-family-complex="OpenSymbol" style:font-family-generic-complex="system" style:font-pitch-complex="variable"/>
    </style:style>
    <style:style style:name="ListLabel_20_2460" style:display-name="ListLabel 2460" style:family="text">
      <style:text-properties style:font-name-complex="OpenSymbol2" style:font-family-complex="OpenSymbol" style:font-family-generic-complex="system" style:font-pitch-complex="variable"/>
    </style:style>
    <style:style style:name="ListLabel_20_2461" style:display-name="ListLabel 2461" style:family="text">
      <style:text-properties style:font-name-complex="OpenSymbol2" style:font-family-complex="OpenSymbol" style:font-family-generic-complex="system" style:font-pitch-complex="variable"/>
    </style:style>
    <style:style style:name="ListLabel_20_2462" style:display-name="ListLabel 2462" style:family="text">
      <style:text-properties style:font-name-complex="OpenSymbol2" style:font-family-complex="OpenSymbol" style:font-family-generic-complex="system" style:font-pitch-complex="variable"/>
    </style:style>
    <style:style style:name="ListLabel_20_2463" style:display-name="ListLabel 2463" style:family="text">
      <style:text-properties style:font-name-complex="OpenSymbol2" style:font-family-complex="OpenSymbol" style:font-family-generic-complex="system" style:font-pitch-complex="variable"/>
    </style:style>
    <style:style style:name="ListLabel_20_2464" style:display-name="ListLabel 2464" style:family="text">
      <style:text-properties style:font-name-complex="OpenSymbol2" style:font-family-complex="OpenSymbol" style:font-family-generic-complex="system" style:font-pitch-complex="variable"/>
    </style:style>
    <style:style style:name="ListLabel_20_2465" style:display-name="ListLabel 2465" style:family="text">
      <style:text-properties style:font-name-complex="OpenSymbol2" style:font-family-complex="OpenSymbol" style:font-family-generic-complex="system" style:font-pitch-complex="variable"/>
    </style:style>
    <style:style style:name="ListLabel_20_2466" style:display-name="ListLabel 2466" style:family="text">
      <style:text-properties style:font-name-complex="OpenSymbol2" style:font-family-complex="OpenSymbol" style:font-family-generic-complex="system" style:font-pitch-complex="variable"/>
    </style:style>
    <style:style style:name="ListLabel_20_2467" style:display-name="ListLabel 2467" style:family="text">
      <style:text-properties fo:font-weight="normal" style:font-weight-asian="normal" style:font-name-complex="OpenSymbol2" style:font-family-complex="OpenSymbol" style:font-family-generic-complex="system" style:font-pitch-complex="variable"/>
    </style:style>
    <style:style style:name="ListLabel_20_2468" style:display-name="ListLabel 2468" style:family="text">
      <style:text-properties style:font-name-complex="OpenSymbol2" style:font-family-complex="OpenSymbol" style:font-family-generic-complex="system" style:font-pitch-complex="variable"/>
    </style:style>
    <style:style style:name="ListLabel_20_2469" style:display-name="ListLabel 2469" style:family="text">
      <style:text-properties style:font-name-complex="OpenSymbol2" style:font-family-complex="OpenSymbol" style:font-family-generic-complex="system" style:font-pitch-complex="variable"/>
    </style:style>
    <style:style style:name="ListLabel_20_2470" style:display-name="ListLabel 2470" style:family="text">
      <style:text-properties style:font-name-complex="OpenSymbol2" style:font-family-complex="OpenSymbol" style:font-family-generic-complex="system" style:font-pitch-complex="variable"/>
    </style:style>
    <style:style style:name="ListLabel_20_2471" style:display-name="ListLabel 2471" style:family="text">
      <style:text-properties style:font-name-complex="OpenSymbol2" style:font-family-complex="OpenSymbol" style:font-family-generic-complex="system" style:font-pitch-complex="variable"/>
    </style:style>
    <style:style style:name="ListLabel_20_2472" style:display-name="ListLabel 2472" style:family="text">
      <style:text-properties style:font-name-complex="OpenSymbol2" style:font-family-complex="OpenSymbol" style:font-family-generic-complex="system" style:font-pitch-complex="variable"/>
    </style:style>
    <style:style style:name="ListLabel_20_2473" style:display-name="ListLabel 2473" style:family="text">
      <style:text-properties style:font-name-complex="OpenSymbol2" style:font-family-complex="OpenSymbol" style:font-family-generic-complex="system" style:font-pitch-complex="variable"/>
    </style:style>
    <style:style style:name="ListLabel_20_2474" style:display-name="ListLabel 2474" style:family="text">
      <style:text-properties style:font-name-complex="OpenSymbol2" style:font-family-complex="OpenSymbol" style:font-family-generic-complex="system" style:font-pitch-complex="variable"/>
    </style:style>
    <style:style style:name="ListLabel_20_2475" style:display-name="ListLabel 2475" style:family="text">
      <style:text-properties style:font-name-complex="OpenSymbol2" style:font-family-complex="OpenSymbol" style:font-family-generic-complex="system" style:font-pitch-complex="variable"/>
    </style:style>
    <style:style style:name="ListLabel_20_2476" style:display-name="ListLabel 2476"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2477" style:display-name="ListLabel 2477" style:family="text">
      <style:text-properties style:font-name-complex="OpenSymbol2" style:font-family-complex="OpenSymbol" style:font-family-generic-complex="system" style:font-pitch-complex="variable"/>
    </style:style>
    <style:style style:name="ListLabel_20_2478" style:display-name="ListLabel 2478" style:family="text">
      <style:text-properties style:font-name-complex="OpenSymbol2" style:font-family-complex="OpenSymbol" style:font-family-generic-complex="system" style:font-pitch-complex="variable"/>
    </style:style>
    <style:style style:name="ListLabel_20_2479" style:display-name="ListLabel 2479" style:family="text">
      <style:text-properties style:font-name-complex="OpenSymbol2" style:font-family-complex="OpenSymbol" style:font-family-generic-complex="system" style:font-pitch-complex="variable"/>
    </style:style>
    <style:style style:name="ListLabel_20_2480" style:display-name="ListLabel 2480" style:family="text">
      <style:text-properties style:font-name-complex="OpenSymbol2" style:font-family-complex="OpenSymbol" style:font-family-generic-complex="system" style:font-pitch-complex="variable"/>
    </style:style>
    <style:style style:name="ListLabel_20_2481" style:display-name="ListLabel 2481" style:family="text">
      <style:text-properties style:font-name-complex="OpenSymbol2" style:font-family-complex="OpenSymbol" style:font-family-generic-complex="system" style:font-pitch-complex="variable"/>
    </style:style>
    <style:style style:name="ListLabel_20_2482" style:display-name="ListLabel 2482" style:family="text">
      <style:text-properties style:font-name-complex="OpenSymbol2" style:font-family-complex="OpenSymbol" style:font-family-generic-complex="system" style:font-pitch-complex="variable"/>
    </style:style>
    <style:style style:name="ListLabel_20_2483" style:display-name="ListLabel 2483" style:family="text">
      <style:text-properties style:font-name-complex="OpenSymbol2" style:font-family-complex="OpenSymbol" style:font-family-generic-complex="system" style:font-pitch-complex="variable"/>
    </style:style>
    <style:style style:name="ListLabel_20_2484" style:display-name="ListLabel 2484" style:family="text">
      <style:text-properties style:font-name-complex="OpenSymbol2" style:font-family-complex="OpenSymbol" style:font-family-generic-complex="system" style:font-pitch-complex="variable"/>
    </style:style>
    <style:style style:name="ListLabel_20_2485" style:display-name="ListLabel 2485"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2486" style:display-name="ListLabel 2486" style:family="text">
      <style:text-properties style:font-name-complex="OpenSymbol2" style:font-family-complex="OpenSymbol" style:font-family-generic-complex="system" style:font-pitch-complex="variable"/>
    </style:style>
    <style:style style:name="ListLabel_20_2487" style:display-name="ListLabel 2487" style:family="text">
      <style:text-properties style:font-name-complex="OpenSymbol2" style:font-family-complex="OpenSymbol" style:font-family-generic-complex="system" style:font-pitch-complex="variable"/>
    </style:style>
    <style:style style:name="ListLabel_20_2488" style:display-name="ListLabel 2488" style:family="text">
      <style:text-properties style:font-name-complex="OpenSymbol2" style:font-family-complex="OpenSymbol" style:font-family-generic-complex="system" style:font-pitch-complex="variable"/>
    </style:style>
    <style:style style:name="ListLabel_20_2489" style:display-name="ListLabel 2489" style:family="text">
      <style:text-properties style:font-name-complex="OpenSymbol2" style:font-family-complex="OpenSymbol" style:font-family-generic-complex="system" style:font-pitch-complex="variable"/>
    </style:style>
    <style:style style:name="ListLabel_20_2490" style:display-name="ListLabel 2490" style:family="text">
      <style:text-properties style:font-name-complex="OpenSymbol2" style:font-family-complex="OpenSymbol" style:font-family-generic-complex="system" style:font-pitch-complex="variable"/>
    </style:style>
    <style:style style:name="ListLabel_20_2491" style:display-name="ListLabel 2491" style:family="text">
      <style:text-properties style:font-name-complex="OpenSymbol2" style:font-family-complex="OpenSymbol" style:font-family-generic-complex="system" style:font-pitch-complex="variable"/>
    </style:style>
    <style:style style:name="ListLabel_20_2492" style:display-name="ListLabel 2492" style:family="text">
      <style:text-properties style:font-name-complex="OpenSymbol2" style:font-family-complex="OpenSymbol" style:font-family-generic-complex="system" style:font-pitch-complex="variable"/>
    </style:style>
    <style:style style:name="ListLabel_20_2493" style:display-name="ListLabel 2493" style:family="text">
      <style:text-properties style:font-name-complex="OpenSymbol2" style:font-family-complex="OpenSymbol" style:font-family-generic-complex="system" style:font-pitch-complex="variable"/>
    </style:style>
    <style:style style:name="ListLabel_20_2494" style:display-name="ListLabel 2494" style:family="text">
      <style:text-properties style:font-name-complex="OpenSymbol2" style:font-family-complex="OpenSymbol" style:font-family-generic-complex="system" style:font-pitch-complex="variable"/>
    </style:style>
    <style:style style:name="ListLabel_20_2495" style:display-name="ListLabel 2495" style:family="text">
      <style:text-properties style:font-name-complex="OpenSymbol2" style:font-family-complex="OpenSymbol" style:font-family-generic-complex="system" style:font-pitch-complex="variable"/>
    </style:style>
    <style:style style:name="ListLabel_20_2496" style:display-name="ListLabel 2496" style:family="text">
      <style:text-properties style:font-name-complex="OpenSymbol2" style:font-family-complex="OpenSymbol" style:font-family-generic-complex="system" style:font-pitch-complex="variable"/>
    </style:style>
    <style:style style:name="ListLabel_20_2497" style:display-name="ListLabel 2497" style:family="text">
      <style:text-properties style:font-name-complex="OpenSymbol2" style:font-family-complex="OpenSymbol" style:font-family-generic-complex="system" style:font-pitch-complex="variable"/>
    </style:style>
    <style:style style:name="ListLabel_20_2498" style:display-name="ListLabel 2498" style:family="text">
      <style:text-properties style:font-name-complex="OpenSymbol2" style:font-family-complex="OpenSymbol" style:font-family-generic-complex="system" style:font-pitch-complex="variable"/>
    </style:style>
    <style:style style:name="ListLabel_20_2499" style:display-name="ListLabel 2499" style:family="text">
      <style:text-properties style:font-name-complex="OpenSymbol2" style:font-family-complex="OpenSymbol" style:font-family-generic-complex="system" style:font-pitch-complex="variable"/>
    </style:style>
    <style:style style:name="ListLabel_20_2500" style:display-name="ListLabel 2500" style:family="text">
      <style:text-properties style:font-name-complex="OpenSymbol2" style:font-family-complex="OpenSymbol" style:font-family-generic-complex="system" style:font-pitch-complex="variable"/>
    </style:style>
    <style:style style:name="ListLabel_20_2501" style:display-name="ListLabel 2501" style:family="text">
      <style:text-properties style:font-name-complex="OpenSymbol2" style:font-family-complex="OpenSymbol" style:font-family-generic-complex="system" style:font-pitch-complex="variable"/>
    </style:style>
    <style:style style:name="ListLabel_20_2502" style:display-name="ListLabel 2502" style:family="text">
      <style:text-properties style:font-name-complex="OpenSymbol2" style:font-family-complex="OpenSymbol" style:font-family-generic-complex="system" style:font-pitch-complex="variable"/>
    </style:style>
    <style:style style:name="ListLabel_20_2503" style:display-name="ListLabel 2503" style:family="text">
      <style:text-properties style:font-name-complex="OpenSymbol2" style:font-family-complex="OpenSymbol" style:font-family-generic-complex="system" style:font-pitch-complex="variable"/>
    </style:style>
    <style:style style:name="ListLabel_20_2504" style:display-name="ListLabel 2504" style:family="text">
      <style:text-properties style:font-name-complex="OpenSymbol2" style:font-family-complex="OpenSymbol" style:font-family-generic-complex="system" style:font-pitch-complex="variable"/>
    </style:style>
    <style:style style:name="ListLabel_20_2505" style:display-name="ListLabel 2505" style:family="text">
      <style:text-properties style:font-name-complex="OpenSymbol2" style:font-family-complex="OpenSymbol" style:font-family-generic-complex="system" style:font-pitch-complex="variable"/>
    </style:style>
    <style:style style:name="ListLabel_20_2506" style:display-name="ListLabel 2506" style:family="text">
      <style:text-properties style:font-name-complex="OpenSymbol2" style:font-family-complex="OpenSymbol" style:font-family-generic-complex="system" style:font-pitch-complex="variable"/>
    </style:style>
    <style:style style:name="ListLabel_20_2507" style:display-name="ListLabel 2507" style:family="text">
      <style:text-properties style:font-name-complex="OpenSymbol2" style:font-family-complex="OpenSymbol" style:font-family-generic-complex="system" style:font-pitch-complex="variable"/>
    </style:style>
    <style:style style:name="ListLabel_20_2508" style:display-name="ListLabel 2508" style:family="text">
      <style:text-properties style:font-name-complex="OpenSymbol2" style:font-family-complex="OpenSymbol" style:font-family-generic-complex="system" style:font-pitch-complex="variable"/>
    </style:style>
    <style:style style:name="ListLabel_20_2509" style:display-name="ListLabel 2509" style:family="text">
      <style:text-properties style:font-name-complex="OpenSymbol2" style:font-family-complex="OpenSymbol" style:font-family-generic-complex="system" style:font-pitch-complex="variable"/>
    </style:style>
    <style:style style:name="ListLabel_20_2510" style:display-name="ListLabel 2510" style:family="text">
      <style:text-properties style:font-name-complex="OpenSymbol2" style:font-family-complex="OpenSymbol" style:font-family-generic-complex="system" style:font-pitch-complex="variable"/>
    </style:style>
    <style:style style:name="ListLabel_20_2511" style:display-name="ListLabel 2511" style:family="text">
      <style:text-properties style:font-name-complex="OpenSymbol2" style:font-family-complex="OpenSymbol" style:font-family-generic-complex="system" style:font-pitch-complex="variable"/>
    </style:style>
    <style:style style:name="ListLabel_20_2512" style:display-name="ListLabel 2512" style:family="text">
      <style:text-properties fo:font-size="11pt" style:font-size-asian="11pt" style:font-name-complex="OpenSymbol2" style:font-family-complex="OpenSymbol" style:font-family-generic-complex="system" style:font-pitch-complex="variable"/>
    </style:style>
    <style:style style:name="ListLabel_20_2513" style:display-name="ListLabel 2513" style:family="text">
      <style:text-properties style:font-name-complex="OpenSymbol2" style:font-family-complex="OpenSymbol" style:font-family-generic-complex="system" style:font-pitch-complex="variable"/>
    </style:style>
    <style:style style:name="ListLabel_20_2514" style:display-name="ListLabel 2514" style:family="text">
      <style:text-properties style:font-name-complex="OpenSymbol2" style:font-family-complex="OpenSymbol" style:font-family-generic-complex="system" style:font-pitch-complex="variable"/>
    </style:style>
    <style:style style:name="ListLabel_20_2515" style:display-name="ListLabel 2515" style:family="text">
      <style:text-properties style:font-name-complex="OpenSymbol2" style:font-family-complex="OpenSymbol" style:font-family-generic-complex="system" style:font-pitch-complex="variable"/>
    </style:style>
    <style:style style:name="ListLabel_20_2516" style:display-name="ListLabel 2516" style:family="text">
      <style:text-properties style:font-name-complex="OpenSymbol2" style:font-family-complex="OpenSymbol" style:font-family-generic-complex="system" style:font-pitch-complex="variable"/>
    </style:style>
    <style:style style:name="ListLabel_20_2517" style:display-name="ListLabel 2517" style:family="text">
      <style:text-properties style:font-name-complex="OpenSymbol2" style:font-family-complex="OpenSymbol" style:font-family-generic-complex="system" style:font-pitch-complex="variable"/>
    </style:style>
    <style:style style:name="ListLabel_20_2518" style:display-name="ListLabel 2518" style:family="text">
      <style:text-properties style:font-name-complex="OpenSymbol2" style:font-family-complex="OpenSymbol" style:font-family-generic-complex="system" style:font-pitch-complex="variable"/>
    </style:style>
    <style:style style:name="ListLabel_20_2519" style:display-name="ListLabel 2519" style:family="text">
      <style:text-properties style:font-name-complex="OpenSymbol2" style:font-family-complex="OpenSymbol" style:font-family-generic-complex="system" style:font-pitch-complex="variable"/>
    </style:style>
    <style:style style:name="ListLabel_20_2520" style:display-name="ListLabel 2520" style:family="text">
      <style:text-properties style:font-name-complex="OpenSymbol2" style:font-family-complex="OpenSymbol" style:font-family-generic-complex="system" style:font-pitch-complex="variable"/>
    </style:style>
    <style:style style:name="ListLabel_20_2521" style:display-name="ListLabel 2521" style:family="text">
      <style:text-properties fo:font-weight="normal" style:font-weight-asian="normal" style:font-name-complex="OpenSymbol2" style:font-family-complex="OpenSymbol" style:font-family-generic-complex="system" style:font-pitch-complex="variable"/>
    </style:style>
    <style:style style:name="ListLabel_20_2522" style:display-name="ListLabel 2522" style:family="text">
      <style:text-properties style:font-name-complex="OpenSymbol2" style:font-family-complex="OpenSymbol" style:font-family-generic-complex="system" style:font-pitch-complex="variable"/>
    </style:style>
    <style:style style:name="ListLabel_20_2523" style:display-name="ListLabel 2523" style:family="text">
      <style:text-properties style:font-name-complex="OpenSymbol2" style:font-family-complex="OpenSymbol" style:font-family-generic-complex="system" style:font-pitch-complex="variable"/>
    </style:style>
    <style:style style:name="ListLabel_20_2524" style:display-name="ListLabel 2524" style:family="text">
      <style:text-properties style:font-name-complex="OpenSymbol2" style:font-family-complex="OpenSymbol" style:font-family-generic-complex="system" style:font-pitch-complex="variable"/>
    </style:style>
    <style:style style:name="ListLabel_20_2525" style:display-name="ListLabel 2525" style:family="text">
      <style:text-properties style:font-name-complex="OpenSymbol2" style:font-family-complex="OpenSymbol" style:font-family-generic-complex="system" style:font-pitch-complex="variable"/>
    </style:style>
    <style:style style:name="ListLabel_20_2526" style:display-name="ListLabel 2526" style:family="text">
      <style:text-properties style:font-name-complex="OpenSymbol2" style:font-family-complex="OpenSymbol" style:font-family-generic-complex="system" style:font-pitch-complex="variable"/>
    </style:style>
    <style:style style:name="ListLabel_20_2527" style:display-name="ListLabel 2527" style:family="text">
      <style:text-properties style:font-name-complex="OpenSymbol2" style:font-family-complex="OpenSymbol" style:font-family-generic-complex="system" style:font-pitch-complex="variable"/>
    </style:style>
    <style:style style:name="ListLabel_20_2528" style:display-name="ListLabel 2528" style:family="text">
      <style:text-properties style:font-name-complex="OpenSymbol2" style:font-family-complex="OpenSymbol" style:font-family-generic-complex="system" style:font-pitch-complex="variable"/>
    </style:style>
    <style:style style:name="ListLabel_20_2529" style:display-name="ListLabel 2529" style:family="text">
      <style:text-properties style:font-name-complex="OpenSymbol2" style:font-family-complex="OpenSymbol" style:font-family-generic-complex="system" style:font-pitch-complex="variable"/>
    </style:style>
    <style:style style:name="ListLabel_20_2530" style:display-name="ListLabel 2530"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2531" style:display-name="ListLabel 2531" style:family="text">
      <style:text-properties style:font-name-complex="OpenSymbol2" style:font-family-complex="OpenSymbol" style:font-family-generic-complex="system" style:font-pitch-complex="variable"/>
    </style:style>
    <style:style style:name="ListLabel_20_2532" style:display-name="ListLabel 2532" style:family="text">
      <style:text-properties style:font-name-complex="OpenSymbol2" style:font-family-complex="OpenSymbol" style:font-family-generic-complex="system" style:font-pitch-complex="variable"/>
    </style:style>
    <style:style style:name="ListLabel_20_2533" style:display-name="ListLabel 2533" style:family="text">
      <style:text-properties style:font-name-complex="OpenSymbol2" style:font-family-complex="OpenSymbol" style:font-family-generic-complex="system" style:font-pitch-complex="variable"/>
    </style:style>
    <style:style style:name="ListLabel_20_2534" style:display-name="ListLabel 2534" style:family="text">
      <style:text-properties style:font-name-complex="OpenSymbol2" style:font-family-complex="OpenSymbol" style:font-family-generic-complex="system" style:font-pitch-complex="variable"/>
    </style:style>
    <style:style style:name="ListLabel_20_2535" style:display-name="ListLabel 2535" style:family="text">
      <style:text-properties style:font-name-complex="OpenSymbol2" style:font-family-complex="OpenSymbol" style:font-family-generic-complex="system" style:font-pitch-complex="variable"/>
    </style:style>
    <style:style style:name="ListLabel_20_2536" style:display-name="ListLabel 2536" style:family="text">
      <style:text-properties style:font-name-complex="OpenSymbol2" style:font-family-complex="OpenSymbol" style:font-family-generic-complex="system" style:font-pitch-complex="variable"/>
    </style:style>
    <style:style style:name="ListLabel_20_2537" style:display-name="ListLabel 2537" style:family="text">
      <style:text-properties style:font-name-complex="OpenSymbol2" style:font-family-complex="OpenSymbol" style:font-family-generic-complex="system" style:font-pitch-complex="variable"/>
    </style:style>
    <style:style style:name="ListLabel_20_2538" style:display-name="ListLabel 2538" style:family="text">
      <style:text-properties style:font-name-complex="OpenSymbol2" style:font-family-complex="OpenSymbol" style:font-family-generic-complex="system" style:font-pitch-complex="variable"/>
    </style:style>
    <style:style style:name="ListLabel_20_2539" style:display-name="ListLabel 2539"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2540" style:display-name="ListLabel 2540" style:family="text">
      <style:text-properties style:font-name-complex="OpenSymbol2" style:font-family-complex="OpenSymbol" style:font-family-generic-complex="system" style:font-pitch-complex="variable"/>
    </style:style>
    <style:style style:name="ListLabel_20_2541" style:display-name="ListLabel 2541" style:family="text">
      <style:text-properties style:font-name-complex="OpenSymbol2" style:font-family-complex="OpenSymbol" style:font-family-generic-complex="system" style:font-pitch-complex="variable"/>
    </style:style>
    <style:style style:name="ListLabel_20_2542" style:display-name="ListLabel 2542" style:family="text">
      <style:text-properties style:font-name-complex="OpenSymbol2" style:font-family-complex="OpenSymbol" style:font-family-generic-complex="system" style:font-pitch-complex="variable"/>
    </style:style>
    <style:style style:name="ListLabel_20_2543" style:display-name="ListLabel 2543" style:family="text">
      <style:text-properties style:font-name-complex="OpenSymbol2" style:font-family-complex="OpenSymbol" style:font-family-generic-complex="system" style:font-pitch-complex="variable"/>
    </style:style>
    <style:style style:name="ListLabel_20_2544" style:display-name="ListLabel 2544" style:family="text">
      <style:text-properties style:font-name-complex="OpenSymbol2" style:font-family-complex="OpenSymbol" style:font-family-generic-complex="system" style:font-pitch-complex="variable"/>
    </style:style>
    <style:style style:name="ListLabel_20_2545" style:display-name="ListLabel 2545" style:family="text">
      <style:text-properties style:font-name-complex="OpenSymbol2" style:font-family-complex="OpenSymbol" style:font-family-generic-complex="system" style:font-pitch-complex="variable"/>
    </style:style>
    <style:style style:name="ListLabel_20_2546" style:display-name="ListLabel 2546" style:family="text">
      <style:text-properties style:font-name-complex="OpenSymbol2" style:font-family-complex="OpenSymbol" style:font-family-generic-complex="system" style:font-pitch-complex="variable"/>
    </style:style>
    <style:style style:name="ListLabel_20_2547" style:display-name="ListLabel 2547" style:family="text">
      <style:text-properties style:font-name-complex="OpenSymbol2" style:font-family-complex="OpenSymbol" style:font-family-generic-complex="system" style:font-pitch-complex="variable"/>
    </style:style>
    <style:style style:name="ListLabel_20_2548" style:display-name="ListLabel 2548" style:family="text">
      <style:text-properties style:font-name-complex="OpenSymbol2" style:font-family-complex="OpenSymbol" style:font-family-generic-complex="system" style:font-pitch-complex="variable"/>
    </style:style>
    <style:style style:name="ListLabel_20_2549" style:display-name="ListLabel 2549" style:family="text">
      <style:text-properties style:font-name-complex="OpenSymbol2" style:font-family-complex="OpenSymbol" style:font-family-generic-complex="system" style:font-pitch-complex="variable"/>
    </style:style>
    <style:style style:name="ListLabel_20_2550" style:display-name="ListLabel 2550" style:family="text">
      <style:text-properties style:font-name-complex="OpenSymbol2" style:font-family-complex="OpenSymbol" style:font-family-generic-complex="system" style:font-pitch-complex="variable"/>
    </style:style>
    <style:style style:name="ListLabel_20_2551" style:display-name="ListLabel 2551" style:family="text">
      <style:text-properties style:font-name-complex="OpenSymbol2" style:font-family-complex="OpenSymbol" style:font-family-generic-complex="system" style:font-pitch-complex="variable"/>
    </style:style>
    <style:style style:name="ListLabel_20_2552" style:display-name="ListLabel 2552" style:family="text">
      <style:text-properties style:font-name-complex="OpenSymbol2" style:font-family-complex="OpenSymbol" style:font-family-generic-complex="system" style:font-pitch-complex="variable"/>
    </style:style>
    <style:style style:name="ListLabel_20_2553" style:display-name="ListLabel 2553" style:family="text">
      <style:text-properties style:font-name-complex="OpenSymbol2" style:font-family-complex="OpenSymbol" style:font-family-generic-complex="system" style:font-pitch-complex="variable"/>
    </style:style>
    <style:style style:name="ListLabel_20_2554" style:display-name="ListLabel 2554" style:family="text">
      <style:text-properties style:font-name-complex="OpenSymbol2" style:font-family-complex="OpenSymbol" style:font-family-generic-complex="system" style:font-pitch-complex="variable"/>
    </style:style>
    <style:style style:name="ListLabel_20_2555" style:display-name="ListLabel 2555" style:family="text">
      <style:text-properties style:font-name-complex="OpenSymbol2" style:font-family-complex="OpenSymbol" style:font-family-generic-complex="system" style:font-pitch-complex="variable"/>
    </style:style>
    <style:style style:name="ListLabel_20_2556" style:display-name="ListLabel 2556" style:family="text">
      <style:text-properties style:font-name-complex="OpenSymbol2" style:font-family-complex="OpenSymbol" style:font-family-generic-complex="system" style:font-pitch-complex="variable"/>
    </style:style>
    <style:style style:name="ListLabel_20_2557" style:display-name="ListLabel 2557" style:family="text">
      <style:text-properties style:font-name-complex="OpenSymbol2" style:font-family-complex="OpenSymbol" style:font-family-generic-complex="system" style:font-pitch-complex="variable"/>
    </style:style>
    <style:style style:name="ListLabel_20_2558" style:display-name="ListLabel 2558" style:family="text">
      <style:text-properties style:font-name-complex="OpenSymbol2" style:font-family-complex="OpenSymbol" style:font-family-generic-complex="system" style:font-pitch-complex="variable"/>
    </style:style>
    <style:style style:name="ListLabel_20_2559" style:display-name="ListLabel 2559" style:family="text">
      <style:text-properties style:font-name-complex="OpenSymbol2" style:font-family-complex="OpenSymbol" style:font-family-generic-complex="system" style:font-pitch-complex="variable"/>
    </style:style>
    <style:style style:name="ListLabel_20_2560" style:display-name="ListLabel 2560" style:family="text">
      <style:text-properties style:font-name-complex="OpenSymbol2" style:font-family-complex="OpenSymbol" style:font-family-generic-complex="system" style:font-pitch-complex="variable"/>
    </style:style>
    <style:style style:name="ListLabel_20_2561" style:display-name="ListLabel 2561" style:family="text">
      <style:text-properties style:font-name-complex="OpenSymbol2" style:font-family-complex="OpenSymbol" style:font-family-generic-complex="system" style:font-pitch-complex="variable"/>
    </style:style>
    <style:style style:name="ListLabel_20_2562" style:display-name="ListLabel 2562" style:family="text">
      <style:text-properties style:font-name-complex="OpenSymbol2" style:font-family-complex="OpenSymbol" style:font-family-generic-complex="system" style:font-pitch-complex="variable"/>
    </style:style>
    <style:style style:name="ListLabel_20_2563" style:display-name="ListLabel 2563" style:family="text">
      <style:text-properties style:font-name-complex="OpenSymbol2" style:font-family-complex="OpenSymbol" style:font-family-generic-complex="system" style:font-pitch-complex="variable"/>
    </style:style>
    <style:style style:name="ListLabel_20_2564" style:display-name="ListLabel 2564" style:family="text">
      <style:text-properties style:font-name-complex="OpenSymbol2" style:font-family-complex="OpenSymbol" style:font-family-generic-complex="system" style:font-pitch-complex="variable"/>
    </style:style>
    <style:style style:name="ListLabel_20_2565" style:display-name="ListLabel 2565" style:family="text">
      <style:text-properties style:font-name-complex="OpenSymbol2" style:font-family-complex="OpenSymbol" style:font-family-generic-complex="system" style:font-pitch-complex="variable"/>
    </style:style>
    <style:style style:name="ListLabel_20_2566" style:display-name="ListLabel 2566" style:family="text">
      <style:text-properties fo:font-size="11pt" style:font-size-asian="11pt" style:font-name-complex="OpenSymbol2" style:font-family-complex="OpenSymbol" style:font-family-generic-complex="system" style:font-pitch-complex="variable"/>
    </style:style>
    <style:style style:name="ListLabel_20_2567" style:display-name="ListLabel 2567" style:family="text">
      <style:text-properties style:font-name-complex="OpenSymbol2" style:font-family-complex="OpenSymbol" style:font-family-generic-complex="system" style:font-pitch-complex="variable"/>
    </style:style>
    <style:style style:name="ListLabel_20_2568" style:display-name="ListLabel 2568" style:family="text">
      <style:text-properties style:font-name-complex="OpenSymbol2" style:font-family-complex="OpenSymbol" style:font-family-generic-complex="system" style:font-pitch-complex="variable"/>
    </style:style>
    <style:style style:name="ListLabel_20_2569" style:display-name="ListLabel 2569" style:family="text">
      <style:text-properties style:font-name-complex="OpenSymbol2" style:font-family-complex="OpenSymbol" style:font-family-generic-complex="system" style:font-pitch-complex="variable"/>
    </style:style>
    <style:style style:name="ListLabel_20_2570" style:display-name="ListLabel 2570" style:family="text">
      <style:text-properties style:font-name-complex="OpenSymbol2" style:font-family-complex="OpenSymbol" style:font-family-generic-complex="system" style:font-pitch-complex="variable"/>
    </style:style>
    <style:style style:name="ListLabel_20_2571" style:display-name="ListLabel 2571" style:family="text">
      <style:text-properties style:font-name-complex="OpenSymbol2" style:font-family-complex="OpenSymbol" style:font-family-generic-complex="system" style:font-pitch-complex="variable"/>
    </style:style>
    <style:style style:name="ListLabel_20_2572" style:display-name="ListLabel 2572" style:family="text">
      <style:text-properties style:font-name-complex="OpenSymbol2" style:font-family-complex="OpenSymbol" style:font-family-generic-complex="system" style:font-pitch-complex="variable"/>
    </style:style>
    <style:style style:name="ListLabel_20_2573" style:display-name="ListLabel 2573" style:family="text">
      <style:text-properties style:font-name-complex="OpenSymbol2" style:font-family-complex="OpenSymbol" style:font-family-generic-complex="system" style:font-pitch-complex="variable"/>
    </style:style>
    <style:style style:name="ListLabel_20_2574" style:display-name="ListLabel 2574" style:family="text">
      <style:text-properties style:font-name-complex="OpenSymbol2" style:font-family-complex="OpenSymbol" style:font-family-generic-complex="system" style:font-pitch-complex="variable"/>
    </style:style>
    <style:style style:name="ListLabel_20_2575" style:display-name="ListLabel 2575" style:family="text">
      <style:text-properties fo:font-weight="normal" style:font-weight-asian="normal" style:font-name-complex="OpenSymbol2" style:font-family-complex="OpenSymbol" style:font-family-generic-complex="system" style:font-pitch-complex="variable"/>
    </style:style>
    <style:style style:name="ListLabel_20_2576" style:display-name="ListLabel 2576" style:family="text">
      <style:text-properties style:font-name-complex="OpenSymbol2" style:font-family-complex="OpenSymbol" style:font-family-generic-complex="system" style:font-pitch-complex="variable"/>
    </style:style>
    <style:style style:name="ListLabel_20_2577" style:display-name="ListLabel 2577" style:family="text">
      <style:text-properties style:font-name-complex="OpenSymbol2" style:font-family-complex="OpenSymbol" style:font-family-generic-complex="system" style:font-pitch-complex="variable"/>
    </style:style>
    <style:style style:name="ListLabel_20_2578" style:display-name="ListLabel 2578" style:family="text">
      <style:text-properties style:font-name-complex="OpenSymbol2" style:font-family-complex="OpenSymbol" style:font-family-generic-complex="system" style:font-pitch-complex="variable"/>
    </style:style>
    <style:style style:name="ListLabel_20_2579" style:display-name="ListLabel 2579" style:family="text">
      <style:text-properties style:font-name-complex="OpenSymbol2" style:font-family-complex="OpenSymbol" style:font-family-generic-complex="system" style:font-pitch-complex="variable"/>
    </style:style>
    <style:style style:name="ListLabel_20_2580" style:display-name="ListLabel 2580" style:family="text">
      <style:text-properties style:font-name-complex="OpenSymbol2" style:font-family-complex="OpenSymbol" style:font-family-generic-complex="system" style:font-pitch-complex="variable"/>
    </style:style>
    <style:style style:name="ListLabel_20_2581" style:display-name="ListLabel 2581" style:family="text">
      <style:text-properties style:font-name-complex="OpenSymbol2" style:font-family-complex="OpenSymbol" style:font-family-generic-complex="system" style:font-pitch-complex="variable"/>
    </style:style>
    <style:style style:name="ListLabel_20_2582" style:display-name="ListLabel 2582" style:family="text">
      <style:text-properties style:font-name-complex="OpenSymbol2" style:font-family-complex="OpenSymbol" style:font-family-generic-complex="system" style:font-pitch-complex="variable"/>
    </style:style>
    <style:style style:name="ListLabel_20_2583" style:display-name="ListLabel 2583" style:family="text">
      <style:text-properties style:font-name-complex="OpenSymbol2" style:font-family-complex="OpenSymbol" style:font-family-generic-complex="system" style:font-pitch-complex="variable"/>
    </style:style>
    <style:style style:name="ListLabel_20_2584" style:display-name="ListLabel 2584"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2585" style:display-name="ListLabel 2585" style:family="text">
      <style:text-properties style:font-name-complex="OpenSymbol2" style:font-family-complex="OpenSymbol" style:font-family-generic-complex="system" style:font-pitch-complex="variable"/>
    </style:style>
    <style:style style:name="ListLabel_20_2586" style:display-name="ListLabel 2586" style:family="text">
      <style:text-properties style:font-name-complex="OpenSymbol2" style:font-family-complex="OpenSymbol" style:font-family-generic-complex="system" style:font-pitch-complex="variable"/>
    </style:style>
    <style:style style:name="ListLabel_20_2587" style:display-name="ListLabel 2587" style:family="text">
      <style:text-properties style:font-name-complex="OpenSymbol2" style:font-family-complex="OpenSymbol" style:font-family-generic-complex="system" style:font-pitch-complex="variable"/>
    </style:style>
    <style:style style:name="ListLabel_20_2588" style:display-name="ListLabel 2588" style:family="text">
      <style:text-properties style:font-name-complex="OpenSymbol2" style:font-family-complex="OpenSymbol" style:font-family-generic-complex="system" style:font-pitch-complex="variable"/>
    </style:style>
    <style:style style:name="ListLabel_20_2589" style:display-name="ListLabel 2589" style:family="text">
      <style:text-properties style:font-name-complex="OpenSymbol2" style:font-family-complex="OpenSymbol" style:font-family-generic-complex="system" style:font-pitch-complex="variable"/>
    </style:style>
    <style:style style:name="ListLabel_20_2590" style:display-name="ListLabel 2590" style:family="text">
      <style:text-properties style:font-name-complex="OpenSymbol2" style:font-family-complex="OpenSymbol" style:font-family-generic-complex="system" style:font-pitch-complex="variable"/>
    </style:style>
    <style:style style:name="ListLabel_20_2591" style:display-name="ListLabel 2591" style:family="text">
      <style:text-properties style:font-name-complex="OpenSymbol2" style:font-family-complex="OpenSymbol" style:font-family-generic-complex="system" style:font-pitch-complex="variable"/>
    </style:style>
    <style:style style:name="ListLabel_20_2592" style:display-name="ListLabel 2592" style:family="text">
      <style:text-properties style:font-name-complex="OpenSymbol2" style:font-family-complex="OpenSymbol" style:font-family-generic-complex="system" style:font-pitch-complex="variable"/>
    </style:style>
    <style:style style:name="ListLabel_20_2593" style:display-name="ListLabel 2593"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2594" style:display-name="ListLabel 2594" style:family="text">
      <style:text-properties style:font-name-complex="OpenSymbol2" style:font-family-complex="OpenSymbol" style:font-family-generic-complex="system" style:font-pitch-complex="variable"/>
    </style:style>
    <style:style style:name="ListLabel_20_2595" style:display-name="ListLabel 2595" style:family="text">
      <style:text-properties style:font-name-complex="OpenSymbol2" style:font-family-complex="OpenSymbol" style:font-family-generic-complex="system" style:font-pitch-complex="variable"/>
    </style:style>
    <style:style style:name="ListLabel_20_2596" style:display-name="ListLabel 2596" style:family="text">
      <style:text-properties style:font-name-complex="OpenSymbol2" style:font-family-complex="OpenSymbol" style:font-family-generic-complex="system" style:font-pitch-complex="variable"/>
    </style:style>
    <style:style style:name="ListLabel_20_2597" style:display-name="ListLabel 2597" style:family="text">
      <style:text-properties style:font-name-complex="OpenSymbol2" style:font-family-complex="OpenSymbol" style:font-family-generic-complex="system" style:font-pitch-complex="variable"/>
    </style:style>
    <style:style style:name="ListLabel_20_2598" style:display-name="ListLabel 2598" style:family="text">
      <style:text-properties style:font-name-complex="OpenSymbol2" style:font-family-complex="OpenSymbol" style:font-family-generic-complex="system" style:font-pitch-complex="variable"/>
    </style:style>
    <style:style style:name="ListLabel_20_2599" style:display-name="ListLabel 2599" style:family="text">
      <style:text-properties style:font-name-complex="OpenSymbol2" style:font-family-complex="OpenSymbol" style:font-family-generic-complex="system" style:font-pitch-complex="variable"/>
    </style:style>
    <style:style style:name="ListLabel_20_2600" style:display-name="ListLabel 2600" style:family="text">
      <style:text-properties style:font-name-complex="OpenSymbol2" style:font-family-complex="OpenSymbol" style:font-family-generic-complex="system" style:font-pitch-complex="variable"/>
    </style:style>
    <style:style style:name="ListLabel_20_2601" style:display-name="ListLabel 2601" style:family="text">
      <style:text-properties style:font-name-complex="OpenSymbol2" style:font-family-complex="OpenSymbol" style:font-family-generic-complex="system" style:font-pitch-complex="variable"/>
    </style:style>
    <style:style style:name="ListLabel_20_2602" style:display-name="ListLabel 2602" style:family="text">
      <style:text-properties style:font-name-complex="OpenSymbol2" style:font-family-complex="OpenSymbol" style:font-family-generic-complex="system" style:font-pitch-complex="variable"/>
    </style:style>
    <style:style style:name="ListLabel_20_2603" style:display-name="ListLabel 2603" style:family="text">
      <style:text-properties style:font-name-complex="OpenSymbol2" style:font-family-complex="OpenSymbol" style:font-family-generic-complex="system" style:font-pitch-complex="variable"/>
    </style:style>
    <style:style style:name="ListLabel_20_2604" style:display-name="ListLabel 2604" style:family="text">
      <style:text-properties style:font-name-complex="OpenSymbol2" style:font-family-complex="OpenSymbol" style:font-family-generic-complex="system" style:font-pitch-complex="variable"/>
    </style:style>
    <style:style style:name="ListLabel_20_2605" style:display-name="ListLabel 2605" style:family="text">
      <style:text-properties style:font-name-complex="OpenSymbol2" style:font-family-complex="OpenSymbol" style:font-family-generic-complex="system" style:font-pitch-complex="variable"/>
    </style:style>
    <style:style style:name="ListLabel_20_2606" style:display-name="ListLabel 2606" style:family="text">
      <style:text-properties style:font-name-complex="OpenSymbol2" style:font-family-complex="OpenSymbol" style:font-family-generic-complex="system" style:font-pitch-complex="variable"/>
    </style:style>
    <style:style style:name="ListLabel_20_2607" style:display-name="ListLabel 2607" style:family="text">
      <style:text-properties style:font-name-complex="OpenSymbol2" style:font-family-complex="OpenSymbol" style:font-family-generic-complex="system" style:font-pitch-complex="variable"/>
    </style:style>
    <style:style style:name="ListLabel_20_2608" style:display-name="ListLabel 2608" style:family="text">
      <style:text-properties style:font-name-complex="OpenSymbol2" style:font-family-complex="OpenSymbol" style:font-family-generic-complex="system" style:font-pitch-complex="variable"/>
    </style:style>
    <style:style style:name="ListLabel_20_2609" style:display-name="ListLabel 2609" style:family="text">
      <style:text-properties style:font-name-complex="OpenSymbol2" style:font-family-complex="OpenSymbol" style:font-family-generic-complex="system" style:font-pitch-complex="variable"/>
    </style:style>
    <style:style style:name="ListLabel_20_2610" style:display-name="ListLabel 2610" style:family="text">
      <style:text-properties style:font-name-complex="OpenSymbol2" style:font-family-complex="OpenSymbol" style:font-family-generic-complex="system" style:font-pitch-complex="variable"/>
    </style:style>
    <style:style style:name="ListLabel_20_2611" style:display-name="ListLabel 2611" style:family="text">
      <style:text-properties style:font-name-complex="OpenSymbol2" style:font-family-complex="OpenSymbol" style:font-family-generic-complex="system" style:font-pitch-complex="variable"/>
    </style:style>
    <style:style style:name="ListLabel_20_2612" style:display-name="ListLabel 2612" style:family="text">
      <style:text-properties style:font-name-complex="OpenSymbol2" style:font-family-complex="OpenSymbol" style:font-family-generic-complex="system" style:font-pitch-complex="variable"/>
    </style:style>
    <style:style style:name="ListLabel_20_2613" style:display-name="ListLabel 2613" style:family="text">
      <style:text-properties style:font-name-complex="OpenSymbol2" style:font-family-complex="OpenSymbol" style:font-family-generic-complex="system" style:font-pitch-complex="variable"/>
    </style:style>
    <style:style style:name="ListLabel_20_2614" style:display-name="ListLabel 2614" style:family="text">
      <style:text-properties style:font-name-complex="OpenSymbol2" style:font-family-complex="OpenSymbol" style:font-family-generic-complex="system" style:font-pitch-complex="variable"/>
    </style:style>
    <style:style style:name="ListLabel_20_2615" style:display-name="ListLabel 2615" style:family="text">
      <style:text-properties style:font-name-complex="OpenSymbol2" style:font-family-complex="OpenSymbol" style:font-family-generic-complex="system" style:font-pitch-complex="variable"/>
    </style:style>
    <style:style style:name="ListLabel_20_2616" style:display-name="ListLabel 2616" style:family="text">
      <style:text-properties style:font-name-complex="OpenSymbol2" style:font-family-complex="OpenSymbol" style:font-family-generic-complex="system" style:font-pitch-complex="variable"/>
    </style:style>
    <style:style style:name="ListLabel_20_2617" style:display-name="ListLabel 2617" style:family="text">
      <style:text-properties style:font-name-complex="OpenSymbol2" style:font-family-complex="OpenSymbol" style:font-family-generic-complex="system" style:font-pitch-complex="variable"/>
    </style:style>
    <style:style style:name="ListLabel_20_2618" style:display-name="ListLabel 2618" style:family="text">
      <style:text-properties style:font-name-complex="OpenSymbol2" style:font-family-complex="OpenSymbol" style:font-family-generic-complex="system" style:font-pitch-complex="variable"/>
    </style:style>
    <style:style style:name="ListLabel_20_2619" style:display-name="ListLabel 2619" style:family="text">
      <style:text-properties style:font-name-complex="OpenSymbol2" style:font-family-complex="OpenSymbol" style:font-family-generic-complex="system" style:font-pitch-complex="variable"/>
    </style:style>
    <style:style style:name="ListLabel_20_2620" style:display-name="ListLabel 2620" style:family="text">
      <style:text-properties fo:font-size="11pt" style:font-size-asian="11pt" style:font-name-complex="OpenSymbol2" style:font-family-complex="OpenSymbol" style:font-family-generic-complex="system" style:font-pitch-complex="variable"/>
    </style:style>
    <style:style style:name="ListLabel_20_2621" style:display-name="ListLabel 2621" style:family="text">
      <style:text-properties style:font-name-complex="OpenSymbol2" style:font-family-complex="OpenSymbol" style:font-family-generic-complex="system" style:font-pitch-complex="variable"/>
    </style:style>
    <style:style style:name="ListLabel_20_2622" style:display-name="ListLabel 2622" style:family="text">
      <style:text-properties style:font-name-complex="OpenSymbol2" style:font-family-complex="OpenSymbol" style:font-family-generic-complex="system" style:font-pitch-complex="variable"/>
    </style:style>
    <style:style style:name="ListLabel_20_2623" style:display-name="ListLabel 2623" style:family="text">
      <style:text-properties style:font-name-complex="OpenSymbol2" style:font-family-complex="OpenSymbol" style:font-family-generic-complex="system" style:font-pitch-complex="variable"/>
    </style:style>
    <style:style style:name="ListLabel_20_2624" style:display-name="ListLabel 2624" style:family="text">
      <style:text-properties style:font-name-complex="OpenSymbol2" style:font-family-complex="OpenSymbol" style:font-family-generic-complex="system" style:font-pitch-complex="variable"/>
    </style:style>
    <style:style style:name="ListLabel_20_2625" style:display-name="ListLabel 2625" style:family="text">
      <style:text-properties style:font-name-complex="OpenSymbol2" style:font-family-complex="OpenSymbol" style:font-family-generic-complex="system" style:font-pitch-complex="variable"/>
    </style:style>
    <style:style style:name="ListLabel_20_2626" style:display-name="ListLabel 2626" style:family="text">
      <style:text-properties style:font-name-complex="OpenSymbol2" style:font-family-complex="OpenSymbol" style:font-family-generic-complex="system" style:font-pitch-complex="variable"/>
    </style:style>
    <style:style style:name="ListLabel_20_2627" style:display-name="ListLabel 2627" style:family="text">
      <style:text-properties style:font-name-complex="OpenSymbol2" style:font-family-complex="OpenSymbol" style:font-family-generic-complex="system" style:font-pitch-complex="variable"/>
    </style:style>
    <style:style style:name="ListLabel_20_2628" style:display-name="ListLabel 2628" style:family="text">
      <style:text-properties style:font-name-complex="OpenSymbol2" style:font-family-complex="OpenSymbol" style:font-family-generic-complex="system" style:font-pitch-complex="variable"/>
    </style:style>
    <style:style style:name="ListLabel_20_2629" style:display-name="ListLabel 2629" style:family="text">
      <style:text-properties fo:font-weight="normal" style:font-weight-asian="normal" style:font-name-complex="OpenSymbol2" style:font-family-complex="OpenSymbol" style:font-family-generic-complex="system" style:font-pitch-complex="variable"/>
    </style:style>
    <style:style style:name="ListLabel_20_2630" style:display-name="ListLabel 2630" style:family="text">
      <style:text-properties style:font-name-complex="OpenSymbol2" style:font-family-complex="OpenSymbol" style:font-family-generic-complex="system" style:font-pitch-complex="variable"/>
    </style:style>
    <style:style style:name="ListLabel_20_2631" style:display-name="ListLabel 2631" style:family="text">
      <style:text-properties style:font-name-complex="OpenSymbol2" style:font-family-complex="OpenSymbol" style:font-family-generic-complex="system" style:font-pitch-complex="variable"/>
    </style:style>
    <style:style style:name="ListLabel_20_2632" style:display-name="ListLabel 2632" style:family="text">
      <style:text-properties style:font-name-complex="OpenSymbol2" style:font-family-complex="OpenSymbol" style:font-family-generic-complex="system" style:font-pitch-complex="variable"/>
    </style:style>
    <style:style style:name="ListLabel_20_2633" style:display-name="ListLabel 2633" style:family="text">
      <style:text-properties style:font-name-complex="OpenSymbol2" style:font-family-complex="OpenSymbol" style:font-family-generic-complex="system" style:font-pitch-complex="variable"/>
    </style:style>
    <style:style style:name="ListLabel_20_2634" style:display-name="ListLabel 2634" style:family="text">
      <style:text-properties style:font-name-complex="OpenSymbol2" style:font-family-complex="OpenSymbol" style:font-family-generic-complex="system" style:font-pitch-complex="variable"/>
    </style:style>
    <style:style style:name="ListLabel_20_2635" style:display-name="ListLabel 2635" style:family="text">
      <style:text-properties style:font-name-complex="OpenSymbol2" style:font-family-complex="OpenSymbol" style:font-family-generic-complex="system" style:font-pitch-complex="variable"/>
    </style:style>
    <style:style style:name="ListLabel_20_2636" style:display-name="ListLabel 2636" style:family="text">
      <style:text-properties style:font-name-complex="OpenSymbol2" style:font-family-complex="OpenSymbol" style:font-family-generic-complex="system" style:font-pitch-complex="variable"/>
    </style:style>
    <style:style style:name="ListLabel_20_2637" style:display-name="ListLabel 2637" style:family="text">
      <style:text-properties style:font-name-complex="OpenSymbol2" style:font-family-complex="OpenSymbol" style:font-family-generic-complex="system" style:font-pitch-complex="variable"/>
    </style:style>
    <style:style style:name="ListLabel_20_2638" style:display-name="ListLabel 2638"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2639" style:display-name="ListLabel 2639" style:family="text">
      <style:text-properties style:font-name-complex="OpenSymbol2" style:font-family-complex="OpenSymbol" style:font-family-generic-complex="system" style:font-pitch-complex="variable"/>
    </style:style>
    <style:style style:name="ListLabel_20_2640" style:display-name="ListLabel 2640" style:family="text">
      <style:text-properties style:font-name-complex="OpenSymbol2" style:font-family-complex="OpenSymbol" style:font-family-generic-complex="system" style:font-pitch-complex="variable"/>
    </style:style>
    <style:style style:name="ListLabel_20_2641" style:display-name="ListLabel 2641" style:family="text">
      <style:text-properties style:font-name-complex="OpenSymbol2" style:font-family-complex="OpenSymbol" style:font-family-generic-complex="system" style:font-pitch-complex="variable"/>
    </style:style>
    <style:style style:name="ListLabel_20_2642" style:display-name="ListLabel 2642" style:family="text">
      <style:text-properties style:font-name-complex="OpenSymbol2" style:font-family-complex="OpenSymbol" style:font-family-generic-complex="system" style:font-pitch-complex="variable"/>
    </style:style>
    <style:style style:name="ListLabel_20_2643" style:display-name="ListLabel 2643" style:family="text">
      <style:text-properties style:font-name-complex="OpenSymbol2" style:font-family-complex="OpenSymbol" style:font-family-generic-complex="system" style:font-pitch-complex="variable"/>
    </style:style>
    <style:style style:name="ListLabel_20_2644" style:display-name="ListLabel 2644" style:family="text">
      <style:text-properties style:font-name-complex="OpenSymbol2" style:font-family-complex="OpenSymbol" style:font-family-generic-complex="system" style:font-pitch-complex="variable"/>
    </style:style>
    <style:style style:name="ListLabel_20_2645" style:display-name="ListLabel 2645" style:family="text">
      <style:text-properties style:font-name-complex="OpenSymbol2" style:font-family-complex="OpenSymbol" style:font-family-generic-complex="system" style:font-pitch-complex="variable"/>
    </style:style>
    <style:style style:name="ListLabel_20_2646" style:display-name="ListLabel 2646" style:family="text">
      <style:text-properties style:font-name-complex="OpenSymbol2" style:font-family-complex="OpenSymbol" style:font-family-generic-complex="system" style:font-pitch-complex="variable"/>
    </style:style>
    <style:style style:name="ListLabel_20_2647" style:display-name="ListLabel 2647"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2648" style:display-name="ListLabel 2648" style:family="text">
      <style:text-properties style:font-name-complex="OpenSymbol2" style:font-family-complex="OpenSymbol" style:font-family-generic-complex="system" style:font-pitch-complex="variable"/>
    </style:style>
    <style:style style:name="ListLabel_20_2649" style:display-name="ListLabel 2649" style:family="text">
      <style:text-properties style:font-name-complex="OpenSymbol2" style:font-family-complex="OpenSymbol" style:font-family-generic-complex="system" style:font-pitch-complex="variable"/>
    </style:style>
    <style:style style:name="ListLabel_20_2650" style:display-name="ListLabel 2650" style:family="text">
      <style:text-properties style:font-name-complex="OpenSymbol2" style:font-family-complex="OpenSymbol" style:font-family-generic-complex="system" style:font-pitch-complex="variable"/>
    </style:style>
    <style:style style:name="ListLabel_20_2651" style:display-name="ListLabel 2651" style:family="text">
      <style:text-properties style:font-name-complex="OpenSymbol2" style:font-family-complex="OpenSymbol" style:font-family-generic-complex="system" style:font-pitch-complex="variable"/>
    </style:style>
    <style:style style:name="ListLabel_20_2652" style:display-name="ListLabel 2652" style:family="text">
      <style:text-properties style:font-name-complex="OpenSymbol2" style:font-family-complex="OpenSymbol" style:font-family-generic-complex="system" style:font-pitch-complex="variable"/>
    </style:style>
    <style:style style:name="ListLabel_20_2653" style:display-name="ListLabel 2653" style:family="text">
      <style:text-properties style:font-name-complex="OpenSymbol2" style:font-family-complex="OpenSymbol" style:font-family-generic-complex="system" style:font-pitch-complex="variable"/>
    </style:style>
    <style:style style:name="ListLabel_20_2654" style:display-name="ListLabel 2654" style:family="text">
      <style:text-properties style:font-name-complex="OpenSymbol2" style:font-family-complex="OpenSymbol" style:font-family-generic-complex="system" style:font-pitch-complex="variable"/>
    </style:style>
    <style:style style:name="ListLabel_20_2655" style:display-name="ListLabel 2655" style:family="text">
      <style:text-properties style:font-name-complex="OpenSymbol2" style:font-family-complex="OpenSymbol" style:font-family-generic-complex="system" style:font-pitch-complex="variable"/>
    </style:style>
    <style:style style:name="ListLabel_20_2656" style:display-name="ListLabel 2656" style:family="text">
      <style:text-properties style:font-name-complex="OpenSymbol2" style:font-family-complex="OpenSymbol" style:font-family-generic-complex="system" style:font-pitch-complex="variable"/>
    </style:style>
    <style:style style:name="ListLabel_20_2657" style:display-name="ListLabel 2657" style:family="text">
      <style:text-properties style:font-name-complex="OpenSymbol2" style:font-family-complex="OpenSymbol" style:font-family-generic-complex="system" style:font-pitch-complex="variable"/>
    </style:style>
    <style:style style:name="ListLabel_20_2658" style:display-name="ListLabel 2658" style:family="text">
      <style:text-properties style:font-name-complex="OpenSymbol2" style:font-family-complex="OpenSymbol" style:font-family-generic-complex="system" style:font-pitch-complex="variable"/>
    </style:style>
    <style:style style:name="ListLabel_20_2659" style:display-name="ListLabel 2659" style:family="text">
      <style:text-properties style:font-name-complex="OpenSymbol2" style:font-family-complex="OpenSymbol" style:font-family-generic-complex="system" style:font-pitch-complex="variable"/>
    </style:style>
    <style:style style:name="ListLabel_20_2660" style:display-name="ListLabel 2660" style:family="text">
      <style:text-properties style:font-name-complex="OpenSymbol2" style:font-family-complex="OpenSymbol" style:font-family-generic-complex="system" style:font-pitch-complex="variable"/>
    </style:style>
    <style:style style:name="ListLabel_20_2661" style:display-name="ListLabel 2661" style:family="text">
      <style:text-properties style:font-name-complex="OpenSymbol2" style:font-family-complex="OpenSymbol" style:font-family-generic-complex="system" style:font-pitch-complex="variable"/>
    </style:style>
    <style:style style:name="ListLabel_20_2662" style:display-name="ListLabel 2662" style:family="text">
      <style:text-properties style:font-name-complex="OpenSymbol2" style:font-family-complex="OpenSymbol" style:font-family-generic-complex="system" style:font-pitch-complex="variable"/>
    </style:style>
    <style:style style:name="ListLabel_20_2663" style:display-name="ListLabel 2663" style:family="text">
      <style:text-properties style:font-name-complex="OpenSymbol2" style:font-family-complex="OpenSymbol" style:font-family-generic-complex="system" style:font-pitch-complex="variable"/>
    </style:style>
    <style:style style:name="ListLabel_20_2664" style:display-name="ListLabel 2664" style:family="text">
      <style:text-properties style:font-name-complex="OpenSymbol2" style:font-family-complex="OpenSymbol" style:font-family-generic-complex="system" style:font-pitch-complex="variable"/>
    </style:style>
    <style:style style:name="ListLabel_20_2665" style:display-name="ListLabel 2665" style:family="text">
      <style:text-properties style:font-name-complex="OpenSymbol2" style:font-family-complex="OpenSymbol" style:font-family-generic-complex="system" style:font-pitch-complex="variable"/>
    </style:style>
    <style:style style:name="ListLabel_20_2666" style:display-name="ListLabel 2666" style:family="text">
      <style:text-properties style:font-name-complex="OpenSymbol2" style:font-family-complex="OpenSymbol" style:font-family-generic-complex="system" style:font-pitch-complex="variable"/>
    </style:style>
    <style:style style:name="ListLabel_20_2667" style:display-name="ListLabel 2667" style:family="text">
      <style:text-properties style:font-name-complex="OpenSymbol2" style:font-family-complex="OpenSymbol" style:font-family-generic-complex="system" style:font-pitch-complex="variable"/>
    </style:style>
    <style:style style:name="ListLabel_20_2668" style:display-name="ListLabel 2668" style:family="text">
      <style:text-properties style:font-name-complex="OpenSymbol2" style:font-family-complex="OpenSymbol" style:font-family-generic-complex="system" style:font-pitch-complex="variable"/>
    </style:style>
    <style:style style:name="ListLabel_20_2669" style:display-name="ListLabel 2669" style:family="text">
      <style:text-properties style:font-name-complex="OpenSymbol2" style:font-family-complex="OpenSymbol" style:font-family-generic-complex="system" style:font-pitch-complex="variable"/>
    </style:style>
    <style:style style:name="ListLabel_20_2670" style:display-name="ListLabel 2670" style:family="text">
      <style:text-properties style:font-name-complex="OpenSymbol2" style:font-family-complex="OpenSymbol" style:font-family-generic-complex="system" style:font-pitch-complex="variable"/>
    </style:style>
    <style:style style:name="ListLabel_20_2671" style:display-name="ListLabel 2671" style:family="text">
      <style:text-properties style:font-name-complex="OpenSymbol2" style:font-family-complex="OpenSymbol" style:font-family-generic-complex="system" style:font-pitch-complex="variable"/>
    </style:style>
    <style:style style:name="ListLabel_20_2672" style:display-name="ListLabel 2672" style:family="text">
      <style:text-properties style:font-name-complex="OpenSymbol2" style:font-family-complex="OpenSymbol" style:font-family-generic-complex="system" style:font-pitch-complex="variable"/>
    </style:style>
    <style:style style:name="ListLabel_20_2673" style:display-name="ListLabel 2673" style:family="text">
      <style:text-properties style:font-name-complex="OpenSymbol2" style:font-family-complex="OpenSymbol" style:font-family-generic-complex="system" style:font-pitch-complex="variable"/>
    </style:style>
    <style:style style:name="ListLabel_20_2674" style:display-name="ListLabel 2674" style:family="text">
      <style:text-properties fo:font-size="11pt" style:font-size-asian="11pt" style:font-name-complex="OpenSymbol2" style:font-family-complex="OpenSymbol" style:font-family-generic-complex="system" style:font-pitch-complex="variable"/>
    </style:style>
    <style:style style:name="ListLabel_20_2675" style:display-name="ListLabel 2675" style:family="text">
      <style:text-properties style:font-name-complex="OpenSymbol2" style:font-family-complex="OpenSymbol" style:font-family-generic-complex="system" style:font-pitch-complex="variable"/>
    </style:style>
    <style:style style:name="ListLabel_20_2676" style:display-name="ListLabel 2676" style:family="text">
      <style:text-properties style:font-name-complex="OpenSymbol2" style:font-family-complex="OpenSymbol" style:font-family-generic-complex="system" style:font-pitch-complex="variable"/>
    </style:style>
    <style:style style:name="ListLabel_20_2677" style:display-name="ListLabel 2677" style:family="text">
      <style:text-properties style:font-name-complex="OpenSymbol2" style:font-family-complex="OpenSymbol" style:font-family-generic-complex="system" style:font-pitch-complex="variable"/>
    </style:style>
    <style:style style:name="ListLabel_20_2678" style:display-name="ListLabel 2678" style:family="text">
      <style:text-properties style:font-name-complex="OpenSymbol2" style:font-family-complex="OpenSymbol" style:font-family-generic-complex="system" style:font-pitch-complex="variable"/>
    </style:style>
    <style:style style:name="ListLabel_20_2679" style:display-name="ListLabel 2679" style:family="text">
      <style:text-properties style:font-name-complex="OpenSymbol2" style:font-family-complex="OpenSymbol" style:font-family-generic-complex="system" style:font-pitch-complex="variable"/>
    </style:style>
    <style:style style:name="ListLabel_20_2680" style:display-name="ListLabel 2680" style:family="text">
      <style:text-properties style:font-name-complex="OpenSymbol2" style:font-family-complex="OpenSymbol" style:font-family-generic-complex="system" style:font-pitch-complex="variable"/>
    </style:style>
    <style:style style:name="ListLabel_20_2681" style:display-name="ListLabel 2681" style:family="text">
      <style:text-properties style:font-name-complex="OpenSymbol2" style:font-family-complex="OpenSymbol" style:font-family-generic-complex="system" style:font-pitch-complex="variable"/>
    </style:style>
    <style:style style:name="ListLabel_20_2682" style:display-name="ListLabel 2682" style:family="text">
      <style:text-properties style:font-name-complex="OpenSymbol2" style:font-family-complex="OpenSymbol" style:font-family-generic-complex="system" style:font-pitch-complex="variable"/>
    </style:style>
    <style:style style:name="ListLabel_20_2683" style:display-name="ListLabel 2683" style:family="text">
      <style:text-properties fo:font-weight="normal" style:font-weight-asian="normal" style:font-name-complex="OpenSymbol2" style:font-family-complex="OpenSymbol" style:font-family-generic-complex="system" style:font-pitch-complex="variable"/>
    </style:style>
    <style:style style:name="ListLabel_20_2684" style:display-name="ListLabel 2684" style:family="text">
      <style:text-properties style:font-name-complex="OpenSymbol2" style:font-family-complex="OpenSymbol" style:font-family-generic-complex="system" style:font-pitch-complex="variable"/>
    </style:style>
    <style:style style:name="ListLabel_20_2685" style:display-name="ListLabel 2685" style:family="text">
      <style:text-properties style:font-name-complex="OpenSymbol2" style:font-family-complex="OpenSymbol" style:font-family-generic-complex="system" style:font-pitch-complex="variable"/>
    </style:style>
    <style:style style:name="ListLabel_20_2686" style:display-name="ListLabel 2686" style:family="text">
      <style:text-properties style:font-name-complex="OpenSymbol2" style:font-family-complex="OpenSymbol" style:font-family-generic-complex="system" style:font-pitch-complex="variable"/>
    </style:style>
    <style:style style:name="ListLabel_20_2687" style:display-name="ListLabel 2687" style:family="text">
      <style:text-properties style:font-name-complex="OpenSymbol2" style:font-family-complex="OpenSymbol" style:font-family-generic-complex="system" style:font-pitch-complex="variable"/>
    </style:style>
    <style:style style:name="ListLabel_20_2688" style:display-name="ListLabel 2688" style:family="text">
      <style:text-properties style:font-name-complex="OpenSymbol2" style:font-family-complex="OpenSymbol" style:font-family-generic-complex="system" style:font-pitch-complex="variable"/>
    </style:style>
    <style:style style:name="ListLabel_20_2689" style:display-name="ListLabel 2689" style:family="text">
      <style:text-properties style:font-name-complex="OpenSymbol2" style:font-family-complex="OpenSymbol" style:font-family-generic-complex="system" style:font-pitch-complex="variable"/>
    </style:style>
    <style:style style:name="ListLabel_20_2690" style:display-name="ListLabel 2690" style:family="text">
      <style:text-properties style:font-name-complex="OpenSymbol2" style:font-family-complex="OpenSymbol" style:font-family-generic-complex="system" style:font-pitch-complex="variable"/>
    </style:style>
    <style:style style:name="ListLabel_20_2691" style:display-name="ListLabel 2691" style:family="text">
      <style:text-properties style:font-name-complex="OpenSymbol2" style:font-family-complex="OpenSymbol" style:font-family-generic-complex="system" style:font-pitch-complex="variable"/>
    </style:style>
    <style:style style:name="ListLabel_20_2692" style:display-name="ListLabel 2692"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2693" style:display-name="ListLabel 2693" style:family="text">
      <style:text-properties style:font-name-complex="OpenSymbol2" style:font-family-complex="OpenSymbol" style:font-family-generic-complex="system" style:font-pitch-complex="variable"/>
    </style:style>
    <style:style style:name="ListLabel_20_2694" style:display-name="ListLabel 2694" style:family="text">
      <style:text-properties style:font-name-complex="OpenSymbol2" style:font-family-complex="OpenSymbol" style:font-family-generic-complex="system" style:font-pitch-complex="variable"/>
    </style:style>
    <style:style style:name="ListLabel_20_2695" style:display-name="ListLabel 2695" style:family="text">
      <style:text-properties style:font-name-complex="OpenSymbol2" style:font-family-complex="OpenSymbol" style:font-family-generic-complex="system" style:font-pitch-complex="variable"/>
    </style:style>
    <style:style style:name="ListLabel_20_2696" style:display-name="ListLabel 2696" style:family="text">
      <style:text-properties style:font-name-complex="OpenSymbol2" style:font-family-complex="OpenSymbol" style:font-family-generic-complex="system" style:font-pitch-complex="variable"/>
    </style:style>
    <style:style style:name="ListLabel_20_2697" style:display-name="ListLabel 2697" style:family="text">
      <style:text-properties style:font-name-complex="OpenSymbol2" style:font-family-complex="OpenSymbol" style:font-family-generic-complex="system" style:font-pitch-complex="variable"/>
    </style:style>
    <style:style style:name="ListLabel_20_2698" style:display-name="ListLabel 2698" style:family="text">
      <style:text-properties style:font-name-complex="OpenSymbol2" style:font-family-complex="OpenSymbol" style:font-family-generic-complex="system" style:font-pitch-complex="variable"/>
    </style:style>
    <style:style style:name="ListLabel_20_2699" style:display-name="ListLabel 2699" style:family="text">
      <style:text-properties style:font-name-complex="OpenSymbol2" style:font-family-complex="OpenSymbol" style:font-family-generic-complex="system" style:font-pitch-complex="variable"/>
    </style:style>
    <style:style style:name="ListLabel_20_2700" style:display-name="ListLabel 2700" style:family="text">
      <style:text-properties style:font-name-complex="OpenSymbol2" style:font-family-complex="OpenSymbol" style:font-family-generic-complex="system" style:font-pitch-complex="variable"/>
    </style:style>
    <style:style style:name="ListLabel_20_2701" style:display-name="ListLabel 2701"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2702" style:display-name="ListLabel 2702" style:family="text">
      <style:text-properties style:font-name-complex="OpenSymbol2" style:font-family-complex="OpenSymbol" style:font-family-generic-complex="system" style:font-pitch-complex="variable"/>
    </style:style>
    <style:style style:name="ListLabel_20_2703" style:display-name="ListLabel 2703" style:family="text">
      <style:text-properties style:font-name-complex="OpenSymbol2" style:font-family-complex="OpenSymbol" style:font-family-generic-complex="system" style:font-pitch-complex="variable"/>
    </style:style>
    <style:style style:name="ListLabel_20_2704" style:display-name="ListLabel 2704" style:family="text">
      <style:text-properties style:font-name-complex="OpenSymbol2" style:font-family-complex="OpenSymbol" style:font-family-generic-complex="system" style:font-pitch-complex="variable"/>
    </style:style>
    <style:style style:name="ListLabel_20_2705" style:display-name="ListLabel 2705" style:family="text">
      <style:text-properties style:font-name-complex="OpenSymbol2" style:font-family-complex="OpenSymbol" style:font-family-generic-complex="system" style:font-pitch-complex="variable"/>
    </style:style>
    <style:style style:name="ListLabel_20_2706" style:display-name="ListLabel 2706" style:family="text">
      <style:text-properties style:font-name-complex="OpenSymbol2" style:font-family-complex="OpenSymbol" style:font-family-generic-complex="system" style:font-pitch-complex="variable"/>
    </style:style>
    <style:style style:name="ListLabel_20_2707" style:display-name="ListLabel 2707" style:family="text">
      <style:text-properties style:font-name-complex="OpenSymbol2" style:font-family-complex="OpenSymbol" style:font-family-generic-complex="system" style:font-pitch-complex="variable"/>
    </style:style>
    <style:style style:name="ListLabel_20_2708" style:display-name="ListLabel 2708" style:family="text">
      <style:text-properties style:font-name-complex="OpenSymbol2" style:font-family-complex="OpenSymbol" style:font-family-generic-complex="system" style:font-pitch-complex="variable"/>
    </style:style>
    <style:style style:name="ListLabel_20_2709" style:display-name="ListLabel 2709" style:family="text">
      <style:text-properties style:font-name-complex="OpenSymbol2" style:font-family-complex="OpenSymbol" style:font-family-generic-complex="system" style:font-pitch-complex="variable"/>
    </style:style>
    <style:style style:name="ListLabel_20_2710" style:display-name="ListLabel 2710" style:family="text">
      <style:text-properties style:font-name-complex="OpenSymbol2" style:font-family-complex="OpenSymbol" style:font-family-generic-complex="system" style:font-pitch-complex="variable"/>
    </style:style>
    <style:style style:name="ListLabel_20_2711" style:display-name="ListLabel 2711" style:family="text">
      <style:text-properties style:font-name-complex="OpenSymbol2" style:font-family-complex="OpenSymbol" style:font-family-generic-complex="system" style:font-pitch-complex="variable"/>
    </style:style>
    <style:style style:name="ListLabel_20_2712" style:display-name="ListLabel 2712" style:family="text">
      <style:text-properties style:font-name-complex="OpenSymbol2" style:font-family-complex="OpenSymbol" style:font-family-generic-complex="system" style:font-pitch-complex="variable"/>
    </style:style>
    <style:style style:name="ListLabel_20_2713" style:display-name="ListLabel 2713" style:family="text">
      <style:text-properties style:font-name-complex="OpenSymbol2" style:font-family-complex="OpenSymbol" style:font-family-generic-complex="system" style:font-pitch-complex="variable"/>
    </style:style>
    <style:style style:name="ListLabel_20_2714" style:display-name="ListLabel 2714" style:family="text">
      <style:text-properties style:font-name-complex="OpenSymbol2" style:font-family-complex="OpenSymbol" style:font-family-generic-complex="system" style:font-pitch-complex="variable"/>
    </style:style>
    <style:style style:name="ListLabel_20_2715" style:display-name="ListLabel 2715" style:family="text">
      <style:text-properties style:font-name-complex="OpenSymbol2" style:font-family-complex="OpenSymbol" style:font-family-generic-complex="system" style:font-pitch-complex="variable"/>
    </style:style>
    <style:style style:name="ListLabel_20_2716" style:display-name="ListLabel 2716" style:family="text">
      <style:text-properties style:font-name-complex="OpenSymbol2" style:font-family-complex="OpenSymbol" style:font-family-generic-complex="system" style:font-pitch-complex="variable"/>
    </style:style>
    <style:style style:name="ListLabel_20_2717" style:display-name="ListLabel 2717" style:family="text">
      <style:text-properties style:font-name-complex="OpenSymbol2" style:font-family-complex="OpenSymbol" style:font-family-generic-complex="system" style:font-pitch-complex="variable"/>
    </style:style>
    <style:style style:name="ListLabel_20_2718" style:display-name="ListLabel 2718" style:family="text">
      <style:text-properties style:font-name-complex="OpenSymbol2" style:font-family-complex="OpenSymbol" style:font-family-generic-complex="system" style:font-pitch-complex="variable"/>
    </style:style>
    <style:style style:name="ListLabel_20_2719" style:display-name="ListLabel 2719" style:family="text">
      <style:text-properties style:font-name-complex="OpenSymbol2" style:font-family-complex="OpenSymbol" style:font-family-generic-complex="system" style:font-pitch-complex="variable"/>
    </style:style>
    <style:style style:name="ListLabel_20_2720" style:display-name="ListLabel 2720" style:family="text">
      <style:text-properties style:font-name-complex="OpenSymbol2" style:font-family-complex="OpenSymbol" style:font-family-generic-complex="system" style:font-pitch-complex="variable"/>
    </style:style>
    <style:style style:name="ListLabel_20_2721" style:display-name="ListLabel 2721" style:family="text">
      <style:text-properties style:font-name-complex="OpenSymbol2" style:font-family-complex="OpenSymbol" style:font-family-generic-complex="system" style:font-pitch-complex="variable"/>
    </style:style>
    <style:style style:name="ListLabel_20_2722" style:display-name="ListLabel 2722" style:family="text">
      <style:text-properties style:font-name-complex="OpenSymbol2" style:font-family-complex="OpenSymbol" style:font-family-generic-complex="system" style:font-pitch-complex="variable"/>
    </style:style>
    <style:style style:name="ListLabel_20_2723" style:display-name="ListLabel 2723" style:family="text">
      <style:text-properties style:font-name-complex="OpenSymbol2" style:font-family-complex="OpenSymbol" style:font-family-generic-complex="system" style:font-pitch-complex="variable"/>
    </style:style>
    <style:style style:name="ListLabel_20_2724" style:display-name="ListLabel 2724" style:family="text">
      <style:text-properties style:font-name-complex="OpenSymbol2" style:font-family-complex="OpenSymbol" style:font-family-generic-complex="system" style:font-pitch-complex="variable"/>
    </style:style>
    <style:style style:name="ListLabel_20_2725" style:display-name="ListLabel 2725" style:family="text">
      <style:text-properties style:font-name-complex="OpenSymbol2" style:font-family-complex="OpenSymbol" style:font-family-generic-complex="system" style:font-pitch-complex="variable"/>
    </style:style>
    <style:style style:name="ListLabel_20_2726" style:display-name="ListLabel 2726" style:family="text">
      <style:text-properties style:font-name-complex="OpenSymbol2" style:font-family-complex="OpenSymbol" style:font-family-generic-complex="system" style:font-pitch-complex="variable"/>
    </style:style>
    <style:style style:name="ListLabel_20_2727" style:display-name="ListLabel 2727" style:family="text">
      <style:text-properties style:font-name-complex="OpenSymbol2" style:font-family-complex="OpenSymbol" style:font-family-generic-complex="system" style:font-pitch-complex="variable"/>
    </style:style>
    <style:style style:name="ListLabel_20_2728" style:display-name="ListLabel 2728" style:family="text">
      <style:text-properties fo:font-size="11pt" style:font-size-asian="11pt" style:font-name-complex="OpenSymbol2" style:font-family-complex="OpenSymbol" style:font-family-generic-complex="system" style:font-pitch-complex="variable"/>
    </style:style>
    <style:style style:name="ListLabel_20_2729" style:display-name="ListLabel 2729" style:family="text">
      <style:text-properties style:font-name-complex="OpenSymbol2" style:font-family-complex="OpenSymbol" style:font-family-generic-complex="system" style:font-pitch-complex="variable"/>
    </style:style>
    <style:style style:name="ListLabel_20_2730" style:display-name="ListLabel 2730" style:family="text">
      <style:text-properties style:font-name-complex="OpenSymbol2" style:font-family-complex="OpenSymbol" style:font-family-generic-complex="system" style:font-pitch-complex="variable"/>
    </style:style>
    <style:style style:name="ListLabel_20_2731" style:display-name="ListLabel 2731" style:family="text">
      <style:text-properties style:font-name-complex="OpenSymbol2" style:font-family-complex="OpenSymbol" style:font-family-generic-complex="system" style:font-pitch-complex="variable"/>
    </style:style>
    <style:style style:name="ListLabel_20_2732" style:display-name="ListLabel 2732" style:family="text">
      <style:text-properties style:font-name-complex="OpenSymbol2" style:font-family-complex="OpenSymbol" style:font-family-generic-complex="system" style:font-pitch-complex="variable"/>
    </style:style>
    <style:style style:name="ListLabel_20_2733" style:display-name="ListLabel 2733" style:family="text">
      <style:text-properties style:font-name-complex="OpenSymbol2" style:font-family-complex="OpenSymbol" style:font-family-generic-complex="system" style:font-pitch-complex="variable"/>
    </style:style>
    <style:style style:name="ListLabel_20_2734" style:display-name="ListLabel 2734" style:family="text">
      <style:text-properties style:font-name-complex="OpenSymbol2" style:font-family-complex="OpenSymbol" style:font-family-generic-complex="system" style:font-pitch-complex="variable"/>
    </style:style>
    <style:style style:name="ListLabel_20_2735" style:display-name="ListLabel 2735" style:family="text">
      <style:text-properties style:font-name-complex="OpenSymbol2" style:font-family-complex="OpenSymbol" style:font-family-generic-complex="system" style:font-pitch-complex="variable"/>
    </style:style>
    <style:style style:name="ListLabel_20_2736" style:display-name="ListLabel 2736" style:family="text">
      <style:text-properties style:font-name-complex="OpenSymbol2" style:font-family-complex="OpenSymbol" style:font-family-generic-complex="system" style:font-pitch-complex="variable"/>
    </style:style>
    <style:style style:name="ListLabel_20_2737" style:display-name="ListLabel 2737" style:family="text">
      <style:text-properties fo:font-weight="normal" style:font-weight-asian="normal" style:font-name-complex="OpenSymbol2" style:font-family-complex="OpenSymbol" style:font-family-generic-complex="system" style:font-pitch-complex="variable"/>
    </style:style>
    <style:style style:name="ListLabel_20_2738" style:display-name="ListLabel 2738" style:family="text">
      <style:text-properties style:font-name-complex="OpenSymbol2" style:font-family-complex="OpenSymbol" style:font-family-generic-complex="system" style:font-pitch-complex="variable"/>
    </style:style>
    <style:style style:name="ListLabel_20_2739" style:display-name="ListLabel 2739" style:family="text">
      <style:text-properties style:font-name-complex="OpenSymbol2" style:font-family-complex="OpenSymbol" style:font-family-generic-complex="system" style:font-pitch-complex="variable"/>
    </style:style>
    <style:style style:name="ListLabel_20_2740" style:display-name="ListLabel 2740" style:family="text">
      <style:text-properties style:font-name-complex="OpenSymbol2" style:font-family-complex="OpenSymbol" style:font-family-generic-complex="system" style:font-pitch-complex="variable"/>
    </style:style>
    <style:style style:name="ListLabel_20_2741" style:display-name="ListLabel 2741" style:family="text">
      <style:text-properties style:font-name-complex="OpenSymbol2" style:font-family-complex="OpenSymbol" style:font-family-generic-complex="system" style:font-pitch-complex="variable"/>
    </style:style>
    <style:style style:name="ListLabel_20_2742" style:display-name="ListLabel 2742" style:family="text">
      <style:text-properties style:font-name-complex="OpenSymbol2" style:font-family-complex="OpenSymbol" style:font-family-generic-complex="system" style:font-pitch-complex="variable"/>
    </style:style>
    <style:style style:name="ListLabel_20_2743" style:display-name="ListLabel 2743" style:family="text">
      <style:text-properties style:font-name-complex="OpenSymbol2" style:font-family-complex="OpenSymbol" style:font-family-generic-complex="system" style:font-pitch-complex="variable"/>
    </style:style>
    <style:style style:name="ListLabel_20_2744" style:display-name="ListLabel 2744" style:family="text">
      <style:text-properties style:font-name-complex="OpenSymbol2" style:font-family-complex="OpenSymbol" style:font-family-generic-complex="system" style:font-pitch-complex="variable"/>
    </style:style>
    <style:style style:name="ListLabel_20_2745" style:display-name="ListLabel 2745" style:family="text">
      <style:text-properties style:font-name-complex="OpenSymbol2" style:font-family-complex="OpenSymbol" style:font-family-generic-complex="system" style:font-pitch-complex="variable"/>
    </style:style>
    <style:style style:name="ListLabel_20_2746" style:display-name="ListLabel 2746" style:family="text">
      <style:text-properties style:font-name="Liberation Serif" fo:font-family="'Liberation Serif'" style:font-family-generic="roman" style:font-pitch="variable" fo:font-size="11pt" style:font-size-asian="11pt" style:font-name-complex="OpenSymbol2" style:font-family-complex="OpenSymbol" style:font-family-generic-complex="system" style:font-pitch-complex="variable"/>
    </style:style>
    <style:style style:name="ListLabel_20_2747" style:display-name="ListLabel 2747" style:family="text">
      <style:text-properties style:font-name-complex="OpenSymbol2" style:font-family-complex="OpenSymbol" style:font-family-generic-complex="system" style:font-pitch-complex="variable"/>
    </style:style>
    <style:style style:name="ListLabel_20_2748" style:display-name="ListLabel 2748" style:family="text">
      <style:text-properties style:font-name-complex="OpenSymbol2" style:font-family-complex="OpenSymbol" style:font-family-generic-complex="system" style:font-pitch-complex="variable"/>
    </style:style>
    <style:style style:name="ListLabel_20_2749" style:display-name="ListLabel 2749" style:family="text">
      <style:text-properties style:font-name-complex="OpenSymbol2" style:font-family-complex="OpenSymbol" style:font-family-generic-complex="system" style:font-pitch-complex="variable"/>
    </style:style>
    <style:style style:name="ListLabel_20_2750" style:display-name="ListLabel 2750" style:family="text">
      <style:text-properties style:font-name-complex="OpenSymbol2" style:font-family-complex="OpenSymbol" style:font-family-generic-complex="system" style:font-pitch-complex="variable"/>
    </style:style>
    <style:style style:name="ListLabel_20_2751" style:display-name="ListLabel 2751" style:family="text">
      <style:text-properties style:font-name-complex="OpenSymbol2" style:font-family-complex="OpenSymbol" style:font-family-generic-complex="system" style:font-pitch-complex="variable"/>
    </style:style>
    <style:style style:name="ListLabel_20_2752" style:display-name="ListLabel 2752" style:family="text">
      <style:text-properties style:font-name-complex="OpenSymbol2" style:font-family-complex="OpenSymbol" style:font-family-generic-complex="system" style:font-pitch-complex="variable"/>
    </style:style>
    <style:style style:name="ListLabel_20_2753" style:display-name="ListLabel 2753" style:family="text">
      <style:text-properties style:font-name-complex="OpenSymbol2" style:font-family-complex="OpenSymbol" style:font-family-generic-complex="system" style:font-pitch-complex="variable"/>
    </style:style>
    <style:style style:name="ListLabel_20_2754" style:display-name="ListLabel 2754" style:family="text">
      <style:text-properties style:font-name-complex="OpenSymbol2" style:font-family-complex="OpenSymbol" style:font-family-generic-complex="system" style:font-pitch-complex="variable"/>
    </style:style>
    <style:style style:name="ListLabel_20_2755" style:display-name="ListLabel 2755" style:family="text">
      <style:text-properties style:font-name="Liberation Serif" fo:font-family="'Liberation Serif'"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2756" style:display-name="ListLabel 2756" style:family="text">
      <style:text-properties style:font-name-complex="OpenSymbol2" style:font-family-complex="OpenSymbol" style:font-family-generic-complex="system" style:font-pitch-complex="variable"/>
    </style:style>
    <style:style style:name="ListLabel_20_2757" style:display-name="ListLabel 2757" style:family="text">
      <style:text-properties style:font-name-complex="OpenSymbol2" style:font-family-complex="OpenSymbol" style:font-family-generic-complex="system" style:font-pitch-complex="variable"/>
    </style:style>
    <style:style style:name="ListLabel_20_2758" style:display-name="ListLabel 2758" style:family="text">
      <style:text-properties style:font-name-complex="OpenSymbol2" style:font-family-complex="OpenSymbol" style:font-family-generic-complex="system" style:font-pitch-complex="variable"/>
    </style:style>
    <style:style style:name="ListLabel_20_2759" style:display-name="ListLabel 2759" style:family="text">
      <style:text-properties style:font-name-complex="OpenSymbol2" style:font-family-complex="OpenSymbol" style:font-family-generic-complex="system" style:font-pitch-complex="variable"/>
    </style:style>
    <style:style style:name="ListLabel_20_2760" style:display-name="ListLabel 2760" style:family="text">
      <style:text-properties style:font-name-complex="OpenSymbol2" style:font-family-complex="OpenSymbol" style:font-family-generic-complex="system" style:font-pitch-complex="variable"/>
    </style:style>
    <style:style style:name="ListLabel_20_2761" style:display-name="ListLabel 2761" style:family="text">
      <style:text-properties style:font-name-complex="OpenSymbol2" style:font-family-complex="OpenSymbol" style:font-family-generic-complex="system" style:font-pitch-complex="variable"/>
    </style:style>
    <style:style style:name="ListLabel_20_2762" style:display-name="ListLabel 2762" style:family="text">
      <style:text-properties style:font-name-complex="OpenSymbol2" style:font-family-complex="OpenSymbol" style:font-family-generic-complex="system" style:font-pitch-complex="variable"/>
    </style:style>
    <style:style style:name="ListLabel_20_2763" style:display-name="ListLabel 2763" style:family="text">
      <style:text-properties style:font-name-complex="OpenSymbol2" style:font-family-complex="OpenSymbol" style:font-family-generic-complex="system" style:font-pitch-complex="variable"/>
    </style:style>
    <style:style style:name="ListLabel_20_2764" style:display-name="ListLabel 2764" style:family="text">
      <style:text-properties style:font-name-complex="OpenSymbol2" style:font-family-complex="OpenSymbol" style:font-family-generic-complex="system" style:font-pitch-complex="variable"/>
    </style:style>
    <style:style style:name="ListLabel_20_2765" style:display-name="ListLabel 2765" style:family="text">
      <style:text-properties style:font-name-complex="OpenSymbol2" style:font-family-complex="OpenSymbol" style:font-family-generic-complex="system" style:font-pitch-complex="variable"/>
    </style:style>
    <style:style style:name="ListLabel_20_2766" style:display-name="ListLabel 2766" style:family="text">
      <style:text-properties style:font-name-complex="OpenSymbol2" style:font-family-complex="OpenSymbol" style:font-family-generic-complex="system" style:font-pitch-complex="variable"/>
    </style:style>
    <style:style style:name="ListLabel_20_2767" style:display-name="ListLabel 2767" style:family="text">
      <style:text-properties style:font-name-complex="OpenSymbol2" style:font-family-complex="OpenSymbol" style:font-family-generic-complex="system" style:font-pitch-complex="variable"/>
    </style:style>
    <style:style style:name="ListLabel_20_2768" style:display-name="ListLabel 2768" style:family="text">
      <style:text-properties style:font-name-complex="OpenSymbol2" style:font-family-complex="OpenSymbol" style:font-family-generic-complex="system" style:font-pitch-complex="variable"/>
    </style:style>
    <style:style style:name="ListLabel_20_2769" style:display-name="ListLabel 2769" style:family="text">
      <style:text-properties style:font-name-complex="OpenSymbol2" style:font-family-complex="OpenSymbol" style:font-family-generic-complex="system" style:font-pitch-complex="variable"/>
    </style:style>
    <style:style style:name="ListLabel_20_2770" style:display-name="ListLabel 2770" style:family="text">
      <style:text-properties style:font-name-complex="OpenSymbol2" style:font-family-complex="OpenSymbol" style:font-family-generic-complex="system" style:font-pitch-complex="variable"/>
    </style:style>
    <style:style style:name="ListLabel_20_2771" style:display-name="ListLabel 2771" style:family="text">
      <style:text-properties style:font-name-complex="OpenSymbol2" style:font-family-complex="OpenSymbol" style:font-family-generic-complex="system" style:font-pitch-complex="variable"/>
    </style:style>
    <style:style style:name="ListLabel_20_2772" style:display-name="ListLabel 2772" style:family="text">
      <style:text-properties style:font-name-complex="OpenSymbol2" style:font-family-complex="OpenSymbol" style:font-family-generic-complex="system" style:font-pitch-complex="variable"/>
    </style:style>
    <style:style style:name="ListLabel_20_2773" style:display-name="ListLabel 2773" style:family="text">
      <style:text-properties style:font-name-complex="OpenSymbol2" style:font-family-complex="OpenSymbol" style:font-family-generic-complex="system" style:font-pitch-complex="variable"/>
    </style:style>
    <style:style style:name="ListLabel_20_2774" style:display-name="ListLabel 2774" style:family="text">
      <style:text-properties style:font-name-complex="OpenSymbol2" style:font-family-complex="OpenSymbol" style:font-family-generic-complex="system" style:font-pitch-complex="variable"/>
    </style:style>
    <style:style style:name="ListLabel_20_2775" style:display-name="ListLabel 2775" style:family="text">
      <style:text-properties style:font-name-complex="OpenSymbol2" style:font-family-complex="OpenSymbol" style:font-family-generic-complex="system" style:font-pitch-complex="variable"/>
    </style:style>
    <style:style style:name="ListLabel_20_2776" style:display-name="ListLabel 2776" style:family="text">
      <style:text-properties style:font-name-complex="OpenSymbol2" style:font-family-complex="OpenSymbol" style:font-family-generic-complex="system" style:font-pitch-complex="variable"/>
    </style:style>
    <style:style style:name="ListLabel_20_2777" style:display-name="ListLabel 2777" style:family="text">
      <style:text-properties style:font-name-complex="OpenSymbol2" style:font-family-complex="OpenSymbol" style:font-family-generic-complex="system" style:font-pitch-complex="variable"/>
    </style:style>
    <style:style style:name="ListLabel_20_2778" style:display-name="ListLabel 2778" style:family="text">
      <style:text-properties style:font-name-complex="OpenSymbol2" style:font-family-complex="OpenSymbol" style:font-family-generic-complex="system" style:font-pitch-complex="variable"/>
    </style:style>
    <style:style style:name="ListLabel_20_2779" style:display-name="ListLabel 2779" style:family="text">
      <style:text-properties style:font-name-complex="OpenSymbol2" style:font-family-complex="OpenSymbol" style:font-family-generic-complex="system" style:font-pitch-complex="variable"/>
    </style:style>
    <style:style style:name="ListLabel_20_2780" style:display-name="ListLabel 2780" style:family="text">
      <style:text-properties style:font-name-complex="OpenSymbol2" style:font-family-complex="OpenSymbol" style:font-family-generic-complex="system" style:font-pitch-complex="variable"/>
    </style:style>
    <style:style style:name="ListLabel_20_2781" style:display-name="ListLabel 2781" style:family="text">
      <style:text-properties style:font-name-complex="OpenSymbol2" style:font-family-complex="OpenSymbol" style:font-family-generic-complex="system" style:font-pitch-complex="variable"/>
    </style:style>
    <style:style style:name="ListLabel_20_2782" style:display-name="ListLabel 2782" style:family="text">
      <style:text-properties fo:font-size="11pt" style:font-size-asian="11pt" style:font-name-complex="OpenSymbol2" style:font-family-complex="OpenSymbol" style:font-family-generic-complex="system" style:font-pitch-complex="variable"/>
    </style:style>
    <style:style style:name="ListLabel_20_2783" style:display-name="ListLabel 2783" style:family="text">
      <style:text-properties style:font-name-complex="OpenSymbol2" style:font-family-complex="OpenSymbol" style:font-family-generic-complex="system" style:font-pitch-complex="variable"/>
    </style:style>
    <style:style style:name="ListLabel_20_2784" style:display-name="ListLabel 2784" style:family="text">
      <style:text-properties style:font-name-complex="OpenSymbol2" style:font-family-complex="OpenSymbol" style:font-family-generic-complex="system" style:font-pitch-complex="variable"/>
    </style:style>
    <style:style style:name="ListLabel_20_2785" style:display-name="ListLabel 2785" style:family="text">
      <style:text-properties style:font-name-complex="OpenSymbol2" style:font-family-complex="OpenSymbol" style:font-family-generic-complex="system" style:font-pitch-complex="variable"/>
    </style:style>
    <style:style style:name="ListLabel_20_2786" style:display-name="ListLabel 2786" style:family="text">
      <style:text-properties style:font-name-complex="OpenSymbol2" style:font-family-complex="OpenSymbol" style:font-family-generic-complex="system" style:font-pitch-complex="variable"/>
    </style:style>
    <style:style style:name="ListLabel_20_2787" style:display-name="ListLabel 2787" style:family="text">
      <style:text-properties style:font-name-complex="OpenSymbol2" style:font-family-complex="OpenSymbol" style:font-family-generic-complex="system" style:font-pitch-complex="variable"/>
    </style:style>
    <style:style style:name="ListLabel_20_2788" style:display-name="ListLabel 2788" style:family="text">
      <style:text-properties style:font-name-complex="OpenSymbol2" style:font-family-complex="OpenSymbol" style:font-family-generic-complex="system" style:font-pitch-complex="variable"/>
    </style:style>
    <style:style style:name="ListLabel_20_2789" style:display-name="ListLabel 2789" style:family="text">
      <style:text-properties style:font-name-complex="OpenSymbol2" style:font-family-complex="OpenSymbol" style:font-family-generic-complex="system" style:font-pitch-complex="variable"/>
    </style:style>
    <style:style style:name="ListLabel_20_2790" style:display-name="ListLabel 2790" style:family="text">
      <style:text-properties style:font-name-complex="OpenSymbol2" style:font-family-complex="OpenSymbol" style:font-family-generic-complex="system" style:font-pitch-complex="variable"/>
    </style:style>
    <style:style style:name="ListLabel_20_2791" style:display-name="ListLabel 2791" style:family="text">
      <style:text-properties fo:font-weight="normal" style:font-weight-asian="normal" style:font-name-complex="OpenSymbol2" style:font-family-complex="OpenSymbol" style:font-family-generic-complex="system" style:font-pitch-complex="variable"/>
    </style:style>
    <style:style style:name="ListLabel_20_2792" style:display-name="ListLabel 2792" style:family="text">
      <style:text-properties style:font-name-complex="OpenSymbol2" style:font-family-complex="OpenSymbol" style:font-family-generic-complex="system" style:font-pitch-complex="variable"/>
    </style:style>
    <style:style style:name="ListLabel_20_2793" style:display-name="ListLabel 2793" style:family="text">
      <style:text-properties style:font-name-complex="OpenSymbol2" style:font-family-complex="OpenSymbol" style:font-family-generic-complex="system" style:font-pitch-complex="variable"/>
    </style:style>
    <style:style style:name="ListLabel_20_2794" style:display-name="ListLabel 2794" style:family="text">
      <style:text-properties style:font-name-complex="OpenSymbol2" style:font-family-complex="OpenSymbol" style:font-family-generic-complex="system" style:font-pitch-complex="variable"/>
    </style:style>
    <style:style style:name="ListLabel_20_2795" style:display-name="ListLabel 2795" style:family="text">
      <style:text-properties style:font-name-complex="OpenSymbol2" style:font-family-complex="OpenSymbol" style:font-family-generic-complex="system" style:font-pitch-complex="variable"/>
    </style:style>
    <style:style style:name="ListLabel_20_2796" style:display-name="ListLabel 2796" style:family="text">
      <style:text-properties style:font-name-complex="OpenSymbol2" style:font-family-complex="OpenSymbol" style:font-family-generic-complex="system" style:font-pitch-complex="variable"/>
    </style:style>
    <style:style style:name="ListLabel_20_2797" style:display-name="ListLabel 2797" style:family="text">
      <style:text-properties style:font-name-complex="OpenSymbol2" style:font-family-complex="OpenSymbol" style:font-family-generic-complex="system" style:font-pitch-complex="variable"/>
    </style:style>
    <style:style style:name="ListLabel_20_2798" style:display-name="ListLabel 2798" style:family="text">
      <style:text-properties style:font-name-complex="OpenSymbol2" style:font-family-complex="OpenSymbol" style:font-family-generic-complex="system" style:font-pitch-complex="variable"/>
    </style:style>
    <style:style style:name="ListLabel_20_2799" style:display-name="ListLabel 2799" style:family="text">
      <style:text-properties style:font-name-complex="OpenSymbol2" style:font-family-complex="OpenSymbol" style:font-family-generic-complex="system" style:font-pitch-complex="variable"/>
    </style:style>
    <style:style style:name="ListLabel_20_2800" style:display-name="ListLabel 2800" style:family="text">
      <style:text-properties fo:font-size="11pt" style:font-size-asian="11pt" style:font-name-complex="OpenSymbol2" style:font-family-complex="OpenSymbol" style:font-family-generic-complex="system" style:font-pitch-complex="variable"/>
    </style:style>
    <style:style style:name="ListLabel_20_2801" style:display-name="ListLabel 2801" style:family="text">
      <style:text-properties style:font-name-complex="OpenSymbol2" style:font-family-complex="OpenSymbol" style:font-family-generic-complex="system" style:font-pitch-complex="variable"/>
    </style:style>
    <style:style style:name="ListLabel_20_2802" style:display-name="ListLabel 2802" style:family="text">
      <style:text-properties style:font-name-complex="OpenSymbol2" style:font-family-complex="OpenSymbol" style:font-family-generic-complex="system" style:font-pitch-complex="variable"/>
    </style:style>
    <style:style style:name="ListLabel_20_2803" style:display-name="ListLabel 2803" style:family="text">
      <style:text-properties style:font-name-complex="OpenSymbol2" style:font-family-complex="OpenSymbol" style:font-family-generic-complex="system" style:font-pitch-complex="variable"/>
    </style:style>
    <style:style style:name="ListLabel_20_2804" style:display-name="ListLabel 2804" style:family="text">
      <style:text-properties style:font-name-complex="OpenSymbol2" style:font-family-complex="OpenSymbol" style:font-family-generic-complex="system" style:font-pitch-complex="variable"/>
    </style:style>
    <style:style style:name="ListLabel_20_2805" style:display-name="ListLabel 2805" style:family="text">
      <style:text-properties style:font-name-complex="OpenSymbol2" style:font-family-complex="OpenSymbol" style:font-family-generic-complex="system" style:font-pitch-complex="variable"/>
    </style:style>
    <style:style style:name="ListLabel_20_2806" style:display-name="ListLabel 2806" style:family="text">
      <style:text-properties style:font-name-complex="OpenSymbol2" style:font-family-complex="OpenSymbol" style:font-family-generic-complex="system" style:font-pitch-complex="variable"/>
    </style:style>
    <style:style style:name="ListLabel_20_2807" style:display-name="ListLabel 2807" style:family="text">
      <style:text-properties style:font-name-complex="OpenSymbol2" style:font-family-complex="OpenSymbol" style:font-family-generic-complex="system" style:font-pitch-complex="variable"/>
    </style:style>
    <style:style style:name="ListLabel_20_2808" style:display-name="ListLabel 2808" style:family="text">
      <style:text-properties style:font-name-complex="OpenSymbol2" style:font-family-complex="OpenSymbol" style:font-family-generic-complex="system" style:font-pitch-complex="variable"/>
    </style:style>
    <style:style style:name="ListLabel_20_2809" style:display-name="ListLabel 2809" style:family="text">
      <style:text-properties fo:font-size="11pt" fo:font-weight="normal" style:font-size-asian="11pt" style:font-weight-asian="normal" style:font-name-complex="OpenSymbol2" style:font-family-complex="OpenSymbol" style:font-family-generic-complex="system" style:font-pitch-complex="variable"/>
    </style:style>
    <style:style style:name="ListLabel_20_2810" style:display-name="ListLabel 2810" style:family="text">
      <style:text-properties style:font-name-complex="OpenSymbol2" style:font-family-complex="OpenSymbol" style:font-family-generic-complex="system" style:font-pitch-complex="variable"/>
    </style:style>
    <style:style style:name="ListLabel_20_2811" style:display-name="ListLabel 2811" style:family="text">
      <style:text-properties style:font-name-complex="OpenSymbol2" style:font-family-complex="OpenSymbol" style:font-family-generic-complex="system" style:font-pitch-complex="variable"/>
    </style:style>
    <style:style style:name="ListLabel_20_2812" style:display-name="ListLabel 2812" style:family="text">
      <style:text-properties style:font-name-complex="OpenSymbol2" style:font-family-complex="OpenSymbol" style:font-family-generic-complex="system" style:font-pitch-complex="variable"/>
    </style:style>
    <style:style style:name="ListLabel_20_2813" style:display-name="ListLabel 2813" style:family="text">
      <style:text-properties style:font-name-complex="OpenSymbol2" style:font-family-complex="OpenSymbol" style:font-family-generic-complex="system" style:font-pitch-complex="variable"/>
    </style:style>
    <style:style style:name="ListLabel_20_2814" style:display-name="ListLabel 2814" style:family="text">
      <style:text-properties style:font-name-complex="OpenSymbol2" style:font-family-complex="OpenSymbol" style:font-family-generic-complex="system" style:font-pitch-complex="variable"/>
    </style:style>
    <style:style style:name="ListLabel_20_2815" style:display-name="ListLabel 2815" style:family="text">
      <style:text-properties style:font-name-complex="OpenSymbol2" style:font-family-complex="OpenSymbol" style:font-family-generic-complex="system" style:font-pitch-complex="variable"/>
    </style:style>
    <style:style style:name="ListLabel_20_2816" style:display-name="ListLabel 2816" style:family="text">
      <style:text-properties style:font-name-complex="OpenSymbol2" style:font-family-complex="OpenSymbol" style:font-family-generic-complex="system" style:font-pitch-complex="variable"/>
    </style:style>
    <style:style style:name="ListLabel_20_2817" style:display-name="ListLabel 2817" style:family="text">
      <style:text-properties style:font-name-complex="OpenSymbol2" style:font-family-complex="OpenSymbol" style:font-family-generic-complex="system" style:font-pitch-complex="variable"/>
    </style:style>
    <style:style style:name="ListLabel_20_2818" style:display-name="ListLabel 2818" style:family="text">
      <style:text-properties style:font-name-complex="OpenSymbol2" style:font-family-complex="OpenSymbol" style:font-family-generic-complex="system" style:font-pitch-complex="variable"/>
    </style:style>
    <style:style style:name="ListLabel_20_2819" style:display-name="ListLabel 2819" style:family="text">
      <style:text-properties style:font-name-complex="OpenSymbol2" style:font-family-complex="OpenSymbol" style:font-family-generic-complex="system" style:font-pitch-complex="variable"/>
    </style:style>
    <style:style style:name="ListLabel_20_2820" style:display-name="ListLabel 2820" style:family="text">
      <style:text-properties style:font-name-complex="OpenSymbol2" style:font-family-complex="OpenSymbol" style:font-family-generic-complex="system" style:font-pitch-complex="variable"/>
    </style:style>
    <style:style style:name="ListLabel_20_2821" style:display-name="ListLabel 2821" style:family="text">
      <style:text-properties style:font-name-complex="OpenSymbol2" style:font-family-complex="OpenSymbol" style:font-family-generic-complex="system" style:font-pitch-complex="variable"/>
    </style:style>
    <style:style style:name="ListLabel_20_2822" style:display-name="ListLabel 2822" style:family="text">
      <style:text-properties style:font-name-complex="OpenSymbol2" style:font-family-complex="OpenSymbol" style:font-family-generic-complex="system" style:font-pitch-complex="variable"/>
    </style:style>
    <style:style style:name="ListLabel_20_2823" style:display-name="ListLabel 2823" style:family="text">
      <style:text-properties style:font-name-complex="OpenSymbol2" style:font-family-complex="OpenSymbol" style:font-family-generic-complex="system" style:font-pitch-complex="variable"/>
    </style:style>
    <style:style style:name="ListLabel_20_2824" style:display-name="ListLabel 2824" style:family="text">
      <style:text-properties style:font-name-complex="OpenSymbol2" style:font-family-complex="OpenSymbol" style:font-family-generic-complex="system" style:font-pitch-complex="variable"/>
    </style:style>
    <style:style style:name="ListLabel_20_2825" style:display-name="ListLabel 2825" style:family="text">
      <style:text-properties style:font-name-complex="OpenSymbol2" style:font-family-complex="OpenSymbol" style:font-family-generic-complex="system" style:font-pitch-complex="variable"/>
    </style:style>
    <style:style style:name="ListLabel_20_2826" style:display-name="ListLabel 2826" style:family="text">
      <style:text-properties style:font-name-complex="OpenSymbol2" style:font-family-complex="OpenSymbol" style:font-family-generic-complex="system" style:font-pitch-complex="variable"/>
    </style:style>
    <style:style style:name="ListLabel_20_2827" style:display-name="ListLabel 2827" style:family="text">
      <style:text-properties style:font-name-complex="OpenSymbol2" style:font-family-complex="OpenSymbol" style:font-family-generic-complex="system" style:font-pitch-complex="variable"/>
    </style:style>
    <style:style style:name="ListLabel_20_2828" style:display-name="ListLabel 2828" style:family="text">
      <style:text-properties style:font-name-complex="OpenSymbol2" style:font-family-complex="OpenSymbol" style:font-family-generic-complex="system" style:font-pitch-complex="variable"/>
    </style:style>
    <style:style style:name="ListLabel_20_2829" style:display-name="ListLabel 2829" style:family="text">
      <style:text-properties style:font-name-complex="OpenSymbol2" style:font-family-complex="OpenSymbol" style:font-family-generic-complex="system" style:font-pitch-complex="variable"/>
    </style:style>
    <style:style style:name="ListLabel_20_2830" style:display-name="ListLabel 2830" style:family="text">
      <style:text-properties style:font-name-complex="OpenSymbol2" style:font-family-complex="OpenSymbol" style:font-family-generic-complex="system" style:font-pitch-complex="variable"/>
    </style:style>
    <style:style style:name="ListLabel_20_2831" style:display-name="ListLabel 2831" style:family="text">
      <style:text-properties style:font-name-complex="OpenSymbol2" style:font-family-complex="OpenSymbol" style:font-family-generic-complex="system" style:font-pitch-complex="variable"/>
    </style:style>
    <style:style style:name="ListLabel_20_2832" style:display-name="ListLabel 2832" style:family="text">
      <style:text-properties style:font-name-complex="OpenSymbol2" style:font-family-complex="OpenSymbol" style:font-family-generic-complex="system" style:font-pitch-complex="variable"/>
    </style:style>
    <style:style style:name="ListLabel_20_2833" style:display-name="ListLabel 2833" style:family="text">
      <style:text-properties style:font-name-complex="OpenSymbol2" style:font-family-complex="OpenSymbol" style:font-family-generic-complex="system" style:font-pitch-complex="variable"/>
    </style:style>
    <style:style style:name="ListLabel_20_2834" style:display-name="ListLabel 2834" style:family="text">
      <style:text-properties style:font-name-complex="OpenSymbol2" style:font-family-complex="OpenSymbol" style:font-family-generic-complex="system" style:font-pitch-complex="variable"/>
    </style:style>
    <style:style style:name="ListLabel_20_2835" style:display-name="ListLabel 2835" style:family="text">
      <style:text-properties style:font-name-complex="OpenSymbol2" style:font-family-complex="OpenSymbol" style:font-family-generic-complex="system" style:font-pitch-complex="variable"/>
    </style:style>
    <style:style style:name="ListLabel_20_2836" style:display-name="ListLabel 2836" style:family="text">
      <style:text-properties fo:font-size="11pt" style:font-size-asian="11pt" style:font-name-complex="OpenSymbol2" style:font-family-complex="OpenSymbol" style:font-family-generic-complex="system" style:font-pitch-complex="variable"/>
    </style:style>
    <style:style style:name="ListLabel_20_2837" style:display-name="ListLabel 2837" style:family="text">
      <style:text-properties style:font-name-complex="OpenSymbol2" style:font-family-complex="OpenSymbol" style:font-family-generic-complex="system" style:font-pitch-complex="variable"/>
    </style:style>
    <style:style style:name="ListLabel_20_2838" style:display-name="ListLabel 2838" style:family="text">
      <style:text-properties style:font-name-complex="OpenSymbol2" style:font-family-complex="OpenSymbol" style:font-family-generic-complex="system" style:font-pitch-complex="variable"/>
    </style:style>
    <style:style style:name="ListLabel_20_2839" style:display-name="ListLabel 2839" style:family="text">
      <style:text-properties style:font-name-complex="OpenSymbol2" style:font-family-complex="OpenSymbol" style:font-family-generic-complex="system" style:font-pitch-complex="variable"/>
    </style:style>
    <style:style style:name="ListLabel_20_2840" style:display-name="ListLabel 2840" style:family="text">
      <style:text-properties style:font-name-complex="OpenSymbol2" style:font-family-complex="OpenSymbol" style:font-family-generic-complex="system" style:font-pitch-complex="variable"/>
    </style:style>
    <style:style style:name="ListLabel_20_2841" style:display-name="ListLabel 2841" style:family="text">
      <style:text-properties style:font-name-complex="OpenSymbol2" style:font-family-complex="OpenSymbol" style:font-family-generic-complex="system" style:font-pitch-complex="variable"/>
    </style:style>
    <style:style style:name="ListLabel_20_2842" style:display-name="ListLabel 2842" style:family="text">
      <style:text-properties style:font-name-complex="OpenSymbol2" style:font-family-complex="OpenSymbol" style:font-family-generic-complex="system" style:font-pitch-complex="variable"/>
    </style:style>
    <style:style style:name="ListLabel_20_2843" style:display-name="ListLabel 2843" style:family="text">
      <style:text-properties style:font-name-complex="OpenSymbol2" style:font-family-complex="OpenSymbol" style:font-family-generic-complex="system" style:font-pitch-complex="variable"/>
    </style:style>
    <style:style style:name="ListLabel_20_2844" style:display-name="ListLabel 2844" style:family="text">
      <style:text-properties style:font-name-complex="OpenSymbol2" style:font-family-complex="OpenSymbol" style:font-family-generic-complex="system" style:font-pitch-complex="variable"/>
    </style:style>
    <style:style style:name="ListLabel_20_2845" style:display-name="ListLabel 2845" style:family="text">
      <style:text-properties fo:font-weight="normal" style:font-weight-asian="normal" style:font-name-complex="OpenSymbol2" style:font-family-complex="OpenSymbol" style:font-family-generic-complex="system" style:font-pitch-complex="variable"/>
    </style:style>
    <style:style style:name="ListLabel_20_2846" style:display-name="ListLabel 2846" style:family="text">
      <style:text-properties style:font-name-complex="OpenSymbol2" style:font-family-complex="OpenSymbol" style:font-family-generic-complex="system" style:font-pitch-complex="variable"/>
    </style:style>
    <style:style style:name="ListLabel_20_2847" style:display-name="ListLabel 2847" style:family="text">
      <style:text-properties style:font-name-complex="OpenSymbol2" style:font-family-complex="OpenSymbol" style:font-family-generic-complex="system" style:font-pitch-complex="variable"/>
    </style:style>
    <style:style style:name="ListLabel_20_2848" style:display-name="ListLabel 2848" style:family="text">
      <style:text-properties style:font-name-complex="OpenSymbol2" style:font-family-complex="OpenSymbol" style:font-family-generic-complex="system" style:font-pitch-complex="variable"/>
    </style:style>
    <style:style style:name="ListLabel_20_2849" style:display-name="ListLabel 2849" style:family="text">
      <style:text-properties style:font-name-complex="OpenSymbol2" style:font-family-complex="OpenSymbol" style:font-family-generic-complex="system" style:font-pitch-complex="variable"/>
    </style:style>
    <style:style style:name="ListLabel_20_2850" style:display-name="ListLabel 2850" style:family="text">
      <style:text-properties style:font-name-complex="OpenSymbol2" style:font-family-complex="OpenSymbol" style:font-family-generic-complex="system" style:font-pitch-complex="variable"/>
    </style:style>
    <style:style style:name="ListLabel_20_2851" style:display-name="ListLabel 2851" style:family="text">
      <style:text-properties style:font-name-complex="OpenSymbol2" style:font-family-complex="OpenSymbol" style:font-family-generic-complex="system" style:font-pitch-complex="variable"/>
    </style:style>
    <style:style style:name="ListLabel_20_2852" style:display-name="ListLabel 2852" style:family="text">
      <style:text-properties style:font-name-complex="OpenSymbol2" style:font-family-complex="OpenSymbol" style:font-family-generic-complex="system" style:font-pitch-complex="variable"/>
    </style:style>
    <style:style style:name="ListLabel_20_2853" style:display-name="ListLabel 2853" style:family="text">
      <style:text-properties style:font-name-complex="OpenSymbol2" style:font-family-complex="OpenSymbol" style:font-family-generic-complex="system" style:font-pitch-complex="variable"/>
    </style:style>
    <style:style style:name="ListLabel_20_2854" style:display-name="ListLabel 2854" style:family="text">
      <style:text-properties fo:font-size="11pt" style:font-size-asian="11pt" style:font-name-complex="OpenSymbol2" style:font-family-complex="OpenSymbol" style:font-family-generic-complex="system" style:font-pitch-complex="variable"/>
    </style:style>
    <style:style style:name="ListLabel_20_2855" style:display-name="ListLabel 2855" style:family="text">
      <style:text-properties style:font-name-complex="OpenSymbol2" style:font-family-complex="OpenSymbol" style:font-family-generic-complex="system" style:font-pitch-complex="variable"/>
    </style:style>
    <style:style style:name="ListLabel_20_2856" style:display-name="ListLabel 2856" style:family="text">
      <style:text-properties style:font-name-complex="OpenSymbol2" style:font-family-complex="OpenSymbol" style:font-family-generic-complex="system" style:font-pitch-complex="variable"/>
    </style:style>
    <style:style style:name="ListLabel_20_2857" style:display-name="ListLabel 2857" style:family="text">
      <style:text-properties style:font-name-complex="OpenSymbol2" style:font-family-complex="OpenSymbol" style:font-family-generic-complex="system" style:font-pitch-complex="variable"/>
    </style:style>
    <style:style style:name="ListLabel_20_2858" style:display-name="ListLabel 2858" style:family="text">
      <style:text-properties style:font-name-complex="OpenSymbol2" style:font-family-complex="OpenSymbol" style:font-family-generic-complex="system" style:font-pitch-complex="variable"/>
    </style:style>
    <style:style style:name="ListLabel_20_2859" style:display-name="ListLabel 2859" style:family="text">
      <style:text-properties style:font-name-complex="OpenSymbol2" style:font-family-complex="OpenSymbol" style:font-family-generic-complex="system" style:font-pitch-complex="variable"/>
    </style:style>
    <style:style style:name="ListLabel_20_2860" style:display-name="ListLabel 2860" style:family="text">
      <style:text-properties style:font-name-complex="OpenSymbol2" style:font-family-complex="OpenSymbol" style:font-family-generic-complex="system" style:font-pitch-complex="variable"/>
    </style:style>
    <style:style style:name="ListLabel_20_2861" style:display-name="ListLabel 2861" style:family="text">
      <style:text-properties style:font-name-complex="OpenSymbol2" style:font-family-complex="OpenSymbol" style:font-family-generic-complex="system" style:font-pitch-complex="variable"/>
    </style:style>
    <style:style style:name="ListLabel_20_2862" style:display-name="ListLabel 2862" style:family="text">
      <style:text-properties style:font-name-complex="OpenSymbol2" style:font-family-complex="OpenSymbol" style:font-family-generic-complex="system" style:font-pitch-complex="variable"/>
    </style:style>
    <style:style style:name="ListLabel_20_2863" style:display-name="ListLabel 2863" style:family="text">
      <style:text-properties fo:font-size="11pt" fo:font-weight="normal" style:font-size-asian="11pt" style:font-weight-asian="normal" style:font-name-complex="OpenSymbol2" style:font-family-complex="OpenSymbol" style:font-family-generic-complex="system" style:font-pitch-complex="variable"/>
    </style:style>
    <style:style style:name="ListLabel_20_2864" style:display-name="ListLabel 2864" style:family="text">
      <style:text-properties style:font-name-complex="OpenSymbol2" style:font-family-complex="OpenSymbol" style:font-family-generic-complex="system" style:font-pitch-complex="variable"/>
    </style:style>
    <style:style style:name="ListLabel_20_2865" style:display-name="ListLabel 2865" style:family="text">
      <style:text-properties style:font-name-complex="OpenSymbol2" style:font-family-complex="OpenSymbol" style:font-family-generic-complex="system" style:font-pitch-complex="variable"/>
    </style:style>
    <style:style style:name="ListLabel_20_2866" style:display-name="ListLabel 2866" style:family="text">
      <style:text-properties style:font-name-complex="OpenSymbol2" style:font-family-complex="OpenSymbol" style:font-family-generic-complex="system" style:font-pitch-complex="variable"/>
    </style:style>
    <style:style style:name="ListLabel_20_2867" style:display-name="ListLabel 2867" style:family="text">
      <style:text-properties style:font-name-complex="OpenSymbol2" style:font-family-complex="OpenSymbol" style:font-family-generic-complex="system" style:font-pitch-complex="variable"/>
    </style:style>
    <style:style style:name="ListLabel_20_2868" style:display-name="ListLabel 2868" style:family="text">
      <style:text-properties style:font-name-complex="OpenSymbol2" style:font-family-complex="OpenSymbol" style:font-family-generic-complex="system" style:font-pitch-complex="variable"/>
    </style:style>
    <style:style style:name="ListLabel_20_2869" style:display-name="ListLabel 2869" style:family="text">
      <style:text-properties style:font-name-complex="OpenSymbol2" style:font-family-complex="OpenSymbol" style:font-family-generic-complex="system" style:font-pitch-complex="variable"/>
    </style:style>
    <style:style style:name="ListLabel_20_2870" style:display-name="ListLabel 2870" style:family="text">
      <style:text-properties style:font-name-complex="OpenSymbol2" style:font-family-complex="OpenSymbol" style:font-family-generic-complex="system" style:font-pitch-complex="variable"/>
    </style:style>
    <style:style style:name="ListLabel_20_2871" style:display-name="ListLabel 2871" style:family="text">
      <style:text-properties style:font-name-complex="OpenSymbol2" style:font-family-complex="OpenSymbol" style:font-family-generic-complex="system" style:font-pitch-complex="variable"/>
    </style:style>
    <style:style style:name="ListLabel_20_2872" style:display-name="ListLabel 2872" style:family="text">
      <style:text-properties style:font-name-complex="OpenSymbol2" style:font-family-complex="OpenSymbol" style:font-family-generic-complex="system" style:font-pitch-complex="variable"/>
    </style:style>
    <style:style style:name="ListLabel_20_2873" style:display-name="ListLabel 2873" style:family="text">
      <style:text-properties style:font-name-complex="OpenSymbol2" style:font-family-complex="OpenSymbol" style:font-family-generic-complex="system" style:font-pitch-complex="variable"/>
    </style:style>
    <style:style style:name="ListLabel_20_2874" style:display-name="ListLabel 2874" style:family="text">
      <style:text-properties style:font-name-complex="OpenSymbol2" style:font-family-complex="OpenSymbol" style:font-family-generic-complex="system" style:font-pitch-complex="variable"/>
    </style:style>
    <style:style style:name="ListLabel_20_2875" style:display-name="ListLabel 2875" style:family="text">
      <style:text-properties style:font-name-complex="OpenSymbol2" style:font-family-complex="OpenSymbol" style:font-family-generic-complex="system" style:font-pitch-complex="variable"/>
    </style:style>
    <style:style style:name="ListLabel_20_2876" style:display-name="ListLabel 2876" style:family="text">
      <style:text-properties style:font-name-complex="OpenSymbol2" style:font-family-complex="OpenSymbol" style:font-family-generic-complex="system" style:font-pitch-complex="variable"/>
    </style:style>
    <style:style style:name="ListLabel_20_2877" style:display-name="ListLabel 2877" style:family="text">
      <style:text-properties style:font-name-complex="OpenSymbol2" style:font-family-complex="OpenSymbol" style:font-family-generic-complex="system" style:font-pitch-complex="variable"/>
    </style:style>
    <style:style style:name="ListLabel_20_2878" style:display-name="ListLabel 2878" style:family="text">
      <style:text-properties style:font-name-complex="OpenSymbol2" style:font-family-complex="OpenSymbol" style:font-family-generic-complex="system" style:font-pitch-complex="variable"/>
    </style:style>
    <style:style style:name="ListLabel_20_2879" style:display-name="ListLabel 2879" style:family="text">
      <style:text-properties style:font-name-complex="OpenSymbol2" style:font-family-complex="OpenSymbol" style:font-family-generic-complex="system" style:font-pitch-complex="variable"/>
    </style:style>
    <style:style style:name="ListLabel_20_2880" style:display-name="ListLabel 2880" style:family="text">
      <style:text-properties style:font-name-complex="OpenSymbol2" style:font-family-complex="OpenSymbol" style:font-family-generic-complex="system" style:font-pitch-complex="variable"/>
    </style:style>
    <style:style style:name="ListLabel_20_2881" style:display-name="ListLabel 2881" style:family="text">
      <style:text-properties style:font-name-complex="OpenSymbol2" style:font-family-complex="OpenSymbol" style:font-family-generic-complex="system" style:font-pitch-complex="variable"/>
    </style:style>
    <style:style style:name="ListLabel_20_2882" style:display-name="ListLabel 2882" style:family="text">
      <style:text-properties style:font-name-complex="OpenSymbol2" style:font-family-complex="OpenSymbol" style:font-family-generic-complex="system" style:font-pitch-complex="variable"/>
    </style:style>
    <style:style style:name="ListLabel_20_2883" style:display-name="ListLabel 2883" style:family="text">
      <style:text-properties style:font-name-complex="OpenSymbol2" style:font-family-complex="OpenSymbol" style:font-family-generic-complex="system" style:font-pitch-complex="variable"/>
    </style:style>
    <style:style style:name="ListLabel_20_2884" style:display-name="ListLabel 2884" style:family="text">
      <style:text-properties style:font-name-complex="OpenSymbol2" style:font-family-complex="OpenSymbol" style:font-family-generic-complex="system" style:font-pitch-complex="variable"/>
    </style:style>
    <style:style style:name="ListLabel_20_2885" style:display-name="ListLabel 2885" style:family="text">
      <style:text-properties style:font-name-complex="OpenSymbol2" style:font-family-complex="OpenSymbol" style:font-family-generic-complex="system" style:font-pitch-complex="variable"/>
    </style:style>
    <style:style style:name="ListLabel_20_2886" style:display-name="ListLabel 2886" style:family="text">
      <style:text-properties style:font-name-complex="OpenSymbol2" style:font-family-complex="OpenSymbol" style:font-family-generic-complex="system" style:font-pitch-complex="variable"/>
    </style:style>
    <style:style style:name="ListLabel_20_2887" style:display-name="ListLabel 2887" style:family="text">
      <style:text-properties style:font-name-complex="OpenSymbol2" style:font-family-complex="OpenSymbol" style:font-family-generic-complex="system" style:font-pitch-complex="variable"/>
    </style:style>
    <style:style style:name="ListLabel_20_2888" style:display-name="ListLabel 2888" style:family="text">
      <style:text-properties style:font-name-complex="OpenSymbol2" style:font-family-complex="OpenSymbol" style:font-family-generic-complex="system" style:font-pitch-complex="variable"/>
    </style:style>
    <style:style style:name="ListLabel_20_2889" style:display-name="ListLabel 2889" style:family="text">
      <style:text-properties style:font-name-complex="OpenSymbol2" style:font-family-complex="OpenSymbol" style:font-family-generic-complex="system" style:font-pitch-complex="variable"/>
    </style:style>
    <style:style style:name="ListLabel_20_2890" style:display-name="ListLabel 2890" style:family="text">
      <style:text-properties fo:font-size="11pt" style:font-size-asian="11pt" style:font-name-complex="OpenSymbol2" style:font-family-complex="OpenSymbol" style:font-family-generic-complex="system" style:font-pitch-complex="variable"/>
    </style:style>
    <style:style style:name="ListLabel_20_2891" style:display-name="ListLabel 2891" style:family="text">
      <style:text-properties style:font-name-complex="OpenSymbol2" style:font-family-complex="OpenSymbol" style:font-family-generic-complex="system" style:font-pitch-complex="variable"/>
    </style:style>
    <style:style style:name="ListLabel_20_2892" style:display-name="ListLabel 2892" style:family="text">
      <style:text-properties style:font-name-complex="OpenSymbol2" style:font-family-complex="OpenSymbol" style:font-family-generic-complex="system" style:font-pitch-complex="variable"/>
    </style:style>
    <style:style style:name="ListLabel_20_2893" style:display-name="ListLabel 2893" style:family="text">
      <style:text-properties style:font-name-complex="OpenSymbol2" style:font-family-complex="OpenSymbol" style:font-family-generic-complex="system" style:font-pitch-complex="variable"/>
    </style:style>
    <style:style style:name="ListLabel_20_2894" style:display-name="ListLabel 2894" style:family="text">
      <style:text-properties style:font-name-complex="OpenSymbol2" style:font-family-complex="OpenSymbol" style:font-family-generic-complex="system" style:font-pitch-complex="variable"/>
    </style:style>
    <style:style style:name="ListLabel_20_2895" style:display-name="ListLabel 2895" style:family="text">
      <style:text-properties style:font-name-complex="OpenSymbol2" style:font-family-complex="OpenSymbol" style:font-family-generic-complex="system" style:font-pitch-complex="variable"/>
    </style:style>
    <style:style style:name="ListLabel_20_2896" style:display-name="ListLabel 2896" style:family="text">
      <style:text-properties style:font-name-complex="OpenSymbol2" style:font-family-complex="OpenSymbol" style:font-family-generic-complex="system" style:font-pitch-complex="variable"/>
    </style:style>
    <style:style style:name="ListLabel_20_2897" style:display-name="ListLabel 2897" style:family="text">
      <style:text-properties style:font-name-complex="OpenSymbol2" style:font-family-complex="OpenSymbol" style:font-family-generic-complex="system" style:font-pitch-complex="variable"/>
    </style:style>
    <style:style style:name="ListLabel_20_2898" style:display-name="ListLabel 2898" style:family="text">
      <style:text-properties style:font-name-complex="OpenSymbol2" style:font-family-complex="OpenSymbol" style:font-family-generic-complex="system" style:font-pitch-complex="variable"/>
    </style:style>
    <style:style style:name="ListLabel_20_2899" style:display-name="ListLabel 2899" style:family="text">
      <style:text-properties fo:font-weight="normal" style:font-weight-asian="normal" style:font-name-complex="OpenSymbol2" style:font-family-complex="OpenSymbol" style:font-family-generic-complex="system" style:font-pitch-complex="variable"/>
    </style:style>
    <style:style style:name="ListLabel_20_2900" style:display-name="ListLabel 2900" style:family="text">
      <style:text-properties style:font-name-complex="OpenSymbol2" style:font-family-complex="OpenSymbol" style:font-family-generic-complex="system" style:font-pitch-complex="variable"/>
    </style:style>
    <style:style style:name="ListLabel_20_2901" style:display-name="ListLabel 2901" style:family="text">
      <style:text-properties style:font-name-complex="OpenSymbol2" style:font-family-complex="OpenSymbol" style:font-family-generic-complex="system" style:font-pitch-complex="variable"/>
    </style:style>
    <style:style style:name="ListLabel_20_2902" style:display-name="ListLabel 2902" style:family="text">
      <style:text-properties style:font-name-complex="OpenSymbol2" style:font-family-complex="OpenSymbol" style:font-family-generic-complex="system" style:font-pitch-complex="variable"/>
    </style:style>
    <style:style style:name="ListLabel_20_2903" style:display-name="ListLabel 2903" style:family="text">
      <style:text-properties style:font-name-complex="OpenSymbol2" style:font-family-complex="OpenSymbol" style:font-family-generic-complex="system" style:font-pitch-complex="variable"/>
    </style:style>
    <style:style style:name="ListLabel_20_2904" style:display-name="ListLabel 2904" style:family="text">
      <style:text-properties style:font-name-complex="OpenSymbol2" style:font-family-complex="OpenSymbol" style:font-family-generic-complex="system" style:font-pitch-complex="variable"/>
    </style:style>
    <style:style style:name="ListLabel_20_2905" style:display-name="ListLabel 2905" style:family="text">
      <style:text-properties style:font-name-complex="OpenSymbol2" style:font-family-complex="OpenSymbol" style:font-family-generic-complex="system" style:font-pitch-complex="variable"/>
    </style:style>
    <style:style style:name="ListLabel_20_2906" style:display-name="ListLabel 2906" style:family="text">
      <style:text-properties style:font-name-complex="OpenSymbol2" style:font-family-complex="OpenSymbol" style:font-family-generic-complex="system" style:font-pitch-complex="variable"/>
    </style:style>
    <style:style style:name="ListLabel_20_2907" style:display-name="ListLabel 2907" style:family="text">
      <style:text-properties style:font-name-complex="OpenSymbol2" style:font-family-complex="OpenSymbol" style:font-family-generic-complex="system" style:font-pitch-complex="variable"/>
    </style:style>
    <style:style style:name="ListLabel_20_2908" style:display-name="ListLabel 2908" style:family="text">
      <style:text-properties fo:font-size="11pt" style:font-size-asian="11pt" style:font-name-complex="OpenSymbol2" style:font-family-complex="OpenSymbol" style:font-family-generic-complex="system" style:font-pitch-complex="variable"/>
    </style:style>
    <style:style style:name="ListLabel_20_2909" style:display-name="ListLabel 2909" style:family="text">
      <style:text-properties style:font-name-complex="OpenSymbol2" style:font-family-complex="OpenSymbol" style:font-family-generic-complex="system" style:font-pitch-complex="variable"/>
    </style:style>
    <style:style style:name="ListLabel_20_2910" style:display-name="ListLabel 2910" style:family="text">
      <style:text-properties style:font-name-complex="OpenSymbol2" style:font-family-complex="OpenSymbol" style:font-family-generic-complex="system" style:font-pitch-complex="variable"/>
    </style:style>
    <style:style style:name="ListLabel_20_2911" style:display-name="ListLabel 2911" style:family="text">
      <style:text-properties style:font-name-complex="OpenSymbol2" style:font-family-complex="OpenSymbol" style:font-family-generic-complex="system" style:font-pitch-complex="variable"/>
    </style:style>
    <style:style style:name="ListLabel_20_2912" style:display-name="ListLabel 2912" style:family="text">
      <style:text-properties style:font-name-complex="OpenSymbol2" style:font-family-complex="OpenSymbol" style:font-family-generic-complex="system" style:font-pitch-complex="variable"/>
    </style:style>
    <style:style style:name="ListLabel_20_2913" style:display-name="ListLabel 2913" style:family="text">
      <style:text-properties style:font-name-complex="OpenSymbol2" style:font-family-complex="OpenSymbol" style:font-family-generic-complex="system" style:font-pitch-complex="variable"/>
    </style:style>
    <style:style style:name="ListLabel_20_2914" style:display-name="ListLabel 2914" style:family="text">
      <style:text-properties style:font-name-complex="OpenSymbol2" style:font-family-complex="OpenSymbol" style:font-family-generic-complex="system" style:font-pitch-complex="variable"/>
    </style:style>
    <style:style style:name="ListLabel_20_2915" style:display-name="ListLabel 2915" style:family="text">
      <style:text-properties style:font-name-complex="OpenSymbol2" style:font-family-complex="OpenSymbol" style:font-family-generic-complex="system" style:font-pitch-complex="variable"/>
    </style:style>
    <style:style style:name="ListLabel_20_2916" style:display-name="ListLabel 2916" style:family="text">
      <style:text-properties style:font-name-complex="OpenSymbol2" style:font-family-complex="OpenSymbol" style:font-family-generic-complex="system" style:font-pitch-complex="variable"/>
    </style:style>
    <style:style style:name="ListLabel_20_2917" style:display-name="ListLabel 2917" style:family="text">
      <style:text-properties fo:font-size="11pt" fo:font-weight="normal" style:font-size-asian="11pt" style:font-weight-asian="normal" style:font-name-complex="OpenSymbol2" style:font-family-complex="OpenSymbol" style:font-family-generic-complex="system" style:font-pitch-complex="variable"/>
    </style:style>
    <style:style style:name="ListLabel_20_2918" style:display-name="ListLabel 2918" style:family="text">
      <style:text-properties style:font-name-complex="OpenSymbol2" style:font-family-complex="OpenSymbol" style:font-family-generic-complex="system" style:font-pitch-complex="variable"/>
    </style:style>
    <style:style style:name="ListLabel_20_2919" style:display-name="ListLabel 2919" style:family="text">
      <style:text-properties style:font-name-complex="OpenSymbol2" style:font-family-complex="OpenSymbol" style:font-family-generic-complex="system" style:font-pitch-complex="variable"/>
    </style:style>
    <style:style style:name="ListLabel_20_2920" style:display-name="ListLabel 2920" style:family="text">
      <style:text-properties style:font-name-complex="OpenSymbol2" style:font-family-complex="OpenSymbol" style:font-family-generic-complex="system" style:font-pitch-complex="variable"/>
    </style:style>
    <style:style style:name="ListLabel_20_2921" style:display-name="ListLabel 2921" style:family="text">
      <style:text-properties style:font-name-complex="OpenSymbol2" style:font-family-complex="OpenSymbol" style:font-family-generic-complex="system" style:font-pitch-complex="variable"/>
    </style:style>
    <style:style style:name="ListLabel_20_2922" style:display-name="ListLabel 2922" style:family="text">
      <style:text-properties style:font-name-complex="OpenSymbol2" style:font-family-complex="OpenSymbol" style:font-family-generic-complex="system" style:font-pitch-complex="variable"/>
    </style:style>
    <style:style style:name="ListLabel_20_2923" style:display-name="ListLabel 2923" style:family="text">
      <style:text-properties style:font-name-complex="OpenSymbol2" style:font-family-complex="OpenSymbol" style:font-family-generic-complex="system" style:font-pitch-complex="variable"/>
    </style:style>
    <style:style style:name="ListLabel_20_2924" style:display-name="ListLabel 2924" style:family="text">
      <style:text-properties style:font-name-complex="OpenSymbol2" style:font-family-complex="OpenSymbol" style:font-family-generic-complex="system" style:font-pitch-complex="variable"/>
    </style:style>
    <style:style style:name="ListLabel_20_2925" style:display-name="ListLabel 2925" style:family="text">
      <style:text-properties style:font-name-complex="OpenSymbol2" style:font-family-complex="OpenSymbol" style:font-family-generic-complex="system" style:font-pitch-complex="variable"/>
    </style:style>
    <style:style style:name="ListLabel_20_2926" style:display-name="ListLabel 2926" style:family="text">
      <style:text-properties style:font-name-complex="OpenSymbol2" style:font-family-complex="OpenSymbol" style:font-family-generic-complex="system" style:font-pitch-complex="variable"/>
    </style:style>
    <style:style style:name="ListLabel_20_2927" style:display-name="ListLabel 2927" style:family="text">
      <style:text-properties style:font-name-complex="OpenSymbol2" style:font-family-complex="OpenSymbol" style:font-family-generic-complex="system" style:font-pitch-complex="variable"/>
    </style:style>
    <style:style style:name="ListLabel_20_2928" style:display-name="ListLabel 2928" style:family="text">
      <style:text-properties style:font-name-complex="OpenSymbol2" style:font-family-complex="OpenSymbol" style:font-family-generic-complex="system" style:font-pitch-complex="variable"/>
    </style:style>
    <style:style style:name="ListLabel_20_2929" style:display-name="ListLabel 2929" style:family="text">
      <style:text-properties style:font-name-complex="OpenSymbol2" style:font-family-complex="OpenSymbol" style:font-family-generic-complex="system" style:font-pitch-complex="variable"/>
    </style:style>
    <style:style style:name="ListLabel_20_2930" style:display-name="ListLabel 2930" style:family="text">
      <style:text-properties style:font-name-complex="OpenSymbol2" style:font-family-complex="OpenSymbol" style:font-family-generic-complex="system" style:font-pitch-complex="variable"/>
    </style:style>
    <style:style style:name="ListLabel_20_2931" style:display-name="ListLabel 2931" style:family="text">
      <style:text-properties style:font-name-complex="OpenSymbol2" style:font-family-complex="OpenSymbol" style:font-family-generic-complex="system" style:font-pitch-complex="variable"/>
    </style:style>
    <style:style style:name="ListLabel_20_2932" style:display-name="ListLabel 2932" style:family="text">
      <style:text-properties style:font-name-complex="OpenSymbol2" style:font-family-complex="OpenSymbol" style:font-family-generic-complex="system" style:font-pitch-complex="variable"/>
    </style:style>
    <style:style style:name="ListLabel_20_2933" style:display-name="ListLabel 2933" style:family="text">
      <style:text-properties style:font-name-complex="OpenSymbol2" style:font-family-complex="OpenSymbol" style:font-family-generic-complex="system" style:font-pitch-complex="variable"/>
    </style:style>
    <style:style style:name="ListLabel_20_2934" style:display-name="ListLabel 2934" style:family="text">
      <style:text-properties style:font-name-complex="OpenSymbol2" style:font-family-complex="OpenSymbol" style:font-family-generic-complex="system" style:font-pitch-complex="variable"/>
    </style:style>
    <style:style style:name="ListLabel_20_2935" style:display-name="ListLabel 2935" style:family="text">
      <style:text-properties style:font-name-complex="OpenSymbol2" style:font-family-complex="OpenSymbol" style:font-family-generic-complex="system" style:font-pitch-complex="variable"/>
    </style:style>
    <style:style style:name="ListLabel_20_2936" style:display-name="ListLabel 2936" style:family="text">
      <style:text-properties style:font-name-complex="OpenSymbol2" style:font-family-complex="OpenSymbol" style:font-family-generic-complex="system" style:font-pitch-complex="variable"/>
    </style:style>
    <style:style style:name="ListLabel_20_2937" style:display-name="ListLabel 2937" style:family="text">
      <style:text-properties style:font-name-complex="OpenSymbol2" style:font-family-complex="OpenSymbol" style:font-family-generic-complex="system" style:font-pitch-complex="variable"/>
    </style:style>
    <style:style style:name="ListLabel_20_2938" style:display-name="ListLabel 2938" style:family="text">
      <style:text-properties style:font-name-complex="OpenSymbol2" style:font-family-complex="OpenSymbol" style:font-family-generic-complex="system" style:font-pitch-complex="variable"/>
    </style:style>
    <style:style style:name="ListLabel_20_2939" style:display-name="ListLabel 2939" style:family="text">
      <style:text-properties style:font-name-complex="OpenSymbol2" style:font-family-complex="OpenSymbol" style:font-family-generic-complex="system" style:font-pitch-complex="variable"/>
    </style:style>
    <style:style style:name="ListLabel_20_2940" style:display-name="ListLabel 2940" style:family="text">
      <style:text-properties style:font-name-complex="OpenSymbol2" style:font-family-complex="OpenSymbol" style:font-family-generic-complex="system" style:font-pitch-complex="variable"/>
    </style:style>
    <style:style style:name="ListLabel_20_2941" style:display-name="ListLabel 2941" style:family="text">
      <style:text-properties style:font-name-complex="OpenSymbol2" style:font-family-complex="OpenSymbol" style:font-family-generic-complex="system" style:font-pitch-complex="variable"/>
    </style:style>
    <style:style style:name="ListLabel_20_2942" style:display-name="ListLabel 2942" style:family="text">
      <style:text-properties style:font-name-complex="OpenSymbol2" style:font-family-complex="OpenSymbol" style:font-family-generic-complex="system" style:font-pitch-complex="variable"/>
    </style:style>
    <style:style style:name="ListLabel_20_2943" style:display-name="ListLabel 2943" style:family="text">
      <style:text-properties style:font-name-complex="OpenSymbol2" style:font-family-complex="OpenSymbol" style:font-family-generic-complex="system" style:font-pitch-complex="variable"/>
    </style:style>
    <style:style style:name="ListLabel_20_2944" style:display-name="ListLabel 2944" style:family="text">
      <style:text-properties fo:font-size="11pt" style:font-size-asian="11pt" style:font-name-complex="OpenSymbol2" style:font-family-complex="OpenSymbol" style:font-family-generic-complex="system" style:font-pitch-complex="variable"/>
    </style:style>
    <style:style style:name="ListLabel_20_2945" style:display-name="ListLabel 2945" style:family="text">
      <style:text-properties style:font-name-complex="OpenSymbol2" style:font-family-complex="OpenSymbol" style:font-family-generic-complex="system" style:font-pitch-complex="variable"/>
    </style:style>
    <style:style style:name="ListLabel_20_2946" style:display-name="ListLabel 2946" style:family="text">
      <style:text-properties style:font-name-complex="OpenSymbol2" style:font-family-complex="OpenSymbol" style:font-family-generic-complex="system" style:font-pitch-complex="variable"/>
    </style:style>
    <style:style style:name="ListLabel_20_2947" style:display-name="ListLabel 2947" style:family="text">
      <style:text-properties style:font-name-complex="OpenSymbol2" style:font-family-complex="OpenSymbol" style:font-family-generic-complex="system" style:font-pitch-complex="variable"/>
    </style:style>
    <style:style style:name="ListLabel_20_2948" style:display-name="ListLabel 2948" style:family="text">
      <style:text-properties style:font-name-complex="OpenSymbol2" style:font-family-complex="OpenSymbol" style:font-family-generic-complex="system" style:font-pitch-complex="variable"/>
    </style:style>
    <style:style style:name="ListLabel_20_2949" style:display-name="ListLabel 2949" style:family="text">
      <style:text-properties style:font-name-complex="OpenSymbol2" style:font-family-complex="OpenSymbol" style:font-family-generic-complex="system" style:font-pitch-complex="variable"/>
    </style:style>
    <style:style style:name="ListLabel_20_2950" style:display-name="ListLabel 2950" style:family="text">
      <style:text-properties style:font-name-complex="OpenSymbol2" style:font-family-complex="OpenSymbol" style:font-family-generic-complex="system" style:font-pitch-complex="variable"/>
    </style:style>
    <style:style style:name="ListLabel_20_2951" style:display-name="ListLabel 2951" style:family="text">
      <style:text-properties style:font-name-complex="OpenSymbol2" style:font-family-complex="OpenSymbol" style:font-family-generic-complex="system" style:font-pitch-complex="variable"/>
    </style:style>
    <style:style style:name="ListLabel_20_2952" style:display-name="ListLabel 2952" style:family="text">
      <style:text-properties style:font-name-complex="OpenSymbol2" style:font-family-complex="OpenSymbol" style:font-family-generic-complex="system" style:font-pitch-complex="variable"/>
    </style:style>
    <style:style style:name="ListLabel_20_2953" style:display-name="ListLabel 2953" style:family="text">
      <style:text-properties fo:font-weight="normal" style:font-weight-asian="normal" style:font-name-complex="OpenSymbol2" style:font-family-complex="OpenSymbol" style:font-family-generic-complex="system" style:font-pitch-complex="variable"/>
    </style:style>
    <style:style style:name="ListLabel_20_2954" style:display-name="ListLabel 2954" style:family="text">
      <style:text-properties style:font-name-complex="OpenSymbol2" style:font-family-complex="OpenSymbol" style:font-family-generic-complex="system" style:font-pitch-complex="variable"/>
    </style:style>
    <style:style style:name="ListLabel_20_2955" style:display-name="ListLabel 2955" style:family="text">
      <style:text-properties style:font-name-complex="OpenSymbol2" style:font-family-complex="OpenSymbol" style:font-family-generic-complex="system" style:font-pitch-complex="variable"/>
    </style:style>
    <style:style style:name="ListLabel_20_2956" style:display-name="ListLabel 2956" style:family="text">
      <style:text-properties style:font-name-complex="OpenSymbol2" style:font-family-complex="OpenSymbol" style:font-family-generic-complex="system" style:font-pitch-complex="variable"/>
    </style:style>
    <style:style style:name="ListLabel_20_2957" style:display-name="ListLabel 2957" style:family="text">
      <style:text-properties style:font-name-complex="OpenSymbol2" style:font-family-complex="OpenSymbol" style:font-family-generic-complex="system" style:font-pitch-complex="variable"/>
    </style:style>
    <style:style style:name="ListLabel_20_2958" style:display-name="ListLabel 2958" style:family="text">
      <style:text-properties style:font-name-complex="OpenSymbol2" style:font-family-complex="OpenSymbol" style:font-family-generic-complex="system" style:font-pitch-complex="variable"/>
    </style:style>
    <style:style style:name="ListLabel_20_2959" style:display-name="ListLabel 2959" style:family="text">
      <style:text-properties style:font-name-complex="OpenSymbol2" style:font-family-complex="OpenSymbol" style:font-family-generic-complex="system" style:font-pitch-complex="variable"/>
    </style:style>
    <style:style style:name="ListLabel_20_2960" style:display-name="ListLabel 2960" style:family="text">
      <style:text-properties style:font-name-complex="OpenSymbol2" style:font-family-complex="OpenSymbol" style:font-family-generic-complex="system" style:font-pitch-complex="variable"/>
    </style:style>
    <style:style style:name="ListLabel_20_2961" style:display-name="ListLabel 2961" style:family="text">
      <style:text-properties style:font-name-complex="OpenSymbol2" style:font-family-complex="OpenSymbol" style:font-family-generic-complex="system" style:font-pitch-complex="variable"/>
    </style:style>
    <style:style style:name="ListLabel_20_2962" style:display-name="ListLabel 2962" style:family="text">
      <style:text-properties style:font-name-complex="OpenSymbol2" style:font-family-complex="OpenSymbol" style:font-family-generic-complex="system" style:font-pitch-complex="variable"/>
    </style:style>
    <style:style style:name="ListLabel_20_2963" style:display-name="ListLabel 2963" style:family="text">
      <style:text-properties style:font-name-complex="OpenSymbol2" style:font-family-complex="OpenSymbol" style:font-family-generic-complex="system" style:font-pitch-complex="variable"/>
    </style:style>
    <style:style style:name="ListLabel_20_2964" style:display-name="ListLabel 2964" style:family="text">
      <style:text-properties style:font-name-complex="OpenSymbol2" style:font-family-complex="OpenSymbol" style:font-family-generic-complex="system" style:font-pitch-complex="variable"/>
    </style:style>
    <style:style style:name="ListLabel_20_2965" style:display-name="ListLabel 2965" style:family="text">
      <style:text-properties style:font-name-complex="OpenSymbol2" style:font-family-complex="OpenSymbol" style:font-family-generic-complex="system" style:font-pitch-complex="variable"/>
    </style:style>
    <style:style style:name="ListLabel_20_2966" style:display-name="ListLabel 2966" style:family="text">
      <style:text-properties style:font-name-complex="OpenSymbol2" style:font-family-complex="OpenSymbol" style:font-family-generic-complex="system" style:font-pitch-complex="variable"/>
    </style:style>
    <style:style style:name="ListLabel_20_2967" style:display-name="ListLabel 2967" style:family="text">
      <style:text-properties style:font-name-complex="OpenSymbol2" style:font-family-complex="OpenSymbol" style:font-family-generic-complex="system" style:font-pitch-complex="variable"/>
    </style:style>
    <style:style style:name="ListLabel_20_2968" style:display-name="ListLabel 2968" style:family="text">
      <style:text-properties style:font-name-complex="OpenSymbol2" style:font-family-complex="OpenSymbol" style:font-family-generic-complex="system" style:font-pitch-complex="variable"/>
    </style:style>
    <style:style style:name="ListLabel_20_2969" style:display-name="ListLabel 2969" style:family="text">
      <style:text-properties style:font-name-complex="OpenSymbol2" style:font-family-complex="OpenSymbol" style:font-family-generic-complex="system" style:font-pitch-complex="variable"/>
    </style:style>
    <style:style style:name="ListLabel_20_2970" style:display-name="ListLabel 2970" style:family="text">
      <style:text-properties style:font-name-complex="OpenSymbol2" style:font-family-complex="OpenSymbol" style:font-family-generic-complex="system" style:font-pitch-complex="variable"/>
    </style:style>
    <style:style style:name="ListLabel_20_2971" style:display-name="ListLabel 2971" style:family="text">
      <style:text-properties fo:font-size="11pt" style:font-size-asian="11pt" style:font-name-complex="OpenSymbol2" style:font-family-complex="OpenSymbol" style:font-family-generic-complex="system" style:font-pitch-complex="variable"/>
    </style:style>
    <style:style style:name="ListLabel_20_2972" style:display-name="ListLabel 2972" style:family="text">
      <style:text-properties style:font-name-complex="OpenSymbol2" style:font-family-complex="OpenSymbol" style:font-family-generic-complex="system" style:font-pitch-complex="variable"/>
    </style:style>
    <style:style style:name="ListLabel_20_2973" style:display-name="ListLabel 2973" style:family="text">
      <style:text-properties style:font-name-complex="OpenSymbol2" style:font-family-complex="OpenSymbol" style:font-family-generic-complex="system" style:font-pitch-complex="variable"/>
    </style:style>
    <style:style style:name="ListLabel_20_2974" style:display-name="ListLabel 2974" style:family="text">
      <style:text-properties style:font-name-complex="OpenSymbol2" style:font-family-complex="OpenSymbol" style:font-family-generic-complex="system" style:font-pitch-complex="variable"/>
    </style:style>
    <style:style style:name="ListLabel_20_2975" style:display-name="ListLabel 2975" style:family="text">
      <style:text-properties style:font-name-complex="OpenSymbol2" style:font-family-complex="OpenSymbol" style:font-family-generic-complex="system" style:font-pitch-complex="variable"/>
    </style:style>
    <style:style style:name="ListLabel_20_2976" style:display-name="ListLabel 2976" style:family="text">
      <style:text-properties style:font-name-complex="OpenSymbol2" style:font-family-complex="OpenSymbol" style:font-family-generic-complex="system" style:font-pitch-complex="variable"/>
    </style:style>
    <style:style style:name="ListLabel_20_2977" style:display-name="ListLabel 2977" style:family="text">
      <style:text-properties style:font-name-complex="OpenSymbol2" style:font-family-complex="OpenSymbol" style:font-family-generic-complex="system" style:font-pitch-complex="variable"/>
    </style:style>
    <style:style style:name="ListLabel_20_2978" style:display-name="ListLabel 2978" style:family="text">
      <style:text-properties style:font-name-complex="OpenSymbol2" style:font-family-complex="OpenSymbol" style:font-family-generic-complex="system" style:font-pitch-complex="variable"/>
    </style:style>
    <style:style style:name="ListLabel_20_2979" style:display-name="ListLabel 2979" style:family="text">
      <style:text-properties style:font-name-complex="OpenSymbol2" style:font-family-complex="OpenSymbol" style:font-family-generic-complex="system" style:font-pitch-complex="variable"/>
    </style:style>
    <style:style style:name="ListLabel_20_2980" style:display-name="ListLabel 2980" style:family="text">
      <style:text-properties fo:font-size="11pt" fo:font-weight="normal" style:font-size-asian="11pt" style:font-weight-asian="normal" style:font-name-complex="OpenSymbol2" style:font-family-complex="OpenSymbol" style:font-family-generic-complex="system" style:font-pitch-complex="variable"/>
    </style:style>
    <style:style style:name="ListLabel_20_2981" style:display-name="ListLabel 2981" style:family="text">
      <style:text-properties style:font-name-complex="OpenSymbol2" style:font-family-complex="OpenSymbol" style:font-family-generic-complex="system" style:font-pitch-complex="variable"/>
    </style:style>
    <style:style style:name="ListLabel_20_2982" style:display-name="ListLabel 2982" style:family="text">
      <style:text-properties style:font-name-complex="OpenSymbol2" style:font-family-complex="OpenSymbol" style:font-family-generic-complex="system" style:font-pitch-complex="variable"/>
    </style:style>
    <style:style style:name="ListLabel_20_2983" style:display-name="ListLabel 2983" style:family="text">
      <style:text-properties style:font-name-complex="OpenSymbol2" style:font-family-complex="OpenSymbol" style:font-family-generic-complex="system" style:font-pitch-complex="variable"/>
    </style:style>
    <style:style style:name="ListLabel_20_2984" style:display-name="ListLabel 2984" style:family="text">
      <style:text-properties style:font-name-complex="OpenSymbol2" style:font-family-complex="OpenSymbol" style:font-family-generic-complex="system" style:font-pitch-complex="variable"/>
    </style:style>
    <style:style style:name="ListLabel_20_2985" style:display-name="ListLabel 2985" style:family="text">
      <style:text-properties style:font-name-complex="OpenSymbol2" style:font-family-complex="OpenSymbol" style:font-family-generic-complex="system" style:font-pitch-complex="variable"/>
    </style:style>
    <style:style style:name="ListLabel_20_2986" style:display-name="ListLabel 2986" style:family="text">
      <style:text-properties style:font-name-complex="OpenSymbol2" style:font-family-complex="OpenSymbol" style:font-family-generic-complex="system" style:font-pitch-complex="variable"/>
    </style:style>
    <style:style style:name="ListLabel_20_2987" style:display-name="ListLabel 2987" style:family="text">
      <style:text-properties style:font-name-complex="OpenSymbol2" style:font-family-complex="OpenSymbol" style:font-family-generic-complex="system" style:font-pitch-complex="variable"/>
    </style:style>
    <style:style style:name="ListLabel_20_2988" style:display-name="ListLabel 2988" style:family="text">
      <style:text-properties style:font-name-complex="OpenSymbol2" style:font-family-complex="OpenSymbol" style:font-family-generic-complex="system" style:font-pitch-complex="variable"/>
    </style:style>
    <style:style style:name="ListLabel_20_2989" style:display-name="ListLabel 2989" style:family="text">
      <style:text-properties style:font-name-complex="OpenSymbol2" style:font-family-complex="OpenSymbol" style:font-family-generic-complex="system" style:font-pitch-complex="variable"/>
    </style:style>
    <style:style style:name="ListLabel_20_2990" style:display-name="ListLabel 2990" style:family="text">
      <style:text-properties style:font-name-complex="OpenSymbol2" style:font-family-complex="OpenSymbol" style:font-family-generic-complex="system" style:font-pitch-complex="variable"/>
    </style:style>
    <style:style style:name="ListLabel_20_2991" style:display-name="ListLabel 2991" style:family="text">
      <style:text-properties style:font-name-complex="OpenSymbol2" style:font-family-complex="OpenSymbol" style:font-family-generic-complex="system" style:font-pitch-complex="variable"/>
    </style:style>
    <style:style style:name="ListLabel_20_2992" style:display-name="ListLabel 2992" style:family="text">
      <style:text-properties style:font-name-complex="OpenSymbol2" style:font-family-complex="OpenSymbol" style:font-family-generic-complex="system" style:font-pitch-complex="variable"/>
    </style:style>
    <style:style style:name="ListLabel_20_2993" style:display-name="ListLabel 2993" style:family="text">
      <style:text-properties style:font-name-complex="OpenSymbol2" style:font-family-complex="OpenSymbol" style:font-family-generic-complex="system" style:font-pitch-complex="variable"/>
    </style:style>
    <style:style style:name="ListLabel_20_2994" style:display-name="ListLabel 2994" style:family="text">
      <style:text-properties style:font-name-complex="OpenSymbol2" style:font-family-complex="OpenSymbol" style:font-family-generic-complex="system" style:font-pitch-complex="variable"/>
    </style:style>
    <style:style style:name="ListLabel_20_2995" style:display-name="ListLabel 2995" style:family="text">
      <style:text-properties style:font-name-complex="OpenSymbol2" style:font-family-complex="OpenSymbol" style:font-family-generic-complex="system" style:font-pitch-complex="variable"/>
    </style:style>
    <style:style style:name="ListLabel_20_2996" style:display-name="ListLabel 2996" style:family="text">
      <style:text-properties style:font-name-complex="OpenSymbol2" style:font-family-complex="OpenSymbol" style:font-family-generic-complex="system" style:font-pitch-complex="variable"/>
    </style:style>
    <style:style style:name="ListLabel_20_2997" style:display-name="ListLabel 2997" style:family="text">
      <style:text-properties style:font-name-complex="OpenSymbol2" style:font-family-complex="OpenSymbol" style:font-family-generic-complex="system" style:font-pitch-complex="variable"/>
    </style:style>
    <style:style style:name="ListLabel_20_2998" style:display-name="ListLabel 2998" style:family="text">
      <style:text-properties style:font-name-complex="OpenSymbol2" style:font-family-complex="OpenSymbol" style:font-family-generic-complex="system" style:font-pitch-complex="variable"/>
    </style:style>
    <style:style style:name="ListLabel_20_2999" style:display-name="ListLabel 2999" style:family="text">
      <style:text-properties style:font-name-complex="OpenSymbol2" style:font-family-complex="OpenSymbol" style:font-family-generic-complex="system" style:font-pitch-complex="variable"/>
    </style:style>
    <style:style style:name="ListLabel_20_3000" style:display-name="ListLabel 3000" style:family="text">
      <style:text-properties style:font-name-complex="OpenSymbol2" style:font-family-complex="OpenSymbol" style:font-family-generic-complex="system" style:font-pitch-complex="variable"/>
    </style:style>
    <style:style style:name="ListLabel_20_3001" style:display-name="ListLabel 3001" style:family="text">
      <style:text-properties style:font-name-complex="OpenSymbol2" style:font-family-complex="OpenSymbol" style:font-family-generic-complex="system" style:font-pitch-complex="variable"/>
    </style:style>
    <style:style style:name="ListLabel_20_3002" style:display-name="ListLabel 3002" style:family="text">
      <style:text-properties style:font-name-complex="OpenSymbol2" style:font-family-complex="OpenSymbol" style:font-family-generic-complex="system" style:font-pitch-complex="variable"/>
    </style:style>
    <style:style style:name="ListLabel_20_3003" style:display-name="ListLabel 3003" style:family="text">
      <style:text-properties style:font-name-complex="OpenSymbol2" style:font-family-complex="OpenSymbol" style:font-family-generic-complex="system" style:font-pitch-complex="variable"/>
    </style:style>
    <style:style style:name="ListLabel_20_3004" style:display-name="ListLabel 3004" style:family="text">
      <style:text-properties style:font-name-complex="OpenSymbol2" style:font-family-complex="OpenSymbol" style:font-family-generic-complex="system" style:font-pitch-complex="variable"/>
    </style:style>
    <style:style style:name="ListLabel_20_3005" style:display-name="ListLabel 3005" style:family="text">
      <style:text-properties style:font-name-complex="OpenSymbol2" style:font-family-complex="OpenSymbol" style:font-family-generic-complex="system" style:font-pitch-complex="variable"/>
    </style:style>
    <style:style style:name="ListLabel_20_3006" style:display-name="ListLabel 3006" style:family="text">
      <style:text-properties style:font-name-complex="OpenSymbol2" style:font-family-complex="OpenSymbol" style:font-family-generic-complex="system" style:font-pitch-complex="variable"/>
    </style:style>
    <style:style style:name="ListLabel_20_3007" style:display-name="ListLabel 3007" style:family="text">
      <style:text-properties fo:font-size="11pt" style:font-size-asian="11pt" style:font-name-complex="OpenSymbol2" style:font-family-complex="OpenSymbol" style:font-family-generic-complex="system" style:font-pitch-complex="variable"/>
    </style:style>
    <style:style style:name="ListLabel_20_3008" style:display-name="ListLabel 3008" style:family="text">
      <style:text-properties style:font-name-complex="OpenSymbol2" style:font-family-complex="OpenSymbol" style:font-family-generic-complex="system" style:font-pitch-complex="variable"/>
    </style:style>
    <style:style style:name="ListLabel_20_3009" style:display-name="ListLabel 3009" style:family="text">
      <style:text-properties style:font-name-complex="OpenSymbol2" style:font-family-complex="OpenSymbol" style:font-family-generic-complex="system" style:font-pitch-complex="variable"/>
    </style:style>
    <style:style style:name="ListLabel_20_3010" style:display-name="ListLabel 3010" style:family="text">
      <style:text-properties style:font-name-complex="OpenSymbol2" style:font-family-complex="OpenSymbol" style:font-family-generic-complex="system" style:font-pitch-complex="variable"/>
    </style:style>
    <style:style style:name="ListLabel_20_3011" style:display-name="ListLabel 3011" style:family="text">
      <style:text-properties style:font-name-complex="OpenSymbol2" style:font-family-complex="OpenSymbol" style:font-family-generic-complex="system" style:font-pitch-complex="variable"/>
    </style:style>
    <style:style style:name="ListLabel_20_3012" style:display-name="ListLabel 3012" style:family="text">
      <style:text-properties style:font-name-complex="OpenSymbol2" style:font-family-complex="OpenSymbol" style:font-family-generic-complex="system" style:font-pitch-complex="variable"/>
    </style:style>
    <style:style style:name="ListLabel_20_3013" style:display-name="ListLabel 3013" style:family="text">
      <style:text-properties style:font-name-complex="OpenSymbol2" style:font-family-complex="OpenSymbol" style:font-family-generic-complex="system" style:font-pitch-complex="variable"/>
    </style:style>
    <style:style style:name="ListLabel_20_3014" style:display-name="ListLabel 3014" style:family="text">
      <style:text-properties style:font-name-complex="OpenSymbol2" style:font-family-complex="OpenSymbol" style:font-family-generic-complex="system" style:font-pitch-complex="variable"/>
    </style:style>
    <style:style style:name="ListLabel_20_3015" style:display-name="ListLabel 3015" style:family="text">
      <style:text-properties style:font-name-complex="OpenSymbol2" style:font-family-complex="OpenSymbol" style:font-family-generic-complex="system" style:font-pitch-complex="variable"/>
    </style:style>
    <style:style style:name="ListLabel_20_3016" style:display-name="ListLabel 3016" style:family="text">
      <style:text-properties fo:font-weight="normal" style:font-weight-asian="normal" style:font-name-complex="OpenSymbol2" style:font-family-complex="OpenSymbol" style:font-family-generic-complex="system" style:font-pitch-complex="variable"/>
    </style:style>
    <style:style style:name="ListLabel_20_3017" style:display-name="ListLabel 3017" style:family="text">
      <style:text-properties style:font-name-complex="OpenSymbol2" style:font-family-complex="OpenSymbol" style:font-family-generic-complex="system" style:font-pitch-complex="variable"/>
    </style:style>
    <style:style style:name="ListLabel_20_3018" style:display-name="ListLabel 3018" style:family="text">
      <style:text-properties style:font-name-complex="OpenSymbol2" style:font-family-complex="OpenSymbol" style:font-family-generic-complex="system" style:font-pitch-complex="variable"/>
    </style:style>
    <style:style style:name="ListLabel_20_3019" style:display-name="ListLabel 3019" style:family="text">
      <style:text-properties style:font-name-complex="OpenSymbol2" style:font-family-complex="OpenSymbol" style:font-family-generic-complex="system" style:font-pitch-complex="variable"/>
    </style:style>
    <style:style style:name="ListLabel_20_3020" style:display-name="ListLabel 3020" style:family="text">
      <style:text-properties style:font-name-complex="OpenSymbol2" style:font-family-complex="OpenSymbol" style:font-family-generic-complex="system" style:font-pitch-complex="variable"/>
    </style:style>
    <style:style style:name="ListLabel_20_3021" style:display-name="ListLabel 3021" style:family="text">
      <style:text-properties style:font-name-complex="OpenSymbol2" style:font-family-complex="OpenSymbol" style:font-family-generic-complex="system" style:font-pitch-complex="variable"/>
    </style:style>
    <style:style style:name="ListLabel_20_3022" style:display-name="ListLabel 3022" style:family="text">
      <style:text-properties style:font-name-complex="OpenSymbol2" style:font-family-complex="OpenSymbol" style:font-family-generic-complex="system" style:font-pitch-complex="variable"/>
    </style:style>
    <style:style style:name="ListLabel_20_3023" style:display-name="ListLabel 3023" style:family="text">
      <style:text-properties style:font-name-complex="OpenSymbol2" style:font-family-complex="OpenSymbol" style:font-family-generic-complex="system" style:font-pitch-complex="variable"/>
    </style:style>
    <style:style style:name="ListLabel_20_3024" style:display-name="ListLabel 3024" style:family="text">
      <style:text-properties style:font-name-complex="OpenSymbol2" style:font-family-complex="OpenSymbol" style:font-family-generic-complex="system" style:font-pitch-complex="variable"/>
    </style:style>
    <style:style style:name="ListLabel_20_3025" style:display-name="ListLabel 3025" style:family="text">
      <style:text-properties style:font-name-complex="OpenSymbol2" style:font-family-complex="OpenSymbol" style:font-family-generic-complex="system" style:font-pitch-complex="variable"/>
    </style:style>
    <style:style style:name="ListLabel_20_3026" style:display-name="ListLabel 3026" style:family="text">
      <style:text-properties style:font-name-complex="OpenSymbol2" style:font-family-complex="OpenSymbol" style:font-family-generic-complex="system" style:font-pitch-complex="variable"/>
    </style:style>
    <style:style style:name="ListLabel_20_3027" style:display-name="ListLabel 3027" style:family="text">
      <style:text-properties style:font-name-complex="OpenSymbol2" style:font-family-complex="OpenSymbol" style:font-family-generic-complex="system" style:font-pitch-complex="variable"/>
    </style:style>
    <style:style style:name="ListLabel_20_3028" style:display-name="ListLabel 3028" style:family="text">
      <style:text-properties style:font-name-complex="OpenSymbol2" style:font-family-complex="OpenSymbol" style:font-family-generic-complex="system" style:font-pitch-complex="variable"/>
    </style:style>
    <style:style style:name="ListLabel_20_3029" style:display-name="ListLabel 3029" style:family="text">
      <style:text-properties style:font-name-complex="OpenSymbol2" style:font-family-complex="OpenSymbol" style:font-family-generic-complex="system" style:font-pitch-complex="variable"/>
    </style:style>
    <style:style style:name="ListLabel_20_3030" style:display-name="ListLabel 3030" style:family="text">
      <style:text-properties style:font-name-complex="OpenSymbol2" style:font-family-complex="OpenSymbol" style:font-family-generic-complex="system" style:font-pitch-complex="variable"/>
    </style:style>
    <style:style style:name="ListLabel_20_3031" style:display-name="ListLabel 3031" style:family="text">
      <style:text-properties style:font-name-complex="OpenSymbol2" style:font-family-complex="OpenSymbol" style:font-family-generic-complex="system" style:font-pitch-complex="variable"/>
    </style:style>
    <style:style style:name="ListLabel_20_3032" style:display-name="ListLabel 3032" style:family="text">
      <style:text-properties style:font-name-complex="OpenSymbol2" style:font-family-complex="OpenSymbol" style:font-family-generic-complex="system" style:font-pitch-complex="variable"/>
    </style:style>
    <style:style style:name="ListLabel_20_3033" style:display-name="ListLabel 3033" style:family="text">
      <style:text-properties style:font-name-complex="OpenSymbol2" style:font-family-complex="OpenSymbol" style:font-family-generic-complex="system" style:font-pitch-complex="variable"/>
    </style:style>
    <style:style style:name="ListLabel_20_3034" style:display-name="ListLabel 3034" style:family="text">
      <style:text-properties fo:font-size="11pt" style:font-size-asian="11pt" style:font-name-complex="OpenSymbol2" style:font-family-complex="OpenSymbol" style:font-family-generic-complex="system" style:font-pitch-complex="variable"/>
    </style:style>
    <style:style style:name="ListLabel_20_3035" style:display-name="ListLabel 3035" style:family="text">
      <style:text-properties style:font-name-complex="OpenSymbol2" style:font-family-complex="OpenSymbol" style:font-family-generic-complex="system" style:font-pitch-complex="variable"/>
    </style:style>
    <style:style style:name="ListLabel_20_3036" style:display-name="ListLabel 3036" style:family="text">
      <style:text-properties style:font-name-complex="OpenSymbol2" style:font-family-complex="OpenSymbol" style:font-family-generic-complex="system" style:font-pitch-complex="variable"/>
    </style:style>
    <style:style style:name="ListLabel_20_3037" style:display-name="ListLabel 3037" style:family="text">
      <style:text-properties style:font-name-complex="OpenSymbol2" style:font-family-complex="OpenSymbol" style:font-family-generic-complex="system" style:font-pitch-complex="variable"/>
    </style:style>
    <style:style style:name="ListLabel_20_3038" style:display-name="ListLabel 3038" style:family="text">
      <style:text-properties style:font-name-complex="OpenSymbol2" style:font-family-complex="OpenSymbol" style:font-family-generic-complex="system" style:font-pitch-complex="variable"/>
    </style:style>
    <style:style style:name="ListLabel_20_3039" style:display-name="ListLabel 3039" style:family="text">
      <style:text-properties style:font-name-complex="OpenSymbol2" style:font-family-complex="OpenSymbol" style:font-family-generic-complex="system" style:font-pitch-complex="variable"/>
    </style:style>
    <style:style style:name="ListLabel_20_3040" style:display-name="ListLabel 3040" style:family="text">
      <style:text-properties style:font-name-complex="OpenSymbol2" style:font-family-complex="OpenSymbol" style:font-family-generic-complex="system" style:font-pitch-complex="variable"/>
    </style:style>
    <style:style style:name="ListLabel_20_3041" style:display-name="ListLabel 3041" style:family="text">
      <style:text-properties style:font-name-complex="OpenSymbol2" style:font-family-complex="OpenSymbol" style:font-family-generic-complex="system" style:font-pitch-complex="variable"/>
    </style:style>
    <style:style style:name="ListLabel_20_3042" style:display-name="ListLabel 3042" style:family="text">
      <style:text-properties style:font-name-complex="OpenSymbol2" style:font-family-complex="OpenSymbol" style:font-family-generic-complex="system" style:font-pitch-complex="variable"/>
    </style:style>
    <style:style style:name="ListLabel_20_3043" style:display-name="ListLabel 3043" style:family="text">
      <style:text-properties fo:font-size="11pt" fo:font-weight="normal" style:font-size-asian="11pt" style:font-weight-asian="normal" style:font-name-complex="OpenSymbol2" style:font-family-complex="OpenSymbol" style:font-family-generic-complex="system" style:font-pitch-complex="variable"/>
    </style:style>
    <style:style style:name="ListLabel_20_3044" style:display-name="ListLabel 3044" style:family="text">
      <style:text-properties style:font-name-complex="OpenSymbol2" style:font-family-complex="OpenSymbol" style:font-family-generic-complex="system" style:font-pitch-complex="variable"/>
    </style:style>
    <style:style style:name="ListLabel_20_3045" style:display-name="ListLabel 3045" style:family="text">
      <style:text-properties style:font-name-complex="OpenSymbol2" style:font-family-complex="OpenSymbol" style:font-family-generic-complex="system" style:font-pitch-complex="variable"/>
    </style:style>
    <style:style style:name="ListLabel_20_3046" style:display-name="ListLabel 3046" style:family="text">
      <style:text-properties style:font-name-complex="OpenSymbol2" style:font-family-complex="OpenSymbol" style:font-family-generic-complex="system" style:font-pitch-complex="variable"/>
    </style:style>
    <style:style style:name="ListLabel_20_3047" style:display-name="ListLabel 3047" style:family="text">
      <style:text-properties style:font-name-complex="OpenSymbol2" style:font-family-complex="OpenSymbol" style:font-family-generic-complex="system" style:font-pitch-complex="variable"/>
    </style:style>
    <style:style style:name="ListLabel_20_3048" style:display-name="ListLabel 3048" style:family="text">
      <style:text-properties style:font-name-complex="OpenSymbol2" style:font-family-complex="OpenSymbol" style:font-family-generic-complex="system" style:font-pitch-complex="variable"/>
    </style:style>
    <style:style style:name="ListLabel_20_3049" style:display-name="ListLabel 3049" style:family="text">
      <style:text-properties style:font-name-complex="OpenSymbol2" style:font-family-complex="OpenSymbol" style:font-family-generic-complex="system" style:font-pitch-complex="variable"/>
    </style:style>
    <style:style style:name="ListLabel_20_3050" style:display-name="ListLabel 3050" style:family="text">
      <style:text-properties style:font-name-complex="OpenSymbol2" style:font-family-complex="OpenSymbol" style:font-family-generic-complex="system" style:font-pitch-complex="variable"/>
    </style:style>
    <style:style style:name="ListLabel_20_3051" style:display-name="ListLabel 3051" style:family="text">
      <style:text-properties style:font-name-complex="OpenSymbol2" style:font-family-complex="OpenSymbol" style:font-family-generic-complex="system" style:font-pitch-complex="variable"/>
    </style:style>
    <style:style style:name="ListLabel_20_3052" style:display-name="ListLabel 3052" style:family="text">
      <style:text-properties style:font-name-complex="OpenSymbol2" style:font-family-complex="OpenSymbol" style:font-family-generic-complex="system" style:font-pitch-complex="variable"/>
    </style:style>
    <style:style style:name="ListLabel_20_3053" style:display-name="ListLabel 3053" style:family="text">
      <style:text-properties style:font-name-complex="OpenSymbol2" style:font-family-complex="OpenSymbol" style:font-family-generic-complex="system" style:font-pitch-complex="variable"/>
    </style:style>
    <style:style style:name="ListLabel_20_3054" style:display-name="ListLabel 3054" style:family="text">
      <style:text-properties style:font-name-complex="OpenSymbol2" style:font-family-complex="OpenSymbol" style:font-family-generic-complex="system" style:font-pitch-complex="variable"/>
    </style:style>
    <style:style style:name="ListLabel_20_3055" style:display-name="ListLabel 3055" style:family="text">
      <style:text-properties style:font-name-complex="OpenSymbol2" style:font-family-complex="OpenSymbol" style:font-family-generic-complex="system" style:font-pitch-complex="variable"/>
    </style:style>
    <style:style style:name="ListLabel_20_3056" style:display-name="ListLabel 3056" style:family="text">
      <style:text-properties style:font-name-complex="OpenSymbol2" style:font-family-complex="OpenSymbol" style:font-family-generic-complex="system" style:font-pitch-complex="variable"/>
    </style:style>
    <style:style style:name="ListLabel_20_3057" style:display-name="ListLabel 3057" style:family="text">
      <style:text-properties style:font-name-complex="OpenSymbol2" style:font-family-complex="OpenSymbol" style:font-family-generic-complex="system" style:font-pitch-complex="variable"/>
    </style:style>
    <style:style style:name="ListLabel_20_3058" style:display-name="ListLabel 3058" style:family="text">
      <style:text-properties style:font-name-complex="OpenSymbol2" style:font-family-complex="OpenSymbol" style:font-family-generic-complex="system" style:font-pitch-complex="variable"/>
    </style:style>
    <style:style style:name="ListLabel_20_3059" style:display-name="ListLabel 3059" style:family="text">
      <style:text-properties style:font-name-complex="OpenSymbol2" style:font-family-complex="OpenSymbol" style:font-family-generic-complex="system" style:font-pitch-complex="variable"/>
    </style:style>
    <style:style style:name="ListLabel_20_3060" style:display-name="ListLabel 3060" style:family="text">
      <style:text-properties style:font-name-complex="OpenSymbol2" style:font-family-complex="OpenSymbol" style:font-family-generic-complex="system" style:font-pitch-complex="variable"/>
    </style:style>
    <style:style style:name="ListLabel_20_3061" style:display-name="ListLabel 3061" style:family="text">
      <style:text-properties style:font-name-complex="OpenSymbol2" style:font-family-complex="OpenSymbol" style:font-family-generic-complex="system" style:font-pitch-complex="variable"/>
    </style:style>
    <style:style style:name="ListLabel_20_3062" style:display-name="ListLabel 3062" style:family="text">
      <style:text-properties style:font-name-complex="OpenSymbol2" style:font-family-complex="OpenSymbol" style:font-family-generic-complex="system" style:font-pitch-complex="variable"/>
    </style:style>
    <style:style style:name="ListLabel_20_3063" style:display-name="ListLabel 3063" style:family="text">
      <style:text-properties style:font-name-complex="OpenSymbol2" style:font-family-complex="OpenSymbol" style:font-family-generic-complex="system" style:font-pitch-complex="variable"/>
    </style:style>
    <style:style style:name="ListLabel_20_3064" style:display-name="ListLabel 3064" style:family="text">
      <style:text-properties style:font-name-complex="OpenSymbol2" style:font-family-complex="OpenSymbol" style:font-family-generic-complex="system" style:font-pitch-complex="variable"/>
    </style:style>
    <style:style style:name="ListLabel_20_3065" style:display-name="ListLabel 3065" style:family="text">
      <style:text-properties style:font-name-complex="OpenSymbol2" style:font-family-complex="OpenSymbol" style:font-family-generic-complex="system" style:font-pitch-complex="variable"/>
    </style:style>
    <style:style style:name="ListLabel_20_3066" style:display-name="ListLabel 3066" style:family="text">
      <style:text-properties style:font-name-complex="OpenSymbol2" style:font-family-complex="OpenSymbol" style:font-family-generic-complex="system" style:font-pitch-complex="variable"/>
    </style:style>
    <style:style style:name="ListLabel_20_3067" style:display-name="ListLabel 3067" style:family="text">
      <style:text-properties style:font-name-complex="OpenSymbol2" style:font-family-complex="OpenSymbol" style:font-family-generic-complex="system" style:font-pitch-complex="variable"/>
    </style:style>
    <style:style style:name="ListLabel_20_3068" style:display-name="ListLabel 3068" style:family="text">
      <style:text-properties style:font-name-complex="OpenSymbol2" style:font-family-complex="OpenSymbol" style:font-family-generic-complex="system" style:font-pitch-complex="variable"/>
    </style:style>
    <style:style style:name="ListLabel_20_3069" style:display-name="ListLabel 3069" style:family="text">
      <style:text-properties style:font-name-complex="OpenSymbol2" style:font-family-complex="OpenSymbol" style:font-family-generic-complex="system" style:font-pitch-complex="variable"/>
    </style:style>
    <style:style style:name="ListLabel_20_3070" style:display-name="ListLabel 3070" style:family="text">
      <style:text-properties fo:font-size="11pt" style:font-size-asian="11pt" style:font-name-complex="OpenSymbol2" style:font-family-complex="OpenSymbol" style:font-family-generic-complex="system" style:font-pitch-complex="variable"/>
    </style:style>
    <style:style style:name="ListLabel_20_3071" style:display-name="ListLabel 3071" style:family="text">
      <style:text-properties style:font-name-complex="OpenSymbol2" style:font-family-complex="OpenSymbol" style:font-family-generic-complex="system" style:font-pitch-complex="variable"/>
    </style:style>
    <style:style style:name="ListLabel_20_3072" style:display-name="ListLabel 3072" style:family="text">
      <style:text-properties style:font-name-complex="OpenSymbol2" style:font-family-complex="OpenSymbol" style:font-family-generic-complex="system" style:font-pitch-complex="variable"/>
    </style:style>
    <style:style style:name="ListLabel_20_3073" style:display-name="ListLabel 3073" style:family="text">
      <style:text-properties style:font-name-complex="OpenSymbol2" style:font-family-complex="OpenSymbol" style:font-family-generic-complex="system" style:font-pitch-complex="variable"/>
    </style:style>
    <style:style style:name="ListLabel_20_3074" style:display-name="ListLabel 3074" style:family="text">
      <style:text-properties style:font-name-complex="OpenSymbol2" style:font-family-complex="OpenSymbol" style:font-family-generic-complex="system" style:font-pitch-complex="variable"/>
    </style:style>
    <style:style style:name="ListLabel_20_3075" style:display-name="ListLabel 3075" style:family="text">
      <style:text-properties style:font-name-complex="OpenSymbol2" style:font-family-complex="OpenSymbol" style:font-family-generic-complex="system" style:font-pitch-complex="variable"/>
    </style:style>
    <style:style style:name="ListLabel_20_3076" style:display-name="ListLabel 3076" style:family="text">
      <style:text-properties style:font-name-complex="OpenSymbol2" style:font-family-complex="OpenSymbol" style:font-family-generic-complex="system" style:font-pitch-complex="variable"/>
    </style:style>
    <style:style style:name="ListLabel_20_3077" style:display-name="ListLabel 3077" style:family="text">
      <style:text-properties style:font-name-complex="OpenSymbol2" style:font-family-complex="OpenSymbol" style:font-family-generic-complex="system" style:font-pitch-complex="variable"/>
    </style:style>
    <style:style style:name="ListLabel_20_3078" style:display-name="ListLabel 3078" style:family="text">
      <style:text-properties style:font-name-complex="OpenSymbol2" style:font-family-complex="OpenSymbol" style:font-family-generic-complex="system" style:font-pitch-complex="variable"/>
    </style:style>
    <style:style style:name="ListLabel_20_3079" style:display-name="ListLabel 3079" style:family="text">
      <style:text-properties fo:font-weight="normal" style:font-weight-asian="normal" style:font-name-complex="OpenSymbol2" style:font-family-complex="OpenSymbol" style:font-family-generic-complex="system" style:font-pitch-complex="variable"/>
    </style:style>
    <style:style style:name="ListLabel_20_3080" style:display-name="ListLabel 3080" style:family="text">
      <style:text-properties style:font-name-complex="OpenSymbol2" style:font-family-complex="OpenSymbol" style:font-family-generic-complex="system" style:font-pitch-complex="variable"/>
    </style:style>
    <style:style style:name="ListLabel_20_3081" style:display-name="ListLabel 3081" style:family="text">
      <style:text-properties style:font-name-complex="OpenSymbol2" style:font-family-complex="OpenSymbol" style:font-family-generic-complex="system" style:font-pitch-complex="variable"/>
    </style:style>
    <style:style style:name="ListLabel_20_3082" style:display-name="ListLabel 3082" style:family="text">
      <style:text-properties style:font-name-complex="OpenSymbol2" style:font-family-complex="OpenSymbol" style:font-family-generic-complex="system" style:font-pitch-complex="variable"/>
    </style:style>
    <style:style style:name="ListLabel_20_3083" style:display-name="ListLabel 3083" style:family="text">
      <style:text-properties style:font-name-complex="OpenSymbol2" style:font-family-complex="OpenSymbol" style:font-family-generic-complex="system" style:font-pitch-complex="variable"/>
    </style:style>
    <style:style style:name="ListLabel_20_3084" style:display-name="ListLabel 3084" style:family="text">
      <style:text-properties style:font-name-complex="OpenSymbol2" style:font-family-complex="OpenSymbol" style:font-family-generic-complex="system" style:font-pitch-complex="variable"/>
    </style:style>
    <style:style style:name="ListLabel_20_3085" style:display-name="ListLabel 3085" style:family="text">
      <style:text-properties style:font-name-complex="OpenSymbol2" style:font-family-complex="OpenSymbol" style:font-family-generic-complex="system" style:font-pitch-complex="variable"/>
    </style:style>
    <style:style style:name="ListLabel_20_3086" style:display-name="ListLabel 3086" style:family="text">
      <style:text-properties style:font-name-complex="OpenSymbol2" style:font-family-complex="OpenSymbol" style:font-family-generic-complex="system" style:font-pitch-complex="variable"/>
    </style:style>
    <style:style style:name="ListLabel_20_3087" style:display-name="ListLabel 3087" style:family="text">
      <style:text-properties style:font-name-complex="OpenSymbol2" style:font-family-complex="OpenSymbol" style:font-family-generic-complex="system" style:font-pitch-complex="variable"/>
    </style:style>
    <style:style style:name="ListLabel_20_3088" style:display-name="ListLabel 3088" style:family="text">
      <style:text-properties style:font-name-complex="OpenSymbol2" style:font-family-complex="OpenSymbol" style:font-family-generic-complex="system" style:font-pitch-complex="variable"/>
    </style:style>
    <style:style style:name="ListLabel_20_3089" style:display-name="ListLabel 3089" style:family="text">
      <style:text-properties style:font-name-complex="OpenSymbol2" style:font-family-complex="OpenSymbol" style:font-family-generic-complex="system" style:font-pitch-complex="variable"/>
    </style:style>
    <style:style style:name="ListLabel_20_3090" style:display-name="ListLabel 3090" style:family="text">
      <style:text-properties style:font-name-complex="OpenSymbol2" style:font-family-complex="OpenSymbol" style:font-family-generic-complex="system" style:font-pitch-complex="variable"/>
    </style:style>
    <style:style style:name="ListLabel_20_3091" style:display-name="ListLabel 3091" style:family="text">
      <style:text-properties style:font-name-complex="OpenSymbol2" style:font-family-complex="OpenSymbol" style:font-family-generic-complex="system" style:font-pitch-complex="variable"/>
    </style:style>
    <style:style style:name="ListLabel_20_3092" style:display-name="ListLabel 3092" style:family="text">
      <style:text-properties style:font-name-complex="OpenSymbol2" style:font-family-complex="OpenSymbol" style:font-family-generic-complex="system" style:font-pitch-complex="variable"/>
    </style:style>
    <style:style style:name="ListLabel_20_3093" style:display-name="ListLabel 3093" style:family="text">
      <style:text-properties style:font-name-complex="OpenSymbol2" style:font-family-complex="OpenSymbol" style:font-family-generic-complex="system" style:font-pitch-complex="variable"/>
    </style:style>
    <style:style style:name="ListLabel_20_3094" style:display-name="ListLabel 3094" style:family="text">
      <style:text-properties style:font-name-complex="OpenSymbol2" style:font-family-complex="OpenSymbol" style:font-family-generic-complex="system" style:font-pitch-complex="variable"/>
    </style:style>
    <style:style style:name="ListLabel_20_3095" style:display-name="ListLabel 3095" style:family="text">
      <style:text-properties style:font-name-complex="OpenSymbol2" style:font-family-complex="OpenSymbol" style:font-family-generic-complex="system" style:font-pitch-complex="variable"/>
    </style:style>
    <style:style style:name="ListLabel_20_3096" style:display-name="ListLabel 3096" style:family="text">
      <style:text-properties style:font-name-complex="OpenSymbol2" style:font-family-complex="OpenSymbol" style:font-family-generic-complex="system" style:font-pitch-complex="variable"/>
    </style:style>
    <style:style style:name="ListLabel_20_3097" style:display-name="ListLabel 3097" style:family="text">
      <style:text-properties fo:font-size="11pt" style:font-size-asian="11pt" style:font-name-complex="OpenSymbol2" style:font-family-complex="OpenSymbol" style:font-family-generic-complex="system" style:font-pitch-complex="variable"/>
    </style:style>
    <style:style style:name="ListLabel_20_3098" style:display-name="ListLabel 3098" style:family="text">
      <style:text-properties style:font-name-complex="OpenSymbol2" style:font-family-complex="OpenSymbol" style:font-family-generic-complex="system" style:font-pitch-complex="variable"/>
    </style:style>
    <style:style style:name="ListLabel_20_3099" style:display-name="ListLabel 3099" style:family="text">
      <style:text-properties style:font-name-complex="OpenSymbol2" style:font-family-complex="OpenSymbol" style:font-family-generic-complex="system" style:font-pitch-complex="variable"/>
    </style:style>
    <style:style style:name="ListLabel_20_3100" style:display-name="ListLabel 3100" style:family="text">
      <style:text-properties style:font-name-complex="OpenSymbol2" style:font-family-complex="OpenSymbol" style:font-family-generic-complex="system" style:font-pitch-complex="variable"/>
    </style:style>
    <style:style style:name="ListLabel_20_3101" style:display-name="ListLabel 3101" style:family="text">
      <style:text-properties style:font-name-complex="OpenSymbol2" style:font-family-complex="OpenSymbol" style:font-family-generic-complex="system" style:font-pitch-complex="variable"/>
    </style:style>
    <style:style style:name="ListLabel_20_3102" style:display-name="ListLabel 3102" style:family="text">
      <style:text-properties style:font-name-complex="OpenSymbol2" style:font-family-complex="OpenSymbol" style:font-family-generic-complex="system" style:font-pitch-complex="variable"/>
    </style:style>
    <style:style style:name="ListLabel_20_3103" style:display-name="ListLabel 3103" style:family="text">
      <style:text-properties style:font-name-complex="OpenSymbol2" style:font-family-complex="OpenSymbol" style:font-family-generic-complex="system" style:font-pitch-complex="variable"/>
    </style:style>
    <style:style style:name="ListLabel_20_3104" style:display-name="ListLabel 3104" style:family="text">
      <style:text-properties style:font-name-complex="OpenSymbol2" style:font-family-complex="OpenSymbol" style:font-family-generic-complex="system" style:font-pitch-complex="variable"/>
    </style:style>
    <style:style style:name="ListLabel_20_3105" style:display-name="ListLabel 3105" style:family="text">
      <style:text-properties style:font-name-complex="OpenSymbol2" style:font-family-complex="OpenSymbol" style:font-family-generic-complex="system" style:font-pitch-complex="variable"/>
    </style:style>
    <style:style style:name="ListLabel_20_3106" style:display-name="ListLabel 3106" style:family="text">
      <style:text-properties fo:font-size="11pt" fo:font-weight="normal" style:font-size-asian="11pt" style:font-weight-asian="normal" style:font-name-complex="OpenSymbol2" style:font-family-complex="OpenSymbol" style:font-family-generic-complex="system" style:font-pitch-complex="variable"/>
    </style:style>
    <style:style style:name="ListLabel_20_3107" style:display-name="ListLabel 3107" style:family="text">
      <style:text-properties style:font-name-complex="OpenSymbol2" style:font-family-complex="OpenSymbol" style:font-family-generic-complex="system" style:font-pitch-complex="variable"/>
    </style:style>
    <style:style style:name="ListLabel_20_3108" style:display-name="ListLabel 3108" style:family="text">
      <style:text-properties style:font-name-complex="OpenSymbol2" style:font-family-complex="OpenSymbol" style:font-family-generic-complex="system" style:font-pitch-complex="variable"/>
    </style:style>
    <style:style style:name="ListLabel_20_3109" style:display-name="ListLabel 3109" style:family="text">
      <style:text-properties style:font-name-complex="OpenSymbol2" style:font-family-complex="OpenSymbol" style:font-family-generic-complex="system" style:font-pitch-complex="variable"/>
    </style:style>
    <style:style style:name="ListLabel_20_3110" style:display-name="ListLabel 3110" style:family="text">
      <style:text-properties style:font-name-complex="OpenSymbol2" style:font-family-complex="OpenSymbol" style:font-family-generic-complex="system" style:font-pitch-complex="variable"/>
    </style:style>
    <style:style style:name="ListLabel_20_3111" style:display-name="ListLabel 3111" style:family="text">
      <style:text-properties style:font-name-complex="OpenSymbol2" style:font-family-complex="OpenSymbol" style:font-family-generic-complex="system" style:font-pitch-complex="variable"/>
    </style:style>
    <style:style style:name="ListLabel_20_3112" style:display-name="ListLabel 3112" style:family="text">
      <style:text-properties style:font-name-complex="OpenSymbol2" style:font-family-complex="OpenSymbol" style:font-family-generic-complex="system" style:font-pitch-complex="variable"/>
    </style:style>
    <style:style style:name="ListLabel_20_3113" style:display-name="ListLabel 3113" style:family="text">
      <style:text-properties style:font-name-complex="OpenSymbol2" style:font-family-complex="OpenSymbol" style:font-family-generic-complex="system" style:font-pitch-complex="variable"/>
    </style:style>
    <style:style style:name="ListLabel_20_3114" style:display-name="ListLabel 3114" style:family="text">
      <style:text-properties style:font-name-complex="OpenSymbol2" style:font-family-complex="OpenSymbol" style:font-family-generic-complex="system" style:font-pitch-complex="variable"/>
    </style:style>
    <style:style style:name="ListLabel_20_3115" style:display-name="ListLabel 3115" style:family="text">
      <style:text-properties style:font-name-complex="OpenSymbol2" style:font-family-complex="OpenSymbol" style:font-family-generic-complex="system" style:font-pitch-complex="variable"/>
    </style:style>
    <style:style style:name="ListLabel_20_3116" style:display-name="ListLabel 3116" style:family="text">
      <style:text-properties style:font-name-complex="OpenSymbol2" style:font-family-complex="OpenSymbol" style:font-family-generic-complex="system" style:font-pitch-complex="variable"/>
    </style:style>
    <style:style style:name="ListLabel_20_3117" style:display-name="ListLabel 3117" style:family="text">
      <style:text-properties style:font-name-complex="OpenSymbol2" style:font-family-complex="OpenSymbol" style:font-family-generic-complex="system" style:font-pitch-complex="variable"/>
    </style:style>
    <style:style style:name="ListLabel_20_3118" style:display-name="ListLabel 3118" style:family="text">
      <style:text-properties style:font-name-complex="OpenSymbol2" style:font-family-complex="OpenSymbol" style:font-family-generic-complex="system" style:font-pitch-complex="variable"/>
    </style:style>
    <style:style style:name="ListLabel_20_3119" style:display-name="ListLabel 3119" style:family="text">
      <style:text-properties style:font-name-complex="OpenSymbol2" style:font-family-complex="OpenSymbol" style:font-family-generic-complex="system" style:font-pitch-complex="variable"/>
    </style:style>
    <style:style style:name="ListLabel_20_3120" style:display-name="ListLabel 3120" style:family="text">
      <style:text-properties style:font-name-complex="OpenSymbol2" style:font-family-complex="OpenSymbol" style:font-family-generic-complex="system" style:font-pitch-complex="variable"/>
    </style:style>
    <style:style style:name="ListLabel_20_3121" style:display-name="ListLabel 3121" style:family="text">
      <style:text-properties style:font-name-complex="OpenSymbol2" style:font-family-complex="OpenSymbol" style:font-family-generic-complex="system" style:font-pitch-complex="variable"/>
    </style:style>
    <style:style style:name="ListLabel_20_3122" style:display-name="ListLabel 3122" style:family="text">
      <style:text-properties style:font-name-complex="OpenSymbol2" style:font-family-complex="OpenSymbol" style:font-family-generic-complex="system" style:font-pitch-complex="variable"/>
    </style:style>
    <style:style style:name="ListLabel_20_3123" style:display-name="ListLabel 3123" style:family="text">
      <style:text-properties style:font-name-complex="OpenSymbol2" style:font-family-complex="OpenSymbol" style:font-family-generic-complex="system" style:font-pitch-complex="variable"/>
    </style:style>
    <style:style style:name="ListLabel_20_3124" style:display-name="ListLabel 3124" style:family="text">
      <style:text-properties style:font-name-complex="OpenSymbol2" style:font-family-complex="OpenSymbol" style:font-family-generic-complex="system" style:font-pitch-complex="variable"/>
    </style:style>
    <style:style style:name="ListLabel_20_3125" style:display-name="ListLabel 3125" style:family="text">
      <style:text-properties style:font-name-complex="OpenSymbol2" style:font-family-complex="OpenSymbol" style:font-family-generic-complex="system" style:font-pitch-complex="variable"/>
    </style:style>
    <style:style style:name="ListLabel_20_3126" style:display-name="ListLabel 3126" style:family="text">
      <style:text-properties style:font-name-complex="OpenSymbol2" style:font-family-complex="OpenSymbol" style:font-family-generic-complex="system" style:font-pitch-complex="variable"/>
    </style:style>
    <style:style style:name="ListLabel_20_3127" style:display-name="ListLabel 3127" style:family="text">
      <style:text-properties style:font-name-complex="OpenSymbol2" style:font-family-complex="OpenSymbol" style:font-family-generic-complex="system" style:font-pitch-complex="variable"/>
    </style:style>
    <style:style style:name="ListLabel_20_3128" style:display-name="ListLabel 3128" style:family="text">
      <style:text-properties style:font-name-complex="OpenSymbol2" style:font-family-complex="OpenSymbol" style:font-family-generic-complex="system" style:font-pitch-complex="variable"/>
    </style:style>
    <style:style style:name="ListLabel_20_3129" style:display-name="ListLabel 3129" style:family="text">
      <style:text-properties style:font-name-complex="OpenSymbol2" style:font-family-complex="OpenSymbol" style:font-family-generic-complex="system" style:font-pitch-complex="variable"/>
    </style:style>
    <style:style style:name="ListLabel_20_3130" style:display-name="ListLabel 3130" style:family="text">
      <style:text-properties style:font-name-complex="OpenSymbol2" style:font-family-complex="OpenSymbol" style:font-family-generic-complex="system" style:font-pitch-complex="variable"/>
    </style:style>
    <style:style style:name="ListLabel_20_3131" style:display-name="ListLabel 3131" style:family="text">
      <style:text-properties style:font-name-complex="OpenSymbol2" style:font-family-complex="OpenSymbol" style:font-family-generic-complex="system" style:font-pitch-complex="variable"/>
    </style:style>
    <style:style style:name="ListLabel_20_3132" style:display-name="ListLabel 3132" style:family="text">
      <style:text-properties style:font-name-complex="OpenSymbol2" style:font-family-complex="OpenSymbol" style:font-family-generic-complex="system" style:font-pitch-complex="variable"/>
    </style:style>
    <style:style style:name="ListLabel_20_3133" style:display-name="ListLabel 3133" style:family="text">
      <style:text-properties fo:font-size="11pt" style:font-size-asian="11pt" style:font-name-complex="OpenSymbol2" style:font-family-complex="OpenSymbol" style:font-family-generic-complex="system" style:font-pitch-complex="variable"/>
    </style:style>
    <style:style style:name="ListLabel_20_3134" style:display-name="ListLabel 3134" style:family="text">
      <style:text-properties style:font-name-complex="OpenSymbol2" style:font-family-complex="OpenSymbol" style:font-family-generic-complex="system" style:font-pitch-complex="variable"/>
    </style:style>
    <style:style style:name="ListLabel_20_3135" style:display-name="ListLabel 3135" style:family="text">
      <style:text-properties style:font-name-complex="OpenSymbol2" style:font-family-complex="OpenSymbol" style:font-family-generic-complex="system" style:font-pitch-complex="variable"/>
    </style:style>
    <style:style style:name="ListLabel_20_3136" style:display-name="ListLabel 3136" style:family="text">
      <style:text-properties style:font-name-complex="OpenSymbol2" style:font-family-complex="OpenSymbol" style:font-family-generic-complex="system" style:font-pitch-complex="variable"/>
    </style:style>
    <style:style style:name="ListLabel_20_3137" style:display-name="ListLabel 3137" style:family="text">
      <style:text-properties style:font-name-complex="OpenSymbol2" style:font-family-complex="OpenSymbol" style:font-family-generic-complex="system" style:font-pitch-complex="variable"/>
    </style:style>
    <style:style style:name="ListLabel_20_3138" style:display-name="ListLabel 3138" style:family="text">
      <style:text-properties style:font-name-complex="OpenSymbol2" style:font-family-complex="OpenSymbol" style:font-family-generic-complex="system" style:font-pitch-complex="variable"/>
    </style:style>
    <style:style style:name="ListLabel_20_3139" style:display-name="ListLabel 3139" style:family="text">
      <style:text-properties style:font-name-complex="OpenSymbol2" style:font-family-complex="OpenSymbol" style:font-family-generic-complex="system" style:font-pitch-complex="variable"/>
    </style:style>
    <style:style style:name="ListLabel_20_3140" style:display-name="ListLabel 3140" style:family="text">
      <style:text-properties style:font-name-complex="OpenSymbol2" style:font-family-complex="OpenSymbol" style:font-family-generic-complex="system" style:font-pitch-complex="variable"/>
    </style:style>
    <style:style style:name="ListLabel_20_3141" style:display-name="ListLabel 3141" style:family="text">
      <style:text-properties style:font-name-complex="OpenSymbol2" style:font-family-complex="OpenSymbol" style:font-family-generic-complex="system" style:font-pitch-complex="variable"/>
    </style:style>
    <style:style style:name="ListLabel_20_3142" style:display-name="ListLabel 3142" style:family="text">
      <style:text-properties fo:font-weight="normal" style:font-weight-asian="normal" style:font-name-complex="OpenSymbol2" style:font-family-complex="OpenSymbol" style:font-family-generic-complex="system" style:font-pitch-complex="variable"/>
    </style:style>
    <style:style style:name="ListLabel_20_3143" style:display-name="ListLabel 3143" style:family="text">
      <style:text-properties style:font-name-complex="OpenSymbol2" style:font-family-complex="OpenSymbol" style:font-family-generic-complex="system" style:font-pitch-complex="variable"/>
    </style:style>
    <style:style style:name="ListLabel_20_3144" style:display-name="ListLabel 3144" style:family="text">
      <style:text-properties style:font-name-complex="OpenSymbol2" style:font-family-complex="OpenSymbol" style:font-family-generic-complex="system" style:font-pitch-complex="variable"/>
    </style:style>
    <style:style style:name="ListLabel_20_3145" style:display-name="ListLabel 3145" style:family="text">
      <style:text-properties style:font-name-complex="OpenSymbol2" style:font-family-complex="OpenSymbol" style:font-family-generic-complex="system" style:font-pitch-complex="variable"/>
    </style:style>
    <style:style style:name="ListLabel_20_3146" style:display-name="ListLabel 3146" style:family="text">
      <style:text-properties style:font-name-complex="OpenSymbol2" style:font-family-complex="OpenSymbol" style:font-family-generic-complex="system" style:font-pitch-complex="variable"/>
    </style:style>
    <style:style style:name="ListLabel_20_3147" style:display-name="ListLabel 3147" style:family="text">
      <style:text-properties style:font-name-complex="OpenSymbol2" style:font-family-complex="OpenSymbol" style:font-family-generic-complex="system" style:font-pitch-complex="variable"/>
    </style:style>
    <style:style style:name="ListLabel_20_3148" style:display-name="ListLabel 3148" style:family="text">
      <style:text-properties style:font-name-complex="OpenSymbol2" style:font-family-complex="OpenSymbol" style:font-family-generic-complex="system" style:font-pitch-complex="variable"/>
    </style:style>
    <style:style style:name="ListLabel_20_3149" style:display-name="ListLabel 3149" style:family="text">
      <style:text-properties style:font-name-complex="OpenSymbol2" style:font-family-complex="OpenSymbol" style:font-family-generic-complex="system" style:font-pitch-complex="variable"/>
    </style:style>
    <style:style style:name="ListLabel_20_3150" style:display-name="ListLabel 3150" style:family="text">
      <style:text-properties style:font-name-complex="OpenSymbol2" style:font-family-complex="OpenSymbol" style:font-family-generic-complex="system" style:font-pitch-complex="variable"/>
    </style:style>
    <style:style style:name="ListLabel_20_3151" style:display-name="ListLabel 3151" style:family="text">
      <style:text-properties style:font-name-complex="OpenSymbol2" style:font-family-complex="OpenSymbol" style:font-family-generic-complex="system" style:font-pitch-complex="variable"/>
    </style:style>
    <style:style style:name="ListLabel_20_3152" style:display-name="ListLabel 3152" style:family="text">
      <style:text-properties style:font-name-complex="OpenSymbol2" style:font-family-complex="OpenSymbol" style:font-family-generic-complex="system" style:font-pitch-complex="variable"/>
    </style:style>
    <style:style style:name="ListLabel_20_3153" style:display-name="ListLabel 3153" style:family="text">
      <style:text-properties style:font-name-complex="OpenSymbol2" style:font-family-complex="OpenSymbol" style:font-family-generic-complex="system" style:font-pitch-complex="variable"/>
    </style:style>
    <style:style style:name="ListLabel_20_3154" style:display-name="ListLabel 3154" style:family="text">
      <style:text-properties style:font-name-complex="OpenSymbol2" style:font-family-complex="OpenSymbol" style:font-family-generic-complex="system" style:font-pitch-complex="variable"/>
    </style:style>
    <style:style style:name="ListLabel_20_3155" style:display-name="ListLabel 3155" style:family="text">
      <style:text-properties style:font-name-complex="OpenSymbol2" style:font-family-complex="OpenSymbol" style:font-family-generic-complex="system" style:font-pitch-complex="variable"/>
    </style:style>
    <style:style style:name="ListLabel_20_3156" style:display-name="ListLabel 3156" style:family="text">
      <style:text-properties style:font-name-complex="OpenSymbol2" style:font-family-complex="OpenSymbol" style:font-family-generic-complex="system" style:font-pitch-complex="variable"/>
    </style:style>
    <style:style style:name="ListLabel_20_3157" style:display-name="ListLabel 3157" style:family="text">
      <style:text-properties style:font-name-complex="OpenSymbol2" style:font-family-complex="OpenSymbol" style:font-family-generic-complex="system" style:font-pitch-complex="variable"/>
    </style:style>
    <style:style style:name="ListLabel_20_3158" style:display-name="ListLabel 3158" style:family="text">
      <style:text-properties style:font-name-complex="OpenSymbol2" style:font-family-complex="OpenSymbol" style:font-family-generic-complex="system" style:font-pitch-complex="variable"/>
    </style:style>
    <style:style style:name="ListLabel_20_3159" style:display-name="ListLabel 3159" style:family="text">
      <style:text-properties style:font-name-complex="OpenSymbol2" style:font-family-complex="OpenSymbol" style:font-family-generic-complex="system" style:font-pitch-complex="variable"/>
    </style:style>
    <style:style style:name="ListLabel_20_3160" style:display-name="ListLabel 3160" style:family="text">
      <style:text-properties fo:font-size="11pt" style:font-size-asian="11pt" style:font-name-complex="OpenSymbol2" style:font-family-complex="OpenSymbol" style:font-family-generic-complex="system" style:font-pitch-complex="variable"/>
    </style:style>
    <style:style style:name="ListLabel_20_3161" style:display-name="ListLabel 3161" style:family="text">
      <style:text-properties style:font-name-complex="OpenSymbol2" style:font-family-complex="OpenSymbol" style:font-family-generic-complex="system" style:font-pitch-complex="variable"/>
    </style:style>
    <style:style style:name="ListLabel_20_3162" style:display-name="ListLabel 3162" style:family="text">
      <style:text-properties style:font-name-complex="OpenSymbol2" style:font-family-complex="OpenSymbol" style:font-family-generic-complex="system" style:font-pitch-complex="variable"/>
    </style:style>
    <style:style style:name="ListLabel_20_3163" style:display-name="ListLabel 3163" style:family="text">
      <style:text-properties style:font-name-complex="OpenSymbol2" style:font-family-complex="OpenSymbol" style:font-family-generic-complex="system" style:font-pitch-complex="variable"/>
    </style:style>
    <style:style style:name="ListLabel_20_3164" style:display-name="ListLabel 3164" style:family="text">
      <style:text-properties style:font-name-complex="OpenSymbol2" style:font-family-complex="OpenSymbol" style:font-family-generic-complex="system" style:font-pitch-complex="variable"/>
    </style:style>
    <style:style style:name="ListLabel_20_3165" style:display-name="ListLabel 3165" style:family="text">
      <style:text-properties style:font-name-complex="OpenSymbol2" style:font-family-complex="OpenSymbol" style:font-family-generic-complex="system" style:font-pitch-complex="variable"/>
    </style:style>
    <style:style style:name="ListLabel_20_3166" style:display-name="ListLabel 3166" style:family="text">
      <style:text-properties style:font-name-complex="OpenSymbol2" style:font-family-complex="OpenSymbol" style:font-family-generic-complex="system" style:font-pitch-complex="variable"/>
    </style:style>
    <style:style style:name="ListLabel_20_3167" style:display-name="ListLabel 3167" style:family="text">
      <style:text-properties style:font-name-complex="OpenSymbol2" style:font-family-complex="OpenSymbol" style:font-family-generic-complex="system" style:font-pitch-complex="variable"/>
    </style:style>
    <style:style style:name="ListLabel_20_3168" style:display-name="ListLabel 3168" style:family="text">
      <style:text-properties style:font-name-complex="OpenSymbol2" style:font-family-complex="OpenSymbol" style:font-family-generic-complex="system" style:font-pitch-complex="variable"/>
    </style:style>
    <style:style style:name="ListLabel_20_3169" style:display-name="ListLabel 3169" style:family="text">
      <style:text-properties fo:font-size="11pt" fo:font-weight="normal" style:font-size-asian="11pt" style:font-weight-asian="normal" style:font-name-complex="OpenSymbol2" style:font-family-complex="OpenSymbol" style:font-family-generic-complex="system" style:font-pitch-complex="variable"/>
    </style:style>
    <style:style style:name="ListLabel_20_3170" style:display-name="ListLabel 3170" style:family="text">
      <style:text-properties style:font-name-complex="OpenSymbol2" style:font-family-complex="OpenSymbol" style:font-family-generic-complex="system" style:font-pitch-complex="variable"/>
    </style:style>
    <style:style style:name="ListLabel_20_3171" style:display-name="ListLabel 3171" style:family="text">
      <style:text-properties style:font-name-complex="OpenSymbol2" style:font-family-complex="OpenSymbol" style:font-family-generic-complex="system" style:font-pitch-complex="variable"/>
    </style:style>
    <style:style style:name="ListLabel_20_3172" style:display-name="ListLabel 3172" style:family="text">
      <style:text-properties style:font-name-complex="OpenSymbol2" style:font-family-complex="OpenSymbol" style:font-family-generic-complex="system" style:font-pitch-complex="variable"/>
    </style:style>
    <style:style style:name="ListLabel_20_3173" style:display-name="ListLabel 3173" style:family="text">
      <style:text-properties style:font-name-complex="OpenSymbol2" style:font-family-complex="OpenSymbol" style:font-family-generic-complex="system" style:font-pitch-complex="variable"/>
    </style:style>
    <style:style style:name="ListLabel_20_3174" style:display-name="ListLabel 3174" style:family="text">
      <style:text-properties style:font-name-complex="OpenSymbol2" style:font-family-complex="OpenSymbol" style:font-family-generic-complex="system" style:font-pitch-complex="variable"/>
    </style:style>
    <style:style style:name="ListLabel_20_3175" style:display-name="ListLabel 3175" style:family="text">
      <style:text-properties style:font-name-complex="OpenSymbol2" style:font-family-complex="OpenSymbol" style:font-family-generic-complex="system" style:font-pitch-complex="variable"/>
    </style:style>
    <style:style style:name="ListLabel_20_3176" style:display-name="ListLabel 3176" style:family="text">
      <style:text-properties style:font-name-complex="OpenSymbol2" style:font-family-complex="OpenSymbol" style:font-family-generic-complex="system" style:font-pitch-complex="variable"/>
    </style:style>
    <style:style style:name="ListLabel_20_3177" style:display-name="ListLabel 3177" style:family="text">
      <style:text-properties style:font-name-complex="OpenSymbol2" style:font-family-complex="OpenSymbol" style:font-family-generic-complex="system" style:font-pitch-complex="variable"/>
    </style:style>
    <style:style style:name="ListLabel_20_3178" style:display-name="ListLabel 3178" style:family="text">
      <style:text-properties style:font-name-complex="OpenSymbol2" style:font-family-complex="OpenSymbol" style:font-family-generic-complex="system" style:font-pitch-complex="variable"/>
    </style:style>
    <style:style style:name="ListLabel_20_3179" style:display-name="ListLabel 3179" style:family="text">
      <style:text-properties style:font-name-complex="OpenSymbol2" style:font-family-complex="OpenSymbol" style:font-family-generic-complex="system" style:font-pitch-complex="variable"/>
    </style:style>
    <style:style style:name="ListLabel_20_3180" style:display-name="ListLabel 3180" style:family="text">
      <style:text-properties style:font-name-complex="OpenSymbol2" style:font-family-complex="OpenSymbol" style:font-family-generic-complex="system" style:font-pitch-complex="variable"/>
    </style:style>
    <style:style style:name="ListLabel_20_3181" style:display-name="ListLabel 3181" style:family="text">
      <style:text-properties style:font-name-complex="OpenSymbol2" style:font-family-complex="OpenSymbol" style:font-family-generic-complex="system" style:font-pitch-complex="variable"/>
    </style:style>
    <style:style style:name="ListLabel_20_3182" style:display-name="ListLabel 3182" style:family="text">
      <style:text-properties style:font-name-complex="OpenSymbol2" style:font-family-complex="OpenSymbol" style:font-family-generic-complex="system" style:font-pitch-complex="variable"/>
    </style:style>
    <style:style style:name="ListLabel_20_3183" style:display-name="ListLabel 3183" style:family="text">
      <style:text-properties style:font-name-complex="OpenSymbol2" style:font-family-complex="OpenSymbol" style:font-family-generic-complex="system" style:font-pitch-complex="variable"/>
    </style:style>
    <style:style style:name="ListLabel_20_3184" style:display-name="ListLabel 3184" style:family="text">
      <style:text-properties style:font-name-complex="OpenSymbol2" style:font-family-complex="OpenSymbol" style:font-family-generic-complex="system" style:font-pitch-complex="variable"/>
    </style:style>
    <style:style style:name="ListLabel_20_3185" style:display-name="ListLabel 3185" style:family="text">
      <style:text-properties style:font-name-complex="OpenSymbol2" style:font-family-complex="OpenSymbol" style:font-family-generic-complex="system" style:font-pitch-complex="variable"/>
    </style:style>
    <style:style style:name="ListLabel_20_3186" style:display-name="ListLabel 3186" style:family="text">
      <style:text-properties style:font-name-complex="OpenSymbol2" style:font-family-complex="OpenSymbol" style:font-family-generic-complex="system" style:font-pitch-complex="variable"/>
    </style:style>
    <style:style style:name="ListLabel_20_3187" style:display-name="ListLabel 3187" style:family="text">
      <style:text-properties style:font-name-complex="OpenSymbol2" style:font-family-complex="OpenSymbol" style:font-family-generic-complex="system" style:font-pitch-complex="variable"/>
    </style:style>
    <style:style style:name="ListLabel_20_3188" style:display-name="ListLabel 3188" style:family="text">
      <style:text-properties style:font-name-complex="OpenSymbol2" style:font-family-complex="OpenSymbol" style:font-family-generic-complex="system" style:font-pitch-complex="variable"/>
    </style:style>
    <style:style style:name="ListLabel_20_3189" style:display-name="ListLabel 3189" style:family="text">
      <style:text-properties style:font-name-complex="OpenSymbol2" style:font-family-complex="OpenSymbol" style:font-family-generic-complex="system" style:font-pitch-complex="variable"/>
    </style:style>
    <style:style style:name="ListLabel_20_3190" style:display-name="ListLabel 3190" style:family="text">
      <style:text-properties style:font-name-complex="OpenSymbol2" style:font-family-complex="OpenSymbol" style:font-family-generic-complex="system" style:font-pitch-complex="variable"/>
    </style:style>
    <style:style style:name="ListLabel_20_3191" style:display-name="ListLabel 3191" style:family="text">
      <style:text-properties style:font-name-complex="OpenSymbol2" style:font-family-complex="OpenSymbol" style:font-family-generic-complex="system" style:font-pitch-complex="variable"/>
    </style:style>
    <style:style style:name="ListLabel_20_3192" style:display-name="ListLabel 3192" style:family="text">
      <style:text-properties style:font-name-complex="OpenSymbol2" style:font-family-complex="OpenSymbol" style:font-family-generic-complex="system" style:font-pitch-complex="variable"/>
    </style:style>
    <style:style style:name="ListLabel_20_3193" style:display-name="ListLabel 3193" style:family="text">
      <style:text-properties style:font-name-complex="OpenSymbol2" style:font-family-complex="OpenSymbol" style:font-family-generic-complex="system" style:font-pitch-complex="variable"/>
    </style:style>
    <style:style style:name="ListLabel_20_3194" style:display-name="ListLabel 3194" style:family="text">
      <style:text-properties style:font-name-complex="OpenSymbol2" style:font-family-complex="OpenSymbol" style:font-family-generic-complex="system" style:font-pitch-complex="variable"/>
    </style:style>
    <style:style style:name="ListLabel_20_3195" style:display-name="ListLabel 3195" style:family="text">
      <style:text-properties style:font-name-complex="OpenSymbol2" style:font-family-complex="OpenSymbol" style:font-family-generic-complex="system" style:font-pitch-complex="variable"/>
    </style:style>
    <style:style style:name="ListLabel_20_3196" style:display-name="ListLabel 3196" style:family="text">
      <style:text-properties fo:font-size="11pt" style:font-size-asian="11pt" style:font-name-complex="OpenSymbol2" style:font-family-complex="OpenSymbol" style:font-family-generic-complex="system" style:font-pitch-complex="variable"/>
    </style:style>
    <style:style style:name="ListLabel_20_3197" style:display-name="ListLabel 3197" style:family="text">
      <style:text-properties style:font-name-complex="OpenSymbol2" style:font-family-complex="OpenSymbol" style:font-family-generic-complex="system" style:font-pitch-complex="variable"/>
    </style:style>
    <style:style style:name="ListLabel_20_3198" style:display-name="ListLabel 3198" style:family="text">
      <style:text-properties style:font-name-complex="OpenSymbol2" style:font-family-complex="OpenSymbol" style:font-family-generic-complex="system" style:font-pitch-complex="variable"/>
    </style:style>
    <style:style style:name="ListLabel_20_3199" style:display-name="ListLabel 3199" style:family="text">
      <style:text-properties style:font-name-complex="OpenSymbol2" style:font-family-complex="OpenSymbol" style:font-family-generic-complex="system" style:font-pitch-complex="variable"/>
    </style:style>
    <style:style style:name="ListLabel_20_3200" style:display-name="ListLabel 3200" style:family="text">
      <style:text-properties style:font-name-complex="OpenSymbol2" style:font-family-complex="OpenSymbol" style:font-family-generic-complex="system" style:font-pitch-complex="variable"/>
    </style:style>
    <style:style style:name="ListLabel_20_3201" style:display-name="ListLabel 3201" style:family="text">
      <style:text-properties style:font-name-complex="OpenSymbol2" style:font-family-complex="OpenSymbol" style:font-family-generic-complex="system" style:font-pitch-complex="variable"/>
    </style:style>
    <style:style style:name="ListLabel_20_3202" style:display-name="ListLabel 3202" style:family="text">
      <style:text-properties style:font-name-complex="OpenSymbol2" style:font-family-complex="OpenSymbol" style:font-family-generic-complex="system" style:font-pitch-complex="variable"/>
    </style:style>
    <style:style style:name="ListLabel_20_3203" style:display-name="ListLabel 3203" style:family="text">
      <style:text-properties style:font-name-complex="OpenSymbol2" style:font-family-complex="OpenSymbol" style:font-family-generic-complex="system" style:font-pitch-complex="variable"/>
    </style:style>
    <style:style style:name="ListLabel_20_3204" style:display-name="ListLabel 3204" style:family="text">
      <style:text-properties style:font-name-complex="OpenSymbol2" style:font-family-complex="OpenSymbol" style:font-family-generic-complex="system" style:font-pitch-complex="variable"/>
    </style:style>
    <style:style style:name="ListLabel_20_3205" style:display-name="ListLabel 3205" style:family="text">
      <style:text-properties fo:font-weight="normal" style:font-weight-asian="normal" style:font-name-complex="OpenSymbol2" style:font-family-complex="OpenSymbol" style:font-family-generic-complex="system" style:font-pitch-complex="variable"/>
    </style:style>
    <style:style style:name="ListLabel_20_3206" style:display-name="ListLabel 3206" style:family="text">
      <style:text-properties style:font-name-complex="OpenSymbol2" style:font-family-complex="OpenSymbol" style:font-family-generic-complex="system" style:font-pitch-complex="variable"/>
    </style:style>
    <style:style style:name="ListLabel_20_3207" style:display-name="ListLabel 3207" style:family="text">
      <style:text-properties style:font-name-complex="OpenSymbol2" style:font-family-complex="OpenSymbol" style:font-family-generic-complex="system" style:font-pitch-complex="variable"/>
    </style:style>
    <style:style style:name="ListLabel_20_3208" style:display-name="ListLabel 3208" style:family="text">
      <style:text-properties style:font-name-complex="OpenSymbol2" style:font-family-complex="OpenSymbol" style:font-family-generic-complex="system" style:font-pitch-complex="variable"/>
    </style:style>
    <style:style style:name="ListLabel_20_3209" style:display-name="ListLabel 3209" style:family="text">
      <style:text-properties style:font-name-complex="OpenSymbol2" style:font-family-complex="OpenSymbol" style:font-family-generic-complex="system" style:font-pitch-complex="variable"/>
    </style:style>
    <style:style style:name="ListLabel_20_3210" style:display-name="ListLabel 3210" style:family="text">
      <style:text-properties style:font-name-complex="OpenSymbol2" style:font-family-complex="OpenSymbol" style:font-family-generic-complex="system" style:font-pitch-complex="variable"/>
    </style:style>
    <style:style style:name="ListLabel_20_3211" style:display-name="ListLabel 3211" style:family="text">
      <style:text-properties style:font-name-complex="OpenSymbol2" style:font-family-complex="OpenSymbol" style:font-family-generic-complex="system" style:font-pitch-complex="variable"/>
    </style:style>
    <style:style style:name="ListLabel_20_3212" style:display-name="ListLabel 3212" style:family="text">
      <style:text-properties style:font-name-complex="OpenSymbol2" style:font-family-complex="OpenSymbol" style:font-family-generic-complex="system" style:font-pitch-complex="variable"/>
    </style:style>
    <style:style style:name="ListLabel_20_3213" style:display-name="ListLabel 3213" style:family="text">
      <style:text-properties style:font-name-complex="OpenSymbol2" style:font-family-complex="OpenSymbol" style:font-family-generic-complex="system" style:font-pitch-complex="variable"/>
    </style:style>
    <style:style style:name="ListLabel_20_3214" style:display-name="ListLabel 3214" style:family="text">
      <style:text-properties style:font-name-complex="OpenSymbol2" style:font-family-complex="OpenSymbol" style:font-family-generic-complex="system" style:font-pitch-complex="variable"/>
    </style:style>
    <style:style style:name="ListLabel_20_3215" style:display-name="ListLabel 3215" style:family="text">
      <style:text-properties style:font-name-complex="OpenSymbol2" style:font-family-complex="OpenSymbol" style:font-family-generic-complex="system" style:font-pitch-complex="variable"/>
    </style:style>
    <style:style style:name="ListLabel_20_3216" style:display-name="ListLabel 3216" style:family="text">
      <style:text-properties style:font-name-complex="OpenSymbol2" style:font-family-complex="OpenSymbol" style:font-family-generic-complex="system" style:font-pitch-complex="variable"/>
    </style:style>
    <style:style style:name="ListLabel_20_3217" style:display-name="ListLabel 3217" style:family="text">
      <style:text-properties style:font-name-complex="OpenSymbol2" style:font-family-complex="OpenSymbol" style:font-family-generic-complex="system" style:font-pitch-complex="variable"/>
    </style:style>
    <style:style style:name="ListLabel_20_3218" style:display-name="ListLabel 3218" style:family="text">
      <style:text-properties style:font-name-complex="OpenSymbol2" style:font-family-complex="OpenSymbol" style:font-family-generic-complex="system" style:font-pitch-complex="variable"/>
    </style:style>
    <style:style style:name="ListLabel_20_3219" style:display-name="ListLabel 3219" style:family="text">
      <style:text-properties style:font-name-complex="OpenSymbol2" style:font-family-complex="OpenSymbol" style:font-family-generic-complex="system" style:font-pitch-complex="variable"/>
    </style:style>
    <style:style style:name="ListLabel_20_3220" style:display-name="ListLabel 3220" style:family="text">
      <style:text-properties style:font-name-complex="OpenSymbol2" style:font-family-complex="OpenSymbol" style:font-family-generic-complex="system" style:font-pitch-complex="variable"/>
    </style:style>
    <style:style style:name="ListLabel_20_3221" style:display-name="ListLabel 3221" style:family="text">
      <style:text-properties style:font-name-complex="OpenSymbol2" style:font-family-complex="OpenSymbol" style:font-family-generic-complex="system" style:font-pitch-complex="variable"/>
    </style:style>
    <style:style style:name="ListLabel_20_3222" style:display-name="ListLabel 3222" style:family="text">
      <style:text-properties style:font-name-complex="OpenSymbol2" style:font-family-complex="OpenSymbol" style:font-family-generic-complex="system" style:font-pitch-complex="variable"/>
    </style:style>
    <style:style style:name="ListLabel_20_3223" style:display-name="ListLabel 3223" style:family="text">
      <style:text-properties fo:font-size="11pt" style:font-size-asian="11pt" style:font-name-complex="OpenSymbol2" style:font-family-complex="OpenSymbol" style:font-family-generic-complex="system" style:font-pitch-complex="variable"/>
    </style:style>
    <style:style style:name="ListLabel_20_3224" style:display-name="ListLabel 3224" style:family="text">
      <style:text-properties style:font-name-complex="OpenSymbol2" style:font-family-complex="OpenSymbol" style:font-family-generic-complex="system" style:font-pitch-complex="variable"/>
    </style:style>
    <style:style style:name="ListLabel_20_3225" style:display-name="ListLabel 3225" style:family="text">
      <style:text-properties style:font-name-complex="OpenSymbol2" style:font-family-complex="OpenSymbol" style:font-family-generic-complex="system" style:font-pitch-complex="variable"/>
    </style:style>
    <style:style style:name="ListLabel_20_3226" style:display-name="ListLabel 3226" style:family="text">
      <style:text-properties style:font-name-complex="OpenSymbol2" style:font-family-complex="OpenSymbol" style:font-family-generic-complex="system" style:font-pitch-complex="variable"/>
    </style:style>
    <style:style style:name="ListLabel_20_3227" style:display-name="ListLabel 3227" style:family="text">
      <style:text-properties style:font-name-complex="OpenSymbol2" style:font-family-complex="OpenSymbol" style:font-family-generic-complex="system" style:font-pitch-complex="variable"/>
    </style:style>
    <style:style style:name="ListLabel_20_3228" style:display-name="ListLabel 3228" style:family="text">
      <style:text-properties style:font-name-complex="OpenSymbol2" style:font-family-complex="OpenSymbol" style:font-family-generic-complex="system" style:font-pitch-complex="variable"/>
    </style:style>
    <style:style style:name="ListLabel_20_3229" style:display-name="ListLabel 3229" style:family="text">
      <style:text-properties style:font-name-complex="OpenSymbol2" style:font-family-complex="OpenSymbol" style:font-family-generic-complex="system" style:font-pitch-complex="variable"/>
    </style:style>
    <style:style style:name="ListLabel_20_3230" style:display-name="ListLabel 3230" style:family="text">
      <style:text-properties style:font-name-complex="OpenSymbol2" style:font-family-complex="OpenSymbol" style:font-family-generic-complex="system" style:font-pitch-complex="variable"/>
    </style:style>
    <style:style style:name="ListLabel_20_3231" style:display-name="ListLabel 3231" style:family="text">
      <style:text-properties style:font-name-complex="OpenSymbol2" style:font-family-complex="OpenSymbol" style:font-family-generic-complex="system" style:font-pitch-complex="variable"/>
    </style:style>
    <style:style style:name="ListLabel_20_3232" style:display-name="ListLabel 3232" style:family="text">
      <style:text-properties fo:font-size="11pt" fo:font-weight="normal" style:font-size-asian="11pt" style:font-weight-asian="normal" style:font-name-complex="OpenSymbol2" style:font-family-complex="OpenSymbol" style:font-family-generic-complex="system" style:font-pitch-complex="variable"/>
    </style:style>
    <style:style style:name="ListLabel_20_3233" style:display-name="ListLabel 3233" style:family="text">
      <style:text-properties style:font-name-complex="OpenSymbol2" style:font-family-complex="OpenSymbol" style:font-family-generic-complex="system" style:font-pitch-complex="variable"/>
    </style:style>
    <style:style style:name="ListLabel_20_3234" style:display-name="ListLabel 3234" style:family="text">
      <style:text-properties style:font-name-complex="OpenSymbol2" style:font-family-complex="OpenSymbol" style:font-family-generic-complex="system" style:font-pitch-complex="variable"/>
    </style:style>
    <style:style style:name="ListLabel_20_3235" style:display-name="ListLabel 3235" style:family="text">
      <style:text-properties style:font-name-complex="OpenSymbol2" style:font-family-complex="OpenSymbol" style:font-family-generic-complex="system" style:font-pitch-complex="variable"/>
    </style:style>
    <style:style style:name="ListLabel_20_3236" style:display-name="ListLabel 3236" style:family="text">
      <style:text-properties style:font-name-complex="OpenSymbol2" style:font-family-complex="OpenSymbol" style:font-family-generic-complex="system" style:font-pitch-complex="variable"/>
    </style:style>
    <style:style style:name="ListLabel_20_3237" style:display-name="ListLabel 3237" style:family="text">
      <style:text-properties style:font-name-complex="OpenSymbol2" style:font-family-complex="OpenSymbol" style:font-family-generic-complex="system" style:font-pitch-complex="variable"/>
    </style:style>
    <style:style style:name="ListLabel_20_3238" style:display-name="ListLabel 3238" style:family="text">
      <style:text-properties style:font-name-complex="OpenSymbol2" style:font-family-complex="OpenSymbol" style:font-family-generic-complex="system" style:font-pitch-complex="variable"/>
    </style:style>
    <style:style style:name="ListLabel_20_3239" style:display-name="ListLabel 3239" style:family="text">
      <style:text-properties style:font-name-complex="OpenSymbol2" style:font-family-complex="OpenSymbol" style:font-family-generic-complex="system" style:font-pitch-complex="variable"/>
    </style:style>
    <style:style style:name="ListLabel_20_3240" style:display-name="ListLabel 3240" style:family="text">
      <style:text-properties style:font-name-complex="OpenSymbol2" style:font-family-complex="OpenSymbol" style:font-family-generic-complex="system" style:font-pitch-complex="variable"/>
    </style:style>
    <style:style style:name="ListLabel_20_3241" style:display-name="ListLabel 3241" style:family="text">
      <style:text-properties style:font-name-complex="OpenSymbol2" style:font-family-complex="OpenSymbol" style:font-family-generic-complex="system" style:font-pitch-complex="variable"/>
    </style:style>
    <style:style style:name="ListLabel_20_3242" style:display-name="ListLabel 3242" style:family="text">
      <style:text-properties style:font-name-complex="OpenSymbol2" style:font-family-complex="OpenSymbol" style:font-family-generic-complex="system" style:font-pitch-complex="variable"/>
    </style:style>
    <style:style style:name="ListLabel_20_3243" style:display-name="ListLabel 3243" style:family="text">
      <style:text-properties style:font-name-complex="OpenSymbol2" style:font-family-complex="OpenSymbol" style:font-family-generic-complex="system" style:font-pitch-complex="variable"/>
    </style:style>
    <style:style style:name="ListLabel_20_3244" style:display-name="ListLabel 3244" style:family="text">
      <style:text-properties style:font-name-complex="OpenSymbol2" style:font-family-complex="OpenSymbol" style:font-family-generic-complex="system" style:font-pitch-complex="variable"/>
    </style:style>
    <style:style style:name="ListLabel_20_3245" style:display-name="ListLabel 3245" style:family="text">
      <style:text-properties style:font-name-complex="OpenSymbol2" style:font-family-complex="OpenSymbol" style:font-family-generic-complex="system" style:font-pitch-complex="variable"/>
    </style:style>
    <style:style style:name="ListLabel_20_3246" style:display-name="ListLabel 3246" style:family="text">
      <style:text-properties style:font-name-complex="OpenSymbol2" style:font-family-complex="OpenSymbol" style:font-family-generic-complex="system" style:font-pitch-complex="variable"/>
    </style:style>
    <style:style style:name="ListLabel_20_3247" style:display-name="ListLabel 3247" style:family="text">
      <style:text-properties style:font-name-complex="OpenSymbol2" style:font-family-complex="OpenSymbol" style:font-family-generic-complex="system" style:font-pitch-complex="variable"/>
    </style:style>
    <style:style style:name="ListLabel_20_3248" style:display-name="ListLabel 3248" style:family="text">
      <style:text-properties style:font-name-complex="OpenSymbol2" style:font-family-complex="OpenSymbol" style:font-family-generic-complex="system" style:font-pitch-complex="variable"/>
    </style:style>
    <style:style style:name="ListLabel_20_3249" style:display-name="ListLabel 3249" style:family="text">
      <style:text-properties style:font-name-complex="OpenSymbol2" style:font-family-complex="OpenSymbol" style:font-family-generic-complex="system" style:font-pitch-complex="variable"/>
    </style:style>
    <style:style style:name="ListLabel_20_3250" style:display-name="ListLabel 3250" style:family="text">
      <style:text-properties style:font-name-complex="OpenSymbol2" style:font-family-complex="OpenSymbol" style:font-family-generic-complex="system" style:font-pitch-complex="variable"/>
    </style:style>
    <style:style style:name="ListLabel_20_3251" style:display-name="ListLabel 3251" style:family="text">
      <style:text-properties style:font-name-complex="OpenSymbol2" style:font-family-complex="OpenSymbol" style:font-family-generic-complex="system" style:font-pitch-complex="variable"/>
    </style:style>
    <style:style style:name="ListLabel_20_3252" style:display-name="ListLabel 3252" style:family="text">
      <style:text-properties style:font-name-complex="OpenSymbol2" style:font-family-complex="OpenSymbol" style:font-family-generic-complex="system" style:font-pitch-complex="variable"/>
    </style:style>
    <style:style style:name="ListLabel_20_3253" style:display-name="ListLabel 3253" style:family="text">
      <style:text-properties style:font-name-complex="OpenSymbol2" style:font-family-complex="OpenSymbol" style:font-family-generic-complex="system" style:font-pitch-complex="variable"/>
    </style:style>
    <style:style style:name="ListLabel_20_3254" style:display-name="ListLabel 3254" style:family="text">
      <style:text-properties style:font-name-complex="OpenSymbol2" style:font-family-complex="OpenSymbol" style:font-family-generic-complex="system" style:font-pitch-complex="variable"/>
    </style:style>
    <style:style style:name="ListLabel_20_3255" style:display-name="ListLabel 3255" style:family="text">
      <style:text-properties style:font-name-complex="OpenSymbol2" style:font-family-complex="OpenSymbol" style:font-family-generic-complex="system" style:font-pitch-complex="variable"/>
    </style:style>
    <style:style style:name="ListLabel_20_3256" style:display-name="ListLabel 3256" style:family="text">
      <style:text-properties style:font-name-complex="OpenSymbol2" style:font-family-complex="OpenSymbol" style:font-family-generic-complex="system" style:font-pitch-complex="variable"/>
    </style:style>
    <style:style style:name="ListLabel_20_3257" style:display-name="ListLabel 3257" style:family="text">
      <style:text-properties style:font-name-complex="OpenSymbol2" style:font-family-complex="OpenSymbol" style:font-family-generic-complex="system" style:font-pitch-complex="variable"/>
    </style:style>
    <style:style style:name="ListLabel_20_3258" style:display-name="ListLabel 3258" style:family="text">
      <style:text-properties style:font-name-complex="OpenSymbol2" style:font-family-complex="OpenSymbol" style:font-family-generic-complex="system" style:font-pitch-complex="variable"/>
    </style:style>
    <style:style style:name="ListLabel_20_3259" style:display-name="ListLabel 3259" style:family="text">
      <style:text-properties fo:font-size="11pt" style:font-size-asian="11pt" style:font-name-complex="OpenSymbol2" style:font-family-complex="OpenSymbol" style:font-family-generic-complex="system" style:font-pitch-complex="variable"/>
    </style:style>
    <style:style style:name="ListLabel_20_3260" style:display-name="ListLabel 3260" style:family="text">
      <style:text-properties style:font-name-complex="OpenSymbol2" style:font-family-complex="OpenSymbol" style:font-family-generic-complex="system" style:font-pitch-complex="variable"/>
    </style:style>
    <style:style style:name="ListLabel_20_3261" style:display-name="ListLabel 3261" style:family="text">
      <style:text-properties style:font-name-complex="OpenSymbol2" style:font-family-complex="OpenSymbol" style:font-family-generic-complex="system" style:font-pitch-complex="variable"/>
    </style:style>
    <style:style style:name="ListLabel_20_3262" style:display-name="ListLabel 3262" style:family="text">
      <style:text-properties style:font-name-complex="OpenSymbol2" style:font-family-complex="OpenSymbol" style:font-family-generic-complex="system" style:font-pitch-complex="variable"/>
    </style:style>
    <style:style style:name="ListLabel_20_3263" style:display-name="ListLabel 3263" style:family="text">
      <style:text-properties style:font-name-complex="OpenSymbol2" style:font-family-complex="OpenSymbol" style:font-family-generic-complex="system" style:font-pitch-complex="variable"/>
    </style:style>
    <style:style style:name="ListLabel_20_3264" style:display-name="ListLabel 3264" style:family="text">
      <style:text-properties style:font-name-complex="OpenSymbol2" style:font-family-complex="OpenSymbol" style:font-family-generic-complex="system" style:font-pitch-complex="variable"/>
    </style:style>
    <style:style style:name="ListLabel_20_3265" style:display-name="ListLabel 3265" style:family="text">
      <style:text-properties style:font-name-complex="OpenSymbol2" style:font-family-complex="OpenSymbol" style:font-family-generic-complex="system" style:font-pitch-complex="variable"/>
    </style:style>
    <style:style style:name="ListLabel_20_3266" style:display-name="ListLabel 3266" style:family="text">
      <style:text-properties style:font-name-complex="OpenSymbol2" style:font-family-complex="OpenSymbol" style:font-family-generic-complex="system" style:font-pitch-complex="variable"/>
    </style:style>
    <style:style style:name="ListLabel_20_3267" style:display-name="ListLabel 3267" style:family="text">
      <style:text-properties style:font-name-complex="OpenSymbol2" style:font-family-complex="OpenSymbol" style:font-family-generic-complex="system" style:font-pitch-complex="variable"/>
    </style:style>
    <style:style style:name="ListLabel_20_3268" style:display-name="ListLabel 3268" style:family="text">
      <style:text-properties fo:font-weight="normal" style:font-weight-asian="normal" style:font-name-complex="OpenSymbol2" style:font-family-complex="OpenSymbol" style:font-family-generic-complex="system" style:font-pitch-complex="variable"/>
    </style:style>
    <style:style style:name="ListLabel_20_3269" style:display-name="ListLabel 3269" style:family="text">
      <style:text-properties style:font-name-complex="OpenSymbol2" style:font-family-complex="OpenSymbol" style:font-family-generic-complex="system" style:font-pitch-complex="variable"/>
    </style:style>
    <style:style style:name="ListLabel_20_3270" style:display-name="ListLabel 3270" style:family="text">
      <style:text-properties style:font-name-complex="OpenSymbol2" style:font-family-complex="OpenSymbol" style:font-family-generic-complex="system" style:font-pitch-complex="variable"/>
    </style:style>
    <style:style style:name="ListLabel_20_3271" style:display-name="ListLabel 3271" style:family="text">
      <style:text-properties style:font-name-complex="OpenSymbol2" style:font-family-complex="OpenSymbol" style:font-family-generic-complex="system" style:font-pitch-complex="variable"/>
    </style:style>
    <style:style style:name="ListLabel_20_3272" style:display-name="ListLabel 3272" style:family="text">
      <style:text-properties style:font-name-complex="OpenSymbol2" style:font-family-complex="OpenSymbol" style:font-family-generic-complex="system" style:font-pitch-complex="variable"/>
    </style:style>
    <style:style style:name="ListLabel_20_3273" style:display-name="ListLabel 3273" style:family="text">
      <style:text-properties style:font-name-complex="OpenSymbol2" style:font-family-complex="OpenSymbol" style:font-family-generic-complex="system" style:font-pitch-complex="variable"/>
    </style:style>
    <style:style style:name="ListLabel_20_3274" style:display-name="ListLabel 3274" style:family="text">
      <style:text-properties style:font-name-complex="OpenSymbol2" style:font-family-complex="OpenSymbol" style:font-family-generic-complex="system" style:font-pitch-complex="variable"/>
    </style:style>
    <style:style style:name="ListLabel_20_3275" style:display-name="ListLabel 3275" style:family="text">
      <style:text-properties style:font-name-complex="OpenSymbol2" style:font-family-complex="OpenSymbol" style:font-family-generic-complex="system" style:font-pitch-complex="variable"/>
    </style:style>
    <style:style style:name="ListLabel_20_3276" style:display-name="ListLabel 3276" style:family="text">
      <style:text-properties style:font-name-complex="OpenSymbol2" style:font-family-complex="OpenSymbol" style:font-family-generic-complex="system" style:font-pitch-complex="variable"/>
    </style:style>
    <style:style style:name="ListLabel_20_3277" style:display-name="ListLabel 3277" style:family="text">
      <style:text-properties style:font-name-complex="OpenSymbol2" style:font-family-complex="OpenSymbol" style:font-family-generic-complex="system" style:font-pitch-complex="variable"/>
    </style:style>
    <style:style style:name="ListLabel_20_3278" style:display-name="ListLabel 3278" style:family="text">
      <style:text-properties style:font-name-complex="OpenSymbol2" style:font-family-complex="OpenSymbol" style:font-family-generic-complex="system" style:font-pitch-complex="variable"/>
    </style:style>
    <style:style style:name="ListLabel_20_3279" style:display-name="ListLabel 3279" style:family="text">
      <style:text-properties style:font-name-complex="OpenSymbol2" style:font-family-complex="OpenSymbol" style:font-family-generic-complex="system" style:font-pitch-complex="variable"/>
    </style:style>
    <style:style style:name="ListLabel_20_3280" style:display-name="ListLabel 3280" style:family="text">
      <style:text-properties style:font-name-complex="OpenSymbol2" style:font-family-complex="OpenSymbol" style:font-family-generic-complex="system" style:font-pitch-complex="variable"/>
    </style:style>
    <style:style style:name="ListLabel_20_3281" style:display-name="ListLabel 3281" style:family="text">
      <style:text-properties style:font-name-complex="OpenSymbol2" style:font-family-complex="OpenSymbol" style:font-family-generic-complex="system" style:font-pitch-complex="variable"/>
    </style:style>
    <style:style style:name="ListLabel_20_3282" style:display-name="ListLabel 3282" style:family="text">
      <style:text-properties style:font-name-complex="OpenSymbol2" style:font-family-complex="OpenSymbol" style:font-family-generic-complex="system" style:font-pitch-complex="variable"/>
    </style:style>
    <style:style style:name="ListLabel_20_3283" style:display-name="ListLabel 3283" style:family="text">
      <style:text-properties style:font-name-complex="OpenSymbol2" style:font-family-complex="OpenSymbol" style:font-family-generic-complex="system" style:font-pitch-complex="variable"/>
    </style:style>
    <style:style style:name="ListLabel_20_3284" style:display-name="ListLabel 3284" style:family="text">
      <style:text-properties style:font-name-complex="OpenSymbol2" style:font-family-complex="OpenSymbol" style:font-family-generic-complex="system" style:font-pitch-complex="variable"/>
    </style:style>
    <style:style style:name="ListLabel_20_3285" style:display-name="ListLabel 3285" style:family="text">
      <style:text-properties style:font-name-complex="OpenSymbol2" style:font-family-complex="OpenSymbol" style:font-family-generic-complex="system" style:font-pitch-complex="variable"/>
    </style:style>
    <style:style style:name="ListLabel_20_3286" style:display-name="ListLabel 3286" style:family="text">
      <style:text-properties fo:font-size="11pt" style:font-size-asian="11pt" style:font-name-complex="OpenSymbol2" style:font-family-complex="OpenSymbol" style:font-family-generic-complex="system" style:font-pitch-complex="variable"/>
    </style:style>
    <style:style style:name="ListLabel_20_3287" style:display-name="ListLabel 3287" style:family="text">
      <style:text-properties style:font-name-complex="OpenSymbol2" style:font-family-complex="OpenSymbol" style:font-family-generic-complex="system" style:font-pitch-complex="variable"/>
    </style:style>
    <style:style style:name="ListLabel_20_3288" style:display-name="ListLabel 3288" style:family="text">
      <style:text-properties style:font-name-complex="OpenSymbol2" style:font-family-complex="OpenSymbol" style:font-family-generic-complex="system" style:font-pitch-complex="variable"/>
    </style:style>
    <style:style style:name="ListLabel_20_3289" style:display-name="ListLabel 3289" style:family="text">
      <style:text-properties style:font-name-complex="OpenSymbol2" style:font-family-complex="OpenSymbol" style:font-family-generic-complex="system" style:font-pitch-complex="variable"/>
    </style:style>
    <style:style style:name="ListLabel_20_3290" style:display-name="ListLabel 3290" style:family="text">
      <style:text-properties style:font-name-complex="OpenSymbol2" style:font-family-complex="OpenSymbol" style:font-family-generic-complex="system" style:font-pitch-complex="variable"/>
    </style:style>
    <style:style style:name="ListLabel_20_3291" style:display-name="ListLabel 3291" style:family="text">
      <style:text-properties style:font-name-complex="OpenSymbol2" style:font-family-complex="OpenSymbol" style:font-family-generic-complex="system" style:font-pitch-complex="variable"/>
    </style:style>
    <style:style style:name="ListLabel_20_3292" style:display-name="ListLabel 3292" style:family="text">
      <style:text-properties style:font-name-complex="OpenSymbol2" style:font-family-complex="OpenSymbol" style:font-family-generic-complex="system" style:font-pitch-complex="variable"/>
    </style:style>
    <style:style style:name="ListLabel_20_3293" style:display-name="ListLabel 3293" style:family="text">
      <style:text-properties style:font-name-complex="OpenSymbol2" style:font-family-complex="OpenSymbol" style:font-family-generic-complex="system" style:font-pitch-complex="variable"/>
    </style:style>
    <style:style style:name="ListLabel_20_3294" style:display-name="ListLabel 3294" style:family="text">
      <style:text-properties style:font-name-complex="OpenSymbol2" style:font-family-complex="OpenSymbol" style:font-family-generic-complex="system" style:font-pitch-complex="variable"/>
    </style:style>
    <style:style style:name="ListLabel_20_3295" style:display-name="ListLabel 3295" style:family="text">
      <style:text-properties fo:font-size="11pt" fo:font-weight="normal" style:font-size-asian="11pt" style:font-weight-asian="normal" style:font-name-complex="OpenSymbol2" style:font-family-complex="OpenSymbol" style:font-family-generic-complex="system" style:font-pitch-complex="variable"/>
    </style:style>
    <style:style style:name="ListLabel_20_3296" style:display-name="ListLabel 3296" style:family="text">
      <style:text-properties style:font-name-complex="OpenSymbol2" style:font-family-complex="OpenSymbol" style:font-family-generic-complex="system" style:font-pitch-complex="variable"/>
    </style:style>
    <style:style style:name="ListLabel_20_3297" style:display-name="ListLabel 3297" style:family="text">
      <style:text-properties style:font-name-complex="OpenSymbol2" style:font-family-complex="OpenSymbol" style:font-family-generic-complex="system" style:font-pitch-complex="variable"/>
    </style:style>
    <style:style style:name="ListLabel_20_3298" style:display-name="ListLabel 3298" style:family="text">
      <style:text-properties style:font-name-complex="OpenSymbol2" style:font-family-complex="OpenSymbol" style:font-family-generic-complex="system" style:font-pitch-complex="variable"/>
    </style:style>
    <style:style style:name="ListLabel_20_3299" style:display-name="ListLabel 3299" style:family="text">
      <style:text-properties style:font-name-complex="OpenSymbol2" style:font-family-complex="OpenSymbol" style:font-family-generic-complex="system" style:font-pitch-complex="variable"/>
    </style:style>
    <style:style style:name="ListLabel_20_3300" style:display-name="ListLabel 3300" style:family="text">
      <style:text-properties style:font-name-complex="OpenSymbol2" style:font-family-complex="OpenSymbol" style:font-family-generic-complex="system" style:font-pitch-complex="variable"/>
    </style:style>
    <style:style style:name="ListLabel_20_3301" style:display-name="ListLabel 3301" style:family="text">
      <style:text-properties style:font-name-complex="OpenSymbol2" style:font-family-complex="OpenSymbol" style:font-family-generic-complex="system" style:font-pitch-complex="variable"/>
    </style:style>
    <style:style style:name="ListLabel_20_3302" style:display-name="ListLabel 3302" style:family="text">
      <style:text-properties style:font-name-complex="OpenSymbol2" style:font-family-complex="OpenSymbol" style:font-family-generic-complex="system" style:font-pitch-complex="variable"/>
    </style:style>
    <style:style style:name="ListLabel_20_3303" style:display-name="ListLabel 3303" style:family="text">
      <style:text-properties style:font-name-complex="OpenSymbol2" style:font-family-complex="OpenSymbol" style:font-family-generic-complex="system" style:font-pitch-complex="variable"/>
    </style:style>
    <style:style style:name="ListLabel_20_3304" style:display-name="ListLabel 3304" style:family="text">
      <style:text-properties style:font-name-complex="OpenSymbol2" style:font-family-complex="OpenSymbol" style:font-family-generic-complex="system" style:font-pitch-complex="variable"/>
    </style:style>
    <style:style style:name="ListLabel_20_3305" style:display-name="ListLabel 3305" style:family="text">
      <style:text-properties style:font-name-complex="OpenSymbol2" style:font-family-complex="OpenSymbol" style:font-family-generic-complex="system" style:font-pitch-complex="variable"/>
    </style:style>
    <style:style style:name="ListLabel_20_3306" style:display-name="ListLabel 3306" style:family="text">
      <style:text-properties style:font-name-complex="OpenSymbol2" style:font-family-complex="OpenSymbol" style:font-family-generic-complex="system" style:font-pitch-complex="variable"/>
    </style:style>
    <style:style style:name="ListLabel_20_3307" style:display-name="ListLabel 3307" style:family="text">
      <style:text-properties style:font-name-complex="OpenSymbol2" style:font-family-complex="OpenSymbol" style:font-family-generic-complex="system" style:font-pitch-complex="variable"/>
    </style:style>
    <style:style style:name="ListLabel_20_3308" style:display-name="ListLabel 3308" style:family="text">
      <style:text-properties style:font-name-complex="OpenSymbol2" style:font-family-complex="OpenSymbol" style:font-family-generic-complex="system" style:font-pitch-complex="variable"/>
    </style:style>
    <style:style style:name="ListLabel_20_3309" style:display-name="ListLabel 3309" style:family="text">
      <style:text-properties style:font-name-complex="OpenSymbol2" style:font-family-complex="OpenSymbol" style:font-family-generic-complex="system" style:font-pitch-complex="variable"/>
    </style:style>
    <style:style style:name="ListLabel_20_3310" style:display-name="ListLabel 3310" style:family="text">
      <style:text-properties style:font-name-complex="OpenSymbol2" style:font-family-complex="OpenSymbol" style:font-family-generic-complex="system" style:font-pitch-complex="variable"/>
    </style:style>
    <style:style style:name="ListLabel_20_3311" style:display-name="ListLabel 3311" style:family="text">
      <style:text-properties style:font-name-complex="OpenSymbol2" style:font-family-complex="OpenSymbol" style:font-family-generic-complex="system" style:font-pitch-complex="variable"/>
    </style:style>
    <style:style style:name="ListLabel_20_3312" style:display-name="ListLabel 3312" style:family="text">
      <style:text-properties style:font-name-complex="OpenSymbol2" style:font-family-complex="OpenSymbol" style:font-family-generic-complex="system" style:font-pitch-complex="variable"/>
    </style:style>
    <style:style style:name="ListLabel_20_3313" style:display-name="ListLabel 3313" style:family="text">
      <style:text-properties style:font-name-complex="OpenSymbol2" style:font-family-complex="OpenSymbol" style:font-family-generic-complex="system" style:font-pitch-complex="variable"/>
    </style:style>
    <style:style style:name="ListLabel_20_3314" style:display-name="ListLabel 3314" style:family="text">
      <style:text-properties style:font-name-complex="OpenSymbol2" style:font-family-complex="OpenSymbol" style:font-family-generic-complex="system" style:font-pitch-complex="variable"/>
    </style:style>
    <style:style style:name="ListLabel_20_3315" style:display-name="ListLabel 3315" style:family="text">
      <style:text-properties style:font-name-complex="OpenSymbol2" style:font-family-complex="OpenSymbol" style:font-family-generic-complex="system" style:font-pitch-complex="variable"/>
    </style:style>
    <style:style style:name="ListLabel_20_3316" style:display-name="ListLabel 3316" style:family="text">
      <style:text-properties style:font-name-complex="OpenSymbol2" style:font-family-complex="OpenSymbol" style:font-family-generic-complex="system" style:font-pitch-complex="variable"/>
    </style:style>
    <style:style style:name="ListLabel_20_3317" style:display-name="ListLabel 3317" style:family="text">
      <style:text-properties style:font-name-complex="OpenSymbol2" style:font-family-complex="OpenSymbol" style:font-family-generic-complex="system" style:font-pitch-complex="variable"/>
    </style:style>
    <style:style style:name="ListLabel_20_3318" style:display-name="ListLabel 3318" style:family="text">
      <style:text-properties style:font-name-complex="OpenSymbol2" style:font-family-complex="OpenSymbol" style:font-family-generic-complex="system" style:font-pitch-complex="variable"/>
    </style:style>
    <style:style style:name="ListLabel_20_3319" style:display-name="ListLabel 3319" style:family="text">
      <style:text-properties style:font-name-complex="OpenSymbol2" style:font-family-complex="OpenSymbol" style:font-family-generic-complex="system" style:font-pitch-complex="variable"/>
    </style:style>
    <style:style style:name="ListLabel_20_3320" style:display-name="ListLabel 3320" style:family="text">
      <style:text-properties style:font-name-complex="OpenSymbol2" style:font-family-complex="OpenSymbol" style:font-family-generic-complex="system" style:font-pitch-complex="variable"/>
    </style:style>
    <style:style style:name="ListLabel_20_3321" style:display-name="ListLabel 3321" style:family="text">
      <style:text-properties style:font-name-complex="OpenSymbol2" style:font-family-complex="OpenSymbol" style:font-family-generic-complex="system" style:font-pitch-complex="variable"/>
    </style:style>
    <style:style style:name="ListLabel_20_3322" style:display-name="ListLabel 3322" style:family="text">
      <style:text-properties fo:font-size="11pt" style:font-size-asian="11pt" style:font-name-complex="OpenSymbol2" style:font-family-complex="OpenSymbol" style:font-family-generic-complex="system" style:font-pitch-complex="variable"/>
    </style:style>
    <style:style style:name="ListLabel_20_3323" style:display-name="ListLabel 3323" style:family="text">
      <style:text-properties style:font-name-complex="OpenSymbol2" style:font-family-complex="OpenSymbol" style:font-family-generic-complex="system" style:font-pitch-complex="variable"/>
    </style:style>
    <style:style style:name="ListLabel_20_3324" style:display-name="ListLabel 3324" style:family="text">
      <style:text-properties style:font-name-complex="OpenSymbol2" style:font-family-complex="OpenSymbol" style:font-family-generic-complex="system" style:font-pitch-complex="variable"/>
    </style:style>
    <style:style style:name="ListLabel_20_3325" style:display-name="ListLabel 3325" style:family="text">
      <style:text-properties style:font-name-complex="OpenSymbol2" style:font-family-complex="OpenSymbol" style:font-family-generic-complex="system" style:font-pitch-complex="variable"/>
    </style:style>
    <style:style style:name="ListLabel_20_3326" style:display-name="ListLabel 3326" style:family="text">
      <style:text-properties style:font-name-complex="OpenSymbol2" style:font-family-complex="OpenSymbol" style:font-family-generic-complex="system" style:font-pitch-complex="variable"/>
    </style:style>
    <style:style style:name="ListLabel_20_3327" style:display-name="ListLabel 3327" style:family="text">
      <style:text-properties style:font-name-complex="OpenSymbol2" style:font-family-complex="OpenSymbol" style:font-family-generic-complex="system" style:font-pitch-complex="variable"/>
    </style:style>
    <style:style style:name="ListLabel_20_3328" style:display-name="ListLabel 3328" style:family="text">
      <style:text-properties style:font-name-complex="OpenSymbol2" style:font-family-complex="OpenSymbol" style:font-family-generic-complex="system" style:font-pitch-complex="variable"/>
    </style:style>
    <style:style style:name="ListLabel_20_3329" style:display-name="ListLabel 3329" style:family="text">
      <style:text-properties style:font-name-complex="OpenSymbol2" style:font-family-complex="OpenSymbol" style:font-family-generic-complex="system" style:font-pitch-complex="variable"/>
    </style:style>
    <style:style style:name="ListLabel_20_3330" style:display-name="ListLabel 3330" style:family="text">
      <style:text-properties style:font-name-complex="OpenSymbol2" style:font-family-complex="OpenSymbol" style:font-family-generic-complex="system" style:font-pitch-complex="variable"/>
    </style:style>
    <style:style style:name="ListLabel_20_3331" style:display-name="ListLabel 3331" style:family="text">
      <style:text-properties fo:font-weight="normal" style:font-weight-asian="normal" style:font-name-complex="OpenSymbol2" style:font-family-complex="OpenSymbol" style:font-family-generic-complex="system" style:font-pitch-complex="variable"/>
    </style:style>
    <style:style style:name="ListLabel_20_3332" style:display-name="ListLabel 3332" style:family="text">
      <style:text-properties style:font-name-complex="OpenSymbol2" style:font-family-complex="OpenSymbol" style:font-family-generic-complex="system" style:font-pitch-complex="variable"/>
    </style:style>
    <style:style style:name="ListLabel_20_3333" style:display-name="ListLabel 3333" style:family="text">
      <style:text-properties style:font-name-complex="OpenSymbol2" style:font-family-complex="OpenSymbol" style:font-family-generic-complex="system" style:font-pitch-complex="variable"/>
    </style:style>
    <style:style style:name="ListLabel_20_3334" style:display-name="ListLabel 3334" style:family="text">
      <style:text-properties style:font-name-complex="OpenSymbol2" style:font-family-complex="OpenSymbol" style:font-family-generic-complex="system" style:font-pitch-complex="variable"/>
    </style:style>
    <style:style style:name="ListLabel_20_3335" style:display-name="ListLabel 3335" style:family="text">
      <style:text-properties style:font-name-complex="OpenSymbol2" style:font-family-complex="OpenSymbol" style:font-family-generic-complex="system" style:font-pitch-complex="variable"/>
    </style:style>
    <style:style style:name="ListLabel_20_3336" style:display-name="ListLabel 3336" style:family="text">
      <style:text-properties style:font-name-complex="OpenSymbol2" style:font-family-complex="OpenSymbol" style:font-family-generic-complex="system" style:font-pitch-complex="variable"/>
    </style:style>
    <style:style style:name="ListLabel_20_3337" style:display-name="ListLabel 3337" style:family="text">
      <style:text-properties style:font-name-complex="OpenSymbol2" style:font-family-complex="OpenSymbol" style:font-family-generic-complex="system" style:font-pitch-complex="variable"/>
    </style:style>
    <style:style style:name="ListLabel_20_3338" style:display-name="ListLabel 3338" style:family="text">
      <style:text-properties style:font-name-complex="OpenSymbol2" style:font-family-complex="OpenSymbol" style:font-family-generic-complex="system" style:font-pitch-complex="variable"/>
    </style:style>
    <style:style style:name="ListLabel_20_3339" style:display-name="ListLabel 3339" style:family="text">
      <style:text-properties style:font-name-complex="OpenSymbol2" style:font-family-complex="OpenSymbol" style:font-family-generic-complex="system" style:font-pitch-complex="variable"/>
    </style:style>
    <style:style style:name="ListLabel_20_3340" style:display-name="ListLabel 3340" style:family="text">
      <style:text-properties style:font-name-complex="OpenSymbol2" style:font-family-complex="OpenSymbol" style:font-family-generic-complex="system" style:font-pitch-complex="variable"/>
    </style:style>
    <style:style style:name="ListLabel_20_3341" style:display-name="ListLabel 3341" style:family="text">
      <style:text-properties style:font-name-complex="OpenSymbol2" style:font-family-complex="OpenSymbol" style:font-family-generic-complex="system" style:font-pitch-complex="variable"/>
    </style:style>
    <style:style style:name="ListLabel_20_3342" style:display-name="ListLabel 3342" style:family="text">
      <style:text-properties style:font-name-complex="OpenSymbol2" style:font-family-complex="OpenSymbol" style:font-family-generic-complex="system" style:font-pitch-complex="variable"/>
    </style:style>
    <style:style style:name="ListLabel_20_3343" style:display-name="ListLabel 3343" style:family="text">
      <style:text-properties style:font-name-complex="OpenSymbol2" style:font-family-complex="OpenSymbol" style:font-family-generic-complex="system" style:font-pitch-complex="variable"/>
    </style:style>
    <style:style style:name="ListLabel_20_3344" style:display-name="ListLabel 3344" style:family="text">
      <style:text-properties style:font-name-complex="OpenSymbol2" style:font-family-complex="OpenSymbol" style:font-family-generic-complex="system" style:font-pitch-complex="variable"/>
    </style:style>
    <style:style style:name="ListLabel_20_3345" style:display-name="ListLabel 3345" style:family="text">
      <style:text-properties style:font-name-complex="OpenSymbol2" style:font-family-complex="OpenSymbol" style:font-family-generic-complex="system" style:font-pitch-complex="variable"/>
    </style:style>
    <style:style style:name="ListLabel_20_3346" style:display-name="ListLabel 3346" style:family="text">
      <style:text-properties style:font-name-complex="OpenSymbol2" style:font-family-complex="OpenSymbol" style:font-family-generic-complex="system" style:font-pitch-complex="variable"/>
    </style:style>
    <style:style style:name="ListLabel_20_3347" style:display-name="ListLabel 3347" style:family="text">
      <style:text-properties style:font-name-complex="OpenSymbol2" style:font-family-complex="OpenSymbol" style:font-family-generic-complex="system" style:font-pitch-complex="variable"/>
    </style:style>
    <style:style style:name="ListLabel_20_3348" style:display-name="ListLabel 3348" style:family="text">
      <style:text-properties style:font-name-complex="OpenSymbol2" style:font-family-complex="OpenSymbol" style:font-family-generic-complex="system" style:font-pitch-complex="variable"/>
    </style:style>
    <style:style style:name="ListLabel_20_3349" style:display-name="ListLabel 3349" style:family="text">
      <style:text-properties fo:font-size="11pt" style:font-size-asian="11pt" style:font-name-complex="OpenSymbol2" style:font-family-complex="OpenSymbol" style:font-family-generic-complex="system" style:font-pitch-complex="variable"/>
    </style:style>
    <style:style style:name="ListLabel_20_3350" style:display-name="ListLabel 3350" style:family="text">
      <style:text-properties style:font-name-complex="OpenSymbol2" style:font-family-complex="OpenSymbol" style:font-family-generic-complex="system" style:font-pitch-complex="variable"/>
    </style:style>
    <style:style style:name="ListLabel_20_3351" style:display-name="ListLabel 3351" style:family="text">
      <style:text-properties style:font-name-complex="OpenSymbol2" style:font-family-complex="OpenSymbol" style:font-family-generic-complex="system" style:font-pitch-complex="variable"/>
    </style:style>
    <style:style style:name="ListLabel_20_3352" style:display-name="ListLabel 3352" style:family="text">
      <style:text-properties style:font-name-complex="OpenSymbol2" style:font-family-complex="OpenSymbol" style:font-family-generic-complex="system" style:font-pitch-complex="variable"/>
    </style:style>
    <style:style style:name="ListLabel_20_3353" style:display-name="ListLabel 3353" style:family="text">
      <style:text-properties style:font-name-complex="OpenSymbol2" style:font-family-complex="OpenSymbol" style:font-family-generic-complex="system" style:font-pitch-complex="variable"/>
    </style:style>
    <style:style style:name="ListLabel_20_3354" style:display-name="ListLabel 3354" style:family="text">
      <style:text-properties style:font-name-complex="OpenSymbol2" style:font-family-complex="OpenSymbol" style:font-family-generic-complex="system" style:font-pitch-complex="variable"/>
    </style:style>
    <style:style style:name="ListLabel_20_3355" style:display-name="ListLabel 3355" style:family="text">
      <style:text-properties style:font-name-complex="OpenSymbol2" style:font-family-complex="OpenSymbol" style:font-family-generic-complex="system" style:font-pitch-complex="variable"/>
    </style:style>
    <style:style style:name="ListLabel_20_3356" style:display-name="ListLabel 3356" style:family="text">
      <style:text-properties style:font-name-complex="OpenSymbol2" style:font-family-complex="OpenSymbol" style:font-family-generic-complex="system" style:font-pitch-complex="variable"/>
    </style:style>
    <style:style style:name="ListLabel_20_3357" style:display-name="ListLabel 3357" style:family="text">
      <style:text-properties style:font-name-complex="OpenSymbol2" style:font-family-complex="OpenSymbol" style:font-family-generic-complex="system" style:font-pitch-complex="variable"/>
    </style:style>
    <style:style style:name="ListLabel_20_3358" style:display-name="ListLabel 3358" style:family="text">
      <style:text-properties fo:font-size="11pt" fo:font-weight="normal" style:font-size-asian="11pt" style:font-weight-asian="normal" style:font-name-complex="OpenSymbol2" style:font-family-complex="OpenSymbol" style:font-family-generic-complex="system" style:font-pitch-complex="variable"/>
    </style:style>
    <style:style style:name="ListLabel_20_3359" style:display-name="ListLabel 3359" style:family="text">
      <style:text-properties style:font-name-complex="OpenSymbol2" style:font-family-complex="OpenSymbol" style:font-family-generic-complex="system" style:font-pitch-complex="variable"/>
    </style:style>
    <style:style style:name="ListLabel_20_3360" style:display-name="ListLabel 3360" style:family="text">
      <style:text-properties style:font-name-complex="OpenSymbol2" style:font-family-complex="OpenSymbol" style:font-family-generic-complex="system" style:font-pitch-complex="variable"/>
    </style:style>
    <style:style style:name="ListLabel_20_3361" style:display-name="ListLabel 3361" style:family="text">
      <style:text-properties style:font-name-complex="OpenSymbol2" style:font-family-complex="OpenSymbol" style:font-family-generic-complex="system" style:font-pitch-complex="variable"/>
    </style:style>
    <style:style style:name="ListLabel_20_3362" style:display-name="ListLabel 3362" style:family="text">
      <style:text-properties style:font-name-complex="OpenSymbol2" style:font-family-complex="OpenSymbol" style:font-family-generic-complex="system" style:font-pitch-complex="variable"/>
    </style:style>
    <style:style style:name="ListLabel_20_3363" style:display-name="ListLabel 3363" style:family="text">
      <style:text-properties style:font-name-complex="OpenSymbol2" style:font-family-complex="OpenSymbol" style:font-family-generic-complex="system" style:font-pitch-complex="variable"/>
    </style:style>
    <style:style style:name="ListLabel_20_3364" style:display-name="ListLabel 3364" style:family="text">
      <style:text-properties style:font-name-complex="OpenSymbol2" style:font-family-complex="OpenSymbol" style:font-family-generic-complex="system" style:font-pitch-complex="variable"/>
    </style:style>
    <style:style style:name="ListLabel_20_3365" style:display-name="ListLabel 3365" style:family="text">
      <style:text-properties style:font-name-complex="OpenSymbol2" style:font-family-complex="OpenSymbol" style:font-family-generic-complex="system" style:font-pitch-complex="variable"/>
    </style:style>
    <style:style style:name="ListLabel_20_3366" style:display-name="ListLabel 3366" style:family="text">
      <style:text-properties style:font-name-complex="OpenSymbol2" style:font-family-complex="OpenSymbol" style:font-family-generic-complex="system" style:font-pitch-complex="variable"/>
    </style:style>
    <style:style style:name="ListLabel_20_3367" style:display-name="ListLabel 3367" style:family="text">
      <style:text-properties style:font-name-complex="OpenSymbol2" style:font-family-complex="OpenSymbol" style:font-family-generic-complex="system" style:font-pitch-complex="variable"/>
    </style:style>
    <style:style style:name="ListLabel_20_3368" style:display-name="ListLabel 3368" style:family="text">
      <style:text-properties style:font-name-complex="OpenSymbol2" style:font-family-complex="OpenSymbol" style:font-family-generic-complex="system" style:font-pitch-complex="variable"/>
    </style:style>
    <style:style style:name="ListLabel_20_3369" style:display-name="ListLabel 3369" style:family="text">
      <style:text-properties style:font-name-complex="OpenSymbol2" style:font-family-complex="OpenSymbol" style:font-family-generic-complex="system" style:font-pitch-complex="variable"/>
    </style:style>
    <style:style style:name="ListLabel_20_3370" style:display-name="ListLabel 3370" style:family="text">
      <style:text-properties style:font-name-complex="OpenSymbol2" style:font-family-complex="OpenSymbol" style:font-family-generic-complex="system" style:font-pitch-complex="variable"/>
    </style:style>
    <style:style style:name="ListLabel_20_3371" style:display-name="ListLabel 3371" style:family="text">
      <style:text-properties style:font-name-complex="OpenSymbol2" style:font-family-complex="OpenSymbol" style:font-family-generic-complex="system" style:font-pitch-complex="variable"/>
    </style:style>
    <style:style style:name="ListLabel_20_3372" style:display-name="ListLabel 3372" style:family="text">
      <style:text-properties style:font-name-complex="OpenSymbol2" style:font-family-complex="OpenSymbol" style:font-family-generic-complex="system" style:font-pitch-complex="variable"/>
    </style:style>
    <style:style style:name="ListLabel_20_3373" style:display-name="ListLabel 3373" style:family="text">
      <style:text-properties style:font-name-complex="OpenSymbol2" style:font-family-complex="OpenSymbol" style:font-family-generic-complex="system" style:font-pitch-complex="variable"/>
    </style:style>
    <style:style style:name="ListLabel_20_3374" style:display-name="ListLabel 3374" style:family="text">
      <style:text-properties style:font-name-complex="OpenSymbol2" style:font-family-complex="OpenSymbol" style:font-family-generic-complex="system" style:font-pitch-complex="variable"/>
    </style:style>
    <style:style style:name="ListLabel_20_3375" style:display-name="ListLabel 3375" style:family="text">
      <style:text-properties style:font-name-complex="OpenSymbol2" style:font-family-complex="OpenSymbol" style:font-family-generic-complex="system" style:font-pitch-complex="variable"/>
    </style:style>
    <style:style style:name="ListLabel_20_3376" style:display-name="ListLabel 3376" style:family="text">
      <style:text-properties style:font-name-complex="OpenSymbol2" style:font-family-complex="OpenSymbol" style:font-family-generic-complex="system" style:font-pitch-complex="variable"/>
    </style:style>
    <style:style style:name="ListLabel_20_3377" style:display-name="ListLabel 3377" style:family="text">
      <style:text-properties style:font-name-complex="OpenSymbol2" style:font-family-complex="OpenSymbol" style:font-family-generic-complex="system" style:font-pitch-complex="variable"/>
    </style:style>
    <style:style style:name="ListLabel_20_3378" style:display-name="ListLabel 3378" style:family="text">
      <style:text-properties style:font-name-complex="OpenSymbol2" style:font-family-complex="OpenSymbol" style:font-family-generic-complex="system" style:font-pitch-complex="variable"/>
    </style:style>
    <style:style style:name="ListLabel_20_3379" style:display-name="ListLabel 3379" style:family="text">
      <style:text-properties style:font-name-complex="OpenSymbol2" style:font-family-complex="OpenSymbol" style:font-family-generic-complex="system" style:font-pitch-complex="variable"/>
    </style:style>
    <style:style style:name="ListLabel_20_3380" style:display-name="ListLabel 3380" style:family="text">
      <style:text-properties style:font-name-complex="OpenSymbol2" style:font-family-complex="OpenSymbol" style:font-family-generic-complex="system" style:font-pitch-complex="variable"/>
    </style:style>
    <style:style style:name="ListLabel_20_3381" style:display-name="ListLabel 3381" style:family="text">
      <style:text-properties style:font-name-complex="OpenSymbol2" style:font-family-complex="OpenSymbol" style:font-family-generic-complex="system" style:font-pitch-complex="variable"/>
    </style:style>
    <style:style style:name="ListLabel_20_3382" style:display-name="ListLabel 3382" style:family="text">
      <style:text-properties style:font-name-complex="OpenSymbol2" style:font-family-complex="OpenSymbol" style:font-family-generic-complex="system" style:font-pitch-complex="variable"/>
    </style:style>
    <style:style style:name="ListLabel_20_3383" style:display-name="ListLabel 3383" style:family="text">
      <style:text-properties style:font-name-complex="OpenSymbol2" style:font-family-complex="OpenSymbol" style:font-family-generic-complex="system" style:font-pitch-complex="variable"/>
    </style:style>
    <style:style style:name="ListLabel_20_3384" style:display-name="ListLabel 3384" style:family="text">
      <style:text-properties style:font-name-complex="OpenSymbol2" style:font-family-complex="OpenSymbol" style:font-family-generic-complex="system" style:font-pitch-complex="variable"/>
    </style:style>
    <style:style style:name="ListLabel_20_3385" style:display-name="ListLabel 3385" style:family="text">
      <style:text-properties fo:font-size="11pt" style:font-size-asian="11pt" style:font-name-complex="OpenSymbol2" style:font-family-complex="OpenSymbol" style:font-family-generic-complex="system" style:font-pitch-complex="variable"/>
    </style:style>
    <style:style style:name="ListLabel_20_3386" style:display-name="ListLabel 3386" style:family="text">
      <style:text-properties style:font-name-complex="OpenSymbol2" style:font-family-complex="OpenSymbol" style:font-family-generic-complex="system" style:font-pitch-complex="variable"/>
    </style:style>
    <style:style style:name="ListLabel_20_3387" style:display-name="ListLabel 3387" style:family="text">
      <style:text-properties style:font-name-complex="OpenSymbol2" style:font-family-complex="OpenSymbol" style:font-family-generic-complex="system" style:font-pitch-complex="variable"/>
    </style:style>
    <style:style style:name="ListLabel_20_3388" style:display-name="ListLabel 3388" style:family="text">
      <style:text-properties style:font-name-complex="OpenSymbol2" style:font-family-complex="OpenSymbol" style:font-family-generic-complex="system" style:font-pitch-complex="variable"/>
    </style:style>
    <style:style style:name="ListLabel_20_3389" style:display-name="ListLabel 3389" style:family="text">
      <style:text-properties style:font-name-complex="OpenSymbol2" style:font-family-complex="OpenSymbol" style:font-family-generic-complex="system" style:font-pitch-complex="variable"/>
    </style:style>
    <style:style style:name="ListLabel_20_3390" style:display-name="ListLabel 3390" style:family="text">
      <style:text-properties style:font-name-complex="OpenSymbol2" style:font-family-complex="OpenSymbol" style:font-family-generic-complex="system" style:font-pitch-complex="variable"/>
    </style:style>
    <style:style style:name="ListLabel_20_3391" style:display-name="ListLabel 3391" style:family="text">
      <style:text-properties style:font-name-complex="OpenSymbol2" style:font-family-complex="OpenSymbol" style:font-family-generic-complex="system" style:font-pitch-complex="variable"/>
    </style:style>
    <style:style style:name="ListLabel_20_3392" style:display-name="ListLabel 3392" style:family="text">
      <style:text-properties style:font-name-complex="OpenSymbol2" style:font-family-complex="OpenSymbol" style:font-family-generic-complex="system" style:font-pitch-complex="variable"/>
    </style:style>
    <style:style style:name="ListLabel_20_3393" style:display-name="ListLabel 3393" style:family="text">
      <style:text-properties style:font-name-complex="OpenSymbol2" style:font-family-complex="OpenSymbol" style:font-family-generic-complex="system" style:font-pitch-complex="variable"/>
    </style:style>
    <style:style style:name="ListLabel_20_3394" style:display-name="ListLabel 3394" style:family="text">
      <style:text-properties fo:font-weight="normal" style:font-weight-asian="normal" style:font-name-complex="OpenSymbol2" style:font-family-complex="OpenSymbol" style:font-family-generic-complex="system" style:font-pitch-complex="variable"/>
    </style:style>
    <style:style style:name="ListLabel_20_3395" style:display-name="ListLabel 3395" style:family="text">
      <style:text-properties style:font-name-complex="OpenSymbol2" style:font-family-complex="OpenSymbol" style:font-family-generic-complex="system" style:font-pitch-complex="variable"/>
    </style:style>
    <style:style style:name="ListLabel_20_3396" style:display-name="ListLabel 3396" style:family="text">
      <style:text-properties style:font-name-complex="OpenSymbol2" style:font-family-complex="OpenSymbol" style:font-family-generic-complex="system" style:font-pitch-complex="variable"/>
    </style:style>
    <style:style style:name="ListLabel_20_3397" style:display-name="ListLabel 3397" style:family="text">
      <style:text-properties style:font-name-complex="OpenSymbol2" style:font-family-complex="OpenSymbol" style:font-family-generic-complex="system" style:font-pitch-complex="variable"/>
    </style:style>
    <style:style style:name="ListLabel_20_3398" style:display-name="ListLabel 3398" style:family="text">
      <style:text-properties style:font-name-complex="OpenSymbol2" style:font-family-complex="OpenSymbol" style:font-family-generic-complex="system" style:font-pitch-complex="variable"/>
    </style:style>
    <style:style style:name="ListLabel_20_3399" style:display-name="ListLabel 3399" style:family="text">
      <style:text-properties style:font-name-complex="OpenSymbol2" style:font-family-complex="OpenSymbol" style:font-family-generic-complex="system" style:font-pitch-complex="variable"/>
    </style:style>
    <style:style style:name="ListLabel_20_3400" style:display-name="ListLabel 3400" style:family="text">
      <style:text-properties style:font-name-complex="OpenSymbol2" style:font-family-complex="OpenSymbol" style:font-family-generic-complex="system" style:font-pitch-complex="variable"/>
    </style:style>
    <style:style style:name="ListLabel_20_3401" style:display-name="ListLabel 3401" style:family="text">
      <style:text-properties style:font-name-complex="OpenSymbol2" style:font-family-complex="OpenSymbol" style:font-family-generic-complex="system" style:font-pitch-complex="variable"/>
    </style:style>
    <style:style style:name="ListLabel_20_3402" style:display-name="ListLabel 3402" style:family="text">
      <style:text-properties style:font-name-complex="OpenSymbol2" style:font-family-complex="OpenSymbol" style:font-family-generic-complex="system" style:font-pitch-complex="variable"/>
    </style:style>
    <style:style style:name="ListLabel_20_3403" style:display-name="ListLabel 3403" style:family="text">
      <style:text-properties style:font-name-complex="OpenSymbol2" style:font-family-complex="OpenSymbol" style:font-family-generic-complex="system" style:font-pitch-complex="variable"/>
    </style:style>
    <style:style style:name="ListLabel_20_3404" style:display-name="ListLabel 3404" style:family="text">
      <style:text-properties style:font-name-complex="OpenSymbol2" style:font-family-complex="OpenSymbol" style:font-family-generic-complex="system" style:font-pitch-complex="variable"/>
    </style:style>
    <style:style style:name="ListLabel_20_3405" style:display-name="ListLabel 3405" style:family="text">
      <style:text-properties style:font-name-complex="OpenSymbol2" style:font-family-complex="OpenSymbol" style:font-family-generic-complex="system" style:font-pitch-complex="variable"/>
    </style:style>
    <style:style style:name="ListLabel_20_3406" style:display-name="ListLabel 3406" style:family="text">
      <style:text-properties style:font-name-complex="OpenSymbol2" style:font-family-complex="OpenSymbol" style:font-family-generic-complex="system" style:font-pitch-complex="variable"/>
    </style:style>
    <style:style style:name="ListLabel_20_3407" style:display-name="ListLabel 3407" style:family="text">
      <style:text-properties style:font-name-complex="OpenSymbol2" style:font-family-complex="OpenSymbol" style:font-family-generic-complex="system" style:font-pitch-complex="variable"/>
    </style:style>
    <style:style style:name="ListLabel_20_3408" style:display-name="ListLabel 3408" style:family="text">
      <style:text-properties style:font-name-complex="OpenSymbol2" style:font-family-complex="OpenSymbol" style:font-family-generic-complex="system" style:font-pitch-complex="variable"/>
    </style:style>
    <style:style style:name="ListLabel_20_3409" style:display-name="ListLabel 3409" style:family="text">
      <style:text-properties style:font-name-complex="OpenSymbol2" style:font-family-complex="OpenSymbol" style:font-family-generic-complex="system" style:font-pitch-complex="variable"/>
    </style:style>
    <style:style style:name="ListLabel_20_3410" style:display-name="ListLabel 3410" style:family="text">
      <style:text-properties style:font-name-complex="OpenSymbol2" style:font-family-complex="OpenSymbol" style:font-family-generic-complex="system" style:font-pitch-complex="variable"/>
    </style:style>
    <style:style style:name="ListLabel_20_3411" style:display-name="ListLabel 3411" style:family="text">
      <style:text-properties style:font-name-complex="OpenSymbol2" style:font-family-complex="OpenSymbol" style:font-family-generic-complex="system" style:font-pitch-complex="variable"/>
    </style:style>
    <style:style style:name="ListLabel_20_3412" style:display-name="ListLabel 3412" style:family="text">
      <style:text-properties style:font-name-complex="OpenSymbol2" style:font-family-complex="OpenSymbol" style:font-family-generic-complex="system" style:font-pitch-complex="variable"/>
    </style:style>
    <style:style style:name="ListLabel_20_3413" style:display-name="ListLabel 3413" style:family="text">
      <style:text-properties style:font-name-complex="OpenSymbol2" style:font-family-complex="OpenSymbol" style:font-family-generic-complex="system" style:font-pitch-complex="variable"/>
    </style:style>
    <style:style style:name="ListLabel_20_3414" style:display-name="ListLabel 3414" style:family="text">
      <style:text-properties style:font-name-complex="OpenSymbol2" style:font-family-complex="OpenSymbol" style:font-family-generic-complex="system" style:font-pitch-complex="variable"/>
    </style:style>
    <style:style style:name="ListLabel_20_3415" style:display-name="ListLabel 3415" style:family="text">
      <style:text-properties style:font-name-complex="OpenSymbol2" style:font-family-complex="OpenSymbol" style:font-family-generic-complex="system" style:font-pitch-complex="variable"/>
    </style:style>
    <style:style style:name="ListLabel_20_3416" style:display-name="ListLabel 3416" style:family="text">
      <style:text-properties style:font-name-complex="OpenSymbol2" style:font-family-complex="OpenSymbol" style:font-family-generic-complex="system" style:font-pitch-complex="variable"/>
    </style:style>
    <style:style style:name="ListLabel_20_3417" style:display-name="ListLabel 3417" style:family="text">
      <style:text-properties style:font-name-complex="OpenSymbol2" style:font-family-complex="OpenSymbol" style:font-family-generic-complex="system" style:font-pitch-complex="variable"/>
    </style:style>
    <style:style style:name="ListLabel_20_3418" style:display-name="ListLabel 3418" style:family="text">
      <style:text-properties style:font-name-complex="OpenSymbol2" style:font-family-complex="OpenSymbol" style:font-family-generic-complex="system" style:font-pitch-complex="variable"/>
    </style:style>
    <style:style style:name="ListLabel_20_3419" style:display-name="ListLabel 3419" style:family="text">
      <style:text-properties style:font-name-complex="OpenSymbol2" style:font-family-complex="OpenSymbol" style:font-family-generic-complex="system" style:font-pitch-complex="variable"/>
    </style:style>
    <style:style style:name="ListLabel_20_3420" style:display-name="ListLabel 3420" style:family="text">
      <style:text-properties style:font-name-complex="OpenSymbol2" style:font-family-complex="OpenSymbol" style:font-family-generic-complex="system" style:font-pitch-complex="variable"/>
    </style:style>
    <style:style style:name="ListLabel_20_3421" style:display-name="ListLabel 3421" style:family="text">
      <style:text-properties fo:font-weight="bold" style:font-weight-asian="bold" style:font-name-complex="OpenSymbol2" style:font-family-complex="OpenSymbol" style:font-family-generic-complex="system" style:font-pitch-complex="variable"/>
    </style:style>
    <style:style style:name="ListLabel_20_3422" style:display-name="ListLabel 3422" style:family="text">
      <style:text-properties style:font-name-complex="OpenSymbol2" style:font-family-complex="OpenSymbol" style:font-family-generic-complex="system" style:font-pitch-complex="variable"/>
    </style:style>
    <style:style style:name="ListLabel_20_3423" style:display-name="ListLabel 3423" style:family="text">
      <style:text-properties style:font-name-complex="OpenSymbol2" style:font-family-complex="OpenSymbol" style:font-family-generic-complex="system" style:font-pitch-complex="variable"/>
    </style:style>
    <style:style style:name="ListLabel_20_3424" style:display-name="ListLabel 3424" style:family="text">
      <style:text-properties style:font-name-complex="OpenSymbol2" style:font-family-complex="OpenSymbol" style:font-family-generic-complex="system" style:font-pitch-complex="variable"/>
    </style:style>
    <style:style style:name="ListLabel_20_3425" style:display-name="ListLabel 3425" style:family="text">
      <style:text-properties style:font-name-complex="OpenSymbol2" style:font-family-complex="OpenSymbol" style:font-family-generic-complex="system" style:font-pitch-complex="variable"/>
    </style:style>
    <style:style style:name="ListLabel_20_3426" style:display-name="ListLabel 3426" style:family="text">
      <style:text-properties style:font-name-complex="OpenSymbol2" style:font-family-complex="OpenSymbol" style:font-family-generic-complex="system" style:font-pitch-complex="variable"/>
    </style:style>
    <style:style style:name="ListLabel_20_3427" style:display-name="ListLabel 3427" style:family="text">
      <style:text-properties style:font-name-complex="OpenSymbol2" style:font-family-complex="OpenSymbol" style:font-family-generic-complex="system" style:font-pitch-complex="variable"/>
    </style:style>
    <style:style style:name="ListLabel_20_3428" style:display-name="ListLabel 3428" style:family="text">
      <style:text-properties style:font-name-complex="OpenSymbol2" style:font-family-complex="OpenSymbol" style:font-family-generic-complex="system" style:font-pitch-complex="variable"/>
    </style:style>
    <style:style style:name="ListLabel_20_3429" style:display-name="ListLabel 3429" style:family="text">
      <style:text-properties style:font-name-complex="OpenSymbol2" style:font-family-complex="OpenSymbol" style:font-family-generic-complex="system" style:font-pitch-complex="variable"/>
    </style:style>
    <style:style style:name="ListLabel_20_3430" style:display-name="ListLabel 3430" style:family="text">
      <style:text-properties fo:font-size="11pt" style:font-size-asian="11pt" style:font-name-complex="OpenSymbol2" style:font-family-complex="OpenSymbol" style:font-family-generic-complex="system" style:font-pitch-complex="variable"/>
    </style:style>
    <style:style style:name="ListLabel_20_3431" style:display-name="ListLabel 3431" style:family="text">
      <style:text-properties style:font-name-complex="OpenSymbol2" style:font-family-complex="OpenSymbol" style:font-family-generic-complex="system" style:font-pitch-complex="variable"/>
    </style:style>
    <style:style style:name="ListLabel_20_3432" style:display-name="ListLabel 3432" style:family="text">
      <style:text-properties style:font-name-complex="OpenSymbol2" style:font-family-complex="OpenSymbol" style:font-family-generic-complex="system" style:font-pitch-complex="variable"/>
    </style:style>
    <style:style style:name="ListLabel_20_3433" style:display-name="ListLabel 3433" style:family="text">
      <style:text-properties style:font-name-complex="OpenSymbol2" style:font-family-complex="OpenSymbol" style:font-family-generic-complex="system" style:font-pitch-complex="variable"/>
    </style:style>
    <style:style style:name="ListLabel_20_3434" style:display-name="ListLabel 3434" style:family="text">
      <style:text-properties style:font-name-complex="OpenSymbol2" style:font-family-complex="OpenSymbol" style:font-family-generic-complex="system" style:font-pitch-complex="variable"/>
    </style:style>
    <style:style style:name="ListLabel_20_3435" style:display-name="ListLabel 3435" style:family="text">
      <style:text-properties style:font-name-complex="OpenSymbol2" style:font-family-complex="OpenSymbol" style:font-family-generic-complex="system" style:font-pitch-complex="variable"/>
    </style:style>
    <style:style style:name="ListLabel_20_3436" style:display-name="ListLabel 3436" style:family="text">
      <style:text-properties style:font-name-complex="OpenSymbol2" style:font-family-complex="OpenSymbol" style:font-family-generic-complex="system" style:font-pitch-complex="variable"/>
    </style:style>
    <style:style style:name="ListLabel_20_3437" style:display-name="ListLabel 3437" style:family="text">
      <style:text-properties style:font-name-complex="OpenSymbol2" style:font-family-complex="OpenSymbol" style:font-family-generic-complex="system" style:font-pitch-complex="variable"/>
    </style:style>
    <style:style style:name="ListLabel_20_3438" style:display-name="ListLabel 3438" style:family="text">
      <style:text-properties style:font-name-complex="OpenSymbol2" style:font-family-complex="OpenSymbol" style:font-family-generic-complex="system" style:font-pitch-complex="variable"/>
    </style:style>
    <style:style style:name="ListLabel_20_3439" style:display-name="ListLabel 3439" style:family="text">
      <style:text-properties fo:font-size="11pt" fo:font-weight="normal" style:font-size-asian="11pt" style:font-weight-asian="normal" style:font-name-complex="OpenSymbol2" style:font-family-complex="OpenSymbol" style:font-family-generic-complex="system" style:font-pitch-complex="variable"/>
    </style:style>
    <style:style style:name="ListLabel_20_3440" style:display-name="ListLabel 3440" style:family="text">
      <style:text-properties style:font-name-complex="OpenSymbol2" style:font-family-complex="OpenSymbol" style:font-family-generic-complex="system" style:font-pitch-complex="variable"/>
    </style:style>
    <style:style style:name="ListLabel_20_3441" style:display-name="ListLabel 3441" style:family="text">
      <style:text-properties style:font-name-complex="OpenSymbol2" style:font-family-complex="OpenSymbol" style:font-family-generic-complex="system" style:font-pitch-complex="variable"/>
    </style:style>
    <style:style style:name="ListLabel_20_3442" style:display-name="ListLabel 3442" style:family="text">
      <style:text-properties style:font-name-complex="OpenSymbol2" style:font-family-complex="OpenSymbol" style:font-family-generic-complex="system" style:font-pitch-complex="variable"/>
    </style:style>
    <style:style style:name="ListLabel_20_3443" style:display-name="ListLabel 3443" style:family="text">
      <style:text-properties style:font-name-complex="OpenSymbol2" style:font-family-complex="OpenSymbol" style:font-family-generic-complex="system" style:font-pitch-complex="variable"/>
    </style:style>
    <style:style style:name="ListLabel_20_3444" style:display-name="ListLabel 3444" style:family="text">
      <style:text-properties style:font-name-complex="OpenSymbol2" style:font-family-complex="OpenSymbol" style:font-family-generic-complex="system" style:font-pitch-complex="variable"/>
    </style:style>
    <style:style style:name="ListLabel_20_3445" style:display-name="ListLabel 3445" style:family="text">
      <style:text-properties style:font-name-complex="OpenSymbol2" style:font-family-complex="OpenSymbol" style:font-family-generic-complex="system" style:font-pitch-complex="variable"/>
    </style:style>
    <style:style style:name="ListLabel_20_3446" style:display-name="ListLabel 3446" style:family="text">
      <style:text-properties style:font-name-complex="OpenSymbol2" style:font-family-complex="OpenSymbol" style:font-family-generic-complex="system" style:font-pitch-complex="variable"/>
    </style:style>
    <style:style style:name="ListLabel_20_3447" style:display-name="ListLabel 3447" style:family="text">
      <style:text-properties style:font-name-complex="OpenSymbol2" style:font-family-complex="OpenSymbol" style:font-family-generic-complex="system" style:font-pitch-complex="variable"/>
    </style:style>
    <style:style style:name="ListLabel_20_3448" style:display-name="ListLabel 3448" style:family="text">
      <style:text-properties style:font-name-complex="OpenSymbol2" style:font-family-complex="OpenSymbol" style:font-family-generic-complex="system" style:font-pitch-complex="variable"/>
    </style:style>
    <style:style style:name="ListLabel_20_3449" style:display-name="ListLabel 3449" style:family="text">
      <style:text-properties style:font-name-complex="OpenSymbol2" style:font-family-complex="OpenSymbol" style:font-family-generic-complex="system" style:font-pitch-complex="variable"/>
    </style:style>
    <style:style style:name="ListLabel_20_3450" style:display-name="ListLabel 3450" style:family="text">
      <style:text-properties style:font-name-complex="OpenSymbol2" style:font-family-complex="OpenSymbol" style:font-family-generic-complex="system" style:font-pitch-complex="variable"/>
    </style:style>
    <style:style style:name="ListLabel_20_3451" style:display-name="ListLabel 3451" style:family="text">
      <style:text-properties style:font-name-complex="OpenSymbol2" style:font-family-complex="OpenSymbol" style:font-family-generic-complex="system" style:font-pitch-complex="variable"/>
    </style:style>
    <style:style style:name="ListLabel_20_3452" style:display-name="ListLabel 3452" style:family="text">
      <style:text-properties style:font-name-complex="OpenSymbol2" style:font-family-complex="OpenSymbol" style:font-family-generic-complex="system" style:font-pitch-complex="variable"/>
    </style:style>
    <style:style style:name="ListLabel_20_3453" style:display-name="ListLabel 3453" style:family="text">
      <style:text-properties style:font-name-complex="OpenSymbol2" style:font-family-complex="OpenSymbol" style:font-family-generic-complex="system" style:font-pitch-complex="variable"/>
    </style:style>
    <style:style style:name="ListLabel_20_3454" style:display-name="ListLabel 3454" style:family="text">
      <style:text-properties style:font-name-complex="OpenSymbol2" style:font-family-complex="OpenSymbol" style:font-family-generic-complex="system" style:font-pitch-complex="variable"/>
    </style:style>
    <style:style style:name="ListLabel_20_3455" style:display-name="ListLabel 3455" style:family="text">
      <style:text-properties style:font-name-complex="OpenSymbol2" style:font-family-complex="OpenSymbol" style:font-family-generic-complex="system" style:font-pitch-complex="variable"/>
    </style:style>
    <style:style style:name="ListLabel_20_3456" style:display-name="ListLabel 3456" style:family="text">
      <style:text-properties style:font-name-complex="OpenSymbol2" style:font-family-complex="OpenSymbol" style:font-family-generic-complex="system" style:font-pitch-complex="variable"/>
    </style:style>
    <style:style style:name="ListLabel_20_3457" style:display-name="ListLabel 3457" style:family="text">
      <style:text-properties style:font-name-complex="OpenSymbol2" style:font-family-complex="OpenSymbol" style:font-family-generic-complex="system" style:font-pitch-complex="variable"/>
    </style:style>
    <style:style style:name="ListLabel_20_3458" style:display-name="ListLabel 3458" style:family="text">
      <style:text-properties style:font-name-complex="OpenSymbol2" style:font-family-complex="OpenSymbol" style:font-family-generic-complex="system" style:font-pitch-complex="variable"/>
    </style:style>
    <style:style style:name="ListLabel_20_3459" style:display-name="ListLabel 3459" style:family="text">
      <style:text-properties style:font-name-complex="OpenSymbol2" style:font-family-complex="OpenSymbol" style:font-family-generic-complex="system" style:font-pitch-complex="variable"/>
    </style:style>
    <style:style style:name="ListLabel_20_3460" style:display-name="ListLabel 3460" style:family="text">
      <style:text-properties style:font-name-complex="OpenSymbol2" style:font-family-complex="OpenSymbol" style:font-family-generic-complex="system" style:font-pitch-complex="variable"/>
    </style:style>
    <style:style style:name="ListLabel_20_3461" style:display-name="ListLabel 3461" style:family="text">
      <style:text-properties style:font-name-complex="OpenSymbol2" style:font-family-complex="OpenSymbol" style:font-family-generic-complex="system" style:font-pitch-complex="variable"/>
    </style:style>
    <style:style style:name="ListLabel_20_3462" style:display-name="ListLabel 3462" style:family="text">
      <style:text-properties style:font-name-complex="OpenSymbol2" style:font-family-complex="OpenSymbol" style:font-family-generic-complex="system" style:font-pitch-complex="variable"/>
    </style:style>
    <style:style style:name="ListLabel_20_3463" style:display-name="ListLabel 3463" style:family="text">
      <style:text-properties style:font-name-complex="OpenSymbol2" style:font-family-complex="OpenSymbol" style:font-family-generic-complex="system" style:font-pitch-complex="variable"/>
    </style:style>
    <style:style style:name="ListLabel_20_3464" style:display-name="ListLabel 3464" style:family="text">
      <style:text-properties style:font-name-complex="OpenSymbol2" style:font-family-complex="OpenSymbol" style:font-family-generic-complex="system" style:font-pitch-complex="variable"/>
    </style:style>
    <style:style style:name="ListLabel_20_3465" style:display-name="ListLabel 3465" style:family="text">
      <style:text-properties style:font-name-complex="OpenSymbol2" style:font-family-complex="OpenSymbol" style:font-family-generic-complex="system" style:font-pitch-complex="variable"/>
    </style:style>
    <style:style style:name="ListLabel_20_3466" style:display-name="ListLabel 3466" style:family="text">
      <style:text-properties fo:font-size="11pt" style:font-size-asian="11pt" style:font-name-complex="OpenSymbol2" style:font-family-complex="OpenSymbol" style:font-family-generic-complex="system" style:font-pitch-complex="variable"/>
    </style:style>
    <style:style style:name="ListLabel_20_3467" style:display-name="ListLabel 3467" style:family="text">
      <style:text-properties style:font-name-complex="OpenSymbol2" style:font-family-complex="OpenSymbol" style:font-family-generic-complex="system" style:font-pitch-complex="variable"/>
    </style:style>
    <style:style style:name="ListLabel_20_3468" style:display-name="ListLabel 3468" style:family="text">
      <style:text-properties style:font-name-complex="OpenSymbol2" style:font-family-complex="OpenSymbol" style:font-family-generic-complex="system" style:font-pitch-complex="variable"/>
    </style:style>
    <style:style style:name="ListLabel_20_3469" style:display-name="ListLabel 3469" style:family="text">
      <style:text-properties style:font-name-complex="OpenSymbol2" style:font-family-complex="OpenSymbol" style:font-family-generic-complex="system" style:font-pitch-complex="variable"/>
    </style:style>
    <style:style style:name="ListLabel_20_3470" style:display-name="ListLabel 3470" style:family="text">
      <style:text-properties style:font-name-complex="OpenSymbol2" style:font-family-complex="OpenSymbol" style:font-family-generic-complex="system" style:font-pitch-complex="variable"/>
    </style:style>
    <style:style style:name="ListLabel_20_3471" style:display-name="ListLabel 3471" style:family="text">
      <style:text-properties style:font-name-complex="OpenSymbol2" style:font-family-complex="OpenSymbol" style:font-family-generic-complex="system" style:font-pitch-complex="variable"/>
    </style:style>
    <style:style style:name="ListLabel_20_3472" style:display-name="ListLabel 3472" style:family="text">
      <style:text-properties style:font-name-complex="OpenSymbol2" style:font-family-complex="OpenSymbol" style:font-family-generic-complex="system" style:font-pitch-complex="variable"/>
    </style:style>
    <style:style style:name="ListLabel_20_3473" style:display-name="ListLabel 3473" style:family="text">
      <style:text-properties style:font-name-complex="OpenSymbol2" style:font-family-complex="OpenSymbol" style:font-family-generic-complex="system" style:font-pitch-complex="variable"/>
    </style:style>
    <style:style style:name="ListLabel_20_3474" style:display-name="ListLabel 3474" style:family="text">
      <style:text-properties style:font-name-complex="OpenSymbol2" style:font-family-complex="OpenSymbol" style:font-family-generic-complex="system" style:font-pitch-complex="variable"/>
    </style:style>
    <style:style style:name="ListLabel_20_3475" style:display-name="ListLabel 3475" style:family="text">
      <style:text-properties fo:font-weight="normal" style:font-weight-asian="normal" style:font-name-complex="OpenSymbol2" style:font-family-complex="OpenSymbol" style:font-family-generic-complex="system" style:font-pitch-complex="variable"/>
    </style:style>
    <style:style style:name="ListLabel_20_3476" style:display-name="ListLabel 3476" style:family="text">
      <style:text-properties style:font-name-complex="OpenSymbol2" style:font-family-complex="OpenSymbol" style:font-family-generic-complex="system" style:font-pitch-complex="variable"/>
    </style:style>
    <style:style style:name="ListLabel_20_3477" style:display-name="ListLabel 3477" style:family="text">
      <style:text-properties style:font-name-complex="OpenSymbol2" style:font-family-complex="OpenSymbol" style:font-family-generic-complex="system" style:font-pitch-complex="variable"/>
    </style:style>
    <style:style style:name="ListLabel_20_3478" style:display-name="ListLabel 3478" style:family="text">
      <style:text-properties style:font-name-complex="OpenSymbol2" style:font-family-complex="OpenSymbol" style:font-family-generic-complex="system" style:font-pitch-complex="variable"/>
    </style:style>
    <style:style style:name="ListLabel_20_3479" style:display-name="ListLabel 3479" style:family="text">
      <style:text-properties style:font-name-complex="OpenSymbol2" style:font-family-complex="OpenSymbol" style:font-family-generic-complex="system" style:font-pitch-complex="variable"/>
    </style:style>
    <style:style style:name="ListLabel_20_3480" style:display-name="ListLabel 3480" style:family="text">
      <style:text-properties style:font-name-complex="OpenSymbol2" style:font-family-complex="OpenSymbol" style:font-family-generic-complex="system" style:font-pitch-complex="variable"/>
    </style:style>
    <style:style style:name="ListLabel_20_3481" style:display-name="ListLabel 3481" style:family="text">
      <style:text-properties style:font-name-complex="OpenSymbol2" style:font-family-complex="OpenSymbol" style:font-family-generic-complex="system" style:font-pitch-complex="variable"/>
    </style:style>
    <style:style style:name="ListLabel_20_3482" style:display-name="ListLabel 3482" style:family="text">
      <style:text-properties style:font-name-complex="OpenSymbol2" style:font-family-complex="OpenSymbol" style:font-family-generic-complex="system" style:font-pitch-complex="variable"/>
    </style:style>
    <style:style style:name="ListLabel_20_3483" style:display-name="ListLabel 3483" style:family="text">
      <style:text-properties style:font-name-complex="OpenSymbol2" style:font-family-complex="OpenSymbol" style:font-family-generic-complex="system" style:font-pitch-complex="variable"/>
    </style:style>
    <style:style style:name="ListLabel_20_3484" style:display-name="ListLabel 3484" style:family="text">
      <style:text-properties style:font-name-complex="OpenSymbol2" style:font-family-complex="OpenSymbol" style:font-family-generic-complex="system" style:font-pitch-complex="variable"/>
    </style:style>
    <style:style style:name="ListLabel_20_3485" style:display-name="ListLabel 3485" style:family="text">
      <style:text-properties style:font-name-complex="OpenSymbol2" style:font-family-complex="OpenSymbol" style:font-family-generic-complex="system" style:font-pitch-complex="variable"/>
    </style:style>
    <style:style style:name="ListLabel_20_3486" style:display-name="ListLabel 3486" style:family="text">
      <style:text-properties style:font-name-complex="OpenSymbol2" style:font-family-complex="OpenSymbol" style:font-family-generic-complex="system" style:font-pitch-complex="variable"/>
    </style:style>
    <style:style style:name="ListLabel_20_3487" style:display-name="ListLabel 3487" style:family="text">
      <style:text-properties style:font-name-complex="OpenSymbol2" style:font-family-complex="OpenSymbol" style:font-family-generic-complex="system" style:font-pitch-complex="variable"/>
    </style:style>
    <style:style style:name="ListLabel_20_3488" style:display-name="ListLabel 3488" style:family="text">
      <style:text-properties style:font-name-complex="OpenSymbol2" style:font-family-complex="OpenSymbol" style:font-family-generic-complex="system" style:font-pitch-complex="variable"/>
    </style:style>
    <style:style style:name="ListLabel_20_3489" style:display-name="ListLabel 3489" style:family="text">
      <style:text-properties style:font-name-complex="OpenSymbol2" style:font-family-complex="OpenSymbol" style:font-family-generic-complex="system" style:font-pitch-complex="variable"/>
    </style:style>
    <style:style style:name="ListLabel_20_3490" style:display-name="ListLabel 3490" style:family="text">
      <style:text-properties style:font-name-complex="OpenSymbol2" style:font-family-complex="OpenSymbol" style:font-family-generic-complex="system" style:font-pitch-complex="variable"/>
    </style:style>
    <style:style style:name="ListLabel_20_3491" style:display-name="ListLabel 3491" style:family="text">
      <style:text-properties style:font-name-complex="OpenSymbol2" style:font-family-complex="OpenSymbol" style:font-family-generic-complex="system" style:font-pitch-complex="variable"/>
    </style:style>
    <style:style style:name="ListLabel_20_3492" style:display-name="ListLabel 3492" style:family="text">
      <style:text-properties style:font-name-complex="OpenSymbol2" style:font-family-complex="OpenSymbol" style:font-family-generic-complex="system" style:font-pitch-complex="variable"/>
    </style:style>
    <style:style style:name="ListLabel_20_3493" style:display-name="ListLabel 3493" style:family="text">
      <style:text-properties style:font-name-complex="OpenSymbol2" style:font-family-complex="OpenSymbol" style:font-family-generic-complex="system" style:font-pitch-complex="variable"/>
    </style:style>
    <style:style style:name="ListLabel_20_3494" style:display-name="ListLabel 3494" style:family="text">
      <style:text-properties style:font-name-complex="OpenSymbol2" style:font-family-complex="OpenSymbol" style:font-family-generic-complex="system" style:font-pitch-complex="variable"/>
    </style:style>
    <style:style style:name="ListLabel_20_3495" style:display-name="ListLabel 3495" style:family="text">
      <style:text-properties style:font-name-complex="OpenSymbol2" style:font-family-complex="OpenSymbol" style:font-family-generic-complex="system" style:font-pitch-complex="variable"/>
    </style:style>
    <style:style style:name="ListLabel_20_3496" style:display-name="ListLabel 3496" style:family="text">
      <style:text-properties style:font-name-complex="OpenSymbol2" style:font-family-complex="OpenSymbol" style:font-family-generic-complex="system" style:font-pitch-complex="variable"/>
    </style:style>
    <style:style style:name="ListLabel_20_3497" style:display-name="ListLabel 3497" style:family="text">
      <style:text-properties style:font-name-complex="OpenSymbol2" style:font-family-complex="OpenSymbol" style:font-family-generic-complex="system" style:font-pitch-complex="variable"/>
    </style:style>
    <style:style style:name="ListLabel_20_3498" style:display-name="ListLabel 3498" style:family="text">
      <style:text-properties style:font-name-complex="OpenSymbol2" style:font-family-complex="OpenSymbol" style:font-family-generic-complex="system" style:font-pitch-complex="variable"/>
    </style:style>
    <style:style style:name="ListLabel_20_3499" style:display-name="ListLabel 3499" style:family="text">
      <style:text-properties style:font-name-complex="OpenSymbol2" style:font-family-complex="OpenSymbol" style:font-family-generic-complex="system" style:font-pitch-complex="variable"/>
    </style:style>
    <style:style style:name="ListLabel_20_3500" style:display-name="ListLabel 3500" style:family="text">
      <style:text-properties style:font-name-complex="OpenSymbol2" style:font-family-complex="OpenSymbol" style:font-family-generic-complex="system" style:font-pitch-complex="variable"/>
    </style:style>
    <style:style style:name="ListLabel_20_3501" style:display-name="ListLabel 3501" style:family="text">
      <style:text-properties style:font-name-complex="OpenSymbol2" style:font-family-complex="OpenSymbol" style:font-family-generic-complex="system" style:font-pitch-complex="variable"/>
    </style:style>
    <style:style style:name="ListLabel_20_3502" style:display-name="ListLabel 3502" style:family="text">
      <style:text-properties fo:font-weight="bold" style:font-weight-asian="bold" style:font-name-complex="OpenSymbol2" style:font-family-complex="OpenSymbol" style:font-family-generic-complex="system" style:font-pitch-complex="variable"/>
    </style:style>
    <style:style style:name="ListLabel_20_3503" style:display-name="ListLabel 3503" style:family="text">
      <style:text-properties style:font-name-complex="OpenSymbol2" style:font-family-complex="OpenSymbol" style:font-family-generic-complex="system" style:font-pitch-complex="variable"/>
    </style:style>
    <style:style style:name="ListLabel_20_3504" style:display-name="ListLabel 3504" style:family="text">
      <style:text-properties style:font-name-complex="OpenSymbol2" style:font-family-complex="OpenSymbol" style:font-family-generic-complex="system" style:font-pitch-complex="variable"/>
    </style:style>
    <style:style style:name="ListLabel_20_3505" style:display-name="ListLabel 3505" style:family="text">
      <style:text-properties style:font-name-complex="OpenSymbol2" style:font-family-complex="OpenSymbol" style:font-family-generic-complex="system" style:font-pitch-complex="variable"/>
    </style:style>
    <style:style style:name="ListLabel_20_3506" style:display-name="ListLabel 3506" style:family="text">
      <style:text-properties style:font-name-complex="OpenSymbol2" style:font-family-complex="OpenSymbol" style:font-family-generic-complex="system" style:font-pitch-complex="variable"/>
    </style:style>
    <style:style style:name="ListLabel_20_3507" style:display-name="ListLabel 3507" style:family="text">
      <style:text-properties style:font-name-complex="OpenSymbol2" style:font-family-complex="OpenSymbol" style:font-family-generic-complex="system" style:font-pitch-complex="variable"/>
    </style:style>
    <style:style style:name="ListLabel_20_3508" style:display-name="ListLabel 3508" style:family="text">
      <style:text-properties style:font-name-complex="OpenSymbol2" style:font-family-complex="OpenSymbol" style:font-family-generic-complex="system" style:font-pitch-complex="variable"/>
    </style:style>
    <style:style style:name="ListLabel_20_3509" style:display-name="ListLabel 3509" style:family="text">
      <style:text-properties style:font-name-complex="OpenSymbol2" style:font-family-complex="OpenSymbol" style:font-family-generic-complex="system" style:font-pitch-complex="variable"/>
    </style:style>
    <style:style style:name="ListLabel_20_3510" style:display-name="ListLabel 3510" style:family="text">
      <style:text-properties style:font-name-complex="OpenSymbol2" style:font-family-complex="OpenSymbol" style:font-family-generic-complex="system" style:font-pitch-complex="variable"/>
    </style:style>
    <style:style style:name="ListLabel_20_3511" style:display-name="ListLabel 3511" style:family="text">
      <style:text-properties style:font-name-complex="Courier New3" style:font-family-complex="'Courier New'" style:font-family-generic-complex="system" style:font-pitch-complex="variable"/>
    </style:style>
    <style:style style:name="ListLabel_20_3512" style:display-name="ListLabel 3512" style:family="text">
      <style:text-properties style:font-name-complex="Courier New3" style:font-family-complex="'Courier New'" style:font-family-generic-complex="system" style:font-pitch-complex="variable"/>
    </style:style>
    <style:style style:name="ListLabel_20_3513" style:display-name="ListLabel 3513" style:family="text">
      <style:text-properties style:font-name-complex="Courier New3" style:font-family-complex="'Courier New'" style:font-family-generic-complex="system" style:font-pitch-complex="variable"/>
    </style:style>
    <style:style style:name="ListLabel_20_3514" style:display-name="ListLabel 3514" style:family="text">
      <style:text-properties style:font-name-complex="Courier New3" style:font-family-complex="'Courier New'" style:font-family-generic-complex="system" style:font-pitch-complex="variable"/>
    </style:style>
    <style:style style:name="ListLabel_20_3515" style:display-name="ListLabel 3515" style:family="text">
      <style:text-properties style:font-name-complex="Courier New3" style:font-family-complex="'Courier New'" style:font-family-generic-complex="system" style:font-pitch-complex="variable"/>
    </style:style>
    <style:style style:name="ListLabel_20_3516" style:display-name="ListLabel 3516" style:family="text">
      <style:text-properties style:font-name-complex="Courier New3" style:font-family-complex="'Courier New'" style:font-family-generic-complex="system" style:font-pitch-complex="variable"/>
    </style:style>
    <style:style style:name="ListLabel_20_3517" style:display-name="ListLabel 3517" style:family="text">
      <style:text-properties style:font-name-complex="Courier New3" style:font-family-complex="'Courier New'" style:font-family-generic-complex="system" style:font-pitch-complex="variable"/>
    </style:style>
    <style:style style:name="ListLabel_20_3518" style:display-name="ListLabel 3518" style:family="text">
      <style:text-properties style:font-name-complex="Courier New3" style:font-family-complex="'Courier New'" style:font-family-generic-complex="system" style:font-pitch-complex="variable"/>
    </style:style>
    <style:style style:name="ListLabel_20_3519" style:display-name="ListLabel 3519" style:family="text">
      <style:text-properties style:font-name-complex="Courier New3" style:font-family-complex="'Courier New'" style:font-family-generic-complex="system" style:font-pitch-complex="variable"/>
    </style:style>
    <style:style style:name="ListLabel_20_3520" style:display-name="ListLabel 3520" style:family="text">
      <style:text-properties style:font-name-complex="Courier New3" style:font-family-complex="'Courier New'" style:font-family-generic-complex="system" style:font-pitch-complex="variable"/>
    </style:style>
    <style:style style:name="ListLabel_20_3521" style:display-name="ListLabel 3521" style:family="text">
      <style:text-properties style:font-name-complex="Courier New3" style:font-family-complex="'Courier New'" style:font-family-generic-complex="system" style:font-pitch-complex="variable"/>
    </style:style>
    <style:style style:name="ListLabel_20_3522" style:display-name="ListLabel 3522" style:family="text">
      <style:text-properties style:font-name-complex="Courier New3" style:font-family-complex="'Courier New'" style:font-family-generic-complex="system" style:font-pitch-complex="variable"/>
    </style:style>
    <style:style style:name="ListLabel_20_3523" style:display-name="ListLabel 3523" style:family="text">
      <style:text-properties style:font-name-complex="Courier New3" style:font-family-complex="'Courier New'" style:font-family-generic-complex="system" style:font-pitch-complex="variable"/>
    </style:style>
    <style:style style:name="ListLabel_20_3524" style:display-name="ListLabel 3524" style:family="text">
      <style:text-properties style:font-name-complex="Courier New3" style:font-family-complex="'Courier New'" style:font-family-generic-complex="system" style:font-pitch-complex="variable"/>
    </style:style>
    <style:style style:name="ListLabel_20_3525" style:display-name="ListLabel 3525" style:family="text">
      <style:text-properties style:font-name-complex="Courier New3" style:font-family-complex="'Courier New'" style:font-family-generic-complex="system" style:font-pitch-complex="variable"/>
    </style:style>
    <style:style style:name="ListLabel_20_3526" style:display-name="ListLabel 3526" style:family="text">
      <style:text-properties fo:font-size="11pt" style:font-size-asian="11pt" style:font-name-complex="OpenSymbol2" style:font-family-complex="OpenSymbol" style:font-family-generic-complex="system" style:font-pitch-complex="variable"/>
    </style:style>
    <style:style style:name="ListLabel_20_3527" style:display-name="ListLabel 3527" style:family="text">
      <style:text-properties style:font-name-complex="OpenSymbol2" style:font-family-complex="OpenSymbol" style:font-family-generic-complex="system" style:font-pitch-complex="variable"/>
    </style:style>
    <style:style style:name="ListLabel_20_3528" style:display-name="ListLabel 3528" style:family="text">
      <style:text-properties style:font-name-complex="OpenSymbol2" style:font-family-complex="OpenSymbol" style:font-family-generic-complex="system" style:font-pitch-complex="variable"/>
    </style:style>
    <style:style style:name="ListLabel_20_3529" style:display-name="ListLabel 3529" style:family="text">
      <style:text-properties style:font-name-complex="OpenSymbol2" style:font-family-complex="OpenSymbol" style:font-family-generic-complex="system" style:font-pitch-complex="variable"/>
    </style:style>
    <style:style style:name="ListLabel_20_3530" style:display-name="ListLabel 3530" style:family="text">
      <style:text-properties style:font-name-complex="OpenSymbol2" style:font-family-complex="OpenSymbol" style:font-family-generic-complex="system" style:font-pitch-complex="variable"/>
    </style:style>
    <style:style style:name="ListLabel_20_3531" style:display-name="ListLabel 3531" style:family="text">
      <style:text-properties style:font-name-complex="OpenSymbol2" style:font-family-complex="OpenSymbol" style:font-family-generic-complex="system" style:font-pitch-complex="variable"/>
    </style:style>
    <style:style style:name="ListLabel_20_3532" style:display-name="ListLabel 3532" style:family="text">
      <style:text-properties style:font-name-complex="OpenSymbol2" style:font-family-complex="OpenSymbol" style:font-family-generic-complex="system" style:font-pitch-complex="variable"/>
    </style:style>
    <style:style style:name="ListLabel_20_3533" style:display-name="ListLabel 3533" style:family="text">
      <style:text-properties style:font-name-complex="OpenSymbol2" style:font-family-complex="OpenSymbol" style:font-family-generic-complex="system" style:font-pitch-complex="variable"/>
    </style:style>
    <style:style style:name="ListLabel_20_3534" style:display-name="ListLabel 3534" style:family="text">
      <style:text-properties style:font-name-complex="OpenSymbol2" style:font-family-complex="OpenSymbol" style:font-family-generic-complex="system" style:font-pitch-complex="variable"/>
    </style:style>
    <style:style style:name="ListLabel_20_3535" style:display-name="ListLabel 3535" style:family="text">
      <style:text-properties fo:font-size="11pt" fo:font-weight="normal" style:font-size-asian="11pt" style:font-weight-asian="normal" style:font-name-complex="OpenSymbol2" style:font-family-complex="OpenSymbol" style:font-family-generic-complex="system" style:font-pitch-complex="variable"/>
    </style:style>
    <style:style style:name="ListLabel_20_3536" style:display-name="ListLabel 3536" style:family="text">
      <style:text-properties style:font-name-complex="OpenSymbol2" style:font-family-complex="OpenSymbol" style:font-family-generic-complex="system" style:font-pitch-complex="variable"/>
    </style:style>
    <style:style style:name="ListLabel_20_3537" style:display-name="ListLabel 3537" style:family="text">
      <style:text-properties style:font-name-complex="OpenSymbol2" style:font-family-complex="OpenSymbol" style:font-family-generic-complex="system" style:font-pitch-complex="variable"/>
    </style:style>
    <style:style style:name="ListLabel_20_3538" style:display-name="ListLabel 3538" style:family="text">
      <style:text-properties style:font-name-complex="OpenSymbol2" style:font-family-complex="OpenSymbol" style:font-family-generic-complex="system" style:font-pitch-complex="variable"/>
    </style:style>
    <style:style style:name="ListLabel_20_3539" style:display-name="ListLabel 3539" style:family="text">
      <style:text-properties style:font-name-complex="OpenSymbol2" style:font-family-complex="OpenSymbol" style:font-family-generic-complex="system" style:font-pitch-complex="variable"/>
    </style:style>
    <style:style style:name="ListLabel_20_3540" style:display-name="ListLabel 3540" style:family="text">
      <style:text-properties style:font-name-complex="OpenSymbol2" style:font-family-complex="OpenSymbol" style:font-family-generic-complex="system" style:font-pitch-complex="variable"/>
    </style:style>
    <style:style style:name="ListLabel_20_3541" style:display-name="ListLabel 3541" style:family="text">
      <style:text-properties style:font-name-complex="OpenSymbol2" style:font-family-complex="OpenSymbol" style:font-family-generic-complex="system" style:font-pitch-complex="variable"/>
    </style:style>
    <style:style style:name="ListLabel_20_3542" style:display-name="ListLabel 3542" style:family="text">
      <style:text-properties style:font-name-complex="OpenSymbol2" style:font-family-complex="OpenSymbol" style:font-family-generic-complex="system" style:font-pitch-complex="variable"/>
    </style:style>
    <style:style style:name="ListLabel_20_3543" style:display-name="ListLabel 3543" style:family="text">
      <style:text-properties style:font-name-complex="OpenSymbol2" style:font-family-complex="OpenSymbol" style:font-family-generic-complex="system" style:font-pitch-complex="variable"/>
    </style:style>
    <style:style style:name="ListLabel_20_3544" style:display-name="ListLabel 3544" style:family="text">
      <style:text-properties style:font-name-complex="OpenSymbol2" style:font-family-complex="OpenSymbol" style:font-family-generic-complex="system" style:font-pitch-complex="variable"/>
    </style:style>
    <style:style style:name="ListLabel_20_3545" style:display-name="ListLabel 3545" style:family="text">
      <style:text-properties style:font-name-complex="OpenSymbol2" style:font-family-complex="OpenSymbol" style:font-family-generic-complex="system" style:font-pitch-complex="variable"/>
    </style:style>
    <style:style style:name="ListLabel_20_3546" style:display-name="ListLabel 3546" style:family="text">
      <style:text-properties style:font-name-complex="OpenSymbol2" style:font-family-complex="OpenSymbol" style:font-family-generic-complex="system" style:font-pitch-complex="variable"/>
    </style:style>
    <style:style style:name="ListLabel_20_3547" style:display-name="ListLabel 3547" style:family="text">
      <style:text-properties style:font-name-complex="OpenSymbol2" style:font-family-complex="OpenSymbol" style:font-family-generic-complex="system" style:font-pitch-complex="variable"/>
    </style:style>
    <style:style style:name="ListLabel_20_3548" style:display-name="ListLabel 3548" style:family="text">
      <style:text-properties style:font-name-complex="OpenSymbol2" style:font-family-complex="OpenSymbol" style:font-family-generic-complex="system" style:font-pitch-complex="variable"/>
    </style:style>
    <style:style style:name="ListLabel_20_3549" style:display-name="ListLabel 3549" style:family="text">
      <style:text-properties style:font-name-complex="OpenSymbol2" style:font-family-complex="OpenSymbol" style:font-family-generic-complex="system" style:font-pitch-complex="variable"/>
    </style:style>
    <style:style style:name="ListLabel_20_3550" style:display-name="ListLabel 3550" style:family="text">
      <style:text-properties style:font-name-complex="OpenSymbol2" style:font-family-complex="OpenSymbol" style:font-family-generic-complex="system" style:font-pitch-complex="variable"/>
    </style:style>
    <style:style style:name="ListLabel_20_3551" style:display-name="ListLabel 3551" style:family="text">
      <style:text-properties style:font-name-complex="OpenSymbol2" style:font-family-complex="OpenSymbol" style:font-family-generic-complex="system" style:font-pitch-complex="variable"/>
    </style:style>
    <style:style style:name="ListLabel_20_3552" style:display-name="ListLabel 3552" style:family="text">
      <style:text-properties style:font-name-complex="OpenSymbol2" style:font-family-complex="OpenSymbol" style:font-family-generic-complex="system" style:font-pitch-complex="variable"/>
    </style:style>
    <style:style style:name="ListLabel_20_3553" style:display-name="ListLabel 3553" style:family="text">
      <style:text-properties style:font-name-complex="OpenSymbol2" style:font-family-complex="OpenSymbol" style:font-family-generic-complex="system" style:font-pitch-complex="variable"/>
    </style:style>
    <style:style style:name="ListLabel_20_3554" style:display-name="ListLabel 3554" style:family="text">
      <style:text-properties style:font-name-complex="OpenSymbol2" style:font-family-complex="OpenSymbol" style:font-family-generic-complex="system" style:font-pitch-complex="variable"/>
    </style:style>
    <style:style style:name="ListLabel_20_3555" style:display-name="ListLabel 3555" style:family="text">
      <style:text-properties style:font-name-complex="OpenSymbol2" style:font-family-complex="OpenSymbol" style:font-family-generic-complex="system" style:font-pitch-complex="variable"/>
    </style:style>
    <style:style style:name="ListLabel_20_3556" style:display-name="ListLabel 3556" style:family="text">
      <style:text-properties style:font-name-complex="OpenSymbol2" style:font-family-complex="OpenSymbol" style:font-family-generic-complex="system" style:font-pitch-complex="variable"/>
    </style:style>
    <style:style style:name="ListLabel_20_3557" style:display-name="ListLabel 3557" style:family="text">
      <style:text-properties style:font-name-complex="OpenSymbol2" style:font-family-complex="OpenSymbol" style:font-family-generic-complex="system" style:font-pitch-complex="variable"/>
    </style:style>
    <style:style style:name="ListLabel_20_3558" style:display-name="ListLabel 3558" style:family="text">
      <style:text-properties style:font-name-complex="OpenSymbol2" style:font-family-complex="OpenSymbol" style:font-family-generic-complex="system" style:font-pitch-complex="variable"/>
    </style:style>
    <style:style style:name="ListLabel_20_3559" style:display-name="ListLabel 3559" style:family="text">
      <style:text-properties style:font-name-complex="OpenSymbol2" style:font-family-complex="OpenSymbol" style:font-family-generic-complex="system" style:font-pitch-complex="variable"/>
    </style:style>
    <style:style style:name="ListLabel_20_3560" style:display-name="ListLabel 3560" style:family="text">
      <style:text-properties style:font-name-complex="OpenSymbol2" style:font-family-complex="OpenSymbol" style:font-family-generic-complex="system" style:font-pitch-complex="variable"/>
    </style:style>
    <style:style style:name="ListLabel_20_3561" style:display-name="ListLabel 3561" style:family="text">
      <style:text-properties style:font-name-complex="OpenSymbol2" style:font-family-complex="OpenSymbol" style:font-family-generic-complex="system" style:font-pitch-complex="variable"/>
    </style:style>
    <style:style style:name="ListLabel_20_3562" style:display-name="ListLabel 3562" style:family="text">
      <style:text-properties fo:font-size="11pt" style:font-size-asian="11pt" style:font-name-complex="OpenSymbol2" style:font-family-complex="OpenSymbol" style:font-family-generic-complex="system" style:font-pitch-complex="variable"/>
    </style:style>
    <style:style style:name="ListLabel_20_3563" style:display-name="ListLabel 3563" style:family="text">
      <style:text-properties style:font-name-complex="OpenSymbol2" style:font-family-complex="OpenSymbol" style:font-family-generic-complex="system" style:font-pitch-complex="variable"/>
    </style:style>
    <style:style style:name="ListLabel_20_3564" style:display-name="ListLabel 3564" style:family="text">
      <style:text-properties style:font-name-complex="OpenSymbol2" style:font-family-complex="OpenSymbol" style:font-family-generic-complex="system" style:font-pitch-complex="variable"/>
    </style:style>
    <style:style style:name="ListLabel_20_3565" style:display-name="ListLabel 3565" style:family="text">
      <style:text-properties style:font-name-complex="OpenSymbol2" style:font-family-complex="OpenSymbol" style:font-family-generic-complex="system" style:font-pitch-complex="variable"/>
    </style:style>
    <style:style style:name="ListLabel_20_3566" style:display-name="ListLabel 3566" style:family="text">
      <style:text-properties style:font-name-complex="OpenSymbol2" style:font-family-complex="OpenSymbol" style:font-family-generic-complex="system" style:font-pitch-complex="variable"/>
    </style:style>
    <style:style style:name="ListLabel_20_3567" style:display-name="ListLabel 3567" style:family="text">
      <style:text-properties style:font-name-complex="OpenSymbol2" style:font-family-complex="OpenSymbol" style:font-family-generic-complex="system" style:font-pitch-complex="variable"/>
    </style:style>
    <style:style style:name="ListLabel_20_3568" style:display-name="ListLabel 3568" style:family="text">
      <style:text-properties style:font-name-complex="OpenSymbol2" style:font-family-complex="OpenSymbol" style:font-family-generic-complex="system" style:font-pitch-complex="variable"/>
    </style:style>
    <style:style style:name="ListLabel_20_3569" style:display-name="ListLabel 3569" style:family="text">
      <style:text-properties style:font-name-complex="OpenSymbol2" style:font-family-complex="OpenSymbol" style:font-family-generic-complex="system" style:font-pitch-complex="variable"/>
    </style:style>
    <style:style style:name="ListLabel_20_3570" style:display-name="ListLabel 3570" style:family="text">
      <style:text-properties style:font-name-complex="OpenSymbol2" style:font-family-complex="OpenSymbol" style:font-family-generic-complex="system" style:font-pitch-complex="variable"/>
    </style:style>
    <style:style style:name="ListLabel_20_3571" style:display-name="ListLabel 3571" style:family="text">
      <style:text-properties fo:font-weight="normal" style:font-weight-asian="normal" style:font-name-complex="OpenSymbol2" style:font-family-complex="OpenSymbol" style:font-family-generic-complex="system" style:font-pitch-complex="variable"/>
    </style:style>
    <style:style style:name="ListLabel_20_3572" style:display-name="ListLabel 3572" style:family="text">
      <style:text-properties style:font-name-complex="OpenSymbol2" style:font-family-complex="OpenSymbol" style:font-family-generic-complex="system" style:font-pitch-complex="variable"/>
    </style:style>
    <style:style style:name="ListLabel_20_3573" style:display-name="ListLabel 3573" style:family="text">
      <style:text-properties style:font-name-complex="OpenSymbol2" style:font-family-complex="OpenSymbol" style:font-family-generic-complex="system" style:font-pitch-complex="variable"/>
    </style:style>
    <style:style style:name="ListLabel_20_3574" style:display-name="ListLabel 3574" style:family="text">
      <style:text-properties style:font-name-complex="OpenSymbol2" style:font-family-complex="OpenSymbol" style:font-family-generic-complex="system" style:font-pitch-complex="variable"/>
    </style:style>
    <style:style style:name="ListLabel_20_3575" style:display-name="ListLabel 3575" style:family="text">
      <style:text-properties style:font-name-complex="OpenSymbol2" style:font-family-complex="OpenSymbol" style:font-family-generic-complex="system" style:font-pitch-complex="variable"/>
    </style:style>
    <style:style style:name="ListLabel_20_3576" style:display-name="ListLabel 3576" style:family="text">
      <style:text-properties style:font-name-complex="OpenSymbol2" style:font-family-complex="OpenSymbol" style:font-family-generic-complex="system" style:font-pitch-complex="variable"/>
    </style:style>
    <style:style style:name="ListLabel_20_3577" style:display-name="ListLabel 3577" style:family="text">
      <style:text-properties style:font-name-complex="OpenSymbol2" style:font-family-complex="OpenSymbol" style:font-family-generic-complex="system" style:font-pitch-complex="variable"/>
    </style:style>
    <style:style style:name="ListLabel_20_3578" style:display-name="ListLabel 3578" style:family="text">
      <style:text-properties style:font-name-complex="OpenSymbol2" style:font-family-complex="OpenSymbol" style:font-family-generic-complex="system" style:font-pitch-complex="variable"/>
    </style:style>
    <style:style style:name="ListLabel_20_3579" style:display-name="ListLabel 3579" style:family="text">
      <style:text-properties style:font-name-complex="OpenSymbol2" style:font-family-complex="OpenSymbol" style:font-family-generic-complex="system" style:font-pitch-complex="variable"/>
    </style:style>
    <style:style style:name="ListLabel_20_3580" style:display-name="ListLabel 3580" style:family="text">
      <style:text-properties style:font-name-complex="OpenSymbol2" style:font-family-complex="OpenSymbol" style:font-family-generic-complex="system" style:font-pitch-complex="variable"/>
    </style:style>
    <style:style style:name="ListLabel_20_3581" style:display-name="ListLabel 3581" style:family="text">
      <style:text-properties style:font-name-complex="OpenSymbol2" style:font-family-complex="OpenSymbol" style:font-family-generic-complex="system" style:font-pitch-complex="variable"/>
    </style:style>
    <style:style style:name="ListLabel_20_3582" style:display-name="ListLabel 3582" style:family="text">
      <style:text-properties style:font-name-complex="OpenSymbol2" style:font-family-complex="OpenSymbol" style:font-family-generic-complex="system" style:font-pitch-complex="variable"/>
    </style:style>
    <style:style style:name="ListLabel_20_3583" style:display-name="ListLabel 3583" style:family="text">
      <style:text-properties style:font-name-complex="OpenSymbol2" style:font-family-complex="OpenSymbol" style:font-family-generic-complex="system" style:font-pitch-complex="variable"/>
    </style:style>
    <style:style style:name="ListLabel_20_3584" style:display-name="ListLabel 3584" style:family="text">
      <style:text-properties style:font-name-complex="OpenSymbol2" style:font-family-complex="OpenSymbol" style:font-family-generic-complex="system" style:font-pitch-complex="variable"/>
    </style:style>
    <style:style style:name="ListLabel_20_3585" style:display-name="ListLabel 3585" style:family="text">
      <style:text-properties style:font-name-complex="OpenSymbol2" style:font-family-complex="OpenSymbol" style:font-family-generic-complex="system" style:font-pitch-complex="variable"/>
    </style:style>
    <style:style style:name="ListLabel_20_3586" style:display-name="ListLabel 3586" style:family="text">
      <style:text-properties style:font-name-complex="OpenSymbol2" style:font-family-complex="OpenSymbol" style:font-family-generic-complex="system" style:font-pitch-complex="variable"/>
    </style:style>
    <style:style style:name="ListLabel_20_3587" style:display-name="ListLabel 3587" style:family="text">
      <style:text-properties style:font-name-complex="OpenSymbol2" style:font-family-complex="OpenSymbol" style:font-family-generic-complex="system" style:font-pitch-complex="variable"/>
    </style:style>
    <style:style style:name="ListLabel_20_3588" style:display-name="ListLabel 3588" style:family="text">
      <style:text-properties style:font-name-complex="OpenSymbol2" style:font-family-complex="OpenSymbol" style:font-family-generic-complex="system" style:font-pitch-complex="variable"/>
    </style:style>
    <style:style style:name="ListLabel_20_3589" style:display-name="ListLabel 3589" style:family="text">
      <style:text-properties style:font-name-complex="OpenSymbol2" style:font-family-complex="OpenSymbol" style:font-family-generic-complex="system" style:font-pitch-complex="variable"/>
    </style:style>
    <style:style style:name="ListLabel_20_3590" style:display-name="ListLabel 3590" style:family="text">
      <style:text-properties style:font-name-complex="OpenSymbol2" style:font-family-complex="OpenSymbol" style:font-family-generic-complex="system" style:font-pitch-complex="variable"/>
    </style:style>
    <style:style style:name="ListLabel_20_3591" style:display-name="ListLabel 3591" style:family="text">
      <style:text-properties style:font-name-complex="OpenSymbol2" style:font-family-complex="OpenSymbol" style:font-family-generic-complex="system" style:font-pitch-complex="variable"/>
    </style:style>
    <style:style style:name="ListLabel_20_3592" style:display-name="ListLabel 3592" style:family="text">
      <style:text-properties style:font-name-complex="OpenSymbol2" style:font-family-complex="OpenSymbol" style:font-family-generic-complex="system" style:font-pitch-complex="variable"/>
    </style:style>
    <style:style style:name="ListLabel_20_3593" style:display-name="ListLabel 3593" style:family="text">
      <style:text-properties style:font-name-complex="OpenSymbol2" style:font-family-complex="OpenSymbol" style:font-family-generic-complex="system" style:font-pitch-complex="variable"/>
    </style:style>
    <style:style style:name="ListLabel_20_3594" style:display-name="ListLabel 3594" style:family="text">
      <style:text-properties style:font-name-complex="OpenSymbol2" style:font-family-complex="OpenSymbol" style:font-family-generic-complex="system" style:font-pitch-complex="variable"/>
    </style:style>
    <style:style style:name="ListLabel_20_3595" style:display-name="ListLabel 3595" style:family="text">
      <style:text-properties style:font-name-complex="OpenSymbol2" style:font-family-complex="OpenSymbol" style:font-family-generic-complex="system" style:font-pitch-complex="variable"/>
    </style:style>
    <style:style style:name="ListLabel_20_3596" style:display-name="ListLabel 3596" style:family="text">
      <style:text-properties style:font-name-complex="OpenSymbol2" style:font-family-complex="OpenSymbol" style:font-family-generic-complex="system" style:font-pitch-complex="variable"/>
    </style:style>
    <style:style style:name="ListLabel_20_3597" style:display-name="ListLabel 3597" style:family="text">
      <style:text-properties style:font-name-complex="OpenSymbol2" style:font-family-complex="OpenSymbol" style:font-family-generic-complex="system" style:font-pitch-complex="variable"/>
    </style:style>
    <style:style style:name="ListLabel_20_3598" style:display-name="ListLabel 3598" style:family="text">
      <style:text-properties fo:font-weight="bold" style:font-weight-asian="bold" style:font-name-complex="OpenSymbol2" style:font-family-complex="OpenSymbol" style:font-family-generic-complex="system" style:font-pitch-complex="variable"/>
    </style:style>
    <style:style style:name="ListLabel_20_3599" style:display-name="ListLabel 3599" style:family="text">
      <style:text-properties style:font-name-complex="OpenSymbol2" style:font-family-complex="OpenSymbol" style:font-family-generic-complex="system" style:font-pitch-complex="variable"/>
    </style:style>
    <style:style style:name="ListLabel_20_3600" style:display-name="ListLabel 3600" style:family="text">
      <style:text-properties style:font-name-complex="OpenSymbol2" style:font-family-complex="OpenSymbol" style:font-family-generic-complex="system" style:font-pitch-complex="variable"/>
    </style:style>
    <style:style style:name="ListLabel_20_3601" style:display-name="ListLabel 3601" style:family="text">
      <style:text-properties style:font-name-complex="OpenSymbol2" style:font-family-complex="OpenSymbol" style:font-family-generic-complex="system" style:font-pitch-complex="variable"/>
    </style:style>
    <style:style style:name="ListLabel_20_3602" style:display-name="ListLabel 3602" style:family="text">
      <style:text-properties style:font-name-complex="OpenSymbol2" style:font-family-complex="OpenSymbol" style:font-family-generic-complex="system" style:font-pitch-complex="variable"/>
    </style:style>
    <style:style style:name="ListLabel_20_3603" style:display-name="ListLabel 3603" style:family="text">
      <style:text-properties style:font-name-complex="OpenSymbol2" style:font-family-complex="OpenSymbol" style:font-family-generic-complex="system" style:font-pitch-complex="variable"/>
    </style:style>
    <style:style style:name="ListLabel_20_3604" style:display-name="ListLabel 3604" style:family="text">
      <style:text-properties style:font-name-complex="OpenSymbol2" style:font-family-complex="OpenSymbol" style:font-family-generic-complex="system" style:font-pitch-complex="variable"/>
    </style:style>
    <style:style style:name="ListLabel_20_3605" style:display-name="ListLabel 3605" style:family="text">
      <style:text-properties style:font-name-complex="OpenSymbol2" style:font-family-complex="OpenSymbol" style:font-family-generic-complex="system" style:font-pitch-complex="variable"/>
    </style:style>
    <style:style style:name="ListLabel_20_3606" style:display-name="ListLabel 3606" style:family="text">
      <style:text-properties style:font-name-complex="OpenSymbol2" style:font-family-complex="OpenSymbol" style:font-family-generic-complex="system" style:font-pitch-complex="variable"/>
    </style:style>
    <style:style style:name="ListLabel_20_3607" style:display-name="ListLabel 3607" style:family="text">
      <style:text-properties style:font-name-complex="Symbol1" style:font-family-complex="Symbol" style:font-family-generic-complex="system" style:font-pitch-complex="variable"/>
    </style:style>
    <style:style style:name="ListLabel_20_3608" style:display-name="ListLabel 3608" style:family="text">
      <style:text-properties style:font-name-complex="Courier New3" style:font-family-complex="'Courier New'" style:font-family-generic-complex="system" style:font-pitch-complex="variable"/>
    </style:style>
    <style:style style:name="ListLabel_20_3609" style:display-name="ListLabel 3609" style:family="text">
      <style:text-properties style:font-name-complex="Wingdings1" style:font-family-complex="Wingdings" style:font-family-generic-complex="system" style:font-pitch-complex="variable"/>
    </style:style>
    <style:style style:name="ListLabel_20_3610" style:display-name="ListLabel 3610" style:family="text">
      <style:text-properties style:font-name-complex="Symbol1" style:font-family-complex="Symbol" style:font-family-generic-complex="system" style:font-pitch-complex="variable"/>
    </style:style>
    <style:style style:name="ListLabel_20_3611" style:display-name="ListLabel 3611" style:family="text">
      <style:text-properties style:font-name-complex="Courier New3" style:font-family-complex="'Courier New'" style:font-family-generic-complex="system" style:font-pitch-complex="variable"/>
    </style:style>
    <style:style style:name="ListLabel_20_3612" style:display-name="ListLabel 3612" style:family="text">
      <style:text-properties style:font-name-complex="Wingdings1" style:font-family-complex="Wingdings" style:font-family-generic-complex="system" style:font-pitch-complex="variable"/>
    </style:style>
    <style:style style:name="ListLabel_20_3613" style:display-name="ListLabel 3613" style:family="text">
      <style:text-properties style:font-name-complex="Symbol1" style:font-family-complex="Symbol" style:font-family-generic-complex="system" style:font-pitch-complex="variable"/>
    </style:style>
    <style:style style:name="ListLabel_20_3614" style:display-name="ListLabel 3614" style:family="text">
      <style:text-properties style:font-name-complex="Courier New3" style:font-family-complex="'Courier New'" style:font-family-generic-complex="system" style:font-pitch-complex="variable"/>
    </style:style>
    <style:style style:name="ListLabel_20_3615" style:display-name="ListLabel 3615" style:family="text">
      <style:text-properties style:font-name-complex="Wingdings1" style:font-family-complex="Wingdings" style:font-family-generic-complex="system" style:font-pitch-complex="variable"/>
    </style:style>
    <style:style style:name="ListLabel_20_3616" style:display-name="ListLabel 3616" style:family="text">
      <style:text-properties style:font-name-complex="Symbol1" style:font-family-complex="Symbol" style:font-family-generic-complex="system" style:font-pitch-complex="variable"/>
    </style:style>
    <style:style style:name="ListLabel_20_3617" style:display-name="ListLabel 3617" style:family="text">
      <style:text-properties style:font-name-complex="Courier New3" style:font-family-complex="'Courier New'" style:font-family-generic-complex="system" style:font-pitch-complex="variable"/>
    </style:style>
    <style:style style:name="ListLabel_20_3618" style:display-name="ListLabel 3618" style:family="text">
      <style:text-properties style:font-name-complex="Wingdings1" style:font-family-complex="Wingdings" style:font-family-generic-complex="system" style:font-pitch-complex="variable"/>
    </style:style>
    <style:style style:name="ListLabel_20_3619" style:display-name="ListLabel 3619" style:family="text">
      <style:text-properties style:font-name-complex="Symbol1" style:font-family-complex="Symbol" style:font-family-generic-complex="system" style:font-pitch-complex="variable"/>
    </style:style>
    <style:style style:name="ListLabel_20_3620" style:display-name="ListLabel 3620" style:family="text">
      <style:text-properties style:font-name-complex="Courier New3" style:font-family-complex="'Courier New'" style:font-family-generic-complex="system" style:font-pitch-complex="variable"/>
    </style:style>
    <style:style style:name="ListLabel_20_3621" style:display-name="ListLabel 3621" style:family="text">
      <style:text-properties style:font-name-complex="Wingdings1" style:font-family-complex="Wingdings" style:font-family-generic-complex="system" style:font-pitch-complex="variable"/>
    </style:style>
    <style:style style:name="ListLabel_20_3622" style:display-name="ListLabel 3622" style:family="text">
      <style:text-properties style:font-name-complex="Symbol1" style:font-family-complex="Symbol" style:font-family-generic-complex="system" style:font-pitch-complex="variable"/>
    </style:style>
    <style:style style:name="ListLabel_20_3623" style:display-name="ListLabel 3623" style:family="text">
      <style:text-properties style:font-name-complex="Courier New3" style:font-family-complex="'Courier New'" style:font-family-generic-complex="system" style:font-pitch-complex="variable"/>
    </style:style>
    <style:style style:name="ListLabel_20_3624" style:display-name="ListLabel 3624" style:family="text">
      <style:text-properties style:font-name-complex="Wingdings1" style:font-family-complex="Wingdings" style:font-family-generic-complex="system" style:font-pitch-complex="variable"/>
    </style:style>
    <style:style style:name="ListLabel_20_3625" style:display-name="ListLabel 3625" style:family="text">
      <style:text-properties style:font-name-complex="Symbol1" style:font-family-complex="Symbol" style:font-family-generic-complex="system" style:font-pitch-complex="variable"/>
    </style:style>
    <style:style style:name="ListLabel_20_3626" style:display-name="ListLabel 3626" style:family="text">
      <style:text-properties style:font-name-complex="Courier New3" style:font-family-complex="'Courier New'" style:font-family-generic-complex="system" style:font-pitch-complex="variable"/>
    </style:style>
    <style:style style:name="ListLabel_20_3627" style:display-name="ListLabel 3627" style:family="text">
      <style:text-properties style:font-name-complex="Wingdings1" style:font-family-complex="Wingdings" style:font-family-generic-complex="system" style:font-pitch-complex="variable"/>
    </style:style>
    <style:style style:name="ListLabel_20_3628" style:display-name="ListLabel 3628" style:family="text">
      <style:text-properties style:font-name-complex="Symbol1" style:font-family-complex="Symbol" style:font-family-generic-complex="system" style:font-pitch-complex="variable"/>
    </style:style>
    <style:style style:name="ListLabel_20_3629" style:display-name="ListLabel 3629" style:family="text">
      <style:text-properties style:font-name-complex="Courier New3" style:font-family-complex="'Courier New'" style:font-family-generic-complex="system" style:font-pitch-complex="variable"/>
    </style:style>
    <style:style style:name="ListLabel_20_3630" style:display-name="ListLabel 3630" style:family="text">
      <style:text-properties style:font-name-complex="Wingdings1" style:font-family-complex="Wingdings" style:font-family-generic-complex="system" style:font-pitch-complex="variable"/>
    </style:style>
    <style:style style:name="ListLabel_20_3631" style:display-name="ListLabel 3631" style:family="text">
      <style:text-properties style:font-name-complex="Symbol1" style:font-family-complex="Symbol" style:font-family-generic-complex="system" style:font-pitch-complex="variable"/>
    </style:style>
    <style:style style:name="ListLabel_20_3632" style:display-name="ListLabel 3632" style:family="text">
      <style:text-properties style:font-name-complex="Courier New3" style:font-family-complex="'Courier New'" style:font-family-generic-complex="system" style:font-pitch-complex="variable"/>
    </style:style>
    <style:style style:name="ListLabel_20_3633" style:display-name="ListLabel 3633" style:family="text">
      <style:text-properties style:font-name-complex="Wingdings1" style:font-family-complex="Wingdings" style:font-family-generic-complex="system" style:font-pitch-complex="variable"/>
    </style:style>
    <style:style style:name="ListLabel_20_3634" style:display-name="ListLabel 3634" style:family="text">
      <style:text-properties style:font-name-complex="Symbol1" style:font-family-complex="Symbol" style:font-family-generic-complex="system" style:font-pitch-complex="variable"/>
    </style:style>
    <style:style style:name="ListLabel_20_3635" style:display-name="ListLabel 3635" style:family="text">
      <style:text-properties style:font-name-complex="Courier New3" style:font-family-complex="'Courier New'" style:font-family-generic-complex="system" style:font-pitch-complex="variable"/>
    </style:style>
    <style:style style:name="ListLabel_20_3636" style:display-name="ListLabel 3636" style:family="text">
      <style:text-properties style:font-name-complex="Wingdings1" style:font-family-complex="Wingdings" style:font-family-generic-complex="system" style:font-pitch-complex="variable"/>
    </style:style>
    <style:style style:name="ListLabel_20_3637" style:display-name="ListLabel 3637" style:family="text">
      <style:text-properties style:font-name-complex="Symbol1" style:font-family-complex="Symbol" style:font-family-generic-complex="system" style:font-pitch-complex="variable"/>
    </style:style>
    <style:style style:name="ListLabel_20_3638" style:display-name="ListLabel 3638" style:family="text">
      <style:text-properties style:font-name-complex="Courier New3" style:font-family-complex="'Courier New'" style:font-family-generic-complex="system" style:font-pitch-complex="variable"/>
    </style:style>
    <style:style style:name="ListLabel_20_3639" style:display-name="ListLabel 3639" style:family="text">
      <style:text-properties style:font-name-complex="Wingdings1" style:font-family-complex="Wingdings" style:font-family-generic-complex="system" style:font-pitch-complex="variable"/>
    </style:style>
    <style:style style:name="ListLabel_20_3640" style:display-name="ListLabel 3640" style:family="text">
      <style:text-properties style:font-name-complex="Symbol1" style:font-family-complex="Symbol" style:font-family-generic-complex="system" style:font-pitch-complex="variable"/>
    </style:style>
    <style:style style:name="ListLabel_20_3641" style:display-name="ListLabel 3641" style:family="text">
      <style:text-properties style:font-name-complex="Courier New3" style:font-family-complex="'Courier New'" style:font-family-generic-complex="system" style:font-pitch-complex="variable"/>
    </style:style>
    <style:style style:name="ListLabel_20_3642" style:display-name="ListLabel 3642" style:family="text">
      <style:text-properties style:font-name-complex="Wingdings1" style:font-family-complex="Wingdings" style:font-family-generic-complex="system" style:font-pitch-complex="variable"/>
    </style:style>
    <style:style style:name="ListLabel_20_3643" style:display-name="ListLabel 3643" style:family="text">
      <style:text-properties style:font-name-complex="Symbol1" style:font-family-complex="Symbol" style:font-family-generic-complex="system" style:font-pitch-complex="variable"/>
    </style:style>
    <style:style style:name="ListLabel_20_3644" style:display-name="ListLabel 3644" style:family="text">
      <style:text-properties style:font-name-complex="Courier New3" style:font-family-complex="'Courier New'" style:font-family-generic-complex="system" style:font-pitch-complex="variable"/>
    </style:style>
    <style:style style:name="ListLabel_20_3645" style:display-name="ListLabel 3645" style:family="text">
      <style:text-properties style:font-name-complex="Wingdings1" style:font-family-complex="Wingdings" style:font-family-generic-complex="system" style:font-pitch-complex="variable"/>
    </style:style>
    <style:style style:name="ListLabel_20_3646" style:display-name="ListLabel 3646" style:family="text">
      <style:text-properties style:font-name-complex="Symbol1" style:font-family-complex="Symbol" style:font-family-generic-complex="system" style:font-pitch-complex="variable"/>
    </style:style>
    <style:style style:name="ListLabel_20_3647" style:display-name="ListLabel 3647" style:family="text">
      <style:text-properties style:font-name-complex="Courier New3" style:font-family-complex="'Courier New'" style:font-family-generic-complex="system" style:font-pitch-complex="variable"/>
    </style:style>
    <style:style style:name="ListLabel_20_3648" style:display-name="ListLabel 3648" style:family="text">
      <style:text-properties style:font-name-complex="Wingdings1" style:font-family-complex="Wingdings" style:font-family-generic-complex="system" style:font-pitch-complex="variable"/>
    </style:style>
    <style:style style:name="ListLabel_20_3649" style:display-name="ListLabel 3649" style:family="text">
      <style:text-properties style:font-name-complex="Symbol1" style:font-family-complex="Symbol" style:font-family-generic-complex="system" style:font-pitch-complex="variable"/>
    </style:style>
    <style:style style:name="ListLabel_20_3650" style:display-name="ListLabel 3650" style:family="text">
      <style:text-properties style:font-name-complex="Courier New3" style:font-family-complex="'Courier New'" style:font-family-generic-complex="system" style:font-pitch-complex="variable"/>
    </style:style>
    <style:style style:name="ListLabel_20_3651" style:display-name="ListLabel 3651" style:family="text">
      <style:text-properties style:font-name-complex="Wingdings1" style:font-family-complex="Wingdings" style:font-family-generic-complex="system" style:font-pitch-complex="variable"/>
    </style:style>
    <style:style style:name="ListLabel_20_3652" style:display-name="ListLabel 3652" style:family="text">
      <style:text-properties style:font-name-complex="OpenSymbol2" style:font-family-complex="OpenSymbol" style:font-family-generic-complex="system" style:font-pitch-complex="variable"/>
    </style:style>
    <style:style style:name="ListLabel_20_3653" style:display-name="ListLabel 3653" style:family="text">
      <style:text-properties style:font-name-complex="OpenSymbol2" style:font-family-complex="OpenSymbol" style:font-family-generic-complex="system" style:font-pitch-complex="variable"/>
    </style:style>
    <style:style style:name="ListLabel_20_3654" style:display-name="ListLabel 3654" style:family="text">
      <style:text-properties style:font-name-complex="OpenSymbol2" style:font-family-complex="OpenSymbol" style:font-family-generic-complex="system" style:font-pitch-complex="variable"/>
    </style:style>
    <style:style style:name="ListLabel_20_3655" style:display-name="ListLabel 3655" style:family="text">
      <style:text-properties style:font-name-complex="OpenSymbol2" style:font-family-complex="OpenSymbol" style:font-family-generic-complex="system" style:font-pitch-complex="variable"/>
    </style:style>
    <style:style style:name="ListLabel_20_3656" style:display-name="ListLabel 3656" style:family="text">
      <style:text-properties style:font-name-complex="OpenSymbol2" style:font-family-complex="OpenSymbol" style:font-family-generic-complex="system" style:font-pitch-complex="variable"/>
    </style:style>
    <style:style style:name="ListLabel_20_3657" style:display-name="ListLabel 3657" style:family="text">
      <style:text-properties style:font-name-complex="OpenSymbol2" style:font-family-complex="OpenSymbol" style:font-family-generic-complex="system" style:font-pitch-complex="variable"/>
    </style:style>
    <style:style style:name="ListLabel_20_3658" style:display-name="ListLabel 3658" style:family="text">
      <style:text-properties style:font-name-complex="OpenSymbol2" style:font-family-complex="OpenSymbol" style:font-family-generic-complex="system" style:font-pitch-complex="variable"/>
    </style:style>
    <style:style style:name="ListLabel_20_3659" style:display-name="ListLabel 3659" style:family="text">
      <style:text-properties style:font-name-complex="OpenSymbol2" style:font-family-complex="OpenSymbol" style:font-family-generic-complex="system" style:font-pitch-complex="variable"/>
    </style:style>
    <style:style style:name="ListLabel_20_3660" style:display-name="ListLabel 3660" style:family="text">
      <style:text-properties style:font-name-complex="OpenSymbol2" style:font-family-complex="OpenSymbol" style:font-family-generic-complex="system" style:font-pitch-complex="variable"/>
    </style:style>
    <style:style style:name="ListLabel_20_3661" style:display-name="ListLabel 3661" style:family="text">
      <style:text-properties style:font-name-complex="Courier New3" style:font-family-complex="'Courier New'" style:font-family-generic-complex="system" style:font-pitch-complex="variable"/>
    </style:style>
    <style:style style:name="ListLabel_20_3662" style:display-name="ListLabel 3662" style:family="text">
      <style:text-properties style:font-name-complex="Courier New3" style:font-family-complex="'Courier New'" style:font-family-generic-complex="system" style:font-pitch-complex="variable"/>
    </style:style>
    <style:style style:name="ListLabel_20_3663" style:display-name="ListLabel 3663" style:family="text">
      <style:text-properties style:font-name-complex="Courier New3" style:font-family-complex="'Courier New'" style:font-family-generic-complex="system" style:font-pitch-complex="variable"/>
    </style:style>
    <style:style style:name="ListLabel_20_3664" style:display-name="ListLabel 3664" style:family="text">
      <style:text-properties style:font-name-complex="Courier New3" style:font-family-complex="'Courier New'" style:font-family-generic-complex="system" style:font-pitch-complex="variable"/>
    </style:style>
    <style:style style:name="ListLabel_20_3665" style:display-name="ListLabel 3665" style:family="text">
      <style:text-properties style:font-name-complex="Courier New3" style:font-family-complex="'Courier New'" style:font-family-generic-complex="system" style:font-pitch-complex="variable"/>
    </style:style>
    <style:style style:name="ListLabel_20_3666" style:display-name="ListLabel 3666" style:family="text">
      <style:text-properties style:font-name-complex="Courier New3" style:font-family-complex="'Courier New'" style:font-family-generic-complex="system" style:font-pitch-complex="variable"/>
    </style:style>
    <style:style style:name="ListLabel_20_3667" style:display-name="ListLabel 3667" style:family="text">
      <style:text-properties fo:font-size="11pt" style:font-size-asian="11pt" style:font-name-complex="OpenSymbol2" style:font-family-complex="OpenSymbol" style:font-family-generic-complex="system" style:font-pitch-complex="variable"/>
    </style:style>
    <style:style style:name="ListLabel_20_3668" style:display-name="ListLabel 3668" style:family="text">
      <style:text-properties style:font-name-complex="OpenSymbol2" style:font-family-complex="OpenSymbol" style:font-family-generic-complex="system" style:font-pitch-complex="variable"/>
    </style:style>
    <style:style style:name="ListLabel_20_3669" style:display-name="ListLabel 3669" style:family="text">
      <style:text-properties style:font-name-complex="OpenSymbol2" style:font-family-complex="OpenSymbol" style:font-family-generic-complex="system" style:font-pitch-complex="variable"/>
    </style:style>
    <style:style style:name="ListLabel_20_3670" style:display-name="ListLabel 3670" style:family="text">
      <style:text-properties style:font-name-complex="OpenSymbol2" style:font-family-complex="OpenSymbol" style:font-family-generic-complex="system" style:font-pitch-complex="variable"/>
    </style:style>
    <style:style style:name="ListLabel_20_3671" style:display-name="ListLabel 3671" style:family="text">
      <style:text-properties style:font-name-complex="OpenSymbol2" style:font-family-complex="OpenSymbol" style:font-family-generic-complex="system" style:font-pitch-complex="variable"/>
    </style:style>
    <style:style style:name="ListLabel_20_3672" style:display-name="ListLabel 3672" style:family="text">
      <style:text-properties style:font-name-complex="OpenSymbol2" style:font-family-complex="OpenSymbol" style:font-family-generic-complex="system" style:font-pitch-complex="variable"/>
    </style:style>
    <style:style style:name="ListLabel_20_3673" style:display-name="ListLabel 3673" style:family="text">
      <style:text-properties style:font-name-complex="OpenSymbol2" style:font-family-complex="OpenSymbol" style:font-family-generic-complex="system" style:font-pitch-complex="variable"/>
    </style:style>
    <style:style style:name="ListLabel_20_3674" style:display-name="ListLabel 3674" style:family="text">
      <style:text-properties style:font-name-complex="OpenSymbol2" style:font-family-complex="OpenSymbol" style:font-family-generic-complex="system" style:font-pitch-complex="variable"/>
    </style:style>
    <style:style style:name="ListLabel_20_3675" style:display-name="ListLabel 3675" style:family="text">
      <style:text-properties style:font-name-complex="OpenSymbol2" style:font-family-complex="OpenSymbol" style:font-family-generic-complex="system" style:font-pitch-complex="variable"/>
    </style:style>
    <style:style style:name="ListLabel_20_3676" style:display-name="ListLabel 3676" style:family="text">
      <style:text-properties fo:font-size="11pt" fo:font-weight="normal" style:font-size-asian="11pt" style:font-weight-asian="normal" style:font-name-complex="OpenSymbol2" style:font-family-complex="OpenSymbol" style:font-family-generic-complex="system" style:font-pitch-complex="variable"/>
    </style:style>
    <style:style style:name="ListLabel_20_3677" style:display-name="ListLabel 3677" style:family="text">
      <style:text-properties style:font-name-complex="OpenSymbol2" style:font-family-complex="OpenSymbol" style:font-family-generic-complex="system" style:font-pitch-complex="variable"/>
    </style:style>
    <style:style style:name="ListLabel_20_3678" style:display-name="ListLabel 3678" style:family="text">
      <style:text-properties style:font-name-complex="OpenSymbol2" style:font-family-complex="OpenSymbol" style:font-family-generic-complex="system" style:font-pitch-complex="variable"/>
    </style:style>
    <style:style style:name="ListLabel_20_3679" style:display-name="ListLabel 3679" style:family="text">
      <style:text-properties style:font-name-complex="OpenSymbol2" style:font-family-complex="OpenSymbol" style:font-family-generic-complex="system" style:font-pitch-complex="variable"/>
    </style:style>
    <style:style style:name="ListLabel_20_3680" style:display-name="ListLabel 3680" style:family="text">
      <style:text-properties style:font-name-complex="OpenSymbol2" style:font-family-complex="OpenSymbol" style:font-family-generic-complex="system" style:font-pitch-complex="variable"/>
    </style:style>
    <style:style style:name="ListLabel_20_3681" style:display-name="ListLabel 3681" style:family="text">
      <style:text-properties style:font-name-complex="OpenSymbol2" style:font-family-complex="OpenSymbol" style:font-family-generic-complex="system" style:font-pitch-complex="variable"/>
    </style:style>
    <style:style style:name="ListLabel_20_3682" style:display-name="ListLabel 3682" style:family="text">
      <style:text-properties style:font-name-complex="OpenSymbol2" style:font-family-complex="OpenSymbol" style:font-family-generic-complex="system" style:font-pitch-complex="variable"/>
    </style:style>
    <style:style style:name="ListLabel_20_3683" style:display-name="ListLabel 3683" style:family="text">
      <style:text-properties style:font-name-complex="OpenSymbol2" style:font-family-complex="OpenSymbol" style:font-family-generic-complex="system" style:font-pitch-complex="variable"/>
    </style:style>
    <style:style style:name="ListLabel_20_3684" style:display-name="ListLabel 3684" style:family="text">
      <style:text-properties style:font-name-complex="OpenSymbol2" style:font-family-complex="OpenSymbol" style:font-family-generic-complex="system" style:font-pitch-complex="variable"/>
    </style:style>
    <style:style style:name="ListLabel_20_3685" style:display-name="ListLabel 3685" style:family="text">
      <style:text-properties style:font-name-complex="OpenSymbol2" style:font-family-complex="OpenSymbol" style:font-family-generic-complex="system" style:font-pitch-complex="variable"/>
    </style:style>
    <style:style style:name="ListLabel_20_3686" style:display-name="ListLabel 3686" style:family="text">
      <style:text-properties style:font-name-complex="OpenSymbol2" style:font-family-complex="OpenSymbol" style:font-family-generic-complex="system" style:font-pitch-complex="variable"/>
    </style:style>
    <style:style style:name="ListLabel_20_3687" style:display-name="ListLabel 3687" style:family="text">
      <style:text-properties style:font-name-complex="OpenSymbol2" style:font-family-complex="OpenSymbol" style:font-family-generic-complex="system" style:font-pitch-complex="variable"/>
    </style:style>
    <style:style style:name="ListLabel_20_3688" style:display-name="ListLabel 3688" style:family="text">
      <style:text-properties style:font-name-complex="OpenSymbol2" style:font-family-complex="OpenSymbol" style:font-family-generic-complex="system" style:font-pitch-complex="variable"/>
    </style:style>
    <style:style style:name="ListLabel_20_3689" style:display-name="ListLabel 3689" style:family="text">
      <style:text-properties style:font-name-complex="OpenSymbol2" style:font-family-complex="OpenSymbol" style:font-family-generic-complex="system" style:font-pitch-complex="variable"/>
    </style:style>
    <style:style style:name="ListLabel_20_3690" style:display-name="ListLabel 3690" style:family="text">
      <style:text-properties style:font-name-complex="OpenSymbol2" style:font-family-complex="OpenSymbol" style:font-family-generic-complex="system" style:font-pitch-complex="variable"/>
    </style:style>
    <style:style style:name="ListLabel_20_3691" style:display-name="ListLabel 3691" style:family="text">
      <style:text-properties style:font-name-complex="OpenSymbol2" style:font-family-complex="OpenSymbol" style:font-family-generic-complex="system" style:font-pitch-complex="variable"/>
    </style:style>
    <style:style style:name="ListLabel_20_3692" style:display-name="ListLabel 3692" style:family="text">
      <style:text-properties style:font-name-complex="OpenSymbol2" style:font-family-complex="OpenSymbol" style:font-family-generic-complex="system" style:font-pitch-complex="variable"/>
    </style:style>
    <style:style style:name="ListLabel_20_3693" style:display-name="ListLabel 3693" style:family="text">
      <style:text-properties style:font-name-complex="OpenSymbol2" style:font-family-complex="OpenSymbol" style:font-family-generic-complex="system" style:font-pitch-complex="variable"/>
    </style:style>
    <style:style style:name="ListLabel_20_3694" style:display-name="ListLabel 3694" style:family="text">
      <style:text-properties style:font-name-complex="OpenSymbol2" style:font-family-complex="OpenSymbol" style:font-family-generic-complex="system" style:font-pitch-complex="variable"/>
    </style:style>
    <style:style style:name="ListLabel_20_3695" style:display-name="ListLabel 3695" style:family="text">
      <style:text-properties style:font-name-complex="OpenSymbol2" style:font-family-complex="OpenSymbol" style:font-family-generic-complex="system" style:font-pitch-complex="variable"/>
    </style:style>
    <style:style style:name="ListLabel_20_3696" style:display-name="ListLabel 3696" style:family="text">
      <style:text-properties style:font-name-complex="OpenSymbol2" style:font-family-complex="OpenSymbol" style:font-family-generic-complex="system" style:font-pitch-complex="variable"/>
    </style:style>
    <style:style style:name="ListLabel_20_3697" style:display-name="ListLabel 3697" style:family="text">
      <style:text-properties style:font-name-complex="OpenSymbol2" style:font-family-complex="OpenSymbol" style:font-family-generic-complex="system" style:font-pitch-complex="variable"/>
    </style:style>
    <style:style style:name="ListLabel_20_3698" style:display-name="ListLabel 3698" style:family="text">
      <style:text-properties style:font-name-complex="OpenSymbol2" style:font-family-complex="OpenSymbol" style:font-family-generic-complex="system" style:font-pitch-complex="variable"/>
    </style:style>
    <style:style style:name="ListLabel_20_3699" style:display-name="ListLabel 3699" style:family="text">
      <style:text-properties style:font-name-complex="OpenSymbol2" style:font-family-complex="OpenSymbol" style:font-family-generic-complex="system" style:font-pitch-complex="variable"/>
    </style:style>
    <style:style style:name="ListLabel_20_3700" style:display-name="ListLabel 3700" style:family="text">
      <style:text-properties style:font-name-complex="OpenSymbol2" style:font-family-complex="OpenSymbol" style:font-family-generic-complex="system" style:font-pitch-complex="variable"/>
    </style:style>
    <style:style style:name="ListLabel_20_3701" style:display-name="ListLabel 3701" style:family="text">
      <style:text-properties style:font-name-complex="OpenSymbol2" style:font-family-complex="OpenSymbol" style:font-family-generic-complex="system" style:font-pitch-complex="variable"/>
    </style:style>
    <style:style style:name="ListLabel_20_3702" style:display-name="ListLabel 3702" style:family="text">
      <style:text-properties style:font-name-complex="OpenSymbol2" style:font-family-complex="OpenSymbol" style:font-family-generic-complex="system" style:font-pitch-complex="variable"/>
    </style:style>
    <style:style style:name="ListLabel_20_3703" style:display-name="ListLabel 3703" style:family="text">
      <style:text-properties fo:font-size="11pt" style:font-size-asian="11pt" style:font-name-complex="OpenSymbol2" style:font-family-complex="OpenSymbol" style:font-family-generic-complex="system" style:font-pitch-complex="variable"/>
    </style:style>
    <style:style style:name="ListLabel_20_3704" style:display-name="ListLabel 3704" style:family="text">
      <style:text-properties style:font-name-complex="OpenSymbol2" style:font-family-complex="OpenSymbol" style:font-family-generic-complex="system" style:font-pitch-complex="variable"/>
    </style:style>
    <style:style style:name="ListLabel_20_3705" style:display-name="ListLabel 3705" style:family="text">
      <style:text-properties style:font-name-complex="OpenSymbol2" style:font-family-complex="OpenSymbol" style:font-family-generic-complex="system" style:font-pitch-complex="variable"/>
    </style:style>
    <style:style style:name="ListLabel_20_3706" style:display-name="ListLabel 3706" style:family="text">
      <style:text-properties style:font-name-complex="OpenSymbol2" style:font-family-complex="OpenSymbol" style:font-family-generic-complex="system" style:font-pitch-complex="variable"/>
    </style:style>
    <style:style style:name="ListLabel_20_3707" style:display-name="ListLabel 3707" style:family="text">
      <style:text-properties style:font-name-complex="OpenSymbol2" style:font-family-complex="OpenSymbol" style:font-family-generic-complex="system" style:font-pitch-complex="variable"/>
    </style:style>
    <style:style style:name="ListLabel_20_3708" style:display-name="ListLabel 3708" style:family="text">
      <style:text-properties style:font-name-complex="OpenSymbol2" style:font-family-complex="OpenSymbol" style:font-family-generic-complex="system" style:font-pitch-complex="variable"/>
    </style:style>
    <style:style style:name="ListLabel_20_3709" style:display-name="ListLabel 3709" style:family="text">
      <style:text-properties style:font-name-complex="OpenSymbol2" style:font-family-complex="OpenSymbol" style:font-family-generic-complex="system" style:font-pitch-complex="variable"/>
    </style:style>
    <style:style style:name="ListLabel_20_3710" style:display-name="ListLabel 3710" style:family="text">
      <style:text-properties style:font-name-complex="OpenSymbol2" style:font-family-complex="OpenSymbol" style:font-family-generic-complex="system" style:font-pitch-complex="variable"/>
    </style:style>
    <style:style style:name="ListLabel_20_3711" style:display-name="ListLabel 3711" style:family="text">
      <style:text-properties style:font-name-complex="OpenSymbol2" style:font-family-complex="OpenSymbol" style:font-family-generic-complex="system" style:font-pitch-complex="variable"/>
    </style:style>
    <style:style style:name="ListLabel_20_3712" style:display-name="ListLabel 3712" style:family="text">
      <style:text-properties fo:font-weight="normal" style:font-weight-asian="normal" style:font-name-complex="OpenSymbol2" style:font-family-complex="OpenSymbol" style:font-family-generic-complex="system" style:font-pitch-complex="variable"/>
    </style:style>
    <style:style style:name="ListLabel_20_3713" style:display-name="ListLabel 3713" style:family="text">
      <style:text-properties style:font-name-complex="OpenSymbol2" style:font-family-complex="OpenSymbol" style:font-family-generic-complex="system" style:font-pitch-complex="variable"/>
    </style:style>
    <style:style style:name="ListLabel_20_3714" style:display-name="ListLabel 3714" style:family="text">
      <style:text-properties style:font-name-complex="OpenSymbol2" style:font-family-complex="OpenSymbol" style:font-family-generic-complex="system" style:font-pitch-complex="variable"/>
    </style:style>
    <style:style style:name="ListLabel_20_3715" style:display-name="ListLabel 3715" style:family="text">
      <style:text-properties style:font-name-complex="OpenSymbol2" style:font-family-complex="OpenSymbol" style:font-family-generic-complex="system" style:font-pitch-complex="variable"/>
    </style:style>
    <style:style style:name="ListLabel_20_3716" style:display-name="ListLabel 3716" style:family="text">
      <style:text-properties style:font-name-complex="OpenSymbol2" style:font-family-complex="OpenSymbol" style:font-family-generic-complex="system" style:font-pitch-complex="variable"/>
    </style:style>
    <style:style style:name="ListLabel_20_3717" style:display-name="ListLabel 3717" style:family="text">
      <style:text-properties style:font-name-complex="OpenSymbol2" style:font-family-complex="OpenSymbol" style:font-family-generic-complex="system" style:font-pitch-complex="variable"/>
    </style:style>
    <style:style style:name="ListLabel_20_3718" style:display-name="ListLabel 3718" style:family="text">
      <style:text-properties style:font-name-complex="OpenSymbol2" style:font-family-complex="OpenSymbol" style:font-family-generic-complex="system" style:font-pitch-complex="variable"/>
    </style:style>
    <style:style style:name="ListLabel_20_3719" style:display-name="ListLabel 3719" style:family="text">
      <style:text-properties style:font-name-complex="OpenSymbol2" style:font-family-complex="OpenSymbol" style:font-family-generic-complex="system" style:font-pitch-complex="variable"/>
    </style:style>
    <style:style style:name="ListLabel_20_3720" style:display-name="ListLabel 3720" style:family="text">
      <style:text-properties style:font-name-complex="OpenSymbol2" style:font-family-complex="OpenSymbol" style:font-family-generic-complex="system" style:font-pitch-complex="variable"/>
    </style:style>
    <style:style style:name="ListLabel_20_3721" style:display-name="ListLabel 3721" style:family="text">
      <style:text-properties style:font-name-complex="OpenSymbol2" style:font-family-complex="OpenSymbol" style:font-family-generic-complex="system" style:font-pitch-complex="variable"/>
    </style:style>
    <style:style style:name="ListLabel_20_3722" style:display-name="ListLabel 3722" style:family="text">
      <style:text-properties style:font-name-complex="OpenSymbol2" style:font-family-complex="OpenSymbol" style:font-family-generic-complex="system" style:font-pitch-complex="variable"/>
    </style:style>
    <style:style style:name="ListLabel_20_3723" style:display-name="ListLabel 3723" style:family="text">
      <style:text-properties style:font-name-complex="OpenSymbol2" style:font-family-complex="OpenSymbol" style:font-family-generic-complex="system" style:font-pitch-complex="variable"/>
    </style:style>
    <style:style style:name="ListLabel_20_3724" style:display-name="ListLabel 3724" style:family="text">
      <style:text-properties style:font-name-complex="OpenSymbol2" style:font-family-complex="OpenSymbol" style:font-family-generic-complex="system" style:font-pitch-complex="variable"/>
    </style:style>
    <style:style style:name="ListLabel_20_3725" style:display-name="ListLabel 3725" style:family="text">
      <style:text-properties style:font-name-complex="OpenSymbol2" style:font-family-complex="OpenSymbol" style:font-family-generic-complex="system" style:font-pitch-complex="variable"/>
    </style:style>
    <style:style style:name="ListLabel_20_3726" style:display-name="ListLabel 3726" style:family="text">
      <style:text-properties style:font-name-complex="OpenSymbol2" style:font-family-complex="OpenSymbol" style:font-family-generic-complex="system" style:font-pitch-complex="variable"/>
    </style:style>
    <style:style style:name="ListLabel_20_3727" style:display-name="ListLabel 3727" style:family="text">
      <style:text-properties style:font-name-complex="OpenSymbol2" style:font-family-complex="OpenSymbol" style:font-family-generic-complex="system" style:font-pitch-complex="variable"/>
    </style:style>
    <style:style style:name="ListLabel_20_3728" style:display-name="ListLabel 3728" style:family="text">
      <style:text-properties style:font-name-complex="OpenSymbol2" style:font-family-complex="OpenSymbol" style:font-family-generic-complex="system" style:font-pitch-complex="variable"/>
    </style:style>
    <style:style style:name="ListLabel_20_3729" style:display-name="ListLabel 3729" style:family="text">
      <style:text-properties style:font-name-complex="OpenSymbol2" style:font-family-complex="OpenSymbol" style:font-family-generic-complex="system" style:font-pitch-complex="variable"/>
    </style:style>
    <style:style style:name="ListLabel_20_3730" style:display-name="ListLabel 3730" style:family="text">
      <style:text-properties style:font-name-complex="OpenSymbol2" style:font-family-complex="OpenSymbol" style:font-family-generic-complex="system" style:font-pitch-complex="variable"/>
    </style:style>
    <style:style style:name="ListLabel_20_3731" style:display-name="ListLabel 3731" style:family="text">
      <style:text-properties style:font-name-complex="OpenSymbol2" style:font-family-complex="OpenSymbol" style:font-family-generic-complex="system" style:font-pitch-complex="variable"/>
    </style:style>
    <style:style style:name="ListLabel_20_3732" style:display-name="ListLabel 3732" style:family="text">
      <style:text-properties style:font-name-complex="OpenSymbol2" style:font-family-complex="OpenSymbol" style:font-family-generic-complex="system" style:font-pitch-complex="variable"/>
    </style:style>
    <style:style style:name="ListLabel_20_3733" style:display-name="ListLabel 3733" style:family="text">
      <style:text-properties style:font-name-complex="OpenSymbol2" style:font-family-complex="OpenSymbol" style:font-family-generic-complex="system" style:font-pitch-complex="variable"/>
    </style:style>
    <style:style style:name="ListLabel_20_3734" style:display-name="ListLabel 3734" style:family="text">
      <style:text-properties style:font-name-complex="OpenSymbol2" style:font-family-complex="OpenSymbol" style:font-family-generic-complex="system" style:font-pitch-complex="variable"/>
    </style:style>
    <style:style style:name="ListLabel_20_3735" style:display-name="ListLabel 3735" style:family="text">
      <style:text-properties style:font-name-complex="OpenSymbol2" style:font-family-complex="OpenSymbol" style:font-family-generic-complex="system" style:font-pitch-complex="variable"/>
    </style:style>
    <style:style style:name="ListLabel_20_3736" style:display-name="ListLabel 3736" style:family="text">
      <style:text-properties style:font-name-complex="OpenSymbol2" style:font-family-complex="OpenSymbol" style:font-family-generic-complex="system" style:font-pitch-complex="variable"/>
    </style:style>
    <style:style style:name="ListLabel_20_3737" style:display-name="ListLabel 3737" style:family="text">
      <style:text-properties style:font-name-complex="OpenSymbol2" style:font-family-complex="OpenSymbol" style:font-family-generic-complex="system" style:font-pitch-complex="variable"/>
    </style:style>
    <style:style style:name="ListLabel_20_3738" style:display-name="ListLabel 3738" style:family="text">
      <style:text-properties style:font-name-complex="OpenSymbol2" style:font-family-complex="OpenSymbol" style:font-family-generic-complex="system" style:font-pitch-complex="variable"/>
    </style:style>
    <style:style style:name="ListLabel_20_3739" style:display-name="ListLabel 3739" style:family="text">
      <style:text-properties fo:font-weight="bold" style:font-weight-asian="bold" style:font-name-complex="OpenSymbol2" style:font-family-complex="OpenSymbol" style:font-family-generic-complex="system" style:font-pitch-complex="variable"/>
    </style:style>
    <style:style style:name="ListLabel_20_3740" style:display-name="ListLabel 3740" style:family="text">
      <style:text-properties style:font-name-complex="OpenSymbol2" style:font-family-complex="OpenSymbol" style:font-family-generic-complex="system" style:font-pitch-complex="variable"/>
    </style:style>
    <style:style style:name="ListLabel_20_3741" style:display-name="ListLabel 3741" style:family="text">
      <style:text-properties style:font-name-complex="OpenSymbol2" style:font-family-complex="OpenSymbol" style:font-family-generic-complex="system" style:font-pitch-complex="variable"/>
    </style:style>
    <style:style style:name="ListLabel_20_3742" style:display-name="ListLabel 3742" style:family="text">
      <style:text-properties style:font-name-complex="OpenSymbol2" style:font-family-complex="OpenSymbol" style:font-family-generic-complex="system" style:font-pitch-complex="variable"/>
    </style:style>
    <style:style style:name="ListLabel_20_3743" style:display-name="ListLabel 3743" style:family="text">
      <style:text-properties style:font-name-complex="OpenSymbol2" style:font-family-complex="OpenSymbol" style:font-family-generic-complex="system" style:font-pitch-complex="variable"/>
    </style:style>
    <style:style style:name="ListLabel_20_3744" style:display-name="ListLabel 3744" style:family="text">
      <style:text-properties style:font-name-complex="OpenSymbol2" style:font-family-complex="OpenSymbol" style:font-family-generic-complex="system" style:font-pitch-complex="variable"/>
    </style:style>
    <style:style style:name="ListLabel_20_3745" style:display-name="ListLabel 3745" style:family="text">
      <style:text-properties style:font-name-complex="OpenSymbol2" style:font-family-complex="OpenSymbol" style:font-family-generic-complex="system" style:font-pitch-complex="variable"/>
    </style:style>
    <style:style style:name="ListLabel_20_3746" style:display-name="ListLabel 3746" style:family="text">
      <style:text-properties style:font-name-complex="OpenSymbol2" style:font-family-complex="OpenSymbol" style:font-family-generic-complex="system" style:font-pitch-complex="variable"/>
    </style:style>
    <style:style style:name="ListLabel_20_3747" style:display-name="ListLabel 3747" style:family="text">
      <style:text-properties style:font-name-complex="OpenSymbol2" style:font-family-complex="OpenSymbol" style:font-family-generic-complex="system" style:font-pitch-complex="variable"/>
    </style:style>
    <style:style style:name="ListLabel_20_3748" style:display-name="ListLabel 3748" style:family="text">
      <style:text-properties style:font-name-complex="Symbol1" style:font-family-complex="Symbol" style:font-family-generic-complex="system" style:font-pitch-complex="variable"/>
    </style:style>
    <style:style style:name="ListLabel_20_3749" style:display-name="ListLabel 3749" style:family="text">
      <style:text-properties style:font-name-complex="Courier New3" style:font-family-complex="'Courier New'" style:font-family-generic-complex="system" style:font-pitch-complex="variable"/>
    </style:style>
    <style:style style:name="ListLabel_20_3750" style:display-name="ListLabel 3750" style:family="text">
      <style:text-properties style:font-name-complex="Wingdings1" style:font-family-complex="Wingdings" style:font-family-generic-complex="system" style:font-pitch-complex="variable"/>
    </style:style>
    <style:style style:name="ListLabel_20_3751" style:display-name="ListLabel 3751" style:family="text">
      <style:text-properties style:font-name-complex="Symbol1" style:font-family-complex="Symbol" style:font-family-generic-complex="system" style:font-pitch-complex="variable"/>
    </style:style>
    <style:style style:name="ListLabel_20_3752" style:display-name="ListLabel 3752" style:family="text">
      <style:text-properties style:font-name-complex="Courier New3" style:font-family-complex="'Courier New'" style:font-family-generic-complex="system" style:font-pitch-complex="variable"/>
    </style:style>
    <style:style style:name="ListLabel_20_3753" style:display-name="ListLabel 3753" style:family="text">
      <style:text-properties style:font-name-complex="Wingdings1" style:font-family-complex="Wingdings" style:font-family-generic-complex="system" style:font-pitch-complex="variable"/>
    </style:style>
    <style:style style:name="ListLabel_20_3754" style:display-name="ListLabel 3754" style:family="text">
      <style:text-properties style:font-name-complex="Symbol1" style:font-family-complex="Symbol" style:font-family-generic-complex="system" style:font-pitch-complex="variable"/>
    </style:style>
    <style:style style:name="ListLabel_20_3755" style:display-name="ListLabel 3755" style:family="text">
      <style:text-properties style:font-name-complex="Courier New3" style:font-family-complex="'Courier New'" style:font-family-generic-complex="system" style:font-pitch-complex="variable"/>
    </style:style>
    <style:style style:name="ListLabel_20_3756" style:display-name="ListLabel 3756" style:family="text">
      <style:text-properties style:font-name-complex="Wingdings1" style:font-family-complex="Wingdings" style:font-family-generic-complex="system" style:font-pitch-complex="variable"/>
    </style:style>
    <style:style style:name="ListLabel_20_3757" style:display-name="ListLabel 3757" style:family="text">
      <style:text-properties style:font-name-complex="Symbol1" style:font-family-complex="Symbol" style:font-family-generic-complex="system" style:font-pitch-complex="variable"/>
    </style:style>
    <style:style style:name="ListLabel_20_3758" style:display-name="ListLabel 3758" style:family="text">
      <style:text-properties style:font-name-complex="Courier New3" style:font-family-complex="'Courier New'" style:font-family-generic-complex="system" style:font-pitch-complex="variable"/>
    </style:style>
    <style:style style:name="ListLabel_20_3759" style:display-name="ListLabel 3759" style:family="text">
      <style:text-properties style:font-name-complex="Wingdings1" style:font-family-complex="Wingdings" style:font-family-generic-complex="system" style:font-pitch-complex="variable"/>
    </style:style>
    <style:style style:name="ListLabel_20_3760" style:display-name="ListLabel 3760" style:family="text">
      <style:text-properties style:font-name-complex="Symbol1" style:font-family-complex="Symbol" style:font-family-generic-complex="system" style:font-pitch-complex="variable"/>
    </style:style>
    <style:style style:name="ListLabel_20_3761" style:display-name="ListLabel 3761" style:family="text">
      <style:text-properties style:font-name-complex="Courier New3" style:font-family-complex="'Courier New'" style:font-family-generic-complex="system" style:font-pitch-complex="variable"/>
    </style:style>
    <style:style style:name="ListLabel_20_3762" style:display-name="ListLabel 3762" style:family="text">
      <style:text-properties style:font-name-complex="Wingdings1" style:font-family-complex="Wingdings" style:font-family-generic-complex="system" style:font-pitch-complex="variable"/>
    </style:style>
    <style:style style:name="ListLabel_20_3763" style:display-name="ListLabel 3763" style:family="text">
      <style:text-properties style:font-name-complex="Symbol1" style:font-family-complex="Symbol" style:font-family-generic-complex="system" style:font-pitch-complex="variable"/>
    </style:style>
    <style:style style:name="ListLabel_20_3764" style:display-name="ListLabel 3764" style:family="text">
      <style:text-properties style:font-name-complex="Courier New3" style:font-family-complex="'Courier New'" style:font-family-generic-complex="system" style:font-pitch-complex="variable"/>
    </style:style>
    <style:style style:name="ListLabel_20_3765" style:display-name="ListLabel 3765" style:family="text">
      <style:text-properties style:font-name-complex="Wingdings1" style:font-family-complex="Wingdings" style:font-family-generic-complex="system" style:font-pitch-complex="variable"/>
    </style:style>
    <style:style style:name="ListLabel_20_3766" style:display-name="ListLabel 3766" style:family="text">
      <style:text-properties style:font-name-complex="Symbol1" style:font-family-complex="Symbol" style:font-family-generic-complex="system" style:font-pitch-complex="variable"/>
    </style:style>
    <style:style style:name="ListLabel_20_3767" style:display-name="ListLabel 3767" style:family="text">
      <style:text-properties style:font-name-complex="Courier New3" style:font-family-complex="'Courier New'" style:font-family-generic-complex="system" style:font-pitch-complex="variable"/>
    </style:style>
    <style:style style:name="ListLabel_20_3768" style:display-name="ListLabel 3768" style:family="text">
      <style:text-properties style:font-name-complex="Wingdings1" style:font-family-complex="Wingdings" style:font-family-generic-complex="system" style:font-pitch-complex="variable"/>
    </style:style>
    <style:style style:name="ListLabel_20_3769" style:display-name="ListLabel 3769" style:family="text">
      <style:text-properties style:font-name-complex="Symbol1" style:font-family-complex="Symbol" style:font-family-generic-complex="system" style:font-pitch-complex="variable"/>
    </style:style>
    <style:style style:name="ListLabel_20_3770" style:display-name="ListLabel 3770" style:family="text">
      <style:text-properties style:font-name-complex="Courier New3" style:font-family-complex="'Courier New'" style:font-family-generic-complex="system" style:font-pitch-complex="variable"/>
    </style:style>
    <style:style style:name="ListLabel_20_3771" style:display-name="ListLabel 3771" style:family="text">
      <style:text-properties style:font-name-complex="Wingdings1" style:font-family-complex="Wingdings" style:font-family-generic-complex="system" style:font-pitch-complex="variable"/>
    </style:style>
    <style:style style:name="ListLabel_20_3772" style:display-name="ListLabel 3772" style:family="text">
      <style:text-properties style:font-name-complex="Symbol1" style:font-family-complex="Symbol" style:font-family-generic-complex="system" style:font-pitch-complex="variable"/>
    </style:style>
    <style:style style:name="ListLabel_20_3773" style:display-name="ListLabel 3773" style:family="text">
      <style:text-properties style:font-name-complex="Courier New3" style:font-family-complex="'Courier New'" style:font-family-generic-complex="system" style:font-pitch-complex="variable"/>
    </style:style>
    <style:style style:name="ListLabel_20_3774" style:display-name="ListLabel 3774" style:family="text">
      <style:text-properties style:font-name-complex="Wingdings1" style:font-family-complex="Wingdings" style:font-family-generic-complex="system" style:font-pitch-complex="variable"/>
    </style:style>
    <style:style style:name="ListLabel_20_3775" style:display-name="ListLabel 3775" style:family="text">
      <style:text-properties style:font-name-complex="Symbol1" style:font-family-complex="Symbol" style:font-family-generic-complex="system" style:font-pitch-complex="variable"/>
    </style:style>
    <style:style style:name="ListLabel_20_3776" style:display-name="ListLabel 3776" style:family="text">
      <style:text-properties style:font-name-complex="Courier New3" style:font-family-complex="'Courier New'" style:font-family-generic-complex="system" style:font-pitch-complex="variable"/>
    </style:style>
    <style:style style:name="ListLabel_20_3777" style:display-name="ListLabel 3777" style:family="text">
      <style:text-properties style:font-name-complex="Wingdings1" style:font-family-complex="Wingdings" style:font-family-generic-complex="system" style:font-pitch-complex="variable"/>
    </style:style>
    <style:style style:name="ListLabel_20_3778" style:display-name="ListLabel 3778" style:family="text">
      <style:text-properties style:font-name-complex="Symbol1" style:font-family-complex="Symbol" style:font-family-generic-complex="system" style:font-pitch-complex="variable"/>
    </style:style>
    <style:style style:name="ListLabel_20_3779" style:display-name="ListLabel 3779" style:family="text">
      <style:text-properties style:font-name-complex="Courier New3" style:font-family-complex="'Courier New'" style:font-family-generic-complex="system" style:font-pitch-complex="variable"/>
    </style:style>
    <style:style style:name="ListLabel_20_3780" style:display-name="ListLabel 3780" style:family="text">
      <style:text-properties style:font-name-complex="Wingdings1" style:font-family-complex="Wingdings" style:font-family-generic-complex="system" style:font-pitch-complex="variable"/>
    </style:style>
    <style:style style:name="ListLabel_20_3781" style:display-name="ListLabel 3781" style:family="text">
      <style:text-properties style:font-name-complex="Symbol1" style:font-family-complex="Symbol" style:font-family-generic-complex="system" style:font-pitch-complex="variable"/>
    </style:style>
    <style:style style:name="ListLabel_20_3782" style:display-name="ListLabel 3782" style:family="text">
      <style:text-properties style:font-name-complex="Courier New3" style:font-family-complex="'Courier New'" style:font-family-generic-complex="system" style:font-pitch-complex="variable"/>
    </style:style>
    <style:style style:name="ListLabel_20_3783" style:display-name="ListLabel 3783" style:family="text">
      <style:text-properties style:font-name-complex="Wingdings1" style:font-family-complex="Wingdings" style:font-family-generic-complex="system" style:font-pitch-complex="variable"/>
    </style:style>
    <style:style style:name="ListLabel_20_3784" style:display-name="ListLabel 3784" style:family="text">
      <style:text-properties style:font-name-complex="Symbol1" style:font-family-complex="Symbol" style:font-family-generic-complex="system" style:font-pitch-complex="variable"/>
    </style:style>
    <style:style style:name="ListLabel_20_3785" style:display-name="ListLabel 3785" style:family="text">
      <style:text-properties style:font-name-complex="Courier New3" style:font-family-complex="'Courier New'" style:font-family-generic-complex="system" style:font-pitch-complex="variable"/>
    </style:style>
    <style:style style:name="ListLabel_20_3786" style:display-name="ListLabel 3786" style:family="text">
      <style:text-properties style:font-name-complex="Wingdings1" style:font-family-complex="Wingdings" style:font-family-generic-complex="system" style:font-pitch-complex="variable"/>
    </style:style>
    <style:style style:name="ListLabel_20_3787" style:display-name="ListLabel 3787" style:family="text">
      <style:text-properties style:font-name-complex="Symbol1" style:font-family-complex="Symbol" style:font-family-generic-complex="system" style:font-pitch-complex="variable"/>
    </style:style>
    <style:style style:name="ListLabel_20_3788" style:display-name="ListLabel 3788" style:family="text">
      <style:text-properties style:font-name-complex="Courier New3" style:font-family-complex="'Courier New'" style:font-family-generic-complex="system" style:font-pitch-complex="variable"/>
    </style:style>
    <style:style style:name="ListLabel_20_3789" style:display-name="ListLabel 3789" style:family="text">
      <style:text-properties style:font-name-complex="Wingdings1" style:font-family-complex="Wingdings" style:font-family-generic-complex="system" style:font-pitch-complex="variable"/>
    </style:style>
    <style:style style:name="ListLabel_20_3790" style:display-name="ListLabel 3790" style:family="text">
      <style:text-properties style:font-name-complex="Symbol1" style:font-family-complex="Symbol" style:font-family-generic-complex="system" style:font-pitch-complex="variable"/>
    </style:style>
    <style:style style:name="ListLabel_20_3791" style:display-name="ListLabel 3791" style:family="text">
      <style:text-properties style:font-name-complex="Courier New3" style:font-family-complex="'Courier New'" style:font-family-generic-complex="system" style:font-pitch-complex="variable"/>
    </style:style>
    <style:style style:name="ListLabel_20_3792" style:display-name="ListLabel 3792" style:family="text">
      <style:text-properties style:font-name-complex="Wingdings1" style:font-family-complex="Wingdings" style:font-family-generic-complex="system" style:font-pitch-complex="variable"/>
    </style:style>
    <style:style style:name="ListLabel_20_3793" style:display-name="ListLabel 3793" style:family="text">
      <style:text-properties style:font-name-complex="OpenSymbol2" style:font-family-complex="OpenSymbol" style:font-family-generic-complex="system" style:font-pitch-complex="variable"/>
    </style:style>
    <style:style style:name="ListLabel_20_3794" style:display-name="ListLabel 3794" style:family="text">
      <style:text-properties style:font-name-complex="OpenSymbol2" style:font-family-complex="OpenSymbol" style:font-family-generic-complex="system" style:font-pitch-complex="variable"/>
    </style:style>
    <style:style style:name="ListLabel_20_3795" style:display-name="ListLabel 3795" style:family="text">
      <style:text-properties style:font-name-complex="OpenSymbol2" style:font-family-complex="OpenSymbol" style:font-family-generic-complex="system" style:font-pitch-complex="variable"/>
    </style:style>
    <style:style style:name="ListLabel_20_3796" style:display-name="ListLabel 3796" style:family="text">
      <style:text-properties style:font-name-complex="OpenSymbol2" style:font-family-complex="OpenSymbol" style:font-family-generic-complex="system" style:font-pitch-complex="variable"/>
    </style:style>
    <style:style style:name="ListLabel_20_3797" style:display-name="ListLabel 3797" style:family="text">
      <style:text-properties style:font-name-complex="OpenSymbol2" style:font-family-complex="OpenSymbol" style:font-family-generic-complex="system" style:font-pitch-complex="variable"/>
    </style:style>
    <style:style style:name="ListLabel_20_3798" style:display-name="ListLabel 3798" style:family="text">
      <style:text-properties style:font-name-complex="OpenSymbol2" style:font-family-complex="OpenSymbol" style:font-family-generic-complex="system" style:font-pitch-complex="variable"/>
    </style:style>
    <style:style style:name="ListLabel_20_3799" style:display-name="ListLabel 3799" style:family="text">
      <style:text-properties style:font-name-complex="OpenSymbol2" style:font-family-complex="OpenSymbol" style:font-family-generic-complex="system" style:font-pitch-complex="variable"/>
    </style:style>
    <style:style style:name="ListLabel_20_3800" style:display-name="ListLabel 3800" style:family="text">
      <style:text-properties style:font-name-complex="OpenSymbol2" style:font-family-complex="OpenSymbol" style:font-family-generic-complex="system" style:font-pitch-complex="variable"/>
    </style:style>
    <style:style style:name="ListLabel_20_3801" style:display-name="ListLabel 3801" style:family="text">
      <style:text-properties style:font-name-complex="OpenSymbol2" style:font-family-complex="OpenSymbol" style:font-family-generic-complex="system" style:font-pitch-complex="variable"/>
    </style:style>
    <style:style style:name="ListLabel_20_3802" style:display-name="ListLabel 3802" style:family="text">
      <style:text-properties fo:font-weight="bold" style:font-weight-asian="bold" style:font-name-complex="Symbol1" style:font-family-complex="Symbol" style:font-family-generic-complex="system" style:font-pitch-complex="variable"/>
    </style:style>
    <style:style style:name="ListLabel_20_3803" style:display-name="ListLabel 3803" style:family="text">
      <style:text-properties style:font-name-complex="Courier New3" style:font-family-complex="'Courier New'" style:font-family-generic-complex="system" style:font-pitch-complex="variable"/>
    </style:style>
    <style:style style:name="ListLabel_20_3804" style:display-name="ListLabel 3804" style:family="text">
      <style:text-properties style:font-name-complex="Wingdings1" style:font-family-complex="Wingdings" style:font-family-generic-complex="system" style:font-pitch-complex="variable"/>
    </style:style>
    <style:style style:name="ListLabel_20_3805" style:display-name="ListLabel 3805" style:family="text">
      <style:text-properties style:font-name-complex="Symbol1" style:font-family-complex="Symbol" style:font-family-generic-complex="system" style:font-pitch-complex="variable"/>
    </style:style>
    <style:style style:name="ListLabel_20_3806" style:display-name="ListLabel 3806" style:family="text">
      <style:text-properties style:font-name-complex="Courier New3" style:font-family-complex="'Courier New'" style:font-family-generic-complex="system" style:font-pitch-complex="variable"/>
    </style:style>
    <style:style style:name="ListLabel_20_3807" style:display-name="ListLabel 3807" style:family="text">
      <style:text-properties style:font-name-complex="Wingdings1" style:font-family-complex="Wingdings" style:font-family-generic-complex="system" style:font-pitch-complex="variable"/>
    </style:style>
    <style:style style:name="ListLabel_20_3808" style:display-name="ListLabel 3808" style:family="text">
      <style:text-properties style:font-name-complex="Symbol1" style:font-family-complex="Symbol" style:font-family-generic-complex="system" style:font-pitch-complex="variable"/>
    </style:style>
    <style:style style:name="ListLabel_20_3809" style:display-name="ListLabel 3809" style:family="text">
      <style:text-properties style:font-name-complex="Courier New3" style:font-family-complex="'Courier New'" style:font-family-generic-complex="system" style:font-pitch-complex="variable"/>
    </style:style>
    <style:style style:name="ListLabel_20_3810" style:display-name="ListLabel 3810" style:family="text">
      <style:text-properties style:font-name-complex="Wingdings1" style:font-family-complex="Wingdings" style:font-family-generic-complex="system" style:font-pitch-complex="variable"/>
    </style:style>
    <style:style style:name="ListLabel_20_3811" style:display-name="ListLabel 3811" style:family="text">
      <style:text-properties style:font-name="Times New Roman"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3812" style:display-name="ListLabel 3812" style:family="text">
      <style:text-properties style:font-name-complex="Courier New3" style:font-family-complex="'Courier New'" style:font-family-generic-complex="system" style:font-pitch-complex="variable"/>
    </style:style>
    <style:style style:name="ListLabel_20_3813" style:display-name="ListLabel 3813" style:family="text">
      <style:text-properties style:font-name-complex="Wingdings1" style:font-family-complex="Wingdings" style:font-family-generic-complex="system" style:font-pitch-complex="variable"/>
    </style:style>
    <style:style style:name="ListLabel_20_3814" style:display-name="ListLabel 3814" style:family="text">
      <style:text-properties style:font-name-complex="Symbol1" style:font-family-complex="Symbol" style:font-family-generic-complex="system" style:font-pitch-complex="variable"/>
    </style:style>
    <style:style style:name="ListLabel_20_3815" style:display-name="ListLabel 3815" style:family="text">
      <style:text-properties style:font-name-complex="Courier New3" style:font-family-complex="'Courier New'" style:font-family-generic-complex="system" style:font-pitch-complex="variable"/>
    </style:style>
    <style:style style:name="ListLabel_20_3816" style:display-name="ListLabel 3816" style:family="text">
      <style:text-properties style:font-name-complex="Wingdings1" style:font-family-complex="Wingdings" style:font-family-generic-complex="system" style:font-pitch-complex="variable"/>
    </style:style>
    <style:style style:name="ListLabel_20_3817" style:display-name="ListLabel 3817" style:family="text">
      <style:text-properties style:font-name-complex="Symbol1" style:font-family-complex="Symbol" style:font-family-generic-complex="system" style:font-pitch-complex="variable"/>
    </style:style>
    <style:style style:name="ListLabel_20_3818" style:display-name="ListLabel 3818" style:family="text">
      <style:text-properties style:font-name-complex="Courier New3" style:font-family-complex="'Courier New'" style:font-family-generic-complex="system" style:font-pitch-complex="variable"/>
    </style:style>
    <style:style style:name="ListLabel_20_3819" style:display-name="ListLabel 3819" style:family="text">
      <style:text-properties style:font-name-complex="Wingdings1" style:font-family-complex="Wingdings" style:font-family-generic-complex="system" style:font-pitch-complex="variable"/>
    </style:style>
    <style:style style:name="ListLabel_20_3820" style:display-name="ListLabel 3820" style:family="text">
      <style:text-properties fo:font-weight="normal" style:font-weight-asian="normal" style:font-name-complex="OpenSymbol2" style:font-family-complex="OpenSymbol" style:font-family-generic-complex="system" style:font-pitch-complex="variable"/>
    </style:style>
    <style:style style:name="ListLabel_20_3821" style:display-name="ListLabel 3821" style:family="text">
      <style:text-properties style:font-name-complex="OpenSymbol2" style:font-family-complex="OpenSymbol" style:font-family-generic-complex="system" style:font-pitch-complex="variable"/>
    </style:style>
    <style:style style:name="ListLabel_20_3822" style:display-name="ListLabel 3822" style:family="text">
      <style:text-properties style:font-name-complex="OpenSymbol2" style:font-family-complex="OpenSymbol" style:font-family-generic-complex="system" style:font-pitch-complex="variable"/>
    </style:style>
    <style:style style:name="ListLabel_20_3823" style:display-name="ListLabel 3823" style:family="text">
      <style:text-properties style:font-name-complex="OpenSymbol2" style:font-family-complex="OpenSymbol" style:font-family-generic-complex="system" style:font-pitch-complex="variable"/>
    </style:style>
    <style:style style:name="ListLabel_20_3824" style:display-name="ListLabel 3824" style:family="text">
      <style:text-properties style:font-name-complex="OpenSymbol2" style:font-family-complex="OpenSymbol" style:font-family-generic-complex="system" style:font-pitch-complex="variable"/>
    </style:style>
    <style:style style:name="ListLabel_20_3825" style:display-name="ListLabel 3825" style:family="text">
      <style:text-properties style:font-name-complex="OpenSymbol2" style:font-family-complex="OpenSymbol" style:font-family-generic-complex="system" style:font-pitch-complex="variable"/>
    </style:style>
    <style:style style:name="ListLabel_20_3826" style:display-name="ListLabel 3826" style:family="text">
      <style:text-properties style:font-name-complex="OpenSymbol2" style:font-family-complex="OpenSymbol" style:font-family-generic-complex="system" style:font-pitch-complex="variable"/>
    </style:style>
    <style:style style:name="ListLabel_20_3827" style:display-name="ListLabel 3827" style:family="text">
      <style:text-properties style:font-name-complex="OpenSymbol2" style:font-family-complex="OpenSymbol" style:font-family-generic-complex="system" style:font-pitch-complex="variable"/>
    </style:style>
    <style:style style:name="ListLabel_20_3828" style:display-name="ListLabel 3828" style:family="text">
      <style:text-properties style:font-name-complex="OpenSymbol2" style:font-family-complex="OpenSymbol" style:font-family-generic-complex="system" style:font-pitch-complex="variable"/>
    </style:style>
    <style:style style:name="ListLabel_20_3829" style:display-name="ListLabel 3829" style:family="text">
      <style:text-properties fo:font-size="11pt" style:font-size-asian="11pt" style:font-name-complex="OpenSymbol2" style:font-family-complex="OpenSymbol" style:font-family-generic-complex="system" style:font-pitch-complex="variable"/>
    </style:style>
    <style:style style:name="ListLabel_20_3830" style:display-name="ListLabel 3830" style:family="text">
      <style:text-properties style:font-name-complex="OpenSymbol2" style:font-family-complex="OpenSymbol" style:font-family-generic-complex="system" style:font-pitch-complex="variable"/>
    </style:style>
    <style:style style:name="ListLabel_20_3831" style:display-name="ListLabel 3831" style:family="text">
      <style:text-properties style:font-name-complex="OpenSymbol2" style:font-family-complex="OpenSymbol" style:font-family-generic-complex="system" style:font-pitch-complex="variable"/>
    </style:style>
    <style:style style:name="ListLabel_20_3832" style:display-name="ListLabel 3832" style:family="text">
      <style:text-properties style:font-name-complex="OpenSymbol2" style:font-family-complex="OpenSymbol" style:font-family-generic-complex="system" style:font-pitch-complex="variable"/>
    </style:style>
    <style:style style:name="ListLabel_20_3833" style:display-name="ListLabel 3833" style:family="text">
      <style:text-properties style:font-name-complex="OpenSymbol2" style:font-family-complex="OpenSymbol" style:font-family-generic-complex="system" style:font-pitch-complex="variable"/>
    </style:style>
    <style:style style:name="ListLabel_20_3834" style:display-name="ListLabel 3834" style:family="text">
      <style:text-properties style:font-name-complex="OpenSymbol2" style:font-family-complex="OpenSymbol" style:font-family-generic-complex="system" style:font-pitch-complex="variable"/>
    </style:style>
    <style:style style:name="ListLabel_20_3835" style:display-name="ListLabel 3835" style:family="text">
      <style:text-properties style:font-name-complex="OpenSymbol2" style:font-family-complex="OpenSymbol" style:font-family-generic-complex="system" style:font-pitch-complex="variable"/>
    </style:style>
    <style:style style:name="ListLabel_20_3836" style:display-name="ListLabel 3836" style:family="text">
      <style:text-properties style:font-name-complex="OpenSymbol2" style:font-family-complex="OpenSymbol" style:font-family-generic-complex="system" style:font-pitch-complex="variable"/>
    </style:style>
    <style:style style:name="ListLabel_20_3837" style:display-name="ListLabel 3837" style:family="text">
      <style:text-properties style:font-name-complex="OpenSymbol2" style:font-family-complex="OpenSymbol" style:font-family-generic-complex="system" style:font-pitch-complex="variable"/>
    </style:style>
    <style:style style:name="ListLabel_20_3838" style:display-name="ListLabel 3838" style:family="text">
      <style:text-properties fo:font-size="11pt" fo:font-weight="normal" style:font-size-asian="11pt" style:font-weight-asian="normal" style:font-name-complex="OpenSymbol2" style:font-family-complex="OpenSymbol" style:font-family-generic-complex="system" style:font-pitch-complex="variable"/>
    </style:style>
    <style:style style:name="ListLabel_20_3839" style:display-name="ListLabel 3839" style:family="text">
      <style:text-properties style:font-name-complex="OpenSymbol2" style:font-family-complex="OpenSymbol" style:font-family-generic-complex="system" style:font-pitch-complex="variable"/>
    </style:style>
    <style:style style:name="ListLabel_20_3840" style:display-name="ListLabel 3840" style:family="text">
      <style:text-properties style:font-name-complex="OpenSymbol2" style:font-family-complex="OpenSymbol" style:font-family-generic-complex="system" style:font-pitch-complex="variable"/>
    </style:style>
    <style:style style:name="ListLabel_20_3841" style:display-name="ListLabel 3841" style:family="text">
      <style:text-properties style:font-name-complex="OpenSymbol2" style:font-family-complex="OpenSymbol" style:font-family-generic-complex="system" style:font-pitch-complex="variable"/>
    </style:style>
    <style:style style:name="ListLabel_20_3842" style:display-name="ListLabel 3842" style:family="text">
      <style:text-properties style:font-name-complex="OpenSymbol2" style:font-family-complex="OpenSymbol" style:font-family-generic-complex="system" style:font-pitch-complex="variable"/>
    </style:style>
    <style:style style:name="ListLabel_20_3843" style:display-name="ListLabel 3843" style:family="text">
      <style:text-properties style:font-name-complex="OpenSymbol2" style:font-family-complex="OpenSymbol" style:font-family-generic-complex="system" style:font-pitch-complex="variable"/>
    </style:style>
    <style:style style:name="ListLabel_20_3844" style:display-name="ListLabel 3844" style:family="text">
      <style:text-properties style:font-name-complex="OpenSymbol2" style:font-family-complex="OpenSymbol" style:font-family-generic-complex="system" style:font-pitch-complex="variable"/>
    </style:style>
    <style:style style:name="ListLabel_20_3845" style:display-name="ListLabel 3845" style:family="text">
      <style:text-properties style:font-name-complex="OpenSymbol2" style:font-family-complex="OpenSymbol" style:font-family-generic-complex="system" style:font-pitch-complex="variable"/>
    </style:style>
    <style:style style:name="ListLabel_20_3846" style:display-name="ListLabel 3846" style:family="text">
      <style:text-properties style:font-name-complex="OpenSymbol2" style:font-family-complex="OpenSymbol" style:font-family-generic-complex="system" style:font-pitch-complex="variable"/>
    </style:style>
    <style:style style:name="ListLabel_20_3847" style:display-name="ListLabel 3847" style:family="text">
      <style:text-properties style:font-name-complex="OpenSymbol2" style:font-family-complex="OpenSymbol" style:font-family-generic-complex="system" style:font-pitch-complex="variable"/>
    </style:style>
    <style:style style:name="ListLabel_20_3848" style:display-name="ListLabel 3848" style:family="text">
      <style:text-properties style:font-name-complex="OpenSymbol2" style:font-family-complex="OpenSymbol" style:font-family-generic-complex="system" style:font-pitch-complex="variable"/>
    </style:style>
    <style:style style:name="ListLabel_20_3849" style:display-name="ListLabel 3849" style:family="text">
      <style:text-properties style:font-name-complex="OpenSymbol2" style:font-family-complex="OpenSymbol" style:font-family-generic-complex="system" style:font-pitch-complex="variable"/>
    </style:style>
    <style:style style:name="ListLabel_20_3850" style:display-name="ListLabel 3850" style:family="text">
      <style:text-properties style:font-name-complex="OpenSymbol2" style:font-family-complex="OpenSymbol" style:font-family-generic-complex="system" style:font-pitch-complex="variable"/>
    </style:style>
    <style:style style:name="ListLabel_20_3851" style:display-name="ListLabel 3851" style:family="text">
      <style:text-properties style:font-name-complex="OpenSymbol2" style:font-family-complex="OpenSymbol" style:font-family-generic-complex="system" style:font-pitch-complex="variable"/>
    </style:style>
    <style:style style:name="ListLabel_20_3852" style:display-name="ListLabel 3852" style:family="text">
      <style:text-properties style:font-name-complex="OpenSymbol2" style:font-family-complex="OpenSymbol" style:font-family-generic-complex="system" style:font-pitch-complex="variable"/>
    </style:style>
    <style:style style:name="ListLabel_20_3853" style:display-name="ListLabel 3853" style:family="text">
      <style:text-properties style:font-name-complex="OpenSymbol2" style:font-family-complex="OpenSymbol" style:font-family-generic-complex="system" style:font-pitch-complex="variable"/>
    </style:style>
    <style:style style:name="ListLabel_20_3854" style:display-name="ListLabel 3854" style:family="text">
      <style:text-properties style:font-name-complex="OpenSymbol2" style:font-family-complex="OpenSymbol" style:font-family-generic-complex="system" style:font-pitch-complex="variable"/>
    </style:style>
    <style:style style:name="ListLabel_20_3855" style:display-name="ListLabel 3855" style:family="text">
      <style:text-properties style:font-name-complex="OpenSymbol2" style:font-family-complex="OpenSymbol" style:font-family-generic-complex="system" style:font-pitch-complex="variable"/>
    </style:style>
    <style:style style:name="ListLabel_20_3856" style:display-name="ListLabel 3856" style:family="text">
      <style:text-properties style:font-name-complex="OpenSymbol2" style:font-family-complex="OpenSymbol" style:font-family-generic-complex="system" style:font-pitch-complex="variable"/>
    </style:style>
    <style:style style:name="ListLabel_20_3857" style:display-name="ListLabel 3857" style:family="text">
      <style:text-properties style:font-name-complex="OpenSymbol2" style:font-family-complex="OpenSymbol" style:font-family-generic-complex="system" style:font-pitch-complex="variable"/>
    </style:style>
    <style:style style:name="ListLabel_20_3858" style:display-name="ListLabel 3858" style:family="text">
      <style:text-properties style:font-name-complex="OpenSymbol2" style:font-family-complex="OpenSymbol" style:font-family-generic-complex="system" style:font-pitch-complex="variable"/>
    </style:style>
    <style:style style:name="ListLabel_20_3859" style:display-name="ListLabel 3859" style:family="text">
      <style:text-properties style:font-name-complex="OpenSymbol2" style:font-family-complex="OpenSymbol" style:font-family-generic-complex="system" style:font-pitch-complex="variable"/>
    </style:style>
    <style:style style:name="ListLabel_20_3860" style:display-name="ListLabel 3860" style:family="text">
      <style:text-properties style:font-name-complex="OpenSymbol2" style:font-family-complex="OpenSymbol" style:font-family-generic-complex="system" style:font-pitch-complex="variable"/>
    </style:style>
    <style:style style:name="ListLabel_20_3861" style:display-name="ListLabel 3861" style:family="text">
      <style:text-properties style:font-name-complex="OpenSymbol2" style:font-family-complex="OpenSymbol" style:font-family-generic-complex="system" style:font-pitch-complex="variable"/>
    </style:style>
    <style:style style:name="ListLabel_20_3862" style:display-name="ListLabel 3862" style:family="text">
      <style:text-properties style:font-name-complex="OpenSymbol2" style:font-family-complex="OpenSymbol" style:font-family-generic-complex="system" style:font-pitch-complex="variable"/>
    </style:style>
    <style:style style:name="ListLabel_20_3863" style:display-name="ListLabel 3863" style:family="text">
      <style:text-properties style:font-name-complex="OpenSymbol2" style:font-family-complex="OpenSymbol" style:font-family-generic-complex="system" style:font-pitch-complex="variable"/>
    </style:style>
    <style:style style:name="ListLabel_20_3864" style:display-name="ListLabel 3864" style:family="text">
      <style:text-properties style:font-name-complex="OpenSymbol2" style:font-family-complex="OpenSymbol" style:font-family-generic-complex="system" style:font-pitch-complex="variable"/>
    </style:style>
    <style:style style:name="ListLabel_20_3865" style:display-name="ListLabel 3865" style:family="text">
      <style:text-properties fo:font-size="11pt" style:font-size-asian="11pt" style:font-name-complex="OpenSymbol2" style:font-family-complex="OpenSymbol" style:font-family-generic-complex="system" style:font-pitch-complex="variable"/>
    </style:style>
    <style:style style:name="ListLabel_20_3866" style:display-name="ListLabel 3866" style:family="text">
      <style:text-properties style:font-name-complex="OpenSymbol2" style:font-family-complex="OpenSymbol" style:font-family-generic-complex="system" style:font-pitch-complex="variable"/>
    </style:style>
    <style:style style:name="ListLabel_20_3867" style:display-name="ListLabel 3867" style:family="text">
      <style:text-properties style:font-name-complex="OpenSymbol2" style:font-family-complex="OpenSymbol" style:font-family-generic-complex="system" style:font-pitch-complex="variable"/>
    </style:style>
    <style:style style:name="ListLabel_20_3868" style:display-name="ListLabel 3868" style:family="text">
      <style:text-properties style:font-name-complex="OpenSymbol2" style:font-family-complex="OpenSymbol" style:font-family-generic-complex="system" style:font-pitch-complex="variable"/>
    </style:style>
    <style:style style:name="ListLabel_20_3869" style:display-name="ListLabel 3869" style:family="text">
      <style:text-properties style:font-name-complex="OpenSymbol2" style:font-family-complex="OpenSymbol" style:font-family-generic-complex="system" style:font-pitch-complex="variable"/>
    </style:style>
    <style:style style:name="ListLabel_20_3870" style:display-name="ListLabel 3870" style:family="text">
      <style:text-properties style:font-name-complex="OpenSymbol2" style:font-family-complex="OpenSymbol" style:font-family-generic-complex="system" style:font-pitch-complex="variable"/>
    </style:style>
    <style:style style:name="ListLabel_20_3871" style:display-name="ListLabel 3871" style:family="text">
      <style:text-properties style:font-name-complex="OpenSymbol2" style:font-family-complex="OpenSymbol" style:font-family-generic-complex="system" style:font-pitch-complex="variable"/>
    </style:style>
    <style:style style:name="ListLabel_20_3872" style:display-name="ListLabel 3872" style:family="text">
      <style:text-properties style:font-name-complex="OpenSymbol2" style:font-family-complex="OpenSymbol" style:font-family-generic-complex="system" style:font-pitch-complex="variable"/>
    </style:style>
    <style:style style:name="ListLabel_20_3873" style:display-name="ListLabel 3873" style:family="text">
      <style:text-properties style:font-name-complex="OpenSymbol2" style:font-family-complex="OpenSymbol" style:font-family-generic-complex="system" style:font-pitch-complex="variable"/>
    </style:style>
    <style:style style:name="ListLabel_20_3874" style:display-name="ListLabel 3874" style:family="text">
      <style:text-properties fo:font-weight="normal" style:font-weight-asian="normal" style:font-name-complex="OpenSymbol2" style:font-family-complex="OpenSymbol" style:font-family-generic-complex="system" style:font-pitch-complex="variable"/>
    </style:style>
    <style:style style:name="ListLabel_20_3875" style:display-name="ListLabel 3875" style:family="text">
      <style:text-properties style:font-name-complex="OpenSymbol2" style:font-family-complex="OpenSymbol" style:font-family-generic-complex="system" style:font-pitch-complex="variable"/>
    </style:style>
    <style:style style:name="ListLabel_20_3876" style:display-name="ListLabel 3876" style:family="text">
      <style:text-properties style:font-name-complex="OpenSymbol2" style:font-family-complex="OpenSymbol" style:font-family-generic-complex="system" style:font-pitch-complex="variable"/>
    </style:style>
    <style:style style:name="ListLabel_20_3877" style:display-name="ListLabel 3877" style:family="text">
      <style:text-properties style:font-name-complex="OpenSymbol2" style:font-family-complex="OpenSymbol" style:font-family-generic-complex="system" style:font-pitch-complex="variable"/>
    </style:style>
    <style:style style:name="ListLabel_20_3878" style:display-name="ListLabel 3878" style:family="text">
      <style:text-properties style:font-name-complex="OpenSymbol2" style:font-family-complex="OpenSymbol" style:font-family-generic-complex="system" style:font-pitch-complex="variable"/>
    </style:style>
    <style:style style:name="ListLabel_20_3879" style:display-name="ListLabel 3879" style:family="text">
      <style:text-properties style:font-name-complex="OpenSymbol2" style:font-family-complex="OpenSymbol" style:font-family-generic-complex="system" style:font-pitch-complex="variable"/>
    </style:style>
    <style:style style:name="ListLabel_20_3880" style:display-name="ListLabel 3880" style:family="text">
      <style:text-properties style:font-name-complex="OpenSymbol2" style:font-family-complex="OpenSymbol" style:font-family-generic-complex="system" style:font-pitch-complex="variable"/>
    </style:style>
    <style:style style:name="ListLabel_20_3881" style:display-name="ListLabel 3881" style:family="text">
      <style:text-properties style:font-name-complex="OpenSymbol2" style:font-family-complex="OpenSymbol" style:font-family-generic-complex="system" style:font-pitch-complex="variable"/>
    </style:style>
    <style:style style:name="ListLabel_20_3882" style:display-name="ListLabel 3882" style:family="text">
      <style:text-properties style:font-name-complex="OpenSymbol2" style:font-family-complex="OpenSymbol" style:font-family-generic-complex="system" style:font-pitch-complex="variable"/>
    </style:style>
    <style:style style:name="ListLabel_20_3883" style:display-name="ListLabel 3883" style:family="text">
      <style:text-properties style:font-name-complex="OpenSymbol2" style:font-family-complex="OpenSymbol" style:font-family-generic-complex="system" style:font-pitch-complex="variable"/>
    </style:style>
    <style:style style:name="ListLabel_20_3884" style:display-name="ListLabel 3884" style:family="text">
      <style:text-properties style:font-name-complex="OpenSymbol2" style:font-family-complex="OpenSymbol" style:font-family-generic-complex="system" style:font-pitch-complex="variable"/>
    </style:style>
    <style:style style:name="ListLabel_20_3885" style:display-name="ListLabel 3885" style:family="text">
      <style:text-properties style:font-name-complex="OpenSymbol2" style:font-family-complex="OpenSymbol" style:font-family-generic-complex="system" style:font-pitch-complex="variable"/>
    </style:style>
    <style:style style:name="ListLabel_20_3886" style:display-name="ListLabel 3886" style:family="text">
      <style:text-properties style:font-name-complex="OpenSymbol2" style:font-family-complex="OpenSymbol" style:font-family-generic-complex="system" style:font-pitch-complex="variable"/>
    </style:style>
    <style:style style:name="ListLabel_20_3887" style:display-name="ListLabel 3887" style:family="text">
      <style:text-properties style:font-name-complex="OpenSymbol2" style:font-family-complex="OpenSymbol" style:font-family-generic-complex="system" style:font-pitch-complex="variable"/>
    </style:style>
    <style:style style:name="ListLabel_20_3888" style:display-name="ListLabel 3888" style:family="text">
      <style:text-properties style:font-name-complex="OpenSymbol2" style:font-family-complex="OpenSymbol" style:font-family-generic-complex="system" style:font-pitch-complex="variable"/>
    </style:style>
    <style:style style:name="ListLabel_20_3889" style:display-name="ListLabel 3889" style:family="text">
      <style:text-properties style:font-name-complex="OpenSymbol2" style:font-family-complex="OpenSymbol" style:font-family-generic-complex="system" style:font-pitch-complex="variable"/>
    </style:style>
    <style:style style:name="ListLabel_20_3890" style:display-name="ListLabel 3890" style:family="text">
      <style:text-properties style:font-name-complex="OpenSymbol2" style:font-family-complex="OpenSymbol" style:font-family-generic-complex="system" style:font-pitch-complex="variable"/>
    </style:style>
    <style:style style:name="ListLabel_20_3891" style:display-name="ListLabel 3891" style:family="text">
      <style:text-properties style:font-name-complex="OpenSymbol2" style:font-family-complex="OpenSymbol" style:font-family-generic-complex="system" style:font-pitch-complex="variable"/>
    </style:style>
    <style:style style:name="ListLabel_20_3892" style:display-name="ListLabel 3892" style:family="text">
      <style:text-properties style:font-name-complex="OpenSymbol2" style:font-family-complex="OpenSymbol" style:font-family-generic-complex="system" style:font-pitch-complex="variable"/>
    </style:style>
    <style:style style:name="ListLabel_20_3893" style:display-name="ListLabel 3893" style:family="text">
      <style:text-properties style:font-name-complex="OpenSymbol2" style:font-family-complex="OpenSymbol" style:font-family-generic-complex="system" style:font-pitch-complex="variable"/>
    </style:style>
    <style:style style:name="ListLabel_20_3894" style:display-name="ListLabel 3894" style:family="text">
      <style:text-properties style:font-name-complex="OpenSymbol2" style:font-family-complex="OpenSymbol" style:font-family-generic-complex="system" style:font-pitch-complex="variable"/>
    </style:style>
    <style:style style:name="ListLabel_20_3895" style:display-name="ListLabel 3895" style:family="text">
      <style:text-properties style:font-name-complex="OpenSymbol2" style:font-family-complex="OpenSymbol" style:font-family-generic-complex="system" style:font-pitch-complex="variable"/>
    </style:style>
    <style:style style:name="ListLabel_20_3896" style:display-name="ListLabel 3896" style:family="text">
      <style:text-properties style:font-name-complex="OpenSymbol2" style:font-family-complex="OpenSymbol" style:font-family-generic-complex="system" style:font-pitch-complex="variable"/>
    </style:style>
    <style:style style:name="ListLabel_20_3897" style:display-name="ListLabel 3897" style:family="text">
      <style:text-properties style:font-name-complex="OpenSymbol2" style:font-family-complex="OpenSymbol" style:font-family-generic-complex="system" style:font-pitch-complex="variable"/>
    </style:style>
    <style:style style:name="ListLabel_20_3898" style:display-name="ListLabel 3898" style:family="text">
      <style:text-properties style:font-name-complex="OpenSymbol2" style:font-family-complex="OpenSymbol" style:font-family-generic-complex="system" style:font-pitch-complex="variable"/>
    </style:style>
    <style:style style:name="ListLabel_20_3899" style:display-name="ListLabel 3899" style:family="text">
      <style:text-properties style:font-name-complex="OpenSymbol2" style:font-family-complex="OpenSymbol" style:font-family-generic-complex="system" style:font-pitch-complex="variable"/>
    </style:style>
    <style:style style:name="ListLabel_20_3900" style:display-name="ListLabel 3900" style:family="text">
      <style:text-properties style:font-name-complex="OpenSymbol2" style:font-family-complex="OpenSymbol" style:font-family-generic-complex="system" style:font-pitch-complex="variable"/>
    </style:style>
    <style:style style:name="ListLabel_20_3901" style:display-name="ListLabel 3901" style:family="text">
      <style:text-properties fo:font-weight="bold" style:font-weight-asian="bold" style:font-name-complex="OpenSymbol2" style:font-family-complex="OpenSymbol" style:font-family-generic-complex="system" style:font-pitch-complex="variable"/>
    </style:style>
    <style:style style:name="ListLabel_20_3902" style:display-name="ListLabel 3902" style:family="text">
      <style:text-properties style:font-name-complex="OpenSymbol2" style:font-family-complex="OpenSymbol" style:font-family-generic-complex="system" style:font-pitch-complex="variable"/>
    </style:style>
    <style:style style:name="ListLabel_20_3903" style:display-name="ListLabel 3903" style:family="text">
      <style:text-properties style:font-name-complex="OpenSymbol2" style:font-family-complex="OpenSymbol" style:font-family-generic-complex="system" style:font-pitch-complex="variable"/>
    </style:style>
    <style:style style:name="ListLabel_20_3904" style:display-name="ListLabel 3904" style:family="text">
      <style:text-properties style:font-name-complex="OpenSymbol2" style:font-family-complex="OpenSymbol" style:font-family-generic-complex="system" style:font-pitch-complex="variable"/>
    </style:style>
    <style:style style:name="ListLabel_20_3905" style:display-name="ListLabel 3905" style:family="text">
      <style:text-properties style:font-name-complex="OpenSymbol2" style:font-family-complex="OpenSymbol" style:font-family-generic-complex="system" style:font-pitch-complex="variable"/>
    </style:style>
    <style:style style:name="ListLabel_20_3906" style:display-name="ListLabel 3906" style:family="text">
      <style:text-properties style:font-name-complex="OpenSymbol2" style:font-family-complex="OpenSymbol" style:font-family-generic-complex="system" style:font-pitch-complex="variable"/>
    </style:style>
    <style:style style:name="ListLabel_20_3907" style:display-name="ListLabel 3907" style:family="text">
      <style:text-properties style:font-name-complex="OpenSymbol2" style:font-family-complex="OpenSymbol" style:font-family-generic-complex="system" style:font-pitch-complex="variable"/>
    </style:style>
    <style:style style:name="ListLabel_20_3908" style:display-name="ListLabel 3908" style:family="text">
      <style:text-properties style:font-name-complex="OpenSymbol2" style:font-family-complex="OpenSymbol" style:font-family-generic-complex="system" style:font-pitch-complex="variable"/>
    </style:style>
    <style:style style:name="ListLabel_20_3909" style:display-name="ListLabel 3909" style:family="text">
      <style:text-properties style:font-name-complex="OpenSymbol2" style:font-family-complex="OpenSymbol" style:font-family-generic-complex="system" style:font-pitch-complex="variable"/>
    </style:style>
    <style:style style:name="ListLabel_20_3910" style:display-name="ListLabel 3910" style:family="text">
      <style:text-properties style:font-name-complex="Symbol1" style:font-family-complex="Symbol" style:font-family-generic-complex="system" style:font-pitch-complex="variable"/>
    </style:style>
    <style:style style:name="ListLabel_20_3911" style:display-name="ListLabel 3911" style:family="text">
      <style:text-properties style:font-name-complex="Courier New3" style:font-family-complex="'Courier New'" style:font-family-generic-complex="system" style:font-pitch-complex="variable"/>
    </style:style>
    <style:style style:name="ListLabel_20_3912" style:display-name="ListLabel 3912" style:family="text">
      <style:text-properties style:font-name-complex="Wingdings1" style:font-family-complex="Wingdings" style:font-family-generic-complex="system" style:font-pitch-complex="variable"/>
    </style:style>
    <style:style style:name="ListLabel_20_3913" style:display-name="ListLabel 3913" style:family="text">
      <style:text-properties style:font-name-complex="Symbol1" style:font-family-complex="Symbol" style:font-family-generic-complex="system" style:font-pitch-complex="variable"/>
    </style:style>
    <style:style style:name="ListLabel_20_3914" style:display-name="ListLabel 3914" style:family="text">
      <style:text-properties style:font-name-complex="Courier New3" style:font-family-complex="'Courier New'" style:font-family-generic-complex="system" style:font-pitch-complex="variable"/>
    </style:style>
    <style:style style:name="ListLabel_20_3915" style:display-name="ListLabel 3915" style:family="text">
      <style:text-properties style:font-name-complex="Wingdings1" style:font-family-complex="Wingdings" style:font-family-generic-complex="system" style:font-pitch-complex="variable"/>
    </style:style>
    <style:style style:name="ListLabel_20_3916" style:display-name="ListLabel 3916" style:family="text">
      <style:text-properties style:font-name-complex="Symbol1" style:font-family-complex="Symbol" style:font-family-generic-complex="system" style:font-pitch-complex="variable"/>
    </style:style>
    <style:style style:name="ListLabel_20_3917" style:display-name="ListLabel 3917" style:family="text">
      <style:text-properties style:font-name-complex="Courier New3" style:font-family-complex="'Courier New'" style:font-family-generic-complex="system" style:font-pitch-complex="variable"/>
    </style:style>
    <style:style style:name="ListLabel_20_3918" style:display-name="ListLabel 3918" style:family="text">
      <style:text-properties style:font-name-complex="Wingdings1" style:font-family-complex="Wingdings" style:font-family-generic-complex="system" style:font-pitch-complex="variable"/>
    </style:style>
    <style:style style:name="ListLabel_20_3919" style:display-name="ListLabel 3919" style:family="text">
      <style:text-properties style:font-name-complex="Symbol1" style:font-family-complex="Symbol" style:font-family-generic-complex="system" style:font-pitch-complex="variable"/>
    </style:style>
    <style:style style:name="ListLabel_20_3920" style:display-name="ListLabel 3920" style:family="text">
      <style:text-properties style:font-name-complex="Courier New3" style:font-family-complex="'Courier New'" style:font-family-generic-complex="system" style:font-pitch-complex="variable"/>
    </style:style>
    <style:style style:name="ListLabel_20_3921" style:display-name="ListLabel 3921" style:family="text">
      <style:text-properties style:font-name-complex="Wingdings1" style:font-family-complex="Wingdings" style:font-family-generic-complex="system" style:font-pitch-complex="variable"/>
    </style:style>
    <style:style style:name="ListLabel_20_3922" style:display-name="ListLabel 3922" style:family="text">
      <style:text-properties style:font-name-complex="Symbol1" style:font-family-complex="Symbol" style:font-family-generic-complex="system" style:font-pitch-complex="variable"/>
    </style:style>
    <style:style style:name="ListLabel_20_3923" style:display-name="ListLabel 3923" style:family="text">
      <style:text-properties style:font-name-complex="Courier New3" style:font-family-complex="'Courier New'" style:font-family-generic-complex="system" style:font-pitch-complex="variable"/>
    </style:style>
    <style:style style:name="ListLabel_20_3924" style:display-name="ListLabel 3924" style:family="text">
      <style:text-properties style:font-name-complex="Wingdings1" style:font-family-complex="Wingdings" style:font-family-generic-complex="system" style:font-pitch-complex="variable"/>
    </style:style>
    <style:style style:name="ListLabel_20_3925" style:display-name="ListLabel 3925" style:family="text">
      <style:text-properties style:font-name-complex="Symbol1" style:font-family-complex="Symbol" style:font-family-generic-complex="system" style:font-pitch-complex="variable"/>
    </style:style>
    <style:style style:name="ListLabel_20_3926" style:display-name="ListLabel 3926" style:family="text">
      <style:text-properties style:font-name-complex="Courier New3" style:font-family-complex="'Courier New'" style:font-family-generic-complex="system" style:font-pitch-complex="variable"/>
    </style:style>
    <style:style style:name="ListLabel_20_3927" style:display-name="ListLabel 3927" style:family="text">
      <style:text-properties style:font-name-complex="Wingdings1" style:font-family-complex="Wingdings" style:font-family-generic-complex="system" style:font-pitch-complex="variable"/>
    </style:style>
    <style:style style:name="ListLabel_20_3928" style:display-name="ListLabel 3928" style:family="text">
      <style:text-properties style:font-name-complex="Symbol1" style:font-family-complex="Symbol" style:font-family-generic-complex="system" style:font-pitch-complex="variable"/>
    </style:style>
    <style:style style:name="ListLabel_20_3929" style:display-name="ListLabel 3929" style:family="text">
      <style:text-properties style:font-name-complex="Courier New3" style:font-family-complex="'Courier New'" style:font-family-generic-complex="system" style:font-pitch-complex="variable"/>
    </style:style>
    <style:style style:name="ListLabel_20_3930" style:display-name="ListLabel 3930" style:family="text">
      <style:text-properties style:font-name-complex="Wingdings1" style:font-family-complex="Wingdings" style:font-family-generic-complex="system" style:font-pitch-complex="variable"/>
    </style:style>
    <style:style style:name="ListLabel_20_3931" style:display-name="ListLabel 3931" style:family="text">
      <style:text-properties style:font-name-complex="Symbol1" style:font-family-complex="Symbol" style:font-family-generic-complex="system" style:font-pitch-complex="variable"/>
    </style:style>
    <style:style style:name="ListLabel_20_3932" style:display-name="ListLabel 3932" style:family="text">
      <style:text-properties style:font-name-complex="Courier New3" style:font-family-complex="'Courier New'" style:font-family-generic-complex="system" style:font-pitch-complex="variable"/>
    </style:style>
    <style:style style:name="ListLabel_20_3933" style:display-name="ListLabel 3933" style:family="text">
      <style:text-properties style:font-name-complex="Wingdings1" style:font-family-complex="Wingdings" style:font-family-generic-complex="system" style:font-pitch-complex="variable"/>
    </style:style>
    <style:style style:name="ListLabel_20_3934" style:display-name="ListLabel 3934" style:family="text">
      <style:text-properties style:font-name-complex="Symbol1" style:font-family-complex="Symbol" style:font-family-generic-complex="system" style:font-pitch-complex="variable"/>
    </style:style>
    <style:style style:name="ListLabel_20_3935" style:display-name="ListLabel 3935" style:family="text">
      <style:text-properties style:font-name-complex="Courier New3" style:font-family-complex="'Courier New'" style:font-family-generic-complex="system" style:font-pitch-complex="variable"/>
    </style:style>
    <style:style style:name="ListLabel_20_3936" style:display-name="ListLabel 3936" style:family="text">
      <style:text-properties style:font-name-complex="Wingdings1" style:font-family-complex="Wingdings" style:font-family-generic-complex="system" style:font-pitch-complex="variable"/>
    </style:style>
    <style:style style:name="ListLabel_20_3937" style:display-name="ListLabel 3937" style:family="text">
      <style:text-properties style:font-name-complex="Symbol1" style:font-family-complex="Symbol" style:font-family-generic-complex="system" style:font-pitch-complex="variable"/>
    </style:style>
    <style:style style:name="ListLabel_20_3938" style:display-name="ListLabel 3938" style:family="text">
      <style:text-properties style:font-name-complex="Courier New3" style:font-family-complex="'Courier New'" style:font-family-generic-complex="system" style:font-pitch-complex="variable"/>
    </style:style>
    <style:style style:name="ListLabel_20_3939" style:display-name="ListLabel 3939" style:family="text">
      <style:text-properties style:font-name-complex="Wingdings1" style:font-family-complex="Wingdings" style:font-family-generic-complex="system" style:font-pitch-complex="variable"/>
    </style:style>
    <style:style style:name="ListLabel_20_3940" style:display-name="ListLabel 3940" style:family="text">
      <style:text-properties style:font-name-complex="Symbol1" style:font-family-complex="Symbol" style:font-family-generic-complex="system" style:font-pitch-complex="variable"/>
    </style:style>
    <style:style style:name="ListLabel_20_3941" style:display-name="ListLabel 3941" style:family="text">
      <style:text-properties style:font-name-complex="Courier New3" style:font-family-complex="'Courier New'" style:font-family-generic-complex="system" style:font-pitch-complex="variable"/>
    </style:style>
    <style:style style:name="ListLabel_20_3942" style:display-name="ListLabel 3942" style:family="text">
      <style:text-properties style:font-name-complex="Wingdings1" style:font-family-complex="Wingdings" style:font-family-generic-complex="system" style:font-pitch-complex="variable"/>
    </style:style>
    <style:style style:name="ListLabel_20_3943" style:display-name="ListLabel 3943" style:family="text">
      <style:text-properties style:font-name-complex="Symbol1" style:font-family-complex="Symbol" style:font-family-generic-complex="system" style:font-pitch-complex="variable"/>
    </style:style>
    <style:style style:name="ListLabel_20_3944" style:display-name="ListLabel 3944" style:family="text">
      <style:text-properties style:font-name-complex="Courier New3" style:font-family-complex="'Courier New'" style:font-family-generic-complex="system" style:font-pitch-complex="variable"/>
    </style:style>
    <style:style style:name="ListLabel_20_3945" style:display-name="ListLabel 3945" style:family="text">
      <style:text-properties style:font-name-complex="Wingdings1" style:font-family-complex="Wingdings" style:font-family-generic-complex="system" style:font-pitch-complex="variable"/>
    </style:style>
    <style:style style:name="ListLabel_20_3946" style:display-name="ListLabel 3946" style:family="text">
      <style:text-properties style:font-name-complex="Symbol1" style:font-family-complex="Symbol" style:font-family-generic-complex="system" style:font-pitch-complex="variable"/>
    </style:style>
    <style:style style:name="ListLabel_20_3947" style:display-name="ListLabel 3947" style:family="text">
      <style:text-properties style:font-name-complex="Courier New3" style:font-family-complex="'Courier New'" style:font-family-generic-complex="system" style:font-pitch-complex="variable"/>
    </style:style>
    <style:style style:name="ListLabel_20_3948" style:display-name="ListLabel 3948" style:family="text">
      <style:text-properties style:font-name-complex="Wingdings1" style:font-family-complex="Wingdings" style:font-family-generic-complex="system" style:font-pitch-complex="variable"/>
    </style:style>
    <style:style style:name="ListLabel_20_3949" style:display-name="ListLabel 3949" style:family="text">
      <style:text-properties style:font-name-complex="Symbol1" style:font-family-complex="Symbol" style:font-family-generic-complex="system" style:font-pitch-complex="variable"/>
    </style:style>
    <style:style style:name="ListLabel_20_3950" style:display-name="ListLabel 3950" style:family="text">
      <style:text-properties style:font-name-complex="Courier New3" style:font-family-complex="'Courier New'" style:font-family-generic-complex="system" style:font-pitch-complex="variable"/>
    </style:style>
    <style:style style:name="ListLabel_20_3951" style:display-name="ListLabel 3951" style:family="text">
      <style:text-properties style:font-name-complex="Wingdings1" style:font-family-complex="Wingdings" style:font-family-generic-complex="system" style:font-pitch-complex="variable"/>
    </style:style>
    <style:style style:name="ListLabel_20_3952" style:display-name="ListLabel 3952" style:family="text">
      <style:text-properties style:font-name-complex="Symbol1" style:font-family-complex="Symbol" style:font-family-generic-complex="system" style:font-pitch-complex="variable"/>
    </style:style>
    <style:style style:name="ListLabel_20_3953" style:display-name="ListLabel 3953" style:family="text">
      <style:text-properties style:font-name-complex="Courier New3" style:font-family-complex="'Courier New'" style:font-family-generic-complex="system" style:font-pitch-complex="variable"/>
    </style:style>
    <style:style style:name="ListLabel_20_3954" style:display-name="ListLabel 3954" style:family="text">
      <style:text-properties style:font-name-complex="Wingdings1" style:font-family-complex="Wingdings" style:font-family-generic-complex="system" style:font-pitch-complex="variable"/>
    </style:style>
    <style:style style:name="ListLabel_20_3955" style:display-name="ListLabel 3955" style:family="text">
      <style:text-properties style:font-name-complex="OpenSymbol2" style:font-family-complex="OpenSymbol" style:font-family-generic-complex="system" style:font-pitch-complex="variable"/>
    </style:style>
    <style:style style:name="ListLabel_20_3956" style:display-name="ListLabel 3956" style:family="text">
      <style:text-properties style:font-name-complex="OpenSymbol2" style:font-family-complex="OpenSymbol" style:font-family-generic-complex="system" style:font-pitch-complex="variable"/>
    </style:style>
    <style:style style:name="ListLabel_20_3957" style:display-name="ListLabel 3957" style:family="text">
      <style:text-properties style:font-name-complex="OpenSymbol2" style:font-family-complex="OpenSymbol" style:font-family-generic-complex="system" style:font-pitch-complex="variable"/>
    </style:style>
    <style:style style:name="ListLabel_20_3958" style:display-name="ListLabel 3958" style:family="text">
      <style:text-properties style:font-name-complex="OpenSymbol2" style:font-family-complex="OpenSymbol" style:font-family-generic-complex="system" style:font-pitch-complex="variable"/>
    </style:style>
    <style:style style:name="ListLabel_20_3959" style:display-name="ListLabel 3959" style:family="text">
      <style:text-properties style:font-name-complex="OpenSymbol2" style:font-family-complex="OpenSymbol" style:font-family-generic-complex="system" style:font-pitch-complex="variable"/>
    </style:style>
    <style:style style:name="ListLabel_20_3960" style:display-name="ListLabel 3960" style:family="text">
      <style:text-properties style:font-name-complex="OpenSymbol2" style:font-family-complex="OpenSymbol" style:font-family-generic-complex="system" style:font-pitch-complex="variable"/>
    </style:style>
    <style:style style:name="ListLabel_20_3961" style:display-name="ListLabel 3961" style:family="text">
      <style:text-properties style:font-name-complex="OpenSymbol2" style:font-family-complex="OpenSymbol" style:font-family-generic-complex="system" style:font-pitch-complex="variable"/>
    </style:style>
    <style:style style:name="ListLabel_20_3962" style:display-name="ListLabel 3962" style:family="text">
      <style:text-properties style:font-name-complex="OpenSymbol2" style:font-family-complex="OpenSymbol" style:font-family-generic-complex="system" style:font-pitch-complex="variable"/>
    </style:style>
    <style:style style:name="ListLabel_20_3963" style:display-name="ListLabel 3963" style:family="text">
      <style:text-properties style:font-name-complex="OpenSymbol2" style:font-family-complex="OpenSymbol" style:font-family-generic-complex="system" style:font-pitch-complex="variable"/>
    </style:style>
    <style:style style:name="ListLabel_20_3964" style:display-name="ListLabel 3964" style:family="text">
      <style:text-properties fo:font-weight="bold" style:font-weight-asian="bold" style:font-name-complex="Symbol1" style:font-family-complex="Symbol" style:font-family-generic-complex="system" style:font-pitch-complex="variable"/>
    </style:style>
    <style:style style:name="ListLabel_20_3965" style:display-name="ListLabel 3965" style:family="text">
      <style:text-properties style:font-name-complex="Courier New3" style:font-family-complex="'Courier New'" style:font-family-generic-complex="system" style:font-pitch-complex="variable"/>
    </style:style>
    <style:style style:name="ListLabel_20_3966" style:display-name="ListLabel 3966" style:family="text">
      <style:text-properties style:font-name-complex="Wingdings1" style:font-family-complex="Wingdings" style:font-family-generic-complex="system" style:font-pitch-complex="variable"/>
    </style:style>
    <style:style style:name="ListLabel_20_3967" style:display-name="ListLabel 3967" style:family="text">
      <style:text-properties style:font-name-complex="Symbol1" style:font-family-complex="Symbol" style:font-family-generic-complex="system" style:font-pitch-complex="variable"/>
    </style:style>
    <style:style style:name="ListLabel_20_3968" style:display-name="ListLabel 3968" style:family="text">
      <style:text-properties style:font-name-complex="Courier New3" style:font-family-complex="'Courier New'" style:font-family-generic-complex="system" style:font-pitch-complex="variable"/>
    </style:style>
    <style:style style:name="ListLabel_20_3969" style:display-name="ListLabel 3969" style:family="text">
      <style:text-properties style:font-name-complex="Wingdings1" style:font-family-complex="Wingdings" style:font-family-generic-complex="system" style:font-pitch-complex="variable"/>
    </style:style>
    <style:style style:name="ListLabel_20_3970" style:display-name="ListLabel 3970" style:family="text">
      <style:text-properties style:font-name-complex="Symbol1" style:font-family-complex="Symbol" style:font-family-generic-complex="system" style:font-pitch-complex="variable"/>
    </style:style>
    <style:style style:name="ListLabel_20_3971" style:display-name="ListLabel 3971" style:family="text">
      <style:text-properties style:font-name-complex="Courier New3" style:font-family-complex="'Courier New'" style:font-family-generic-complex="system" style:font-pitch-complex="variable"/>
    </style:style>
    <style:style style:name="ListLabel_20_3972" style:display-name="ListLabel 3972" style:family="text">
      <style:text-properties style:font-name-complex="Wingdings1" style:font-family-complex="Wingdings" style:font-family-generic-complex="system" style:font-pitch-complex="variable"/>
    </style:style>
    <style:style style:name="ListLabel_20_3973" style:display-name="ListLabel 3973" style:family="text">
      <style:text-properties style:font-name="Times New Roman"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3974" style:display-name="ListLabel 3974" style:family="text">
      <style:text-properties style:font-name-complex="Courier New3" style:font-family-complex="'Courier New'" style:font-family-generic-complex="system" style:font-pitch-complex="variable"/>
    </style:style>
    <style:style style:name="ListLabel_20_3975" style:display-name="ListLabel 3975" style:family="text">
      <style:text-properties style:font-name-complex="Wingdings1" style:font-family-complex="Wingdings" style:font-family-generic-complex="system" style:font-pitch-complex="variable"/>
    </style:style>
    <style:style style:name="ListLabel_20_3976" style:display-name="ListLabel 3976" style:family="text">
      <style:text-properties style:font-name-complex="Symbol1" style:font-family-complex="Symbol" style:font-family-generic-complex="system" style:font-pitch-complex="variable"/>
    </style:style>
    <style:style style:name="ListLabel_20_3977" style:display-name="ListLabel 3977" style:family="text">
      <style:text-properties style:font-name-complex="Courier New3" style:font-family-complex="'Courier New'" style:font-family-generic-complex="system" style:font-pitch-complex="variable"/>
    </style:style>
    <style:style style:name="ListLabel_20_3978" style:display-name="ListLabel 3978" style:family="text">
      <style:text-properties style:font-name-complex="Wingdings1" style:font-family-complex="Wingdings" style:font-family-generic-complex="system" style:font-pitch-complex="variable"/>
    </style:style>
    <style:style style:name="ListLabel_20_3979" style:display-name="ListLabel 3979" style:family="text">
      <style:text-properties style:font-name-complex="Symbol1" style:font-family-complex="Symbol" style:font-family-generic-complex="system" style:font-pitch-complex="variable"/>
    </style:style>
    <style:style style:name="ListLabel_20_3980" style:display-name="ListLabel 3980" style:family="text">
      <style:text-properties style:font-name-complex="Courier New3" style:font-family-complex="'Courier New'" style:font-family-generic-complex="system" style:font-pitch-complex="variable"/>
    </style:style>
    <style:style style:name="ListLabel_20_3981" style:display-name="ListLabel 3981" style:family="text">
      <style:text-properties style:font-name-complex="Wingdings1" style:font-family-complex="Wingdings" style:font-family-generic-complex="system" style:font-pitch-complex="variable"/>
    </style:style>
    <style:style style:name="ListLabel_20_3982" style:display-name="ListLabel 3982" style:family="text">
      <style:text-properties fo:font-weight="normal" style:font-weight-asian="normal" style:font-name-complex="OpenSymbol2" style:font-family-complex="OpenSymbol" style:font-family-generic-complex="system" style:font-pitch-complex="variable"/>
    </style:style>
    <style:style style:name="ListLabel_20_3983" style:display-name="ListLabel 3983" style:family="text">
      <style:text-properties style:font-name-complex="OpenSymbol2" style:font-family-complex="OpenSymbol" style:font-family-generic-complex="system" style:font-pitch-complex="variable"/>
    </style:style>
    <style:style style:name="ListLabel_20_3984" style:display-name="ListLabel 3984" style:family="text">
      <style:text-properties style:font-name-complex="OpenSymbol2" style:font-family-complex="OpenSymbol" style:font-family-generic-complex="system" style:font-pitch-complex="variable"/>
    </style:style>
    <style:style style:name="ListLabel_20_3985" style:display-name="ListLabel 3985" style:family="text">
      <style:text-properties style:font-name-complex="OpenSymbol2" style:font-family-complex="OpenSymbol" style:font-family-generic-complex="system" style:font-pitch-complex="variable"/>
    </style:style>
    <style:style style:name="ListLabel_20_3986" style:display-name="ListLabel 3986" style:family="text">
      <style:text-properties style:font-name-complex="OpenSymbol2" style:font-family-complex="OpenSymbol" style:font-family-generic-complex="system" style:font-pitch-complex="variable"/>
    </style:style>
    <style:style style:name="ListLabel_20_3987" style:display-name="ListLabel 3987" style:family="text">
      <style:text-properties style:font-name-complex="OpenSymbol2" style:font-family-complex="OpenSymbol" style:font-family-generic-complex="system" style:font-pitch-complex="variable"/>
    </style:style>
    <style:style style:name="ListLabel_20_3988" style:display-name="ListLabel 3988" style:family="text">
      <style:text-properties style:font-name-complex="OpenSymbol2" style:font-family-complex="OpenSymbol" style:font-family-generic-complex="system" style:font-pitch-complex="variable"/>
    </style:style>
    <style:style style:name="ListLabel_20_3989" style:display-name="ListLabel 3989" style:family="text">
      <style:text-properties style:font-name-complex="OpenSymbol2" style:font-family-complex="OpenSymbol" style:font-family-generic-complex="system" style:font-pitch-complex="variable"/>
    </style:style>
    <style:style style:name="ListLabel_20_3990" style:display-name="ListLabel 3990" style:family="text">
      <style:text-properties style:font-name-complex="OpenSymbol2" style:font-family-complex="OpenSymbol" style:font-family-generic-complex="system" style:font-pitch-complex="variable"/>
    </style:style>
    <style:style style:name="ListLabel_20_3991" style:display-name="ListLabel 3991" style:family="text">
      <style:text-properties fo:font-size="11pt" style:font-size-asian="11pt" style:font-name-complex="OpenSymbol2" style:font-family-complex="OpenSymbol" style:font-family-generic-complex="system" style:font-pitch-complex="variable"/>
    </style:style>
    <style:style style:name="ListLabel_20_3992" style:display-name="ListLabel 3992" style:family="text">
      <style:text-properties style:font-name-complex="OpenSymbol2" style:font-family-complex="OpenSymbol" style:font-family-generic-complex="system" style:font-pitch-complex="variable"/>
    </style:style>
    <style:style style:name="ListLabel_20_3993" style:display-name="ListLabel 3993" style:family="text">
      <style:text-properties style:font-name-complex="OpenSymbol2" style:font-family-complex="OpenSymbol" style:font-family-generic-complex="system" style:font-pitch-complex="variable"/>
    </style:style>
    <style:style style:name="ListLabel_20_3994" style:display-name="ListLabel 3994" style:family="text">
      <style:text-properties style:font-name-complex="OpenSymbol2" style:font-family-complex="OpenSymbol" style:font-family-generic-complex="system" style:font-pitch-complex="variable"/>
    </style:style>
    <style:style style:name="ListLabel_20_3995" style:display-name="ListLabel 3995" style:family="text">
      <style:text-properties style:font-name-complex="OpenSymbol2" style:font-family-complex="OpenSymbol" style:font-family-generic-complex="system" style:font-pitch-complex="variable"/>
    </style:style>
    <style:style style:name="ListLabel_20_3996" style:display-name="ListLabel 3996" style:family="text">
      <style:text-properties style:font-name-complex="OpenSymbol2" style:font-family-complex="OpenSymbol" style:font-family-generic-complex="system" style:font-pitch-complex="variable"/>
    </style:style>
    <style:style style:name="ListLabel_20_3997" style:display-name="ListLabel 3997" style:family="text">
      <style:text-properties style:font-name-complex="OpenSymbol2" style:font-family-complex="OpenSymbol" style:font-family-generic-complex="system" style:font-pitch-complex="variable"/>
    </style:style>
    <style:style style:name="ListLabel_20_3998" style:display-name="ListLabel 3998" style:family="text">
      <style:text-properties style:font-name-complex="OpenSymbol2" style:font-family-complex="OpenSymbol" style:font-family-generic-complex="system" style:font-pitch-complex="variable"/>
    </style:style>
    <style:style style:name="ListLabel_20_3999" style:display-name="ListLabel 3999" style:family="text">
      <style:text-properties style:font-name-complex="OpenSymbol2" style:font-family-complex="OpenSymbol" style:font-family-generic-complex="system" style:font-pitch-complex="variable"/>
    </style:style>
    <style:style style:name="ListLabel_20_4000" style:display-name="ListLabel 4000" style:family="text">
      <style:text-properties fo:font-size="11pt" fo:font-weight="normal" style:font-size-asian="11pt" style:font-weight-asian="normal" style:font-name-complex="OpenSymbol2" style:font-family-complex="OpenSymbol" style:font-family-generic-complex="system" style:font-pitch-complex="variable"/>
    </style:style>
    <style:style style:name="ListLabel_20_4001" style:display-name="ListLabel 4001" style:family="text">
      <style:text-properties style:font-name-complex="OpenSymbol2" style:font-family-complex="OpenSymbol" style:font-family-generic-complex="system" style:font-pitch-complex="variable"/>
    </style:style>
    <style:style style:name="ListLabel_20_4002" style:display-name="ListLabel 4002" style:family="text">
      <style:text-properties style:font-name-complex="OpenSymbol2" style:font-family-complex="OpenSymbol" style:font-family-generic-complex="system" style:font-pitch-complex="variable"/>
    </style:style>
    <style:style style:name="ListLabel_20_4003" style:display-name="ListLabel 4003" style:family="text">
      <style:text-properties style:font-name-complex="OpenSymbol2" style:font-family-complex="OpenSymbol" style:font-family-generic-complex="system" style:font-pitch-complex="variable"/>
    </style:style>
    <style:style style:name="ListLabel_20_4004" style:display-name="ListLabel 4004" style:family="text">
      <style:text-properties style:font-name-complex="OpenSymbol2" style:font-family-complex="OpenSymbol" style:font-family-generic-complex="system" style:font-pitch-complex="variable"/>
    </style:style>
    <style:style style:name="ListLabel_20_4005" style:display-name="ListLabel 4005" style:family="text">
      <style:text-properties style:font-name-complex="OpenSymbol2" style:font-family-complex="OpenSymbol" style:font-family-generic-complex="system" style:font-pitch-complex="variable"/>
    </style:style>
    <style:style style:name="ListLabel_20_4006" style:display-name="ListLabel 4006" style:family="text">
      <style:text-properties style:font-name-complex="OpenSymbol2" style:font-family-complex="OpenSymbol" style:font-family-generic-complex="system" style:font-pitch-complex="variable"/>
    </style:style>
    <style:style style:name="ListLabel_20_4007" style:display-name="ListLabel 4007" style:family="text">
      <style:text-properties style:font-name-complex="OpenSymbol2" style:font-family-complex="OpenSymbol" style:font-family-generic-complex="system" style:font-pitch-complex="variable"/>
    </style:style>
    <style:style style:name="ListLabel_20_4008" style:display-name="ListLabel 4008" style:family="text">
      <style:text-properties style:font-name-complex="OpenSymbol2" style:font-family-complex="OpenSymbol" style:font-family-generic-complex="system" style:font-pitch-complex="variable"/>
    </style:style>
    <style:style style:name="ListLabel_20_4009" style:display-name="ListLabel 4009" style:family="text">
      <style:text-properties style:font-name-complex="OpenSymbol2" style:font-family-complex="OpenSymbol" style:font-family-generic-complex="system" style:font-pitch-complex="variable"/>
    </style:style>
    <style:style style:name="ListLabel_20_4010" style:display-name="ListLabel 4010" style:family="text">
      <style:text-properties style:font-name-complex="OpenSymbol2" style:font-family-complex="OpenSymbol" style:font-family-generic-complex="system" style:font-pitch-complex="variable"/>
    </style:style>
    <style:style style:name="ListLabel_20_4011" style:display-name="ListLabel 4011" style:family="text">
      <style:text-properties style:font-name-complex="OpenSymbol2" style:font-family-complex="OpenSymbol" style:font-family-generic-complex="system" style:font-pitch-complex="variable"/>
    </style:style>
    <style:style style:name="ListLabel_20_4012" style:display-name="ListLabel 4012" style:family="text">
      <style:text-properties style:font-name-complex="OpenSymbol2" style:font-family-complex="OpenSymbol" style:font-family-generic-complex="system" style:font-pitch-complex="variable"/>
    </style:style>
    <style:style style:name="ListLabel_20_4013" style:display-name="ListLabel 4013" style:family="text">
      <style:text-properties style:font-name-complex="OpenSymbol2" style:font-family-complex="OpenSymbol" style:font-family-generic-complex="system" style:font-pitch-complex="variable"/>
    </style:style>
    <style:style style:name="ListLabel_20_4014" style:display-name="ListLabel 4014" style:family="text">
      <style:text-properties style:font-name-complex="OpenSymbol2" style:font-family-complex="OpenSymbol" style:font-family-generic-complex="system" style:font-pitch-complex="variable"/>
    </style:style>
    <style:style style:name="ListLabel_20_4015" style:display-name="ListLabel 4015" style:family="text">
      <style:text-properties style:font-name-complex="OpenSymbol2" style:font-family-complex="OpenSymbol" style:font-family-generic-complex="system" style:font-pitch-complex="variable"/>
    </style:style>
    <style:style style:name="ListLabel_20_4016" style:display-name="ListLabel 4016" style:family="text">
      <style:text-properties style:font-name-complex="OpenSymbol2" style:font-family-complex="OpenSymbol" style:font-family-generic-complex="system" style:font-pitch-complex="variable"/>
    </style:style>
    <style:style style:name="ListLabel_20_4017" style:display-name="ListLabel 4017" style:family="text">
      <style:text-properties style:font-name-complex="OpenSymbol2" style:font-family-complex="OpenSymbol" style:font-family-generic-complex="system" style:font-pitch-complex="variable"/>
    </style:style>
    <style:style style:name="ListLabel_20_4018" style:display-name="ListLabel 4018" style:family="text">
      <style:text-properties style:font-name-complex="OpenSymbol2" style:font-family-complex="OpenSymbol" style:font-family-generic-complex="system" style:font-pitch-complex="variable"/>
    </style:style>
    <style:style style:name="ListLabel_20_4019" style:display-name="ListLabel 4019" style:family="text">
      <style:text-properties style:font-name-complex="OpenSymbol2" style:font-family-complex="OpenSymbol" style:font-family-generic-complex="system" style:font-pitch-complex="variable"/>
    </style:style>
    <style:style style:name="ListLabel_20_4020" style:display-name="ListLabel 4020" style:family="text">
      <style:text-properties style:font-name-complex="OpenSymbol2" style:font-family-complex="OpenSymbol" style:font-family-generic-complex="system" style:font-pitch-complex="variable"/>
    </style:style>
    <style:style style:name="ListLabel_20_4021" style:display-name="ListLabel 4021" style:family="text">
      <style:text-properties style:font-name-complex="OpenSymbol2" style:font-family-complex="OpenSymbol" style:font-family-generic-complex="system" style:font-pitch-complex="variable"/>
    </style:style>
    <style:style style:name="ListLabel_20_4022" style:display-name="ListLabel 4022" style:family="text">
      <style:text-properties style:font-name-complex="OpenSymbol2" style:font-family-complex="OpenSymbol" style:font-family-generic-complex="system" style:font-pitch-complex="variable"/>
    </style:style>
    <style:style style:name="ListLabel_20_4023" style:display-name="ListLabel 4023" style:family="text">
      <style:text-properties style:font-name-complex="OpenSymbol2" style:font-family-complex="OpenSymbol" style:font-family-generic-complex="system" style:font-pitch-complex="variable"/>
    </style:style>
    <style:style style:name="ListLabel_20_4024" style:display-name="ListLabel 4024" style:family="text">
      <style:text-properties style:font-name-complex="OpenSymbol2" style:font-family-complex="OpenSymbol" style:font-family-generic-complex="system" style:font-pitch-complex="variable"/>
    </style:style>
    <style:style style:name="ListLabel_20_4025" style:display-name="ListLabel 4025" style:family="text">
      <style:text-properties style:font-name-complex="OpenSymbol2" style:font-family-complex="OpenSymbol" style:font-family-generic-complex="system" style:font-pitch-complex="variable"/>
    </style:style>
    <style:style style:name="ListLabel_20_4026" style:display-name="ListLabel 4026" style:family="text">
      <style:text-properties style:font-name-complex="OpenSymbol2" style:font-family-complex="OpenSymbol" style:font-family-generic-complex="system" style:font-pitch-complex="variable"/>
    </style:style>
    <style:style style:name="ListLabel_20_4027" style:display-name="ListLabel 4027" style:family="text">
      <style:text-properties fo:font-size="11pt" style:font-size-asian="11pt" style:font-name-complex="OpenSymbol2" style:font-family-complex="OpenSymbol" style:font-family-generic-complex="system" style:font-pitch-complex="variable"/>
    </style:style>
    <style:style style:name="ListLabel_20_4028" style:display-name="ListLabel 4028" style:family="text">
      <style:text-properties style:font-name-complex="OpenSymbol2" style:font-family-complex="OpenSymbol" style:font-family-generic-complex="system" style:font-pitch-complex="variable"/>
    </style:style>
    <style:style style:name="ListLabel_20_4029" style:display-name="ListLabel 4029" style:family="text">
      <style:text-properties style:font-name-complex="OpenSymbol2" style:font-family-complex="OpenSymbol" style:font-family-generic-complex="system" style:font-pitch-complex="variable"/>
    </style:style>
    <style:style style:name="ListLabel_20_4030" style:display-name="ListLabel 4030" style:family="text">
      <style:text-properties style:font-name-complex="OpenSymbol2" style:font-family-complex="OpenSymbol" style:font-family-generic-complex="system" style:font-pitch-complex="variable"/>
    </style:style>
    <style:style style:name="ListLabel_20_4031" style:display-name="ListLabel 4031" style:family="text">
      <style:text-properties style:font-name-complex="OpenSymbol2" style:font-family-complex="OpenSymbol" style:font-family-generic-complex="system" style:font-pitch-complex="variable"/>
    </style:style>
    <style:style style:name="ListLabel_20_4032" style:display-name="ListLabel 4032" style:family="text">
      <style:text-properties style:font-name-complex="OpenSymbol2" style:font-family-complex="OpenSymbol" style:font-family-generic-complex="system" style:font-pitch-complex="variable"/>
    </style:style>
    <style:style style:name="ListLabel_20_4033" style:display-name="ListLabel 4033" style:family="text">
      <style:text-properties style:font-name-complex="OpenSymbol2" style:font-family-complex="OpenSymbol" style:font-family-generic-complex="system" style:font-pitch-complex="variable"/>
    </style:style>
    <style:style style:name="ListLabel_20_4034" style:display-name="ListLabel 4034" style:family="text">
      <style:text-properties style:font-name-complex="OpenSymbol2" style:font-family-complex="OpenSymbol" style:font-family-generic-complex="system" style:font-pitch-complex="variable"/>
    </style:style>
    <style:style style:name="ListLabel_20_4035" style:display-name="ListLabel 4035" style:family="text">
      <style:text-properties style:font-name-complex="OpenSymbol2" style:font-family-complex="OpenSymbol" style:font-family-generic-complex="system" style:font-pitch-complex="variable"/>
    </style:style>
    <style:style style:name="ListLabel_20_4036" style:display-name="ListLabel 4036" style:family="text">
      <style:text-properties fo:font-weight="normal" style:font-weight-asian="normal" style:font-name-complex="OpenSymbol2" style:font-family-complex="OpenSymbol" style:font-family-generic-complex="system" style:font-pitch-complex="variable"/>
    </style:style>
    <style:style style:name="ListLabel_20_4037" style:display-name="ListLabel 4037" style:family="text">
      <style:text-properties style:font-name-complex="OpenSymbol2" style:font-family-complex="OpenSymbol" style:font-family-generic-complex="system" style:font-pitch-complex="variable"/>
    </style:style>
    <style:style style:name="ListLabel_20_4038" style:display-name="ListLabel 4038" style:family="text">
      <style:text-properties style:font-name-complex="OpenSymbol2" style:font-family-complex="OpenSymbol" style:font-family-generic-complex="system" style:font-pitch-complex="variable"/>
    </style:style>
    <style:style style:name="ListLabel_20_4039" style:display-name="ListLabel 4039" style:family="text">
      <style:text-properties style:font-name-complex="OpenSymbol2" style:font-family-complex="OpenSymbol" style:font-family-generic-complex="system" style:font-pitch-complex="variable"/>
    </style:style>
    <style:style style:name="ListLabel_20_4040" style:display-name="ListLabel 4040" style:family="text">
      <style:text-properties style:font-name-complex="OpenSymbol2" style:font-family-complex="OpenSymbol" style:font-family-generic-complex="system" style:font-pitch-complex="variable"/>
    </style:style>
    <style:style style:name="ListLabel_20_4041" style:display-name="ListLabel 4041" style:family="text">
      <style:text-properties style:font-name-complex="OpenSymbol2" style:font-family-complex="OpenSymbol" style:font-family-generic-complex="system" style:font-pitch-complex="variable"/>
    </style:style>
    <style:style style:name="ListLabel_20_4042" style:display-name="ListLabel 4042" style:family="text">
      <style:text-properties style:font-name-complex="OpenSymbol2" style:font-family-complex="OpenSymbol" style:font-family-generic-complex="system" style:font-pitch-complex="variable"/>
    </style:style>
    <style:style style:name="ListLabel_20_4043" style:display-name="ListLabel 4043" style:family="text">
      <style:text-properties style:font-name-complex="OpenSymbol2" style:font-family-complex="OpenSymbol" style:font-family-generic-complex="system" style:font-pitch-complex="variable"/>
    </style:style>
    <style:style style:name="ListLabel_20_4044" style:display-name="ListLabel 4044" style:family="text">
      <style:text-properties style:font-name-complex="OpenSymbol2" style:font-family-complex="OpenSymbol" style:font-family-generic-complex="system" style:font-pitch-complex="variable"/>
    </style:style>
    <style:style style:name="ListLabel_20_4045" style:display-name="ListLabel 4045" style:family="text">
      <style:text-properties style:font-name-complex="OpenSymbol2" style:font-family-complex="OpenSymbol" style:font-family-generic-complex="system" style:font-pitch-complex="variable"/>
    </style:style>
    <style:style style:name="ListLabel_20_4046" style:display-name="ListLabel 4046" style:family="text">
      <style:text-properties style:font-name-complex="OpenSymbol2" style:font-family-complex="OpenSymbol" style:font-family-generic-complex="system" style:font-pitch-complex="variable"/>
    </style:style>
    <style:style style:name="ListLabel_20_4047" style:display-name="ListLabel 4047" style:family="text">
      <style:text-properties style:font-name-complex="OpenSymbol2" style:font-family-complex="OpenSymbol" style:font-family-generic-complex="system" style:font-pitch-complex="variable"/>
    </style:style>
    <style:style style:name="ListLabel_20_4048" style:display-name="ListLabel 4048" style:family="text">
      <style:text-properties style:font-name-complex="OpenSymbol2" style:font-family-complex="OpenSymbol" style:font-family-generic-complex="system" style:font-pitch-complex="variable"/>
    </style:style>
    <style:style style:name="ListLabel_20_4049" style:display-name="ListLabel 4049" style:family="text">
      <style:text-properties style:font-name-complex="OpenSymbol2" style:font-family-complex="OpenSymbol" style:font-family-generic-complex="system" style:font-pitch-complex="variable"/>
    </style:style>
    <style:style style:name="ListLabel_20_4050" style:display-name="ListLabel 4050" style:family="text">
      <style:text-properties style:font-name-complex="OpenSymbol2" style:font-family-complex="OpenSymbol" style:font-family-generic-complex="system" style:font-pitch-complex="variable"/>
    </style:style>
    <style:style style:name="ListLabel_20_4051" style:display-name="ListLabel 4051" style:family="text">
      <style:text-properties style:font-name-complex="OpenSymbol2" style:font-family-complex="OpenSymbol" style:font-family-generic-complex="system" style:font-pitch-complex="variable"/>
    </style:style>
    <style:style style:name="ListLabel_20_4052" style:display-name="ListLabel 4052" style:family="text">
      <style:text-properties style:font-name-complex="OpenSymbol2" style:font-family-complex="OpenSymbol" style:font-family-generic-complex="system" style:font-pitch-complex="variable"/>
    </style:style>
    <style:style style:name="ListLabel_20_4053" style:display-name="ListLabel 4053" style:family="text">
      <style:text-properties style:font-name-complex="OpenSymbol2" style:font-family-complex="OpenSymbol" style:font-family-generic-complex="system" style:font-pitch-complex="variable"/>
    </style:style>
    <style:style style:name="ListLabel_20_4054" style:display-name="ListLabel 4054" style:family="text">
      <style:text-properties style:font-name-complex="OpenSymbol2" style:font-family-complex="OpenSymbol" style:font-family-generic-complex="system" style:font-pitch-complex="variable"/>
    </style:style>
    <style:style style:name="ListLabel_20_4055" style:display-name="ListLabel 4055" style:family="text">
      <style:text-properties style:font-name-complex="OpenSymbol2" style:font-family-complex="OpenSymbol" style:font-family-generic-complex="system" style:font-pitch-complex="variable"/>
    </style:style>
    <style:style style:name="ListLabel_20_4056" style:display-name="ListLabel 4056" style:family="text">
      <style:text-properties style:font-name-complex="OpenSymbol2" style:font-family-complex="OpenSymbol" style:font-family-generic-complex="system" style:font-pitch-complex="variable"/>
    </style:style>
    <style:style style:name="ListLabel_20_4057" style:display-name="ListLabel 4057" style:family="text">
      <style:text-properties style:font-name-complex="OpenSymbol2" style:font-family-complex="OpenSymbol" style:font-family-generic-complex="system" style:font-pitch-complex="variable"/>
    </style:style>
    <style:style style:name="ListLabel_20_4058" style:display-name="ListLabel 4058" style:family="text">
      <style:text-properties style:font-name-complex="OpenSymbol2" style:font-family-complex="OpenSymbol" style:font-family-generic-complex="system" style:font-pitch-complex="variable"/>
    </style:style>
    <style:style style:name="ListLabel_20_4059" style:display-name="ListLabel 4059" style:family="text">
      <style:text-properties style:font-name-complex="OpenSymbol2" style:font-family-complex="OpenSymbol" style:font-family-generic-complex="system" style:font-pitch-complex="variable"/>
    </style:style>
    <style:style style:name="ListLabel_20_4060" style:display-name="ListLabel 4060" style:family="text">
      <style:text-properties style:font-name-complex="OpenSymbol2" style:font-family-complex="OpenSymbol" style:font-family-generic-complex="system" style:font-pitch-complex="variable"/>
    </style:style>
    <style:style style:name="ListLabel_20_4061" style:display-name="ListLabel 4061" style:family="text">
      <style:text-properties style:font-name-complex="OpenSymbol2" style:font-family-complex="OpenSymbol" style:font-family-generic-complex="system" style:font-pitch-complex="variable"/>
    </style:style>
    <style:style style:name="ListLabel_20_4062" style:display-name="ListLabel 4062" style:family="text">
      <style:text-properties style:font-name-complex="OpenSymbol2" style:font-family-complex="OpenSymbol" style:font-family-generic-complex="system" style:font-pitch-complex="variable"/>
    </style:style>
    <style:style style:name="ListLabel_20_4063" style:display-name="ListLabel 4063" style:family="text">
      <style:text-properties fo:font-weight="bold" style:font-weight-asian="bold" style:font-name-complex="OpenSymbol2" style:font-family-complex="OpenSymbol" style:font-family-generic-complex="system" style:font-pitch-complex="variable"/>
    </style:style>
    <style:style style:name="ListLabel_20_4064" style:display-name="ListLabel 4064" style:family="text">
      <style:text-properties style:font-name-complex="OpenSymbol2" style:font-family-complex="OpenSymbol" style:font-family-generic-complex="system" style:font-pitch-complex="variable"/>
    </style:style>
    <style:style style:name="ListLabel_20_4065" style:display-name="ListLabel 4065" style:family="text">
      <style:text-properties style:font-name-complex="OpenSymbol2" style:font-family-complex="OpenSymbol" style:font-family-generic-complex="system" style:font-pitch-complex="variable"/>
    </style:style>
    <style:style style:name="ListLabel_20_4066" style:display-name="ListLabel 4066" style:family="text">
      <style:text-properties fo:font-size="11pt" style:font-size-asian="11pt" style:font-name-complex="OpenSymbol2" style:font-family-complex="OpenSymbol" style:font-family-generic-complex="system" style:font-pitch-complex="variable"/>
    </style:style>
    <style:style style:name="ListLabel_20_4067" style:display-name="ListLabel 4067" style:family="text">
      <style:text-properties style:font-name-complex="OpenSymbol2" style:font-family-complex="OpenSymbol" style:font-family-generic-complex="system" style:font-pitch-complex="variable"/>
    </style:style>
    <style:style style:name="ListLabel_20_4068" style:display-name="ListLabel 4068" style:family="text">
      <style:text-properties style:font-name-complex="OpenSymbol2" style:font-family-complex="OpenSymbol" style:font-family-generic-complex="system" style:font-pitch-complex="variable"/>
    </style:style>
    <style:style style:name="ListLabel_20_4069" style:display-name="ListLabel 4069" style:family="text">
      <style:text-properties style:font-name-complex="OpenSymbol2" style:font-family-complex="OpenSymbol" style:font-family-generic-complex="system" style:font-pitch-complex="variable"/>
    </style:style>
    <style:style style:name="ListLabel_20_4070" style:display-name="ListLabel 4070" style:family="text">
      <style:text-properties style:font-name-complex="OpenSymbol2" style:font-family-complex="OpenSymbol" style:font-family-generic-complex="system" style:font-pitch-complex="variable"/>
    </style:style>
    <style:style style:name="ListLabel_20_4071" style:display-name="ListLabel 4071" style:family="text">
      <style:text-properties style:font-name-complex="OpenSymbol2" style:font-family-complex="OpenSymbol" style:font-family-generic-complex="system" style:font-pitch-complex="variable"/>
    </style:style>
    <style:style style:name="ListLabel_20_4072" style:display-name="ListLabel 4072" style:family="text">
      <style:text-properties style:font-name-complex="OpenSymbol2" style:font-family-complex="OpenSymbol" style:font-family-generic-complex="system" style:font-pitch-complex="variable"/>
    </style:style>
    <style:style style:name="ListLabel_20_4073" style:display-name="ListLabel 4073" style:family="text">
      <style:text-properties style:font-name-complex="OpenSymbol2" style:font-family-complex="OpenSymbol" style:font-family-generic-complex="system" style:font-pitch-complex="variable"/>
    </style:style>
    <style:style style:name="ListLabel_20_4074" style:display-name="ListLabel 4074" style:family="text">
      <style:text-properties style:font-name-complex="OpenSymbol2" style:font-family-complex="OpenSymbol" style:font-family-generic-complex="system" style:font-pitch-complex="variable"/>
    </style:style>
    <style:style style:name="ListLabel_20_4075" style:display-name="ListLabel 4075" style:family="text">
      <style:text-properties fo:font-size="11pt" fo:font-weight="normal" style:font-size-asian="11pt" style:font-weight-asian="normal" style:font-name-complex="OpenSymbol2" style:font-family-complex="OpenSymbol" style:font-family-generic-complex="system" style:font-pitch-complex="variable"/>
    </style:style>
    <style:style style:name="ListLabel_20_4076" style:display-name="ListLabel 4076" style:family="text">
      <style:text-properties style:font-name-complex="OpenSymbol2" style:font-family-complex="OpenSymbol" style:font-family-generic-complex="system" style:font-pitch-complex="variable"/>
    </style:style>
    <style:style style:name="ListLabel_20_4077" style:display-name="ListLabel 4077" style:family="text">
      <style:text-properties style:font-name-complex="OpenSymbol2" style:font-family-complex="OpenSymbol" style:font-family-generic-complex="system" style:font-pitch-complex="variable"/>
    </style:style>
    <style:style style:name="ListLabel_20_4078" style:display-name="ListLabel 4078" style:family="text">
      <style:text-properties style:font-name-complex="OpenSymbol2" style:font-family-complex="OpenSymbol" style:font-family-generic-complex="system" style:font-pitch-complex="variable"/>
    </style:style>
    <style:style style:name="ListLabel_20_4079" style:display-name="ListLabel 4079" style:family="text">
      <style:text-properties style:font-name-complex="OpenSymbol2" style:font-family-complex="OpenSymbol" style:font-family-generic-complex="system" style:font-pitch-complex="variable"/>
    </style:style>
    <style:style style:name="ListLabel_20_4080" style:display-name="ListLabel 4080" style:family="text">
      <style:text-properties style:font-name-complex="OpenSymbol2" style:font-family-complex="OpenSymbol" style:font-family-generic-complex="system" style:font-pitch-complex="variable"/>
    </style:style>
    <style:style style:name="ListLabel_20_4081" style:display-name="ListLabel 4081" style:family="text">
      <style:text-properties style:font-name-complex="OpenSymbol2" style:font-family-complex="OpenSymbol" style:font-family-generic-complex="system" style:font-pitch-complex="variable"/>
    </style:style>
    <style:style style:name="ListLabel_20_4082" style:display-name="ListLabel 4082" style:family="text">
      <style:text-properties style:font-name-complex="OpenSymbol2" style:font-family-complex="OpenSymbol" style:font-family-generic-complex="system" style:font-pitch-complex="variable"/>
    </style:style>
    <style:style style:name="ListLabel_20_4083" style:display-name="ListLabel 4083" style:family="text">
      <style:text-properties style:font-name-complex="OpenSymbol2" style:font-family-complex="OpenSymbol" style:font-family-generic-complex="system" style:font-pitch-complex="variable"/>
    </style:style>
    <style:style style:name="ListLabel_20_4084" style:display-name="ListLabel 4084" style:family="text">
      <style:text-properties style:font-name-complex="OpenSymbol2" style:font-family-complex="OpenSymbol" style:font-family-generic-complex="system" style:font-pitch-complex="variable"/>
    </style:style>
    <style:style style:name="ListLabel_20_4085" style:display-name="ListLabel 4085" style:family="text">
      <style:text-properties style:font-name-complex="OpenSymbol2" style:font-family-complex="OpenSymbol" style:font-family-generic-complex="system" style:font-pitch-complex="variable"/>
    </style:style>
    <style:style style:name="ListLabel_20_4086" style:display-name="ListLabel 4086" style:family="text">
      <style:text-properties style:font-name-complex="OpenSymbol2" style:font-family-complex="OpenSymbol" style:font-family-generic-complex="system" style:font-pitch-complex="variable"/>
    </style:style>
    <style:style style:name="ListLabel_20_4087" style:display-name="ListLabel 4087" style:family="text">
      <style:text-properties style:font-name-complex="OpenSymbol2" style:font-family-complex="OpenSymbol" style:font-family-generic-complex="system" style:font-pitch-complex="variable"/>
    </style:style>
    <style:style style:name="ListLabel_20_4088" style:display-name="ListLabel 4088" style:family="text">
      <style:text-properties style:font-name-complex="OpenSymbol2" style:font-family-complex="OpenSymbol" style:font-family-generic-complex="system" style:font-pitch-complex="variable"/>
    </style:style>
    <style:style style:name="ListLabel_20_4089" style:display-name="ListLabel 4089" style:family="text">
      <style:text-properties style:font-name-complex="OpenSymbol2" style:font-family-complex="OpenSymbol" style:font-family-generic-complex="system" style:font-pitch-complex="variable"/>
    </style:style>
    <style:style style:name="ListLabel_20_4090" style:display-name="ListLabel 4090" style:family="text">
      <style:text-properties style:font-name-complex="OpenSymbol2" style:font-family-complex="OpenSymbol" style:font-family-generic-complex="system" style:font-pitch-complex="variable"/>
    </style:style>
    <style:style style:name="ListLabel_20_4091" style:display-name="ListLabel 4091" style:family="text">
      <style:text-properties style:font-name-complex="OpenSymbol2" style:font-family-complex="OpenSymbol" style:font-family-generic-complex="system" style:font-pitch-complex="variable"/>
    </style:style>
    <style:style style:name="ListLabel_20_4092" style:display-name="ListLabel 4092" style:family="text">
      <style:text-properties style:font-name-complex="OpenSymbol2" style:font-family-complex="OpenSymbol" style:font-family-generic-complex="system" style:font-pitch-complex="variable"/>
    </style:style>
    <style:style style:name="ListLabel_20_4093" style:display-name="ListLabel 4093" style:family="text">
      <style:text-properties style:font-name-complex="OpenSymbol2" style:font-family-complex="OpenSymbol" style:font-family-generic-complex="system" style:font-pitch-complex="variable"/>
    </style:style>
    <style:style style:name="ListLabel_20_4094" style:display-name="ListLabel 4094" style:family="text">
      <style:text-properties style:font-name-complex="OpenSymbol2" style:font-family-complex="OpenSymbol" style:font-family-generic-complex="system" style:font-pitch-complex="variable"/>
    </style:style>
    <style:style style:name="ListLabel_20_4095" style:display-name="ListLabel 4095" style:family="text">
      <style:text-properties style:font-name-complex="OpenSymbol2" style:font-family-complex="OpenSymbol" style:font-family-generic-complex="system" style:font-pitch-complex="variable"/>
    </style:style>
    <style:style style:name="ListLabel_20_4096" style:display-name="ListLabel 4096" style:family="text">
      <style:text-properties style:font-name-complex="OpenSymbol2" style:font-family-complex="OpenSymbol" style:font-family-generic-complex="system" style:font-pitch-complex="variable"/>
    </style:style>
    <style:style style:name="ListLabel_20_4097" style:display-name="ListLabel 4097" style:family="text">
      <style:text-properties style:font-name-complex="OpenSymbol2" style:font-family-complex="OpenSymbol" style:font-family-generic-complex="system" style:font-pitch-complex="variable"/>
    </style:style>
    <style:style style:name="ListLabel_20_4098" style:display-name="ListLabel 4098" style:family="text">
      <style:text-properties style:font-name-complex="OpenSymbol2" style:font-family-complex="OpenSymbol" style:font-family-generic-complex="system" style:font-pitch-complex="variable"/>
    </style:style>
    <style:style style:name="ListLabel_20_4099" style:display-name="ListLabel 4099" style:family="text">
      <style:text-properties style:font-name-complex="OpenSymbol2" style:font-family-complex="OpenSymbol" style:font-family-generic-complex="system" style:font-pitch-complex="variable"/>
    </style:style>
    <style:style style:name="ListLabel_20_4100" style:display-name="ListLabel 4100" style:family="text">
      <style:text-properties style:font-name-complex="OpenSymbol2" style:font-family-complex="OpenSymbol" style:font-family-generic-complex="system" style:font-pitch-complex="variable"/>
    </style:style>
    <style:style style:name="ListLabel_20_4101" style:display-name="ListLabel 4101" style:family="text">
      <style:text-properties style:font-name-complex="OpenSymbol2" style:font-family-complex="OpenSymbol" style:font-family-generic-complex="system" style:font-pitch-complex="variable"/>
    </style:style>
    <style:style style:name="ListLabel_20_4102" style:display-name="ListLabel 4102" style:family="text">
      <style:text-properties fo:font-size="11pt" style:font-size-asian="11pt" style:font-name-complex="OpenSymbol2" style:font-family-complex="OpenSymbol" style:font-family-generic-complex="system" style:font-pitch-complex="variable"/>
    </style:style>
    <style:style style:name="ListLabel_20_4103" style:display-name="ListLabel 4103" style:family="text">
      <style:text-properties style:font-name-complex="OpenSymbol2" style:font-family-complex="OpenSymbol" style:font-family-generic-complex="system" style:font-pitch-complex="variable"/>
    </style:style>
    <style:style style:name="ListLabel_20_4104" style:display-name="ListLabel 4104" style:family="text">
      <style:text-properties style:font-name-complex="OpenSymbol2" style:font-family-complex="OpenSymbol" style:font-family-generic-complex="system" style:font-pitch-complex="variable"/>
    </style:style>
    <style:style style:name="ListLabel_20_4105" style:display-name="ListLabel 4105" style:family="text">
      <style:text-properties style:font-name-complex="OpenSymbol2" style:font-family-complex="OpenSymbol" style:font-family-generic-complex="system" style:font-pitch-complex="variable"/>
    </style:style>
    <style:style style:name="ListLabel_20_4106" style:display-name="ListLabel 4106" style:family="text">
      <style:text-properties style:font-name-complex="OpenSymbol2" style:font-family-complex="OpenSymbol" style:font-family-generic-complex="system" style:font-pitch-complex="variable"/>
    </style:style>
    <style:style style:name="ListLabel_20_4107" style:display-name="ListLabel 4107" style:family="text">
      <style:text-properties style:font-name-complex="OpenSymbol2" style:font-family-complex="OpenSymbol" style:font-family-generic-complex="system" style:font-pitch-complex="variable"/>
    </style:style>
    <style:style style:name="ListLabel_20_4108" style:display-name="ListLabel 4108" style:family="text">
      <style:text-properties style:font-name-complex="OpenSymbol2" style:font-family-complex="OpenSymbol" style:font-family-generic-complex="system" style:font-pitch-complex="variable"/>
    </style:style>
    <style:style style:name="ListLabel_20_4109" style:display-name="ListLabel 4109" style:family="text">
      <style:text-properties style:font-name-complex="OpenSymbol2" style:font-family-complex="OpenSymbol" style:font-family-generic-complex="system" style:font-pitch-complex="variable"/>
    </style:style>
    <style:style style:name="ListLabel_20_4110" style:display-name="ListLabel 4110" style:family="text">
      <style:text-properties style:font-name-complex="OpenSymbol2" style:font-family-complex="OpenSymbol" style:font-family-generic-complex="system" style:font-pitch-complex="variable"/>
    </style:style>
    <style:style style:name="ListLabel_20_4111" style:display-name="ListLabel 4111" style:family="text">
      <style:text-properties fo:font-weight="normal" style:font-weight-asian="normal" style:font-name-complex="OpenSymbol2" style:font-family-complex="OpenSymbol" style:font-family-generic-complex="system" style:font-pitch-complex="variable"/>
    </style:style>
    <style:style style:name="ListLabel_20_4112" style:display-name="ListLabel 4112" style:family="text">
      <style:text-properties style:font-name-complex="OpenSymbol2" style:font-family-complex="OpenSymbol" style:font-family-generic-complex="system" style:font-pitch-complex="variable"/>
    </style:style>
    <style:style style:name="ListLabel_20_4113" style:display-name="ListLabel 4113" style:family="text">
      <style:text-properties style:font-name-complex="OpenSymbol2" style:font-family-complex="OpenSymbol" style:font-family-generic-complex="system" style:font-pitch-complex="variable"/>
    </style:style>
    <style:style style:name="ListLabel_20_4114" style:display-name="ListLabel 4114" style:family="text">
      <style:text-properties style:font-name-complex="OpenSymbol2" style:font-family-complex="OpenSymbol" style:font-family-generic-complex="system" style:font-pitch-complex="variable"/>
    </style:style>
    <style:style style:name="ListLabel_20_4115" style:display-name="ListLabel 4115" style:family="text">
      <style:text-properties style:font-name-complex="OpenSymbol2" style:font-family-complex="OpenSymbol" style:font-family-generic-complex="system" style:font-pitch-complex="variable"/>
    </style:style>
    <style:style style:name="ListLabel_20_4116" style:display-name="ListLabel 4116" style:family="text">
      <style:text-properties style:font-name-complex="OpenSymbol2" style:font-family-complex="OpenSymbol" style:font-family-generic-complex="system" style:font-pitch-complex="variable"/>
    </style:style>
    <style:style style:name="ListLabel_20_4117" style:display-name="ListLabel 4117" style:family="text">
      <style:text-properties style:font-name-complex="OpenSymbol2" style:font-family-complex="OpenSymbol" style:font-family-generic-complex="system" style:font-pitch-complex="variable"/>
    </style:style>
    <style:style style:name="ListLabel_20_4118" style:display-name="ListLabel 4118" style:family="text">
      <style:text-properties style:font-name-complex="OpenSymbol2" style:font-family-complex="OpenSymbol" style:font-family-generic-complex="system" style:font-pitch-complex="variable"/>
    </style:style>
    <style:style style:name="ListLabel_20_4119" style:display-name="ListLabel 4119" style:family="text">
      <style:text-properties style:font-name-complex="OpenSymbol2" style:font-family-complex="OpenSymbol" style:font-family-generic-complex="system" style:font-pitch-complex="variable"/>
    </style:style>
    <style:style style:name="ListLabel_20_4120" style:display-name="ListLabel 4120" style:family="text">
      <style:text-properties style:font-name-complex="OpenSymbol2" style:font-family-complex="OpenSymbol" style:font-family-generic-complex="system" style:font-pitch-complex="variable"/>
    </style:style>
    <style:style style:name="ListLabel_20_4121" style:display-name="ListLabel 4121" style:family="text">
      <style:text-properties style:font-name-complex="OpenSymbol2" style:font-family-complex="OpenSymbol" style:font-family-generic-complex="system" style:font-pitch-complex="variable"/>
    </style:style>
    <style:style style:name="ListLabel_20_4122" style:display-name="ListLabel 4122" style:family="text">
      <style:text-properties style:font-name-complex="OpenSymbol2" style:font-family-complex="OpenSymbol" style:font-family-generic-complex="system" style:font-pitch-complex="variable"/>
    </style:style>
    <style:style style:name="ListLabel_20_4123" style:display-name="ListLabel 4123" style:family="text">
      <style:text-properties style:font-name-complex="OpenSymbol2" style:font-family-complex="OpenSymbol" style:font-family-generic-complex="system" style:font-pitch-complex="variable"/>
    </style:style>
    <style:style style:name="ListLabel_20_4124" style:display-name="ListLabel 4124" style:family="text">
      <style:text-properties style:font-name-complex="OpenSymbol2" style:font-family-complex="OpenSymbol" style:font-family-generic-complex="system" style:font-pitch-complex="variable"/>
    </style:style>
    <style:style style:name="ListLabel_20_4125" style:display-name="ListLabel 4125" style:family="text">
      <style:text-properties style:font-name-complex="OpenSymbol2" style:font-family-complex="OpenSymbol" style:font-family-generic-complex="system" style:font-pitch-complex="variable"/>
    </style:style>
    <style:style style:name="ListLabel_20_4126" style:display-name="ListLabel 4126" style:family="text">
      <style:text-properties style:font-name-complex="OpenSymbol2" style:font-family-complex="OpenSymbol" style:font-family-generic-complex="system" style:font-pitch-complex="variable"/>
    </style:style>
    <style:style style:name="ListLabel_20_4127" style:display-name="ListLabel 4127" style:family="text">
      <style:text-properties style:font-name-complex="OpenSymbol2" style:font-family-complex="OpenSymbol" style:font-family-generic-complex="system" style:font-pitch-complex="variable"/>
    </style:style>
    <style:style style:name="ListLabel_20_4128" style:display-name="ListLabel 4128" style:family="text">
      <style:text-properties style:font-name-complex="OpenSymbol2" style:font-family-complex="OpenSymbol" style:font-family-generic-complex="system" style:font-pitch-complex="variable"/>
    </style:style>
    <style:style style:name="ListLabel_20_4129" style:display-name="ListLabel 4129" style:family="text">
      <style:text-properties style:font-name-complex="OpenSymbol2" style:font-family-complex="OpenSymbol" style:font-family-generic-complex="system" style:font-pitch-complex="variable"/>
    </style:style>
    <style:style style:name="ListLabel_20_4130" style:display-name="ListLabel 4130" style:family="text">
      <style:text-properties style:font-name-complex="OpenSymbol2" style:font-family-complex="OpenSymbol" style:font-family-generic-complex="system" style:font-pitch-complex="variable"/>
    </style:style>
    <style:style style:name="ListLabel_20_4131" style:display-name="ListLabel 4131" style:family="text">
      <style:text-properties style:font-name-complex="OpenSymbol2" style:font-family-complex="OpenSymbol" style:font-family-generic-complex="system" style:font-pitch-complex="variable"/>
    </style:style>
    <style:style style:name="ListLabel_20_4132" style:display-name="ListLabel 4132" style:family="text">
      <style:text-properties style:font-name-complex="OpenSymbol2" style:font-family-complex="OpenSymbol" style:font-family-generic-complex="system" style:font-pitch-complex="variable"/>
    </style:style>
    <style:style style:name="ListLabel_20_4133" style:display-name="ListLabel 4133" style:family="text">
      <style:text-properties style:font-name-complex="OpenSymbol2" style:font-family-complex="OpenSymbol" style:font-family-generic-complex="system" style:font-pitch-complex="variable"/>
    </style:style>
    <style:style style:name="ListLabel_20_4134" style:display-name="ListLabel 4134" style:family="text">
      <style:text-properties style:font-name-complex="OpenSymbol2" style:font-family-complex="OpenSymbol" style:font-family-generic-complex="system" style:font-pitch-complex="variable"/>
    </style:style>
    <style:style style:name="ListLabel_20_4135" style:display-name="ListLabel 4135" style:family="text">
      <style:text-properties style:font-name-complex="OpenSymbol2" style:font-family-complex="OpenSymbol" style:font-family-generic-complex="system" style:font-pitch-complex="variable"/>
    </style:style>
    <style:style style:name="ListLabel_20_4136" style:display-name="ListLabel 4136" style:family="text">
      <style:text-properties style:font-name-complex="OpenSymbol2" style:font-family-complex="OpenSymbol" style:font-family-generic-complex="system" style:font-pitch-complex="variable"/>
    </style:style>
    <style:style style:name="ListLabel_20_4137" style:display-name="ListLabel 4137" style:family="text">
      <style:text-properties style:font-name-complex="OpenSymbol2" style:font-family-complex="OpenSymbol" style:font-family-generic-complex="system" style:font-pitch-complex="variable"/>
    </style:style>
    <style:style style:name="ListLabel_20_4138" style:display-name="ListLabel 4138" style:family="text">
      <style:text-properties fo:font-weight="bold" style:font-weight-asian="bold" style:font-name-complex="OpenSymbol2" style:font-family-complex="OpenSymbol" style:font-family-generic-complex="system" style:font-pitch-complex="variable"/>
    </style:style>
    <style:style style:name="ListLabel_20_4139" style:display-name="ListLabel 4139" style:family="text">
      <style:text-properties style:font-name-complex="OpenSymbol2" style:font-family-complex="OpenSymbol" style:font-family-generic-complex="system" style:font-pitch-complex="variable"/>
    </style:style>
    <style:style style:name="ListLabel_20_4140" style:display-name="ListLabel 4140" style:family="text">
      <style:text-properties style:font-name-complex="OpenSymbol2" style:font-family-complex="OpenSymbol" style:font-family-generic-complex="system" style:font-pitch-complex="variable"/>
    </style:style>
    <style:style style:name="ListLabel_20_4141" style:display-name="ListLabel 4141" style:family="text">
      <style:text-properties style:font-name-complex="OpenSymbol2" style:font-family-complex="OpenSymbol" style:font-family-generic-complex="system" style:font-pitch-complex="variable"/>
    </style:style>
    <style:style style:name="ListLabel_20_4142" style:display-name="ListLabel 4142" style:family="text">
      <style:text-properties style:font-name-complex="OpenSymbol2" style:font-family-complex="OpenSymbol" style:font-family-generic-complex="system" style:font-pitch-complex="variable"/>
    </style:style>
    <style:style style:name="ListLabel_20_4143" style:display-name="ListLabel 4143" style:family="text">
      <style:text-properties style:font-name-complex="OpenSymbol2" style:font-family-complex="OpenSymbol" style:font-family-generic-complex="system" style:font-pitch-complex="variable"/>
    </style:style>
    <style:style style:name="ListLabel_20_4144" style:display-name="ListLabel 4144" style:family="text">
      <style:text-properties style:font-name-complex="OpenSymbol2" style:font-family-complex="OpenSymbol" style:font-family-generic-complex="system" style:font-pitch-complex="variable"/>
    </style:style>
    <style:style style:name="ListLabel_20_4145" style:display-name="ListLabel 4145" style:family="text">
      <style:text-properties style:font-name-complex="OpenSymbol2" style:font-family-complex="OpenSymbol" style:font-family-generic-complex="system" style:font-pitch-complex="variable"/>
    </style:style>
    <style:style style:name="ListLabel_20_4146" style:display-name="ListLabel 4146" style:family="text">
      <style:text-properties style:font-name-complex="OpenSymbol2" style:font-family-complex="OpenSymbol" style:font-family-generic-complex="system" style:font-pitch-complex="variable"/>
    </style:style>
    <style:style style:name="ListLabel_20_4147" style:display-name="ListLabel 4147" style:family="text">
      <style:text-properties style:font-name-complex="Symbol1" style:font-family-complex="Symbol" style:font-family-generic-complex="system" style:font-pitch-complex="variable"/>
    </style:style>
    <style:style style:name="ListLabel_20_4148" style:display-name="ListLabel 4148" style:family="text">
      <style:text-properties style:font-name-complex="Courier New3" style:font-family-complex="'Courier New'" style:font-family-generic-complex="system" style:font-pitch-complex="variable"/>
    </style:style>
    <style:style style:name="ListLabel_20_4149" style:display-name="ListLabel 4149" style:family="text">
      <style:text-properties style:font-name-complex="Wingdings1" style:font-family-complex="Wingdings" style:font-family-generic-complex="system" style:font-pitch-complex="variable"/>
    </style:style>
    <style:style style:name="ListLabel_20_4150" style:display-name="ListLabel 4150" style:family="text">
      <style:text-properties style:font-name-complex="Symbol1" style:font-family-complex="Symbol" style:font-family-generic-complex="system" style:font-pitch-complex="variable"/>
    </style:style>
    <style:style style:name="ListLabel_20_4151" style:display-name="ListLabel 4151" style:family="text">
      <style:text-properties style:font-name-complex="Courier New3" style:font-family-complex="'Courier New'" style:font-family-generic-complex="system" style:font-pitch-complex="variable"/>
    </style:style>
    <style:style style:name="ListLabel_20_4152" style:display-name="ListLabel 4152" style:family="text">
      <style:text-properties style:font-name-complex="Wingdings1" style:font-family-complex="Wingdings" style:font-family-generic-complex="system" style:font-pitch-complex="variable"/>
    </style:style>
    <style:style style:name="ListLabel_20_4153" style:display-name="ListLabel 4153" style:family="text">
      <style:text-properties style:font-name-complex="Symbol1" style:font-family-complex="Symbol" style:font-family-generic-complex="system" style:font-pitch-complex="variable"/>
    </style:style>
    <style:style style:name="ListLabel_20_4154" style:display-name="ListLabel 4154" style:family="text">
      <style:text-properties style:font-name-complex="Courier New3" style:font-family-complex="'Courier New'" style:font-family-generic-complex="system" style:font-pitch-complex="variable"/>
    </style:style>
    <style:style style:name="ListLabel_20_4155" style:display-name="ListLabel 4155" style:family="text">
      <style:text-properties style:font-name-complex="Wingdings1" style:font-family-complex="Wingdings" style:font-family-generic-complex="system" style:font-pitch-complex="variable"/>
    </style:style>
    <style:style style:name="ListLabel_20_4156" style:display-name="ListLabel 4156" style:family="text">
      <style:text-properties style:font-name-complex="Symbol1" style:font-family-complex="Symbol" style:font-family-generic-complex="system" style:font-pitch-complex="variable"/>
    </style:style>
    <style:style style:name="ListLabel_20_4157" style:display-name="ListLabel 4157" style:family="text">
      <style:text-properties style:font-name-complex="Courier New3" style:font-family-complex="'Courier New'" style:font-family-generic-complex="system" style:font-pitch-complex="variable"/>
    </style:style>
    <style:style style:name="ListLabel_20_4158" style:display-name="ListLabel 4158" style:family="text">
      <style:text-properties style:font-name-complex="Wingdings1" style:font-family-complex="Wingdings" style:font-family-generic-complex="system" style:font-pitch-complex="variable"/>
    </style:style>
    <style:style style:name="ListLabel_20_4159" style:display-name="ListLabel 4159" style:family="text">
      <style:text-properties style:font-name-complex="Symbol1" style:font-family-complex="Symbol" style:font-family-generic-complex="system" style:font-pitch-complex="variable"/>
    </style:style>
    <style:style style:name="ListLabel_20_4160" style:display-name="ListLabel 4160" style:family="text">
      <style:text-properties style:font-name-complex="Courier New3" style:font-family-complex="'Courier New'" style:font-family-generic-complex="system" style:font-pitch-complex="variable"/>
    </style:style>
    <style:style style:name="ListLabel_20_4161" style:display-name="ListLabel 4161" style:family="text">
      <style:text-properties style:font-name-complex="Wingdings1" style:font-family-complex="Wingdings" style:font-family-generic-complex="system" style:font-pitch-complex="variable"/>
    </style:style>
    <style:style style:name="ListLabel_20_4162" style:display-name="ListLabel 4162" style:family="text">
      <style:text-properties style:font-name-complex="Symbol1" style:font-family-complex="Symbol" style:font-family-generic-complex="system" style:font-pitch-complex="variable"/>
    </style:style>
    <style:style style:name="ListLabel_20_4163" style:display-name="ListLabel 4163" style:family="text">
      <style:text-properties style:font-name-complex="Courier New3" style:font-family-complex="'Courier New'" style:font-family-generic-complex="system" style:font-pitch-complex="variable"/>
    </style:style>
    <style:style style:name="ListLabel_20_4164" style:display-name="ListLabel 4164" style:family="text">
      <style:text-properties style:font-name-complex="Wingdings1" style:font-family-complex="Wingdings" style:font-family-generic-complex="system" style:font-pitch-complex="variable"/>
    </style:style>
    <style:style style:name="ListLabel_20_4165" style:display-name="ListLabel 4165" style:family="text">
      <style:text-properties style:font-name-complex="Symbol1" style:font-family-complex="Symbol" style:font-family-generic-complex="system" style:font-pitch-complex="variable"/>
    </style:style>
    <style:style style:name="ListLabel_20_4166" style:display-name="ListLabel 4166" style:family="text">
      <style:text-properties style:font-name-complex="Courier New3" style:font-family-complex="'Courier New'" style:font-family-generic-complex="system" style:font-pitch-complex="variable"/>
    </style:style>
    <style:style style:name="ListLabel_20_4167" style:display-name="ListLabel 4167" style:family="text">
      <style:text-properties style:font-name-complex="Wingdings1" style:font-family-complex="Wingdings" style:font-family-generic-complex="system" style:font-pitch-complex="variable"/>
    </style:style>
    <style:style style:name="ListLabel_20_4168" style:display-name="ListLabel 4168" style:family="text">
      <style:text-properties style:font-name-complex="Symbol1" style:font-family-complex="Symbol" style:font-family-generic-complex="system" style:font-pitch-complex="variable"/>
    </style:style>
    <style:style style:name="ListLabel_20_4169" style:display-name="ListLabel 4169" style:family="text">
      <style:text-properties style:font-name-complex="Courier New3" style:font-family-complex="'Courier New'" style:font-family-generic-complex="system" style:font-pitch-complex="variable"/>
    </style:style>
    <style:style style:name="ListLabel_20_4170" style:display-name="ListLabel 4170" style:family="text">
      <style:text-properties style:font-name-complex="Wingdings1" style:font-family-complex="Wingdings" style:font-family-generic-complex="system" style:font-pitch-complex="variable"/>
    </style:style>
    <style:style style:name="ListLabel_20_4171" style:display-name="ListLabel 4171" style:family="text">
      <style:text-properties style:font-name-complex="Symbol1" style:font-family-complex="Symbol" style:font-family-generic-complex="system" style:font-pitch-complex="variable"/>
    </style:style>
    <style:style style:name="ListLabel_20_4172" style:display-name="ListLabel 4172" style:family="text">
      <style:text-properties style:font-name-complex="Courier New3" style:font-family-complex="'Courier New'" style:font-family-generic-complex="system" style:font-pitch-complex="variable"/>
    </style:style>
    <style:style style:name="ListLabel_20_4173" style:display-name="ListLabel 4173" style:family="text">
      <style:text-properties style:font-name-complex="Wingdings1" style:font-family-complex="Wingdings" style:font-family-generic-complex="system" style:font-pitch-complex="variable"/>
    </style:style>
    <style:style style:name="ListLabel_20_4174" style:display-name="ListLabel 4174" style:family="text">
      <style:text-properties style:font-name-complex="Symbol1" style:font-family-complex="Symbol" style:font-family-generic-complex="system" style:font-pitch-complex="variable"/>
    </style:style>
    <style:style style:name="ListLabel_20_4175" style:display-name="ListLabel 4175" style:family="text">
      <style:text-properties style:font-name-complex="Courier New3" style:font-family-complex="'Courier New'" style:font-family-generic-complex="system" style:font-pitch-complex="variable"/>
    </style:style>
    <style:style style:name="ListLabel_20_4176" style:display-name="ListLabel 4176" style:family="text">
      <style:text-properties style:font-name-complex="Wingdings1" style:font-family-complex="Wingdings" style:font-family-generic-complex="system" style:font-pitch-complex="variable"/>
    </style:style>
    <style:style style:name="ListLabel_20_4177" style:display-name="ListLabel 4177" style:family="text">
      <style:text-properties style:font-name-complex="Symbol1" style:font-family-complex="Symbol" style:font-family-generic-complex="system" style:font-pitch-complex="variable"/>
    </style:style>
    <style:style style:name="ListLabel_20_4178" style:display-name="ListLabel 4178" style:family="text">
      <style:text-properties style:font-name-complex="Courier New3" style:font-family-complex="'Courier New'" style:font-family-generic-complex="system" style:font-pitch-complex="variable"/>
    </style:style>
    <style:style style:name="ListLabel_20_4179" style:display-name="ListLabel 4179" style:family="text">
      <style:text-properties style:font-name-complex="Wingdings1" style:font-family-complex="Wingdings" style:font-family-generic-complex="system" style:font-pitch-complex="variable"/>
    </style:style>
    <style:style style:name="ListLabel_20_4180" style:display-name="ListLabel 4180" style:family="text">
      <style:text-properties style:font-name-complex="Symbol1" style:font-family-complex="Symbol" style:font-family-generic-complex="system" style:font-pitch-complex="variable"/>
    </style:style>
    <style:style style:name="ListLabel_20_4181" style:display-name="ListLabel 4181" style:family="text">
      <style:text-properties style:font-name-complex="Courier New3" style:font-family-complex="'Courier New'" style:font-family-generic-complex="system" style:font-pitch-complex="variable"/>
    </style:style>
    <style:style style:name="ListLabel_20_4182" style:display-name="ListLabel 4182" style:family="text">
      <style:text-properties style:font-name-complex="Wingdings1" style:font-family-complex="Wingdings" style:font-family-generic-complex="system" style:font-pitch-complex="variable"/>
    </style:style>
    <style:style style:name="ListLabel_20_4183" style:display-name="ListLabel 4183" style:family="text">
      <style:text-properties style:font-name-complex="Symbol1" style:font-family-complex="Symbol" style:font-family-generic-complex="system" style:font-pitch-complex="variable"/>
    </style:style>
    <style:style style:name="ListLabel_20_4184" style:display-name="ListLabel 4184" style:family="text">
      <style:text-properties style:font-name-complex="Courier New3" style:font-family-complex="'Courier New'" style:font-family-generic-complex="system" style:font-pitch-complex="variable"/>
    </style:style>
    <style:style style:name="ListLabel_20_4185" style:display-name="ListLabel 4185" style:family="text">
      <style:text-properties style:font-name-complex="Wingdings1" style:font-family-complex="Wingdings" style:font-family-generic-complex="system" style:font-pitch-complex="variable"/>
    </style:style>
    <style:style style:name="ListLabel_20_4186" style:display-name="ListLabel 4186" style:family="text">
      <style:text-properties style:font-name-complex="Symbol1" style:font-family-complex="Symbol" style:font-family-generic-complex="system" style:font-pitch-complex="variable"/>
    </style:style>
    <style:style style:name="ListLabel_20_4187" style:display-name="ListLabel 4187" style:family="text">
      <style:text-properties style:font-name-complex="Courier New3" style:font-family-complex="'Courier New'" style:font-family-generic-complex="system" style:font-pitch-complex="variable"/>
    </style:style>
    <style:style style:name="ListLabel_20_4188" style:display-name="ListLabel 4188" style:family="text">
      <style:text-properties style:font-name-complex="Wingdings1" style:font-family-complex="Wingdings" style:font-family-generic-complex="system" style:font-pitch-complex="variable"/>
    </style:style>
    <style:style style:name="ListLabel_20_4189" style:display-name="ListLabel 4189" style:family="text">
      <style:text-properties style:font-name-complex="Symbol1" style:font-family-complex="Symbol" style:font-family-generic-complex="system" style:font-pitch-complex="variable"/>
    </style:style>
    <style:style style:name="ListLabel_20_4190" style:display-name="ListLabel 4190" style:family="text">
      <style:text-properties style:font-name-complex="Courier New3" style:font-family-complex="'Courier New'" style:font-family-generic-complex="system" style:font-pitch-complex="variable"/>
    </style:style>
    <style:style style:name="ListLabel_20_4191" style:display-name="ListLabel 4191" style:family="text">
      <style:text-properties style:font-name-complex="Wingdings1" style:font-family-complex="Wingdings" style:font-family-generic-complex="system" style:font-pitch-complex="variable"/>
    </style:style>
    <style:style style:name="ListLabel_20_4192" style:display-name="ListLabel 4192" style:family="text">
      <style:text-properties style:font-name-complex="OpenSymbol2" style:font-family-complex="OpenSymbol" style:font-family-generic-complex="system" style:font-pitch-complex="variable"/>
    </style:style>
    <style:style style:name="ListLabel_20_4193" style:display-name="ListLabel 4193" style:family="text">
      <style:text-properties style:font-name-complex="OpenSymbol2" style:font-family-complex="OpenSymbol" style:font-family-generic-complex="system" style:font-pitch-complex="variable"/>
    </style:style>
    <style:style style:name="ListLabel_20_4194" style:display-name="ListLabel 4194" style:family="text">
      <style:text-properties style:font-name-complex="OpenSymbol2" style:font-family-complex="OpenSymbol" style:font-family-generic-complex="system" style:font-pitch-complex="variable"/>
    </style:style>
    <style:style style:name="ListLabel_20_4195" style:display-name="ListLabel 4195" style:family="text">
      <style:text-properties style:font-name-complex="OpenSymbol2" style:font-family-complex="OpenSymbol" style:font-family-generic-complex="system" style:font-pitch-complex="variable"/>
    </style:style>
    <style:style style:name="ListLabel_20_4196" style:display-name="ListLabel 4196" style:family="text">
      <style:text-properties style:font-name-complex="OpenSymbol2" style:font-family-complex="OpenSymbol" style:font-family-generic-complex="system" style:font-pitch-complex="variable"/>
    </style:style>
    <style:style style:name="ListLabel_20_4197" style:display-name="ListLabel 4197" style:family="text">
      <style:text-properties style:font-name-complex="OpenSymbol2" style:font-family-complex="OpenSymbol" style:font-family-generic-complex="system" style:font-pitch-complex="variable"/>
    </style:style>
    <style:style style:name="ListLabel_20_4198" style:display-name="ListLabel 4198" style:family="text">
      <style:text-properties style:font-name-complex="OpenSymbol2" style:font-family-complex="OpenSymbol" style:font-family-generic-complex="system" style:font-pitch-complex="variable"/>
    </style:style>
    <style:style style:name="ListLabel_20_4199" style:display-name="ListLabel 4199" style:family="text">
      <style:text-properties style:font-name-complex="OpenSymbol2" style:font-family-complex="OpenSymbol" style:font-family-generic-complex="system" style:font-pitch-complex="variable"/>
    </style:style>
    <style:style style:name="ListLabel_20_4200" style:display-name="ListLabel 4200" style:family="text">
      <style:text-properties style:font-name-complex="OpenSymbol2" style:font-family-complex="OpenSymbol" style:font-family-generic-complex="system" style:font-pitch-complex="variable"/>
    </style:style>
    <style:style style:name="ListLabel_20_4201" style:display-name="ListLabel 4201" style:family="text">
      <style:text-properties fo:font-weight="bold" style:font-weight-asian="bold" style:font-name-complex="Symbol1" style:font-family-complex="Symbol" style:font-family-generic-complex="system" style:font-pitch-complex="variable"/>
    </style:style>
    <style:style style:name="ListLabel_20_4202" style:display-name="ListLabel 4202" style:family="text">
      <style:text-properties style:font-name-complex="Courier New3" style:font-family-complex="'Courier New'" style:font-family-generic-complex="system" style:font-pitch-complex="variable"/>
    </style:style>
    <style:style style:name="ListLabel_20_4203" style:display-name="ListLabel 4203" style:family="text">
      <style:text-properties style:font-name-complex="Wingdings1" style:font-family-complex="Wingdings" style:font-family-generic-complex="system" style:font-pitch-complex="variable"/>
    </style:style>
    <style:style style:name="ListLabel_20_4204" style:display-name="ListLabel 4204" style:family="text">
      <style:text-properties style:font-name-complex="Symbol1" style:font-family-complex="Symbol" style:font-family-generic-complex="system" style:font-pitch-complex="variable"/>
    </style:style>
    <style:style style:name="ListLabel_20_4205" style:display-name="ListLabel 4205" style:family="text">
      <style:text-properties style:font-name-complex="Courier New3" style:font-family-complex="'Courier New'" style:font-family-generic-complex="system" style:font-pitch-complex="variable"/>
    </style:style>
    <style:style style:name="ListLabel_20_4206" style:display-name="ListLabel 4206" style:family="text">
      <style:text-properties style:font-name-complex="Wingdings1" style:font-family-complex="Wingdings" style:font-family-generic-complex="system" style:font-pitch-complex="variable"/>
    </style:style>
    <style:style style:name="ListLabel_20_4207" style:display-name="ListLabel 4207" style:family="text">
      <style:text-properties style:font-name-complex="Symbol1" style:font-family-complex="Symbol" style:font-family-generic-complex="system" style:font-pitch-complex="variable"/>
    </style:style>
    <style:style style:name="ListLabel_20_4208" style:display-name="ListLabel 4208" style:family="text">
      <style:text-properties style:font-name-complex="Courier New3" style:font-family-complex="'Courier New'" style:font-family-generic-complex="system" style:font-pitch-complex="variable"/>
    </style:style>
    <style:style style:name="ListLabel_20_4209" style:display-name="ListLabel 4209" style:family="text">
      <style:text-properties style:font-name-complex="Wingdings1" style:font-family-complex="Wingdings" style:font-family-generic-complex="system" style:font-pitch-complex="variable"/>
    </style:style>
    <style:style style:name="ListLabel_20_4210" style:display-name="ListLabel 4210" style:family="text">
      <style:text-properties fo:font-size="11pt" style:font-size-asian="11pt" style:font-name-complex="Symbol1" style:font-family-complex="Symbol" style:font-family-generic-complex="system" style:font-pitch-complex="variable"/>
    </style:style>
    <style:style style:name="ListLabel_20_4211" style:display-name="ListLabel 4211" style:family="text">
      <style:text-properties style:font-name-complex="Courier New3" style:font-family-complex="'Courier New'" style:font-family-generic-complex="system" style:font-pitch-complex="variable"/>
    </style:style>
    <style:style style:name="ListLabel_20_4212" style:display-name="ListLabel 4212" style:family="text">
      <style:text-properties style:font-name-complex="Wingdings1" style:font-family-complex="Wingdings" style:font-family-generic-complex="system" style:font-pitch-complex="variable"/>
    </style:style>
    <style:style style:name="ListLabel_20_4213" style:display-name="ListLabel 4213" style:family="text">
      <style:text-properties style:font-name-complex="Symbol1" style:font-family-complex="Symbol" style:font-family-generic-complex="system" style:font-pitch-complex="variable"/>
    </style:style>
    <style:style style:name="ListLabel_20_4214" style:display-name="ListLabel 4214" style:family="text">
      <style:text-properties style:font-name-complex="Courier New3" style:font-family-complex="'Courier New'" style:font-family-generic-complex="system" style:font-pitch-complex="variable"/>
    </style:style>
    <style:style style:name="ListLabel_20_4215" style:display-name="ListLabel 4215" style:family="text">
      <style:text-properties style:font-name-complex="Wingdings1" style:font-family-complex="Wingdings" style:font-family-generic-complex="system" style:font-pitch-complex="variable"/>
    </style:style>
    <style:style style:name="ListLabel_20_4216" style:display-name="ListLabel 4216" style:family="text">
      <style:text-properties style:font-name-complex="Symbol1" style:font-family-complex="Symbol" style:font-family-generic-complex="system" style:font-pitch-complex="variable"/>
    </style:style>
    <style:style style:name="ListLabel_20_4217" style:display-name="ListLabel 4217" style:family="text">
      <style:text-properties style:font-name-complex="Courier New3" style:font-family-complex="'Courier New'" style:font-family-generic-complex="system" style:font-pitch-complex="variable"/>
    </style:style>
    <style:style style:name="ListLabel_20_4218" style:display-name="ListLabel 4218" style:family="text">
      <style:text-properties style:font-name-complex="Wingdings1" style:font-family-complex="Wingdings" style:font-family-generic-complex="system" style:font-pitch-complex="variable"/>
    </style:style>
    <style:style style:name="ListLabel_20_4219" style:display-name="ListLabel 4219" style:family="text">
      <style:text-properties fo:font-weight="normal" style:font-weight-asian="normal" style:font-name-complex="OpenSymbol2" style:font-family-complex="OpenSymbol" style:font-family-generic-complex="system" style:font-pitch-complex="variable"/>
    </style:style>
    <style:style style:name="ListLabel_20_4220" style:display-name="ListLabel 4220" style:family="text">
      <style:text-properties style:font-name-complex="OpenSymbol2" style:font-family-complex="OpenSymbol" style:font-family-generic-complex="system" style:font-pitch-complex="variable"/>
    </style:style>
    <style:style style:name="ListLabel_20_4221" style:display-name="ListLabel 4221" style:family="text">
      <style:text-properties style:font-name-complex="OpenSymbol2" style:font-family-complex="OpenSymbol" style:font-family-generic-complex="system" style:font-pitch-complex="variable"/>
    </style:style>
    <style:style style:name="ListLabel_20_4222" style:display-name="ListLabel 4222" style:family="text">
      <style:text-properties style:font-name-complex="OpenSymbol2" style:font-family-complex="OpenSymbol" style:font-family-generic-complex="system" style:font-pitch-complex="variable"/>
    </style:style>
    <style:style style:name="ListLabel_20_4223" style:display-name="ListLabel 4223" style:family="text">
      <style:text-properties style:font-name-complex="OpenSymbol2" style:font-family-complex="OpenSymbol" style:font-family-generic-complex="system" style:font-pitch-complex="variable"/>
    </style:style>
    <style:style style:name="ListLabel_20_4224" style:display-name="ListLabel 4224" style:family="text">
      <style:text-properties style:font-name-complex="OpenSymbol2" style:font-family-complex="OpenSymbol" style:font-family-generic-complex="system" style:font-pitch-complex="variable"/>
    </style:style>
    <style:style style:name="ListLabel_20_4225" style:display-name="ListLabel 4225" style:family="text">
      <style:text-properties style:font-name-complex="OpenSymbol2" style:font-family-complex="OpenSymbol" style:font-family-generic-complex="system" style:font-pitch-complex="variable"/>
    </style:style>
    <style:style style:name="ListLabel_20_4226" style:display-name="ListLabel 4226" style:family="text">
      <style:text-properties style:font-name-complex="OpenSymbol2" style:font-family-complex="OpenSymbol" style:font-family-generic-complex="system" style:font-pitch-complex="variable"/>
    </style:style>
    <style:style style:name="ListLabel_20_4227" style:display-name="ListLabel 4227" style:family="text">
      <style:text-properties style:font-name-complex="OpenSymbol2" style:font-family-complex="OpenSymbol" style:font-family-generic-complex="system" style:font-pitch-complex="variable"/>
    </style:style>
    <style:style style:name="ListLabel_20_4228" style:display-name="ListLabel 4228" style:family="text">
      <style:text-properties fo:font-size="11pt" fo:font-weight="normal" style:font-size-asian="11pt" style:font-weight-asian="normal" style:font-name-complex="OpenSymbol2" style:font-family-complex="OpenSymbol" style:font-family-generic-complex="system" style:font-pitch-complex="variable"/>
    </style:style>
    <style:style style:name="ListLabel_20_4229" style:display-name="ListLabel 4229" style:family="text">
      <style:text-properties style:font-name-complex="OpenSymbol2" style:font-family-complex="OpenSymbol" style:font-family-generic-complex="system" style:font-pitch-complex="variable"/>
    </style:style>
    <style:style style:name="ListLabel_20_4230" style:display-name="ListLabel 4230" style:family="text">
      <style:text-properties style:font-name-complex="OpenSymbol2" style:font-family-complex="OpenSymbol" style:font-family-generic-complex="system" style:font-pitch-complex="variable"/>
    </style:style>
    <style:style style:name="ListLabel_20_4231" style:display-name="ListLabel 4231" style:family="text">
      <style:text-properties style:font-name-complex="OpenSymbol2" style:font-family-complex="OpenSymbol" style:font-family-generic-complex="system" style:font-pitch-complex="variable"/>
    </style:style>
    <style:style style:name="ListLabel_20_4232" style:display-name="ListLabel 4232" style:family="text">
      <style:text-properties style:font-name-complex="OpenSymbol2" style:font-family-complex="OpenSymbol" style:font-family-generic-complex="system" style:font-pitch-complex="variable"/>
    </style:style>
    <style:style style:name="ListLabel_20_4233" style:display-name="ListLabel 4233" style:family="text">
      <style:text-properties style:font-name-complex="OpenSymbol2" style:font-family-complex="OpenSymbol" style:font-family-generic-complex="system" style:font-pitch-complex="variable"/>
    </style:style>
    <style:style style:name="ListLabel_20_4234" style:display-name="ListLabel 4234" style:family="text">
      <style:text-properties style:font-name-complex="OpenSymbol2" style:font-family-complex="OpenSymbol" style:font-family-generic-complex="system" style:font-pitch-complex="variable"/>
    </style:style>
    <style:style style:name="ListLabel_20_4235" style:display-name="ListLabel 4235" style:family="text">
      <style:text-properties style:font-name-complex="OpenSymbol2" style:font-family-complex="OpenSymbol" style:font-family-generic-complex="system" style:font-pitch-complex="variable"/>
    </style:style>
    <style:style style:name="ListLabel_20_4236" style:display-name="ListLabel 4236" style:family="text">
      <style:text-properties style:font-name-complex="OpenSymbol2" style:font-family-complex="OpenSymbol" style:font-family-generic-complex="system" style:font-pitch-complex="variable"/>
    </style:style>
    <style:style style:name="ListLabel_20_4237" style:display-name="ListLabel 4237" style:family="text">
      <style:text-properties style:font-name-complex="Symbol1" style:font-family-complex="Symbol" style:font-family-generic-complex="system" style:font-pitch-complex="variable"/>
    </style:style>
    <style:style style:name="ListLabel_20_4238" style:display-name="ListLabel 4238" style:family="text">
      <style:text-properties style:font-name-complex="Courier New3" style:font-family-complex="'Courier New'" style:font-family-generic-complex="system" style:font-pitch-complex="variable"/>
    </style:style>
    <style:style style:name="ListLabel_20_4239" style:display-name="ListLabel 4239" style:family="text">
      <style:text-properties style:font-name-complex="Wingdings1" style:font-family-complex="Wingdings" style:font-family-generic-complex="system" style:font-pitch-complex="variable"/>
    </style:style>
    <style:style style:name="ListLabel_20_4240" style:display-name="ListLabel 4240" style:family="text">
      <style:text-properties style:font-name-complex="Symbol1" style:font-family-complex="Symbol" style:font-family-generic-complex="system" style:font-pitch-complex="variable"/>
    </style:style>
    <style:style style:name="ListLabel_20_4241" style:display-name="ListLabel 4241" style:family="text">
      <style:text-properties style:font-name-complex="Courier New3" style:font-family-complex="'Courier New'" style:font-family-generic-complex="system" style:font-pitch-complex="variable"/>
    </style:style>
    <style:style style:name="ListLabel_20_4242" style:display-name="ListLabel 4242" style:family="text">
      <style:text-properties style:font-name-complex="Wingdings1" style:font-family-complex="Wingdings" style:font-family-generic-complex="system" style:font-pitch-complex="variable"/>
    </style:style>
    <style:style style:name="ListLabel_20_4243" style:display-name="ListLabel 4243" style:family="text">
      <style:text-properties style:font-name-complex="Symbol1" style:font-family-complex="Symbol" style:font-family-generic-complex="system" style:font-pitch-complex="variable"/>
    </style:style>
    <style:style style:name="ListLabel_20_4244" style:display-name="ListLabel 4244" style:family="text">
      <style:text-properties style:font-name-complex="Courier New3" style:font-family-complex="'Courier New'" style:font-family-generic-complex="system" style:font-pitch-complex="variable"/>
    </style:style>
    <style:style style:name="ListLabel_20_4245" style:display-name="ListLabel 4245" style:family="text">
      <style:text-properties style:font-name-complex="Wingdings1" style:font-family-complex="Wingdings" style:font-family-generic-complex="system" style:font-pitch-complex="variable"/>
    </style:style>
    <style:style style:name="ListLabel_20_4246" style:display-name="ListLabel 4246" style:family="text">
      <style:text-properties fo:font-size="11pt" style:font-size-asian="11pt" style:font-name-complex="OpenSymbol2" style:font-family-complex="OpenSymbol" style:font-family-generic-complex="system" style:font-pitch-complex="variable"/>
    </style:style>
    <style:style style:name="ListLabel_20_4247" style:display-name="ListLabel 4247" style:family="text">
      <style:text-properties style:font-name-complex="OpenSymbol2" style:font-family-complex="OpenSymbol" style:font-family-generic-complex="system" style:font-pitch-complex="variable"/>
    </style:style>
    <style:style style:name="ListLabel_20_4248" style:display-name="ListLabel 4248" style:family="text">
      <style:text-properties style:font-name-complex="OpenSymbol2" style:font-family-complex="OpenSymbol" style:font-family-generic-complex="system" style:font-pitch-complex="variable"/>
    </style:style>
    <style:style style:name="ListLabel_20_4249" style:display-name="ListLabel 4249" style:family="text">
      <style:text-properties style:font-name-complex="OpenSymbol2" style:font-family-complex="OpenSymbol" style:font-family-generic-complex="system" style:font-pitch-complex="variable"/>
    </style:style>
    <style:style style:name="ListLabel_20_4250" style:display-name="ListLabel 4250" style:family="text">
      <style:text-properties style:font-name-complex="OpenSymbol2" style:font-family-complex="OpenSymbol" style:font-family-generic-complex="system" style:font-pitch-complex="variable"/>
    </style:style>
    <style:style style:name="ListLabel_20_4251" style:display-name="ListLabel 4251" style:family="text">
      <style:text-properties style:font-name-complex="OpenSymbol2" style:font-family-complex="OpenSymbol" style:font-family-generic-complex="system" style:font-pitch-complex="variable"/>
    </style:style>
    <style:style style:name="ListLabel_20_4252" style:display-name="ListLabel 4252" style:family="text">
      <style:text-properties style:font-name-complex="OpenSymbol2" style:font-family-complex="OpenSymbol" style:font-family-generic-complex="system" style:font-pitch-complex="variable"/>
    </style:style>
    <style:style style:name="ListLabel_20_4253" style:display-name="ListLabel 4253" style:family="text">
      <style:text-properties style:font-name-complex="OpenSymbol2" style:font-family-complex="OpenSymbol" style:font-family-generic-complex="system" style:font-pitch-complex="variable"/>
    </style:style>
    <style:style style:name="ListLabel_20_4254" style:display-name="ListLabel 4254" style:family="text">
      <style:text-properties style:font-name-complex="OpenSymbol2" style:font-family-complex="OpenSymbol" style:font-family-generic-complex="system" style:font-pitch-complex="variable"/>
    </style:style>
    <style:style style:name="ListLabel_20_4255" style:display-name="ListLabel 4255" style:family="text">
      <style:text-properties style:font-name-complex="OpenSymbol2" style:font-family-complex="OpenSymbol" style:font-family-generic-complex="system" style:font-pitch-complex="variable"/>
    </style:style>
    <style:style style:name="ListLabel_20_4256" style:display-name="ListLabel 4256" style:family="text">
      <style:text-properties style:font-name-complex="OpenSymbol2" style:font-family-complex="OpenSymbol" style:font-family-generic-complex="system" style:font-pitch-complex="variable"/>
    </style:style>
    <style:style style:name="ListLabel_20_4257" style:display-name="ListLabel 4257" style:family="text">
      <style:text-properties style:font-name-complex="OpenSymbol2" style:font-family-complex="OpenSymbol" style:font-family-generic-complex="system" style:font-pitch-complex="variable"/>
    </style:style>
    <style:style style:name="ListLabel_20_4258" style:display-name="ListLabel 4258" style:family="text">
      <style:text-properties style:font-name-complex="OpenSymbol2" style:font-family-complex="OpenSymbol" style:font-family-generic-complex="system" style:font-pitch-complex="variable"/>
    </style:style>
    <style:style style:name="ListLabel_20_4259" style:display-name="ListLabel 4259" style:family="text">
      <style:text-properties style:font-name-complex="OpenSymbol2" style:font-family-complex="OpenSymbol" style:font-family-generic-complex="system" style:font-pitch-complex="variable"/>
    </style:style>
    <style:style style:name="ListLabel_20_4260" style:display-name="ListLabel 4260" style:family="text">
      <style:text-properties style:font-name-complex="OpenSymbol2" style:font-family-complex="OpenSymbol" style:font-family-generic-complex="system" style:font-pitch-complex="variable"/>
    </style:style>
    <style:style style:name="ListLabel_20_4261" style:display-name="ListLabel 4261" style:family="text">
      <style:text-properties style:font-name-complex="OpenSymbol2" style:font-family-complex="OpenSymbol" style:font-family-generic-complex="system" style:font-pitch-complex="variable"/>
    </style:style>
    <style:style style:name="ListLabel_20_4262" style:display-name="ListLabel 4262" style:family="text">
      <style:text-properties style:font-name-complex="OpenSymbol2" style:font-family-complex="OpenSymbol" style:font-family-generic-complex="system" style:font-pitch-complex="variable"/>
    </style:style>
    <style:style style:name="ListLabel_20_4263" style:display-name="ListLabel 4263" style:family="text">
      <style:text-properties style:font-name-complex="OpenSymbol2" style:font-family-complex="OpenSymbol" style:font-family-generic-complex="system" style:font-pitch-complex="variable"/>
    </style:style>
    <style:style style:name="ListLabel_20_4264" style:display-name="ListLabel 4264" style:family="text">
      <style:text-properties style:font-name-complex="OpenSymbol2" style:font-family-complex="OpenSymbol" style:font-family-generic-complex="system" style:font-pitch-complex="variable"/>
    </style:style>
    <style:style style:name="ListLabel_20_4265" style:display-name="ListLabel 4265" style:family="text">
      <style:text-properties style:font-name-complex="OpenSymbol2" style:font-family-complex="OpenSymbol" style:font-family-generic-complex="system" style:font-pitch-complex="variable"/>
    </style:style>
    <style:style style:name="ListLabel_20_4266" style:display-name="ListLabel 4266" style:family="text">
      <style:text-properties style:font-name-complex="OpenSymbol2" style:font-family-complex="OpenSymbol" style:font-family-generic-complex="system" style:font-pitch-complex="variable"/>
    </style:style>
    <style:style style:name="ListLabel_20_4267" style:display-name="ListLabel 4267" style:family="text">
      <style:text-properties style:font-name-complex="OpenSymbol2" style:font-family-complex="OpenSymbol" style:font-family-generic-complex="system" style:font-pitch-complex="variable"/>
    </style:style>
    <style:style style:name="ListLabel_20_4268" style:display-name="ListLabel 4268" style:family="text">
      <style:text-properties style:font-name-complex="OpenSymbol2" style:font-family-complex="OpenSymbol" style:font-family-generic-complex="system" style:font-pitch-complex="variable"/>
    </style:style>
    <style:style style:name="ListLabel_20_4269" style:display-name="ListLabel 4269" style:family="text">
      <style:text-properties style:font-name-complex="OpenSymbol2" style:font-family-complex="OpenSymbol" style:font-family-generic-complex="system" style:font-pitch-complex="variable"/>
    </style:style>
    <style:style style:name="ListLabel_20_4270" style:display-name="ListLabel 4270" style:family="text">
      <style:text-properties style:font-name-complex="OpenSymbol2" style:font-family-complex="OpenSymbol" style:font-family-generic-complex="system" style:font-pitch-complex="variable"/>
    </style:style>
    <style:style style:name="ListLabel_20_4271" style:display-name="ListLabel 4271" style:family="text">
      <style:text-properties style:font-name-complex="OpenSymbol2" style:font-family-complex="OpenSymbol" style:font-family-generic-complex="system" style:font-pitch-complex="variable"/>
    </style:style>
    <style:style style:name="ListLabel_20_4272" style:display-name="ListLabel 4272" style:family="text">
      <style:text-properties style:font-name-complex="OpenSymbol2" style:font-family-complex="OpenSymbol" style:font-family-generic-complex="system" style:font-pitch-complex="variable"/>
    </style:style>
    <style:style style:name="ListLabel_20_4273" style:display-name="ListLabel 4273" style:family="text">
      <style:text-properties fo:font-weight="normal" style:font-weight-asian="normal" style:font-name-complex="OpenSymbol2" style:font-family-complex="OpenSymbol" style:font-family-generic-complex="system" style:font-pitch-complex="variable"/>
    </style:style>
    <style:style style:name="ListLabel_20_4274" style:display-name="ListLabel 4274" style:family="text">
      <style:text-properties style:font-name-complex="OpenSymbol2" style:font-family-complex="OpenSymbol" style:font-family-generic-complex="system" style:font-pitch-complex="variable"/>
    </style:style>
    <style:style style:name="ListLabel_20_4275" style:display-name="ListLabel 4275" style:family="text">
      <style:text-properties style:font-name-complex="OpenSymbol2" style:font-family-complex="OpenSymbol" style:font-family-generic-complex="system" style:font-pitch-complex="variable"/>
    </style:style>
    <style:style style:name="ListLabel_20_4276" style:display-name="ListLabel 4276" style:family="text">
      <style:text-properties style:font-name-complex="OpenSymbol2" style:font-family-complex="OpenSymbol" style:font-family-generic-complex="system" style:font-pitch-complex="variable"/>
    </style:style>
    <style:style style:name="ListLabel_20_4277" style:display-name="ListLabel 4277" style:family="text">
      <style:text-properties style:font-name-complex="OpenSymbol2" style:font-family-complex="OpenSymbol" style:font-family-generic-complex="system" style:font-pitch-complex="variable"/>
    </style:style>
    <style:style style:name="ListLabel_20_4278" style:display-name="ListLabel 4278" style:family="text">
      <style:text-properties style:font-name-complex="OpenSymbol2" style:font-family-complex="OpenSymbol" style:font-family-generic-complex="system" style:font-pitch-complex="variable"/>
    </style:style>
    <style:style style:name="ListLabel_20_4279" style:display-name="ListLabel 4279" style:family="text">
      <style:text-properties style:font-name-complex="OpenSymbol2" style:font-family-complex="OpenSymbol" style:font-family-generic-complex="system" style:font-pitch-complex="variable"/>
    </style:style>
    <style:style style:name="ListLabel_20_4280" style:display-name="ListLabel 4280" style:family="text">
      <style:text-properties style:font-name-complex="OpenSymbol2" style:font-family-complex="OpenSymbol" style:font-family-generic-complex="system" style:font-pitch-complex="variable"/>
    </style:style>
    <style:style style:name="ListLabel_20_4281" style:display-name="ListLabel 4281" style:family="text">
      <style:text-properties style:font-name-complex="OpenSymbol2" style:font-family-complex="OpenSymbol" style:font-family-generic-complex="system" style:font-pitch-complex="variable"/>
    </style:style>
    <style:style style:name="ListLabel_20_4282" style:display-name="ListLabel 4282" style:family="text">
      <style:text-properties fo:font-weight="normal" style:font-weight-asian="normal" style:font-name-complex="OpenSymbol2" style:font-family-complex="OpenSymbol" style:font-family-generic-complex="system" style:font-pitch-complex="variable"/>
    </style:style>
    <style:style style:name="ListLabel_20_4283" style:display-name="ListLabel 4283" style:family="text">
      <style:text-properties style:font-name-complex="OpenSymbol2" style:font-family-complex="OpenSymbol" style:font-family-generic-complex="system" style:font-pitch-complex="variable"/>
    </style:style>
    <style:style style:name="ListLabel_20_4284" style:display-name="ListLabel 4284" style:family="text">
      <style:text-properties style:font-name-complex="OpenSymbol2" style:font-family-complex="OpenSymbol" style:font-family-generic-complex="system" style:font-pitch-complex="variable"/>
    </style:style>
    <style:style style:name="ListLabel_20_4285" style:display-name="ListLabel 4285" style:family="text">
      <style:text-properties style:font-name-complex="OpenSymbol2" style:font-family-complex="OpenSymbol" style:font-family-generic-complex="system" style:font-pitch-complex="variable"/>
    </style:style>
    <style:style style:name="ListLabel_20_4286" style:display-name="ListLabel 4286" style:family="text">
      <style:text-properties style:font-name-complex="OpenSymbol2" style:font-family-complex="OpenSymbol" style:font-family-generic-complex="system" style:font-pitch-complex="variable"/>
    </style:style>
    <style:style style:name="ListLabel_20_4287" style:display-name="ListLabel 4287" style:family="text">
      <style:text-properties style:font-name-complex="OpenSymbol2" style:font-family-complex="OpenSymbol" style:font-family-generic-complex="system" style:font-pitch-complex="variable"/>
    </style:style>
    <style:style style:name="ListLabel_20_4288" style:display-name="ListLabel 4288" style:family="text">
      <style:text-properties style:font-name-complex="OpenSymbol2" style:font-family-complex="OpenSymbol" style:font-family-generic-complex="system" style:font-pitch-complex="variable"/>
    </style:style>
    <style:style style:name="ListLabel_20_4289" style:display-name="ListLabel 4289" style:family="text">
      <style:text-properties style:font-name-complex="OpenSymbol2" style:font-family-complex="OpenSymbol" style:font-family-generic-complex="system" style:font-pitch-complex="variable"/>
    </style:style>
    <style:style style:name="ListLabel_20_4290" style:display-name="ListLabel 4290" style:family="text">
      <style:text-properties style:font-name-complex="OpenSymbol2" style:font-family-complex="OpenSymbol" style:font-family-generic-complex="system" style:font-pitch-complex="variable"/>
    </style:style>
    <style:style style:name="ListLabel_20_4291" style:display-name="ListLabel 4291" style:family="text">
      <style:text-properties fo:font-weight="normal" style:font-weight-asian="normal" style:font-name-complex="OpenSymbol2" style:font-family-complex="OpenSymbol" style:font-family-generic-complex="system" style:font-pitch-complex="variable"/>
    </style:style>
    <style:style style:name="ListLabel_20_4292" style:display-name="ListLabel 4292" style:family="text">
      <style:text-properties style:font-name-complex="OpenSymbol2" style:font-family-complex="OpenSymbol" style:font-family-generic-complex="system" style:font-pitch-complex="variable"/>
    </style:style>
    <style:style style:name="ListLabel_20_4293" style:display-name="ListLabel 4293" style:family="text">
      <style:text-properties style:font-name-complex="OpenSymbol2" style:font-family-complex="OpenSymbol" style:font-family-generic-complex="system" style:font-pitch-complex="variable"/>
    </style:style>
    <style:style style:name="ListLabel_20_4294" style:display-name="ListLabel 4294" style:family="text">
      <style:text-properties style:font-name-complex="OpenSymbol2" style:font-family-complex="OpenSymbol" style:font-family-generic-complex="system" style:font-pitch-complex="variable"/>
    </style:style>
    <style:style style:name="ListLabel_20_4295" style:display-name="ListLabel 4295" style:family="text">
      <style:text-properties style:font-name-complex="OpenSymbol2" style:font-family-complex="OpenSymbol" style:font-family-generic-complex="system" style:font-pitch-complex="variable"/>
    </style:style>
    <style:style style:name="ListLabel_20_4296" style:display-name="ListLabel 4296" style:family="text">
      <style:text-properties style:font-name-complex="OpenSymbol2" style:font-family-complex="OpenSymbol" style:font-family-generic-complex="system" style:font-pitch-complex="variable"/>
    </style:style>
    <style:style style:name="ListLabel_20_4297" style:display-name="ListLabel 4297" style:family="text">
      <style:text-properties style:font-name-complex="OpenSymbol2" style:font-family-complex="OpenSymbol" style:font-family-generic-complex="system" style:font-pitch-complex="variable"/>
    </style:style>
    <style:style style:name="ListLabel_20_4298" style:display-name="ListLabel 4298" style:family="text">
      <style:text-properties style:font-name-complex="OpenSymbol2" style:font-family-complex="OpenSymbol" style:font-family-generic-complex="system" style:font-pitch-complex="variable"/>
    </style:style>
    <style:style style:name="ListLabel_20_4299" style:display-name="ListLabel 4299" style:family="text">
      <style:text-properties style:font-name-complex="OpenSymbol2" style:font-family-complex="OpenSymbol" style:font-family-generic-complex="system" style:font-pitch-complex="variable"/>
    </style:style>
    <style:style style:name="ListLabel_20_4300" style:display-name="ListLabel 4300" style:family="text">
      <style:text-properties style:font-name-complex="OpenSymbol2" style:font-family-complex="OpenSymbol" style:font-family-generic-complex="system" style:font-pitch-complex="variable"/>
    </style:style>
    <style:style style:name="ListLabel_20_4301" style:display-name="ListLabel 4301" style:family="text">
      <style:text-properties style:font-name-complex="OpenSymbol2" style:font-family-complex="OpenSymbol" style:font-family-generic-complex="system" style:font-pitch-complex="variable"/>
    </style:style>
    <style:style style:name="ListLabel_20_4302" style:display-name="ListLabel 4302" style:family="text">
      <style:text-properties style:font-name-complex="OpenSymbol2" style:font-family-complex="OpenSymbol" style:font-family-generic-complex="system" style:font-pitch-complex="variable"/>
    </style:style>
    <style:style style:name="ListLabel_20_4303" style:display-name="ListLabel 4303" style:family="text">
      <style:text-properties style:font-name-complex="OpenSymbol2" style:font-family-complex="OpenSymbol" style:font-family-generic-complex="system" style:font-pitch-complex="variable"/>
    </style:style>
    <style:style style:name="ListLabel_20_4304" style:display-name="ListLabel 4304" style:family="text">
      <style:text-properties style:font-name-complex="OpenSymbol2" style:font-family-complex="OpenSymbol" style:font-family-generic-complex="system" style:font-pitch-complex="variable"/>
    </style:style>
    <style:style style:name="ListLabel_20_4305" style:display-name="ListLabel 4305" style:family="text">
      <style:text-properties style:font-name-complex="OpenSymbol2" style:font-family-complex="OpenSymbol" style:font-family-generic-complex="system" style:font-pitch-complex="variable"/>
    </style:style>
    <style:style style:name="ListLabel_20_4306" style:display-name="ListLabel 4306" style:family="text">
      <style:text-properties style:font-name-complex="OpenSymbol2" style:font-family-complex="OpenSymbol" style:font-family-generic-complex="system" style:font-pitch-complex="variable"/>
    </style:style>
    <style:style style:name="ListLabel_20_4307" style:display-name="ListLabel 4307" style:family="text">
      <style:text-properties style:font-name-complex="OpenSymbol2" style:font-family-complex="OpenSymbol" style:font-family-generic-complex="system" style:font-pitch-complex="variable"/>
    </style:style>
    <style:style style:name="ListLabel_20_4308" style:display-name="ListLabel 4308" style:family="text">
      <style:text-properties style:font-name-complex="OpenSymbol2" style:font-family-complex="OpenSymbol" style:font-family-generic-complex="system" style:font-pitch-complex="variable"/>
    </style:style>
    <style:style style:name="ListLabel_20_4309" style:display-name="ListLabel 4309" style:family="text">
      <style:text-properties style:font-name-complex="OpenSymbol2" style:font-family-complex="OpenSymbol" style:font-family-generic-complex="system" style:font-pitch-complex="variable"/>
    </style:style>
    <style:style style:name="ListLabel_20_4310" style:display-name="ListLabel 4310" style:family="text">
      <style:text-properties style:font-name-complex="OpenSymbol2" style:font-family-complex="OpenSymbol" style:font-family-generic-complex="system" style:font-pitch-complex="variable"/>
    </style:style>
    <style:style style:name="ListLabel_20_4311" style:display-name="ListLabel 4311" style:family="text">
      <style:text-properties style:font-name-complex="OpenSymbol2" style:font-family-complex="OpenSymbol" style:font-family-generic-complex="system" style:font-pitch-complex="variable"/>
    </style:style>
    <style:style style:name="ListLabel_20_4312" style:display-name="ListLabel 4312" style:family="text">
      <style:text-properties style:font-name-complex="OpenSymbol2" style:font-family-complex="OpenSymbol" style:font-family-generic-complex="system" style:font-pitch-complex="variable"/>
    </style:style>
    <style:style style:name="ListLabel_20_4313" style:display-name="ListLabel 4313" style:family="text">
      <style:text-properties style:font-name-complex="OpenSymbol2" style:font-family-complex="OpenSymbol" style:font-family-generic-complex="system" style:font-pitch-complex="variable"/>
    </style:style>
    <style:style style:name="ListLabel_20_4314" style:display-name="ListLabel 4314" style:family="text">
      <style:text-properties style:font-name-complex="OpenSymbol2" style:font-family-complex="OpenSymbol" style:font-family-generic-complex="system" style:font-pitch-complex="variable"/>
    </style:style>
    <style:style style:name="ListLabel_20_4315" style:display-name="ListLabel 4315" style:family="text">
      <style:text-properties style:font-name-complex="OpenSymbol2" style:font-family-complex="OpenSymbol" style:font-family-generic-complex="system" style:font-pitch-complex="variable"/>
    </style:style>
    <style:style style:name="ListLabel_20_4316" style:display-name="ListLabel 4316" style:family="text">
      <style:text-properties style:font-name-complex="OpenSymbol2" style:font-family-complex="OpenSymbol" style:font-family-generic-complex="system" style:font-pitch-complex="variable"/>
    </style:style>
    <style:style style:name="ListLabel_20_4317" style:display-name="ListLabel 4317" style:family="text">
      <style:text-properties style:font-name-complex="OpenSymbol2" style:font-family-complex="OpenSymbol" style:font-family-generic-complex="system" style:font-pitch-complex="variable"/>
    </style:style>
    <style:style style:name="ListLabel_20_4318" style:display-name="ListLabel 4318" style:family="text">
      <style:text-properties style:font-name-complex="OpenSymbol2" style:font-family-complex="OpenSymbol" style:font-family-generic-complex="system" style:font-pitch-complex="variable"/>
    </style:style>
    <style:style style:name="ListLabel_20_4319" style:display-name="ListLabel 4319" style:family="text">
      <style:text-properties style:font-name-complex="OpenSymbol2" style:font-family-complex="OpenSymbol" style:font-family-generic-complex="system" style:font-pitch-complex="variable"/>
    </style:style>
    <style:style style:name="ListLabel_20_4320" style:display-name="ListLabel 4320" style:family="text">
      <style:text-properties style:font-name-complex="OpenSymbol2" style:font-family-complex="OpenSymbol" style:font-family-generic-complex="system" style:font-pitch-complex="variable"/>
    </style:style>
    <style:style style:name="ListLabel_20_4321" style:display-name="ListLabel 4321" style:family="text">
      <style:text-properties style:font-name-complex="OpenSymbol2" style:font-family-complex="OpenSymbol" style:font-family-generic-complex="system" style:font-pitch-complex="variable"/>
    </style:style>
    <style:style style:name="ListLabel_20_4322" style:display-name="ListLabel 4322" style:family="text">
      <style:text-properties style:font-name-complex="OpenSymbol2" style:font-family-complex="OpenSymbol" style:font-family-generic-complex="system" style:font-pitch-complex="variable"/>
    </style:style>
    <style:style style:name="ListLabel_20_4323" style:display-name="ListLabel 4323" style:family="text">
      <style:text-properties style:font-name-complex="OpenSymbol2" style:font-family-complex="OpenSymbol" style:font-family-generic-complex="system" style:font-pitch-complex="variable"/>
    </style:style>
    <style:style style:name="ListLabel_20_4324" style:display-name="ListLabel 4324" style:family="text">
      <style:text-properties style:font-name-complex="OpenSymbol2" style:font-family-complex="OpenSymbol" style:font-family-generic-complex="system" style:font-pitch-complex="variable"/>
    </style:style>
    <style:style style:name="ListLabel_20_4325" style:display-name="ListLabel 4325" style:family="text">
      <style:text-properties style:font-name-complex="OpenSymbol2" style:font-family-complex="OpenSymbol" style:font-family-generic-complex="system" style:font-pitch-complex="variable"/>
    </style:style>
    <style:style style:name="ListLabel_20_4326" style:display-name="ListLabel 4326" style:family="text">
      <style:text-properties style:font-name-complex="OpenSymbol2" style:font-family-complex="OpenSymbol" style:font-family-generic-complex="system" style:font-pitch-complex="variable"/>
    </style:style>
    <style:style style:name="ListLabel_20_4327" style:display-name="ListLabel 4327" style:family="text">
      <style:text-properties style:font-name-complex="OpenSymbol2" style:font-family-complex="OpenSymbol" style:font-family-generic-complex="system" style:font-pitch-complex="variable"/>
    </style:style>
    <style:style style:name="ListLabel_20_4328" style:display-name="ListLabel 4328" style:family="text">
      <style:text-properties style:font-name-complex="OpenSymbol2" style:font-family-complex="OpenSymbol" style:font-family-generic-complex="system" style:font-pitch-complex="variable"/>
    </style:style>
    <style:style style:name="ListLabel_20_4329" style:display-name="ListLabel 4329" style:family="text">
      <style:text-properties style:font-name-complex="OpenSymbol2" style:font-family-complex="OpenSymbol" style:font-family-generic-complex="system" style:font-pitch-complex="variable"/>
    </style:style>
    <style:style style:name="ListLabel_20_4330" style:display-name="ListLabel 4330" style:family="text">
      <style:text-properties style:font-name-complex="OpenSymbol2" style:font-family-complex="OpenSymbol" style:font-family-generic-complex="system" style:font-pitch-complex="variable"/>
    </style:style>
    <style:style style:name="ListLabel_20_4331" style:display-name="ListLabel 4331" style:family="text">
      <style:text-properties style:font-name-complex="OpenSymbol2" style:font-family-complex="OpenSymbol" style:font-family-generic-complex="system" style:font-pitch-complex="variable"/>
    </style:style>
    <style:style style:name="ListLabel_20_4332" style:display-name="ListLabel 4332" style:family="text">
      <style:text-properties style:font-name-complex="OpenSymbol2" style:font-family-complex="OpenSymbol" style:font-family-generic-complex="system" style:font-pitch-complex="variable"/>
    </style:style>
    <style:style style:name="ListLabel_20_4333" style:display-name="ListLabel 4333" style:family="text">
      <style:text-properties style:font-name-complex="OpenSymbol2" style:font-family-complex="OpenSymbol" style:font-family-generic-complex="system" style:font-pitch-complex="variable"/>
    </style:style>
    <style:style style:name="ListLabel_20_4334" style:display-name="ListLabel 4334" style:family="text">
      <style:text-properties style:font-name-complex="OpenSymbol2" style:font-family-complex="OpenSymbol" style:font-family-generic-complex="system" style:font-pitch-complex="variable"/>
    </style:style>
    <style:style style:name="ListLabel_20_4335" style:display-name="ListLabel 4335" style:family="text">
      <style:text-properties style:font-name-complex="OpenSymbol2" style:font-family-complex="OpenSymbol" style:font-family-generic-complex="system" style:font-pitch-complex="variable"/>
    </style:style>
    <style:style style:name="ListLabel_20_4336" style:display-name="ListLabel 4336" style:family="text">
      <style:text-properties style:font-name-complex="OpenSymbol2" style:font-family-complex="OpenSymbol" style:font-family-generic-complex="system" style:font-pitch-complex="variable"/>
    </style:style>
    <style:style style:name="ListLabel_20_4337" style:display-name="ListLabel 4337" style:family="text">
      <style:text-properties style:font-name-complex="OpenSymbol2" style:font-family-complex="OpenSymbol" style:font-family-generic-complex="system" style:font-pitch-complex="variable"/>
    </style:style>
    <style:style style:name="ListLabel_20_4338" style:display-name="ListLabel 4338" style:family="text">
      <style:text-properties style:font-name-complex="OpenSymbol2" style:font-family-complex="OpenSymbol" style:font-family-generic-complex="system" style:font-pitch-complex="variable"/>
    </style:style>
    <style:style style:name="ListLabel_20_4339" style:display-name="ListLabel 4339" style:family="text">
      <style:text-properties style:font-name-complex="OpenSymbol2" style:font-family-complex="OpenSymbol" style:font-family-generic-complex="system" style:font-pitch-complex="variable"/>
    </style:style>
    <style:style style:name="ListLabel_20_4340" style:display-name="ListLabel 4340" style:family="text">
      <style:text-properties style:font-name-complex="OpenSymbol2" style:font-family-complex="OpenSymbol" style:font-family-generic-complex="system" style:font-pitch-complex="variable"/>
    </style:style>
    <style:style style:name="ListLabel_20_4341" style:display-name="ListLabel 4341" style:family="text">
      <style:text-properties style:font-name-complex="OpenSymbol2" style:font-family-complex="OpenSymbol" style:font-family-generic-complex="system" style:font-pitch-complex="variable"/>
    </style:style>
    <style:style style:name="ListLabel_20_4342" style:display-name="ListLabel 4342" style:family="text">
      <style:text-properties style:font-name-complex="OpenSymbol2" style:font-family-complex="OpenSymbol" style:font-family-generic-complex="system" style:font-pitch-complex="variable"/>
    </style:style>
    <style:style style:name="ListLabel_20_4343" style:display-name="ListLabel 4343" style:family="text">
      <style:text-properties style:font-name-complex="OpenSymbol2" style:font-family-complex="OpenSymbol" style:font-family-generic-complex="system" style:font-pitch-complex="variable"/>
    </style:style>
    <style:style style:name="ListLabel_20_4344" style:display-name="ListLabel 4344" style:family="text">
      <style:text-properties style:font-name-complex="OpenSymbol2" style:font-family-complex="OpenSymbol" style:font-family-generic-complex="system" style:font-pitch-complex="variable"/>
    </style:style>
    <style:style style:name="ListLabel_20_4345" style:display-name="ListLabel 4345" style:family="text">
      <style:text-properties style:font-name-complex="OpenSymbol2" style:font-family-complex="OpenSymbol" style:font-family-generic-complex="system" style:font-pitch-complex="variable"/>
    </style:style>
    <style:style style:name="ListLabel_20_4346" style:display-name="ListLabel 4346" style:family="text">
      <style:text-properties style:font-name-complex="OpenSymbol2" style:font-family-complex="OpenSymbol" style:font-family-generic-complex="system" style:font-pitch-complex="variable"/>
    </style:style>
    <style:style style:name="ListLabel_20_4347" style:display-name="ListLabel 4347" style:family="text">
      <style:text-properties style:font-name-complex="OpenSymbol2" style:font-family-complex="OpenSymbol" style:font-family-generic-complex="system" style:font-pitch-complex="variable"/>
    </style:style>
    <style:style style:name="ListLabel_20_4348" style:display-name="ListLabel 4348" style:family="text">
      <style:text-properties style:font-name-complex="OpenSymbol2" style:font-family-complex="OpenSymbol" style:font-family-generic-complex="system" style:font-pitch-complex="variable"/>
    </style:style>
    <style:style style:name="ListLabel_20_4349" style:display-name="ListLabel 4349" style:family="text">
      <style:text-properties style:font-name-complex="OpenSymbol2" style:font-family-complex="OpenSymbol" style:font-family-generic-complex="system" style:font-pitch-complex="variable"/>
    </style:style>
    <style:style style:name="ListLabel_20_4350" style:display-name="ListLabel 4350" style:family="text">
      <style:text-properties style:font-name-complex="OpenSymbol2" style:font-family-complex="OpenSymbol" style:font-family-generic-complex="system" style:font-pitch-complex="variable"/>
    </style:style>
    <style:style style:name="ListLabel_20_4351" style:display-name="ListLabel 4351" style:family="text">
      <style:text-properties style:font-name-complex="OpenSymbol2" style:font-family-complex="OpenSymbol" style:font-family-generic-complex="system" style:font-pitch-complex="variable"/>
    </style:style>
    <style:style style:name="ListLabel_20_4352" style:display-name="ListLabel 4352" style:family="text">
      <style:text-properties style:font-name-complex="OpenSymbol2" style:font-family-complex="OpenSymbol" style:font-family-generic-complex="system" style:font-pitch-complex="variable"/>
    </style:style>
    <style:style style:name="ListLabel_20_4353" style:display-name="ListLabel 4353" style:family="text">
      <style:text-properties style:font-name-complex="OpenSymbol2" style:font-family-complex="OpenSymbol" style:font-family-generic-complex="system" style:font-pitch-complex="variable"/>
    </style:style>
    <style:style style:name="ListLabel_20_4354" style:display-name="ListLabel 4354" style:family="text">
      <style:text-properties style:font-name-complex="OpenSymbol2" style:font-family-complex="OpenSymbol" style:font-family-generic-complex="system" style:font-pitch-complex="variable"/>
    </style:style>
    <style:style style:name="ListLabel_20_4355" style:display-name="ListLabel 4355" style:family="text">
      <style:text-properties style:font-name-complex="OpenSymbol2" style:font-family-complex="OpenSymbol" style:font-family-generic-complex="system" style:font-pitch-complex="variable"/>
    </style:style>
    <style:style style:name="ListLabel_20_4356" style:display-name="ListLabel 4356" style:family="text">
      <style:text-properties style:font-name-complex="OpenSymbol2" style:font-family-complex="OpenSymbol" style:font-family-generic-complex="system" style:font-pitch-complex="variable"/>
    </style:style>
    <style:style style:name="ListLabel_20_4357" style:display-name="ListLabel 4357" style:family="text">
      <style:text-properties style:font-name-complex="OpenSymbol2" style:font-family-complex="OpenSymbol" style:font-family-generic-complex="system" style:font-pitch-complex="variable"/>
    </style:style>
    <style:style style:name="ListLabel_20_4358" style:display-name="ListLabel 4358" style:family="text">
      <style:text-properties style:font-name-complex="OpenSymbol2" style:font-family-complex="OpenSymbol" style:font-family-generic-complex="system" style:font-pitch-complex="variable"/>
    </style:style>
    <style:style style:name="ListLabel_20_4359" style:display-name="ListLabel 4359" style:family="text">
      <style:text-properties style:font-name-complex="OpenSymbol2" style:font-family-complex="OpenSymbol" style:font-family-generic-complex="system" style:font-pitch-complex="variable"/>
    </style:style>
    <style:style style:name="ListLabel_20_4360" style:display-name="ListLabel 4360" style:family="text">
      <style:text-properties style:font-name-complex="OpenSymbol2" style:font-family-complex="OpenSymbol" style:font-family-generic-complex="system" style:font-pitch-complex="variable"/>
    </style:style>
    <style:style style:name="ListLabel_20_4361" style:display-name="ListLabel 4361" style:family="text">
      <style:text-properties style:font-name-complex="OpenSymbol2" style:font-family-complex="OpenSymbol" style:font-family-generic-complex="system" style:font-pitch-complex="variable"/>
    </style:style>
    <style:style style:name="ListLabel_20_4362" style:display-name="ListLabel 4362" style:family="text">
      <style:text-properties style:font-name-complex="OpenSymbol2" style:font-family-complex="OpenSymbol" style:font-family-generic-complex="system" style:font-pitch-complex="variable"/>
    </style:style>
    <style:style style:name="ListLabel_20_4363" style:display-name="ListLabel 4363" style:family="text">
      <style:text-properties fo:font-size="11pt" style:font-size-asian="11pt" style:font-name-complex="OpenSymbol2" style:font-family-complex="OpenSymbol" style:font-family-generic-complex="system" style:font-pitch-complex="variable"/>
    </style:style>
    <style:style style:name="ListLabel_20_4364" style:display-name="ListLabel 4364" style:family="text">
      <style:text-properties style:font-name-complex="OpenSymbol2" style:font-family-complex="OpenSymbol" style:font-family-generic-complex="system" style:font-pitch-complex="variable"/>
    </style:style>
    <style:style style:name="ListLabel_20_4365" style:display-name="ListLabel 4365" style:family="text">
      <style:text-properties style:font-name-complex="OpenSymbol2" style:font-family-complex="OpenSymbol" style:font-family-generic-complex="system" style:font-pitch-complex="variable"/>
    </style:style>
    <style:style style:name="ListLabel_20_4366" style:display-name="ListLabel 4366" style:family="text">
      <style:text-properties style:font-name-complex="OpenSymbol2" style:font-family-complex="OpenSymbol" style:font-family-generic-complex="system" style:font-pitch-complex="variable"/>
    </style:style>
    <style:style style:name="ListLabel_20_4367" style:display-name="ListLabel 4367" style:family="text">
      <style:text-properties style:font-name-complex="OpenSymbol2" style:font-family-complex="OpenSymbol" style:font-family-generic-complex="system" style:font-pitch-complex="variable"/>
    </style:style>
    <style:style style:name="ListLabel_20_4368" style:display-name="ListLabel 4368" style:family="text">
      <style:text-properties style:font-name-complex="OpenSymbol2" style:font-family-complex="OpenSymbol" style:font-family-generic-complex="system" style:font-pitch-complex="variable"/>
    </style:style>
    <style:style style:name="ListLabel_20_4369" style:display-name="ListLabel 4369" style:family="text">
      <style:text-properties style:font-name-complex="OpenSymbol2" style:font-family-complex="OpenSymbol" style:font-family-generic-complex="system" style:font-pitch-complex="variable"/>
    </style:style>
    <style:style style:name="ListLabel_20_4370" style:display-name="ListLabel 4370" style:family="text">
      <style:text-properties style:font-name-complex="OpenSymbol2" style:font-family-complex="OpenSymbol" style:font-family-generic-complex="system" style:font-pitch-complex="variable"/>
    </style:style>
    <style:style style:name="ListLabel_20_4371" style:display-name="ListLabel 4371" style:family="text">
      <style:text-properties style:font-name-complex="OpenSymbol2" style:font-family-complex="OpenSymbol" style:font-family-generic-complex="system" style:font-pitch-complex="variable"/>
    </style:style>
    <style:style style:name="ListLabel_20_4372" style:display-name="ListLabel 4372" style:family="text">
      <style:text-properties fo:font-weight="normal" style:font-weight-asian="normal" style:font-name-complex="OpenSymbol2" style:font-family-complex="OpenSymbol" style:font-family-generic-complex="system" style:font-pitch-complex="variable"/>
    </style:style>
    <style:style style:name="ListLabel_20_4373" style:display-name="ListLabel 4373" style:family="text">
      <style:text-properties style:font-name-complex="OpenSymbol2" style:font-family-complex="OpenSymbol" style:font-family-generic-complex="system" style:font-pitch-complex="variable"/>
    </style:style>
    <style:style style:name="ListLabel_20_4374" style:display-name="ListLabel 4374" style:family="text">
      <style:text-properties style:font-name-complex="OpenSymbol2" style:font-family-complex="OpenSymbol" style:font-family-generic-complex="system" style:font-pitch-complex="variable"/>
    </style:style>
    <style:style style:name="ListLabel_20_4375" style:display-name="ListLabel 4375" style:family="text">
      <style:text-properties style:font-name-complex="OpenSymbol2" style:font-family-complex="OpenSymbol" style:font-family-generic-complex="system" style:font-pitch-complex="variable"/>
    </style:style>
    <style:style style:name="ListLabel_20_4376" style:display-name="ListLabel 4376" style:family="text">
      <style:text-properties style:font-name-complex="OpenSymbol2" style:font-family-complex="OpenSymbol" style:font-family-generic-complex="system" style:font-pitch-complex="variable"/>
    </style:style>
    <style:style style:name="ListLabel_20_4377" style:display-name="ListLabel 4377" style:family="text">
      <style:text-properties style:font-name-complex="OpenSymbol2" style:font-family-complex="OpenSymbol" style:font-family-generic-complex="system" style:font-pitch-complex="variable"/>
    </style:style>
    <style:style style:name="ListLabel_20_4378" style:display-name="ListLabel 4378" style:family="text">
      <style:text-properties style:font-name-complex="OpenSymbol2" style:font-family-complex="OpenSymbol" style:font-family-generic-complex="system" style:font-pitch-complex="variable"/>
    </style:style>
    <style:style style:name="ListLabel_20_4379" style:display-name="ListLabel 4379" style:family="text">
      <style:text-properties style:font-name-complex="OpenSymbol2" style:font-family-complex="OpenSymbol" style:font-family-generic-complex="system" style:font-pitch-complex="variable"/>
    </style:style>
    <style:style style:name="ListLabel_20_4380" style:display-name="ListLabel 4380" style:family="text">
      <style:text-properties style:font-name-complex="OpenSymbol2" style:font-family-complex="OpenSymbol" style:font-family-generic-complex="system" style:font-pitch-complex="variable"/>
    </style:style>
    <style:style style:name="ListLabel_20_4381" style:display-name="ListLabel 4381" style:family="text">
      <style:text-properties fo:font-weight="normal" style:font-weight-asian="normal" style:font-name-complex="OpenSymbol2" style:font-family-complex="OpenSymbol" style:font-family-generic-complex="system" style:font-pitch-complex="variable"/>
    </style:style>
    <style:style style:name="ListLabel_20_4382" style:display-name="ListLabel 4382" style:family="text">
      <style:text-properties style:font-name-complex="OpenSymbol2" style:font-family-complex="OpenSymbol" style:font-family-generic-complex="system" style:font-pitch-complex="variable"/>
    </style:style>
    <style:style style:name="ListLabel_20_4383" style:display-name="ListLabel 4383" style:family="text">
      <style:text-properties style:font-name-complex="OpenSymbol2" style:font-family-complex="OpenSymbol" style:font-family-generic-complex="system" style:font-pitch-complex="variable"/>
    </style:style>
    <style:style style:name="ListLabel_20_4384" style:display-name="ListLabel 4384" style:family="text">
      <style:text-properties style:font-name-complex="OpenSymbol2" style:font-family-complex="OpenSymbol" style:font-family-generic-complex="system" style:font-pitch-complex="variable"/>
    </style:style>
    <style:style style:name="ListLabel_20_4385" style:display-name="ListLabel 4385" style:family="text">
      <style:text-properties style:font-name-complex="OpenSymbol2" style:font-family-complex="OpenSymbol" style:font-family-generic-complex="system" style:font-pitch-complex="variable"/>
    </style:style>
    <style:style style:name="ListLabel_20_4386" style:display-name="ListLabel 4386" style:family="text">
      <style:text-properties style:font-name-complex="OpenSymbol2" style:font-family-complex="OpenSymbol" style:font-family-generic-complex="system" style:font-pitch-complex="variable"/>
    </style:style>
    <style:style style:name="ListLabel_20_4387" style:display-name="ListLabel 4387" style:family="text">
      <style:text-properties style:font-name-complex="OpenSymbol2" style:font-family-complex="OpenSymbol" style:font-family-generic-complex="system" style:font-pitch-complex="variable"/>
    </style:style>
    <style:style style:name="ListLabel_20_4388" style:display-name="ListLabel 4388" style:family="text">
      <style:text-properties style:font-name-complex="OpenSymbol2" style:font-family-complex="OpenSymbol" style:font-family-generic-complex="system" style:font-pitch-complex="variable"/>
    </style:style>
    <style:style style:name="ListLabel_20_4389" style:display-name="ListLabel 4389" style:family="text">
      <style:text-properties style:font-name-complex="OpenSymbol2" style:font-family-complex="OpenSymbol" style:font-family-generic-complex="system" style:font-pitch-complex="variable"/>
    </style:style>
    <style:style style:name="ListLabel_20_4390" style:display-name="ListLabel 4390" style:family="text">
      <style:text-properties fo:font-weight="normal" style:font-weight-asian="normal" style:font-name-complex="OpenSymbol2" style:font-family-complex="OpenSymbol" style:font-family-generic-complex="system" style:font-pitch-complex="variable"/>
    </style:style>
    <style:style style:name="ListLabel_20_4391" style:display-name="ListLabel 4391" style:family="text">
      <style:text-properties style:font-name-complex="OpenSymbol2" style:font-family-complex="OpenSymbol" style:font-family-generic-complex="system" style:font-pitch-complex="variable"/>
    </style:style>
    <style:style style:name="ListLabel_20_4392" style:display-name="ListLabel 4392" style:family="text">
      <style:text-properties style:font-name-complex="OpenSymbol2" style:font-family-complex="OpenSymbol" style:font-family-generic-complex="system" style:font-pitch-complex="variable"/>
    </style:style>
    <style:style style:name="ListLabel_20_4393" style:display-name="ListLabel 4393" style:family="text">
      <style:text-properties style:font-name-complex="OpenSymbol2" style:font-family-complex="OpenSymbol" style:font-family-generic-complex="system" style:font-pitch-complex="variable"/>
    </style:style>
    <style:style style:name="ListLabel_20_4394" style:display-name="ListLabel 4394" style:family="text">
      <style:text-properties style:font-name-complex="OpenSymbol2" style:font-family-complex="OpenSymbol" style:font-family-generic-complex="system" style:font-pitch-complex="variable"/>
    </style:style>
    <style:style style:name="ListLabel_20_4395" style:display-name="ListLabel 4395" style:family="text">
      <style:text-properties style:font-name-complex="OpenSymbol2" style:font-family-complex="OpenSymbol" style:font-family-generic-complex="system" style:font-pitch-complex="variable"/>
    </style:style>
    <style:style style:name="ListLabel_20_4396" style:display-name="ListLabel 4396" style:family="text">
      <style:text-properties style:font-name-complex="OpenSymbol2" style:font-family-complex="OpenSymbol" style:font-family-generic-complex="system" style:font-pitch-complex="variable"/>
    </style:style>
    <style:style style:name="ListLabel_20_4397" style:display-name="ListLabel 4397" style:family="text">
      <style:text-properties style:font-name-complex="OpenSymbol2" style:font-family-complex="OpenSymbol" style:font-family-generic-complex="system" style:font-pitch-complex="variable"/>
    </style:style>
    <style:style style:name="ListLabel_20_4398" style:display-name="ListLabel 4398" style:family="text">
      <style:text-properties style:font-name-complex="OpenSymbol2" style:font-family-complex="OpenSymbol" style:font-family-generic-complex="system" style:font-pitch-complex="variable"/>
    </style:style>
    <style:style style:name="ListLabel_20_4399" style:display-name="ListLabel 4399" style:family="text">
      <style:text-properties style:font-name-complex="OpenSymbol2" style:font-family-complex="OpenSymbol" style:font-family-generic-complex="system" style:font-pitch-complex="variable"/>
    </style:style>
    <style:style style:name="ListLabel_20_4400" style:display-name="ListLabel 4400" style:family="text">
      <style:text-properties style:font-name-complex="OpenSymbol2" style:font-family-complex="OpenSymbol" style:font-family-generic-complex="system" style:font-pitch-complex="variable"/>
    </style:style>
    <style:style style:name="ListLabel_20_4401" style:display-name="ListLabel 4401" style:family="text">
      <style:text-properties style:font-name-complex="OpenSymbol2" style:font-family-complex="OpenSymbol" style:font-family-generic-complex="system" style:font-pitch-complex="variable"/>
    </style:style>
    <style:style style:name="ListLabel_20_4402" style:display-name="ListLabel 4402" style:family="text">
      <style:text-properties style:font-name-complex="OpenSymbol2" style:font-family-complex="OpenSymbol" style:font-family-generic-complex="system" style:font-pitch-complex="variable"/>
    </style:style>
    <style:style style:name="ListLabel_20_4403" style:display-name="ListLabel 4403" style:family="text">
      <style:text-properties style:font-name-complex="OpenSymbol2" style:font-family-complex="OpenSymbol" style:font-family-generic-complex="system" style:font-pitch-complex="variable"/>
    </style:style>
    <style:style style:name="ListLabel_20_4404" style:display-name="ListLabel 4404" style:family="text">
      <style:text-properties style:font-name-complex="OpenSymbol2" style:font-family-complex="OpenSymbol" style:font-family-generic-complex="system" style:font-pitch-complex="variable"/>
    </style:style>
    <style:style style:name="ListLabel_20_4405" style:display-name="ListLabel 4405" style:family="text">
      <style:text-properties style:font-name-complex="OpenSymbol2" style:font-family-complex="OpenSymbol" style:font-family-generic-complex="system" style:font-pitch-complex="variable"/>
    </style:style>
    <style:style style:name="ListLabel_20_4406" style:display-name="ListLabel 4406" style:family="text">
      <style:text-properties style:font-name-complex="OpenSymbol2" style:font-family-complex="OpenSymbol" style:font-family-generic-complex="system" style:font-pitch-complex="variable"/>
    </style:style>
    <style:style style:name="ListLabel_20_4407" style:display-name="ListLabel 4407" style:family="text">
      <style:text-properties style:font-name-complex="OpenSymbol2" style:font-family-complex="OpenSymbol" style:font-family-generic-complex="system" style:font-pitch-complex="variable"/>
    </style:style>
    <style:style style:name="ListLabel_20_4408" style:display-name="ListLabel 4408" style:family="text">
      <style:text-properties style:font-name-complex="OpenSymbol2" style:font-family-complex="OpenSymbol" style:font-family-generic-complex="system" style:font-pitch-complex="variable"/>
    </style:style>
    <style:style style:name="ListLabel_20_4409" style:display-name="ListLabel 4409" style:family="text">
      <style:text-properties style:font-name-complex="OpenSymbol2" style:font-family-complex="OpenSymbol" style:font-family-generic-complex="system" style:font-pitch-complex="variable"/>
    </style:style>
    <style:style style:name="ListLabel_20_4410" style:display-name="ListLabel 4410" style:family="text">
      <style:text-properties style:font-name-complex="OpenSymbol2" style:font-family-complex="OpenSymbol" style:font-family-generic-complex="system" style:font-pitch-complex="variable"/>
    </style:style>
    <style:style style:name="ListLabel_20_4411" style:display-name="ListLabel 4411" style:family="text">
      <style:text-properties style:font-name-complex="OpenSymbol2" style:font-family-complex="OpenSymbol" style:font-family-generic-complex="system" style:font-pitch-complex="variable"/>
    </style:style>
    <style:style style:name="ListLabel_20_4412" style:display-name="ListLabel 4412" style:family="text">
      <style:text-properties style:font-name-complex="OpenSymbol2" style:font-family-complex="OpenSymbol" style:font-family-generic-complex="system" style:font-pitch-complex="variable"/>
    </style:style>
    <style:style style:name="ListLabel_20_4413" style:display-name="ListLabel 4413" style:family="text">
      <style:text-properties style:font-name-complex="OpenSymbol2" style:font-family-complex="OpenSymbol" style:font-family-generic-complex="system" style:font-pitch-complex="variable"/>
    </style:style>
    <style:style style:name="ListLabel_20_4414" style:display-name="ListLabel 4414" style:family="text">
      <style:text-properties style:font-name-complex="OpenSymbol2" style:font-family-complex="OpenSymbol" style:font-family-generic-complex="system" style:font-pitch-complex="variable"/>
    </style:style>
    <style:style style:name="ListLabel_20_4415" style:display-name="ListLabel 4415" style:family="text">
      <style:text-properties style:font-name-complex="OpenSymbol2" style:font-family-complex="OpenSymbol" style:font-family-generic-complex="system" style:font-pitch-complex="variable"/>
    </style:style>
    <style:style style:name="ListLabel_20_4416" style:display-name="ListLabel 4416" style:family="text">
      <style:text-properties style:font-name-complex="OpenSymbol2" style:font-family-complex="OpenSymbol" style:font-family-generic-complex="system" style:font-pitch-complex="variable"/>
    </style:style>
    <style:style style:name="ListLabel_20_4417" style:display-name="ListLabel 4417" style:family="text">
      <style:text-properties style:font-name-complex="OpenSymbol2" style:font-family-complex="OpenSymbol" style:font-family-generic-complex="system" style:font-pitch-complex="variable"/>
    </style:style>
    <style:style style:name="ListLabel_20_4418" style:display-name="ListLabel 4418" style:family="text">
      <style:text-properties style:font-name-complex="OpenSymbol2" style:font-family-complex="OpenSymbol" style:font-family-generic-complex="system" style:font-pitch-complex="variable"/>
    </style:style>
    <style:style style:name="ListLabel_20_4419" style:display-name="ListLabel 4419" style:family="text">
      <style:text-properties style:font-name-complex="OpenSymbol2" style:font-family-complex="OpenSymbol" style:font-family-generic-complex="system" style:font-pitch-complex="variable"/>
    </style:style>
    <style:style style:name="ListLabel_20_4420" style:display-name="ListLabel 4420" style:family="text">
      <style:text-properties style:font-name-complex="OpenSymbol2" style:font-family-complex="OpenSymbol" style:font-family-generic-complex="system" style:font-pitch-complex="variable"/>
    </style:style>
    <style:style style:name="ListLabel_20_4421" style:display-name="ListLabel 4421" style:family="text">
      <style:text-properties style:font-name-complex="OpenSymbol2" style:font-family-complex="OpenSymbol" style:font-family-generic-complex="system" style:font-pitch-complex="variable"/>
    </style:style>
    <style:style style:name="ListLabel_20_4422" style:display-name="ListLabel 4422" style:family="text">
      <style:text-properties style:font-name-complex="OpenSymbol2" style:font-family-complex="OpenSymbol" style:font-family-generic-complex="system" style:font-pitch-complex="variable"/>
    </style:style>
    <style:style style:name="ListLabel_20_4423" style:display-name="ListLabel 4423" style:family="text">
      <style:text-properties style:font-name-complex="OpenSymbol2" style:font-family-complex="OpenSymbol" style:font-family-generic-complex="system" style:font-pitch-complex="variable"/>
    </style:style>
    <style:style style:name="ListLabel_20_4424" style:display-name="ListLabel 4424" style:family="text">
      <style:text-properties style:font-name-complex="OpenSymbol2" style:font-family-complex="OpenSymbol" style:font-family-generic-complex="system" style:font-pitch-complex="variable"/>
    </style:style>
    <style:style style:name="ListLabel_20_4425" style:display-name="ListLabel 4425" style:family="text">
      <style:text-properties style:font-name-complex="OpenSymbol2" style:font-family-complex="OpenSymbol" style:font-family-generic-complex="system" style:font-pitch-complex="variable"/>
    </style:style>
    <style:style style:name="ListLabel_20_4426" style:display-name="ListLabel 4426" style:family="text">
      <style:text-properties style:font-name-complex="OpenSymbol2" style:font-family-complex="OpenSymbol" style:font-family-generic-complex="system" style:font-pitch-complex="variable"/>
    </style:style>
    <style:style style:name="ListLabel_20_4427" style:display-name="ListLabel 4427" style:family="text">
      <style:text-properties style:font-name-complex="OpenSymbol2" style:font-family-complex="OpenSymbol" style:font-family-generic-complex="system" style:font-pitch-complex="variable"/>
    </style:style>
    <style:style style:name="ListLabel_20_4428" style:display-name="ListLabel 4428" style:family="text">
      <style:text-properties style:font-name-complex="OpenSymbol2" style:font-family-complex="OpenSymbol" style:font-family-generic-complex="system" style:font-pitch-complex="variable"/>
    </style:style>
    <style:style style:name="ListLabel_20_4429" style:display-name="ListLabel 4429" style:family="text">
      <style:text-properties style:font-name-complex="OpenSymbol2" style:font-family-complex="OpenSymbol" style:font-family-generic-complex="system" style:font-pitch-complex="variable"/>
    </style:style>
    <style:style style:name="ListLabel_20_4430" style:display-name="ListLabel 4430" style:family="text">
      <style:text-properties style:font-name-complex="OpenSymbol2" style:font-family-complex="OpenSymbol" style:font-family-generic-complex="system" style:font-pitch-complex="variable"/>
    </style:style>
    <style:style style:name="ListLabel_20_4431" style:display-name="ListLabel 4431" style:family="text">
      <style:text-properties style:font-name-complex="OpenSymbol2" style:font-family-complex="OpenSymbol" style:font-family-generic-complex="system" style:font-pitch-complex="variable"/>
    </style:style>
    <style:style style:name="ListLabel_20_4432" style:display-name="ListLabel 4432" style:family="text">
      <style:text-properties style:font-name-complex="OpenSymbol2" style:font-family-complex="OpenSymbol" style:font-family-generic-complex="system" style:font-pitch-complex="variable"/>
    </style:style>
    <style:style style:name="ListLabel_20_4433" style:display-name="ListLabel 4433" style:family="text">
      <style:text-properties style:font-name-complex="OpenSymbol2" style:font-family-complex="OpenSymbol" style:font-family-generic-complex="system" style:font-pitch-complex="variable"/>
    </style:style>
    <style:style style:name="ListLabel_20_4434" style:display-name="ListLabel 4434" style:family="text">
      <style:text-properties style:font-name-complex="OpenSymbol2" style:font-family-complex="OpenSymbol" style:font-family-generic-complex="system" style:font-pitch-complex="variable"/>
    </style:style>
    <style:style style:name="ListLabel_20_4435" style:display-name="ListLabel 4435" style:family="text">
      <style:text-properties fo:font-size="11pt" style:font-size-asian="11pt" style:font-name-complex="OpenSymbol2" style:font-family-complex="OpenSymbol" style:font-family-generic-complex="system" style:font-pitch-complex="variable"/>
    </style:style>
    <style:style style:name="ListLabel_20_4436" style:display-name="ListLabel 4436" style:family="text">
      <style:text-properties style:font-name-complex="OpenSymbol2" style:font-family-complex="OpenSymbol" style:font-family-generic-complex="system" style:font-pitch-complex="variable"/>
    </style:style>
    <style:style style:name="ListLabel_20_4437" style:display-name="ListLabel 4437" style:family="text">
      <style:text-properties style:font-name-complex="OpenSymbol2" style:font-family-complex="OpenSymbol" style:font-family-generic-complex="system" style:font-pitch-complex="variable"/>
    </style:style>
    <style:style style:name="ListLabel_20_4438" style:display-name="ListLabel 4438" style:family="text">
      <style:text-properties style:font-name-complex="OpenSymbol2" style:font-family-complex="OpenSymbol" style:font-family-generic-complex="system" style:font-pitch-complex="variable"/>
    </style:style>
    <style:style style:name="ListLabel_20_4439" style:display-name="ListLabel 4439" style:family="text">
      <style:text-properties style:font-name-complex="OpenSymbol2" style:font-family-complex="OpenSymbol" style:font-family-generic-complex="system" style:font-pitch-complex="variable"/>
    </style:style>
    <style:style style:name="ListLabel_20_4440" style:display-name="ListLabel 4440" style:family="text">
      <style:text-properties style:font-name-complex="OpenSymbol2" style:font-family-complex="OpenSymbol" style:font-family-generic-complex="system" style:font-pitch-complex="variable"/>
    </style:style>
    <style:style style:name="ListLabel_20_4441" style:display-name="ListLabel 4441" style:family="text">
      <style:text-properties style:font-name-complex="OpenSymbol2" style:font-family-complex="OpenSymbol" style:font-family-generic-complex="system" style:font-pitch-complex="variable"/>
    </style:style>
    <style:style style:name="ListLabel_20_4442" style:display-name="ListLabel 4442" style:family="text">
      <style:text-properties style:font-name-complex="OpenSymbol2" style:font-family-complex="OpenSymbol" style:font-family-generic-complex="system" style:font-pitch-complex="variable"/>
    </style:style>
    <style:style style:name="ListLabel_20_4443" style:display-name="ListLabel 4443" style:family="text">
      <style:text-properties style:font-name-complex="OpenSymbol2" style:font-family-complex="OpenSymbol" style:font-family-generic-complex="system" style:font-pitch-complex="variable"/>
    </style:style>
    <style:style style:name="ListLabel_20_4444" style:display-name="ListLabel 4444" style:family="text">
      <style:text-properties fo:font-size="11pt" style:font-size-asian="11pt" style:font-name-complex="OpenSymbol2" style:font-family-complex="OpenSymbol" style:font-family-generic-complex="system" style:font-pitch-complex="variable"/>
    </style:style>
    <style:style style:name="ListLabel_20_4445" style:display-name="ListLabel 4445" style:family="text">
      <style:text-properties style:font-name-complex="OpenSymbol2" style:font-family-complex="OpenSymbol" style:font-family-generic-complex="system" style:font-pitch-complex="variable"/>
    </style:style>
    <style:style style:name="ListLabel_20_4446" style:display-name="ListLabel 4446" style:family="text">
      <style:text-properties style:font-name-complex="OpenSymbol2" style:font-family-complex="OpenSymbol" style:font-family-generic-complex="system" style:font-pitch-complex="variable"/>
    </style:style>
    <style:style style:name="ListLabel_20_4447" style:display-name="ListLabel 4447" style:family="text">
      <style:text-properties style:font-name-complex="OpenSymbol2" style:font-family-complex="OpenSymbol" style:font-family-generic-complex="system" style:font-pitch-complex="variable"/>
    </style:style>
    <style:style style:name="ListLabel_20_4448" style:display-name="ListLabel 4448" style:family="text">
      <style:text-properties style:font-name-complex="OpenSymbol2" style:font-family-complex="OpenSymbol" style:font-family-generic-complex="system" style:font-pitch-complex="variable"/>
    </style:style>
    <style:style style:name="ListLabel_20_4449" style:display-name="ListLabel 4449" style:family="text">
      <style:text-properties style:font-name-complex="OpenSymbol2" style:font-family-complex="OpenSymbol" style:font-family-generic-complex="system" style:font-pitch-complex="variable"/>
    </style:style>
    <style:style style:name="ListLabel_20_4450" style:display-name="ListLabel 4450" style:family="text">
      <style:text-properties style:font-name-complex="OpenSymbol2" style:font-family-complex="OpenSymbol" style:font-family-generic-complex="system" style:font-pitch-complex="variable"/>
    </style:style>
    <style:style style:name="ListLabel_20_4451" style:display-name="ListLabel 4451" style:family="text">
      <style:text-properties style:font-name-complex="OpenSymbol2" style:font-family-complex="OpenSymbol" style:font-family-generic-complex="system" style:font-pitch-complex="variable"/>
    </style:style>
    <style:style style:name="ListLabel_20_4452" style:display-name="ListLabel 4452" style:family="text">
      <style:text-properties style:font-name-complex="OpenSymbol2" style:font-family-complex="OpenSymbol" style:font-family-generic-complex="system" style:font-pitch-complex="variable"/>
    </style:style>
    <style:style style:name="ListLabel_20_4453" style:display-name="ListLabel 4453" style:family="text">
      <style:text-properties fo:font-size="11pt" fo:font-weight="normal" style:font-size-asian="11pt" style:font-weight-asian="normal" style:font-name-complex="OpenSymbol2" style:font-family-complex="OpenSymbol" style:font-family-generic-complex="system" style:font-pitch-complex="variable"/>
    </style:style>
    <style:style style:name="ListLabel_20_4454" style:display-name="ListLabel 4454" style:family="text">
      <style:text-properties style:font-name-complex="OpenSymbol2" style:font-family-complex="OpenSymbol" style:font-family-generic-complex="system" style:font-pitch-complex="variable"/>
    </style:style>
    <style:style style:name="ListLabel_20_4455" style:display-name="ListLabel 4455" style:family="text">
      <style:text-properties style:font-name-complex="OpenSymbol2" style:font-family-complex="OpenSymbol" style:font-family-generic-complex="system" style:font-pitch-complex="variable"/>
    </style:style>
    <style:style style:name="ListLabel_20_4456" style:display-name="ListLabel 4456" style:family="text">
      <style:text-properties style:font-name-complex="OpenSymbol2" style:font-family-complex="OpenSymbol" style:font-family-generic-complex="system" style:font-pitch-complex="variable"/>
    </style:style>
    <style:style style:name="ListLabel_20_4457" style:display-name="ListLabel 4457" style:family="text">
      <style:text-properties style:font-name-complex="OpenSymbol2" style:font-family-complex="OpenSymbol" style:font-family-generic-complex="system" style:font-pitch-complex="variable"/>
    </style:style>
    <style:style style:name="ListLabel_20_4458" style:display-name="ListLabel 4458" style:family="text">
      <style:text-properties style:font-name-complex="OpenSymbol2" style:font-family-complex="OpenSymbol" style:font-family-generic-complex="system" style:font-pitch-complex="variable"/>
    </style:style>
    <style:style style:name="ListLabel_20_4459" style:display-name="ListLabel 4459" style:family="text">
      <style:text-properties style:font-name-complex="OpenSymbol2" style:font-family-complex="OpenSymbol" style:font-family-generic-complex="system" style:font-pitch-complex="variable"/>
    </style:style>
    <style:style style:name="ListLabel_20_4460" style:display-name="ListLabel 4460" style:family="text">
      <style:text-properties style:font-name-complex="OpenSymbol2" style:font-family-complex="OpenSymbol" style:font-family-generic-complex="system" style:font-pitch-complex="variable"/>
    </style:style>
    <style:style style:name="ListLabel_20_4461" style:display-name="ListLabel 4461" style:family="text">
      <style:text-properties style:font-name-complex="OpenSymbol2" style:font-family-complex="OpenSymbol" style:font-family-generic-complex="system" style:font-pitch-complex="variable"/>
    </style:style>
    <style:style style:name="ListLabel_20_4462" style:display-name="ListLabel 4462" style:family="text">
      <style:text-properties style:font-name-complex="OpenSymbol2" style:font-family-complex="OpenSymbol" style:font-family-generic-complex="system" style:font-pitch-complex="variable"/>
    </style:style>
    <style:style style:name="ListLabel_20_4463" style:display-name="ListLabel 4463" style:family="text">
      <style:text-properties style:font-name-complex="OpenSymbol2" style:font-family-complex="OpenSymbol" style:font-family-generic-complex="system" style:font-pitch-complex="variable"/>
    </style:style>
    <style:style style:name="ListLabel_20_4464" style:display-name="ListLabel 4464" style:family="text">
      <style:text-properties style:font-name-complex="OpenSymbol2" style:font-family-complex="OpenSymbol" style:font-family-generic-complex="system" style:font-pitch-complex="variable"/>
    </style:style>
    <style:style style:name="ListLabel_20_4465" style:display-name="ListLabel 4465" style:family="text">
      <style:text-properties style:font-name-complex="OpenSymbol2" style:font-family-complex="OpenSymbol" style:font-family-generic-complex="system" style:font-pitch-complex="variable"/>
    </style:style>
    <style:style style:name="ListLabel_20_4466" style:display-name="ListLabel 4466" style:family="text">
      <style:text-properties style:font-name-complex="OpenSymbol2" style:font-family-complex="OpenSymbol" style:font-family-generic-complex="system" style:font-pitch-complex="variable"/>
    </style:style>
    <style:style style:name="ListLabel_20_4467" style:display-name="ListLabel 4467" style:family="text">
      <style:text-properties style:font-name-complex="OpenSymbol2" style:font-family-complex="OpenSymbol" style:font-family-generic-complex="system" style:font-pitch-complex="variable"/>
    </style:style>
    <style:style style:name="ListLabel_20_4468" style:display-name="ListLabel 4468" style:family="text">
      <style:text-properties style:font-name-complex="OpenSymbol2" style:font-family-complex="OpenSymbol" style:font-family-generic-complex="system" style:font-pitch-complex="variable"/>
    </style:style>
    <style:style style:name="ListLabel_20_4469" style:display-name="ListLabel 4469" style:family="text">
      <style:text-properties style:font-name-complex="OpenSymbol2" style:font-family-complex="OpenSymbol" style:font-family-generic-complex="system" style:font-pitch-complex="variable"/>
    </style:style>
    <style:style style:name="ListLabel_20_4470" style:display-name="ListLabel 4470" style:family="text">
      <style:text-properties style:font-name-complex="OpenSymbol2" style:font-family-complex="OpenSymbol" style:font-family-generic-complex="system" style:font-pitch-complex="variable"/>
    </style:style>
    <style:style style:name="ListLabel_20_4471" style:display-name="ListLabel 4471" style:family="text">
      <style:text-properties style:font-name-complex="OpenSymbol2" style:font-family-complex="OpenSymbol" style:font-family-generic-complex="system" style:font-pitch-complex="variable"/>
    </style:style>
    <style:style style:name="ListLabel_20_4472" style:display-name="ListLabel 4472" style:family="text">
      <style:text-properties style:font-name-complex="OpenSymbol2" style:font-family-complex="OpenSymbol" style:font-family-generic-complex="system" style:font-pitch-complex="variable"/>
    </style:style>
    <style:style style:name="ListLabel_20_4473" style:display-name="ListLabel 4473" style:family="text">
      <style:text-properties style:font-name-complex="OpenSymbol2" style:font-family-complex="OpenSymbol" style:font-family-generic-complex="system" style:font-pitch-complex="variable"/>
    </style:style>
    <style:style style:name="ListLabel_20_4474" style:display-name="ListLabel 4474" style:family="text">
      <style:text-properties style:font-name-complex="OpenSymbol2" style:font-family-complex="OpenSymbol" style:font-family-generic-complex="system" style:font-pitch-complex="variable"/>
    </style:style>
    <style:style style:name="ListLabel_20_4475" style:display-name="ListLabel 4475" style:family="text">
      <style:text-properties style:font-name-complex="OpenSymbol2" style:font-family-complex="OpenSymbol" style:font-family-generic-complex="system" style:font-pitch-complex="variable"/>
    </style:style>
    <style:style style:name="ListLabel_20_4476" style:display-name="ListLabel 4476" style:family="text">
      <style:text-properties style:font-name-complex="OpenSymbol2" style:font-family-complex="OpenSymbol" style:font-family-generic-complex="system" style:font-pitch-complex="variable"/>
    </style:style>
    <style:style style:name="ListLabel_20_4477" style:display-name="ListLabel 4477" style:family="text">
      <style:text-properties style:font-name-complex="OpenSymbol2" style:font-family-complex="OpenSymbol" style:font-family-generic-complex="system" style:font-pitch-complex="variable"/>
    </style:style>
    <style:style style:name="ListLabel_20_4478" style:display-name="ListLabel 4478" style:family="text">
      <style:text-properties style:font-name-complex="OpenSymbol2" style:font-family-complex="OpenSymbol" style:font-family-generic-complex="system" style:font-pitch-complex="variable"/>
    </style:style>
    <style:style style:name="ListLabel_20_4479" style:display-name="ListLabel 4479" style:family="text">
      <style:text-properties style:font-name-complex="OpenSymbol2" style:font-family-complex="OpenSymbol" style:font-family-generic-complex="system" style:font-pitch-complex="variable"/>
    </style:style>
    <style:style style:name="ListLabel_20_4480" style:display-name="ListLabel 4480" style:family="text">
      <style:text-properties style:font-name-complex="OpenSymbol2" style:font-family-complex="OpenSymbol" style:font-family-generic-complex="system" style:font-pitch-complex="variable"/>
    </style:style>
    <style:style style:name="ListLabel_20_4481" style:display-name="ListLabel 4481" style:family="text">
      <style:text-properties style:font-name-complex="OpenSymbol2" style:font-family-complex="OpenSymbol" style:font-family-generic-complex="system" style:font-pitch-complex="variable"/>
    </style:style>
    <style:style style:name="ListLabel_20_4482" style:display-name="ListLabel 4482" style:family="text">
      <style:text-properties style:font-name-complex="OpenSymbol2" style:font-family-complex="OpenSymbol" style:font-family-generic-complex="system" style:font-pitch-complex="variable"/>
    </style:style>
    <style:style style:name="ListLabel_20_4483" style:display-name="ListLabel 4483" style:family="text">
      <style:text-properties style:font-name-complex="OpenSymbol2" style:font-family-complex="OpenSymbol" style:font-family-generic-complex="system" style:font-pitch-complex="variable"/>
    </style:style>
    <style:style style:name="ListLabel_20_4484" style:display-name="ListLabel 4484" style:family="text">
      <style:text-properties style:font-name-complex="OpenSymbol2" style:font-family-complex="OpenSymbol" style:font-family-generic-complex="system" style:font-pitch-complex="variable"/>
    </style:style>
    <style:style style:name="ListLabel_20_4485" style:display-name="ListLabel 4485" style:family="text">
      <style:text-properties style:font-name-complex="OpenSymbol2" style:font-family-complex="OpenSymbol" style:font-family-generic-complex="system" style:font-pitch-complex="variable"/>
    </style:style>
    <style:style style:name="ListLabel_20_4486" style:display-name="ListLabel 4486" style:family="text">
      <style:text-properties style:font-name-complex="OpenSymbol2" style:font-family-complex="OpenSymbol" style:font-family-generic-complex="system" style:font-pitch-complex="variable"/>
    </style:style>
    <style:style style:name="ListLabel_20_4487" style:display-name="ListLabel 4487" style:family="text">
      <style:text-properties style:font-name-complex="OpenSymbol2" style:font-family-complex="OpenSymbol" style:font-family-generic-complex="system" style:font-pitch-complex="variable"/>
    </style:style>
    <style:style style:name="ListLabel_20_4488" style:display-name="ListLabel 4488" style:family="text">
      <style:text-properties style:font-name-complex="OpenSymbol2" style:font-family-complex="OpenSymbol" style:font-family-generic-complex="system" style:font-pitch-complex="variable"/>
    </style:style>
    <style:style style:name="ListLabel_20_4489" style:display-name="ListLabel 4489" style:family="text">
      <style:text-properties style:font-name="Courier New" fo:font-family="'Courier New'" style:font-family-generic="roman" style:font-pitch="variable" fo:font-size="10pt" style:font-size-asian="10pt" style:font-size-complex="10pt"/>
    </style:style>
    <style:style style:name="ListLabel_20_4490" style:display-name="ListLabel 4490" style:family="text">
      <style:text-properties style:font-name="Courier New" fo:font-family="'Courier New'" style:font-family-generic="roman" style:font-pitch="variable" fo:font-size="10pt" style:font-size-asian="10pt" style:font-size-complex="10pt"/>
    </style:style>
    <style:style style:name="ListLabel_20_4491" style:display-name="ListLabel 4491" style:family="text"/>
    <style:style style:name="ListLabel_20_4492" style:display-name="ListLabel 4492" style:family="text">
      <style:text-properties fo:font-weight="normal" style:font-weight-asian="normal" style:font-weight-complex="normal"/>
    </style:style>
    <style:style style:name="Index_20_Link" style:display-name="Index Link"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06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06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06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6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07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07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07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07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07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07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07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07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7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07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08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08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08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08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084" style:num-suffix="" text:bullet-char="">
        <style:list-level-properties text:list-level-position-and-space-mode="label-alignment">
          <style:list-level-label-alignment text:label-followed-by="listtab" text:list-tab-stop-position="1.381cm" fo:text-indent="-0.635cm" fo:margin-left="1.381cm"/>
        </style:list-level-properties>
        <style:text-properties style:font-name="Symbol"/>
      </text:list-level-style-bullet>
      <text:list-level-style-bullet text:level="2" text:style-name="ListLabel_20_4085" style:num-suffix="◦" text:bullet-char="◦">
        <style:list-level-properties text:list-level-position-and-space-mode="label-alignment">
          <style:list-level-label-alignment text:label-followed-by="listtab" text:list-tab-stop-position="2.016cm" fo:text-indent="-0.635cm" fo:margin-left="2.016cm"/>
        </style:list-level-properties>
        <style:text-properties style:font-name="OpenSymbol1"/>
      </text:list-level-style-bullet>
      <text:list-level-style-bullet text:level="3" text:style-name="ListLabel_20_4086" style:num-suffix="▪" text:bullet-char="▪">
        <style:list-level-properties text:list-level-position-and-space-mode="label-alignment">
          <style:list-level-label-alignment text:label-followed-by="listtab" text:list-tab-stop-position="2.651cm" fo:text-indent="-0.635cm" fo:margin-left="2.651cm"/>
        </style:list-level-properties>
        <style:text-properties style:font-name="OpenSymbol1"/>
      </text:list-level-style-bullet>
      <text:list-level-style-bullet text:level="4" text:style-name="ListLabel_20_4087" style:num-suffix="" text:bullet-char="">
        <style:list-level-properties text:list-level-position-and-space-mode="label-alignment">
          <style:list-level-label-alignment text:label-followed-by="listtab" text:list-tab-stop-position="3.286cm" fo:text-indent="-0.635cm" fo:margin-left="3.286cm"/>
        </style:list-level-properties>
        <style:text-properties style:font-name="Symbol"/>
      </text:list-level-style-bullet>
      <text:list-level-style-bullet text:level="5" text:style-name="ListLabel_20_4088" style:num-suffix="◦" text:bullet-char="◦">
        <style:list-level-properties text:list-level-position-and-space-mode="label-alignment">
          <style:list-level-label-alignment text:label-followed-by="listtab" text:list-tab-stop-position="3.921cm" fo:text-indent="-0.635cm" fo:margin-left="3.921cm"/>
        </style:list-level-properties>
        <style:text-properties style:font-name="OpenSymbol1"/>
      </text:list-level-style-bullet>
      <text:list-level-style-bullet text:level="6" text:style-name="ListLabel_20_4089" style:num-suffix="▪" text:bullet-char="▪">
        <style:list-level-properties text:list-level-position-and-space-mode="label-alignment">
          <style:list-level-label-alignment text:label-followed-by="listtab" text:list-tab-stop-position="4.556cm" fo:text-indent="-0.635cm" fo:margin-left="4.556cm"/>
        </style:list-level-properties>
        <style:text-properties style:font-name="OpenSymbol1"/>
      </text:list-level-style-bullet>
      <text:list-level-style-bullet text:level="7" text:style-name="ListLabel_20_4090" style:num-suffix="" text:bullet-char="">
        <style:list-level-properties text:list-level-position-and-space-mode="label-alignment">
          <style:list-level-label-alignment text:label-followed-by="listtab" text:list-tab-stop-position="5.191cm" fo:text-indent="-0.635cm" fo:margin-left="5.191cm"/>
        </style:list-level-properties>
        <style:text-properties style:font-name="Symbol"/>
      </text:list-level-style-bullet>
      <text:list-level-style-bullet text:level="8" text:style-name="ListLabel_20_4091" style:num-suffix="◦" text:bullet-char="◦">
        <style:list-level-properties text:list-level-position-and-space-mode="label-alignment">
          <style:list-level-label-alignment text:label-followed-by="listtab" text:list-tab-stop-position="5.826cm" fo:text-indent="-0.635cm" fo:margin-left="5.826cm"/>
        </style:list-level-properties>
        <style:text-properties style:font-name="OpenSymbol1"/>
      </text:list-level-style-bullet>
      <text:list-level-style-bullet text:level="9" text:style-name="ListLabel_20_4092" style:num-suffix="▪" text:bullet-char="▪">
        <style:list-level-properties text:list-level-position-and-space-mode="label-alignment">
          <style:list-level-label-alignment text:label-followed-by="listtab" text:list-tab-stop-position="6.461cm" fo:text-indent="-0.635cm" fo:margin-left="6.46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09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09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09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9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09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09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09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10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10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10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10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10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10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0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10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10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10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11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11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11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1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1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11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11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11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11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12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12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12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1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12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1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1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12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12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1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13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13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3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13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13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13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13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13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13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14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14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4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14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14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14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14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14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148"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4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15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5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5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15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154"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5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15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157"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5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15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6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6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16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163"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6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16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16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6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16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69"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7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17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172"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7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17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175"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7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17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78"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79"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18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18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8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418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184"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8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18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87"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88"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18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19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9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19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19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19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19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9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19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19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19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20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0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202"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20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0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205"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20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0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08"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20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42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21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21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1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214"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21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1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17"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21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2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2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2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2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2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2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2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2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2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2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2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2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2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2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2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3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238"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23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4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24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24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4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44"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24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2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24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24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2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5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2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25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25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42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25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25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25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25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6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2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26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26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42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26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26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26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2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6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27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27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27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42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27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27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27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2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7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2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28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28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428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28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28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28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28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8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2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28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29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42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2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29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29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2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9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2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29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2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430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30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30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30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30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30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0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30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30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430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31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3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3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3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3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31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3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431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31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3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32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32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32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2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32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32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43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32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32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33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33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33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3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33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3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433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33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33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33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34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34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4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34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34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434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34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34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34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34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35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5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35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35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435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35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35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35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35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35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6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36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36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436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36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36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36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36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36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6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37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37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437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37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37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37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37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37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7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37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38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438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38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38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38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38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38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8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38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38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439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39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39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39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39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39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9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39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39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439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40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40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40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40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40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40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0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40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440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40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41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41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4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4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4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1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41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441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41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41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42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4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42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4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42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442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4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42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42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4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43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43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3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43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443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43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43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43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4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44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44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4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44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444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44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44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44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4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44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45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5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45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45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45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45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45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45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45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45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6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46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46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46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46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46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46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46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46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6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47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47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47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47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47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47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47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47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7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47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48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48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48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48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48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48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48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8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48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45cm" fo:margin-left="0cm" fo:margin-right="0cm" fo:margin-bottom="0.847cm" style:dynamic-spacing="true"/>
      </style:header-style>
      <style:footer-style>
        <style:header-footer-properties fo:min-height="0.945cm" fo:margin-left="0cm" fo:margin-right="0cm" fo:margin-top="0.847cm"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5T18:29:00</meta:creation-date>
    <meta:initial-creator>Дмитрий</meta:initial-creator>
    <dc:language>ru-RU</dc:language>
    <dc:date>2019-05-15T22:54:05.134452992</dc:date>
    <meta:editing-cycles>4153</meta:editing-cycles>
    <meta:editing-duration>P25DT15M13S</meta:editing-duration>
    <meta:generator>LibreOffice/6.0.7.3$Linux_X86_64 LibreOffice_project/00m0$Build-3</meta:generator>
    <meta:document-statistic meta:table-count="0" meta:image-count="0" meta:object-count="0" meta:page-count="163" meta:paragraph-count="4642" meta:word-count="55910" meta:character-count="422753" meta:non-whitespace-character-count="366665"/>
    <meta:user-defined meta:name="AppVersion">12.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